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Lohit Devanagari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42cm" fo:margin-bottom="0.499cm" style:contextual-spacing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>
        <style:tab-stops>
          <style:tab-stop style:position="5.743cm"/>
          <style:tab-stop style:position="7.514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038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387cm"/>
          <style:tab-stop style:position="7.551cm"/>
        </style:tab-stops>
      </style:paragraph-properties>
    </style:style>
    <style:style style:name="P8" style:family="paragraph" style:parent-style-name="Standard">
      <style:paragraph-properties fo:margin-left="0cm" fo:margin-right="0cm" fo:text-indent="0.635cm" style:auto-text-indent="false"/>
    </style:style>
    <style:style style:name="P9" style:family="paragraph" style:parent-style-name="Standard">
      <style:paragraph-properties fo:margin-left="0cm" fo:margin-right="0cm" fo:text-indent="0.635cm" style:auto-text-indent="false">
        <style:tab-stops>
          <style:tab-stop style:position="6.946cm"/>
        </style:tab-stops>
      </style:paragraph-properties>
    </style:style>
    <style:style style:name="P10" style:family="paragraph" style:parent-style-name="Standard">
      <style:paragraph-properties fo:margin-left="0cm" fo:margin-right="0cm" fo:text-indent="0.635cm" style:auto-text-indent="false">
        <style:tab-stops>
          <style:tab-stop style:position="5.339cm"/>
        </style:tab-stops>
      </style:paragraph-properties>
    </style:style>
    <style:style style:name="P11" style:family="paragraph" style:parent-style-name="Standard">
      <style:paragraph-properties fo:margin-left="0cm" fo:margin-right="0cm" fo:text-indent="0.635cm" style:auto-text-indent="false">
        <style:tab-stops>
          <style:tab-stop style:position="5.085cm"/>
          <style:tab-stop style:position="7.389cm"/>
        </style:tab-stops>
      </style:paragraph-properties>
    </style:style>
    <style:style style:name="P12" style:family="paragraph" style:parent-style-name="Standard">
      <style:paragraph-properties fo:margin-left="0cm" fo:margin-right="0cm" fo:text-indent="0.635cm" style:auto-text-indent="false">
        <style:tab-stops>
          <style:tab-stop style:position="8.1cm"/>
        </style:tab-stops>
      </style:paragraph-properties>
    </style:style>
    <style:style style:name="P13" style:family="paragraph" style:parent-style-name="Standard">
      <style:paragraph-properties fo:margin-left="0cm" fo:margin-right="0cm" fo:text-indent="0.635cm" style:auto-text-indent="false">
        <style:tab-stops>
          <style:tab-stop style:position="1.692cm" style:leader-style="dotted" style:leader-text="."/>
          <style:tab-stop style:position="4.157cm"/>
        </style:tab-stops>
      </style:paragraph-properties>
    </style:style>
    <style:style style:name="P14" style:family="paragraph" style:parent-style-name="Standard">
      <style:paragraph-properties fo:margin-left="0cm" fo:margin-right="0cm" fo:text-indent="0.635cm" style:auto-text-indent="false">
        <style:tab-stops>
          <style:tab-stop style:position="3.179cm"/>
          <style:tab-stop style:position="4.538cm"/>
        </style:tab-stops>
      </style:paragraph-properties>
    </style:style>
    <style:style style:name="P15" style:family="paragraph" style:parent-style-name="Standard">
      <style:paragraph-properties fo:margin-left="0cm" fo:margin-right="0cm" fo:text-indent="0.635cm" style:auto-text-indent="false">
        <style:tab-stops>
          <style:tab-stop style:position="7.8cm"/>
        </style:tab-stops>
      </style:paragraph-properties>
    </style:style>
    <style:style style:name="P16" style:family="paragraph" style:parent-style-name="Standard">
      <style:paragraph-properties fo:margin-left="0cm" fo:margin-right="0cm" fo:text-indent="0.635cm" style:auto-text-indent="false">
        <style:tab-stops>
          <style:tab-stop style:position="5.99cm"/>
          <style:tab-stop style:position="6.692cm"/>
          <style:tab-stop style:position="7.883cm"/>
        </style:tab-stops>
      </style:paragraph-properties>
    </style:style>
    <style:style style:name="P17" style:family="paragraph" style:parent-style-name="Standard">
      <style:paragraph-properties fo:margin-left="0cm" fo:margin-right="0cm" fo:text-indent="0.635cm" style:auto-text-indent="false">
        <style:tab-stops>
          <style:tab-stop style:position="5.563cm"/>
          <style:tab-stop style:position="6.692cm"/>
          <style:tab-stop style:position="7.341cm"/>
          <style:tab-stop style:position="8.902cm" style:leader-style="dotted" style:leader-text="."/>
          <style:tab-stop style:position="9.13cm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cm" fo:margin-right="0cm" fo:text-indent="0.635cm" style:auto-text-indent="false" fo:break-before="page"/>
    </style:style>
    <style:style style:name="P19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4.905cm"/>
        </style:tab-stops>
      </style:paragraph-properties>
    </style:style>
    <style:style style:name="P20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2.644cm" style:leader-style="solid" style:leader-text="-"/>
          <style:tab-stop style:position="3.57cm" style:leader-style="solid" style:leader-text="-"/>
          <style:tab-stop style:position="3.826cm" style:leader-style="solid" style:leader-text="-"/>
          <style:tab-stop style:position="4.186cm"/>
          <style:tab-stop style:position="6.332cm"/>
        </style:tab-stops>
      </style:paragraph-properties>
    </style:style>
    <style:style style:name="P21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5.847cm"/>
        </style:tab-stops>
      </style:paragraph-properties>
    </style:style>
    <style:style style:name="P22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5.687cm"/>
        </style:tab-stops>
      </style:paragraph-properties>
    </style:style>
    <style:style style:name="P23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8.765cm"/>
        </style:tab-stops>
      </style:paragraph-properties>
    </style:style>
    <style:style style:name="P24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3.814cm"/>
        </style:tab-stops>
      </style:paragraph-properties>
    </style:style>
    <style:style style:name="P25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7.62cm"/>
          <style:tab-stop style:position="8.948cm"/>
        </style:tab-stops>
      </style:paragraph-properties>
    </style:style>
    <style:style style:name="P26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2.57cm"/>
          <style:tab-stop style:position="3.53cm"/>
          <style:tab-stop style:position="4.808cm"/>
          <style:tab-stop style:position="5.258cm"/>
          <style:tab-stop style:position="7.684cm"/>
        </style:tab-stops>
      </style:paragraph-properties>
    </style:style>
    <style:style style:name="P27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2.498cm"/>
          <style:tab-stop style:position="4.856cm"/>
          <style:tab-stop style:position="6.249cm"/>
          <style:tab-stop style:position="7.2cm"/>
          <style:tab-stop style:position="7.602cm"/>
          <style:tab-stop style:position="8.225cm"/>
        </style:tab-stops>
      </style:paragraph-properties>
    </style:style>
    <style:style style:name="P28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2.127cm"/>
          <style:tab-stop style:position="3.004cm"/>
          <style:tab-stop style:position="4.487cm"/>
          <style:tab-stop style:position="5.51cm"/>
          <style:tab-stop style:position="6.068cm"/>
          <style:tab-stop style:position="6.502cm"/>
          <style:tab-stop style:position="7.412cm"/>
        </style:tab-stops>
      </style:paragraph-properties>
    </style:style>
    <style:style style:name="P29" style:family="paragraph" style:parent-style-name="Standard">
      <style:paragraph-properties fo:margin-left="0cm" fo:margin-right="0cm" fo:text-indent="0.635cm" style:auto-text-indent="false" fo:break-before="page">
        <style:tab-stops>
          <style:tab-stop style:position="2.304cm"/>
          <style:tab-stop style:position="5.653cm"/>
          <style:tab-stop style:position="6.318cm"/>
          <style:tab-stop style:position="6.997cm"/>
        </style:tab-stops>
      </style:paragraph-properties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break-before="page">
        <style:tab-stops>
          <style:tab-stop style:position="4.727cm"/>
          <style:tab-stop style:position="6.638cm"/>
        </style:tab-stops>
      </style:paragraph-properties>
    </style:style>
    <style:style style:name="P32" style:family="paragraph" style:parent-style-name="Standard">
      <style:paragraph-properties fo:break-before="page">
        <style:tab-stops>
          <style:tab-stop style:position="5.154cm"/>
        </style:tab-stops>
      </style:paragraph-properties>
    </style:style>
    <style:style style:name="P33" style:family="paragraph" style:parent-style-name="Standard">
      <style:paragraph-properties fo:break-before="page">
        <style:tab-stops>
          <style:tab-stop style:position="7.645cm"/>
        </style:tab-stops>
      </style:paragraph-properties>
    </style:style>
    <style:style style:name="P34" style:family="paragraph" style:parent-style-name="Standard">
      <style:paragraph-properties fo:break-before="page">
        <style:tab-stops>
          <style:tab-stop style:position="5.948cm"/>
          <style:tab-stop style:position="7.939cm"/>
        </style:tab-stops>
      </style:paragraph-properties>
    </style:style>
    <style:style style:name="P35" style:family="paragraph" style:parent-style-name="Standard">
      <style:paragraph-properties fo:break-before="page">
        <style:tab-stops>
          <style:tab-stop style:position="4.163cm"/>
          <style:tab-stop style:position="4.835cm"/>
        </style:tab-stops>
      </style:paragraph-properties>
    </style:style>
    <style:style style:name="P36" style:family="paragraph" style:parent-style-name="Standard">
      <style:paragraph-properties fo:break-before="page">
        <style:tab-stops>
          <style:tab-stop style:position="3.392cm"/>
        </style:tab-stops>
      </style:paragraph-properties>
    </style:style>
    <style:style style:name="P37" style:family="paragraph" style:parent-style-name="Standard">
      <style:paragraph-properties fo:break-before="page">
        <style:tab-stops>
          <style:tab-stop style:position="6.555cm"/>
        </style:tab-stops>
      </style:paragraph-properties>
    </style:style>
    <style:style style:name="P38" style:family="paragraph" style:parent-style-name="Standard">
      <style:paragraph-properties fo:break-before="page">
        <style:tab-stops>
          <style:tab-stop style:position="8.809cm"/>
        </style:tab-stops>
      </style:paragraph-properties>
    </style:style>
    <style:style style:name="P39" style:family="paragraph" style:parent-style-name="Standard">
      <style:paragraph-properties fo:break-before="page">
        <style:tab-stops>
          <style:tab-stop style:position="5.547cm"/>
        </style:tab-stops>
      </style:paragraph-properties>
    </style:style>
    <style:style style:name="P40" style:family="paragraph" style:parent-style-name="Standard">
      <style:paragraph-properties fo:break-before="page">
        <style:tab-stops>
          <style:tab-stop style:position="0.524cm"/>
          <style:tab-stop style:position="1.762cm"/>
          <style:tab-stop style:position="2.425cm"/>
          <style:tab-stop style:position="4.538cm"/>
        </style:tab-stops>
      </style:paragraph-properties>
    </style:style>
    <style:style style:name="P41" style:family="paragraph" style:parent-style-name="Standard">
      <style:paragraph-properties fo:break-before="page">
        <style:tab-stops>
          <style:tab-stop style:position="6.973cm"/>
          <style:tab-stop style:position="8.497cm" style:leader-style="dotted" style:leader-text="."/>
        </style:tab-stops>
      </style:paragraph-properties>
    </style:style>
    <style:style style:name="P42" style:family="paragraph" style:parent-style-name="Standard">
      <style:paragraph-properties fo:break-before="page">
        <style:tab-stops>
          <style:tab-stop style:position="5.269cm"/>
          <style:tab-stop style:position="7.53cm"/>
        </style:tab-stops>
      </style:paragraph-properties>
    </style:style>
    <style:style style:name="P43" style:family="paragraph" style:parent-style-name="Standard">
      <style:paragraph-properties fo:break-before="page">
        <style:tab-stops>
          <style:tab-stop style:position="5.572cm"/>
          <style:tab-stop style:position="8.119cm"/>
        </style:tab-stops>
      </style:paragraph-properties>
    </style:style>
    <style:style style:name="P44" style:family="paragraph" style:parent-style-name="Standard">
      <style:paragraph-properties fo:break-before="page">
        <style:tab-stops>
          <style:tab-stop style:position="6.219cm"/>
        </style:tab-stops>
      </style:paragraph-properties>
    </style:style>
    <style:style style:name="P45" style:family="paragraph" style:parent-style-name="Standard">
      <style:paragraph-properties fo:break-before="page">
        <style:tab-stops>
          <style:tab-stop style:position="8.578cm"/>
        </style:tab-stops>
      </style:paragraph-properties>
    </style:style>
    <style:style style:name="P46" style:family="paragraph" style:parent-style-name="Standard">
      <style:paragraph-properties fo:break-before="page">
        <style:tab-stops>
          <style:tab-stop style:position="5.055cm"/>
          <style:tab-stop style:position="5.833cm"/>
          <style:tab-stop style:position="8.292cm"/>
        </style:tab-stops>
      </style:paragraph-properties>
    </style:style>
    <style:style style:name="P47" style:family="paragraph" style:parent-style-name="Standard">
      <style:paragraph-properties fo:break-before="page">
        <style:tab-stops>
          <style:tab-stop style:position="3.089cm"/>
          <style:tab-stop style:position="4.777cm"/>
        </style:tab-stops>
      </style:paragraph-properties>
    </style:style>
    <style:style style:name="P48" style:family="paragraph" style:parent-style-name="Standard">
      <style:paragraph-properties fo:break-before="page">
        <style:tab-stops>
          <style:tab-stop style:position="7.35cm"/>
        </style:tab-stops>
      </style:paragraph-properties>
    </style:style>
    <style:style style:name="P49" style:family="paragraph" style:parent-style-name="Standard">
      <style:paragraph-properties fo:break-before="page">
        <style:tab-stops>
          <style:tab-stop style:position="2.334cm"/>
          <style:tab-stop style:position="3.023cm"/>
          <style:tab-stop style:position="6.669cm"/>
          <style:tab-stop style:position="7.357cm"/>
        </style:tab-stops>
      </style:paragraph-properties>
    </style:style>
    <style:style style:name="P50" style:family="paragraph" style:parent-style-name="Standard">
      <style:paragraph-properties fo:break-before="page">
        <style:tab-stops>
          <style:tab-stop style:position="4.86cm"/>
          <style:tab-stop style:position="7.211cm"/>
        </style:tab-stops>
      </style:paragraph-properties>
    </style:style>
    <style:style style:name="P51" style:family="paragraph" style:parent-style-name="Standard">
      <style:paragraph-properties fo:break-before="page">
        <style:tab-stops>
          <style:tab-stop style:position="6.202cm"/>
        </style:tab-stops>
      </style:paragraph-properties>
    </style:style>
    <style:style style:name="P52" style:family="paragraph" style:parent-style-name="Standard">
      <style:paragraph-properties fo:break-before="page">
        <style:tab-stops>
          <style:tab-stop style:position="2.785cm"/>
          <style:tab-stop style:position="4.703cm"/>
        </style:tab-stops>
      </style:paragraph-properties>
    </style:style>
    <style:style style:name="P53" style:family="paragraph" style:parent-style-name="Standard">
      <style:paragraph-properties fo:break-before="page">
        <style:tab-stops>
          <style:tab-stop style:position="4.646cm"/>
          <style:tab-stop style:position="7.211cm"/>
        </style:tab-stops>
      </style:paragraph-properties>
    </style:style>
    <style:style style:name="P54" style:family="paragraph" style:parent-style-name="Standard">
      <style:paragraph-properties fo:break-before="page">
        <style:tab-stops>
          <style:tab-stop style:position="6.057cm"/>
        </style:tab-stops>
      </style:paragraph-properties>
    </style:style>
    <style:style style:name="P55" style:family="paragraph" style:parent-style-name="Standard">
      <style:paragraph-properties fo:break-before="page">
        <style:tab-stops>
          <style:tab-stop style:position="3.367cm"/>
          <style:tab-stop style:position="8.022cm"/>
        </style:tab-stops>
      </style:paragraph-properties>
    </style:style>
    <style:style style:name="P56" style:family="paragraph" style:parent-style-name="Standard">
      <style:paragraph-properties fo:break-before="page">
        <style:tab-stops>
          <style:tab-stop style:position="6.89cm"/>
          <style:tab-stop style:position="7.858cm"/>
        </style:tab-stops>
      </style:paragraph-properties>
    </style:style>
    <style:style style:name="P57" style:family="paragraph" style:parent-style-name="Standard">
      <style:paragraph-properties fo:break-before="page">
        <style:tab-stops>
          <style:tab-stop style:position="8.416cm"/>
        </style:tab-stops>
      </style:paragraph-properties>
    </style:style>
    <style:style style:name="P58" style:family="paragraph" style:parent-style-name="Standard">
      <style:paragraph-properties fo:break-before="page">
        <style:tab-stops>
          <style:tab-stop style:position="5.916cm"/>
          <style:tab-stop style:position="8.128cm"/>
        </style:tab-stops>
      </style:paragraph-properties>
    </style:style>
    <style:style style:name="P59" style:family="paragraph" style:parent-style-name="Standard">
      <style:paragraph-properties fo:break-before="page">
        <style:tab-stops>
          <style:tab-stop style:position="4.457cm"/>
          <style:tab-stop style:position="5.711cm"/>
          <style:tab-stop style:position="6.62cm"/>
        </style:tab-stops>
      </style:paragraph-properties>
    </style:style>
    <style:style style:name="P60" style:family="paragraph" style:parent-style-name="Standard">
      <style:paragraph-properties fo:break-before="page">
        <style:tab-stops>
          <style:tab-stop style:position="4.736cm"/>
        </style:tab-stops>
      </style:paragraph-properties>
    </style:style>
    <style:style style:name="P61" style:family="paragraph" style:parent-style-name="Standard">
      <style:paragraph-properties fo:break-before="page">
        <style:tab-stops>
          <style:tab-stop style:position="3.983cm"/>
          <style:tab-stop style:position="5.368cm"/>
          <style:tab-stop style:position="5.858cm"/>
        </style:tab-stops>
      </style:paragraph-properties>
    </style:style>
    <style:style style:name="P62" style:family="paragraph" style:parent-style-name="Standard">
      <style:paragraph-properties fo:break-before="page">
        <style:tab-stops>
          <style:tab-stop style:position="7.701cm"/>
        </style:tab-stops>
      </style:paragraph-properties>
    </style:style>
    <style:style style:name="P63" style:family="paragraph" style:parent-style-name="Standard">
      <style:paragraph-properties fo:break-before="page">
        <style:tab-stops>
          <style:tab-stop style:position="5.325cm"/>
        </style:tab-stops>
      </style:paragraph-properties>
    </style:style>
    <style:style style:name="P64" style:family="paragraph" style:parent-style-name="Standard">
      <style:paragraph-properties fo:break-before="page">
        <style:tab-stops>
          <style:tab-stop style:position="0.385cm"/>
          <style:tab-stop style:position="0.836cm"/>
          <style:tab-stop style:position="2.639cm"/>
          <style:tab-stop style:position="3.196cm"/>
          <style:tab-stop style:position="3.556cm"/>
        </style:tab-stops>
      </style:paragraph-properties>
    </style:style>
    <style:style style:name="P65" style:family="paragraph" style:parent-style-name="Standard">
      <style:paragraph-properties fo:break-before="page">
        <style:tab-stops>
          <style:tab-stop style:position="4.089cm"/>
        </style:tab-stops>
      </style:paragraph-properties>
    </style:style>
    <style:style style:name="P66" style:family="paragraph" style:parent-style-name="Standard">
      <style:paragraph-properties fo:break-before="page">
        <style:tab-stops>
          <style:tab-stop style:position="5.883cm"/>
        </style:tab-stops>
      </style:paragraph-properties>
    </style:style>
    <style:style style:name="P67" style:family="paragraph" style:parent-style-name="Standard">
      <style:paragraph-properties fo:break-before="page">
        <style:tab-stops>
          <style:tab-stop style:position="8.751cm" style:leader-style="solid" style:leader-text="_"/>
        </style:tab-stops>
      </style:paragraph-properties>
    </style:style>
    <style:style style:name="P68" style:family="paragraph" style:parent-style-name="Standard">
      <style:paragraph-properties fo:break-before="page">
        <style:tab-stops>
          <style:tab-stop style:position="0.672cm"/>
          <style:tab-stop style:position="1.443cm"/>
          <style:tab-stop style:position="2.803cm"/>
          <style:tab-stop style:position="4.145cm"/>
          <style:tab-stop style:position="6.692cm"/>
        </style:tab-stops>
      </style:paragraph-properties>
    </style:style>
    <style:style style:name="P69" style:family="paragraph" style:parent-style-name="Standard">
      <style:paragraph-properties fo:break-before="page">
        <style:tab-stops>
          <style:tab-stop style:position="0.91cm"/>
          <style:tab-stop style:position="1.549cm"/>
          <style:tab-stop style:position="3.228cm"/>
          <style:tab-stop style:position="5.833cm"/>
        </style:tab-stops>
      </style:paragraph-properties>
    </style:style>
    <style:style style:name="P70" style:family="paragraph" style:parent-style-name="Standard">
      <style:paragraph-properties fo:break-before="page">
        <style:tab-stops>
          <style:tab-stop style:position="7.161cm"/>
        </style:tab-stops>
      </style:paragraph-properties>
    </style:style>
    <style:style style:name="P71" style:family="paragraph" style:parent-style-name="Standard">
      <style:paragraph-properties fo:break-before="page">
        <style:tab-stops>
          <style:tab-stop style:position="7.103cm"/>
        </style:tab-stops>
      </style:paragraph-properties>
    </style:style>
    <style:style style:name="P72" style:family="paragraph" style:parent-style-name="Standard">
      <style:paragraph-properties fo:break-before="page">
        <style:tab-stops>
          <style:tab-stop style:position="8.137cm"/>
        </style:tab-stops>
      </style:paragraph-properties>
    </style:style>
    <style:style style:name="P73" style:family="paragraph" style:parent-style-name="Standard">
      <style:paragraph-properties fo:break-before="page">
        <style:tab-stops>
          <style:tab-stop style:position="2.828cm"/>
          <style:tab-stop style:position="8.497cm"/>
        </style:tab-stops>
      </style:paragraph-properties>
    </style:style>
    <style:style style:name="P74" style:family="paragraph" style:parent-style-name="Standard">
      <style:paragraph-properties fo:break-before="page">
        <style:tab-stops>
          <style:tab-stop style:position="6.53cm"/>
          <style:tab-stop style:position="8.513cm"/>
        </style:tab-stops>
      </style:paragraph-properties>
    </style:style>
    <style:style style:name="P75" style:family="paragraph" style:parent-style-name="Standard">
      <style:paragraph-properties fo:break-before="page">
        <style:tab-stops>
          <style:tab-stop style:position="4.212cm"/>
        </style:tab-stops>
      </style:paragraph-properties>
    </style:style>
    <style:style style:name="P76" style:family="paragraph" style:parent-style-name="Standard">
      <style:paragraph-properties fo:break-before="page">
        <style:tab-stops>
          <style:tab-stop style:position="2.441cm"/>
        </style:tab-stops>
      </style:paragraph-properties>
    </style:style>
    <style:style style:name="P77" style:family="paragraph" style:parent-style-name="Standard">
      <style:paragraph-properties fo:break-before="page">
        <style:tab-stops>
          <style:tab-stop style:position="8.537cm"/>
        </style:tab-stops>
      </style:paragraph-properties>
    </style:style>
    <style:style style:name="P78" style:family="paragraph" style:parent-style-name="Standard">
      <style:paragraph-properties fo:break-before="page">
        <style:tab-stops>
          <style:tab-stop style:position="3.089cm"/>
        </style:tab-stops>
      </style:paragraph-properties>
    </style:style>
    <style:style style:name="P79" style:family="paragraph" style:parent-style-name="Standard">
      <style:paragraph-properties fo:break-before="page">
        <style:tab-stops>
          <style:tab-stop style:position="1.589cm"/>
        </style:tab-stops>
      </style:paragraph-properties>
    </style:style>
    <style:style style:name="P80" style:family="paragraph" style:parent-style-name="Standard">
      <style:paragraph-properties fo:break-before="page">
        <style:tab-stops>
          <style:tab-stop style:position="6.948cm"/>
        </style:tab-stops>
      </style:paragraph-properties>
    </style:style>
    <style:style style:name="P81" style:family="paragraph" style:parent-style-name="Standard">
      <style:paragraph-properties fo:margin-left="0.635cm" fo:margin-right="0cm" fo:text-indent="-0.635cm" style:auto-text-indent="false"/>
    </style:style>
    <style:style style:name="P82" style:family="paragraph" style:parent-style-name="Standard">
      <style:paragraph-properties fo:margin-left="0.635cm" fo:margin-right="0cm" fo:text-indent="-0.635cm" style:auto-text-indent="false">
        <style:tab-stops>
          <style:tab-stop style:position="2.72cm"/>
          <style:tab-stop style:position="5.793cm"/>
        </style:tab-stops>
      </style:paragraph-properties>
    </style:style>
    <style:style style:name="P83" style:family="paragraph" style:parent-style-name="Standard">
      <style:paragraph-properties fo:margin-left="0.635cm" fo:margin-right="0cm" fo:text-indent="-0.635cm" style:auto-text-indent="false" fo:break-before="page"/>
    </style:style>
    <style:style style:name="T1" style:family="text">
      <style:text-properties fo:color="#151515" loext:opacity="100%" fo:font-size="16pt" style:font-size-asian="16pt" style:font-size-complex="16pt"/>
    </style:style>
    <style:style style:name="T2" style:family="text">
      <style:text-properties fo:color="#151515" loext:opacity="100%" fo:font-size="16pt" style:font-size-asian="16pt" style:language-asian="el" style:country-asian="GR" style:font-size-complex="16pt" style:language-complex="el" style:country-complex="GR"/>
    </style:style>
    <style:style style:name="T3" style:family="text">
      <style:text-properties fo:color="#151515" loext:opacity="100%" fo:font-size="16pt" style:font-size-asian="16pt" style:language-asian="en" style:country-asian="US" style:font-size-complex="16pt" style:language-complex="en" style:country-complex="US"/>
    </style:style>
    <style:style style:name="T4" style:family="text">
      <style:text-properties fo:color="#151515" loext:opacity="100%" fo:font-size="16pt" fo:language="el" fo:country="GR" style:font-size-asian="16pt" style:language-asian="el" style:country-asian="GR" style:font-size-complex="16pt" style:language-complex="el" style:country-complex="GR"/>
    </style:style>
    <style:style style:name="T5" style:family="text">
      <style:text-properties fo:color="#151515" loext:opacity="100%" fo:font-size="16pt" fo:language="fr" fo:country="FR" style:font-size-asian="16pt" style:language-asian="el" style:country-asian="GR" style:font-size-complex="16pt" style:language-complex="el" style:country-complex="GR"/>
    </style:style>
    <style:style style:name="T6" style:family="text">
      <style:text-properties fo:color="#151515" loext:opacity="100%" fo:font-size="16pt" fo:language="fr" fo:country="FR" style:font-size-asian="16pt" style:language-asian="en" style:country-asian="US" style:font-size-complex="16pt" style:language-complex="en" style:country-complex="US"/>
    </style:style>
    <style:style style:name="T7" style:family="text">
      <style:text-properties fo:color="#151515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fo:color="#151515" loext:opacity="100%"/>
    </style:style>
    <style:style style:name="T9" style:family="text">
      <style:text-properties fo:color="#151515" loext:opacity="100%" style:language-asian="el" style:country-asian="GR" style:language-complex="el" style:country-complex="GR"/>
    </style:style>
    <style:style style:name="T10" style:family="text">
      <style:text-properties fo:color="#151515" loext:opacity="100%" style:text-position="super 58%" fo:font-size="16pt" style:font-size-asian="16pt" style:font-size-complex="16pt"/>
    </style:style>
    <style:style style:name="T11" style:family="text">
      <style:text-properties fo:color="#151515" loext:opacity="100%" style:text-position="super 58%" fo:font-size="16pt" style:font-size-asian="16pt" style:language-asian="el" style:country-asian="GR" style:font-size-complex="16pt" style:language-complex="el" style:country-complex="GR"/>
    </style:style>
    <style:style style:name="T12" style:family="text">
      <style:text-properties fo:color="#151515" loext:opacity="100%" style:text-position="super 58%" fo:font-size="16pt" fo:language="el" fo:country="GR" style:font-size-asian="16pt" style:language-asian="el" style:country-asian="GR" style:font-size-complex="16pt" style:language-complex="el" style:country-complex="GR"/>
    </style:style>
    <style:style style:name="T13" style:family="text">
      <style:text-properties fo:color="#151515" loext:opacity="100%" style:text-position="sub 58%" fo:font-size="16pt" style:font-size-asian="16pt" style:font-size-complex="16pt"/>
    </style:style>
    <style:style style:name="T14" style:family="text">
      <style:text-properties fo:color="#151515" loext:opacity="100%" style:text-position="sub 58%" fo:font-size="16pt" fo:language="el" fo:country="GR" style:font-size-asian="16pt" style:language-asian="el" style:country-asian="GR" style:font-size-complex="16pt" style:language-complex="el" style:country-complex="GR"/>
    </style:style>
    <style:style style:name="T15" style:family="text">
      <style:text-properties fo:color="#151515" loext:opacity="100%" fo:language="el" fo:country="GR" style:language-asian="el" style:country-asian="GR" style:language-complex="el" style:country-complex="GR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style:font-size-asian="16pt" style:language-asian="en" style:country-asian="US" style:font-size-complex="16pt" style:language-complex="en" style:country-complex="US"/>
    </style:style>
    <style:style style:name="T18" style:family="text">
      <style:text-properties fo:font-size="16pt" style:font-size-asian="16pt" style:language-asian="el" style:country-asian="GR" style:font-size-complex="16pt" style:language-complex="el" style:country-complex="GR"/>
    </style:style>
    <style:style style:name="T19" style:family="text">
      <style:text-properties fo:font-size="16pt" fo:language="fr" fo:country="FR" style:font-size-asian="16pt" style:language-asian="el" style:country-asian="GR" style:font-size-complex="16pt" style:language-complex="el" style:country-complex="GR"/>
    </style:style>
    <style:style style:name="T20" style:family="text">
      <style:text-properties fo:font-size="16pt" fo:language="el" fo:country="GR" style:font-size-asian="16pt" style:language-asian="el" style:country-asian="GR" style:font-size-complex="16pt" style:language-complex="el" style:country-complex="GR"/>
    </style:style>
    <style:style style:name="T21" style:family="text">
      <style:text-properties fo:color="#303030" loext:opacity="100%" fo:font-size="16pt" style:font-size-asian="16pt" style:font-size-complex="16pt"/>
    </style:style>
    <style:style style:name="T22" style:family="text">
      <style:text-properties fo:color="#303030" loext:opacity="100%" fo:font-size="16pt" style:font-size-asian="16pt" style:language-asian="el" style:country-asian="GR" style:font-size-complex="16pt" style:language-complex="el" style:country-complex="GR"/>
    </style:style>
    <style:style style:name="T23" style:family="text">
      <style:text-properties fo:color="#303030" loext:opacity="100%" fo:font-size="16pt" style:font-size-asian="16pt" style:language-asian="en" style:country-asian="US" style:font-size-complex="16pt" style:language-complex="en" style:country-complex="US"/>
    </style:style>
    <style:style style:name="T24" style:family="text">
      <style:text-properties fo:color="#303030" loext:opacity="100%" fo:font-size="16pt" fo:language="fr" fo:country="FR" style:font-size-asian="16pt" style:language-asian="el" style:country-asian="GR" style:font-size-complex="16pt" style:language-complex="el" style:country-complex="GR"/>
    </style:style>
    <style:style style:name="T25" style:family="text">
      <style:text-properties fo:color="#303030" loext:opacity="100%" fo:font-size="16pt" fo:language="fr" fo:country="FR" style:font-size-asian="16pt" style:language-asian="en" style:country-asian="US" style:font-size-complex="16pt" style:language-complex="en" style:country-complex="US"/>
    </style:style>
    <style:style style:name="T26" style:family="text">
      <style:text-properties fo:color="#303030" loext:opacity="100%" fo:font-size="16pt" fo:language="el" fo:country="GR" style:font-size-asian="16pt" style:language-asian="el" style:country-asian="GR" style:font-size-complex="16pt" style:language-complex="el" style:country-complex="GR"/>
    </style:style>
    <style:style style:name="T27" style:family="text">
      <style:text-properties fo:color="#303030" loext:opacity="100%" style:text-position="sub 58%" fo:font-size="16pt" fo:language="el" fo:country="GR" style:font-size-asian="16pt" style:language-asian="el" style:country-asian="GR" style:font-size-complex="16pt" style:language-complex="el" style:country-complex="GR"/>
    </style:style>
    <style:style style:name="T28" style:family="text">
      <style:text-properties fo:color="#303030" loext:opacity="100%" style:text-position="sub 58%" fo:font-size="16pt" style:font-size-asian="16pt" style:font-size-complex="16pt"/>
    </style:style>
    <style:style style:name="T29" style:family="text">
      <style:text-properties fo:color="#303030" loext:opacity="100%" style:text-position="super 58%" fo:font-size="16pt" style:font-size-asian="16pt" style:font-size-complex="16pt"/>
    </style:style>
    <style:style style:name="T30" style:family="text">
      <style:text-properties fo:color="#303030" loext:opacity="100%"/>
    </style:style>
    <style:style style:name="T31" style:family="text">
      <style:text-properties fo:color="#727272" loext:opacity="100%" fo:font-size="16pt" style:font-size-asian="16pt" style:font-size-complex="16pt"/>
    </style:style>
    <style:style style:name="T32" style:family="text">
      <style:text-properties fo:color="#727272" loext:opacity="100%" fo:font-size="16pt" style:font-size-asian="16pt" style:language-asian="el" style:country-asian="GR" style:font-size-complex="16pt" style:language-complex="el" style:country-complex="GR"/>
    </style:style>
    <style:style style:name="T33" style:family="text">
      <style:text-properties fo:color="#727272" loext:opacity="100%" fo:font-size="16pt" fo:language="el" fo:country="GR" style:font-size-asian="16pt" style:language-asian="el" style:country-asian="GR" style:font-size-complex="16pt" style:language-complex="el" style:country-complex="GR"/>
    </style:style>
    <style:style style:name="T34" style:family="text">
      <style:text-properties fo:color="#727272" loext:opacity="100%" fo:font-size="16pt" fo:language="fr" fo:country="FR" style:font-size-asian="16pt" style:language-asian="el" style:country-asian="GR" style:font-size-complex="16pt" style:language-complex="el" style:country-complex="GR"/>
    </style:style>
    <style:style style:name="T35" style:family="text">
      <style:text-properties fo:color="#727272" loext:opacity="100%" style:text-position="sub 58%" fo:font-size="16pt" style:font-size-asian="16pt" style:font-size-complex="16pt"/>
    </style:style>
    <style:style style:name="T36" style:family="text">
      <style:text-properties fo:color="#727272" loext:opacity="100%" style:text-position="super 58%" fo:font-size="16pt" style:font-size-asian="16pt" style:font-size-complex="16pt"/>
    </style:style>
    <style:style style:name="T37" style:family="text">
      <style:text-properties fo:color="#4d4d4d" loext:opacity="100%" fo:font-size="16pt" style:font-size-asian="16pt" style:font-size-complex="16pt"/>
    </style:style>
    <style:style style:name="T38" style:family="text">
      <style:text-properties fo:color="#4d4d4d" loext:opacity="100%" fo:font-size="16pt" style:font-size-asian="16pt" style:language-asian="el" style:country-asian="GR" style:font-size-complex="16pt" style:language-complex="el" style:country-complex="GR"/>
    </style:style>
    <style:style style:name="T39" style:family="text">
      <style:text-properties fo:color="#4d4d4d" loext:opacity="100%" fo:font-size="16pt" fo:language="fr" fo:country="FR" style:font-size-asian="16pt" style:language-asian="el" style:country-asian="GR" style:font-size-complex="16pt" style:language-complex="el" style:country-complex="GR"/>
    </style:style>
    <style:style style:name="T40" style:family="text">
      <style:text-properties fo:color="#4d4d4d" loext:opacity="100%" fo:font-size="16pt" fo:language="en" fo:country="GB" style:font-size-asian="16pt" style:language-asian="el" style:country-asian="GR" style:font-size-complex="16pt" style:language-complex="el" style:country-complex="GR"/>
    </style:style>
    <style:style style:name="T41" style:family="text">
      <style:text-properties fo:color="#4d4d4d" loext:opacity="100%" fo:font-size="16pt" fo:language="el" fo:country="GR" style:font-size-asian="16pt" style:language-asian="el" style:country-asian="GR" style:font-size-complex="16pt" style:language-complex="el" style:country-complex="GR"/>
    </style:style>
    <style:style style:name="T42" style:family="text">
      <style:text-properties fo:color="#4d4d4d" loext:opacity="100%" style:text-position="super 58%" fo:font-size="16pt" style:font-size-asian="16pt" style:font-size-complex="16pt"/>
    </style:style>
    <style:style style:name="T43" style:family="text">
      <style:text-properties fo:color="#4d4d4d" loext:opacity="100%" style:text-position="sub 58%" fo:font-size="16pt" style:font-size-asian="16pt" style:font-size-complex="16pt"/>
    </style:style>
    <style:style style:name="T44" style:family="text">
      <style:text-properties fo:color="#4d4d4d" loext:opacity="100%" style:text-position="sub 58%"/>
    </style:style>
    <style:style style:name="T45" style:family="text">
      <style:text-properties fo:color="#4d4d4d" loext:opacity="100%"/>
    </style:style>
    <style:style style:name="T46" style:family="text">
      <style:text-properties fo:color="#000000" loext:opacity="100%" fo:font-size="16pt" style:font-size-asian="16pt"/>
    </style:style>
    <style:style style:name="T47" style:family="text">
      <style:text-properties fo:color="#000000" loext:opacity="100%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T48" style:family="text">
      <style:text-properties fo:color="#000000" loext:opacity="100%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T49" style:family="text">
      <style:text-properties style:text-position="super 58%" fo:font-size="16pt" style:font-size-asian="16pt" style:font-size-complex="16pt"/>
    </style:style>
    <style:style style:name="T50" style:family="text">
      <style:text-properties fo:font-variant="small-caps" fo:color="#151515" loext:opacity="100%" fo:font-size="16pt" style:font-size-asian="16pt" style:font-size-complex="16pt"/>
    </style:style>
    <style:style style:name="T51" style:family="text">
      <style:text-properties fo:font-variant="small-caps" fo:color="#303030" loext:opacity="100%" fo:font-size="16pt" style:font-size-asian="16pt" style:font-size-complex="16pt"/>
    </style:style>
    <style:style style:name="T52" style:family="text">
      <style:text-properties fo:font-variant="small-caps" fo:font-size="16pt" style:font-size-asian="16pt" style:font-size-complex="16pt"/>
    </style:style>
    <style:style style:name="T53" style:family="text">
      <style:text-properties fo:language="el" fo:country="GR" style:language-asian="el" style:country-asian="GR" style:language-complex="el" style:country-complex="GR"/>
    </style:style>
    <style:style style:name="T54" style:family="text">
      <style:text-properties fo:language="fr" fo:country="FR" style:language-asian="el" style:country-asian="GR" style:language-complex="el" style:country-complex="GR"/>
    </style:style>
    <style:style style:name="T55" style:family="text">
      <style:text-properties style:text-position="sub 58%" fo:font-size="16pt" style:font-size-asian="16pt" style:font-size-complex="16pt"/>
    </style:style>
    <style:style style:name="T56" style:family="text">
      <style:text-properties fo:color="#888888" loext:opacity="100%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bookmark0"/>GALENI DE VSV PARTIUM CORPO-<text:line-break/>RIS HVMANI<text:line-break/>LIBER I.<text:bookmark-end text:name="bookmark0"/></text:h>
      <text:h text:style-name="Heading_20_2" text:outline-level="2">Cap. I.</text:h>
      <text:p text:style-name="P8"><text:span text:style-name="T1">(Quemadmodum, animal quodque unum,<text:line-break/>esse dicitur, quod appareat per quandarn circumsci 'ptio-<text:line-break/>nem propriam nulla ex parte, aliis conjunctum, ita et<text:line-break/>linter partes ipsius hic </text:span><text:span text:style-name="T16">oculus, </text:span><text:span text:style-name="T1">haec lingua, hic </text:span><text:span text:style-name="T16">nasus,<text:line-break/></text:span><text:span text:style-name="T1">hoc cerebrum una pars </text:span><text:span text:style-name="T16">esse </text:span><text:span text:style-name="T1">dicitur, eo quod apparet<text:line-break/>circumscriptionem propriam habere-- Si vero' non esset<text:line-break/>quadantenus conjuncta proximis, sed omnino ab iis su-<text:line-break/>parata; tunc utique nec pars </text:span><text:span text:style-name="T16">esset </text:span><text:span text:style-name="T1">omnino, scd simpli-<text:line-break/>alter unum. Quare quaecunque corpora nec undiqna-</text:span></text:p>
      <text:p text:style-name="P30"><text:span text:style-name="T1">que </text:span><text:span text:style-name="T16">circumscriptionem habent </text:span><text:span text:style-name="T1">propriam, </text:span><text:span text:style-name="T16">nec </text:span><text:span text:style-name="T1">undiquaque<text:line-break/>conjuncta sunt </text:span><text:span text:style-name="T16">aliis, haec </text:span><text:span text:style-name="T1">paries appellantur. Ac si hoc-<text:line-break/>verum est, multae erunt animalium 'paries, aliae qui-<text:line-break/>dem majores, aliae vero mluores, aliae vero etiam<text:line-break/>omnino in aliam speciem indivisibiles.</text:span></text:p>
      <text:h text:style-name="Heading_20_2" text:outline-level="2">Cap. II.</text:h>
      <text:p text:style-name="P8"><text:span text:style-name="T1">Usus autem ipsarum omnium ipsi animae<text:line-break/>est: hujus enim organum, corpus est, et propterea mul-<text:line-break/>turn differunt inter se paries animalium, quoniam et<text:line-break/>ipsae animae </text:span><text:span text:style-name="T16">disterunt. </text:span><text:span text:style-name="T1">Quaedam enim sunt ferocia,<text:line-break/>quaedam timida, alia agrestia, alia mansueta, alia velut<text:line-break/>civilia et negotiosa, alia velut solitaria. Omnibus vero<text:line-break/>aptum est corpus animae moribus et facultatibus: equo<text:line-break/>quidam 'fortibus ungulis et juba ornaium instructunique<text:line-break/>est; <text:s/>etenim ' velox et superbum et generosum est ani-,<text:line-break/>mal, leoni autem, 'utpote animoso et feroci, dentibus<text:line-break/>etrunguibus validumr </text:span><text:span text:style-name="T16">ita </text:span><text:span text:style-name="T1">autem et tauro, et apro; illi<text:line-break/>enim cornua, huic autem exerti dentes arma sunt inna-<text:line-break/>ta: 'cervo autem et lepori (timida enim sunt animalia)<text:line-break/>velox quidem est corpus, sed nudum omnino- et luer-</text:span></text:p>
      <text:p text:style-name="P30"><text:span text:style-name="T1">me, timidis enim (opinor) velocitas quidem, arma vero<text:line-break/>ferocibus conveniebant. Neque igitur timidum, aliquod<text:line-break/>armavit natura, neque ferox et strenuum quodpiam nu-<text:line-break/>dum destituit. Homini autem (sapiens enim est hoc ani-<text:line-break/>mal et solum eorum, quae sunt in terra, divinum) pro<text:line-break/>omnibus fimus defensoriis armis munus dedit- instrumen-<text:line-break/>tum ad omnes quidem artes necessarium, paci vero non<text:line-break/>minus quam bello idoneum. Non igitur indiguit cor- .<text:line-break/>nu fibi innato, quum meliora cornibus arma summis<text:line-break/>manibus, quandocunque volet, possit accipere: etenim<text:line-break/>ensis et hesta et majora sunt arma, et ad incidendum<text:line-break/>promptiora, </text:span><text:span text:style-name="T21">' </text:span><text:span text:style-name="T1">quam cornu. Sed neque indiguit ungula,<text:line-break/>nam lapis et lignunt quavis ungula quassant fortius </text:span><text:span text:style-name="T31">'<text:line-break/></text:span><text:span text:style-name="T1">violentiusque. Ad haec neque cornu neque ungula quic-<text:line-break/>quam nisi cominus agere possunt, hominum vero arma,<text:line-break/>eminus aeque ac cominus agunt: telum quidem ac<text:line-break/>sagitta magis, quam cornu, lignum- autem et. lapis ma-<text:line-break/>gis , quam ungula. Eed velocior est homine leo - quid<text:line-break/>hoc tandem est? Homo sane equum domuit sapientia et</text:span></text:p>
      <text:p text:style-name="P30"><text:span text:style-name="T1">manibus, velocius leone animal</text:span><text:span text:style-name="T16">: </text:span><text:span text:style-name="T1">quo utens et subter-<text:line-break/>fugit et persequitur leonem-, et sedens ex alto humi-’ ‘<text:line-break/>lem inferiorernque illum percutit. _ Non igitur est nudus,<text:line-break/>neque inermis, neque vulnerari facilis, neque calcea-<text:line-break/>mentorum expers ' homo </text:span><text:span text:style-name="T4">ι</text:span><text:span text:style-name="T5"> </text:span><text:span text:style-name="T1">sed ipsi est ’ thorax ferreus,<text:line-break/>quandocunque libet, omnibus coriis sauciatu difficilius <text:line-break/>organum: est et multiplex calceamentorum species, est<text:line-break/>et armorum, est et operimentoruin. Non igitur thorax '<text:line-break/>solum, sed et domus, et murus, et turris sunt horni-'<text:line-break/>nis operimenta. - Si autem lunatum esset ei cornu in<text:line-break/>manibus vel aliquod aliud tale armorum gentis, non"<text:line-break/>utique posset uti munibus ad domus constructionem, vel<text:line-break/>muri, vel hastae, vel thoracis, vel alicujus alterius-<text:line-break/>similis. His manibus homo vestem texuit, et rete con-'<text:line-break/>texuit, et .rassam, et sagenam, - et velum. Quare non<text:line-break/>solum his, quae in'terra sunt, animalibus, sed eis etiam, </text:span><text:span text:style-name="T37"><text:line-break/></text:span><text:span text:style-name="T1">quae lu mari et aere, dominatur. Talia quidem ho-<text:line-break/>mini ad fortitudinem anna sunt manus; Attamen paci-<text:line-break/>ficum et' politicum animal homo manibus leges scri-</text:span></text:p>
      <text:p text:style-name="P30"><text:span text:style-name="T1">psit: aras et simulacra diis erexit: navem, fistulam,<text:line-break/>lyram, scalpellum, forcipem et alia universa ar.mm<text:line-break/>instrumenta construxit, et commentarios etiam lpeculatio-<text:line-break/>nis eornm scriptos reliquit; tibique liceat literaruni er<text:line-break/>manuum beneficio etiam nunc colloqui cum Platone, cum<text:line-break/>Aristotele, cum Hippocrate et, aliis veteribus.</text:span></text:p>
      <text:h text:style-name="Heading_20_2" text:outline-level="2">Cap. III.</text:h>
      <text:p text:style-name="P8"><text:span text:style-name="T1">Ita quidem sapientissimum animalium est<text:line-break/>homo; ita autem et manus sunt organa sapienti animali<text:line-break/>convenientia. Non enim, quia manus habuit, proplerea<text:line-break/>est sapientissimum, ut Auaxagoras dicebat: sed quia sa-<text:line-break/>pientissimurn erat, propter hoc manus habuit, ut rectis-<text:line-break/>fime censuit Aristoteles: non enim rnanus ipsae hominem-<text:line-break/>artes docuerunt, sed ratio: manus autem iplae sunt ar-<text:line-break/>tium organa, sicut lyra musici, et forceps fabri. Sic-<text:line-break/>ut igitur lyra musicum non docuit, nec forceps fabrum,'<text:line-break/>fed est uterque ipsorum artifex per eam, qua pme-<text:line-break/>ditus est, rationem, </text:span><text:span text:style-name="T16">agere </text:span><text:span text:style-name="T1">autem non potest ex arte abs-<text:line-break/>que organis: ita et una quaelibet anluia facultates quas-</text:span></text:p>
      <text:p text:style-name="P30"><text:span text:style-name="T1">dam </text:span><text:span text:style-name="T16">a </text:span><text:span text:style-name="T1">sua ipsius'substantia obtinet, ' efficere autem ea,<text:line-break/>qirae nata est efficere; fine organis nequaquam potest.<text:line-break/>Quod autem corporis partes animam non, </text:span><text:span text:style-name="T16">impellunt </text:span><text:span text:style-name="T1">aut<text:line-break/>timidam, aut strenuam, aut sapieutem fieri, </text:span><text:span text:style-name="T16">manifeste<text:line-break/></text:span><text:span text:style-name="T1">videre licet, si animalia recens genita consideres: quae<text:line-break/>quidem prius agere conantur, quam perfectas habeant<text:line-break/>partes. Ego namque bovis' vitulum cornibus petere co-<text:line-break/>nantem faepenumero vidi, antequam ei nata essent cor-',<text:line-break/>nua, et pullum equi calcitrantem mollibus adhuc ungu-<text:line-break/>lis, et aprum quendarn perpusillum genis sese tueri co-<text:line-break/>nantem magnos dentes nondum habentibus, et catulum</text:span><text:span text:style-name="T21">.<text:line-break/></text:span><text:span text:style-name="T1">recenter natum mordere affectantem teneris adhuc denti-<text:line-break/>bus. Omne enim animal et suae ipsius animae facul-<text:line-break/>Lates, et in quos usus partes suae polleant, nullo doctu-<text:line-break/>re praescntit: aut cur parvus adhuc aper, mordere den-<text:line-break/>tibus exilibus cum possit, his quidem ipse ad pugnam<text:line-break/>non utitur, quos' autem nondum habet, iis uti gestit?<text:line-break/>Qua igitur ratione 'dici potest, animalia partium usus a<text:line-break/>partibus doceri, cum et ante, quam illas habeant, hos</text:span></text:p>
      <text:p text:style-name="P18"><text:span text:style-name="T1">cognoicere videantur? </text:span><text:span text:style-name="T16">Si </text:span><text:span text:style-name="T1">igitur ova tria acceperis, unum<text:line-break/>aquilae, alterum unatis; reliquum serpentis, et ea calo-;<text:line-break/>re moderato foveris, animaliaque genita rupto putamine<text:line-break/>excluseris: illa quidem <text:s/>alis volare corrautia, antequam<text:line-break/>volare possiut, hoc autem revolvi et serpere affectans<text:line-break/>videbis, quamvis-molle adhuc </text:span><text:span text:style-name="T16">et </text:span><text:span text:style-name="T1">invalidum suerit. Et si,<text:line-break/>. dum perfecta erunt, in una eademque domo nutriveris^<text:line-break/>deinde ad locum subdialem ducta emiseris, aquila qui-<text:line-break/>dem lu sublime attolletur, unas autem in .paludem ali-<text:line-break/>quam devolabit, fernens vero sub terram irrepet. Dein-<text:line-break/>de illa quidem (opluor) citra docto rem venabitur, haec<text:line-break/>natabit, serpens, vero lu terrae cavernis latebit:, naturae<text:line-break/>enim animalium, ut alt Hippocrates., a nullo doctae<text:line-break/>sunt. Quapropter caetera quidem animalia mihi natura,<text:line-break/>magis quam ratione artificiosa quaedam facere viden-<text:line-break/>tur, apes videlicet alvearia struere; thesauros vero quos-<text:line-break/>dam et labyrinthos formicae fabricari, nere autem et<text:line-break/>texere eraneae, ut autem conjecto, sine doctore.</text:span></text:p>
      <text:h text:style-name="P3" text:outline-level="2"><text:span text:style-name="T8">Cap. </text:span><text:span text:style-name="T9">IV.</text:span></text:h>
      <text:p text:style-name="Standard"><text:span text:style-name="T1">Homo autem, sicuti corpus armis nudum,<text:line-break/>ita er animam artibus destitutam habet- Proinde pro cor-<text:line-break/>poris nuditate manus, pro animae inscitia rationem<text:line-break/>accepit: quorum usu corpus quidem armat et modis<text:line-break/>omnibus cusiodit, animam autem omnibus ornat artibus.<text:line-break/>Sicut enlui, si lunata aliqua haberet arma, illa ei sola<text:line-break/>seinper adessent-: </text:span><text:span text:style-name="T21"><text:s/></text:span><text:span text:style-name="T1">ita et, si artem aliquam natura sorti-<text:line-break/>tus esset, reliquas sane non haberet. Quia vero ei melius<text:line-break/>erat omnibus armis ornnibnsque artibus uti, neutrum<text:line-break/>eorum innatum ipsi propterea datum esu Pulchre igitur<text:line-break/>Aristoteles manum velut organum quoddam ante organa<text:line-break/>esse dixit Pulchre autem et aliquis nostrum, Aristotelem<text:line-break/>imitatus, rationem velut' artem quandam ante artes esse<text:line-break/>dixerit. Sicut enim manus, quampiam nullum sit eorum,<text:line-break/>quae particularia sunt organa, quia tamen omnia recte<text:line-break/>potest recipere, organum est. ante omnia organa: ita et<text:line-break/>ratio, - quia nulla quidem ex artibus est particularibus,<text:line-break/>omnes autem in </text:span><text:span text:style-name="T16">sc </text:span><text:span text:style-name="T1">ipsum recipere nata est, ob id ara</text:span></text:p>
      <text:p text:style-name="P31"><text:span text:style-name="T16">ante artes fuerit. Homo igitur animalium omnium fo-<text:line-break/>lus, cum artem ante artes in anima. habeat rationem,<text:line-break/>optimo jure organum ante organa in corpore manum<text:line-break/>possedit.<text:tab/></text:span><text:span text:style-name="T37">' .<text:tab/>i</text:span></text:p>
      <text:h text:style-name="Heading_20_2" text:outline-level="2">Cap.V.</text:h>
      <text:p text:style-name="P8"><text:span text:style-name="T16">Agedum igitur hanc ejus partem primam<text:line-break/>expendamus,- non perscrutantes;, sitne haec plane sim-<text:line-break/>pliciterque utilis, neque an sapienti animali’ conveniens:<text:line-break/>sed nurn eam omnino constitutionem habeat, qua certe,<text:line-break/>si aliter fuisset facta, meliorem non habuisset. Unum qui- <text:line-break/>dem primumque caput organi apprehensorii optime com-<text:line-break/>pofiti est, si omnes figuras ac omnes eas magnitudines,<text:line-break/>quas movere homo potest, prcpe apprehendit. Utrum<text:line-break/>igitur eam ad haec commode praestanda divini multifor-<text:line-break/>miter, an omnino indivisam folidamque fieri erat me-<text:line-break/>lius? an hoc verbis non'eget pluribus, scilicet manum,<text:line-break/>si ludivisatnianfisset, contacturam tantummodo sibi aequa-<text:line-break/>lern corporis cujusque admoti magnitudinem; at in mul-<text:line-break/>ta divisam, moles fe ipsa multo majores facile compre-<text:line-break/>hensuranr et minimas res exacte venaturam? Majoribus</text:span></text:p>
      <text:p text:style-name="P30"><text:span text:style-name="T1">siquidem molibus obtensu manus digitis distantibus eas<text:line-break/>comprehendit: verrini; quae minima' sunt, digitis duo-<text:line-break/>bus, eisque summis, non etiam tota se (hoc enim modo<text:line-break/>effugerent </text:span><text:span text:style-name="T16">ac </text:span><text:span text:style-name="T1">elaberentur) comprehendere conatur. Hoc<text:line-break/>sane pacto manus ast certam majorum’ et minorum fe<text:line-break/>ipsa corporum comprehensionem optime constituta est.<text:line-break/>Porro ei commodissimum rursus fuit multiformiter ,quem-<text:line-break/>nimodum nunc est divisa, dividi, ut multiformes figuras<text:line-break/>comprehendere posset: ad quas optime omnium appre-<text:line-break/>hensoriorum organorum esse praeparata videtur: quando-<text:line-break/>quidem circum corpus sphaericum potest in orbem pli-<text:line-break/>cari, ac id undique circulo comprehendere: rectum<text:line-break/>item et cavum' tuto amplectitur: quod si est, omnes<text:line-break/>figuras comprehendit, quippe quae omnes ex tribus con-<text:line-break/>stituuntur lineis,'curva, cava, recta. Caetermn, quoniam<text:line-break/>corpora non pauca mole surit majori, quam quae manu<text:line-break/>una comprenendi queant, adjutricem alteri alteram na-<text:line-break/>tura effecit,, ut ambae ex oppositis partibus </text:span><text:span text:style-name="T16">ea </text:span><text:span text:style-name="T1">corpora<text:line-break/>comprehendentes una manu maxima nihilo sint in-</text:span></text:p>
      <text:p text:style-name="P30"><text:span text:style-name="T1">feriores. Hac igitur ratione et ad fe invicem lu-<text:line-break/>clinatae sunt (mutua enim gratia factae sunt), et om-<text:line-break/>nino productae sunt aequales; siquidem hoc quoque<text:line-break/>organis similiter et’ eadem agere debentibus conve-<text:line-break/>niebat. Prolude, nrihi considera corporum, </text:span><text:span text:style-name="T16">quae </text:span><text:span text:style-name="T1">homo<text:line-break/>potest utraque manu tractare, maximum, ut lignum vel<text:line-break/>lapidem; rursus.'"minimum aliquod, ut milium, aut<text:line-break/>praetenuem spinam, aut pilum aliquem: deinde illam<text:line-break/>omnem, quanta inter maximum et minimum est, ma*-’<text:line-break/>gnitudinum multitudinem: tam probe ipsa omnia con-<text:line-break/>trectantem invenies hominem, quam si uniuscujusque<text:line-break/>illorum solius gratia factae manus fuissent. Siquidem<text:line-break/>minima summis duobus digitis, indice et magno, corn-<text:line-break/>prehendit: quae autem iis paulo sunt majora, iisdem<text:line-break/>quidem digitis, sed non summis i </text:span><text:span text:style-name="T21"><text:s/></text:span><text:span text:style-name="T1">quae vero iis adhuc<text:line-break/>aliquanto majora, tribus digitis, magno, indice, medio-.</text:span><text:span text:style-name="T21">i<text:line-break/></text:span><text:span text:style-name="T1">et si qua his adhuc sunt majora, quatuor; deinceps et<text:line-break/>quinque: post haec jam tota manu apprehendit: ad cor-t</text:span></text:p>
      <text:p text:style-name="P30"><text:span text:style-name="T1">pora denique his ipsis majora maunm alteram adducit,<text:line-break/>quorum nihil sane fieri posset, nisi manus lu digitos<text:line-break/>multiformiter divisa fuisset; Non tamen per se satis erat<text:line-break/>eam esse divisam:' quid namque, si nullus digitis qua-<text:line-break/>tuor, </text:span><text:span text:style-name="T16">ut </text:span><text:span text:style-name="T1">nunc habet, opponeretur, sed consequenter<text:line-break/>.omnes quinque in una recta linea essent facti? noime<text:line-break/>perspicuum est, eorum nunc multitudinem fore inutilem?<text:line-break/>Quandoquidem, quod tuto apprehenditur, aut undique<text:line-break/>circulo, aut omnino ex locis duobus contrariis compre-<text:line-break/>hendatur oportet: id quod petiisset, si omnes in una<text:line-break/>zrecta linea uno ordine facti fuissent digiti. At hoc<text:line-break/>ipsum digito uno aliis opposito diligenter servatum est:<text:line-break/>qui quidem positione et motu ita habet, ut parva om-<text:line-break/>nino flexione curvatus cum singulis quatuor oppositis<text:line-break/>actionem perficiat. Quoniam igitur satius fuerat ita age-<text:line-break/>re manus, ut nunc agunt, ob id constructionem earum<text:line-break/>actionibus hujusmodi idoneam natura effecit.</text:span></text:p>
      <text:h text:style-name="P3" text:outline-level="2">Capi VI.</text:h>
      <text:p text:style-name="P8"><text:span text:style-name="T1">Non enim simpliciter oportebat duos di-,<text:line-break/>gitos oppositos in parvarum rerum venatione suis </text:span><text:span text:style-name="T16">ipso-<text:line-break/></text:span><text:span text:style-name="T1">rum summitatibus operari</text:span><text:span text:style-name="T16">; </text:span><text:span text:style-name="T21">' </text:span><text:span text:style-name="T1">sed eos praeterea tales </text:span><text:span text:style-name="T16">esse,<text:line-break/></text:span><text:span text:style-name="T1">quales nunc sunt,- erat.necesse, utpote sic molles, </text:span><text:span text:style-name="T16">sic „<text:line-break/></text:span><text:span text:style-name="T1">rotundos, sic unguibus munitos. Neque enim, si carno- </text:span><text:span text:style-name="T21"><text:line-break/></text:span><text:span text:style-name="T1">fa non esset eorurn extremitas, sed ossea, possent un- </text:span><text:span text:style-name="T21"><text:line-break/></text:span><text:span text:style-name="T1">quam corpora parva, ut spinas vel pilos, comprehendere,<text:line-break/>neque,- si ea quidem carnosa, </text:span><text:span text:style-name="T16">sed </text:span><text:span text:style-name="T1">molliori ac humi-<text:line-break/>diori carne praedita. Oportet enim, quoad maxime fieri<text:line-break/>potest, ei, quod apprehenditur, apprehendens </text:span><text:span text:style-name="T16">exacte<text:line-break/></text:span><text:span text:style-name="T1">circumplicari, si modo tuta </text:span><text:span text:style-name="T16">futura </text:span><text:span text:style-name="T1">est appreheusio:- dura<text:line-break/>autem et </text:span><text:span text:style-name="T16">ossea </text:span><text:span text:style-name="T1">circumplicari- nequeunt, </text:span><text:span text:style-name="T16">sed </text:span><text:span text:style-name="T1">quae </text:span><text:span text:style-name="T16">mol-<text:line-break/></text:span><text:span text:style-name="T1">lia mediocriter,- ob idque mediocriter cedentia: quae<text:line-break/>enim praeter modum mollia sunt ac velut fluxibilia, ut<text:line-break/>duris plus justo cedunt, ita facile ab eis effluunt. Qua-<text:line-break/>propter, quae naturam inter mollia immoderate et. </text:span><text:span text:style-name="T16">ni-<text:line-break/></text:span><text:span text:style-name="T1">mis dura mediam sunt sortita, quales sunt digitorum<text:line-break/>summitates, erunt utique haec optima tutae compreheir-<text:line-break/>sionis organa.</text:span></text:p>
      <text:h text:style-name="P3" text:outline-level="2">Cap. Vll.</text:h>
      <text:p text:style-name="P8"><text:span text:style-name="T1">Cum </text:span><text:span text:style-name="T16">autem </text:span><text:span text:style-name="T1">sint et ipsa, </text:span><text:span text:style-name="T16">quae </text:span><text:span text:style-name="T1">appre-<text:line-break/>henduntur , consistentiis </text:span><text:span text:style-name="T16">quam njaxime </text:span><text:span text:style-name="T1">variis (quaedam'<text:line-break/>enim, eorum magis, et quaedam mluus mollia sunt<text:line-break/>et dma); ad omnia habilem fecit natura constructionem<text:line-break/>eorum. Propter hoc igitur neque ex ungue simpliciter<text:line-break/>summitas digitorum, neque </text:span><text:span text:style-name="T16">ex </text:span><text:span text:style-name="T1">came sola, sed ex utri que<text:line-break/>optimam. positionem accipientibus composita est: quod<text:line-break/>enim in ipsis carneum', in partibus ad se invicem''ineli-<text:line-break/>natis est, quat un summitatibus res ipsas venari debe-<text:line-break/>bant:. unguis vero- extrinsecus, ut firmamentum, eis<text:line-break/>appositus esu ' Digiti .namque suis ipsorum solis partibus'<text:line-break/>carneis- mollis corpora' comprehendunt: dura vero ‘et <text:line-break/>propter hoc carnis naturam pellentia violenterque co-<text:line-break/>gentia fine unguium auxilio apprehendere digiti non<text:line-break/>possunt: firmamento enim tunc eget cero eorum eversa.<text:line-break/>Rursus autem ipfis unguibus solis tale nihil poterat ap-<text:line-break/>prehendi: duri enim cum- sint, a duris prompte alabe-<text:line-break/>reirtur. Propterea igitur carnisui-mi substantia lu -digi-</text:span></text:p>
      <text:p text:style-name="P30"><text:span text:style-name="T1">torum summitatibus unguium lapsum </text:span><text:span text:style-name="T16">ac </text:span><text:span text:style-name="T1">lubricitatem<text:line-break/>corrigente</text:span><text:span text:style-name="T21">, </text:span><text:span text:style-name="T1">unguibus <text:s/>vero facilem carnis eversionem vi- .<text:line-break/>ciflnn. sum antibus , </text:span><text:span text:style-name="T21"><text:s/></text:span><text:span text:style-name="T1">organum apprehenlbrium omnium<text:line-break/>parvorum simul et durorum corporum factus est digitus.<text:line-break/>Disces autem apertius, quod dico, si unguium exupe-.<text:line-break/>rantias spectaveris. Qui enim sunt immodice longi et<text:line-break/>propterea in-se mutuo concidunt, neque spinam parvam,<text:line-break/>neque pilum, neque aliud quidquam tale apprehendere<text:line-break/>possunt:. qui vero propter parvitatem ad summitates digi-<text:line-break/>torum non: perveniunt, naturam carneam firmitate pris<text:line-break/>vsutes, eam ad apprehendendum invalidam efficiunt:<text:line-break/>qui autem summitatibus digitorum </text:span><text:span text:style-name="T21">aequantur, , </text:span><text:span text:style-name="T1">hi omnium<text:line-break/>fcli utilitatem, cujris gratia facti fiunt, explent perfectis-<text:line-break/>sime. </text:span><text:span text:style-name="T21"><text:s/>Ob </text:span><text:span text:style-name="T1">id igitur dicebat Hippocrates. Ungues neque <text:line-break/>superiores, neque inseriores ejse digitorum summitatibus,<text:line-break/></text:span><text:span text:style-name="T16">convenit: </text:span><text:span text:style-name="T1">ea </text:span><text:span text:style-name="T16">enim, quorum </text:span><text:span text:style-name="T1">gratia </text:span><text:span text:style-name="T16">facti sunt, </text:span><text:span text:style-name="T1">tunc<text:line-break/>maxime praestant, </text:span><text:span text:style-name="T16">quando </text:span><text:span text:style-name="T1">commoderatam </text:span><text:span text:style-name="T16">habent </text:span><text:span text:style-name="T1">magni-,<text:line-break/></text:span><text:span text:style-name="T16">tudinern. </text:span><text:span text:style-name="T1">Multa siquidem alia ad res agendas comnoli<text:line-break/></text:span><text:span text:style-name="T16">ab </text:span><text:span text:style-name="T1">eis proficiscuntur, veluti si radere quid, aut scalpere.</text:span></text:p>
      <text:p text:style-name="P32"><text:span text:style-name="T1">ani </text:span><text:span text:style-name="T16">excoriare, </text:span><text:span text:style-name="T1">aut divellere oportet. Nam </text:span><text:span text:style-name="T16">in </text:span><text:span text:style-name="T1">tota prope<text:line-break/>vita omnibusque artibus, et iis potissimum; in quibus<text:line-break/>suut exactae manuum operationes, his talibus nobis est<text:line-break/>opus: sed ut apprehensorium est. organum manus, </text:span><text:span text:style-name="T21">in<text:line-break/></text:span><text:span text:style-name="T1">parvorum simul et durorum coiporum venationem ungui-<text:line-break/>hus vel maxime indiguit.</text:span></text:p>
      <text:h text:style-name="Heading_20_2" text:outline-level="2"><text:span text:style-name="T8">Cap. VIII.</text:span></text:h>
      <text:p text:style-name="P8"><text:span text:style-name="T1">Cur itaque Plato (praesertim cum Hip- "<text:line-break/>pocratis imitator, siquis alius unquam, fuerit, et ab rllo<text:line-break/>dogmata mutuatus </text:span><text:span text:style-name="T21">sit </text:span><text:span text:style-name="T1">maxima) tam negligenter de </text:span><text:span text:style-name="T21">ungui-<text:line-break/></text:span><text:span text:style-name="T1">um utilitate locutus est?- Cur item Aristoteles, tum </text:span><text:span text:style-name="T21">cicca<text:line-break/></text:span><text:span text:style-name="T1">alia, tum circa naturae artem enarrandam alioqui peri-:</text:span><text:span text:style-name="T21">.<text:line-break/></text:span><text:span text:style-name="T1">tissinrus, lu unguium utilitate adeo caecutivit?. </text:span><text:span text:style-name="T21">Ille nam-<text:line-break/></text:span><text:span text:style-name="T1">que deos, qui hominem construxerunt, </text:span><text:span text:style-name="T21">alt </text:span><text:span text:style-name="T1">ceu </text:span><text:span text:style-name="T21">imperitos<text:line-break/></text:span><text:span text:style-name="T1">quosdam 'artifices, veluti praemeditatos utilem </text:span><text:span text:style-name="T21">unguium<text:line-break/></text:span><text:span text:style-name="T1">in animalibus- aliis generationem, illos ob </text:span><text:span text:style-name="T21">id in summis<text:line-break/></text:span><text:span text:style-name="T1">digitis produxisse. Factos vero hos munimenti gratia<text:line-break/>scribit Aristoteles: sed tamen, cujus munimenti, an ad-<text:line-break/>versus frigora, vel calorem, vel vulnerantia,: vel-quns--</text:span></text:p>
      <text:p text:style-name="P30"><text:span text:style-name="T1">santia, non addidit: neque enim contra ullum horum<text:line-break/>munimenti gratia, neque contra aliud quidpiam praeter<text:line-break/>haec factos ungues fuiste excogitari potest. Porro Pla-<text:line-break/>tonis memini et Aristotelis, non. quo'</text:span><text:span text:style-name="T16">male </text:span><text:span text:style-name="T1">ab eis dicta<text:line-break/>reprehenderem, scd ut, quod me ad horum sermonum<text:line-break/>enarrationem impulit, planum facerem. Cum multa<text:line-break/>pramque esset apud </text:span><text:span text:style-name="T6">veter.es </text:span><text:span text:style-name="T1">tam medicos quam philo-<text:line-break/>sophos de utilitate partium dissensio; </text:span><text:span text:style-name="T37">i </text:span><text:span text:style-name="T1">quidam enim cor-<text:line-break/>pora nostra nullius gratia esse facta existimant nullaque<text:line-break/>omnino arte,, alii autem,et alicujus gratia et artificiose,<text:line-break/>et horum ipsorum alius aliam uniuscujusque-partis utili-<text:line-break/>tatem affirmatq primum quidem tantae hujus dissenfio-.<text:line-break/>nis judicandae nationem invenire studui; deinde vero et<text:line-break/>unam aliquam universalem methodum constituere, qua<text:line-break/>singularum partium corporis et .eorum, quae "illis, acci-<text:line-break/>dunt, utilitatem, luvenire possemus. Cum dixisset igitur<text:line-break/>Hippocrates., in totius corporis ex membris compagine<text:line-break/>omnia compati et consentire,', partis autem cujusqne<text:line-break/>particulas ad ejus actionem conspirare: aequum mihi</text:span></text:p>
      <text:p text:style-name="P30"><text:span text:style-name="T16">visum est, ferrnonem hunc prius in his partibus, qua-<text:line-break/>rurn manifesta nobis est operatio,' explorare, ut a quibus<text:line-break/>ad‘ alias transue post liceat. Qua igitur ratione explora-<text:line-break/>verim, protinus scribam, si prius Hippocratis termonem<text:line-break/>exposuero, plerisque obscuriorem,' quod eum et veteri<text:line-break/>modo et sua consuetudine succincte expressit. Quod au-<text:line-break/>tem ab eo ’ dicitur, 'est hujusmodi. Partes corporis- omnes<text:line-break/>sibi invicem compatiuntur, id est,’'in famulatum unius<text:line-break/>operationis omnes conspirant. </text:span><text:span text:style-name="T21">’ </text:span><text:span text:style-name="T16">Magnae quidem et to-<text:line-break/>tius animalis partes,, uti manus, pedes, oculi, lingua;<text:line-break/>gratia tutius animalis actionum factae sunt, ad hasqne<text:line-break/>conspirant universae; minores autem etiam harum- ipsa-<text:line-break/>rum nunc dicturum particulae ad lotius organi actionem<text:line-break/>referuntur: ut oculus organum est visorium ex multis<text:line-break/>constans particulis; quas omnes </text:span><text:span text:style-name="T21">’ </text:span><text:span text:style-name="T16">ad-unam operationem,<text:line-break/>scilicet visionem, conspirantes obtinet: - quasdam enim<text:line-break/>habet, per quas videmus; quasdam, sine quibus videre</text:span></text:p>
      <text:p text:style-name="P18"><text:span text:style-name="T1">non licet, alias gratia videndi melius, alias ad harum<text:line-break/>omnium conservationem. Sed tamen et omnis alia pars<text:line-break/>eodem habet mosto, </text:span><text:span text:style-name="T21">ut </text:span><text:span text:style-name="T1">venter, os, lingua; pedes ac<text:line-break/>etiam ipsae manus, de quibus nunc </text:span><text:span text:style-name="T21">- </text:span><text:span text:style-name="T1">dicere statuimus:<text:line-break/>quarum actionem ignorat nemo, manifestum namque est,<text:line-break/>eas apprehensionis gratia factas esse; quod vero omnes<text:line-break/>earum partes et tales et tam magnae sint, ut in unam<text:line-break/>organi totius actionem conspirent, hoc nondum omnes<text:line-break/>cognoscunt. Hippocrates tamen sic cognoscebat, et nunc<text:line-break/>id ipsum demonstrare nobis propositum est, quippe quo<text:line-break/>non solum inveniendae utilitatis partium methodus con-<text:line-break/>sistit, </text:span><text:span text:style-name="T16">sed </text:span><text:span text:style-name="T1">etian eorum, qui,alienum- aliquid a veritate<text:line-break/>opinantur, errores confutantur. Porro si, veluti oculo-<text:line-break/>rum et manuum et pedum actio </text:span><text:span text:style-name="T21">' </text:span><text:span text:style-name="T1">est omnibus mani-<text:line-break/>festa, sic et thoracis et pulmonis et cordis </text:span><text:span text:style-name="T21">et </text:span><text:span text:style-name="T1">aliorum<text:line-break/>omnium functio esset perspicua, in his rationibus", quae<text:line-break/>ad utilitatem partium, pertinent, non admodum discrepa-<text:line-break/>remus. <text:s/>Nunc vero; quia partium plurimarum obscura est<text:line-break/>actio j nullius autem particulatim utilitatem luvenire li-</text:span></text:p>
      <text:p text:style-name="P18"><text:span text:style-name="T1">cet, nisi actione ad unguem cognita, palam est, eos circa<text:line-break/>partium utilitatem peccasse </text:span><text:span text:style-name="T21">:</text:span><text:span text:style-name="T1">omnes; qui circa organorum<text:line-break/>functiones erraverunt. Cum igitur neque Aristoteles, ne-<text:line-break/>que </text:span><text:span text:style-name="T21">_ </text:span><text:span text:style-name="T1">superiorum quisquam omnes organorum , actiones<text:line-break/>dixerit, nos de utilitate partium opus hoc suscepisse </text:span><text:span text:style-name="T21">ex-<text:line-break/></text:span><text:span text:style-name="T1">pediebat. Huc accedebat, quod nonnulli, quanquam<text:line-break/>plurimarum partium actionem recte dixissent, tamen, quia<text:line-break/>ju methodo inveniendae partium utilitatis non erunt<text:line-break/>exerciti,, in multis particu laribus decepti suerunt, quem-<text:line-break/>admodum in unguibus.non multo, ante docuimus: quo-<text:line-break/>rum utilitatem etiam philosophorum optimi, nescire vide-<text:line-break/>bantur, neque Hippocratis dicta (ut dicebamus) lutelli-<text:line-break/>gere. ' Quando igitur in manu, licet ejus actionem scia-<text:line-break/>mus, tamen adhuc methodo aliqua egemus, ad utilitatum </text:span><text:span text:style-name="T21">‘</text:span></text:p>
      <text:p text:style-name="P81"><text:span text:style-name="T1">' inventionem; an- demum., cerebri partium, aut cordis,<text:line-break/>aut aliorum viscernia prope omnium, uniuscujusque com-<text:line-break/>moditatem prompte inveniemus?; Quidam siquidem in<text:line-break/>corde, alius lu.cerebri-membranis, . est etiam qui in </text:span><text:span text:style-name="T21">ce-</text:span></text:p>
      <text:p text:style-name="P19"><text:span text:style-name="T1">rebro animae prlucipatum constituit;' quapropter et par-<text:line-break/>-tium, quae in illis sunt, commoditatem alius aliam asseret.<text:line-break/></text:span><text:span text:style-name="T10">5</text:span><text:span text:style-name="T1"> Sed de his lu sequentibus perscrutabimur. Neque enim<text:line-break/>nunc eorum meminimus ob aliud, quam ut causas expo-<text:line-break/>aeremus; quibus adducti hoc opus de usu partium scribe-<text:line-break/>re aggressi sumus: praesertim </text:span><text:span text:style-name="T16">cum </text:span><text:span text:style-name="T1">Aristoteles,adeo mul-<text:line-break/>ta et recte dixerit, et praeter eum alii non-pauci; tam<text:line-break/>medici, quam pIrilolophi, minus multa forte, -quam Ari-<text:line-break/>stoteles, sed tamen-</text:span><text:span text:style-name="T16">etiam </text:span><text:span text:style-name="T1">recte ipsi tradiderint r inter quos<text:line-break/>profecto et Herophilus Cartbaginensis... Sed neque sufficie-<text:line-break/>bant, quae'Hippocrates tradiderat,. propterea quod ob-<text:line-break/>scure nonnulla scripsit-, quaedam omnino practernsisiti<text:line-break/>est ab illo tamen,--me.judice, perperam scriptum nihili<text:line-break/>Prdpter bfeec igitur omnia nos "tui scribenuum de utili-<text:line-break/>tate uniuscujusque partis impulsi venimus, qriaedam<text:line-break/>eorum, quae obscurius ab Hippocrate dicta sunt,' interpre-<text:line-break/>taturi, </text:span><text:span text:style-name="T21"><text:s/></text:span><text:span text:style-name="T1">quaedam quoque- secundur. traditas nobis ab eo<text:line-break/>methodos adjecturi.<text:tab/></text:span><text:span text:style-name="T37">nni u </text:span><text:span text:style-name="T21">. </text:span><text:span text:style-name="T37">-</text:span><text:span text:style-name="T21">. .'ur--. </text:span><text:span text:style-name="T37">..m</text:span></text:p>
      <text:h text:style-name="P3" text:outline-level="2">Cap <text:span text:style-name="T46">IX.</text:span></text:h>
      <text:p text:style-name="Standard"><text:span text:style-name="T1">Igitur. interminum - prius termonem rus-<text:line-break/>tum repetamus, totamque manus constitutionem perfe-<text:line-break/>quamur. Nam si in sermonibus est eum attinentibus<text:line-break/>.perfecte exercitati suerimus, quum ea manifestam habeat<text:line-break/>actionem, eorum, quae post dicenda sunt, methodum<text:line-break/>nullo demum negotio perdidicer imus-. </text:span><text:span text:style-name="T13">;</text:span><text:span text:style-name="T1"> Rurius igitur ab<text:line-break/>Hippocratis dictione,, tanquam a dei voce, auspicemur:<text:line-break/>quo enim loco unguium utilitatem, demonstrabat, ubi<text:line-break/>fnilicet,. quantos’ esse eos’ convenit, docebat, inibi etiam,<text:line-break/>et cur. lu digitos divisa est manus, et cur magnus aliis<text:line-break/>quatuor opponitur,- pariter monstrat his verbis: Digito-<text:line-break/>mm optima constitutio esi, ut intervallum sol </text:span><text:span text:style-name="T16">magnum<text:line-break/></text:span><text:span text:style-name="T1">sit p-quod in medio </text:span><text:span text:style-name="T16">si </text:span><text:span text:style-name="T1">,- magnusque digitus indici oppo,-<text:line-break/>naiur.. Ipsorum namque divisio saeta esi, ut pojsent a<text:line-break/>se invicem diduci plurimumquae res mullisariam esi<text:line-break/>admodum utilis. Convenienter itaque' ait) quando id;<text:line-break/>cujus gratia facti sunt, ipsis adest, hujusmodi potissimum<text:line-break/>constructionem esse longe aptissimam; nempe propter<text:line-break/>quaurmagnus quoque digitus aliis oppositus est ita, ut, si</text:span></text:p>
      <text:p text:style-name="P30"><text:span text:style-name="T1">divisa quidem solum sic esset manus, non tamen magnus<text:line-break/>digitus ab allis distaret plurimum, illis utique situ con-<text:line-break/>trario non opponeretur. Mulla igitur etiam hoc loco<text:line-break/>verbis paucis eos docet, qui ipsius dicta assequi possunt.<text:line-break/>Proinde justum fortasse fuerit, etiam nos, non suium alia<text:line-break/>viri hujus bona admirantes, </text:span><text:span text:style-name="T16">sed </text:span><text:span text:style-name="T1">etiam hoc- ipsum, quod<text:line-break/>multa paucis verbis doceat, modo expositionis omnium<text:line-break/>sic ab eo scriptorum mousirato, non amplius particularia -<text:line-break/>ejus dinta persequi. Quandoquidem non, quod haec<text:line-break/>pulcherrime callebat , Hippoerates, propositum est dicerer<text:line-break/>nisi obiter, sed partium omnium- percensere utilitatem<text:line-break/>statuimus, postquam unum hoc solum eorum, quae prae-<text:line-break/>cedenti sermone monstravit Hippoerates, necessarium qui-<text:line-break/>dem maxime, ut a </text:span><text:span text:style-name="T16">medico </text:span><text:span text:style-name="T1">pernoscatur, interpretati sue-<text:line-break/>rimus: hoc ipsum autem invenire nemo potest, nisi' qui<text:line-break/>partium utilitatem diligenter consideraverit Sed quid<text:line-break/>hoc tandem unum est? ut cognoscatur, quae corporis,<text:line-break/>nostri constitutio est optima. Palam est enim; eam esse,</text:span></text:p>
      <text:p text:style-name="P30"><text:span text:style-name="T1">quae omnes </text:span><text:span text:style-name="T16">habeat </text:span><text:span text:style-name="T1">partes utilitatem ad organorum fun-<text:line-break/>ctiones sufficientem a se </text:span><text:span text:style-name="T16">ipsis </text:span><text:span text:style-name="T1">praebentes: digitorum enim,<text:line-break/>ait,' optima cousiitutio </text:span><text:span text:style-name="T16">est, </text:span><text:span text:style-name="T1">ut </text:span><text:span text:style-name="T16">id </text:span><text:span text:style-name="T1">magnum sit, quod-lu.<text:line-break/>medio est, magnusque digitus indici</text:span><text:span text:style-name="T10">:</text:span><text:span text:style-name="T1"> opponatur. Quod<text:line-break/>si roges, quapropter? promptam-habes scriptam respon-<text:line-break/>fionemni nam in corpoffs compage, inquit, omnia com-<text:line-break/>patiuntur- et consentiunt, </text:span><text:span text:style-name="T16">omnes </text:span><text:span text:style-name="T1">vero particulae. unius-<text:line-break/>dujiisque' partis ad ejus functionem. Quae igitur partis<text:line-break/>nostras, manus, est actiosi sane est apprehensio. Sed quo<text:line-break/>pacto ad hunc digiti omnes conspirabunt? si et magnum<text:line-break/>id habuerint, quod in medio est, et magnus indici op-<text:line-break/>posittis</text:span><text:span text:style-name="T37">' </text:span><text:span text:style-name="T1">fuerit; ita enim omnia; quae manus per eos<text:line-break/>obibit,- prbbe' peracta 'fuerint, lgitur oculorum quoque<text:line-break/>et </text:span><text:span text:style-name="T37">‘ </text:span><text:span text:style-name="T1">marium 'qptimani couslitutionen. si quaeras, invenies , si<text:line-break/>actionibus ipsorum ' constructionem conjungas: ipsa enim<text:line-break/>optimae constitutionis veraeque pulcritudinis discernendae<text:line-break/>regula, mensura judiciumque tibi'erit.' Vera enim pul-<text:line-break/>critudo aliud nihil est, quam constitutio optimat' quan&lt;<text:line-break/>actionibus judicabis, Hippocrati credens, non albedine,</text:span></text:p>
      <text:p text:style-name="P30"><text:span text:style-name="T1">vel mollitie, vel id genus aliis, per quae non nativa,<text:line-break/>non vera, sed sucata et adulterina pulcritudo ostenta-<text:line-break/>tur. Quo fit, ut alia quidem iorpora mango, alia verd<text:line-break/>Hippoerates laudaturus sit. Tu vero apud Xenophontem<text:line-break/>jocari Socratem fortasse putas ambigentem' de. pulcri-<text:line-break/>tudine cum illis, qui aetate sua formosissimi videbantur :<text:line-break/>is autem, si simpliciter loqueretur, neque referret ad<text:line-break/>actionem, </text:span><text:span text:style-name="T16">et </text:span><text:span text:style-name="T1">hac ratione in universum de pulcrititdlue,<text:line-break/>expenderet,' forsan utique folurn jocaretur; fed quoniam<text:line-break/>toto illo siermone pulcritudinem constructionis partium<text:line-break/>iefert ad actionis bonitatem et integritatem, nequaquam<text:line-break/>ipsum tantummodo jocari, sed etiam serio loqui aesti-<text:line-break/>mandum esu Haec' namque Soeratis' mula fuit et indu-<text:line-break/>stria, ut seria jocis semper immiteereti Haec abunde<text:line-break/>dicta sufficiant et est praesentis negotii utililalem mon-<text:line-break/>stramlam, et ad docendum, qua ratione veterum sen-<text:line-break/>tentiam et dicta oporteat accipere. Porro omnem ma-<text:line-break/>nus constructionem deinceps persequamur, nihil, quoad</text:span></text:p>
      <text:p text:style-name="P30"><text:span text:style-name="T1">ejus sieri polerit, .non examluatunr relinquentes . Ut au-<text:line-break/>tem sermo noster methodo </text:span><text:span text:style-name="T37">, </text:span><text:span text:style-name="T1">procedat, quae corporibus lu-<text:line-break/>funt,</text:span><text:span text:style-name="T37">. </text:span><text:span text:style-name="T1">omnia distinguamus. Insunt .autem primum et<text:line-break/>maxime temperamenta, quippe quae propriam partium<text:line-break/>substantiam complent: corpus enim tale, natura est pro-<text:line-break/>pterea, quod caliditate, frigiditate, humiditate, siccitate<text:line-break/>sic commixtum est; nam carni esse carnem, et nervo<text:line-break/>nervum, et aliorum unicuique id esse, quod est, ob quali-<text:line-break/>taturn quatuor praedictarum certam quandam temperatu-<text:line-break/>ram contigit. Haec igitur eis secundum substantiae ra-<text:line-break/>tionem insunt: consequuntur autem necessario odores,<text:line-break/>sapores, colores, durities, mollities: alia vero necessa-<text:line-break/>rio accidunt, positio, magnitudo, connexio, conformatio.<text:line-break/>Quoties igitur omnium, quae organis insunt, utilitatem<text:line-break/>diligenter es examinaturus, lu primis disquire, per quod<text:line-break/>actionem nactum fuerit; magna enim ex parte per pro-<text:line-break/>priam substantiam invenies: aliquando autem etiam oli<text:line-break/>aliquod ex consequentibus, quemadmodum in oculis</text:span></text:p>
      <text:p text:style-name="P30"><text:span text:style-name="T1">propter colorem. Delude et aliarum ejus partium utili-<text:line-break/>talem singillatim disquiras, an scilicet </text:span><text:span text:style-name="T16">ea </text:span><text:span text:style-name="T1">propter actio-<text:line-break/>nem sit utilis, an propter eorum aliquid,, quae tempera-<text:line-break/>menta consequuntur, ut os propter duritiem. </text:span><text:span text:style-name="T37">' </text:span><text:span text:style-name="T1">Post haec<text:line-break/>autem unumquodque illorum, . quae et tutis ipsis organis,<text:line-break/>et eorum particulis accidunt, consideres; qnae (ut paulo -<text:line-break/>ante dictum est) sunt positio, magnitudo, connexio, con-<text:line-break/>formatio. Quisquis vero se recte utilitatem partium con-<text:line-break/>siderasse putat prius, quam haec omnia, rectene habeant,<text:line-break/>an ipsorum aliquid prave, expenderit,, hallucluatur.</text:span></text:p>
      <text:h text:style-name="Heading_20_2" text:outline-level="2">Cap. X.</text:h>
      <text:p text:style-name="P8"><text:span text:style-name="T1">Nequ.e igitur nos in eum errorem sponte<text:line-break/>incurramus: sed primum quidem lu manu, quoniam de<text:line-break/>ipla prima proposuimus dicere, cons.quenter autem et<text:line-break/>in aliarum partium unaquaque exantear faciamus, his<text:line-break/>omnibus, ut ante docuimus, principium simul inquisitio-<text:line-break/>nis et examen inveniendorum actionem ipsam haben-<text:line-break/>tes. Quoniam igitur actio quidem munus est apprehen-<text:line-break/>sio, apprehendere autem nihil posset unquam ipsa imino-</text:span></text:p>
      <text:p text:style-name="P30"><text:span text:style-name="T1">bilis permanens (nihil enim ita differret </text:span><text:span text:style-name="T16">a </text:span><text:span text:style-name="T1">lapidea- veI<text:line-break/>mortua); manifestum est, quod praecipua ipsi actionis<text:line-break/>pars ea erit, per quam inventa fuerit moveri. Quoniam<text:line-break/>igitur voluntarios motus </text:span><text:span text:style-name="T16">omnes </text:span><text:span text:style-name="T1">(quales manui' sunt) a '<text:line-break/>ninsculis fieri demonstravimus, hi', utique primum motus<text:line-break/>organum manui erunt: alia vero universa, haec quidem,<text:line-break/>ut melius actio fieret, alia vero, fine quibus non pote-<text:line-break/>rat ipsa fieri, alia aulem pio custodia omnium horum<text:line-break/>eceata suut. Genus unguium gratia ejus, quod est me-<text:line-break/>lius, videtur factum esse, cum scilicet possent munus<text:line-break/>absque unguibus apprenendere quidem, sed neque moles<text:line-break/>omnes, neque ita bene,- ut cum illis. , Monstratum est<text:line-break/>enim, dura et exigua corpora facile eas effligere, nisi<text:line-break/>&lt;Ummi tat ibus digitorum aliqua subjiciatur durior substari-,<text:line-break/>tia, quae ejusmodi carnem possit firmare. Hactenus du-<text:line-break/>'ritiei unguium et positionis utilitas dicta est,</text:span></text:p>
      <text:h text:style-name="Heading_20_2" text:outline-level="2">Cap. XI.</text:h>
      <text:p text:style-name="P8"><text:span text:style-name="T1">Cur autem adeo duri facti sint ut urin</text:span></text:p>
      <text:p text:style-name="P30"><text:span text:style-name="T1">magis, et quare ex omni parte rotundi, nondum qui-<text:line-break/>dem dictum est: id autem dicere jam est. opportunum-<text:line-break/>Si igitur magis duri, quam nunc sunt, fuissent instar os-<text:line-break/>sium facti, essent quidem ita etiam ad apprehensiones<text:line-break/>minus idonei, ut qui ne mluimum quidem flecti'possent,<text:line-break/>rumperentur vero facillime, sicut et alia dura universa.<text:line-break/>Eorum igitur fecuritati providens natura duros medio-<text:line-break/>criter effecit, ut neque utilitati, cujus gratia facti sunt,<text:line-break/>qnidpiam noceatur, neque ipsi prompte patiantur. Quod<text:line-break/>autem ita </text:span><text:span text:style-name="T13">z</text:span><text:span text:style-name="T1"> providens natura tanto ipfos molliores ossibus<text:line-break/>fecit, quatenus cedendo moderate illorum,, quae violen-<text:line-break/>ter extrinsecus incidunt,, vim retunderent, similium </text:span><text:span text:style-name="T16">om-<text:line-break/></text:span><text:span text:style-name="T1">nium constructio tibi ostendat. Omnes enim animalium<text:line-break/>partes prominentes et nudas ex tali substantia . creavit,<text:line-break/>qualis neque quassari facile propter mollitiem, .neque<text:line-break/>rumpi propter siccitatem posset; talis autem pars est un-<text:line-break/>gula, tuin solida quam bifida, talis calcer, talis cornu.</text:span></text:p>
      <text:p text:style-name="P30"><text:span text:style-name="T1">Quibus, quatenus arma sunt defensuris, esse duriora, qnam<text:line-break/>nunc sunt, oontulerat, quo et quassare'magis et incidere<text:line-break/>possent: ad sui </text:span><text:span text:style-name="T16">autem </text:span><text:span text:style-name="T1">ipsorum securitatem non fuit melius<text:line-break/>adeo dura fieri, ut facile rumperentur". Ita igitur et gla-<text:line-break/>dium esse optimum dicimus, non qui ex fragili est ferro<text:line-break/>factus, quale apud ludos </text:span><text:span text:style-name="T16">est </text:span><text:span text:style-name="T1">plurimum</text:span><text:span text:style-name="T16">, </text:span><text:span text:style-name="T1">quamvis prom-<text:line-break/>piissime incidat; sed-etfln, qui in tantam duritiem perve-<text:line-break/>nit,', quanta non rumpatur facile et prompte incidat.<text:line-break/> Quae igitur tam fortes sunt corporis partes et armis de-<text:line-break/>fensoriis proportione respondentes exponuntur et foras<text:line-break/>emicant, duriores quidem sunt, quam operimenta, sed<text:line-break/>non eousque, ut frangantur. Quae vero non, ut arma<text:line-break/>'essent, factae funt, fed simpliciter partes corporis, quae<text:line-break/>prominere debebunt (veluti aures, nafes, cubiti tuber,<text:line-break/>genua), 'molliorem adhuc substantiam habuerunt, ut<text:line-break/>mugis cedentes magis ea reprimunt, quae, suris incidunt<text:line-break/>Talis etiam unguis homluurn est: et propter hoc mullo</text:span></text:p>
      <text:p text:style-name="P30"><text:span text:style-name="T1">mollior et subtiliori factus est luporum, leonum, par-<text:line-break/>dalecen unguibus: nam mansueti est politicique anima-<text:line-break/>lis pars lu apprehensionis perfectionem constructa, non<text:line-break/>in ferae agrestis arma defeusoria. Cur autem rotundi<text:line-break/>sunt undique? an securitatis gratia? sola enim figurarum<text:line-break/>rotunda ad vix patiendum exquisite comparata est, ut<text:line-break/>quae nullum expositum angulum frangi potentem habeat-<text:line-break/>Sed quoniam scalpendo vel aliud quid unguibus agen-<text:line-break/>do exteri debebant nobis eorum extremitates, solas has<text:line-break/>animalis partes, quae sernper augeri puifiut, natura con-<text:line-break/>struxit, quamvis jam totum corpus augeri desierit. Au-’<text:line-break/>.gentur autem non, ut aliae partes, in-longum et latum<text:line-break/>et profundum, sed pilorum modo in longum folum, fub-<text:line-break/>nnscentibus aliis femper unguibus novis et antiquos pro-<text:line-break/>pellentrbus. Neque </text:span><text:span text:style-name="T16">hoc </text:span><text:span text:style-name="T1">otiose instituit natura, - sed </text:span><text:span text:style-name="T16">ut.<text:line-break/></text:span><text:span text:style-name="T1">in locum ejus, quod assidue exteritur in ipforum ex-<text:line-break/>tremitate, sit </text:span><text:span text:style-name="T16">aliquid</text:span><text:span text:style-name="T1">, quod sufficiatur. Sic igitur</text:span></text:p>
      <text:p text:style-name="P33"><text:span text:style-name="T1">ad summam naturae providentiam pervenit unguium<text:line-break/>constructio.<text:tab/></text:span><text:span text:style-name="T27">λ</text:span></text:p>
      <text:h text:style-name="Heading_20_2" text:outline-level="2"><text:span text:style-name="T8">Cap. XII.</text:span></text:h>
      <text:p text:style-name="P8"><text:span text:style-name="T1">Ossium vero genus in digitis, quod et<text:line-break/>hoc ipsum gratia ejus, quod est melius, factum est, ex<text:line-break/>his utique disces. Moveri quidem multiformiter inesset<text:line-break/>utiquemis vel fine ossibus, sicut etiam poIypodibus: fir-<text:line-break/>mitatum autem in actionibus, nunquam haberemus caren-<text:line-break/>tes obsistente et dura parte; tale- autem est et in ani-<text:line-break/>malium corporibus genus ossium : et propte. ea in digitis,<text:line-break/>et tota manu, et crure, et in multis partibus corporis </text:span><text:span text:style-name="T21"><text:line-break/></text:span><text:span text:style-name="T1">facta sunt. Quid igitur lu unoquoque aliorum organo-<text:line-break/>rum ea quae ab ossibus est firmitas conserat, for lassis<text:line-break/>ferino procedens ostendet. Sed quod ad multas actio-<text:line-break/>nes utilis eadem sit digitis, jam licet xidere, si consi-<text:line-break/>deres nequaquam melius, nos iis trementibus scripturos,<text:line-break/>iuoisuros,- aut quid tale acturos sine ossibus:: quod, enim<text:line-break/>trementibus inest propter morbum,, hoc femper nobis om-</text:span></text:p>
      <text:p text:style-name="P30"><text:span text:style-name="T22">/</text:span></text:p>
      <text:p text:style-name="Standard"><text:span text:style-name="T1">nibus luesset 'natura, : flexis et , tanquam concussis di-<text:line-break/>gitis prae mollitiesed ossium natura ad hoc adju-<text:line-break/>trix a creatore data est, sustentans in unaquaque sign-<text:line-break/>ra digitus. Etenim hoc ipsum... ut multiformiter sigu-<text:line-break/>rarent. (quod suturum erat utilissimum), ex eo habent,,<text:line-break/>quod -es. pluribus, ossibus unusquisque .compositus esti'<text:line-break/>id- </text:span><text:span text:style-name="T16">qnod </text:span><text:span text:style-name="T1">non potuisset fieri, fi ex uno sclo</text:span><text:span text:style-name="T21">» </text:span><text:span text:style-name="T1">essent<text:line-break/>fabricati</text:span><text:span text:style-name="T16">: - </text:span><text:span text:style-name="T1">folae enim ita illae actiones bene efficerentur,<text:line-break/>quae digitos possidant extensos. Subit autem etiam hoc<text:line-break/>loco admirari artem naturae, quae ad omnes actiones<text:line-break/>idoneos praeparavit, digitos. . Sine ossibus enim'si facti;<text:line-break/>suissent digiti, illas actiones solas probe pellicerent, in<text:line-break/>quibus eos circulo plicari circa compreheusibiie oporle- </text:span><text:span text:style-name="T21">;<text:line-break/></text:span><text:span text:style-name="T1">ret</text:span><text:span text:style-name="T2">-</text:span><text:span text:style-name="T4">ι</text:span><text:span text:style-name="T2"> </text:span><text:span text:style-name="T1">si autem os uricum haberent, illis actionibus recte;<text:line-break/>servirent, in quibus eis extenfisi egeremus: quia, .yero;<text:line-break/>neque fine ossibus, neque.ex uno solo fabricati sunt,--sed.<text:line-break/>ex tribus invicem per singulos articulos, connexis unus-<text:line-break/>quisque factus est,, propter </text:span><text:span text:style-name="T16">id </text:span><text:span text:style-name="T1">ad omnem actionem prom-i</text:span></text:p>
      <text:p text:style-name="P30"><text:span text:style-name="T1">pti figurantur: flexis enim omnibus articulis, operamur<text:line-break/>digitis perinde, ac si absque ossibus facti essent: extensis<text:line-break/>autem omnibus, tauquam </text:span><text:span text:style-name="T16">si </text:span><text:span text:style-name="T1">ex uno -osse solo, constareal.<text:line-break/>Plerumque autem neque omnibus extensis, neque omni-<text:line-break/>bus flexis indigentes,' aliquando quidem primum solum,<text:line-break/>vel secundum, vel tertium articulum, aliquando autem-<text:line-break/>vel primum simul et secundum, vel secundum et ter-<text:line-break/>tium, .vel primum simul et tertium extendentes, aut<text:line-break/>flectentes,' hoc- modo sex figurarum differentias exprimi-<text:line-break/>mus. Per unamquamque autem differentiam </text:span><text:span text:style-name="T16">n. agis </text:span><text:span text:style-name="T1">et<text:line-break/>minus lu quantam multitudinem exeat, excogitari' qui-<text:line-break/>dem facile potest, dici vero non potest. Perfecta nam-<text:line-break/>que flexio</text:span><text:span text:style-name="T16">, </text:span><text:span text:style-name="T1">veluti etiam extensio, in <text:s/>magis et minus<text:line-break/>non est divisibilis-: medii vero inter has motus articulo-'<text:line-break/>rum,- inopinabile est-, quantum numerum efficiant, iis<text:line-break/>scilicet quandoque magis, quandoque minus vel flexis"<text:line-break/>vel rursus extensis. Non igitur fex folae figurarum dif-<text:line-break/>ferentiae digitis ita constructis fiunt, sed universales qni-</text:span></text:p>
      <text:p text:style-name="P30"><text:span text:style-name="T1">dem sex, particulares autem infinitae. Aliarum vero<text:line-break/>duarum constructionum altera quidem, quae est sine os-<text:line-break/>sibus, solam circularem figuram, altera vero, quae -ex uno<text:line-break/>osse solo, rectam eis praestare- potest: nunc autem neque<text:line-break/>eis carent, et ultra has </text:span><text:span text:style-name="T16">sex </text:span><text:span text:style-name="T1">quidem universales, multi-<text:line-break/>formes vero particulares figuras, - adepti funt. </text:span><text:span text:style-name="T21">. </text:span><text:span text:style-name="T1">Rectam<text:line-break/>igitur exacte, figuram habere poterunt, si ex ossibus solis<text:line-break/>fecundum rectam lineam essent compositi, exacte vero<text:line-break/>circularem neqr aquam.</text:span></text:p>
      <text:h text:style-name="Heading_20_2" text:outline-level="2">Cap. XllI.</text:h>
      <text:p text:style-name="P8"><text:span text:style-name="T1">Propter hoc molita natura est carnis<text:line-break/>generationem: quam super externas- quidem, ossium par-<text:line-break/>tes nutrire non debuit; sic enim onus superiluuni fuisset:<text:line-break/>sub omnibus vero internis, partibus eam nutrivit, ut, cum<text:line-break/>mollis. consistentia sit et occursantibus cedat. leniter,<text:line-break/>ossium rectitudinem tunc corrigat, , quando est aliquid cir-<text:line-break/>culo apprehensura. Proinde in </text:span><text:span text:style-name="T21">. </text:span><text:span text:style-name="T1">ipsis quidem articulis<text:line-break/>perpaucam, plurimam in partibus inter articulos mediis<text:line-break/>carnem produxit; neque enim carnis adjutorio talsu qua-<text:line-break/>le ossibus est</text:span><text:span text:style-name="T21">' </text:span><text:span text:style-name="T16">necessarium, </text:span><text:span text:style-name="T1">aliquis articulus indigebat,</text:span></text:p>
      <text:p text:style-name="P30"><text:span text:style-name="T1">quum flecti natus sit: et caro, praeterquam quod nul-<text:line-break/>lam ei' commoditatem praestaret, -impedimento motui<text:line-break/>fieret; trun gravans ut superflua, trun etiam internum<text:line-break/>articuli Ipatimn claudens occupansve. Propter hae cita-<text:line-break/></text:span><text:span text:style-name="T21">que </text:span><text:span text:style-name="T1">carnem</text:span><text:span text:style-name="T29">:</text:span><text:span text:style-name="T1">generavit natura extra digitos nullam: intra<text:line-break/>vero 'iis- partibus,, quad sunt inter articulos mediae,<text:line-break/>plurimam: in ipsis vero articulis paucissimam. <text:s/>Lateribus<text:line-break/>.autem digitorum*carnis tantam adnufci fecit, quanta me-<text:line-break/>lium ibi- fpatiurn-vacuum repletura erat, </text:span><text:span text:style-name="T21">, </text:span><text:span text:style-name="T1">ut et inde<text:line-break/>manus non solum, ut divisum in multa organum, sed<text:line-break/>etiam ut omnino indivisum agere possit; adductis enim<text:line-break/>ad se' invicem digitis, ita eorum medium totum spatium<text:line-break/>constringitur a came, ut,-si quid etiam liquidorum corpo-<text:line-break/>rum manu supina continere volueris,' effluere non'per-<text:line-break/>mittat.- Haec initui tot et.talia a carne commoda manus </text:span><text:span text:style-name="T21">-<text:line-break/></text:span><text:span text:style-name="T1">obtinet i ad haec etiam, ut terat et molliat, quaecuuque<text:line-break/>moderate- mollibus instrumentis,. quae molliant ac terant,</text:span></text:p>
      <text:p text:style-name="P30"><text:span text:style-name="T1">instigent: qualia in omnibus artibus sunt plurima. Pro-<text:line-break/>priae igitur hae sunt carnis munus utilitates. Communes<text:line-break/>vero' (bis enim etiam nihilominus potitur) illius, qui eas<text:line-break/>describit, verbis dicentur; .Siquiden Plato in Timaeo,<text:line-break/>Caro, ait, propugnaculum est</text:span><text:span text:style-name="T21">. </text:span><text:span text:style-name="T1">ac tegmen adversum<text:line-break/>aestus, adversum, frigora et lapsus, instar rerum pilo<text:line-break/>lana ve coagmentatarum, quippe quae corporibus molli- </text:span><text:span text:style-name="T21">,<text:line-break/></text:span><text:span text:style-name="T1">ter lenilerque cedat. Calidam autem hniniditateni intra<text:line-break/>fe ipsam idcirco habet, ut aestate</text:span><text:span text:style-name="T21">. </text:span><text:span text:style-name="T1">quidem .resudans et<text:line-break/>humectans extrinsecus refrigerium toti corpori proprium<text:line-break/>familiareque. affundat., hyeme ...vero .contra suo ipsius<text:line-break/>calore extrinsecus illatam et circumdaistem nos frigidi-<text:line-break/>tatem mcderate arceat. Quod igitur caro est velut pro-<text:line-break/>pugnaculum quoddam, amiculis lana pilove coagmenla-<text:line-break/>tis simillimum, verbis non indiget. Apparet vero sirni-<text:line-break/>liter, et calidam ex sanguine hnmiditatem in se ipsa-ha-<text:line-break/>bere. Quod .autem omnis calida. ..moderate humidrtas,<text:line-break/>qualis est carnis, utrisque immoderationibus, scilicet<text:line-break/>frigiditatis..- et aestus, aequaliter, prosit, id nequaquam</text:span></text:p>
      <text:p text:style-name="P30"><text:span text:style-name="T1">perinde omnibus' consessum </text:span><text:span text:style-name="T16">est: </text:span><text:span text:style-name="T21">: </text:span><text:span text:style-name="T1">sed forte credent, si<text:line-break/>primum eos virtutis balneorum admonuero; deinde autem<text:line-break/>et -ipsam: rai naturam exposuero. <text:s/>Nihil itaque invenias,<text:line-break/>quod valido aestu <text:s/>occupatos praefentius refrigerare, aut<text:line-break/>magna frigiditate affectos promptius calefacere quam<text:line-break/>balneum possit. <text:s/>Cum enim natura humidunr fit et mo-<text:line-break/>derute calidum, lrumiditate quidem natam ex caliditate<text:line-break/>siccitatem irrigat; caliditate vero ortam ex gelu frigidita-<text:line-break/>tem persanat. Sed </text:span><text:span text:style-name="T16">de </text:span><text:span text:style-name="T1">carne quidem haec fussiciant.</text:span></text:p>
      <text:h text:style-name="Heading_20_2" text:outline-level="2">Cap. XIV.</text:h>
      <text:p text:style-name="P8"><text:span text:style-name="T1">De natura vero articulorum et ossium,<text:line-break/>quae lu digitis est, - rursum pertractemus, unde antea ,<text:line-break/>digressi sumus, reversu Quod enim ipfis indiguimus ad<text:line-break/>actionum firmitudinem, et quoti, pluribus, propter multi-.<text:line-break/>formes figuras,</text:span><text:span text:style-name="T21">' </text:span><text:span text:style-name="T1">sufficienter demonstratum est. De multi-<text:line-break/>tudine autem ipsorum, </text:span><text:span text:style-name="T16">cur </text:span><text:span text:style-name="T1">tanta, - et :de magnitudine<text:line-break/>uniuscujusque, 'cur tam magna, et de figura-.er modo ar-.<text:line-break/>ticulationis, nihil diximus. ’ 'Sic igitur tandem dicatur.</text:span></text:p>
      <text:p text:style-name="P30"><text:span text:style-name="T1">neque pauciora,’ </text:span><text:span text:style-name="T16">neque </text:span><text:span text:style-name="T1">pluratribus. fieri ossa digitis<text:line-break/>oportuisse, quando, </text:span><text:span text:style-name="T16">si plura </text:span><text:span text:style-name="T1"><text:s/>essent, . praeterquam-, qu.od<text:line-break/>nullam juvarent actionem (abunde enim, monstratae</text:span><text:span text:style-name="T10">1</text:span><text:span text:style-name="T1">, suut<text:line-break/>omnes per tria compleri), fortassis </text:span><text:span text:style-name="T16">et - </text:span><text:span text:style-name="T1">perfectam- exten-<text:line-break/>sionem .nonnihil laederent, minus sumam,- quam munc<text:line-break/>sit, efficiendo : . quae enim ex .pluribus particulis conipo-<text:line-break/>sita </text:span><text:span text:style-name="T16">sunt, </text:span><text:span text:style-name="T1">facilius quam ea, quae ex paucioribus, fatigan-<text:line-break/>tur et </text:span><text:span text:style-name="T16">flexa </text:span><text:span text:style-name="T1">coliabaut:pauciora autem .si essent;. tam<text:line-break/>diversae 'particulares figuras digiti non haberent. Ut igi-<text:line-break/>tur et multiformiter. moverentur,-, et patiendi prompti-<text:line-break/>tndinem effligerent,,. trium ossium numerus abunde luit.<text:line-break/>Manifestum vero omnibus est,.::.quod praelocatum os ma-<text:line-break/>jus esse, postlocato debeat:, illud enim'vehit,- hoc vehi-<text:line-break/>tur: majus autem, quod bajulat, eo, quod bajulatur, esse<text:line-break/>oportet. At vero et-quod in-valde, parvum et, rotun-<text:line-break/>dum desinere- digitorum summitates oportebat,, antea<text:line-break/>ostensum est:' fieri autem hoc aliter non poterat, quam<text:line-break/>ossium magnitudine paulatim minuta, ob idque urinus</text:span></text:p>
      <text:p text:style-name="P30"><text:span text:style-name="T1">priori secundum sernper </text:span><text:span text:style-name="T16">esse </text:span><text:span text:style-name="T1">debuit. Figura autem<text:line-break/>ipsorum quod a superna basi latiore ad infernam strictio-<text:line-break/>rem desinit,- easdem, quas magnitudo eorum dicta est'<text:line-break/>afferre, praestabit commoditates. Quod autem et rotunda<text:line-break/>sunt; eaufam;ut vix patiantur, afferre oportet : omnium<text:line-break/>enim figurarum haec minimum est passionibus obnoxia,<text:line-break/>ut quae, nullam habeat extantem eminentiam, quae a<text:line-break/>suri.s occursantibus frangi queat.' Cur autem miumquod-<text:line-break/>:que extrinsecus quidem exacte est convexum, lutus vero<text:line-break/>et in lateribus non exacte? an hoc ’quoque’ melioris<text:line-break/>gratia factum est? Internis enim sitis partibus digiti mol-<text:line-break/>liunt, terunt ac omnia accipiunt:</text:span><text:span text:style-name="T10">:</text:span><text:span text:style-name="T1"> quae deteri as-flerent,<text:line-break/>si ossa inibi, convexa fuissent. Externis ver o partibus<text:line-break/>cum neque hornm aliquid, neque alium quamvis actio-<text:line-break/>'nem,'efficiant digiti, reliquum fuiti,&lt;ut adfolam patiendi<text:line-break/>tliffioultatem exquisite sint constructi. In lateribus autem<text:line-break/>rursum,'habebant quidem patiendi difficultatem, fe invn.<text:line-break/>cem custodientes-: debebant autem, eum adducti constrin-<text:line-break/>guntur ,&lt; ,nullum relinquere., lu medio -spatium vacuum </text:span></text:p>
      <text:p text:style-name="P30"><text:span text:style-name="T21">non </text:span><text:span text:style-name="T1">igitur eos hac parte curvos fieri necesse erat. </text:span><text:span text:style-name="T21">- </text:span><text:span text:style-name="T1">Eidem<text:line-break/>vero ejus, quod-diximus,- sufficientem facit magni di--<text:line-break/>giti-et parvi constructio: siquidem </text:span><text:span text:style-name="T10">!</text:span><text:span text:style-name="T1"> ille </text:span><text:span text:style-name="T21"><text:s/></text:span><text:span text:style-name="T1">super nam, hic'<text:line-break/>infernam circumferentiam exacte convexam obtinuit-i hac<text:line-break/>enim parte nec ab aliquo custodiebantur, nec alii digitu<text:line-break/>juncti applicabantur. - Quo sane non parum admiranda </text:span><text:span text:style-name="T16">est<text:line-break/></text:span><text:span text:style-name="T1">'naturae in ossium constructione solertia.-</text:span></text:p>
      <text:h text:style-name="Heading_20_2" text:outline-level="2">Cap. XV.</text:h>
      <text:p text:style-name="P8"><text:span text:style-name="T1">Miraculum autem articulationis modus<text:line-break/>nihilo minus est. Neque enim simpliciter nec forte ex<text:line-break/>tribus ossibus digitorum unusquisque factus est, sed vel—<text:line-break/></text:span><text:span text:style-name="T21">uti </text:span><text:span text:style-name="T1">januarum cardines, ita et articulorum unusquisque-<text:line-break/>eminentiam cavitati immissam habet.-Verumtamen hoc<text:line-break/>fortasse non adeo est’mirabile</text:span><text:span text:style-name="T16">:</text:span><text:span text:style-name="T21">' </text:span><text:span text:style-name="T1">sed si, considerata omni-<text:line-break/></text:span><text:span text:style-name="T21">tim </text:span><text:span text:style-name="T1">tutius' corporis ossium mutua connexione, eminentias<text:line-break/>cavitatibus suscipientibus aequales fernper inveneris; </text:span><text:span text:style-name="T21">jam.<text:line-break/></text:span><text:span text:style-name="T1">hoc </text:span><text:span text:style-name="T21"><text:s/></text:span><text:span text:style-name="T1">(probe scio) maximum tibi 'ett mirabile apparebis;<text:line-break/></text:span><text:span text:style-name="T21">Si enim </text:span><text:span text:style-name="T1">jusio-amplior, esset saxitas, -laxus sane-et ; </text:span><text:span text:style-name="T21">in-<text:line-break/>sumus </text:span><text:span text:style-name="T1">fieret, articulas: </text:span><text:span text:style-name="T21">si </text:span><text:span text:style-name="T1">strictior, motus </text:span><text:span text:style-name="T6">dissicuiter.fi-</text:span></text:p>
      <text:p text:style-name="P30"><text:span text:style-name="T1">eret, ut qui' nullam verfionem haberet, ..ac periculum,<text:line-break/>esset non parvum, eminentias ossium arctatas frangi a£-<text:line-break/>terique: sed horum neutrum factum est. Ad haec omnes<text:line-break/>ipsas ossium concavitates quasi eminentia labia quaedam -<text:line-break/>et supercilia circulo ambiunt </text:span><text:span text:style-name="T16">ad </text:span><text:span text:style-name="T1">maximam articulorum<text:line-break/>tutelam, ne. aliquando excidunt, nisi forte per ingentem<text:line-break/>aliquam necessitatem. Sed quoniam iterum ex tam se-<text:line-break/>cura constructione periculum erat, ne motiones difficilius<text:line-break/>fierent et eminentiae ossium extererentur, duplex rursus<text:line-break/>auxilium in. id natura molita est, prius quidem, cartlla-<text:line-break/>glue utrumque ecs suhungens atque oblinens, alterum<text:line-break/>vero, ipsis cartilaginibus humorem unctuosum et visco-<text:line-break/>sum ,-velut oleum aliquod; superfundens, per quae facile<text:line-break/>mobilis simul et attritu contumax omnis dearticulatio<text:line-break/>ossium facta est. . </text:span><text:span text:style-name="T37">. </text:span><text:span text:style-name="T1">Naturae igitur artificium superciliorum<text:line-break/>lu cavitatibus vel folum sufficiebat prohibere articulo-<text:line-break/>rum luxationem:. sed uon commisit natura ei artificio<text:line-break/>suli cusiodiam, praevidens, multis tibus violentis et</text:span></text:p>
      <text:p text:style-name="P30"><text:span text:style-name="T24">. . </text:span><text:span text:style-name="T39">./ </text:span><text:span text:style-name="T5">. .</text:span></text:p>
      <text:p text:style-name="Standard"><text:span text:style-name="T1">vehementibus animal saepe occupatum iri. , Ut igitur<text:line-break/>undique diligenter articulus omnis custodiretur, ligamenta<text:line-break/>quaedam ex utroque osse produxit natura, ex </text:span><text:span text:style-name="T21">.</text:span><text:span text:style-name="T1">osse, altero<text:line-break/>pervenientia ad alterum. Sunt autem eorum alia qui-<text:line-break/>lem, velut nervi quidam; teretia et crasse, alia vero<text:line-break/>membranarum instar praelonga et -subtilia, fecundum<text:line-break/>articulorum utilitatern- ac necessitatem talia scmper fa-<text:line-break/></text:span><text:span text:style-name="T16">cta: </text:span><text:span text:style-name="T1">nam, quae maxinfe. quidem er crassissima, praecipuos<text:line-break/>et maximos custodiunt articulos; reliqua vero minus </text:span><text:span text:style-name="T16">prae-<text:line-break/></text:span><text:span text:style-name="T1">eipuos et minores. Haec igitur' omnia et comiuunrter<text:line-break/>et 'in omnibus articulis machinata est,. et in articulis di-<text:line-break/>gitorum, ut illis maxime conveniebat. Parvae siqui-<text:line-break/>dem sunt dearticulationes, </text:span><text:span text:style-name="T16">sed </text:span><text:span text:style-name="T1">diligenter cavatae, . subtili-<text:line-break/>bns vero labiis'undique cinctae et circumseptae, cartila-<text:line-break/>ginibus etiam tenuibus superlitae,; ligamentis denique<text:line-break/>membranosis connexae. Hoc autem, scilicet nullatenus<text:line-break/>esse labia ossium'aequalia, sed extrinsecus quidem nrulto'<text:line-break/>majora, intrinsecus vero minora, maxima est naturae-itu</text:span></text:p>
      <text:p text:style-name="P34"><text:span text:style-name="T1">digitorum constfuctione industria: si enim essent parva<text:line-break/>foris, ultra </text:span><text:span text:style-name="T16">summam </text:span><text:span text:style-name="T1">extensionem reflecti articulos per-<text:line-break/>mitterent; maiora'vero </text:span><text:span text:style-name="T21">st </text:span><text:span text:style-name="T1">ellent lutus, eos libere et.plu-.<text:line-break/>.imum flecti prohiberent; quare nocerent utrinque, ex-<text:line-break/>tensionis scilicet sumitudinem auferentia et flexionis va-<text:line-break/>rietatem: quia vero e contrario factr. sunt, nullius, qui-<text:line-break/>leni nocumenti, omnis </text:span><text:span text:style-name="T16">autem </text:span><text:span text:style-name="T1">commoditatis motionibus,<text:line-break/>digitorum caulae sunt.. Propter quid autem dura et deu-<text:line-break/>far et medullae expertia sunt ossa, digitorum ? , an quia<text:line-break/>nuda sunt omnia et propterea facile patibilia? </text:span><text:span text:style-name="T3">Eis.au-<text:line-break/></text:span><text:span text:style-name="T1">tem, quae .ob externi operimenti penuriam injuriis sunt<text:line-break/></text:span><text:span text:style-name="T21">et </text:span><text:span text:style-name="T1">passionibus opportuniora, unum est remedium prae-<text:line-break/>sentissimum propriae co. structionis .ad patiendum dissi-<text:line-break/>cultas.</text:span></text:p>
      <text:h text:style-name="Heading_20_2" text:outline-level="2">Cap. XVI.</text:h>
      <text:p text:style-name="P8"><text:span text:style-name="T1">Quae quidem ad ossa. digitorum .pertis<text:line-break/></text:span><text:span text:style-name="T21">-rient, </text:span><text:span text:style-name="T1">fisa habent: quae vero ad. alias partes, deinceps<text:line-break/>persequar , si prius, quidem memoravero id, quod demon-<text:line-break/>stratum est,, non posse bene inveniri utilitatem partis an-<text:line-break/>te.,:.quam eius actio noscatur. Manuum.igitur actio ap-<text:line-break/>prehensio esse et videtur r et conceditur, ,et nulla 'de-</text:span></text:p>
      <text:p text:style-name="P18"><text:span text:style-name="T1">monstratione indigeti De ’ actionibus vero venarum et ar-<text:line-break/>teriarum, et nervorum, et musculorum, et tendouurn<text:line-break/>neque consentitur, neque apparet quidquam: ac propter-<text:line-break/>ea sermone. indiget longiore. Sed non est nunc tempus<text:line-break/>de actionibus disquirendi; non enim de ipsis, sed de uti-<text:line-break/>litatibus propositum nobis est dicere. . Necessarium igitur<text:line-break/>est ex iis, quae alibi demonstrata sunt, et nunc et per<text:line-break/>omnem futurum nobis sermonem conclusiones demonstra-<text:line-break/>tionum tanquam aliquas suppositiones accipiendo ita.<text:line-break/>hunc perficere sermonem. </text:span><text:span text:style-name="T21">. </text:span><text:span text:style-name="T1">Quod igitur principium ner-<text:line-break/>vorum omnium cerebrum est et spinalis medulla, et<text:line-break/> quod ipsius rursus spinalis medullae cerebrum, arteria-<text:line-break/>rum vero omnium cor, venarum autem hepar, et quod<text:line-break/>nervi quidem a cerebro animalem virtutem, arteriae ve-<text:line-break/>lo a corde pullatilem, venae autem ab hepate naturalem<text:line-break/>accipiunt, in libris de Hippocratis et Platonis dogmatis<text:line-break/>demonstratum est. Erit itaque nervorum utilitas faculta-<text:line-break/>tem sensus et motus a principio lu partes diducere,: ar--</text:span></text:p>
      <text:p text:style-name="P35"><text:span text:style-name="T1">teriarum </text:span><text:span text:style-name="T16">autem </text:span><text:span text:style-name="T1">custodire eam, quae secundum naturam<text:line-break/>est, calidi tutem et nutrire spiritum animalem: sanguinis<text:line-break/>autem generandi simul et in- omnes par tes ferendi gra-<text:line-break/>tia-venae factae sunt. At vero et de tensionibus et ner-<text:line-break/>vis et ligamentis, quomodo differant, in libris de muscu-<text:line-break/>lormn mota dictum est. Palam autem, quod et de na-<text:line-break/>tura musculorum in illis dictum est, ef qrodfunt or-<text:line-break/>gana motus voluntarii, et eorum apponeurosis tendo no-<text:line-break/>iuinatur.<text:tab/></text:span><text:span text:style-name="T37">..<text:tab/></text:span><text:span text:style-name="T1">.</text:span></text:p>
      <text:h text:style-name="Heading_20_2" text:outline-level="2"><text:span text:style-name="T8">Cap. XVlI.</text:span></text:h>
      <text:p text:style-name="P8"><text:span text:style-name="T1">His igitur ad praesentem et ad inonse-<text:line-break/>quentem universum sermonem velut suppositionibus, qui-<text:line-break/>busdam demonstrationum assumptis, quam unicuique or-<text:line-break/>gano- praestant commoditatem, dicemus </text:span><text:span text:style-name="T16">a </text:span><text:span text:style-name="T1">digitis rursus<text:line-break/>incipientes. Quia ossium lu eis constructionem organis<text:line-break/>apprehensurus aptissimam natura fecit, erat- autem impof-<text:line-break/>sibile ipsis ossibus, sic terrestribus et lapideis; motum vo-<text:line-break/>luntarium tribuere, quomodo per aliud ipsa ossa moveret,<text:line-break/>providit. Ex ipsis igitur cubiti mufoulis productos ten-</text:span></text:p>
      <text:p text:style-name="P30"><text:span text:style-name="T1">dones secundum rectitudinem digitorum deduxit: qui<text:line-break/>enim antiquis vocantur nervi, -hi scilicet ipsi conspicui,<text:line-break/>qui moveant digitos, tendones sunt, prognati sane ex<text:line-break/>nervis et ligamentis rn musculos dispersis rursusque in-<text:line-break/>vicem coeuntibus. Utilitas autem eorum secundum com-<text:line-break/>ponentium naturam. Etenim sentiunt, et moventur mo-<text:line-break/>tu voluntario</text:span><text:span text:style-name="T16">, </text:span><text:span text:style-name="T1">et colligant musculos ossibus i horum au-<text:line-break/>tem priora quidem, scilicet scntire et moveri, </text:span><text:span text:style-name="T16">a </text:span><text:span text:style-name="T1">nervis<text:line-break/>habent, colligare autem </text:span><text:span text:style-name="T16">a </text:span><text:span text:style-name="T1">ligamentis. Album autem et<text:line-break/>exangue expersque concavitatis eum sit ligamentum sitnili-<text:line-break/>ter nervo, propterea plerisque imperitis nervum esse pu-<text:line-break/>tantibus imponit: verum non est natum ex cerebro veI<text:line-break/>spinali medulla, sed ex ossibus ad ossa transit, ob idque<text:line-break/>nervo multo durius et penitus insensibile, et movere ali-<text:line-break/>quid non potest. Tendones igitur ipsos omnes, qui ad<text:line-break/>carpum apparent, a cubiti musculis ad digitos natura ex-<text:line-break/>tendens inseruit in singulos articulos, non utique in</text:span></text:p>
      <text:p text:style-name="P30"><text:span text:style-name="T1">ipsam syntaxim ossium, nulla enim esset hoc modo utili-<text:line-break/>tas, sed neque in praelocati ossis dearticulationis finem,<text:line-break/>neque enim ita esset aliqua comuioditas: sed in caput se-<text:line-break/>cundi ossis, hoc est movendi, infigitur: quomodo,’ opinor,<text:line-break/>limulaera funiculis solent moveri, in lis enim dearticu-<text:line-break/>lationem transcendentes ad principium sublocatarom par-<text:line-break/>tium applicant funiculum, ut eo sursum tracto membrum<text:line-break/>facile scquatur. Et si, quod dico, vidisti unquam, aperte<text:line-break/>iani intellexisti, quo pacto ab unoquoque, tendonum quis-<text:line-break/>que digitorum articulus moveatur: olla enim omnia, quae<text:line-break/>fublocantur, circa praelocatum sibi ipsis os immotum ma--<text:line-break/>ne.us mota extenduntur</text:span><text:span text:style-name="T21">. </text:span><text:span text:style-name="T1">quidem, quando, exterior.trahit<text:line-break/>tendo,, flectuntur autem, quando interior. </text:span><text:span text:style-name="T21"><text:s/></text:span><text:span text:style-name="T1">Cur igitur ita<text:line-break/>longos tendones- creavit, et non produxit ad carpum<text:line-break/>musculos? quia levem simul et tenuem esse extremam<text:line-break/>manum praestabat, quam turba carnium obrutam gravem<text:line-break/>simul et crassam fieri: inulta enim ita deterius et tardius</text:span></text:p>
      <text:p text:style-name="P30"><text:span text:style-name="T1">ageret eorum, </text:span><text:span text:style-name="T16">quae nunc </text:span><text:span text:style-name="T1">prompte </text:span><text:span text:style-name="T16">et </text:span><text:span text:style-name="T1">belle perficit. Quia<text:line-break/>vero erat necessarium per longam viam duci tendones,<text:line-break/>et periculum erat, in nuda carnibus regione ipsus, si nudi<text:line-break/>essent, comprimi et collidi et.incidi, et calefieri et re-<text:line-break/>frigerari facile, in auxilium eis machinata est membra-<text:line-break/>narum substantiam, quibus duria existentibus circumami-<text:line-break/>ciens undique non eorum, quae extrarium incidunt, solum,<text:line-break/>sed etiam ipsorum ossium occursum innoxium reddidit.<text:line-break/>Quin etiam a mu (culis quidem usque ad articulos unus-<text:line-break/>quisque eorum exquisite est rotundus, idque ut vix patia-<text:line-break/>tur: qua autem applicatur movendae </text:span><text:span text:style-name="T16">a </text:span><text:span text:style-name="T1">se ipso aciei et<text:line-break/>ordini articulorum, ibi tum expanditur latiorque fit: sic<text:line-break/>enim facilius erat moturus eam, pluribus trahens appre-<text:line-break/>hensionibus. Sed quoniam quatuor motibus digitorum<text:line-break/>unusquisque debebat ut plurimis moveri, uno quidem<text:line-break/>flexis, alio vero extensis, duobus item ad latera, quatuor<text:line-break/>(ut puto) locis aequum fuit unicuique articulorum appli-<text:line-break/>cari tendones; si '.anm in aliquo eorum deficeret, debilis</text:span></text:p>
      <text:p text:style-name="P30"><text:span text:style-name="T1">et manca sic fieret pars. Apparent igitur tendones qua-<text:line-break/>drifariam applicati, exorti partlur a cubiti musculis,<text:line-break/>internis quidem flectentes, externis vero extendentes;<text:line-break/>moventibus autem ad .atera deducentes ad parvum di-<text:line-break/>gitum, partim </text:span><text:span text:style-name="T16">a </text:span><text:span text:style-name="T1">parvis in manu musculis, qui reliquum '<text:line-break/>ex obliquis motibus pollicem versus operantur. Quo-<text:line-break/>circa neque motum ullum alienius digitorum, neque<text:line-break/>ducem motus tendonem omisit natura. Sufficiebant igi-<text:line-break/>tur haec ad summam artem ostendendam:' sed quoniam<text:line-break/>multo majora iis sunt etiam alia, ne ipsa quidem prae-<text:line-break/>termittantur. Iusta enim cum sit omnibus, in rebus na-<text:line-break/>tura, non solum nullo convenienti motu privavit digitus,<text:line-break/>sed etiam molem tendonum exacte respondentem utili-<text:line-break/>tati motuum fecit Maximus enim digitorum (quem et<text:line-break/>promanum vocant) internum quidem habet tenuem ten-<text:line-break/>donem, duos vero externos robustos admodum; ex late-r.<text:line-break/>ribus vero parte quidem, quae est indicem versus, parvum<text:line-break/>et tenuem habet musculum; altera vero parte.ad palmam</text:span></text:p>
      <text:p text:style-name="P30"><text:span text:style-name="T16">munus' hoc multo majorem: .reliqui vero' omnes qua-</text:span><text:span text:style-name="T49">7<text:line-break/></text:span><text:span text:style-name="T16">tuor digiti intus quidem duos tendones magnos, foris<text:line-break/>vero unum, alteri horum, scilicet nluori, aequalem<text:line-break/>tenuiorem autem hoc eum, qui ad latera exteriorum<text:line-break/>partium pervenit, reliquum autem omnium tenuissimum,<text:line-break/>ad latera partium interiorum attinentem. Convenienter<text:line-break/>autem, ut diximus, unumquodque horum factum esu<text:line-break/>Cum enim quatuor digitis flexis plurimas et valentissi-<text:line-break/>mas actiones obeamus, non magnos solum tendones, sed<text:line-break/>et duplices indiguimus habere: quaecunque enim tum'<text:line-break/>una manu, tum ambabus simul complectimur, sive quid<text:line-break/>extendi, sive frangi, sive teri, sive molliri subigi que.<text:line-break/>oporteat, omnia haec quatuor 'digitis flexis perficimus.<text:line-break/>Contra habet autem res in magno digito: ad nullam,<text:line-break/>enim actionem .aliam- nobis flectendus est, nisi quando<text:line-break/>aliis jam flexis illum desuper injicere necesse est: quin’<text:line-break/>et primus'ejus articulus, is scilicet, qui carpo per dearti-<text:line-break/>culationem committitur, otiosus omnino est lu hujusmodi</text:span></text:p>
      <text:p text:style-name="P30"><text:span text:style-name="T1">mota, ceu nullam actionem </text:span><text:span text:style-name="T16">adjuturus, </text:span><text:span text:style-name="T1">si' flectatur: reliqui<text:line-break/>autem duo articuli </text:span><text:span text:style-name="T16">tunc </text:span><text:span text:style-name="T1">folum agunt utiliter, quando<text:line-break/>nos ipsi velut comprimentes et constringentes lutro flexos<text:line-break/>alios iis ipsum superponimus. Quo fit, </text:span><text:span text:style-name="T16">ut </text:span><text:span text:style-name="T1">ad primum<text:line-break/>ejus articulum nullus </text:span><text:span text:style-name="T16">interna </text:span><text:span text:style-name="T1">parte tendo applicetur: ad<text:line-break/>secundum vero et tertium unus internarum partium<text:line-break/>parvus pervenit;, reliquus vero omnium tenuissimus ad<text:line-break/>latera. Rursus autem in aliis <text:s/>digitis, sicut tendones. ipsi<text:line-break/>extendentes corporum mole sunt multo minores flecten-<text:line-break/>tibus, ita. non paulo majores iis, qui sunt ad laterar<text:line-break/>cum enim opponantur internis, fortibus valde et crassis,<text:line-break/>non possent unquam efficere firmas figuras omnes, quae<text:line-break/>sunt ab ultima flexione usque ad perfectam extensionem,<text:line-break/>si debiles et graciles omnino facti essent. Monstratum<text:line-break/>est enim in libris </text:span><text:span text:style-name="T16">de </text:span><text:span text:style-name="T1">motu musculorum, quod, qnaecun-;<text:line-break/>que per medias figuras fiunt, utrisque musculis ex oppo-<text:line-break/>sito sitis agentibus indigenti lu magno autem digito<text:line-break/>neque oppositus omnino exquisite aliquis est flectenti ten-</text:span></text:p>
      <text:p text:style-name="P30"><text:span text:style-name="T1">doni:' hic enim omnino ad medium externarum partium<text:line-break/>perveniret: sed duo tendones extrorsmn’apparentes ver-<text:line-break/>sus ntrarnque pariem mediae regionis innascuntur i qui<text:line-break/>ambo si tendantur, digitum perfecte tendunt, si vero<text:line-break/>alter eorum., partem alteram, nempe sibi proximam </text:span><text:span text:style-name="T16">, ad<text:line-break/></text:span><text:span text:style-name="T1">latus trahit. Actionem vero tendonis ad ludicern perdu-<text:line-break/>centis musculus parvus suscipit, qui ibi est locatus; con-<text:line-break/>ttariam vero magnus </text:span><text:span text:style-name="T16">ad </text:span><text:span text:style-name="T1">palmam incubans musculus<text:line-break/>Rationi enim consentaneum- fuit magnum digitum ’ab in-<text:line-break/>dice plurimum abduci, et ipsum, quem- ibi habet, motum<text:line-break/>esse vehementiorem; liputi motum aliorum quatuor digi-<text:line-break/></text:span><text:span text:style-name="T16">torum </text:span><text:span text:style-name="T1">contrarium esse conveniens- fuit: ni enim debebunt<text:line-break/>a magno plurimum distare; quod quantum ad- manus<text:line-break/>actiones fit utile, antea dictum est v, propterea igitur et<text:line-break/>tendonum; qui ad latera digitorum perveniunt, ille,-qui<text:line-break/>digitos a magno abducit,.- multo major est eo, qui. eos<text:line-break/>adducit. Universa igitm haec artificiose operata est na-<text:line-break/>tura: ac etiam quod soli magno quatuor-prinripia motu-</text:span></text:p>
      <text:p text:style-name="P30"><text:span text:style-name="T1">unr versus latera </text:span><text:span text:style-name="T21">. </text:span><text:span text:style-name="T1">dedit, aliorum vero unicuique duo,<text:line-break/>suli enim illi principes in hoc actiones sunt, ut adduca-<text:line-break/>tur et abducatur ab aliis: quorum utrumque ut plurimum<text:line-break/>fiat, oina motus principia utrinque locavit natura,, ejus<text:line-break/>quidem, qui est-indicem verius, tam eum qui est ibi<text:line-break/>tendo nem, quam eum qui ibi est musculum, alterius<text:line-break/>vero et reliquum exteriorum tendonum, et eum qui ad<text:line-break/>palmam est musculum. Tendonum ille quidem -addu-<text:line-break/>cere ipsum, hic autem abducere ab indice nati sunt:<text:line-break/>musculorum vero,* qui horum actionem suscipiunt, ille<text:line-break/>quidem proxime aduucere, hic autem </text:span><text:span text:style-name="T21">. </text:span><text:span text:style-name="T1">longissime abducere.<text:line-break/>Ita quidem ut plurimum se habent mole, numero, po-<text:line-break/>sitione , qui movent digitus, musculi et tendones. S i<text:line-break/>autem exiguum aliquid praetermissum est, id deinceps<text:line-break/>percurremus, quale est id, quod de tendonibus internis,<text:line-break/>et, potissimum de eo, qui in magno est digito. Quod quiy<text:line-break/>dem unum hunc oportuit esse, et quod tenuiorem aliis, </text:span><text:span text:style-name="T21">.<text:line-break/></text:span><text:span text:style-name="T1">et inseri in secundum articulum magni digiti, jam dictum</text:span></text:p>
      <text:p text:style-name="P30"><text:span text:style-name="T22">' <text:s/></text:span><text:span text:style-name="T38">— </text:span><text:span text:style-name="T2"><text:s/></text:span></text:p>
      <text:p text:style-name="Standard"><text:span text:style-name="T1">esu Quod autem unoquoque </text:span><text:span text:style-name="T16">tendone ad </text:span><text:span text:style-name="T1">suum caput<text:line-break/>trahere partem, quae a sc ipso moveatur, natu, quodque<text:line-break/>in medio maxime carpi articulo tendonis capite .locato,<text:line-break/>si ad hanc partem magnus digitus tenderetur, quodvis ei<text:line-break/>sane potius quam flecti contingeret, hoc nondum dictum<text:line-break/>esu </text:span><text:span text:style-name="T16">Est </text:span><text:span text:style-name="T1">namque et hic mirabile artificium naturae: quod,<text:line-break/>ut dignum est, miraberis,, si cousideraveris prius, quod<text:line-break/>caput tendonis magnum digitum flexuri esse oportebat in<text:line-break/>media caritate munus. Si verum hoc, et musculum huic<text:line-break/>capiti praelocatum, secundum capitis rectitudinem situm,<text:line-break/>ad parvum digitum specture oportebat, absurdam quan-<text:line-break/></text:span><text:span text:style-name="T16">darn </text:span><text:span text:style-name="T1">et alienam hanc positionem sortitum propter multas,<text:line-break/>causas. Primo namque manus caritas, ad multa utilis,<text:line-break/>petiisset:, secundo levitas ejus sublata fuisset: tertio<text:line-break/>siexio digitorum quatuor'suisset impedita: quarto (quod<text:line-break/>est omnium absurdissimum maximeque impossibile) prin-<text:line-break/>cipium muscidi in parvo digito locaretur: sed si hoc esi-</text:span></text:p>
      <text:p text:style-name="Standard"><text:span text:style-name="T1">* <text:s/></text:span><text:span text:style-name="T21">*.</text:span></text:p>
      <text:p text:style-name="P30"><text:span text:style-name="T1">fet, difficilis quidem vel potius irnpossibllis lu id mu-<text:line-break/>sculi principium insertio fieret ipsi nervo desuper veni-<text:line-break/>enti, utpote qui in fines musculi vel saltem in medium<text:line-break/>'ipsius prius incideret.</text:span><text:span text:style-name="T21">' ' </text:span><text:span text:style-name="T16">S. </text:span><text:span text:style-name="T1">igitur ibi quidem impossibile<text:line-break/>fuit ducem flexionis magni digiti tendonem, locari, in<text:line-break/>alio autem aliquo loco positus non posset flectere, impos-<text:line-break/>sibile propemodum et omnino difficile erat ipsum flectere.<text:line-break/>Qua ratione igitur hanc tamam difficultatem sustulit na-<text:line-break/>tura? Produxit quidem </text:span><text:span text:style-name="T16">ex </text:span><text:span text:style-name="T1">carpi aponeurosi tendonem:,<text:line-break/>quid enim aliud facere poterat? fed non statim ad ma-<text:line-break/>gnum digitum extendit, neque ex eis- quae vergunt ad<text:line-break/>eum partibus ut enasceretur effecit fed incinit quidem<text:line-break/>iste lendo, unde lucipit ille, qui ad'medium pervenit'<text:line-break/>digitum; vectus autem stiper eum multo spatio et colli-<text:line-break/>gatus membranis fortibus,' tunc primum decedens ab eis<text:line-break/>excidit, cnm ad manus cavitatem accessit, modo persimili<text:line-break/>jugorum habenis, quae per aliquos circulos annuIorum<text:line-break/>super jugunt locatae excidunt- velati enim illae inflexio-</text:span></text:p>
      <text:p text:style-name="P30"><text:span text:style-name="T1">nem quandam et velut'ungulum lu’circulis facientes,<text:line-break/>tractae tendunt attrahuntque jumentum versus circulorum<text:line-break/>partes, ita tendo iste, quando tenditur a musculo traben-<text:line-break/>te, simul attrahit et digitum non versus musculi locum,<text:line-break/>fed eo, unde primum reflexus membranis excidit. Ob<text:line-break/>id igitur-, generationem habet a capite aliis tendonibus<text:line-break/>communi, et ea via procedit, quae dicta est. Quare<text:line-break/>autem</text:span><text:span text:style-name="T21">-. </text:span><text:span text:style-name="T1">supervehitur aliis tendonibus? an scilicet- quod<text:line-break/>motionis minus praecipuae erat organum? femper autem<text:line-break/>natura in profundo quidem id, quod praecipuum, in su-<text:line-break/>perficie vero id, quod non est praecipuum, collocati Se-<text:line-break/>cundum hanc eautiem providentiam exteriorum tendonum<text:line-break/>munus lu superficie- quidem locantur, qui aliorum digi-<text:line-break/>torum sunt, subjacent vero ipsis, qui ipsius sunt magni<text:line-break/>digiti. Sic et internorum </text:span><text:span text:style-name="T16">ad- </text:span><text:span text:style-name="T1">digitos quatuor pervenien-<text:line-break/>tium , qui per profunditatem manus feruntur</text:span><text:span text:style-name="T16">, </text:span><text:span text:style-name="T1">multo<text:line-break/>majores sunt iis-, qui supra eos locati sunt.. Flectunt<text:line-break/>igitur illi quidem ad primum et tertium articulum di—</text:span></text:p>
      <text:p text:style-name="P30"><text:span text:style-name="T1">risi, hi autem tantummodo </text:span><text:span text:style-name="T16">ad </text:span><text:span text:style-name="T1">secundum Mirabilis sane<text:line-break/>est </text:span><text:span text:style-name="T21">’ </text:span><text:span text:style-name="T1">ac explicatu dilsicilis eorum lu ossa insertio mutua-<text:line-break/>que connexio, nec ulla est tanta dicendi facultas, quae<text:line-break/>exacte illa enarrare sufficiat, quae </text:span><text:span text:style-name="T16">scnsiuus </text:span><text:span text:style-name="T1">solis digno-<text:line-break/>suuntur. Tentandum tamen est dicere, ut fe habent:<text:line-break/>artem enim naturae prius admirari, quam narretur con-<text:line-break/>structio, nemo potest. Musculorum aponeuroses</text:span><text:span text:style-name="T21">'</text:span><text:span text:style-name="T1">duplices'<text:line-break/>apparent, quo maxime loco carpum flectimus, sibi invi-<text:line-break/>cem superpositae: major quidem ea, quae lu prosuudo<text:line-break/>proxime ossa, minor autem ea, quae in superficie: divisu<text:line-break/>autem ea, quae subjacet quidem, hoc est majore,,in quin-<text:line-break/>que tendones, ea vero, quae superjacet, hoc est minore,<text:line-break/>in quatuor, . (nullam enim ab ea productionem,magnus<text:line-break/>digitus recipit,) . et omnibus ipfis recta est digitos perla-<text:line-break/>tis, supervehuntur quidem minores majoribus, membranis<text:line-break/>vero fortibus quaelibet quatuor conjugationum per totam<text:line-break/>viam munitur.. ' Quando autem descenderint ad primos<text:line-break/>digitorum articulos, ibi quisque, subjacentium tendonum<text:line-break/>dilatatus caput primae- aciei flectit per ambiens eum</text:span></text:p>
      <text:p text:style-name="P30"><text:span text:style-name="T1">membranosum ligamentum. Reliquum vero omne in<text:line-break/>unaquaque conjugatione fertur ulterius secundum viam<text:line-break/>a principio coeptam recta ad summitates digitorum,<text:line-break/>similiter quidem subjacens. tendonibus iis, quibus a prin-<text:line-break/>cipio, similiter autem membranis munitum. Quando<text:line-break/>autem jam ad secundos articulos pervenerunt, ibi rursus<text:line-break/>tendo superior bifariam divisus et utraque parte elilatata<text:line-break/>circa sublectum tendonem involutus internis partibus<text:line-break/>capitis fecundae aciei inseritur; ille vero, qui subjectus<text:line-break/>est, solus inde ad tertiam dearticulationem accedens, ad<text:line-break/>caput tertii et ultimi ossis digitorum etiam ipse inseritur.<text:line-break/>Flectitur quidem unusquisque ipsorum articulus a dictis<text:line-break/>tendonum lusertionibus, extenditur autem ab externis<text:line-break/>carpi tendonibus, quos, licet fini .multo rnluores internis,<text:line-break/>tamen evidenter novimus etiam ante anatomen, quo-<text:line-break/>niam nudi quidem ipsi sunt et prominentes, membra-<text:line-break/>nis solis et sola subtili cute operti, internos vero multa</text:span></text:p>
      <text:p text:style-name="P30"><text:span text:style-name="T1">operit curo propter praedicta commoda facta. Sed ten-<text:line-break/>dones' interni flectentes digitos, qui per prosuiidum fe-<text:line-break/>rantur, primum et tertium articulum uniuscujusque qua-<text:line-break/>tuor digitorum movent, quod hi articuli principaliores<text:line-break/>simt, quam medius, etiam ad digitorum actiones: tum<text:line-break/>quod magnitudo tendonurn sufficiebat ut inserviens duabus<text:line-break/>dearticulationibus. Propter easdem autem caulas parvi<text:line-break/>tendones lu ununr duntaxat articulum, scilicet'medium,<text:line-break/>inseruntur: neque ensm ad bluas dealticulationes poterat<text:line-break/>dividi moles eorum, et quod, fervatis utrinque motibus,<text:line-break/>simul movetur quodammodo et medius articulus cum<text:line-break/>extremis, idcirco sane; quam ipsi, minus principalis esse<text:line-break/>dicitur: flectere enim non possumus hunc etiam solum </text:span><text:span text:style-name="T21">/<text:line-break/></text:span><text:span text:style-name="T1">fine us, qui sunt utrinque, illis vero flexis, impossibile-<text:line-break/>est et hunc non simul flecti. Quocirca et fi patiatur<text:line-break/>aliquando, qui medium movet- articuluin, tendo,, illaesus<text:line-break/>vero alter sit, medio servatur aliquid motus: si vero ille<text:line-break/>patiatur, corrumpitur primi </text:span><text:span text:style-name="T16">et </text:span><text:span text:style-name="T1">tertii articulorum motus.</text:span></text:p>
      <text:p text:style-name="P30"><text:span text:style-name="T1">quamvis, qui secundum movet, inoffensus permanserit-<text:line-break/>Ex his manifestum est, hoc genus tensionum minus prin-<text:line-break/>cipale convenienter in superficie locatum fuisse. Ita igi-<text:line-break/>tur multitudo et magnitudo et positio- et divisio' et. ap-<text:line-break/>plicatio uniuscujusque tendonum melioris gratia factae<text:line-break/>sunt.</text:span></text:p>
      <text:h text:style-name="Heading_20_2" text:outline-level="2"><text:span text:style-name="T8">Cap. XVIll.</text:span></text:h>
      <text:p text:style-name="P8"><text:span text:style-name="T1">Quia vero nulla cero ex se ipsa sensum .<text:line-break/>habet, et absurdum erat apprehensorium organum insen-<text:line-break/>sili tegi particula, nervorum ad totas manus desuper<text:line-break/>vementium non parvam portionem in carnes ipsas natura<text:line-break/>derivavit. Quod factum illico consequitur, ut;carnes<text:line-break/>ipsae fiant musculi, si demum nervis per carnes dissenti-<text:line-break/>natis generatio fit musculorum. Et usa est fune his. mu-<text:line-break/>sculis natura utiliter. Productos.- enim ex his tendones<text:line-break/>lateralibus partibus uniuscujusque, digiti inseruit; </text:span><text:span text:style-name="T21">. </text:span><text:span text:style-name="T1">dextrae<text:line-break/>quidem munus lis partibus, quae .versus sinistram, sini-<text:line-break/>strae vero iis, quae 'versus dextram sunt. Reliquos vero<text:line-break/>tendones., qui ad lateralem uniuscujusque digiti partem</text:span></text:p>
      <text:p text:style-name="P30"><text:span text:style-name="T1">inseruntur, a cubiti musculis eduxit, sed ne </text:span><text:span text:style-name="T16">hos </text:span><text:span text:style-name="T1">quidem<text:line-break/>sine ratione, ut p”ocedens </text:span><text:span text:style-name="T16">sermo </text:span><text:span text:style-name="T1">ostendet, si prius eo,<text:line-break/>unde digressa est nostra oratio, redeamus. Quoniam<text:line-break/>enim flectere simul quatuor digitos oportebat, non qui-<text:line-break/>dem ,. quando magnam corpoi is molem, sed tunc maxime,<text:line-break/>quando liquidam vel parvam comprehendimus, perquam<text:line-break/>utile fuit ita eos exacte sibi invicem haerentes, flectere,<text:line-break/>ut nullum lu medio vacuum spatium relinqueretur. Ita<text:line-break/>igitur fieri apparet: sed nequaquam fieret, </text:span><text:span text:style-name="T10">:</text:span><text:span text:style-name="T1"> ipsis digitis<text:line-break/>non habentibus carnes </text:span><text:span text:style-name="T16">eas </text:span><text:span text:style-name="T1">, </text:span><text:span text:style-name="T16">quae </text:span><text:span text:style-name="T1">sunt in lateribus, aut<text:line-break/>nisi ab uno principio prodicent qui digitos movent ten-<text:line-break/>dones; principium enim hoc prope catpi . inflexionem<text:line-break/>situm, in medio quodammodo maxime spatii ejus loca-<text:line-break/>tum, et omnes simul et particulatim singulos . trahens<text:line-break/>flecti et nutare eoium summitates ad se ipsum cogit. Qua-<text:line-break/>propter, est primus et secundus articulus ioli flectuntur,<text:line-break/>tertius vero extensus fuerit, - fines digitorum sibi invicem<text:line-break/>tonjuncti manent, quamvis multo subtiliores aliis ipso--</text:span></text:p>
      <text:p text:style-name="P30"><text:span text:style-name="T16">rum partibus sint., et proinde distere hac parte deberent:<text:line-break/>quod tamen omnes nutant et inclinantur ad unum prin-<text:line-break/>cipium, scilicet caput tendonum, perlecte conjunguntur;<text:line-break/>siquidem oriuntur tendones ab hoc</text:span><text:span text:style-name="T21">. </text:span><text:span text:style-name="T16">principio omnes,<text:line-break/>feruntur autem ad digitos secundum rectas lineas, aequa-<text:line-break/>les ungulos ad caput ipsum efficientes. Necessarium fuit<text:line-break/>igitur omnino digitum ad caput retractum per tendouem<text:line-break/>supervenire quidem et incidere ipsi tendoni,</text:span><text:span text:style-name="T21">. </text:span><text:span text:style-name="T16">nutare au-,<text:line-break/>tem et inclinari velut ad caput. Et propterea, ne si<text:line-break/>quis conetur quidem flectere per vim digitos distantes a<text:line-break/>fe invicem poterit; quod enim nulla in re; nobis utile<text:line-break/>erat futurum, hoc ltatim a principio sic, ut non posset<text:line-break/>fieri, natura praeparavit. Sed quoniam rursus, quando<text:line-break/>magnam corporis molem aut ambabus' manibus simul,<text:line-break/>aut fola altera comprehendimus, et extendere digitos<text:line-break/>tunc est necesse, et eos a fe invicem plurimum diducere,<text:line-break/>neque hoc neglexit natura. Cum enim fecit laterales<text:line-break/>motus digitorum, per hos praebuit, ut distare possent,</text:span></text:p>
      <text:p text:style-name="P30"><text:span text:style-name="T1">quantum vellemus.. Debebant enim (etiamsi illis caru-<text:line-break/>issent) omnes distantes extendi, extendentibus eos ten-<text:line-break/>donibus, qui flectentibus </text:span><text:span text:style-name="T16">facti </text:span><text:span text:style-name="T1">similes sunt, et ab eodem<text:line-break/>principio lucipientibns, et </text:span><text:span text:style-name="T16">secundum </text:span><text:span text:style-name="T1">aequales ungulos ab<text:line-break/>eo di risis. Omnibus enim, qui sic incipiunt et secundum<text:line-break/>rectas lineas feruntur, rreceste 'est, quanto longius a prin-<text:line-break/>cipio abscedunt, tanto magis semper ac magis a se invi-<text:line-break/>eem distare. Et sane hoc ita fieri in digitis apparer: si .<text:line-break/>enim, cessantibus motibus iis,</text:span><text:span text:style-name="T37">. </text:span><text:span text:style-name="T1">qui sunt ad latera, potius<text:line-break/>extenderis vel flexeris digitos, extendente quidem te<text:line-break/>distabunt, flectente autem in idem sibi invicem accedenti<text:line-break/>Non igitur ut simpliciter distent digiti, fed ut plurimum<text:line-break/>distent, laterales eorum motus creavit natura. Postquam<text:line-break/>autem hoc semel habuerunt, aliud non inutile illis acces-<text:line-break/>sit.-;. Etenim tensos eos conjungere possumus, -si dextri<text:line-break/>quidem digitorum eum.',. qui est in lateribus, sinistrum<text:line-break/>tendonem, <text:s/>sinistri vero, dextrum tendimus:, rursus au-<text:line-break/>tem plurimum arie invicem -distantibus, ipsius quidem</text:span></text:p>
      <text:p text:style-name="P30"><text:span text:style-name="T1">dextri dextrum, sinistri vero sinistrum tendimus.. Si vero -<text:line-break/>.neutro lateralium tendonum agimus, sed externis solum,-<text:line-break/>mediam praedictarum constitutionem habebunt digiti, et<text:line-break/>apparent graciles munus habentibus omnes lu hujusmodi<text:line-break/>constitutionibus .a proprio principio usque ad finem digi-<text:line-break/>torum secundum rectam lineam extensu Similiter antem<text:line-break/>externis tendones luterni secundum rectas lineas ten-<text:line-break/>duntur in, omnibus motibus, in quibus quiescunt laterales,<text:line-break/>his autem agentibus, non recti, sed obliqui quadantenus<text:line-break/>fiuut. Considera igitur etiam hic mirabilem ereatoris<text:line-break/>sapientiam. Cum enim </text:span><text:span text:style-name="T16">esset </text:span><text:span text:style-name="T1">melius, quando flectimus<text:line-break/>digitos, motiones ad latera otiosas munere, quippe quae<text:line-break/>nihil iuvissent, . quando yero tendluius, agere motiones<text:line-break/>ad multa magno usui futuras, constiuctionem tendonum<text:line-break/>hos motus ad latera praebentium fecit natura promptam<text:line-break/>quidem ad famulatum melioris</text:span><text:span text:style-name="T16">, </text:span><text:span text:style-name="T1">impossibilem vero ad ob-<text:line-break/>loquium deterioris; Primum quidem, quia lateralium ten-</text:span></text:p>
      <text:p text:style-name="P30"><text:span text:style-name="T1">donum alios quidem a </text:span><text:span text:style-name="T21">r </text:span><text:span text:style-name="T1">musculis parvis in ipsa manui </text:span><text:span text:style-name="T21">'<text:line-break/></text:span><text:span text:style-name="T1">interna sitis produxit, alios autem, ab illis magnis, in.<text:line-break/>cubiti externa parte locatis: neceste fuit'ipsorum hos qui-<text:line-break/>dem minores simul et imbecilliores, illos autem majores.,<text:line-break/>et fortiores. fieri. Ubi autem melius erat ipsos utrosque<text:line-break/>singulis utriusque manus, digitis copulari, </text:span><text:span text:style-name="T16">ibi </text:span><text:span text:style-name="T1">eos copula--<text:line-break/></text:span><text:span text:style-name="T21">vit, </text:span><text:span text:style-name="T1">in dextra quidem </text:span><text:span text:style-name="T21">.</text:span><text:span text:style-name="T1">manu imbecilliores </text:span><text:span text:style-name="T16">a </text:span><text:span text:style-name="T1">sinistris,, for-<text:line-break/>tiores. autem a dextris</text:span><text:span text:style-name="T21">, </text:span><text:span text:style-name="T1">in sinistra vero imbecilliores qui- </text:span><text:span text:style-name="T21"><text:line-break/></text:span><text:span text:style-name="T1">dem. a dextris,., fortiores vero a sinistris.</text:span><text:span text:style-name="T21">. </text:span><text:span text:style-name="T1">Deinde neque<text:line-break/>utrosque laterales exactu est medium laterum duxit, scd-<text:line-break/>exteri ores altiores fecit, tendentibus propinquos appo--<text:line-break/>nens, longius vero abducens.a flectentibus... Debebat igi-<text:line-break/>tur propter haec primum.. quidem ex motibus ad latera,<text:line-break/>exterior motus virium.plus habere,.deinde autem in otio,<text:line-break/>este, nobis flectentibus digitos.</text:span><text:span text:style-name="T21">. <text:s/></text:span><text:span text:style-name="T1">Sed hoc lu otio esse cui,<text:line-break/>rei sit, utile, dictum est; illud autem, praepollere in mo-<text:line-break/>ta ad quid conducat, dicetur.</text:span></text:p>
      <text:h text:style-name="P3" text:outline-level="2">Cap. XIX.</text:h>
      <text:p text:style-name="Standard"><text:span text:style-name="T1">Motu digitorum ad latera eguimus, </text:span><text:span text:style-name="T21">ut<text:line-break/>eos </text:span><text:span text:style-name="T1">plurimum a sc invicem, diducamus: quippe, nisi<text:line-break/>hinc plus aliquid accellurirm nobis suisset, neque moti-<text:line-break/>bus ejusmodi eguissemus. Sed quoniam magnum digitum<text:line-break/>opposuit aliis, eos, </text:span><text:span text:style-name="T16">qui </text:span><text:span text:style-name="T1">sunt ad latus,, pollicem versus di- </text:span><text:span text:style-name="T21">’<text:line-break/></text:span><text:span text:style-name="T1">gitorum motus novit niagmim quid praestare; fi nam-<text:line-break/></text:span><text:span text:style-name="T21">que </text:span><text:span text:style-name="T1">in actionibus iis, quibus </text:span><text:span text:style-name="T21">maximam corporis jnolern<text:line-break/></text:span><text:span text:style-name="T1">tractare conamur, plurimum digitos a se invicem dista-<text:line-break/>re oportet, quatuor quidem soras, magnum autem </text:span><text:span text:style-name="T21">intro<text:line-break/></text:span><text:span text:style-name="T1">circumferri bonum </text:span><text:span text:style-name="T16">erat: </text:span><text:span text:style-name="T1">huic quidem oh id non parvum<text:line-break/>tendonem dedit ducem ejus, quae est ad latus ah inter-<text:line-break/></text:span><text:span text:style-name="T21">'no, </text:span><text:span text:style-name="T1">lationis; aliorum vero magnitudinem </text:span><text:span text:style-name="T21">prohibuit, non<text:line-break/>solum </text:span><text:span text:style-name="T1">quod </text:span><text:span text:style-name="T21">nihil </text:span><text:span text:style-name="T1">superfluum decebat </text:span><text:span text:style-name="T21">facere, </text:span><text:span text:style-name="T1">sapientem<text:line-break/>opificem, sed quod contrarii motus robur prohibuisset, si<text:line-break/>aeque facilem </text:span><text:span text:style-name="T21"><text:s/></text:span><text:span text:style-name="T1">er motum alium ex adverso statuisset. At<text:line-break/></text:span><text:span text:style-name="T21">vero </text:span><text:span text:style-name="T1">neque ad perlectam hujus motus quietem, nobis<text:line-break/>flectentibus digitos, inutilis est imbecillitas.,' Indiget<text:line-break/>autem sermo</text:span><text:span text:style-name="T21">, ut </text:span><text:span text:style-name="T1">demonstrativus simul </text:span><text:span text:style-name="T21">sit </text:span><text:span text:style-name="T1">et minime</text:span></text:p>
      <text:p text:style-name="P30"><text:span text:style-name="T1">prolixus, assumptionibus </text:span><text:span text:style-name="T16">quibusdam </text:span><text:span text:style-name="T1">in libris </text:span><text:span text:style-name="T16">de </text:span><text:span text:style-name="T1">muscu-<text:line-break/>lorum motu demonstratis. Sunt autem assumptiones hae.<text:line-break/>Iu unoquoque articulo, </text:span><text:span text:style-name="T16">ut </text:span><text:span text:style-name="T1">monstravimus, unica </text:span><text:span text:style-name="T16">quidem<text:line-break/></text:span><text:span text:style-name="T1">figura est indolens </text:span><text:span text:style-name="T16">nobis, scilicet media: aliae </text:span><text:span text:style-name="T1">vero </text:span><text:span text:style-name="T16">om-<text:line-break/></text:span><text:span text:style-name="T1">nes utrinque dolent, </text:span><text:span text:style-name="T16">miuus </text:span><text:span text:style-name="T1">quidem </text:span><text:span text:style-name="T16">hae, quae </text:span><text:span text:style-name="T1">proximae<text:line-break/>mediae, magis vere, quae longe </text:span><text:span text:style-name="T16">a media </text:span><text:span text:style-name="T1">sunt. Om-<text:line-break/>nino autem dolorificae sunt extremae figurae</text:span><text:span text:style-name="T16">, </text:span><text:span text:style-name="T1">post<text:line-break/>quas scilicet neque flectere, neque tendere licet: fiunt<text:line-break/>enim, quando extremam tensionem assumunt musculi eas<text:line-break/>operantes: merito igitur sunt figurae </text:span><text:span text:style-name="T16">maxime dolorjficae.<text:line-break/></text:span><text:span text:style-name="T1">cum dux quidem motionis musculus extremam contra-<text:line-break/>ctlonern, huic autem oppositus perfectam extensionem<text:line-break/>sumat Figuras vero mediam utrinque circumstantes </text:span><text:span text:style-name="T16">ope-<text:line-break/></text:span><text:span text:style-name="T1">rantur aut ambo musculi, aut alter omnino. In medii<text:line-break/>vero figura potest aliquando et neuter operari. Ita igitur-<text:line-break/></text:span><text:span text:style-name="T16">fe </text:span><text:span text:style-name="T1">res </text:span><text:span text:style-name="T16">in </text:span><text:span text:style-name="T1">digitis- habet. Dimittens </text:span><text:span text:style-name="T16">enim </text:span><text:span text:style-name="T1">quis </text:span><text:span text:style-name="T16">feriatam<text:line-break/></text:span><text:span text:style-name="T1">et remissam totam </text:span><text:span text:style-name="T16">manum </text:span><text:span text:style-name="T1">more illorum, qui valde fa-<text:line-break/>tigati sunt, nullum operantem circa digitos musculum</text:span></text:p>
      <text:p text:style-name="P36"><text:span text:style-name="T37">'<text:tab/>z</text:span></text:p>
      <text:p text:style-name="Standard"><text:span text:style-name="T1">habebit, et etiam manum in media figura deponet Si<text:line-break/>-vero hinc ad -alterutram partem conatus suerit' eam<text:line-break/>transferre, extendente quidem leo exteriores prius erit<text:line-break/>necesse tendere et' tendones et musculos, flectente autem<text:line-break/>interiores. </text:span><text:span text:style-name="T16">Si </text:span><text:span text:style-name="T1">vero extendere simul </text:span><text:span text:style-name="T16">et </text:span><text:span text:style-name="T1">adducere ad la-'<text:line-break/>era voluerit,, manifestum est, quod utrisque simul prius<text:line-break/>-aget, </text:span><text:span text:style-name="T16">et </text:span><text:span text:style-name="T1">iis, .qui extendere, et iis,-qui adducere nati sunt.<text:line-break/>Ita. autem, </text:span><text:span text:style-name="T16">et </text:span><text:span text:style-name="T1">si flectere simul et adducere ad latera<text:line-break/>quis conatus fuerit, ambobus aget prius, et iis, qui steete-<text:line-break/>re possunt, et iis, qui convertere. Sed cum duplices, sint<text:line-break/>motus, ad latera, </text:span><text:span text:style-name="T37"><text:s/></text:span><text:span text:style-name="T1">' alterum . quidemeorum ad exteriora,<text:line-break/>locus, ubi tendo inserito, feriari cogit nobis flectentibus<text:line-break/></text:span><text:span text:style-name="T16">digitos, </text:span><text:span text:style-name="T1">non enim exacte a lateribus, sed sursuur ma-<text:line-break/>gis prope tendonet extendentes inseritur, (demonstratum<text:line-break/>.enim fuit </text:span><text:span text:style-name="T16">et </text:span><text:span text:style-name="T1">hoc in libris </text:span><text:span text:style-name="T16">de </text:span><text:span text:style-name="T1">musculorum motu; quod<text:line-break/>non licet motus oppositos simul agere,) alterum autem<text:line-break/>-non cogit Iocus quiescere, (intus enim libera habet prih-<text:line-break/>cipia, ttbi tendones sunt flectentes,) sed, .ut ante dictum</text:span></text:p>
      <text:p text:style-name="P30"><text:span text:style-name="T1">est,, imbecillitas. Externorum enim tensionum'quamvis<text:line-break/>majores sint, qui extensionem operantur, iis, qui ad la-<text:line-break/>tera movent, non tamen sunt eousque majores, ut eorum-<text:line-break/>actionem corrumpant omnino-: difficile vero nictu -eft,<text:line-break/>quantum interni hos superent; sensu-enim oportet magis<text:line-break/>quam verbis doceri, illos quidem tendones,.. qui ad latera<text:line-break/>innascuntur, obscuros et vix prae, parvitate visibiles , re-<text:line-break/>liquos vero non solum maximos tendonum, <text:s/>qui in ma-<text:line-break/>nibus sunt, sed etiam duplices. Necestario igitur acci-<text:line-break/>dit, quando magni flectunt digitos, impetu‘.motus, auferri<text:line-break/>una etiam .parvos, ln-universum enim,, .quando a duo-<text:line-break/>bus.motibus ex transverto sibi .invicem occurrentibus tra-<text:line-break/>hituni eorpus, si multo quidem' supereminet alter,, neces—<text:line-break/>sarinm est obscurari ''difparereve reliquum.; lenis autem<text:line-break/>cum est exuperautia ulterius, aut ambo, aequaliter possiuit,<text:line-break/>mixtum ex utrisque fieri , eum corporis motum oportet.<text:line-break/>Videntur autem omnia ista propeniolum quotidie in sex-<text:line-break/>eentis exemplis allii remigantibus simul et navibus vem-</text:span></text:p>
      <text:p text:style-name="P30"><text:span text:style-name="T1">tum transversum habentibus., r Si sitim aequale venti et<text:line-break/>remigantium robur, mixtum fieri. motum necasse est,<text:line-break/>cum neque antrorsirm solum, neque ad transversum na-<text:line-break/>ves ferant, sed ad amborum medium i si vero remigan-<text:line-break/>tium robur majus .suerit,- autrorsum magis quam ad<text:line-break/>transversumsi autem vcnti violentia vincat,- ad transver-<text:line-break/>sum magis quam antrorfum. Multus autem si fuerit-ex-<text:line-break/>cessus -adeo,- ut alterius vires omnino vincantur, navi-<text:line-break/>gantinin quidem obscuratis <text:s/>viribus , ad <text:s/>transversum,<text:line-break/>venti, vero, antrorsum magis naves ferentur. Quid tan-<text:line-break/>dem, si tenuis omnino aura fuerit, mvis vero praelonga<text:line-break/>et lenis, quam'plurimos habens-nautas, poteritne ali-<text:line-break/>quando motus ab aura esse manifestus? fed <text:s/>neque!; si<text:line-break/>maximus quidem fuerit ventus, naxis autem et maxima<text:line-break/>et gravis, et duo solum aut tres’ remigent, remigum<text:line-break/>actionem apparere- possibile est. Ergo parvorum tendo-<text:line-break/>nurn- motus 'ciun adeo imbecillus e.x.istat. Ut etiam prius;<text:line-break/>quam moveantur magni, digitos ad modicum valde spa-</text:span></text:p>
      <text:p text:style-name="P30"><text:span text:style-name="T16">tium perducat,) non poterit unquam magnis agentibus<text:line-break/>.apparere. Sed, quoniam et hoc ipsum multos latuit,<text:line-break/>quod obscurus etiam seorsum et per se ipsum est par-<text:line-break/>vorum tendonum motus, merito nec hoc quidem in iis<text:line-break/>colligere potuerunt, quod necessarium erat motum hunc<text:line-break/>vehementissime, junctum obscurari. Causa vero ignoran-<text:line-break/>tiae est, quod, cum. externus motus, qui ad latus vertit<text:line-break/>digitos, maximus esset effectus, totam lationem, quae ah<text:line-break/>ultimis ipsius motionis ad contraria est, tendonis interni<text:line-break/>esse aestimatur. Oportebat autem non ab ultimis, sed a<text:line-break/>constitutione media quantitatem utriusque lateralis mo-<text:line-break/>tionis expenderet media autem constitutio'est, quando<text:line-break/>tendones, qui tendunt digitos, exquisite recti apparent.<text:line-break/>Nam etiamsi abscindantur laterales tendones, nulla ex<text:line-break/>parte offendetur digitorum flexio vel extensio: quod<text:line-break/>utrumque illis vicissim accidet, si moventes eos tendones<text:line-break/>nullam conversionem acceperint. Ab bac igitur constitu-<text:line-break/>tione, quae tendones fervat rectos, quam magna sit</text:span></text:p>
      <text:p text:style-name="P30"><text:span text:style-name="T1">utraqne lateralium constitutio, exacte dignoscitur. Quin-<text:line-break/>etianr </text:span><text:span text:style-name="T16">tini </text:span><text:span text:style-name="T1">secundum </text:span><text:span text:style-name="T16">haec </text:span><text:span text:style-name="T1">judicanti- parvitas internae<text:line-break/>constitutionis deprehendetur. </text:span></text:p>
      <text:h text:style-name="Heading_20_2" text:outline-level="2">Cap. XX.</text:h>
      <text:p text:style-name="P8"><text:span text:style-name="T1">Sed de motibus quidem, qui ad latera sunt,<text:line-break/>abunde demonstratum </text:span><text:span text:style-name="T16">esu </text:span><text:span text:style-name="T1">Etenim imbecilliorem diximus<text:line-break/>esse eum oportere, qui interior est, et utrosque operari<text:line-break/>iextensts </text:span><text:span text:style-name="T16">digitis, </text:span><text:span text:style-name="T1">quiescere vero flexis, in quatuor videli-<text:line-break/>cet digitis omni hoc sermone tradito. Magnus; enim, qui<text:line-break/>eis oppositus est,, sicut positionem eximiam, ita actiones<text:line-break/>et tensionum insertiones praeter caeteros sortitus est<text:line-break/>Motuum quidem ejus maxime imbecillus est internus,<text:line-break/>mrn in aliis sit validissimus,^ vehementissimus autem est<text:line-break/>lateralis, qui lu illis est debilis. 'Et tendonum tennissi-<text:line-break/>mus quidem est internus, latissimi autem sunt, laterales,<text:line-break/>contra quam in aliis. Sed etiam sicut in illis princeps<text:line-break/>actio in inflexione sita duobus indiguit tendonibus, ita et<text:line-break/>ex magnis motibus lateralibus principalior externus a<text:line-break/>locatu illic musculo- et pertingente ad primam ejus</text:span></text:p>
      <text:p text:style-name="P30"><text:span text:style-name="T1">aciem tendone perfici tui'. A' quo autem musculo hic-<text:line-break/>tendo oriatur, et quomodo feratur usque ad principium<text:line-break/>magni digiti, tunc dicemus, quando de omnibus </text:span><text:span text:style-name="T21">- </text:span><text:span text:style-name="T1">aliis<text:line-break/>tendonibus in digitos infertis sermo </text:span><text:span text:style-name="T16">erit.</text:span></text:p>
      <text:h text:style-name="Heading_20_2" text:outline-level="2">Cap. XXI.</text:h>
      <text:p text:style-name="P8"><text:span text:style-name="T1">Quae autem nonnulli amplexantium</text:span><text:span text:style-name="T21">.<text:line-break/></text:span><text:span text:style-name="T1">fermones Epicuri philosophi et Asclepiadis medici de<text:line-break/>ejusmodi ambigentes dicunt, aequum, est</text:span><text:span text:style-name="T21">. </text:span><text:span text:style-name="T1">silentio nunc<text:line-break/>non praeterire, sed ipsos sermones persequi non negli-<text:line-break/>geuter, et ostendere, ubi fallantur. </text:span><text:span text:style-name="T21">. </text:span><text:span text:style-name="T1">Videntur utique his<text:line-break/>viris, non </text:span><text:span text:style-name="T21">quia </text:span><text:span text:style-name="T1">tendones sunt crassi, propterea et . actio<text:line-break/>nes eorum </text:span><text:span text:style-name="T21">esse </text:span><text:span text:style-name="T1">validae, neque, quia sunt, tenues, ob id<text:line-break/>imbecillae, verum ipsas, ut tales fiant aut tales, cogi<text:line-break/>a vitae usibus; molem vero tendonum sequi: motionis<text:line-break/>quantitatem, nempe.quod tendones,' qui exercentur, ut<text:line-break/>par </text:span><text:span text:style-name="T16">est, </text:span><text:span text:style-name="T1">sint bene habiti et incrassentur,- qui . vero otio- </text:span><text:span text:style-name="T21">'<text:line-break/></text:span><text:span text:style-name="T1">si suntal non nutriantur et graciles flanu Non igitur,<text:line-break/>quia melius erat vehementium actionum validos et* cras- .</text:span></text:p>
      <text:p text:style-name="P30"><text:span text:style-name="T1">sos </text:span><text:span text:style-name="T16">esse </text:span><text:span text:style-name="T1">tendones, . imbecilliorum </text:span><text:span text:style-name="T16">autem </text:span><text:span text:style-name="T21"><text:s/></text:span><text:span text:style-name="T1">imbecillos' </text:span><text:span text:style-name="T21">' </text:span><text:span text:style-name="T16">et<text:line-break/></text:span><text:span text:style-name="T1">exiles, ita formatos ajuut </text:span><text:span text:style-name="T16">eos a </text:span><text:span text:style-name="T1">natura (non enim tales<text:line-break/>utique simiis fieri drgvcos), </text:span><text:span text:style-name="T16">sed, </text:span><text:span text:style-name="T1">ut'dictum est prius, cras- -<text:line-break/>sities necessario sequitur, </text:span><text:span text:style-name="T16">ea, quae </text:span><text:span text:style-name="T1">exercentur, propterea<text:line-break/>quod bene' nutriuntur, ea vero, quae otiosa sunt, gracili-<text:line-break/>tas excipit, e.o quod deterius et ipsa nutriuntur. Sed<text:line-break/>o praeclari, admirandi que viri,' respondebimus, vos opor-<text:line-break/>tiebat primum quidem, sicut tendonum'molem non ma-<text:line-break/>gis artificiose quam inartisicrose fieri ostendistis,, eodem<text:line-break/>modo’ dicere. </text:span><text:span text:style-name="T21"><text:s/></text:span><text:span text:style-name="T1">aliquid. etiarn de eorum ...multitudine ct<text:line-break/>positione et insertione; deinde'vero et de differentia,<text:line-break/>quae circa'.aetates est,-aliquid considerare; praeterea ndn<text:line-break/>tam confidenter de, simiis, ea, quae nescitis ; pronunciare.<text:line-break/>Tendones enim non magnos- sulum, /sed etiam geminos<text:line-break/>unicuique actioni . validae praefectus invenietis. Secun-<text:line-break/>durn aetates </text:span><text:span text:style-name="T21">-</text:span><text:span text:style-name="T1">autem nullam eorum offendetis in nrultitu-<text:line-break/>-dine differentiam-, - fed in infantibus, persectis, 'rrs' qui<text:line-break/>adhuc utero gestantur, in sitis denique ; qui nullam ad-</text:span></text:p>
      <text:p text:style-name="P30"><text:span text:style-name="T1">huc actionem per </text:span><text:span text:style-name="T16">eos </text:span><text:span text:style-name="T1">obeunt, similiter jam et 'in his </text:span><text:span text:style-name="T16">ge-<text:line-break/></text:span><text:span text:style-name="T1">minos quidem geminos,- magnos vero magnos invenietis..<text:line-break/>Nisi' forte ita exercitatis duplices numero partes fieri pu-<text:line-break/>tatis, his </text:span><text:span text:style-name="T16">vero, </text:span><text:span text:style-name="T1">qui non exercentur, dimidium perire par-<text:line-break/>tium. Quod si est, qui laborant, -pedes quatuor quidem<text:line-break/>forsitan- habebunt et manus quatuor, qui vero in otio<text:line-break/>vivunt, unum crus et unam manum. An non haec <text:line-break/>omnia sunt delirium maximum hominum, qui verum -di-<text:line-break/>cere non cupiunt, fed qui, si quid bene inventum est,<text:line-break/>hoc penitus occultare et celare conantur? Quid vero<text:line-break/>quod, utrlusque munus digitis cum sint articuli triginta,<text:line-break/>quorum unusquisque lu</text:span><text:span text:style-name="T21">' </text:span><text:span text:style-name="T1">locis quatuor insertiones tendo-<text:line-break/>-irum et applicationes habeat, sicutr et antea dictum est,<text:line-break/>solus omnium articulorum primus magni digiti secui-<text:line-break/>dum quidem’ latera et extrinsecus insertiones tendonum<text:line-break/>habet, lutus autem nullum? Atqui si collegeris numerum<text:line-break/>omnem insertionum in digitus, centum et viginti eas in-<text:line-break/>renies; ita enim contingit, triginta quidem cum sint</text:span></text:p>
      <text:p text:style-name="P30"><text:span text:style-name="T1">articuli, quatuor autem in unoquoque insertiones; sed<text:line-break/>cum una defit in utroque magno digito, reliquae centum<text:line-break/>et octodecim sunt. Et vos, per deos immortales, cum<text:line-break/>nihil habeatis, quod in tot insertionibus reprehendatis,<text:line-break/>neque tendonum molem, neque locum, neque’ insertionis<text:line-break/>modum, sed in his omnibus mirabilem quandam propor-<text:line-break/>tionem videatis, una sola in utroque magno digito simi-<text:line-break/>Iiter perdita (et hoc non sine ratione, quod ea non ege-<text:line-break/>bamus) , temere dicitis et absque arte omnia hujusmodi<text:line-break/>facta fuisse. Atqui, si hunc articulum similiter aliis fle-<text:line-break/>cteremus, acerbe (certo scio) et vehementer luanem na-<text:line-break/>turae laborem, ut quae fecisset motum inutilem et ten-<text:line-break/>donem superfluum, redargueretis. At quia centum et<text:line-break/>octodecim loca, tendonum insertionibus ndigentia, omni-<text:line-break/></text:span><text:span text:style-name="T16">no </text:span><text:span text:style-name="T1">exornavit, unicum autem locum in utroque magno di-<text:line-break/>gito praetermisit non indigentem, haud utique mirabimi-<text:line-break/>ni? Sane multo praestaret, vos promptiores esse ad, lau-</text:span></text:p>
      <text:p text:style-name="P30"><text:span text:style-name="T1">dem eorum,, quae recte facta sunt, quam eorum, quae,<text:line-break/>peccata sunt, vituperationem</text:span><text:span text:style-name="T16">, </text:span><text:span text:style-name="T1">nisi aliquam magnam utili-<text:line-break/>tatem magnae flexionis primi in pollice articuli dicere<text:line-break/>nobis potestis. Hoc enim solum modo naturam ut inarti-<text:line-break/>ficiosarn reprehenderetis, si motum utilem omisisse ostendere-<text:line-break/>tis; sed non potestis.. Flexis enim extreme quatuor digitis<text:line-break/>(quemadmodum et supra dictum est) duplici in omnibus<text:line-break/>liuju.smodr actionibus motu magni digiti instigemus, uno<text:line-break/>quidem, quando velut operculum aliquod fit ejus spatiosi<text:line-break/>interstitii, quod est ad indicem, altero autem, quando,<text:line-break/>aliis incumbit stringens, et intro comprimens. Sed pri-<text:line-break/>ori quidem motui alter tendonum, qui lateralem ejus<text:line-break/>motum, efficiunt, praeest, secundo autem is tendo, qui fle-<text:line-break/>ctere natus est articulum secundum, quem quidem a com-<text:line-break/>muni, capite tendonum digitos flectentium produci,,'inseri<text:line-break/>vero in internam faciem secundi in pollice ossis, monu-<text:line-break/>imus. Sed de hujus tendonis creatione, quemadmodum</text:span></text:p>
      <text:p text:style-name="P30"><text:span text:style-name="T1">et aliorum omnium,, </text:span><text:span text:style-name="T16">quaedam </text:span><text:span text:style-name="T1">quidem dicta sunt, alia<text:line-break/>vero sermo futurus, docebit.-</text:span></text:p>
      <text:h text:style-name="Heading_20_2" text:outline-level="2">Cap. XXlI.</text:h>
      <text:p text:style-name="P8"><text:span text:style-name="T1">Actiones </text:span><text:span text:style-name="T16">autem magni </text:span><text:span text:style-name="T1">digiti prius di-<text:line-break/>ctas nunc lu memorium'revocemus, </text:span><text:span text:style-name="T37">in </text:span><text:span text:style-name="T1">quibus demonstra-<text:line-break/>batur oppositis omnibus simul qua? </text:span><text:span text:style-name="T31">or </text:span><text:span text:style-name="T1">digitis utilitatem,<text:line-break/>aeqnivalentem praestare. Haec autem homines dum con-..<text:line-break/>siderarent,, promanum vocasse mihi, videntur hunc digi-.<text:line-break/>tum, tanquam ipsis pro. tota manu esset. Aeque enim.,<text:line-break/>actiones manus sibi ipsis perire vident, sive ipsi quatuor<text:line-break/>abscindantur, nive hic scius. Sic vero et ipsa dimidia<text:line-break/>pars magni digiti si quovis corrumpatur modo,.ipsa manus<text:line-break/>in actionibus incommoditatem et ’ deformitatem habebit,<text:line-break/>aequalem simili noxae, omnium aliorum digitorum. Num<text:line-break/>igitur, o generosissimi fophistae et. acuti naturae repre-.<text:line-break/>lienfores , vidistis unquam in simia digitum hunc, quem<text:line-break/>quidem plerique homines promanum, Hippoerates vero.,<text:line-break/>magnum nominat?' an eum neque conspicati neque con-<text:line-break/>templati audetis affirmare, nndequaque similem hominibus.</text:span></text:p>
      <text:p text:style-name="P30"><text:span text:style-name="T1">esse? At 'si hunc vidistis, brevis certe et gracilis et mu,<text:line-break/>tilus et omnino ridiculus vobis apparuit, quemadmodum<text:line-break/>et-ipsum animal </text:span><text:span text:style-name="T16">totum </text:span><text:span text:style-name="T1">simia. Pulchra </text:span><text:span text:style-name="T16">certe </text:span><text:span text:style-name="T1">siemper apud<text:line-break/>pueros est simia, ut ait veterum quidam, nos admonens,<text:line-break/>ludum esse- ridiculi i hoc animal puerorum ludentium.<text:line-break/>Omnes enim humanos actus imitari dum satagit, </text:span><text:span text:style-name="T16">et </text:span><text:span text:style-name="T1">fiu-<text:line-break/>itratur in ipsis et ridiculum se exhibet. An non vidisti<text:line-break/>simiam fistula canere, saltare, scribere et alia agere uni-<text:line-break/>verfa conantem, quae homo recte perficit? Quid igitur<text:line-break/>tibi nisum est? utrum nobis similiter agit, an ridicule<text:line-break/>omnia conatur? Fortasse' vereberis dicere, hoc aliter ha-<text:line-break/>bere. Atqui, o sapientissime accusator, dicat utique natu-<text:line-break/>ra tibi, ridiculo anima animali ridiculam corporis con-<text:line-break/>structionem dari oportere. Quo igitur modo ipsius uni-<text:line-break/>versam corpus ridicula sit homluis imitatio, procedens<text:line-break/>ferino demonstrabit; quo pacto vero manus-, nunc tantum<text:line-break/>'mihi considera, prius persuasus, quod, siquis pictor vel<text:line-break/>figulus insignis, manus hominis imitans, errare movendi</text:span></text:p>
      <text:p text:style-name="P30"><text:span text:style-name="T1">risus gratia cuperet,</text:span><text:span text:style-name="T21">. </text:span><text:span text:style-name="T1">non sane. aliter peccaret, quam ut<text:line-break/>res habet in simiis. Maxime enim et illas ridemus imi-<text:line-break/>taliones, quae, in partibus plurimis fimilitudinem servan-<text:line-break/>tes , in maxime principibus ab ea plurimum aberrant-.<text:line-break/>Quae igitur utilitas est quatuor digitorum pulclue se ha-<text:line-break/>bentium, si magnus ita male suerit dispositus, ut ne no-<text:line-break/>mea quidem magni recipere possit? Atqni talis est' et<text:line-break/>ipsi simiae; ad hoc et omnino ridiculus est, et parum ab<text:line-break/>indice distat. Quocirca et in hoc insta fuit natura, (quenr-<text:line-break/>admodmn saepe eam. nominare consuerit Hippocrates)<text:line-break/>quae ridiculae animalis animae ridiculum corpus circum-<text:line-break/>posuit. Recte quidem Aristoteles omnia ait animalia or-<text:line-break/>natu convenienti instructa suisse, ostendereque conatur,<text:line-break/>eam quae est in unoquoque artem. lmprobe autem fa-<text:line-break/>ciunt, qui neque aliorum animalium ornatum assequuntur,<text:line-break/>neque ejus, quod omnium </text:span><text:span text:style-name="T16">est </text:span><text:span text:style-name="T1">ornatissimum, - sed magno<text:line-break/>certamine concertant timentque, ne quo modo ostendantur<text:line-break/>vel animam sapientiorem animalibus brutis,, vel structu—</text:span></text:p>
      <text:p text:style-name="P30"><text:span text:style-name="T1">ram corporis</text:span><text:span text:style-name="T10">;</text:span><text:span text:style-name="T1"> convenientem animali sapienti habere. Sed<text:line-break/>hos jam relinquamus.</text:span></text:p>
      <text:h text:style-name="Heading_20_2" text:outline-level="2"><text:span text:style-name="T8">Cap.XXlll.</text:span></text:h>
      <text:p text:style-name="P8"><text:span text:style-name="T1">Ubi autem addidero, quod reliquum<text:line-break/>est ad pruoum hunc, librum complendum, scilicet usum<text:line-break/>numeri' digitorum et inaequalitatis, mox finem faciam.<text:line-break/>Hoc</text:span><text:span text:style-name="T21">‘- </text:span><text:span text:style-name="T1">autem inventu nequaquam difficile est, si contem-<text:line-break/></text:span><text:span text:style-name="T21">plemirr; <text:s/></text:span><text:span text:style-name="T1">quas ad res nunc digitorum auxilio fruamur.<text:line-break/>Nam si pauciores quidem essent, mullae actiones imper-<text:line-break/>sectius fierent, pluribus autem nulla in re indiguimus.<text:line-break/>Quod autem, </text:span><text:span text:style-name="T21">-si </text:span><text:span text:style-name="T1">pauciores essent, actiones mullae' laede-<text:line-break/>rentur, facile disces, si eorum singulos ratione percurreris.<text:line-break/>Magno namque perdito omnes utique alii potestate peri-<text:line-break/></text:span><text:span text:style-name="T21">erint, </text:span><text:span text:style-name="T1">absque illo enim aliorum nullus recte aliquid age-<text:line-break/>re potest Reliquorum-vero index ac medias, ut ordlue<text:line-break/>sunt post magnum fecundi, , ita et usu; parvorum enim<text:line-break/>corporum omnium apprehensio</text:span><text:span text:style-name="T16">, </text:span><text:span text:style-name="T1">et omnia prope artium<text:line-break/>opera,- et si quid violentum agere oportet, his omnia<text:line-break/>egere videntur, Ille'vero, qui </text:span><text:span text:style-name="T16">medio </text:span><text:span text:style-name="T1">succedit, ac etiam</text:span></text:p>
      <text:p text:style-name="P18"><text:span text:style-name="T1">parvus minorem quidem aliis habent utilitatem,' sed<text:line-break/></text:span><text:span text:style-name="T16">usus tamen </text:span><text:span text:style-name="T1">manifesto </text:span><text:span text:style-name="T16">in </text:span><text:span text:style-name="T1">iis apparet, in quibus compre-<text:line-break/>hensibile circulo comprehendi oportet. Si enim hnmidum<text:line-break/></text:span><text:span text:style-name="T31">- </text:span><text:span text:style-name="T1">fuerit aut parvum; digitos circa ipsum flecti undique coin-<text:line-break/>primentes opus, est; </text:span><text:span text:style-name="T16">qua </text:span><text:span text:style-name="T1">in </text:span><text:span text:style-name="T16">re </text:span><text:span text:style-name="T1">magnus est quidem utilis-<text:line-break/>simus</text:span><text:span text:style-name="T16">, </text:span><text:span text:style-name="T1">veluti operculum quoddan». aliorum factus, fecun-<text:line-break/>dam vero potestatem habet secundus. Si vero durum et<text:line-break/>magnum fuerit apprehensibile, digitis a fe invicem quam-<text:line-break/>plurimum distantibus </text:span><text:span text:style-name="T16">ita </text:span><text:span text:style-name="T1">illud comprehendatur oportetr<text:line-break/>adde, quod id plures melius. comprehendent, pluribus par-<text:line-break/>tibus ei accidentes atque contigui. Dictum est autem,<text:line-break/>opinor, prius, motus laterales digitorum in,hujusmodi<text:line-break/>actionibus multum pollere,' magno quidem intro, </text:span><text:span text:style-name="T21">,</text:span><text:span text:style-name="T1">omni-<text:line-break/>bus vero aliis extra circumductis: </text:span><text:span text:style-name="T16">ita </text:span><text:span text:style-name="T1">enim molejn undi-<text:line-break/>que comprehendi circulo contingi». Quod si circulo com-<text:line-break/>prehendatur, manifestum est,.si plures essent, superfluos<text:line-break/>fore-: nam in id-quinque .sufficiunt. Frustra autem natura<text:line-break/>nihil operatur, quippe soli cita est aeque,, ut ne deficiat</text:span></text:p>
      <text:p text:style-name="P30"><text:span text:style-name="T16">aliquid, atque ut superfluum-nihil creet:, nam. defectus,<text:line-break/>quidem in constructione opus quoque mancum ostendit,<text:line-break/>superfluum autem iis-, quae per fe fatis agunt, est impe-,<text:line-break/>dimeutu, tanquam onus alienum adjacens atque ea ra-<text:line-break/>tione noxium. Is demum, cui praeter naturam sextus or-<text:line-break/>tus’est digitus, termonem nostrrm comprobat.</text:span></text:p>
      <text:h text:style-name="Heading_20_2" text:outline-level="2">Cap. XXIV.</text:h>
      <text:p text:style-name="P8"><text:span text:style-name="T16">Cur autem </text:span><text:span text:style-name="T17">luaequa.es </text:span><text:span text:style-name="T16">-digiti, omnes fa-<text:line-break/>cti sunt et medius longissimus ? sane quod ipsorum sum-<text:line-break/>mitates ad aequalitatem ventre melius erat, quum magnas<text:line-break/>aliquas 'moles in circuitu comprehendunt, et quum in<text:line-break/>fe ipsis humidum vel parvum corpus continere conantur-<text:line-break/>Ad majores enim- moles vel fortiter continendas vel<text:line-break/>fortiter, emittendas aequaiis undique comprehensio </text:span><text:span text:style-name="T49">r</text:span><text:span text:style-name="T16"> mus-<text:line-break/>tum conducit. Apparent. vero in unam circuli circumi<text:line-break/>ferentiam convenire digiti quinque in actionibus hujus-<text:line-break/>modi, maxime quando exquisite sphaericum corpus com-<text:line-break/>prehendunt. lu his enim etiam manifestissime cognoscat<text:line-break/>aliquis id, quod in aliis,quidem corporibus fit, non ta-.</text:span></text:p>
      <text:p text:style-name="P30"><text:span text:style-name="T1">meu aeque apparat evidenter, quod digitorum summita-<text:line-break/>tes, undique aequaliter oppositae, tum suam ipsorum<text:line-break/>aompreheusionem reddunt </text:span><text:span text:style-name="T16">tutiorem et </text:span><text:span text:style-name="T1">sumiorem, tum<text:line-break/>-projectionem -fortiorem edunt, quemadmodum, opinor, et<text:line-break/>in triremibus rernoruia extremitates ad unam aequalita-'<text:line-break/>tem perveniunt, quum tamen ipsi omnes non sint aequa-<text:line-break/>les; etenim etiam ibi medios. eandem ob causam maxi-<text:line-break/>rnos efficiunt. Ad manus autem claudendas, quando vel<text:line-break/>parvum corpus vel humidum exacte volumus continere,<text:line-break/>quod digitorum inaequalitas usum praestat manifestissi-<text:line-break/>mum, id "' superiori sermone monstratum esse arbitror;<text:line-break/>quo- loco magnum digitum ludici' supervenientem fieri<text:line-break/>velut operculum superioris capacitatis declarabam. lu<text:line-break/>praesenti vero, alum adhuc pauca quacuam adiecero; me<text:line-break/>.totum demonstrasse reor. Si enim in hujusmodi actioni-<text:line-break/>bus. inferiorem digitum parvum longiorem sactum esse<text:line-break/>intellexeris, aut aliquem mediorum breviorem, aut oppo-<text:line-break/>situm eis magnum aliam posituram vel magnitudinem<text:line-break/>habere, scies manifeste, quanto; est optima praesens digi-</text:span></text:p>
      <text:p text:style-name="P30"><text:span text:style-name="T1">torum <text:s/>constitutio., </text:span><text:span text:style-name="T21"><text:s/></text:span><text:span text:style-name="T1">quantumque nocumentum sequetur<text:line-break/>actiones ipsas, si quid vel tantillum eorum, quae ipsis in^<text:line-break/>sunt, transmutetur.- Magna enim corpora et pava, et<text:line-break/>si quid humidum continere libet, non recte tractabimus,<text:line-break/>magnitudine alicujus digitorum immutata. Quo etiam<text:line-break/>manifestum est, quam exquisita sit praesens digitorum<text:line-break/>constructio.</text:span></text:p>
      <text:p text:style-name="Standard"><text:span text:style-name="T37">-i </text:span><text:span text:style-name="T1">Cap. XXV., Primo huic libro finem imponere jam<text:line-break/>tempestivum esu' Reliquas-enim totius manus partus, et<text:line-break/>carpi, cubiti, brachii, libro sccuirdo exponam.. Deinde<text:line-break/>tertio, naturae artem in cruribus ostendam. Quarto et<text:line-break/>quinto nutriendi organa. Duobus vero scqi entibus de<text:line-break/>pulmone dicam.Octavo ei nono de iis, quae ad caput<text:line-break/>pertinent.. Solorum autem oculorum constructionemde-<text:line-break/>cimo exponam.' Qui vero huic firccedit liber, organa ad<text:line-break/>faciem attinentia </text:span><text:span text:style-name="T21">. </text:span><text:span text:style-name="T1">continebit: Duodecimus de iis, quae<text:line-break/>ad spinam spectant, exponet. Tertius decimus, quod</text:span></text:p>
      <text:p text:style-name="P30"><text:span text:style-name="T16">erat reliquum eorum, quae ad-spinam spectant, id omne<text:line-break/>adjiciet. Duobus deinceps sequentibus partes genitales<text:line-break/>.et ea, quae ad ischium attinent, declarabo. Sextus decimus<text:line-break/>de communibus animalis totius' organis, scilicet arteriis<text:line-break/>et venis et nervis, sermonem faciet. Deinde, veluti<text:line-break/>epodus aliquis post hos omnes, liber erit feptimus de-<text:line-break/>cimus, omnium, partium dispositionem </text:span><text:span text:style-name="T21">' </text:span><text:span text:style-name="T16">simul cum pro-<text:line-break/>pria magnitudine enarrans . nronstransqne totius operis<text:line-break/>utilitatem.</text:span></text:p>
      <text:p text:style-name="Standard"><text:span text:style-name="T31">*</text:span></text:p>
      <text:h text:style-name="P2" text:outline-level="1">GALENI DE VS<text:span text:style-name="T48">V</text:span> PARTIUM CORPO-<text:line-break/>RIS HUMANI<text:line-break/>LIBER ll.</text:h>
      <text:h text:style-name="Heading_20_2" text:outline-level="2">Cap. I.</text:h>
      <text:p text:style-name="Standard"><text:span text:style-name="T1">De usu partium corporis humani scribere<text:line-break/>libro superiore aggressus, methodum primam declaravi,<text:line-break/>qua quis investiat, lu quam utilitatem unaquaeque pars a<text:line-break/>natura sit creata. Narrationem vero a manu incepi<text:line-break/>propterea, quod liaec pars homini sit maxime propria.<text:line-break/>Deinceps autem, quum omnes ejus partes ita persequi<text:line-break/>statuissem, ut ne minima quidem intentata relinqueretur,<text:line-break/>principio de digitis sermonem habui; quo monstravi, om-</text:span></text:p>
      <text:p text:style-name="P4"/>
      <text:p text:style-name="P18"><text:span text:style-name="T1">nibus, eorum particulis artem quandam mirabilem expri-<text:line-break/>mit- ' siquidem digitorum numerus, magnitudo, figura<text:line-break/>constructioque mutua. ad tutius munus - actionem tam<text:line-break/>commode constituta ostendebatur, ut ne constructio qui-<text:line-break/>dem. est» melior' excogitari possit. Quoniam igitur liber<text:line-break/>primus, lu digitorum metibus finiit docuitque primum<text:line-break/>uniuscujusque usum, deinde autem duces eorum tendo-<text:line-break/>- nes ‘ a 'musculis cubitum et radium circulo comprehen-<text:line-break/>dentibus et a parvis' summae manus ortos, </text:span><text:span text:style-name="T37">, </text:span><text:span text:style-name="T1">rationi con-<text:line-break/>scntanefum fuerit etiam eorum, quae in hoc libro dicenda<text:line-break/>furit, principium a. musculorum narratione fecisse. Nam<text:line-break/>unumquemque' eorum ita adornavit natura (quippe quem<text:line-break/>loco constituit idoneo,-, cuique originem tutissimam effecit,<text:line-break/>et finem quo oportebat mroduxii, et magnitudinem prae-<text:line-break/>stitit convenientem, et securitatem, et numerum), ut ne<text:line-break/>constructio melior quidem excogitari queat.. Mox enim,<text:line-break/>.ut a multitudine lucipiarn, (siquidem, ubi, </text:span><text:span text:style-name="T16">quot </text:span><text:span text:style-name="T1">omnino</text:span></text:p>
      <text:p text:style-name="P30"><text:span text:style-name="T1">sint, praedixerimus, et qua parte singuli locati, et quis<text:line-break/>motus cuique sit commistus , aequum erit usus deinceps<text:line-break/>pertractare,) numeres omnium’ cubiti et .nanus, extre-<text:line-break/>mae musculorum ad viginti tres pervenit; septem nam-<text:line-break/>que parvi suut in manu extrema; alii totidem .magni<text:line-break/>totam interiorem cubiti regionem,- reliqui </text:span><text:span text:style-name="T16">novem </text:span><text:span text:style-name="T1">totam<text:line-break/>exteriorem occupaverunt.'</text:span></text:p>
      <text:h text:style-name="Heading_20_2" text:outline-level="2">Cap. II.</text:h>
      <text:p text:style-name="P8"><text:span text:style-name="T1">Parvi itaque munus extremae musculi du-<text:line-break/>ces: sunt' alterius obliquorum motuumi ' Eorum vero,<text:line-break/>qui sunt intra cubitum, duo quidem maximi-digitos<text:line-break/>flectunt; magnitudine autem secundi, duo etiam numero,<text:line-break/>-totum-carpum-; obliqui vero duo primum quidem radium,<text:line-break/>cum 'eo autem, et totam manum <text:s/>ad pronam figuram<text:line-break/>circumagunt. Reliquus vero eorum septimus,, <text:s/>qui mini-<text:line-break/>mus- est- eorum, .qui--in longum extensi funt, ut quidem<text:line-break/>,superiores anatomici putaverunt,- flectit et ipse digitos<text:line-break/>quinque: re-, vera.autem nullus mptus alicujus digitorum</text:span></text:p>
      <text:p text:style-name="P30"><text:span text:style-name="T1">ei commissus est, sed. alterius cujusquam mirabilis usus<text:line-break/>gratia factus est, quam procedente sermone enarrabo.<text:line-break/>Ex iis vero novem musculis, qui in cubiti externa parte<text:line-break/>sunt, unus quidem digitos omnes praeterquam magnum<text:line-break/>extendit; duo- vero alii eosdem quatuor digitos ad trans-<text:line-break/>versum-abducunt; quartus autem, alius musculus solum<text:line-break/>magnum digitum movet altero motu externorum duorum,<text:line-break/>scilicet ' obliquiori, alius vero .unus reliquum , motum<text:line-break/>magni digiti, et carpum-totum extendit moderate: valide<text:line-break/>autem hoc efficiunt circa carpum alii duo musculi: reli-<text:line-break/>qui vero duo musculi, convertentes ad <text:s/>sirpinam figuram<text:line-break/>radium cum eo et totam manum:ad eandem abducunt<text:line-break/>figuram. Quae sane ex anatome apparent, haec sunt.<text:line-break/>Cur autem singula eorum facta sint, consequens est dicere,<text:line-break/>ubi pauca quaedam claritatis gratia de nominibus, qui-<text:line-break/>bus utemur in hoc lermone, distinxerimus.' In tres rna-<text:line-break/>gnas partes fota manu divisa, una quidem brachium,<text:line-break/>alia vero cubitus, tertia summa extrernave manus -nomi-</text:span></text:p>
      <text:p text:style-name="P18"><text:span text:style-name="T1">naturi Sed de brachio quidem nunc ferino </text:span><text:span text:style-name="T4">ηθη</text:span><text:span text:style-name="T5"> </text:span><text:span text:style-name="T1">est ha-<text:line-break/>bendus. Cubitus vero vocatur totum membrum, quod<text:line-break/>est inter dearticulationem . carpi et ancrnnos seu gibbi<text:line-break/>cubiti medium. Ancrnn autem est, cui innitimur, ut ait<text:line-break/>Hippoerates. Jam autein et ossium cubiti alterum qui-<text:line-break/>dem majus (cujus pars est id, quod ab Hippocrate qur-<text:line-break/>dem ancwn, ab Atticis vero olecranon vocatur) specialius<text:line-break/>quidem recte hoc os cubitus seu ulna, nominatur. ' Quod<text:line-break/>si manum mediam inter pronam et supinam constitueris;<text:line-break/>hoc quidem subjacebit, alterum vero os radii-superemi-<text:line-break/>nebita Et ad hanc figuram respicietis hanc quidem lu-<text:line-break/>ternam, illam autem externam' partem manus nominato,<text:line-break/>.et hanc quidem superiorem, illam vero inferiorem. Gib-<text:line-break/>,hi vero processus ossium radii et cubiti quae carpo de-<text:line-break/>articulantur,- vocantur quidem et hoc- ipso’ apophyses,<text:line-break/>.sicut et sunt, vocantur autem .aliquando et capita et<text:line-break/>condyli nodive: . Post hunc nominum impositionem jam<text:line-break/>‘discas .licet ea, quae propositi sunt.</text:span></text:p>
      <text:h text:style-name="P3" text:outline-level="2">Cap. llI.</text:h>
      <text:p text:style-name="P8"><text:span text:style-name="T1">Eorum certe</text:span><text:span text:style-name="T16">, </text:span><text:span text:style-name="T1">qui sunt lu extrema manu,<text:line-break/>musculorum visu facile comprehensibilis est numerus:<text:line-break/>unicuique, enim digitorum unus 'est proprius parvus, fic-<text:line-break/>ut et antea dictum est; duo autem, qui thenara, id est<text:line-break/>volas, generant, velut redundantes accedunt, maximi<text:line-break/>eorum qui ibi sunt musculorum, per quos tum carnosa<text:line-break/>pars munus alta, .media vero, cava fit, tum digitorum<text:line-break/>uterque, maximus et minimus, plurimum ab aliis abdu-<text:line-break/>cuntur. Usa autem simul fuit, et his natura ad conveni-<text:line-break/>ens, quippe quae, ut volae manuum carnosae et altiores<text:line-break/>medio essent, hos musculos effecerit,, et, ubi semel facti<text:line-break/>sunt, non toleraverit eos esse carnes solum otiosas et<text:line-break/>immobiles, sed adjacentibus digitis motus quosdam per<text:line-break/>eos praebuerit. Quin etiam, qui inter magnum et indi-<text:line-break/>cem est musculus, ut manus pars, quae ibi est, carnea<text:line-break/>esset, factus est: usa autem fuit puriter natura etiam hoc<text:line-break/>ad magni digiti motum, quem facit, cum adducitur is ad<text:line-break/>indicem. Sciens tamen, magnum digitum fortioribus ege-</text:span></text:p>
      <text:p text:style-name="P30"><text:span text:style-name="T1">re motionibus versus latera, non commisit has solis prae-<text:line-break/>dictis musculis, </text:span><text:span text:style-name="T21"><text:s/></text:span><text:span text:style-name="T1">sed fortiores tendones- a musculis cubiti<text:line-break/>adducens lu ipsum pollicem inseruit. Ita. anlem et<text:line-break/>obliquarum motionum parvi digiti eam, quae abducit<text:line-break/>ipsum ab aliis, non commisit praedicto musculo soli;<text:line-break/>quae tamen ipsum adducit, ei, qui post ipsum est locatus,<text:line-break/>credidit. Aliorum autem trium digitorum motus similiter<text:line-break/>ipsis solis, qui sunt in manu, musculis mandavit, nihil<text:line-break/>vehemens habere indigentes., sicut prior sermo monstra-<text:line-break/>vit. Quare, cum quatuor quidem sint hi musculi, duo<text:line-break/>autem praeterea circa magnum, alius vero unus ad par-<text:line-break/>vurn, merito omnes summae manus musculi septem sunt<text:line-break/>lacti. Merito autem et ab unoquoque eorum .uniciis est..<text:line-break/>tendo., Neque enim in plures poterant dividi, parvi om-<text:line-break/>nino quum sint, neque, si essent majores; ita se haberent<text:line-break/>situ er usu, ut ad unam reducerentur summitatem inul-<text:line-break/>torum motuum principia. In his tamen, qui extendunt<text:line-break/>et flectunt digitos, musculis, et praeterea ip abducent ibus</text:span></text:p>
      <text:p text:style-name="P83"><text:span text:style-name="T18">, </text:span><text:span text:style-name="T16">a magno - fieri posse simul et utile hoc ostendit superior<text:line-break/>sermo. ' Quoniam autem (sicut et hoc ostensum est) ad<text:line-break/>extensionem quidem' unus tendo unicuique digito sufficit;<text:line-break/>ad flexionem vero alio quidem indiguerunt, quiprimum<text:line-break/>et tertium articulum moveat, alio autem, qui secundum</text:span><text:span text:style-name="T21">r<text:line-break/></text:span><text:span text:style-name="T16">unus quidem musculus, qui extrorsum extendit omnes,<text:line-break/>est creatus, non, unus autem, qui flectit omnes, sed, sicut<text:line-break/>tendones facti sunt bini, sic ante hos positi musculi funt<text:line-break/>duo, maximi quidem et ipsi, quia tendones maximi sunt,<text:line-break/>multo- autem minor externus,- quoniam et hujus tendo-<text:line-break/>nes sunt multo minores. Monstratum vero est in -praece-<text:line-break/>denti sermone de tendonum usu. Merito igitur et ex<text:line-break/>ipsis internis musculus quidem tendonum, qui' primum<text:line-break/>et tertium articulum movent, major est, is vero- eorum,<text:line-break/>qui secundum, minor multo: etenim, etiam hic moli<text:line-break/>tendonum magnitudo musculorum proportione respondet.<text:line-break/>Et subjacet quidem, qui majores et duplicem motum<text:line-break/>ageutes tendones producit, superjacet autem alter, sem-</text:span></text:p>
      <text:p text:style-name="P37"><text:span text:style-name="T1">per natura</text:span><text:span text:style-name="T21">. </text:span><text:span text:style-name="T1">inservientes pluribus actionibus aut utilioribus</text:span><text:span text:style-name="T21">.<text:line-break/></text:span><text:span text:style-name="T1">partes, accuratius custodiente.. Hi igitur duo musculi<text:line-break/>exacte, obtinuerunt mediam regionem, qnoniam et capita,<text:line-break/>tendonum flectentium digitos, ut monstravimus . antea,</text:span><text:span text:style-name="T21">.<text:line-break/></text:span><text:span text:style-name="T1">ad mediam regionem, pervenire erat. melius. Utrinque</text:span><text:span text:style-name="T21">.<text:line-break/></text:span><text:span text:style-name="T1">vero unus.est flectens carpum.: 'de quorum usu dicemus,<text:line-break/>quandoexponemus motus carpi. Reliquus, autem unus-<text:line-break/>est quintus, extensorum secundum longitudinem musculo-<text:line-break/>rum intra cubitum, in superficie simul et tenuissimus<text:line-break/>omnium praedictorum .musculorum;- luquo omnes erra-</text:span><text:span text:style-name="T21">.<text:line-break/></text:span><text:span text:style-name="T1">vcrunt, </text:span><text:span text:style-name="T16">qui </text:span><text:span text:style-name="T1">.ante nos fuerunt</text:span><text:span text:style-name="T21">: </text:span><text:span text:style-name="T1">anatomici, aestimantes ab<text:line-break/>eo 'lecti digitos. </text:span><text:span text:style-name="T21">. </text:span><text:span text:style-name="T1">Non solum autem in his erraverunt,<text:line-break/>fed eiiam parvos musculos, a quibus, et ipsis prima dear— </text:span><text:span text:style-name="T21"><text:line-break/></text:span><text:span text:style-name="T1">ticuiatio uniuscujusque digiti flectitur, . omnino ignora-<text:line-break/>verunt, sicut, et nos ipsi multo.tempore.<text:tab/>De his scripsi</text:span></text:p>
      <text:p text:style-name="Standard"><text:span text:style-name="T1">fusius in anatome</text:span><text:span text:style-name="T21">. </text:span><text:span text:style-name="T1">musculorum et. in anatomicis admini-<text:line-break/>firationibus., Vellem utique praesentem sermonem seor-<text:line-break/>sum,, terminare citra mentionem erratorum sicut a prin- -</text:span></text:p>
      <text:p text:style-name="P30"><text:span text:style-name="T1">cipio proposueram: sed lu horum enarratione venit 'in<text:line-break/>mentem mihi, lecturis aliquam, suspicionem fore</text:span><text:span text:style-name="T16">, </text:span><text:span text:style-name="T1">in his,<text:line-break/>quum </text:span><text:span text:style-name="T16">ab </text:span><text:span text:style-name="T1">antiquis anatomicis dissentio, ' errare me, non<text:line-break/>autem ipsos; consentaneum, enim esse puto aestimare,<text:line-break/>unum ignorare- potius, quam omnes alios. Praeterea au-<text:line-break/>tem magis necessarium erit accidere hanc suspicionem<text:line-break/>viris illis, qui in aliis nostris anatomicis' libris non su-.<text:line-break/>erunt versati, in quibus, non folum ostendimus, quae in<text:line-break/>anatonus errarlut priores, fed etiam causas errorum<text:line-break/>scripsimus; quas nisi quis observaverit, 'et nunc dissecare.<text:line-break/>anatomenque facere voluerit, similiter ut illi decipietur.<text:line-break/>Et certe quicunque vident ea, quae apparent, nobis dis-<text:line-break/>secantibus,, non solum tendones vel motus aliquos igno-.<text:line-break/>ratus ab eis, sed etiam totos musculos praetermissos de-,<text:line-break/>micantur, caecosqne vocant eos, qui erraverunt circa<text:line-break/>talia. Age igitur (ut alia omittamus, quae in, anatonie<text:line-break/>manus ab illis sunt ignorata), quis, nisi caecus, non videt.</text:span></text:p>
      <text:p text:style-name="P30"><text:span text:style-name="T1">non 'solum tendi et flecti quemque digitorum, scd etiam<text:line-break/>ad latera accedere? Sed tamen illi mentionem facientes<text:line-break/>moventium digitos tendonum cos; a quibus extenduntur<text:line-break/>lu et flectuntur, recensent, non intelligentes, traductionis<text:line-break/>ad transversa necesse esse aliqua quoque principia motus<text:line-break/>existere. Num igitur adhuc miraris, aut non credis, ali-<text:line-break/>quid eorum, quae sunt obscuriora lu anatonus, ignoratum<text:line-break/>fuisse ab iis, quibus ne ea quidem, quae ante anatomen<text:line-break/>apparent, noscuntur? Haec igitur oratio communis semel<text:line-break/>nunc mihi dicta sit pro toto hoc opere, ne cogar iden-<text:line-break/>tidem dicere eadem. Expositionem enim facimus nunc<text:line-break/>eorum, quae vere apparent in anatumis, quam nemo<text:line-break/>superiorum diligenter pertractavit. Quicunque igitur vult<text:line-break/>operum naturae esse contemplator, non oportet eum<text:line-break/>anatomicis libris credere, fed propriis oculis, aut ad<text:line-break/>nos accedere, aut cunr aliquo eorum, qui nobiscurn ver-<text:line-break/>sati sunt, aut ipiurn.per se diligenter exerceri, anatumis</text:span></text:p>
      <text:p text:style-name="P30"><text:span text:style-name="T1">manu obeundis. Quamdiu autem legerit solum, omnibus:<text:line-break/>me prioribus anatomicis credet eo magis, quo etiam plu-<text:line-break/>res sunt.</text:span></text:p>
      <text:h text:style-name="Heading_20_2" text:outline-level="2">Cap. IV.</text:h>
      <text:p text:style-name="P8"><text:span text:style-name="T1">Sed eo, unde sermo abiit, redeuntes de<text:line-break/>musculo, qui ad cutim manus internae apparet in super-<text:line-break/>ficie, dicamus;' quem nullus anatomicorum cognovit sub-<text:line-break/>natum lu tota nuda et depili interna parte usuum non<text:line-break/>contemnendorum gratia, quos paulo post dicam, poitquam<text:line-break/>eum, qui de omnibus musculis moventibus digitos est, fini-<text:line-break/>ero sermonem. Intrinsecus enim, ut dictum est, duo sunt<text:line-break/>foli, quatuor vero extrinsecus. Is quidem, qui extendit<text:line-break/>quatuor' digitus, omnium medius convenienter factus est,<text:line-break/>sicut monstravimus. Alii autem duo musculi <text:s/>sunt ex<text:line-break/>utraque ipsius parte; suppositus quidem ipsi inferne is,<text:line-break/>qui duobus minimis <text:s/>dux est motionis ad latcra. Contin-<text:line-break/>gunt autem hunc alii duo connexi invicem quadantenus,<text:line-break/>et propterea eos- anatomici unum esse putaverunt. Ena—<text:line-break/>suuntur autem ex allero quidem duo tendones ad duos</text:span></text:p>
      <text:p text:style-name="P30"><text:span text:style-name="T1">digitos venientes, singuli quidem ad singulos, unus qui-<text:line-break/>dem ad longiffimrtm, longitudine et ordine mediiim, alter<text:line-break/>vero ad ludicenr; ex </text:span><text:span text:style-name="T16">altero </text:span><text:span text:style-name="T1">autem ad maximum. digitum<text:line-break/>(quem etiam promanum vocant) unus enaleens pervenit<text:line-break/>tendo. Hi musculi omnes in obliquum ducunt digitos,-<text:line-break/>eonveuientistime locati in cubito: sicut enlut ille, qui<text:line-break/>est rectae extensionis dux quatuor digitis, lu media re-<text:line-break/>gione locatus est, eadem ratione, qui obliquum motum<text:line-break/>faciunt, in illis partibus sunt, ad quas ipsos ducturi<text:line-break/>sunt; quod, ut puto, maximum est indicium exactissimae<text:line-break/>artis: non, enim a propinquis, inster desidis opificis,<text:line-break/>principium motus fecit natura ad latus conversionibus<text:line-break/>'digitorum, fed a longinquioribus quidem, magis idoneis<text:line-break/>autem ad hanc actionem.- Principium, denique magni<text:line-break/>digiti prope radium est, adeo ut eum fere attingat: fed<text:line-break/>tamen movens ipsum musculus a cubito pro cessit. Simi-<text:line-break/>liter et musculus, a quo digiti duo alii hunc </text:span><text:span text:style-name="T6">sequem.es<text:line-break/></text:span><text:span text:style-name="T1">convertuntur ad obliquum, contra ac ille, qni totum car-</text:span></text:p>
      <text:p text:style-name="P30"><text:span text:style-name="T32">. <text:s/></text:span><text:span text:style-name="T38"><text:s/>/</text:span></text:p>
      <text:p text:style-name="P8"><text:span text:style-name="T1">pum invertit; principium enim ille ab osse radi; faciens<text:line-break/>ad regionem, quae est ante ludicem et medium, immiti.<text:line-break/>titur parvo. tendone. Et tibi licet ridere X Graecae lit-<text:line-break/>terae similem effectam posituram eorum: qualem enim<text:line-break/>motum editurus erat uterqne, talem a principio habuit<text:line-break/>posituram. Adhuc autem facilius, quod dicitur, credes,<text:line-break/></text:span><text:span text:style-name="T37"> </text:span><text:span text:style-name="T1">si omnes moventes carpum musculos videris; de quibus<text:line-break/>postea percurram, reliquum adhuc tendonem r.iagni digiti<text:line-break/>ubi adjecero, ut nihil ad eos quod pertineat relinquatur.<text:line-break/>Quod certe melius suit magno mediam omnino extensi-<text:line-break/>onem, quae ab uno tendone perficitur, non</text:span><text:span text:style-name="T37">. </text:span><text:span text:style-name="T1">suscipere,<text:line-break/>fed eam, quae ex duobus obliquis , fit, ante dictum esu<text:line-break/>Dictum autem nuper etiam fuit, qualis sit et tendo et<text:line-break/>musculus, qui indicem versus magnum ipsum vertit.<text:line-break/>Reliquus vero, qui abducit eum ab .indice, commune<text:line-break/>quidem habet caput cum tendone, qui carpum totum ad<text:line-break/>supinum vertit: teres autem innatus est, velut firmamen-</text:span></text:p>
      <text:p text:style-name="Standard"><text:span text:style-name="T21">101</text:span></text:p>
      <text:p text:style-name="P30"><text:span text:style-name="T1">tum </text:span><text:span text:style-name="T16">quoddam, </text:span><text:span text:style-name="T1">toti digito usque </text:span><text:span text:style-name="T16">ad </text:span><text:span text:style-name="T1">ultimam aciem exten-<text:line-break/>sus. Qui autem ab eodem capite processit </text:span><text:span text:style-name="T16">et </text:span><text:span text:style-name="T1">ad partem<text:line-break/>carpi, quae est ante magnum digitum, latior inseritur,<text:line-break/>vertit -ad supinum summam manum. . Quatuor enim cum<text:line-break/>sint motus carpi, scilicet extensio, flexio; ad pronum<text:line-break/>circumductio et ad supinum, duo quidem tendones et<text:line-break/>musculi sunt duces flexionis, duo autem alii extensionis:<text:line-break/>hi vero ipsi etiam 'laterales conversiones concrunant, ad<text:line-break/>pronam figuram simul adjuvante. quidpiam quinto rnuscu-<text:line-break/>10, ini externa quidem cubiti regione locato,- desinente<text:line-break/>autem in medium potissimum inetacarpium per duplicem <text:line-break/>tendonem. Flectentium igitur carpum' tendonum, lu lu-<text:line-break/>terna videlicet parte cubiti locatorum, alter quidem ad<text:line-break/>eam, ' quae supra parvum digitum, alter autem ad eam,<text:line-break/>quae supra magnum est, regionem pervenit. Ad eundem<text:line-break/>vero modum </text:span><text:span text:style-name="T16">et </text:span><text:span text:style-name="T1">ipsorum extendentium uterque, externa<text:line-break/>videlicet parte cubiti locatus, hic quidem supra parvum,<text:line-break/>alter </text:span><text:span text:style-name="T16">autem </text:span><text:span text:style-name="T1">s</text:span><text:span text:style-name="T10">u</text:span><text:span text:style-name="T1">pra magnum </text:span><text:span text:style-name="T16">digitum </text:span><text:span text:style-name="T1">inseritur. . Si utri-</text:span></text:p>
      <text:p text:style-name="P18"><text:span text:style-name="T1">que quidem tensi fuerint simul, flectunt quidem interni,<text:line-break/>extendunt autem externi summam manum. Tenso vero<text:line-break/>alterutro ipsorum, altero quidem, qui ad magnum <text:s/>digi-<text:line-break/>tum parte interna, </text:span><text:span text:style-name="T21">- </text:span><text:span text:style-name="T1">altero .autem, qui ad parvum parte<text:line-break/>externa est, ad pronum Ienfim quodammodo’ manus cir-<text:line-break/>cumducitur; eo vero, qui ad parvum digitum, tenso in-<text:line-break/>trinsecus, vel eo, qui ad magrurn est, extrinsecus, ad su—<text:line-break/>pinum. Si vero fimus, tenfi fuerint, et qui ad magnum<text:line-break/>digitum intrinsecus est, et qui ad parvum extrinsecus,<text:line-break/>non amplius sensim, sed quamrlurimum sic ad pronum<text:line-break/>manus circumagitur: ita</text:span><text:span text:style-name="T21">' </text:span><text:span text:style-name="T1">autem et co, qui ad parvum<text:line-break/>. digitum lutrinsecus simul' cum eo, qui ad magnum ex»<text:line-break/>trinsecus est, tenso, admodum munus supina fit. Quia<text:line-break/>vero ad vitae nostrae actiones utilissima est prona figura<text:line-break/>mixta extensioni ad carpum, ob idque oportet ipsi plus<text:line-break/>esse, quam supinae, quintum tendonern illum</text:span><text:span text:style-name="T21">.</text:span><text:span text:style-name="T1">duplicem<text:line-break/>-natura apposuit, </text:span><text:span text:style-name="T16">ad </text:span><text:span text:style-name="T1">eam figuram circumversionis durem,<text:line-break/>orientem quidem a radii musculo, luscrtum autem ad<text:line-break/>eam metacarpii regionem, quae est supra medium dig*“</text:span></text:p>
      <text:p text:style-name="P30"><text:span text:style-name="T1">tum et indicem. .Cur igitur non uni tendoni et muscu-<text:line-break/>lo teusionern vel flexionem ipsius manus commisit ? ad-<text:line-break/>huc enim puto hoc praesenti deesse sermoni. Quoniam<text:line-break/>primum quidem, si unus eflet, neque exactam tutius de-<text:line-break/>-articulationis neque sumam faceret flexionem, </text:span><text:span text:style-name="T16">sed </text:span><text:span text:style-name="T1">facile<text:line-break/>circum versatilem et laxam: ut autem nunc </text:span><text:span text:style-name="T16">se </text:span><text:span text:style-name="T1">-habet<text:line-break/>manus, perfecte firma et tuta esu Deinde rutem ne va-<text:line-break/>cuam quidem amplius habebat mediam regionem, in qua<text:line-break/>omnino, unus si esset, ipsum locatum oportebat: jam<text:line-break/>enim introrsum quidem a flectentibus digitos, extrorsum<text:line-break/>autem ab ‘extendentibus occupata esset. Tertio denique<text:line-break/>praeter praedicta aliis indigeret tendonibus, </text:span><text:span text:style-name="T16">ad </text:span><text:span text:style-name="T1">latera<text:line-break/>conversiones facientibus. Sed nunc demum, duplicibus<text:line-break/>factis lis, .qui extendunt et flectunt, .mox quidem ab. eis<text:line-break/>et alios motus manus habuimus., non caremus autem ne-<text:line-break/>que positura edentium eos motus musculorum, agimusque<text:line-break/>ita multo validius et tutius, quam si illo.,modo, facti fu-</text:span></text:p>
      <text:p text:style-name="P30"><text:span text:style-name="T1">issent; quae omnia erant necessaria. Oportet autem huic<text:line-break/>sermoni mentem adbibere et distinguere carpi motus a<text:line-break/>motibus totius cubiti: sunt enim et huic quatuor motus,<text:line-break/>proportione respondentes motibus carpi, de quibus postea<text:line-break/>fusius dicetur. Nunc autem tantum scfre oportet de iis,<text:line-break/>quod, si omnino immobilem tenuerit quis summam nia-<text:line-break/></text:span><text:span text:style-name="T16">num,. </text:span><text:span text:style-name="T1">manifeste videbit'quatuor cubiti motus ab iis, quae<text:line-break/>ad brachium sunt, dearticulationibus , fieri. Etenim<text:line-break/>extendi et flecti et circumduci ad pronum et supinum<text:line-break/>'videbis tutum cubitum, quiesce rte summa manu; sed ex-<text:line-break/>teusionem quidem et flexionem cubiti deariiculatio, quae<text:line-break/>est ad media brachii, efficit, circumductionem vero ad la-<text:line-break/>tera deariiculatio radii ad externum, cjus caput. Su-<text:line-break/>pertensi vero dearticulationibus utrique musculi quales<text:line-break/>sint’ et quot et quam magni, ' procedens sermo proprio<text:line-break/>loco exponet. ' In.praesenti vero tantum oportet cogno-<text:line-break/>scere, .quod, -qui extendunt et flectunt cubitum, .lu</text:span></text:p>
      <text:p text:style-name="P30"><text:span text:style-name="T1">brachio </text:span><text:span text:style-name="T16">sunt; </text:span><text:span text:style-name="T1">qui-vero circumvertunt, in ipso cubito; ob-<text:line-break/>liqui qmdem, quoniam et motus, quem efficiunt, est obli-<text:line-break/>quus, pervenientes autem ad radii os, quoniam hic mo-<text:line-break/>tus est actio dearticulationis hujus ossis, quae ad brachi-<text:line-break/>um esu Dicetur autem et de his postea. Memini au-<text:line-break/>tem et nunc eorum,. quoniam mini propositum erat om-<text:line-break/>lies musculos, qui sunt in cubito; nuuicrare. Apparent<text:line-break/>enim convenienter novem quidem externi, septem autem<text:line-break/>interni, in utrosque ipsorum advenientibus his duplicibus<text:line-break/>musculis, de quibus nunc dicere desii. Itaque reliqui<text:line-break/>musculi cubiti, extremae manus gratia facti; septem qui--<text:line-break/>lom sunt </text:span><text:span text:style-name="T21">' </text:span><text:span text:style-name="T1">externi, quinque autem intenti; quos etiam<text:line-break/>paucis lu summam collectos rursus percurrere est melius,<text:line-break/>ut facile recostiuri queas sermonis, qui de eorum usu<text:line-break/>traditus., est.</text:span></text:p>
      <text:h text:style-name="Heading_20_2" text:outline-level="2">Cap. V.</text:h>
      <text:p text:style-name="P8"><text:span text:style-name="T1">Maximus’igitur omnium, qui primum et<text:line-break/>tertium articulum uniuscujusque quatuor digitorum flectit,<text:line-break/></text:span><text:span text:style-name="T16">mox </text:span><text:span text:style-name="T1">lecundurn longitudinem totius manus extensus’ est,</text:span></text:p>
      <text:p text:style-name="P30"><text:span text:style-name="T1">mediam regionem interiorem cubiti totam </text:span><text:span text:style-name="T16">occupans.<text:line-break/></text:span><text:span text:style-name="T1">-Qui vero superjacet et connatus ,est ei; quatuor, digitis<text:line-break/>mittit tendones; quos ad fecundum articulum inseri dice-<text:line-break/>hamus. Tertius autem post hos fecundum longitudinem<text:line-break/>totius manus similiter praedictis productus, </text:span><text:span text:style-name="T16">sub </text:span><text:span text:style-name="T1">ipsa<text:line-break/>cute situs, per totam disseminatur internam cutinr extre-<text:line-break/></text:span><text:span text:style-name="T16">mae </text:span><text:span text:style-name="T1">munus. Hi igitur tres mediam regionem obtinent;<text:line-break/>reliqui vero duo parvi musculi ex utraque horum parte<text:line-break/>(ipsi autem ridem flectunt carpum), hic quidem ad par-<text:line-break/>vum, ille vero ad magnum digitum inseritur. Exterio-<text:line-break/>rum vero cubiti musculorum, qui quidem extendit qua-<text:line-break/>tuor digitos, in superficie sub ipsa'cule locatus est, me-<text:line-break/>diamque maxime totius membri regionem obtinet. Alii<text:line-break/>-vero post eum, a media regione discedentes ad obliquum,<text:line-break/>tribus. quidem majoribus digitis duo, reliquis vero duo-<text:line-break/>bus minoribus .reliquus propagines mittit. Reliquorum<text:line-break/>vero trium unus quidem, qui in cubito est, extendere<text:line-break/>carpum simplici tendone dictus est; qui autem lunt ru</text:span></text:p>
      <text:p text:style-name="P30"><text:span text:style-name="T1">radio,' alter qu?dem-condylum ejus transcendens obli-<text:line-break/>quus, in duo divisus; extendit simul carpum et magnum<text:line-break/>digitum abducit ah aliis'; reliquus autem extrinsecus in-<text:line-break/>cubans (quem ad id nretacarpii, quod ante indicem et<text:line-break/>medium digitum est, pertingere dixi) ad pronum sum-<text:line-break/>mam manum circumducit extenditqne carpum.</text:span></text:p>
      <text:h text:style-name="Heading_20_2" text:outline-level="2">Cap. VI.</text:h>
      <text:p text:style-name="P8"><text:span text:style-name="T1">Reliquum igitur est tendonem sub interna<text:line-break/>cute manus natum narrare, exortum quidem </text:span><text:span text:style-name="T16">ex </text:span><text:span text:style-name="T1">medio<text:line-break/>musculo rectu habentem, qui mluor quidem </text:span><text:span text:style-name="T16">est aliis mu-<text:line-break/></text:span><text:span text:style-name="T1">fculis quatuor, quoniam nullam movet dearticulationern,<text:line-break/>in superficie autem sub cule locatus est, </text:span><text:span text:style-name="T16">mediam </text:span><text:span text:style-name="T1">membri<text:line-break/>regionem occupans. Enascitur autem tendo ab eo, ante-<text:line-break/>quam ad .carpi dearticulationern perveniat; dilatari au-<text:line-break/>tem. incipit ad illam primum; indeque apparet </text:span><text:span text:style-name="T16">is, </text:span><text:span text:style-name="T1">velut<text:line-break/>-quaedam cutis secunda alba et exanguis, sub tota cure<text:line-break/>extensus manus summae et digitorum. Alia siquidem<text:line-break/>cutis, quae ambit totum corpus, excoriari potest, </text:span><text:span text:style-name="T16">et </text:span><text:span text:style-name="T1">pro-</text:span></text:p>
      <text:p text:style-name="P30"><text:span text:style-name="T1">pterea (opinor) ajunt eam etiam sic nominatam; inler-<text:line-break/>nam autem summarum manuum, de qua nunc est sermo,,<text:line-break/>similiter autem et infernam pedum, praeterea et fron-,<text:line-break/>tis -et totius fere faciei aliarninque </text:span><text:span text:style-name="T16">quarundam </text:span><text:span text:style-name="T1">partium<text:line-break/>animalis non est possibile excoriare propter tendones,<text:line-break/>et musculos iis insertos. Ut vero in unamquamque ipsa-<text:line-break/>rum inseratur et cnius usus gratia, in propriis de una-,<text:line-break/>quaque parte, sermonibus dicetur, ln universum autem<text:line-break/>oportet hoc scire, quod.,, aut. ut tradant certiorem exa-<text:line-break/>ctioremque sensum aut motum voluntarium,, aut difficul- ’<text:line-break/>ter circumversatilem aut duram aut depilem efficiunt<text:line-break/>cutim,. inseruntur quidam in ipfam tendones. .Decebat<text:line-break/>igitur, opinor, manus, comprehenforia organa. quum<text:line-break/>essent, habere eam cutim non modo difficulter circum-<text:line-break/>versatilem, cum ob alia quaedam, tum maxime ob parvo-<text:line-break/>rum corporum certam et tutam apprehensionem, sed<text:line-break/>et tota cute reliquo magis scnlibilom. Non enim aliud<text:line-break/>quidem oportebat esse apprehensorium, aliud autem ta-</text:span></text:p>
      <text:p text:style-name="P18"><text:span text:style-name="T19">. ' <text:s/></text:span><text:span text:style-name="T21">-t </text:span><text:span text:style-name="T24">“ <text:line-break/></text:span><text:span text:style-name="T1">ctorium organum; neque aliud quidem accipere unam-<text:line-break/>quamque rem externam elevando et translcrenuo et<text:line-break/>omnino pertractando, aliud autem postea judicare' de<text:line-break/>acceptorum calore </text:span><text:span text:style-name="T16">er </text:span><text:span text:style-name="T1">frigore et duritie </text:span><text:span text:style-name="T16">et </text:span><text:span text:style-name="T1">mollitie<text:line-break/>et estis tactilibus differentiis, fed mox, quum apprehen-<text:line-break/>derit-unumquodque, melius fuit simul dignoscere, quale<text:line-break/>sit. natura, At vero neque</text:span><text:span text:style-name="T21">. </text:span><text:span text:style-name="T1">decentius neque promptius<text:line-break/>fuit- alio' organo corpora dignoscere, quam manu, et<text:line-break/>ipsius munus non omnibus, scd internis partibus,, quibus-<text:line-break/>inest etiam apprehetrsorium organum. Si igitur propterea<text:line-break/>(actricem oportuit eam esse, quoniam'et apprehensuris,<text:line-break/>consentaneum fuit, quibus partibus est apprehensoria, eis-<text:line-break/>dem ipfam fuisse et tactricem. <text:s/>Coufert autem non pa-<text:line-break/>ruin ad certam dignotionem tactilium omnium qualitatum<text:line-break/>glabrities cutis-ejus loci, ita a lato tendone cuti subnato<text:line-break/>facta. .Ut enim-, si-pilosa admodum et ltirsuta esset haec<text:line-break/>cutis, nullo-pacto tangeret sibi appropinquantia, anticipan-</text:span></text:p>
      <text:p text:style-name="P38"><text:span text:style-name="T32">. </text:span><text:span text:style-name="T1">tibus pilis ad seipsos incidere et illa propellere, ita nune<text:line-break/>exacte nuda nullam appropinquantium sinit partem in-<text:line-break/>tactam effugere, sed - omnibus ipsis accedens tutum cor-'<text:line-break/>pus aelurotum sentit Quod autem et. duritiem .cutis<text:line-break/>-ejus loci tendo subnatus efficit, manifestum est omnibus,<text:line-break/>utile et hoc ad multas actiones nobis futurum. Ob<text:line-break/>eas certe caulas tendones ad internam manuum cutim<text:line-break/>prodierunt.<text:tab/></text:span></text:p>
      <text:h text:style-name="Heading_20_2" text:outline-level="2">Cap. Vll.</text:h>
      <text:p text:style-name="P8"><text:span text:style-name="T1">Tempus autem est transeundi ad reliqua<text:line-break/>cubiti et radii. Plurima quidem et horum dicta funtj<text:line-break/>superest autem et alia quaedam omnino pauca et', de<text:line-break/>obliquis in ipsis musculis, qui radium movent, deterrni-<text:line-break/>nare. Cur demum duo quidem ad pronum circumdu-<text:line-break/>cunt, duo autem ad supinum convertunt radium, et cur<text:line-break/>denique absque tendonibus? Veluti salte in musculis, qni<text:line-break/>extendunt et flectunt carpum, monstrabatur melius esse,<text:line-break/>ipsos duos factos ad fines movendorum ossium iuseri, eo-</text:span></text:p>
      <text:p text:style-name="P30"><text:span text:style-name="T1">dem modo /habet et in moventibus radium musculis</text:span><text:span text:style-name="T16">: </text:span><text:span text:style-name="T1">ne-<text:line-break/>que. enim et hic erat melius unum musculum in hujus<text:line-break/>radii medium, inserere, et et committere totum motum,<text:line-break/>quam duobus; quorum ltic quidem in superiores, quae,<text:line-break/>sunt juxta brachium, alius vero in inferiores </text:span><text:span text:style-name="T16">ad </text:span><text:span text:style-name="T1">carpum<text:line-break/>inseritur. Fertur vero ultra amplius uterque, nec in<text:line-break/>ipsa solum inseritur extrema, </text:span><text:span text:style-name="T21">. </text:span><text:span text:style-name="T1">propterea quod carnosis<text:line-break/>partibus immittuntur ante</text:span><text:span text:style-name="T16">, </text:span><text:span text:style-name="T1">quam in tendones desinant;<text:line-break/>debries enim eorum apprehensiones quum sint,- plura in-.<text:line-break/>digent comprehendere loca, ut'id, quod tendonibus pro-<text:line-break/>pter vlui ex una. inest- apprehensione, hoc carnosis pro--<text:line-break/>pter earum imbecillitatem ex pluribus acervetur. Quod<text:line-break/>autem neque melius erat neque possibile- exoriri ab his<text:line-break/>musculis', tendones, si quis, meminerit dictorum ante,<text:line-break/>novit jam causam; sin minus . tamen, . et,, hanc paucis<text:line-break/>memorabo. Non recipit .os musculi insertionem,, aut.<text:line-break/>quia durum est, aut quia parvum, aut quia, melius erasi<text:line-break/>ut membrum excarne et leve esset. Horum autem nihil</text:span></text:p>
      <text:p text:style-name="P18"><text:span text:style-name="T1">licet dicere, in osse radii, neque enim durum est, neque,<text:line-break/>parvum, sed neque leve esse , magis quam .carneum po-<text:line-break/>stulat. Praeter .iraec autem et impossibile est, ita pro-<text:line-break/></text:span><text:span text:style-name="T21">' </text:span><text:span text:style-name="T1">pinquis sibi positis. ossibus,. incipientem a. cubito mulcn-</text:span></text:p>
      <text:p text:style-name="P8"><text:span text:style-name="T1">lum in aponeurosin mutatum luscri radio. .Nervis enim<text:line-break/>iis et ligamentis, quae in carnes musculi disseminata<text:line-break/>erant,, paulatim lu idem acervatis generatio fit tensioni-.<text:line-break/>busy-hoc autem;, scilicet paulatim, longiori eget via, et<text:line-break/>maxime quando ex magno musculo . acervatur. Verum<text:line-break/>autem esse hoc.,, quod dicito, ostendit is, qui radio in-<text:line-break/>cumbit superne muscutus, </text:span><text:span text:style-name="T16">a </text:span><text:span text:style-name="T1">quo solo quatuor horum mu-<text:line-break/>sculorurn, de , quibus praesens est sermo, .membranosus<text:line-break/>juxta finem exoritur' tendo, infertus radio ex internis<text:line-break/>partibus prope carpum: </text:span><text:span text:style-name="T16">nam </text:span><text:span text:style-name="T1">et solus minimis apprehen-<text:line-break/>fionibus moturus erat radium, et longissimus est non<text:line-break/>fclum eorum, qui movent radium, sed etiam omnium<text:line-break/>aliorum musculorum, qui sunt in cubile. Ob eas qui-?<text:line-break/>dem causas quatuor, facti sunt musculi hi, et. obliqui</text:span></text:p>
      <text:p text:style-name="P30"><text:span text:style-name="T1">situ, et toti carnosi, exceptu quarto </text:span><text:span text:style-name="T16">nunc </text:span><text:span text:style-name="T1">dicto: brevls-<text:line-break/>simus enim quidam, ut diri, exoritur membranosus tendo.<text:line-break/>Posuit- autem unumquemque ipsorum natura loco maxime<text:line-break/>idoneo, eos -quidem , qui ad pronam figuram membrnin<text:line-break/>circumducunt,' ex internis partibus omnium primos lu<text:line-break/>profundo securitatis gratia </text:span><text:span text:style-name="T16">i </text:span><text:span text:style-name="T1">(monstratum enim praece-<text:line-break/>denti </text:span><text:span text:style-name="T21">' </text:span><text:span text:style-name="T1">sermone, plurimas et maxime necessarias et ve-<text:line-break/>hemcntissimas actiones ip hac figura a manu exerceri )<text:line-break/>eos vero, qui ad supinum abducunt, extrinsecus quidem<text:line-break/>Omnino- oportebat poni: filum autem amborum analo-<text:line-break/>gum interius ncn erat possiblle </text:span><text:span text:style-name="T16">facere' </text:span><text:span text:style-name="T1">in utroque extre-<text:line-break/>mo radii: id enim, quod est ad carpum .(quia leve simul<text:line-break/>et paucae carnis esse debebat, et praeterea-capitibus om-<text:line-break/>nium tendonum moventium extremam manum dicatum),<text:line-break/>duos obliquos musculos non poterat recipere., Propterea<text:line-break/>igitur’ alterum quidem ipsorum, totum camosunr natura<text:line-break/>quum fecisset, occultavit in regione inter cubitum et<text:line-break/>radium inedia, ex dubito quidem-exortum largiens; in-*</text:span></text:p>
      <text:p text:style-name="P30"><text:span text:style-name="T1">fertionem autem in radium; alterum autem, quia nec in<text:line-break/> hoc loco collocare arat possibile, quum jam sibi'satis es-<text:line-break/>set, etiam unus susceptus, . neque alium locum haberet<text:line-break/>vacuuin , imposuit desuper ipsi radio ; longissimum facien-<text:line-break/>do hunc omnium qui circa membrum hoc sunt musculg-<text:line-break/>rum.t Pervenit itaque ejus superior extremitas ad exter-<text:line-break/>nam brachii partem, pendens quidem qisadantenus supra </text:span><text:span text:style-name="T21"><text:line-break/></text:span><text:span text:style-name="T1">ejus loci musculos, descendens autem intra eos', qua </text:span><text:span text:style-name="T21">pec-<text:line-break/></text:span><text:span text:style-name="T1">te tenuissima est. Haec quidem ejus extremitas </text:span><text:span text:style-name="T21">-velut </text:span><text:span text:style-name="T1">'ea-<text:line-break/>put quoddam esu. Alia vero extremitas inferior, </text:span><text:span text:style-name="T21">-per<text:line-break/></text:span><text:span text:style-name="T1">quam movet radium, desinens </text:span><text:span text:style-name="T21">in </text:span><text:span text:style-name="T1">membranosum </text:span><text:span text:style-name="T21">tendo-<text:line-break/></text:span><text:span text:style-name="T1">nem, applicatur interioribus ipsius partibus prope ipsam<text:line-break/>cum carpo dearticulationem. </text:span><text:span text:style-name="T21">- </text:span><text:span text:style-name="T1">Erraverunt autem </text:span><text:span text:style-name="T21">multum<text:line-break/>et </text:span><text:span text:style-name="T1">circa hujus musculi enarrationem, qui ante nos </text:span><text:span text:style-name="T21">fue-<text:line-break/>runt </text:span><text:span text:style-name="T1">anatomici, propter multas causas, quas lu anatomicis<text:line-break/>administratiojtibns.receusemus. Sed praesens sermo </text:span><text:span text:style-name="T21">satis<text:line-break/></text:span><text:span text:style-name="T1">mihi videtur monstrasse circa hunc musculum- diligentem<text:line-break/>artem naturae occultantis quidem </text:span><text:span text:style-name="T21">in </text:span><text:span text:style-name="T1">profundo internos</text:span></text:p>
      <text:p text:style-name="P30"><text:span text:style-name="T1">securitatis gratia, externorum vero alterum solum, quo-<text:line-break/>niam-t neque possibile erat utrosque, neque magnopere<text:line-break/>laeditur manus ad actiones, affecto musculo,-qui radio fu-<text:line-break/>.perne incumbit: si vero interior aliquid patiatur; princi-<text:line-break/>..palissimas actiones totius manus perire continget: </text:span><text:span text:style-name="T16">at </text:span><text:span text:style-name="T1">vero<text:line-break/>nrhll patietur ab externis nisi prius aliquid vel abscin-<text:line-break/>datur-omnino, vel, ejus loci ossa conteruntur; tantam<text:line-break/>.femper habet natura providentiam . securitatis praecipua-<text:line-break/>rum partium. Ita sane et paulo ante. dictorum </text:span><text:span text:style-name="T16">tendo-<text:line-break/></text:span><text:span text:style-name="T1">num qui digitos movent etcarpum, in superficie qui-<text:line-break/>dem; sunt, minus principales., in profundo autem princi-<text:line-break/>pallores. Quia autem (ut . dicebamus) natura coacta est<text:line-break/>radio. superne imponere minus principalem . musculum,<text:line-break/>merito ipsum ad .exteriora brachii duxit; solummodo<text:line-break/>enim ita fieret obliquus, quod necesse erat ipsi, ut qui<text:line-break/>futurus erat dux motus obliqui. Manifestum igitur jam<text:line-break/>est ei, qui 'non omnino oscitanter audivit praedicta, quod</text:span></text:p>
      <text:p text:style-name="P30"><text:span text:style-name="T1">natura </text:span><text:span text:style-name="T16">fecit </text:span><text:span text:style-name="T1">ratione optima non solum tot musculos,<text:line-break/>verum etiam ita magnum unumquemque, sicut nunc est,<text:line-break/>et ita situm, 'et lu </text:span><text:span text:style-name="T16">tot </text:span><text:span text:style-name="T1">tendones divisum. Quod si quid<text:line-break/>praetermissum est, quod non explicuerimus </text:span><text:span text:style-name="T16">hoc </text:span><text:span text:style-name="T1">sermone,-<text:line-break/>quum partirn quidem proportione respondeat his,' quae<text:line-break/>nunc dicuntur, - partim autem similiter habeat iis, quae<text:line-break/>dicentur, non erit-utique vobis difficile invenire, haben—</text:span><text:span text:style-name="T10">:<text:line-break/></text:span><text:span text:style-name="T1">tibus jam tot-subsidia luventionis, si unum solum in om-</text:span><text:span text:style-name="T10">£<text:line-break/></text:span><text:span text:style-name="T1">nibus servaveritis, tanquam aliquod lumen splendidum;<text:line-break/>ducens </text:span><text:span text:style-name="T16">vos,</text:span><text:span text:style-name="T1">-quo oportet, </text:span><text:span text:style-name="T16">et </text:span><text:span text:style-name="T1">deducens prompte ad quae-<text:line-break/>sitorum inventionem; - quod et in principio hujus sermo—<text:line-break/>nis statim dictum-est. Quid hoc tandem est? actionem<text:line-break/>uniuscuiusque-partis,' et .ante hanc videlicet constructio-<text:line-break/>nem totam exacte oportere scire, ea, quae lu dissectioni-<text:line-break/>bus corporum apparent, inspiciendo ipfis oculis diligen-<text:line-break/>ter, quoniam nunc certe libri eorum, qui anatomicos<text:line-break/>fe ipsus vocaverunt, sunt pleni insuritis erroribus, de<text:line-break/>quibus in </text:span><text:span text:style-name="T16">alio </text:span><text:span text:style-name="T1">opere sermonem facimus, ostendentes non<text:line-break/>simpliciter solum ipfa lu unoquoque errata, sed etiam</text:span></text:p>
      <text:p text:style-name="P30"><text:span text:style-name="T1">causas ipsorum exponentes. Quin etiam usus partium,,<text:line-break/>nullo negotio invenies ab ipsa edoctus natura, si folum.<text:line-break/>rroveris exactu constructi </text:span><text:span text:style-name="T16">u</text:span><text:span text:style-name="T1">em. Ne longius abeamus, qua<text:line-break/>ratipne fecuritati tendonum incumbentium ipsis cubiti et<text:line-break/>radii: ad carpum finibus, et excamibus, et nudis,, et,<text:line-break/>male tutis ob devexitatem, providerit natura., inspicere<text:line-break/>oportet folum in anatornis: nani nullus est tam sensus<text:line-break/>expers, qui conspicatus in osse insculptum locum lendoni,<text:line-break/>transgressuro aequalem quaerat adhucxi et ambigat seu<text:line-break/>dubitet,, irum tutelae, partium natura provideat. Verum,<text:line-break/>fi etiam tardus sit et omnino obtula mente,.in uno qui-,<text:line-break/>dem, vel duobus aut tribue ossibus fortassis intuitus id<text:line-break/>adhuc dubitare posset: quum autem ubique viderit, quan-<text:line-break/>do nervum au.t tensionem aliquem transgredi oportet<text:line-break/>magnam ossis devexitatem, unum horum trium fieri, aut<text:line-break/>cavari partem, aut perforari, aut omnino circa basim<text:line-break/>ejus</text:span><text:span text:style-name="T10">7</text:span><text:span text:style-name="T1"> nervum invnini, nusquam autem nudum neque uon</text:span></text:p>
      <text:p text:style-name="P30"><text:span text:style-name="T1">munitum vesti per devexitatem, iutelliget omnino tunc,<text:line-break/>quantam artem in securitate singularum' partium ostendit<text:line-break/>natura. Si vero etiam omnibus vasis, quae firmantur in<text:line-break/>cavitatibus ossium, non solum nervis' et tendonibus;<text:line-break/>membranas robustas circumdari superne et luscine sub-<text:line-break/>sterni quis viderit, adhuc magis puto intellecturum eum,<text:line-break/>dyspathiae gratia omnia ejusmodi machinatam, este na-<text:line-break/>turam, lu tuto igitur corpore haec ita se habeut, et lu'<text:line-break/>eminentiis ossium.carpi tnaxime. Tendones enim ipsos<text:line-break/>trium externorum manus musculorum carpum moventium<text:line-break/>cavatae epiphyses </text:span><text:span text:style-name="T16">radii </text:span><text:span text:style-name="T1">et cubiti suscipiunt; mox autem<text:line-break/>et ligamentis latis et validis et duris, quae suscipientia<text:line-break/>ossa producunt, <text:s/>induuntur undique omnes ejus loci ten-<text:line-break/>dones, ut neque ab incidentibus extrorsum prompte quid<text:line-break/>patiuntur, neque a duritie ossium laeduntur. Veluti igi-<text:line-break/>tur, quod securitati partium providerit natura, .oportet<text:line-break/>inspicere solum accurate ea, quae in ana tume apparent,</text:span></text:p>
      <text:p text:style-name="P30"><text:span text:style-name="T1">eodem modo, quod magnitudinem unicuique musculo et<text:line-break/>tendoni proportione actionibus respondentem dederit (id<text:line-break/>quod et prliuo libro monstratum est),.- imbecilliores qui-<text:line-break/>dem actiones parris committens musculis </text:span><text:span text:style-name="T16">et </text:span><text:span text:style-name="T1">tendonibus,<text:line-break/></text:span><text:span text:style-name="T16">ad </text:span><text:span text:style-name="T1">vehementiores vero non magnos .suium, </text:span><text:span text:style-name="T16">fed </text:span><text:span text:style-name="T1">eiiam<text:line-break/>binos faciens: quin etiam quod numerum </text:span><text:span text:style-name="T16">ipsorum </text:span><text:span text:style-name="T1">om-<text:line-break/>nem et situm’summa arte praeparavit, jam milii demon-<text:line-break/>stratunr est, ac nihil, quod ad eos pertineat, superest.</text:span></text:p>
      <text:h text:style-name="Heading_20_2" text:outline-level="2">Cap. VlII.</text:h>
      <text:p text:style-name="Standard"><text:span text:style-name="T1">Sed tempus est;- nos transue </text:span><text:span text:style-name="T16">ad </text:span><text:span text:style-name="T1">sermo-<text:line-break/>nem de ossibus, a sumina manu incipientes, quoniam<text:line-break/>et permulta sunt ossa in ipsa. Monstratum itaque est<text:line-break/>ante, quod oportebat esse tria in unoquoque digito, ta-<text:line-break/>lem habentia formam et positurum et magnitudinem,<text:line-break/>qualis nunc esu Cur autem natura ex octo quidem, ossi-<text:line-break/>bus carpum,, ex quatuor vero meincarpium fecerit, variis '<text:line-break/>sigma quidem, et cur duobus ipsorum ordinibus carpus<text:line-break/>constet, uno autem metacarpium, praeterea </text:span><text:span text:style-name="T16">de </text:span><text:span text:style-name="T1">figura<text:line-break/>ipforum et. duritie et positura nondum quidem dictum</text:span></text:p>
      <text:p text:style-name="P18"><text:span text:style-name="T1">ert ante. Incipienda vero est jam narratio ab ipsorum<text:line-break/>multitudine:, ineptus enim nobis rideri possit creator; ex<text:line-break/>tino' quidem osse femur et brachium, maxima membro-<text:line-break/>rum, si fecisset, ex octo autenr carpum, parvam adeo<text:line-break/>particulam, vel ex quatuor metacarpium. lu digitis,<text:line-break/>namque diversitas’ figurarum in motibus monstrat usum<text:line-break/>eorum multitudinis; in carpo vero et metacarpjo nihil<text:line-break/>tale apparet: atqui (obsistendum est enim contrario ser-<text:line-break/>mone, alt quodam loco Hippocrates), ita componuntur<text:line-break/>artificiose, ut nulla omittatur perfectionis excellentia.<text:line-break/>Principio sane nullum ocni carpi ossium alii est simile<text:line-break/></text:span><text:span text:style-name="T37">' </text:span><text:span text:style-name="T1">specie, vel magnitudine aequale; tamen tanta est com--<text:line-break/>positionis harmonia, ut difficile comprehendi queat eorum<text:line-break/>numerus; nisi.enim prorsus abrasuris ligamenta, et denu-<text:line-break/>daveris membranas’ cooperientes, unum esse tibi omnia<text:line-break/>videbuntur. Quod autem ex ita multis et variis com-<text:line-break/>positus carpus'est, intus quidem concavus, quantum'rna-</text:span></text:p>
      <text:p text:style-name="P30"><text:span text:style-name="T16">nui esse convenit, convexus autem foris, quantum et hoc<text:line-break/>conducit, quomodo' non simul quidem artem mirabilem,<text:line-break/>simul aulem et providentiam indicat? Quod autem<text:line-break/>convexitatem habeat superioribus suis partibus cubi-<text:line-break/>to proximis talem et tartam, qualis et quanta sutura<text:line-break/>erat maxime idonea ad learticulationem praelocatorum<text:line-break/>ossium, nonne et id providentiam optimi et artis certi-<text:line-break/>tudinem ostendit? Ne igitur hanc mireris solum carpi<text:line-break/>constructionem, sed etiam inferiorem ejus finem confide-<text:line-break/>ra. Quatuor enim lu hac parte videbis cavitates parvas,<text:line-break/>ordine sibi invicem succedentes, quae coarticulantur me-<text:line-break/>tacarpii ossibus. Cartilago autem non has sulum, sed<text:line-break/>etiam eas, quae in ipso sunt carpo, commissuras ossium.<text:line-break/>omnes oblinit: easque foris comprimunt membranae<text:line-break/>robustae; qnae sunt ligamenta simul ipsis articulis et<text:line-break/>operimentum totis ossibus circumpositae. Quatuor vero<text:line-break/>metacarpii ossa parallela usque ad digitos ferantur, Di-‘<text:line-break/>stant aulem a fe luvicem, neque sunt omnino conjuncta,</text:span></text:p>
      <text:p text:style-name="P30"><text:span text:style-name="T1">sicut </text:span><text:span text:style-name="T16">ossa carpi: illa </text:span><text:span text:style-name="T1">enim </text:span><text:span text:style-name="T16">plurimum </text:span><text:span text:style-name="T1">invicem distantibus<text:line-break/>organis, nempe digitis, </text:span><text:span text:style-name="T16">debebant</text:span><text:span text:style-name="T1">dearticulari, superiora<text:line-break/>tero carpi ossa cubiti </text:span><text:span text:style-name="T16">et radii </text:span><text:span text:style-name="T1">extremitatibus conjunctis.<text:line-break/>Sed et </text:span><text:span text:style-name="T16">figura </text:span><text:span text:style-name="T1">gibba quidem </text:span><text:span text:style-name="T16">foris </text:span><text:span text:style-name="T1">lenitcr, intus vero'sima,<text:line-break/></text:span><text:span text:style-name="T16">magis facta </text:span><text:span text:style-name="T1">sunt: oportebat </text:span><text:span text:style-name="T16">enim </text:span><text:span text:style-name="T1">ipsa, </text:span><text:span text:style-name="T16">post ossa </text:span><text:span text:style-name="T1">carpi.<text:line-break/>locata, illorum speciem imitari: et quidem adeo eis assi-,<text:line-break/>inilata sunt, ut omnium inter </text:span><text:span text:style-name="T16">se </text:span><text:span text:style-name="T1">compositio duplices et<text:line-break/>eas planas superficies effecerit, simam quidem internam,<text:line-break/>gibbam vero externam. Quando igitur persecte exten-*<text:line-break/>iere opus est summam manum, omnes quidem digitus<text:line-break/>tendones extern; ceu reflectentes tendunt: extenditur<text:line-break/>autem similiter et carpi articulus; ab utrisque vero his<text:line-break/>quum carprts et metacarpium arctentur ac veluti vecte .<text:line-break/>impellantur violenter, cedere quidem pristina fedeco-<text:line-break/>guntur, ferri autem foras quum nequeunt propter tensio-<text:line-break/>nem tendonum hic sitorum</text:span><text:span text:style-name="T16">, </text:span><text:span text:style-name="T1">reliquam adhuc internam<text:line-break/>transpositionem habebunt, plurimumque lutro recessissent<text:line-break/>undique pulsa, si ligamenta laxa et tenuia habuissent;</text:span></text:p>
      <text:p text:style-name="P30"><text:span text:style-name="T1">nunc autem ligamentorum robur eis auxilio fuit</text:span><text:span text:style-name="T16">, </text:span><text:span text:style-name="T1">ne<text:line-break/>omnino luxarentur'. Attamen, unoquoque articulo purum<text:line-break/>transposito, magnum aliquid et effatu dignum extumui-<text:line-break/>bus conflatur. Plurimam autem vim ad hujusmodi trans-<text:line-break/>pofitionem tendones externi conferunt; , incidentes enim<text:line-break/>gibbis ossium partibus intro omnia comprimunt. Duplex<text:line-break/>autem hinc fit feusui manifesta exteusio , vacua quidem<text:line-break/>ante regione interna a translatis, ad eam ipsam .ossibus<text:line-break/>occupata, priori aulem convexitate externa relicla. Non<text:line-break/>igitur folum ut repleatur concavum manus, sed etiam<text:line-break/></text:span><text:span text:style-name="T21">ut </text:span><text:span text:style-name="T1">aequabile reddatur, quod est gibbum, organis, quaerin<text:line-break/>carpo et metacarplo sunt, . extendi accidit. Concavam<text:line-break/>autem exacte manum effecturi omnia facimus contraria,<text:line-break/>exolventes quidem a tensione externos tendones, tenden-<text:line-break/>tes autem internos flecteutesque digitos; ex. quibus om-<text:line-break/>nibus prompte rursusi ad externum locum revertitur<text:line-break/>unumquodque os; fed neutiium horum fieret,-est cedere</text:span></text:p>
      <text:p text:style-name="P30"><text:span text:style-name="T1">ipsa non possent; non autem cederent, si essent omnia<text:line-break/>unum simplex. Ex quo igitur multa-sunt facta, trans—<text:line-break/>positionem adepta, tum <text:s/>concavam plurimum, tum rur-<text:line-break/>sus. efficiunt rectam manum propter usum amborum,<text:line-break/>quem'nobis pars ipsa praebet; atque omnino.sane altera<text:line-break/>periisset constitutio, nisi plura essent facta. Non solum<text:line-break/>autem munus actionem ,* sed etiam securitatem juvit lui—<text:line-break/>jusmodi constructio. Sr enim inter digitos et cubitum<text:line-break/>unum simplex os esset locatum, concavum quidem in-<text:line-break/>trinsecus, convexum autem extrinsecus, ita nudum, sicut <text:line-break/>haec decet nulla esse, (hoc enim prior sermo monstra-,<text:line-break/>vit,) ab' omni quidem duro ipsum feriente facile frange--</text:span><text:span text:style-name="T37">;<text:line-break/></text:span><text:span text:style-name="T1">retur, fractum autem mox totum utique praeter naturam<text:line-break/>haberet, quum unicum sit. .Nunc autem, quia duodecim <text:line-break/>facta sunt, duodecima pars constructionis totius corrum-<text:line-break/>pitur, uno affecto. Porro, ut omnino nihil patiantur, <text:line-break/>melius fuit ex multis componi, et potissimum ita duris;.<text:line-break/>.cedentia enim occursantibus ad suas'. dearticniationes</text:span></text:p>
      <text:p text:style-name="P8"><text:span text:style-name="T37">&lt;- - </text:span><text:span text:style-name="T1">*</text:span></text:p>
      <text:p text:style-name="P39"><text:span text:style-name="T1">exolvunt </text:span><text:span text:style-name="T16">ipsorum </text:span><text:span text:style-name="T1">violentiam. </text:span><text:span text:style-name="T16">Ita namque et </text:span><text:span text:style-name="T1">sagitta, </text:span><text:span text:style-name="T16">et<text:line-break/></text:span><text:span text:style-name="T1">hasta, et liuicquid aliud tale est, </text:span><text:span text:style-name="T16">tensa coria, </text:span><text:span text:style-name="T1">facilius<text:line-break/>quam </text:span><text:span text:style-name="T16">laxa </text:span><text:span text:style-name="T1">penetrat, quod </text:span><text:span text:style-name="T16">illa </text:span><text:span text:style-name="T1">quidem resistunt; haec<text:line-break/>autem cedentia paulatim </text:span><text:span text:style-name="T16">eorum, </text:span><text:span text:style-name="T1">quae </text:span><text:span text:style-name="T16">incidunt, </text:span><text:span text:style-name="T1">violen-<text:line-break/>tiam exolvunt. Utraque igitur sortita est horum .ossium<text:line-break/>compositio, eam, </text:span><text:span text:style-name="T16">quae</text:span><text:span text:style-name="T21">, </text:span><text:span text:style-name="T16">est </text:span><text:span text:style-name="T1">communis omnium</text:span><text:span text:style-name="T16">, , </text:span><text:span text:style-name="T1">et quae<text:line-break/>uniuscujusque privatim propria est, dyspathiam (patiendi<text:line-break/>disisicultatemf., illam quidem ex-multitudine ipsorum,<text:line-break/>lianc autem</text:span><text:span text:style-name="T21">. </text:span><text:span text:style-name="T1">ex duritie </text:span><text:span text:style-name="T16">assecuta.' </text:span><text:span text:style-name="T1">Quin et multiformis<text:line-break/>figurarum varietas ad communis dyspathiam incredibiliter<text:line-break/>conducit: multiformiter enim cedit iis, quae ex omnibus<text:line-break/>docis incidunt, si vero uniformis ipsorum compositio fuis-<text:line-break/>iet, laesionibus obnoxia foret, quoniam ne cedere qui-<text:line-break/>.dem omnino posset.. Propter </text:span><text:span text:style-name="T16">haec </text:span><text:span text:style-name="T1">igitur manus, cssa et<text:line-break/>imulta sunt </text:span><text:span text:style-name="T16">et </text:span><text:span text:style-name="T1">.ita composita.</text:span></text:p>
      <text:h text:style-name="Heading_20_2" text:outline-level="2">Cap. IX.</text:h>
      <text:p text:style-name="Standard"><text:span text:style-name="T1">Cur autem octo quidem ossa carpi, qua-<text:line-break/>tuor autem metacarpi! sint, er cur neque plura,, .neque<text:line-break/>pauciora fuisse erat melius, id deinceps percurram, priris<text:line-break/>quidem partim commemorando eorum, quae in? fine primi</text:span></text:p>
      <text:p text:style-name="P30"><text:span text:style-name="T16">libri dicta sunt, partim nunc demonstrando. Quod certe<text:line-break/>neque plures quinque digitos neque pauciores factus<text:line-break/>esse .melius erat, primus liber exposuit. Cur autem<text:line-break/>non/sicut digiti pedum, uno ordine siti sint omnes, sed<text:line-break/>magnus sit aliis -oppositus, dictum quidem est aliquid<text:line-break/>et de 'hoc prius , at. quod reliquum est nunc adiicietur.<text:line-break/>Pes quidem ambulandi organum est, munus autem appre-<text:line-break/>hendendi; con eniebat itaque illi quidem stabilimenti se-<text:line-break/>mritas, huic autem apprehensionis varietas; sed securitas<text:line-break/>quidem</text:span><text:span text:style-name="T21">' </text:span><text:span text:style-name="T16">stabilimenti uno ordine locatis indigebat omnibus<text:line-break/>digitis, prornptitudo vero-ad varietatem apprehensionum<text:line-break/>magno seu pollice aliis oppositu. Sed si ex adversu om-<text:line-break/>urium esset locatus, medium internae regionis carpi oc-<text:line-break/>cupans, multis utique actionibus manus noceret, et ma-<text:line-break/>xime iis, quascunque per palmam agimus, vel scorium<text:line-break/>altera manu,- vel simul ambabus; oh eam causam, a latet-<text:line-break/>re quidem oportuit ipsum locari, plurimum aulem distere<text:line-break/>ab aliis, </text:span><text:span text:style-name="T37">tu </text:span><text:span text:style-name="T16">Duplex vero quum sit positura lateralis, vel</text:span></text:p>
      <text:p text:style-name="P30"><text:span text:style-name="T1">versus parvum digitum, vel versus indicem, consensa-'<text:line-break/>neunr fuit eum versus ludicem locari; </text:span><text:span text:style-name="T21">. </text:span><text:span text:style-name="T1">converti enim'ad<text:line-break/>Gese ita debebant munus,, averti autem.illo modo:, his<text:line-break/>accedit, quod per extremas flexiones digitorum parvus<text:line-break/>nullam relinquit regionem vacuam, index .vero non par-<text:line-break/>vam, indigentem manifeste velut operculo quodam, magno<text:line-break/>-digito. </text:span><text:span text:style-name="T21"><text:s/>'Quia igitur </text:span><text:span text:style-name="T1">hoc loco maxime oportebat locari<text:line-break/></text:span><text:span text:style-name="T21">magnum digitum, </text:span><text:span text:style-name="T1">primum ipsius articulum, ossi carpi<text:line-break/>propinquo dearticulavit </text:span><text:span text:style-name="T16">Si </text:span><text:span text:style-name="T1">enim alicui ossium metacar-<text:line-break/>pri committeretur, parva utique esset ei ab indice</text:span><text:span text:style-name="T21">,</text:span><text:span text:style-name="T1">distan-<text:line-break/>tiac </text:span><text:span text:style-name="T21">. </text:span><text:span text:style-name="T1">hoc .autem est fuisset factum, deterius utique </text:span><text:span text:style-name="T16">ageret<text:line-break/></text:span><text:span text:style-name="T1">et cum ipso indice,- deterius autem similiter et cum<text:line-break/></text:span><text:span text:style-name="T21">unoquoque aliorum</text:span><text:span text:style-name="T1">, </text:span><text:span text:style-name="T21">. </text:span><text:span text:style-name="T1">deterius .adhuc mnito lu; re aliqua,<text:line-break/></text:span><text:span text:style-name="T21">circulo </text:span><text:span text:style-name="T1">comprehendenda; lu omnibus </text:span><text:span text:style-name="T21">enim </text:span><text:span text:style-name="T1">praedictis<text:line-break/></text:span><text:span text:style-name="T21">usus admodum </text:span><text:span text:style-name="T1">perficitur longitudine distantiae. Magnuin<text:line-break/>igitur, ob id plurimum abduxit ab aliis.</text:span></text:p>
      <text:h text:style-name="Heading_20_2" text:outline-level="2">Cap. X.</text:h>
      <text:p text:style-name="Standard"><text:span text:style-name="T1">ln regione yero lutor cubitum et quatuor</text:span></text:p>
      <text:p text:style-name="P30"><text:span text:style-name="T1">digitos media carpum et metacarpium locavit, ex multis<text:line-break/>quidem ossibus constantia propter rationes, quas ante di-'<text:line-break/>ximus. Sed cur hoc quidem ex quatuor sit compositum,<text:line-break/>ille autem ex octo, nunc propositum est dicere. Videtur<text:line-break/>itaque ob id metacarpium </text:span><text:span text:style-name="T16">quidem </text:span><text:span text:style-name="T1">constare ex quatuor,<text:line-break/>quoniam, quinque quum essent digiti numero, magnus quidem<text:line-break/>lu carpo, aliorum vero quisque dearticulatur in metacarpio.<text:line-break/>Quamobrem autem carpus ex octo, ostendere prius opor-<text:line-break/>tet, et quod in duos ordines oportuit ipsum componi.<text:line-break/>Ossa quidem metacarpii a sese distant, quod distantibus-<text:line-break/>insigniter ossibus digitorum praelocata sunt, quodque-<text:line-break/>hanc distantiam praeparavit natura musculis, de quorum<text:line-break/>iustissima generatione dictum est ante. Ossa vero carpi<text:line-break/>omnia se invicem contingunt, magis quidem constricta ea,<text:line-break/>qnae sunt ad cubitum, minus autem ea, quae sunt ad<text:line-break/>metacarpium. llla enim velut unum oportuit fieri, quia<text:line-break/>tanquam unum debebant. dearticulari quidem ad cubitum,<text:line-break/>moveri autem multis et violentis motibus: omnes enim</text:span></text:p>
      <text:p text:style-name="P40"><text:span text:style-name="T38">'<text:tab/><text:tab/>.<text:tab/></text:span><text:span text:style-name="T37">'I -i </text:span><text:span text:style-name="T42">J</text:span><text:span text:style-name="T37"><text:tab/>i</text:span></text:p>
      <text:p text:style-name="Standard"><text:span text:style-name="T1">Validae manus actiones ipsius carpi articuli sunt .motus.<text:line-break/>Haec vero non ut unum erat necesse committi ossibus<text:line-break/>rnetacarpii a scse distantibus, neque ullo vehementi motu<text:line-break/>contingebat moveri; praeterea, ut minus essent obnoxia<text:line-break/>laesionibus, multo utiliiis erat ea laxiora esse; magis<text:line-break/>enim ita exolvunt violentiam eorum, quae incidunto<text:line-break/>quoniam denique in carpo multa fieri ossa fuit melius,<text:line-break/>componi vero fines eorum, cum cubito non similiter, ut<text:line-break/>cum metacarpio, in duos ordines ea locavit. Quum igi-<text:line-break/>tur necessario fint quatuor metacarpii ossa, adjaceat au-<text:line-break/>tem eis lu unu ordine primum magni digiti os, (quod'<text:line-break/>sane et attribuunt nonnulli propter hoc ipsum metacar-<text:line-break/>pio,) et. hic universus ordo, dearticuletur inseriori parti<text:line-break/>carpi, convenienter ex.quatuor quidem haec pars, altera'<text:line-break/>autem, quae cubito dearticulatur, ex tribus ossibus facta<text:line-break/>essi Strictissimus nant.que cum esse debeat carpus, qua<text:line-break/>tubito .dearticulatur, amplissima, vero </text:span><text:span text:style-name="T16">sit </text:span><text:span text:style-name="T1">productio digito*.</text:span></text:p>
      <text:p text:style-name="P41"><text:span text:style-name="T1">rum; medium totum luter haec, quantum abscedit ab.<text:line-break/>extremis utrisque, tantum angusiiae et amplitudinis .par-<text:line-break/>ticeps fuit. Quum itaque tres sint .ordines in medio cu-<text:line-break/>biti et divisionis digitorum, qui quidem est ad cubitum<text:line-break/>prior, ex tribus ossibus, </text:span><text:span text:style-name="T16">qui </text:span><text:span text:style-name="T1">vero deinceps est, ex qua-<text:line-break/>tuor, tertius autem huic dearticulatris ex quinque factus<text:line-break/>est, quorum unum quidem est magni digiti, alia vero<text:line-break/>quatuor metacarpii. Videbitur, itaque sic quidem, carpus<text:line-break/>feptem omnino ossibus constare. <text:s/>Si. vero et de osse prae-,<text:line-break/>longo,- quod vehitur per internas- ejus partes, ubi. et<text:line-break/>dearticulatur ad tenuem cubiti apopliysim, proprium ex-<text:line-break/>pectarrdo 'fermonem audiveris, quorum usumn gratia et<text:line-break/>hoc a natura factum sit, omnino demum credas, nec plu-<text:line-break/>ra octo., neque pauciora satius fuisse </text:span><text:span text:style-name="T21">in </text:span><text:span text:style-name="T1">carpo ossa creata.<text:line-break/></text:span><text:span text:style-name="T6">Sed.de </text:span><text:span text:style-name="T1">his quidem et.sufficiebant haec, .et de omnibus<text:line-break/>epiphyfibus et apophysibus,- quae in omnibus membris,<text:line-break/>non folum iis, quae in carpo sunt, sermo qui dicetur<text:line-break/>erit . communis- .<text:tab/>-</text:span><text:span text:style-name="T21"><text:tab/>r</text:span></text:p>
      <text:h text:style-name="P3" text:outline-level="2">Cap. XI.</text:h>
      <text:p text:style-name="P8"><text:span text:style-name="T16">Sed etiam </text:span><text:span text:style-name="T1">ubi oportet dearticulationern<text:line-break/>ossium fieri, - et maxime magnorum, </text:span><text:span text:style-name="T16">- </text:span><text:span text:style-name="T1">quia hoc quidem<text:line-break/>suscipere oportet, illud autem ingredi, indigetque, quod<text:line-break/>quidem suscipit, cavitate, quod vero iiigreuitur, convexi-<text:line-break/>tate, ibi utrisque natura vel apophyses quasdam- vel<text:line-break/>epiphyses efficit, </text:span><text:span text:style-name="T16">his </text:span><text:span text:style-name="T1">quidem, quae debent ingredi, gibbas<text:line-break/></text:span><text:span text:style-name="T21">et </text:span><text:span text:style-name="T1">rotundas undique, illis 'autem, quae suscipiunt, co'n-<text:line-break/>cavas ' quidem intrinsecus, extrinsecus aulem gibbas et<text:line-break/>undique' eminentes. <text:s/>Quoniam itaque carpum oporteba*<text:line-break/>dearticulari cubiti et radii- -sinibus, convenienter horum<text:line-break/>os utrumque epiphysim habuit, gibbam quidem et rotun-<text:line-break/>dam extrinsecus, concavam vero intrinsecus. Sed epi-<text:line-break/>physis quidem radii nndique labium habet. circumposi-<text:line-break/>tum, a quo exacte ltririgitur is terminus carpi, qui ad<text:line-break/>cubitum spectat. Cubiti autem epiphysis non amplius<text:line-break/>similiter; seu interna quidem ejus 'pars, quae fpectat ad<text:line-break/>radium, est similis, alia vero extremitas, quae secundum<text:line-break/>longitudinem et </text:span><text:span text:style-name="T21">- </text:span><text:span text:style-name="T1">rectitudinem' totius- ntembri extat, in<text:line-break/>rotundum caput desinit, quo circumdatur locatum ibi </text:span><text:span text:style-name="T21">ot</text:span></text:p>
      <text:p text:style-name="P30"><text:span text:style-name="T1">carpi cavitate glenoeide; ut duplex' sit deariiculatio in<text:line-break/>carpo,' altera quidem suriurn ipsius carpi, ingredientium<text:line-break/>caritatem inter epiphysirn radi, </text:span><text:span text:style-name="T16">et </text:span><text:span text:style-name="T1">cubiti mediam, al-<text:line-break/>tera autem parva ossis circumplectentis parvum apophy-<text:line-break/>sim cubiti; haec quidem gratia conversionum manus ad<text:line-break/>pronum et supinum </text:span><text:span text:style-name="T21">, </text:span><text:span text:style-name="T1">facta est, propter aliart vero ma-<text:line-break/>gnam extenditur et flectitur- carpi articulus. , Propter<text:line-break/>haec sane convexitates factae sunt extremitatum .cubiti<text:line-break/>et radii. Utitur autem ipsis et ad aliud quoddam com,<text:line-break/>modum natura, sicut assuevit eo; quod propter aliud<text:line-break/>quiddam factum est, uti saepe ad alia: capita enim ten-<text:line-break/>donurn digitos moventium inter medias harum emluen-<text:line-break/>tiarum caritates demisit, illa his emluentiis tanquarn<text:line-break/>muro quodam valido aut turri munlens.</text:span></text:p>
      <text:h text:style-name="Heading_20_2" text:outline-level="2">Cap. Xll.</text:h>
      <text:p text:style-name="P8"><text:span text:style-name="T1">At quia extrinsecus quidem magna erat<text:line-break/>lltitudo ipsi extremitati cubiti, lutrinsecus vero partes<text:line-break/>imae et demissae propter apophysim ejus parvam exv<text:line-break/>triulecus et insume locatam, quam, </text:span><text:span text:style-name="T21">ut </text:span><text:span text:style-name="T1">distintus, unum e</text:span></text:p>
      <text:p text:style-name="P30"><text:span text:style-name="T1">carpi ossibus circumplectitur; posuitet hie velut </text:span><text:span text:style-name="T21">.</text:span><text:span text:style-name="T1">quod-<text:line-break/>dam vallum praelongum os, intro nutans rectum; a quo<text:line-break/>alia,, quoe ibi sunt, muniuntur, et.maxime nervus, qui a<text:line-break/>spinali medulla prodiens,</text:span><text:span text:style-name="T21">. </text:span><text:span text:style-name="T1">ad interiora manus dissemina-<text:line-break/>tur. He c est os carpi octavum; de cujus notabili genera-<text:line-break/>tione ‘fn superioribus .disterere distulerant. </text:span><text:span text:style-name="T21">. </text:span><text:span text:style-name="T1">Quum autem<text:line-break/>exacta harmonia </text:span><text:span text:style-name="T21">sit </text:span><text:span text:style-name="T1">in omniuus </text:span><text:span text:style-name="T21">. </text:span><text:span text:style-name="T1">carpi ossibus, natura<text:line-break/>sarens 'loco, in quo praedictum os tuto firmaret, multa<text:line-break/></text:span><text:span text:style-name="T21">’et </text:span><text:span text:style-name="T1">miranda excogitavit. - Primo, namque inseriorem finem<text:line-break/>ejus subtilem exacte fecit, quum sperasset, ea seda ratio-<text:line-break/>ne locum aliquem se inventuram idoneum,-lu.quo ipsum<text:line-break/>defigeret; delude autem in- altitudinem justam ductum<text:line-break/>laxum ibi et cartilaginosum molita est, praeparans locum<text:line-break/>idoneum ad insertionem tendoni ea parte carpum flecten-<text:line-break/>ti; major enim fuit iste,' qnam ut tuto sic. per paucam<text:line-break/>cartilaginem adnasecretur alicui ossium .ipsius' carph Huie </text:span><text:span text:style-name="T21"><text:line-break/></text:span><text:span text:style-name="T1">'igitur <text:s/>inseruit ipsum natura , et tenuem extremitatem</text:span></text:p>
      <text:p text:style-name="P18"><text:span text:style-name="T1">inferiorem proferens posuit inter os, quod comprehendit<text:line-break/>parvam ossis cubiti apophysim, et luter ipsum magnum<text:line-break/>caput; quod cosidylum nominant, a quo capite et parva<text:line-break/>cervix externis et inferioribus partibus exoriens, delude<text:line-break/>lu parvum’ caput desinens,- uni ossium carpi ostensa nobis<text:line-break/>est dear! iculari. Porro -ceu in parva valde cavitate loca-<text:line-break/>tum cartilaginosum os illud male tutum necessario fuisset<text:line-break/>et facile quoquoversum versatile; fed membranis quibus-<text:line-break/>dam validis natura id circumjacentibus ossibus alligavit,<text:line-break/></text:span><text:span text:style-name="T37">a </text:span><text:span text:style-name="T1">quibus aequaliter distractum totum manere-ita rectum<text:line-break/>tandem' possit, rn cavitatis supercilio vectam ossis arn-<text:line-break/>plexati parvam cubiti apophysim. Quis vero ad caput<text:line-break/>ejus apophyfeos pertingens magnus tendo carpum flectens<text:line-break/>. futurum: erat ut ad feipsum converteret et deiiceret<text:line-break/>ipsam os, aliam tensionem aequipollentem opposuit.ipsi,<text:line-break/>ex oppositis, partibus</text:span><text:span text:style-name="T37">: </text:span><text:span text:style-name="T1">inferens ligamentum ad 'metacar-<text:line-break/>pi um desinens, </text:span><text:span text:style-name="T37">i </text:span><text:span text:style-name="T1">Itaque jam juste et- aequaliter in om-</text:span></text:p>
      <text:p text:style-name="P30"><text:span text:style-name="T1">nem </text:span><text:span text:style-name="T16">partem </text:span><text:span text:style-name="T1">tractum cartilaginosum </text:span><text:span text:style-name="T16">os </text:span><text:span text:style-name="T1">nusquam decidit.</text:span><text:span text:style-name="T10">-<text:line-break/></text:span><text:span text:style-name="T1">Partes igitur carpi, quae sunt versus parvum digitum,<text:line-break/>hoc modo ornatae et instructa sunt. Quae vero versus<text:line-break/>magnum, quoniam et ibi munimentum quoddam oporte-<text:line-break/>bat esse alteri descendentium superne nervorum, exci-<text:line-break/>dettti quadantenus ad externas partes munus, inserique<text:line-break/>ibi debebat reliquum tendonum summam manum flecten- <text:line-break/>tiuin, et nullus erat locus, in quo firmaretur tale, alte-<text:line-break/>rum os, quale id est, quod ad parvum digitum; propter-<text:line-break/>ea primi lu carpo ossis praelongam quandam apophyfim<text:line-break/>ad interiora munus fecit, car llaginosam et raram; in<text:line-break/>quam inserui’.' </text:span><text:span text:style-name="T2">’</text:span><text:span text:style-name="T1">-ectentem manum tendonem</text:span><text:span text:style-name="T16">:; <text:s/></text:span><text:span text:style-name="T1">non tamen<text:line-break/>commisit huic iymphysifoli totum,, fed usque ad meta-<text:line-break/>carpium adduxit securitatis gratia bifidum efficiens fen-<text:line-break/>donem, et ibi inseruit, ad principium ossium me'lio di-<text:line-break/>gito </text:span><text:span text:style-name="T16">et </text:span><text:span text:style-name="T1">indioi praelocatorum. Quod enim'lu .rnovenii-<text:line-break/>bus primum et tertium' articulum: ab interna, parte ipso-<text:line-break/>rum digitorum molita - est; hoc et hic propter eandem</text:span></text:p>
      <text:p text:style-name="P30"><text:span text:style-name="T1">causam fecit. Illos enim, ceu non ibi solum lu primo<text:line-break/>articulo desituros, sed usque ad teri ium processuros,, per<text:line-break/>ligamenta copulavit ossibus: . hunc,autem te:donem, </text:span><text:span text:style-name="T16">de,<text:line-break/></text:span><text:span text:style-name="T1">quo nunc </text:span><text:span text:style-name="T16">est </text:span><text:span text:style-name="T1">sermo, similiter non ad ipsam apophysim,<text:line-break/></text:span><text:span text:style-name="T16">sed </text:span><text:span text:style-name="T1">ad circumjacens ipsi apophysi ligamentum inseruit,' </text:span><text:span text:style-name="T21"><text:line-break/></text:span><text:span text:style-name="T1">ut ipse possit procedere ulterius; qui enim ad os inse-<text:line-break/>runtur tendones, necessario ibi desinunt. Quin etiam<text:line-break/></text:span><text:span text:style-name="T16">aliam </text:span><text:span text:style-name="T1">quandam epiphysim ossis parvi cartilaginosi.natura<text:line-break/>creavit, per ligamenta robusta copulati partim huic nunc<text:line-break/>licto ossi ipsius carpi, partim ei,. quod,est post ipsum,. </text:span><text:span text:style-name="T21"><text:line-break/></text:span><text:span text:style-name="T1">learticulato ad primam aciem magni digiti, ut et ibi<text:line-break/>contingat parte altera tendonem, a quo magnum digitum<text:line-break/>diximus moveri et carpum. Nonum aliquis poterit hoc<text:line-break/>carpi os nuinerare, . sed non est numeratum ab anatomi-<text:line-break/>cis, .sicut nec aliquod eorum, quae 'sesamoidea vocantur,<text:line-break/>quae mullis mannum et, pedum articulis natura ex<text:line-break/>abundanti circumponit securitatis gratia. Reliqui .vero</text:span></text:p>
      <text:p text:style-name="P30"><text:span text:style-name="T1">duo tendonum carpum moventium dilatati pertingunt,<text:line-break/>hic quidem ad id metacarpii, quod est ante indicem<text:line-break/>'er medium, ille autem ad id ejusdemquod-est ante<text:line-break/>parvum, sicut ante.-dictum esu Sed. horum quidem neuter<text:line-break/>nequeapophysi, neque epiphysi, neque alterius cujus.d.im<text:line-break/>externi ossis generatione indiguit superflua, sed satis fuit<text:line-break/>eis per cartilaginem solam copulari ossibus, ni qui niino-<text:line-break/>res essent et ad motus imbecilliores facti: Fere sunt<text:line-break/>dicta mihi omnia principalissima de summa manu. Quod<text:line-break/>si aliquid-praetermissum est exiguum, prompte quis, ut<text:line-break/>dixi, ' hoc inveniat considerans solum ipsius partis con-<text:line-break/>structionein. Quale est hoc, quest ex quatuor tendonibus<text:line-break/>extendentibus et flectentibus carpum qui quidem extror-<text:line-break/>fum smrtmanifeste 'apparent-obliqui, et perveniunt,, hic<text:line-break/>'quidem magis ad externas partes aciei, </text:span><text:span text:style-name="T37">f </text:span><text:span text:style-name="T1">quae est. ante<text:line-break/>-parvum digitum, ille vero ad internas aciei, quae. est<text:line-break/>ante-magnum:-' jam vero et quod interni ipformn obli-<text:line-break/>-quiores quodammodo sint, si quis diligenteriinspiciat,</text:span><text:span text:style-name="T37">. </text:span><text:span text:style-name="T1">et</text:span></text:p>
      <text:p text:style-name="P30"><text:span text:style-name="T1">quod lioc factum sit utiliter, ut non solum extundant et ,<text:line-break/>flectant, .sed etiam circumducant ad' latera- ipsam manum.<text:line-break/>Sed de his quidem sufficiunt haec. - <text:s/>-</text:span></text:p>
      <text:h text:style-name="Heading_20_2" text:outline-level="2">Cap. XIll.</text:h>
      <text:p text:style-name="P8"><text:span text:style-name="T1">De positura ’ autem et conformatione<text:line-break/>ipsius radii deinceps dicamus; in ipso autem eodem ser-<text:line-break/>mone et de cubito dicetur. Positura sane radii obliqua<text:line-break/>merito fuit, quemadmodum cubiti positura recta': </text:span><text:span text:style-name="T21">- </text:span><text:span text:style-name="T1">sccun-<text:line-break/>dum naturam enim motus utriusque posituram utriusque<text:line-break/>ossis esse oportuit Sed motus quidem membri- per exten-<text:line-break/>sionem' </text:span><text:span text:style-name="T16">et </text:span><text:span text:style-name="T1">flexionem 'secundum longitudinem r ejus</text:span><text:span text:style-name="T10">J</text:span><text:span text:style-name="T1"> fit;<text:line-break/>qui vero ad pronum, et supinum, ad latera esu Propterea<text:line-break/>igitur et obliquus quidem est radius, rectus autem eubi-<text:line-break/>tus; cubitus siquidem extensionibus et flexionibus; radius<text:line-break/>vero conversionibus ad latera inservit. Ob eam oausam<text:line-break/>ad brachium 'utriusque ossis dearticulatio dissimilis furti<text:line-break/>.Sed de illa quidem' paulo post dicetur; positura vero 'ra-<text:line-break/>dii quod quidem obliqua sit; -jam dictum esu Quum<text:line-break/>autem in omnibus duplex sit obliqua posituras (vel enim</text:span></text:p>
      <text:p text:style-name="P30"><text:span text:style-name="T1">coepta intus foris desinit, vel contra foris quidem in-<text:line-break/>cipit, .lutus autem finit) cur alteram earum,, scilicet<text:line-break/>fecundam dictam, in .radio esse natura maluerit, nunc<text:line-break/>dicetur. Ex totius matius motibus ad latera.(ficut etiam<text:line-break/>dictum est ante) qui quidem sunt ad supluum, </text:span><text:span text:style-name="T16">ad </text:span><text:span text:style-name="T1">pan-<text:line-break/>ciores actiones, qui vero ad pronum, ad multo plures<text:line-break/>et magis necessarias sunt utiles. Propterea igitur et radii<text:line-break/></text:span><text:span text:style-name="T21">pe </text:span><text:span text:style-name="T1">situram paratiorem ad obediendum motibus ad pro-<text:line-break/>num natura effecit, superiorem quidem .extremitatem ejus<text:line-break/>ad caput brachii externum ducens, inferiorem vero ad<text:line-break/>magnum extendens digitum. At si. contra se haberet,<text:line-break/>facilius utique ad . supinum- quam pronum moveretur;<text:line-break/>praesenti namque positurae prona figura vicinior est, con-<text:line-break/>trariae vero supina; </text:span><text:span text:style-name="T21">' </text:span><text:span text:style-name="T1">ad propinquum autem locum prom-<text:line-break/>ptior et facilior omnibus, quae moventur, est latio,, quem-<text:line-break/>admodum ad longinqua lissicilior, ob idque obliqua est,<text:line-break/>et sic quodammodo obliqua. Cur aulem incumbit cubito<text:line-break/>radius? quia hoc cubitus longior est et plurimum lea»</text:span></text:p>
      <text:p text:style-name="P42"><text:span text:style-name="T1">ticulatiouis ad brachium ipse obtinet; rationi autem<text:line-break/>consentaneum fuit os brevissimum super longiore vehi.'<text:line-break/>Sed cur'.utri usque partes, quae sunt in medio quidem,<text:line-break/>tenuiores, quae vero ru gibbo cubiti et carpo, crassiores?<text:line-break/>quia illas musculis locum praebcre oportebat, has crns-<text:line-break/>scscere et in molem tumere epiphysibus; hae vero epi-<text:line-break/>phyfes quod deart.iculationibus sint utiles, prius diximus.<text:line-break/>Porro cur ex ipsis extremitatibus illa quidem cubiti, quae<text:line-break/>ad cubiti gibbum est, crassior apparet,, radii vero ea,<text:line-break/>quae </text:span><text:span text:style-name="T16">ad </text:span><text:span text:style-name="T1">carpum est? an quod utriusque communis est<text:line-break/>ad carpum dearticulatio, in ea vero dearisculatione,<text:line-break/>quae est ad brachium, tanto superet cubitus radium ne-,<text:line-break/>cesse est, quanto cubiti dearticulatio cunctis munus actio-<text:line-break/>nibus commodior est ?</text:span></text:p>
      <text:h text:style-name="Heading_20_2" text:outline-level="2">Cap. XIV.</text:h>
      <text:p text:style-name="P8"><text:span text:style-name="T1">Postquam vero de positura' et conforma-<text:line-break/>tione non folum radii, fed etiam cubiti fatis dictum<text:line-break/>est, reliquum adhuc suerit, ut de ipforum </text:span><text:span text:style-name="T16">ad </text:span><text:span text:style-name="T1">brachium<text:line-break/>dearticulatione dicam, Sunt fane hoc loco quaedam</text:span></text:p>
      <text:p text:style-name="P18"><text:span text:style-name="T1">apophyses ipsius cubiti duplices, gibberosae quidem foris,<text:line-break/>cavae vero intus;- una .quidem ex posterioribus et iufer-<text:line-break/>nrs ipsius partibus, quae certe et major est; altera'au-.-<text:line-break/>tem ex anterioribus et supernis, multo .minor priore..<text:line-break/>Conversis autem ad </text:span><text:span text:style-name="T16">sc </text:span><text:span text:style-name="T1">invicem cavitatibus earnm, una<text:line-break/>ex ambabus conficitur magna ' cavitas, similis litterae C.<text:line-break/>Verum appellant quoque hujusmodi apophyses communi-<text:line-break/>tur.quidem utrasque coronas (cornices),, hac ratione, quod</text:span></text:p>
      <text:p text:style-name="P81"><text:span text:style-name="T1"><text:s/>rotundae sint, nomen id imponentes-; proprie vero poite-<text:line-break/>tlorem eamqne majorem (uti prius diximus) Athenien-r<text:line-break/>tes oIeeranum nominant, Hippocrates ancona. Atque<text:line-break/>haec cubiti extremitas talem habet figuram </text:span><text:span text:style-name="T16">et </text:span><text:span text:style-name="T1">conflor-<text:line-break/>mationem.</text:span></text:p>
      <text:h text:style-name="Heading_20_2" text:outline-level="2">Cap. XV.</text:h>
      <text:p text:style-name="P8"><text:span text:style-name="T1">Brachii vero </text:span><text:span text:style-name="T21">. </text:span><text:span text:style-name="T1">extremitas hoc modo se-<text:line-break/>cnndum laterales partes capitis epipnysun habet, hanc<text:line-break/>quidem foris, illam autem intus; quarum lu medio cavi-<text:line-break/>tas quaedam est laenis et rotunda, similis rotarum voca-,<text:line-break/>tis cavitatibus, circa quam cubiti ipsius coronae luoven-<text:line-break/></text:span><text:span text:style-name="T21">turtesL . </text:span><text:span text:style-name="T1">Ubi autem ipsa, desinit, </text:span><text:span text:style-name="T21">-</text:span><text:span text:style-name="T1">utrinque ballnuides. funti</text:span></text:p>
      <text:p text:style-name="P30"><text:span text:style-name="T1">(sic enim Hippocrates brachii cavitates vocat), quas, exten;<text:line-break/>dentibus totam', manum et -flectentibus; cubiti ipsius<text:line-break/>cornutae ingrediuntur. Suntque hae extremae, extensionis<text:line-break/>et flerionis terminus;'" et ob id natura </text:span><text:span text:style-name="T16">tales </text:span><text:span text:style-name="T1">.tantasque<text:line-break/>creavit, ad eamque potissimum brachii partem suam po-i<text:line-break/>sisuram habuerunt; </text:span><text:span text:style-name="T37">. </text:span><text:span text:style-name="T1">Siquidem, quum anterior corome.<text:line-break/>motum ducit', ad haec-cubitus quoque totus circuniduci-,<text:line-break/>tur et munus flectitur; motus enim cubiti ad-internas<text:line-break/>partes flexionem manus ipsius efficit; at </text:span><text:span text:style-name="T16">si </text:span><text:span text:style-name="T1">ad alteram,<text:line-break/>partem cubitus circumducitur,, (fit autem hoc, quum poste-,<text:line-break/>rior. corome motus cubiti ductrix efficitur,) tunc manus<text:line-break/>extenditur. Quatanus igitur citra . impedimentum et<text:line-break/>libere cicca curva brachii coramae ipsius cubiti circum--<text:line-break/>feruntur, anterior quidem totam dearticulationem flectit,<text:line-break/>extendit autem pollerior:- quum 'autem jam ad bathmi- '<text:line-break/>das pervenientes ipsae .in .eis consederint, prohibentur</text:span></text:p>
      <text:p text:style-name="Standard"><text:span text:style-name="T1">ultra procedere. Atque utriusque motus earum hic est<text:line-break/>Terminus— -Quod si bathmides omnino non essent, - -aut</text:span></text:p>
      <text:p text:style-name="P30"><text:span text:style-name="T16">si majores certe minoresve iis, quae nunc sunt, ad mul-<text:line-break/>tas functiones manus impedirentur. Etenim si factae<text:line-break/>omnino, non essent, <text:s/>omnis extensio ac flexio omnino<text:line-break/>periret, </text:span><text:span text:style-name="T37">' </text:span><text:span text:style-name="T16">quum gibba brachii cubiti corrnnis inciderent.<text:line-break/>Sed si minores contigissent, quam nunc sunt, tantum uti-<text:line-break/>que perfecta manus extensio et flexio impedirentur,<text:line-break/>quanto citius, quam convertit, bathmides ipsae cormnis<text:line-break/>Occurrere praevenirent. Quod vero si etiam majores,<text:line-break/>quam nunc sunt, fuissent creatae, vel si brachii os om-<text:line-break/>nino etiam perforatum esset, quod reflecteretur sic cubi-<text:line-break/>tus in posteriorem partem ultra perfectam extensionem,<text:line-break/>cuivis notum est. Atqui, si hoc ita evenisset, nullam ex <text:line-break/>viclentis ac vehementioribus actionibus, lu quibus ma-<text:line-break/>nus prorsus extensae indigemus, fortiter perficere posse-</text:span><text:span text:style-name="T49">1<text:line-break/></text:span><text:span text:style-name="T16">mus: quippe. quum sic infirma et laxa prorsus posterior<text:line-break/>cubiti corome manens facile a brachii curvitate labere-<text:line-break/>tur," tum actionis robus tantum laederet, quantum ipsa<text:line-break/>excidisset. Verurn qua nunc sunt magnitudine bathmides,</text:span></text:p>
      <text:p text:style-name="P30"><text:span text:style-name="T1">totius manus extensio certior quidem efficitur, exactior<text:line-break/>autem fit flexio, ita ut nihil vel excedat, vel. de-<text:line-break/>ficiat. Quod vero figura bathmidain assiniilata est corm-<text:line-break/>nis ipsas ingressuris majoris .commoditatis gratia, licet<text:line-break/>et hoc cuivis considerare. Mestus siquidem fuit .exacte<text:line-break/>stringi eminentias </text:span><text:span text:style-name="T16">a </text:span><text:span text:style-name="T1">cavitatibus undique, ut nullus lu<text:line-break/>medio locus vacuus relinqueretur: hoc autem pulchrius<text:line-break/>fieri alitur non potuit, quam nunc habet, utraque hathrni-<text:line-break/>dam </text:span><text:span text:style-name="T16">a </text:span><text:span text:style-name="T1">latiore, quidem superno labro incipiente, in valde<text:line-break/>vero brevem infernum terminum delinente. Sed et quod<text:line-break/>paulatim ipsae. coarctentur pro modo coromainm ipsas<text:line-break/>ingressurarum, ita ut nec pars aliqua earum angustia<text:line-break/>loci laboret, nec laxa sit ac infirma, non mediocrem<text:line-break/>utique, providentium etiam hoc obtinet Quod vero et<text:line-break/>cavitates </text:span><text:span text:style-name="T16">ibi </text:span><text:span text:style-name="T1">constitutae sint, quo cubiti ipsius corrnnae<text:line-break/>perventurae erant in perfecta extensione et flexione,<text:line-break/>positurae earum artificium ostendit, quod nemo non aper-<text:line-break/>te novit. Quum enim nec .in alia brachii jrarte aliqua</text:span></text:p>
      <text:p text:style-name="P30"><text:span text:style-name="T1">cavi.atenr -ullam invenire liceat, tum utraque earum,<text:line-break/>quae inveniuntur; </text:span><text:span text:style-name="T21"><text:s/></text:span><text:span text:style-name="T1">non frustra nec temere, sed commo-<text:line-break/>dissimo loco posita videatur, quomodo non majoris com-<text:line-break/>rnoditatis gratia eas factas esse dixeris? Nam'praeter po-<text:line-break/>situram magnitudinem earirm et figuram adeo commode<text:line-break/>simul et exacte habet ad omnes munus actiones universa<text:line-break/>natura, .mt,' si vel paululu a quis immutaverit, membro,<text:line-break/>laesionem ibi asserat. Quod vero et cubiti ipsius coromae<text:line-break/>probam plane constructionem habeant, </text:span><text:span text:style-name="T21">- </text:span><text:span text:style-name="T1">inde discas maxi-<text:line-break/>me licet,- si consideraris, quantam laesionem totius manus<text:line-break/>actiones necesserio accepturae fuissent, si hae breviores,<text:line-break/>vel etiam longiores, vel magis obliquae, , vel rectiores,<text:line-break/>vel rotundiores, vel gibbosiores, vel arctiores, vel latio-<text:line-break/>res; vel alio quovis tandem modo transformatae fuissent<text:line-break/>coromae. Si igitur per hypothesim eas demus, longiores,<text:line-break/>quam sunt, esse,, quis dubitat, eas maturius ipsi brachio<text:line-break/>incidentes, impedimentum aliquod summae exteusioui<text:line-break/>et .flexioni allaturas? Si minores, partim quidem et cubi- </text:span><text:span text:style-name="T37">.</text:span></text:p>
      <text:p text:style-name="P18"><text:span text:style-name="T1">tus refringeretur 'et, in posteriorem partem flecteretur;<text:line-break/>partim. autem dearticulationis totius</text:span><text:span text:style-name="T21">. </text:span><text:span text:style-name="T1">securitate privaretur,<text:line-break/>ut etiam brachium ex cubito facile excideret, lu flexio-<text:line-break/>nrbus quidem posteriorem apophyfim praeteriens, in ex-<text:line-break/>tensionibus vero anteriorem. Caeterum, si etiam essent<text:line-break/>rotundiores ani rectiores, quam nunc sunt,, mediam bra-<text:line-break/>ch'ii; condylorum cavitatem rotundam laxam undique<text:line-break/>reddi, necesse esset, ut quae nequaquam amplius similiter,<text:line-break/>ut nunc, coiret et</text:span><text:span text:style-name="T21">’ </text:span><text:span text:style-name="T1">conveniret </text:span><text:span text:style-name="T16">toto </text:span><text:span text:style-name="T1">corpore cum ipsis<text:line-break/>cormnrs. Quemadmodum, si angustiores etiam fuissent,<text:line-break/>,per ampliorem brachii locunr medium vectae, </text:span><text:span text:style-name="T16">laxae </text:span><text:span text:style-name="T1">hae<text:line-break/>lenuo, et velut natantes, - ad laterales frequenter partes<text:line-break/>circumlatae inissent,adeo, ni.et rectus totius cubiti ma-<text:line-break/>tus- perverteretur, et totius manus actiones fulcimento<text:line-break/>ac stabilimento destitutae, ideoque imbecilles redderentur.<text:line-break/>.Quemadmodum et 'si latiores-media brachii regione factae<text:line-break/>fuissent, nequaquam eam ingredi, potuissent, sed sic super </text:span><text:span text:style-name="T21">-<text:line-break/></text:span><text:span text:style-name="T1">- circumferentia ei superciliis capitum sublimes , veheren-</text:span></text:p>
      <text:p text:style-name="P18"><text:span text:style-name="T1">tur: nunc vero, quum aequa ipsarum latitudo omnino fit<text:line-break/>brachii regioni</text:span><text:span text:style-name="T16">, </text:span><text:span text:style-name="T1">quae trochleae speciem rescrt, stringitur<text:line-break/>quidem utraque ipsarum a condylis'tuto utrinque, decli-<text:line-break/>nare vero in obliquum nusquam potest; propterea tuta<text:line-break/>simul et accommodata actionibus dearticulatio facta est.<text:line-break/>Porro brachii capitum alterum quidem externum et<text:line-break/>minus ob radii ad ipsum dearticulationern- factum est,<text:line-break/>alterum vero majus, quod intro spectat, nullum os sibi<text:line-break/>conjunctum habet: idcirco prominet in munus partem<text:line-break/>internam, et riudum excarneque apparet videntibus si-<text:line-break/>mul et tangentibus. Verum de hoc quidem capite ferino<text:line-break/>magis pertinet ad valorum expositionem, quae lu toto<text:line-break/>corpore silut, non arteriarum modo aut venarum, scd<text:line-break/>etiam deinceps -nervorum. Statui namque feparatim de<text:line-break/>omnibus procedente sermone verba facere. Quare etiam<text:line-break/>de 'interno brachii capite lu illis dicetur’: etenim illorum<text:line-break/>tutelae gratia ipsum natura creavit: utitur autem et hoo-<text:line-break/>ex abundanti ad aliud quiddam utile, illic annectens huic</text:span></text:p>
      <text:p text:style-name="P30"><text:span text:style-name="T1">capiti musculorum internorum </text:span><text:span text:style-name="T16">cubiti </text:span><text:span text:style-name="T1">habentium' capior<text:line-break/>fecundum rectitudinem siturum. De externo autem hoc<text:line-break/>sermone dicendum est, </text:span><text:span text:style-name="T16">quod radius ipsum </text:span><text:span text:style-name="T1">ambit oculari,<text:line-break/>cavitate, conversionum tutius manus gubernator. Quin<text:line-break/>etiam ligamenta quaedam membranosa validi, in epiphy-. <text:line-break/>femn locis exurgentia conjungunt et constringunt circum-<text:line-break/>plectentia totam dearticulu.ionem in orbem, 'ut non<text:line-break/>facile brachii caput ex subjecta cavitate excidat, quam-<text:line-break/>quam superficiali tau tum et sine profunditate, neque ad<text:line-break/>actiones impediatur, siquidem ligamentorum substantia,<text:line-break/>ut quae quamplurimum curn </text:span><text:span text:style-name="T16">iis, </text:span><text:span text:style-name="T1">quae trahunt, cxtendi<text:line-break/>simul nata sit; nullum remoratur motum. Atque eadem<text:line-break/>natura, idem usus et, utilitas ligamentorum est in omni-<text:line-break/>bus aliis dearticulationibus, quarum nulla lrgamcntorum<text:line-break/>omnino est expers, fed </text:span><text:span text:style-name="T16">aut </text:span><text:span text:style-name="T1">plura et validiora, aut mi-<text:line-break/>nora et imbecilliora hae omnes fortitae sunt,' idque ip-<text:line-break/>sum non temere natura agente, sed tantum rcbur- ipso-</text:span></text:p>
      <text:p text:style-name="P30"><text:span text:style-name="T1">rum et munerum </text:span><text:span text:style-name="T16">producente, </text:span><text:span text:style-name="T1">quantum dearticulationi<text:line-break/>id tutelam firmam et motum expeditum sufficiat, quippe<text:line-break/>quae deficiens nihil aut supervacaneum </text:span><text:span text:style-name="T16">aut </text:span><text:span text:style-name="T1">vanum<text:line-break/>agere soleat. Ob eum igitur causam tum allis omnibus<text:line-break/>articulis, tum ei</text:span><text:span text:style-name="T16">, </text:span><text:span text:style-name="T1">qui in radio est, de quo nunc est ser-<text:line-break/>mo </text:span><text:span text:style-name="T16">, </text:span><text:span text:style-name="T1">maxime omnium aliorum magna ligamenta circum<text:line-break/>eum produxit lu orbem, usu metiens crassitiem eorum<text:line-break/>et multitudinem. Sic etiam et ligamenta valida cubiti<text:line-break/>ad brachium dearticulationi in circuitu produxit, quam-<text:line-break/>vis tuto se haberet dearticulatio, timens motuum ejus<text:line-break/>vehementiam, et radium cubito conjunxit in utroque fine<text:line-break/>robustis ligamentis. Sed de ipsa quidem ad cubitum<text:line-break/>dearticniatione sufficiunt haec; de reliquis autem totius<text:line-break/>manus partibus dicendum deinceps.</text:span></text:p>
      <text:h text:style-name="Heading_20_2" text:outline-level="2"><text:span text:style-name="T8">Cap. XVI.</text:span></text:h>
      <text:p text:style-name="P8"><text:span text:style-name="T1"><text:s/>Porro quae restant dicenda in brachio,<text:line-break/>funt quatuor quidem musculi, os autem unum; de ner-<text:line-break/>vis enim, qui ibi sunt, et arteriis et venis, quando de<text:line-break/>omnibus vasis totius corporis faciam sermonem,'tunc simis</text:span></text:p>
      <text:p text:style-name="P30"><text:span text:style-name="T1">liter scribetur. </text:span><text:span text:style-name="T50">Os</text:span><text:span text:style-name="T1"> igitur brachii, meritu extrinsecus qui-<text:line-break/>dern magis gibberosum est, internis vero partibus magis<text:line-break/>simum. . Melius enim fuit (ut etiam mox </text:span><text:span text:style-name="T16">a </text:span><text:span text:style-name="T1">principio<text:line-break/>dictum est) ad se invicem conversas fuisse manus: </text:span><text:span text:style-name="T16">quod<text:line-break/></text:span><text:span text:style-name="T1">si est, concavas quidem ossium partes fe invicem ufpiceie<text:line-break/>praestitit, avertere vero foras ipsorum convexitates. Mox<text:line-break/>autem hujusmodi constructio brachia efficit aptiora ad<text:line-break/>apprehendendum gibba corpora, praeparando simul locum<text:line-break/>vasis, quae ad tutas manus feruntur. Quod aulem et<text:line-break/>musculis, qui cubitum movent, satius fuit coopertum su-<text:line-break/>isse ' os brachii, egens saltem propugnaculo quodam - ae<text:line-break/>tegumento non adversus frigus solum et aestum, sed ni-<text:line-break/>hilomluus ad durorum corporum occursum, manifestum<text:line-break/>et hoc esse arbitror: non enim sufficiebat cutis sola abs-<text:line-break/>que carnibus ulli horum obsistere. Quod vero curo pars<text:line-break/>musculi est, ab’ omnibus fere dictum est anatomicis, sic- -<text:line-break/>ut et a nobis in libris de motu ipsorum musculorum:</text:span></text:p>
      <text:p text:style-name="P30"><text:span text:style-name="T1">non tamen modum connexus ipsorum cum nervis et liga-<text:line-break/>mentis exacte memoraverunt, neque usum exposuerunt.,<text:line-break/>Sed </text:span><text:span text:style-name="T16">de </text:span><text:span text:style-name="T1">his quidem procedente sermone scrutabimur;, id<text:line-break/>vero, - quod confessum est et apparet in corporum disse-<text:line-break/>ctionibus, sufficit ad praesentia, nempe cernes in muscu-<text:line-break/>lorum substantia contineri. " Brachium igitur-quum. opor—<text:line-break/></text:span><text:span text:style-name="T16">teret esse </text:span><text:span text:style-name="T1">opertum undique carnibus, sed et musculos<text:line-break/>eubitum moturos in- se ipso locatos necessario habere, non<text:line-break/>seorsum quidem carnes otiosas, seorsum autem musculos,<text:line-break/></text:span><text:span text:style-name="T16">.ed </text:span><text:span text:style-name="T1">in his etiam cernes adeptum esu Quum autem cu-<text:line-break/>bitus duobus praeditus esset motibus, extensione et fle-<text:line-break/>xione, </text:span><text:span text:style-name="T16">necessarium </text:span><text:span text:style-name="T1">fuit, interna quidem parte flexionis<text:line-break/>ducem masculum, externa vero extensionis locari: quod<text:line-break/>si est, omnes inter musculos mediae partes brachii, supe-<text:line-break/>riores videlicet et inferiores, nudae omnino relinquentur,<text:line-break/>nullo. eis superposito musculo. Aut igitur oportuit eas<text:line-break/>sinere prorsus laesionibus propter nuditatem obnoxias,<text:line-break/>aut adnulni. membris carnes otiosas, quae -musculorum</text:span></text:p>
      <text:p text:style-name="P30"><text:span text:style-name="T1">nulla pars futurae essent: sed utrumque contemnendum<text:line-break/>est </text:span><text:span text:style-name="T16">et </text:span><text:span text:style-name="T1">naturae </text:span><text:span text:style-name="T16">insolens. </text:span><text:span text:style-name="T1">Quocirca ne gigneretur omnino<text:line-break/>caro aliqua otiosa, neve non munita et nuda relinque-<text:line-break/>retur membri pars, validiores simul </text:span><text:span text:style-name="T16">ac tutiores </text:span><text:span text:style-name="T1">motus<text:line-break/>edidit duplicata multitudine musculorum. Quod certe<text:line-break/>validius quatuor quum duo movent, manifestissimum est;<text:line-break/>quod vero, etiam tutius, id etiam pluribus verbis non<text:line-break/>indiget. Quum enim duo pro uno uterque eorum sit<text:line-break/>factus, si alter aliquando patiatur,, reliquus movendo<text:line-break/>membro sufficit. Sed si duplices quidem folum fecisset<text:line-break/>musculos, sibi luvicem vero incumbentes posuisset, robur<text:line-break/>quidem </text:span><text:span text:style-name="T16">ita </text:span><text:span text:style-name="T1">securitatemque praebuisset motibus, non ta-<text:line-break/>men texisset amplius media inter musculos brachii spatia;<text:line-break/>quia vero illos omnes obliquos lu membro constituit, fi-<text:line-break/>gura simili X litterae se mutuo fecuntes prope dictas re-<text:line-break/>giones, ad hoc et tectum esse undique brachium contin-<text:line-break/>giti Atqui si rectis motibus deberent movere ipsum<text:line-break/>membrum, extendentes er flectentes gibbi cubiti dearti-</text:span></text:p>
      <text:p text:style-name="P30"><text:span text:style-name="T1">eulationem, </text:span><text:span text:style-name="T16">non </text:span><text:span text:style-name="T1">solum </text:span><text:span text:style-name="T16">non </text:span><text:span text:style-name="T1">esset utilis eis obliqua posi-<text:line-break/>tura , sed etiam totum utique contrarium efficeret. An<text:line-break/>non ob hoc ipsum maxime admiranda est constructio<text:line-break/>eorum, quod binis motibus obliquis unum rectum oon-<text:line-break/>ficiunt, quemadmodum carpum moventes tendones? Al-<text:line-break/>tero enim musculorum flectentium cubitum ortum ha-<text:line-break/>bente ab internis quidem partibus loci, qui ad humerum<text:line-break/>yergit, inde autem </text:span><text:span text:style-name="T13">(</text:span><text:span text:style-name="T1">perlato ad anteriores brachii partes,<text:line-break/>altero autem minore exortum quidem ab externis brachii<text:line-break/>partibus habente, intro autem illinc paulatim converso,<text:line-break/>manifesta quidem est et positura eorum, quae X litterae<text:line-break/>similis est, manifesta autem et motus obliquitas, majore<text:line-break/>siquidem musculo agente munus extrema tangit internas<text:line-break/>regiones articuli humeri, minore vero externas iis oppo-<text:line-break/>sitas. Licet- autem tibi hoc primum lu simiis probare<text:line-break/>nudanti brachium et tendenti cataphyses, sicut in ana-<text:line-break/>tomicis tractationibus diximus, deinde autem et in nobis</text:span></text:p>
      <text:p text:style-name="P18"><text:span text:style-name="T1">ipsis ante anatomen. Immobiles enim omnes alios arti-<text:line-break/>culos totius manus servans, solam aulem cubitialearticu-<text:line-break/>lationem, quae est </text:span><text:span text:style-name="T16">ad-</text:span><text:span text:style-name="T1">brachium, movens </text:span><text:span text:style-name="T16">nunquam </text:span><text:span text:style-name="T1">extra<text:line-break/>praedictas regiones duxeris summam manum. Eodem modo<text:line-break/>et posteriores brachii musculos luveuies enatos, oppo-<text:line-break/>situm scilicet utrumque utique internorum; ambo nam-<text:line-break/>que gibbo cubiti inseruntur; sed hujus quidem maxima’<text:line-break/>pars ad internas gibbi cubiti regiones, illius autem ad<text:line-break/></text:span><text:span text:style-name="T16">externas</text:span><text:span text:style-name="T1">; et prioris</text:span><text:span text:style-name="T21">. </text:span><text:span text:style-name="T1">quidem dictorum superni exortus<text:line-break/>in internis brachii magis, alterius autem in posterioribus.<text:line-break/>Sed (quod monstratum est in principio statim totius hujus<text:line-break/>operis) uon licet recte invenire usum alicujus partis ante<text:line-break/>cognitam ejus actionem. Ignorantes igitur multi medi-<text:line-break/>oorum actiones plurimarum partium, quidam etiam ,ex<text:line-break/>illis ipsas constructiones, merito ne de usu partium qui-<text:line-break/>aern certi quicquam sciunt:;- sufficere enim eis videtur-<text:line-break/>hoc tantulum scare, quod duo quideur sinti flectentes cubi-</text:span></text:p>
      <text:p text:style-name="Standard"><text:span text:style-name="T1">tum musculi, duo autem extendentes; unde vero uterque</text:span></text:p>
      <text:p text:style-name="P30"><text:span text:style-name="T1">eorum oriatur, et quo desinat, curare et solieiturn esse<text:line-break/>supervacuum esse dicunt. Etenim quidam eorum consi-<text:line-break/>derans nobiscum aliquando adolescentulum, qui flectendo<text:line-break/>cubitum ad internarum quidem partium locum, qui ad<text:line-break/>humerum est, manum adducere poterat, non poterat<text:line-break/>autem ad externas, nec dignoscere poterat, cujus esset<text:line-break/>musculi hic affectus, nec sciebat omnino, radii quidem<text:line-break/>ossi majorem, cubiti vero minorem insertum esse, muscu-<text:line-break/>lum, sed in . medium eorum utrosque musculos existima-<text:line-break/>bat pervenire. Quo igitur modo iste invenisset usum<text:line-break/>positurae eorum,- qui neque ipsam cognoscebat posituram?<text:line-break/>si vero posituram ignorabat, manifestum est, quod et actio-<text:line-break/>nem. At musculi duo hi secundum rectitudinem quidem<text:line-break/>exacte flectunt cubitum ambo tendentes; </text:span><text:span text:style-name="T16">si </text:span><text:span text:style-name="T1">vero alter<text:line-break/>eorum agat, alter vero quiescat, parum </text:span><text:span text:style-name="T16">a </text:span><text:span text:style-name="T1">rectitudine<text:line-break/>'versus alterutram partem deflectunt,, ut dictum est. 'Non<text:line-break/>autem oportet mirari, si singula ossa fiuguli ipsi attrahen-<text:line-break/>ecs; hic quidem os cubiti,, ille autem os.radii, nibilomi-</text:span></text:p>
      <text:p text:style-name="P18"><text:span text:style-name="T5">.. </text:span><text:span text:style-name="T24">. * /</text:span></text:p>
      <text:p text:style-name="Standard"><text:span text:style-name="T1">inis et reliquum simul attrahant, cum sint ipsa undique<text:line-break/>validis etr multis ligamentis conuexa. Ad obliquum<text:line-break/>namque convertere radium solum possunt hi, qui locati<text:line-break/>sunt in cubito musculi, quoniam 'et brevis est omnino<text:line-break/>motus, et 'multis apprehensionibus </text:span><text:span text:style-name="T21">, </text:span><text:span text:style-name="T1">ac ansis trahunt.<text:line-break/>Eum vero, qui ex brachio recte defertur, et per unum<text:line-break/>tendonern trahit, magnumque ita-.edit totius membri mor ,<text:line-break/>tum adeo, nt digiti ad humerum ascendant, nihil miri<text:line-break/>est neque impossibile, cum eo quod movetur'osse simul<text:line-break/>movere reliquum, praesertim quam quaedam portio apo-<text:line-break/>neurosetus ejusdem musculi iuseratur ligamentis utrique<text:line-break/>ossi communibus. , Haec igitur ita 'artificiose machinata<text:line-break/>est 'natura, et musculus uterque, hic quidem major,alter-<text:line-break/>vero minor; ratione optima facti sunt; Iaepe enim jam<text:line-break/>ante quoque dictum' est, motuum manus internos prae-<text:line-break/>pollere; Quoniam igitur in utrasque mertes exquisitae<text:line-break/>rectitudinis uterque eorum flectebat cubitum, rationi<text:line-break/>consentaneum fuit, fortiorem internum quam externum</text:span></text:p>
      <text:p text:style-name="P30"><text:span text:style-name="T16">-moventem suisse creatum v. consentaneum autem, etiam<text:line-break/>oppositurum .ipsisrutrumque utiique fuisse similem; nam<text:line-break/>si majori quidem internorum minorem externorum oppo-<text:line-break/>fuisset, minori autem majorem, merito, imperitiae acra-<text:line-break/>faretur. </text:span><text:span text:style-name="T21">. </text:span><text:span text:style-name="T16">Sed neque </text:span><text:span text:style-name="T21">. </text:span><text:span text:style-name="T16">hic ,tale quiddam neque in alia<text:line-break/>quavis parte apparet accidisse: sed si quis unquam alius<text:line-break/>opifex aequalitatis et proportionis magnam habuit, pro- -<text:line-break/>videntiam, sertu natura, habuit lu animalium corporibus<text:line-break/>conformandis; unde Hippocrates eam rectissime justam<text:line-break/>nominati</text:span><text:span text:style-name="T21">. </text:span><text:span text:style-name="T16">Quo enim modo non sunt haec justa, majores<text:line-break/>-esse brachii musculos iis, qui in cubitu sunt? illi enim<text:line-break/>cubitum, hi carpum et digitos movent. Quantum itaque<text:line-break/>differunt magnitudine paries movendae, tantum et mo-<text:line-break/>ventes eas musculi. Necesse vero etiam fuit molem ol-<text:line-break/>sium musculis subjectorum proportione musculis ipsis<text:line-break/>respondere: hinc </text:span><text:span text:style-name="T21">. </text:span><text:span text:style-name="T16">brachium est majus cubito, et femur<text:line-break/>tibia itidem. Caeterum si, praeterquam quod magna sunt,<text:line-break/>solida et cavitatis nreduilaeqit.e expertia, dura. et.densa</text:span></text:p>
      <text:p text:style-name="P18"><text:span text:style-name="T1">omnino fuissent, membsa </text:span><text:span text:style-name="T16">ipsa onere' </text:span><text:span text:style-name="T1">sane maxinro grava-<text:line-break/>rent:</text:span><text:span text:style-name="T21">. </text:span><text:span text:style-name="T1">idcirco laxiora et cavernosa magis et </text:span><text:span text:style-name="T21">- </text:span><text:span text:style-name="T1">magis con-<text:line-break/>cava sunt ossibus cunctis minoribus majora. Abutitur et<text:line-break/>hic probe ipsa caritate natura: reponit enim in eam<text:line-break/>familiare ossibus nutrimentum, quod sane medullam no- <text:line-break/>minamus.- Sed de hac quidem postea quoque dicetur.</text:span></text:p>
      <text:h text:style-name="Heading_20_2" text:outline-level="2">Cap. XVll.</text:h>
      <text:p text:style-name="P8"><text:span text:style-name="T1">Cur autem unum quidem os in brachio,<text:line-break/>duo vero in cubito constituta sint, dicere consequens su-<text:line-break/>eriti At praecedit hoc quidam communis fermo de om-<text:line-break/>nibus dearticulationibus. Dictum antea itaque est, quod<text:line-break/>non folum formas partium organi aptas actioni, cujus<text:line-break/>gratia organum quodvis factum est, natura efficit, fed<text:line-break/>etiam dyspathiae nihiloruinus providet Ostendetur autem<text:line-break/>et nunc hoc ipsum lu dearticulat tonum tractatione. Si-<text:line-break/></text:span><text:span text:style-name="T21">. </text:span><text:span text:style-name="T1">quidem, ubi </text:span><text:span text:style-name="T21">- </text:span><text:span text:style-name="T1">motus earum validis et multis actionibus<text:line-break/>famulari debebat, et metus erat, ne ob violentiam ipsa-<text:line-break/>rmn luxatio quaedam contingeret, dearticulatio hujus-</text:span></text:p>
      <text:p text:style-name="P18"><text:span text:style-name="T1">modi constringitur et continetur </text:span><text:span text:style-name="T16">undique </text:span><text:span text:style-name="T1">multis quidem<text:line-break/>extrinsecus ligamentis </text:span><text:span text:style-name="T16">crassis, </text:span><text:span text:style-name="T1">non membranosis folum,<text:line-break/>fed et rotundis, et cartilaginosis veluti corona stipata:<text:line-break/>eminentias autem simul cavitatibus iis, quas ingrediuntur,<text:line-break/>aequales, ut nusquam </text:span><text:span text:style-name="T16">ulla </text:span><text:span text:style-name="T1">fit laxitas, simul vero quibus-<text:line-break/>dam tumidis labris et velut superciliis adamussiin </text:span><text:span text:style-name="T21">reten-<text:line-break/></text:span><text:span text:style-name="T1">tes obtinet. Ubi vero ad paucas et non</text:span><text:span text:style-name="T21">' </text:span><text:span text:style-name="T1">violentas actio-<text:line-break/>nes dearticulatio est facta, ibi natura, ceu metu jam ab-<text:line-break/>jectu , <text:s/>tenuia quidem et membranosa ligamenta, laxam<text:line-break/>autem omnino totam ossium constructionem fabricata est.<text:line-break/>Quod igitur tutius corporis omnes dearticulationes </text:span><text:span text:style-name="T21">hoc<text:line-break/></text:span><text:span text:style-name="T1">modo fe habeant, explicabit procedens sermo in </text:span><text:span text:style-name="T21">unoquo-<text:line-break/></text:span><text:span text:style-name="T1">que membrorum. Quod vero et manuum </text:span><text:span text:style-name="T21">dearticulationes<text:line-break/></text:span><text:span text:style-name="T1">sic habeant, de quibus proposui dicere, jam licet </text:span><text:span text:style-name="T21">expen-<text:line-break/></text:span><text:span text:style-name="T1">dere.. Validissimas siquidem et plurimas functiones obi-<text:line-break/>mus, tum carpi, tum gibbi cubiti deaiticulatiouem mo-<text:line-break/>ventes. Quare dearticulationes istae securae sunt </text:span><text:span text:style-name="T21">tum<text:line-break/></text:span><text:span text:style-name="T1">ipsis ossium commissuris, tum ligamentis ipsas dearticula-</text:span></text:p>
      <text:p text:style-name="P30"><text:span text:style-name="T1">tiones foris connectentibus, quae non crassa folum, scd- et<text:line-break/>duia undique .sunt facta. Humeri autem dearticulatio,<text:line-break/>tauquam</text:span><text:span text:style-name="T10">:</text:span><text:span text:style-name="T1"> ruro validas obiens actiones, frequenter autem<text:line-break/>vel omnino quiescens, vel leviter et citra violentiam mo-<text:line-break/>ta, laxam quidem et ipsorum ossium habet compositionem,<text:line-break/>magisque adhuc membranarum ipsa ambientium: ; neque<text:line-break/>enim cartilaginosas ipsas, neque crassas.,' neque omnino<text:line-break/>duras, fed- admodum tenues et molles, et quae minimo<text:line-break/>negotio quam longissime extendi possint, natura creavit.<text:line-break/>In gibbi autem cubiti et carpi dearticulationibus noli<text:line-break/>crassa modo, fed etiam dura quaedam ligamenta undique<text:line-break/>contranitentia et prohibentia; ne learticulationum ossa<text:line-break/>plurimum a mutuo connexu resiliant ac distent, factr<text:line-break/>funt. Quapropter, etsi saepe violenter moveri coguntur,<text:line-break/>minus tamen quam in humeris articulorum accidit luxa-'<text:line-break/>tio: non enim fieri potest, ut os aliquod suo articulo<text:line-break/>aberret ac promineat, nisi plurimum, a reliquis distet,<text:line-break/>distare autem plurimum ei contingit tum ex ligamen-</text:span></text:p>
      <text:p text:style-name="P30"><text:span text:style-name="T16">torum imbecillitate et laxitate, tum ex ipsa ossium com-<text:line-break/>positione, quando cavitatum, circumferentiae supinae<text:line-break/>fiunt, nullum prorsus adeptae supercilium. Quin etiam<text:line-break/>et in cotylis labra quaedam tumida ac extremitates ha-<text:line-break/>bentibus ipsae superciliorum circumferentiae non ruro<text:line-break/>violentis motibus circumfractae articulis, non solum sta-<text:line-break/>-tim ut excidant, sed toto tempore reliquo hoc ipsum<text:line-break/>assidue patiantur, permittunt, quo constat, exquisitam de-<text:line-break/>artieulationem, ne luxetur facile, multum habere mo-<text:line-break/>rnenti. Cur igitur non .omnes dearticulationes tutas na-<text:line-break/>tura construxit? quoniam pugnum haberet necessariam<text:line-break/>varietas motuum cum securitate constructionis, neque<text:line-break/>poterant in idem, ambae convenire; sequitur enim illa<text:line-break/>quidem laxitatem dearticulationis, haec autem stabili-<text:line-break/>mentum et omni ex parte constrictionem. Ubi ' igitur<text:line-break/>non est periculosa varietas, superfluum ibi. et vanum erat<text:line-break/>aliquid moliri ad tutelam; ubi autem est periculosa et<text:line-break/>fallax, ibi majorem dyspathiae quam varietatis rationem<text:line-break/>habuit. Igitur et lu articulis carpi et gibbi cubiti plus</text:span></text:p>
      <text:p text:style-name="P30"><text:span text:style-name="T1">dyspathiae quam varietati quum providisset-' fereque lu<text:line-break/>eo jam esset, ut. propter singularem motum mutilo simile<text:line-break/>effecerit membrum, utrique articulorum adhuc apposuit<text:line-break/>dearticulationern, motibus in obliquum commodaturam.,<text:line-break/>lu -humerorum enim articulo non solum extendere et<text:line-break/>flectere, sed quoquoversus in orbem circumducere li-.<text:line-break/>cet brachium; etenim caput ejus rotundum est liga-,<text:line-break/>mentaque laxa, et cavitas cervicis scapularum est supina<text:line-break/>et undique similis, quomodo et caput: articulos vero:<text:line-break/>gibbi cubiti et carpi undique constrictus varie movere<text:line-break/>et in omnes partes circumferre non licebat. Quare,<text:line-break/>quum hoc quidem esset impossibile, non expediret autem,<text:line-break/>varietatem motuum prorsus negligere, duplicem molita,<text:line-break/>est in utroque articulationem, ut, quod seorsum utraque</text:span><text:span text:style-name="T21"><text:line-break/></text:span><text:span text:style-name="T1">requirit, </text:span><text:span text:style-name="T16">hoc </text:span><text:span text:style-name="T1">secundae accessione suppleatur: ipsas enim<text:line-break/>ad latera delationes membrorum sursum quidem radii<text:line-break/>ad brachium dearticulatio efficit, deorsum vero carpi ad</text:span></text:p>
      <text:p text:style-name="P30"><text:span text:style-name="T1">tenuem cubiti apophysim. Atque in singulis digitorum<text:line-break/>ossibus dearticulatio habet quidem </text:span><text:span text:style-name="T21"><text:s/></text:span><text:span text:style-name="T1">ipsa </text:span><text:span text:style-name="T21">' </text:span><text:span text:style-name="T1">quoque 'motus ad<text:line-break/>latera, </text:span><text:span text:style-name="T10">;</text:span><text:span text:style-name="T1">uti ea in humero/ non tamen aeque-lu multas-<text:line-break/>partes circumagentes, quamvis ligamenta tenuia aa<text:line-break/>membranosa ipsis circumiaceant, ipsa enim ossium con-<text:line-break/>formatio diversa 'est ah ea,- quae lu humero. Neque enim<text:line-break/>similia sunt undique capita; quod non ad amussim rotun—<text:line-break/>da sunt, et excipientium eapita ipsa caritatum superci-'<text:line-break/>lia in termes margines desinentia constringunt extrinse-'<text:line-break/>ena tuto undique, assumptis etiam ossium sesamoidum”<text:line-break/>epiphysibus, adeo ut mediam quodammodo <text:s/>habeailt con~'<text:line-break/>structionem singulae digitorum dearticulationes; ‘quantum<text:line-break/>enim absunt a carpi et gibbi- cubiti constructionis secu-'<text:line-break/>curitate, tantum superant eam, quae- in humero est,<text:line-break/>natura ratior e optima id molita. Etsi enim quam rnini-'<text:line-break/>ma corpora comprehendunt, quum agunt solae, attamen<text:line-break/>in apprehensionibus majorum gibbi cubiti et carpi der<text:line-break/>articulationibus non purum opitulantur;'rimo-multo plu-'</text:span></text:p>
      <text:p text:style-name="P43"><text:span text:style-name="T1">ribus actionibus subservientes, quam aliae dearticulatio-<text:line-break/></text:span><text:span text:style-name="T16">nes</text:span><text:span text:style-name="T1">,</text:span><text:span text:style-name="T21">.. </text:span><text:span text:style-name="T16">nudae, </text:span><text:span text:style-name="T1">undique, </text:span><text:span text:style-name="T16">sunt; neque </text:span><text:span text:style-name="T1">, ut quae in. .humero<text:line-break/>funt, in circuitu maximis vestiuntur musculis, nihil qui-<text:line-break/>dem motus impedientibus</text:span><text:span text:style-name="T16">, </text:span><text:span text:style-name="T1">fecuritatem vero non paucam<text:line-break/>humero</text:span><text:span text:style-name="T21">,</text:span><text:span text:style-name="T1">praebentibus.. </text:span><text:span text:style-name="T16">Itaque ,quunr </text:span><text:span text:style-name="T1">duo </text:span><text:span text:style-name="T16">sint, ., </text:span><text:span text:style-name="T1">quae tute-<text:line-break/>lam articulorum efficiant, robur ligamentorum et exacta<text:line-break/>compositio,, urraque quidem .est in gibbo cubiti et .car-<text:line-break/>po., altera, vero in .digitis,, in humero autem neutra pla-<text:line-break/>ne esu -Quamobrem, quoniam securae et strictae undi-<text:line-break/>que <text:s/>constitutioni, non</text:span><text:span text:style-name="T21">. </text:span><text:span text:style-name="T16">licet </text:span><text:span text:style-name="T1">moveri varie, juxta, cubi-<text:line-break/>tum radium duplicis dearticulationis gratia merito po-<text:line-break/>fuit natura.</text:span></text:p>
      <text:h text:style-name="Heading_20_2" text:outline-level="2">Cap. XVIII.</text:h>
      <text:p text:style-name="P8"><text:span text:style-name="T1">Verbis autem' multis ne id quidem<text:line-break/>eget, cur in carpo, quidem minimi omnino.sint .obliqui<text:line-break/>motus, simsum .autem ad brachium maximi. inferne<text:line-break/>.namque carpi et radii ossa exacte conjuncta fimt -ossi<text:line-break/>cubiti; unde multis medicorum -risus est mullus </text:span><text:span text:style-name="T21">motus<text:line-break/></text:span><text:span text:style-name="T1">proprius fieri ab utroque ipsorum, fed ea, cen </text:span><text:span text:style-name="T21">nui </text:span><text:span text:style-name="T1">dem-</text:span></text:p>
      <text:p text:style-name="P30"><text:span text:style-name="T1">ticulata, unum habere, solum motum omnium ossium<text:line-break/>communem; sursum tamen ad brachium radius a cubitu<text:line-break/>multum distat, quare ibi quidem licet radio soli pluri-<text:line-break/>muin moveri absque cubito, parte aulem inferiori ne-<text:line-break/>quaquam. Quin etiam dearticulatio tenuis cubiti apo-<text:line-break/>physeos (quae styloides vocatur) ad carpi os digilo mi-<text:line-break/>nimo praepositum parva est omnino, quia et os ipsum<text:line-break/>carpi necessario parvum crat, motumque - habet mini-<text:line-break/>tarum, et propter parvitatem, et quia conjungitur ibi<text:line-break/>cubitus quidem radio, parvum vero os omnibus aliis<text:line-break/>carpi ossibus; solum autem memoratu dignus motus fieret<text:line-break/>distantibus admodum luter se omnibus praedictis ossibus.</text:span></text:p>
      <text:h text:style-name="Heading_20_2" text:outline-level="2">Cap. XIX.</text:h>
      <text:p text:style-name="P8"><text:span text:style-name="T1">Dictum est mihi de omnibus fere, ma-<text:line-break/>nus partibus. Arteriae enim, venae et nervi commu-<text:line-break/>nia totius corporis sunt organa; ob idque,, sicut et antea<text:line-break/>diximus, ubi de partibus</text:span><text:span text:style-name="T21">. </text:span><text:span text:style-name="T1">omnibus suerit sermo absolu-<text:line-break/>tus, ad ca transibo. Quin etiam de-magmtudlue et</text:span></text:p>
      <text:p text:style-name="P18"><text:span text:style-name="T16">positura totius manus in sure dicetur cum aliis universis<text:line-break/>membris'; oportet enim illa inter . fe , comparando et<text:line-break/>magnitudine moderata et’ constructione bene constituta<text:line-break/>ostendere. Finem igitur hic sermoni de manibus impc-<text:line-break/>nentes, ad crura transibimus propter constructionis simi-<text:line-break/>Iitudinem;,, expositionem enim musculorum moventium<text:line-break/>humeri articulum in decimotertio horum commentario-<text:line-break/></text:span><text:span text:style-name="T31">, </text:span><text:span text:style-name="T16">runr faciemus,, cum reliquo sermone,omni de ipiiijhume-</text:span></text:p>
      <text:p text:style-name="P9"><text:span text:style-name="T16">ro ac scapulis. </text:span><text:span text:style-name="T31">,,<text:tab/>...</text:span></text:p>
      <text:h text:style-name="P2" text:outline-level="1"><text:bookmark-start text:name="bookmark2"/>GALENI DE VSV PARTIUM CORPO-<text:line-break/>RIS HUMANI<text:line-break/>LIBER <text:span text:style-name="T53">III</text:span><text:span text:style-name="T54">.</text:span><text:bookmark-end text:name="bookmark2"/></text:h>
      <text:h text:style-name="Heading_20_2" text:outline-level="2">Cap. I.</text:h>
      <text:p text:style-name="P8"><text:span text:style-name="T1">Titan</text:span><text:span text:style-name="T16">us </text:span><text:span text:style-name="T1">homo omnium animalium solus<text:line-break/>habuit, organa animali sapienti convenientia; bipes vero<text:line-break/>ipse solus inter pedestria factus et erectus, quia manus<text:line-break/>habuit. . Quum enim necessarium ad vitam corpus ex<text:line-break/>his partibus, quae in thorace sunt et ventre, compleatur,<text:line-break/>egeatque artubus ad gressum, in cernis quidem, canibus,<text:line-break/>equis et aliis similibus anteriores artus posterioribus</text:span></text:p>
      <text:p text:style-name="P18"><text:span text:style-name="T1">similes facti sunt, idque ipsis’ confert ad velocitatem.<text:line-break/>Homlui </text:span><text:span text:style-name="T16">vero </text:span><text:span text:style-name="T1">..(neque <text:s/></text:span><text:span text:style-name="T16">enim propria </text:span><text:span text:style-name="T1">-indigebat, </text:span><text:span text:style-name="T16">velocitate,<text:line-break/></text:span><text:span text:style-name="T1">ut qui equum </text:span><text:span text:style-name="T16">sua </text:span><text:span text:style-name="T1">sapientia et manibus erat domiturus,<text:line-break/>fuitque multo </text:span><text:span text:style-name="T16">melius pro </text:span><text:span text:style-name="T1">velocitate organa habere ad<text:line-break/>omnes artes necessaria) </text:span><text:span text:style-name="T16">anteriores </text:span><text:span text:style-name="T1">artus .manus factae sunt.<text:line-break/>Cur autem non habuit quatuor crura,, et praeterea etiam<text:line-break/>manus, sicut Centauri </text:span><text:span text:style-name="T16">? </text:span><text:span text:style-name="T1">quoniam primo quidem impossibi-<text:line-break/>lis est ipsi naturae corporum adeo differentium mixtio;<text:line-break/>non enim,.sicut plastae ut.pictores ipsu,tumnolores; tum<text:line-break/>figuras folum. ipfor-um natura compositura erat;fed etiam<text:line-break/>substantias totas commixtura; 'quae impermixtae ac pu-<text:line-break/>rae sunt; neque enim, si coitus quidam venereus homini<text:line-break/>cum equa fiat, perficient matrices sperma. . Pindaro an-<text:line-break/>tem, si ut poeta quidem recipi tallam quae ferturale<text:line-break/>Centauris fabulam,, condonandunr esu; si vero nt sapiens<text:line-break/>vir- et sibi plus vulgo poetarum scire quiildam assumens<text:line-break/>audebat scribere, quod</text:span></text:p>
      <text:p text:style-name="P20"><text:span text:style-name="T37">pj:,!i'- </text:span><text:span text:style-name="T1"><text:s text:c="2"/><text:tab/>ai<text:tab/><text:tab/><text:tab/>—</text:span><text:span text:style-name="T37">.</text:span><text:span text:style-name="T1">—.r-u.'<text:tab/>qui </text:span><text:span text:style-name="T37">.ev </text:span><text:span text:style-name="T31">iulu</text:span></text:p>
      <text:p text:style-name="P10"><text:span text:style-name="T31">, </text:span><text:span text:style-name="T1">nririli.eum equabus 'Hddgne-,.-<text:tab/>.....</text:span></text:p>
      <text:p text:style-name="P8"><text:span text:style-name="T31">sii. eri </text:span><text:span text:style-name="T16">siis </text:span><text:span text:style-name="T1">concubuit in Pe— </text:span><text:span text:style-name="T37">-&lt;n( </text:span><text:span text:style-name="T33">Ε</text:span><text:span text:style-name="T32">'</text:span><text:span text:style-name="T33">ί</text:span><text:span text:style-name="T32">'</text:span><text:span text:style-name="T33">Γ</text:span><text:span text:style-name="T32">-.</text:span><text:span text:style-name="T33">η</text:span><text:span text:style-name="T32"> </text:span><text:span text:style-name="T37">। </text:span><text:span text:style-name="T31">out.i. ..</text:span></text:p>
      <text:p text:style-name="Standard"><text:span text:style-name="T31">' .Juiil </text:span><text:span text:style-name="T16">lii </text:span><text:span text:style-name="T1">vallibus. Aatisunt autem gens</text:span></text:p>
      <text:p text:style-name="P11"><text:span text:style-name="T31">n: .Lio </text:span><text:span text:style-name="T1">mirabilis ex -ambobus<text:tab/></text:span><text:span text:style-name="T10">1</text:span><text:span text:style-name="T1"><text:tab/></text:span><text:span text:style-name="T31">' tus </text:span><text:span text:style-name="T37">x -</text:span></text:p>
      <text:p text:style-name="P12"><text:span text:style-name="T1">simisae-parentibus., , quae a matre, erant, </text:span><text:span text:style-name="T31">t;m.-<text:line-break/></text:span><text:span text:style-name="T1">insurne., </text:span><text:span text:style-name="T16">at </text:span><text:span text:style-name="T1">quae superne,</text:span><text:span text:style-name="T37">, </text:span><text:span text:style-name="T1">patria. </text:span><text:span text:style-name="T37">i-„<text:tab/></text:span><text:span text:style-name="T31">:1'&lt;</text:span></text:p>
      <text:p text:style-name="P12"><text:span text:style-name="T1">accusandus est, . quod sibi sapientiam a i rogaverit.<text:tab/>Equa</text:span></text:p>
      <text:p text:style-name="P8"><text:span text:style-name="T1">enim asini ...et asina equi' poterit- certe recipere femen,<text:line-break/>et fervare, et perficere ad animalis mixti generationem:<text:line-break/>ita et lupa-nrnsculi cunis, canis vero ipsa ncn lupi solum,<text:line-break/>sed et vulpis, .sicut et vulpes canis : equa autem hominis<text:line-break/>femen fortassis ne receperit quidem -id' fimus matricis,<text:line-break/>longiori enim- pudendo; opus suerat, rsi quando' autem<text:line-break/>susceperit, .corrumpat utique vel. mox vel non-multo<text:line-break/>post. Verum, o Pindare, tibi quidem cantare et- fabu- ,<text:line-break/>lari concedimus, scientes, poeticam mulam inter alia</text:span></text:p>
      <text:p text:style-name="P30"><text:span text:style-name="T1">propria ornamenta maxime .pso miraculo egerer admi-<text:line-break/>ratione enim velut attonitos reddere, vultis, opinor, et <text:line-break/>delecture auditores, non </text:span><text:span text:style-name="T16">docere. </text:span><text:span text:style-name="T1">Nobis autem, qnibus de<text:line-break/>veritate, non de fabulis, cura est, salis constat, substan-<text:line-break/>tiam hominis., et equae onniso misceri non posse. ... Si<text:line-break/>vero concesser unus, lu conceptu, faltein et misceri et per-<text:line-break/>fici hoc animal ita absurdum et alienum, at quibus nu-<text:line-break/>trimentis nutrietur jam natum,--non fane inveniremus.<text:line-break/>An herbis quidem-, quibusdam et hordeis .inferiora et<text:line-break/>eadem equina, coci.s. autem et humanis cibis superiora?<text:line-break/>Melius certe fuisset itidem et ei ora duo. fuisse; hoc qui-<text:line-break/>dem humanum, illud autem equinum. Erat itaque,, ni<text:line-break/>fallor, duo etiam corda habiturus,t si quid ex pectoribus<text:line-break/>oportet conjecture. Sed si quis etiam missa fecerit omnia<text:line-break/>haec quampiam 'absurda, concesseritque, gigni posse et<text:line-break/>vivere hunc equinis praeditum cruribus hominem, nihil<text:line-break/>accedet ex hujusmodi, constructione,- praeterquam veloci-<text:line-break/>tas; nec haec simpliciter, neque in omnibus locis, .fed</text:span></text:p>
      <text:p text:style-name="P30"><text:span text:style-name="T16">lu planis </text:span><text:span text:style-name="T1">et laevibus folum </text:span><text:span text:style-name="T16">campis. Si </text:span><text:span text:style-name="T1">vero aliquando<text:line-break/></text:span><text:span text:style-name="T16">opus </text:span><text:span text:style-name="T1">suerit per acclive' currere, autrper declive, aut pef<text:line-break/>obliquum; aut per' inaequale; ea quae nunc est constru-<text:line-break/></text:span><text:span text:style-name="T16">ctio </text:span><text:span text:style-name="T1">humanorum -crurum inulto </text:span><text:span text:style-name="T16">est </text:span><text:span text:style-name="T1">melior. Ad- </text:span><text:span text:style-name="T16">eundem<text:line-break/></text:span><text:span text:style-name="T1">vero modum et transilire, petrasque </text:span><text:span text:style-name="T16">acutas et </text:span><text:span text:style-name="T1">rectas<text:line-break/>praetergredi, </text:span><text:span text:style-name="T16">et </text:span><text:span text:style-name="T1">omnino omnes locorum difficultates<text:line-break/>superare commodius poterit homo., quam monstrosus ille<text:line-break/>Centaurus. Vellem autem</text:span><text:span text:style-name="T10">;</text:span><text:span text:style-name="T1"> videre eum vel domos aeuifi-<text:line-break/>cantem, vel naves fabricantem, vel per malum </text:span><text:span text:style-name="T16">ad </text:span><text:span text:style-name="T1">an-<text:line-break/></text:span><text:span text:style-name="T16">tenuas </text:span><text:span text:style-name="T1">navium manibus reptantem ac </text:span><text:span text:style-name="T16">(candentem, </text:span><text:span text:style-name="T1">vel<text:line-break/>prorsius aliquid nauticorum operum pertractantem, ut ab-<text:line-break/>furdus </text:span><text:span text:style-name="T16">et </text:span><text:span text:style-name="T1">ineptus -admodum </text:span><text:span text:style-name="T16">in </text:span><text:span text:style-name="T1">omnibus esset, et in mul-<text:line-break/>tis plane impotens haereret.. Quomodo enim aedificando<text:line-break/>per graciles et longas scalas ad </text:span><text:span text:style-name="T16">par ietes </text:span><text:span text:style-name="T1">altissirnos -alcen-<text:line-break/>deretl quomodo autem ad navium antennas </text:span><text:span text:style-name="T16">? </text:span><text:span text:style-name="T1">quo vero<text:line-break/>modo posset remigare, quum ne probe quissem sedere<text:line-break/>queat? quamquam autem hoc ei adesset, tamen anteriora<text:line-break/></text:span><text:span text:style-name="T16">crura <text:s/></text:span><text:span text:style-name="T1">inaroium actiones impedirent. At fortassis nauta<text:line-break/>quidem non probus ; agricola vero -frugi-foret. </text:span><text:span text:style-name="T16">Sed </text:span><text:span text:style-name="T1">hic</text:span></text:p>
      <text:p text:style-name="P30"><text:span text:style-name="T1">quoque plus inest ineptitudinis</text:span><text:span text:style-name="T16">, </text:span><text:span text:style-name="T1">maxime si quid agere<text:line-break/>oporteat, ut ulcendere arbores et aliquos fructus decet-<text:line-break/>pere. Nec utique hanc solam consideraris ejus absurdi-<text:line-break/>tatem, ied ad artes universas transi, et finge animo eum<text:line-break/>aut fabrum, aut sutorem, aut textorem, </text:span><text:span text:style-name="T16">vel </text:span><text:span text:style-name="T1">scribam:<text:line-break/>quomodo <text:s/>quidem sedebit? quibus vero cruribus imponet<text:line-break/>librum? vel aliorum instrumento, nm quodque quomodo<text:line-break/>ractabit ? Praeter' alia enim omnia, quae homo praecipue<text:line-break/>habet, etiam ledere commode in ischiis huic omnium<text:line-break/>animantium soli - inest; sed hoc quoque (multos latuit,<text:line-break/>existimantes, folum hominem stare rectum, non percipi-<text:line-break/>eutes, quod etiam sedere solus possit. Centaurus igitur<text:line-break/>ille poetarum (quem non hominem, sed equinum horni-<text:line-break/>"nem quendarn .rectius voces) neque firmari potest tuto<text:line-break/>lu coxendicibus, neque, si etiam hoc ei inesset, manibus<text:line-break/>utique uteretur commode, impedientibus eum anteriori-<text:line-break/>lius cruribus ad omnes actiones, velut' si cujusque no-<text:line-break/>strum pectori alligarit quis duo oblonga ligna. Etenim</text:span></text:p>
      <text:p text:style-name="P30"><text:span text:style-name="T1">si nns ita comparatos recumbere vellet aliquis in lectulo,<text:line-break/>mirabilis quaedam </text:span><text:span text:style-name="T16">rerum fames profecto </text:span><text:span text:style-name="T1">appareret, et<text:line-break/>multo magis adhur dormientibus nobis. , Mirandum enim<text:line-break/>et id in </text:span><text:span text:style-name="T16">illis </text:span><text:span text:style-name="T1">Centauris, </text:span><text:span text:style-name="T16">quod neque </text:span><text:span text:style-name="T1">toto lecto possint<text:line-break/>uti, neque super erram quiescere; indiget enim conftru-<text:line-break/>.ctio partium corporis ipforurn altera altero , humana<text:line-break/>quidem lecto, equina vero terra. Sed fortassis non equi-<text:line-break/>nis quatuor cruribus, fed humanis melius fuisset nos<text:line-break/>uti, siic quidem praeter id, quod nihil haberet plus com-<text:line-break/>modi ad aliquam actionem , adhuc et velocitas deperiret<text:line-break/>hominibus. Atqui si neque humanis, neque equluis,nec<text:line-break/>alterius alicuius animalis., siquidem quaedam equinis,<text:line-break/>quaedam humanis sunt similiora. Quum igitur ex qua-<text:line-break/>tuor duo sint superflui, manifestant est, quod, si habere-<text:line-break/>mus sex pedes, vel etiam plures, sic adhuc essent pluo<text:line-break/>.res nobis supervacui. In universum enim,, si quod animal<text:line-break/>.manibus recte usurum est, nullum oportet lu hujus pe-</text:span></text:p>
      <text:p text:style-name="P30"><text:span text:style-name="T1">ctore. prominere impedimentum', non solum - innatum,<text:line-break/>scd ne acquifititium quidem.</text:span></text:p>
      <text:h text:style-name="Heading_20_2" text:outline-level="2"><text:span text:style-name="T8">Cap. ll.</text:span></text:h>
      <text:p text:style-name="P8"><text:span text:style-name="T1">Equum sane, bovem, canem, leonem et<text:line-break/>alia similia, ceu nullum tractaturos artem, ut vanum<text:line-break/>fuisset habere manus;. ita et bipedes esse; quid enim<text:line-break/>esset plus eis commodi, si duobus quidem pedibus recti<text:line-break/>starent, manus vero non haberent? Mihi quidem non<text:line-break/>folum nihil plus habituri, si ita constructi fuissent, ride-<text:line-break/>rentur, sed iis etiam, quae ipsis insunt, privatum iri: pri-<text:line-break/>mo quidem comedendi promptitudine, secundo autem<text:line-break/>anteriorum membrorum securitate,- tertio velocitate.<text:line-break/>Postquam enim non habuerunt manus, oportuit alia, ani-<text:line-break/>malia quidem anterioribus cruribus cibum admovere ori,<text:line-break/>alia vero inclinata sumere. Carnivororum igitur omnium<text:line-break/>pedes sunt multifidi; herbivororum vero alia quidem so-<text:line-break/>lidas ungulas, alia vero scissas ungulas habenti Carni-<text:line-break/>vora qui demi ' usquequaque sunt ferocia: propterea non<text:line-break/>solum divisi , sunt eorum pedes, multiformiter, , scd etiam</text:span></text:p>
      <text:p text:style-name="P30"><text:span text:style-name="T1">sumos et curvos ungues produxerunti ita enim debe-<text:line-break/>bant' rapere citius et retinere facilius. Herbivororurn<text:line-break/>iero' nullum quidem est ita ferox, sicut carnivora, uti-<text:line-break/>tur autem ira non mediocri plerumque equus et laurus:<text:line-break/>ob idque illi quidem ungulae folidae , huic autern cor-<text:line-break/>iiua facta suerunt. Quaecunque - autem</text:span><text:span text:style-name="T10">;</text:span><text:span text:style-name="T1"> omnino sunt ti-<text:line-break/>mida,- lris neque folida ungnia aliqua,' neque cornu est<text:line-break/>vice propugnaculi, fed ungula scissa folum.: haec quis.<text:line-break/>dem inclinata pascuntur. Carnivora autem anterioribus<text:line-break/>pedibus pro manibus utuntur et ad retinendum animal,<text:line-break/>quod venata fuerint, ct </text:span><text:span text:style-name="T16">ad </text:span><text:span text:style-name="T1">cibum ori afferendum. Si<text:line-break/>vero, </text:span><text:span text:style-name="T21"><text:s/></text:span><text:span text:style-name="T1">sicut tutu corpore robusta et vehementia, pedes<text:line-break/>eorum firmis folidisque ungulis fulti ac roborati essent,<text:line-break/>essent utique sic multo velociora, quum nunc furit, fed<text:line-break/>praedictos usus crurum magis necessarios nequaquam ha-<text:line-break/>berent. Quaecunque vero animalium exanguia, ea sane<text:line-break/>frigidiora temperamento sunt; quapropter-"imbecilliora<text:line-break/>omnino et ad motus pigriora. pervis et niuitis </text:span><text:span text:style-name="T21">- </text:span><text:span text:style-name="T1">utuntur</text:span></text:p>
      <text:p text:style-name="P30"><text:span text:style-name="T1">cruribus; parvis quidem, quoniam magna portare et<text:line-break/>transferre non possunt,', multis autem eo, quod parvis. .<text:line-break/>Quoniam enim ex multitudine vel magnitudine crurum<text:line-break/>velocitas gressus proficiscitur</text:span><text:span text:style-name="T16">, </text:span><text:span text:style-name="T1">quibus impossibile fuit<text:line-break/>magna producere crura, his reliqua fuit ex multitudine<text:line-break/>commoditas. Quaedam autem etiam ob id praelonga to-<text:line-break/>tis corporibus facta fuerunt, </text:span><text:span text:style-name="T16">sicut </text:span><text:span text:style-name="T1">iulus et scolopendra,<text:line-break/>locmn copiosae crurum productioni natura provide sup- '<text:line-break/>peditante. Quibus autem eorum potuit, si non magna,<text:line-break/>saltem longa et gracilia producere crura, sicut locustis .<text:line-break/>et pamopibus, his non fuit opus magnam crcrmn multitu- '<text:line-break/>dinem tribuere. Sed </text:span><text:span text:style-name="T16">de </text:span><text:span text:style-name="T1">differentia quidem exanguium<text:line-break/>animalium plurimum ab Aristotele et pulchre scriptum<text:line-break/>esu Omnibus vero sanguineis pedestribus, quae'maxime<text:line-break/>hominibus assimulantur, quatuor sunt pedes omnibus ve-<text:line-break/>locitatis quidem et securitatis gratia, ferocibus vero ex<text:line-break/>abundanti manuum functiones aliquando ipsi pedes fimtll<text:line-break/>obeunt. Sed de. ea </text:span><text:span text:style-name="T16">quae </text:span><text:span text:style-name="T1">ad velocitatem eorurn attinet-</text:span></text:p>
      <text:p text:style-name="P30"><text:span text:style-name="T1">commoditate, </text:span><text:span text:style-name="T16">et </text:span><text:span text:style-name="T1">ea quae </text:span><text:span text:style-name="T16">ad </text:span><text:span text:style-name="T1">venationem simul et cibatio-<text:line-break/>nem ferocibus facit, fatis </text:span><text:span text:style-name="T16">dictum </text:span><text:span text:style-name="T1">esu Quod autem tuti-<text:line-break/>us' erat ipfis quatuor </text:span><text:span text:style-name="T16">ambulare </text:span><text:span text:style-name="T1">cruribus, quam stare re-<text:line-break/>ctis super duobus, ita demum intellexeris, si considera-<text:line-break/>veris , quanto magis ventris ac pectoris partes noxis oin-<text:line-break/>nihus expolitae sint, quum </text:span><text:span text:style-name="T16">eae, quae </text:span><text:span text:style-name="T1">sunt ad spinam: ad<text:line-break/>haec qubd sic quidem ambulantibus, ut nunc ambulant,<text:line-break/>quae quidem sunt offensis magis obnoxiae, occultantur<text:line-break/>et custodiuntur a superjacentibus, expositae autem funt<text:line-break/>et objectae prominent, quae funt patibiles minas; erectis-,<text:line-break/>vero non obtectae nec opertae, fed lucusioditae et nu-<text:line-break/>dae undique 'funt ventris partes et laesionibus prorsus<text:line-break/>expositae: neque- enim manibus et ratione utentia, quem-<text:line-break/>admodum homo, oppositura erant ventri aut pectori<text:line-break/>externum aliquod'propugnaculum, quod naturalem mem-<text:line-break/>brorum, quae ibi funt, imbecillitatem corrigeret Ob has<text:line-break/>igitur causas caeleris animalibus universis sanguine prae-<text:line-break/>ditis praestabat essa quadrupeuibas, sicut exanguibus -mul- ,<text:line-break/>tipedibus: e contrario aulem horum homlui melius fuit</text:span></text:p>
      <text:p text:style-name="P30"><text:span text:style-name="T1">esso bipedi, </text:span><text:span text:style-name="T16">nt </text:span><text:span text:style-name="T1">qui ea commoditate, qua ex crurum mul-<text:line-break/>titudine caetera fluuntur animantia, nihil indigeret, et<text:line-break/>ad multa, nisi bipes fuisset, deterior futurus </text:span><text:span text:style-name="T16">esset. </text:span><text:span text:style-name="T1">At bi-<text:line-break/>pedes quidem et' aves sunt</text:span><text:span text:style-name="T16">: </text:span><text:span text:style-name="T1">rectus autem </text:span><text:span text:style-name="T16">solus </text:span><text:span text:style-name="T1">animalium<text:line-break/>omnium homo est;' soli enim ipsi secundum rectitudinem<text:line-break/>crurum est spina; quod si ea, est prosectu </text:span><text:span text:style-name="T16">et </text:span><text:span text:style-name="T1">reliquum<text:line-break/>omne corpus </text:span><text:span text:style-name="T16">ad </text:span><text:span text:style-name="T1">vitam necessarium. Nam </text:span><text:span text:style-name="T16">quaedam </text:span><text:span text:style-name="T1">vel-<text:line-break/>nti cerina </text:span><text:span text:style-name="T16">est </text:span><text:span text:style-name="T1">spina hujus corporis, 'et ad hanc crura<text:line-break/>ipsa avibus quidem, ut </text:span><text:span text:style-name="T16">et </text:span><text:span text:style-name="T1">quadrupedibus, angulum rectum<text:line-break/>efficiunt, </text:span><text:span text:style-name="T16">solis </text:span><text:span text:style-name="T1">autem hominibus una recta linea exten-<text:line-break/>duntur. </text:span><text:span text:style-name="T16">Talem </text:span><text:span text:style-name="T1">igitur figuram crura ad spinam habent<text:line-break/>lu quadrupedibus et volatilibus animalibus, dum ambu-<text:line-break/>lant, qualem hominibus sedentibus: ,ob eamqne causam<text:line-break/>paulo ante dictum est, nullum eorum unquam stare<text:line-break/>rectum.</text:span></text:p>
      <text:h text:style-name="Heading_20_2" text:outline-level="2"><text:span text:style-name="T8">Cap. </text:span>III.</text:h>
      <text:p text:style-name="P8"><text:span text:style-name="T1">Qui igitur </text:span><text:span text:style-name="T16">fit, </text:span><text:span text:style-name="T1">nt illa sedere nequeant,<text:line-break/>sicut horno, ipsis ischiis innitentia?, (hoc enlui adhuc<text:line-break/>videtur deesse sermoni) quod oporteat crura ischiis copu-</text:span></text:p>
      <text:p text:style-name="P30"><text:span text:style-name="T1">lata in femoris ad tibiam deartici datione retrorsum fler<text:line-break/>cti. Spina quidem ipsa cum femore, dum sedemus,<text:line-break/>angulum rectum efficit, femur vero rursus nisi ad tibiam<text:line-break/>alium talem efficiat angulum, nequaquam recta ad ter-<text:line-break/>ram tibia foret, </text:span><text:span text:style-name="T16">ob </text:span><text:span text:style-name="T1">idque securitas sessionis corrumpere-<text:line-break/>fur. </text:span><text:span text:style-name="T16">Si </text:span><text:span text:style-name="T1">igitur, quando flectuntur in genu crura iscluis<text:line-break/>conjuncta, tunc sedere animal accidit, manifestum est,<text:line-break/>nulli quadrupedum posse contingere; omnia enim antror-<text:line-break/>sum posteriorum crurum habent flexiones. Anteriora<text:line-break/>enim scapulis eorum membra, 'quemadmodum hominibus,<text:line-break/>posteriora vero coxarum vertebris committuntur: flexio-<text:line-break/>nes vero amborum, contra quam hominibus, fiunt his<text:line-break/>priorum quidem retrorsum, posteriorum vero untrorsum.<text:line-break/>Quadrupedibus enim ipsis praestitit ad fe invicem con-<text:line-break/>ecrfas suisse flexiones, hornlui autem scapulis copulata<text:line-break/>membra, manus quum essent, commode est anticam ac<text:line-break/>internam gibbi cubiti partem flectuntur: monstratum<text:line-break/>enim est praecedente commentario, melius esse ad fefe</text:span></text:p>
      <text:p text:style-name="P30"><text:span text:style-name="T1">converti manus</text:span><text:span text:style-name="T16">:</text:span><text:span text:style-name="T1">' merito autem </text:span><text:span text:style-name="T16">et</text:span><text:span text:style-name="T1">' crura flexionem in’<text:line-break/>genu retrorsum obtinent, hoc enim solo modo sedere<text:line-break/>pulchre licebat, ut et </text:span><text:span text:style-name="T16">hoc </text:span><text:span text:style-name="T1">paulo ante ostendimus. Quo-<text:line-break/>circa, quum itr una ’ quidem recta linea fit spina' cum<text:line-break/>cruribus, est tres differentias figurarum,agi animal potest:<text:line-break/>quum, si ipsam quidem spinam humi reclinaverit, supi-<text:line-break/>num omnluo fiat, si ventrem, pronum, si firmetnr pedi-<text:line-break/>bus, tunc exacte stet rectum; st vero aliquem ungulum<text:line-break/>crura ad spinam fecerint, constat, nullam earum figura-<text:line-break/>rum exacte esse rectam. Quare merito diximus, hominem<text:line-break/>solum stare rectum. Alia enim animalia quaedam magis,<text:line-break/>alia minus, attamen omnia sunt prona, et-modo gradi-<text:line-break/>untur simillimo infantibus, qui ferpunt manibus.' Stel-<text:line-break/>liones quidem et lacerti </text:span><text:span text:style-name="T16">et </text:span><text:span text:style-name="T1">animalia, quaecunque sunt<text:line-break/>brevium crurum, prorsus sunt prona, contingit enim ip-<text:line-break/>forum venter tertam semper;- et iis amplius adhuc ser-<text:line-break/>pentes. Equus autem et</text:span><text:span text:style-name="T10">:</text:span><text:span text:style-name="T1"> canis, et bos, et leo, et-omnia</text:span></text:p>
      <text:p text:style-name="P30"><text:span text:style-name="T1">quadrupedia medii m </text:span><text:span text:style-name="T16">locum </text:span><text:span text:style-name="T1">obtinent inter prona exacte<text:line-break/>et plane rectaita autem et aves universae, quainvis<text:line-break/>bipedes sint, neque enim hae una linea recta cum spina<text:line-break/>habent, gressus instrumenta. Solus igitur omnium anima-<text:line-break/>lium homo rectus stat, sicut etiani sedere omnium fotus<text:line-break/>monstratus esu Etenim omnes manuum in opificiis actio-<text:line-break/>nes duabus his egent figuris: alia enim erecti, alia au- '<text:line-break/>tern sedentes manibus conficimus, nemo autem aut pro-<text:line-break/>nus aut supmur molitur quicquam. Meritoque. nnilurn,<text:line-break/>aliorum animalium, quod erectum stare vel scdcre pos-<text:line-break/>sct, fabricata est natura, quippe quod nihil manu elabo-<text:line-break/>ratumm erat. Opinari mutem, ob id recte stare hcminem,<text:line-break/>ut ad coelum prompte suspiclat et dicere possit, Respi-<text:line-break/>cio versus Olympum scronte intrepida,. hominum est,' qui<text:line-break/>nunquam viderunt piscem vocatum coeli speculatorem;<text:line-break/>Hic namque, vel invitus coelum semper,; aspicit; hciuo<text:line-break/>autem, uisi collum scflexerit retrorsum, coelum nunquam</text:span></text:p>
      <text:p text:style-name="P30"><text:span text:style-name="T1">viderit. Hic vero reflexus non soli inest huic animali,<text:line-break/>sed nihilominus et alluis, ut omittam aves longum col-<text:line-break/>lum habentes, quibus non solum facile est sursum, si<text:line-break/>valuerint, aspicere, sed quoquo versum etiam circumferre<text:line-break/>prompte oculos. Quod </text:span><text:span text:style-name="T16">vero </text:span><text:span text:style-name="T1">ne Platonem quidem intel-<text:line-break/>lexerint dicentem, </text:span><text:span text:style-name="T16">id non ejse sursum </text:span><text:span text:style-name="T1">aspicere, quum<text:line-break/></text:span><text:span text:style-name="T16">luis </text:span><text:span text:style-name="T1">supinum se ipsum </text:span><text:span text:style-name="T16">reclinarit </text:span><text:span text:style-name="T1">oscitans, sed. quando<text:line-break/>(ni fallor) </text:span><text:span text:style-name="T16">mente </text:span><text:span text:style-name="T1">naturam </text:span><text:span text:style-name="T16">rerum considerat</text:span><text:span text:style-name="T1">, summae est<text:line-break/>socordiae. <text:s/>Verum (quod; </text:span><text:span text:style-name="T16">a </text:span><text:span text:style-name="T1">principio diximus) pauci ve-<text:line-break/>terum recte noverunt usum pai tium ;' quae causa sane est,<text:line-break/>cur multo magis nobis insistendum elaborandumque fit,<text:line-break/>ut totum hoc opus absolvamus, nihil omninb, quod </text:span><text:span text:style-name="T16">ad<text:line-break/></text:span><text:span text:style-name="T1">singulas partes attineat, relinquentes (quemadmodum </text:span><text:span text:style-name="T16">et<text:line-break/></text:span><text:span text:style-name="T1">antea diximus), non situm, non</text:span><text:span text:style-name="T10">:</text:span><text:span text:style-name="T1"> magnitudinem, non con-<text:line-break/>-herionem; non figuram, non denique aliam universam<text:line-break/>conformatioitem, fed neque mollitiem, neque duritiem,<text:line-break/>neque alia, quae temperamenta sequuntur, neque si com-<text:line-break/>munionem quandarn inter se wartes habeant, quod vel</text:span></text:p>
      <text:p text:style-name="P18"><text:span text:style-name="T1">coeant; vel appensae aut appositae .sint, </text:span><text:span text:style-name="T16">aut ad </text:span><text:span text:style-name="T1">fecurita-<text:line-break/>_tem comparatae.</text:span></text:p>
      <text:h text:style-name="Heading_20_2" text:outline-level="2">Cap. IV.</text:h>
      <text:p text:style-name="P8"><text:span text:style-name="T1">incipiamus igitur rursus a cruribus, et<text:line-break/>ostendamus unamquamque eorum partem artificiose adeo<text:line-break/>constitutam, nt ne. excogitari quidem possit alia melior<text:line-break/>constructio. Via autem etiam hic sermoni’ et ipsa sin-<text:line-break/>gniorum propositorum inventio ac demonstratio secun-<text:line-break/>dum dictam a principio methodum erit. Posteaquam igi-<text:line-break/>tur, ut manus apprehensionis instrumentum, ita crus arn-<text:line-break/>hulatiouis suit, nec id quidem simpliciter ,. sed ut maxi- .<text:line-break/>me conveniebat sapienti animali, (ad hoc ipsum enim<text:line-break/>respicientes lu sermone nunc absoluto de murum nu-<text:line-break/>mero disseruimus,) reliquum fuerit ostendere, singulas<text:line-break/>crurum partes ita esse constructas,. ut maxime commo-<text:line-break/>dum qrat futurum bipedi animali ratione praedito.<text:line-break/>Utrum igitur praestitisset ei rotundos et duros fieri pedes,<text:line-break/>sicut equis, an oblongos, latos, molles et multifidos,<text:line-break/>quales nunc funt? Priorem siquidem dictam constructio-</text:span></text:p>
      <text:p text:style-name="P18"><text:span text:style-name="T1">nem velocitas et-patiendi difficultas forsan sequi videan-<text:line-break/>tur: secundae vero horum neutram quidem proprium,<text:line-break/>evidenter tamen apparet opportuna hujusmodi constru-<text:line-break/>ctio- et ad omnes locorum difficultates, et sicubi oporteat<text:line-break/>sublimes muros confcendere, aut arbores, aut petras. Si<text:line-break/>igitur neutra quidem constructio utrasque illas </text:span><text:span text:style-name="T16">dotes </text:span><text:span text:style-name="T1">ac<text:line-break/>excellentias habere poterat, oportebat autem omnino<text:line-break/>alteram earum eligere; perspicuum est, equis quidem<text:line-break/>priores</text:span><text:span text:style-name="T16">, </text:span><text:span text:style-name="T1">alteras vero hominibus fuisse optabiliores. Illis<text:line-break/>enim, quod quadrupedes sint, quatuor pestibus, qui ro-<text:line-break/>tundi fuerint, licet . tulo ingredi: bipedi vero animali<text:line-break/>fallax omnino est hujusmodi constructio, nisi ipsis pedi-<text:line-break/>bus non folum rotundas, fed etiam valde magnas et la-<text:line-break/>tas supposueris verbis ungulas: fed ita demum et onus<text:line-break/>superfluum esset, et quidvis aliud potius, quam veloci-<text:line-break/>tatis instrumenta. <text:s/>Opertet igitur, si vemcitatis gratia ro-<text:line-break/>tundi sint constructi pedes, non solum tales, . sed etiam<text:line-break/>parvos esse; quales funt equis'.. Pariter autem et durities</text:span></text:p>
      <text:p text:style-name="P21"><text:span text:style-name="T1">pedum' equis quidem, ne facile laedantur, commoda,<text:line-break/>hominibus autem, calceamenta consuere quum possint, non<text:line-break/>solum commodi nihil, sed etiam detrimentum saepe af-<text:line-break/>ferret. Nunc certe, priori contrito calceamento, aliud<text:line-break/>'nobis, novum pro illo circumponere promptissimum' est;<text:line-break/>si vero haberent' pedes aliquod tale connatum calceamen-<text:line-break/>tum, <text:s/>quale sunt ungulae, </text:span><text:span text:style-name="T21">. </text:span><text:span text:style-name="T1">equis quidem folidae, bobus<text:line-break/>autem bisulcae, simul atque ipsum calceamentum esset af-<text:line-break/>fectum, claudicare illico esset necesse. Sed illis quidem<text:line-break/>animalibus.; ut quae nec manus nec artes habeant, me-<text:line-break/>lius suit quovis modo ad . patiendi difficultatem pedes<text:line-break/>-comparasse.^ Homini vero, qui pro re nata idoneum<text:line-break/>calceamentum invenire’ potuit, saepe,etiam nudis pe-<text:line-break/>dibus uti necesse habuit, praestitit eos esse prorsus<text:line-break/>detectos.<text:tab/>. </text:span><text:span text:style-name="T21">.</text:span><text:span text:style-name="T16">'</text:span></text:p>
      <text:h text:style-name="Heading_20_2" text:outline-level="2">Cap. V.</text:h>
      <text:p text:style-name="Standard"><text:span text:style-name="T1">Sed quod quidem satius fuit,..non oblon-<text:line-break/>gos folum, fed 'etiam .molles esse pedes, abunde demon-<text:line-break/>, ftra.tum est- Cur autem adeo longi,: quantum nunc sunt.</text:span></text:p>
      <text:p text:style-name="P30"><text:span text:style-name="T16">et lati adeo et cavi quidem seusirn inferna, gibbi autem,<text:line-break/>superna parte sint, postremo cur multifidi, sequenti ser-<text:line-break/>mone monstrandum. Postquam igitur ambulatorium in-<text:line-break/>strumentunr diximus esse, humanum crus non simpliciter;<text:line-break/>sed ut maxime conveniat sapienti animali, compositam<text:line-break/>videlicet nec omnino simplicem conservemus adhuc ejus<text:line-break/>notionem. Dicendum itaque nobis, est prius quidem,<text:line-break/>quomodo fiat ambulatio, deinde, qua re ipsi accedente<text:line-break/>fiat' homini conveniens ambulatio. Eit autem ambulatio,<text:line-break/>altero quidem crure in terra surnato, altero </text:span><text:span text:style-name="T21">- </text:span><text:span text:style-name="T16">autem cir-<text:line-break/>cumlato:' sed firmari quidem'pedis, ciccum ferri autem<text:line-break/>totius cruris est actio.. Quapropter quum per firmatis-<text:line-break/>nem’et motum perficiatur ambulatio, illius quidem pedes<text:line-break/>sunt instrumenta, hujus </text:span><text:span text:style-name="T21">- </text:span><text:span text:style-name="T16">aulem tota crura. Hoc autem<text:line-break/></text:span><text:span text:style-name="T21">et </text:span><text:span text:style-name="T16">in iis, qui stant immobiles; admodum perspicuum est,<text:line-break/>stabilitatem enim, </text:span><text:span text:style-name="T21">cnjus </text:span><text:span text:style-name="T16">gratia facti sunt pedes, non mi-<text:line-break/>nus etiam tunc praestant. </text:span><text:span text:style-name="T21">- </text:span><text:span text:style-name="T16">Quin etiam et ambulantibus<text:line-break/></text:span><text:span text:style-name="T21">et </text:span><text:span text:style-name="T16">currentibus alter quidem pedum -lu terra firmus- est.</text:span></text:p>
      <text:p text:style-name="P30"><text:span text:style-name="T1">alter vero simul cum tuto crure transfertur. Et mutare<text:line-break/>quidem loca beneficio cruris, </text:span><text:span text:style-name="T16">quod </text:span><text:span text:style-name="T1">ni ovetur ;nobis luest;<text:line-break/>hpc enim est; quod </text:span><text:span text:style-name="T16">loca </text:span><text:span text:style-name="T1">permutat; </text:span><text:span text:style-name="T16">quod </text:span><text:span text:style-name="T1">vero non con-<text:line-break/>cidamus,. </text:span><text:span text:style-name="T16">hoc </text:span><text:span text:style-name="T1">pes lu </text:span><text:span text:style-name="T16">terram </text:span><text:span text:style-name="T1">fixus efficit: quomodo enim<text:line-break/>posset is transferre aniinal ,' quum ne. ipse quidem mo-<text:line-break/>veatur? Experimentum autem ejusrei locuples tulerunt<text:line-break/>nobis duo rerum exempla, quae haud ita pridem cufu<text:line-break/>quodam obtigerunt, pestis saeva in summos pedes </text:span><text:span text:style-name="T16">graf-<text:line-break/></text:span><text:span text:style-name="T1">fata, et crudelitas praedonis circa Coracesium Pamphyliae.<text:line-break/>Pestilentia namque putrefaciebat:, . </text:span><text:span text:style-name="T16">praedo </text:span><text:span text:style-name="T1">autem abscin-<text:line-break/>debat, extremos pedes;, ut'sine baculo </text:span><text:span text:style-name="T16">non </text:span><text:span text:style-name="T1">possent ambu-<text:line-break/>lare, qui in </text:span><text:span text:style-name="T13">:</text:span><text:span text:style-name="T1"> hujusmodi incidissent infortunium</text:span><text:span text:style-name="T16">, </text:span><text:span text:style-name="T1">non<text:line-break/>quod ad motum crurum a liaculo juvarentur, sed 'ad. fir-<text:line-break/>mitatem, quam prius habebant ex pedibus: stare namque<text:line-break/>poterant duobus mutilis-inuixi pedibus, „ ambulare vero<text:line-break/>non poterant, -quod totam, molem corporis uni mutilatu<text:line-break/>committere cogerentur. Vidi autem et alios .quosdam;<text:line-break/>quorum digiti foli mcriificati a nive exciderant; scd hi-</text:span></text:p>
      <text:p text:style-name="P30"><text:span text:style-name="T1">quidem neque </text:span><text:span text:style-name="T16">stando, </text:span><text:span text:style-name="T1">neque ambulando, </text:span><text:span text:style-name="T16">neque </text:span><text:span text:style-name="T1">currendo;<text:line-break/>lu planis </text:span><text:span text:style-name="T16">saltem </text:span><text:span text:style-name="T1">et laevibus vincebantur </text:span><text:span text:style-name="T16">a sanis: </text:span><text:span text:style-name="T1">quod<text:line-break/>ficnbi </text:span><text:span text:style-name="T16">oporteret </text:span><text:span text:style-name="T1">aliquem pervadere difficilem locmn</text:span><text:span text:style-name="T16">, <text:s/></text:span><text:span text:style-name="T1">et<text:line-break/>maxime st praeceps ac praeruptus fuisset, non folum<text:line-break/>superabantur, </text:span><text:span text:style-name="T16">sed </text:span><text:span text:style-name="T1">omnino erant inutiles, et prae illis<text:line-break/></text:span><text:span text:style-name="T16">impotentes. ' </text:span><text:span text:style-name="T1">Quibus autem non folum </text:span><text:span text:style-name="T16">digiti, scd </text:span><text:span text:style-name="T1">etiam<text:line-break/></text:span><text:span text:style-name="T16">pars </text:span><text:span text:style-name="T1">pestis </text:span><text:span text:style-name="T16">ante </text:span><text:span text:style-name="T1">digitos, </text:span><text:span text:style-name="T16">quae </text:span><text:span text:style-name="T1">vocatur pestium (summa<text:line-break/>planta) computruit, fallax </text:span><text:span text:style-name="T16">his </text:span><text:span text:style-name="T1">est gressus non in locorum<text:line-break/>difficultatibus folum, sed </text:span><text:span text:style-name="T16">in </text:span><text:span text:style-name="T1">planis quoque campis. Si<text:line-break/>vero pars, quae ante hanc sita est, corrupta suerit, quam<text:line-break/>tarsum nominant, non solum hi non possunt ambulare<text:line-break/>tuto, sed </text:span><text:span text:style-name="T16">ne </text:span><text:span text:style-name="T1">stare quidem </text:span><text:span text:style-name="T16">constanter. </text:span><text:span text:style-name="T1">Ex quibus omni-<text:line-break/>bus manifestum est, ad sumam ac tutam ftationem, am-<text:line-break/>plos et oblongos pedes esse appositos, ob idque tales<text:line-break/>potius hominibus, ceu ambulationem sumam et tutam<text:line-break/>bafim requirentibus, quam quadrupedibus suerunt. Hoc<text:line-break/>igitur ut bipedibus ipsis </text:span><text:span text:style-name="T16">inest </text:span><text:span text:style-name="T1">folum, non tamen jam<text:line-break/>etiam ut sapientibus; ut talibus enim varietas firmitatis<text:line-break/>est propria ambulare indigentibus 'in omnibus locorum</text:span></text:p>
      <text:p text:style-name="P30"><text:span text:style-name="T1">difficultatibus; quod uon accidisset, nisi variae fuissent<text:line-break/>im pedibus' dearticulationes- Nam ut in manibus antea<text:line-break/>demonstravimus ex varietate articulorum, quae in ipsis<text:line-break/>est, et caritate interna, factas fuisse accommodas, ut circa<text:line-break/>omnes corporis figuras circumplicarentur, </text:span><text:span text:style-name="T16">ita </text:span><text:span text:style-name="T1">et pedes,<text:line-break/>quantum maxime licuit manus imitati, et dearticulatio—<text:line-break/></text:span><text:span text:style-name="T21">nibus. </text:span><text:span text:style-name="T1">quidem variegati, cavi autem illis partibus, quibus<text:line-break/>locum aliquem gibberum calcaturi erant, in omni loco<text:line-break/></text:span><text:span text:style-name="T21">rectu </text:span><text:span text:style-name="T1">firmari possunt. Hoc ipsum igitur est illud exi-'<text:line-break/>mium constructionis humanorum crurum, quod antea<text:line-break/>invenire desiderabamus, quum dicebamus, non ut gressili<text:line-break/>folum, fed, etiam ut rationali animali, convenientes ipsi<text:line-break/>a natura datos fuisse pedes; uno autem verbo ac sum-<text:line-break/>matim maxime quis id complexus dixerit multiplicem<text:line-break/></text:span><text:span text:style-name="T21">illam </text:span><text:span text:style-name="T1">.fissuram simul cum ipsa in medio cavitate. Quan-<text:line-break/></text:span><text:span text:style-name="T21">tum </text:span><text:span text:style-name="T1">eniin ipsa polleat ad securitatem in locis gibberosis,<text:line-break/></text:span><text:span text:style-name="T21">alia </text:span><text:span text:style-name="T1">ratione nequaquam didiceris evidentius, quam si </text:span><text:span text:style-name="T21">vi-<text:line-break/>deris </text:span><text:span text:style-name="T1">aliquando -hominem oblongas et tenues </text:span><text:span text:style-name="T21">scalas</text:span></text:p>
      <text:p text:style-name="P30"><text:span text:style-name="T1">ufcendentem: </text:span><text:span text:style-name="T16">comprehendens enim tunc </text:span><text:span text:style-name="T1">cavitate pedis<text:line-break/>convexitatem lignorum </text:span><text:span text:style-name="T16">scalae, </text:span><text:span text:style-name="T1">deinde utrinque ample-<text:line-break/>ctens digitis et calcaneo, tquarn </text:span><text:span text:style-name="T16">iuaxime </text:span><text:span text:style-name="T1">fieri potest, ba~-<text:line-break/>sim efficit rotundam, manus modo comprehendentem cor-'<text:line-break/>pus subjectum. Diversa' certe oratione etiam nunc vide-<text:line-break/>mur monstrasse idem ,- quod principio. Nam quod tutae'<text:line-break/>fiimitatis gratia pedes facti sint, paulo ante demonstravi—<text:line-break/>urus, tum quod optimi </text:span><text:span text:style-name="T16">ad </text:span><text:span text:style-name="T1">talem firmitatem sint praelongi<text:line-break/>et molles et lati: praesens vero sermo, quum ostenderit,<text:line-break/>lu omnibus loris belle </text:span><text:span text:style-name="T16">firmari </text:span><text:span text:style-name="T1">posse humanum pedem,<text:line-break/>adjeceritque constructionis necessitatem; non diversum<text:line-break/>caput quoddam, sed id, quod initio dicebamus, confirma-<text:line-break/>vit. Quidnam igitur adhuc deest sermoni?'ut constructio- </text:span><text:span text:style-name="T21">..<text:line-break/></text:span><text:span text:style-name="T1">nem ipsorum, quod ex sermone praesenti duplex videri<text:line-break/>possit, uno capite comprehendamus; Multifidum enim<text:line-break/>justa de causa facturt fuisse humanum pedem diximus,<text:line-break/></text:span><text:span text:style-name="T21">et </text:span><text:span text:style-name="T1">eavum in medio, ut omnia loca </text:span><text:span text:style-name="T21">pervadere </text:span><text:span text:style-name="T1">queat, </text:span><text:span text:style-name="T21">ca-</text:span></text:p>
      <text:p text:style-name="P30"><text:span text:style-name="T1">vis quidem et mediis, ut nunc dictum est, quaecunque<text:line-break/>subjecta gibba sunt, amplexantem, digitis autem (etenim<text:line-break/>et hoc quoque adiiciendum) in rectis et obliquis et de-<text:line-break/>clivibus </text:span><text:span text:style-name="T16">ac </text:span><text:span text:style-name="T1">praeruptis utentem. Quae tandem est horum<text:line-break/>omnium causa, quam lu unum caput conferre oporteat?<text:line-break/>Cujus paulo ante oratio nostra ab ipsa rei natura coacta<text:line-break/>meminit, quum diceremus, humanum pedem, quoad ma-<text:line-break/>xime potuit, manum suisse imitatinn. . Atqui hoc si est<text:line-break/>verum, apprehensorium autem organum fuit manus, fu-<text:line-break/>crit et pes ipse alio quodam modo hujusmodi. At non<text:line-break/>equorum certe, ut, qui plane privatus est omni apprehen-<text:line-break/>sione ; non enim ad varietatem motuum hic ut rationali<text:line-break/>animali, fed ad levitatem et promptitudinem velox<text:line-break/>comparatus est. Luporum autem et leonum et canum pedes<text:line-break/>medii inter hos funt, neque simplices omnino, ut equo-<text:line-break/>rum, neque varie aearticulati, ut hominum: ad venationem<text:line-break/>namque et cibationem utuntur et ipsis tanquam manibus;</text:span></text:p>
      <text:p text:style-name="P30"><text:span text:style-name="T1">ad reliquam vero multitudinem actionum, </text:span><text:span text:style-name="T16">quas </text:span><text:span text:style-name="T1">homo<text:line-break/>obit, omnino sunt inepti.</text:span></text:p>
      <text:h text:style-name="Heading_20_2" text:outline-level="2">Cap. VI.</text:h>
      <text:p text:style-name="P8"><text:span text:style-name="T1">Rursus autem et hic oratio ab ipsis rebus<text:line-break/>coacta est manibus assimilare pedes multifidos. Nobisque<text:line-break/>in posterum, principium et velut elementum quoddam<text:line-break/>omnium deinceps dicendorum hoc statuatur, oportere qui-<text:line-break/>dem omnino humanum pedem non nudae folum stabili-<text:line-break/>tatis, ut equinum, fed apprehensionis etiam gratia exti-<text:line-break/>tisse, non posse autem simul constare utriusque summam<text:line-break/>perfectionem; sic enim suturi erant ipsi aut manus, aut<text:line-break/>equini pedes. At si manus quidem fuissent,.magnum di-<text:line-break/>gitum oportebat oppositum aliis esse, ut sermo praece-<text:line-break/>dens probavit, et fic periisset omnino firmitas: quod'si<text:line-break/>parvi, rotundi et duri ac leves omnino fuissent, ut<text:line-break/>equorum, vitiata fic fuisset omnino apprehensio. Perinde<text:line-break/>igitur ac si licitum fuisset ntramque eligere quidem com-<text:line-break/>nicditatem, vitare autem nocumentum, sic natura creavit</text:span></text:p>
      <text:p text:style-name="P30"><text:span text:style-name="T1">humanos pedes, similes quidem manibus; multifidos vero<text:line-break/>multorumque articulorum, non tameii oppositum aliis di-<text:line-break/>gitum magnum habentes, sed in uno deinceps ordlue<text:line-break/>omnes cousiitutus.' Num igitur hoc </text:span><text:span text:style-name="T16">solo </text:span><text:span text:style-name="T1">differunt a ina-<text:line-break/>nuum constructione? an etiam </text:span><text:span text:style-name="T16">quiddam </text:span><text:span text:style-name="T1">adest ipsis aliud<text:line-break/>eximium et selectum ceu instrumentis basis ? Non est<text:line-break/>parvum hoc quidem, neque fortuitum, sed quod maxi-<text:line-break/>me commune est omnibus pedibus: in equis quidem pe-<text:line-break/>cusiare accidit,’ quia nusquam eorum.pedes imitati sunt<text:line-break/>manus, </text:span><text:span text:style-name="T21"><text:s/></text:span><text:span text:style-name="T1">in aliis vero animalibus' non aequale quidem,</text:span><text:span text:style-name="T21"><text:line-break/></text:span><text:span text:style-name="T1">omnia tamen aliquid constructionis munus ipfius assum-<text:line-break/>pserunt; homlucs vero nihil omnino reliquerunt, sed<text:line-break/>quod tarsus vocatur, carpo assimile habuerunt, et meta-<text:line-break/>carpio pedium a receutioribus medicis vocatum, digitos<text:line-break/>autem'ipsos digitis admodum similes. Hae igitur tres<text:line-break/>partes pestis sunt, quales et munus; digiti, tarsus, pedium,<text:line-break/>quarum nulla inest equis.' Subjacens yero ipsi tibiae</text:span></text:p>
      <text:p text:style-name="P30"><text:span text:style-name="T1">pars </text:span><text:span text:style-name="T16">pedis, </text:span><text:span text:style-name="T1">(cui parti totum crus incumbit secundum<text:line-break/>rectitudinem,) communis omnium pedum, unum quidem<text:line-break/>nomen, quale est tarsus et pedium, non habet, sed com-<text:line-break/>ponitur ex tribus ossibus, nomina habentibus astragali<text:line-break/>quidem </text:span><text:span text:style-name="T16">et </text:span><text:span text:style-name="T1">calcanei consueta multis, tertium vero sca-<text:line-break/>phordis, id est navisorinis, ab anatomicis mediris ita in-<text:line-break/>ditum. lis quidem solis nulla est in manu pars quae<text:line-break/>proportione respondeat, sed sunt simpliciter basis solius<text:line-break/>instrumenta, aliae vero omnes partes basis simul et ap-<text:line-break/>prehensionis. </text:span><text:span text:style-name="T10">:</text:span><text:span text:style-name="T1">Neque enim tarsus neque pedium utraque<text:line-break/>singillatirn una est simplex particula, sed, sicut carpus<text:line-break/>et metacarpium, ex multis ossibus tum duris tum parvis<text:line-break/>composita sunt.</text:span></text:p>
      <text:h text:style-name="Heading_20_2" text:outline-level="2">Cap. VII.</text:h>
      <text:p text:style-name="P8"><text:span text:style-name="T1">Dicamus jam, quemadmodum in manu<text:line-break/>ferimus, quanta fit unaquaeque simplex pedis particula, <text:line-break/>et quam figuram.adepta fit, et quam posituram, quamque<text:line-break/>invicem connexionem universae habeant, et quis sit ea-<text:line-break/>rum numerus; sed etiam mollitiem, vel duritiem, vel</text:span></text:p>
      <text:p text:style-name="P30"><text:span text:style-name="T1">raritatem, vel densitatem, vel quaecunque corporibus, in-<text:line-break/></text:span><text:span text:style-name="T21">sunt, </text:span><text:span text:style-name="T1">percurramur, quem habeant ubique 'usum, expo-<text:line-break/>nentes et monstiantes, mon licuisse melius aliter eas con-<text:line-break/>struxisse. Longus quidem nihilo?uiuus </text:span><text:span text:style-name="T16">est hic </text:span><text:span text:style-name="T1">sermo,<text:line-break/>quam qui de manu est habitus, sed similitudo constru-<text:line-break/>ctionis eum mluuit: quaecunque enim pes ut apprehen-<text:line-break/>sorium instrumentum manui similia est scrtitus, ea </text:span><text:span text:style-name="T21">ad<text:line-break/></text:span><text:span text:style-name="T1">dictum de manu sermonem remittenda funt, quaecunque<text:line-break/>vero ut ambulatorium</text:span><text:span text:style-name="T16">, </text:span><text:span text:style-name="T1">hic enarrare oportet </text:span><text:span text:style-name="T21">- </text:span><text:span text:style-name="T1">Siquidem,<text:line-break/></text:span><text:span text:style-name="T21">quod </text:span><text:span text:style-name="T1">ex multis ac variis ossibus cousiituti sint,, </text:span><text:span text:style-name="T21">invicem<text:line-break/></text:span><text:span text:style-name="T1">quidem multifariam dearticulatis </text:span><text:span text:style-name="T16">, </text:span><text:span text:style-name="T1">per membranosa </text:span><text:span text:style-name="T21">vero<text:line-break/></text:span><text:span text:style-name="T1">ligamenta connexis,, id </text:span><text:span text:style-name="T21">ut </text:span><text:span text:style-name="T1">apprehensionis instrumentis<text:line-break/>pedibus accidit: ob id ipsum autem et multitudo </text:span><text:span text:style-name="T21">digi-<text:line-break/>turum </text:span><text:span text:style-name="T1">quinque et singulorum in ipsis articulorum </text:span><text:span text:style-name="T21">nume-<text:line-break/>rus, ' </text:span><text:span text:style-name="T1">ncn tamen quod una serie positi sint omnes </text:span><text:span text:style-name="T21">digiti,-<text:line-break/></text:span><text:span text:style-name="T1">fed </text:span><text:span text:style-name="T21">hoe, </text:span><text:span text:style-name="T1">proprium est pedibus tanquam firmationis </text:span><text:span text:style-name="T21">or-<text:line-break/></text:span><text:span text:style-name="T1">ganis: similiter autem licc, quod minares digiti </text:span><text:span text:style-name="T21">pedibus<text:line-break/></text:span><text:span text:style-name="T1">fuerint, quam 'manibus; apprehenforio namque </text:span><text:span text:style-name="T21">folum</text:span></text:p>
      <text:p text:style-name="P18"><text:span text:style-name="T1">organo magnitudo ipsorum fuit conveniens, ei autem,<text:line-break/>quod, ut esset ubique ambulatorium, propterea apprehen-<text:line-break/>forium, est factum, etiam tanta longitudo, quantam nunc<text:line-break/>habet, satis est. <text:s/>Sed et interna quidem eorum altiora,<text:line-break/>externa vero humiliora suerunt, simul quidem quatenus<text:line-break/>apprehensoriae sunt partes, ut comprehendant. et cir-<text:line-break/>cumplicentur loco cuivis convexo, simul autem quatenus<text:line-break/>sunt firmitudinis, instrumenta. Quum enim ambulando<text:line-break/>alterum quidem erus-moveatur, alterum autem in terra<text:line-break/>firmatam totam corporis nostri molem sustineat, altiorem<text:line-break/>merito ipsi interiorem sedem natura fabricata esu Si<text:line-break/>enim aequalis ex utraque parte exacte esset pes, versus<text:line-break/>sublimem cruris partem , reperet ac inclinaret</text:span><text:span text:style-name="T37">" </text:span><text:span text:style-name="T1">ipse pes<text:line-break/>primus et maxime, ac cum </text:span><text:span text:style-name="T16">eo </text:span><text:span text:style-name="T1">crus totum; quod si fu-<text:line-break/>isset, manifestum sane est, quod-ambulantes facile cade-<text:line-break/>. remus. Itaque tutioris ambulationis gratia aitiores fa-</text:span></text:p>
      <text:p text:style-name="P8"><text:span text:style-name="T1">ctae sunt internae partes pedurn. Quibus autem non<text:line-break/>funt altiores, hi luctantes et currentes, aliquando etiam<text:line-break/>ambulantes in locis inaequalibus facile. evertuntur et</text:span></text:p>
      <text:p text:style-name="P30"><text:span text:style-name="T22">; </text:span><text:span text:style-name="T1">collabuntur. Hujus vero fermonis evidentiorern adhue<text:line-break/>fidem procedente libro accipias; in praesens autem haec<text:line-break/>.siifficlunt. Apparet enim pes jure optimo internis parti-<text:line-break/>. hus, altus simul et cavus, fuisse propter securitatem fir-<text:line-break/>niatiouis et certitudinem apprehensionis. Non igitur<text:line-break/>.adhuc quaeres, cur calcanei ossis anterior pars tenuior<text:line-break/>sit et angustior, neque, cur </text:span><text:span text:style-name="T16">ad </text:span><text:span text:style-name="T1">parvum. digitum abscedere<text:line-break/>,magis rideatur; si enim anteriori parte, ut posteriori, esu<text:line-break/>fet crassum et latam calcaneum, et tale manens lu an-<text:line-break/>teriorem pedis partem extenderetur, quomodo fuisset in-<text:line-break/>terna ejus pars concava? Merito igitur hic multum de<text:line-break/>. crassitie , ejus ossis et amplitudine, interna parte natura<text:line-break/>abstulit, ob idque ad parvum digitum extensum esse ap-<text:line-break/>paret: propterea rursus astragalus intro magis vergere<text:line-break/>videtur, licet posteriores </text:span><text:span text:style-name="T16">ejus </text:span><text:span text:style-name="T1">partes ad medium calca-<text:line-break/>neum sint firmatae. . At quod semper magis atque magis</text:span></text:p>
      <text:p text:style-name="P30"><text:span text:style-name="T1">gracilescit in anterioribus </text:span><text:span text:style-name="T16">partibus </text:span><text:span text:style-name="T1">calcanei os. et ab.<text:line-break/>internis abscedere videtur ad externa, merito estragalus<text:line-break/>ibi et ab interna </text:span><text:span text:style-name="T16">parte calcanei et </text:span><text:span text:style-name="T1">veluti suspensus ap-<text:line-break/>paret. Quomodo autem aliter commodius interna, pedis<text:line-break/>cavitas facta fuisset, quam si </text:span><text:span text:style-name="T16">subjectum </text:span><text:span text:style-name="T1">os minus et. stri-<text:line-break/>ctius internis partibus factum </text:span><text:span text:style-name="T16">esset, </text:span><text:span text:style-name="T1">quod vero superjacet,<text:line-break/>quale fuit,a principio, </text:span><text:span text:style-name="T16">servaretur? </text:span><text:span text:style-name="T1">calcaneum namque, ceu<text:line-break/>subjectum toti membro, sernper valide oportuit in terra'<text:line-break/>esse firmatum, superpositum vero ei os sublime pendere.<text:line-break/>Quapropter et quae .conjunguntur his ossa, quod quidem<text:line-break/>calcaneo, cuboides </text:span><text:span text:style-name="T16">(cubiferme) </text:span><text:span text:style-name="T1">nornluatum, ab externis<text:line-break/>partibus pedis firmum in terra 'statuitur; quod vero<text:line-break/>astragalo, scaphoides </text:span><text:span text:style-name="T16">(naviserme) </text:span><text:span text:style-name="T1">vocatum, similiter ipsi<text:line-break/>nstragalo sublime est, </text:span><text:span text:style-name="T16">et </text:span><text:span text:style-name="T1">sublatum a terra, et internis<text:line-break/>partibus pedis locatum esu Pari autem modo tria tarfi<text:line-break/>ossa huic .conjuncta et ipsa sublimia apparent, et inter-<text:line-break/>nis pedis partibus posita sunt;, externa enim eorum parte</text:span></text:p>
      <text:p text:style-name="P30"><text:span text:style-name="T1">fcmum ac humile os cubisorme juxta porrectum est,<text:line-break/>quod ad ipsum calcaneum deferticulari dicebatur. .. Et ita<text:line-break/>jam septem primorum pedis ossium usus constat. </text:span><text:span text:style-name="T21">»</text:span></text:p>
      <text:h text:style-name="Heading_20_2" text:outline-level="2"><text:span text:style-name="T8">Cap. VIII.</text:span></text:h>
      <text:p text:style-name="P8"><text:span text:style-name="T1">Calcaneum 'namque maximum merito<text:line-break/>factum est, et laeve quidem inferna parte, posteriori<text:line-break/>autem et superiori rotundum; et praelongum ad exte-<text:line-break/>riora pedis; maximum quidem, quoniam ad perpendicu- </text:span><text:span text:style-name="T21">'<text:line-break/></text:span><text:span text:style-name="T1">lum subjacet tuti nrernbro, </text:span><text:span text:style-name="T16">laeve </text:span><text:span text:style-name="T1">autem partibus inferio-<text:line-break/>ribus sedis stabilis gratia, rotundum aulem in superiori<text:line-break/>et posteriori, ut alia omnia rotunda, dyspathiae gratia,<text:line-break/>externis vero partibus ad'parvum digitum praelongum<text:line-break/>et paulatim attenuatum propter internam pedis cavitateiu.<text:line-break/>Eadem vero ratione astragalus non attenuatur, sed ma-<text:line-break/>nens sublimis altus allo naviformi conjungitur, fornici<text:line-break/>similem illic efficiens figuram. His deinceps' adjacent<text:line-break/>tarsi ossa, tria -quidem naviformi conjuncta, quartum<text:line-break/>vero calcaneo. Poniturque ipsum, nt dictum est, in ter-<text:line-break/>ra firmum ab externis pedis partibus; alia vero paula-</text:span></text:p>
      <text:p text:style-name="P30"><text:span text:style-name="T1">tim attolluntur, et omnium ipsorum </text:span><text:span text:style-name="T16">hoc </text:span><text:span text:style-name="T1">est altissimum,<text:line-break/>ut </text:span><text:span text:style-name="T16">simul </text:span><text:span text:style-name="T1">quidem </text:span><text:span text:style-name="T16">habeat, per quae </text:span><text:span text:style-name="T1">firmetur </text:span><text:span text:style-name="T16">et </text:span><text:span text:style-name="T1">roboretur<text:line-break/>haec pars, quae vocatur tarsus, simul autem ut </text:span><text:span text:style-name="T16">altiores<text:line-break/></text:span><text:span text:style-name="T1">fiant internae pedis partes. Post haec sunt imae plantae<text:line-break/>ossa terram contingentia post </text:span><text:span text:style-name="T16">astragalum </text:span><text:span text:style-name="T1">et naviforrne,<text:line-break/></text:span><text:span text:style-name="T16">et </text:span><text:span text:style-name="T1">continua huic tria tarsi </text:span><text:span text:style-name="T16">ossa; </text:span><text:span text:style-name="T1">ob </text:span><text:span text:style-name="T16">id </text:span><text:span text:style-name="T1">et hoc nomen ab<text:line-break/>anatomicis impositum est huic </text:span><text:span text:style-name="T16">pestis parti. </text:span><text:span text:style-name="T1">Delude sunt<text:line-break/>digiti, quorum maximus </text:span><text:span text:style-name="T16">est </text:span><text:span text:style-name="T1">intus, non arnplius ex tri-<text:line-break/>bus phalangibus et </text:span><text:span text:style-name="T16">articulis, ut </text:span><text:span text:style-name="T1">reliqui, conflatus, sed</text:span><text:span text:style-name="T10">:</text:span><text:span text:style-name="T1">ex<text:line-break/>duabus; quum enim alta et concava, qualis est fornix,<text:line-break/>futura esset luterna pedis pars, consentaneum fuit firmi-<text:line-break/>tudines tutas utrinque ei adjacere maximorum ossinm.<text:line-break/>Posteriori quidem parte </text:span><text:span text:style-name="T16">os </text:span><text:span text:style-name="T1">calcanei erat; priori autem<text:line-break/>nisi iuagnus’ digitus multo simul major aliis fuisset et<text:line-break/>dualius constitisset phalangibus, nulla fuisset sublimibus<text:line-break/>ossibus fecuritas. </text:span><text:span text:style-name="T21">. </text:span><text:span text:style-name="T1">Quocirca primo quidem non' modo<text:line-break/>tanto' major aliis magnus pedis digitus, quanto ille,<text:line-break/>qui est in manu, fuit, fed etiam mullo’ ampliorj</text:span></text:p>
      <text:p text:style-name="P30"><text:span text:style-name="T1">secundo autem non.ex tribus fuit ossibus, ut ille et </text:span><text:span text:style-name="T21">. </text:span><text:span text:style-name="T1">alii<text:line-break/>omnes, sed ex duobus; tanquam enim </text:span><text:span text:style-name="T16">(m </text:span><text:span text:style-name="T1">puto) magis egens<text:line-break/>natura'magnis ossibus luibi ponendis,* vitavit ea dividere<text:line-break/>lu multa et</text:span><text:span text:style-name="T21">, </text:span><text:span text:style-name="T1">parva. Quin etiam ei parti imae plautae,<text:line-break/>quae magno digito praeposita est, duo. videntur subjecta<text:line-break/>esse inferiori regione veluti fulcimenta quaedam et sta-<text:line-break/>lirtimenta, ut prius os magni digiti praedictae imae<text:line-break/>.plantae parti omnino jam in terram defixae conjungatur;<text:line-break/>undique (opluor) huic parti pedis matura .suppeditante<text:line-break/>securitatem , ceu multum laboraturae propter praepositam<text:line-break/>sibi cavitatem et velut fornicem ossium. Num igitur ima<text:line-break/>planta proportione respondeat rnetacarpio, an qnippiam<text:line-break/>differat, dicqre tempestivum suerit. Mihi quidem vide-<text:line-break/>tur non. omnino suniiiter habere. In utraque enim parle<text:line-break/>primae aciei uniuscujusque digiti os apparer .praepofitum;<text:line-break/>sed in pede quidem., ceu uno .ordine omnibus jacentibus,<text:line-break/>quantus, est illorum numerus, lentus merito est et ossium</text:span></text:p>
      <text:p text:style-name="P30"><text:span text:style-name="T16">imae plantae: in .nanu autem quum inagnus digitus po-<text:line-break/>situram selectam sit sortitus, et separatus sit quidem plu-<text:line-break/>fimum .ab <text:s/>aliis, prope autem articulationem carni ah-<text:line-break/>siuctus, merito ex quatuor ossibus metacarpium constitit.<text:line-break/>Pudemus vero imam plantam et metacarpium similiter<text:line-break/>utrumque cx ossibus 'quinque constare affirmans, pariter<text:line-break/>autem et magnum digitum in pede et manu duas acies<text:line-break/>liabere, quod putet exactam eorum proportionem servari<text:line-break/>oportere, hallucluatur. Ex tribus enim ossibus ^magnus<text:line-break/>digitus in manu constat evidenter, ut et dearticulationes<text:line-break/>eonm et motus declarant: attamen his ita habentibus,<text:line-break/>proportio harum partium, evidens est, nec opus est, </text:span><text:span text:style-name="T1">'nt<text:line-break/></text:span><text:span text:style-name="T16">cum Eudemo mentiamur. At vero ne carpi quidem ad<text:line-break/>tarsum proportio constructionis est obscura, siquidem </text:span><text:span text:style-name="T1">ex<text:line-break/></text:span><text:span text:style-name="T16">quatuor ossibus tarsus cousiatus est, ex duplicatis autem<text:line-break/>carpus, ceu ex duobus ordinibus compositus; conflatus<text:line-break/>.esu </text:span><text:span text:style-name="T1">_ </text:span><text:span text:style-name="T16">Nam ex pluribus</text:span><text:span text:style-name="T1">. </text:span><text:span text:style-name="T16">et minoribus componi </text:span><text:span text:style-name="T1">partibus<text:line-break/></text:span><text:span text:style-name="T16">apprehensoriorum instrumentorum erat </text:span><text:span text:style-name="T1">proprium; </text:span><text:span text:style-name="T16">at </text:span><text:span text:style-name="T1">ex</text:span></text:p>
      <text:p text:style-name="P30"><text:span text:style-name="T1">majoribus ' quidem, ' fed paucioribus, ' ambulatoriorum.<text:line-break/>Anteriores igitur partes pedis, ad amussim persimiles com--<text:line-break/>prehenforiis, ex aequalibus ,illis numero ossibus factae<text:line-break/>sunt, unum enim, quod ablatum fuerat magno digito, ipsi<text:line-break/>imae plantae pedis appositum fecit, nt par numerus fu-<text:line-break/>erit servatus; posteriores vero quum instrumenta omnluo<text:line-break/>ambulationis solius sint, nullam habent in manu pfopor-<text:line-break/>tione respondentem partem. Reliqua igitur pars media<text:line-break/>utriusque neque prorsus est similis, neque jam omnluo<text:line-break/>dissimilis, sed, ut scium decebat ipsam inter opposita<text:line-break/>ponendam utriusquematuram moderate imitari, sic ipse<text:line-break/>farsus constitutus est. </text:span><text:span text:style-name="T50">Os</text:span><text:span text:style-name="T1"> itaque, quod ab externis ipsius<text:line-break/>partibus est locatum, quod sane et cubiforme nomina-<text:line-break/>tur, dearticulatur cavitati calcanei ad finem adiacenti:<text:line-break/>reliqua vero tria' tres cubos navisormis . </text:span><text:span text:style-name="T16">ossis </text:span><text:span text:style-name="T1">obequitant<text:line-break/>'Hoc autem ipsum ruisus circunrarnbrt . </text:span><text:span text:style-name="T16">caput </text:span><text:span text:style-name="T1">astragali,<text:line-break/>ille ruisus jacet- quidem inter epipliyfes tibiae et fibu-<text:line-break/>Iae superne et a lateribus' et praeterea </text:span><text:span text:style-name="T10">;</text:span><text:span text:style-name="T1">a tergo</text:span><text:span text:style-name="T16">, </text:span><text:span text:style-name="T1">ab ipsis</text:span></text:p>
      <text:p text:style-name="P30"><text:span text:style-name="T1">comprehensus; superjacet autem calcaneo duabus emi-<text:line-break/>neutris ibi in/ duabus illius cavitatibus firmatus. </text:span><text:span text:style-name="T21">. ' </text:span><text:span text:style-name="T1">Atque<text:line-break/>extendere quidem, </text:span><text:span text:style-name="T21">et </text:span><text:span text:style-name="T1">flectere pedem fupernae astragali<text:line-break/>dearticulationis est opus, quae ad tibiae et fibulae epi-<text:line-break/>plu scs dicta est </text:span><text:span text:style-name="T21">fieri</text:span><text:span text:style-name="T1">; ad latera vero circumferre opus<text:line-break/>est dearticulationis, quae est ad os naviforme. Alii enim<text:line-break/>certe ossium connexus in pedibus.itidem, ac in </text:span><text:span text:style-name="T21">manibus<text:line-break/></text:span><text:span text:style-name="T1">multi et parui, purum quidem auxiliantur praedictis<text:line-break/></text:span><text:span text:style-name="T21">constructionibus, </text:span><text:span text:style-name="T1">feusibiles autem ipsi per feipfos </text:span><text:span text:style-name="T21">non<text:line-break/></text:span><text:span text:style-name="T1">funt. Apparet igitur ex his, astragarum quidem princi-<text:line-break/>palissimum ossium esse,; quae ad pedes movendos perti-<text:line-break/></text:span><text:span text:style-name="T21">nent, </text:span><text:span text:style-name="T1">calcaneum autem eorum, quae ad firmitatem: pro-<text:line-break/></text:span><text:span text:style-name="T21">pterea </text:span><text:span text:style-name="T1">illum quidem undique in circumferentias quasdam<text:line-break/>desinere decebat, </text:span><text:span text:style-name="T21">hcc </text:span><text:span text:style-name="T1">vero laeve </text:span><text:span text:style-name="T21">esse </text:span><text:span text:style-name="T1">inferiori parte,<text:line-break/>immobile vero quam fieri potest maxime et cousianter<text:line-break/></text:span><text:span text:style-name="T21">firmuin </text:span><text:span text:style-name="T1">ad /adjacentia osta. </text:span><text:span text:style-name="T21">Quin </text:span><text:span text:style-name="T1">aliam et magnitudine<text:line-break/>plurimum excedere, ipsum </text:span><text:span text:style-name="T21">oportebat non </text:span><text:span text:style-name="T1">alia folum, </text:span><text:span text:style-name="T16">fed<text:line-break/></text:span><text:span text:style-name="T21">etiam </text:span><text:span text:style-name="T1">ipsum </text:span><text:span text:style-name="T21">astragalum, </text:span><text:span text:style-name="T1">qu </text:span><text:span text:style-name="T21">an quam' et hic. magnus fltg </text:span><text:span text:style-name="T1">ut</text:span></text:p>
      <text:p text:style-name="P30"><text:span text:style-name="T1">qui maximis quidem</text:span><text:span text:style-name="T10">1</text:span><text:span text:style-name="T1"> ossibus' supernis dearticuletur, non<text:line-break/>parvam vero in anteriora' apophysim producat, ubi com-<text:line-break/>mittitur naviformi; fed tamen et ipso est multo majus ds'<text:line-break/>calcanei, retrorsum enim praeterlabiinr non solum astra-<text:line-break/>galum, sed etiam ipsam tibiam, </text:span><text:span text:style-name="T16">et </text:span><text:span text:style-name="T1">anteriore parle. quain<text:line-break/>plurimum procedit, ;et respondentem habet longitudini'<text:line-break/>amplitudinem, et his ambabus profunditatem; subjacet<text:line-break/>enim rectitudini tibiae, et fere totam ipsam folum susti-<text:line-break/>net, et per hanc femur,- et per hoc superjacens corpus,'<text:line-break/>et maxime quando salire voluerimus; aut magnum gra-<text:line-break/>dum facere. Magnitudinem igitur insignem oportuit ob<text:line-break/>id inesse ossi calcanei, alloqui tumere natura coramis.sset<text:line-break/>ei tanta onera. Propter eundem causam firmam prae-<text:line-break/>stitit esse ei commisturam, non fallacem neque erra-,<text:line-break/>hundam. Sed si fibulae ipsi 'et tibiae suisset deariicula-<text:line-break/>tum, neque medius astragalus locatus, omnino infirmum<text:line-break/>et laxum suisset; illinc enim enascehs pes, ubi prius</text:span></text:p>
      <text:p text:style-name="P30"><text:span text:style-name="T16">membrum definit, maximam necessario habiturus erat<text:line-break/>omnium, quae in ipso sunt, dearticulationem et motionem.<text:line-break/>Ob eam sane causam astragalus in medio est tibiae 'et<text:line-break/>calcanei locatus; Sed quoniam omnino huic, quidem<text:line-break/>conjunctum esse oportebat calcaneum, timens rursus .na-<text:line-break/>tura, ne quopiam propter vicinitatem ejus vehementiore<text:line-break/>motu frnendo firmum quidem minus ac securum redde-'<text:line-break/>retur, primum quidem, ut jam dictum est, duas ipsius'<text:line-break/>apophyses cavitatibus illius inseruit, deinde vero pluri-'<text:line-break/>mis ligamentis duris cartilaginosis, his quidem latis, aliis<text:line-break/>vero teretibus, copulavit ipsum non astragalo solum, sed<text:line-break/>aliis etiam ossibus universis undique adjacentibus , quoad,<text:line-break/>ejus facere potuit, adaptans, ut servaret convenientem<text:line-break/>firmitudinem Laboraturum vero id lu iis omnibus quum'<text:line-break/>sciret, duram quidem summe propriam, ipsius quoque<text:line-break/>substantiam fecit, duram autem etiam inferiorem subjecit'<text:line-break/>cutem, idoneam maxime futuram ad praemolliendos et<text:line-break/>prius exolvendos violentorum et durorum corporum oc-</text:span></text:p>
      <text:p text:style-name="P18"><text:span text:style-name="T1">cursus. Postquam vero, ut </text:span><text:span text:style-name="T16">dictum </text:span><text:span text:style-name="T1">est, </text:span><text:span text:style-name="T16">externa </text:span><text:span text:style-name="T1">quidem<text:line-break/>pedis oportuit </text:span><text:span text:style-name="T16">esse </text:span><text:span text:style-name="T1">humiliora, interna vero altiora, peri-<text:line-break/>culumque erat, ne, fi multis et magnis ossibus </text:span><text:span text:style-name="T6">attolleret.tr<text:line-break/></text:span><text:span text:style-name="T1">pes, granis redderetur, concavum </text:span><text:span text:style-name="T16">medium ejus </text:span><text:span text:style-name="T1">inde effe-<text:line-break/>cit, providens etiam </text:span><text:span text:style-name="T16">aliud quoddam commodum </text:span><text:span text:style-name="T1">ex hu-<text:line-break/>jusmodi constructione </text:span><text:span text:style-name="T16">pedibus, </text:span><text:span text:style-name="T1">ut apprehensoriis instru-<text:line-break/>mentis, ad firmitatis 'securitatem lu locis convenis et<text:line-break/>inaequalibus multum conserens, de quo prius diximus.<text:line-break/>Propter tria igitur cavitas pedibus haec videtur facta,<text:line-break/>primum quidem gratia altitudinis interiorum partium pe-<text:line-break/>dis, secundum vero apprehenfionis, et tertium ad haec<text:line-break/>levitatis; quorum primum quidem ad securitatem firrua-<text:line-break/>tlonis, secundum vero ad varietatem ambulationis, et<text:line-break/>tertium ad velocitatem motus multum habent momenti.'<text:line-break/>Mentionem autem faciemus </text:span><text:span text:style-name="T16">et </text:span><text:span text:style-name="T1">hic simiae pedis. Non<text:line-break/>enim, ficut manus ejus scium magnum digitum habens<text:line-break/>decurtatum imitatio ridicula monstrabatur humanae ma-<text:line-break/>nus, ita et pes lu constructione unius partis cujusdam</text:span></text:p>
      <text:p text:style-name="P18"><text:span text:style-name="T1">vitiatus differt ab humano, sed in plurimis diversus esu<text:line-break/>Pistant enim plurimum, invicem digiti, et multo sunt<text:line-break/>ipsius munus digitis majores; quem aulem oportebat ma—<text:line-break/>ximum esse aliorum, mininms esu. </text:span><text:span text:style-name="T21"><text:s/></text:span><text:span text:style-name="T1">Non. subjacent vero<text:line-break/>praepositis ipsi partibus ea, quae imam plantam sumant,<text:line-break/>(neque enim tuta omnino </text:span><text:span text:style-name="T16">est </text:span><text:span text:style-name="T1">basis eorum,) ut quae con-<text:line-break/></text:span><text:span text:style-name="T16">cava </text:span><text:span text:style-name="T1">magis ut manuum </text:span><text:span text:style-name="T16">facta </text:span><text:span text:style-name="T1">sit. Et crurum etiam na-<text:line-break/></text:span><text:span text:style-name="T16">tura </text:span><text:span text:style-name="T1">non est omnluo recta ,ad. spinam, ut hominibus;<text:line-break/>neque ipsius genu flexio similis est .humanae. Perierunt<text:line-break/>autem omnluo ipsis et quae ad ischia sunt carnes, lu<text:line-break/>posteriori parte cooperientes quidem et occultantes mea-<text:line-break/>' tum. excretionibus superfluitatum destinatum, sedentibus <text:line-break/>autem super eas commodissimum suturae munimentum<text:line-break/>adversus subjecta corpora. Quare non modo fiedere belle,<text:line-break/>neque stare, sed ne currere quidem potest simia. Velo-<text:line-break/>cissime autem preusans obvia manibus ufcendit, sicut et .<text:line-break/>mures,, recta et laevia, </text:span><text:span text:style-name="T16">eo </text:span><text:span text:style-name="T1">quod concavum .sortita- est. pe-<text:line-break/>dem et digitos plurimum </text:span><text:span text:style-name="T16">fissos. </text:span><text:span text:style-name="T1">Hujusmodi enim con-</text:span></text:p>
      <text:p text:style-name="P18"><text:span text:style-name="T21">structio </text:span><text:span text:style-name="T1">circumplicari curris </text:span><text:span text:style-name="T21">omnibus </text:span><text:span text:style-name="T1">'corporibus </text:span><text:span text:style-name="T21">probe<text:line-break/>quum </text:span><text:span text:style-name="T1">possit et undique ipsa tuto comprehendere; idonea<text:line-break/>est iis, quae alta perreptare nata funt.-</text:span></text:p>
      <text:h text:style-name="Heading_20_2" text:outline-level="2">Cap. IX.</text:h>
      <text:p text:style-name="P8"><text:span text:style-name="T1">De ossibus itaque pedum abunde </text:span><text:span text:style-name="T21">dictum<text:line-break/></text:span><text:span text:style-name="T1">est; </text:span><text:span text:style-name="T16">de </text:span><text:span text:style-name="T1">tendonibus vero </text:span><text:span text:style-name="T16">et </text:span><text:span text:style-name="T1">musculis paulo post dicetur.<text:line-break/>Prius siquidem de reliquis ossibus </text:span><text:span text:style-name="T16">, </text:span><text:span text:style-name="T1">quae in totis cruribus<text:line-break/>funt, disserere proposui; ut quae conserant aliquid etiam<text:line-break/>praedictis. Est igitur unum quidem in femore </text:span><text:span text:style-name="T16">os, </text:span><text:span text:style-name="T21">quem-<text:line-break/></text:span><text:span text:style-name="T1">admodum in brachio; </text:span><text:span text:style-name="T21"><text:s/></text:span><text:span text:style-name="T1">duo autem in tibia </text:span><text:span text:style-name="T16">iis </text:span><text:span text:style-name="T1">similia,<text:line-break/>quae in, cubito cernuntur, quorum alterum quidem </text:span><text:span text:style-name="T21">ma-<text:line-break/>jus </text:span><text:span text:style-name="T1">vocatur tibia eodem cum toto membro nomine, </text:span><text:span text:style-name="T21">al-<text:line-break/></text:span><text:span text:style-name="T1">terum vero-minus‘fibula. Maximum certe omnium </text:span><text:span text:style-name="T21">cor-<text:line-break/></text:span><text:span text:style-name="T1">poris-ossium femur merito fuit. -Primum enim hoc </text:span><text:span text:style-name="T21">fir- </text:span><text:span text:style-name="T31">&lt;.<text:line-break/></text:span><text:span text:style-name="T1">matum est cotyle (cavitate), et primum omnem </text:span><text:span text:style-name="T21">superja-<text:line-break/></text:span><text:span text:style-name="T1">centem corporis molem vellit. Quum autem optimam<text:line-break/></text:span><text:span text:style-name="T21">sedem </text:span><text:span text:style-name="T1">capiti ejus- praeparasset natura ipsam </text:span><text:span text:style-name="T21"><text:s/>nuncupati<text:line-break/></text:span><text:span text:style-name="T1">ischii cotylen, </text:span><text:span text:style-name="T37"><text:s/></text:span><text:span text:style-name="T1">non secundum rectitudinem cotyles appa-<text:line-break/></text:span><text:span text:style-name="T21">ret </text:span><text:span text:style-name="T1">extensum femur, sed-,- ut cuipiam rreg.igenter </text:span><text:span text:style-name="T21">expen-</text:span></text:p>
      <text:p text:style-name="P18"><text:span text:style-name="T1">denti xideri queat, figura femoris admodum vitiosa est,<text:line-break/>quippe quod gibbum quidem' priore et externa parte,<text:line-break/>resimum vero partibus his contrariis factum fit. Hanc<text:line-break/>ejus formam </text:span><text:span text:style-name="T16">et </text:span><text:span text:style-name="T1">Hippoerates novit, confulitque eo fracto<text:line-break/>servare, </text:span><text:span text:style-name="T16">neque </text:span><text:span text:style-name="T1">mox invertere. Porro quibus natura </text:span><text:span text:style-name="T16">fe-<text:line-break/></text:span><text:span text:style-name="T1">mur suerit rectius, quam convenit, blaesi fiunt omnino<text:line-break/>ad genu. Hoc autem quantum malum fit non ad cursum<text:line-break/>folum, sed etiam ambulationem et stationem tutam,<text:line-break/>refert quidem et ille quodam loco; imo et quemvis ex<text:line-break/></text:span><text:span text:style-name="T49">1</text:span><text:span text:style-name="T16"> </text:span><text:span text:style-name="T1">plebe, quum cernat quotidie, arbitror' id ipsum non la-</text:span></text:p>
      <text:p text:style-name="Standard"><text:span text:style-name="T1">tere. Atqui, nifi collum femoris statim ex cotyle obli-<text:line-break/>quum foras abscesserit, propinquum sic fuerit alterius*<text:line-break/>femoris collo; hoc vero si acciderit, quis adhuc locus<text:line-break/>fuerit reliquus internis femoris musculis, qui maximi<text:line-break/>necessario esse debent? quis autem nervis a fpluali me-<text:line-break/>dulla in tota crura distributis? quis venis, quis arteriis,<text:line-break/>quis denique glandulis spatia ipsarum replentibus? non<text:line-break/>enim per externas, cruris partes dixerimus demitti haec</text:span></text:p>
      <text:p text:style-name="P18"><text:span text:style-name="T1">oportere, ornniunr enim foris incidentium noxis adrnoe’<text:line-break/>dum. exposita essent. </text:span><text:span text:style-name="T16">Forsan </text:span><text:span text:style-name="T1">autem </text:span><text:span text:style-name="T16">ne ' </text:span><text:span text:style-name="T1">nos quidem id.<text:line-break/>saltem, tantum abest, </text:span><text:span text:style-name="T16">ut </text:span><text:span text:style-name="T1">naturam lateat, opportunis ad,<text:line-break/>laefioriem locis, </text:span><text:span text:style-name="T16">collocasse </text:span><text:span text:style-name="T1">venas' </text:span><text:span text:style-name="T16">ita </text:span><text:span text:style-name="T1">magnas, quarum si quai<text:line-break/>vulnerata fuerit, vix superstes </text:span><text:span text:style-name="T16">animal </text:span><text:span text:style-name="T1">esse queat: arteris<text:line-break/>namque insigni earum, quae illic statutae sunt., vulnerata:<text:line-break/>nullo.pacto servetur. Si igitur nerviis, venis, arteriis,</text:span><text:span text:style-name="T21">&lt;<text:line-break/></text:span><text:span text:style-name="T1">glandulis et musculis multis et magnis oportebat prae-:<text:line-break/>p,arasse id spatium, foras ex cotyle secedere necesse fu-<text:line-break/>erat femur; et certe secedit,. apparer.tque externae ejus'-<text:line-break/>partes rectitudinem totam excedere externarum corporis-<text:line-break/>partium. Si quibusdam vero minus foras extuberaverit<text:line-break/>collum capitis femoris, his inguinum loca funt angusta<text:line-break/>et mutuo fefe collidentia, forasque nutare ob id femore'<text:line-break/>toto et genu coguntur. Cur igitur non extrinsecus- po -<text:line-break/>suit natura cotylas, ubi nunc funt.tubera femorum-? ita<text:line-break/>enim, al colla ..ipsis' cotylis submisisset fecundum’ rectrtav</text:span></text:p>
      <text:p text:style-name="P30"><text:span text:style-name="T1">dinem capitum, et femora recta fecisset. Quoniam pon-<text:line-break/>dus corporis recta ad perpendiculum' linea adi cotylen<text:line-break/>oportebat esse et ad femoris caput, </text:span><text:span text:style-name="T21">- </text:span><text:span text:style-name="T1">et maxime quando<text:line-break/>ambulantes vel currentes alterum quidem -crus -.altum<text:line-break/>circumferimus</text:span><text:span text:style-name="T16">, </text:span><text:span text:style-name="T1">reliquum aulem in. </text:span><text:span text:style-name="T21"><text:s/></text:span><text:span text:style-name="T1">terra firmum ..lene-<text:line-break/>mus; hoc;,autem, lude, quod firmatum sit lu medio id,<text:line-break/>quod portat, maxime fiat. Si vero, hujusmodi positura<text:line-break/>icruris tutissima gradientibus est, manifestum., contrariam<text:line-break/>-fore periculosissimam. Propterea certe ad externas-partes<text:line-break/>Hcbiorum cotylas abduxisse nt cum eis capita-, femorum<text:line-break/>non erat tutum, fed.optima positura eorum est ea,quam<text:line-break/>nunc, habenti.; Quum vero .rursus locorum angustia ex:<text:line-break/>-hoc nulceretur,.unicum relinquebatur remedium, non<text:line-break/>sccmrdum rectitudinem.capitum- extensa efficere femora,<text:line-break/>fed,. nt- nunc funt, 'foras vergentia. Quod si rursus usque<text:line-break/>,ad' genu foriis uno fenore abscedere"t,- et nusquam intro<text:line-break/>reverterentur, alter utique ipsis esset blaesitaiis modus.<text:line-break/>-Itaque optimo</text:span><text:span text:style-name="T21">. </text:span><text:span text:style-name="T1">jure collum et primum et maxime a</text:span></text:p>
      <text:p text:style-name="P18"><text:span text:style-name="T1">capite .-foras vergit, post..id autem </text:span><text:span text:style-name="T16">et </text:span><text:span text:style-name="T1">continuo dimidia<text:line-break/>pars totius' femorispostea autem, intro rursus reverta-<text:line-break/>tur ad .genu.</text:span><text:span text:style-name="T21">' </text:span><text:span text:style-name="T1">Ob qamque causam universa figura sumo-<text:line-break/>ris curva, quidem exteiiure parte,, resima autem interiore<text:line-break/>efficitur. Ad eundem autem modum magis quidem fima<text:line-break/>'retrorsum, antrorsum.vero </text:span><text:span text:style-name="T16">magis </text:span><text:span text:style-name="T1">curva ad sessiones idonea<text:line-break/>- est, et ad multa opera, quae agimus jsudentes, cujusnrodi<text:line-break/>est scribere, libro ad femur extenso: </text:span><text:span text:style-name="T16">ita </text:span><text:span text:style-name="T1">autem et quod-<text:line-break/>cunque </text:span><text:span text:style-name="T21">. </text:span><text:span text:style-name="T1">aliud secundum curvitatem eorum extendat! r<text:line-break/>facilius;' quam est suissent aliter facta. Quinimo,'' dmn<text:line-break/>firmamus uno crure corpus, (saepe enim competimus,<text:line-break/>hoc nobis esse utile cmn.in vita omni tum artibus ;) </text:span><text:span text:style-name="T21">mer<text:line-break/></text:span><text:span text:style-name="T1">lior fuit figura curva quam</text:span><text:span text:style-name="T21">'</text:span><text:span text:style-name="T1">vecta. Ut enim, si latitudo<text:line-break/>esset aequalis vehementibus artubus ni . vectis corporis<text:line-break/>partibus, lutu fic. maxiine et eversu difficilis firmitudo<text:line-break/>in altero ipforam esset, habente unaquaque superjacentium<text:line-break/>in corpore partium .suffulciens sibi ipsi aliquid ad </text:span><text:span text:style-name="T21">per-<text:line-break/></text:span><text:span text:style-name="T1">pendiculum: </text:span><text:span text:style-name="T16">ita </text:span><text:span text:style-name="T1">et nunc, quod curvum factum sit femur,</text:span></text:p>
      <text:p text:style-name="P30"><text:span text:style-name="T1">partibus, ejus partim quidem externis, partim vero lu-<text:line-break/>ternis magis,; et aliis </text:span><text:span text:style-name="T16">in </text:span><text:span text:style-name="T1">medio locatis, nulla superiorum<text:line-break/>partium subjecta caret rectitudine. Ob eundem igitur<text:line-break/>usum; non solum hoc femur, sed etiam tibiam , magis<text:line-break/>curvam extrinsecus. natura fabricata est. Maxima autem<text:line-break/>fides hujus fermonis sit, quod, qui plurimum curris sunt<text:line-break/>cruribus, (lu quidem, dum adhuc gestarentur lu utero,<text:line-break/>alii vero' </text:span><text:span text:style-name="T16">a </text:span><text:span text:style-name="T1">prima educatione facti funt,) sive duobus pe-<text:line-break/>dibus, sive altero folo stare velint, firmiorem multo et<text:line-break/>difficiliorem evdrsu, quam qui crura habent recta , obti-<text:line-break/>nent firmitudinem. At vero in constructione crurum<text:line-break/>firmitudinem certam, tanquam scopum, non modo natura<text:line-break/>sibi proposuit, fed provida etiam nihilomluus, ut citq<text:line-break/>possemus currere, siquando, usus incidisset, ne plurimum<text:line-break/>quidem ea perverterentur, carit; curva autem eateuus<text:line-break/>ferit, ut et securitatem surnitatis habeant, et velocitas<text:line-break/>cursus nihil laedatur. Postquam autem rationi consen-<text:line-break/>taneum fuit, ut nunc estensum est,.partium tibiae superi-</text:span></text:p>
      <text:p text:style-name="P30"><text:span text:style-name="T1">ores quidem, quae sunt post genu, foras sensim abscede-<text:line-break/>re, inferiores vero,-quae sunt ad malleolos, intro reverti:<text:line-break/>pur fuit ob id quoque partium pedis -altiores fuisse ’ lu-<text:line-break/>ternas, ut tibiae partes ibi intro inclinantes obfirmet.'<text:line-break/>Eratque id, quod priori fermone omiseramus, quuur.ulum<text:line-break/>internarum partium pedis exponeremus. . Nullum rgitur<text:line-break/>ossis crurum ornamentum adhuc superest narrandum, fed<text:line-break/>magnitudo ciiju'sque, et parvitas; et positura, et figura,<text:line-break/>et compositio, et quae ex duritie spectatur differentia,<text:line-break/>tum ligamenta invicem teretia et orbiculata summa, tum<text:line-break/>providentia tum arte a natura ipsa sunt comparata. Re-<text:line-break/>liquum autem adhuc est de musculis et tendonibus di-<text:line-break/>cere ; <text:s/>arteriarum namque et venerum et nervorum enar-<text:line-break/>rationem procedente omni sermone nos- diximus factu-<text:line-break/>ros, ut quae' communia fint totius corporis instrumenta,<text:line-break/>quod et utilitates commissae eis communes sint,; si 'de-<text:line-break/>mum refrigerari, et nutriri, et:-animalis participibus essu<text:line-break/>virtutis, omnibus membris fuerat utile.</text:span></text:p>
      <text:h text:style-name="P3" text:outline-level="2"><text:span text:style-name="T8">Cap. </text:span>X.</text:h>
      <text:p text:style-name="P8"><text:span text:style-name="T16">Sed </text:span><text:span text:style-name="T1">tales </text:span><text:span text:style-name="T16">sane et </text:span><text:span text:style-name="T1">tot cruribus esse motus,<text:line-break/>quot et qualibus apparent moveri; tuin quod nec plures,<text:line-break/>nec pauciores, nec aliter dispositos praestiterit ipsos fuisse;<text:line-break/>nunc erit dicendum;' repetendo memoria simul'et motus<text:line-break/>manuum, quodque duplicem natura- habuit scopum con—<text:line-break/>structionis crurum, </text:span><text:span text:style-name="T16">quippe </text:span><text:span text:style-name="T1">quae non ad celeritatem fo-<text:line-break/>luni, - quemadmodum </text:span><text:span text:style-name="T16">equis, </text:span><text:span text:style-name="T1">fed etiam’ ad' firmitatis fecuri-<text:line-break/>talem ea praepararit, ob idque </text:span><text:span text:style-name="T37"><text:s/></text:span><text:span text:style-name="T1">apprehenforia quodam<text:line-break/>modo efferit, ut et munus. Ita enim fiet, ut et'oratio<text:line-break/>nostra sit 'brevior, si id quidem ipsormn constructionis,<text:line-break/>quod habent cum manibus commune; indicans folum celo-<text:line-break/>riter percurram; propriis autem immorer; et artificium<text:line-break/>naturae evidentius appareat, omnem proportionem con-<text:line-break/>structionis membrorum nobis stylo persequentibus osten-<text:line-break/>dentibusque, in neutro ipforum neque deficere quidquam,<text:line-break/>neque abundare.- <text:s/>Atqui de manibus quidem praecedente<text:line-break/>fermone abunde disseruimus</text:span><text:span text:style-name="T16">; </text:span><text:span text:style-name="T1">et quicumque non admira-<text:line-break/>tus est artem ’ naturae, aut intellectu ceret, aut privatim .</text:span></text:p>
      <text:p text:style-name="P30"><text:span text:style-name="T21">fua quidpiam interest:.. operae"pretium enim 'fuerit mihi<text:line-break/>Thucydidis- dictione- uti. Intellectus . expers</text:span><text:span text:style-name="T29">:</text:span><text:span text:style-name="T21"> 'quidem, est;<text:line-break/>qui actiones;- quas <text:s/>praestiterat </text:span><text:span text:style-name="T16">messe </text:span><text:span text:style-name="T21">manibus, </text:span><text:span text:style-name="T37">. </text:span><text:span text:style-name="T21">aut non<text:line-break/>animadvertit, aut, si .alia constructio, esset,: nreliores-.fore<text:line-break/>existiniarrt: priyatrm anicm aliquid sua interest, qui pra-<text:line-break/>vis prius instinctus fuit dogmatibus,, quorum occasione<text:line-break/>nilril putat affabre naturam fecisse. . Hos quidem,, ceu a<text:line-break/>primordio in maximis - hallucluatos, miserari oportet,<text:line-break/>docere autem, ingeniosos simul et veritatis amatores;<text:line-break/>quos,'etiam mine admonentes ejus, quod lu manuum<text:line-break/>constructione, ostendimus, in unoquoque, </text:span><text:span text:style-name="T16">digite </text:span><text:span text:style-name="T21">jportere<text:line-break/>quatuor inesse-motus ,£. quum a'duplicibus, quidem et .iis<text:line-break/>maximis tendonibus flectantur, ab aliis autem .simplici-<text:line-break/>btis et quam sunt illi magni nrluoribus extendantur,»<text:line-break/>ab aliis autem adhuc minoribus foras et ad parvum<text:line-break/>siigitum abducantur, et adhuc ab aliis minimis, quos </text:span><text:span text:style-name="T29">a<text:line-break/></text:span><text:span text:style-name="T21">musculis in-manti sitis diximus oriri,,, (videlicet reliquus<text:line-break/>motus internus,) ad pollicem.adducantur, deinceps osten-</text:span><text:span text:style-name="T29">r</text:span></text:p>
      <text:p text:style-name="P30"><text:span text:style-name="T21">demus,' et, in.unoquoquespedurn digite hos quatuor, motus<text:line-break/>merito luesse, quum .a maximis qnidem tendonjbupj.pep<text:line-break/>dum digiti flectantur,, a .minimis- autem intro convertam-<text:line-break/>tirr. Porro media' inter utrosque est magnitudo extun-<text:line-break/>dentibus et .foras' circumagentibus; .non tamen aeque<text:line-break/>magni sunt in pedibus.</text:span><text:span text:style-name="T29">1</text:span><text:span text:style-name="T21"> flectentes sc/ac lu- manibus, quia<text:line-break/>non itidem, ut. munus, pedem constituere oportebat in-<text:line-break/>stramentum apprehensurlum.’ Qnin.petiam ostendemus,<text:line-break/>quo pacto, loca insertionis eadem ipsis cum servasset pro-<text:line-break/>pter caulas a nobis in manibus expositas, magnitiulinem<text:line-break/>fuppresserit; noii enim, qnanto.majores sunt pedes summi<text:line-break/>manibus, tanto etiam tendonestipsorum excedunt,, sed<text:line-break/>minores multo sunt,.-major enim usus est digitis manuum,<text:line-break/>ireqientioremque - ac <text:s/>vehejnentiorem. <text:s/>actionem postulat.<text:line-break/>Merito, itaque </text:span><text:span text:style-name="T25">contra.iamestdbent .lu </text:span><text:span text:style-name="T21">pedibus et manibus<text:line-break/>'magnitudinem non digiti solum, sed' .etiam ipiorum ten-<text:line-break/>dones; quanto enimrpes lunnna manu, est major, totus<text:line-break/>tota; tanto digiti, digitis et . tendones tendonibus fcmtr</text:span></text:p>
      <text:p text:style-name="P30"><text:span text:style-name="T1">minores: nianibus nanique </text:span><text:span text:style-name="T16">praecipua </text:span><text:span text:style-name="T1">actio lu' digitis :con-<text:line-break/>sistit;' ut qui apprehensoria sint organa; pedibusjautenr,<text:line-break/>utpote non ad apprehensionem omnino, sed ad firmatic-'<text:line-break/>nem"quoque, tutam construetis et totum per se. vecturis<text:line-break/>animal; ut multo quidem majores manibus, parvos.vero<text:line-break/></text:span><text:span text:style-name="T21">'haberent- digitos/ </text:span><text:span text:style-name="T1">magis ex usu fuitad eundem modum<text:line-break/>-et tendones ipsorum multo-minores manuum tendonibus<text:line-break/>esse </text:span><text:span text:style-name="T21">praestiterat, </text:span><text:span text:style-name="T1">quanto minora lustramenta et ad mi-<text:line-break/>nores atque imbecilliores actiones praeparata moturi<text:line-break/></text:span><text:span text:style-name="T21">'eraiiti -Non </text:span><text:span text:style-name="T1">ergo-</text:span><text:span text:style-name="T21">'fuit </text:span><text:span text:style-name="T1">aequum quatuor'genera , </text:span><text:span text:style-name="T21">tendonmn<text:line-break/></text:span><text:span text:style-name="T1">moventium digitos a nsufculis tibiae produci,. </text:span><text:span text:style-name="T21">queinadmo-<text:line-break/></text:span><text:span text:style-name="T1">dum</text:span><text:span text:style-name="T21">, lu manu </text:span><text:span text:style-name="T1">-a </text:span><text:span text:style-name="T21">cubiti </text:span><text:span text:style-name="T1">musculis, fed duo scla, </text:span><text:span text:style-name="T21">nempe<text:line-break/></text:span><text:span text:style-name="T1">alterum, quod extensionem eorum, efficeret, </text:span><text:span text:style-name="T21">alterum,<text:line-break/></text:span><text:span text:style-name="T1">quod </text:span><text:span text:style-name="T21">flexionem </text:span><text:span text:style-name="T1">primi et tertii eorum qui sunt </text:span><text:span text:style-name="T21">, </text:span><text:span text:style-name="T1">lur </text:span><text:span text:style-name="T21">qua- '<text:line-break/>-tuor </text:span><text:span text:style-name="T1">digitis articulorum.- Maxirnequc lu his quidein </text:span><text:span text:style-name="T21">est<text:line-break/>admiranda- ars </text:span><text:span text:style-name="T1">naturae t lu quibus enim similitudo et'<text:line-break/>dissimilitudo fuit;- ad proportionem, quidem adornavit<text:line-break/>invicem 'similitudines, dissimilitudines, vero non item.</text:span></text:p>
      <text:p text:style-name="P30"><text:span text:style-name="T1">Siquidem, quod ad quatuor </text:span><text:span text:style-name="T16">motus </text:span><text:span text:style-name="T1">singulos digitos agi in-<text:line-break/>unoquoque articulo, </text:span><text:span text:style-name="T16">et </text:span><text:span text:style-name="T1">quod excellere scnrper motus in-<text:line-break/>ternos, ob idqne etiam bina certe habere principia opor-<text:line-break/>teat, similitudo fuerit in hoc manibus et. pedibus; quod<text:line-break/>vero minoribus omnibus opus habeant tendonibus pedum<text:line-break/>digiti, tum quod partes et plures et majores sint pedis,<text:line-break/>dissimilitudo quaedam in </text:span><text:span text:style-name="T16">hoc </text:span><text:span text:style-name="T1">membris ipsis suerit. Quo-'<text:line-break/>modo igitur ea jusie natura disposuerit, dicendum jam-<text:line-break/>fuerit., Motus quidem cuique articulo molita est quatuor,-<text:line-break/></text:span><text:span text:style-name="T16">et </text:span><text:span text:style-name="T1">principia ipsorum quinque, ut in manu, non tamen<text:line-break/>omnia ex locis proportione respondentibus prodeuntla.-<text:line-break/>Siquidem lu manu, ut ostendimus, a musculis lu ipsa<text:line-break/>parvis, qui obliquo motui interno praesunt, tendones<text:line-break/>enati sunt soli, quum alii omnes a cubito deseranturr-<text:line-break/>lu ipfis vero pedibus non item, sed tria quidem ab ipfis<text:line-break/>principia motus oriuntur', duo vero ex tibia deseruntur.’'<text:line-break/>In lununa namque manu non alius erat locus vacuus; in,</text:span></text:p>
      <text:p text:style-name="P30"><text:span text:style-name="T1">pede vero, ut qui oblongus est, ad ipsam quidem imam<text:line-break/>plantam musculos obliquo motui interno .praesuturos </text:span><text:span text:style-name="T21">'con-<text:line-break/></text:span><text:span text:style-name="T1">stituit, </text:span><text:span text:style-name="T21">in reliqua </text:span><text:span text:style-name="T1">vero ipsius parte tota </text:span><text:span text:style-name="T21">usque </text:span><text:span text:style-name="T1">ad </text:span><text:span text:style-name="T21">calca- .<text:line-break/></text:span><text:span text:style-name="T1">neum eos </text:span><text:span text:style-name="T21">locavit, </text:span><text:span text:style-name="T1">qui secundum articulum </text:span><text:span text:style-name="T21">cu</text:span><text:span text:style-name="T1">jusque </text:span><text:span text:style-name="T21">qua-<text:line-break/></text:span><text:span text:style-name="T1">tuor </text:span><text:span text:style-name="T21">digitorum flectunt</text:span><text:span text:style-name="T1">, pariter ,et </text:span><text:span text:style-name="T21">ex superioribus penis<text:line-break/></text:span><text:span text:style-name="T1">partibus </text:span><text:span text:style-name="T21">alios posuit </text:span><text:span text:style-name="T1">musculos, motui </text:span><text:span text:style-name="T21">obliquo </text:span><text:span text:style-name="T1">externo </text:span><text:span text:style-name="T21">du-<text:line-break/></text:span><text:span text:style-name="T1">ces suturos. In manu vero (quoniam </text:span><text:span text:style-name="T21">et </text:span><text:span text:style-name="T1">majores oporte-<text:line-break/>hat esse respondentes his musculos, et ipsum membrum<text:line-break/>membro erat minus) impossibile fuit </text:span><text:span text:style-name="T21">haec </text:span><text:span text:style-name="T1">duo musculo-<text:line-break/>rurn genera circumponere, fed. folum </text:span><text:span text:style-name="T21">prius </text:span><text:span text:style-name="T1">jam </text:span><text:span text:style-name="T21">dictum.<text:line-break/></text:span><text:span text:style-name="T1">Propterea </text:span><text:span text:style-name="T21">sane </text:span><text:span text:style-name="T1">septem summae manui </text:span><text:span text:style-name="T21">fuerunt quidem<text:line-break/></text:span><text:span text:style-name="T1">universi </text:span><text:span text:style-name="T21">musculi, </text:span><text:span text:style-name="T1">quippe his quinque </text:span><text:span text:style-name="T21">lutro circumagenti-<text:line-break/></text:span><text:span text:style-name="T1">bus </text:span><text:span text:style-name="T21">appositi sunt </text:span><text:span text:style-name="T1">duo, is qui est juxta parvum </text:span><text:span text:style-name="T21">digitum<text:line-break/></text:span><text:span text:style-name="T1">extrinsecus, </text:span><text:span text:style-name="T21">et is </text:span><text:span text:style-name="T1">qui indici magnum </text:span><text:span text:style-name="T21">adducit; lu pede<text:line-break/></text:span><text:span text:style-name="T1">vero non hi solum, sed </text:span><text:span text:style-name="T16">etiam </text:span><text:span text:style-name="T1">qui circum agunt </text:span><text:span text:style-name="T21">ipsos<text:line-break/></text:span><text:span text:style-name="T1">foras, et qui articulum secundum cujusque </text:span><text:span text:style-name="T21">quatuor </text:span><text:span text:style-name="T1">digi-<text:line-break/></text:span><text:span text:style-name="T21">torum flectunt; </text:span><text:span text:style-name="T1">magnus enim inter </text:span><text:span text:style-name="T21">ipsos solus </text:span><text:span text:style-name="T1">omnium<text:line-break/></text:span><text:span text:style-name="T21">a </text:span><text:span text:style-name="T1">majoribus tendonibus germinationem </text:span><text:span text:style-name="T21">infertam </text:span><text:span text:style-name="T1">secundo</text:span></text:p>
      <text:p text:style-name="P30"><text:span text:style-name="T1">suo et tertio articulo, habet, ut is, qui est in manibus.<text:line-break/>Proinde igitur fiijiiliter et dissimiliter se habent pedum<text:line-break/>et manuum tendones;- similiter quidem, quod quinque<text:line-break/>funt ipsorum genera, quatuor unicuique digito motus<text:line-break/>suppeditantia, dissimiliter </text:span><text:span text:style-name="T16">autem </text:span><text:span text:style-name="T1">lu ipsa origine, lu ma-<text:line-break/>nibus namque solus motus obliquus intro spectans </text:span><text:span text:style-name="T21">princi-<text:line-break/></text:span><text:span text:style-name="T1">pium habet a musculis </text:span><text:span text:style-name="T21">in </text:span><text:span text:style-name="T1">ipsa manu sitis, alii vero, qua-<text:line-break/></text:span><text:span text:style-name="T21">tuor </text:span><text:span text:style-name="T1">a superioribus et ipsius cubiti musculis; in pedibus<text:line-break/></text:span><text:span text:style-name="T21">rursus </text:span><text:span text:style-name="T1">superne quidem ex tibia duo motus </text:span><text:span text:style-name="T21">descendunt,<text:line-break/>inferiore vero </text:span><text:span text:style-name="T1">parte ex pedibus tres prodeunt; cujus causa<text:line-break/></text:span><text:span text:style-name="T21">dicta </text:span><text:span text:style-name="T1">est: nam quod ipsi parvis </text:span><text:span text:style-name="T21">indigebunt tendonibus, <text:line-break/>et propterea </text:span><text:span text:style-name="T1">etiam musculis, et quia </text:span><text:span text:style-name="T21">in ipsis </text:span><text:span text:style-name="T1">pedibus </text:span><text:span text:style-name="T21">erat<text:line-break/>locus </text:span><text:span text:style-name="T1">vacuus, propterea illic locati fuerunt. Sed </text:span><text:span text:style-name="T21">tamen<text:line-break/>et hac quidem ratione </text:span><text:span text:style-name="T1">dissimilis est </text:span><text:span text:style-name="T21">tendonum </text:span><text:span text:style-name="T1">distributio<text:line-break/></text:span><text:span text:style-name="T21">in pedibus </text:span><text:span text:style-name="T1">et manibus, . quod flectentibus quidem pri-<text:line-break/></text:span><text:span text:style-name="T21">nnun </text:span><text:span text:style-name="T1">et tertium articulum uniuscujusque digiti in mani-<text:line-break/></text:span><text:span text:style-name="T21">bus nullus diversus </text:span><text:span text:style-name="T1">a irusculo diversu </text:span><text:span text:style-name="T21">enatus </text:span><text:span text:style-name="T1">tendo com-.<text:line-break/></text:span><text:span text:style-name="T21">miscetur;-</text:span><text:span text:style-name="T1">qui </text:span><text:span text:style-name="T21">vero </text:span><text:span text:style-name="T1">funt in </text:span><text:span text:style-name="T21">pedibus </text:span><text:span text:style-name="T1">respondentes ipsis,</text:span></text:p>
      <text:p text:style-name="P30"><text:span text:style-name="T1">non ab uno oriuntur musculo, </text:span><text:span text:style-name="T16">sed </text:span><text:span text:style-name="T1">modo simillimo ner-<text:line-break/>vis </text:span><text:span text:style-name="T21">a </text:span><text:span text:style-name="T1">spinali medulla colli </text:span><text:span text:style-name="T16">in </text:span><text:span text:style-name="T1">totas manus productis im-<text:line-break/>plicanto commiscenturque inter </text:span><text:span text:style-name="T16">se. </text:span><text:span text:style-name="T1"><text:s/></text:span><text:span text:style-name="T16">Sic </text:span><text:span text:style-name="T1">autem quodam- </text:span><text:span text:style-name="T21"><text:line-break/>modo </text:span><text:span text:style-name="T1">habet et in crura productio nervorum a spina-<text:line-break/>li medulla lumborum: </text:span><text:span text:style-name="T16">idque a </text:span><text:span text:style-name="T1">natura- ita est compara-<text:line-break/></text:span><text:span text:style-name="T21">tum’, </text:span><text:span text:style-name="T1">ut cujusque </text:span><text:span text:style-name="T21">rta </text:span><text:span text:style-name="T1">movendorum instrumentorum velut<text:line-break/>duplex quoddam principium motus fit, ut, </text:span><text:span text:style-name="T21">fi </text:span><text:span text:style-name="T1">alterum ali-<text:line-break/></text:span><text:span text:style-name="T21">quando </text:span><text:span text:style-name="T1">pati contigerit, reliquum saltem </text:span><text:span text:style-name="T21">ipfis subserviat.<text:line-break/></text:span><text:span text:style-name="T1">Ob </text:span><text:span text:style-name="T21">id </text:span><text:span text:style-name="T1">ipsum etiam, ubi vel magnitudo </text:span><text:span text:style-name="T21">intervalli magna<text:line-break/>fuerit, vel locus </text:span><text:span text:style-name="T1">periculosus, ibi </text:span><text:span text:style-name="T21">mixtionem hujusmodi<text:line-break/>machinatur natura. </text:span><text:span text:style-name="T1">In manibus sane et </text:span><text:span text:style-name="T21">cruribus inter-<text:line-break/>stitium est insigne </text:span><text:span text:style-name="T1">inter principium </text:span><text:span text:style-name="T21">nervorum et finem;<text:line-break/>in inferioribus </text:span><text:span text:style-name="T1">tero partibus pedis </text:span><text:span text:style-name="T21">periculosus est situs:<text:line-break/>femper enim hac </text:span><text:span text:style-name="T1">parte pedis firmatur </text:span><text:span text:style-name="T21">et graditur ani-<text:line-break/>mal; </text:span><text:span text:style-name="T1">cujus occasione et incidi, </text:span><text:span text:style-name="T16">et </text:span><text:span text:style-name="T21">frangi, ac varie affici<text:line-break/>citius </text:span><text:span text:style-name="T1">tendonibus illic locatis contingat, quam </text:span><text:span text:style-name="T21">tendonibus<text:line-break/>manuum ad </text:span><text:span text:style-name="T1">portionem ipsorum respondentibus, </text:span><text:span text:style-name="T21">nisi prae- </text:span><text:span text:style-name="T28">t<text:line-break/></text:span><text:span text:style-name="T1">dicta </text:span><text:span text:style-name="T21">illius </text:span><text:span text:style-name="T1">loci tendonum mixtura facta fuisset. Musculi</text:span></text:p>
      <text:p text:style-name="P30"><text:span text:style-name="T1">autem </text:span><text:span text:style-name="T16">valde </text:span><text:span text:style-name="T1">parvi </text:span><text:span text:style-name="T16">ab </text:span><text:span text:style-name="T1">anatomicis </text:span><text:span text:style-name="T16">non </text:span><text:span text:style-name="T1">observati, quem-<text:line-break/>admodum nec </text:span><text:span text:style-name="T16">mihi </text:span><text:span text:style-name="T1">longo </text:span><text:span text:style-name="T16">tempore, </text:span><text:span text:style-name="T1">primum articulum<text:line-break/>cujusque digiti flectunt pariter </text:span><text:span text:style-name="T16">in </text:span><text:span text:style-name="T1">manibus et pedibus.<text:line-break/>Hujus </text:span><text:span text:style-name="T16">certe </text:span><text:span text:style-name="T1">gratia admirari </text:span><text:span text:style-name="T16">oportet </text:span><text:span text:style-name="T1">naturam, tum horum<text:line-break/>nihilominus, </text:span><text:span text:style-name="T16">quod </text:span><text:span text:style-name="T1">nullum musculum obliquum ex tibia<text:line-break/>inseruit in fibulam proportione respondentem iis, qui in<text:line-break/>nranu cubitum radio conjungunt; in manu namque, quod<text:line-break/>non solum extendere et </text:span><text:span text:style-name="T16">flectere </text:span><text:span text:style-name="T1">totum membrum, sed<text:line-break/>etiam circumagere </text:span><text:span text:style-name="T16">ad utramque </text:span><text:span text:style-name="T1">partem praestiterit, antea<text:line-break/>demonstratum </text:span><text:span text:style-name="T16">esu </text:span><text:span text:style-name="T1">In crure vero, quum constructionis<text:line-break/>scopus esset naturae (praecipuus) non varietas apprelren-<text:line-break/>sionis, scd basis firmitudo, non modo emolumentum nul-<text:line-break/>lum ex motibus ejusmodi erat habiturum, scd etiam de<text:line-break/>securitate amplius quiddam amissurum: paucioribus enim<text:line-break/>articulis et simplicioribus motibus indigebat id, quod<text:line-break/>nusquam pervertendum erat in ulla actione vehementi.<text:line-break/>Igitur neque in genu duplicem fecit dearticulationern<text:line-break/>utriusque ossis ad femur, partim quidem tibiae, partiur</text:span></text:p>
      <text:p text:style-name="P30"><text:span text:style-name="T1">autem fibulae propriam, quemadmodum in manu ad bra-<text:line-break/>chinm cubiti unam, radii alteram; neque enim separa-<text:line-break/>vit a sese utrumque finem tibiae et fibulae, sed utrinquer<text:line-break/>simul univit; quandoquidem superfluum erat, quibus non<text:line-break/>egebat mensurum motibus, illis vel dearticulationes, vel<text:line-break/>musculos praeparare, sicut certe ignavmn fuisset eorum<text:line-break/>aliquem omittere, quibus egebat. Sed neque praetermisi-<text:line-break/>Ium quicquam </text:span><text:span text:style-name="T16">a </text:span><text:span text:style-name="T1">natura est in utroque membro, neque<text:line-break/>usque ad multitudinum cticfam et vanam processum esi,<text:line-break/>scd et alia universa et musculorum numirus summam<text:line-break/>ostendunt naturae providentiam in animantibus. De mu-<text:line-break/>sculis quidem ipsius cubiti prius dictum est, quod nec<text:line-break/>plures, nec pauciores, quodque, non minores aut majo-<text:line-break/>res fuisse, aut aliam quampiam posituram eos habuisse<text:line-break/>oportuit, lu tibia autem tredecim capita funt tendonum,<text:line-break/>retrorsum quidem fex, antrorfum autem septem, movent-<text:line-break/>que pedem fecundum omnes convenientes ei motus;<text:line-break/>conveniunt autem tuti quidem ipsi absque digitis motus<text:line-break/>quatuor, ut et carpo, opcrtetqne eorum, quae lu illo dicta</text:span></text:p>
      <text:p text:style-name="P30"><text:span text:style-name="T1">funt, memores (ne </text:span><text:span text:style-name="T16">prolixior sit oratio) </text:span><text:span text:style-name="T1">jam ipsorum </text:span><text:span text:style-name="T16">con-<text:line-break/></text:span><text:span text:style-name="T1">venientiam infer se accipere. Ut - enim in illo duae<text:line-break/>quidem <text:s/>aponeuroses internorum, duae vero externorum<text:line-break/>musculorum inserebantur, carpum motibus quatuor mo-<text:line-break/>ventes, sic et hic quidem </text:span><text:span text:style-name="T16">a </text:span><text:span text:style-name="T1">'musculo tibiae supertenso<text:line-break/>antrorsum enascens quidam <text:s/>tendo <text:s/>robusius admodum in<text:line-break/>duas partes divisus innascitur* ipsis circa magnum digi-<text:line-break/>tum pedis partibusr ab </text:span><text:span text:style-name="T16">eo </text:span><text:span text:style-name="T1">vero musculo;qui fibulae' cir-r<text:line-break/>cumtenditur, prodiens tendo </text:span><text:span text:style-name="T16">iis </text:span><text:span text:style-name="T1">inditur partibus', quae<text:line-break/>ante parvum digitum sunt' Hi quidem utrinque si tensi<text:line-break/>suerint,- attollunt resimumque reddunt pedem universum,<text:line-break/>quemadmodum, qui in manu ipsis respondent, extendere<text:line-break/>carpum dicebantur; altefo vero actionem obeunte, motus<text:line-break/>ad obliqua fiunt, quo modo ii, qui fiunt lu carpo. Quin<text:line-break/>etiam ex posterioribus partibus proportione eorum, qui<text:line-break/>sunt -lu manu, opposuit matura' duas musculorum gei-<text:line-break/>minationes, quae contrarios dictis motus pedis efficiunt;<text:line-break/>quarum minor a musculo orta, qui per profundum fertur;<text:line-break/>lu eum, locum, qni est' ante magnum digitum, inferne"</text:span></text:p>
      <text:p text:style-name="P30"><text:span text:style-name="T1">inseritur'; alterasuero mamr est conspicuus ille tendo,<text:line-break/>qui. in calcaneum </text:span><text:span text:style-name="T16">retrorsum </text:span><text:span text:style-name="T1">inseritur fuperue</text:span><text:span text:style-name="T16">,.. </text:span><text:span text:style-name="T1">plana<text:line-break/>robustus ac marinius, .qui.etiam si sclus. aliquando patia-<text:line-break/>|ur, pes necessario, claudicet. Quod eniin parte posteriori<text:line-break/>totius cruris secundum rectitudinem</text:span><text:span text:style-name="T21">. </text:span><text:span text:style-name="T1">constitutum est </text:span><text:span text:style-name="T21">os,<text:line-break/></text:span><text:span text:style-name="T1">calcaneum nuncupatum, maximum ac fortissimum </text:span><text:span text:style-name="T21">ojnni-<text:line-break/></text:span><text:span text:style-name="T1">um pedis ossium, tendo hic -ad scipsum trahens ita, </text:span><text:span text:style-name="T21">de-<text:line-break/></text:span><text:span text:style-name="T1">mum membrum .sumat; universum, .ut, si altero </text:span><text:span text:style-name="T21">pede stare<text:line-break/></text:span><text:span text:style-name="T1">aliquando velis, altero levato , non, evertaris </text:span><text:span text:style-name="T21">neque,-de-<text:line-break/></text:span><text:span text:style-name="T1">cidas, ne si aliorum quidem tendonum quis vitiatus </text:span><text:span text:style-name="T21">fuerit;<text:line-break/></text:span><text:span text:style-name="T1">adeo magnam et aequipollentem r aliis omnibus </text:span><text:span text:style-name="T21">habet<text:line-break/></text:span><text:span text:style-name="T1">virtutem. Cur </text:span><text:span text:style-name="T16">»tttem </text:span><text:span text:style-name="T1">non debebat talis esse, </text:span><text:span text:style-name="T21">quum in<text:line-break/></text:span><text:span text:style-name="T1">primum, et principalissimum, ambulationis </text:span><text:span text:style-name="T21">instrumentum,<text:line-break/></text:span><text:span text:style-name="T1">calcaneum, inferatur et. id solus tibiae, conjungat? </text:span><text:span text:style-name="T21">Quod<text:line-break/></text:span><text:span text:style-name="T1">sime ad posituram et actionem; - quae sibi </text:span><text:span text:style-name="T21">cormnissa est,<text:line-break/></text:span><text:span text:style-name="T1">allinet, tendorri, ante parvum digitum intra </text:span><text:span text:style-name="T21">manum in-:<text:line-break/></text:span><text:span text:style-name="T1">ferto omnino proportione .hic tendo respondet; </text:span><text:span text:style-name="T21">eximiam<text:line-break/>yero </text:span><text:span text:style-name="T1">usus praecellentiam a calcanei osse sibi </text:span><text:span text:style-name="T21">conciliavit,-</text:span></text:p>
      <text:p text:style-name="P30"><text:span text:style-name="T1">quod os nullam </text:span><text:span text:style-name="T16">proportione respondentem </text:span><text:span text:style-name="T1">sibi in manu<text:line-break/>partem habet,'ut prius </text:span><text:span text:style-name="T16">dictum est, ab eoque </text:span><text:span text:style-name="T1">solo corpus<text:line-break/>totum vehitur. Horum sane </text:span><text:span text:style-name="T16">non </text:span><text:span text:style-name="T1">ignara natura ‘tertium<text:line-break/>principium motus ipsius addidit: quocirca - et-admirari te<text:line-break/>puto artificium ipsius, si animum attenderis iis, quae in<text:line-break/>anatomis apparent, </text:span><text:span text:style-name="T16">et </text:span><text:span text:style-name="T1">videris, extendentem digitos muscu-<text:line-break/>lum unum multis subservire partibus pariter, et unum-<text:line-break/>quemque aliorum musculorum pedis et totius omnino<text:line-break/>tibiae in plures desinere tendones,- vel, si parvus suerit<text:line-break/>omnino, in unum, quemadmodum et qui sunt in pedibus;<text:line-break/>folum autem eum, qui ad calcaneum pervenit, ex tribus<text:line-break/>in ipsum venientibus magnis musculis ortum, ut, si ali-<text:line-break/>quando'ipsorum unus vel duo laesi suerint, reliqui fal-<text:line-break/>tem vel reliquus subserviat/ lu multis sane aliis parti-<text:line-break/>bus corporis natura ostendit hujusmodi providentiam;<text:line-break/>ubi motus multum conducit animanti, multa ei principia<text:line-break/>fabricata.. Caeterum hic quoque in tendone eo, qui or*</text:span></text:p>
      <text:p text:style-name="P30"><text:span text:style-name="T1">tus ex duobus magnis musculis, qui in posterioribus tibiae<text:line-break/>partibus sunt locati,, in .calcaneum pertingit, perspicuum<text:line-break/>est, ipsam usus praestantiam praevidisse, et quam potuit<text:line-break/>maxime ipsi dyspathiae prospexisse. Existimant </text:span><text:span text:style-name="T16">certe'<text:line-break/></text:span><text:span text:style-name="T1">omnes anatomici nobis superiores, suram constituentes<text:line-break/>tres musculos lu calcaneum inseri; fed non ita habet </text:span><text:span text:style-name="T16">res</text:span><text:span text:style-name="T1">;<text:line-break/>unius enim ipsurum tendonis non parva portio praeter-<text:line-break/>gressa caloaneum inseritur toti infernae parti pedis,<text:line-break/>quem fortassis praestiterit non partem ponere tertii mu-<text:line-break/>sculi, fed ipsum perfe privatim quartum mniculum.<text:line-break/>Caelorum (ut diximus antea) omnium, quae ignoraverunt,<text:line-break/>causas in anatomicis admihistrationibus recensemus. Ne-<text:line-break/>que enim cognitum est a prioribus ne id quidem, quod<text:line-break/>re vera inserendorum calcaneo musculorum hic quidem,<text:line-break/>ex osse fibulae productus, altius inseritur carnosus per-<text:line-break/>manens, alii vero, ex femoris capitibus lu robustum ten-<text:line-break/>donem desinentes, deinceps sub praedictum inferii sunt<text:line-break/>lu si rnmum calcaneum Sed de mulcutomm exacta.</text:span></text:p>
      <text:p text:style-name="P30"><text:span text:style-name="T1">anatome non in anatomicis administratio.iibus sclurn, sed<text:line-break/>etiam seorsum uno libro scribetur; ex quibus cuique vo-.<text:line-break/>lenti, posteaquam, unde enascantur et quo inseruntor,<text:line-break/>didicerit, promptissimum erit intelligere, quod dictum<text:line-break/>praecedenti libro est, omnium verissimum esse, quod<text:line-break/>obliquos quidem in membris musculos natura posuit eos;<text:line-break/>qui obliquis motibus praeficiendi essent, rectos autem<text:line-break/>extendit secundum longitudinem eos,, quibus exactam<text:line-break/>flexionem aut extensionem commisit. Iam vero positu-»<text:line-break/>rae omnium tibiae musculorum, et magnitudinis cujus-<text:line-break/>que -ipsorum, et multitudinis causam invenire non est<text:line-break/>difficile. Quum enim tres hi quidem calcaneum nrovea<text:line-break/>ant et depilem pedis partem constituant, post illos an-<text:line-break/>tem tres alii et digitos flectant et -ructum in pede<text:line-break/>edant convenientem ei, quem in manu tendo ante nra—<text:line-break/>gnum digitum insertus, habere demonstratus est, -'jure<text:line-break/>optimo posterioris tibiae partis fex omnino fuerint, urrus-<text:line-break/>quisque fecundum rectitudinem partis, qnani moturus<text:line-break/>crat, locatus. Possunt autem hi lex musculi non sex.</text:span></text:p>
      <text:p text:style-name="P30"><text:span text:style-name="T1">sed quinque censeri, ut visum est prioribus anatomicis<text:line-break/>ultimos duos musculos unum statuentibus, quod parte<text:line-break/>plurima coalescant. Quin etiam et anteriores, musculi<text:line-break/>tibiae visi fuerunt eis 'tres esse .propter eandem causam,<text:line-break/>quum' fex certe vel septem esse rectius dicantur-:- nam<text:line-break/>qui extendit quatuor digitos, unus'eis asse videtur, </text:span><text:span text:style-name="T16">ut<text:line-break/></text:span><text:span text:style-name="T1">et unus est; ex utraque vero parte ipsius rursus est unus,<text:line-break/>qui in triplicia tendonum capita.- defini,;., quibus tum.<text:line-break/>ipfis tum ipsiorum usibus si quis intendat animum, ipsus<text:line-break/>fex aut septem universos</text:span><text:span text:style-name="T21">. </text:span><text:span text:style-name="T1">statuet, ut in anatomicis </text:span><text:span text:style-name="T16">ad-<text:line-break/></text:span><text:span text:style-name="T1">miniftrationibus ostenditur. Sed nihil'cursum orationis<text:line-break/>nostrae moretur, etiamsi tres ipsos duntaxat ’lu praesen-<text:line-break/>tia numeraverimus. Duo igitur sunt, quos prius diximus </text:span><text:span text:style-name="T21"><text:line-break/></text:span><text:span text:style-name="T1">pedeni fimum facere, pervenientes hiic quidem ad eam<text:line-break/>pedis'regionem, quae est supra magnum, ille autem ad<text:line-break/>eam, quae est supra parvum digitum; reliquus vero et<text:line-break/>idem tertius medius inter utrumque positus, qui digitos<text:line-break/>extendit:’ est autem nimirurh minor </text:span><text:span text:style-name="T16">hic, </text:span><text:span text:style-name="T1">nt quin,inora</text:span></text:p>
      <text:p text:style-name="P30"><text:span text:style-name="T1">moveat organa, per mediumque tibiam recta ad digitus,<text:line-break/>tendat,- nempe quos erat'moturus ;cuiusque vero mu-<text:line-break/>sculorum- optima est ea positura, quae est secundum<text:line-break/>rectitudinem movendarurn-alu eo partium. Ne igitur<text:line-break/>amplius inquiras, cur fibulae-ossi attensus musculus, qui<text:line-break/>externum totius pestis motum edit, deferatur, ossi vero<text:line-break/>tibiae alius, qui reliquum internum motum efficit; hos<text:line-break/>enim oportebat etiam esse fecundum rectitudinem motu-<text:line-break/>um, quos efficiunt. Neque inquiras, cur parvus quidem<text:line-break/>externus; multo' autem major fit eo internus tibiae ad--<text:line-break/>-haerens; dimensa est enim et horum magnitudinem un-<text:line-break/>dequaque justa natura usu actionis, quam uterque obitu-<text:line-break/>rus erat Cur autem musculi quidem, qui’ est ad fibu-<text:line-break/>lam, gerrneri quoddam extern is inseritur partibus parvi<text:line-break/>digiti, ejus autem, qui ad tibiam est, aliud quoddam illo<text:line-break/>majus et duplex pollici inseritur? Prima quidem imagi-<text:line-break/>natio </text:span><text:span text:style-name="T16">fortassis eo </text:span><text:span text:style-name="T1">aliquem rapuerit, ut id proprium quid-<text:line-break/>dam credat inesse pedibus,.. et omnluo contrarium </text:span><text:span text:style-name="T16">nig.</text:span></text:p>
      <text:p text:style-name="P30"><text:span text:style-name="T1">quae insunt manibus.. Si vero substiterit reique mentem<text:line-break/>-adhibuerit, maxime analogiam ipsi ridebuntur habere<text:line-break/>lric quoque pedes cum manibus; in iis </text:span><text:span text:style-name="T21">' </text:span><text:span text:style-name="T1">enim alios digni<text:line-break/>tos parvus </text:span><text:span text:style-name="T16">uno </text:span><text:span text:style-name="T1">motu., et magnus superare dicebatur:<text:line-break/>porro </text:span><text:span text:style-name="T16">et </text:span><text:span text:style-name="T1">pestibus ipsis idem hoc adede oportebat; atqui<text:line-break/>nisi rursus addantur dicti nunc motus, nequaquam am-<text:line-break/>plius excellunt, scd in quatuor similes aliis agantur mo-’<text:line-break/>tus; itaque accidet, ut neque phirimum abducantur ab<text:line-break/>aliis, quod solis ipfis praecipuum erat, neque pollex<text:line-break/>fuperne duos motus habeat obliquos pro uno, qui alios<text:line-break/>extendit Quare et in hoc pedum digitorum proportio<text:line-break/>omnis servatur ad digitus manuum. , Quod autem et in<text:line-break/>unguibus proportione respondeant, et quod eis hoc ut<text:line-break/>apprehensurus organis inest, verbis nihil opus esu Num<text:line-break/>igitur </text:span><text:span text:style-name="T16">in </text:span><text:span text:style-name="T1">his solum, quae diximus, quae quidem oporte-<text:line-break/>bat in pede proportione respondere manui, et quae di-<text:line-break/>versa esse, juste natura omnia constituit, cutem vero</text:span></text:p>
      <text:p text:style-name="P30"><text:span text:style-name="T16">negligenter construxit, vix sensilem ipsam vel laxam<text:line-break/>aut mollem pedi subiiciens? Atqui si hanc quoque acsu-<text:line-break/>ratius consideraris in ipsa anatome., spero fore (etsi </text:span><text:span text:style-name="T37"><text:line-break/></text:span><text:span text:style-name="T16">eorum aliquis fueris, qui naturam imperitiae .lamnarunt<text:line-break/>ignorantia operum ejus), ni le pudeat ac poeniteat, ad<text:line-break/>melioremque aliquando traducere opinionem., ab Hippo-<text:line-break/>'crate fialtem' persuasus nusquam' non praedicante naturae<text:line-break/>jusiitiam et providentiam in animalibus. An frusira<text:line-break/>putas internae munus cutim et pedis inferni cohaerere<text:line-break/>subjectis par tibus? an nescis omnluo exacte unitam cu-&lt;<text:line-break/>tim hanc subjectis tendonibus, ut ne excoriari quidem<text:line-break/>possit, quomodo reliqua cutis omnis in toto animali? an<text:line-break/>hoe quidem intelligis, praestitisse vero existimas, laxani<text:line-break/>pedi cutim subjectam fuisse, et quae facile circumagi<text:line-break/>posset? Si enim id ex;usu magis fuisse dixeris, arbitror,<text:line-break/>te calceamentis quoque undique pedi constrictis et<text:line-break/>exacte circum ten fis praepositurum laxa et quoquo versus<text:line-break/>fluentia; ut ad omnia extendeny tuum sapientiam praetor</text:span></text:p>
      <text:p text:style-name="P18"><text:span text:style-name="T1">illa, quae vulgo omnibus, hominibus funt lu confesso,<text:line-break/>prontrnciare 'quidqualu nihil verearis. An videlicet eal-<text:line-break/>ceanrenturn, quod extrinsecus quidem pesti adaptatur,</text:span><text:span text:style-name="T10">1<text:line-break/></text:span><text:span text:style-name="T1">undique constrictum esse oportere concedas, si suum<text:line-break/>ipsius usum prope praestiturum est, ipsum autem, quod<text:line-break/>connatum est, </text:span><text:span text:style-name="T37">' </text:span><text:span text:style-name="T1">non multo magis concedes constringi et</text:span><text:span text:style-name="T10">:</text:span><text:span text:style-name="T1"> .<text:line-break/>cohaerere fortiter oportere, unitum </text:span><text:span text:style-name="T16">exacte </text:span><text:span text:style-name="T1">lia, </text:span><text:span text:style-name="T37">- </text:span><text:span text:style-name="T1">quibus-<text:line-break/>fubjacet? Insanus revera' is fuerit, qui, praeterquam quod<text:line-break/>ejusmodi- non admiratur naturae opera, etiam lulunulare.<text:line-break/>audeat. Tempestivum autem-tibi jam fuerit, qui in hisce'<text:line-break/>libris versaris, considerare, lu utram-familiam recipi ma-<text:line-break/>lis, Platonicamne ac Hippocralicam et aliorum virorum,<text:line-break/>qui naturae operit mirantur, an eornm, qui ea infectan-<text:line-break/>tur, quod non per pedes natura constituit effluere ex-<text:line-break/>cremeuta. Distluebat enim adeo deliciis </text:span><text:span text:style-name="T16">ac </text:span><text:span text:style-name="T1">fractus erat,<text:line-break/>. qui haec mihi ausus est dicere, ut-grave esse existima-.</text:span></text:p>
      <text:p text:style-name="P8"><text:span text:style-name="T1">ret e- lectu furgere reddendorum alvi excrementorum<text:line-break/>gratia; satius enim </text:span><text:span text:style-name="T37">. </text:span><text:span text:style-name="T1">fuisset ita' constructum suisse ipsum<text:line-break/>liomluem, si folum pedem porrigens excrementa per ip-</text:span></text:p>
      <text:p text:style-name="P30"><text:span text:style-name="T1">sum excerneret. </text:span><text:span text:style-name="T16">Quonmdo </text:span><text:span text:style-name="T1">tandem ejusmodi hominem<text:line-break/>existimes affectum esse, , vel agere privatim, aut quorno-<text:line-break/>,do conviciari in omnes corporis meatus, aut quornode<text:line-break/>depravatas ac vitiatas habere pulcherrimas animi dotes,<text:line-break/>quum divinam ipsam facultatem <text:s/>(qua sola.; potest hoino<text:line-break/>veritatem contemplari) mutilam quidem et .caecam esse-<text:line-break/>cerit, voluptatem vero; <text:s/>quae praeter, leges- et inique<text:line-break/>tyrannidenr exercet,.- facnitatemque pessimam ac imrna-<text:line-break/>niffimam habet., magnam et potentem atque inexplebilem<text:line-break/>reddiderit? At vero si sic hujusmodi pecudibus plura<text:line-break/>verba fecero, melioris mentis, homines merito milii forte<text:line-break/>succenseant), dicantque.; </text:span><text:span text:style-name="T16">me </text:span><text:span text:style-name="T1">polluere sacrum sermonem,<text:line-break/>quem ego conditoris nostri, verum hymnum compono,<text:line-break/>existimoque in hoc veram esse pietatem, non si taurorum<text:line-break/>hecatombas ei plurimas sacrificaverim., et casias aliaque<text:line-break/>fexcenta odoramenta ac unguenta suffumigaverim, sed si <text:line-break/>noverim ipse primus, deinde et aliis exposuerim, quae-<text:line-break/>nain sit ipsius sapientia, quae virtus, quae bonitas. Quod<text:line-break/>enim cultu conveniente 'exornare omnia, nihilque luis</text:span></text:p>
      <text:p text:style-name="P30"><text:span text:style-name="T1">beneficiis privatum </text:span><text:span text:style-name="T16">esse </text:span><text:span text:style-name="T1">voluerit, id perfectissimae boni-<text:line-break/>tatis </text:span><text:span text:style-name="T16">specimen., esse </text:span><text:span text:style-name="T1">statuo, et </text:span><text:span text:style-name="T16">hac </text:span><text:span text:style-name="T1">quidem ratione ejus<text:line-break/>bonitas hymnis </text:span><text:span text:style-name="T16">nobis </text:span><text:span text:style-name="T1">est </text:span><text:span text:style-name="T16">celebranda; </text:span><text:span text:style-name="T1">hoc autem omne<text:line-break/>invenisse, </text:span><text:span text:style-name="T16">quo pacto omnia </text:span><text:span text:style-name="T1">potissimum adornarentur,<text:line-break/>summae sapientiae est; effecisse autem omnino, </text:span><text:span text:style-name="T29">:</text:span><text:span text:style-name="T21"> </text:span><text:span text:style-name="T1">quae<text:line-break/>voluit,- virtutis </text:span><text:span text:style-name="T16">est </text:span><text:span text:style-name="T1">invictae </text:span><text:span text:style-name="T16">ac </text:span><text:span text:style-name="T1">insuperabilis. Ne igitur<text:line-break/>miceris; solem, lunam </text:span><text:span text:style-name="T16">et universam </text:span><text:span text:style-name="T1">aliorum astrorum<text:line-break/>ferient summo artificio dispositam efle, neve te attonitum<text:line-break/>magnitudo eorum, </text:span><text:span text:style-name="T16">vel </text:span><text:span text:style-name="T1">pulchritudo-, veI motus per-<text:line-break/>petuus,- vel circuitionum </text:span><text:span text:style-name="T16">certa </text:span><text:span text:style-name="T1">descriptio reddat adeo,<text:line-break/>ttt; si inferiora haec' comparaveris, parva tibi videantur<text:line-break/>esse et omni ornatu carere; etenim sapientiam et vir-<text:line-break/>entem et providentiam hic quoque similem invenies.<text:line-break/>Considera euim mihi materiam, </text:span><text:span text:style-name="T16">ex </text:span><text:span text:style-name="T1">qua quodque facium<text:line-break/>est, et ne,temere tibi persuadeas, ex fimguine menstruo<text:line-break/>et fpermate inimortale animal posse conflari, </text:span><text:span text:style-name="T21"><text:s/></text:span><text:span text:style-name="T1">aut iu.pa-<text:line-break/>tibile, </text:span><text:span text:style-name="T21">-. </text:span><text:span text:style-name="T1">aut semper mobiie, aut fplendidum et pulchrum.<text:line-break/>neque, ac sol est; sed, ut </text:span><text:span text:style-name="T16">Phidiae </text:span><text:span text:style-name="T1">artem expendis, ita<text:line-break/>et artem omnium conditoris perpenue. Sed te quiuem</text:span></text:p>
      <text:p text:style-name="P30"><text:span text:style-name="T1">fortassis attonitum reddet Ionis Olympici ornatus undique-<text:line-break/>mirabilis, ebur lucidum, aurum multum, magnitudo tu-<text:line-break/>tius statuae; porro, si ex luto ejusmodi videris, despici-<text:line-break/>ens fortasse praeterieris. At non item certe, quisquis est<text:line-break/>artifex artisque in operibus dignoscendae peritus, fed<text:line-break/>laudat Phidiam pariter, sive lignum vile, sive lapidem<text:line-break/>quemcunque, sive ceram, live lutum similiter viderit ab<text:line-break/>illo ornatum, Attonitum enim facit idiotam quidem nra-<text:line-break/>teriae, artificem autem artificii pulchritudo. Age jam et<text:line-break/>lu naturae peritus sis, ut te'non idiotam, fed physicum<text:line-break/>nominemus, relinque materiarum</text:span><text:span text:style-name="T29">1</text:span><text:span text:style-name="T21"> </text:span><text:span text:style-name="T1">differentiam, et ipsam<text:line-break/>artem nudam conspice; et quum oculi coustiuctionem<text:line-break/>confideras, organum visorium mente complectere, quum<text:line-break/>vero pedem, instrumentum ambulaturium. Quod si ex<text:line-break/>folari substantia oculos habere censes, et aurum fince- .<text:line-break/>rum in penibus, </text:span><text:span text:style-name="T21">' </text:span><text:span text:style-name="T1">non ossa et cutim, materiae, ex qua<text:line-break/>constant, oblitus es. Mcmor igitur ejus considera, utrum<text:line-break/>lumen coeleste sit, an terrenus limus; permittes </text:span><text:span text:style-name="T16">enim </text:span><text:span text:style-name="T1">me</text:span></text:p>
      <text:p text:style-name="P30"><text:span text:style-name="T1">ita </text:span><text:span text:style-name="T16">vocare </text:span><text:span text:style-name="T1">matris </text:span><text:span text:style-name="T16">sanguinem, qui </text:span><text:span text:style-name="T1">in </text:span><text:span text:style-name="T16">uterum </text:span><text:span text:style-name="T1">influit. Ut<text:line-break/>igitur, </text:span><text:span text:style-name="T16">Phidiae fi dederis lutum, </text:span><text:span text:style-name="T1">nunquam repetieris<text:line-break/>eburneam </text:span><text:span text:style-name="T16">statuam, ad eundem </text:span><text:span text:style-name="T1">modum, sanguinem ubi<text:line-break/>dederis, </text:span><text:span text:style-name="T16">nunquam receperis vel solem, </text:span><text:span text:style-name="T1">vel lunam, vel<text:line-break/>splendidum </text:span><text:span text:style-name="T16">ejusmodi et pulchrum </text:span><text:span text:style-name="T1">corpus. Divina enim<text:line-break/>funt illa </text:span><text:span text:style-name="T16">et coelestia, nos </text:span><text:span text:style-name="T1">autem </text:span><text:span text:style-name="T16">terreae </text:span><text:span text:style-name="T1">statuae; opificis<text:line-break/>tamen </text:span><text:span text:style-name="T16">ars </text:span><text:span text:style-name="T1">.in utroque </text:span><text:span text:style-name="T16">aequalis. </text:span><text:span text:style-name="T1">Parvam et abjectam esse<text:line-break/>partem annualis </text:span><text:span text:style-name="T16">pedem, </text:span><text:span text:style-name="T1">quis </text:span><text:span text:style-name="T16">neget? </text:span><text:span text:style-name="T1">magnum vero et<text:line-break/>pulcherrimum omnium,' quae sunt in mundo, esse solem,<text:line-break/>nec hoc quidem ignoramus; </text:span><text:span text:style-name="T16">sed </text:span><text:span text:style-name="T1">hoc considera, ubi opor-<text:line-break/>tuerit locatum esse solem in universo mundo, et ubi in<text:line-break/>animali pedem. In mundo medium quidem illum esse<text:line-break/>errantium stellarum, infimum autem in animali pedem,<text:line-break/>necesse suit- Unde hoc rntelligi potest? alinm ipsi litum<text:line-break/>mente tribuens, considera, quid eventuram sit Si enim<text:line-break/>inferius posueris fidem, ubi nunc est luna, ardebunt<text:line-break/>hic universa; si vero superius, ad Pyroentis-vel Phaethontis<text:line-break/>regionem, nulla terrae pars erit habitabilis propter vim</text:span></text:p>
      <text:p text:style-name="P30"><text:span text:style-name="T1">frigoris. </text:span><text:span text:style-name="T37">' </text:span><text:span text:style-name="T1">Caeterum </text:span><text:span text:style-name="T37">.</text:span><text:span text:style-name="T1">quod sul tantus sit botulis,-- quitu--<text:line-break/>tus et cujusinodi nunc, est,’ </text:span><text:span text:style-name="T16">id </text:span><text:span text:style-name="T1">ei domesticum </text:span><text:span text:style-name="T21">et </text:span><text:span text:style-name="T1">a- se </text:span><text:span text:style-name="T21">ipsir<text:line-break/></text:span><text:span text:style-name="T1">luest: verum quod in hoc mundo-situs sit; </text:span><text:span text:style-name="T21">digerentis lu»r<text:line-break/></text:span><text:span text:style-name="T1">ordinem ac dispensantis est opus. Quum </text:span><text:span text:style-name="T21">enim tantus'<text:line-break/></text:span><text:span text:style-name="T1">ac talis .sit, nequaquam ei: locum' lu tnuivj.rso' </text:span><text:span text:style-name="T21">mundo'<text:line-break/></text:span><text:span text:style-name="T1">aptiorem invenias. Caeterum» nec pedi sane </text:span><text:span text:style-name="T21">invenias''<text:line-break/></text:span><text:span text:style-name="T1">locum in corpore animalis commodiorem eo, quem </text:span><text:span text:style-name="T21">nnnci-<text:line-break/></text:span><text:span text:style-name="T1">obtinet. 'Aequalem in ambobus positionis artem </text:span><text:span text:style-name="T21">confi-<text:line-break/></text:span><text:span text:style-name="T1">dera; non enim frustra comparo honoratissimum </text:span><text:span text:style-name="T21">sidus'<text:line-break/></text:span><text:span text:style-name="T1">abjectissimae omnium animalis parti; <text:s/>Quid vilius </text:span><text:span text:style-name="T21">calca-<text:line-break/></text:span><text:span text:style-name="T1">neo?. nihil, . sed nequaquam statuatur alibi </text:span><text:span text:style-name="T21">commodius;'<text:line-break/></text:span><text:span text:style-name="T1">quid vero sole -lronorabilisfe? nihil, scd ne is </text:span><text:span text:style-name="T21">quidem lu<text:line-break/></text:span><text:span text:style-name="T1">universo mundo, ponatur melius. </text:span><text:span text:style-name="T21">Maximum et-pulcher-<text:line-break/></text:span><text:span text:style-name="T1">rirnum rerum </text:span><text:span text:style-name="T21">omnium </text:span><text:span text:style-name="T1">esse mundum;quis tandem </text:span><text:span text:style-name="T21">neget?';<text:line-break/></text:span><text:span text:style-name="T1">fed et animal</text:span><text:span text:style-name="T21">. voluti' </text:span><text:span text:style-name="T1">parvum quendam mundum </text:span><text:span text:style-name="T21">esse'<text:line-break/></text:span><text:span text:style-name="T1">ajunt viri veteres naturae periti; </text:span><text:span text:style-name="T21"><text:s/>eandenr nainque </text:span><text:span text:style-name="T1">in<text:line-break/>ambobus invenies sapientiam </text:span><text:span text:style-name="T21">creatoris. </text:span><text:span text:style-name="T37"><text:s/></text:span><text:span text:style-name="T21">Ostende igitur'<text:line-break/></text:span><text:span text:style-name="T1">(ajunt).mihi </text:span><text:span text:style-name="T21">in </text:span><text:span text:style-name="T1">animalis coxpore </text:span><text:span text:style-name="T21">solem. Quid hoc rogas?<text:line-break/></text:span><text:span text:style-name="T1">an ex sanguinea, substantia adeo^ </text:span><text:span text:style-name="T21">putredini obnoxia </text:span><text:span text:style-name="T1">ac'</text:span></text:p>
      <text:p text:style-name="P44"><text:span text:style-name="T1">lutulenta solem vis generari? deliras, o miser: </text:span><text:span text:style-name="T16">hoc </text:span><text:span text:style-name="T1">est<text:line-break/>revera, impium este,- non quod a sacrificio abstineas ac<text:line-break/>fuffirnentis. Solem quidem non ostendam tibi in corpore<text:line-break/>animalis, sed ostendam oculum, organum lucidissimum<text:line-break/>et soli quam simillimum., ut lu animalis parte. Expo-<text:line-break/>nam autem et posituram ejus, et' magnitudinem, et fi-<text:line-break/>guram, su 'alia universa, osten damque-, tam commode<text:line-break/>omnia habere.,. ut non potuerint habere aliter melius.<text:line-break/>Sed de his quidem postea.<text:tab/></text:span><text:span text:style-name="T29">1</text:span></text:p>
      <text:h text:style-name="Heading_20_2" text:outline-level="2"><text:span text:style-name="T8">Cap. XI.</text:span></text:h>
      <text:p text:style-name="P8"><text:span text:style-name="T1">Pes vero, (de hoc nunc propofitum est<text:line-break/>dicere,) neque oculo, neque cerebro deterius constructus,<text:line-break/>est;, omnes enim ejus partes optime se habent ad actio-<text:line-break/>nem, cujus gratia factae funt, commoditas vero major et<text:line-break/>praestantia, in iis, quae deficiunt quadamtenus a summo,<text:line-break/>non in onrnino. inculpatis . est desideranda. Sensus<text:line-break/>principium et nervorum omnium est in cerebro. Quid<text:line-break/>tandem,hoc, ut melius pede cerebrum sit constructum,<text:line-break/>si utcumque ad actionem, cujus gratia prius factum est,<text:line-break/>optime fe habeat? Neque cerebrum sine pede et folum</text:span></text:p>
      <text:p text:style-name="P30"><text:span text:style-name="T1">esset bonum, neque pes sine cerebro: eget enim, opinor,<text:line-break/>illud quidem vehiculo quodam, hic autem sensu; veiui-<text:line-break/>cuiura vero cerebri est totum corpus reliquum et pedes,<text:line-break/>sensum autem ipfis cerebrum praebet.- Porro jam' remi-<text:line-break/>niscere ejus, quod initio 'dicere institueram. Quum enlui<text:line-break/>oporteret sensus participem </text:span><text:span text:style-name="T16">esse </text:span><text:span text:style-name="T1">pedis eutenr. dura quae-'<text:line-break/>dam saepe et acuta conculcaturam,- a quibus contusa et<text:line-break/>vulnerata inultis molis' vitiaretur, nisi prompte ipsa sen-<text:line-break/>tiens' moneret animal, </text:span><text:span text:style-name="T10">J</text:span><text:span text:style-name="T1">rit aufugeres, propterea teiiclonis<text:line-break/>‘quidem lu calcaneum descendentis (quem ex tribusmu-<text:line-break/>Geniis dicebamus generari) superficialis portio ad</text:span><text:span text:style-name="T10">-</text:span><text:span text:style-name="T1">inse-<text:line-break/>riorem partem pedis praetergressa cuti'ad'vestigium lu-<text:line-break/>tiinseeus subnascitur; profunditati autem pedis,’ quae est<text:line-break/>fub cute, in qua etiam duo parvi musculi sunt, distri-<text:line-break/>buuntur parva germina eorum nervorum, qui a spinali '<text:line-break/>medulla oriuntur. His autem adhuc multo majores sunt<text:line-break/>manus summae nervi, quod ea magis quam pes sensii<text:line-break/>exacto egeat, ut quae non apprehensioni- solius , fed et</text:span></text:p>
      <text:p text:style-name="P45"><text:span text:style-name="T1">tactus facta sit- organum; pes vero (neque enim futurus<text:line-break/>erat organum tactus commune - totius corporis, scd solius<text:line-break/>ambulationis,) quantum, ne levi occasione laederetur,<text:line-break/>requirebat sensum, tantumdem scrtitus est. Viam -vero<text:line-break/>omnem nervorum ab ipsc principio u.squc ad; pedem si<text:line-break/>tibi narravero, et te docuero, quantam securitatis eorum<text:line-break/>rationem natura habuerit, propter intervalli longitudinem<text:line-break/>timens, necubi laederentur,, quum molliores sint, quam<text:line-break/>ut tantae ,sufficiant viae; ; te quidem (certo scio) .cogam<text:line-break/>impeusius. admirari artem naturae, mihi autem ad immot<text:line-break/>dicam prolixitatem enarratio pedis progrediatur. <text:s/></text:span><text:span text:style-name="T6">At .de ;<text:line-break/></text:span><text:span text:style-name="T1">nert is quidem postea, seorsum, tractabimus.<text:tab/>-</text:span></text:p>
      <text:h text:style-name="Heading_20_2" text:outline-level="2">Cap. Xll.</text:h>
      <text:p text:style-name="P8"><text:span text:style-name="T1">Pedis vero cutis..adhaeret quidem exacte<text:line-break/>subjectis cmnibus partibus, ne usquam prompte circum-<text:line-break/>veriatur. Ad totam autem ipsum disseminatum est ger-<text:line-break/>men tensionis illius, qui in calcaneo est, </text:span><text:span text:style-name="T13">;</text:span><text:span text:style-name="T1"> ut etiam non<text:line-break/>circumvertatur facile, tum ut abunde sensus particeps<text:line-break/>fiat. Est vero mollis et dura moderate, ab utroque-</text:span></text:p>
      <text:p text:style-name="P30"><text:span text:style-name="T1">excessu recedens, quatenus oportebat ipsam neque nimis<text:line-break/>promptam ad patiendum ,neq. te' nimis difficulter’sen filem<text:line-break/>fore: nam' summe "quidem durum- propemodum infensi.-'<text:line-break/>bile sit 'oportet, quemadmodum' ungulae solidae'et bi-<text:line-break/>fulcae, tum cancrorum, et scarabaeorum; 'et'balaenarum,<text:line-break/>et exephantorum - cutes';' summe vero molle,' quantum ad<text:line-break/>sentiendi facultatem ‘, tantum quoque ad patiendi prom-'<text:line-break/>ptrtudinem opportumnn esse necesse esu Ut’ igitur neque '<text:line-break/>admodum "inseusilis sit,' neque prompte' quid patiatur,</text:span><text:span text:style-name="T21">-<text:line-break/></text:span><text:span text:style-name="T1">excessus-utrosque</text:span><text:span text:style-name="T21"> </text:span><text:span text:style-name="T1">natura vitavit, mediam exacte fabricata'<text:line-break/>ipsam inter moilem et duram. ' Itaque jam lotus pes<text:line-break/>nobis absolutus est- talis</text:span><text:span text:style-name="T16">, - </text:span><text:span text:style-name="T1">cujusmodi maxime convenit<text:line-break/>rationali animali.</text:span></text:p>
      <text:h text:style-name="Heading_20_2" text:outline-level="2"><text:span text:style-name="T8">Cap. XIII.</text:span></text:h>
      <text:p text:style-name="Standard"><text:span text:style-name="T1">In tibia vero ea' quidem, quae ad situs,<text:line-break/>habitus-, magnitudines, parvitates et </text:span><text:span text:style-name="T21">'</text:span><text:span text:style-name="T1">universum nurne-<text:line-break/>sttm arteriarum, venarum et' nervorum spectant, non'<text:line-break/>opus est, 'ut nunc audire desideres; ea</text:span><text:span text:style-name="T10">J</text:span><text:span text:style-name="T1">vero, quae ad<text:line-break/>musculorum ejus vel multitudinem, </text:span><text:span text:style-name="T21">' </text:span><text:span text:style-name="T1">vel situm, vel ma-<text:line-break/>gnitudinis et.parvitatis, differentiam pertinent, paulo ante '</text:span></text:p>
      <text:p text:style-name="P30"><text:span text:style-name="T1">dicta sunt omnia. Reliquum aulem suerit </text:span><text:span text:style-name="T16">et </text:span><text:span text:style-name="T1">tempe-<text:line-break/>stivum exponere omnem ossis utriusque naturam. No-<text:line-break/>minatur itaqre manis cs tibia eodem cum tuto membro<text:line-break/>numine, alterum vero fibula, tenue id admodum et mul-<text:line-break/>ta minus, quam tibiae os: et extrinsecus ipsi, adtensum.<text:line-break/>est, usum geminum quidem animali praestans primum'<text:line-break/>et necessarium, ex abundanti aulem. (ut ita dicam) ter-<text:line-break/>tiurn. . Primus quidem certe usus hujusmodi est,, dearti-<text:line-break/>culationis ad astragalum, a qua extendi et flecti pedem<text:line-break/>dicebamus ; alteram, autem partem, dimidiam exteriorem<text:line-break/>haec propemodum efficit totam, ut tibia internam. Al-<text:line-break/>ter autem usus fibulae hic est, quod, qua potissimum parte,<text:line-break/>ab incidentibus foris ..laedenda erant facile omnia tibiae<text:line-break/>vasa, et musculi, hac circumposita est fibula.. Tertius,<text:line-break/>alus est in extremo femoris capite,, quod tibia sustinet;<text:line-break/>nam illic sumata ad securitatem simul et firjnitatem non<text:line-break/>parum confert. Quosi si quis' putat, erus nihil indigere<text:line-break/>fibula, quum possit tibia, sicut superne ad genu sola ad</text:span></text:p>
      <text:p text:style-name="P30"><text:span text:style-name="T1">femur dearticulatur, sie et iuserue dearticulari ad astra-<text:line-break/>galum, non intelligit, fie desiderare in ea' id magnitudinis,’<text:line-break/>ut nihil vincatur </text:span><text:span text:style-name="T16">a </text:span><text:span text:style-name="T1">femore. Hoc'autem lapidea cuidam<text:line-break/>et-ligneo animali et accidere potest, et praeterquam qrlod'<text:line-break/>nihil incommodabit,- tutius puto fulturum fuperiora,<text:line-break/>quemadmodum si pedem quis,- non cnjusrnodi nunc est,i<text:line-break/>fed multo majorem fecerit; at animali-vivo’ et vero,per<text:line-break/>fuperiora moturo inferiora, omnino absurda esset hujus-<text:line-break/>modi constitutio; fortiora eniin et majora esse'oportet'<text:line-break/>motura rebus a fe movendis. oRecte igitur natura ex-<text:line-break/>trinsecus ad tibiain extendens - fibulam, ' simul quidem<text:line-break/>munimentum quoddam hoc musculis et vasis fabricata<text:line-break/>est, simul autem media inter tibiam et fibulam regione<text:line-break/>multos musculos posuit, per quos movendus pes erat.<text:line-break/>Magnum autem os unum si fecisset hic folum, extrinsc-<text:line-break/>cusque ei vufa et musculos sine munimento circumpo-'<text:line-break/>suisset, male habitum totum ita crassum et grave, fecisset<text:line-break/>membrum. Neque enim hoc licet dicere, quod 'superae</text:span></text:p>
      <text:p text:style-name="P30"><text:span text:style-name="T1">quidem et . inferne ipsi epiphyfes producere praestiterat,<text:line-break/>quibus dearticularetur adjacentibus, ipsimi autem os per-<text:line-break/>totam .tibiam tenue facere; facillime enim ita essent </text:span><text:span text:style-name="T16">pa-<text:line-break/></text:span><text:span text:style-name="T1">tibiles ejus apophyseset maxime quae essent </text:span><text:span text:style-name="T16">ad </text:span><text:span text:style-name="T1">astra-<text:line-break/>galum,. plurimum excidentes a totius cssis rectitudine..<text:line-break/>An igitur, non aequum est hic quoque admirari provi-<text:line-break/>dentiam conditoris, qui ad utrumque usum, etsi certe<text:line-break/>contrarium, exacte convenientes et consentientes invi-<text:line-break/>cem fabricatus est totius membri partes? Quoniam enim<text:line-break/>superius ferri oportebat, ab inferiori</text:span><text:span text:style-name="T16">, </text:span><text:span text:style-name="T1">.fortius simul et<text:line-break/>majus rationi, consentaneum fuit esse id, quod subjectum<text:line-break/>esset, ut videre' est in columnis, muris, domibus, turri-<text:line-break/>bus et omnibus inanimatis: quia'vero movere quidem<text:line-break/>oportebat, quod superjacet, moveri vero ab eo, quod.sub-<text:line-break/>jectum est, majus rursus et fortius ratio fuit esse ipsum</text:span><text:span text:style-name="T43">;<text:line-break/></text:span><text:span text:style-name="T1">superius, ut in brachio contingit, cubito et summa manu.<text:line-break/>Itaque, cum tibiam- ferendi femoris gratia praestaret esse;</text:span></text:p>
      <text:p text:style-name="P30"><text:span text:style-name="T1">majorem, ut autem ipsa moveretur facile; minorem; es-<text:line-break/>setque necessarium alterum eligere, quuni ambo simul<text:line-break/>convenire non possent; ratio' certe fuit eligerer quidem,<text:line-break/>quod utilius, alterum vero' non,omnino neglexisse.; 'sed<text:line-break/>in organis propter ambulationem institutis promptior ad<text:line-break/>motum constructio longe utilior fuit ea, quae ad securi-:<text:line-break/>tatem sumationis erat opportuna; propterea igitur mino--<text:line-break/>r.em fecit femore tibiam, non tamen usque eo minorem,<text:line-break/>ut non posset jam tuto ipsum portare. Ac tibi hic pri-<text:line-break/>mo quidem memoria est repetenda methodns luitio dicta,<text:line-break/>in qua dicebamus cujusque partis usuru ad actionem or-<text:line-break/>gani-lotius oportere referri; fecundo autem, quod, si om-;<text:line-break/>nia, quae ipsitrunr sunt partium, mente.immutaverlu.us<text:line-break/>neque invenerimus posituram aliam meliorem ea, quam<text:line-break/>nunc sortitae- sunt,- neque figuram, neque magnitudi-<text:line-break/>nem, neque connexionem, neque (ut paucis omnia<text:line-break/>comploclar). aliud quicqnam eorum.qua® cunctis </text:span><text:span text:style-name="T16">cor-<text:line-break/></text:span><text:span text:style-name="T1">poribus necessario insunt, perfectissimam, pronunciare</text:span></text:p>
      <text:p text:style-name="P46"><text:span text:style-name="T1">oportet et undique recte constitutam praesentem ejus<text:line-break/>constructionem..' </text:span><text:span text:style-name="T21">,<text:tab/>,<text:tab/>-<text:tab/></text:span><text:span text:style-name="T1"> </text:span><text:span text:style-name="T21">«.</text:span></text:p>
      <text:h text:style-name="Heading_20_2" text:outline-level="2">Cap. XIV.</text:h>
      <text:p text:style-name="P8"><text:span text:style-name="T1">Quod certe et quae ante dicta sunt se-'<text:line-break/>eundum hanc methodum .nobis diligenter, expressa sint,<text:line-break/>et in sequentibus similiter eam servabimus, nemo, si mo-<text:line-break/>do intentus sinti iis, quae prius scripta sunt, ignoraverit;<text:line-break/>quod autem et. tibiae magnitudo ad certam symmetriam<text:line-break/>venerit, quod tum ad femur, tum ad pedem pertinet, -<text:line-break/>adeo ut optime sit comparata ad velocitatem motus, ni-<text:line-break/>liilque ad firmitatis securitatem laedatur, evidenter dulces<text:line-break/>tum ex iis, quae propter varices aut scirrhum crassiores<text:line-break/>funt. redditae, tum ex earum contrariis, quae propter<text:line-break/>aliud symptoma quoddam' sunt extenuatae.. Siquidem-<text:line-break/>quibus crassior, quam par est, contingit, superfluo pondere<text:line-break/>impedit et vitiat velocitatem ambulationis; quibus vero<text:line-break/>est gracilior, facile ii evertuntur et cadunt; maxime si<text:line-break/>citius moveri voluerint.'’ </text:span><text:span text:style-name="T21">' </text:span><text:span text:style-name="T1">Opus enim, est (sicut et antea<text:line-break/>licium est) ad bene ambulandum - altero quidem crure</text:span></text:p>
      <text:p text:style-name="P18"><text:span text:style-name="T1">totum corpus tuto vehi, circumferri vero </text:span><text:span text:style-name="T16">celeriter </text:span><text:span text:style-name="T1">al-<text:line-break/>terum: umbo, autem' hujusmodi habet </text:span><text:span text:style-name="T16">tibiae- </text:span><text:span text:style-name="T1">secun-<text:line-break/>dum naturam magnitudo; etenim deferendis'superjacen-.<text:line-break/>tibus sufficit et .transferri </text:span><text:span text:style-name="T16">ab </text:span><text:span text:style-name="T1">eis facile potest. Itaque'<text:line-break/>jam manifestum est, majorem, quam nunc est, non opor-.<text:line-break/>tuisse i esse tibiam; </text:span><text:span text:style-name="T16">et </text:span><text:span text:style-name="T1">quum ejus fit magnitudinis,<text:line-break/>fibulam ipsam haud mediocrem praebere articulo, astragali<text:line-break/>tutelam, ac velut adversus externas injurias propugna-<text:line-break/>culum quoddam tibiae adjacere, cujus etiam capite prae-<text:line-break/>ter haec omnia fultu </text:span><text:span text:style-name="T16">esu </text:span><text:span text:style-name="T1">Manifestum igitur ex dicti,<text:line-break/>est, quod plurimum differt constructio fibulae a constm-.<text:line-break/>ctionc radii; </text:span><text:span text:style-name="T21">, </text:span><text:span text:style-name="T1">quodque sapienter natura,, ubi nihil,.alns,<text:line-break/>accessurum erat ambulationis organis ex multitudine arti-.</text:span></text:p>
      <text:p text:style-name="P81"><text:span text:style-name="T1">-culorum, ibi. compositiones ossium immobiles omnino,<text:line-break/>fabricata; est; nam promptitudo et diversitas motuum<text:line-break/>apprehensoriis organis, firmatiouis vero securitas ambu-<text:line-break/>latoriis est utilior. </text:span><text:span text:style-name="T14">Γ</text:span><text:span text:style-name="T5"> </text:span><text:span text:style-name="T1">Propterea igitur, quum radius superne<text:line-break/>et inicrsre dearaculetur, etiam fibula in utraque parte</text:span></text:p>
      <text:p text:style-name="P47"><text:span text:style-name="T1">dearticulatur tibiae. Sicut enim, si simplex esset totum crus,<text:line-break/>nulla parte interceptum articulis, securius ab eo totum ani-<text:line-break/>mal sustineretur, ita et nunc, quod plurimas dearticulationes<text:line-break/>non assumpsit, ad perfectam securitatem’ prope pervenit.<text:line-break/>Si enim absque articulis fuisset omnino, neque extendi<text:line-break/>posset neque flecti, et ita .amisisset usunr omnem, cujus,<text:line-break/>gratia factum est; in multus autem dearticulationes divi-<text:line-break/>sum-, lubricum et, fallax esset adeo, ‘ut nunquam con-'<text:line-break/>ftanter uno crure stare pollemus; quin confestim circum—<text:line-break/>verteremur atque caderemus. Quare et hic <text:s/>admirari'<text:line-break/>«portet naturam;-' ut quae ex contrariis et vitiantibus'<text:line-break/>fe mutub’ et pug..antibus,- necelferiis tanifen ambobus<text:line-break/>cruri, 'tantum ex utroque acceperit, quantum neque mo-<text:line-break/>tus’ faxilitatein; neque firmitatis fecuritatem ..vitiaturum<text:line-break/>aratra<text:tab/>' </text:span><text:span text:style-name="T37">--<text:tab/></text:span></text:p>
      <text:h text:style-name="Heading_20_2" text:outline-level="2">Cap. XV.</text:h>
      <text:p text:style-name="P8"><text:span text:style-name="T1">Sed enim haec quoque ipfa‘inire ab<text:line-break/>’ea constituta sunt; et his adhuc magisipsius genu dear-</text:span></text:p>
      <text:p text:style-name="P30"><text:span text:style-name="T1">ticulatio. Epiphyses enim </text:span><text:span text:style-name="T16">ossis </text:span><text:span text:style-name="T1">ipsius femoris (vocatur<text:line-break/>autem, similiter.-et ipsum femur nomine totius membri)<text:line-break/>miruni ut convenientes habent, in tibia cavitates, ut<text:line-break/>neque laxus sit ingressus earum productionum, neque<text:line-break/>difficilis motu propter loci angustiam, circumposita quo-<text:line-break/>que ligamenta .undcquaque urtu custodiant contineautque.<text:line-break/>dearticulationern adeo, ut, flectentibus nobis aliquando<text:line-break/>aut extendentibus plurimum, femur a tibia minime ex- '<text:line-break/>crdat. Rotula quoque, a nonnullis mcla,. ab aliis super-<text:line-break/>geinialis vocata; os- cartilaginosum existens, anteriores,<text:line-break/>partes dearticulationis. omnes continet; prohibens qui-<text:line-break/>dem et ipsum femur elabi ad partes anteriores,; in<text:line-break/>illis maxime figuris, . quae vocantur genuum flexiones;<text:line-break/>jam vero etiam ne cadamus, et maxime lu decliv ibus<text:line-break/>locis-, quum lu anteriora lotum' corpus nostrum nutat;<text:line-break/>non modicam praebet commoditatem Id- autem plane<text:line-break/>experti sumus in quodam adolescente eorum, qui in<text:line-break/>palaestra versantur; cui' luctanti evulsa a .ligamentis</text:span></text:p>
      <text:p text:style-name="P30"><text:span text:style-name="T1">mula </text:span><text:span text:style-name="T16">a </text:span><text:span text:style-name="T1">genu quidem secessit, abiit mtcm sursum ad<text:line-break/>femur; incrantque huic ambo periculosa-,-- curvatio in<text:line-break/>genu et ambulatio in declivibus , ob idque sustentaculo<text:line-break/>ac.scipione opus erat hujusmodi loca permeanti. Porro,<text:line-break/>si omnes in genu cavitates aut eminentias ossium dixero-,<text:line-break/>et ostendero, neque eminentiam ullam carere idonea 'ca-<text:line-break/>vitate, neque ullam cavitatem occupante ipsam eminen-<text:line-break/>tia, fed omnes ad unguem convenientes quidem inter,<text:line-break/>fefe, extrinsecus autem contineri ' superciliis quibusdam<text:line-break/>ipsorum ossium et ligamentis, aliis quidem latis; aliis<text:line-break/>vero teretibus , longior, quidem sic, quam proposueram,<text:line-break/>oratio suerit, nihilo autem apertior; sufficit enim pei ea,<text:line-break/>quae prius dicta sunt communiter ac in universum de<text:line-break/>coiistructione omnium articulorum. Si quis vero ut fabu-<text:line-break/>lam anilem eam legerit orationem, nihil amplius juva-<text:line-break/>bitur ne ab iis' quidem, quae jam dicta sunt; quod si<text:line-break/>examinare ad unguem singula et perpendere ea, quae siri<text:line-break/>anatoinis apparent; voluerit; admiraturum puto eum, na-.</text:span></text:p>
      <text:p text:style-name="P30"><text:span text:style-name="T1">turam non in genu solum, sed etiam iir suigulis aliis ar-<text:line-break/>ticulis ad amussim omnes tum eminentiarum tum cavi-<text:line-break/>tatunr eas' suscipientium magnitudines et figuras sibi in-<text:line-break/>vicem convenientes tstecisse. Admirabitur autem nihllo-<text:line-break/>nrinus externam tutelam pro roboris , actionis portione<text:line-break/>adauctam; ut tum iu pestis deariiculationrbus antea' mon-<text:line-break/>strabatur, quando ipsas illis, quae sunt -in munibus,<text:line-break/>comparabamus, tum in illa, </text:span><text:span text:style-name="T16">quae </text:span><text:span text:style-name="T1">est ad genu, quum ab<text:line-break/>olecrani constructione differre asserebamus; lu aliis vero;<text:line-break/>quae praedicta sunt, et robur ligamentorum et molae<text:line-break/>ingressus perspicue apparet proportione respondere;<text:line-break/>quum praeter alia quidem ligamenta, quae sunt in pro-t<text:line-break/>fimdo,, et quae in circuitu comprehendunt totam dearti-<text:line-break/>culationem, alia quaedam non valde quidem teretia,’ ro-<text:line-break/>busta vero admodum, hoc quidem externas partes ossiuni<text:line-break/>colligans, illud autem internas, operata sit natura, su-<text:line-break/>perposuerit vero operimentum anterioribus partibus mo-<text:line-break/>lam, nt undique astrictus sit exacte articulus. Quatuor</text:span></text:p>
      <text:p text:style-name="P30"><text:span text:style-name="T1">enim quum sint regiones .cicca genu, ipsius articulum,'<text:line-break/>anterior, posterior, dextra, sinistra, et anterior quidem<text:line-break/>fit non solum maxime fallax et periculosa, sed etiam<text:line-break/>praeter caeteras laboratura, secundo, vero loco externa<text:line-break/>sit; ceu iis</text:span><text:span text:style-name="T16">, </text:span><text:span text:style-name="T1">quae. incidunt membro et. collidere ac vul-<text:line-break/>nerare possunt,' obnoxia magis,'quam interna, plus autem<text:line-break/>posterior laboratura, quam passura: primae quidem dictae<text:line-break/>molam imposuit, secundae vero- rotundum et robustum<text:line-break/>ligamentum simni cum. sine lati musculi,.. tertiae autem<text:line-break/>aliud ligamentum,. quartae <text:s/>vero neque os neque liga-<text:line-break/>mentum insigne apposuit praeter illa lata et tenuia, qui- .<text:line-break/>bus omnis articulus; copulatur. Atqui nisi undequaque<text:line-break/>providentiam et artem fummam ostendisset natura, quid<text:line-break/>;am prohibuisset, retrorsum quidem positi mola, fine usio '<text:line-break/>auteni munimento parte genu anteriore relicta, suuul<text:line-break/>quidem corrumpere genu ipsius flexionem,;" simni vero<text:line-break/>membrmn facere promptum ad cadendum? quid autem<text:line-break/>Vetuisset rotundorum ligamentorum permutari posituram?</text:span></text:p>
      <text:p text:style-name="P48"><text:span text:style-name="T1">Sed, ut diximus, fi quis non in genu solum omnia ejus-,<text:line-break/>modi examinavit, scd etiam in quoque articulo, ad sum-<text:line-break/>mam omnia sapientiam simul et- providentiam pervenisse<text:line-break/>invcniet. Sed in- his quidem non oportet me prolixio-<text:line-break/>rem esse.<text:tab/>' </text:span><text:span text:style-name="T37">' '</text:span></text:p>
      <text:h text:style-name="Heading_20_2" text:outline-level="2">Cap. XVI.</text:h>
      <text:p text:style-name="P8"><text:span text:style-name="T1">Cur autem omnes musculi in femore<text:line-break/>extiterint numero novem, deinceps- dicendum fuerit.<text:line-break/>Docet autem et hic causam generationis eorum ipsa actio.<text:line-break/>Siquidem tres, qui in anteriori funt femoris parte, maxi-<text:line-break/>mi ejus loci musculorum recta ad genu ferunto, quorum<text:line-break/>unus quidem inseritur molae carnosis apprehensionibus,<text:line-break/>duo autem reliqui unum maximum generant tendonem,<text:line-break/>qui dilatatus jam inseritur loti molae</text:span><text:span text:style-name="T16">, </text:span><text:span text:style-name="T1">constringens ip-<text:line-break/>sam prorsus et conjungens subjectis, postea veto prae-<text:line-break/>tergressus articulum luscritur anterioribus partibus tibiae,<text:line-break/>ipsam, ni tensus fuerit, attollens sursum et tutam exten-<text:line-break/>dens ipsius genu dearticulationern; Alii vero duo mu-<text:line-break/>scuti, utraque praedictorum trium parte unus, hic qni-<text:line-break/>dem externus, ille autem internus, ad laterales tibiae</text:span></text:p>
      <text:p text:style-name="P30"><text:span text:style-name="T1">partes inseruntur, obliquae motioni uterque praefectus,<text:line-break/>qui namque externus est, crus intro adducit, alter vero<text:line-break/>foras abducit; enascitur autem ille quidem ex commissura<text:line-break/>ossium pubis, hic vero ab extimis partibus ischii; optime<text:line-break/>cnim sic. crus ad .motus obliquos abducturus erat. In ho-<text:line-break/>rum autem medio aliae tres sunt musculorum propagines<text:line-break/>ordine <text:s/>positae, parvis motibus ipsum genu moventes.'<text:line-break/>Flectit enim genu et ad interiora adducit tibiam is, qui<text:line-break/>est continuus interiori; abducit autem foras simul flecten-<text:line-break/>do , velut exolvens eam, </text:span><text:span text:style-name="T21">' </text:span><text:span text:style-name="T1">is qui tangit externum;</text:span><text:span text:style-name="T21">. </text:span><text:span text:style-name="T1">reli-<text:line-break/>quus vero, qui et medius omnium est, in femoris caput<text:line-break/>internum infertus, flectit quidem totum quoque femur, </text:span><text:span text:style-name="T21"><text:line-break/></text:span><text:span text:style-name="T1">cum eo autem simul et tibiam ipsam attrahit, incumbens<text:line-break/>partibus, quae funt ad dearticulationern, usque ad alte-'<text:line-break/>rurn maximorum tibiae musculorum, cum quo et totam<text:line-break/>ipsam tibiam contrahit. Reliquus vero novem mufculo-<text:line-break/>rum dearticulationern ipsius genu moventium, strictus<text:line-break/></text:span><text:span text:style-name="T21">et </text:span><text:span text:style-name="T1">longus, ex osse ilium ortus, tollit sursum tibiam, in</text:span></text:p>
      <text:p text:style-name="P30"><text:span text:style-name="T1">ilia </text:span><text:span text:style-name="T16">maxime </text:span><text:span text:style-name="T1">figura crus totum statuens, in </text:span><text:span text:style-name="T16">qua </text:span><text:span text:style-name="T1">mollien-<text:line-break/>tes ac subigentes pedem sursum ferimus ad inguen alte-<text:line-break/>rius cruris. Praeter autem hos omnes est .parvus muscu—<text:line-break/>lus poplitis, qui flectit genu. Mirum, quantum hic quo-<text:line-break/>que. natura suerit provida multitudinis ipsorum, magnitu-<text:line-break/>dinis, situs et insertionis, ut nihil desit ad motum ipsi.<text:line-break/>genu, his ita dispofitis; si vero permutatum suerit vel<text:line-break/>unum quodpiam praedictorum, laedetur aliquis motus,<text:line-break/>aut omnluo corrumpetur. Sane ad quantam perveniat<text:line-break/>providentiam, quod tres sint magni musculi, qui crus<text:line-break/>extendunt, et lu genu molam tum stringunt, tum attol-<text:line-break/>lunt, evidenter apparere iis arbitror, qui praedicturam<text:line-break/>meminerunt; totius enim fere motus, qui fit-lu genu,<text:line-break/>robur in lus musculis futurum erat. Tunc enim fortissi-<text:line-break/>mo .simul et exacte tenso indigemus toto crure, quando<text:line-break/>inter- ambulandum sublime quidem circumfertur alterum,<text:line-break/>tuta' vero corporis moles vehitur super-id, quod manet</text:span></text:p>
      <text:p text:style-name="P30"><text:span text:style-name="T1">ac terrae obfirmatum est; at lu hoc </text:span><text:span text:style-name="T21">- </text:span><text:span text:style-name="T1">extendentibus lu<text:line-break/>genu musculis, qui sunt praedicti tres, agentibus et.<text:line-break/>exacte tensis indigemus; flectitur enim ipsa genuum dei-<text:line-break/>articulatio a posterioribus musculis, extenditur autem ab?,<text:line-break/>interioribus. Si igitur, quando maxime </text:span><text:span text:style-name="T16">tenfo </text:span><text:span text:style-name="T1">crure_nobis<text:line-break/>dpns est, tunc lus tribus musculis solis committimus .genu<text:line-break/>custodiendum exacte, rectum,, retroi Cumque vertendam:<text:line-break/>et. adducendaar et comprimendam’ molam, ut per hanc<text:line-break/>rectitudo ipfoium fervetur, manitestum est, quod robur<text:line-break/>amne .actionis crurum luhis consistit.. . Motus enim eo-<text:line-break/>rum ad latera'ex abundantia est, ubique natura cumula-<text:line-break/>tius omnia membra exornante, quam pro necessaria<text:line-break/>actione,;' -ipsa autem-prima actio crurum, cujus gratia<text:line-break/>facta funt, ambulatio est, ad quam quod musculis ipsum<text:line-break/>genu extendentibus maxime nobis est. opus id hujus arti-<text:line-break/>culi actionem, nullus ignorat. Quemadmodum igitur in<text:line-break/>pcde ad calcaneum monstrabantur</text:span><text:span text:style-name="T21">... </text:span><text:span text:style-name="T1">summa . ratione duoi</text:span></text:p>
      <text:p text:style-name="P30"><text:span text:style-name="T1">inusculi retrorsum inseri inaSamb tendone, </text:span><text:span text:style-name="T37">t </text:span><text:span text:style-name="T1">ita' in genin<text:line-break/>in caput tibiae antrorsum ipsus inseri- praestiterat; pesif<text:line-break/>namque stabili latens securam musculi '"illi</text:span><text:span text:style-name="T21">-sim </text:span><text:span text:style-name="T1">nes, toti veror<text:line-break/>fcruri'extensionem erectam hi suppeditans. Tribus' autem<text:line-break/>his tres opposuit' retrdrsum’, non </text:span><text:span text:style-name="T16">aeque </text:span><text:span text:style-name="T1">robustos; 'neque</text:span><text:span text:style-name="T10">:<text:line-break/></text:span><text:span text:style-name="T1">omnes unum genera'tes tenuonem; qiiae omnia sic qui—<text:line-break/>dem comparata suerunt' (ut in librci de motu</text:span><text:span text:style-name="T21">' </text:span><text:span text:style-name="T1">musculos?<text:line-break/>rttm monstratum est), 'quod’omnino-'necesse' esset bppofi-<text:line-break/>tdm esse omni musculo’'alium mnsculnin contrarii niotus’<text:line-break/>auctorem, nbn tanreii aequalem'</text:span><text:span text:style-name="T10">1</text:span><text:span text:style-name="T1"> esse dignitatem </text:span><text:span text:style-name="T21">extense<text:line-break/></text:span><text:span text:style-name="T1">dentis'genu motus ef flectentis; </text:span><text:span text:style-name="T21">' </text:span><text:span text:style-name="T1">Igitur quos soliunsippo-?<text:line-break/>situra erat natura, contiariique motus duces eran Insuturi,.’<text:line-break/>tres pariter effecit, non tamen ipsos'aeque fortes, neque</text:span><text:span text:style-name="T10">£<text:line-break/></text:span><text:span text:style-name="T1">in tentiones, ut illi,' ‘robustos desinentes; sed-dedit eis/<text:line-break/>qui utrinque meclio adjaeent,' obliquum etiam qUendam<text:line-break/>nrotum non par vurn.' Ut autem quoquoverfum birsinim</text:span><text:span text:style-name="T10">3<text:line-break/></text:span><text:span text:style-name="T1">feratur articulus) utrinque tinnin/al musculum oblertdit’</text:span></text:p>
      <text:p text:style-name="P30"><text:span text:style-name="T1">hunc quidem anterioribus musculis; </text:span><text:span text:style-name="T37"><text:s/></text:span><text:span text:style-name="T1">illum arttem poste-<text:line-break/>rioribus . oppositum.. At. vero quod majores articuli vel<text:line-break/>per magnos musculos; vel.multos, vel robustos tendones<text:line-break/>moveantur, mluores vero per minores, aut pauciores;<text:line-break/>aut imbecilliores,, non novi causam, , curi non oporteat<text:line-break/>hic quoque mirari u tificium naturae.,, .risi fortassis ae-<text:line-break/>quius fore dixerit quis</text:span><text:span text:style-name="T16">, </text:span><text:span text:style-name="T1">paucos quidem et parvos et im-<text:line-break/>hecillos musculos j.ragnis et principalibus membris et<text:line-break/>articulis praefici debuisse, fortes autem et magnos et<text:line-break/>multus parris. </text:span><text:span text:style-name="T37">, </text:span><text:span text:style-name="T1">Fortasse enim hujusmodi vir et obli-<text:line-break/>quos quidem motibus rectis, non autem rectos obliquis<text:line-break/>praeesse postulanti Magnitudo itaque . musculorum fe-<text:line-break/>moris, et multitudo, et positura tanta naturae provi-<text:line-break/>dentia fqerunt constituta. Descendunt autem omnes ad<text:line-break/>caput tibiae praetereuntes dearticulationem, hic quoque<text:line-break/>artem non parvam ostendente natura. Quemadmodum<text:line-break/>enim et qui per quosdam funiculos lignea idola movent,<text:line-break/>ultra articulos ad caput membri movendi eos applicant.</text:span></text:p>
      <text:p text:style-name="P30"><text:span text:style-name="T16">ita et natura multo prior in unoquoque articulo fabricata<text:line-break/>esu <text:s/>Atque ssiit alia universa tot et talia ad tibiam mo-<text:line-break/>vendam esset molita, solam autem opportunam tendo-<text:line-break/>lium insertionem omisisset, nullus illorum esset 'usus.<text:line-break/>Quod igitur si ante; quam transcenderent articulum,<text:line-break/>tendones</text:span><text:span text:style-name="T49">:</text:span><text:span text:style-name="T16">ad principium insererentur, omnino ne move-'<text:line-break/>rent quidem tibiam,' notissimum est; quod vero etiam<text:line-break/>post, quam articulum transissent; tibiam non movissent,<text:line-break/>si non lu- eum locum, in quem nunc inseruntur, sed<text:line-break/>vel in'ipsum mox principium tibiae, vel quam plurimum<text:line-break/>procedentes inferti suissent, nec hoc sane penitus obscu-<text:line-break/>rum esu Siquidem </text:span><text:span text:style-name="T21">- </text:span><text:span text:style-name="T16">insertio eorum sola ad principium<text:line-break/>non utique fuisset neque puriter tuta, neque robesta,<text:line-break/>quod paucis apprehensionibus et iis ex summo membro<text:line-break/>totum os movere ipsi tendones conarentur; si vero ad<text:line-break/>ulteriora et circa mediam tibiam facta fuisset infertio,<text:line-break/>ut habet lu simiis, persecte extenui membra non permi-<text:line-break/>sisset, sed essent membra velut colligata et suspensa a<text:line-break/>partibus femoris posterioribus, velut nunc est in simiis.</text:span></text:p>
      <text:p text:style-name="P30"><text:span text:style-name="T1">Qui enim ex posterioribus partibus proveniunt musculi,<text:line-break/>ad medium fere tibiae </text:span><text:span text:style-name="T16">aut </text:span><text:span text:style-name="T1">paulo fupr'a id lu iis ani-,<text:line-break/>rnalibus inferti, musculis, anterioribus membrum exten-<text:line-break/>dentibus renitentes et crus retrorsum contra trahentes;<text:line-break/>genu exacte ab anterioribus extendi non permittunt.<text:line-break/>Tibique hic licet examinare id, quod’ principio .totius,<text:line-break/>sermonis dictum est,-, naturam convenientes</text:span><text:span text:style-name="T13">;</text:span><text:span text:style-name="T1">animi mori-<text:line-break/>bus et . potentiis universas corporis partqs cunctis ani-<text:line-break/>rnalibus construxisse. Etenim et simiae .(ut antra dictum<text:line-break/>est), ridiculo anima animali, et imperito imitatori, corpus<text:line-break/>sic se habens </text:span><text:span text:style-name="T6">cireurnpofui.tr, </text:span><text:span text:style-name="T1">onaaem enim ossum crurum<text:line-break/>structuram ejusmodi, quum habeat, quae eam pulchre<text:line-break/>et recte stare ncn permittat, maxime ridiculos retrorsum<text:line-break/>musculos constructioni adversantes- sortita .est;, propter<text:line-break/>hoc igitur (in puerorum ludicro velut claudo .subsultans)<text:line-break/>neque exacte, neque tuto stare recta potest, sed nt homo<text:line-break/>deridens et subsannans alium hominem claudum stat et<text:line-break/>ambulat et ourrit claudicans, ita et simia vtitur cruribus.</text:span></text:p>
      <text:p text:style-name="P49"><text:span text:style-name="T38">1. ’<text:tab/>.<text:tab/></text:span><text:span text:style-name="T31">,L i </text:span><text:span text:style-name="T38">......... </text:span><text:span text:style-name="T31">I^a </text:span><text:span text:style-name="T32">' 4, '<text:tab/>...<text:tab/></text:span><text:span text:style-name="T18">*</text:span></text:p>
      <text:p text:style-name="Standard"><text:span text:style-name="T16">Dicta sunt mihi fere omnia de crurum constructione; de<text:line-break/>musculis enim moventibus articulum ischii, cum partes<text:line-break/>illorum locorum exponam, tunc disseram.</text:span></text:p>
      <text:h text:style-name="P2" text:outline-level="1">GALENI DE USU PARTIUM CORPO-<text:line-break/>RIS HUMANI<text:line-break/>LIBER IV.</text:h>
      <text:h text:style-name="Heading_20_2" text:outline-level="2">Cap. I.</text:h>
      <text:p text:style-name="P8"><text:span text:style-name="T16">Quum autem nutriri quidem animalis<text:line-break/>partes necesse fit, ingressus vero cibis in corpus unus<text:line-break/>existat per os, optimo jure natura vias quamplurimas in-<text:line-break/>de divisit, has quidem velut publicas et communes omni-<text:line-break/>um nutriendorum, alias vero tanquam angiportus quos-<text:line-break/>dam, ad suigulas partes nutrimentum perferentes. Com-<text:line-break/>munis sane et maxima primaque omnium via ab ore<text:line-break/>fert ad ventriculum, quasi ad promptuarium quoddam</text:span></text:p>
      <text:p text:style-name="P4"/>
      <text:p text:style-name="P30"><text:span text:style-name="T1">omnium partium commune, </text:span><text:span text:style-name="T16">in </text:span><text:span text:style-name="T1">medio animali collocatum.,<text:line-break/>Nomen aulem ingressus hujus proprium quidem oesupha-,<text:line-break/>gus, commune autem est stomachus</text:span><text:span text:style-name="T16">; </text:span><text:span text:style-name="T1">omni enim ventri,<text:line-break/>angustum collum </text:span><text:span text:style-name="T16">pr </text:span><text:span text:style-name="T1">epositum, instar isthmi cujnsdam,.<text:line-break/>sic ..nominatur. Promptuarium autem id, alimentum uni-<text:line-break/>versuin excipiens, ceu divinum, non humanum sit opi-<text:line-break/>ficium, .subit primum in cibariis laborem,, sine quo haec<text:line-break/>sinit inutilia lu nullamque rem animali commoda. Pur- .<text:line-break/>gat enim ex ipsis, nt praeparandi tritici periti, si. quid<text:line-break/>terrae aut lapidum </text:span><text:span text:style-name="T49">au</text:span><text:span text:style-name="T16">t </text:span><text:span text:style-name="T1">.sylvestrium feminum admi..tum<text:line-break/>sit, .quae perniciosa corporibus esse folent, ita et ventri—<text:line-break/>culi facultas, si quid furrit ejusmodi,, pellit deorsum,<text:line-break/>reliquum vero omne, quod, suerit natura utile, utilius<text:line-break/>adhuc quum reddiderit, venis, quae tum ad ipsum ven-<text:line-break/>triculmn tum ad intestina perveniunt, distribuit -</text:span></text:p>
      <text:h text:style-name="Heading_20_2" text:outline-level="2">Cap. ll.</text:h>
      <text:p text:style-name="P8"><text:span text:style-name="T1">Hae aulem, quemadmodum fcaiuli lu civi-<text:line-break/>tatibus repurgatum in promptuario frumentum iu aliquam<text:line-break/>communem civitatis deferunt officinam, concoquendum</text:span></text:p>
      <text:p text:style-name="P30"><text:span text:style-name="T1">et utile ad nutriendum </text:span><text:span text:style-name="T16">inox </text:span><text:span text:style-name="T1">futurum, simili modo prius'<text:line-break/>elaboratum in ventriculo alimentum venae ipsae deferunt<text:line-break/>ad aliquem concoctionis locum communem- totius anima--<text:line-break/>lis, quem hepar </text:span><text:span text:style-name="T16">nominamus. </text:span><text:span text:style-name="T1">Ingressus autem' lu' locum'<text:line-break/>hunc, multis angustis </text:span><text:span text:style-name="T16">viis </text:span><text:span text:style-name="T1">divisus, unus est;'et eum vin<text:line-break/>quidam antiquus naturae, opinor, peritus nominavit por-<text:line-break/>tas; a quo scmper id nomon lu hrmc-' diem mansit.’ Quin<text:line-break/>et Hippocrates ipsc ac cr.m eo-universa Asclepiada! uin<text:line-break/>familia ita nominant, laudantes-sapientiam primi illius,:<text:line-break/>qui dispensationem eam, quae'.animali'inest, civili assi-'<text:line-break/>milarit. Porro cuemaumodum Homerus finxit, sua sponte<text:line-break/>ruoveri Vulcani'lustramenta, et folles-quidem; simul atque’<text:line-break/>jnsserit dominus, varium et expeditum flatum emittere,<text:line-break/>ancillas vero illas aureas, ut ipsmnmet opificem, moveri<text:line-break/>per fe ipsas: ad'eundem modum et.ni intellige'mihi lu<text:line-break/>animalis corpore nihil esse otiosum neque immobile, scd<text:line-break/>dmnia varium expeditumque. opus efficere cum conve-<text:line-break/>nienti constructione, divinis quibusdam' virtutibus a don-</text:span></text:p>
      <text:p text:style-name="P30"><text:span text:style-name="T1">ditore ipsis institis</text:span><text:span text:style-name="T16">; </text:span><text:span text:style-name="T1">et </text:span><text:span text:style-name="T16">'venas </text:span><text:span text:style-name="T1">quidem </text:span><text:span text:style-name="T16">non </text:span><text:span text:style-name="T1">deducere so-<text:line-break/>lum nutrimentum ex ventriculo, fed attrahere simul et<text:line-break/>hepati praeparare modo </text:span><text:span text:style-name="T16">quo </text:span><text:span text:style-name="T1">ipsum simillimo, quippe<text:line-break/>quae et riatura' ipsi sint adsimiles, et primum germen ex<text:line-break/>illo duxerint.</text:span></text:p>
      <text:h text:style-name="Heading_20_2" text:outline-level="2"><text:span text:style-name="T8">Cap. III.</text:span></text:h>
      <text:p text:style-name="P8"><text:span text:style-name="T1">Ipsum autem hepar, postquam id, nutri.,<text:line-break/>mentum acceperit a famulis jam praeparatum</text:span><text:span text:style-name="T16">, </text:span><text:span text:style-name="T1">et veluti<text:line-break/>rudem quandam delineationem obscuramque speciem<text:line-break/>sanguinis .referens, inducit ei postremum ornatum ad<text:line-break/>sanguinis absoluti generationem. Sed quoniam eorum;<text:line-break/>quae ventriculo continebuntur, .quae quidem erunt ita<text:line-break/>prava, ut in tritico lapides et terra fylvestriumque le-<text:line-break/>guminum semina, segregata fuerant, quod autem erat<text:line-break/>velut gluma et furfur, alteram purgationem postulabat,<text:line-break/>hanc- quoque iterum hepar infert alimento purgationem.<text:line-break/>Praestiterit autem, quo dilucida magis sit comparatio,<text:line-break/>non. siccis cibariis, fed humido succo, praecocto qnidern<text:line-break/>jam et prius elaborato, indigenti autem adhuc perfectiori<text:line-break/>concoctione, -assimilasse chylum, aqui -ex ventriculo, per</text:span></text:p>
      <text:p text:style-name="P30"><text:span text:style-name="T1">venas sursum ad hepar fertur. <text:s/>Sit itaqi.e vluuaTaliquod<text:line-break/>nuper quidem ex unis expressum, sed infusum in dolia;<text:line-break/>ab innatoque calore adhuc elaboretur ac fecernatur<text:line-break/>concoquaturque ac ferveat: ex ejusque excrementis,<text:line-break/>quod quidem est grave ac terreum (quod, opinor</text:span><text:span text:style-name="T16">, </text:span><text:span text:style-name="T1">faecem<text:line-break/>vocant), in fundo vnsomm subfideat, alterum vero, qnod<text:line-break/>leve est et aereum, supernatet (vocatur autem dd flos);<text:line-break/>plurimum que extat subtilibus vinis</text:span><text:span text:style-name="T16">, </text:span><text:span text:style-name="T1">nt crassioribus alte--<text:line-break/>rum subsidet plurimum. Porro juxta exempli similitudi-<text:line-break/>jiem intellige mihi distributum a ventriculo ad hepar<text:line-break/>chylum a-visceris calore, velut vinum ipsum musteum,<text:line-break/>fervere, concoqui, alterari in sanguinis boni generatio-<text:line-break/>nern; lu ebullitione autem hac ex ipsius excrementis,<text:line-break/>quod faecnien.um quidem est ac crassum, sublidere, in-<text:line-break/>natare vero, quod tenue </text:span><text:span text:style-name="T16">est </text:span><text:span text:style-name="T1">ac leve, , et veluti spumam<text:line-break/>quandam in sanguinis superficie fluitare.</text:span></text:p>
      <text:h text:style-name="Heading_20_2" text:outline-level="2">Cap. IV.</text:h>
      <text:p text:style-name="P8"><text:span text:style-name="T1">His igitur consentaneum fuit instrumenta.</text:span><text:span text:style-name="T37">'</text:span></text:p>
      <text:p text:style-name="P30"><text:span text:style-name="T1">praeparari, cava quidem, ut recipiant facile, praelonga<text:line-break/>vero colla, velut stomachos quosdam, utraque parte cavi-,<text:line-break/>tatis habentia, alterum quidem eorum attrahendo excre-<text:line-break/>mento, reliquum aulem emittendo idoneum. . </text:span><text:span text:style-name="T16">Sed </text:span><text:span text:style-name="T1">et<text:line-break/>situm convenientem esse oportuit delationi exer.ementi,<text:line-break/>et ipsas stomachorum ad hepar .insertiones positionibus<text:line-break/>respondere. Caeterum apparent quoque haec sic dispo- <text:line-break/>sila: siquidem vesicam, quae leve et flavum superfluum<text:line-break/>receptura erat, natura imposuit 'hepati; splenem vero,<text:line-break/>qui erassum et limosum attracturus erat, maxime qui-<text:line-break/>dem voluisset ipsis portis subiicere, quo certe vel sua<text:line-break/>sponte inclinaturum erat pondere delatum melancholicum<text:line-break/>illud excrementum; at enim nullus illic- erat locus va-<text:line-break/>cuus, quod ventriculus ipsum omnem prior occupaverat; </text:span><text:span text:style-name="T21">.<text:line-break/></text:span><text:span text:style-name="T1">Magnum igitur et amplum spatium cum in sinistris par-ti-<text:line-break/>bus relinqueretur, illic splenem posuit: et quendam velut<text:line-break/>stomachum ex fimis partibus ipsius splenis productum,<text:line-break/>venosum yas ad portas extendit; ut nihilo minus hepar</text:span></text:p>
      <text:p text:style-name="P30"><text:span text:style-name="T1">certe purgetur, quam si prope ipsum esset splen locatus,<text:line-break/>neque longo, ut nunc, sed brevi aliquo stomacho excre-<text:line-break/>mentum traheret. Postquam igitur., qui apparatur in<text:line-break/>hepate chyrnus seu humor -ad nutrimentum animalis,<text:line-break/>praedicta duo excremem'a deposuit, et ab innato calore<text:line-break/>coctionem exactam est adeptus, ruber jam et purus sur-'<text:line-break/>sum ad' gibbas' partes hepatis nscendit, por tionis assimili-<text:line-break/>tionisque ignis lu liumido divini colorem ludicans,- ut<text:line-break/>Flato dicebat.</text:span></text:p>
      <text:h text:style-name="Heading_20_2" text:outline-level="2">Cap. V.</text:h>
      <text:p text:style-name="P8"><text:span text:style-name="T1">Excipit autem'ipsum illic una vena maxi-<text:line-break/>ma ex gibbis hepatis-, enata, quae ad utram que animalis<text:line-break/>partem fertur, superiorem simus et inferiorem; diceres<text:line-break/>fano, ceu aquaeductum quendam plenum sanguine ipsam<text:line-break/>esse</text:span><text:span text:style-name="T16">, </text:span><text:span text:style-name="T1">rivosque quam plurimos a sale manan tes habere<text:line-break/>parvos et magnos, </text:span><text:span text:style-name="T37">- </text:span><text:span text:style-name="T1">lu' omnes paries animalis distributos.<text:line-break/>At- enim in hac quoque vena multa adhuc humidilate<text:line-break/>tenui et - aquosa plenus est sanguis. Vocat autem ipsam<text:line-break/>Hippoerates vehiculum nutrimenti, simul cum appellatione</text:span></text:p>
      <text:p text:style-name="P30"><text:span text:style-name="T1">usum quoque ejus ostendens: neque enim ex ventri-<text:line-break/>culo lu venas commode transumi poterat chymns jam ex<text:line-break/>cibis factus, neque facile peioransire venas, quae fiurt<text:line-break/>in hepate et multae et angustae, nisi tenuis quaedam<text:line-break/>et aquosa humiditas tanquam vehiculum fuisset ei admixta.<text:line-break/>Hunc- itaque usum praestat animalibus aqua, <text:s/>siquidem<text:line-break/>ex ea nutriri nulla pars potest; distribui vero ex ventre,<text:line-break/>quod nutriturum erat, non poterat, nisi deductum siisset<text:line-break/>a quopiam ita liquido.</text:span></text:p>
      <text:h text:style-name="Heading_20_2" text:outline-level="2">Cap. VI.</text:h>
      <text:p text:style-name="P8"><text:span text:style-name="T1">Hos igitur tenues humores, postquam suo<text:line-break/>officio perfuncti fuerint, non oportet amplius manere<text:line-break/>in corpore, onus alienum venis futuros. Hujus sane<text:line-break/>usus gratia renes exiitenmt, instrumenta concava stoma-<text:line-break/>chis, aliis quidem attrahentia, aliis aulem emittentia<text:line-break/>tenue hoc et aquosum excrementum. Adjacent aulem<text:line-break/>utrinque ipsi venae cavae (quam paulo ante matimarn'<text:line-break/>diximus) paulo sub hepate, ut, quicquid-in- ipsam sangui- </text:span></text:p>
      <text:p text:style-name="P30"><text:span text:style-name="T1">nis assumatur, confestim purgetur, solusque postea is<text:line-break/>purus eat per totum corpus, pauco omnino ipsi admixto<text:line-break/>aquoso humore , non. enim eget amplius sane .multo hoc<text:line-break/>vesti culo, ut qui tum per amplas vias illinc feratur, tum<text:line-break/>fluxilis magis jam fusione redditus fit; quod ei accidit<text:line-break/>ex calore primum quidem ipsius hepatis, deinde vero<text:line-break/>ipsius cordis, qui etiam multo vehernentior est, iu nobis<text:line-break/>quidem et quadrupedibus animalibus omnibus ad </text:span><text:span text:style-name="T16">dextrum<text:line-break/></text:span><text:span text:style-name="T1">cordis ventriculum inferta vena cava, . in iis vero</text:span><text:span text:style-name="T16">, </text:span><text:span text:style-name="T1">quae<text:line-break/>hujusmodi ventriculum non habent, ex anastomosi </text:span><text:span text:style-name="T16">lorifi-<text:line-break/></text:span><text:span text:style-name="T1">ciorum apertione') ad arterias venis, quae per totum ani-<text:line-break/>mal sunt sparsae, de calore, qui in corde est, transument.<text:line-break/>tibus.. Dictum autem est <text:s/>de, omnibus his in aliis. Porro<text:line-break/>nunc (quod dictum est in principio statim operis totius)<text:line-break/>nullius quidem actionis demonstrationem propositum est<text:line-break/>dicere; at quoniam non licet partium invenire usus;'<text:line-break/>ignoratis adhuc actionibus, propterea scmper, de actione</text:span></text:p>
      <text:p text:style-name="P30"><text:span text:style-name="T1">ubi admonuerimus, </text:span><text:span text:style-name="T16">ad </text:span><text:span text:style-name="T1">usus mox transibimus, initio a<text:line-break/>ventriculo factu.</text:span></text:p>
      <text:h text:style-name="Heading_20_2" text:outline-level="2"><text:span text:style-name="T8">Cap. VII.</text:span></text:h>
      <text:p text:style-name="P8"><text:span text:style-name="T1">Hujus igitur est facultas quaedam propri-<text:line-break/>ae qualitatis attractrix, ut lu commentariis De facultati-<text:line-break/></text:span><text:span text:style-name="T16">bus </text:span><text:span text:style-name="T1">naturalibus est demonstratum. Est autem et quaedam<text:line-break/>retentrix receptorum: et rursus excretrix superfluorum;<text:line-break/>et ante has fune omnes alteratrix, propter quam illis<text:line-break/>quoque ventriculus eguit. Sed aliis quidem omnibus<text:line-break/>animalis partibus., quanquam easdem facultates habeant,<text:line-break/>non indidit natura feusiun eorum, quae desunt, sed hae<text:line-break/>plantarum modo nutriuntur, assidue ex venis alimentum<text:line-break/>haurientes; soli vero ventriculo, et maxime ejus partibus<text:line-break/>iis, quae ad orificium pertinent, fensum indigentiae con-<text:line-break/>tulit, ad cibum sumendum animal ipsum excitantem et<text:line-break/>stimulantem, idquc a natura recte . fuit comparaturu..<text:line-break/>Quum enim totius corporis partes nutrimentum ex venis<text:line-break/>a cava prognatis trahant, ipsa autem rursus cava , ex</text:span></text:p>
      <text:p text:style-name="P30"><text:span text:style-name="T1">venis-hepatis, hae rursum ex iis, </text:span><text:span text:style-name="T16">quae </text:span><text:span text:style-name="T1">sursum ad portas<text:line-break/>feruntur</text:span><text:span text:style-name="T16">, </text:span><text:span text:style-name="T1">illae rursum ex ventriculo et intestinis, quum-<text:line-break/>que nulla jam superfit amplius pars, </text:span><text:span text:style-name="T16">a </text:span><text:span text:style-name="T1">qua ventricu-<text:line-break/>lum capere oporteat, animalibus ipsum extrinsecus re-<text:line-break/>plere fuit necesse; in eoque disserunt jam a plantis. Si-<text:line-break/>quidem his, etsi quam maxime alias quatuor facultates'<text:line-break/>paulo ante memoratas, ut animalia ipsa, habere contigerit,-<text:line-break/>eis tamen sensus certe eorum, quae sibi desunt, abest;<text:line-break/>non enim per os nutriendae erant, promptuarium copiosi</text:span><text:span text:style-name="T10">1<text:line-break/></text:span><text:span text:style-name="T1">alimenti subjectam habentes ipsam terram, cui haerentes<text:line-break/>atque unitae femper affluunt alimento. Ipsi vero substan-<text:line-break/>tiae animalium, praeterquam quod multum a ferra differt<text:line-break/>fecundum innatas partium qualitates, instiper etiam mo-<text:line-break/>tus inest voluntarius, et loci ex loco permutatio: itaque<text:line-break/>propter haec duo impossibile fuit ipsis plantarum 'ritu<text:line-break/>sugere ex terra humorem. Opus-igitur fuit'niru.nquod-<text:line-break/>que-pro' fua natura aut herba, aut semine,' aut'fructu<text:line-break/>arborum, aut aliorum animalium carnibus nutriri-, eaque’</text:span></text:p>
      <text:p text:style-name="P30"><text:span text:style-name="T1">id </text:span><text:span text:style-name="T16">temporia edere, quo ventriculus </text:span><text:span text:style-name="T1">senserit indigentiam;<text:line-break/>fed nulla animalis pars ex se ipsa sensum habet innatum<text:line-break/>ut </text:span><text:span text:style-name="T16">et Iroc </text:span><text:span text:style-name="T1">in </text:span><text:span text:style-name="T16">aliis </text:span><text:span text:style-name="T1">demonilratrun esu Affluere .igitur ven-<text:line-break/>tricrlo sjusmodi facultatem aliunde oportebat velut per<text:line-break/>canales quosdam a sensifico principio; cujus rei gratia ad<text:line-break/></text:span><text:span text:style-name="T16">eum </text:span><text:span text:style-name="T1">per nervorum </text:span><text:span text:style-name="T16">haud </text:span><text:span text:style-name="T1">mediocre superne defertur et<text:line-break/>disseminatur, contexitque maxime quidem os ejus et<text:line-break/>partes ipsi continuas, </text:span><text:span text:style-name="T16">et </text:span><text:span text:style-name="T1">in alias jam partes usque ad<text:line-break/>fundum ipsius ventriculi protenditur. </text:span><text:span text:style-name="T10">:</text:span><text:span text:style-name="T1"> Positus autem </text:span><text:span text:style-name="T16">est<text:line-break/></text:span><text:span text:style-name="T1">ventriculus non statim post os, tametsi id postulabat ali-<text:line-break/>urenti certe susceptio; fed quem vocamus thoracem, et<text:line-break/>quae in ipso sunt viscera, praepsisuitalatura; ut ille qui-<text:line-break/>dem in iuferioribus partibus effluvia habeat superfluorum,<text:line-break/>hic vero per os attrahens et rursus emittens aerem<text:line-break/>vocis et respirationis flat opifex.. Sed de thorace qui-<text:line-break/>dem et visceribus, quae in ipso sunt, fusius in sequenti-<text:line-break/>bus dicetur: ad ventriculum autem rurstis revertimur;</text:span></text:p>
      <text:p text:style-name="P30"><text:span text:style-name="T1">non </text:span><text:span text:style-name="T16">enim; quia inferiorem </text:span><text:span text:style-name="T1">thorace </text:span><text:span text:style-name="T16">eum natura </text:span><text:span text:style-name="T1">posuit,<text:line-break/>ob id oportet solum </text:span><text:span text:style-name="T16">laudare, sed eo </text:span><text:span text:style-name="T1">amplius., quod non<text:line-break/>medius ex.-.cte inter </text:span><text:span text:style-name="T16">sinistram et </text:span><text:span text:style-name="T1">dextram animalis par-<text:line-break/>tem positus est, </text:span><text:span text:style-name="T16">sied </text:span><text:span text:style-name="T1">in </text:span><text:span text:style-name="T16">sinistris </text:span><text:span text:style-name="T1">magis. Quum enim </text:span><text:span text:style-name="T16">na-<text:line-break/>tura </text:span><text:span text:style-name="T1">circumpositura </text:span><text:span text:style-name="T16">ei </text:span><text:span text:style-name="T1">esset duo viscera, </text:span><text:span text:style-name="T16">neque </text:span><text:span text:style-name="T1">magnitu-<text:line-break/>dine </text:span><text:span text:style-name="T16">aequalia </text:span><text:span text:style-name="T1">neque pari praestantia-, propterea majori<text:line-break/>et principaliori majorem simul </text:span><text:span text:style-name="T16">et </text:span><text:span text:style-name="T1">nobiliorem locum tri-<text:line-break/>buit,. et hoc quietem </text:span><text:span text:style-name="T16">dextra </text:span><text:span text:style-name="T1">parte, locavit; alterum vero,<text:line-break/>quod est velut expressum quoddam simulacrum ipsius,<text:line-break/>sinistris ventriculi .partibus protendit. Sed quoniam he-<text:line-break/>par quisiem sublimem habuit situm, adeo-ut contingat<text:line-break/>lepturn transversum, splen autem inferiorem propter<text:line-break/>eam quam paulo ante dicebamus causam, ratio suit </text:span><text:span text:style-name="T16">ad<text:line-break/></text:span><text:span text:style-name="T1">dextram fundum ventriculi extendisse, otiosus enim fuis-<text:line-break/>se tlocus isse et omnluo vacuus, utpote ad quem hepar ,<text:line-break/>non etiam perveniebat. Haec quidem est providentia<text:line-break/>positurae trium instrumentorum, hepatis, splenis et ven-<text:line-break/>tris; providentia vero figurae et '.oulormationis uuiver-</text:span></text:p>
      <text:p text:style-name="P30"><text:span text:style-name="T1">sae, praeterea connexionis et cohaerentiae cum adjacen-.<text:line-break/>tibus sic habet. </text:span><text:span text:style-name="T21">. </text:span><text:span text:style-name="T1">Ventriculus quidem,, ut qui recipiendo-<text:line-break/>lum ciborum gratia extiterit, et locum omnem luter he-<text:line-break/>par et splenem medium esset occupaturus, merito rotun-<text:line-break/>dus simul et oblongus fuit; rotundus quidem,, . quod<text:line-break/>haec' figura' minimum omnium .laesioni obnoxia</text:span><text:span text:style-name="T21">. </text:span><text:span text:style-name="T1">atque<text:line-break/>capacissima sit, omnium enim figurarum aequalem haben-<text:line-break/>tium circuitum, planarum quidem circulus, solidarum<text:line-break/>autem, sphaera maximae snnt; oblongus autem, quoniam<text:line-break/>inferne quidem ecphysis ad intestinum est, superne autem<text:line-break/>ad oesophagum ipse </text:span><text:span text:style-name="T16">idem </text:span><text:span text:style-name="T1">progreditur, qua vero incumbit<text:line-break/>vertebris,</text:span><text:span text:style-name="T21">. </text:span><text:span text:style-name="T1">comprimitur et oh id ipsum vitiata est ipsius<text:line-break/>convexitas. Est aulem lu hominibus quidem, fundum la-<text:line-break/>tius ipso orificio, quod luferne fundum vergat in hoc<text:line-break/>animali, quod folum rectum extitit; in aliis vero ani-<text:line-break/>malibus versus anteriora ad hypochondrium tendit ven-<text:line-break/>triculus </text:span><text:span text:style-name="T16">, </text:span><text:span text:style-name="T1">propterea. </text:span><text:span text:style-name="T16">quod </text:span><text:span text:style-name="T1">id illis est "deorsum. Porro tibi<text:line-break/>manifesta jam erit universa ipsius figura. Sphaeram enim<text:line-break/>perfectam mente complexus, postea ipsam ampliorem</text:span></text:p>
      <text:p text:style-name="P30"><text:span text:style-name="T1">finge animo parte inferiori; deinde duplicem facias pro-<text:line-break/>ductionem, latiorem quidem, qiiae est ad oesophagum,<text:line-break/>strictiorem autem, quae inferne; postremo ipsam compri-<text:line-break/>mendo. et finiam faciendo gibbositatenr posteriorem' om-<text:line-break/>nem figuram ventriculi didiceris.- Caeternin alia' quidem<text:line-break/>perspicua suUt. Propter quam vero causam 'contrario se-<text:line-break/>modo habent ipsae partes, ac productiones? superne enim,<text:line-break/>ubi ipse ventriculus est strictior, stomachus factus est am-<text:line-break/></text:span><text:span text:style-name="T21">plus; </text:span><text:span text:style-name="T1">insume autem, ubi est latior, productio ad lutesti-<text:line-break/>num strictior facta esu An quod moles non tritus, du-<text:line-break/>ras ac magnas aliquando transglutit animal, quae ut<text:line-break/>transirent, amplam viam factam fuisse eam, quae per sto-<text:line-break/>jnaclurm defert, oportet? inferne autem contra nihil<text:line-break/>oportet transire magnum, durum, non verfunr in chy-<text:line-break/>lum atque incoctum, fed velut janitor quispiam justus<text:line-break/>est hujus meatus angustia, nulli ante, ' quam in chylum<text:line-break/></text:span><text:span text:style-name="T21">redadtuin </text:span><text:span text:style-name="T1">sit et concoctum, facile concedens ad' inferna<text:line-break/>transitum. Atque in multis certe animalibus velut glan-</text:span></text:p>
      <text:p text:style-name="P30"><text:span text:style-name="T1">dulosa quaedam substantia ibi adjacet adaugens angusii-<text:line-break/>am,- et maxime quando ventriculus retentrice facultate<text:line-break/>utens et colligens' undique feipfum </text:span><text:span text:style-name="T16">ac </text:span><text:span text:style-name="T1">contrahens -lu<text:line-break/>spiras, et quae lu fe ipfo continentur circumplexus, in<text:line-break/>coctionem eorum incumbit; tunc enim utrumque orifi-<text:line-break/>cium’arctissime coactum clauditur;- quemadmodum rursus,<text:line-break/>quando expultrice vocata facultate utitur,, csetera omnia<text:line-break/>coarctat,' cogit ac constringit, meatum autem aperit, per<text:line-break/>quem evacuari oportet, quae propelluntur. ffae sane<text:line-break/>ventriculi actiones, in aliis libris demonstratae a nobis,<text:line-break/>mirabiliter’ consentire constructioni ipsi videntur: et'<text:line-break/>cum'iis adhuc id, quod statim quidem ab orificii supe-<text:line-break/>rioris ventriculi productione dilatari, manifeste jam ap-<text:line-break/>parente eo, quod docet, partem ventriculi quandain prae-<text:line-break/>longam ab rpsu extenlanr oesophagum esse, non paula-<text:line-break/>tim autem, sed repente et semel ex fundo ventris<text:line-break/>exortum intestinum ipsius ventriculi minime, partem esse,<text:line-break/>scd aliud quippiam ni connatum.</text:span></text:p>
      <text:h text:style-name="P3" text:outline-level="2">Cap. VIll.</text:h>
      <text:p text:style-name="P8"><text:span text:style-name="T1">Atque adeo tunicarum natura ventriculo<text:line-break/>quidem et stomacho assimilis est, dissimilis autem inte-<text:line-break/>stinis. Interna namque tunica in ventriculo siuiul ' ac<text:line-break/>stomacho membranosior' exsistens villos rectos superne<text:line-break/>deorsum tendentes habet; externa vero carnosior trans- '<text:line-break/>versos, - quales habent duae intestinorum tunicae, idque<text:line-break/>merito; siquidem ventriculus trahat oportet ad </text:span><text:span text:style-name="T16">fe </text:span><text:span text:style-name="T1">ipsum<text:line-break/>per stomachum cibum et potum tanquam manibus rectis-<text:line-break/>his villis, propellat vero transversis; lutestluis vero (at-<text:line-break/>tractrice enim non indigebant facultate) soli ad propel-<text:line-break/>lendum idonei facti sunt villi. Quiuetiam continua est<text:line-break/>interna ventriculi et:.stomachi et omnium, quae sunt in<text:line-break/>ore, .tunica; siquidem id magis conserebat tum ad attra-<text:line-break/>ctionem contenturum in ore cibariorum , tum etiam, ut<text:line-break/>lingua deorsum trahatur cum musculis, qui sunt ad ton-<text:line-break/>sillas, ,a quorum omnium tensione sublatu larynge et<text:line-break/>sursum ad epiglottida currente obturatoque ab ea, ne</text:span></text:p>
      <text:p text:style-name="P30"><text:span text:style-name="T1">confertim humor incidat in pulmonern, prohibetur. At<text:line-break/>cur duriora et </text:span><text:span text:style-name="T16">deusiora </text:span><text:span text:style-name="T1">sint interna horum, quam in-<text:line-break/>testinornm? quia intestina quidem ad distributionem con-<text:line-break/>ferunt-, ventriculus vero et stomachus et </text:span><text:span text:style-name="T16">os </text:span><text:span text:style-name="T1">ad patien-<text:line-break/>di difficultatem comparata- sunt; duras enim et magnas<text:line-break/>atque asperas moles-saepe transglutimus, a quibus conr-<text:line-break/>primerentur et abraderentur partes, nisi, durae et den—<text:line-break/>Eae extitisseut. Ob </text:span><text:span text:style-name="T16">id </text:span><text:span text:style-name="T1">ipsum autem etiam tunica haec<text:line-break/>communis ori, ' stomacho ' ac ventriculo rarior et mol-<text:line-break/>lior fit paulatim usque ad fundum ventriculi; ut, si par-<text:line-break/>tem hanc ventriculi comparaveris illi, quae in ore est,'<text:line-break/>multo mollior tibi appareat;' instrumentum enim, quod<text:line-break/>primum omnium occurrit cibariis, antequam ullam re-<text:line-break/>ceperlut elaborationem, consentiens fuit omnium ad pa-<text:line-break/>tiendurn fuisse contumacissimum. Quae etiam causa fuit,<text:line-break/>cur venae quam plurimae quidem ad singula intestina<text:line-break/>immittantur, paucae autem ad inferiora ventriculi, pau-<text:line-break/>oee etirrn ad ejus oris partes, ei omnluo obscurae qnie-</text:span></text:p>
      <text:p text:style-name="P30"><text:span text:style-name="T1">dam </text:span><text:span text:style-name="T16">ad </text:span><text:span text:style-name="T1">oesophagum: . siquidem hic via erat solum </text:span><text:span text:style-name="T16">cibo-<text:line-break/></text:span><text:span text:style-name="T1">rnm, ventriculus </text:span><text:span text:style-name="T16">vero </text:span><text:span text:style-name="T1">coctionis instrumentum,, ut distri-<text:line-break/>butionis intestlirum. Ubi ergo oportuit solum coqui ciba-<text:line-break/>ria., omnino </text:span><text:span text:style-name="T16">paucis </text:span><text:span text:style-name="T1">opus </text:span><text:span text:style-name="T16">fuit venis </text:span><text:span text:style-name="T1">transumentibus, quic- -<text:line-break/>quid jaur utile fuerit;, </text:span><text:span text:style-name="T16">quod vero </text:span><text:span text:style-name="T1">jam coctum est, quam<text:line-break/>citissime distribui convenit ; ipsi , autem viae albi pro<text:line-break/>se ipsa solum erat, opus venis. Meritu igitur ipsa quidem<text:line-break/>paucissimas habuit venas,, mediocres autem ventriculus;<text:line-break/>copiosas intestina. Cur aulem circumambit ventriculum<text:line-break/>hepar </text:span><text:span text:style-name="T16">?</text:span><text:span text:style-name="T1">, an ut ille quidem ab hoc, cibaria vero ab 'ipso<text:line-break/>ventriculo calefiant? ob. id errsm ipsum hepar quibus-<text:line-break/>dam lobis, tanqnam digitis, ventriculum ad unguem com-<text:line-break/>plectitur; neque est unus ipsorum numerus in singulis<text:line-break/>animalibus, propterea quod neque magnitudo ventriculi-<text:line-break/>.omnibus exacte est eadem. Sed et idem ventriculus ex<text:line-break/>sinistris longum habet protensum splenem,,, a quo sinistrae<text:line-break/>illius partes calefiunt;, retroriniu autem sunt spina et<text:line-break/>spinales vocati musculi, illa quidem velut propugnaculum</text:span></text:p>
      <text:p text:style-name="P30"><text:span text:style-name="T1">quoddam densum, </text:span><text:span text:style-name="T21">ii </text:span><text:span text:style-name="T1">vero, velut culcitra quaedam mollis;'<text:line-break/>simus cum pinguedine </text:span><text:span text:style-name="T16">ipsis </text:span><text:span text:style-name="T1">adnata calefaciunt ventricu-<text:line-break/></text:span><text:span text:style-name="T21">lum. </text:span><text:span text:style-name="T1">Hae quidem omnes memoratae partes usus proprii<text:line-break/>gratia singulae' </text:span><text:span text:style-name="T21">extiterunt; </text:span><text:span text:style-name="T1">at ingeniosa natura prope'ven-<text:line-break/>triculum positas eas 'velut caloris fomites quosdam con-<text:line-break/>stituit.</text:span></text:p>
      <text:h text:style-name="Heading_20_2" text:outline-level="2">Cap. IX.</text:h>
      <text:p text:style-name="P8"><text:span text:style-name="T1">lu reliqua vero anteriore ipsius parte ni-’<text:line-break/></text:span><text:span text:style-name="T21">hil </text:span><text:span text:style-name="T1">habebat proprii usus </text:span><text:span text:style-name="T16">gratia </text:span><text:span text:style-name="T1">illic locatum, quo </text:span><text:span text:style-name="T16">ad </text:span><text:span text:style-name="T1">hoc<text:line-break/>abuteretur; unde eam non piguit ob eam ipsum ventri-<text:line-break/></text:span><text:span text:style-name="T21">culi </text:span><text:span text:style-name="T1">ealsuetibnem etiam parte anteriori generare et, ex—<text:line-break/>tendere per tutum ipsum ventrem corpus aliquod densum<text:line-break/>simul et leve </text:span><text:span text:style-name="T21">et </text:span><text:span text:style-name="T1">calidum: densum quidem, ut intus<text:line-break/></text:span><text:span text:style-name="T21">concludat innatum </text:span><text:span text:style-name="T1">calorem; leve autem, ut 'sine dolore<text:line-break/></text:span><text:span text:style-name="T21">ac </text:span><text:span text:style-name="T1">compressione calefaciat; calidum, (hoc certe ne verbis. </text:span><text:span text:style-name="T21">.<text:line-break/></text:span><text:span text:style-name="T1">quidem ludiget,) quia'tale oportuit esse, quod'gratia cale-<text:line-break/>faciendi factum fuerat. Sed si leve quidem simul et<text:line-break/>densum erat futurum, id membranosum esse oportebat;<text:line-break/></text:span><text:span text:style-name="T21">quite </text:span><text:span text:style-name="T1">rfiim para </text:span><text:span text:style-name="T21">in </text:span><text:span text:style-name="T1">animalis ejtfeufsidi coTpore iftveniatur</text:span></text:p>
      <text:p text:style-name="P30"><text:span text:style-name="T1">densior ac lenior? si </text:span><text:span text:style-name="T16">vero, </text:span><text:span text:style-name="T1">calidum, et. vasa habere quam-'<text:line-break/>plurima; venas et arterias, atque pinguedinum quandam<text:line-break/>copiosum circumsnsam,, quae certe quod calida </text:span><text:span text:style-name="T16">res </text:span><text:span text:style-name="T1">fit,<text:line-break/>dignoscitur et sensu ipso, utentibus ea nobis vice olei,<text:line-break/>indicat autem id non minimum, quod faclle in flammant<text:line-break/>transmutetur, tanquam ad flammae naturam proxime<text:line-break/>accedat, nihil enim frigidum prompte comburitur. At-<text:line-break/>que jam planum tibi factum' est his verbis vocatum<text:line-break/>omentum, ex duabus quidem tunicis densis et tenuibus<text:line-break/>sibi ipfis incumbentibus, quamplurimis vero arteriis et<text:line-break/>venis, et pinguedlue non pauca conflatum. Quod .au-<text:line-break/>tem calefaciendi gratia factum fit, evidenter discas licet<text:line-break/>in illis, qui vulnus lu abdomine acceperunt, in quibus<text:line-break/>per vulnus excidit omentum, delude lividum factum co-<text:line-break/>git medicos partem laesam adimere. </text:span><text:span text:style-name="T21"><text:s/></text:span><text:span text:style-name="T1">Omnes enim hi<text:line-break/>frigidiorem sentiunt ventriculum, minusque concoquunt,<text:line-break/>ac pluribus operimentis extrinsecus egent, et maxime<text:line-break/>quando insigni fuerit magnitudine, quod abscissum est;</text:span></text:p>
      <text:p text:style-name="P30"><text:span text:style-name="T1">quemadmodum certe et nos aliquando fere totum' ipsum<text:line-break/>abscidimus cuidam gladiatori ita vulnerato; homo aniem<text:line-break/>sanatus quidem coniestim est, sed tamen, adeo facile et<text:line-break/>patiebatur et laedebatur a frigido externo, ut non susti-<text:line-break/>neret nuduin habere ventrem, sed lanis assidue esset-<text:line-break/>obvolutus; gracilior autem fuerat a principio hic gladia-<text:line-break/>tor cum aliis partibus, tum ventre, obridque celeriter,<text:line-break/>opinor, refrigerabatur. Cur aulem in homine haec pius<text:line-break/>longissime protenditur, extensu in omnia lutestiua? an.<text:line-break/>quia coctiones intestinorum funt imbecillimae, et cutis<text:line-break/>mollissima atque depilis, noxisque multipliciter admodum<text:line-break/>exposita ? Nec vero in aliis quidem, animalibus soli ven-<text:line-break/>triculo incumbit, sed in his quidem magis, in his au-<text:line-break/>tem minus extensum est lu lutestina pro cuiusque ipso-<text:line-break/>rum natura. Dicta jam funt mihi fere omnia, quae ad.<text:line-break/>ventriculum pertinent, fi duo haec 'addita adhuc fuerint,.<text:line-break/>quibus ventriculus ligamentis fpluae fit adnexus, et unde<text:line-break/>sit </text:span><text:span text:style-name="T37">. </text:span><text:span text:style-name="T1">origo epiploo;. itenim et illum stabilitum esse, ei</text:span></text:p>
      <text:p text:style-name="P30"><text:span text:style-name="T1">hoc non undecunque ducere initium generationis opor-<text:line-break/>tuit; ad hoc sarre utrumque peritonaeo uti mirabiliter<text:line-break/>natura videtur. Prius autem necessarium est exponere,<text:line-break/>quaenam sit hujus peritonaei substantia, quemque usum<text:line-break/>animalibus praebeat, quo convenienter natura ad prae-<text:line-break/>dicta simus assa est Substantia certe corporis membrana<text:line-break/>est peritonaeum. Usus auteui ipsius plures sunt anima-<text:line-break/>libus: primus,, quidem, ut operimenti omnium subjecta-<text:line-break/>rum partium situm ventriculi, tum intestinorum </text:span><text:span text:style-name="T16">et </text:span><text:span text:style-name="T1">visce-<text:line-break/>rum.., quae sub phreuibus sunt; fecundus autem, ut tiun-<text:line-break/>rersi septi inter haec ipsa et muscidos extrinsecus in-<text:line-break/>cumbentes; tertius, ut, sicci nutrimenti excrementa citius<text:line-break/>fubeant; quartus, ut -ne flatibus distendantur facile inte-<text:line-break/>stina et'ventriculus; -quintus, ut omnia, quae funt fub<text:line-break/>phreuibus, colligentur ab </text:span><text:span text:style-name="T16">eo </text:span><text:span text:style-name="T1">et velut cute quadam<text:line-break/>unumquodque privatim tegatur. Primus fano usus exi-<text:line-break/>guus est,, quum possint, quae sunt lutra peritonaeum, a<text:line-break/>corporibus, quae extrinsecus sibi incumbunt, satis muniri;</text:span></text:p>
      <text:p text:style-name="P30"><text:span text:style-name="T1">musculi enim illic funt niagiii,. sirper quos tum adeps<text:line-break/>multus, tum cutis crassa est; reliqui vero usus omnes<text:line-break/>quidem sirnt memoratu digni, nonnulli vero ex iis etiam<text:line-break/>admodum sirnt magni magnurnque momentum animalibus<text:line-break/>affluunt. Qui igitur diaphragmatis^ usus ipsius est, ita<text:line-break/>habet. Quum multi et magni musculi in abdomine sint<text:line-break/>gratia efflationis, vocis, egestionis et mictus, sicut alibi<text:line-break/>demonstratum est diceturqne in (equentibus, rntercide-<text:line-break/></text:span><text:span text:style-name="T21">rerrt </text:span><text:span text:style-name="T1">in spatia inter ipsus media aliquando tenuium in-<text:line-break/>testinorum nonnulla; quae prementia et pressa, coarctan-<text:line-break/>tia et coarctata, dolorem facientia et dolentia, tum </text:span><text:span text:style-name="T21">mo-<text:line-break/></text:span><text:span text:style-name="T1">tus eorum impedirent, tum et ipsa difficillime propelle-<text:line-break/>rent deorsum superflua. Discere autem id licet ex vul-<text:line-break/>neratum quidem habentibus peritonaeum, non bene au-<text:line-break/></text:span><text:span text:style-name="T21">tem </text:span><text:span text:style-name="T1">curatis, ut omnes obnoxii sint praedictis affectibus.<text:line-break/>Ac nunc certe circumposito peritonaeo, et motus omnes<text:line-break/>sirnt liberi </text:span><text:span text:style-name="T16">a </text:span><text:span text:style-name="T1">nulloque impediti, et positura neutras par;<text:line-break/></text:span><text:span text:style-name="T21">tes </text:span><text:span text:style-name="T1">premit, neque incumbentes extrinsecus musculos, ne-</text:span></text:p>
      <text:p text:style-name="P30"><text:span text:style-name="T21">que </text:span><text:span text:style-name="T1">internorum </text:span><text:span text:style-name="T21">quicquam non </text:span><text:span text:style-name="T1">mosio-intestinorum, 'sed<text:line-break/></text:span><text:span text:style-name="T21">et </text:span><text:span text:style-name="T1">viscerum. Alius ulus est peritonaei hujus operimenti-.<text:line-break/></text:span><text:span text:style-name="T21">Nam </text:span><text:span text:style-name="T1">omnibus internis partibus circunrtensum, unde </text:span><text:span text:style-name="T21">et<text:line-break/>ipsi nomen </text:span><text:span text:style-name="T1">est, et superioribus extremitatibus ad sternum,<text:line-break/>et nothis costis, in idem conveniens cum subtensis phre</text:span><text:span text:style-name="T5">-</text:span><text:span text:style-name="T4">ι</text:span><text:span text:style-name="T5"> </text:span><text:span text:style-name="T21"><text:line-break/></text:span><text:span text:style-name="T1">nibus obliquis,- non nihil auxiliatur peri fcalt ico motui<text:line-break/>ventriculi et intestinorum; quo motu subire alimenti<text:line-break/></text:span><text:span text:style-name="T21">excrementa dicebamus. Velut enim duabus quibusdam<text:line-break/></text:span><text:span text:style-name="T1">munibus</text:span><text:span text:style-name="T21">, </text:span><text:span text:style-name="T1">et peritonaeo , et septo transverso ,</text:span><text:span text:style-name="T21">. </text:span><text:span text:style-name="T1">superae<text:line-break/></text:span><text:span text:style-name="T21">quidem </text:span><text:span text:style-name="T1">nuitis</text:span><text:span text:style-name="T21">, </text:span><text:span text:style-name="T1">inferne autem distantibus, constricta </text:span><text:span text:style-name="T21">ea,<text:line-break/>quae </text:span><text:span text:style-name="T1">lu medio sunt, exprimunt pelluntque deorsum </text:span><text:span text:style-name="T21">ali-<text:line-break/>menti </text:span><text:span text:style-name="T1">excrementa. Nam </text:span><text:span text:style-name="T21">si peritonaeum inferna parte<text:line-break/>cum </text:span><text:span text:style-name="T1">alio quodam phrenibus assimili, conjunctum esset,<text:line-break/></text:span><text:span text:style-name="T21">superna </text:span><text:span text:style-name="T1">vero distaret, </text:span><text:span text:style-name="T21">peristalticum </text:span><text:span text:style-name="T1">ita </text:span><text:span text:style-name="T21">motum (qui fit a<text:line-break/>transversis </text:span><text:span text:style-name="T1">illis villis, quorum antea memini) </text:span><text:span text:style-name="T21">non </text:span><text:span text:style-name="T1">magi?<text:line-break/></text:span><text:span text:style-name="T21">adinseiiora, qqam </text:span><text:span text:style-name="T1">ad superiora, pellere alimentum con-<text:line-break/></text:span><text:span text:style-name="T21">tingeret. Non </text:span><text:span text:style-name="T1">igitur est </text:span><text:span text:style-name="T21">parvum opus hoc </text:span><text:span text:style-name="T1">peritonaei;<text:line-break/></text:span><text:span text:style-name="T21">sive tunicae</text:span><text:span text:style-name="T1">, sive membranae, </text:span><text:span text:style-name="T21">sive </text:span><text:span text:style-name="T1">operimenti, </text:span><text:span text:style-name="T21">sive alio</text:span></text:p>
      <text:p text:style-name="P30"><text:span text:style-name="T1">d</text:span></text:p>
      <text:p text:style-name="Standard"><text:span text:style-name="T1">quodam modo voluerit id nominare ‘aliquis eorum, qui<text:line-break/>consumunt tutam vitam in nominum contentione: qui-<text:line-break/>dam enim sola composita operimenta tunicarum nomino<text:line-break/>dignantur, alii aulem crassa-; alii, nisi composita simul et<text:line-break/>crassa natura extiterint, eis appellationem hanc non tri-<text:line-break/>buuut. Ad eundem autenr modum et de membranis liti-<text:line-break/>gant; quibusdam' enim simplicitas sufficit, aliis autem<text:line-break/>tenuitas; alii ambobus opus esse arbitrantur, ut ita no-<text:line-break/>minentur., et nisi tenue fuerit sunul et simplex operi-<text:line-break/>mentum, id nolunt vocare membranam.' At antiqui certe<text:line-break/>tunicas et membranas et meningas praeter haec omnia<text:line-break/>ejusmodi vocant; quos nos quoque sequentes a vana quia<text:line-break/>dem in nominibus garrulitate discedemus, et proposito<text:line-break/>adhaerebimus. Quartus vero usus peritonaei hujus operi-<text:line-break/>inenti' exacte <text:s/>circumteusi </text:span><text:span text:style-name="T16">et </text:span><text:span text:style-name="T1">constringentis omnia est,<text:line-break/>ne ventriculus et partes ventriculo propinquae promptu<text:line-break/>statibus prehendantur- <text:s/>Utilis aulem est ipfis ad hoc et<text:line-break/>propria facultas,, qua utentes (ut alibi demonstratum est) </text:span></text:p>
      <text:p text:style-name="P30"><text:span text:style-name="T1">scmper circumplectuntur ea, quae in se continent, eaque<text:line-break/>undique constringunt. Haud vero contemnendum est<text:line-break/>neque hoc quidem peritonaei auxilium, quando (siquidem<text:line-break/>imbecilliora.haec et infirmiora fuerint, quam ut ample-<text:line-break/>ctantur undique cibaria) vaporoso et flatuoso. spiritu a<text:line-break/>quibusvis impletur ventriculus et quae ciccum ipsum<text:line-break/>sunt partes, - quamobrem evidenter </text:span><text:span text:style-name="T16">ac </text:span><text:span text:style-name="T1">necessario conse-<text:line-break/>quitur alimentum non ' concoqui, et tardam fieri distri-<text:line-break/>butionem; robusta vero si fuerint universa, et arnplecta-<text:line-break/>tur undique ventriculus, intestina et peritonaeum, etsi<text:line-break/>valde flatuosa, quae comesta sunt, fuerint, coquuntur ta-<text:line-break/>men ac distribuuntur facile. Partem namque flatus<text:line-break/>ipsi ructus vacuant; alia autem deorsum penetrat; quod<text:line-break/>autem vaporosum simul et utile fuerit, in venas assnmi-<text:line-break/>tar. Ad ea igitur omnia utile est peritonaeum.</text:span></text:p>
      <text:h text:style-name="Heading_20_2" text:outline-level="2"><text:span text:style-name="T8">Cap. </text:span>X.</text:h>
      <text:p text:style-name="P8"><text:span text:style-name="T1">Quo pacto autem colliget simul et vestiat<text:line-break/>privatim singula quae sunt sub thorace instrumenta,<text:line-break/>deinceps nobis erit dicendum, sumpto hinc alicunde in-<text:line-break/>itio. Anterioribus quidem partibus ipsorum omnium<text:line-break/>praetensum est communiter peritonaeum; procedit autem</text:span></text:p>
      <text:p text:style-name="P30"><text:span text:style-name="T1">illinc ad dextram et sinistram per ilia usque ad lumbi<text:line-break/>vertebras; quo sit, ut singulis intestinis 'ac visceribus,<text:line-break/>tum arteriis . omnibus et venis ac nervis circumtendatur-</text:span><text:span text:style-name="T21">,<text:line-break/></text:span><text:span text:style-name="T1">Quod, vero ad extremitatem ejus superiorem atque luse-<text:line-break/>riorem attinet, superior quidem inferne phrenibus ad-<text:line-break/>haerescit,, luferior vero ossibus pubis et praeterea ilium.<text:line-break/>Porro instriunentorum in illis duabus partibus sitorum,<text:line-break/>quae superiori quidem parte sunt', cujusmodr est ventri-<text:line-break/>culus et hepar, a peritonaei portione phrenibus inferne<text:line-break/>adnata, quae vero inferiori, ut vesica atque intestina,<text:line-break/>ah ea portione, quae ossibus pubis committitur, vesiiun-<text:line-break/>tur. At de aliis quidem deinceps dicetur. Quod vero a<text:line-break/>phrenibus ori ventriculi extrinsecus adrascitur, unitur<text:line-break/>iis,, quae utrinque a spina ascendunt;, estque id prinui-<text:line-break/>pium generationis tertiae tunicae ventriculi, quae omni-.<text:line-break/>um extima est, quam sane operimentum quoddam ac.<text:line-break/>propugnaculum fecundae tunicae carnosae. circumposuit<text:line-break/>natura, eaque pro ligamento utitur ad ventriculum totum<text:line-break/>eum corporibus, quae ad spinam sunt,, colligaudum. Ti-</text:span></text:p>
      <text:p text:style-name="P50"><text:span text:style-name="T1">b’que apparebit crassa </text:span><text:span text:style-name="T16">haec </text:span><text:span text:style-name="T1">tunica, quamvis aliae pro-<text:line-break/>ductiones peritonaei, </text:span><text:span text:style-name="T16">quae </text:span><text:span text:style-name="T1">ad instrumenta nutritionis’<text:line-break/></text:span><text:span text:style-name="T21">feruntur, onnres </text:span><text:span text:style-name="T1">sint tenues: sed quoniam magna pars est<text:line-break/></text:span><text:span text:style-name="T21">ventriculus, </text:span><text:span text:style-name="T1">maximasque sustinet distensiones; quae ipsi<text:line-break/>accidunt a cibis et potibus, merito fortibus vinculis,<text:line-break/></text:span><text:span text:style-name="T21">atque operimentis </text:span><text:span text:style-name="T1">eguit.<text:tab/></text:span><text:span text:style-name="T37">,<text:tab/></text:span></text:p>
      <text:h text:style-name="Heading_20_2" text:outline-level="2">Cap. XI.</text:h>
      <text:p text:style-name="P8"><text:span text:style-name="T21">Atque </text:span><text:span text:style-name="T1">ad epiplor generationem, unde di-<text:line-break/>gressa </text:span><text:span text:style-name="T21">est 'oratio, jam </text:span><text:span text:style-name="T1">redeo. Hanc tunicam praeparavit na-<text:line-break/></text:span><text:span text:style-name="T21">tura</text:span><text:span text:style-name="T1">, </text:span><text:span text:style-name="T21">ut tum longe </text:span><text:span text:style-name="T1">utilissima, tum minime noxis </text:span><text:span text:style-name="T21">sit.<text:line-break/>exposita. Partibus </text:span><text:span text:style-name="T1">enim -peritonaei, quae a spina, utrin-<text:line-break/></text:span><text:span text:style-name="T21">que 'a lcendurrt, </text:span><text:span text:style-name="T37">' </text:span><text:span text:style-name="T21">sibi </text:span><text:span text:style-name="T1">invicem occurrentibus ad maxime<text:line-break/></text:span><text:span text:style-name="T21">gibbam-et altissimam </text:span><text:span text:style-name="T1">partem ventriculi, ibique magnam,<text:line-break/></text:span><text:span text:style-name="T21">arteriam et </text:span><text:span text:style-name="T1">venam sccundum longitudinem ejus exten-<text:line-break/>sam invenientibus, locus iste omnis principium est-tge--<text:line-break/>nerationis epiploi, ceu jam omnia habens-, quibus egebat;<text:line-break/>etenim arteria et vena illic magnae et duae partes,<text:line-break/>peritonaei funt, et pars ventriculi, quae calefieri postu-<text:line-break/>lat. -Quum , autem produxisset natura illinc verras’ et</text:span></text:p>
      <text:p text:style-name="P30"><text:span text:style-name="T1">arterias quamplurinias ab utroque magno vule, simul<text:line-break/>produxit cum eis utrinque peritonaei partes, </text:span><text:span text:style-name="T21">uuiuscujus-<text:line-break/></text:span><text:span text:style-name="T1">que praedictorum vnsorum partem ad. sese </text:span><text:span text:style-name="T21">attinentem'<text:line-break/></text:span><text:span text:style-name="T1">circumvestientes ac </text:span><text:span text:style-name="T21">- </text:span><text:span text:style-name="T1">colligantes. Mediam autem inter<text:line-break/>vasa regionem contexant peritonaei portiones, velut fila-<text:line-break/>menta </text:span><text:span text:style-name="T16">seu </text:span><text:span text:style-name="T1">plicae </text:span><text:span text:style-name="T16">quaedam </text:span><text:span text:style-name="T1">-sibi ’ invicem implexae et<text:line-break/>incumbentes; </text:span><text:span text:style-name="T21">ibique </text:span><text:span text:style-name="T1">plurimum pinguedinis </text:span><text:span text:style-name="T21">congerunt,<text:line-break/></text:span><text:span text:style-name="T1">quod fovet simul venirem, </text:span><text:span text:style-name="T3">in.urgii.que </text:span><text:span text:style-name="T1">membranas; </text:span><text:span text:style-name="T21">aci<text:line-break/>pef inediam </text:span><text:span text:style-name="T1">calori </text:span><text:span text:style-name="T21">nativo </text:span><text:span text:style-name="T1">suggerit </text:span><text:span text:style-name="T21">alimentum. Incumbere'<text:line-break/>igitur’ ventriculo et </text:span><text:span text:style-name="T1">veluti supernatare </text:span><text:span text:style-name="T21">epiploum' (nisde<text:line-break/>et </text:span><text:span text:style-name="T1">nomen </text:span><text:span text:style-name="T21">habuit) par </text:span><text:span text:style-name="T1">fuit propter praedictas causas, </text:span><text:span text:style-name="T21">nor.<text:line-break/></text:span><text:span text:style-name="T1">tamen’ omnino ali aliis partibus solutum et sublime </text:span><text:span text:style-name="T21">pen-<text:line-break/></text:span><text:span text:style-name="T1">dere; facile enim duplicaretur, et lu seipsum </text:span><text:span text:style-name="T21">frequenter<text:line-break/></text:span><text:span text:style-name="T1">involveretur ac colligeretur, multaque, 'quibus </text:span><text:span text:style-name="T21">tegmine-*'<text:line-break/></text:span><text:span text:style-name="T1">opus est-, relinqueret. Unde arbitror factum, </text:span><text:span text:style-name="T21">ut spleni<text:line-break/></text:span><text:span text:style-name="T1">id insereret nominatuque pancreati : 'pari </text:span><text:span text:style-name="T21">modo produ-<text:line-break/>otioni </text:span><text:span text:style-name="T1">veixlriculi in tenue </text:span><text:span text:style-name="T21">intestinum, </text:span><text:span text:style-name="T1">et mesenterio, «t</text:span></text:p>
      <text:p text:style-name="P30"><text:span text:style-name="T1">eolo, ipsius denique ventriculi simis. </text:span><text:span text:style-name="T16">Sed </text:span><text:span text:style-name="T1">si alligari so-<text:line-break/>lurn epiploon unicuique praedictorum natura voluisset,<text:line-break/>fatis habuisset membranosam ejus partem inseruisse abs-<text:line-break/>que vasis: at quum aliud quippiam majus provideret,,<text:line-break/>convenienter per vula communionem,, praedictis instru-<text:line-break/>mentis praeparavit:- cujus usum procedens fermo, quum<text:line-break/>tempestivum* erit, explicabit..</text:span></text:p>
      <text:h text:style-name="Heading_20_2" text:outline-level="2">Cap. XII.</text:h>
      <text:p text:style-name="P8"><text:span text:style-name="T1">Nunc autem transire ad hepar operae<text:line-break/>pretium est, ac statim sermonis initio memoriae gratia<text:line-break/>ea repetere,</text:span><text:span text:style-name="T37">. </text:span><text:span text:style-name="T1">quae in aliis sunt demonstrata; utilia enim<text:line-break/>sunt 'non folum propositis, fed omni etiam,, quae a no-<text:line-break/>bis ad finem producetur, narrationi.- - Oportere enim<text:line-break/>diximus in. compositis corporis partibus,, quibus aliqua<text:line-break/>actio ,commrssa esset (quas sane et instrumenta vocamus),,<text:line-break/>fcrulari per auatomas ejusmodi partem, cui nusquam in<text:line-break/>corpore alia sit similis, eamque propriae totius instrumenti<text:line-break/>actionis auctorem putare; alias vero partes esse commu-<text:line-break/>nes; ut et nunc lu hepate, quod supponitur venarum</text:span></text:p>
      <text:p text:style-name="P30"><text:span text:style-name="T1">principium esse, et primum sanguificationis instrumentum,<text:line-break/>haec enim a nobis in aliis demonstrata sunt; quaereir-<text:line-break/>dunrque, quaenam tandem fit haec pars, quae venarum<text:line-break/>est <text:s/>principium et generationis sanguinis causa; nam ne-<text:line-break/>que venis, neque arteriis, neque nervis causam hanc<text:line-break/>tribuere licet, (coinmunia enim sunt- haec totius corporis,)<text:line-break/>fed neque membranae extrinsecus 'visceri ipsi circumfusae,<text:line-break/>quam </text:span><text:span text:style-name="T16">a </text:span><text:span text:style-name="T1">peritonaeo dicebamus ortam esse. Atqui nisi<text:line-break/>haec sint, reliquum adhuc fuerit et recipientes bilem<text:line-break/>partes, et id, quod est velut curo hepatis, considerare;<text:line-break/>aut enim alterum, eorum, aut utrumque actionis praeci-<text:line-break/>puae totius instrumenti est causa. At eos qui bilem con-<text:line-break/>tinent meatus, nonne ridiculum fuerit, vel fanguiticatio-<text:line-break/>nrs instrumentum, vel venarum principium existimari?<text:line-break/>a vesica enim, quae est ad hepar, (quam choledochon *<text:line-break/>(stilissusceptricem) vocant) hi pori orti sunt, et eandem<text:line-break/>cum illo corpore ostendunt naturam, bilemque, non<text:line-break/>sanguinem, continent: neque solum sunt in hepate hy</text:span></text:p>
      <text:p text:style-name="P30"><text:span text:style-name="T1">sed etiam extra hepar, quemadmodum tum </text:span><text:span text:style-name="T16">is, </text:span><text:span text:style-name="T1">qui per- .<text:line-break/>venit ad intestinum, tum-ii, qui in ipsam vesicam per-<text:line-break/>rumpunt, quae ne ipsa quidem pars est hepatis; iri qui—<text:line-break/>uusdam vero animalibus - non est omnluo vesicula, scd<text:line-break/>foli pori bilem ab hepate ad tenue intestinum velut de-<text:line-break/>ducnnt. Restat ergo id, quod est velut caro hepatis,<text:line-break/>quod sane' est propria substantia visceris, esse prirnuut<text:line-break/>fanguincationis organum et venarum principium. Quin<text:line-break/>etiam si quis ipsius consideravit naturam, proxima fan-<text:line-break/>guini manifesto' apparebit; si enim anii.so cogitaris por-<text:line-break/>tione tenuiora exhausta a calore; ipsum sanguinem 'eras-.<text:line-break/>sibrem factum, nihil aliud invenies esse,' quam hepatis<text:line-break/>carnem. Quin etiam comprobat ipsam rei evidentiam’<text:line-break/>et id, quod saepe a nobis in aliis demonstratum est, par-<text:line-break/>tium quamlibet alimentum alterantium eum velut sco</text:span><text:span text:style-name="T2">-</text:span><text:span text:style-name="T4">ε</text:span><text:span text:style-name="T2"><text:line-break/></text:span><text:span text:style-name="T1">pum qnendam et finem' habere sibi propositum, ut sibi<text:line-break/>ipsi assiinllet-id; quod alteratur. Si Vero mente-conci-<text:line-break/>pias, assumptum ex ventriculo chytiim alterari'a carne<text:line-break/>hepatis,, et paulatim transmutari in- illius naturam; critsu</text:span></text:p>
      <text:p text:style-name="P30"><text:span text:style-name="T1">sissimus simul et maxime rubicundus ex necessitate erit,<text:line-break/>antequam illi persecte assimilatus 'sit: demonstratum;<text:line-break/>enim fuit et hoc, nullam rem contrarias vel omnluo;<text:line-break/>multum disserentes qualitates- recipere, posse, nisi per<text:line-break/>media prius iter fecerit ’ Quocirca si hoc quidem agit<text:line-break/>caro hepatis, ut sibi-ipsi nutrimentum assimilet, hoc au—<text:line-break/>tum repente ae simul, fieri non licet, medium utriusque.<text:line-break/>erit sanguis tanto a carne hepatis relictus, quanto fu--<text:line-break/>perat coctum in ventriculo chylum. Sed de his quidem,<text:line-break/>amplius ' -in aliis demonstratum est; nunc autem huic,<text:line-break/>docendo partium usui sufficiunt. Caro namque hepatis,<text:line-break/>quae est proprium ipsius corpus, primum fangullicatiouis<text:line-break/>est organum et venarum principium. Quapropter et<text:line-break/>venis, quae ad ventriculum . et. univefsa intestina per-<text:line-break/>tinent; 'inest facultas quaedam sanguinis effectrix,, qua<text:line-break/>fiiccrrtni; qui ex cibis distribuitur, venis in samqekem-<text:line-break/>mutare naturale est prius, quam.-is ad hepar perveniat,<text:line-break/>Poros vero, qui funt lu vesica bilem recipiente, perspi-</text:span></text:p>
      <text:p text:style-name="P51"><text:span text:style-name="T1">cutun est gratia separandae bilis factos </text:span><text:span text:style-name="T16">esse; </text:span><text:span text:style-name="T1">membrana </text:span><text:span text:style-name="T21">..<text:line-break/></text:span><text:span text:style-name="T1">autem exterior velut cutis quaedam hepatis est; nervus<text:line-break/></text:span><text:span text:style-name="T21">vero in </text:span><text:span text:style-name="T1">ipsum inseritur / ne omnino viscus, sit sensus ex-<text:line-break/></text:span><text:span text:style-name="T21">pers </text:span><text:span text:style-name="T1">;" quemadmodum certe et arteria,<text:tab/>ut caloris nativi</text:span></text:p>
      <text:p text:style-name="Standard"><text:span text:style-name="T1">symmetriam </text:span><text:span text:style-name="T16">spommoderationem) </text:span><text:span text:style-name="T1">ipsi conservet, ut in libro<text:line-break/>de </text:span><text:span text:style-name="T21">usu pulsuum </text:span><text:span text:style-name="T1">demonstratum</text:span><text:span text:style-name="T21">' </text:span><text:span text:style-name="T1">esu </text:span><text:span text:style-name="T21">Nunr </text:span><text:span text:style-name="T1">igitur omnes<text:line-break/></text:span><text:span text:style-name="T21">partes hepatis percurrimus, </text:span><text:span text:style-name="T1">an fuperest aliquid, quod<text:line-break/>expositione egeat? </text:span><text:span text:style-name="T21">Pars </text:span><text:span text:style-name="T1">quidem nulla; etiam superest, nam<text:line-break/></text:span><text:span text:style-name="T21">omnes a </text:span><text:span text:style-name="T1">nobis- dictae sunt, venae, arteriae, </text:span><text:span text:style-name="T21">nervi, </text:span><text:span text:style-name="T1">pro-<text:line-break/></text:span><text:span text:style-name="T21">pria hepatis </text:span><text:span text:style-name="T1">substantia, bilis receptacula, postremo om-<text:line-break/></text:span><text:span text:style-name="T21">nium tunica.</text:span></text:p>
      <text:h text:style-name="Heading_20_2" text:outline-level="2"><text:span text:style-name="T30">Cap. </text:span><text:span text:style-name="T8">XIII.</text:span></text:h>
      <text:p text:style-name="P8"><text:span text:style-name="T1">Restat dicendum de ipsorum situ, nu-<text:line-break/>mero, magnitudine, complexione," conformatione, con-<text:line-break/></text:span><text:span text:style-name="T21">nexione et </text:span><text:span text:style-name="T1">omni inter fe communione.- Sic enim ma-<text:line-break/>nifesto </text:span><text:span text:style-name="T21">artificium </text:span><text:span text:style-name="T1">ostendatur naturae, si non substantias<text:line-break/>folum singularum partium gratia alic.ujus videatur con-<text:line-break/>stituero, sed etiam facere, accidentia simili ipfis substantiis</text:span></text:p>
      <text:p text:style-name="P8"><text:span text:style-name="T37">- *. si ' .'</text:span></text:p>
      <text:p text:style-name="P18"><text:span text:style-name="T1">modo, r Nam nisi protinus didiceris, 'cur demum unum<text:line-break/>- magnum sinum in hepate non fecerit ejusmodi, quales<text:line-break/>in corde duos, mirabilem quandam ipsius providentiam<text:line-break/>ignorabis. Pari modo et </text:span><text:span text:style-name="T16">cur </text:span><text:span text:style-name="T1">tunicae quidem hepatiis<text:line-break/>nervus insertus sit, intro vero non etiam perveniat evi-<text:line-break/>denter; arteria praeterea simul cum venis manifeste fem-<text:line-break/>per dividatur. Et </text:span><text:span text:style-name="T16">cur </text:span><text:span text:style-name="T1">lu simis quidem hepatis ad ipsius<text:line-break/>portas venae frequentes una cum-arteriis collocatae sint<text:line-break/>omnium primae; fecundi vero post has sint meatus bilem<text:line-break/>excipientes, omniumque ultimae venae, quae lu,gibbis<text:line-break/>hepatis ipsis cavae sunt contiguae. Et cur parva quidem<text:line-break/>plane arteria, minor autem ipsa sic nervus, majores<text:line-break/>ambobus meatus bilem continentes, omnium vero maxi-<text:line-break/>me venae. Quin etiam cur venae, quae funt in gibbis,<text:line-break/>non conjunguntur cum iis, quae ad sima sunt Et cur<text:line-break/>subtilissimas habeant tunicas venae omnes, quae funt in<text:line-break/>hepate; et cur phrenibus conjungatur hepar, et cui per<text:line-break/>venans cavam; et de ipsius denique, communione cum</text:span></text:p>
      <text:p text:style-name="Standard"><text:span text:style-name="T24">3</text:span><text:span text:style-name="T26">θι</text:span></text:p>
      <text:p text:style-name="P30"><text:span text:style-name="T1">omnibus adjacentibus. Haec nisi, didiceris universa,<text:line-break/>equidem nequaquam scire te quicquanr utile ego dixerim<text:line-break/>de usu panium; qulu e re tua magis suerat ne attigisse<text:line-break/>quidem omnino, quam cum desectu tractasse hunc scr-<text:line-break/>monem, ut plerisqne mos est:, quorum alll quidem sutis<text:line-break/>habuerunt de uniuscujusque partis generatio-re sola dis-<text:line-break/>ferere, non etialn vero arbitrati sunt considerandam ipsi-<text:line-break/>us posituram, magnitudinem, complexionem, figuram, et<text:line-break/>conformationem, et id genus alia; aliis autem de lus<text:line-break/>omnibus dicere non venit in mentem, et eorum quidam<text:line-break/>majora simul et plura omiserunt. Quos nimirum utros-<text:line-break/>que admirari aequum est: si enim usus partium nosse<text:line-break/>praestiterat, nescio, quo pacto non omnium scire praesti-<text:line-break/>terit; sin vero vanam id et,supervacaneum est, non ni- </text:span><text:span text:style-name="T37"><text:line-break/></text:span><text:span text:style-name="T1">deo rursus, cur non etiam paucarum meminisse sit super-<text:line-break/>fiuurn. Promptissimum enim est dicere, id quod., et<text:line-break/>nunc diximus, venas quidem, quae sunt in simis hepatis,<text:line-break/>ferre ex partibus; quae ad ventriculum attinent, sursum<text:line-break/>llimentunr, eas vero, quae sunt lu gibbis, postea tran-</text:span></text:p>
      <text:p text:style-name="P30"><text:span text:style-name="T1">sumere, meatus a cysti profectos purgare excrementum,-<text:line-break/>nervum sensum praebere, arterias autem commoderatio-<text:line-break/>nem innati caloris toti visceri conservare, tunicam au-<text:line-break/>tem operimentum et indunrentum circumjectam, ob id-<text:line-break/>que ipsum </text:span><text:span text:style-name="T16">certe </text:span><text:span text:style-name="T1">esse tunicam, carnem vero hepatis prirr-<text:line-break/>cipium esse venarum, et primum sanguinis efficiendi in-<text:line-break/>finunentum. At nisi addantur alia omnia, quae nunc<text:line-break/>protuli, plures hepatis partium usus ignorentur-, quam<text:line-break/>cognoscantur. Cur tandem (ut a primo problematum in-<text:line-break/>cipiamns) multas venas illas, quae a ventriculo et lu-<text:line-break/>testuris omnibus ferunt cibum sursum ad hepar; quum<text:line-break/>univisset natura ad portas</text:span><text:span text:style-name="T16">, ' </text:span><text:span text:style-name="T1">rursus in quaniplmimas di-<text:line-break/>vifit? siquidem nnivit eas," ac si una indigeret; divisit<text:line-break/>vero illico, ac si frustra univisset; quum posset unum<text:line-break/>facere magnum in hoc viscere sinum sanguineum,' cui<text:line-break/>insereret venas,, inferne quidem eam, quae sursum sim.<text:line-break/>guineiu fert, oriam a portis, superne vero eam, qnac </text:span><text:span text:style-name="T13">e</text:span><text:span text:style-name="T1">x.</text:span></text:p>
      <text:p text:style-name="P30"><text:span text:style-name="T1">ceptura atque totum in corpus perlatura esset. Porro<text:line-break/>qpae ab Erasistrato memorantur, indicant divisionem ve-<text:line-break/>narum </text:span><text:span text:style-name="T16">in </text:span><text:span text:style-name="T1">hepate secernendae flavae </text:span><text:span text:style-name="T16">bilis </text:span><text:span text:style-name="T1">gratia extitissie.<text:line-break/>Apparebunt vero,, fiquis ea diligentius confideret, perpe-<text:line-break/>1’arn dicta, quum natura possit etiam sine tanto et tali<text:line-break/>plexu excrementa separare, ut aperte in renibus, ipsa<text:line-break/>ostendit. Permulti namque eorum, qui potu liberalius<text:line-break/>utuntur, amphoras integras ebibentes, et ad proportio-<text:line-break/>nem copiosi potus meientes, non impediuntur lu secre-<text:line-break/>tione; </text:span><text:span text:style-name="T16">sed </text:span><text:span text:style-name="T1">promptissime et facillime sanguis universus,<text:line-break/>qui ad venam cavum pervenit,’ totus expurgatur a reni-<text:line-break/>bus, ne tangentibus quidem venam. Eoque magis ad-<text:line-break/>mirandus Erasistratus, qui, 'quemadmodum flava quidem<text:line-break/>bilis a sanguine secernitur, copiose nobis disseruit; quo<text:line-break/>pacto autem urina, haud prorsus cousideratit; conve-<text:line-break/>niebat enim, aut de neutro quicquarn dicere, aut utrius-'<text:line-break/>que itidem meminisse. Sed de lus et aliis facultatibus<text:line-break/>naturaliiins onluluus seorsum scriptum est; demonstra-</text:span></text:p>
      <text:p text:style-name="P30"><text:span text:style-name="T16">tumque est, unicuique corporis parti attractricenr propriae<text:line-break/>qualitatis rnesse facultatem: quarnobrern meatus quidem<text:line-break/>bilem excipientes bilem, renes' vero urinam attrahunt.<text:line-break/>Non igitur secretionis causa natura tantum plexum va-<text:line-break/>forum in hepate effecit, sed ut morans lu viscere ali-<text:line-break/>mentum in sanguinem persecte transmutetur. <text:s/>Si enim,<text:line-break/>ut-in corde, fecisset unum magnum sinum, veluti cister-<text:line-break/>nam -quandam, deinde in ipsum sinum, per unam qui-<text:line-break/>dem venam induxisset sanguinem, per aliam vero eduxis-<text:line-break/>set, ne' brevissimo quidem tempore'in hepate mansisset '<text:line-break/>is succus, qui sursum ex ventriculo fertur, sed ipso<text:line-break/>distributionis impetu raptus pervaderet celeriter totum<text:line-break/>viscus. Ut igitur maneret diutius simul et perfecte<text:line-break/>alimentum alteraretur, transituum angustiae extiterunt,<text:line-break/>quemadmodum in ventriculo 'quidem pylorus, lu intesti-<text:line-break/>nis vero ansractus; pari autem modc et anle testiculos<text:line-break/>arteriae et venae involvuntur multiplici specie, atque<text:line-break/>lu capite sub dura meninge plexus arteriarum, plexus</text:span></text:p>
      <text:p text:style-name="P30"><text:span text:style-name="T1">retiformis nominatus; ubi enim diutius natura voluit,<text:line-break/>morari materias, ibi trausitunr ipsis difficilem, molita esu<text:line-break/>Porro si unus extitisset magnus sinus, non mansisset drut i-<text:line-break/>us in hepate sanguis, partemque miniiuam carnis ejus<text:line-break/>visceris attigisset, eoqne deterior utique sseret.sangiifi-<text:line-break/>catro</text:span><text:span text:style-name="T16">: </text:span><text:span text:style-name="T1">etenim si proprium corpus hepatis primum est<text:line-break/>sanguinis creandi instrumentum,'' quod alimentum magis<text:line-break/>undique ipsum contigit citius, et melius speciem sangui-<text:line-break/>nis erat suscepturum. Quocirca ipsas venas, quae sunt<text:line-break/>in hepate, omnium venarum, quae sparguntur in totum<text:line-break/>corpus, tenuissimas fabricata est; illas namque, ceu mini-<text:line-break/>me principio fanguificationis vicinas et resistentem in-<text:line-break/>juriis constitutionem, flagitantes, merito fecit robustas;<text:line-break/>cujus rei, argumentum est non minimum, quod aliae qui-<text:line-break/>dem magis, aliae vero minus extiterunt crassae., prout<text:line-break/>eas oportebat magis aut minus- ad patiendum compara-<text:line-break/>tas'esse, ut procedente sermone ostendetur; quae vero<text:line-break/>funt in hepate, tenuissimae fuerunt, - ceu nulli patiendi</text:span></text:p>
      <text:p text:style-name="P30"><text:span text:style-name="T1">periculo expositae (sedem enim habent tutissimam in<text:line-break/>viscere) et melius ita sanguificationenr elaboraturae. Quod<text:line-break/>autem satius fuit post venas alimentum ex ventriculo,<text:line-break/>fursum ferentes excepturis </text:span><text:span text:style-name="T16">id </text:span><text:span text:style-name="T1">venis poros attrahentes<text:line-break/>flavam bilem priores fuisse locatus, mihi quidem et hoc<text:line-break/>manifestissimum esse videtur; purgatum enim belle jam<text:line-break/>sanguinem horum vasorum opportuno situ suscipiat utique<text:line-break/>vena cava. Ob hanc ipsam causam et arteriarum situm<text:line-break/>laudare oportet; non enim constituit eas in medio su-<text:line-break/>periorum et inferiorum venarum, ut ambas pariter<text:line-break/>ventilando refrigerent, sed iis solis, quae in simis sunt,<text:line-break/>eas subjecit, haud ignara, hepatis gibbis continuum, esse<text:line-break/>motum ex phrenum vicinia. Jure autem et parvae<text:line-break/>admodum fuerunt, ut quae refrigerationem folum simis<text:line-break/>visceris suppeditarent, -non necesse habentes neque fan-<text:line-break/>guinem assumere (nondum enim depofuit superflua) ne-<text:line-break/>que vitalem spiritum multum praebere hepati, ut quibus-<text:line-break/>dam aliis organis, imo neque nutrire . carnem ejus subtili</text:span></text:p>
      <text:p text:style-name="P30"><text:span text:style-name="T21">et </text:span><text:span text:style-name="T1">vaporoso alimento. Dicetur aulem de hoc fusius dein-<text:line-break/>ceps. Minimum autem nervum hepati dedit natura;<text:line-break/></text:span><text:span text:style-name="T21">quippe </text:span><text:span text:style-name="T1">quae neque ad motum aliquem, neque ad sensum<text:line-break/>animali .ipsum praeparabat; ejusmodi enim facultatis est<text:line-break/>principium hrparj eaeque actiones tum ipsi, tum venis<text:line-break/></text:span><text:span text:style-name="T21">ab </text:span><text:span text:style-name="T1">eo ortis funt concreditae, cujusmodi et plantis insunt.<text:line-break/>Demonstrata autem alibi etiam </text:span><text:span text:style-name="T16">haec </text:span><text:span text:style-name="T1">suerunt accuratius;<text:line-break/>meminisseque oportet eorum, </text:span><text:span text:style-name="T16">quae </text:span><text:span text:style-name="T1">statijn a principio'<text:line-break/>diximus ac demonstravimus, quod neque licet, recte </text:span><text:span text:style-name="T21">in-<text:line-break/></text:span><text:span text:style-name="T1">venire usum ullum cujusvis partis, antequam actio </text:span><text:span text:style-name="T21">totius<text:line-break/></text:span><text:span text:style-name="T1">organi sit cognita, neque quicquam dicemus nunc </text:span><text:span text:style-name="T23">ad.de-<text:line-break/></text:span><text:span text:style-name="T1">monstrationem cujusvis actionis, scd quae </text:span><text:span text:style-name="T21">demonstrata<text:line-break/>sunt </text:span><text:span text:style-name="T1">lu memoriam revocantes, ipfis demunt </text:span><text:span text:style-name="T21">sermonem<text:line-break/></text:span><text:span text:style-name="T1">de t sibus semper subiiciemus. Non igitur amplius </text:span><text:span text:style-name="T21">arnbi-<text:line-break/></text:span><text:span text:style-name="T1">ges ide: nervi parvitate,' si memineris demonstratorum,'<text:line-break/>scd' potius fortassis</text:span><text:span text:style-name="T21"> </text:span><text:span text:style-name="T1">sciscitabere </text:span><text:span text:style-name="T16">, </text:span><text:span text:style-name="T1">cujus rei gratia omnino </text:span><text:span text:style-name="T37">.<text:line-break/></text:span><text:span text:style-name="T1">natura, hepati parvum hunc nervum dederit; quatenus<text:line-break/>enim, nutritiae naturae principium est hoc vilcus, cujus-</text:span></text:p>
      <text:p text:style-name="P30"><text:span text:style-name="T1">modi et in plantis inest, nullo pactu videtur nervo in-<text:line-break/>digere., Utrum autem naturam; an nutritiam animam<text:line-break/>nominare oporteat, iis investigandum relinquo, qni lu<text:line-break/>nominibus tantummodo sunt ingeniosi, in hisqite omne<text:line-break/>vitae suae tempus conterunt, perinde ao si non possent<text:line-break/>aptiora quamplura requirere, si neutra dictione res haec<text:line-break/>satis indicetur. Sed hoc quidem in omni re fervare<text:line-break/>oportet, Platonici praecepti semper njemores, nos ditio-<text:line-break/>res sapientia ad senectutem perventuros, si nomina ne--,<text:line-break/>glexerimus. Porro' quod hepar quidem ejusmodi faculta-<text:line-break/>tis sit principium, qualis et ea, quae plantas dispensat,-<text:line-break/>monstratum alibi, est;</text:span><text:span text:style-name="T21">. </text:span><text:span text:style-name="T1">sed et quod ipsum copulat um esse </text:span><text:span text:style-name="T21"><text:line-break/></text:span><text:span text:style-name="T1">oportuit aliis duobus principiis, neque omnluo sejunctum,<text:line-break/>nt nec</text:span><text:span text:style-name="T21">. </text:span><text:span text:style-name="T1">illa a fele mutuo. Siquidem hepar veluti pecus<text:line-break/>quoddam (inquit Plato) agreste est, ipsumque nutrice in-<text:line-break/>ditum est necesse, si modo mortale genus aliquod statu-<text:line-break/>endum sit. Ratiocinans autem, quod homo, est ,\ sedem<text:line-break/>lu cerebro habens, velut famulam quandam atque adju-<text:line-break/>tricem iracundiam accersit, quae sibi adversus hoc pecus.</text:span></text:p>
      <text:p text:style-name="P30"><text:span text:style-name="T1">auxilio sit, </text:span><text:span text:style-name="T16">quo </text:span><text:span text:style-name="T1">fit, ut ea per processus (ut puta nervosi,<text:line-break/>venas, arterias) conjuncta conditor noster machinatus sit,<text:line-break/>ut?‘ fe invicem audirent sibique vicissim obsequerentur-<text:line-break/>Sed hi quidem sermones majores et' di viniores sunt,<text:line-break/>ecsque in libro de dogmatibus Hippocratis et Platonis<text:line-break/>ausius pertractavimus. In praesentia vero, -si ita dixeris,<text:line-break/>ut paulo ante dixi; ut «immoderatio caloris servetur<text:line-break/>vifceri, arterias a corde ad ipsum pervenire, </text:span><text:span text:style-name="T21">ut </text:span><text:span text:style-name="T1">vero <text:line-break/>non prorsus insensile fit, nervum inseri tunicae ambienti,<text:line-break/>probabilior quidem tua suerit oratio et vulgo</text:span><text:span text:style-name="T21">- </text:span><text:span text:style-name="T1">clarior. </text:span><text:span text:style-name="T21"><text:line-break/></text:span><text:span text:style-name="T1">Nam si neque phlegmones, neque suppurationis, neque<text:line-break/>alterius cuiusdam morbi sensum habere hepatis interfuit;<text:line-break/>nihilo utique eo cnsu a planta disserat, eoque obtuse sen-<text:line-break/>tit omnes hujusmodi morbos, non luculenter, ut aliae<text:line-break/>corporis partes, quod nervus, quum sit parvus, qui in </text:span><text:span text:style-name="T29">1<text:line-break/></text:span><text:span text:style-name="T1">tunicam ambientem distribuitur, aut non omnino in<text:line-break/>viscus, aut non in totum certe sese insinuat. Demon-<text:line-break/>stratum vero etiam hoc a nobis est, quod, scilicet in,'</text:span></text:p>
      <text:p text:style-name="P22"><text:span text:style-name="T1">proximas sibi partes quadamtenus vires distribuuntur;’eo-<text:line-break/>que superfluum erat nervum spargi in totum viscus': ob-<text:line-break/>fcururn enim'' ipsi sensum vel per distributionem 'erat<text:line-break/>suppeditaturus.<text:tab/>' </text:span></text:p>
      <text:h text:style-name="Heading_20_2" text:outline-level="2">Cap. XIV.</text:h>
      <text:p text:style-name="P8"><text:span text:style-name="T1">Omnia igitur bene habent, quae ad<text:line-break/>hepar pertinent:- spperest tantum de tuto ipsius situ verua<text:line-break/>facere, quam solicile natura jam olim ipsi providit. Nam<text:line-break/>ventriculo <text:s/>intestinisque omnibus per venas et colligan-<text:line-break/>tem ipsa tunicam conjunctum erat, - ab eisque separare<text:line-break/>ipsum haudquaquam erat facile propter figuram et lobos.<text:line-break/>At non sufficiebant hacc. Proinde ipsum vinculis quibus-<text:line-break/>dam stabilitum natura proximis corporibus inseruit, uno<text:line-break/>quidem ac maximo tunica a peritonaeo oriunda, quae<text:line-break/>. ipsi' pro tegmine sutura erat, cujus occasione futurum<text:line-break/>erat, ut omnibus etiam internis conjungeretur, omnia<text:line-break/>enim tunica hac obvolvuntur. Magno praeterea alio vin-<text:line-break/>cnio phrenibus, atque aliis quibusdam et membranulis<text:line-break/>ni parvis costis nothis connexum est. Verum id vincu-</text:span></text:p>
      <text:p text:style-name="P30"><text:span text:style-name="T1">lum, </text:span><text:span text:style-name="T16">quo </text:span><text:span text:style-name="T1">phrenibus </text:span><text:span text:style-name="T16">viscus </text:span><text:span text:style-name="T1">'ipsum adnecti jam diximus,<text:line-break/>est quidem et ipsum corporis substantia, ipsi peritonaeo<text:line-break/>assimile.,; quippe quod ortum habet ex tunica ambiente<text:line-break/>ipsum hepar r et ea, </text:span><text:span text:style-name="T21">. </text:span><text:span text:style-name="T1">quae septum transversum inferne<text:line-break/>succingit, quas ambas diximus a peritonaeo produci:</text:span><text:span text:style-name="T21">'<text:line-break/></text:span><text:span text:style-name="T1">crassities..autem ejus, </text:span><text:span text:style-name="T16">ob hancque ipsam </text:span><text:span text:style-name="T1">robur ac. patien-<text:line-break/>di difficultas permultum </text:span><text:span text:style-name="T16">a </text:span><text:span text:style-name="T1">peritonaeo distat; neque, id<text:line-break/>immc-ritujq </text:span><text:span text:style-name="T21">. </text:span><text:span text:style-name="T1">Nam si recti steterimus,, a-septo transverso </text:span><text:span text:style-name="T21">-<text:line-break/></text:span><text:span text:style-name="T1">necesse est hepar pendere -, quo fit, ut periculum non<text:line-break/>parvum fuerit, ne vehementioribus motibus prompte ab-,<text:line-break/>rumperetur, repenteque admodum animal internet; co-<text:line-break/>pulatur</text:span><text:span text:style-name="T21">' </text:span><text:span text:style-name="T1">enim hepar non. solis phrenibus ibi, sed etiam<text:line-break/>cordi per phrenas. Nam venam illam cavam, de qua<text:line-break/>jam .spm locutus, toti corpori quum sanguinem distribuo<text:line-break/>eret, omnino quidem erat necesse ad eor pariter ascen-<text:line-break/>dere: alium autem transitum commodiorem quum non<text:line-break/>haberet, .necessario septum transversum penetravit, ut<text:line-break/>quod medium inter utrumque viscus situm sit. Non igi-<text:line-break/>tur. conveniebat alia quidem vincula venae ipsi,, alia</text:span></text:p>
      <text:p text:style-name="P30"><text:span text:style-name="T1">autem visceri comparare; sed unum durum et crassum<text:line-break/>indumentum simul cavae venae, simulque commune liga-<text:line-break/>nientum ad. diaphragma tum venae ipsi tum toti risce- .<text:line-break/>ri fecisse praestiterat. Opportunus igitur in primis hic<text:line-break/>locus suturus erat; noxaque venae </text:span><text:span text:style-name="T16">ejus </text:span><text:span text:style-name="T1">loci omnibus,<text:line-break/>quae lu toto sunt animali, venis communis erat futura,<text:line-break/>non ali ter quam siquando truncus arboris .affectus sit;<text:line-break/>vulneratam enim hanc venam aut divulsam adeo acuta<text:line-break/>sequitur mors, ut, cum Cyclopi, quanquam longe omnium<text:line-break/>maximo, sapientissimum Ulyssem poeta scriberet insidiari<text:line-break/> mortemque machinari, non in aliam corporis partem en-<text:line-break/>sern .impulsurum fuisse finxerit, quam qua hepar septum<text:line-break/>transversum continet, fecissetque ita, luquit, si, trucidato<text:line-break/>eo, ut speraverat, manibus lapidem grandem, quem altis<text:line-break/>januis ille opposuerat, potuisset amoliri: adeo certe con-<text:line-break/>fidebat, si in eo loco vulneraretur, ne temporis quidem<text:line-break/>momentum .vivere posse. Porro., magni ac duri vinculi,<text:line-break/>quod cavam ambit venam,, partem posterioribus quident</text:span></text:p>
      <text:p text:style-name="P30"><text:span text:style-name="T1">partibus tenuissimam, anterioribus vero crassissimam natura<text:line-break/>constituit, </text:span><text:span text:style-name="T21">. </text:span><text:span text:style-name="T1">ut non solum futuram animalibus ex se ipsis<text:line-break/>patiendi promptitudinem, sed etiam ab externis: nam<text:line-break/>qui affectus, ipsis currentibus aut salientibus vehementer,<text:line-break/>venturi erant venae non belle colligatae, lu a se ipsis<text:line-break/>quidem animalibus accidunt; reliqui vero, qui ab occur-<text:line-break/>rentibus (verbi gratia, quaecunque frangunt aut vul-<text:line-break/>nerant, si extrinsecus adveniunt. Quum igitur in horum<text:line-break/>occursu partas anteriores venae cavae facilius laeduntur,<text:line-break/>non oportuit aequalem esse crassitiern operimenti ipsius,<text:line-break/>fed qua facilius noxae incidunt, ea merito robustius id<text:line-break/>extitit. Verum quum septum transversum non solum (ut </text:span><text:span text:style-name="T21">i<text:line-break/></text:span><text:span text:style-name="T1">illud Plato dicit) discrimen esset superiorum viscerum ab<text:line-break/>inferioribus, </text:span><text:span text:style-name="T21">- </text:span><text:span text:style-name="T1">sed, ut in aliis monstravimus, non minimum<text:line-break/>organum respirationis sit, non oportuit illud arctari ac<text:line-break/>comprimi,, atque adeo liberiore motu.unquam prohiberi<text:line-break/>ab ulla subjectarum partium. Haec sane praevidens crea-tr</text:span></text:p>
      <text:p text:style-name="P18"><text:span text:style-name="T1">tor, quantum fieri potuit, utrumque vicinorum organo-<text:line-break/>rum plurimum abduxit r neque enim ventriculi fimum<text:line-break/>* mox stomacho conjunxit in ipso per pluenes trausitu,<text:line-break/>sed velut ex isthmo aliquo praelongo et angusio enascen-<text:line-break/>tem angustiam, paulatim amplificatam,. os ventriculi<text:line-break/>(quod vocant) effecit, neque hepatis totuui gibbum im-<text:line-break/>misit septo transverso, sed' plurimum attollens ac in<text:line-break/>gibbum ’ fastigians sursumque extendens eam ipsius par-<text:line-break/>tem, unde vena 'cava emergit, ut hoc solo contingerent<text:line-break/>fe luvicem hae partes, effecit. Hepar igitur ea arte, quan-<text:line-break/>tam et cujusmodi exposuimus, constat.</text:span></text:p>
      <text:h text:style-name="Heading_20_2" text:outline-level="2">Cap. XV.</text:h>
      <text:p text:style-name="P8"><text:span text:style-name="T1">Eorum vero, quae a principio proposui-<text:line-break/>mus, reliquus fuerit splen, ut censet quidem Eraststratus,<text:line-break/>ab eximia quadam siapientia frustra institutus; quem non<text:line-break/>pudet asserere, tantum viscus a natura nihil temere agente<text:line-break/>(ipsis enim haec adstruii:) frustra factum suisse. Metuen—<text:line-break/>illa fcilicet, necubi ariis fuae oblivisceretur</text:span><text:span text:style-name="T16">,. </text:span><text:span text:style-name="T1">quum foe-<text:line-break/>tui , adhuc utero , gestato hepar, lu dextris conformaret.-</text:span></text:p>
      <text:p text:style-name="P30"><text:span text:style-name="T1">ipsi ex sinistris partibus splenem opposuit, volens aliquid<text:line-break/>etiam hac parte moliri, perinde ac si ipsa ventre paulu-<text:line-break/>lunr ad partes illas productu opus superfluum </text:span><text:span text:style-name="T16">vitare </text:span><text:span text:style-name="T1">non<text:line-break/>posset. Et adversus stultissimas quidem opiniones pugnat<text:line-break/>multis verbis, ut ex libris ejus de deglutitione, distri-<text:line-break/>butione atque concoctione colligere est; fortissimis vero<text:line-break/>et maxime insignibus ne tantillum qufdem contradixit,<text:line-break/>fed alias quidem illarum dumtaxat admonet, alias autem<text:line-break/>ne id quidem facit, verum praeterit eas et praetermittit,<text:line-break/>tanquam nullius pretii sint- Verum, si propter' aliud,<text:line-break/>nihil, saltem propter illarum auctores a Graeci- cete-<text:line-break/>hiatos non oportuit usque adeo aspernari, fed contradi-<text:line-break/>cere et validis demonstrationibus eos consulare ac co-<text:line-break/>arguere. Demonstratum autem' est etiam hoc a nobis in<text:line-break/>libris, quos De facultatibus naturalibus.. conscripsimus,<text:line-break/>fplenem instrumentum quoddam esse, -quod purgat limo-<text:line-break/>sos et crassos ac melancholicos succos in hepate geni-'<text:line-break/>tos-; - attrahit enim hos (nt autea quoque.nictum est) per</text:span></text:p>
      <text:p text:style-name="P30"><text:span text:style-name="T1">vas venosum, tanquam per stomachum quendam; attra-<text:line-break/>ctos autem non protinus in ventriculum excernit, scd<text:line-break/>ipse prius per multum otium conficit atque immutat,<text:line-break/>utens ad hunc actionem potissimum arteriis, quae certe<text:line-break/>multae et magnae 'sunt per totum riscus, non abs re<text:line-break/>neque fortuito </text:span><text:span text:style-name="T16">a </text:span><text:span text:style-name="T1">natura ipsi tributae, sed </text:span><text:span text:style-name="T16">ut </text:span><text:span text:style-name="T1">motus assi-<text:line-break/>duitate et lunati caloris, qui ipsis a corde affluit, robore<text:line-break/>confici, frangi, mutari atque' alterari possit crassities<text:line-break/>transumptorum ab hepate ad splenem succorum. Quic-<text:line-break/>quid igitur eorum in succum huic visceri maxime </text:span><text:span text:style-name="T21">' </text:span><text:span text:style-name="T1">con-<text:line-break/>venientem translatum suerit, alimentum id spleni effici-<text:line-break/>tur-, quod autem ab ea, quae in splene fit, elaboratione<text:line-break/>exciderit, neque in sanguinis tenuis ac utilis speciem'<text:line-break/>transmutari potuerit, omninoque inutile suerit ad nu-<text:line-break/>triendum, hoc ad ventriculum per alium quendam veno-<text:line-break/>sam stomachum splen eructat, utilitatem er ipsum quam-<text:line-break/>dam haud contemnendam praestiturum; quam, quum de</text:span></text:p>
      <text:p text:style-name="P30"><text:span text:style-name="T1">excrementis agemus, declarabimus, lu praesentia autem<text:line-break/>reliquam splenis constructionem expendemus, in primis-<text:line-break/>que proprium ipsius corpus, quod nonnulli parenchyma,<text:line-break/>id,est ajsusionem, vocant. Ipsum namque est, </text:span><text:span text:style-name="T16">quo </text:span><text:span text:style-name="T1">fa-<text:line-break/>cultatem habet splen ad fe ipsum trahendi </text:span><text:span text:style-name="T16">succos </text:span><text:span text:style-name="T1">melan-<text:line-break/>cholicos, rarum admodum </text:span><text:span text:style-name="T16">ac </text:span><text:span text:style-name="T1">laxum instar spongiae<text:line-break/>cujusdam, ut fuccos, urassos facile et attrahat _et excipiat.<text:line-break/>Ut autem talis perpetuo fervetur splenis curo, faciunt<text:line-break/>arteriae in totum riscus disseminatae; .quae- tamen al<text:line-break/>alium'praestant usum non medioerenr, cujus paulo ante,<text:line-break/>meminimus; <text:s/>nam ad succos, - qui- ex. hepate ad splenem .<text:line-break/>feruntur, conficiendos conferre ipsas diximus. Quin et<text:line-break/>carnem vssceris hae fernper raram conservant, quemad-<text:line-break/>nrodum et pulinonis: si enim recte demonstratum est lu<text:line-break/>iis, quae de facultatibus naturalibus .praecepimus , omnia,<text:line-break/>quae nutriuntur, ad fe. ipsa trahere . ex proximis vasis<text:line-break/>alimentum, ex arteriis quidemuconfentiens est tenuius,<text:line-break/>attrahi, ex venis autem crassius: nam et tunica "arteria-</text:span></text:p>
      <text:p text:style-name="P30"><text:span text:style-name="T1">rum, quam venarum tunica, est densior,- et sanguis,<text:line-break/>qui in ipsis continetur, </text:span><text:span text:style-name="T21"><text:s/></text:span><text:span text:style-name="T1">est subtilior et vaporosior; . ex<text:line-break/>hujusmodi autem praestitit fungosam ac laxam carnem<text:line-break/>nutriri, quemadmodum ex' crassiori densam. At qui san-<text:line-break/>guis adeo tenuis lu arteriis hujus visceris est, generatio-<text:line-break/>nem habet ex crasso illo et melancholico excremento;<text:line-break/>quo fit, ut </text:span><text:span text:style-name="T16">et </text:span><text:span text:style-name="T1">caro splenis, quamvis laxa sit, </text:span><text:span text:style-name="T16">a </text:span><text:span text:style-name="T1">pulmonis<text:line-break/>tamen carne magno intervallo relinquatur; laxissima <text:line-break/>enim est ea atque levissima et paulo minus alba, utpote<text:line-break/>ex spuma qnadarn velut coagulata; nutritur enim</text:span><text:span text:style-name="T21">' </text:span><text:span text:style-name="T1">ex<text:line-break/>sanguine purissimo, flavo, subtili et spirituoso. Has om-<text:line-break/>nes praerogativas habet is sanguis, qui a corde mittitur<text:line-break/>ad pulmonem. Sed de illius quidem visceris natura seorv<text:line-break/>sum.tractabimus. Splenis vero corpus, quum tanto ra-<text:line-break/>rius hepate ..sit, quanto est crassius pulmone, merito ex<text:line-break/>tenuiore sanguine nutritur; qui namque attrahitur ad<text:line-break/>splenem, crassior est eo, qni est in hepate; at quia ela-</text:span></text:p>
      <text:p text:style-name="P30"><text:span text:style-name="T1">Loratus ab arteriis, </text:span><text:span text:style-name="T21">- </text:span><text:span text:style-name="T1">quae illic sunt, </text:span><text:span text:style-name="T16">atque adeo </text:span><text:span text:style-name="T1">venii<text:line-break/>multo densiorem tunicam habentibus, quam sunt in he-<text:line-break/>pate, non affatim neque crassus carni splenis, sed subti-<text:line-break/>lis et paulatim mittitur, ob id -caro quidem hujus vi-<text:line-break/>sceris rarior est et levior, quam hepatis, non tamen ru-<text:line-break/>bicundior aut flavior; melancholicus enim erat humor,<text:line-break/>quem purgavit, -eoque elaborato nutritus-est; hepar vero<text:line-break/>benigno simul et crasso nutritur tum propter subtilita-<text:line-break/>tem tunicae venarum, quae sunt lu hepate, tum propter<text:line-break/>magnitudinem foraminum. ' Ut autem fummatim per-<text:line-break/>stringam, </text:span><text:span text:style-name="T21"><text:s/></text:span><text:span text:style-name="T1">nutritio horum trium viscerum sic habet.<text:line-break/>Hepar quidem ex, rubicundo et crasso sanguine, splen<text:line-break/>autem ex subtili, fed nigro, ‘pulmo ex elaborato ad<text:line-break/>unguem, flavo, subtili, fpirituosu ac puro sumit alimen-<text:line-break/>tuin. Jam vero carnis eorum species ad portionem nu-<text:line-break/>trientis succi </text:span><text:span text:style-name="T16">sc </text:span><text:span text:style-name="T1">habent; quin potius, quod ejusmodi eas-<text:line-break/>esse oportuit, familiare </text:span><text:span text:style-name="T21">- </text:span><text:span text:style-name="T1">ipsis natura etiam alimentum</text:span></text:p>
      <text:p text:style-name="P30"><text:span text:style-name="T1">paravit. Hi igitur sunt duo usus, quos diximus, multi-<text:line-break/>tudinis arteriarum in </text:span><text:span text:style-name="T21"><text:s/></text:span><text:span text:style-name="T1">liene</text:span><text:span text:style-name="T21">- </text:span><text:span text:style-name="T1">productarum. Est et alius<text:line-break/>quidam praeter hos tertius secundum</text:span><text:span text:style-name="T21">, </text:span><text:span text:style-name="T1">propriam ipsarum<text:line-break/>actionem</text:span><text:span text:style-name="T21">' </text:span><text:span text:style-name="T1">et: usum. Monstraturi: enim est, quod motus<text:line-break/>ipsarum servandi .potissimum- cujusque- partis caloris lu-:<text:line-break/>siti gratia extitit;. refrigerans quidem diaftole, 'attrahendo<text:line-break/>scilicet, frigidam qualitatem, purgans autem ex'ipfis sy-<text:line-break/>stole excrementa fuliginosa.; Hujusmodi igitur-quum lu<text:line-break/>splene </text:span><text:span text:style-name="T21">, </text:span><text:span text:style-name="T1">plurimum‘suturum esset' propter pravitatem et<text:line-break/>crassitiem succorum, qui in ipso elaborantur,</text:span><text:span text:style-name="T21">' </text:span><text:span text:style-name="T1">ratio </text:span><text:span text:style-name="T21">suit<text:line-break/></text:span><text:span text:style-name="T1">arterias mullas’ et magnas ipsi, tribuere; ut enim pulmd<text:line-break/>refrigeratione vehementi, ita splen-purgatione- insigni lu-«<text:line-break/>diget, hepar vero neque, tali egens purgatione (habet<text:line-break/>enim alias tres maximas) neque refrigerio </text:span><text:span text:style-name="T21">’ </text:span><text:span text:style-name="T1">magno,' ut<text:line-break/>cor (propter quod ipse pulmo factus est), jure optimo<text:line-break/>parvis indiguit arteriis. </text:span><text:span text:style-name="T21">. . </text:span><text:span text:style-name="T1">Ob eas certe causas rarum- et<text:line-break/>leve et arteriosum est lienis corpus.</text:span></text:p>
      <text:h text:style-name="P3" text:outline-level="2">Cap. XVI.</text:h>
      <text:p text:style-name="P8"><text:span text:style-name="T1">Conversa autem </text:span><text:span text:style-name="T21"><text:s/></text:span><text:span text:style-name="T1">sunt ejus fima ad he-<text:line-break/>par et ventriculum,; </text:span><text:span text:style-name="T21"><text:s/></text:span><text:span text:style-name="T1">gibba videlicet simis opponuntur.<text:line-break/>Et suna quidem arteriarum et venarum luscrtiones con-<text:line-break/>tluent, et :eam quae ad omentum pertingit intercurren-<text:line-break/>tem propagationem; gibbis autem, quod ad nothae costas<text:line-break/>et ilia secedant, nullum vas inseritur, </text:span><text:span text:style-name="T16">sed </text:span><text:span text:style-name="T1">quaedam fi-.<text:line-break/>tunsae propagines ibi,colligant ipsum adjacentibus, quae<text:line-break/>neque magnitudinem, neque </text:span><text:span text:style-name="T21">. </text:span><text:span text:style-name="T1">multitudinem aequalem ha-<text:line-break/>bent in omnibus animalibus;., sed et secundum speciem<text:line-break/>in ipfis est quaedam disserentia, quae lu quoque animali<text:line-break/>pariter invenitur, neque, enim alterius cuiusdam gratia<text:line-break/>extiterunt, quam, ut dictum'est, colligandi. Unde plura,<text:line-break/>vel pauciora, fortiora, imbecilliora, /lu- aliis et aliis:<text:line-break/>locis extiterunt, .non splenis folum, scd hepatis quoque<text:line-break/>vincula. Tunica vero, quae ipsum ambit, non modo est<text:line-break/>yinculum, fed, etiam, tunica-(ut. et nominatur), .legens- et<text:line-break/>yesttens omni ex parle ipsum viscus. Principium autem</text:span></text:p>
      <text:p text:style-name="P30"><text:span text:style-name="T1">generationis huic etiam est </text:span><text:span text:style-name="T16">a </text:span><text:span text:style-name="T1">peritonaeo, ut prius dictum<text:line-break/>esu Dictum quoque nihilominus est, ventriculi tegumen-,<text:line-break/>tum omnium aliorum crassi ITiinum esse' oportere. Quae<text:line-break/>igitur partes ad ventriculum, hepar, epiploon et sple-<text:line-break/>nem pertinent, .ad eum quem jam diximus modum exor-<text:line-break/>natae suerunt.</text:span></text:p>
      <text:h text:style-name="Heading_20_2" text:outline-level="2"><text:span text:style-name="T8">Cap. XVII.</text:span></text:h>
      <text:p text:style-name="P8"><text:span text:style-name="T1">Deluceps vero .erit de- intestinis dicen- -<text:line-break/>dum. Coquitur quidem adhuc alimentum et in. ipso-<text:line-break/>per lutestlua transitu, ut in venis etiam omnibus sanguis,,<text:line-break/>quum tamen neque intestinorum ullum concoctionis,- ne-<text:line-break/>que venae sanguisicationis gratia extiterint; sed, nt antea<text:line-break/>dictum est, natura alias quidem <text:s/>organorum unoquoque </text:span><text:span text:style-name="T21">’<text:line-break/></text:span><text:span text:style-name="T1">lu melius simni utitur, .alias autem id. necessario sequitur<text:line-break/>omnia, quae ali cujus gratia extiterunt.. Quemadmodum<text:line-break/>igitur venis, quum eas distributionis instrumenta fecisset, </text:span><text:span text:style-name="T21">,<text:line-break/></text:span><text:span text:style-name="T1">facultatem sanguinis generatricem indidit, ne, dure per<text:line-break/>eas fertur, tempus ipsi alimento frustra'periret, eadem<text:line-break/>ratione et intestinis distributionis in venas gratia institutis</text:span></text:p>
      <text:p text:style-name="P30"><text:span text:style-name="T1">facultas quaedam concoctrix </text:span><text:span text:style-name="T16">ciborum </text:span><text:span text:style-name="T1">inest; quod fieri<text:line-break/>omnluo non </text:span><text:span text:style-name="T16">putei </text:span><text:span text:style-name="T1">at (ut </text:span><text:span text:style-name="T16">lu </text:span><text:span text:style-name="T1">commentariis, quos de facul--<text:line-break/>talibus naturalibus conscripsimus, demonstratirm est), quin-<text:line-break/>singulae </text:span><text:span text:style-name="T16">animalis </text:span><text:span text:style-name="T1">'partes facultatem quamdam haberent<text:line-break/>alteratriceni. 'Jam. vero, intestinorum substantia haud<text:line-break/>multum a ventriculo est diversa;, qno fit, ut, st facultatem<text:line-break/>al teratricem ipsis quoque inditam fuisse oportuit </text:span><text:span text:style-name="T21"><text:s/></text:span><text:span text:style-name="T1">ipsi;<text:line-break/>ventriculo assimilem</text:span><text:span text:style-name="T16">, in </text:span><text:span text:style-name="T1">his quoque cibum concoqui ne-<text:line-break/>cessario: consequatur;..nam, ut in hepate est velut officina<text:line-break/>sinignificatiotiis,' ita in ventriculo, concoctionis. Qnod<text:line-break/>autem neque excrementorum prorsum -delationis, - neque<text:line-break/>concoctionis gratia., sed ut id omne., quod in ventriculo<text:line-break/>lu .'hylum? est mutatum</text:span><text:span text:style-name="T16">, </text:span><text:span text:style-name="T1">assumatur lu venas, constructa<text:line-break/>fuerunt intestina, hinc discas licet </text:span><text:span text:style-name="T21">. </text:span><text:span text:style-name="T1">Primo quidem, quod'<text:line-break/>irr nullo animali ventriculus fua structura <text:s/>iis iusirumen-<text:line-break/>tis sit contiguus,</text:span><text:span text:style-name="T21">b </text:span><text:span text:style-name="T1">quibus alvi excrementa dejiciuntur,<text:line-break/>quamvis-non esset impossibile mox ad vocatam sedem<text:line-break/>extremitatem ventriculi inferiorem protendi. Secundo<text:line-break/>autem, quod quarnplures intestinorum anfractus iri pluri-i:</text:span></text:p>
      <text:p text:style-name="P18"><text:span text:style-name="T1">mis animalibus fueruut. Tertio, quod non ante </text:span><text:span text:style-name="T21">emitta-<text:line-break/>- tur </text:span><text:span text:style-name="T1">e ^ventriculo cibus, quam perfecte sit concoctus-; hoc<text:line-break/>enim demonstratum .etiam esu Quod ergo animalium<text:line-break/>ventriculi sedi minime cohaeserint, satis magno indicio<text:line-break/>est, </text:span><text:span text:style-name="T16">aliud </text:span><text:span text:style-name="T1">esse oportere concoctionis instrumentumaliud<text:line-break/>di (tributionis; nam si idem esset-, periculum </text:span><text:span text:style-name="T21">utique </text:span><text:span text:style-name="T1">esset,<text:line-break/>ne identidem venae crudum-atque lucoctumfassninierent<text:line-break/>alimentum, quod tamen nequaquam accidere</text:span><text:span text:style-name="T21">-oportebat.</text:span></text:p>
      <text:p text:style-name="Standard"><text:span text:style-name="T1">-Satis igitrtr constai, aliam quidem concoctionis, aliam<text:line-break/>autem distributionis oportuisse esse partem;'</text:span><text:span text:style-name="T10">1</text:span><text:span text:style-name="T1"> </text:span><text:span text:style-name="T21">Quod </text:span><text:span text:style-name="T1">vero<text:line-break/>ipsum non’ extendatur simplex' usque ad anniti; sed<text:line-break/>- quam plurimis gyris spirisve orbiculatis in media inter-<text:line-break/>cipiatur: (cum constet, id, ue alimentum </text:span><text:span text:style-name="T21">ex </text:span><text:span text:style-name="T1">animali ocyus<text:line-break/>; elabatur,- factum fuisse) iis, quae haud ita pridem dixi-<text:line-break/>’ mus, consonat; quandoquidem, si secundus quispiam ven-<text:line-break/>triculus, priorem exciperet </text:span><text:span text:style-name="T21">- </text:span><text:span text:style-name="T1">essetque, sicut ille </text:span><text:span text:style-name="T21">.coctionis<text:line-break/></text:span><text:span text:style-name="T1">instrumentum, ' ita hic secundus- promptuarium </text:span><text:span text:style-name="T21">distri-<text:line-break/></text:span><text:span text:style-name="T1">butienis, nequaquam brevi tempore quain</text:span><text:span text:style-name="T37">' </text:span><text:span text:style-name="T1">plurimum<text:line-break/></text:span><text:span text:style-name="T21">et per_ plurimas venas alimentum, hepar assumeret.</text:span></text:p>
      <text:p text:style-name="P30"><text:span text:style-name="T1">Nunc enim intestinorum gyri, cum innumerabilem quan-<text:line-break/>dum venarum </text:span><text:span text:style-name="T21"><text:s/></text:span><text:span text:style-name="T1">multitudinem ex hepate sibi, ipsis habeant<text:line-break/>infertum, </text:span><text:span text:style-name="T21"><text:s/>omnem </text:span><text:span text:style-name="T1">in ventriculo coctum succum sursum<text:line-break/>mittunt; </text:span><text:span text:style-name="T21">' </text:span><text:span text:style-name="T1">tunc autem paucis orificiis venarum, </text:span><text:span text:style-name="T21">- </text:span><text:span text:style-name="T1">paucam<text:line-break/>cibi in chylum versi assidue adaptans, tardam et diutur-<text:line-break/>nain.faceret dlstributionem. Etenim-oportet ora vasorum<text:line-break/>contingere </text:span><text:span text:style-name="T21">elaboratum ac </text:span><text:span text:style-name="T1">coctum succum; si vero magno<text:line-break/>priori </text:span><text:span text:style-name="T21">ventriculo secundus </text:span><text:span text:style-name="T1">suppositus esset, parvam uti-<text:line-break/>que partem ejus ventriculi, tangeret cibus, eam duni.axat,<text:line-break/>quam ipse contingeret; plurima vero alimenti pars, quae<text:line-break/>utique in profundo' esset</text:span><text:span text:style-name="T21">, </text:span><text:span text:style-name="T1">apprehensiones venarum effuge-<text:line-break/>ret. Nunc autem </text:span><text:span text:style-name="T21">angustis, </text:span><text:span text:style-name="T1">transitus in parvas particulas<text:line-break/></text:span><text:span text:style-name="T21">alimentum </text:span><text:span text:style-name="T1">comminuens </text:span><text:span text:style-name="T21">cogit, </text:span><text:span text:style-name="T1">ut id propemodum . tutum<text:line-break/>contingat tunicam </text:span><text:span text:style-name="T21">intestinorum, </text:span><text:span text:style-name="T1">ad quam-venae oscillis'<text:line-break/></text:span><text:span text:style-name="T21">hiant, </text:span><text:span text:style-name="T1">_,ob </text:span><text:span text:style-name="T21">idque.ipsum </text:span><text:span text:style-name="T1">etiam </text:span><text:span text:style-name="T21">ora </text:span><text:span text:style-name="T1">vasorum: si quid, vero<text:line-break/></text:span><text:span text:style-name="T21">alimenti effugeritfn </text:span><text:span text:style-name="T1">transitu per.primum gyrum, per se-<text:line-break/>eundum quidem continget; </text:span><text:span text:style-name="T21">quod si </text:span><text:span text:style-name="T1">hic quoque essi gerit,<text:line-break/>per tertium, vel quartum</text:span><text:span text:style-name="T21">vel </text:span><text:span text:style-name="T1">quintum, </text:span><text:span text:style-name="T10">:</text:span><text:span text:style-name="T1"> vel quemlibet</text:span></text:p>
      <text:p text:style-name="P30"><text:span text:style-name="T1">fequentium; sirnt enim plurimi. In transitu igitur adeo<text:line-break/>angusto et , longo et quamplurimos anfractus habente,<text:line-break/>omnes partes alimenti coguntur tandem versari cum va-<text:line-break/>sis orificio; condensatum enim est in orbem omne intesti-<text:line-break/>num innumerabili quadam multitudine orificiorum intro<text:line-break/>pervenientium,, a quibus rapitur sursum, quod ex prae-<text:line-break/>tereunte alimento utile esu Unde fieri nequit, ut succus<text:line-break/>ullus nutriendo animali idoneus effugiat, fallat atque ex<text:line-break/>animali elabatur, quando faltern lege naturae corpora<text:line-break/>gubernantur: eorum enim haec a nobis instituitur exposi-<text:line-break/>tio, non morborum, in quibus ordo quidem contunditur,<text:line-break/>naturae autem ars impeditur, adjutoreque. quopiam opus<text:line-break/>est; qui manum porrigat et, quod angit, educat. . Hoc<text:line-break/>quidem certe, etsi non dicatur in unoquoque usuum, quos<text:line-break/>recensemus, ..non qui praetermittit negligentiae, scd qui<text:line-break/>non fubintelligit tarditatis, est accusandus. Porro intesti-<text:line-break/>norum anfractus- extitisse probavimus, ut, quicquid ali-<text:line-break/>menti concoctum esset, ad unguem distribueretur; - eoque<text:line-break/>fpe.ctabat, quod.a Platone dictum .est: .ne alimentum cele-</text:span></text:p>
      <text:p text:style-name="P30"><text:span text:style-name="T1">riter permeans corpus ceieriter in. necesiitatem adige; et<text:line-break/>sumendi rursum aliud alimentum, suggerensque insatia*<text:line-break/>bilem ingluviem </text:span><text:span text:style-name="T4">α</text:span><text:span text:style-name="T2"> </text:span><text:span text:style-name="T1">philosophia ac Musis </text:span><text:span text:style-name="T16">alienum </text:span><text:span text:style-name="T1">uni-<text:line-break/>versum mortale genus siiceret. Quibus certe animalium<text:line-break/>non insuut ejusmodi anfractus;... scd intestinum a ventri-<text:line-break/>culo- simplex usque ad'anum protensum habent, insatia-<text:line-break/>bilia oumia ac gulosa, </text:span><text:span text:style-name="T21">. </text:span><text:span text:style-name="T1">plantarumque modo cibo assidue<text:line-break/>adhaerent. Verum de lus Aristo letes rectu conscripsit<text:line-break/>cum alia, tum eliam quod paulatim a plantis nat.ira di—,<text:line-break/>grediens aliud alio animal' perfectius condidit, quousque<text:line-break/>al hominem perveniat, omnium perfectissimum, de quo<text:line-break/>nunc ;nobis propositum est dicere. </text:span><text:span text:style-name="T21">. </text:span><text:span text:style-name="T1">Non igitur de venis-<text:line-break/>iaiculorum multitudine, qui lu ruminantibus animalibus<text:line-break/>cernuntur, meum fuerit exequi, neque de ventriculo<text:line-break/>singularum specietum animalis, quemadmodum neque de<text:line-break/>aliis nutritionis instrumentis-; scripsit enim de his omni-<text:line-break/>bus recte Aristoteles. Quod'si vitae brevitas pulcherri-</text:span><text:span text:style-name="T21">'<text:line-break/></text:span><text:span text:style-name="T1">morum, investigationem nonnioraretm-, fortassis aliquan-<text:line-break/>do; quod-in ea speculatione desideratur,</text:span><text:span text:style-name="T21">- </text:span><text:span text:style-name="T1">exequerem</text:span><text:span text:style-name="T21">ur.</text:span></text:p>
      <text:p text:style-name="P30"><text:span text:style-name="T1">Nunc vero satis habemus, si solius- homluis possumus<text:line-break/>eon structionem ad unguem exponere. Rursus igitur ora-<text:line-break/>tionem, unde digressi sumus, revocemus, denuo lecturos<text:line-break/>hoc opus comniorefacientes </text:span><text:span text:style-name="T16">, </text:span><text:span text:style-name="T1">nullam hic postulent audire<text:line-break/>'cujusquaru actionis dcmoirsuationern, quum eam omnem<text:line-break/></text:span><text:span text:style-name="T21">in </text:span><text:span text:style-name="T1">..libris de facultatibus naturalibus simus complexi;<text:line-break/>vestiti et quod orificia arteriarum ad intestina pertingen-<text:line-break/>tia modicum quiddam cibi assumunt, plurimum autem<text:line-break/>venae. ' Id ipsum'sane, quod, naturaliter iu arteriis san-<text:line-break/>guis contineatur, alio libro seorsum conscripsimus-. Nunc<text:line-break/>igitur, quod reliquum est de intestinorum constructione,<text:line-break/>exeqnemur. 'Omnes tum actiones, </text:span><text:span text:style-name="T21"><text:s/></text:span><text:span text:style-name="T1">tum facultates, quas<text:line-break/>excretrices ac propulirices nominant, transversurum vil-<text:line-break/>lorutn motu,;, ut attractrices rectorum, constare prubavi-<text:line-break/>nius- Quemadmodum igitur' ventriculo utrosque vilior<text:line-break/>sortito duabus-opus suit tunicis contrario luter fe modo<text:line-break/>habentibus, ita et:intestinum quodque, 'unam speciem<text:line-break/></text:span><text:span text:style-name="T21">motus </text:span><text:span text:style-name="T1">cum habeat propultricem, tinam partter tunicae</text:span></text:p>
      <text:p text:style-name="P30"><text:span text:style-name="T1">speciem in transversos et rotundos villos dissolutam'<text:line-break/>obtinuit. Quid tandem tunicae binae extiterunt, siqui-<text:line-break/>dem ambae 'itidem </text:span><text:span text:style-name="T16">se </text:span><text:span text:style-name="T1">habent? superflua enim videtur<text:line-break/>esse altera. At non est ita; nam intestinorum tunica<text:line-break/>duplex fuit, partim ut facultas ipsorum expultrix esset<text:line-break/>valentior, partim ut ipsa instrumenta ah injuriis omnibus<text:line-break/>esseni tutiora. Ut enim in ventriculo manere diutius<text:line-break/>cibaria,.ut exacte coquerentur, ita.hic non manere e re<text:line-break/>magis fuit; nam dum per viam, longam ac strictam<text:line-break/>feruntur, persccta simul ac celeris fif ad jecur distribu-<text:line-break/>tio. Quod autem et ad securitatem summam, et patiendi-<text:line-break/>difficultatem non parvum intestinis momentum duae tu-<text:line-break/>nicae conferunt; indicant vel maxime morbi; dysenterici.<text:line-break/>Multos sane ac. suepe :vidimus, quibus, cum.morbis gra-<text:line-break/>ribus atque diuturnis essent conflictati 'maxima lutesti-<text:line-break/>noram pars erat putrefacta adeo, ut. compluribus locis<text:line-break/>tunica omnis interior esset exesu; attamen vixerunt' ii<text:line-break/>«t -superstites fuerunt; quod non fccissent, ' nisi fecunda</text:span></text:p>
      <text:p text:style-name="P30"><text:span text:style-name="T1">quaedam alia tunica extrinsecus corruptae tunicae acces-<text:line-break/>sisset. Nonnullis vero intestinorum quidam villi recti<text:line-break/>secundum longitudinem obtenduntur' ad transversorum<text:line-break/>tutelam; ideoque animalibus tenues habentibus intestino-<text:line-break/>Ium tunicas aut actiones vehementiores pdtissimum hoc<text:line-break/>luest: periculum enim erat, ne transversi villi a sese<text:line-break/>mutuo avellerentur, nisi extrinsecus a rectis velut viri-<text:line-break/>culo quodam fuissent devincti. Quo sit, ut in recto in-<text:line-break/>testino complures, ejusmodi fuerint, quod multis et duris<text:line-break/>alimenti sicci illic congesti. excrementis ejus intestini tu- .<text:line-break/>nicas circumtendi, valide oportuit. Extrinsecus igitur<text:line-break/>transversis, </text:span><text:span text:style-name="T21"><text:s/></text:span><text:span text:style-name="T1">ceu ligamentum, villi quidam recti injectsu<text:line-break/>.funt. , In pluribus vero annualibus totum colon validis<text:line-break/>vinculis secundum longitudinem superne deorsum utrin-<text:line-break/>que porrectis constrictum esu Porro quod et peritonae-<text:line-break/>um. ipsum rursus hunc secundam vestit tunicam, colligat-<text:line-break/>que. intestina om.ia tum quae ad spinam sunt corpori-<text:line-break/>bns, .tum-aliis, supra comprehensum isu Nam ut femcl</text:span></text:p>
      <text:p text:style-name="P30"><text:span text:style-name="T1">dicam</text:span><text:span text:style-name="T16">, </text:span><text:span text:style-name="T1">nullum est sub fepto transverso instrumentum,<text:line-break/>'quod non operiatur</text:span><text:span text:style-name="T21">' </text:span><text:span text:style-name="T1">aliqua tunica initium generationis a<text:line-break/>peritonaeo sumente.' Verum de intestinis quidem tenui-<text:line-break/>bus haec sufficiant.</text:span></text:p>
      <text:h text:style-name="Heading_20_2" text:outline-level="2"><text:span text:style-name="T8">Cap. XVIII.</text:span></text:h>
      <text:p text:style-name="P8"><text:span text:style-name="T1">De crassis autem fic habet. Quemad-<text:line-break/>niodum intestinum tenue distributioni destinatum- est,<text:line-break/>ejusque gratia</text:span><text:span text:style-name="T21">' </text:span><text:span text:style-name="T1">extitit (quamvis etiam concoquat alimen-<text:line-break/>tum ac propellat), ita et crassum intestinum non repen-<text:line-break/>tinae excretionis causa comparatum est: quanquaui in<text:line-break/>multis . animalibus' voracibus, quibus rectum hoc intesti-<text:line-break/>num inest, videre licet inferiore ipsius parte nihil lati-<text:line-break/>tudine a 'scfe discrepare:"' veriuntamen' haec, assidue nt<text:line-break/>pufcuntur, sic egerunt assidue, vitam quandam a Mulis<text:line-break/></text:span><text:span text:style-name="T21">et </text:span><text:span text:style-name="T1">philosophia alienam re vera (ut Plato dicebat) , drceri-<text:line-break/></text:span><text:span text:style-name="T21">tiai </text:span><text:span text:style-name="T1">quae vero‘perfectissima sunt animalia ac praestan-<text:line-break/>‘trora, 'ut non comedunt sernper, ita nec egerunt.</text:span><text:span text:style-name="T21">' </text:span><text:span text:style-name="T1">Jam<text:line-break/>vero demonstratum a nonis est, ipsos intestinorum anfra-<text:line-break/>ctus-lu causa esse, cur externo-alimento assidue nobis<text:line-break/>minime' opus' sit; quod autem subinde- nion 'egeramus; fed</text:span></text:p>
      <text:p text:style-name="P30"><text:span text:style-name="T1">longo intervallo, lu causa fuit crassi intestini latitudo,<text:line-break/>ceu secundus quidam venter , ipfis subjecti, quomodo'<text:line-break/>vesica urinis. Nam ne egererent assidue neve meierent<text:line-break/>animalia, humidis,</text:span><text:span text:style-name="T16">quidem </text:span><text:span text:style-name="T1">excrementis vesica subjacet,<text:line-break/>siccis autem intestinum, quod crassum appellamus, quod<text:line-break/>utique et inferiorem ventrem quidam nominant. Princi-<text:line-break/>pium autem </text:span><text:span text:style-name="T16">ejus </text:span><text:span text:style-name="T1">est caecum lutestluum; ubi enim tenue<text:line-break/>intestinum desinit, illinc ad dextram quidem caecum,<text:line-break/>ad sinistram autem colon emergit, de.xtra prius ilia prae-<text:line-break/>tervectum. Porro caecum prorsus' velut venter quidam<text:line-break/>est crassus excrementis recipiendis appositus, cui ad pro-<text:line-break/>portionem colon respondet. Atque plurimis sane avibus<text:line-break/>propter' actionis robur caecum intestinum est duplex?<text:line-break/>nam si quid in trausitu per tenue intestinum distributio-;<text:line-break/>nem fefellerit, id omne diutrtrna in caeco mora plane<text:line-break/>exugitur. Porro avibus fere omnibus actiones ventriculi<text:line-break/>atque intestinorum robustas habentibus excrementorum</text:span></text:p>
      <text:p text:style-name="P30"><text:span text:style-name="T1">receptacula bina extiterunt,’ nequid, quum alimentum<text:line-break/>celeriter feratur, iron exhaustum praetermittatur, et ut <text:line-break/>egestio repente ac semel, non continue et paulatim fiat.<text:line-break/>Verum in. hominibus ac pedestribus animalibus omnibus<text:line-break/>unicum caecum intestinum natura molita, lu dextris ili-<text:line-break/>bus ipsum constituit, quod locum ibi ' idoneum haberet<text:line-break/>vacuum, rene dextro altius appenso; cujus causam in<text:line-break/>siequeritibus. explicabimus.</text:span></text:p>
      <text:h text:style-name="Heading_20_2" text:outline-level="2">Cap. XIX.</text:h>
      <text:p text:style-name="P8"><text:span text:style-name="T1">Haec igitur omnia miro artificio natura<text:line-break/>comparavit, Quibus adhuc accedit, quod musculi uiris-<text:line-break/>que excrementorum,- effluviis incumbunt, instar claustri<text:line-break/>cujusdam:, ne. continenter excernantur, neve intempestive.<text:line-break/>Siquidem vesicae collumquod vocamus, musculosum<text:line-break/>est; recti vero intestini extremum inferius a musculis<text:line-break/>in orbem circumpositis, constringitur; quapropter nomen<text:line-break/>ei sphincterem (constrictorem) puto quosdam imposuisse.<text:line-break/>Nam musculi omues, quum sint motus voluntarii lustru-<text:line-break/>menta, non sinunt exerementa foras ferri ante, quamra-</text:span></text:p>
      <text:p text:style-name="P30"><text:span text:style-name="T1">tio jusserit, idque unicum duntaxat animalis facultatis<text:line-break/>instrumentum tanto..-ac ejusmodi' naturalium instrumen-<text:line-break/>torum exitui incubat in-utroque excrementorum eflluvio.<text:line-break/>Porro quibus aut resoluti hi musculi fuerint,' aut quoquo<text:line-break/>modo alloqui vitiati, invitis iis et lutenipeltive eilluens<text:line-break/>tia excrementa fatis indicant, quam turpis atque'a Mu-<text:line-break/>sis aliena nobis vita fuisset, nisi principio natura meli-i<text:line-break/>us qnidpiam prospexisset? Verum haec </text:span><text:span text:style-name="T16">certe </text:span><text:span text:style-name="T1">mirifice ab<text:line-break/>ea comparata fuerunt; praeterea summa ratione ac' so-<text:line-break/>lertia modum"instituit, quomodo omnia, 'quae' ad veri-<text:line-break/>triculum atque intestina pertinent, non solum aliis</text:span><text:span text:style-name="T21">‘ </text:span><text:span text:style-name="T1">par-<text:line-break/>tibus corporis nutriendis subservirent, sed et ipsa probe<text:line-break/>nutrirentur, neque temere neque segniter egrederentur;<text:line-break/>Primum namque toti - mesenterio venas effecit proprias<text:line-break/>intestinis nutriendis, ipsi dicatas, haudquaquam ad hepar<text:line-break/>trajicientes i ut enim et Herophilus dicebat, </text:span><text:span text:style-name="T16">in </text:span><text:span text:style-name="T1">'glandulosa<text:line-break/>quaedam corpora desinunt hae venae, quum caeterae<text:line-break/>omnes sursum ad portas referantur; deinde ejusdem usus</text:span></text:p>
      <text:p text:style-name="P30"><text:span text:style-name="T1">potissimum gratia in epiploo quoque quamplurima numero<text:line-break/>vasa construxit, quo omnia propinqua nutrirentur.. Porro,<text:line-break/>utrinque hoc commentum naturae ipsi subsidio- est <text:s/>ad<text:line-break/>persectam' intestinorum et ventriculi nutritioncm. Erunt<text:line-break/>sane </text:span><text:span text:style-name="T16">et </text:span><text:span text:style-name="T1">alia duo nutritionis'eorum auxilia, unum qui-<text:line-break/>dem in ipsa cibi concoctione, de quo antea sumus lo-<text:line-break/>cuti; alterum, ,,quum per, longiores inedias infernae par-<text:line-break/></text:span><text:span text:style-name="T16">tes </text:span><text:span text:style-name="T1">attrahunt quiddam etiam ex ipsi» hepate, jam distn-<text:line-break/>butione </text:span><text:span text:style-name="T16">ad </text:span><text:span text:style-name="T1">hepar- et, distributorum ipsorum exacta ela-<text:line-break/>boratione ac separatione absolutis;, inferioribus, autem<text:line-break/>instrumentis tunc indigentibus et sanguinem benignum<text:line-break/>trahere valentibus. Admirantur tamen nonnulli, si, per<text:line-break/>quas venas prius anadosis ad hepar facta est, per easdem<text:line-break/>ruisus aliquando sanguis benignius recurrat, quum aliorum<text:line-break/>naturae operum ignari, tum vero roboris in attrahendo<text:line-break/>instrumentorum nutritione egentium, de quo in aliis de-<text:line-break/>nronstratum essi</text:span></text:p>
      <text:h text:style-name="P3" text:outline-level="2">Cap. XX.</text:h>
      <text:p text:style-name="P8"><text:span text:style-name="T1">Quod vero reliquum adhuc </text:span><text:span text:style-name="T16">est </text:span><text:span text:style-name="T1">proposita-'<text:line-break/>nuii nunc partium expositionis', opus' atque', artificium<text:line-break/>naturae jam persequamur. Nam quamplurima venarum'<text:line-break/>oscilla ad quodque intestinum penetrare ostendimus., velut<text:line-break/>arboris cujusdam radicum extremas ’ ac tenues extremi-<text:line-break/>tates. Colligens vero natura, .ut in arboribus exiguas<text:line-break/>illas radices in crassiores, </text:span><text:span text:style-name="T16">ita </text:span><text:span text:style-name="T1">in animalibus vufa minora<text:line-break/>in majora, et ea rursus lu alia majora, idque sernper agens<text:line-break/>usque ad hepar, lu unam omnia venam coegit, quae.ad por-<text:line-break/>tas sita est, a qua ..etiam vena, quae tum ad ventriculum<text:line-break/>tum ad splenem fertus, ennscitur: atque etiam arterias omnes<text:line-break/>in . unam magnam spinae incumbentem pari modo contraxit-<text:line-break/>Nam quum longum esset: inter principium et fineni om-<text:line-break/>nium vuforum interstitium</text:span><text:span text:style-name="T16">, </text:span><text:span text:style-name="T1">non erat tutum sine praesidio<text:line-break/>vafa tenuia deducere, quae enim sursum ad portas he-<text:line-break/>patis feruntur, velut penderent, nisu fulcimento quodam<text:line-break/>.stabiliientur, nec praesidium ipfis aliud erat in ipso itinere,<text:line-break/>in quo velut sede firmarentur et .intersepireutur ac</text:span></text:p>
      <text:p text:style-name="P30"><text:span text:style-name="T1">fulcirentur.' </text:span><text:span text:style-name="T50">Quo</text:span><text:span text:style-name="T1"> paeto’ igitur securitati horum prospexit<text:line-break/>natura, .ut ne salienti autriinpingenti aut </text:span><text:span text:style-name="T16">pulsato vehe-<text:line-break/></text:span><text:span text:style-name="T1">menter extrorsum 'animali vafa. </text:span><text:span text:style-name="T16">ipsa </text:span><text:span text:style-name="T1">comprimantur alie,<text:line-break/>cubi, vel perrumpantur, aut omnino afficiantur? A trini-<text:line-break/>ca colligente </text:span><text:span text:style-name="T16">ac </text:span><text:span text:style-name="T1">vestiente </text:span><text:span text:style-name="T16">intestina, - </text:span><text:span text:style-name="T1">quam </text:span><text:span text:style-name="T16">a </text:span><text:span text:style-name="T1">peritonaeo<text:line-break/>oriri' diximus, tunicam </text:span><text:span text:style-name="T21">. </text:span><text:span text:style-name="T1">ipsi -peritonaeo similem'quum<text:line-break/>produxisset, ea </text:span><text:span text:style-name="T16">vasa singula </text:span><text:span text:style-name="T1">induit; in spatiis vero .inter<text:line-break/>vasa, inanibus <text:s/>eandem hanc tunicam </text:span><text:span text:style-name="T21"><text:s/></text:span><text:span text:style-name="T1">sibi ipsi applicans<text:line-break/>ac . duplicem efficiens, minus quidem </text:span><text:span text:style-name="T16">hoc </text:span><text:span text:style-name="T1">pacto patibi-<text:line-break/>lem, vasis ipsis instar vinculi ac munimenti validi con-<text:line-break/>stituit. .Plurimis vero eorum,</text:span><text:span text:style-name="T21">. </text:span><text:span text:style-name="T1">quae admodum sublimia,<text:line-break/>atque' erecta ad hepar porrigebantur;' qua mrrtuo coeunt,<text:line-break/>hanc ipsorum partem injuriis magis jbnoxiam cum ex-<text:line-break/>ploratum haberet,;, corpus, quoddam camisorme inseruit,<text:line-break/>quas glandulas appellamus; quae utique velut cunei qui-<text:line-break/>dam vasorum divisionibus incubantes., fulcimentum ipsis<text:line-break/>tutum 'si iggerunt, ut a nullo violento cafu- afficiantur-.<text:line-break/>Jam vero oratione mefaraeum absolvimus- Considerare</text:span></text:p>
      <text:p text:style-name="P30"><text:span text:style-name="T16">autem deinceps oportet, lu quem demum locum praesti-<text:line-break/>terat naturam ducere venam hepatis illam magnam, quae<text:line-break/>omnes mesaraei venas excipit; sed quia hic' liber rnagui-<text:line-break/>tudinem justam jam est adeptus, tum hoc, tum alia,<text:line-break/>quae, ad nutritia instrumenta pertinent, libro sequente<text:line-break/>pertractabo.</text:span></text:p>
      <text:h text:style-name="P2" text:outline-level="1">GALENI DE VSV PARTIUM CORPO-<text:line-break/>RIS HUMANI<text:line-break/>LIBER V.</text:h>
      <text:h text:style-name="Heading_20_2" text:outline-level="2">Cap. I.</text:h>
      <text:p text:style-name="P8"><text:span text:style-name="T1">Considerandum autem deinceps est, in<text:line-break/>quem Ioeum naturae magis interfuerit venam magnam,<text:line-break/>quae ab hepate oritur venasque ex mesarueo omnes ex-<text:line-break/>cipit, deducere; oportebat enim profecto eandem hanc<text:line-break/>venam etiam eas, quae ex ventriculo ac splene profi-<text:line-break/>ciscebantur, excipere. Eadem autem et da arteria, quam<text:line-break/>a magna ad spinam sita oriri diximus</text:span><text:span text:style-name="T16">, </text:span><text:span text:style-name="T1">dixisse puta.<text:line-break/>Pari modo et meatus illos, qui a vesica ea, quae juxta</text:span></text:p>
      <text:p text:style-name="P4"/>
      <text:p text:style-name="P30"><text:span text:style-name="T1">hepar est posita, oriuntur; quibus bilem erat vacuatura,<text:line-break/>oportebat (ni fallor) etiam ipsus tendere in ventriculi<text:line-break/>aut intestinorum -locum non quemvis.; sed qni illis certe<text:line-break/>tutus esset, et his excrementum' id. recepturis minime<text:line-break/>doloristcus. Cousiderandum, inquam, est, nuni commodio- </text:span><text:span text:style-name="T21">-<text:line-break/></text:span><text:span text:style-name="T1">rem locum alium proferre possimus, quo praetermisso,<text:line-break/>natura ad deteriorem simul </text:span><text:span text:style-name="T16">ac </text:span><text:span text:style-name="T1">periculosiorem praedicto-<text:line-break/>rum </text:span><text:span text:style-name="T21">. </text:span><text:span text:style-name="T1">quodque duxerit.</text:span></text:p>
      <text:h text:style-name="Heading_20_2" text:outline-level="2"><text:span text:style-name="T8">Cap. II.</text:span></text:h>
      <text:p text:style-name="P8"><text:span text:style-name="T1">Incipienda autem est hluc consideratio':<text:line-break/>utrum ex usu magis fuerit naturam ipfam, multis venis<text:line-break/>ex multis hepatis</text:span><text:span text:style-name="T21">. </text:span><text:span text:style-name="T1">partibus productis, in singulas sub-<text:line-break/>jecfarum partium singulas abducere, an, delecto in ipsu<text:line-break/>viscere loco- quodam opportuno, magnam quidem ex eo<text:line-break/>venam, ex ea autem alias, velut </text:span><text:span text:style-name="T16">ex </text:span><text:span text:style-name="T1">trunco ramos, pro-<text:line-break/>duxisse. Mihi- quidem videtur id suisse commodius: non<text:line-break/>sulum enim' venis ipsis longum iter emensuris periculo-<text:line-break/>fum erat siatim initio -esse subtilibus, sed etiam hepatis<text:line-break/>non inulta habere germina atque foramina interfuit</text:span></text:p>
      <text:p text:style-name="P30"><text:span text:style-name="T1">scd undique quidem tecto esse densa tunica, duos autem<text:line-break/>omnino habere validiorum venarum exortus, superne qui-<text:line-break/>dem </text:span><text:span text:style-name="T16">cavae, </text:span><text:span text:style-name="T1">inferne vero ejus, quae ad portas situm ha-<text:line-break/>bet, fuit utilius. Ergo,- si satius suit unam eo in loco<text:line-break/>esse venam, quaeramus jam, quo perducere et quidivi-<text:line-break/>dere ipsam praestiterit. Mihi quidem etiam hic-videtur,<text:line-break/>quum </text:span><text:span text:style-name="T16">ea </text:span><text:span text:style-name="T1">ad melium inter ventriculum atque' intestina<text:line-break/>fpabtim pervenerit, ita demum iri utraque oportere ip-<text:line-break/>fam distribui: quandoquidem, si deorsum magis descen-<text:line-break/>deret, multum a ventriculo secederet; sin vero superne<text:line-break/>magis ascenderet, praeterquam quod multum ab intestinis<text:line-break/>distaret, ingressionem praeterea in ventriculo haberet<text:line-break/>lubricam, qui, dum cibis est refertus, in maximam qui-<text:line-break/>dem subinde mutatur distentionem, confidit autem, dum<text:line-break/>iisdem est vacuus. Ut vero aequa quidem venerum dis-<text:line-break/>tributio esset omnibus nutritiis insti umentis, vas aulem<text:line-break/>ipsum ab hepate descendens sedem- haberet stabilem inter<text:line-break/>ventriculum'atque intestina doctum, incumbere ea parte<text:line-break/>fubjaoentibus vertebris oportuit. Caeterum non in hunc</text:span></text:p>
      <text:p text:style-name="P18"><text:span text:style-name="T1">quidem locum venam hanc tendere oportuit, in alium<text:line-break/>vero arteriam sub ipsam in totum mesaraeum- di"iden<text:line-break/>dam;. ubique enim natura, nisi majus quid,.obstat, cum<text:line-break/>venis arterias simul dividit, partim quidem, ut mem-<text:line-break/>branae,. quibus </text:span><text:span text:style-name="T21">- </text:span><text:span text:style-name="T1">vetias protegit ac partibus vicinis colli-<text:line-break/>gat, protinus arteriis quoque </text:span><text:span text:style-name="T21">' </text:span><text:span text:style-name="T1">sint usui, partim.. autem;<text:line-break/>ut vasis 'ipsis sit conspiratio quaedam ac " materiarum<text:line-break/>communio.; etenim hoc etiam alibi demousiratum est.<text:line-break/>Quin et ad jecur' ramum ab hac ipsa arteria produxisse<text:line-break/>oportuit, atque adeo' nervum (qui et ipse una cum arte-<text:line-break/>ria et vena per totum mesaraeum diffunditur) mox cum<text:line-break/>ipsis simul incipere, quod nullum haberet locum, unde<text:line-break/>germen id, quod mittit ad hepar, tutius emitteret.<text:line-break/>Monstrabitur autem paulo post, meatus excrementum<text:line-break/>^biliosum ex vesica ea, quae hepati inhaeret, vacuaturos<text:line-break/>e» loco fuisse collocandos. Quum igitur oporteret venam,-<text:line-break/>arteriam, nervum et quartum cimi eis vas bilem coli-</text:span></text:p>
      <text:p text:style-name="P30"><text:span text:style-name="T1">tinens eo loci pervenire, manifestum est, quod et prin-<text:line-break/>cipia divisionis earum ibidem consistere erat necesse. ,<text:line-break/>Verumtamen vasa omnia, qua dividuntur, facile laedun-<text:line-break/>tur,' ut, si eorum quodvis-mali quidpiani propter violen--<text:line-break/>tum motum esset incursurum, id, ubi scinditur, potissi-<text:line-break/>mum incurreret. Magno igitur indigebat locus hic prae-<text:line-break/>sidio; quo vasa in ipso distribuenda </text:span><text:span text:style-name="T10">:</text:span><text:span text:style-name="T1"> ac discindenda mu-<text:line-break/>nirentur. Cujus haud ignara natura glandulosum quod-<text:line-break/>dam corpus fabricata, quod pancreas appellamus, sub-<text:line-break/>stravitque simul ac in orbem omnibus circumdedit, di-<text:line-break/>visionesque replevit; ut mullum ipsorum facile jam finda-<text:line-break/>tur, aut sine fulcimento sit; sed quum in molli et me-<text:line-break/>diociiter cedente corpore conquiescant, si motu cieantur<text:line-break/>paulo yehernentiore, quod tamen corporibus non duris<text:line-break/>neque non cedentibust incidunt, sed leniter quidem ea<text:line-break/>excipientibus, paulatim vero violentiam motus exolven-<text:line-break/>tibus, illaesa, luconcnfla infractaque perpetuo con-<text:line-break/>suriantur. Quin etiam membranas fortes tum privatim</text:span></text:p>
      <text:p text:style-name="P30"><text:span text:style-name="T1">singulis vasis, tum communiter ipfis omnibus circunrdedit;<text:line-break/>vestientes ac. jungentes ea non modo cum glandula,<text:line-break/>sed praeter eam luprimis ac maxime cum subjectis cor-<text:line-break/>poribus, quae ad spinam situm habent, post illa autem<text:line-break/>et cum aliis omnibus circumfusis instrumentis. Verum<text:line-break/>nihil horum natura eo in loco probe effecisset, nifi arns<text:line-break/>plum aliquod spatiuni eis praeparasset:. quandoquidem,<text:line-break/>si cum fundo ventriculi junctum fuisset jejunum, qui in<text:line-break/>ipso sunt anfractus, non parvas ibi effecissent angustias.</text:span></text:p>
      <text:h text:style-name="Heading_20_2" text:outline-level="2">Cap. III.</text:h>
      <text:p text:style-name="P8"><text:span text:style-name="T1">Quod praevidens natura primum omni,<text:line-break/>um intestinum, quod ventriculo conjunctum est, non<text:line-break/>protinus in anfractus reflexit, fed eousque ad spinam<text:line-break/>protensum produxit, quoad praedictis 'corporibus amplum<text:line-break/>fatis spatiunr fuppeditaret. Quod autem </text:span><text:span text:style-name="T16">hoc </text:span><text:span text:style-name="T1">consequitur,<text:line-break/>circumvolvitur ac flectitur, vocaturque haec pars lute-<text:line-break/>stluorum jejunum, quod femper inveniatur inanis, nec<text:line-break/>tantillum quidem in fe ipfa alimenti contineat. Quod<text:line-break/>autem inter lio c et sundurn ventriculi sine circumvolo-</text:span></text:p>
      <text:p text:style-name="P30"><text:span text:style-name="T1">tione mansit propter causam a nobis, dictam, anatomici<text:line-break/>ecphysin {exortum) lu intestinum nominare consueverunt;<text:line-break/>ut hic fit instrumentorum post ventriculum alimentum vi-<text:line-break/>uissim recipientium catalogus. Primum quidem -est ee-<text:line-break/>physis, secundum autem jejunum, tertium intestinum<text:line-break/>tenue, quartum caecum, quintum colon, et sextum<text:line-break/>rectuin, su cujus sine sunt musculi , qni constringunt ac<text:line-break/>continent excrementa. Porro eorum constructionis omnium<text:line-break/>usnm jam conscripsimus, praesenti*quidem libro ecphy-<text:line-break/>seos, superiore vero omnium differentiarum tenuis et </text:span><text:span text:style-name="T37">,<text:line-break/></text:span><text:span text:style-name="T1">rrassi intestini. Quod si quid praetermissum esse videbi;<text:line-break/>tur, aut </text:span><text:span text:style-name="T16">id </text:span><text:span text:style-name="T1">communem cum praedictis-habere rationem<text:line-break/>invenietur, ut quinis, etiamsi a nobis non didicerit,<text:line-break/>facile id ipsum 'praecedentibus consequens deprehendat,<text:line-break/>aut nullum ipsi animali usum suggerens lex necessitate<text:line-break/>consequitur'ea, quae gratia alicujus-extiterunt;. quemad-<text:line-break/>modum jejunum, quod ubique esi </text:span><text:span text:style-name="T16">vacuum. </text:span><text:span text:style-name="T1">Caeteriim<text:line-break/>quod propter nullum fui usum ejusmodi suerit, sed ea,</text:span></text:p>
      <text:p text:style-name="P30"><text:span text:style-name="T1">quae gratia -alicuius </text:span><text:span text:style-name="T21">- </text:span><text:span text:style-name="T1">constituta sunt,- secutum sit,, paulo<text:line-break/>post ostendemus. Porro nisi quis exi. quae ex iis, quae<text:line-break/>praecipimus, lutelligi possunt, ingenio assequi studeat,<text:line-break/>sed omnia a nobis audire postulet, prolixa admodum<text:line-break/></text:span><text:span text:style-name="T16">tuerit </text:span><text:span text:style-name="T1">haec nostra narratio; quod </text:span><text:span text:style-name="T16">brevissimo </text:span><text:span text:style-name="T1">hoc argu-<text:line-break/>mento cuivis perspicuum fuerit. Quum enim praesenti<text:line-break/>disputatione de ecphysi (exortis) in tenue intestinum dis-<text:line-break/>seruerimus, quod ipsum lu spinam extensum non pro-<text:line-break/>tinus circumvolvi oporteat, antequam iis locum' prae-<text:line-break/>buerit, quae in </text:span><text:span text:style-name="T16">medio </text:span><text:span text:style-name="T1">inler ventriculum et jejunum<text:line-break/>fpatio locari necesse erat, quidam- hic forte, ceu .a me<text:line-break/>praetermissum, requirat, quod apud Erasistratum scriptum<text:line-break/>esu Ecphysis vero (seu exortus in intestinum) in dextris<text:line-break/>sita est, et ad spinam'conversu. Cujus rei gratia in dex-<text:line-break/>tris, et cur conversa </text:span><text:span text:style-name="T16">est </text:span><text:span text:style-name="T1">ad spinam? quorum illud qui-<text:line-break/>dem sermone praecedenti est demonstratum; hoc </text:span><text:span text:style-name="T21">.</text:span><text:span text:style-name="T1">vero<text:line-break/>nullam peculiarem </text:span><text:span text:style-name="T16">ac </text:span><text:span text:style-name="T1">necessariam doctrinam efflagitat, ni-<text:line-break/>mirum quum jam millies admonuerimus, naturam nihil<text:line-break/>line stabilimento reliquisse. Quod si ita est, satis jam, con-<text:line-break/>f</text:span></text:p>
      <text:p text:style-name="P30"><text:span text:style-name="T1">ptat, ipsum ecphysin, ex fundo ventriculi prognatam, haud-<text:line-break/>quaquam sublimem fuisse relicturam, verum ad spinam de- <text:line-break/>ductam primo, quidem illic stabrlirsse, deinde , vero vin-<text:line-break/>culis quibusdam membranosis vicinis ipsius animalis par-<text:line-break/>-tibus coaptasse. At quod ad nullum usum nonnulla facta<text:line-break/>sint, fed alia necessario sequantur; quodque ne partes</text:span></text:p>
      <text:p text:style-name="Standard"><text:span text:style-name="T1">-quidem, sed'potius consequentia quaedam dicenda' haec<text:line-break/>sint, ex jejuno discas licet; cujus ut tenuis intestini ge-<text:line-break/>neratio quanto usui esset, antea demonstraviinus; qua-<text:line-break/>tenus vero alimento. vacat, nnilus ipsius animalibus est<text:line-break/>usus, verum necessario praecedentia quaedam alia con-<text:line-break/>sccutum </text:span><text:span text:style-name="T16">est, </text:span><text:span text:style-name="T1">quae, ali cujus gratia extiterunt, sunt autem,<text:line-break/>quae haec sequuntur. Primum omnium intestinorum je-<text:line-break/>junum alimentum in ventriculo in chylum mutatum at-<text:line-break/>que concoctum accipit; situs autem ipsius est </text:span><text:span text:style-name="T16">ad </text:span><text:span text:style-name="T1">hepar,<text:line-break/>vasorumque mustorum in siese orificia continet; ad haec<text:line-break/>excrementum biliosum paulo supra-, ad ipsam ex ventri-<text:line-break/>chlo ecphysin meatus bilem ducentes deserunt; porro<text:line-break/>hepar ipsum adhuc vacuum ex hoc primo sursum 'ali-</text:span></text:p>
      <text:p text:style-name="P30"><text:span text:style-name="T1">mentum rapit. Horum itaque omnium alia quidem ad<text:line-break/>celeriorem alimecti. distributionem, alia vero ad propul-<text:line-break/></text:span><text:span text:style-name="T21">tricis </text:span><text:span text:style-name="T1">actionis robur conserunt; quandoquidem propter va-<text:line-break/>forum. quidcm multitudinem proximiimque hepati situm,<text:line-break/></text:span><text:span text:style-name="T21">tum </text:span><text:span text:style-name="T1">quod primum ea, quae cocta sunt, recipit, hepati-<text:line-break/>que vacuo ea suggerit, plurima ac citissima ex ipso je-<text:line-break/>juno fit distributio; robur autem actionis ipsius augetur,<text:line-break/>quod ab ea parte non procul absit, </text:span><text:span text:style-name="T16">qua </text:span><text:span text:style-name="T1">primum excre-<text:line-break/>nientum biliosum lu intestinum erumpit. Nam. celerius<text:line-break/>quidem, venae multae quam paucae assumunt, </text:span><text:span text:style-name="T16">et </text:span><text:span text:style-name="T1">quae<text:line-break/></text:span><text:span text:style-name="T21">per. </text:span><text:span text:style-name="T1">vrani breviorem ad jecur uscendtmt, quam quae lon-<text:line-break/>giore, et quae, ex .utili consecto attrahunt, quam quae ex<text:line-break/>non eiusinodi, . et quae vacuo hepati alimentum afferunt,<text:line-break/>quam quae jam .oppleto; robur autem actioni accedit,<text:line-break/></text:span><text:span text:style-name="T21">quod </text:span><text:span text:style-name="T1">excrementis .nondum sit. bilis admixta, scd'pura<text:line-break/>adhuc in t unicis, ipsorum intestinorum circumfluitet,. mor-<text:line-break/></text:span><text:span text:style-name="T21">dens </text:span><text:span text:style-name="T1">ipsa </text:span><text:span text:style-name="T21">eX . </text:span><text:span text:style-name="T1">ad </text:span><text:span text:style-name="T21">excretionem excitans. </text:span><text:span text:style-name="T1">Quando, igitur<text:line-break/></text:span><text:span text:style-name="T21">intestinum </text:span><text:span text:style-name="T1">quidem transmittens </text:span><text:span text:style-name="T21">valenter </text:span><text:span text:style-name="T1">agit, viscus vero</text:span></text:p>
      <text:p text:style-name="P30"><text:span text:style-name="T1">recipiens prompte assumit, celeriter alimentum permeet<text:line-break/>est necesse;,. ut nihil ea ratione-lu eo fubsideat, neque<text:line-break/>moretur, sed transitus sit solum isque celer. Porro quum<text:line-break/>non itidem semper elaboratum lu ventriculo alimentum<text:line-break/>excipiat, neque pari modo jecur attrahat, neque bilis<text:line-break/>qualitate ac quantitate eadem semper cousiuat, ad por-<text:line-break/>tionem non aequaliter assidue intestinorum anfractus sunt'<text:line-break/>vacui, sed aliis quidem plures, aliis vero pauciores in-<text:line-break/>veniuntur. Ex quo intelligitur, hanc quidem primorum<text:line-break/>anfractuum inanitionem nullius usus causa extitisse; fed<text:line-break/>necessario ea consequi, quae’ alicujus causa constructa fue-<text:line-break/>runt. Nemo igitur a nobis audire omnia postulet, sed<text:line-break/>partim quidem fretus iis, quae jam praecepimus, inve-<text:line-break/>niat, cujusmodi est, quod de ecphyseos conversione a<text:line-break/>ventriculo ad spinam paulo </text:span><text:span text:style-name="T16">ante </text:span><text:span text:style-name="T1">memorabamus, partim<text:line-break/>vero ne hujus quidem instituti esse existimet; non enim<text:line-break/>eorum explicationem Eis commentariis mclimur, quae</text:span></text:p>
      <text:p text:style-name="P30"><text:span text:style-name="T1">necessario ea sequuntur, 'quae gratia alicujus parata sue-<text:line-break/>runt.,. scd ea,' quae </text:span><text:span text:style-name="T16">prima </text:span><text:span text:style-name="T1">ratione natura constituit.,</text:span></text:p>
      <text:h text:style-name="Heading_20_2" text:outline-level="2">Cap. IV.</text:h>
      <text:p text:style-name="P8"><text:span text:style-name="T1">Memor igitur eorum perpetuo quae se-<text:line-break/>qunntur accipe. Jam enim demonstraturus sum, cujus<text:line-break/>expositionem paulo ante rejeceram, de bilioso_ excremen-<text:line-break/></text:span><text:span text:style-name="T21">tot, </text:span><text:span text:style-name="T1">scilicet quod in ecphysin e ventriculo praestiterat<text:line-break/>confluere. </text:span><text:span text:style-name="T21">, </text:span><text:span text:style-name="T1">Igitur quod quidem meatui ipsi, qui </text:span><text:span text:style-name="T21">- </text:span><text:span text:style-name="T1">excre-<text:line-break/>mentum id deducit, brevior via erat commodior, ut qui<text:line-break/>jamjarn futurus esset eorum particeps, quae natura ad<text:line-break/>tutelam vasorum eo pertinentium praeparaverat, perspi-<text:line-break/>cuum iis esse arbitror; qui prius dicta attente audierint:<text:line-break/>quod vero excepturis, instrumentis e re etiam fuerat, ita<text:line-break/>demum vel maxime intelligas; si .exploratum habueris,<text:line-break/>quanta conia in ipsis necessario congeratur excremento-<text:line-break/></text:span><text:span text:style-name="T21">rum </text:span><text:span text:style-name="T1">pituitosorum.; de quorum generatione in commenta-<text:line-break/>riis De facultatibus naturalibus abunde et. exquisite conr<text:line-break/>scripsimus, singula convenienti . demonstratione conspro-<text:line-break/></text:span><text:span text:style-name="T21">bantes, </text:span><text:span text:style-name="T1">Porro quod multa hujusmodi excrementa-gignam-</text:span></text:p>
      <text:p text:style-name="P30"><text:span text:style-name="T1">tur, </text:span><text:span text:style-name="T16">id </text:span><text:span text:style-name="T1">obiter nunc admonentes, ex </text:span><text:span text:style-name="T16">ipsis ad </text:span><text:span text:style-name="T1">proposito-<text:line-break/>rurn explicationem probationem duntaxat aliquam su-<text:line-break/>mere oportet. Nam si unquam in ejusmodi hominem'in-<text:line-break/>cidisti, qui ciborum quidem boni</text:span><text:span text:style-name="T21">' </text:span><text:span text:style-name="T1">succi esum aversaretur,<text:line-break/>abstinentiaque se ipse cousiceret, ac, <text:s/></text:span><text:span text:style-name="T16">siquando </text:span><text:span text:style-name="T1">mandere<text:line-break/>cogeretur, nauseabundus efficeretur,' </text:span><text:span text:style-name="T16">sola </text:span><text:span text:style-name="T1">autem </text:span><text:span text:style-name="T16">acriora<text:line-break/></text:span><text:span text:style-name="T1">admitteret:, a quorum esu ne bene quidem haberet, sed<text:line-break/>illi ventriculus flatibus intumesceret ac distenderetur, et<text:line-break/>nausearet, plusculum </text:span><text:span text:style-name="T16">tamen </text:span><text:span text:style-name="T1">ructiluis solis levaretur,- est<text:line-break/></text:span><text:span text:style-name="T21">autem </text:span><text:span text:style-name="T1">quando ipsa quoque </text:span><text:span text:style-name="T21">assumpta </text:span><text:span text:style-name="T1">'cibaria corrumperet,<text:line-break/></text:span><text:span text:style-name="T21">ea </text:span><text:span text:style-name="T1">potissimum corruptione, quae </text:span><text:span text:style-name="T21">acorem </text:span><text:span text:style-name="T1">refert,- si, in-<text:line-break/>quain, i</text:span><text:span text:style-name="T10">H</text:span><text:span text:style-name="T1"> ejusmodi incidisti,. deincle',"qua ratione curatus<text:line-break/>fuit, meministi, facile puto -tetiivj. quae mox dscitln; af-</text:span><text:span text:style-name="T21">.<text:line-break/></text:span><text:span text:style-name="T1">sensurum; sin minus, certe </text:span><text:span text:style-name="T21">eis;qui </text:span><text:span text:style-name="T1">'ejusmodi</text:span><text:span text:style-name="T21">t</text:span><text:span text:style-name="T1">morbo con-<text:line-break/>flictantur, curandi rationem </text:span><text:span text:style-name="T21">praescribam/ Tu vero, si<text:line-break/>veri </text:span><text:span text:style-name="T1">discendi es cupidus, ad </text:span><text:span text:style-name="T21">tuam ipsius normam </text:span><text:span text:style-name="T1">'ratio-<text:line-break/></text:span><text:span text:style-name="T21">arem </text:span><text:span text:style-name="T1">nostram excute;'atqueea ' </text:span><text:span text:style-name="T21">evolvovj.enied</text:span><text:span text:style-name="T1">ia, quae a<text:line-break/>medicis </text:span><text:span text:style-name="T21">fuerunt </text:span><text:span text:style-name="T1">tum </text:span><text:span text:style-name="T21">. inventa, </text:span><text:span text:style-name="T1">tum -litteris prodita, quae<text:line-break/>caput curationis in </text:span><text:span text:style-name="T21">hoc </text:span><text:span text:style-name="T1">positum, habent; ut pituita a ven-</text:span></text:p>
      <text:p text:style-name="P30"><text:span text:style-name="T1">tricnio abstergatur; quae quum natura fit viscosa, multo<text:line-break/>adhuc viscosior in hujusmodi afiectibus a mora in loco<text:line-break/>adeo calente efficitur. Ego quidem novi aliquando queir-<text:line-break/>dam eorum, qui ita laborarunt, qui,; sumptis ex oxyme-<text:line-break/>lite radiculis, quum incredibilem quandam crassissimae<text:line-break/>pituitae -copiam vomuisset, conscstim sanitatem plane re-<text:line-break/>cuperavit, quamvis tribus apte mensibus neque ventri-<text:line-break/>culus, neque coctiones ipsae belle habuerint. Quod igi-<text:line-break/>tur necesse sit tum in ventriculo tum lu intestinis<text:line-break/>ejusmodi excrementum provenire, alibi, ut dixi, demon-<text:line-break/>stravimus: caeterum, quod generetur, declarat tum ana-<text:line-break/>tome, tum etiam morbi, quibus quotidie homines prehen-<text:line-break/>duntur ab hujusmodi excrementorum abundantia; quo-<text:line-break/>rum curatio est simplex, eorum scilicet, quae crassa ac<text:line-break/>viscosa' dividere, incidere atque abstergere possunt, ex-<text:line-break/>hibitio. <text:s/>Ob eam igitur causam mox a principio natura<text:line-break/>praesidium ipsis ' comparavit acrem atque abstersorium<text:line-break/>hunc succum, quem omnino oportebat </text:span><text:span text:style-name="T16">e </text:span><text:span text:style-name="T1">corpore vacuari.</text:span></text:p>
      <text:p text:style-name="P30"><text:span text:style-name="T1">non lu intestinum aliquod ano propinquum, scd in pri- <text:s/></text:span><text:span text:style-name="T21">-<text:line-break/></text:span><text:span text:style-name="T1">niam ecphysin ducens, ne quod inferiorum intestinorum<text:line-break/>externo aliquando indigeret auxilio. . Porro quarndiu re-<text:line-break/>cte animalis corpus gubernatus, pituitosum excrementum<text:line-break/>quotidie spsi detergetur. At quum ex pravo, quopiam<text:line-break/>corporis affectu copiosius est collectum, nihil addubitant<text:line-break/>medicorum praestantissimi,. quin ilei, dysenteriae, </text:span><text:span text:style-name="T2">1</text:span><text:span text:style-name="T4">ε</text:span><text:span text:style-name="T2"> </text:span><text:span text:style-name="T1">ten-<text:line-break/>toriae ac tenesmi,, omnium, qui ventriculo et intestinis<text:line-break/>oboriuntur, morborum gravissimi, sint secuturi. Non pa-<text:line-break/>rum itaque neque fortuito natura ad sanitatem, animali-<text:line-break/>bus ex opportuna meatus choledochi insertione prospexit.<text:line-break/>Cur igitur in ventriculum ipsius portionem aliquam non.<text:line-break/>lusernit, 'quum non pauca sane et ipse generet hujus-,<text:line-break/>modi excrementa? Hic impensius ipsius providentiam,<text:line-break/>ni lallor, admiraberis. Nos etenlui,. quod utile est, id im-<text:line-break/>prudentius eligimus, quum interdum, quod lu aliis magis<text:line-break/>obesse solet, quam lu aliis prodesse, desideramus. At na-<text:line-break/>tura contra nunquam ne in uno quidem suorum operum</text:span></text:p>
      <text:p text:style-name="P30"><text:span text:style-name="T1">inconsiderate aut </text:span><text:span text:style-name="T16">socorditer, </text:span><text:span text:style-name="T1">magna incommoda minori<text:line-break/>bono anteposuit, </text:span><text:span text:style-name="T16">sed </text:span><text:span text:style-name="T1">cujusque modum exquisita mensura<text:line-break/>judicans infinitis partibus ipsum utile eo, quod noxium<text:line-break/>est, amplius semper-efficit. . Maxime etenim (si fieri po-<text:line-break/>tuisset) absque onnii incommodo haec omnia constituta<text:line-break/>fuissent. Nunc , vero, quirm nulla ars materiae pravitatem<text:line-break/>possit declinare, neque adamantinum atque omnluo im-<text:line-break/>patibile opus edere, reliquum est, ut id, quibus potest<text:line-break/>ornamentis, exornet. Verumtamen alii materiae <text:s/>aliud or-<text:line-break/>namentum competit; non enim eadem sane substantia<text:line-break/>sidera et nos constumus. Ergo neque affectuum vacui-<text:line-break/>tatem eandem nos .flagitare convenit, neque naturum ac-<text:line-break/>cusare , ficubi exiguum quoddam incommodum infinitis<text:line-break/>commodis admiscuerit'; sed illud- prius' ubi ostenderimus,<text:line-break/>licuisse ipsi naturae exiguum, hoc, incomnwdum effugere,<text:line-break/>commodis omnibus constantibus atque. integris, tum de-<text:line-break/>mum id vitio dare ipfamque negligentiae insimulare.<text:line-break/>Nam fi bilis flava in ventriculum- confluens Sullum in-<text:line-break/>signem aflerret dolorem, inique usum eum natura prae-</text:span></text:p>
      <text:p text:style-name="P30"><text:span text:style-name="T1">tersisset, quem abstergendo quotidie excrementum visco-<text:line-break/>sum nobis humor iste suppeditasset; sin vero malum qui-<text:line-break/>dem huc. adeo, est exile, ut. praesidio externo </text:span><text:span text:style-name="T16">abunde<text:line-break/></text:span><text:span text:style-name="T1">.corrigi queat, mala vero, quae bilis in ventriculum in-<text:line-break/>fluxum consequuntur; magnitudine sint tanta, ut ventri-<text:line-break/>culi munus funditus evertant, non novi,, quin is sit erga<text:line-break/>naturam, quae sibi ipsi ita prospexit, ingratissimus,- aut<text:line-break/>meritas, laudes ipsi invideat, si, quum laudare ipsam de-<text:line-break/>fuerit, ipse etiam incusati Quis, </text:span><text:span text:style-name="T16">quaeso, </text:span><text:span text:style-name="T1">ignorat, bilis<text:line-break/>flavae facilitatem acrem admodum esse </text:span><text:span text:style-name="T16">ac </text:span><text:span text:style-name="T1">mordentem<text:line-break/>et omnia, abradentem ? et quis unquam- succum </text:span><text:span text:style-name="T16">hunc </text:span><text:span text:style-name="T1">co-<text:line-break/>piofiorem dejecit, qui prius mordicationem in intestinis<text:line-break/>non. senserit? ad?'haecleni' </text:span><text:span text:style-name="T4">ηού</text:span><text:span text:style-name="T2"> </text:span><text:span text:style-name="T1">liquet; quod vomitum<text:line-break/>biliosum necessario praecedunt quum alii quidam asse-<text:line-break/>ctus, trun vero cardialgia, quae oris ventriculi mordica-<text:line-break/>tlo - est? Visne, quae Hippocrates hae de re conscri-<text:line-break/>psit , </text:span><text:span text:style-name="T37">r. </text:span><text:span text:style-name="T1">hoc loco . proferamus, tantumque in re - omnibus<text:line-break/>ecgnita testem advocemusSuperfluum luerit omnino</text:span></text:p>
      <text:p text:style-name="P30"><text:span text:style-name="T1">ac vanum ;. quandoquidem, si flavae bilis, facultas omnibus<text:line-break/>est perspicua, in promptu est, ipsam omne ventriculi opus;<text:line-break/>si ad eum confluxerit, eversuram. Qua enim ratione pu-<text:line-break/>ra primis, intestinis,incidens ea morsu commovet pro-t<text:line-break/>liihetque aliit.entum in ipfis morari, ad eundem etiam-<text:line-break/>modum ventri.culum,..scnsu, quam jejunum, exactiori prae-<text:line-break/>ditum, cogeret alimentum prius propellere deorsum, quam<text:line-break/>plane concoctum esset; quod quidem certe ita in promptu<text:line-break/>est, ut res longiore demonstratione non egeat, siquidem<text:line-break/>morsus vehementes crudos </text:span><text:span text:style-name="T16">cibos </text:span><text:span text:style-name="T1">excernunt. Satis igitur<text:line-break/>constat, an quavis affectione, </text:span><text:span text:style-name="T16">si </text:span><text:span text:style-name="T1">bilis copiosior, lu ventri-<text:line-break/>culum confluat, alimenta in </text:span><text:span text:style-name="T16">eo </text:span><text:span text:style-name="T1">consistere non posse; de-<text:line-break/>moriits enim ventriculus a succi acrimonia commovetur<text:line-break/>ah ipso ae pungitur ad ea, quae in se ipso continet, ce-<text:line-break/>lerius excernenda. Si igitur humor isse ad os ventri-<text:line-break/>culr</text:span><text:span text:style-name="T21">. </text:span><text:span text:style-name="T1">irrepserit, ut .quod, maxime est sensile, morsi ah<text:line-break/>ipso anguntur vehementer, .nauseant ae vomunt; sin<text:line-break/>vero ad fundum pertinuerit. celeriter deorsum subit ac</text:span></text:p>
      <text:p text:style-name="P30"><text:span text:style-name="T1">seeum assidue simul </text:span><text:span text:style-name="T16">cibos </text:span><text:span text:style-name="T1">excernit Quum </text:span><text:span text:style-name="T16">enim </text:span><text:span text:style-name="T1">ventri-<text:line-break/>culus undique valide .comprimitur,' </text:span><text:span text:style-name="T16">os </text:span><text:span text:style-name="T1">autem live- super-<text:line-break/>num sive infernum malefactum est, omnia pariter, quae<text:line-break/>in. ipso sunt inclusa, excernuntur. </text:span><text:span text:style-name="T16">Ex </text:span><text:span text:style-name="T1">quo concluditur,<text:line-break/>quod, si plurimus humor iste </text:span><text:span text:style-name="T16">ad </text:span><text:span text:style-name="T1">ventriculum confinxerit,<text:line-break/>corruperit utique ac perturbarit propriam ipsius actio-<text:line-break/>nem; quandoquidem -ventriculi quidem propria actio est<text:line-break/>concoctio, postulant autem; quae concoquuntur, tempo-<text:line-break/>ris diuturnitatem, hic autem huiuor non sinit in iplb ci-<text:line-break/>bos morari. Recte igitur veteres medici (ut alia </text:span><text:span text:style-name="T3">on.it-<text:line-break/></text:span><text:span text:style-name="T1">tam praecepta salutaria)-vomitus a cibis in singulos men-<text:line-break/>ses- repeti praecipiebant, ' alii quidem semel, alii vero<text:line-break/>bis: omnes tam ori lu qualitates ipsas eo casu comedendo-<text:line-break/>rttrn acres atque abstcrsorias deligere, consulebant, ut pi- -<text:line-break/>tuita omnis e ventriculo- purgaretur, neque pravo succo<text:line-break/>eorpus afficereturnam quae mordent et' abstergunt, ci-<text:line-break/>baria, biliosa utplurlurum sunt et cacochyma. . Bene igi-</text:span></text:p>
      <text:p text:style-name="P30"><text:span text:style-name="T1">tur, et, ab illis sine hepatis noxa ventriculi purgatio est<text:line-break/>praescripta, et a natura ipsa percognita fuit ventriculi<text:line-break/>quidem purgatio facillima, intestinorum autem - tum dif-<text:line-break/>ficilis, tum etiam noxia nonnihil occasione cacochy-<text:line-break/>-miae ipsi animali futura. Caeterunr, cur excrer.ientum<text:line-break/>-id biliosum in venas et arterias ex intestinis non distri-<text:line-break/>buatur, lu illis commentariis demonstravimus, in quibus<text:line-break/>reliqua omnia naturae opera exposuimus, in quibus opor-<text:line-break/>tet eum, qui certam peritiam usus iusimmentorum ali-<text:line-break/>mento destinatorum habere velit, prius esse exercitatum;<text:line-break/>nam et iam idem saepe repetiimus, et ab ipso statinr to-<text:line-break/>tius operis luitio demousiravimns, fieri non posse, ut<text:line-break/>quis partis.'cujusquam usum inveniat, nisi, prius perspe-<text:line-break/>ctissirnam habeat totius instrumenti actionem. Neque -hic<text:line-break/>convenit, omissa de usibus disputatione, ad demonstratio-<text:line-break/>nes actionum stylum convertere; scd quae alibi dejnonr-<text:line-break/>strata sunt,- pro hypothesi iis, quae in. Iiae enarratione<text:line-break/>dicentur, praesumentes ita' drtaum disputationem termi-<text:line-break/>-naro. Porro, quemadmodum pituitosi excrementi necesse-</text:span></text:p>
      <text:p text:style-name="P30"><text:span text:style-name="T1">rlam quidem </text:span><text:span text:style-name="T16">esse </text:span><text:span text:style-name="T1">in ventriculo generationem </text:span><text:span text:style-name="T16">alibi com-<text:line-break/></text:span><text:span text:style-name="T1">probavimus, (quod vero ita manifesto </text:span><text:span text:style-name="T16">accidat, </text:span><text:span text:style-name="T1">[nunc </text:span><text:span text:style-name="T16">ad-<text:line-break/></text:span><text:span text:style-name="T1">monuimus,; ad eundem modum et, quod bilis non </text:span><text:span text:style-name="T16">am-<text:line-break/></text:span><text:span text:style-name="T1">plius- in corpus assumatur,- comprobabimus; Nam' </text:span><text:span text:style-name="T16">quod<text:line-break/></text:span><text:span text:style-name="T1">non distribuatur, maximo argumento erit excrementorum<text:line-break/>varietas; siquidem in ictericis comestorum colorem refe-<text:line-break/>runt, hile videlicet deorsum haudquaquam fubeuute, sed<text:line-break/>sursum in totum corpus perlata; in sanis vero, quod his<text:line-break/>humor biliosus in intestina confluat, ea flavo colore funt<text:line-break/>tincta. Quanquam, si illinc rursus' ad hepar' retrocederet,<text:line-break/>palam est, quod non excreta modo, scd etiam totius<text:line-break/>corporis color ab ictericio nihil differret Nihil, igitur<text:line-break/>amplius miri fit, si etiam excrementum melancholicum,<text:line-break/>quod-in liene elaborari ac</text:span><text:span text:style-name="T37">' </text:span><text:span text:style-name="T1">mutari non potuit, non in<text:line-break/>propinqua </text:span><text:span text:style-name="T16">ano </text:span><text:span text:style-name="T1">intestina, fed in ipsum ventriculum ex-<text:line-break/>cretum esu Etenim, si nihil molestum illic quidem firtu-<text:line-break/>runr ostenderimus, oportuissetque,. si in proxima, ano ia-</text:span></text:p>
      <text:p text:style-name="P30"><text:span text:style-name="T1">testina meatum id excepturum natura extendisset, ad pro-<text:line-break/>portionem paucitatis ipsius excrementi non' modo esse<text:line-break/>angustum, sed etiam longum omnino propter ipsius lu-<text:line-break/>tervalli 'longitudinem, eoque injuriis, opportunum, non<text:line-break/>ab re tibi factum ridebitur, ut in propinquum sibi ven-<text:line-break/>triculum per breve aliquod vas confluat Porro, quod nihil<text:line-break/>doloris erat allaturum, fi memoria tenes, quae de bile<text:line-break/>flava prodidimus, supervacaneum esse arbitror pluribus<text:line-break/>id verbis te’edocere; quandoquidem, fi neque in totum<text:line-break/>animal poftmodum. assumatur, neque ipsum ventriculum<text:line-break/>ullo pacto offensurum erat, quid jam restat, quod </text:span><text:span text:style-name="T16">lae-<text:line-break/></text:span><text:span text:style-name="T1">dere queat? Caetefum, quod non‘assumatur, ex eolu- ‘<text:line-break/>telligitur, quod ne flava bilis quidem, quae multo est te-<text:line-break/>nuior, assumitur: quod vero nullum ventriculo afferat no-<text:line-break/>xam , indicat ipsa qualitas</text:span><text:span text:style-name="T16">: </text:span><text:span text:style-name="T1">acerba enim est atque acida<text:line-break/>bilis atra, et contrahere</text:span><text:span text:style-name="T21">' </text:span><text:span text:style-name="T1">ipsum ac constringere, non, ut<text:line-break/>flava, subvertere nata est. Constat ergo, quod, quemadmo-<text:line-break/>durn haec noxia esse memorabatur, propterea quod veta-<text:line-break/>ret cibos diutius lu 'ventriculo concoqui, </text:span><text:span text:style-name="T16">pari </text:span><text:span text:style-name="T1">modo atram</text:span></text:p>
      <text:p text:style-name="P52"><text:span text:style-name="T1">bilem non modo non laedere comperiemur, fed et actio-<text:line-break/>nem insuper ipsius adjuvare; nam ventriculum intendit<text:line-break/>ac. contrahit in se ipsum, cogitque cibos ad unguem cir-<text:line-break/>cumplecti atque retinere, quousque fuerint percocti.<text:line-break/>Ea igitur naturae providentia iu biliosi excrementi ef-<text:line-break/>stuxu fuit.<text:tab/>-<text:tab/>'</text:span></text:p>
      <text:h text:style-name="Heading_20_2" text:outline-level="2">Cap. V.</text:h>
      <text:p text:style-name="P8"><text:span text:style-name="T1">Porro, quum excrementum tenue atque<text:line-break/>aquosum, quod urinam nuncupamus, adhuc superesset,<text:line-break/>cousiructos sane, quo quidem id secerneretur, renes pro-<text:line-break/>pe hepar constituit. Vt vero commode excerneretur, pri-<text:line-break/>mum quidem receptaculum, velut cisternam qnandam, ipsam<text:line-break/>vesicam,, deinde ad ipsius finem musculum fabricata est,<text:line-break/>qui prohiberet, ne excrementa intempestive effluerent.<text:line-break/>Caeterum, quum vesicam quidem in imo praestaret col-<text:line-break/>locare, unde etiam alimenti excrementa evacuantur, re-<text:line-break/>nes autem (ut er paulo ante diximus) iuxta hepar, </text:span><text:span text:style-name="T4">ηέ</text:span><text:span text:style-name="T2">-<text:line-break/></text:span><text:span text:style-name="T1">cesse fuit ex ipsis ad vesicam vias quasdam struere. Atque<text:line-break/>meatus quidam praelongi' fortesque. extiterunt, quos ure-<text:line-break/>teras, id est urinarios, nominamus, qui renes vesicae eom-</text:span></text:p>
      <text:p text:style-name="P18"><text:span text:style-name="T1">mittunt. </text:span><text:span text:style-name="T16">Sic </text:span><text:span text:style-name="T1">igitur et </text:span><text:span text:style-name="T16">urinae </text:span><text:span text:style-name="T1">ni renum secernuntur it<text:line-break/>sanguine, et illinc per ureteras ad vesicam mittuntur, in-<text:line-break/>deque emittuntur, quo scilicet tempore ratio ipsa jusse-<text:line-break/>rit. Verum cognitio horum non satis est ad fabricam<text:line-break/>naturae admirandam, sed situs renum usum audire ope-<text:line-break/>rae pretium est, propter quam dexter quidem ren est su-<text:line-break/>perior; adeo ut plerumque hepar ipsum contingat, fini-<text:line-break/>ster autem hoc iulerior; </text:span><text:span text:style-name="T16">de </text:span><text:span text:style-name="T1">figura quoque ipsorum, cur<text:line-break/>fimi quidem, qua parte arteria et vena lu ipsos insui<text:line-break/>- runtur, extiteriut, opposita vero huio pars rotunda plane<text:line-break/>suerit; sed et de ipsorum substantia, qualisnam sit; de<text:line-break/>connexione, de ventriculis, de tunica; et cur maxima<text:line-break/>quidem arteria et vena in eos inserantur, obscurus vero<text:line-break/>plane nervus ac visu difficilis. Pari modo, et de ure-<text:line-break/>teribus ac vesica, non ea solum, quae urinam, sed quae<text:line-break/>bilem etiam recipit, ad rem pertinere arbitror, substan-<text:line-break/>tiam, connexionem, magnitudinem, figuram et reli-<text:line-break/>qua, quae in singulis iultrumentis exponimus, cognosceret</text:span></text:p>
      <text:p text:style-name="P30"><text:span text:style-name="T1">Nam naturae artificium </text:span><text:span text:style-name="T16">quivis </text:span><text:span text:style-name="T1">magis admiratus suerit, si nihil<text:line-break/>horum indiscnssum praeterierit, et cujusque ipsorum actio-<text:line-break/>nis cognitionem in omnibus singulatim comprobatam con-<text:line-break/>firmaverit. Prinriplo igitur (ut hinc disputationis hujus<text:line-break/>ducamus initium, ostendentes, quemadmodum usus par-<text:line-break/>tium investigatio pravas de actionibus opiniones convin-<text:line-break/>eit) haudquaquam neque 'Erasistratus, -neque alius qui-<text:line-break/>nis, qui folum spiritum in arteriis contineri decreverit,<text:line-break/>sion, luquanr, poterit dicere, cui usui tantae magnitudi-<text:line-break/>nis arteriae in renes inserantur. Quando quidem, si renes<text:line-break/>solas purgent venas, eo que ad eos quanquam exiguos<text:line-break/>maximae inserantur, arterias non conveniebat magnitu-<text:line-break/>dlue venis esse aequales,, quin potius nec omnluo qui-<text:line-break/>stem renibus inseri, sur vero secus, ati minimas saltem<text:line-break/>ac plane obscuras, quomodo et nervos, esse oportebat.<text:line-break/>Caeterurn Asclepiadi quidem, lu quibus haesitat, promptum<text:line-break/>est vanos labores naturae objicere; Erafistrati sectatores<text:line-break/>vero laudant quidem perpetuo ipsam, ceu nil fine ratio-</text:span></text:p>
      <text:p text:style-name="P30"><text:span text:style-name="T1">ne molitam; verum id reipsa non exequuntur, neque in<text:line-break/>singulis ipsius operibus laudem hanc veram esse cornpro-<text:line-break/>bant, sed in partium constructione multa de industria<text:line-break/>subticent, tegunt ac praetereunt; de quibus abunde in<text:line-break/>libris de facultatibus . naturalibus disputavimus. Quod<text:line-break/>autem ad praesentium speculationem attinet, omnes, qui<text:line-break/></text:span><text:span text:style-name="T16">hosce </text:span><text:span text:style-name="T1">libros evolvent, </text:span><text:span text:style-name="T16">id </text:span><text:span text:style-name="T1">folum retinere velim, nullam<text:line-break/>ut plane praetereant partem, scd, quod ipsi facimus, ita<text:line-break/>'et ipsi conentur harum omnium substantiae speciem, con-<text:line-break/>formationis ac connexionis excutere</text:span><text:span text:style-name="T16">: </text:span><text:span text:style-name="T1">tum autem et ipsos<text:line-break/>exortus atque insertiones observare, </text:span><text:span text:style-name="T16">ac </text:span><text:span text:style-name="T1">horum omnium<text:line-break/>sigillatim magnitudinem vel parvitatem, multitudinem;<text:line-break/>communionem et situm; postmodum, si lu omnibus qui-<text:line-break/>dem particularibus ea, quae de actione sunt prodita;<text:line-break/>consentire sibi ipsi rideantur, credere, sicubi vero dissi-<text:line-break/>deant, etiamsi i minimum id fuerit, in eo tum suspecta<text:line-break/>habere; neque illis magnopere attendere. Id enim ipsi</text:span></text:p>
      <text:p text:style-name="P30"><text:span text:style-name="T1">quoque servavimus in his omnibus diu multumque pen-<text:line-break/>sitandis aq, quae alii de singulis lusuum entis reliquerunt,<text:line-break/>dijudicandis; in</text:span><text:span text:style-name="T21">. </text:span><text:span text:style-name="T1">quibus quae ipfis evidentibus comperi-<text:line-break/></text:span><text:span text:style-name="T21">mus </text:span><text:span text:style-name="T1">esse </text:span><text:span text:style-name="T21">- </text:span><text:span text:style-name="T1">consentanea, ea omnino iis, quae secus habe-<text:line-break/>rent, credibiliora putavimus; quod ncn lu praesenti mo-<text:line-break/></text:span><text:span text:style-name="T21">do, </text:span><text:span text:style-name="T1">sed tus omni etiam' narratione <text:s/>censeo faciendum. Sed<text:line-break/>ad propositum jam revertamur,</text:span><text:span text:style-name="T21">. </text:span><text:span text:style-name="T1">quo arteriae, . quae re-<text:line-break/>nibus inseruntur, testimonio sint, nos recte demonfira-<text:line-break/>yisse, in ipfis quoque sanguinem contineri. Nam </text:span><text:span text:style-name="T21">fi </text:span><text:span text:style-name="T1">non<text:line-break/>sanguinis in ipfis contenti purgandi gratia, dicat aliquis<text:line-break/>mihi velim, quaenam alia fuerit </text:span><text:span text:style-name="T21">inausa</text:span><text:span text:style-name="T1">,.: cur ea magnitu-<text:line-break/>dine natura ipsas effecerit, ad caritatemque </text:span><text:span text:style-name="T21">renum </text:span><text:span text:style-name="T1">di-<text:line-break/>visas ipsas haud secus ac venas produxerit? Caeterum<text:line-break/>quod et renes ipsi serum sanguinis omne purgare vere<text:line-break/>dicti sint, declarat utriusque vasis magnitudo. </text:span><text:span text:style-name="T21">Iain </text:span><text:span text:style-name="T1">vero<text:line-break/>si excrementum nutritionis renum est urina, (eo enim<text:line-break/>amentiae Lycus Macedo progressus </text:span><text:span text:style-name="T21">est, </text:span><text:span text:style-name="T1">ut. </text:span><text:span text:style-name="T21">id </text:span><text:span text:style-name="T1">etiam astru-<text:line-break/>eret,) cur' demum in exigua renum corpora, </text:span><text:span text:style-name="T21">is</text:span><text:span text:style-name="T1">, . qui nihil<text:line-break/>agit temere, conditor arter ias adeo </text:span><text:span text:style-name="T21"><text:s/></text:span><text:span text:style-name="T1">magnas ac -.enas</text:span></text:p>
      <text:p text:style-name="P53"><text:span text:style-name="T1">inseruerit</text:span><text:span text:style-name="T5">,</text:span><text:span text:style-name="T1">. causam nullam dicere poterimus; fed omnino<text:line-break/>(quodipse minime vult) damnanda imperitiae erit na-<text:line-break/>tura, aut is Lycus nihil sani de actionibus, scire palam<text:line-break/>est convincendus.;<text:tab/>’’<text:tab/>...</text:span></text:p>
      <text:h text:style-name="Heading_20_2" text:outline-level="2">Cap. VI.</text:h>
      <text:p text:style-name="P8"><text:span text:style-name="T1">Cur vero, alter quidem r.enum superiorem<text:line-break/>habuit situm, alter vero inferiorem? an et hoc consen-<text:line-break/>taneum est iis., quae de ipfis demonstravimus? quando-<text:line-break/>quidem, fi ferum trahendo ita demum purgant sanguinem,<text:line-break/>perspicuum est, quod, fi adversum litum haberent, alter<text:line-break/>tractu suo in contrarium alterius tractui moram afferret.<text:line-break/>Nunc autem uterque agit libere, folusque attrahit, quum<text:line-break/>nihil. sibi e regione habeat oppositum. At cur dexter<text:line-break/>quidem est superior ac primus, sinister vero inferior<text:line-break/>ac fecundus ? quia viscus ipsum, </text:span><text:span text:style-name="T16">quod </text:span><text:span text:style-name="T1">purgatur, lu dex- <text:line-break/>tris locatum; erat, et plurima cavae venae germina in<text:line-break/>dextram partem orificiis desinunt, sanguinem ex gibbis<text:line-break/>jecoris in ipsam venam ducentia; caeterum corpus omne<text:line-break/>virtute attiactrice praeditum expeditius ex directe oppo-</text:span></text:p>
      <text:p text:style-name="P30"><text:span text:style-name="T1">sitis attrahit. Porro quod et splenem quidem ad inferio-<text:line-break/>res ventriculi partes, hepar autem ad superiores con-<text:line-break/>stitui praestiterit, prius monstratum esu Ergo neque lo-<text:line-break/>cum pariter vacuum in sinistris</text:span><text:span text:style-name="T16">, </text:span><text:span text:style-name="T1">ut in dextris, habebat,<text:line-break/>ut, quante hepar superiorem splene situm erat adeptum,<text:line-break/>anto non esset alienum dextrum renem altero esse edi-<text:line-break/>tiorem. At cur ad serosum humorem purgandum natu-<text:line-break/>rae duobus opus fuit' instrumentis? Quod si praestantius-<text:line-break/>est, quod duplex est, in liene ac vesica bilem continen-<text:line-break/></text:span><text:span text:style-name="T16">te </text:span><text:span text:style-name="T1">natura videri possit' perca, quod utrumque unicum<text:line-break/>affecerit; sin vero unum ac simplex abunde erat, super-<text:line-break/>fluum rursus ipsum sinistrum renem dextro cumulasse<text:line-break/>censebitur. An hic quoque admirari par est ipsius arti-<text:line-break/>ficium? Nam paucissimum quidem est melancholicum ex-<text:line-break/>crementum , copiosius autem ipso biliosum, porro utro-<text:line-break/>que aquosum multo cumulatius; sed et crassissimum qui- ,<text:line-break/>flem melancholicum, -tenuissimum vero serosum, atque<text:line-break/>amborum medium ipsuni .biliosum; pauco igitur ac</text:span></text:p>
      <text:p text:style-name="P30"><text:span text:style-name="T1">crasso atque aegre mobili 'excremento- longoque intervallo<text:line-break/>ducendo maxintunr </text:span><text:span text:style-name="T16">et </text:span><text:span text:style-name="T1">idem rarissimum instrumentum<text:line-break/>sirpposuit,. constituitque lu liuistiis ventriculi partibus, ut,<text:line-break/>quemadmodum prius ostensum'uobis' est, qui crassus in'<text:line-break/>ipio est succus," conficiatur, fiatque spleni alimentum';<text:line-break/>eam au i em, quae hepati subjacet, vesicam, etsi tenuitate<text:line-break/>ac copia medium succum</text:span><text:span text:style-name="T16">. </text:span><text:span text:style-name="T1">tracturam, 'attamen parvam fe-<text:line-break/>cit, quod situm aliis omnibus hepar purgantibus <text:s/>instru-<text:line-break/>nrentis commodiorem numerumque orificiorum trahen-<text:line-break/>tium haberet majorem; </text:span><text:span text:style-name="T16">ergo </text:span><text:span text:style-name="T1">ne hic quidem secus, ac &lt;li-<text:line-break/>gnum erat, qtncquam a natura-admistum esu 'Reliquus<text:line-break/>vero nobis ren dexter, quem folum sufficere reprehenso-<text:line-break/>rum oratio ante contendebat. Quod- quidem folus purgan-<text:line-break/>do tanto excremento non sufficiebat, nisi major, quam<text:line-break/>nunc est, duplo fuisset, plane liquet. Quod vero, si hic<text:line-break/>quidem duplicatus fuisset, alter' autem omnino periiffet,<text:line-break/>jam non criminaretur quis, scd naturae, quod inaequale<text:line-break/>animal ipsum effecisset, vere objiceret, id quoque' arbi-</text:span></text:p>
      <text:p text:style-name="P30"><text:span text:style-name="T1">tror esse- perspicuum. Prius enim- quam renum mentio-<text:line-break/>nem fecissemus,, libro, superiore probabamus, -propter si-<text:line-break/>tum lienis, ventriculi ac liepatis opportunum .ipsum ani-<text:line-break/>mal in aequilibrio stare; ,nunc vero, si ipsi belle ac ju-<text:line-break/>ste habenti in altera parte magnum unum renem verbis<text:line-break/>fingeremus.,, animal ipsirni in partum . alteram propensum<text:line-break/>faceremus, At secus natura; verum pro</text:span><text:span text:style-name="T21">.</text:span><text:span text:style-name="T1">uno-magno, rene<text:line-break/>in alterutra parte,locando duos parvos, utrinque unum,<text:line-break/>ponere, aequius esse putavit., </text:span><text:span text:style-name="T21">. </text:span><text:span text:style-name="T1">Porro quod usque</text:span><text:span text:style-name="T21">, </text:span><text:span text:style-name="T1">eo ma-<text:line-break/>gnus uterque sit, ut sutis ab ipsis purgetur sanguis; quo-<text:line-break/>tidiana experientia comprobatur; sexcentis enim vcnam<text:line-break/>quotidie, secantes- paucissimam competimus aquam, super-<text:line-break/>natare, coagulato sanguine; quamquam omnibus, quibus<text:line-break/>vena est locanda, corpus male affectum est. et laesa om-<text:line-break/>nino ipsis naturalis administratio; attamen ne his quidem,<text:line-break/>sanguine concreto, aqua supernatat, nisi (ut diximus)<text:line-break/>plane pauca. Caeterum quod, naturaliter habente anima-<text:line-break/>li, renes perfecte serum <text:s/>sangninis purgent, tum ex praer</text:span></text:p>
      <text:p text:style-name="P30"><text:span text:style-name="T1">dictis, tum aliis compluribus" possumus demonstrare. Veri<text:line-break/>ram morari diutius; in hoc sermone superfluum esse mihi<text:line-break/>videtur, quum omnes... facile -dictis meis assensuri. sint<text:line-break/>crediturique, renes ei :ului, propter quem extiterunt, fuf—<text:line-break/>sicere. Atqui si .uterque </text:span><text:span text:style-name="T21">i </text:span><text:span text:style-name="T1">abunde quissem ferum sanguini<text:line-break/>nis purgat, est autein h°</text:span><text:span text:style-name="T10">c</text:span><text:span text:style-name="T1"> exerementum mullo aliis co-<text:line-break/>piosius, secernendae rei tenuitas potius,'quam aliud quid-<text:line-break/>vis, celeritatem eam lu purgando efficit; quandoquidem<text:line-break/>id quoque .obscurum non </text:span><text:span text:style-name="T21">- </text:span><text:span text:style-name="T16">est,, </text:span><text:span text:style-name="T1">tenuia omnia crassis prom-<text:line-break/>ptius, attrahu Jam vero apparet etiam spissitudinis re-<text:line-break/>num causa, aut potius causae; duae enim.'illae sunt, fa-<text:line-break/>citis scilicet ejusmodi humoris attractio, idque potissi-<text:line-break/>mum'; quando, quod attrahit, propinquum adeo fuerit,<text:line-break/>atque ex ipso necessaria renum nutritio. <text:s/>Demonstratum<text:line-break/>namque id est. lu iis commentariis,' quos de facultatibus<text:line-break/>naturalibus edidimus, quod, quae paries per ampla qui-.<text:line-break/>dem orificia succum sibi accommodatum .trahunt, non pos-<text:line-break/>simt sulum ipsum neque purum neque sincerum trahere.</text:span></text:p>
      <text:p text:style-name="P30"><text:span text:style-name="T1">sed alterius cuiusdam. diversi generis admixtione adulte-,<text:line-break/>ratum; si vero in tenuia acturodmn</text:span><text:span text:style-name="T16">' </text:span><text:span text:style-name="T1">ac mentc contem-<text:line-break/>planda orificia trahentium instrumentorum fines, desie-<text:line-break/>rint:, impermixtum demum exacteqv.e sincerum succmn<text:line-break/>familiarem attrahent Ex quo fit, .ut,tquae ad jecur, est </text:span><text:span text:style-name="T31">:<text:line-break/></text:span><text:span text:style-name="T1">cystis, invisibilibus atque angustis prorsus finibus vaso--.<text:line-break/>rum a su ipsarinL? viscus immisturum; -quem succum na-<text:line-break/>tura sibi praescripscrat trahendum, euin folum omnis<text:line-break/>alienae qualitatis expertem jure attrahat, quum</text:span><text:span text:style-name="T37">. </text:span><text:span text:style-name="T1">neque<text:line-break/>lien, neque renes, accommodatum </text:span><text:span text:style-name="T16">sibi </text:span><text:span text:style-name="T1">duntaxat . eliciant-<text:line-break/>succum; verum splen quidem'cum illo trahit .etiam ali-,<text:line-break/>quid sanguinis, quem ante, quam ad ipsum perveniat, ve-</text:span><text:span text:style-name="T37">i<text:line-break/></text:span><text:span text:style-name="T1">nae, quae funi in epipioo, trahere ad fe ipsas occupant; <text:line-break/>renum verc nterque ruultum - quidem bilis flavae attrahit,<text:line-break/>ac propemodum -.omne id, quod venae et arteriae, quae<text:line-break/>lu ipsis funt,. continuerint, .multum vero et sanguinis,<text:line-break/>quod scilicet lu</text:span><text:span text:style-name="T37">, </text:span><text:span text:style-name="T1">,eo est humistius ’ ac tenuius. At biliosi,<text:line-break/>quidem excrementi quicquid non admodum cratium fuc-</text:span></text:p>
      <text:p text:style-name="P23"><text:span text:style-name="T1">rit, cum urinis permeat, sanguis vero cerni ipsi renum<text:line-break/>aspergitur instar’faecis cujusdam; inde jam paulatim va-<text:line-break/>poris modo in <text:s/>totam ipsam dispergitur, adhaerescit at-<text:line-break/>que <text:s/>demum alimentum fit renibus.<text:tab/></text:span><text:span text:style-name="T37">", '</text:span></text:p>
      <text:h text:style-name="Heading_20_2" text:outline-level="2">Cap. VII.</text:h>
      <text:p text:style-name="P8"><text:span text:style-name="T1">Ne igitur cum minis per .aliquot fora-<text:line-break/>mina, quae in 'renibus habentur, quemadmodum tenue<text:line-break/>biliosum, ita et- sanguis elaberetur, densum corpus eo-.<text:line-break/>Tum fuisse praestiterat; splenem veio (ut ante probavi-<text:line-break/>mus) contra laxum admodum ad rarum, ad attrahen-<text:line-break/>dum enim a longinquo succum crassum aptius Aloe fuit;<text:line-break/>neque pericuium ' erat, ne quid sanguinis sequeretur,<text:line-break/>" quandoquidem non prius, quam consectum, coctum atque<text:line-break/>mutatum esset, ut renes lotium, ita ipsum</text:span><text:span text:style-name="T42">:</text:span><text:span text:style-name="T1">melancholicum<text:line-break/>excrementum erat excreturus, sed diutissime retenturus,<text:line-break/>mutaturus ac tandem alimentum sibi ipsi facturus. Noir<text:line-break/></text:span><text:span text:style-name="T16">ab </text:span><text:span text:style-name="T1">re igitur is quoque laxus extititsiet renes densi; qui-<text:line-break/>bus tertio quopiam ad sui ipscrum' nutritionem vase non<text:line-break/>opus fuit praeter duo magna, quorum alterum-oritur ab</text:span></text:p>
      <text:p text:style-name="P24"><text:span text:style-name="T1">arteris, quae spinae incubat, alterum a vena cava.<text:line-break/>Porro vesica, non ea folum, quae bilem, sed et quae<text:line-break/>urinam recipit,’ purum utraque atque ab aliis secretum<text:line-break/>quum attrahant proprium excrementum, ime optimo va-<text:line-break/>sa alia alimentum sibi ipsis suppeditatura flagitarunt; ve-<text:line-break/>rum quum copiosius multo serosum excrementum quam<text:line-break/>-biliosum esset, majus esse ipsius receptaculum'par fuit;<text:line-break/>quare factum est, ut venis atque arteriis et nervis , me-<text:line-break/>rito ipsi majoribus, opus suerit. Porro quodque horum<text:line-break/>videre est in utraque vefica ea magnitudine, qua * potis-<text:line-break/>simum pro usus ac magnitudinis proportione sibi con-<text:line-break/>veniebat.</text:span></text:p>
      <text:h text:style-name="Heading_20_2" text:outline-level="2">Cap. V<text:span text:style-name="T47">III</text:span>.</text:h>
      <text:p text:style-name="P8"><text:span text:style-name="T1">Caelorum non undecunque ad utram-<text:line-break/>que ipsarum nervum, arteriam ac venam produxit,<text:line-break/>fed in his quoque videtur, quod commodius erat, secuta<text:line-break/>fuisse,; commodius enim erat, </text:span><text:span text:style-name="T16">ne </text:span><text:span text:style-name="T1">per longam viam, neve<text:line-break/>sine munimento ducerentur. Quocirca veficae ei, <text:s/>quae<text:line-break/>urinam excipit, nervos a spinali medulla, </text:span><text:span text:style-name="T16">qua </text:span><text:span text:style-name="T1">parte os.</text:span></text:p>
      <text:p text:style-name="P18"><text:span text:style-name="T16">quod latum seu facrum nominant, </text:span><text:span text:style-name="T21">situm, est, </text:span><text:span text:style-name="T16">inseruit<text:line-break/>(proxime enim </text:span><text:span text:style-name="T21">ipsam </text:span><text:span text:style-name="T16">ea medulla locata erat) venasqne-<text:line-break/></text:span><text:span text:style-name="T21">et </text:span><text:span text:style-name="T16">arterias a propinquis, ipsi vasis, <text:s/>qua scilicet primum<text:line-break/>arteriae et venae a magnis spinae incumbentibus crura<text:line-break/>subeunt; alteri vero vesicae ad jecur- sitae arteriam qui-<text:line-break/>dem et nervum alo iis, quae in viscus ipsum-inserun-<text:line-break/>tur, deducens, parvum utrumque admodum, ac vix. con-<text:line-break/>sprcmun, at sensilem atque perspicuam venam ab </text:span><text:span text:style-name="T21">ea,<text:line-break/></text:span><text:span text:style-name="T16">quae est ad portas, producens, cuncta haec tria corpori<text:line-break/>vesicae eodem </text:span><text:span text:style-name="T21">loci' ad </text:span><text:span text:style-name="T16">nuncupatam scilicet cervicem in-<text:line-break/>seruit; etenim fortissimum hoc erat, ut tenuium <text:s/>vasorum<text:line-break/>supergressum </text:span><text:span text:style-name="T21">-tutu -' </text:span><text:span text:style-name="T16">sustineret, ae prope portas locatum<text:line-break/></text:span><text:span text:style-name="T21">erat. </text:span><text:span text:style-name="T16">Sic- autem </text:span><text:span text:style-name="T21">et </text:span><text:span text:style-name="T16">in vesicam alteram magnam ad collum<text:line-break/></text:span><text:span text:style-name="T21">ipsum </text:span><text:span text:style-name="T16">vasa sex </text:span><text:span text:style-name="T21">inseruit, </text:span><text:span text:style-name="T16">utrinque videlicet tria;- nam et<text:line-break/></text:span><text:span text:style-name="T21">vasis </text:span><text:span text:style-name="T16">ipsis trajectus ita potissimum luturus erat brevissi-<text:line-break/>mus, ut vesicae ipsi melius erat carnosis </text:span><text:span text:style-name="T21">suis </text:span><text:span text:style-name="T16">partibus ea<text:line-break/>excipere. Ac tu quidem forte memoratam jam fecurita-<text:line-break/>tem ipsis fatis -‘-esse existimas; </text:span><text:span text:style-name="T21">, </text:span><text:span text:style-name="T16">minus certe artificii</text:span></text:p>
      <text:p text:style-name="P18"><text:span text:style-name="T1">atque operum naturae es . peritus. Ipsam enim, essi brevi<text:line-break/>primum intervallo ea duxerit, tutoque postea inseruerit,<text:line-break/>tertium tamen quoddam non piguit ipsis oh dyspathiam<text:line-break/>artificium invenire, membranis quibusdam tenuibus pro<text:line-break/>vasorum magnitudine ipsorum quodque obvolventem, iis-<text:line-break/>demque ipsis omnia communiter colligantem. Porro quae<text:line-break/>vasa in vesicam minorem inseruntur, in ipsam totam<text:line-break/>dispersa, ad fundum usque perveniunt. Eorum vero va-<text:line-break/>sorum, </text:span><text:span text:style-name="T16">quae </text:span><text:span text:style-name="T1">in collum majoris vesicae prorumpunt, sta-<text:line-break/>tim in primo ingressu bifariam divisiorum, altera, quidem<text:line-break/>portio (ut in minori accidit) in totam vesicam stissemis<text:line-break/>nata est, reliqua vero aversa deorsum secundum ipsum<text:line-break/>collum fertur, exigua quidem in.foeniinis, ut quae tota<text:line-break/>dividenda ibi fuerat, magna vero in masculis, quod hi<text:line-break/>parle quadam insigni ad extremum ccllnm vesicae sita<text:line-break/>exnperabant, quam colem appellant. Caeteruni ipsius<text:line-break/>quidem naturae in partibus genitalibus artificium proce-:<text:line-break/>dente ferrnone ipsum per fe exponemus. Quod vero, ad</text:span></text:p>
      <text:p text:style-name="P18"><text:span text:style-name="T1">instrumenta excrementis destinata pertinet, de quibus veri,<text:line-break/>ha facere' institueram-, quod alia quidem per ea vufa,<text:line-break/>quae excrementa secernunt, nutriantur, velut lien et<text:line-break/>renes ipsi, alia vero aliis, quae alerent, eguerunt; utve-<text:line-break/>sica, (nam parvitas- cujusque vasorum 'ac magnitudo', i na<text:line-break/>fertionisque. ratio, et locus unde proficiscitur, viaeque<text:line-break/>securitas, atque uno verbo, quae in his visuntur omnia,<text:line-break/>mirabilem quaudam naturae artem ostentant,) jam mini<text:line-break/>videor oratione persecutus.</text:span></text:p>
      <text:h text:style-name="Heading_20_2" text:outline-level="2"><text:span text:style-name="T8">Cap. IX.</text:span></text:h>
      <text:p text:style-name="P8"><text:span text:style-name="T1">Rursus igitur ad ea, </text:span><text:span text:style-name="T16">quae </text:span><text:span text:style-name="T1">cuique ipso-<text:line-break/>rarn privatim desunt, orationem revocemus. Deest autem<text:line-break/>primum quidem, ut pauca de nervis in ipsos renes pro--<text:line-break/>rumpentibns verba faciamus; deinde vero de meatibus<text:line-break/>urinariis; tertio ab'his, ut, quaedam-sit corporis vesica-<text:line-break/>rum substantia; exponamus; ut renum quoque ac’ lienis<text:line-break/>aliorumque omnium,. de quorum cousiructione omni scr-<text:line-break/>monem jam fecimus. Habent autem et renes ipsi ‘ner-<text:line-break/>vum, quantum hepar, lien ct bilem excipiens vesica;</text:span></text:p>
      <text:p text:style-name="P18"><text:span text:style-name="T1">omnia-enim haec </text:span><text:span text:style-name="T16">exiles </text:span><text:span text:style-name="T1">omnino recipiunt_nervos, insuis<text:line-break/>ipsorum tunicis extrinsecus conspicuos., natura sensus cui-<text:line-break/>que tantum elargita, quantum conveniebat, ut-a plantis<text:line-break/>scilicet sejungerentur' essentque animalis partes. Tres<text:line-break/>namque scopi ipsi naturae in nervorum distributione-, fue-<text:line-break/>runt; primus quidem fuit, ut sensilibus instrumentis sen-<text:line-break/>fum impertiret; alter vero, ut. motor lis motum; tertius<text:line-break/>omnibus aliis, ut, qaaenibi molestiam afferrent, dignosce-<text:line-break/>rent. Itaque <text:s/>sensus causa linguae,. oculis, auribus ma-<text:line-break/>ximi sunt nervi tributi</text:span><text:span text:style-name="T16">, </text:span><text:span text:style-name="T1">et praeter haec partibus ma-<text:line-break/>nuum internis, atque adeo ipsius ventriculi orificio; sunt<text:line-break/>enim quodammodo etiam haec sensoria; fiquidem per<text:line-break/>manus, si per- aliud quicquam, (quanquam sexcentae sint<text:line-break/>sensu praeditae partes,) ex tactu dignotio est certissima;<text:line-break/>.orificium autem <text:s/>ventriculi sensum habet alimenti ipsi<text:line-break/>animanti deficientis, quae fames nuncupatur. In omni-<text:line-break/>bus lus, uspote sensilibus partibus,. reperire est nervos<text:line-break/>maximos</text:span><text:span text:style-name="T16">; </text:span><text:span text:style-name="T1">secundo ; autem loco in .motus voluntarii in-<text:line-break/>strumentis, quae musculos, nominamus; qui, quatenus qui-</text:span></text:p>
      <text:p text:style-name="P30"><text:span text:style-name="T1">dem. ad membra corporis movenda extiterunt, maximos<text:line-break/>nervos recipiunt, quatenus vero in neruis omnibus seuo<text:line-break/>sirs necessario inest, plus quam postulabant facultatis<text:line-break/>discernendorum tangibilium causa , adepti funt. </text:span><text:span text:style-name="T21"><text:s/></text:span><text:span text:style-name="T1">Tertius<text:line-break/>vero ipsius naturae scopus in 'nervorum,distributione fuit,<text:line-break/>ut, quae molestiam afferrent, 'sentirentur; quam rem si<text:line-break/>qnis in dissectionibus spectavit, co. sideraritque, justene<text:line-break/>an secus. natura nervos non eadem mensura omnibus<text:line-break/>partibus distribuerit, fed aliis quidem liberalius, aliis<text:line-break/>vero parcius; eadem cum Hippocrate velit nolit de na-<text:line-break/>tura omnino pronunciabit, quod ea scilicet sagax, susia,<text:line-break/>artificiosa, animaiiumque provida ac consultrix esi.<text:line-break/>Nam si pro merito cuique prospicere ac distribuere </text:span><text:span text:style-name="T21">ju-<text:line-break/></text:span><text:span text:style-name="T1">stitiae est offierum, quid oberit, . quominus omnium ju-<text:line-break/>stissiiira sit natura? Siquidem, quae instrumenta ejusdem<text:line-break/>inter fe sunt generis, ut sensoria cum sensoriis et mus-<text:line-break/>culr cum musculis, horum pro corporum mole, actionum<text:line-break/>lignitate, motuum luteusione ac remissione, tum autenr </text:span><text:span text:style-name="T21">.</text:span></text:p>
      <text:p text:style-name="P30"><text:span text:style-name="T1">ulus assiduitate ac intermissione, aestimata ad unguem<text:line-break/>cujusque dignitate, alii quidem majorem, alii vero mi-<text:line-break/>norem nervum impertivit, unicuique vero tantum dedit,<text:line-break/>quantum tribui erat aequissimum. Verum haec quidem<text:line-break/>postea docebimus.</text:span></text:p>
      <text:h text:style-name="Heading_20_2" text:outline-level="2">Cap. X.</text:h>
      <text:p text:style-name="P8"><text:span text:style-name="T1">De nutritiis- vero instrumentis hoc libro<text:line-break/>percurrere est propositum naturaeque in ipsis aequitatem<text:line-break/>ostendere. Quum enim horum nullum neque sensorium<text:line-break/>esset, neque motus instrumentum, parvos utique eis omni-<text:line-break/>bus nervos explendi ustis tertii gratia dari oportuit, ut<text:line-break/>scilicet, quae mon-stiam sibi exhiberent, sensu dignosce-<text:line-break/>ient; quod si ne id quidem eis-luesset, sed injurias, qui-<text:line-break/>bus afficiuntur, non sentirent, 'qui fieri posset, ut'non<text:line-break/>brevissimo tempore animalia interirent? Jaur vero mordi-<text:line-break/>cationem quamvis in intestinis sentientes''protinus, quod<text:line-break/>molestat, depellere festinamus; quod'si sensu omni care-<text:line-break/>rent, facile,' ni' fallor, omnia ab-excrementis,' quae in<text:line-break/>ipsa quotidie confluunt, ulcerarentur, eroderentur ac pu-</text:span></text:p>
      <text:p text:style-name="P54"><text:span text:style-name="T37">I<text:tab/>T</text:span></text:p>
      <text:p text:style-name="Standard"><text:span text:style-name="T1">trescerent; quando' etiam nunc, ut sunt sensilia, neque<text:line-break/>temporis momentum intus sublidere acribus excrementis<text:line-break/>ac mordacibus permittentia., attamen a solo sincerae hi-<text:line-break/>lis, sive flavae sive atrae, per ipsa transitu exulcerantur,<text:line-break/>abraduntur, eroduntur . ac denique computrescunt; Unde<text:line-break/>quodam loco inquit Hippocrates: Dysenteria, si db atra,<text:line-break/>bile coeperit, letale. Quod si quis forte requirat, quo-<text:line-break/>modo aliqua dysenteria ab atra bile incipiat, quum inte-<text:line-break/>stina ipsa sensu acri adeo sint .praedita.,, ut protinus, quod<text:line-break/>molestat, respuant, huic respondere est aequum. Quod<text:line-break/>sane incipiat; cuivis est perspicuum; causam vero hujus<text:line-break/>rei si requiris, in, memoriam revoca anfractus, quos, ne<text:line-break/>cibus intestina expedite permearet, factos fuisse ostendi-<text:line-break/>mus; in ipfornm enim gyris ac...flexibus excrementum<text:line-break/>acre nonnunquam detentum primum quidem intestinum<text:line-break/>abradit, post vero etiam erodit. Quum igitur etiam nunc<text:line-break/>non .sufficiat ipsis ad hoc, ttt non laedantur, fenfus exqui-<text:line-break/>situs,, fed laepenumoro ulcerentur., vel excrementorum</text:span></text:p>
      <text:p text:style-name="P30"><text:span text:style-name="T1">acrimonia 'erosa, -vel-</text:span><text:span text:style-name="T16">eorundem </text:span><text:span text:style-name="T1">copia immodica velut<text:line-break/>colluvione' quadam oppressa, quid illa passura putamus,<text:line-break/>si sensum habuissent hebetiorem? Propter hanc igitur'<text:line-break/>causam -in singulos gyros </text:span><text:span text:style-name="T16">singuli </text:span><text:span text:style-name="T1">disseminantur nervi,<text:line-break/>quemadmodum vena atque arteria. In hepar tamen, ita<text:line-break/>magnum ac princeps viscus, nervus insertus est mininius,<text:line-break/>ut quod musculorum ritu haudquaquam moveatur, ne—<text:line-break/>que,- ut intestina, fensu exquisitiore egeat. His etenim<text:line-break/>excrementorum -transitus molestus est,, hepar vero a qua-<text:line-break/>tuor instrumentis purgatur, duobus quidem renibus, ter-<text:line-break/>tio autem, splene, -tum quarto </text:span><text:span text:style-name="T16">vesica </text:span><text:span text:style-name="T1">ipsi inhaerente.<text:line-break/>Quare quum-nullus lu eo succus malignus et acris man-<text:line-break/>surus esset; fensu majore haudqnaquam indigebat, </text:span><text:span text:style-name="T10">r</text:span><text:span text:style-name="T1">Porrtit<text:line-break/>hae quaiuor partes,' quae jecur ipsum perpurgant, quod<text:line-break/>a propriis, excrementis nihil lucommodi </text:span><text:span text:style-name="T21"><text:s/></text:span><text:span text:style-name="T1">essent <text:s/>acceptu-<text:line-break/>rae; -cnsum: majorem non postularunt; neque enim tra-<text:line-break/>here hujusmodi excrementa potuissent,-' nisi qualitatis<text:line-break/>communitates quaedam' cum excrementis ipsis intercessis-</text:span></text:p>
      <text:p text:style-name="P30"><text:span text:style-name="T1">senti Siquidem, quum </text:span><text:span text:style-name="T21">- </text:span><text:span text:style-name="T1">tot annos quodque animal super-<text:line-break/>stes sit, in ea tamen cysti, quae sedem ad</text:span><text:span text:style-name="T21">. </text:span><text:span text:style-name="T1">jecur habet,,<text:line-break/>videre est bilis, flavae contineri alias plus,, alias mluus;<text:line-break/>quin et mortuis- ipfis ablatas ab hepate vesicas simul'cum<text:line-break/>hile diutissime asservamus, nihil tractu temporis corpore<text:line-break/>ipsarum patiente: ita unicuique quod cognatum ac-, fa-<text:line-break/>miliare est, sine dolore omnino atque, innoxium est.<text:line-break/>Ergo his instrumentis natura sensum uberiorem non -.ad-<text:line-break/>hibuit, nt quae nullam laesionem unquam a contentis in<text:line-break/></text:span><text:span text:style-name="T21">fe </text:span><text:span text:style-name="T1">ipsis excrementis erant acceptura.. At majori vesicae,<text:line-break/>quae lotii receptaculum est, nisi lotium id, </text:span><text:span text:style-name="T21">. </text:span><text:span text:style-name="T1">quod hi lio-<text:line-break/>_sius acriusque est, repente excernatur, magnas saepe no-<text:line-break/>xas affert: non.enim, quemadmodum vesica, quae bilom<text:line-break/>recipit,ita et hujus substantia corporis bilis qualitati- est<text:line-break/>affinis;, sed urinarum duntaxat, quarum gratia a natura<text:line-break/>constituta fuerat. Quo fit, .ut, quum undequaque animal-<text:line-break/>fanunr est, neque pars ulla male afficiatur, neque ferosi<text:line-break/>excrementi substantia, acris sit aut vesicae dolorisica:</text:span></text:p>
      <text:p text:style-name="P30"><text:span text:style-name="T1">quum aulem in coctionis instrumentis peccatum ante sue-<text:line-break/>rit, ut sanguis bonus inde non gignatur; cum excremen-<text:line-break/>ta alia, tum vero lotium acre existit ac malignum adeo,<text:line-break/>ut ab iis vesica radatur atque erodatur;, quod quum ani-’<text:line-break/>mali accidit, tempus reddendi lotium a natura praescri-<text:line-break/>ptum non vero amplius expectat, sed statinr ipsum ex-<text:line-break/>cernere, vel prius quam referta sit, properat. Quae quum'<text:line-break/>ante natura prospiceret, </text:span><text:span text:style-name="T16">ut </text:span><text:span text:style-name="T1">fensu praedita esset majore,<text:line-break/>plures et eos quidem majores nervos ipsi tribuit.</text:span></text:p>
      <text:h text:style-name="Heading_20_2" text:outline-level="2">Cap. XI.</text:h>
      <text:p text:style-name="P8"><text:span text:style-name="T1">Porro erassitiem quoque tunicarum extrin-t<text:line-break/>secus antedicta. omnia operientium </text:span><text:span text:style-name="T16">(</text:span><text:span text:style-name="T1">quas a peritonaeo<text:line-break/>oriri dicebamus) natura non pro instrumentorum dignita-<text:line-break/>tibus neque magnitudinibus, fed pro cujusque usibus<text:line-break/>jure- distribuit. Non enim quod jecur omnibus his prin--<text:line-break/>ceps magis aut majus erat, propterea validiorem ipsum<text:line-break/>vesica tunicam habere oportuit; qulu potius vesicae ipsi<text:line-break/>operimentum robustius dari praestitit,; quod ea subinde<text:line-break/>dies ac noctes resarcienda erat atque distendenda, post -</text:span></text:p>
      <text:p text:style-name="P30"><text:span text:style-name="T1">autem vacuanda’ ac'comprimenda ; quod euim commode<text:line-break/>brevi intervallo modo distendendum summe, tum autem<text:line-break/>comprimendum fuerit; id validum esse, et vicissirn, tole-<text:line-break/>rare posse utrasque has constitutiones inter sese pugnam-<text:line-break/>tes oportuit. Ergo a natura luste comparata haec, fue-<text:line-break/>runt, et his multo etiam magis substantiae tunicarum<text:line-break/>omnium. </text:span><text:span text:style-name="T21">. </text:span><text:span text:style-name="T1">Nam quae extrinsecus praedictis omnibus, in-,.<text:line-break/>strumentis sunt circumjectae, nonnullae quidem tenuitate<text:line-break/>ipsa, omnes tamen simul </text:span><text:span text:style-name="T16">figura araneis </text:span><text:span text:style-name="T1">sunt assimiles;<text:line-break/>quandoquidem earum nulla </text:span><text:span text:style-name="T16">in </text:span><text:span text:style-name="T1">fibras dissolvitur . instar<text:line-break/>internarum, quae ipsorum instrumentorum sunt propriae,<text:line-break/>per-qua» agunt, sed sunt prorsus simplices, et undequa-<text:line-break/>qne similes, ac omnino membranosae, sit internae, qtae<text:line-break/>coipora ipsa partium constituunt, . in ventriculo quidem<text:line-break/>ac stomacho (ut antea diximus) <text:s/>duae fibras quidem orbi-<text:line-break/>culatas externa; </text:span><text:span text:style-name="T29">:</text:span><text:span text:style-name="T1">rectas vero .interna habuerunt. Porro<text:line-break/>intestinorum ' tunicae <text:s/>transversus 'utrosque lu circutum<text:line-break/>plane circumactos: at vesicarum tunicae rectos ac rotnn-</text:span></text:p>
      <text:p text:style-name="P30"><text:span text:style-name="T1">dos et obliquos habent villos"; </text:span><text:span text:style-name="T16">una enim </text:span><text:span text:style-name="T1">utriusque ve-<text:line-break/>sicae tunica quum sit, </text:span><text:span text:style-name="T16">ad </text:span><text:span text:style-name="T1">omnem mutus’ speciem con-<text:line-break/>suuctionern adepta est accommodam, siquidem et eum<text:line-break/>motum, quem attrahendi causa villi recti., -et eum, quem<text:line-break/>excernendi gratia transversi, ad extremum etiam eum,;,<text:line-break/>quem, ut ea retineant, quae undique complectuntur, obli-<text:line-break/>qui conficiunt, instrumenta ipsa habere aequum frerat.<text:line-break/>Nam tensis solis transversis latitudo ipsa contrahitur; at,<text:line-break/>rectis solis, longitudo, minuitur; omnibus porro simul,<text:line-break/>tum rectis,'tum transversis, tum obliquis, in feipscs con-<text:line-break/>tractis, tota contrahitur pars;- quemadmodum certe, lon-<text:line-break/>gioribus his omnibus redditis, tota' etiam extenditur.<text:line-break/>Ergo quum .utraque, vesica tunicam simplicem esset habi-<text:line-break/>tura o.b causam, quam paulo post dicam, satius fuit omne,<text:line-break/>fibrarum genus ipfis inesse, ut omnem etiam 'motus spe-,<text:line-break/>cient ederent; at intestina (</text:span><text:span text:style-name="T16">ut </text:span><text:span text:style-name="T1">quibus neque attrahere;-,<text:line-break/>neque retinere erat necesse</text:span><text:span text:style-name="T16">, sed </text:span><text:span text:style-name="T1">contractis tmdique. pror-<text:line-break/>sum., pollere) -quum simplici egerent motu, simplices;<text:line-break/>quoque fibras habuerunt; ventriculus, vero, non item;</text:span></text:p>
      <text:p text:style-name="P30"><text:span text:style-name="T1">siquidem nobis </text:span><text:span text:style-name="T16">deglutientibus </text:span><text:span text:style-name="T1">trahere ipsum, <text:s/></text:span><text:span text:style-name="T16">et </text:span><text:span text:style-name="T1">coquen-<text:line-break/>tibus retinere, atque </text:span><text:span text:style-name="T16">ubi </text:span><text:span text:style-name="T1">coxerimus, depellere oportebat.<text:line-break/>Ex quo intelligitur, </text:span><text:span text:style-name="T16">ipsum </text:span><text:span text:style-name="T1">genus omne fibrarum jure esse<text:line-break/>consecutum.</text:span></text:p>
      <text:h text:style-name="Heading_20_2" text:outline-level="2"><text:span text:style-name="T8">Cap. </text:span><text:span text:style-name="T15">ΧII</text:span><text:span text:style-name="T9">.</text:span></text:h>
      <text:p text:style-name="P8"><text:span text:style-name="T1">Ati quid causae suerit, cur tunicae, qui-<text:line-break/>dem externae transversi.solum insint villi, internae vero<text:line-break/>recti quidem , plurimi, sed pauci omnino obliqui 1 cur<text:line-break/>'etiam tunicae duae extiterint, quum poisset natura- vel<text:line-break/>-una tunica instrumentis tres ipsas actiones suppeditare,<text:line-break/>ut in vesicis declaravit </text:span><text:span text:style-name="T16">ac </text:span><text:span text:style-name="T1">uteris? fatiirs autem sane<text:line-break/>fuerit hoc etiam nostrae </text:span><text:span text:style-name="T16">huic </text:span><text:span text:style-name="T1">disputationi prius; quam<text:line-break/>eam finiamus, adjungere. Antea quidem admonuimus,<text:line-break/>quum de intestinis ageremus, duplicem ipsis inesse tuni-<text:line-break/>cam ; quo essent adversus injurias tutiora, quod horum<text:line-break/>- altera quidem in exitialibus quibusdam dysenteriis saepc-<text:line-break/></text:span><text:span text:style-name="T37"> </text:span><text:span text:style-name="T1">numero putresceret., altera vero sola animali sufficeret;<text:line-break/></text:span><text:span text:style-name="T37"> </text:span><text:span text:style-name="T1">nnue autem magis adhuc spero id fore perspicuum:, ubi<text:line-break/> demonstraverimus, bllem utramque confluentem natura in-<text:line-break/>estinis quidem esse adversissimam, vesicarum autem ei</text:span></text:p>
      <text:p text:style-name="P30"><text:span text:style-name="T1">quidem, quae ad. hepar est, flavam prorsus familiarem<text:line-break/>atque innoxiam, ei vero, quae lotium recipit, ruro ne-<text:line-break/>gotium exhibere, quum scilicet multa ac maligna est<text:line-break/>acervata, utplurimum autem ipsis bilis commercium blan-.<text:line-break/>dnrn esse . ac . sine dolore. Addetur autem </text:span><text:span text:style-name="T16">id </text:span><text:span text:style-name="T1">etiamnuin<text:line-break/>hnic. rationi, qnod, quum lu ventriculi atque intestino-<text:line-break/>rum regionibus alimentum, oporteret in propriam ipsi ani-<text:line-break/>mali qualitatem immutari, consentaneum fuit, crassam ad-<text:line-break/>modum ipsis effici tunicam , magis enim :ejusmodi, quam<text:line-break/>frigida ac tenuis, .alterat, calefacit et immutat; quae<text:line-break/>causa sane est, cur, quibus', corpus ventriculi est gracile,<text:line-break/>ii deterius concoquant,, quam quibus carnosum; at lu<text:line-break/>excrementorum instrumentis, nulla futura, est coctio, eo-<text:line-break/>que gracilia ea jure suerunt. Ergo, in corporibus tenui-<text:line-break/>bus duas efficere tunicas non erat possibile; lu ventricu-<text:line-break/>lo .vero triplicis usus gratia tunicae duae extiterunt, va-<text:line-break/>riarum scilicet actionum, patiendi difficultatis ac craf-<text:line-break/>fitiei.. Ita autem, et ipsius substantiae idea vesicis, et</text:span></text:p>
      <text:p text:style-name="P30"><text:span text:style-name="T1">coctionis instrumentis est diversa, quod illae quidem mem-<text:line-break/>branosae et- durae et propemodum exangues 'sint ac </text:span><text:span text:style-name="T21">-<text:line-break/></text:span><text:span text:style-name="T1">frigidae, - haec vero carniformia quodammodo ac calida<text:line-break/>extiteiint; illas namque ad distentionem ac contractio-<text:line-break/>nem summam sustinendam officiose comparatas esse opor-<text:line-break/>tebat, lus vero ad cibos coquendos calore velrementiore.<text:line-break/>opus erat.</text:span><text:span text:style-name="T21">. </text:span><text:span text:style-name="T1">Quocirca illis quidem durities adversus in-<text:line-break/>jurias data est, quae tunicarum pensaret tenuitatem; co-<text:line-break/>quendi vero instrumentis </text:span><text:span text:style-name="T6">crassiti.es, </text:span><text:span text:style-name="T1">quae mollitiem emen-<text:line-break/>der et, obtigit.</text:span></text:p>
      <text:h text:style-name="Heading_20_2" text:outline-level="2"><text:span text:style-name="T8">Cap. XIII.</text:span></text:h>
      <text:p text:style-name="P8"><text:span text:style-name="T1">Enimvero tum lu his justa absolute fuit<text:line-break/>natura, tuin vero quod ureteras quidem substantia cor-<text:line-break/>peris majori vesicae, quae urinam recipit, meatus vero<text:line-break/>‘bilem recipientes minori, quae ad hepar est, similes effe-<text:line-break/>cerit, fatis conflet inter omnes, naturam eandem hic </text:span><text:span text:style-name="T16">ae-<text:line-break/></text:span><text:span text:style-name="T1">quitatem retinuisse: non enim ex alia quidem substantia<text:line-break/>esse oportebat excrementorum receptacula, ex alia vero<text:line-break/>meatus ipsa deducentes, scd ex eadem,, ac quae peri</text:span></text:p>
      <text:p text:style-name="P18"><text:span text:style-name="T1">modo excrementum contineret. Porro modus insertionis<text:line-break/>ureterum quidem in vesicam, in intestinum vero meatus<text:line-break/>bilem ducentis, omnem superat admirationem. Nam<text:line-break/>oblique in ipsa inditi, et intro usque ad laxiorem sinum<text:line-break/>obliqui ac praelongi pertinentes, velut membranam<text:line-break/>quandam lustrumeutqrtun intus succidunt, quae ab excre-<text:line-break/>mentorum quidem intro irrumpentium impetu evertitur<text:line-break/>. ac patefit, reliquo vero tempore omni concidit ac con-<text:line-break/>trahitur, atque ita meatui, firmum efficitur operculum, ut<text:line-break/>non solum humoribus, sed et flatibus reditus omnis fit<text:line-break/>interclusus. Manifestatur autem hoc maxime </text:span><text:span text:style-name="T16">in </text:span><text:span text:style-name="T1">vestris,<text:line-break/>quae inflantur atque implentur aere, tum autem ad col-<text:line-break/>lum arctissime colligantur; apparet etenim totus aer in<text:line-break/>ipsis concludi ac contineri, etiamsi valenter admodum<text:line-break/>quis extrinsecus vesicam ipsam comprimat; nam ut ab<text:line-break/>influentium impetu intro evertitur; ita ab iis, quae ipsi<text:line-break/>intrinsecus accidunt, constringitur ac circum ipsum po-<text:line-break/>rurn contrahitur. Quod tibi argumentum etiam esse de-</text:span></text:p>
      <text:p text:style-name="P30"><text:span text:style-name="T1">bet excellentis cujusdam conditoris nostri sapientiae si-<text:line-break/>mul </text:span><text:span text:style-name="T16">et </text:span><text:span text:style-name="T1">in ipsis animalibus providentiae. Ad eum mo-<text:line-break/>dum omnia alimenti instrumenta mirabili art isicio ornata<text:line-break/>fuerunt: nam et excrementorum- receptacula mos inedi-<text:line-break/>cis est' aliis cibi instrumentis annumerare; ex quo effici-<text:line-break/>tur, ut et vesicas utrasque et crassa intestina nutrimen-<text:line-break/>ti organa nominent...</text:span></text:p>
      <text:h text:style-name="Heading_20_2" text:outline-level="2">Cap. XIV.</text:h>
      <text:p text:style-name="P8"><text:span text:style-name="T1">Caelorum de muleulis certe, qui excre-<text:line-break/>mentorum gratia extiterurrt, deinceps fuerit aequum dif-<text:line-break/>fererc; funt enim quodammodo et hi alimenti instru-<text:line-break/>menta. Prima namque et principalissima nutrimenti in-<text:line-break/>strumenta sunt ea, quae concoquunt utileque alimentum<text:line-break/>aliis transmittunt; secunda vero, quae purgant, quae de-<text:line-break/>ducunt, et quae excrementum excipiunt; tertia numerate<text:line-break/>possumus alimenti instrumenta, quae excernendis excre-<text:line-break/>rnentis sunt destinata, quae genere sunt duplicia; alia<text:line-break/>enim effluvium intempestivum ipsorum . cohibent, alia<text:line-break/>vero tempestivum incitant. Intempestive quidem essiuere</text:span></text:p>
      <text:p text:style-name="P30"><text:span text:style-name="T1">musculi sedem constituentes non'sinunt; excitant autem<text:line-break/>lu tempore musculi omnes abdominis. Eorum igitur, qui<text:line-break/>funt ad anum, unus quidem est sine pari, transversus </text:span><text:span text:style-name="T21">'<text:line-break/></text:span><text:span text:style-name="T1">ipsi circumfusus, ut rectum intestinum </text:span><text:span text:style-name="T16">ad </text:span><text:span text:style-name="T1">amussim ac<text:line-break/>fortiter claudat. Corpus </text:span><text:span text:style-name="T16">porro </text:span><text:span text:style-name="T1">ipsi extrinsecus ad ulti-<text:line-break/>oiam </text:span><text:span text:style-name="T16">oram </text:span><text:span text:style-name="T1">incumbit transverse, cujus substantia est -inter<text:line-break/>cutem </text:span><text:span text:style-name="T16">ac </text:span><text:span text:style-name="T1">musculum media, velut ex utriusque mixtura<text:line-break/>conflata, cujusmodi est labiorum pars ultima; illius quo-<text:line-break/>que usus idem fere ac musculi est, praeterquam quod<text:line-break/>viribus actionis ac robore a musculo relinquitur. Porro<text:line-break/>reliqui duo musculi obliqui utrinque unus supra rotun- .<text:line-break/>dum musculum siti sedem sursum retrahunt; horum au-<text:line-break/>tem usus est, quum lu magnis contentionibus sedem ever-<text:line-break/>ti contigerit, sursum ipsam denuo retrahere; quo fit, ut;<text:line-break/>quum hi musculi aut resoluti, aut alloqui imbecilli fue-<text:line-break/>rint, vix tandem sedem ipsam sursum retrahi contingat,<text:line-break/>quin etiam omnino eversa maneat, ut manuum subsidio<text:line-break/>sit opus. Ani igitur musculi ad memoratos jam usus tot</text:span></text:p>
      <text:p text:style-name="P30"><text:span text:style-name="T1">ac tales extiterunt. Caeterum octo musculorum -abdomi-<text:line-break/>nis recti quidem duo secundum animalis longitudinem<text:line-break/>extantes per ipsum praesertim medium totius ventriculi<text:line-break/>ab ossibus pectoris adusque pubis ossa protenduntur. Alii<text:line-break/>vero duo transversi, rectum cum antedictis efficientes an-?<text:line-break/>gulum, universum peritonaeum circumtegunt </text:span><text:span text:style-name="T37"><text:s/></text:span><text:span text:style-name="T1">Reliqui<text:line-break/>quatuor sunt obliqui, quorum duo quidem fibras ab hy-<text:line-break/>pochondriis ad ilium ossa extensas habent, alii autem<text:line-break/>duo, hos lu figura litterae X secantes, a costis ad abdo-<text:line-break/>rninis partes extenduntur. Caeterum omnium musculo-<text:line-break/>rum opus est commune, ut teusis fibris in se ipsos con-<text:line-break/>sidant. Ad id autem sequitur, in sede quidem occludi po-<text:line-break/>stremum orificium inferius crassi intestini, in abdomine<text:line-break/>vero intro partes omnes subjectas comprimentes compri-<text:line-break/>mi. Eam porro partium ad'anum attinentium occlusic--<text:line-break/>nem sequatur necesse est, ut, quampiam vi intestinorum<text:line-break/>excrementum pellatur, </text:span><text:span text:style-name="T16">nihil </text:span><text:span text:style-name="T1">tamen intempestive elaha-<text:line-break/>tur; at ventris compressionem eadem necessitate consc-</text:span></text:p>
      <text:p text:style-name="P30"><text:span text:style-name="T1">quitur, ut, laxatis videlicet 'iis, quae ad sedem per;inerit,<text:line-break/>excernatur id, quod in magnis habetur-lutestinis. Libet<text:line-break/>a.ttern hoc loco etiam artem naturae in utroque muscu-<text:line-break/>lorum genere admirari. Quo enim loco transitum, </text:span><text:span text:style-name="T16">qui<text:line-break/></text:span><text:span text:style-name="T1">est-ad crassi intestini oram extremam, 'claudi oportebat,<text:line-break/>ibi transversas, musculi fibras effecit; docuimus autem an-<text:line-break/>te,- quuin de ventriculo, intestinis, uteris ac vesicis age-<text:line-break/>remus, fibras ejusmodi ad claudenda instrumentorum ora<text:line-break/>esse opportunissimas; ubi vero, quae subjiciuntur, ab </text:span><text:span text:style-name="T16">lu-<text:line-break/></text:span><text:span text:style-name="T1">cunibentibus musculis ceu manibus quibusdam compres-<text:line-break/>sa propelli valenter erat necesse; ibi rectos quidem rnu-<text:line-break/>sculos transversis; obliquos vero sibi ipsos secundum an-<text:line-break/>gulum rectum injecit; quomodo et nos ipfi, quum pre-<text:line-break/>mere aliquid fortiter volumus atque repellere, alteram<text:line-break/>manum situ contrario alteri injicimus. Sic igitur et mu-<text:line-break/>sculoruni cujusque numerus provide a natura fuit inven-<text:line-break/>tns; eorum quidem, , qui sunt ad anum, uti jam mon-<text:line-break/>stranimus; eorum vero,- qui sunt in abdomine, ut jam-</text:span></text:p>
      <text:p text:style-name="P30"><text:span text:style-name="T21">jam . </text:span><text:span text:style-name="T1">dicturi sumus.- Nam si pro fibrarum positione in-,<text:line-break/>strumenta</text:span><text:span text:style-name="T21">' </text:span><text:span text:style-name="T1">ipsa edant actiones, quatuor vero ipsarum<text:line-break/>omnluo sint; positiones, recta, .transversa- et duae obli-</text:span><text:span text:style-name="T10">1<text:line-break/></text:span><text:span text:style-name="T1">quae, constat, priores quatuor omnem fibrarum in se ipsis<text:line-break/>positionem continere. <text:s/>Porro quum corpus tum in dex-<text:line-break/></text:span><text:span text:style-name="T21">tris </text:span><text:span text:style-name="T1">tum in sinistris ad amussim sit geminum atque ae- </text:span><text:span text:style-name="T21">.<text:line-break/></text:span><text:span text:style-name="T1">qtrabile, utrinque quidem quatuor, omnes autem simul’<text:line-break/>octo extiterunt, magnitudine quidem ac multitudine ae-<text:line-break/>quales, .fibrarum </text:span><text:span text:style-name="T21">vero </text:span><text:span text:style-name="T1">positione similes, ut nihil alter-al-<text:line-break/>toro sit neque inferior, neque superior. Nam .recti </text:span><text:span text:style-name="T21">sc-<text:line-break/></text:span><text:span text:style-name="T1">cundmn- longitudinem extensi, superne ab utraque partu<text:line-break/>cartilaginis ensiformis exorti, ad pubis ossa sese mutuo<text:line-break/>contingentes deseruntur, rectas quidem fibras, quae su-<text:line-break/>perne deorsum feruntur, itidem habentes, aequales vero<text:line-break/>ad unguem inter se non modo longitudine, scd etiam la-<text:line-break/>titudine </text:span><text:span text:style-name="T21">ac profunditate. </text:span><text:span text:style-name="T1">. Qui vero sub iis </text:span><text:span text:style-name="T21">sunt </text:span><text:span text:style-name="T1">trans-<text:line-break/></text:span><text:span text:style-name="T21">versi, </text:span><text:span text:style-name="T1">occupantes </text:span><text:span text:style-name="T21">aster </text:span><text:span text:style-name="T1">quidem </text:span><text:span text:style-name="T21">totum 'dextrum </text:span><text:span text:style-name="T1">perito-</text:span><text:span text:style-name="T21">'<text:line-break/></text:span><text:span text:style-name="T1">naennii,. alter aulem sinistrum, aequabiles et ipsi omni-</text:span></text:p>
      <text:p text:style-name="P30"><text:span text:style-name="T1">bus rebus ac similes submiserunt praedictis quidem duo-<text:line-break/>bus mulcusis suam ipsorum partem nert ofamr aliis vero<text:line-break/>carnosam. <text:s/>llli vero rursus lus luvecti protenduntur<text:line-break/>ipfique aponeurosibus nominatis ad rectos </text:span><text:span text:style-name="T16">ac </text:span><text:span text:style-name="T1">medios'<text:line-break/>musculos, nusquam dextri sinistros superantes, sed aequa-<text:line-break/>les prorsus ac similes' fibras alii quidem ab ilibus ad<text:line-break/>hypochondrium, uterque suas ipsius sursum ferentes, alii<text:line-break/>vero a costis antrorfum deferentes. Ergo quum fibrarum<text:line-break/>positiones omnino sint quatuor, musculi quoque totidem<text:line-break/>utrinque merito extiterunt. Nam. ne cogitatione quidem<text:line-break/>iutelligere possumus, alium-ipfis apponi posse musculum;,<text:line-break/>aut enim rectus iste situs erit, aut transversus, aut obli-<text:line-break/>quns; itaqpe fiet, ut supervacaneus addatur: nec vero<text:line-break/>etiam sure magno detrimento posse adimi</text:span><text:span text:style-name="T16">; </text:span><text:span text:style-name="T1">quandoquidem,</text:span><text:span text:style-name="T37">,<text:line-break/></text:span><text:span text:style-name="T1">si transversorum.quempiam exemeris, rectorum musculo-<text:line-break/>rurn tensio, quum oppositam aliam non habeat, partes<text:line-break/>subjectas .inaequaliter </text:span><text:span text:style-name="T16">ac </text:span><text:span text:style-name="T1">sine medo comprimet, ita ut<text:line-break/>ad nothas costas et. ilia expellantur omnia: sin vero</text:span></text:p>
      <text:p text:style-name="P30"><text:span text:style-name="T1">contra</text:span><text:span text:style-name="T21">' </text:span><text:span text:style-name="T1">rectorum aliquem periisse;, transversis manentibus,<text:line-break/>animo 'comprehenderis., omnia ab ilibus, et quae costis<text:line-break/></text:span><text:span text:style-name="T21">nothis- </text:span><text:span text:style-name="T1">continentur, .ad medium ventrem, compellentur.<text:line-break/>Pari modo et in obliquis: utros enim detraxeris, qui re-<text:line-break/>linquuntur, in eorum qui desunt locum subjecta pro-<text:line-break/>trudunt excrementa </text:span><text:span text:style-name="T16">, </text:span><text:span text:style-name="T1">.quod </text:span><text:span text:style-name="T16">minime </text:span><text:span text:style-name="T1">opus erat, sed undi-<text:line-break/>que. ipsa pari momento comprimi. <text:s/>Ex quo perspicuum</text:span><text:span text:style-name="T51">j </text:span><text:span text:style-name="T50">.<text:line-break/></text:span><text:span text:style-name="T1">est, non fuisse consultius pauciores nmnero octo consiste-<text:line-break/>reprobavimiis autem, quod, nec plures; quare neque<text:line-break/></text:span><text:span text:style-name="T21">major, </text:span><text:span text:style-name="T1">neque.minor, quam usus postulabat, fed aequus<text:line-break/>-prorsus est numerus <text:s/>tum horum, ipsorum </text:span><text:span text:style-name="T16">octo </text:span><text:span text:style-name="T1">abdominis<text:line-break/>musculorum, </text:span><text:span text:style-name="T21">tum </text:span><text:span text:style-name="T1">etiam et eorum,-qui in ano sunt.</text:span></text:p>
      <text:h text:style-name="Heading_20_2" text:outline-level="2">Cap. XV.</text:h>
      <text:p text:style-name="P8"><text:span text:style-name="T21">Mihi </text:span><text:span text:style-name="T1">quidem satis haec sunt ad. artem<text:line-break/>naturae ostendendam;, tibi aulem.si non satisfaciunt;..his<text:line-break/>me demum spero tibi comprobaturum Actio ipsa </text:span><text:span text:style-name="T21">muscu-<text:line-break/>lorum </text:span><text:span text:style-name="T1">in omnibus ventris partibus (quam aequabilem esse<text:line-break/></text:span><text:span text:style-name="T21">ex eo </text:span><text:span text:style-name="T1">demonstravimus, qnod ipsas </text:span><text:span text:style-name="T21">pariter </text:span><text:span text:style-name="T1">undique, com-<text:line-break/></text:span><text:span text:style-name="T21">priniat,) </text:span><text:span text:style-name="T1">cogit </text:span><text:span text:style-name="T21">et </text:span><text:span text:style-name="T1">violenter, quae in </text:span><text:span text:style-name="T21">ipsis </text:span><text:span text:style-name="T1">sunt </text:span><text:span text:style-name="T21">com.pre-</text:span></text:p>
      <text:p text:style-name="P18"><text:span text:style-name="T1">hensa, ad loca cedentia fecedere compellit. At quum<text:line-break/>duo sint meatus, superior quidem- </text:span><text:span text:style-name="T16">ad </text:span><text:span text:style-name="T1">stomachum,, lusis-<text:line-break/>rior vero ad rectum intestinum, cujus orae ultimae-anum<text:line-break/>incumbere diximus:, e re sane magis. fuit per meatum<text:line-break/>-inferiorem excrementum </text:span><text:span text:style-name="T16">omne </text:span><text:span text:style-name="T1">vacuari. Praestare autem<text:line-break/>id. ipsa octo musculorum constructio nullo pacto potest,<text:line-break/>ut </text:span><text:span text:style-name="T21">quae </text:span><text:span text:style-name="T1">non magis ad unum, quam ad stomachum pressu<text:line-break/>suo pellere queat: quandoquidem, quae omni </text:span><text:span text:style-name="T21">ex </text:span><text:span text:style-name="T1">palle<text:line-break/>aequabilis fit compressio, ad utrosque meatus .pariter<text:line-break/>omnia, quae comprimendis insunt instrumentis, erat pro-<text:line-break/>pulsura, nisi aliquod artificium extrinsecus natura machi-<text:line-break/>- nata suisset, quo impetum quidem ad partes infimas in-</text:span></text:p>
      <text:p text:style-name="P8"><text:span text:style-name="T1">citaret; averteret autem a superis. Porro</text:span><text:span text:style-name="T21">.</text:span><text:span text:style-name="T1">quodnam tan-<text:line-break/>dem id artificium sit,. et per quod organum flat, attendat<text:line-break/>animum oportet, qui volet inteliigefe.. Musculus est qui-<text:line-break/>larn magnus ac rotundus, quem jure diaphragma nomi-<text:line-break/>nant, ut qui spiritus instrumenta separat, </text:span><text:span text:style-name="T21">ab </text:span><text:span text:style-name="T1">alimenti lu-<text:line-break/>strumentisi siquidem his superior est omnibus^ illis autem</text:span></text:p>
      <text:p text:style-name="P30"><text:span text:style-name="T1">subjicitur. Usus autem ejus naturae est; </text:span><text:span text:style-name="T16">ipsa </text:span><text:span text:style-name="T1">separatione<text:line-break/>alius prior ac major, ut respirationis videlicet instru-<text:line-break/>menti; fecundus autem est, de quo nunc dicam. </text:span><text:span text:style-name="T42">!</text:span><text:span text:style-name="T37"> </text:span><text:span text:style-name="T1">Ab<text:line-break/>ipsius pectoralis ossis extremis inferioribus superioris ex-<text:line-break/>ortus ducit initium, unde etiam capita musculorum re-<text:line-break/>ctorum abdominis pendent; tum autem hinc ad fines co-<text:line-break/>starum notharum utrinque descendens posteriori parte<text:line-break/>simul ac inferiori obliquum admodum fit; atque hoc na-<text:line-break/>turae est artificium, quo efficitur, ut, prementibus valide<text:line-break/>omni experte aequabiliter musculis, non ad-stomachum,<text:line-break/>fed ad anum depellantur universa. Nam pone mihi<text:line-break/>duas, manus sibi inter fe </text:span><text:span text:style-name="T16">ad </text:span><text:span text:style-name="T1">carpos injectas, dissere au-<text:line-break/>tem semper magis ac magis usque ad digitorum- summi-<text:line-break/>tates; esto‘autem in subjecta ipsarum vel spongia, veI<text:line-break/>massa tritici, vel id genus, aliquid, quod a superiore ac-<text:line-break/>.cedente et undique premente facile </text:span><text:span text:style-name="T16">queat </text:span><text:span text:style-name="T1">exprimi; at-<text:line-break/>que manibus mihi ad proportionem esse, subjectae qui-<text:line-break/>.dem diaphragma, superiori vero omnes abdominis , mn-</text:span></text:p>
      <text:p text:style-name="P30"><text:span text:style-name="T1">sculos intellige, excelso quidem ac medio digito rectos,<text:line-break/>aliis vero, qui utrinque funt, alios musculos; post autem,<text:line-break/>ut. illi comprehendentes undique premunt massam, ita et<text:line-break/>musculos intellige premere ventrem. Quid tandem hinc<text:line-break/>evenire par est? nonne, quae intus sunt velut duabus<text:line-break/>compressa manibus, applicatis quidem sibi ipfis ad car-<text:line-break/>pum, distantibus vero inferne plurimum, trudi deorsum ?<text:line-break/>Nam si in manibus etiam coeuntibus </text:span><text:span text:style-name="T16">ac </text:span><text:span text:style-name="T1">prementibus,<text:line-break/>quae inter ipsas sunt, ad partes ipsarum distantes omnia<text:line-break/>exprimantur, palam est, quod et hic omnia deorsum pel-<text:line-break/>lentur;. hac enim musculi abdominis a phrenibus (est<text:line-break/>enim et hoc diaphragmati nomen) distant plusimum, iir-<text:line-break/>cumbunt autem ipfi-supema parte, ac contingunt in pe-<text:line-break/>ctorali osse quidem longi, utrinque vero horum omnes<text:line-break/>reliqui. Num igitur haec sola mirabiliter a natura ad<text:line-break/>excrementorum excretionem sunt comparata, si quid vero<text:line-break/>exiguum fuit, id ab ipsa neglectum est ac praetermis-<text:line-break/>sum? .At certe hoe etiam nomlue. ea in primis est ad-</text:span></text:p>
      <text:p text:style-name="P30"><text:span text:style-name="T1">micabitis</text:span><text:span text:style-name="T2">, </text:span><text:span text:style-name="T1">quod, praeterquam quod, magna rectissime con-<text:line-break/>stituat,, non negligit etiam noxarum emendationem ne-<text:line-break/>cessario sequentium. Quemadmodum enim non satis ha-<text:line-break/>buit solum musculos octo, abdominis, qui subjecta omnia<text:line-break/>premere ad unguem et cogere intro possent, effecisse,<text:line-break/>fed etiam septum transversum ipsis subjecit obliquum,. ne<text:line-break/>quid unquam sirrsum ad stomachum remearet,, ita, et in<text:line-break/>ipsius septi transversi subsidium musculos, quos interco-<text:line-break/>stales nuncupamus, construxit: nam quum unicus esset hic<text:line-break/>musculus,- ab octo abdominis, multis ac magnis, futurum<text:line-break/>erat, ut parvo negotio sua sede dimoveretur, in thora-<text:line-break/>crsque sinum amplum everteretur; quo cnsu vim omnem<text:line-break/>compressionis exolveret. Ne igitur id accideret, omnes<text:line-break/>qui in costis sunt musculos, qui thoracem ipsum conten-<text:line-break/>dere atque intro contrahere possent, comparavit: ut,<text:line-break/>superiore suru omni undique coarctato , ipsum se-<text:line-break/>ptum transversum nullum habens locum, in. quo recipia-</text:span></text:p>
      <text:p text:style-name="Standard"><text:span text:style-name="T16">4oi</text:span></text:p>
      <text:p text:style-name="P18"><text:span text:style-name="T1">tur, stabile maneat. At vero rurfus, si animal ipsum<text:line-break/>omnes thoracis ac abdominis musculos intenderit, aper-<text:line-break/>tum vero tonuerit larynga, perspicuum est eo cusu effla-<text:line-break/>tiones secuturas,- quainm occasione excretio per anum<text:line-break/>minus belle habebit. Ut igitur niinime tunc respiraret ani-<text:line-break/>mans, musculos non paucos laryngi circumposuit, quorum<text:line-break/>alii quidem claudere ipsum, alii vero aperire nati sinti<text:line-break/>Sed de his quidem, cum de colli partibus agemus, dis-<text:line-break/>seremus, quales sint, tum quo pacto eorum, quae dixi-<text:line-break/>mus, utrumque praestent; ad eundem modum et </text:span><text:span text:style-name="T16">de </text:span><text:span text:style-name="T1">mu-<text:line-break/>scistis intercoitalibus, dum de thorace disputabimus., ver-<text:line-break/>ba faciemus. Quod ad praesciis institutum attinet, id su-<text:line-break/>lunr intelligere sufficiat, nihil usquam a natura ullo pa-<text:line-break/>cto per incuriam suisse praeteritum; quae quum omnia<text:line-break/>praesentiret ac provideret, quae consecutura sunt, neces-<text:line-break/>sario esse, quae causa alicnins extiterunt, omnibus instan-<text:line-break/>.rationes parare' occupavit; cujus apparatus abundantia ad-<text:line-break/>mirabilem sapientiam testatur. Quemadmodum enim fe-</text:span></text:p>
      <text:p text:style-name="P30"><text:span text:style-name="T1">ptum transversum ob aliud qnidpiarn institutum suo situ<text:line-break/>obliquo conferre excrementis excernendis instituit, simili<text:line-break/>ratione., quum aliarum gratia actionum ac magnarum la-<text:line-break/>ryngis ac thoracis musculos .effecisset, usum tamen eorum<text:line-break/>in id etiam transiluit. At vero et ipsos abdominis mu-<text:line-break/>sculos simul quidem, ut propugnaculum aliquod essent<text:line-break/>et munimentum partium subjectarum, simul autem ex-<text:line-break/>cretionis instrumenta quum construxisset, abutitur et iis<text:line-break/>ad magnae efflationis ac vocis generationem; tum autem<text:line-break/>et ad partum edendum, et quam Praxagoras vocare con-<text:line-break/>fuerit spiritus cohibitionem. Verum quo haec modo eve-<text:line-break/>niant singula, convenienti tempore docebimus.</text:span></text:p>
      <text:h text:style-name="Heading_20_2" text:outline-level="2">Cap. XVI.</text:h>
      <text:p text:style-name="P8"><text:span text:style-name="T1">Excretlo vero excrementorum (in prae-<text:line-break/>fenti enim de hac disterere proposuimus) prima quidem<text:line-break/>eorum, quae cibi sunt, quonam pacto fiat, sane jam enar--<text:line-break/>rata est; altera vero eorum, quae potus, quod lotium no-<text:line-break/>minant, deinceps explicanda suerit. Demonstratum nam-</text:span></text:p>
      <text:p text:style-name="P30"><text:span text:style-name="T1">que in aliis est, musculum ani transversum haudquaquam.<text:line-break/>similem undequaque habere rationem cum eo, qui sedem<text:line-break/>in collo vesicae habet; siquidem ille solum claudendi me-<text:line-break/>atus gratia extitit, hic autem priori quidem ratione, ut<text:line-break/>contractus undique depellat., quicquid in ipso continetur,<text:line-break/>posteriori autem, ut ipsum claudat Jam vero exponam<text:line-break/>breviter, ejusmodi constructionem caeteris fuisse antepo-'<text:line-break/>nendam. Siquidem vesicae ipsi, praeterquam quod mea-<text:line-break/>tum habet angustum, omnis etiam fibrarum species inest,<text:line-break/>quomodo et ventriculo ac matrici: quemadmodum igi-<text:line-break/>tur orificia horum clauduntur, quando circum ea, quae<text:line-break/>in fe ipsis continent, contrahuntur, pari modo et vesi-<text:line-break/>cae. Secus vero in intestinis habet, quae quum fibras<text:line-break/>quidem haberent transversas, - meatum autem admodum<text:line-break/>amplum, consentaneum sane fuit, indigere thaec musculo,<text:line-break/>qui illa claudat; at vesica in hoc nullo admodum magno<text:line-break/>eget subsidio, quum claudi etiam sine rnulculo queat. Ne<text:line-break/>vero id omne, quod ex ipsa comprimente iu meatum uri-</text:span></text:p>
      <text:p text:style-name="P30"><text:span text:style-name="T1">narium obliquum admodum inciderit, diutius ibi insideat,<text:line-break/>musculum hunc,, qui ex fibris transversis cousiatus est,'<text:line-break/>extrinsecus ipsi circumjecit, . qui protinus et oris ipsius<text:line-break/>vesicae occlusioni <text:s/>subsidio futurus esseti Atque haec<text:line-break/>omnia plena sunt excellentis naturae artificii. Nam ue<text:line-break/>quid deiruo a vesica sursum ad renes remeet, facit'ipso-<text:line-break/>rum ureterum obliqua lu vesicam lusertio; ne vero con-<text:line-break/>tinua fiat excretio, praestat fibrarum ipsius vesicae varie-<text:line-break/>tas et maxime obliquarum. Quum enim omnes intendit,<text:line-break/>undique ea, quae continet, complectitur, donec supra mo-<text:line-break/>dum referta pondere gravetur, opitulante tunc antedicto<text:line-break/>musculo ac suppetias ferente. Quum vero exeretioni ac-<text:line-break/>cingitur, caeteras quidem fibras laxat, solas autem inten-<text:line-break/>dit transversas; quo tempore musculi quoque non medio-<text:line-break/>cre ipsi ferunt auxilium, is quidem, qui ad meatum est<text:line-break/>urinarium, suum ipsius principium, quo vesicae adnecti-<text:line-break/>tur, laxans, tensi vero, omnes vehementer abdominis mu-</text:span></text:p>
      <text:p text:style-name="P30"><text:span text:style-name="T1">sculi, ut intro propellant vesicam ac comprimant; con-<text:line-break/>tractus postremo</text:span><text:span text:style-name="T10">-</text:span><text:span text:style-name="T1">Undique', qui circum collum est, etipre-<text:line-break/>mens ac foras protrudens id lotii, quod, in meatum sub-<text:line-break/>ierit Neque enim repente, .quomodo nunc, neque ab-<text:line-break/>solute -meatum urinarium tuta rrina pervaderet; pulsa </text:span><text:span text:style-name="T16">a<text:line-break/></text:span><text:span text:style-name="T1">compressione tum vesicae, tum musculorum abdominis su-<text:line-break/>periorum, nisi musculum hunc quoque extrinsecus natura<text:line-break/>toti meatui, qui obliquus admodum est, circumdedisset.<text:line-break/>Porro quae ipsam mictionem excipit ejus, quod reliquum<text:line-break/>est, guttatim expressio, ac potissimum quando urina rnor-<text:line-break/>dax admodum fucrit; a nullo superiorum instrumentorum,<text:line-break/>sed ab hoc Iblo perficitur musculo. Ex quo inteliigi de-<text:line-break/>bet, hunc' primum ejus esse <text:s/>usum, ut nihil in meatu uri-<text:line-break/>narlo relinquatur; secundum autem ; ut ori vesicae claur<text:line-break/>den do opituletur; tertium, ut excernendorum celeritatem<text:line-break/>acceleret. </text:span><text:span text:style-name="T21"><text:s/></text:span><text:span text:style-name="T1">Ut enim pleraque alia ea, quae alicujus causia<text:line-break/>extiterunt, necessario sirnt confecuia, ita et colli -ipsius<text:line-break/>vesicae</text:span><text:span text:style-name="T21">. </text:span><text:span text:style-name="T1">et. totius mcatus obliquitas. Subest -enim ipsius</text:span></text:p>
      <text:p text:style-name="Standard"><text:span text:style-name="T37">I</text:span></text:p>
      <text:p text:style-name="P30"><text:span text:style-name="T1">pubis ossibus, suhjacetque </text:span><text:span text:style-name="T16">ei </text:span><text:span text:style-name="T1">inferne rectum intestinum,<text:line-break/>et id os quod sacrum nominatur, atque in foeminis col-<text:line-break/>lum etiam uteri, quo loco omni secundum animalis lon-<text:line-break/>gitudinem fertur deorsiun, quousque extra ossa emrcue-<text:line-break/>rit; inde autem fecundum perinaeum fertur sursum usque<text:line-break/>ad ipsum virgae virilis exortum; post hluc rursus deor-<text:line-break/>sium per ipsam virgam. Ex quo rntelligr potest, ipsum ad-<text:line-break/>modum esse obliquum, instar S Romanae litterae potis-<text:line-break/>simum. Hunc igitur tantum meatus gyrum ocyus per-<text:line-break/>nreare urina omnino non poterat, a sola superna com-<text:line-break/>pressione impulsa, nisi, praesidium quoddam ei fuisset hic<text:line-break/>quoque comparatum. Porro in mulieribus unicam habet<text:line-break/>meatus hic in collo vesicae flexionem; at viris, ut qui-<text:line-break/>bus pudendum extrorfum ad collum vesicae promineat,<text:line-break/>fecunda velut redundans accessit. Quo perspicuum fit, ma-.<text:line-break/>ribus quidem necessario contigisse, ut magis, foeminis<text:line-break/>vero, ut minus flexuosum haberent meatum urinarium.</text:span></text:p>
      <text:p text:style-name="Standard"><text:span text:style-name="T31">t</text:span></text:p>
      <text:p text:style-name="P30"><text:span text:style-name="T16">Ne quid igitur - in ipso fubsisteret, musculus iste multis<text:line-break/>transversis praeditus fibris ei ciccumfusus est, qui simul<text:line-break/>urinam a vesica ad pudendum usque deducat.</text:span></text:p>
      <text:h text:style-name="P2" text:outline-level="1"><text:bookmark-start text:name="bookmark4"/>GALENI DE USU PARTIUM CORPO-<text:line-break/>RIS HUMANI<text:line-break/>LIBER VI.<text:bookmark-end text:name="bookmark4"/></text:h>
      <text:h text:style-name="Heading_20_2" text:outline-level="2">Cap I.</text:h>
      <text:p text:style-name="P8"><text:span text:style-name="T1">Eorum instrumentorum, quae natura cibi<text:line-break/>eecouomlae seu procurationi praefecit, constructionem<text:line-break/>duobns libris hunc antecedentibus exponentes, venum ca-<text:line-break/>vare est diaphragma quidem oratione perduximus; quod<text:line-break/></text:span><text:span text:style-name="T16">vero </text:span><text:span text:style-name="T1">huic est proximum, satius esse _arbitrantes, si id,una<text:line-break/>eum, partibus in thorace contentis conscriberetur, in hunc-<text:line-break/>librum distulimus. Atque etiam, et de stomacho ventri-»<text:line-break/>«usi, quem oesophagum nomluant, caciera quidem supeq</text:span></text:p>
      <text:p text:style-name="P30"><text:span text:style-name="T1">..riore sermone sumus persecuti;. cujusmodi vero ipsius pec<text:line-break/>thoracem iter sit, et quod ne hic quidem a natura quic-<text:line-break/>quam est praetermissum (ut quae non solum supervaca-<text:line-break/>neum nihil in ipso, aut mancum, aut otiosum effecerit,<text:line-break/>ted ne locum quidem meliori fabricationi excogitandae<text:line-break/></text:span><text:span text:style-name="T3">ielique.it) </text:span><text:span text:style-name="T1">visum est nobis haec quoque 'praesenti enarra-<text:line-break/>tioni esse rescrvanoa,. quod </text:span><text:span text:style-name="T21">.fieri </text:span><text:span text:style-name="T1">nequit, </text:span><text:span text:style-name="T21">ut </text:span><text:span text:style-name="T1">eorum expo-<text:line-break/>sitio percipi ab iis possit, quibus partes omnes thoracis<text:line-break/>ignotae fuerint; quae' etiam causa nunc est, cur princi-<text:line-break/>pio de ipsis disserendum non censeam,- sed de constru-<text:line-break/>ctione ipsius tantum praemittendum, quantum ignotum<text:line-break/>quidem obscuriorem, ut vero ad notionem venerit,.dilu-<text:line-break/>cidam magis ac expeditiorem efficiet </text:span><text:span text:style-name="T21">doctrinam.' </text:span></text:p>
      <text:h text:style-name="Heading_20_2" text:outline-level="2">Cap. ll.</text:h>
      <text:p text:style-name="P8"><text:span text:style-name="T1">Quod igitur a costisutrluquedrcumscri-<text:line-break/>hitur, <text:s/>pertingitque </text:span><text:span text:style-name="T21">'</text:span><text:span text:style-name="T1">anteriore quidem </text:span><text:span text:style-name="T21">parte </text:span><text:span text:style-name="T16">ad </text:span><text:span text:style-name="T1">sternum<text:line-break/>ac septum transversum, declinat </text:span><text:span text:style-name="T21">vero', posteriore </text:span><text:span text:style-name="T1">adspi-<text:line-break/>'nam ac reflectitur, hoc-totum spatium, medici, ccmsueve-<text:line-break/>iunt </text:span><text:span text:style-name="T21">appellare </text:span><text:span text:style-name="T1">thoracem </text:span><text:span text:style-name="T31">- </text:span><text:span text:style-name="T1">Cujus </text:span><text:span text:style-name="T21">interni sinus </text:span><text:span text:style-name="T1">quanta sit<text:line-break/>magnitudo, lutelligi plane potest: </text:span><text:span text:style-name="T21">ex, </text:span><text:span text:style-name="T1">eo </text:span><text:span text:style-name="T21">ambitu, </text:span><text:span text:style-name="T1">qui ex-</text:span></text:p>
      <text:p text:style-name="P30"><text:span text:style-name="T1">trinsecus conspicitur</text:span><text:span text:style-name="T16">; </text:span><text:span text:style-name="T1">paulo minus - enim interna ampli-<text:line-break/>tudo ei, quae </text:span><text:span text:style-name="T16">soris </text:span><text:span text:style-name="T1">apparet,' thoracis magnitudini est -ae-<text:line-break/>quabilis, ipso videlicet costarum corpore, quod tenue<text:line-break/>omnino est, </text:span><text:span text:style-name="T16">de </text:span><text:span text:style-name="T1">ipsa amplitudine exiguum quiddam ab-<text:line-break/>scindente. <text:s/>Hoc autem sinu piscibus quidem cor, solum<text:line-break/>continetur;' ob- eamque causam genus ipsorum universum<text:line-break/>sine'voce est, quod uno lustramentorum, quae ad vocis<text:line-break/>generationem funt necessaria, pulmone videlicet careat:<text:line-break/>uom iomnibus, quae ex aere inspirant, anluiantibus,. ac<text:line-break/>rursus in ipsum expirant, pulmo per os implevit thora-<text:line-break/>cis capacitatem, .ut qui vocis simul ac respirationis in-<text:line-break/>strumentum extitit. Ipsi <text:s/>autem motus luitium a thorace<text:line-break/>est, quemadmodum in iis rationibus est demonstratum,<text:line-break/>quas de respiratione prodidimus: atque etiam, quantum<text:line-break/>ad vocis generationem conserat, id quoque in iis,, quae<text:line-break/>de voce conscripsimus, ostendimus. Nunc autem non<text:line-break/>actiones demonstrare, sed insisumcntorum constructionem<text:line-break/>explicare mihi est propositum.' Ne'igitur existimes, opor-<text:line-break/>tere nos, cujus rei gratia respiramus, nunc demonstrare;</text:span></text:p>
      <text:p text:style-name="P30"><text:span text:style-name="T1">quin ‘potius hujus. quoque rei fummam a nobis alibi dea<text:line-break/>,monstratam pro hypothesi hos .loco-sumentes, partium,<text:line-break/>quae ad cor ; pulmonem et totum denique thoracem per-,<text:line-break/>linent, usum percurremus uda cum situs explicatione ,&lt; ut<text:line-break/>dictum est,' tum ventriculi stomachi, tum </text:span><text:span text:style-name="T16">venae </text:span><text:span text:style-name="T1">cavae,<text:line-break/>ducto hinc alicunde principio. Usum respirationis , in<text:line-break/>animalibus <text:s/>cordis causa inesse docuimus</text:span><text:span text:style-name="T16">, </text:span><text:span text:style-name="T1">simul quod et<text:line-break/>ipsum aeris substantiam requirit, simul etiam potissimum,<text:line-break/>quod fervido calore effervescens refrigerari desiderat, ale-<text:line-break/>frigerat ipsum inspiratio quidem frigidam qualitatem ei<text:line-break/>affundens, expiratio vero, quod, lu ipso fervet et. quasi<text:line-break/>combustum ac fuligluosum est , ex ipso. profundens. E.x<text:line-break/>quo efficitur, ut et duplicem habeat motum contrariis<text:line-break/>partibus constantem; <text:s/>nam attrahit </text:span><text:span text:style-name="T21"><text:s/></text:span><text:span text:style-name="T1">quidem, dum dilata-<text:line-break/></text:span><text:span text:style-name="T21">tur, </text:span><text:span text:style-name="T1">inanitur vero, dum contrahitur. Animadverte au-<text:line-break/>tem mecunr primum </text:span><text:span text:style-name="T21"><text:s/></text:span><text:span text:style-name="T1">hic .naturae providentiam. </text:span><text:span text:style-name="T37">-. </text:span><text:span text:style-name="T1">Nam<text:line-break/>quum in nobis vocein incsse satius esset,-fieri autem om-<text:line-break/></text:span><text:span text:style-name="T21">nino- </text:span><text:span text:style-name="T1">ipfa sine aere.non posset, quicquid otiosum alioqui</text:span></text:p>
      <text:p text:style-name="P30"><text:span text:style-name="T1">atque inutile erat expirandum, id in vocis materiam con-<text:line-break/>vertit. . Quibus vero instrumentis perficiatur, quaeque<text:line-break/>motus ipsorum fit ratio, in iis commentariis, quos de<text:line-break/>voce edidimus, accurate et diligenter conscripfimus: hoc<text:line-break/>autem, volumine, quantum praesens disputatio postulabit,<text:line-break/>progressu orationis attingemus. In praesentia vero hoc<text:line-break/>primum-naturae videtur esse laudandum, quod cor ipsum<text:line-break/>aerem externum trahere, institint non. protinus per fau-<text:line-break/>ces, fed utrorumque medium pulmonem., quasi spiritus<text:line-break/>promptuarium quoddam, statuit, qui. ambabus simul actio-<text:line-break/>nibus scrvire posset.. Nam si cor,. dum dilatatur,, ex fau</text:span><text:span text:style-name="T2">-</text:span><text:span text:style-name="T4">ι</text:span><text:span text:style-name="T2">-<text:line-break/></text:span><text:span text:style-name="T1">cibus traheret, rursusque in illas, dum contrahitur, aerem,<text:line-break/>emitteret, eundem esse rhythmum respirationis cum pul-<text:line-break/>su cordis esset necesse</text:span><text:span text:style-name="T16">; </text:span><text:span text:style-name="T1">et lu hoc multis maguisque, non<text:line-break/>ad. bene vrvendnm folurnmodo, fed ad ipfam etiam ni-,<text:line-break/>tam pertinentibus, laederetur anliral. . Nam quod non-<text:line-break/>possemus diu verba continuare, si haec ita fe haberent,,<text:line-break/>non parvum bene, nivendi, esset.luconjmodum: .simili ra</text:span><text:span text:style-name="T13">T</text:span><text:span text:style-name="T1">.</text:span></text:p>
      <text:p text:style-name="P30"><text:span text:style-name="T1">tione' et quod metu suffocationis mergi in aquam non<text:line-break/>possemus. Quod autem 'sine inspiratione nunquam posse-<text:line-break/>mus sunrum, vel pulverem, vel pravam aliquam aeris<text:line-break/>ac venenosam qualitatem percurrere, putredinibus quibus-<text:line-break/>dam animalium aliisve caulis lufecti, vitae ipsi id prom-<text:line-break/>ptissime officeret, ipsumque animal funditus labefactaret.<text:line-break/>Quoniam vero non ex faucibus, neque protinus extrin-<text:line-break/>secus, sed ex pulmone cor spiritum ducit, eumque rur-<text:line-break/>fus in pulmonem reddit, licitum fuit nobis alias voce uti,<text:line-break/>et quidem diutissime,' alias etiam nihil omnluo inspirare,<text:line-break/>corde nihil impeditu neque offenso. N</text:span><text:span text:style-name="T13">z</text:span><text:span text:style-name="T1">am si cor siatim<text:line-break/>per fauces spiritum extrinsecus hauriret, et rursus toras<text:line-break/>profunderet,, duorum sane alterum nobis neceliario' acci-<text:line-break/>deret, vel aerem pravum intempestive inspiraremus, vel<text:line-break/>omnino nihil inspirantes protinus suffocaremur.. Quocir-<text:line-break/>ca natura cor ipsum non tantummodo respirandi instru-<text:line-break/>mentum fecit, fed ipsi extrinsecus pulmonem ac thora-</text:span></text:p>
      <text:p text:style-name="P30"><text:span text:style-name="T1">cenr circumdedit, qui spiritum illi simul appararent, et<text:line-break/>vocem animanti efficerent. Jam autem ex supera cimdan-<text:line-break/>ti illum quidem veluti saltatorium molle (uti Plato di-<text:line-break/>cebat) cordi futurum, hunc autem velut septum aliquod<text:line-break/>praevalidum tutelae causa circumdedit non cordi modo,<text:line-break/>sed etiam pulmonibus. Nam ipsum in medio omnino<text:line-break/>thoracis spatio collocavit, loco tum ad firmitatem aptis-<text:line-break/>simo, tum autem ad aequabilem ex toto pulmone refri-<text:line-break/>gerationem opportunissimo. Arbitrantur autem multi, non<text:line-break/>in medio ad amussim, scd magis ad laevam quodam pa-<text:line-break/>cto cor esse locatum, decepti eo, qui ad sinistram mam-<text:line-break/>mam sentitur, sinistri ventri cusi pulsu, qui illic situs est,<text:line-break/>omniumque arteriarum est origo. Verum ad hujus dex-<text:line-break/>tram alter ventriculus existit, ad venam cavam et he-<text:line-break/>par conversus: qui argumentum esse debet, non in sini-<text:line-break/>suis utique cor omnluo positum esse, scd medium plane<text:line-break/>non solum hujus modo dimensionis, quae ex latitudine<text:line-break/>spectatur, scd aliarum etiam duarum, quae ad profundi-</text:span></text:p>
      <text:p text:style-name="P30"><text:span text:style-name="T1">tatem thoracis ac longitudinem pertinent. </text:span><text:span text:style-name="T16">Quantus. </text:span><text:span text:style-name="T1">enim<text:line-break/>est parte posteriore vertebrarum a corde recessus, tantus<text:line-break/>anteriore est pectoris: atque etiam quantum claves 'fur-<text:line-break/>sum, tantum ab eodem deorsum septum transversum di-<text:line-break/>greditur. Ex quo intelligi potest, ipsum, </text:span><text:span text:style-name="T16">quum </text:span><text:span text:style-name="T1">in medio<text:line-break/>omnium dimensionum sit positum, aequabiliter ex omni-,<text:line-break/>bus pulmonis partibus spiritum ducere</text:span><text:span text:style-name="T16">; </text:span><text:span text:style-name="T1">et quum ab omni-<text:line-break/>bus, quae sini’ extrinsecus per thoracem occursura sunt,<text:line-break/>fit remotissimum, sedem habere tutissimam.</text:span></text:p>
      <text:h text:style-name="Heading_20_2" text:outline-level="2"><text:span text:style-name="T8">Cap. III.</text:span></text:h>
      <text:p text:style-name="P8"><text:span text:style-name="T1">Medius autem thorax totus valentibus<text:line-break/>‘ membranis secundum ipsius longitudinem superne deor-<text:line-break/>suin tendentibus dirimitur</text:span><text:span text:style-name="T10">1</text:span><text:span text:style-name="T1"> </text:span><text:span text:style-name="T16">ac </text:span><text:span text:style-name="T1">interscpitur. Valide autem<text:line-break/>infiguntur parte quidem posteriore spinae vertebris, an-<text:line-break/>teriore vero ossi medio pectoris; cujus ora quidem lu-<text:line-break/>scrior'est cartilago enfiforinrs nominata,, quae est prope<text:line-break/>os ventriculi, superna vero clavium compago. Porro<text:line-break/>membranarum usus primus quidem et maximus est, ut<text:line-break/>ventres duos thoracis efficiant.; ut, si sorte,, magno vulnere</text:span></text:p>
      <text:p text:style-name="P30"><text:span text:style-name="T1">in alterutram ejus partum accepto, (ut in libris, de motu<text:line-break/>thoracis ac pulmonis ostendimus,) respirationis munus<text:line-break/>ejus partis perierit, reliquus venter incolumis dimidium<text:line-break/>faltem actionis, retineat. Quocirca a magnis vulneribus<text:line-break/>intro in alterut; am. thoracis partem penetrantibus repeti-<text:line-break/>te animans parte dimidia tum vocis tum respirationis<text:line-break/>privatur: voce aulem atque respiratione plane destitui-<text:line-break/>tur, si venter uterque fuerit confossus. Quum hanc igi-<text:line-break/>tur magnam adeo afferunt animantibus utilitatem rnem-<text:line-break/>branae thoracem luterfepientes, ejusque rei potissimum<text:line-break/>gratia extiterint,.:quae tamen naturae est folertia, ut eo,<text:line-break/>quod propter aliud, quiddam institutum suerit, ad aliud<text:line-break/>etiam abutatur, usum ex </text:span><text:span text:style-name="T16">ipsis</text:span><text:span text:style-name="T1">, ceu operimentis simul ac<text:line-break/>ligamentis, omnibus, quae thorace continentur, instrumen-<text:line-break/>tis' adhibuit;., nam arteriae, quae in eo funt, et venae,<text:line-break/>.et nervi, et oesophagus, postremo autem et totus ipsis<text:line-break/>pulmo colligantur tuti thoraci, teguvturque omnia lusce<text:line-break/>membranis undique obducta. <text:s/>Ligamentorum igitur usum</text:span></text:p>
      <text:p text:style-name="P55"><text:span text:style-name="T21">untedictis </text:span><text:span text:style-name="T1">.omnibus' praestant, aequabilem, nam sudis fir-<text:line-break/></text:span><text:span text:style-name="T21">mitudo </text:span><text:span text:style-name="T1">omnibus </text:span><text:span text:style-name="T21">' pariter </text:span><text:span text:style-name="T1">instrumentis, cousert; tunicarum<text:line-break/></text:span><text:span text:style-name="T21">vere.t </text:span><text:span text:style-name="T1">et tegmentorum.. dissimilem ac multum discrepan-<text:line-break/>tem. Sunt anim ipsorum nonnulla-, .quae.nullum pror-<text:line-break/></text:span><text:span text:style-name="T21">sits operimentum </text:span><text:span text:style-name="T1">postulent, quae matura scilicet sunt crns-<text:line-break/></text:span><text:span text:style-name="T21">sa </text:span><text:span text:style-name="T1">ac valida, quales </text:span><text:span text:style-name="T21">sunt </text:span><text:span text:style-name="T1">arteriae et cor et stomachus; </text:span><text:span text:style-name="T21">.<text:line-break/>alia </text:span><text:span text:style-name="T1">vero requirunt quidem; sed mediocria, ut. pulmo. . </text:span><text:span text:style-name="T21">At<text:line-break/>vero </text:span><text:span text:style-name="T1">venae, </text:span><text:span text:style-name="T21">quae </text:span><text:span text:style-name="T1">thorace toto continentur, utilitatem<text:line-break/></text:span><text:span text:style-name="T21">capiunt non minimam ex </text:span><text:span text:style-name="T1">membranarum propagatione </text:span><text:span text:style-name="T21">at?<text:line-break/>que </text:span><text:span text:style-name="T1">obductione, eartunqne.potissimum cava; </text:span><text:span text:style-name="T16">de </text:span><text:span text:style-name="T1">qua </text:span><text:span text:style-name="T21">quum<text:line-break/></text:span><text:span text:style-name="T1">disserere mox initio <text:s/>proposuissemus ,. tantum de thoracis<text:line-break/>partibus exponere..fuit, necesse, ut exploratum habere-<text:line-break/>mus, quo loco cor situm esset; tum autem,,quae thoracem<text:line-break/></text:span><text:span text:style-name="T21">intersepinnt, </text:span><text:span text:style-name="T1">membranae, quo 'pacto a medio </text:span><text:span text:style-name="T21">pectore ad<text:line-break/></text:span><text:span text:style-name="T1">spinam pertineant, lu duas partes, .totum- thoracem disc<text:line-break/>fecantes.a .. </text:span><text:span text:style-name="T21">..<text:tab/></text:span><text:span text:style-name="T37">cr-..?, </text:span><text:span text:style-name="T21">-t<text:tab/></text:span><text:span text:style-name="T37">_</text:span></text:p>
      <text:h text:style-name="Heading_20_2" text:outline-level="2"><text:span text:style-name="T30">Cap. </text:span><text:span text:style-name="T8">IV.</text:span></text:h>
      <text:p text:style-name="Standard"><text:span text:style-name="T21">Jam vero venam </text:span><text:span text:style-name="T1">illam </text:span><text:span text:style-name="T21">cavam',' </text:span><text:span text:style-name="T1">quae </text:span><text:span text:style-name="T21">(ut<text:line-break/></text:span><text:span text:style-name="T1">antea docuimus) usum summum atiimais exhibet, necesse</text:span></text:p>
      <text:p text:style-name="P30"><text:span text:style-name="T37">t</text:span></text:p>
      <text:p text:style-name="Standard"><text:span text:style-name="T1">quidem fuit per medias phrenas</text:span><text:span text:style-name="T21">. </text:span><text:span text:style-name="T1">sursum </text:span><text:span text:style-name="T16">ad cor </text:span><text:span text:style-name="T1">perlabi,<text:line-break/>atque inde rursus ad nuncupatum- jugulum' ascendere,<text:line-break/>quod postea etiam</text:span><text:span text:style-name="T21">. </text:span><text:span text:style-name="T1">docebimus. Quum autem cor ipsum,<text:line-break/>pulmo, phrenes et totus denique thorax motu </text:span><text:span text:style-name="T21">perpe-<text:line-break/></text:span><text:span text:style-name="T1">tuo agantur, per spatiosam ejus laxitatem non erat tusus'<text:line-break/>transitus, nisi praesidia quaedam externa natura machina-<text:line-break/>ta suisset, ob quae vena, quanquam exagitetur assidue<text:line-break/>ac velut sublimis pendeat, his tamen obsistit, </text:span><text:span text:style-name="T21">et st vlo-<text:line-break/></text:span><text:span text:style-name="T1">lenter ipsum- animal prolabi aliquo tempore in -spinam<text:line-break/>vel pectus contigerit,-vel </text:span><text:span text:style-name="T16">ab </text:span><text:span text:style-name="T1">aliquo externo ipsam, affici,<text:line-break/>salva evadit atque incolumis, nihila (quod simplici tu-<text:line-break/>nica et ea tenui constat) minus tuta, quam arteria, quae<text:line-break/>multis partibus habet 'erassioreni. </text:span><text:span text:style-name="T21"><text:s/></text:span><text:span text:style-name="T1">Quae igitur machinae<text:line-break/>dyspathiae ipsi venae a natura excogitatae sint, jam di-<text:line-break/>cendum; Communes quidem ipsius - non solum partium<text:line-break/></text:span><text:span text:style-name="T21">omnium, </text:span><text:span text:style-name="T1">sed etiam propaginum, sunt praedictae tunicae,<text:line-break/></text:span><text:span text:style-name="T21">simul-</text:span><text:span text:style-name="T1">quidem cum ipsis</text:span><text:span text:style-name="T21">.</text:span><text:span text:style-name="T1">omnibus emergentes, ut ea assi-<text:line-break/></text:span><text:span text:style-name="T21">due </text:span><text:span text:style-name="T1">colligent adiacentibus particulis et tutam tunicae </text:span></text:p>
      <text:p text:style-name="P18"><text:span text:style-name="T1">molem efficiant robustiorem, ipsam autem venam cavam<text:line-break/>a phrenibus fursum ad jugulum usque perferentes. Prae-<text:line-break/>sidium aulem ejus venae partibus singillatim paratum tri-<text:line-break/>plex est, quum in medio quidem thoracis cor quasi ma-<text:line-break/>iiurn quandam ipsi porrigat nervosam ac fortem apo-<text:line-break/>physin seu productionem, parte vero inferiore quintum<text:line-break/>pulmonis lobum substratum ipsa habeat; suprema voro<text:line-break/>maximum et mollissimum adena, quem thyinon nomi-<text:line-break/>nanti Porro cordis quidem productio non ejus tantum-.<text:line-break/>modo rei causa, sed cujus-tam alterius, quae magnam ipsi<text:line-break/>. cordi asserat utilitatem, parata est; quod ego' procedente<text:line-break/>oratione</text:span><text:span text:style-name="T37">, </text:span><text:span text:style-name="T1">explicabo. At vero quintum lobum, quomodo<text:line-break/>certe et thymum, propter magnam duntaxat venam na-<text:line-break/>tura effecit. Quo magis, admiraturum te puto, non si<text:line-break/>omnia orationi dederis, fed si dissecto quovis animante<text:line-break/>tuis ipsius oculis ipsum miraculum aspexeris; videbis enim<text:line-break/>lobum ipsum non modo venae subjici, fed sensim etiam<text:line-break/>excavari , alt venae iter sit securum, , .At vero neque</text:span></text:p>
      <text:p text:style-name="P30"><text:span text:style-name="T1">crebris neque magnis lobus hic vasis interitur, scd ma-<text:line-break/>xima ejus substantiae pars pulmonis ipsius est caro, quam'<text:line-break/>nonnulli parenchyma appellant. Ex quo perspicue in-<text:line-break/>telligi debet,..naturam hunc lobum fecisse, non ut respi-<text:line-break/>randi instrumentum, sed ut venae cavae molle quoddam<text:line-break/>esset substej niculum. <text:s/>Convenit enim, opinor, respirandi<text:line-break/>quidem instrumento, ut multa habeat ac magna spiritus<text:line-break/>receptacula, aliud- vero incubans instrumentum citra do-<text:line-break/>lorem tutoque-vecturo,- ut dilatatione et contractione<text:line-break/>atque omnino motu vehementiore vacet, siquidem instru-<text:line-break/>rnentorum respirationis usus per motum, efubsteraiculo-<text:line-break/>rum .autem per quietem rite percipitur. Atque etiam,<text:line-break/>et quod in laeva quidem thoracis duos, lu dextra, vero<text:line-break/>tres lobos effecerit,'natura aperte satis hujus lobi utili-<text:line-break/>tatem testatur. Nam quum vena cava ex dextris anima-<text:line-break/>lis, partibus, qua partu est jecur, profecta sursum ad<text:line-break/>dextrum cordis ventriculum feratur, ob eamque causam<text:line-break/>lu dextris situm habeat, necessarium fuit enm lobum,</text:span></text:p>
      <text:p text:style-name="P18"><text:span text:style-name="T1">qui hujus </text:span><text:span text:style-name="T16">causa effectus </text:span><text:span text:style-name="T1">fuerat, in dextris thoracis par-<text:line-break/>tibus constitui. Tihique </text:span><text:span text:style-name="T16">hoc </text:span><text:span text:style-name="T1">-justae naturae - opus (quod,<text:line-break/>quibusdam forte solo: </text:span><text:span text:style-name="T16">sensu, </text:span><text:span text:style-name="T1">nulla mente neque ratione;<text:line-break/>- uontemplantibus injustum videbitur, quum sit. re vera, si<text:line-break/>aliud quidquam, justissimum) 'tibi, inquam, divinam hajic<text:line-break/>operis naturae fabricam ferre, laudibus, ac. venerari con-;<text:line-break/>venit; ut quae, - non quod lu phantasiam speciemve, sed<text:line-break/>quod viribus ac potestate, est aequabile, delegerit; quod<text:line-break/>verae ac divinae justitiae est proprium. Ubi enim duo-<text:line-break/>rurn instrumentorum aequabitis momenti est actionis usus,<text:line-break/>verbi gratia oculorum, aurium; manuum <text:s/>ac pedum, ibi<text:line-break/>paria plane dextra fecit sinistris». Ubi autem alterum al-<text:line-break/>teri quippiam excellit .propter eximium. aliquem usum;<text:line-break/>ibi et partem aliquam praeter caeteras effecit: quemad-<text:line-break/>Biodum libro superiore -in cibi instrumentis demonstrari-<text:line-break/>nms, et nunc nihil obscurius </text:span><text:span text:style-name="T16">id </text:span><text:span text:style-name="T1">in quinto pulmonis'lobo<text:line-break/>perspicitur; quem.quum venae cavae causa,natura- esse-<text:line-break/>risset,</text:span><text:span text:style-name="T21">. </text:span><text:span text:style-name="T1">ipsius magnitudinem, counexionern, situm, figu-<text:line-break/>ram caeteraque omnia ad. usum </text:span><text:span text:style-name="T21">. </text:span><text:span text:style-name="T1">spectans accommoda </text:span><text:span text:style-name="T21">it.</text:span></text:p>
      <text:p text:style-name="P30"><text:span text:style-name="T1">Neque ullum animal repertas, ,lu quo uon numeras lo-<text:line-break/>borum partis dextrae eos, qui sunt in laeva, unitate<text:line-break/>exuperet: quanquam non omnia certe animalia,-quomodo<text:line-break/>homo, binos utraque'parte habent lobos, sed quibusdam<text:line-break/>plures insunt,' omnibus tamen unus quidam praecipuus<text:line-break/>venae cavae est subjectus. Caeterum de numero loborum<text:line-break/>aliorum cujusque animantiuiu definire' non est proposi-<text:line-break/>tum : neque enim 'alterius cujusquam instrumenti ipsorum<text:line-break/>eonstiuctionem attigimus, nisi forte in homine explican-<text:line-break/>do eo inviti fuimus traducti. Quod si morte intercepti<text:line-break/>nbiierimus, illorum etiam constructionem membratim,<text:line-break/>quomodo-nunc hominum,, dissecantes aliquo tempore} ex-<text:line-break/>plicabimus. Nune autem satis habuerimus, si praesentem<text:line-break/>narrationem terminare possimus, cujus quod manet, am-<text:line-break/>plius est eo, quod jam ablorvimus. Quocirca, haec quum<text:line-break/>a nobis explicata satis sint, transeamus jani ad alia, quae-<text:line-break/>ramusque; quid sit, quod, dum thorax dilatatur, aliam<text:line-break/>quidem- ejus capacitatem superior- complet- lobus; quam </text:span><text:span text:style-name="T37">_</text:span></text:p>
      <text:p text:style-name="P30"><text:span text:style-name="T1">autem ipsius partem obliquam et angustam costae spuriae<text:line-break/>inferne nrcumscribunt ac terminant, eam alius praelo n-<text:line-break/>gus occupat. Atque </text:span><text:span text:style-name="T16">hac </text:span><text:span text:style-name="T1">quidem. ratione duo quidem<text:line-break/>utraque parte magni existunt lobi; quintus vero ilie par-<text:line-break/>vus in dextris venae' cavae gratia a transverso septu<text:line-break/>usque ad cordis aurem pertingit. Hinc vero altera qui-<text:line-break/>dem pars ipsius cavae in ipsum cor inseritur; altera vero<text:line-break/>cademque major recta sursum ad jugulum fertur, qua-<text:line-break/>damtenus a ' cordis apophysibus deducta, deinceps autem<text:line-break/>thymo, quem, vocant, invecta. Natura enim hunc glan-<text:line-break/>dulam maximam simul et mollissimam partibus superiori-<text:line-break/>bus medii stes ni appellati subjecit, simul' ne os ipsum<text:line-break/>venam eavam attingeret, simul etiam,, ut </text:span><text:span text:style-name="T16">estae </text:span><text:span text:style-name="T1">omnes<text:line-break/>ipsius propagines, quae hoc ipso lu loco sunt quam plu-<text:line-break/>rimae, qua primum emergunt, fultae stabilirentur; id<text:line-break/>enim naturae est perpetuum, ut, quoties vas sublime di-<text:line-break/>vidit, ibi mediam, glandulam divisionem ipsam oppletu-<text:line-break/>iam interponat. Sunt autem hoc in Ioco venarum ger-</text:span></text:p>
      <text:p text:style-name="P30"><text:span text:style-name="T1">mina maxinrarum .</text:span><text:span text:style-name="T10">a</text:span><text:span text:style-name="T1">si scapulas et munus pertinentium, et<text:line-break/>ante has adhuc aliarum, quarum pars quidem superiori-<text:line-break/>bus thoracis' partibus distribuitur, pars autem prorsum<text:line-break/>ac deorsum diffunditur; quarum portio maxima fecun-<text:line-break/>dum mammas perlatu ad hypogestrion usque extenditur.<text:line-break/>Onmibus his venarum distributionibus in primisque ipsi -<text:line-break/>cavae praedictam glandulam ad maximum emolumentum<text:line-break/>naturaifabricavit, quippe </text:span><text:span text:style-name="T16">quae </text:span><text:span text:style-name="T1">eam constituerit,utet<text:line-break/>simul esset interseptunr vicinorum ossium amiculis lana<text:line-break/>pilove coagmentatis simillimum, et firmitatem. prae-<text:line-break/>beset, et multam ipsis omnibus securitatem suppeditaret.<text:line-break/>Venatu cavam igitur hoc modo a septo transversu<text:line-break/>fursum ad collum usque omni adhibita securitate per-<text:line-break/>duxit.</text:span></text:p>
      <text:h text:style-name="Heading_20_2" text:outline-level="2">Cap. V.</text:h>
      <text:p text:style-name="P8"><text:span text:style-name="T1">Huic autem dissimili via atque opposita<text:line-break/>ductum superne deorsum oesophagum, quod per ipsum<text:line-break/>velut viam cibus ab </text:span><text:span text:style-name="T16">ore </text:span><text:span text:style-name="T1">ad ventriculum delebitur, qub</text:span></text:p>
      <text:p text:style-name="P18"><text:span text:style-name="T1">loco thoracis maxime, conveniebat, in eo. ipso natura<text:line-break/>constituit. Atque mihi jam attendas animum velim, pro-<text:line-break/>baturum enim me, profiteor, . non hujus modo stomachi<text:line-break/>tranfitunr per thoracem pulcherrime esse . communitum,<text:line-break/>sed etiam fine cujusquam spiritus instrumentorum ossen-<text:line-break/>sione. Nam pulmonem.ipsum, .et cor, et totum denique<text:line-break/>thoracem cum omnibus, quae ipso continentur, arteriis<text:line-break/>motum, dum dilatarentur ac comprimerentur, habere<text:line-break/>oportebat undequaque liberum, ipsumque stomachum non<text:line-break/>per medium thoracis sinum amplum quasi suspensum ela-<text:line-break/>bi , scd in secura aliqua sede conquiescere.. . Haec igitur<text:line-break/>utraque,.et spiritus instrumentis omnis .molestiae caren-<text:line-break/>.tiam, et summam stomacho commoditatem, ex opportuna<text:line-break/>ipsius positura natura mirabiliter suppeditavit. Nam spu-<text:line-break/>mae vertebris invectus </text:span><text:span text:style-name="T16">ac </text:span><text:span text:style-name="T1">colligatus' totum ita’permeat<text:line-break/>. .th0racemg cum positurae totius' stabilitate ae securitate</text:span></text:p>
      <text:p text:style-name="P8"><text:span text:style-name="T1">hoc assecutus, ut nullum cordi, neque-pulmonibus, neque</text:span></text:p>
      <text:p text:style-name="P30"><text:span text:style-name="T1">earum denique cuiquam, quae thorace continentur,- par-<text:line-break/>tiurn negotium exhibeat. Et quidem ipsia quoque 'obliqua<text:line-break/>positura magis te docebit, naturam duo haec intuitam, <text:s/>ne-<text:line-break/>cubi scilicet spiritus insti umentis quippiain esset mole-<text:line-break/>stiae, neve ipse quid offenderetur, hunc ei patefecisse'<text:line-break/>vlam. ' In mediis enim ad perpendiculum quatuor primis<text:line-break/>dorflu vertebris extenditur, nusquam cursum inflectens, ut<text:line-break/>qui, praeterquam quod nullam thoracis particulam ex hu-<text:line-break/>jusnrodi situ esset arctaturus, sudem etiam lecuraut po-<text:line-break/>tissimum .habiturus erat, ut jam ab omni externa offen-<text:line-break/>fione. sit. tutissimus. Quum enim parte ipsius posteriore<text:line-break/>una ciim vertebris opponantur spinae processus, quos api-<text:line-break/>ces seu,.spinas nominant, anteriori autem sternum atque<text:line-break/>totum quod in thorace cst spatium: patere arbitror, nihil,<text:line-break/>quod extrinsecus ipsi incidat, neque vulnerare ipsum, ne-<text:line-break/>que contundere posse, quum tot atque ita fortibus pro-<text:line-break/>pugnaculis undique sit stipatus. Ad quintam vero verte-<text:line-break/>hram dcerrat quidem ab eo cursu, quem secundum recti-</text:span></text:p>
      <text:p text:style-name="P30"><text:span text:style-name="T1">tudluem deorsum facere </text:span><text:span text:style-name="T16">instituerat, </text:span><text:span text:style-name="T1">digrediturque ad dex-<text:line-break/>trarn,. ut sedem det meliorem </text:span><text:span text:style-name="T16">ac. </text:span><text:span text:style-name="T1">cedat instrunieuto magis<text:line-break/>praecipuo, maximae omnium arteriae. Hanc enim ex<text:line-break/>sinistro quidem cordis ventriculo exortam, in </text:span><text:span text:style-name="T6">totum. au-<text:line-break/></text:span><text:span text:style-name="T1">tem animantis corpus distribuendam, aequum fuit primum<text:line-break/>quidem in duas partes dividi imparibus portionibus,, ea-<text:line-break/>rumque esse multo majorem, quae deorsum ferretur, quod<text:line-break/>totius animalis' quae cordi subjiciuntur partes multo<text:line-break/>plures superioribus sint ac majores; deinde per. medias<text:line-break/>.vertebras (qui locus opportunissimus erat) ferri.</text:span></text:p>
      <text:h text:style-name="Heading_20_2" text:outline-level="2">Cap. VI.</text:h>
      <text:p text:style-name="P8"><text:span text:style-name="T1">Porro quam ob causam ad qulutam ver-<text:line-break/>tebram arteria haec vadat, tum autem quod ipsam inter*<text:line-break/>erat non superius neque inserius spinae ipsi invehi, pau-<text:line-break/>lo post memorabimus, quum prius omnem de stomacho,<text:line-break/>disputationem terminaverimus, quem a media reglone sc-<text:line-break/>cedere praestitisse recte " demonstravimus. Cur vero ad<text:line-break/>dextram potius, non autem ad laevam, hoc dum ego de-<text:line-break/>monstro, animum quaeso attendite. invehitur quidem<text:line-break/></text:span><text:span text:style-name="T7">ap.su </text:span><text:span text:style-name="T1">arteria mediis vertebris, non tamen imperiose ad-</text:span></text:p>
      <text:p text:style-name="P30"><text:span text:style-name="T1">inodum neque superflue stomachum depellit, fed pania.»<text:line-break/></text:span><text:span text:style-name="T21">lum </text:span><text:span text:style-name="T1">quiddam et </text:span><text:span text:style-name="T21">ipsa </text:span><text:span text:style-name="T1">cedens ipsum recipit et admittit<text:line-break/>in communem verteorarum </text:span><text:span text:style-name="T16">sedem. </text:span><text:span text:style-name="T1">Quare, si mihi intel-<text:line-break/>lexeris lineam aliquam superne deorsum per mediam spi-<text:line-break/>narn perrectam, magnam vere arteriam huic lineae ita<text:line-break/>invehi, nt ejus major portio in laeva animantis sit-, rni-<text:line-break/>nor autem lu dextra, non. tibi sucum pugnare videbitur<text:line-break/>oratio, quae'simul medias quidem vertebras ab arteria<text:line-break/>dicat occupari, simul autem non plane medias, sed ma-<text:line-break/>gis ad laevam' declinare. </text:span><text:span text:style-name="T21">. </text:span><text:span text:style-name="T1">Quemadmodum enim antea,<text:line-break/>quod majoris ipsa, quam stomachus-, esset momenti, ae-<text:line-break/></text:span><text:span text:style-name="T21">quum </text:span><text:span text:style-name="T1">esse diximus loco velut primario constitui, ita nos<text:line-break/>omnino statuere convenit, stomachum-non usque</text:span><text:span text:style-name="T21">. </text:span><text:span text:style-name="T1">adeo<text:line-break/>abjectam esse partem,' ut ejus ratio nulla </text:span><text:span text:style-name="T21">habenda </text:span><text:span text:style-name="T1">siti<text:line-break/>Collatis vero utriusque rationibus,- haudquaquarn locum<text:line-break/>utrique <text:s/>iusirumento, quam nunc. obtinent</text:span><text:span text:style-name="T21">, </text:span><text:span text:style-name="T1">aptiorem ulr<text:line-break/></text:span><text:span text:style-name="T21">lum </text:span><text:span text:style-name="T1">excogitare </text:span><text:span text:style-name="T21">queas. </text:span><text:span text:style-name="T1">At quum </text:span><text:span text:style-name="T21">omnluo per mediam li-</text:span></text:p>
      <text:p text:style-name="P30"><text:span text:style-name="T1">neam ipsam arteriam' ferri paulumqiie ad latus deflecte-<text:line-break/>re, esset necesse, considera rursus, hrc quoque folertiam<text:line-break/>naturae atque </text:span><text:span text:style-name="T21">' </text:span><text:span text:style-name="T1">providentiam. Ex sinistris enim cordis<text:line-break/>partibus exortam hanc arlerianr consentaneum fuit </text:span><text:span text:style-name="T21">sini-<text:line-break/></text:span><text:span text:style-name="T1">stris partibus inveni e directo tendentem;</text:span><text:span text:style-name="T21">. </text:span><text:span text:style-name="T1">si demum id<text:line-break/>prune, quod inter eor . ac. spinam interjectum est,- quasi<text:line-break/>fuspensa ac fine fulcimento permeat, quo loeo adeo pe-<text:line-break/>riculofo unica restabat' salus, ipsius interstitii brevitas.<text:line-break/>Proinde mirabile hoc tibi credo videri, qui in dissectio-<text:line-break/>nibus. es versatus,, ipscque es conspicatus, arteriam bre-<text:line-break/>vissianum omnium intervallum. id, quod inter cor ac<text:line-break/>fpinam est, occupasse, fefe ad spinam, festinare, iis, qui<text:line-break/>caeci., rationisque expertes non sirnt, aperte-indicantem;<text:line-break/>liaeeque est causa, cur quinto spondylo dorsi lu.ehatur;<text:line-break/>directum enim plane spondyli -hujus principio ex corde<text:line-break/>habet- exortum. Sed, de spiritus quissem instrumentis<text:line-break/>.paulo post .disseremus. </text:span><text:span text:style-name="T21"><text:s/></text:span><text:span text:style-name="T1">Caeterurn ventriculi stomachus<text:line-break/>quatuor quidem primis thoracis-spondylis invehitur, pro-</text:span></text:p>
      <text:p text:style-name="P30"><text:span text:style-name="T21">pe </text:span><text:span text:style-name="T1">autem reliquos octo ad dextram fertur ob memoratas<text:line-break/></text:span><text:span text:style-name="T21">jam </text:span><text:span text:style-name="T1">causas; quum primum vero phrenas contigerit,.quae<text:line-break/></text:span><text:span text:style-name="T21">sane </text:span><text:span text:style-name="T1">ora inferior' sunt thoracis, membranis fortibus suisti-<text:line-break/></text:span><text:span text:style-name="T21">me </text:span><text:span text:style-name="T1">admodum elatus. supra magnam rurlue arteriam trans-<text:line-break/>it lu partem, alteram, quo loco phrenas praeterlapsus<text:line-break/>ori ventriculi inseritur; sublimis quidem, ne in asperio-<text:line-break/>rum .ciborum transitu arteriam comprimat, in laevam ve-<text:line-break/>ro,' quod in eo loco satius fuerat os ventriculi constitui,’<text:line-break/>quemadmodum antea docuimus; Adde huc, quod nervis,<text:line-break/>qui a cerebro juxta, stomachum lu’ ventriculum feruntur</text:span><text:span text:style-name="T10">-</text:span><text:span text:style-name="T1">,<text:line-break/></text:span><text:span text:style-name="T21">obliqua </text:span><text:span text:style-name="T1">via tutior multo erat sutura, quam recta; molles<text:line-break/>enim quum sint hi ac tenues, lougoque intervallo fecun-<text:line-break/>dum rectitudinem tendantur, maximamque praeterea par-<text:line-break/>tem a. fe ipsis pendentem ventriculum scilicet habeant,<text:line-break/></text:span><text:span text:style-name="T21">quem </text:span><text:span text:style-name="T1">'cibo compleri subinde <text:s/>oportebat, ab ipsius tum<text:line-break/>mole tum pondere tensi assidue facile dirumpantur;<text:line-break/></text:span><text:span text:style-name="T21">quod ne </text:span><text:span text:style-name="T1">fiereti natura ipsum simul </text:span><text:span text:style-name="T21">stomachum</text:span><text:span text:style-name="T1">, </text:span><text:span text:style-name="T21">cui </text:span><text:span text:style-name="T1">eos</text:span></text:p>
      <text:p text:style-name="P30"><text:span text:style-name="T1">applicuit, cum propter alia, </text:span><text:span text:style-name="T16">quorum </text:span><text:span text:style-name="T1">paulo ante merni-t<text:line-break/>rimus, tum' etiam-utmerui essent tutiores, obliquum po-<text:line-break/>Qturaac tortuosum totum </text:span><text:span text:style-name="T16">effecit; </text:span><text:span text:style-name="T1">postremo nervos ipsos,<text:line-break/>quum prope ventriculum </text:span><text:span text:style-name="T16">accesserint, </text:span><text:span text:style-name="T1">circum stomachum<text:line-break/>prius involvens- sic demum infigit. At de nervis quidem<text:line-break/>postea uberius disseremus.</text:span></text:p>
      <text:h text:style-name="Heading_20_2" text:outline-level="2"><text:span text:style-name="T30">Cap. VII.</text:span></text:h>
      <text:p text:style-name="Standard"><text:span text:style-name="T21">Nunc-autem, (venae enim cavae ac sto-<text:line-break/></text:span><text:span text:style-name="T1">machi situm jam absolvimus,) ad spiritus instrumenta re-<text:line-break/>yersi, quantum in his omnibus naturae sit artificium, osten-<text:line-break/>damus; quae quum posituram cuique aptissimam, et con-<text:line-break/></text:span><text:span text:style-name="T21">neximrem, </text:span><text:span text:style-name="T1">atque conformationem, .molisque quantitatem,<text:line-break/></text:span><text:span text:style-name="T21">ac</text:span><text:span text:style-name="T1">'figuram adhibuit; tum autem mollitiem ac duritiem,<text:line-break/></text:span><text:span text:style-name="T21">gravitatem </text:span><text:span text:style-name="T1">et levitatem, reliquaque omnia, quae corpo-<text:line-break/></text:span><text:span text:style-name="T21">ribus </text:span><text:span text:style-name="T1">.insiurt, cuique fidelissime </text:span><text:span text:style-name="T21">distribuit; </text:span><text:span text:style-name="T1">atque (ut pau- </text:span><text:span text:style-name="T21"><text:line-break/>cis </text:span><text:span text:style-name="T1">complectar) quantam ipsorum inter se communitasiS<text:line-break/></text:span><text:span text:style-name="T21">.curam </text:span><text:span text:style-name="T1">adhibuerit, alia quidem uniens, alia vere </text:span><text:span text:style-name="T21">mutuo<text:line-break/>applicans,- </text:span><text:span text:style-name="T1">quaedam circumdans, </text:span><text:span text:style-name="T21">nounulla </text:span><text:span text:style-name="T1">vestiens, </text:span><text:span text:style-name="T21">ac<text:line-break/>si qnid </text:span><text:span text:style-name="T1">ejusmodi </text:span><text:span text:style-name="T21">ad </text:span><text:span text:style-name="T1">ipsorum </text:span><text:span text:style-name="T21">firmitatem pertineret, fa-</text:span></text:p>
      <text:p text:style-name="P30"><text:span text:style-name="T1">bricata, id quoque exponemus, rursus a corde auspicati.<text:line-break/>Constat igitur ipsum ex iis, quae jam diximus, in me-<text:line-break/>dio quidem thorace oportuisse locari, pulmonesque ei<text:line-break/>quidem undique circumscindi, suis lobis ceu digitis qui-<text:line-break/>busdam in orbem complectentes, utriusque vero extrinse-<text:line-break/>cus circumdatum esse thoracem. Cur autem non sit om-<text:line-break/>nino rotundum, sed ab ampla atque orbiculari superna<text:line-break/>basi, quam caput ejus nominant, exorsum, post autem<text:line-break/>paulatim gracilescens,, modo coni simillimo parte sua in-<text:line-break/>ferna in angustum acutumque desinat, nondum antea<text:line-break/>quidem diximus. Incipienda autem mini hinc potissinruni<text:line-break/>est omnis de eo disputatio. Omnes ejus partes haudqua-<text:line-break/>quam eandem requirebant securitatem, propterea quod<text:line-break/>non eundem omnes praestabunt usnnr: quandoquidem<text:line-break/>quae ipsius ad basim sunt, ea vasorum originibus sunt<text:line-break/>addictae; quae vero utraque ex parte consequuntur ad<text:line-break/>inferiorem usque oram, quasi latera quaedam ventriculo-<text:line-break/>rum generationi sunt destinata, ora vero ipsa iuferior</text:span></text:p>
      <text:p text:style-name="P30"><text:span text:style-name="T1">processus </text:span><text:span text:style-name="T16">est fortis </text:span><text:span text:style-name="T1">et </text:span><text:span text:style-name="T16">densus</text:span><text:span text:style-name="T1">, qui simul quidem velut<text:line-break/>operculum ventriculis ipsis est, simul etiam quasi pro-i<text:line-break/>pugnaculum totius </text:span><text:span text:style-name="T16">cordis, </text:span><text:span text:style-name="T1">ne forte in vehementioribus<text:line-break/>motibus violenter </text:span><text:span text:style-name="T16">incidens </text:span><text:span text:style-name="T1">praepositis thoracis ossibus<text:line-break/>impediatur, atque </text:span><text:span text:style-name="T16">adeo </text:span><text:span text:style-name="T1">afficiatur nonnunquam, ob eam-<text:line-break/>que causam confundere cogatur’ atque vitiare motus fui<text:line-break/>modum ac rhythmum. Haec itaque cordis pars iguo-'<text:line-break/>bilissima est et abjectissima; ea porro, quae lu vaforuni<text:line-break/>productiones est distributa, omnes dignitate superat; quae<text:line-break/>vero his duabus interjectae sunt partes, dignitates ha-<text:line-break/>bent vicinae sibi parti consentaneas. Nam quae prope<text:line-break/>basim sunt, paulo minus funt maxime principes, quae<text:line-break/>vero prope finem, propemodum abjectissimae: porro quae<text:line-break/>in medio horum funt, quantum ab utrisque extremis<text:line-break/>absunt, tantum de illorum clignitate nunc obtinent,-<text:line-break/>nunc amittunt Prolude mirari neminem oportet, simul<text:line-break/>quidem cor coni figuram adeptum esse, sicius autem par-</text:span><text:span text:style-name="T10">/</text:span><text:span text:style-name="T1">*<text:line-break/>tus ad caput ejus attinentes, quae maxime primariae<text:line-break/>erant,'locum tutissimum occupasse, quae vero ad fundum.</text:span></text:p>
      <text:p text:style-name="P30"><text:span text:style-name="T1">pertinent omnium neglectissimae, magis offeusionibus ex-<text:line-break/>positum. Porro quum in corde particulam aliquam dici-<text:line-break/>mus- abjectissimam, neminem puto adeo a, veritate aber-<text:line-break/>rare, <text:s/>ut simpliciter abjectissimam accipiat. Neque enim<text:line-break/></text:span><text:span text:style-name="T21">ullam </text:span><text:span text:style-name="T1">ejusmodi,in corde particulam reperias, ne ipsum<text:line-break/>quidem finem inferiorem, qui non omnium, quae verbi<text:line-break/>gratia lu cruribus ftmt aut' manibus, sit praestanillinna;<text:line-break/>fed tanquam omnes sint eximiae ac principes, tum au-<text:line-break/>tem inter fe mutuo' comparentur, eo modo convenit<text:line-break/>aliam quidem ipsarum minus, aliam vero magis talem<text:line-break/>esse intelligere. Ut autem, quod dicitur, non modo<text:line-break/>nunc, fed etiam in omne posterum tempus assequaris nil<text:line-break/>a scopo aberrans, volo tibi paucis praescribere, quibus<text:line-break/>notis judicare oporteat, quae pars in corpore animantis<text:line-break/>princeps, quae minime fit habenda. Ex nfu scilicet de<text:line-break/>utroque statuendum est; qui quum fit triplex genere,<text:line-break/>(aut enim refertur ad vitam ipsam, aut ad vitam com-<text:line-break/>modiorem, aut ad horum duorum conservationem,) quae<text:line-break/>Iane ad vitam conferunt partes, eae principes sine du-<text:line-break/></text:span><text:span text:style-name="T21">hio </text:span><text:span text:style-name="T1">funt habendae; </text:span><text:span text:style-name="T21">- </text:span><text:span text:style-name="T1">reliquorum vero duorum generum a</text:span></text:p>
      <text:p text:style-name="P30"><text:span text:style-name="T1">primi generis praestantia discedentium ea minus aliis<text:line-break/>discedere sunt putanda, quibus hae principes facile eom-<text:line-break/>patiuntur, magis vero, quibus minus facile. Quum igi-<text:line-break/>tur cor caloris nativi, quo animal regitur,, quasi fons<text:line-break/>quidam ac focus sit, </text:span><text:span text:style-name="T16">omnis eo modo </text:span><text:span text:style-name="T1">ipsius pars princi-<text:line-break/>patum tepeat, at magis hae, quarum usus toti animali<text:line-break/>nisam conservat; sunt autem hae duorum vasorum orifi-<text:line-break/>cia in sinistro ipsius ventriculo, quem medici fpiritaIem<text:line-break/>appellare consueverunt Horum enim duorum orificiorum<text:line-break/>per minus quidem cor iis, quae in pulmone suut, arte-<text:line-break/>riis, per majus autem omnibus,, quae tuti animali sunt<text:line-break/>diffusae, est continuum. Minus autem his praecipua sunt<text:line-break/>ea, quae in altero ipsius ventriculo, queni sanguineum<text:line-break/>appellant, insunt; sunt tamen, quum alia, haec quoque<text:line-break/>magis praecipua, quorum alterum quidem sanguinem in<text:line-break/>ipsum cor intromittit, alterum autem ex ipfo in pul-<text:line-break/>monem deducit. Quum autem memoratorum jam vaso-<text:line-break/>rum atque orificiorum quodque, insigne sit, n</text:span><text:span text:style-name="T13">o</text:span><text:span text:style-name="T1">n suit</text:span></text:p>
      <text:p text:style-name="P30"><text:span text:style-name="T1">alienum, cor etiam his' partibus maximum esse medi-<text:line-break/>um que . thoracem totum obtinere; qni locus idcirco erat<text:line-break/>tutissimus, quod plurimum abest ab iis, quae sibi extrin-<text:line-break/>secus nocere possint.' Quandoquidcm, quae contundunt<text:line-break/>atque incidunt, quaeque refrigerant ac calefaciunt, alra-<text:line-break/>que </text:span><text:span text:style-name="T16">id- </text:span><text:span text:style-name="T1">genus animantibus exitiosa multo ante totius<text:line-break/>thoracis partes - ac pulmonis violent necesse est ac<text:line-break/>perrumpunt, quam ipsius cordis, antequam ad aliquod<text:line-break/>praedictorum perveniant.</text:span></text:p>
      <text:h text:style-name="Heading_20_2" text:outline-level="2"><text:span text:style-name="T8">Cap. VIII.</text:span></text:h>
      <text:p text:style-name="Standard"><text:span text:style-name="T1"><text:s/>Quae igitur ad ipsius figuram ac par-<text:line-break/>tium’ cujusque posituram pertinent, sic habent: de onrni<text:line-break/>porro ejus substantia deinceps nobis est agendum. Cor<text:line-break/>curo’ est dura et aegre patibilis, ex fibris multiplicibus<text:line-break/>conflata; quorum utrumque quanquam musculis videri<text:line-break/>possit persimile," diferepat tamen ab ipsis perspicue; </text:span><text:span text:style-name="T16">si-<text:line-break/></text:span><text:span text:style-name="T1">quidem lus sibius generis est fibrarum natura, (aut enim<text:line-break/>rectas folum-habent fecundum suam ipforum longitudi-<text:line-break/>nem, aut transversas ."ccurulu.m latitudluem, simul autem</text:span></text:p>
      <text:p text:style-name="P18"><text:span text:style-name="T1">utrasque nullus,) cor vero et has utrasque habet, et ter-<text:line-break/></text:span><text:span text:style-name="T21">tias </text:span><text:span text:style-name="T1">praeter </text:span><text:span text:style-name="T21">has </text:span><text:span text:style-name="T1">obliquas, </text:span><text:span text:style-name="T37">s: </text:span><text:span text:style-name="T1">Atque </text:span><text:span text:style-name="T21">etiam </text:span><text:span text:style-name="T1">duritie, </text:span><text:span text:style-name="T21">conten.»<text:line-break/></text:span><text:span text:style-name="T1">tione, </text:span><text:span text:style-name="T21">. </text:span><text:span text:style-name="T1">tuto denique-robore, ac patiendi difficultate </text:span><text:span text:style-name="T21">cordis<text:line-break/></text:span><text:span text:style-name="T1">fibrae multum sane ab .aliis .omnibus differunt. Quum<text:line-break/>' enim aliud instrumentum nullum fit, <text:s/>cujus tanta actio-<text:line-break/>nis esset continuitas </text:span><text:span text:style-name="T16">ac </text:span><text:span text:style-name="T1">robur, quanta est </text:span><text:span text:style-name="T21">in </text:span><text:span text:style-name="T1">corde, con-<text:line-break/>fentaneum ob id fuit, corporis ipsius substantiam; ad ro-<text:line-break/></text:span><text:span text:style-name="T21">hur </text:span><text:span text:style-name="T1">simul </text:span><text:span text:style-name="T21">. </text:span><text:span text:style-name="T1">et patiendi difficultatem comparari. Porro<text:line-break/></text:span><text:span text:style-name="T21">fibras multiplices (quae nulli </text:span><text:span text:style-name="T1">quidem insunt musculo, in<text:line-break/></text:span><text:span text:style-name="T21">aliis tamen iisque </text:span><text:span text:style-name="T1">multis reperiuntur instrumentis, </text:span><text:span text:style-name="T21">ut<text:line-break/></text:span><text:span text:style-name="T1">matricibus, </text:span><text:span text:style-name="T21">vesicis </text:span><text:span text:style-name="T1">ac ventriculo,) . probavimus aule a<text:line-break/></text:span><text:span text:style-name="T21">natura </text:span><text:span text:style-name="T1">ad.</text:span><text:span text:style-name="T21">motuum </text:span><text:span text:style-name="T1">varietatem paratas </text:span><text:span text:style-name="T16">esse. </text:span><text:span text:style-name="T1">Singuli cuim<text:line-break/></text:span><text:span text:style-name="T21">mirfculi </text:span><text:span text:style-name="T1">singulos </text:span><text:span text:style-name="T21">habent </text:span><text:span text:style-name="T1">ac </text:span><text:span text:style-name="T21">simplices motus, </text:span><text:span text:style-name="T1">quemadmo-<text:line-break/></text:span><text:span text:style-name="T21">dum alio </text:span><text:span text:style-name="T1">loco </text:span><text:span text:style-name="T21">id </text:span><text:span text:style-name="T1">quoque demonstravimus. Ventriculus<text:line-break/>vero ae matrices, </text:span><text:span text:style-name="T21">et , </text:span><text:span text:style-name="T1">vesica </text:span><text:span text:style-name="T21">utraque </text:span><text:span text:style-name="T1">trahunt simul </text:span><text:span text:style-name="T21">et<text:line-break/>retinent </text:span><text:span text:style-name="T1">atque </text:span><text:span text:style-name="T21">expellunt, </text:span><text:span text:style-name="T1">quomodo; et copr. </text:span><text:span text:style-name="T21">obearnqne<text:line-break/></text:span><text:span text:style-name="T1">causam multijugae in quoque horum insunt fibrae,; </text:span><text:span text:style-name="T21">nt<text:line-break/></text:span><text:span text:style-name="T1">ostendebamus: rectae quidem,,</text:span><text:span text:style-name="T13">t</text:span><text:span text:style-name="T1">ut, qumn coiitralmnt scsu,<text:line-break/></text:span><text:span text:style-name="T21">trahatur </text:span><text:span text:style-name="T1">aliquid; transverfae </text:span><text:span text:style-name="T21">autem,,.ut excernatur; at</text:span></text:p>
      <text:p text:style-name="P30"><text:span text:style-name="T1">quum omnes simul iis, quae ipsis insunt, undique ad-<text:line-break/>stringunl.ur, detineatur., Possumusque ipsarum ejusmodi<text:line-break/>.motum in corde perspicere in duabus constitutionibus,<text:line-break/>aut jamjam eeclsum ex animali ac pullans adhuc in-<text:line-break/>fpicienles, aut praepositum ipsi os, quod sternum nomi-<text:line-break/>nant, execantes, quemadmodum in anatomicis admlui-<text:line-break/>irrationibus praecepimus. Nam quum, fibris iis, quae<text:line-break/>fecundum longitudinem porriguntur, contrahentibus sese,<text:line-break/>reliquis vero omnibus laxis ac diductis, contractior<text:line-break/>quidem facta suerit longitudo, laxior vero universa ip-<text:line-break/>sius latitudo, hoc fletu tu cor tutum videbis dilatari;<text:line-break/>contra autem, relaxantibus se iis, quae sunt secundum<text:line-break/>Jongitudluem, contractis autem, quae sunt secundum la-<text:line-break/>.titudinem, eo casu rursus contrahi ipsum perspicies;me-<text:line-break/>dio porro inter has motiones intervallo exigua quaedam<text:line-break/>quies intercedit, corde videlicet iis, quae continet, un-<text:line-break/>dique ad unguem estricto, fibris autem tunc omnibus<text:line-break/>agentibus, et earum maxime obliquis. Adjuvant, certe<text:line-break/>non minimum, imo vero omnium maxime, tusam prope-</text:span></text:p>
      <text:p text:style-name="P30"><text:span text:style-name="T1">modum efficiunt syllolen seu contractionem,, quae in in-<text:line-break/>timis ipsius cordis ventriculis extenduntur ligamenta, ro-<text:line-break/>bustissima quidem ipsa, ut et quae,' dum contracta con-<text:line-break/>sident, cordis tunicas intro simul attrahere queunt; nam<text:line-break/>medium quiddam certe est luter utrum </text:span><text:span text:style-name="T16">que </text:span><text:span text:style-name="T1">ipsius ventri-<text:line-break/>eulum quasi septum, </text:span><text:span text:style-name="T16">ad </text:span><text:span text:style-name="T1">quod tensa haec ligamenta de-<text:line-break/>sinunt, colligantia </text:span><text:span text:style-name="T16">id </text:span><text:span text:style-name="T1">cum tegentibus extrinsecus' utrum-<text:line-break/>que ventriculum corporibus, quae lane et ipsius tunicas<text:line-break/>appellant. Quum igitur tunicae hae prope fieptum acces-<text:line-break/>serint, intenditur quidem tunc cordis longitudo, confidet<text:line-break/>autem in se ip.sam latitudo; at quum plurimum reces-<text:line-break/>scriut, amplitudo quidem augetur, contractior vero red-<text:line-break/>ditur longitudo. Caeterurn, si cor ipsum dilatari ac<text:line-break/>ccmprimi aliud nihil sit, quam ipsius ventriculorum lati-<text:line-break/>tudluem plurimum diduci ac concidere, jam, qua<text:line-break/>utrumque fiat, ratio luventa nobis fuerit. . Ob eam qui-<text:line-break/>dem certe causam cor tum fortia ligamenta,- tum omne,<text:line-break/>fibrarum genus habuit ejusmodi, ut nullo negotio atque</text:span></text:p>
      <text:p text:style-name="P30"><text:span text:style-name="T1">expedite ad tres constitutiones -traducatur; dilatetur qui-<text:line-break/>dem, quando, quod naturae suae est accommodatum,'tra-<text:line-break/>here appetit; astringatur vero undique, quando iis, quae<text:line-break/>traxerit, <text:s/>fiui tempestivum fuerit; contrahatur denique,<text:line-break/>quando superfluis excernendis fefe accinxerit. Dictum<text:line-break/>est omnino' his de rebus quum alio loco diligentius, tum<text:line-break/>autem in iis, quae de usu respirationis scripsimus; qua- -<text:line-break/>propter supervacaneum lrercle rrunc, ut quum maxime,<text:line-break/>luerit pluribus de ea, ipsa cordis motione disserere.</text:span></text:p>
      <text:h text:style-name="Heading_20_2" text:outline-level="2">Cap. IX.</text:h>
      <text:p text:style-name="P8"><text:span text:style-name="T16">Sed </text:span><text:span text:style-name="T1">jam tempestivum est numerum vufo-<text:line-break/>mm, quae lu ipso sunt, percensere; lum orificii cujus-<text:line-break/>que ipsorum formam explicare; postremo autem et de<text:line-break/>ventriculorum ipsius numero nonnihil attingere, quaeque<text:line-break/>haec comitantur, omnia percurrere. Numerus itaque<text:line-break/>cordis ventriculorum (inde enim auspicari par est) lu<text:line-break/>omnibus animalibus haud quaquam est idem; sed quae<text:line-break/>aerem inspirant,per pharynga, per mares et os, pro-<text:line-break/>tinus quidem his quoque est pulmo et cordis dexter</text:span></text:p>
      <text:p text:style-name="P30"><text:span text:style-name="T1">ventriculus; reliquis vero omnibus neque pulmo est, ne-<text:line-break/>que ad dextram cordis partem ulla latitudo; duc enim<text:line-break/>haec necessario una cum pulmone intereunt, animalis<text:line-break/></text:span><text:span text:style-name="T21">vox </text:span><text:span text:style-name="T1">et cordis dexter ventriculus. Ex quo intelligi<text:line-break/>potest, quantam ipsorum utrumque utilitatem asserat;<text:line-break/>nam dexter ventriculus gratia pulmonis est </text:span><text:span text:style-name="T16">factus, </text:span><text:span text:style-name="T1">pul-‘<text:line-break/>ino. vero ipse respirationis simul et vocis est instrumen- ,<text:line-break/>tum, </text:span><text:span text:style-name="T21"><text:s/></text:span><text:span text:style-name="T1">Non igitur, recte Aristoteles, numerum ventriculo-<text:line-break/>rum definivit, ad magnitudinem corporis et parvitatem<text:line-break/>multitudinem ipsorum referens. Neque enim maximis<text:line-break/>quibusque animalibus funt tres, neque minimis est unis<text:line-break/></text:span><text:span text:style-name="T21">eus</text:span><text:span text:style-name="T1">;., eandem enim plane equus habet cordis fabricatio-<text:line-break/>aiem, qui maximus est, et minimus passerculus, et si<text:line-break/></text:span><text:span text:style-name="T21">murem </text:span><text:span text:style-name="T1">dissecueris, aut bovem, aut aliorum animalium<text:line-break/></text:span><text:span text:style-name="T21">quodvis, </text:span><text:span text:style-name="T1">sive praeterea id minus mure, sive majus bove<text:line-break/></text:span><text:span text:style-name="T21">fuerit, </text:span><text:span text:style-name="T1">omnibus ipsis tum ventriculorum numerum, com-<text:line-break/></text:span><text:span text:style-name="T21">peries. </text:span><text:span text:style-name="T1">aequabilem, tum reliquam cornis fabricam ean-<text:line-break/></text:span><text:span text:style-name="T21">dem. </text:span><text:span text:style-name="T1">Neque enim natura pro corporis magnitudine aut</text:span></text:p>
      <text:p text:style-name="P30"><text:span text:style-name="T1">parvitate diversas facit atque immutat instrumentorum<text:line-break/>formas, ' sed in ipfa constructione propositam habet sibi,<text:line-break/>ceu scopum ;:;-actionis varietatem, -ipsas autem ruisus<text:line-break/>actiones primo usii dimetitur, fitque eo modo admirabilis<text:line-break/>quaedam </text:span><text:span text:style-name="T21">- </text:span><text:span text:style-name="T1">series ac. continuatio actionum atque usuum<text:line-break/>inter, se excipi entium, ’ut superiore omni oratione- leonr-<text:line-break/>pfobavinrus, atque-in nunc quoque proposita ninilornluus<text:line-break/>eos docebimus, .qui aron negligentissime ipsam, expende-<text:line-break/>-rint, cujus summa haec est ttiliias vocis piscibus certe<text:line-break/>nulla est, ut, qui in aqua degant; sed ne respirare .qui-<text:line-break/>dem ipsis licet per' </text:span><text:span text:style-name="T16">pharyngu, </text:span><text:span text:style-name="T1">quomodo </text:span><text:span text:style-name="T16">ne </text:span><text:span text:style-name="T1">nobis quidem<text:line-break/>ipsis, quando . in ..eam mersi fuerimus. Non igitur,<text:line-break/>quemadmodum volucribus </text:span><text:span text:style-name="T16">ac </text:span><text:span text:style-name="T1">pedestribus animalibus, ita<text:line-break/>etiam </text:span><text:span text:style-name="T21">illis, </text:span><text:span text:style-name="T1">e. </text:span><text:span text:style-name="T21">req </text:span><text:span text:style-name="T1">fuit <text:s/>maximum .unum respirationis-</text:span><text:span text:style-name="T16">ac<text:line-break/></text:span><text:span text:style-name="T1">vocis ortum esse meatum,, fed earum, quas branchias<text:line-break/>nuncupamus,. constructio, ipfis</text:span><text:span text:style-name="T21">. </text:span><text:span text:style-name="T1">vice pulmonis est. Quum<text:line-break/>enim crebris.ac tenuibus foraminibus ilut branchiae hae<text:line-break/>interceptae; aeri quidem et vapori perviis, subtilioribus<text:line-break/></text:span><text:span text:style-name="T21">tamen, </text:span><text:span text:style-name="T1">quam pro mule aquae, hanc quidem extra repeti. -</text:span></text:p>
      <text:p text:style-name="P56"><text:span text:style-name="T2"><text:tab/> .<text:tab/>. </text:span><text:span text:style-name="T32">1 </text:span><text:span text:style-name="T33">ιἐ</text:span><text:span text:style-name="T32"> </text:span><text:span text:style-name="T31">s</text:span></text:p>
      <text:p text:style-name="P5"><text:span text:style-name="T1">luntj .illa autem prompte intromittunt; huc adde, quod<text:line-break/>natura etiam frigidiores funt pisces, quam ut ipsunun<text:line-break/>cor magna indigeat refrigeratione. . Indicant autem eo-<text:line-break/>rum temperamentum cum alia multa, tum maxime san-<text:line-break/>grinis penuria; aut enim curent omnluo, aut paucum<text:line-break/>plane habent saiiguinem. Quocirca quae? aquatilia multo<text:line-break/>fanguine, sunt praestita ac calida, ut delphinus, vitulus,<text:line-break/>balaena, haec omnia ex aere respirant admirabili quo-<text:line-break/>dam respirationis modo,</text:span><text:span text:style-name="T37">. </text:span><text:span text:style-name="T1">quem nobis olim licebit brevi-*<text:line-break/>ter percurrere, quum aliorum animalium constructionem,<text:line-break/>ut nunc hominis, expIanabimus, ad quem erit tempesti-<text:line-break/>vum, reverti, ubi de-illis id'tantum dixerimus, quantum<text:line-break/>fatis esse videtur ad demonstrandum-pulmonis simul et<text:line-break/>dextri cordis ventriculi usum.. <text:tab/></text:span><text:span text:style-name="T37">: </text:span><text:span text:style-name="T1">‘ '<text:tab/></text:span><text:span text:style-name="T37">.(</text:span></text:p>
      <text:h text:style-name="Heading_20_2" text:outline-level="2">Cap. X.</text:h>
      <text:p text:style-name="P8"><text:span text:style-name="T1">Mutuam enim gratiam cor pulmoni referre<text:line-break/>videtur, quum ipsum sanguine nutrit, ridque beneficii<text:line-break/>ipsi . conferre pro eo spiritu, quem gx illo aspirat.<text:line-break/>Oportebat , namque et ipsum certe </text:span><text:span text:style-name="T37"><text:s/></text:span><text:span text:style-name="T1">pulmonem nutriri ;</text:span></text:p>
      <text:p text:style-name="P30"><text:span text:style-name="T16">sed plurimum intererat non statim a vena cava ad ipsum<text:line-break/>confluere sanguinem, quanquanr prope ipsum feratur ac<text:line-break/>contingat; quocirca oportebat aliam vasis naturam ip-<text:line-break/>sum nutrientis comparare, nullo modo venae cavae alsi-<text:line-break/>milis, epiphyfirnque habere membranarumqualem nunc<text:line-break/>obtinet, haecque non ab uno alio prorsus comparari po-<text:line-break/>terant, quod non a corde ipso habuerit. Nani ut aliud<text:line-break/>nihil in oinnibus animantibus, ita in ipso pulmone ubi-<text:line-break/>que sapiens natura temere nihil neque fine causa quic-<text:line-break/>quam fecit, commutavit autem vasorum tunicas, venam<text:line-break/>quidem faciens arteriosam, arteriam vero venosam, . lu<text:line-break/>aliis enim omnibus partibus quum arteria venae sit ma-<text:line-break/>gnitudine aequabilis, tunicarum tamen,crassitudo non est<text:line-break/>eadem, scd tantum .utique differt, quantum Herophiles<text:line-break/>recte collegisse ridetur, qui arteriam venae crassitudine<text:line-break/>fextuplam esse definierit; in pulmone, autem solo omni-,<text:line-break/>um instrumentorum ac. partium arteria quidem venae,<text:line-break/>vena autem arteriae habuit tunicas. Quod quarnohrem</text:span></text:p>
      <text:p text:style-name="P30"><text:span text:style-name="T1">natura machinata fit, exponere lu primis oportet, tum<text:line-break/>autem de membranarum epiphysi verba lacere . postremo<text:line-break/>quod fieri nequibat, ut ex vena cava arteriosum vas<text:line-break/>aut membranae ejusmodi 'gignerentur; uifi enim quis<text:line-break/>omnia haec strictior prius explanarit, fieri non potest, ut<text:line-break/>usum generationis in corde ' dextri ventriculi ostendat.<text:line-break/>Auspicemur igitur ab </text:span><text:span text:style-name="T16">eo, </text:span><text:span text:style-name="T1">quod omnium est primum,<text:line-break/>ostendamusque, commodiorem suisse pulmoni arteriam<text:line-break/>quidem venosam, venam autem arteriosam. Duplex au-<text:line-break/>tem videtur id quoque esse problema et veluti gemi-<text:line-break/>irum: non enim solum, quod pulmonis interfuit crassam<text:line-break/>quidem admodum esse venae tunicam, tenuissimam autem<text:line-break/>arteriae, sed quod etiam in aliis omnibus animalis parti-<text:line-break/>bus crassam quidem arteriae, tenuem autem venae prae-'<text:line-break/>stitit inesse tunicam, demonstraro illum convenit, qui<text:line-break/>suscepit nullum naturae operum dubium neque obscu-<text:line-break/>rum incognitumve relinquere. ' Quod ergo satius fuit<text:line-break/>lu' toto animalis corpore sanguinem quideni tenui aQ</text:span></text:p>
      <text:p text:style-name="P30"><text:span text:style-name="T1">rura, spiritum vero crassa ac densa concludi tunica,<text:line-break/>longa egere oratione non arbitror; satis enim puto esse,<text:line-break/>substantiae utriusque rationem ac differentiam' obiter<text:line-break/>indicare , quod scilicet sanguis quidem crassus est; gravis<text:line-break/>aegreque mobilis, spiritus vero tenuis et levis et citus,<text:line-break/>quodque periculum erat, ne hic expiraret repente atque<text:line-break/>evolaret ab </text:span><text:span text:style-name="T16">animali</text:span><text:span text:style-name="T1">, nisi crassis et densis atque undique<text:line-break/>constrictis asservatus fuisset tunicis' atque. coercitus, con-i<text:line-break/>tra vero in sanguine, nisi tenuis et rara fuisset quae<text:line-break/>ipsum continet tunica, non facile circumfusis, partibus<text:line-break/>distribueretur; atque </text:span><text:span text:style-name="T16">hac </text:span><text:span text:style-name="T1">ratione omnis, quem ex eo<text:line-break/>percipimus, usus funditus deperderetur. Quae quum<text:line-break/>ante essent a conditore.nostro animadversa, tunicas va--<text:line-break/>forum naturae utriusque materiae contrarias ac pugnan-</text:span><text:span text:style-name="T10">1</text:span><text:span text:style-name="T1">.<text:line-break/>tes machinatas est; ut ne ante tempus spiritus evacuare-<text:line-break/>tur, neve sanguis diutissime insisteret. Cur igitur non<text:line-break/>etiam in pulmone venam similiter tenuem, crassam vero<text:line-break/>arteriam effecit? omnino enim, opinor, hic quoque spi-<text:line-break/>ritus tenuis est - et. levis., . et quem coercere oporteat.</text:span></text:p>
      <text:p text:style-name="P30"><text:span text:style-name="T1">fanguis vero crassus et gravis, et quem in singulas pul-<text:line-break/>monis particulas dimitti </text:span><text:span text:style-name="T16">rpus </text:span><text:span text:style-name="T1">sit, nt quae copiosiore,<text:line-break/>quam </text:span><text:span text:style-name="T16">caeterae </text:span><text:span text:style-name="T1">corporis partes, . egeant alimento tum<text:line-break/>propter </text:span><text:span text:style-name="T16">perpetuum </text:span><text:span text:style-name="T1">motum, </text:span><text:span text:style-name="T16">tum </text:span><text:span text:style-name="T1">propter caloris copiam,<text:line-break/>quam pulmo </text:span><text:span text:style-name="T16">consequitur </text:span><text:span text:style-name="T1">tum </text:span><text:span text:style-name="T16">ex cordis </text:span><text:span text:style-name="T1">vicinitate, tum<text:line-break/>autem </text:span><text:span text:style-name="T16">ex </text:span><text:span text:style-name="T1">ipsa motionis assiduitate ac constantia. Ad-<text:line-break/>mirabilis sane tibi, opinor, videbitur opificis nostri<text:line-break/>providentia: quomodo enim non hoc summae incredibi-<text:line-break/>lisque est providentiae, quod, quum solus pulmo lustru- '<text:line-break/>mentum validum adeo ac motibus vehementibus prae-<text:line-break/>ditum sibi </text:span><text:span text:style-name="T16">ipsi </text:span><text:span text:style-name="T1">habuisset circumfusum thoracem ipsum,<text:line-break/>constructionem ipsius fecerit eximiam praeter reliquas,<text:line-break/>omnes animalis partes ? Demonstratum enim in libris de<text:line-break/>ipsius motibus est, pulmonem ipsum ex fele motus om-<text:line-break/>nis expertem a thorace moveri continenter; nam dum<text:line-break/>thorax contrahitur, contrahitur et ipsc pulmo, compulsus<text:line-break/>undique ac compressus, quod expilantibus nobis et loquenti-<text:line-break/>lms usu venit; dum autem dilatatur, sequitur atque </text:span><text:span text:style-name="T21">lu</text:span></text:p>
      <text:p text:style-name="P30"><text:span text:style-name="T1">omnem partem diducitur, quomodo et ille, quo nos tem-<text:line-break/>pore inspiramus. At neque suspirantibus aut expirantibus<text:line-break/>venas, quomodo arterias, oportebat dilatari, quod earum<text:line-break/>munus erat diversum: has enim, quod spiritus con-<text:line-break/>ceptacula quaedam a nature factae erant, facile quidem<text:line-break/>repleri inspirantibus nobis, celeriter veto vacuari expi-<text:line-break/>rantibus et loquentibus erat necesse ; venas vero contra,<text:line-break/>quod essent cibi velut promptuarium peratae, neque<text:line-break/>dllalari oportebat inspirantibus, neque expirantibus con-<text:line-break/>trahi. <text:s/>Counuodum- igitur </text:span><text:span text:style-name="T16">erat </text:span><text:span text:style-name="T1">illis quidem molle,’ lus<text:line-break/>vero durum corpus efficere, siquidem illas prompte ob-<text:line-break/>sequi utrisque thoracis actionibus, has vero prorsus ni-<text:line-break/>hil eis obedire praestiterat. Quod si recte a nobis in<text:line-break/>aliis demonstratum est, nutriri corpora attracto per ipsam<text:line-break/>vasorum tunicam sanguine</text:span><text:span text:style-name="T16">, </text:span><text:span text:style-name="T1">rursus pulmo videbitur pro-<text:line-break/>pemodum inopia alimenti laborare, quum venae tuni- .<text:line-break/>cam densam: admodum habeant.</text:span><text:span text:style-name="T10">-</text:span><text:span text:style-name="T1"> Quod tibi puto satis<text:line-break/>fore ad intellrgendum aliam rursus naturae admirabilem</text:span></text:p>
      <text:p text:style-name="P30"><text:span text:style-name="T1">providentiam, si modo memoria tenes ea, quae in illis<text:line-break/>demonstravimus, quod partium animalis aliae quidem<text:line-break/>crassioriet sint isa dicam) faeculento aluntur, sanguine,<text:line-break/>quaedam' autem contra tenuiore et vapidiore; atque,<text:line-break/>etiam quod reliquae particulae omnes omnium funt<text:line-break/>participes, et venae, et arteriae; quarum hae. quidem<text:line-break/>exigui. et. ejusdem tenuis . atque vapidi sanguinis., illae<text:line-break/>vero paucissimi et ipsae spiritus, verum .caliginosi ac<text:line-break/>crassi. Quod si ita est, ut re vera est, corpusquemule<text:line-break/>monis ali est necesse, non, ut jecoris corpus., limoso ali-<text:line-break/>quo et crasso alimento, - </text:span><text:span text:style-name="T16">scd </text:span><text:span text:style-name="T1">tenui, leni ac vaporoso,<text:line-break/>apparent omnia mirabiliter ab animalium opifice con-<text:line-break/>structa,, unumquodque enim alimento .sibi simili, nutritus,<text:line-break/>quemadmodum id quoque demonstravimus. Porro pus-<text:line-break/>monis corpus leve est </text:span><text:span text:style-name="T16">ac </text:span><text:span text:style-name="T1">rurum - et velut. ex spuma<text:line-break/>quadam sanguinea cor) creta constatum, osseamque cau-<text:line-break/>sam'purc sanguine et vaporoso ac tenui, indiguit, non<text:line-break/>autem, quomodo jecur, limoso et crasso. Quo sit, ut vasa</text:span></text:p>
      <text:p text:style-name="P30"><text:span text:style-name="T1">habeat’ contraria, maxime quidem iis, quae sunt in he-<text:line-break/>pate, post autem et aliis animalis, particulis; in his enim<text:line-break/>cum vasis sanguinem suppeditantis tunica rara sit ae<text:line-break/>tenuis, affatim crassi sanguinis 'ac celeriter partibus cir- </text:span><text:span text:style-name="T37">'<text:line-break/></text:span><text:span text:style-name="T1">cumfusis distiibuit; in pulmone vero, quod crassa lea et<text:line-break/>densa extitit, nihil nisi tern issimum sinit elabi. Et qui-<text:line-break/>dem caeleris partibus arteriae crassae ac densae genera-<text:line-break/>tae paucum omnluo eundeinque vaporosum sanguinem<text:line-break/>vicluis partibus trahere permittunt.: pulmoni vero folum<text:line-break/>copiosissimum ejusmodi impartiunt, ut quae prae raritate<text:line-break/>ac. tenuitate continere ipsum nequeant. Ex quo efficitur,<text:line-break/>ut nutriendi ratio pulmoni plane contraria siti, ac caele-<text:line-break/>ris omnibus animalis partibus, quemadmodum et corpo-<text:line-break/>ris-idea: neque enim ullam aliam reperias partem raram<text:line-break/>adeo ac levem et spiritu-uberem, neque qtiae sangui-<text:line-break/>ne I ita piiro et tenui ac vaporoso nutriatur. Quod ’<text:line-break/>itaque -venae propter crassitudinem suam ac densitatem<text:line-break/>alimeiiti rnluuh Jfsi-tribuere possint, hoc- omne arteriae</text:span><text:span text:style-name="T10">1</text:span></text:p>
      <text:p text:style-name="P30"><text:span text:style-name="T1">compensant.!, tenuem,. sincerum ' </text:span><text:span text:style-name="T16">ac </text:span><text:span text:style-name="T1">vaporosum sangui<text:line-break/>nem </text:span><text:span text:style-name="T37">, </text:span><text:span text:style-name="T1">abunde ipsi dispergentes.. At ne id quidem esse<text:line-break/>satis poterat visceri </text:span><text:span text:style-name="T16">calido </text:span><text:span text:style-name="T1">adeo multiplicique. motu<text:line-break/>praestito; ob eas </text:span><text:span text:style-name="T16">utique causas </text:span><text:span text:style-name="T1">maximas in ipso venas<text:line-break/>natura effecit, nt, quantum propter, tunicae crassitudinem<text:line-break/>justae nutritioui detrahitur, id magnitudine ipsarum ex-<text:line-break/>pleatur. . Et quidem certe eadem.natura providebat tria<text:line-break/>alia ad alimenti affluentiam pulmoni' necessario' futura<text:line-break/>adjumenta: primum quidem copiam domestici ac nativi<text:line-break/>caloris, alimentum omne in. partes minimas conrminuen-<text:line-break/>tis ac diffundentis , ut promptius vaporet; <text:s/>altorum ,au-<text:line-break/>tenr pulmonis in inspirationibus dilatationem, vel ex<text:line-break/>densissimis instrumentis violenter quiddam arripientem;<text:line-break/>tertium ac omnium maximum, ab eo sanguine, qui soli<text:line-break/>pulmoni a corde .emittitur, .prius ali illo confecto plane<text:line-break/>atque'extenuato. Non ea .tameniola causa fuit,; cur<text:line-break/>ipsum a .corde praestiterit ali </text:span><text:span text:style-name="T16">, </text:span><text:span text:style-name="T1">sed (ut monstraturum me<text:line-break/>initio receperam) quod venas in ipso tunicis, oportebat.</text:span></text:p>
      <text:p text:style-name="P30"><text:span text:style-name="T1">fieri arteriosas, tum autem quarumdam membranarum<text:line-break/>habere epiphyses; quorum neutrum ex vena cava gigni<text:line-break/>poterat. Ac de eo quidem, quod,primum mini propo-<text:line-break/>situm suerat, haec sufficiant. Ad secundum aulem veni-<text:line-break/>re jam est tempestivum, quod scilicet melius fuit ori hu-<text:line-break/>jus arteriosae venae adjunctas esse membranas tot et<text:line-break/>tales, quot et quales nunc sunt. Quamvis enim maxime<text:line-break/>crassum et durum factum fueritthoc vas, ut non dilate-<text:line-break/>tur facile neque contrahatur, non tamen usque eo est<text:line-break/>durum, ut nihil prorsus </text:span><text:span text:style-name="T16">a </text:span><text:span text:style-name="T1">thorace vincatur, instrumento<text:line-break/>forti adeo ac magno vehementer que agente, potissimum<text:line-break/>quando subito ' ac simul expiramus vocemque tollimus,<text:line-break/>aut quum alio quovis modo ipsum omni ex parte, tensis<text:line-break/>fortiter omnibus musculis, intro addecrmus; neque enim<text:line-break/>lu nno quidem temporum ejusmodi efficere possumus,<text:line-break/>quin suboles hujus venae comprimantur ac contrahan-<text:line-break/>tur. Quod si ita est, nihil impediet, quominus sanguis<text:line-break/>ex ipfis omnibus ad primum os retro remeet rmfusque.</text:span></text:p>
      <text:p text:style-name="P30"><text:span text:style-name="T1">recipiatur. Quam rem triplex sequitur incommodum: ut<text:line-break/>sanguis spfe frustra longum' hoc curriculum subinde eme-<text:line-break/>tiatur, in diastolis quidem pulmonis affluens et, quae in<text:line-break/>ipso funt, venas omnes resarciens; in fystolis vero quasi<text:line-break/>aestus quidam maritimus, iusiar euripi, motam identi-<text:line-break/>dem huc atque illuc reciprocans, qui haudquaquam san-<text:line-break/>guini conveniat. At hoc quidem videri forte possit exi-<text:line-break/>guum, quod vero interim ipsius quoque respirationis<text:line-break/>usum labefactet, id non amplius, exiguum esu Nam fi<text:line-break/>melius erat plurimum aerem una actione inspirantibus<text:line-break/>quidem trahi,, emitti autem expirantibus, fieririd non<text:line-break/>potest, nisi, arteriis plurimum dilatatis ac contractis;<text:line-break/>quantum/ autem actionem venae arterias imitatae edi de-<text:line-break/>rint, tantum do motus illarum magnitudine detrahent<text:line-break/>atque impedient. Perspicuum jam esse arbitror,' quan-<text:line-break/>tum toti respirationi cibi instrumenta officient, si dilaten-<text:line-break/>tur ac contrahantur; quietbere enim plane ipsa oportet<text:line-break/>similiter, ac si omnino non essmt nullumque in thorace</text:span></text:p>
      <text:p text:style-name="P18"><text:span text:style-name="T1">locum obsiderent, lu quo </text:span><text:span text:style-name="T16">spiritus </text:span><text:span text:style-name="T1">instrumenta amplian-<text:line-break/></text:span><text:span text:style-name="T31">. </text:span><text:span text:style-name="T1">tui ac contrahuntur. Illis enim solis locum hunc om-<text:line-break/>nem impertitum esse oportuit, ut in inspirationibus qui-<text:line-break/>dem quam plurimum dilatata externum aerem plurimum<text:line-break/>attrahant, in expirationibus vero contra, ut quampluri-<text:line-break/>murn contracta plurimum profundant. Atque etiam ter-<text:line-break/>tium secutum fuisset incommodum haudquaquam leve,<text:line-break/>quum sanguis retro in expirationihus remigrasset, nisi<text:line-break/>opifex nostri membranarum epiphyfin fuisset fabricatus;<text:line-break/>quam paulo post, cujusrnodi </text:span><text:span text:style-name="T16">sit </text:span><text:span text:style-name="T1">et ut sanguinis refluxum<text:line-break/>prohibeat, disces perspicue. Porro quam male animali-<text:line-break/>bus consultum fuisset, si membranae hae non extitissent,<text:line-break/>praebeas te mihi, dum commemoro, attentum audito-<text:line-break/>rem; qui' pro hypothesi ad praesentem quoque sermonem<text:line-break/>ea sumam, quae alibi sunt demonstrata, ln toto corpore<text:line-break/>mutua est anastomosis atque oscillorum apertio arteriis<text:line-break/>simul et venis, transumuntque ex scsc puriter sangui-<text:line-break/>nem et spiritum per invisibiles quasdam atque angustas<text:line-break/>plane vias. Quod si os ipsum magnum venae arteriosae</text:span></text:p>
      <text:p text:style-name="P30"><text:span text:style-name="T1">itidem femper patuisset, nullainque natura invenisset<text:line-break/>machinam, quae claudere ipsum, quum est tempestivum,<text:line-break/>ac rursus aperire queat, fieri 'nunquam potuisset, ut per<text:line-break/>invisibilia, atque exigua oscilla, sanguis, contractu thorace,<text:line-break/>in arterias transumeretur. Neque enim similiter omne<text:line-break/>ex quovis attrahitur neque emittitur; scd quemadmodum,<text:line-break/>quod leve est, facilius </text:span><text:span text:style-name="T16">eo, </text:span><text:span text:style-name="T1">quod gravius est, dilatatis in-<text:line-break/>strumentis attrahitur, iisdem autem contractis exprimitur,<text:line-break/>ita et per latam viam celerius aliquid, quam per an-<text:line-break/>gusiam, [trahitur ac rursus emittitrrr. Quum autem tho-<text:line-break/>rax contrahitur, pulsae atque intro compressae undique<text:line-break/>fortiter, quae in pulmone sunt, venosae arteriae expri-<text:line-break/>urunt quidem quam celerrime, qui in se ipsis est, spiri-’<text:line-break/>.tum, transumunt autem per subtilia illa oscilla sanguinis<text:line-break/>portionem aliquam; quod nunquam accidisset profectu, </text:span><text:span text:style-name="T21">-<text:line-break/></text:span><text:span text:style-name="T1">si fanguis per maximmn os (cujusmodi est venae hujus<text:line-break/>ad cor) retro remeare potuisset; nunc vero reditu per os<text:line-break/>nagnnm lutercluso, dum comprimitur undique, destillat</text:span></text:p>
      <text:p text:style-name="P30"><text:span text:style-name="T1">quippiam per exigua illa </text:span><text:span text:style-name="T16">orificia </text:span><text:span text:style-name="T1">in arterias. Quod<text:line-break/>quantum pulmoni fit utile, </text:span><text:span text:style-name="T16">iis </text:span><text:span text:style-name="T1">fortasse jam est explora-<text:line-break/>tum, qui ea, quae de ipsius nutritione scripsimus, me-<text:line-break/>rninerunt; si id minus, at </text:span><text:span text:style-name="T16">ego </text:span><text:span text:style-name="T1">certe strictim id percur-<text:line-break/>ram, si prius omnem, quae 'nunc lu manibus est,<text:line-break/>disputationem conclusero.</text:span></text:p>
      <text:h text:style-name="Heading_20_2" text:outline-level="2">Cap. XI.</text:h>
      <text:p text:style-name="P8"><text:span text:style-name="T1">Posteaquam enim harum membranarum<text:line-break/>usum docuimus esse magnum, et ea adhuc majorem<text:line-break/>venae pulmonem ipsum alentis, crassae admodum ac<text:line-break/>durae, deinceps erit docendum, arteriosum vas aut ejus<text:line-break/>generis membranas ex vena cava produci non potuisse.<text:line-break/>Quod igitur arteriosum vas </text:span><text:span text:style-name="T16">ex. </text:span><text:span text:style-name="T1">venoso exoriri non po-<text:line-break/>terat, omnibus est notissimum; nam una quidem venae<text:line-break/>tunica est eaque tenuis, arteriae vero neque unica<text:line-break/>neque tenuis, scd duae ipsi insunt tunicae, quarum in-<text:line-break/>terna quidem crassa est admodum, densa ac dura, at-<text:line-break/>que in fibras transversas dividua, exterior vero tenuis,<text:line-break/>rura ac mollis, qualis etiam est venae tunica, Noit</text:span></text:p>
      <text:p text:style-name="P30"><text:span text:style-name="T1">igitur ex simplici ac tenui tunica- (cujusmodi est venae<text:line-break/>eavae) duplex et crassa gigni, poterat; neque enim ex<text:line-break/>cordis ipsius, quanquam crassi, parte qualibet arteriosum<text:line-break/>vas aut venosum proficiscitur, sed ex tenuioribus si-<text:line-break/>mul ac mollioribus simplicia et mollia et tenuis,<text:line-break/>duplicia vero et dura </text:span><text:span text:style-name="T16">ac </text:span><text:span text:style-name="T1">crassa ex ipsius densioribus'<text:line-break/>partibus oriuntur. Porro neque membranas tales ac<text:line-break/>tantas', quantae et quales nunc sunt ad venae arterio-<text:line-break/>sae os, produci fine corde possibile erat</text:span><text:span text:style-name="T16">: </text:span><text:span text:style-name="T1">quandoquidem<text:line-break/>fedem ipsas aliquam habere tutam conveniebat, in qua<text:line-break/>stabilirentur una atque adhaerescerent, ut rectae et<text:line-break/>nusquam sesc inflectentes retro refluentibus materiis ob-<text:line-break/>sistant, quum scilicet thorax vehementer connitens to-<text:line-break/>tum quidem pulmonem cogit' intro- ac .contrahit, ipr<text:line-break/>Ium undique complexus, venasque collidit ac compri-<text:line-break/>iuit. Nam et si tunica eis obtigit crassissima ac motu<text:line-break/>difficilis’, non tamen eo usque plane est immobilis, ut<text:line-break/>nihil a tot musculis, tam fortibus simulet magnis, tot</text:span></text:p>
      <text:p text:style-name="P30"><text:span text:style-name="T1">praeterea ossibus medullae expertibus ac duris patiatur;<text:line-break/>quibus omnibus, dum totus thorax veheinentius coit in<text:line-break/>seipsum ac contraliitur, valenter incidentibus ac pul-<text:line-break/>moni vim asserentibus, comprimi nonnihil venas ac<text:line-break/>contrahi quidem necesse est, non tamen denuo per os<text:line-break/>retro evacuari, ut quod praeclusum jam a membranis<text:line-break/>fuerat: - quanto enim thorax contendit vehementius san-<text:line-break/>guinem elidens, tanto membranae exactius os ipsum<text:line-break/>occludunt. Ab interiore enim parte extra emergentes<text:line-break/>totum que orificium in orbem obsidentes, figuram prae-<text:line-break/>terea ac magnitudinem ita exactam habentes, ut, si ten-<text:line-break/>sue omnes atque erectae simul fuerint, unius njagnae<text:line-break/>totum orificium obtm-antis speciem reierant, ab iis </text:span><text:span text:style-name="T16">qui-<text:line-break/></text:span><text:span text:style-name="T1">dem, quae ab internis extra erumpunt,' eversae et ex-<text:line-break/>trorsum ad tunicas ipsius venae, decidentes transitum<text:line-break/>ipsis, adaperto ac plurimum diducto orificio, facile<text:line-break/>dant; quod fi quid extrinsecus intro feratur, hoc ipsum<text:line-break/>eogit membranas in unum, ut aliae incumbant aliis.</text:span></text:p>
      <text:p text:style-name="P30"><text:span text:style-name="T1">atque ex ipsis quandam velut portam ad amussim clau-<text:line-break/>sam constituit, lu omnibus itaque vasorum a corde pro-;<text:line-break/>ficisceutium orificiis membranae aliae aliis invehentes<text:line-break/>extiterunt, eo artificio constitutae, ut, si tensae simul-<text:line-break/>fuerint steterintque erectae, 'totum orificium obstinant.<text:line-break/>Communis aulem ipsarum omnium est nsus, ut materias<text:line-break/>renrigrare retro prohibeant; utrarumque vero proprius,<text:line-break/>educentium quidem e corde materias, ne amplius ad<text:line-break/>ipsum remeent, inducentium, vero, ne amplius ex ipso<text:line-break/>effluant; non enim volebat natura vano labore, cor fa-<text:line-break/>tigari,. neque in eam partem aliquando emittere, unde<text:line-break/>trahere praestiterat, neque rursus ex illa' identidem dn-<text:line-break/>cere , ad quam mittere erat necesse. Sed sunt quatuor<text:line-break/>ornuino. orificia, bina in utroque ventriculo, alterum<text:line-break/>quidem inducens, alterum vero educens;, de quibus<text:line-break/>paulo post disseremus, quum alia omnia, quae in corde<text:line-break/>ipso sunt, ' ut sc habent, explicabimus; praeterea etiam<text:line-break/>gdnatas membranas, quot eae sint numero, qualemque</text:span></text:p>
      <text:p text:style-name="P30"><text:span text:style-name="T1">habeant formam, et </text:span><text:span text:style-name="T16">quod </text:span><text:span text:style-name="T1">ipsas neque plures, neque<text:line-break/>pauciores, sed neqne majores, aut minores, aut crassi-<text:line-break/>ores, aut tenuiores,, aut fortiores, aut imbecilliores<text:line-break/>fuisse, erat melius. Hactenus aulem id ,tantum adrno-<text:line-break/>nnimus, hasce membranas usum habere necessarium,<text:line-break/>fierique non potuisse, nt ex vena cava generarentur,<text:line-break/>fed, quomodo nunc habent, ex ipso corde. Atqui si<text:line-break/>summam feceris omnium non solum, quae hoc. sermone<text:line-break/>fuerunt disputata, capitum, sed eorum etiam, quae ante<text:line-break/>haec scripta fuerunt, </text:span><text:span text:style-name="T16">comperies, </text:span><text:span text:style-name="T1">me, quod initio fusce-<text:line-break/></text:span><text:span text:style-name="T16">peram, </text:span><text:span text:style-name="T1">jam comprobavisse; Neque enim pulmo poterat<text:line-break/>ex </text:span><text:span text:style-name="T16">alia </text:span><text:span text:style-name="T1">quavis vena </text:span><text:span text:style-name="T16">ali </text:span><text:span text:style-name="T1">commodius, neque ex vena<text:line-break/>cava germen istiusmodi tunicarum aut’ membranarum<text:line-break/>poterat oriri. Ex quibus intelligi potest, mullo melius<text:line-break/>fuisse pulmonem a corde nutriri. Porro, quum vas<text:line-break/>alterum, quod tunica simplici constat, in cor .inseratur,<text:line-break/>alterum vero, quod duplici, . ex ipsu producatur, com-<text:line-break/>munem utrique locum quasi cisternam quandam. parari<text:line-break/>necesse suit, ad quam pertinentibus utrisque, per, alo</text:span></text:p>
      <text:p text:style-name="P57"><text:span text:style-name="T1">terum quidem trahatur sanguis,, per reliquum vero<text:line-break/>emittatur ; atque is dexter, cordis ventriculus 'est pulmo-<text:line-break/>nis causa (quemadmodum demonstravimus) comparatus.<text:line-break/>Quocirca, quae animalia pulmonem non habent, </text:span><text:span text:style-name="T21">- </text:span><text:span text:style-name="T1">eadem<text:line-break/>neque in corde duos 'habent ventriculos, sed illis solus<text:line-break/>is inest, qui motus .arteriis omnibus dux est; nam<text:line-break/>quemadmodum venae ab hepate ducunt initium, sic et<text:line-break/>arteriae a corde; et hoc lu libris de placitis Hippocra-<text:line-break/>tis et Platonis' copiosissime a nobis demonstratum est,<text:line-break/>veraque .omuia sibi inter se consentiunt atque altestan-<text:line-break/></text:span><text:span text:style-name="T21">tur.. </text:span><text:span text:style-name="T1">Ae tempestivum jam </text:span><text:span text:style-name="T16">nobis </text:span><text:span text:style-name="T1">fuerit omnem de dextro<text:line-break/>cordis ventriculo hic terminare disputationem, qui in<text:line-break/>omnibus animalium, generibus una cum pulmone aut<text:line-break/>gignitur.semper, aut interit. </text:span><text:span text:style-name="T21">- r-<text:tab/></text:span><text:span text:style-name="T37">ut</text:span></text:p>
      <text:h text:style-name="Heading_20_2" text:outline-level="2">Cap. XII.</text:h>
      <text:p text:style-name="P8"><text:span text:style-name="T1">Quod si quis causam requirat, cur plcri-<text:line-break/></text:span><text:span text:style-name="T21">que </text:span><text:span text:style-name="T1">tum medicorum,- tum philosupsiorum- lu numero<text:line-break/></text:span><text:span text:style-name="T21">cordis </text:span><text:span text:style-name="T1">ventriculorum, finiende hallucinati sint/njuscemo-<text:line-break/></text:span><text:span text:style-name="T21">dic </text:span><text:span text:style-name="T1">omnia alibi a nobis sunt </text:span><text:span text:style-name="T21">; </text:span><text:span text:style-name="T1">demonstrata, ner.tpe </text:span><text:span text:style-name="T21">in</text:span></text:p>
      <text:p text:style-name="P30"><text:span text:style-name="T1">libro de Dissensione, quae in anatomis est. Nam quem-<text:line-break/>admodum </text:span><text:span text:style-name="T16">actionum </text:span><text:span text:style-name="T1">demonstrationes praecedere </text:span><text:span text:style-name="T16">debent<text:line-break/></text:span><text:span text:style-name="T1">propositam jam nobis disputationem, pari modo et<text:line-break/>illas ipsas de actionibus habilas praeire debent tum illa,<text:line-break/>quae de dissensione, </text:span><text:span text:style-name="T21">' </text:span><text:span text:style-name="T1">quae in anatomis est, tum illa,<text:line-break/>quae de anatomicas adinluistrationilurs habentur.* Quo-<text:line-break/>circa non est in praesentia, quod ejus controversiae,<text:line-break/>quae de venarum aut arteriarum . tunicis, quot eae </text:span><text:span text:style-name="T21">nu-<text:line-break/></text:span><text:span text:style-name="T1">mero sint, habita fuit, mentionem faciamus, neque<text:line-break/>aliorum cujusquain-, de quibus ante diximus aut </text:span><text:span text:style-name="T21">dein-<text:line-break/></text:span><text:span text:style-name="T1">ceps dicturi fumus. Nam omnia, haec separatim prius<text:line-break/>demonstravimus, quo enarrationem hunc per fe, semotis<text:line-break/>omnibus quaestionibus, persequeremur, totuque hoc ser-<text:line-break/>mone ,. quae lu illis dejnousirata sunt, omnia pro hypo-<text:line-break/>thesi ad proposita explicanda sumentes, partium cujus-<text:line-break/>que usus solos absolveremus, eorum, quae alii peccarunt,<text:line-break/>absurditatem- </text:span><text:span text:style-name="T21">nusquam, </text:span><text:span text:style-name="T1">refellentes, nisi forte obiter,<text:line-break/>quando ad multa dogmata magnopere id pertinebit, aut<text:line-break/></text:span><text:span text:style-name="T21">multis communiter </text:span><text:span text:style-name="T1">oratio ipsa utilis </text:span><text:span text:style-name="T21">futura est'; ut </text:span><text:span text:style-name="T1">jam<text:line-break/></text:span><text:span text:style-name="T21">farre .constitui, eorum, </text:span><text:span text:style-name="T1">in quibus Asclepiades </text:span><text:span text:style-name="T21">lapsus, </text:span><text:span text:style-name="T1">est</text:span></text:p>
      <text:p text:style-name="P30"><text:span text:style-name="T1">de vasis pulmonis., mentionem facere ostendereque, ,ne-<text:line-break/>minenr Adrastiae legem posse effugere, etiamsi quis<text:line-break/>astutus admodum ac dicendi </text:span><text:span text:style-name="T16">peritus </text:span><text:span text:style-name="T1">fuerit, quin con-<text:line-break/>fiteatur tandem et ipse suam vastitiem, 'feratqae veri-<text:line-break/></text:span><text:span text:style-name="T21">tati </text:span><text:span text:style-name="T1">testimonium, quam alius: quinis, multu gravius,- qui<text:line-break/></text:span><text:span text:style-name="T21">invitus </text:span><text:span text:style-name="T1">ad testandum accesserit. Prima igitur agendo-<text:line-break/></text:span><text:span text:style-name="T21">rum </text:span><text:span text:style-name="T1">omnium causa (ut quodam loco Plato <text:s/>consumat)<text:line-break/>ipsius actionis est scopus. Causam ergo si quis roget, cur<text:line-break/>ad mercatum veneris, ea praeter.nissa aliam meliorem<text:line-break/></text:span><text:span text:style-name="T21">'afferre </text:span><text:span text:style-name="T1">non convenit; ridiculus enim quis fuerit, </text:span><text:span text:style-name="T21">si,<text:line-break/></text:span><text:span text:style-name="T1">quum respondere debeat, fe ad forum venisse, ut hoc<text:line-break/>vas aut mancipium emeret, </text:span><text:span text:style-name="T21"><text:s/></text:span><text:span text:style-name="T1">aut amicum suum- con-<text:line-break/>veniret, aut aliquid venderet, haec quidem omittat,<text:line-break/>dicat autem, idcirco fe ad forum venisse, quod sibi<text:line-break/>duo essent pedes, qui. facile moveantur, quibus fretus<text:line-break/>terrae inniti</text:span><text:span text:style-name="T21">. </text:span><text:span text:style-name="T1">obfirmarique tuto -queat alternis ipsis dictis<text:line-break/>pedibus celeriter .pervadens. Aliquam enim fortasse<text:line-break/></text:span><text:span text:style-name="T21">et ipse </text:span><text:span text:style-name="T1">reddiderit .aulam, aalnen veram neque primam,</text:span></text:p>
      <text:p text:style-name="P58"><text:span text:style-name="T31">e<text:tab/></text:span><text:span text:style-name="T5">.<text:tab/></text:span><text:span text:style-name="T24">...</text:span></text:p>
      <text:p text:style-name="Standard"><text:span text:style-name="T1">sed instmmentariam quandam, aut ejus generis,</text:span><text:span text:style-name="T21">' </text:span><text:span text:style-name="T1">sine<text:line-break/>quibus non potius, non causam. Atque hac ratione<text:line-break/>quidem Plato de natura causae rite.censuit. Nos autem,<text:line-break/>ne futiliter de nominibus concertare videamur, conce-<text:line-break/>dentes, plura esse causarum genera, primum quidem ,<text:line-break/>ac potissimum, </text:span><text:span text:style-name="T21">, </text:span><text:span text:style-name="T1">cujus causa aliquid sit, fecundum vero,<text:line-break/>a ,quo sit, tertium,, ex quo, quartum, per quod, et<text:line-break/>quintum, si.uis, secundum quod fit, ad singula genera<text:line-break/>refpondere ipsos de omnibus animalis partibus compel-<text:line-break/>lcmus,- si modo re vera sunt physici. Nam, quod ad<text:line-break/>nos. attinet, si quis -requirit, cur vasorum natura in<text:line-break/>pulmone variaverit,. _ factaque sit vena .quidem arteriosa,<text:line-break/>arteria autem yenofa</text:span><text:span text:style-name="T16">, </text:span><text:span text:style-name="T1">veram causam eandemque pri-<text:line-break/>mam. .afferemus, , quod scilicet in hoc uno </text:span><text:span text:style-name="T16">viGcere </text:span><text:span text:style-name="T1">melina<text:line-break/>fuit densam quidem esse venam, raram autem arteriam.<text:line-break/>Erasistratus vere -..non hoc modo, sed ita tradit: Ipsa<text:line-break/>quidem vena indidem proficiscitur, unde quae in totam<text:line-break/>corpus distribuuntur arteriae principium habent, in</text:span></text:p>
      <text:p text:style-name="P59"><text:span text:style-name="T1">sanguineumque ventriculum pertinet-, arteria vero rursus.<text:line-break/>Unde </text:span><text:span text:style-name="T16">venae </text:span><text:span text:style-name="T1">oriuntur</text:span><text:span text:style-name="T16">ei </text:span><text:span text:style-name="T1">ipsa </text:span><text:span text:style-name="T16">orta </text:span><text:span text:style-name="T1">in </text:span><text:span text:style-name="T16">spiritalem </text:span><text:span text:style-name="T1">cordis.<text:line-break/>ventriculum pertinet.<text:tab/></text:span><text:span text:style-name="T31">"<text:tab/></text:span><text:span text:style-name="T1"><text:tab/>_</text:span></text:p>
      <text:h text:style-name="Heading_20_2" text:outline-level="2">Cap. X<text:span text:style-name="T47">III</text:span>.</text:h>
      <text:p text:style-name="P8"><text:span text:style-name="T1">At Asclepiades utrasque causas praeter,<text:line-break/>gressus, tum illam, </text:span><text:span text:style-name="T16">quae </text:span><text:span text:style-name="T1">opificis providentiae referenda<text:line-break/>est accepta, quam' primam esse diximus, tum autem<text:line-break/>fecundam', quae - 'velut materialis est, accedensque. ad<text:line-break/>genus causae omnium. infimum atque abjectissimum;<text:line-break/>quod omnluo-ne causam quidem-, opinor; dixerit, qni<text:line-break/>dialecticis fuerit imbutus/ sed id omne, ceu drachmanT<text:line-break/>adulterinam, cautam este vel ex accidente, vel ex con-<text:line-break/>sequente, fidem, se- facere: sperat atque sapientem esse;<text:line-break/>legis Adrastiae (ut- ego arbitror)' i.umemor; quod nulla<text:line-break/>alia ratio aeque redarguat dogmatum ejus</text:span><text:span text:style-name="T10">:</text:span><text:span text:style-name="T1"> absurdilatem,<text:line-break/>atqua siaec ipsa; 'quam se sapienter’invenisse arbitratur.<text:line-break/>Norn quod (inquit) in pulmone salar ‘contra quam in<text:line-break/>aliis omnibus instrumentis r arteriae motu agantur du-<text:line-break/>plicsu uno, qsiem domesticum hdhentr ex propria vidc~<text:line-break/>licet substantia pulsantes., altero, quem ex pulmone ob</text:span></text:p>
      <text:p text:style-name="P30"><text:span text:style-name="T1">respirationis, munus sempcr agitato nanciscuntur, imt.<text:line-break/>mensis tandem laboribus confectae extenuantur</text:span><text:span text:style-name="T16">, </text:span><text:span text:style-name="T1">quum,<text:line-break/>quae aliis, panibus, iusiint arteriae, proprium unum<text:line-break/>habeant inotwm eundcmque moderatum, ob idque bene<text:line-break/>nutriantur robusiaequefini. At venae (inquit), quae in<text:line-break/>toto quidem sunt animali, quum motu omni careant,<text:line-break/>non aliter quam mancipium quoddam deses ah omnique<text:line-break/>exercitatione sagiens, sure' atrophia laborant; quae<text:line-break/>vero sunt in pulmone</text:span><text:span text:style-name="T16">, </text:span><text:span text:style-name="T1">motum, ab viscere ipso nactae<text:line-break/></text:span><text:span text:style-name="T16">fiunt </text:span><text:span text:style-name="T1">corpulentae, quo </text:span><text:span text:style-name="T16">modo </text:span><text:span text:style-name="T1">et ii, qui mediocriter<text:line-break/>sese exercent. : Verum, </text:span><text:span text:style-name="T20">ο</text:span><text:span text:style-name="T18"> </text:span><text:span text:style-name="T1">omnium hominum sapientissime<text:line-break/>Asclepiades, caetera quidem scriptorum tuorum flagitia<text:line-break/>si vellem eo modo- persequi, otio majore opus esset;<text:line-break/>quae vero ne puerum quidem fallere possint, nedum<text:line-break/>yirum jactabundum adeo atque insolentem, ea genere<text:line-break/>quidem sunt duplicia; alia' enim ex contemptu anato-<text:line-break/>mes atque oscitantia, ' alia ex logicae speculationis<text:line-break/>ignoratione promanarunt. Nam, si anatomes peritiis<text:line-break/>esses, </text:span><text:span text:style-name="T37"><text:s/></text:span><text:span text:style-name="T1">nobis fortassis concederes, arteriam a vena non'</text:span></text:p>
      <text:p text:style-name="P30"><text:span text:style-name="T1">crassitie </text:span><text:span text:style-name="T16">modo, </text:span><text:span text:style-name="T1">sed et numero ac qualitate' tunicarum<text:line-break/>discrepare. Interiorem enim tunicam, </text:span><text:span text:style-name="T21">. </text:span><text:span text:style-name="T1">quae crassa </text:span><text:span text:style-name="T21">est<text:line-break/></text:span><text:span text:style-name="T1">ac dura, quaeque fibras habet transversas; venae ipsae<text:line-break/>non habent omnino; tu </text:span><text:span text:style-name="T16">vero, </text:span><text:span text:style-name="T1">habeant necne, nihil<text:line-break/>magnopere solicitus, quae tibi nunquam percepta fu-<text:line-break/>erunt -neque, cognita, sine ulla dubitatione audes de<text:line-break/>illis, ut-exploratissimis, pronunciare, qui Herophili dis-<text:line-break/>sectiones respuis, qui jam Eralistratum condemnasti,<text:line-break/>cui denique surdet Hippocrates. An nescis pro </text:span><text:span text:style-name="T21">cerni<text:line-break/></text:span><text:span text:style-name="T1">venas </text:span><text:span text:style-name="T21">pulmonis </text:span><text:span text:style-name="T1">interiorem tunicam illam duram </text:span><text:span text:style-name="T21">non.<text:line-break/></text:span><text:span text:style-name="T1">habere? an hoc quidem intelligis, - quum .autem maci-<text:line-break/>lenta quaepiam fit. pars, existimas, non tunicarum </text:span><text:span text:style-name="T21">ipsius<text:line-break/></text:span><text:span text:style-name="T1">crassitudinem, sied numerum imminui? Ea certe </text:span><text:span text:style-name="T21">lege<text:line-break/></text:span><text:span text:style-name="T1">ventriculo </text:span><text:span text:style-name="T21">lu </text:span><text:span text:style-name="T1">summe extenuatis unica, </text:span><text:span text:style-name="T21">erit tunica, car-<text:line-break/>nosis </text:span><text:span text:style-name="T1">vero ac. bene habitis quatuor;- </text:span><text:span text:style-name="T21">iteirque oculorum<text:line-break/>tunicae tres, </text:span><text:span text:style-name="T1">verbi gratia, phthoe </text:span><text:span text:style-name="T21">tabescentibus </text:span><text:span text:style-name="T1">(maxime<text:line-break/></text:span><text:span text:style-name="T21">eniin his contabuerunt), quatuor vero quovis alio morbo<text:line-break/>laborantibus, </text:span><text:span text:style-name="T1">quinque </text:span><text:span text:style-name="T21">nobis </text:span><text:span text:style-name="T1">fanis, </text:span><text:span text:style-name="T21">sex, si sors ita tule-<text:line-break/></text:span><text:span text:style-name="T1">rit, iis, qui </text:span><text:span text:style-name="T21">bonam </text:span><text:span text:style-name="T1">habent corporis </text:span><text:span text:style-name="T21">constitutionem.</text:span></text:p>
      <text:p text:style-name="P30"><text:span text:style-name="T1">athletis septem, <text:s/>et his adhuc plures Miloni et Poly-<text:line-break/>damanti. Non alienum </text:span><text:span text:style-name="T16">etiam </text:span><text:span text:style-name="T1">esset, si et manuum di-<text:line-break/>gitos in bona quidem habitudine plures, in prava vero<text:line-break/>pauciores haberemus; esset enim eo modo dignum<text:line-break/>Asclepiadis sapientia spectaculum, si tres quidem.digi-<text:line-break/>tos habeat Thersites, Ajax autem quatuor, ac plures<text:line-break/>lus Achilles, Orion etiam (opluor) et Talos nume-<text:line-break/>rosiores., quam iuli habeant pedes. Fieri non potest,<text:line-break/>o. generosissime, quin ubique suam prodat infantiam<text:line-break/>ridiculusque sit, qui pravis dogmatum hypothesibus niti-<text:line-break/>tur. Mens enim est, quae omnia haec designat, dis-<text:line-break/>ponit ac ornat, . non corpusculorum vis concursu quo-<text:line-break/>dam fortuito luter se cohaerescentium. Nam pulmonis<text:line-break/>quidem arteriae sunt venosae, venae vero arteriosae,<text:line-break/>quod esse ejusmodi eas praestiterat; cordis vero ven-<text:line-break/>triculi duo-quidem funt, quibus est pulmo,, unus autem,<text:line-break/>cui non est; etenim hoc </text:span><text:span text:style-name="T16">quoque </text:span><text:span text:style-name="T1">melius suit; membra-<text:line-break/>nae autem suigulis insunt orificiis, ne cor vanum subeat<text:line-break/>laborem; praeterea venae cavae stabiliendae gratia qulu-</text:span></text:p>
      <text:p text:style-name="P30"><text:span text:style-name="T1">tus pulmonis lobus; ap reliqua omnia,, quorum quum<text:line-break/></text:span><text:span text:style-name="T21">sapientissirnus </text:span><text:span text:style-name="T1">vir </text:span><text:span text:style-name="T21">Asclepiades causam, cur </text:span><text:span text:style-name="T1">facta</text:span><text:span text:style-name="T21"> </text:span><text:span text:style-name="T1">fuissent,<text:line-break/></text:span><text:span text:style-name="T21">prae </text:span><text:span text:style-name="T1">inscitia nullam dixisset, unius </text:span><text:span text:style-name="T21">tamen </text:span><text:span text:style-name="T1">ex omnibus<text:line-break/>causam reddit, invento, ut putabat, probabili syllo-<text:line-break/>gismo.- Permittimus tibi recte de pulmonis vasis’dixisse;<text:line-break/>aggredere aliarum quoque animalis partium explicatio-<text:line-break/>nem, Nos enim in omnibus non unum caulae genus,<text:line-break/></text:span><text:span text:style-name="T21">fed <text:s/></text:span><text:span text:style-name="T1">omnia simul recensemus; unum, quidem,, idque<text:line-break/></text:span><text:span text:style-name="T21">primum </text:span><text:span text:style-name="T1">ac </text:span><text:span text:style-name="T21">principalissimum, </text:span><text:span text:style-name="T1">quod ita esse praestiterat;<text:line-break/></text:span><text:span text:style-name="T21">quod subseqursutur, </text:span><text:span text:style-name="T37">. </text:span><text:span text:style-name="T21">quae </text:span><text:span text:style-name="T1">tum ad instrumenta, tum ad<text:line-break/>materiam </text:span><text:span text:style-name="T21">pertinent, </text:span><text:span text:style-name="T1">quibus utens opifex' ad optimam<text:line-break/>speciem suigula, </text:span><text:span text:style-name="T21">quae </text:span><text:span text:style-name="T1">fiunt, effingit, arterias </text:span><text:span text:style-name="T21">'</text:span><text:span text:style-name="T1">quidem<text:line-break/>pulmonis ruras, </text:span><text:span text:style-name="T21">venas </text:span><text:span text:style-name="T1">autem</text:span><text:span text:style-name="T21">. </text:span><text:span text:style-name="T1">densas efficiens propter<text:line-break/>eam, quam diximus, causam. </text:span><text:span text:style-name="T21">. </text:span><text:span text:style-name="T1">Quas quum ejusmodi<text:line-break/>fecisse essef melius, ex arteriosis cordis partibus venas,<text:line-break/>ex venosis autem arterias produxit; et* quoniam ma-<text:line-break/>teri am utrisque praebere convenientem oportuit, est </text:span><text:span text:style-name="T21"><text:line-break/></text:span><text:span text:style-name="T1">spiritus quidem ventriculum sinistrum scilicet arteriarum,<text:line-break/>qd alterum autem venarum os aperuit; rotundasque</text:span></text:p>
      <text:p text:style-name="P18"><text:span text:style-name="T1">effecit, quod ipsas praestiterat figuram habere, quae ab<text:line-break/>injuriis omnibus esset, tutior. Juin vero, quum eas ex<text:line-break/>materia et per instrumenta parare .oporteret, humidum<text:line-break/>quidem sicco admiscens, et quendam ex utroque humo-<text:line-break/>rem ac materiam ad formarum impressionem recipien- .<text:line-break/>dam instar cerae facilem efficiens,-, hanc materiam gene-<text:line-break/>randis subjecit; calidum vero ac frigidum temperans,<text:line-break/>duo haec circa materiam .efficientia comparavit instru-<text:line-break/>menta; qua in mixtione partem quidem materiae exic-<text:line-break/>cari a calido constituit, partem autem frigido con-<text:line-break/>. crescere, ac horum denique mixtura spiritum rite tem-<text:line-break/>peratum generari. Post autem id ipsam materiam flatu<text:line-break/>in latum extendens diducensqpe cavum vas ac prae-<text:line-break/>lougum effecit, copiosiorem quidem materiam affundens,<text:line-break/>cui melius erat esse.crassiori, parciorem autem, . cui te-</text:span></text:p>
      <text:p text:style-name="Standard"><text:span text:style-name="T1">. imiori. Habes jam causas omnes his verbis; finalem<text:line-break/>sailicet, ab opifice, ab instrumentis, a materia, a for-<text:line-break/>ma. Tibi autem fi placet principalissimas omittere,<text:line-break/>tum eam, cujus causa aliquid fit, tum eam, a quo</text:span></text:p>
      <text:p text:style-name="P30"><text:span text:style-name="T1">fit, alias saltem in singulis partibus affer. At non ita<text:line-break/>facis; fieri enim,'ut opinor, non potest; ut, male posi-<text:line-break/>tis pravis hypothesibus, ' in omnibus; particularibus rite<text:line-break/>'quis ratiocinetnr. </text:span><text:span text:style-name="T21"><text:s/></text:span><text:span text:style-name="T1">Hoc etiam ipsum erat, quod antea<text:line-break/>ignoratione logicae speculationis evenire innuebam. Sa-<text:line-break/>tius enim fuisset' in omnibus causam generationis singu-<text:line-break/>lorum relinquere, utpote quam suspicari quis possit'<text:line-break/>fuapte sponte ipsus silentio praetermittere. At eo stu-<text:line-break/>piditatis venerunt, ut non intestigant, fe, quum unum<text:line-break/>aut duo exponunt, suum lu reliquis suentium suspectum<text:line-break/>facere; </text:span><text:span text:style-name="T21">- </text:span><text:span text:style-name="T1">nam de arteriis et. venis, quae pulmoni in-<text:line-break/>sunt, dicere aggressi non divinam causae speciem, ut<text:line-break/>Plato nominabat, sed necessariam memorantes, reliquas<text:line-break/>omnes praetermittunt. Quum enim exponere ipsi non<text:line-break/>audeant, neque quod necessarium erat cor ibi locari, neque<text:line-break/>quod aliis quidem duos habet ventriculos, aliis au-<text:line-break/>tem unicum, neque quod, quibus non est pulmo , iis<text:line-break/>etiam deest dexter ventriculus, </text:span><text:span text:style-name="T16">neque </text:span><text:span text:style-name="T1">aliud quidvis ex<text:line-break/>omnibus, lu- quibus nugas quasdam invenerint probabiles,</text:span></text:p>
      <text:p text:style-name="P30"><text:span text:style-name="T1">lu his tempus nos 'cogunt terere. Nisi, enim Asclepiadea '<text:line-break/>eo futilitatis fuisset provectus, ut (praeterquam quod,<text:line-break/>ex quibus causam unius intelligere est visus, in caetexis<text:line-break/>-omnibus haerere fefe,. magnam, ipse albi suspicionem<text:line-break/>affricuit) quae in anatumis etiam apparent,, ignorare<text:line-break/>penitus deprehenderetur; haudquaquam ego in eo refel-<text:line-break/>lendo tempus nunc consumerem, sed proposito mini<text:line-break/>scopo, ut adhuc ab initio feci, insisterem, eorum, quae-<text:line-break/>ab aliis male asserta' sunt, nihil usquam refellens. ' Nunc<text:line-break/>autem, quum eorum nonnulli, qui opiniones hujusmodi<text:line-break/>-defenderunt, in his </text:span><text:span text:style-name="T16">sese </text:span><text:span text:style-name="T1">venditarent, quorum eos pu-<text:line-break/>dere conveniebat, ecrum mihi rationem putavi esse con-t<text:line-break/>furandam, ne ea complures capiantur. Confutatio au-<text:line-break/>tem (ut ante diximus)..est. duplex, una quidem ex ana-<text:line-break/>tome, <text:s/>alia vero ex consecutione logica ducta; quorum'<text:line-break/>neutrum ostendimus sapientem illum Asclepiadem inteI-<text:line-break/>ligere., neque quod non crassitie modo, sed et tuni-<text:line-break/>carum numero </text:span><text:span text:style-name="T16">ac </text:span><text:span text:style-name="T1">duritie et fibrarum situ arteriae </text:span><text:span text:style-name="T16">a<text:line-break/></text:span><text:span text:style-name="T1">venis dissideant, neque quod, . lu quibus ipse est copio-</text:span></text:p>
      <text:p text:style-name="P30"><text:span text:style-name="T1">sus, ex his ipsis suam manifesto prodat inopiam , quum<text:line-break/>de aliis edicere nihil queat. Iit igitur ipsum in' eorum<text:line-break/>quopiam, quae ex anatonae apparent, evidenter resel-<text:line-break/>dainus, rursus ad eum reversamur, </text:span><text:span text:style-name="T21">' </text:span><text:span text:style-name="T1">Nam, quod endny-<text:line-break/>on nilul quicquam</text:span><text:span text:style-name="T10">;</text:span><text:span text:style-name="T1"> respirat, ipse confitetur; ego vero,<text:line-break/>etiam fi quodpiam animal recens -natum aut utero ad- </text:span><text:span text:style-name="T21">-<text:line-break/></text:span><text:span text:style-name="T1">huc gestatum dissecueris, </text:span><text:span text:style-name="T3">coniir.no</text:span><text:span text:style-name="T1">, pulmonis arterias<text:line-break/>"quidem jam esse venosas, venas aulem arteriosas, quam-<text:line-break/>'vis ille non dicat. Atqui haec sibi ipsis non consentiunt.<text:line-break/>Qui igitur convenit jam asserere, accidere id propter<text:line-break/>motum ex respiratione, aut immensum arteriarum labo-<text:line-break/>‘rem, aut 'venarum exercitationem mediocrem, quum<text:line-break/>vel ante respirationem tales in foetibus appareant? Cae-<text:line-break/>lorum, quae ad embrya attinent, haud ita multo post<text:line-break/>explicabimus, admirabilia sane' spectacula lu tota basi<text:line-break/>-sordis; quorum nullum Asclepiades animadvertit, neque-<text:line-break/>etiam, si animadvertisset, causas invenire potuisset, qui<text:line-break/>omnium, quae 'gignuntur, principia in.moles corpusculo-<text:line-break/>rwn atque luane referat. <text:s/>In praesenti vero sermone</text:span></text:p>
      <text:p text:style-name="P18"><text:span text:style-name="T1">visum mihi certe est </text:span><text:span text:style-name="T16">ei </text:span><text:span text:style-name="T1">applaudere ostendereque," me<text:line-break/></text:span><text:span text:style-name="T21">non </text:span><text:span text:style-name="T1">ignorare,- quantam ipse </text:span><text:span text:style-name="T21"><text:s/></text:span><text:span text:style-name="T1">et cujusmodi </text:span><text:span text:style-name="T16">in </text:span><text:span text:style-name="T1">anatomis<text:line-break/></text:span><text:span text:style-name="T21">habeat </text:span><text:span text:style-name="T1">experientiam consequentiumque ac- pugnan-<text:line-break/></text:span><text:span text:style-name="T21">tium </text:span><text:span text:style-name="T1">scientiam. ' Atque ad </text:span><text:span text:style-name="T21">' </text:span><text:span text:style-name="T1">thoracem denuo ac cor<text:line-break/>hominem redncani; nam cerebri forte, quod longe a<text:line-break/>pulmone absit; </text:span><text:span text:style-name="T21">oblitus </text:span><text:span text:style-name="T1">est,- quod semper movetur, quum<text:line-break/></text:span><text:span text:style-name="T21">tamesi </text:span><text:span text:style-name="T1">non habeat venas arterinsas neque venosas arte-<text:line-break/>rias. At thorax quidem certe totus movetur etiam se-<text:line-break/></text:span><text:span text:style-name="T21">cundum ipsum </text:span><text:span text:style-name="T1">Asclepiadem mullo sane quam pulmo<text:line-break/>vehementius; siquidem movetur hic' a spiritus transitu,<text:line-break/></text:span><text:span text:style-name="T21">vehit </text:span><text:span text:style-name="T1">fornax quaedam, thoraci autem ncn id modo usu<text:line-break/></text:span><text:span text:style-name="T21">venit, </text:span><text:span text:style-name="T1">verum etiam ut </text:span><text:span text:style-name="T21"><text:s/></text:span><text:span text:style-name="T1">dilatetur plurimum ac com-<text:line-break/></text:span><text:span text:style-name="T21">primatur... </text:span><text:span text:style-name="T1">Caeterum venas non habuit arteriosas, quo<text:line-break/></text:span><text:span text:style-name="T21">.modo </text:span><text:span text:style-name="T1">nec arterias venosas; oportebat autem (opinor)<text:line-break/></text:span><text:span text:style-name="T21">illas </text:span><text:span text:style-name="T1">quidem, quae motu agerentur mediocri', fier i</text:span><text:span text:style-name="T21">' </text:span><text:span text:style-name="T1">cor-<text:line-break/></text:span><text:span text:style-name="T21">pulentas, </text:span><text:span text:style-name="T1">has vero, quae laborarent immodice, graciles<text:line-break/></text:span><text:span text:style-name="T21">esse.' Quid- </text:span><text:span text:style-name="T1">jam loquar </text:span><text:span text:style-name="T21"><text:s/></text:span><text:span text:style-name="T1">de ipso corde ? quod licet mo-<text:line-break/></text:span><text:span text:style-name="T21">veatur omnium </text:span><text:span text:style-name="T1">vehementissime, </text:span><text:span text:style-name="T21">' </text:span><text:span text:style-name="T1">similes tamen iis, qua®</text:span></text:p>
      <text:p text:style-name="P18"><text:span text:style-name="T1">reliquis omnibus diffusae sunt animalis partibus, venas<text:line-break/>habet et arterias, ut et thorax; totus et 'cerebrnm,<text:line-break/>quemadmodum dictum esu Omnes igitur partes, tum<text:line-break/>quae praeter modum laborant, tum quae moderate, tum<text:line-break/>quae penitus otiosae sunt, venas habent sibi ipfis simi-<text:line-break/>les atque arterias, propterea quod melius id fuerat;<text:line-break/>fotus vero pulmo, quod i si melius, etiam erat, ipsarum<text:line-break/>tunicas habuit commutatas. Ex quibus intelligi potest,<text:line-break/>conditorem nostri </text:span><text:span text:style-name="T21">in </text:span><text:span text:style-name="T1">conformandis omnium partibus<text:line-break/>unum hunc sequi scopum, nempe.ut, quod melius est,<text:line-break/>eligat. </text:span><text:span text:style-name="T16">Sed </text:span><text:span text:style-name="T1">de Asclepiade nimis fortasse multa.</text:span></text:p>
      <text:h text:style-name="Heading_20_2" text:outline-level="2">Cap. XIV.</text:h>
      <text:p text:style-name="P8"><text:span text:style-name="T1">Quod vero ea consequitur, quae ante<text:line-break/>a nobis fuerunt comprehensa</text:span><text:span text:style-name="T16">, </text:span><text:span text:style-name="T1">cujusque explicationem<text:line-break/>rejeceramus, de eo jam disseramus. Quum quatuor in<text:line-break/></text:span><text:span text:style-name="T37">_ </text:span><text:span text:style-name="T1">corde sint orificia, tres quidem in singulis aliis funt<text:line-break/>membranae, duae autem duntaxat in arteria venosa. ’<text:line-break/>Oriuntur porro omnes ex ipfis orificiis; unde profectae,<text:line-break/>aliae quidem intro progrediuntur lu cordis ventriculos,<text:line-break/>ad quos etiam vinculis fortibus adnectuntur, aliae vero</text:span></text:p>
      <text:p text:style-name="P18"><text:span text:style-name="T1">foras vergunt, qua primum utrumque vas e corde emer-<text:line-break/>git. Sunt autem in vena quidem ar teriosa (quam' pul-<text:line-break/>monem ipsum alere dicebamus) membranae tres intus<text:line-break/>foras .spectantes; quas a figura liturae C, qui accuratius<text:line-break/>tractarunt anatomas, sigmoidea appellarunt. In ea porro<text:line-break/>vena, quae sanguinem introducit, tres quoque foris in-<text:line-break/>tro pertinentes insunt membranae, fed quae</text:span><text:span text:style-name="T29">1</text:span><text:span text:style-name="T21"> </text:span><text:span text:style-name="T1">multum<text:line-break/>cfassitie, robore ac magnitudine illas anteeant. Aliud<text:line-break/>autem tertium non est in dextro ventriculo orificium</text:span><text:span text:style-name="T16">;<text:line-break/></text:span><text:span text:style-name="T1">quandoquidem, quae vena paries thoracis inferiores alit,<text:line-break/>simulque ea, quae bor ipsum coronat (sic enim ipsam<text:line-break/>etiam nominant); principium exortush abent extra mem-<text:line-break/>branas. In altero, porro cordis ventriculo alterum qui-<text:line-break/>dem omnium maximum est orificium, nempe arteriae<text:line-break/>magnae, a qua arteriae onr.res ducuntur, quae in totum<text:line-break/>animal .dispertiuntur. ' Tres vero huic quoque membra-<text:line-break/>nurum sigmoidum lutus foras vergentium lusuut epiphy-<text:line-break/>scs. Aliud vero arteriae venosae, quae in pulmonem</text:span></text:p>
      <text:p text:style-name="P18"><text:span text:style-name="T1">distribuitur, orificium duarum membranarum foris lu-<text:line-break/> tro pertinentium, habet epiphysim, quarum figuram ne-<text:line-break/>jno anatomicorum virorum, quomodo figmoides, cui-<text:line-break/>piam rei cognitae assiori liare est aggressus. Neque enim,<text:line-break/>qui triglochinas seu tricuspides eas appellaverunt, </text:span><text:span text:style-name="T21">a<text:line-break/></text:span><text:span text:style-name="T1">figura cujusque, , fed a -mutua inter fe ipsarum cornpo-<text:line-break/>sitione nomen posuerunt; etenim, ipsarum inter fe com-<text:line-break/></text:span><text:span text:style-name="T21">pofitio </text:span><text:span text:style-name="T1">cuspidum telorum eminentiis atque angulis </text:span><text:span text:style-name="T21">pe-<text:line-break/></text:span><text:span text:style-name="T1">nitus est similis.,, Caeterum tres illas,, quae sunt-ad </text:span><text:span text:style-name="T21">ve-<text:line-break/></text:span><text:span text:style-name="T1">nae cavae orificium,, nominareuita licet; quae vero sunt<text:line-break/></text:span><text:span text:style-name="T21">ad </text:span><text:span text:style-name="T1">arteriae venosae os,quum ea tantum duae- sint, </text:span><text:span text:style-name="T21">nemo<text:line-break/>etiarn </text:span><text:span text:style-name="T1">eas recte ita nominaverit. </text:span><text:span text:style-name="T21">. </text:span><text:span text:style-name="T1">Quamobrem autein </text:span><text:span text:style-name="T21">in<text:line-break/></text:span><text:span text:style-name="T1">lioc solo orificio duae extiterint membranae (nam ne<text:line-break/></text:span><text:span text:style-name="T21">id </text:span><text:span text:style-name="T1">quidem neglectum, a natura est), paulo post dicemus.<text:line-break/>Exponere enim jam lentabo, cur jure optimo in </text:span><text:span text:style-name="T21">vasis<text:line-break/></text:span><text:span text:style-name="T1">quidem- materias intromittentibus fortes et- -magnae<text:line-break/>ortae sint membranae, in educentibus vero imbecillio-<text:line-break/>res, reliquaque omuia, quae a natura ad materiarum<text:line-break/>tum attractionem tum emissionem fuerunt comparata.</text:span></text:p>
      <text:p text:style-name="P30"><text:span text:style-name="T1">-Est sine factu difficile,, .etiam si particulas ipsas prae-<text:line-break/>beamus inspiciendas, ut dilucide ejusmodi explicemus-;<text:line-break/>inspectione vero -sublata .propemodum,. impossibile;., teu--<text:line-break/>tandum tamen, qua poterimus perspicuitate, cursim </text:span><text:span text:style-name="T16">ea<text:line-break/></text:span><text:span text:style-name="T1">exponere. Vasorum,, quae materias ad cor introducunt,<text:line-break/>fincs per membranas foris intro tendentes (quas .fortes<text:line-break/>et magnas'este diximus) cordi ipsi annexi, sunt, vincu-<text:line-break/>lis fortissimis cohaerentes; quo dilatato, omnia haec vin-<text:line-break/>cula, ipsius- diductione tensa,- trahunt ad se' ipsa et<text:line-break/>velut .resupinant membranas 'ad... corpus ipsius cordis.<text:line-break/>-Tribns igitur simul in orbem ad cor refleris, vasorum<text:line-break/>.orificia patefiunt, . et per vrarn amplam cordi jam est<text:line-break/>lacile factu, ut materias, quae ipsis insunt, ad sc tra-<text:line-break/>hat; nam quum-alia omnia, tum vas ipsum, quo modo<text:line-break/>nunc se habet, , attrahit ad sc ipsum tendens, et per<text:line-break/>membranas .adducens; fieri enim non. potest, quum hae<text:line-break/>ab eo trahuntur,-, ut non etiam .ad continuum sibi-vas<text:line-break/>attractionis vis quaedam pertineat. Quo sit, ut .actione</text:span></text:p>
      <text:p text:style-name="P30"><text:span text:style-name="T1">una, quam cor edit; dum dilatatur, membranae tractae<text:line-break/>a vinculis in ipsum. cordis ventriculum resupinentur;<text:line-break/>quibus retro in orbem <text:s/>complicatis orificium aperitur,<text:line-break/>vafaque interea ad cor ope membranarum adducuntur,<text:line-break/>et quae ipfis continentur materiae, nulla vi impedien-<text:line-break/>te, in ejus ventriculos influunt, nempe quum non modo<text:line-break/>vis nulla obsistat, verum etiam causae omnes, a quibus<text:line-break/>celerrima fiat materiarum translatio, eodem pertineant<text:line-break/>atque aspirent. Nam quod suo loco transit, aut trahi<text:line-break/>ipsum </text:span><text:span text:style-name="T16">oportet, </text:span><text:span text:style-name="T1">aut mitti </text:span><text:span text:style-name="T16">ab </text:span><text:span text:style-name="T1">aliquo,- aut.destuci; quae<text:line-break/>omnia simul adsunt materiis, dum cor dilatatur; siqui-<text:line-break/>dem cor trahit, mittunt praepositae ad aures cavitates,<text:line-break/>tmn autem vafa deducunt; quorum omnium, unum eft<text:line-break/>motionis principium, cornis ipsius , dilatatio.</text:span></text:p>
      <text:h text:style-name="Heading_20_2" text:outline-level="2"><text:span text:style-name="T8">Cap. XV.</text:span></text:h>
      <text:p text:style-name="P8"><text:span text:style-name="T1">At aures (quae sunt epiphysea quaedam<text:line-break/>nervosae et. cavae, ante orificia constitutae) laxae qui-<text:line-break/>dem reliquo tempore:sunt, et idcirco.concavae", quum<text:line-break/>vero cor. dilatatur, quomodo membranae„ tenduntur ac</text:span></text:p>
      <text:p text:style-name="P30"><text:span text:style-name="T1">contrahuntur'; ob idque ipsum materias ex se ipsis ex--<text:line-break/>pressas cordi praemittunt,- Quae autem proxima ipsis<text:line-break/>sunt vasorum orificia, propterea quod a corde antro ve-<text:line-break/>liementer tenduntur, materias ah auribus impulsas dedu-<text:line-break/>cunt. Ipfum porro cor, omnibus, quae in mentem cu-<text:line-break/>iris venirepossunt,- attrahendi facultatibus praestitum,<text:line-break/>arripiens ac veluti exorbens influentes materias'- citili-<text:line-break/>sime suorum ventriculorum sinibus excipit Nam sive<text:line-break/>fabrorum folles spectes; quemadmodum ipsi dilatati intro<text:line-break/>aerem trahant,, id omnium maxime cordi inest; sive<text:line-break/>quo pacto ellychniorum flammae 'oleum attrahunt, ne ea<text:line-break/>quidem curet‘ facultate, quum ipsum caloris nativi sit-<text:line-break/>principium ; sive ni lapis ' Heraclius</text:span><text:span text:style-name="T10">:</text:span><text:span text:style-name="T1"> qualitatis familiari-<text:line-break/>nite . ferrum attrahit; quid spiritu ad refrigerationem<text:line-break/>cordi est familiarius ? quid sanguine ad nutritionem' uti--<text:line-break/>ltus? -Mihi quidem ridetur vas aliquod fuisse divulsurum;</text:span><text:span text:style-name="T37">-<text:line-break/></text:span><text:span text:style-name="T1">quum omnibus simul utitur attrahendi facultatibus,- nisi''<text:line-break/>conditor noster. ne quid ejusmodi- accideret,’ admira-'<text:line-break/>bile-qnoddam hic fabricatussisset fubfidium, extrinsecus</text:span></text:p>
      <text:p text:style-name="P30"><text:span text:style-name="T1">utrisque. orificiis materias intromittentibus propriam ca-<text:line-break/>vitatem quasi alimenti promptuarium quoddam .apponens,<text:line-break/>necubi vas rumpi periclitetur, potissimum si cor simul,<text:line-break/>repente ac vehementer trahit, ipsum autem; quod sit’<text:line-break/>angustum, quantum appetit, ..cordi suggerere, profluenter,<text:line-break/>nequeat.. Quemadmodum enim, si quis, vas aere plenum<text:line-break/>conetur evacuare - ore per foramen aerem emulgendo,;<text:line-break/>id utique rumpat,,. si yim majorem fecerit, ad. eundem,<text:line-break/>opinor, modum‘cor,/quum,, quam nunc vasis utriusque<text:line-break/>est latitudo:, multis. partibus . majorem repleri .subito ac:<text:line-break/>simul, postulet cavitatem, violenter trahens ea- aliquo,<text:line-break/>tempore .perfringat , ae divellat,, li nulla ei extrinsecus;<text:line-break/>apposita esset cavitas, qualis nunc in utraque aure esu.<text:line-break/>Non igitur cordis aures frustra funt factae, fed temere,<text:line-break/>suerunt - nominatae. Non enim’ mediocrem quendam uf-<text:line-break/>ferre yidentur animalibus uium, fed, si maximum, est<text:line-break/>vcnam cavam aut arteriam,- quae, in pulmones dividi-;<text:line-break/>fur, ab omnibus .tutam esse injuriis,.- maximum certe<text:line-break/>ex auribus animaliu capiunt usum. .Nam, ut et alia,,..</text:span></text:p>
      <text:p text:style-name="P30"><text:span text:style-name="T1">utrumque hoc vas tenuem habet tunicam, alterum qui-<text:line-break/>dem, quod vena plane est, alterum vefo-; quod satius.,<text:line-break/></text:span><text:span text:style-name="T21">esse </text:span><text:span text:style-name="T1">ostendebamus, pulmonis arteriam factam fuisse veno-<text:line-break/>sam.' </text:span><text:span text:style-name="T21">At </text:span><text:span text:style-name="T1">tenue</text:span><text:span text:style-name="T21">' </text:span><text:span text:style-name="T1">vas ac molle, </text:span><text:span text:style-name="T21">ut ad </text:span><text:span text:style-name="T1">facilem contractio-<text:line-break/>nem est opportunius, ile, ficubi tendatur, facilius divel-<text:line-break/></text:span><text:span text:style-name="T21">litur; </text:span><text:span text:style-name="T1">quocirca, quae vula materiam cordi suppeditant,<text:line-break/>si dilatato eo .traeta violentius </text:span><text:span text:style-name="T21">suissent, . </text:span><text:span text:style-name="T1">cum tenues ac<text:line-break/>molles habeant tunicas, nullo negotio utraque erant di-<text:line-break/>vellenda,- si nullum matura ejusmodi machinata fuisset<text:line-break/>praesidium,- eujusmodi nunc auris utriusque</text:span><text:span text:style-name="T21">" </text:span><text:span text:style-name="T1">est cavitas ;<text:line-break/>quibus comparsis accidit non folum</text:span><text:span text:style-name="T21">, </text:span><text:span text:style-name="T1">ut vasorum tuni-<text:line-break/>cae extra omne patiendi periculum . jam '.sint, verum<text:line-break/>etiam opplendo 'celeriter </text:span><text:span text:style-name="T21"><text:s/></text:span><text:span text:style-name="T16">cordi </text:span><text:span text:style-name="T1">adjumentum habeant,<text:line-break/>nam quo celerius molliores' duris, contrahuntur, eo ce-.'<text:line-break/>lerius cor replere est aequum. Sotae porro si esseut flne '<text:line-break/>adjacentibus cavitatibus, haudquaquam implendo cordi<text:line-break/>sufficerent, quo tempore etiam tensae' ab ipso rumpi<text:line-break/>facile queant; illis vero assumptis, ’ prius quam summe</text:span></text:p>
      <text:p text:style-name="P30"><text:span text:style-name="T1">tendatur, cor-ipsum implere occupantes, </text:span><text:span text:style-name="T16">haud </text:span><text:span text:style-name="T1">contem-<text:line-break/>nendum adversus .'injurias praesidium corporis' sui mol-<text:line-break/>litie habent- comparatum; tibique ob . </text:span><text:span text:style-name="T16">id </text:span><text:span text:style-name="T1">ipsum indica-<text:line-break/>tum est pulmonis arteriam factam fuisse venosam Ob<text:line-break/>eam., opinor, causam -lauris etiam utraque tenuis simul’<text:line-break/>ac nervosa fuit. Nam ipsarum, tenuitas vim habet, ad<text:line-break/>faciliorem contractionem maximam;-</text:span><text:span text:style-name="T31">s </text:span><text:span text:style-name="T1">ut vero, ab injuriis,<text:line-break/>sint tutiores, corporis robur; fortissimum: enim est,<text:line-break/>quod . nervosum esu Nominatae porro ita simt n</text:span><text:span text:style-name="T13">on</text:span><text:span text:style-name="T1"> rir<text:line-break/>usu aut actione aliqua, sed a parva similitudine; quod<text:line-break/>utrinque .cordi :ipsi, ut. animalis capiti aures, adjaeeaut.<text:line-break/>Et quideni membranarum tanto eas, quae ad vasa sunt<text:line-break/>materias introducentia, fortiores simul et majores esse</text:span><text:span text:style-name="T10">1<text:line-break/></text:span><text:span text:style-name="T1">oportuit iis, quae est educentia funt, quanto majore in<text:line-break/>dilatando, quam lu contrahendo, vi opus erat: majore<text:line-break/>enim vi cor dilatatum attrahat necesse est, quam con-.<text:line-break/>tiactum expellat. Atque etiam lu eo maxime admiran—.</text:span></text:p>
      <text:p text:style-name="P30"><text:span text:style-name="T1">da est naturae solertia, quod, nt ad unguem simni ac<text:line-break/>celeriter os omne patefieret ac rursus clauderetur;<text:line-break/>membranas cuique tres effecerit. Quandoquidem, si duae<text:line-break/>essent, neque ad amussim neque celeriter' orificia ipsa <text:line-break/>claudi aut aperiri sinerent sinus ipsi membranarum;<text:line-break/>magni scilicet generati» quod si tribus plures exsilissent,<text:line-break/>multo quidem celerius atque exactius ob sinuum parvi-<text:line-break/>talem praedicta duo efficerentur, at .necessario ob hanc<text:line-break/>ipsam parvitatem everterentur facilius imbeclilioresque<text:line-break/>redderentur. Convenienter igitur, ut celeriter simul<text:line-break/>ac fortiter <text:s/>atque exacte orificia aperirentur ac clau-<text:line-break/>derentur, tres in quoque ipsorum factae fuerunt mem-<text:line-break/>branae, quum alius numerus nullus omnia haec prae-<text:line-break/>stare simul queat, quod pauciores qmdem tribus exa-<text:line-break/>ctam minus ac tardiorem, plures autem imbecilliorem<text:line-break/>edant actionem. Eactum igitur jure est, ut lu solo<text:line-break/>arteriae venosae orificio dumum membranarum epipliy-<text:line-break/></text:span><text:span text:style-name="T16">Ces </text:span><text:span text:style-name="T1">essent; solius enim hujus orificii intererat, ne ad</text:span></text:p>
      <text:p text:style-name="P30"><text:span text:style-name="T1">amussim clauderetur, propterea quod solum ipsum- transi-<text:line-break/>tum a corde ad pulmones <text:s/>excrementis iis fnliginofis<text:line-break/>dare praestiterat, quae propter copiam caloris nativi<text:line-break/>in ipso constitere erat necesse, quum magis concisam<text:line-break/>aliam effluxionem non haberent. Quo perspicuum fit,<text:line-break/>nos rite statuisse, membranas simul quaedam quasi oper-<text:line-break/>cula orificiis esse'comparatas, simul etiam attractionis<text:line-break/>esse instrumenta. . Tensae enim a corde per eas vaso-<text:line-break/>rum tunicae, ut ante'ostendebamus, expeditius contra-<text:line-break/>huntur impellunturque facilius, trahente corde ipsas ina-<text:line-break/>terias; ipsius porro rurins tensio membranas intus suras<text:line-break/>spectantes ' radicibus trahens . atque ad ipsum cor .intro<text:line-break/>reflectens omnesque rectas constituens vasorum .claudit<text:line-break/>orificia. ' Quare, quam cordis actionem, dum dilasatur,<text:line-break/>multorum,: quae ipsi- ad trahendas materias conferunt,<text:line-break/>causam antea ostendebamus, eadem qunc ipsa praestare<text:line-break/>etiam videtur, - ut tum venae arteriosae, tum arteriae<text:line-break/>magnae orificium - claudatur,- Atque ita summa naturae .</text:span></text:p>
      <text:p text:style-name="P30"><text:span text:style-name="T1">providentia atque artificio omnes cordis particulae fue-<text:line-break/>runt comparatae.</text:span></text:p>
      <text:h text:style-name="Heading_20_2" text:outline-level="2">Cap. XVI.</text:h>
      <text:p text:style-name="P8"><text:span text:style-name="T1">Sed enim et corpus ipsum sinistra qui-<text:line-break/>dem parte tutum crassum admodum est ac durum, ut<text:line-break/>quod ventriculi spiritalis tegumentum esset' futurum;<text:line-break/>dextra vero tenue ac molle,, simul quidem, ut materiis<text:line-break/>uirobique esset consentaneum, simul </text:span><text:span text:style-name="T21">autem</text:span><text:span text:style-name="T1">, ire </text:span><text:span text:style-name="T21"><text:s/></text:span><text:span text:style-name="T1">cor in<text:line-break/>alterutram partem </text:span><text:span text:style-name="T21">' </text:span><text:span text:style-name="T1">propenderet; nam satius fuit, tum<text:line-break/>fpiritum ipsum tunica crassiori contineri, tum fangui-<text:line-break/>nis dextro ventriculo coalenti pondus sinistri' molem<text:line-break/>aequabiliter sibi pendentem habere. Quod .si natura<text:line-break/>eundem ventriculum simul quidem erassum, simul etiam<text:line-break/>sanguine plenum effecisset, omnino ad illum cor lotum<text:line-break/>converteretur </text:span><text:span text:style-name="T21">' </text:span><text:span text:style-name="T1">atque luclinaret; nunc autem, quod cor-<text:line-break/>poris moles gravior materiae leviori sit' circumdata,, le-<text:line-break/>vior vero graviori, aequabilis momenti cor ac ponde-<text:line-break/>ris ab utraque parte fuit. Quo fit, .ut, qtmnquam vin-.<text:line-break/>culum nullum sit; quod- partibus circumfusis ipsum' col-</text:span></text:p>
      <text:p text:style-name="P30"><text:span text:style-name="T1">liget, nusquam tamen inclinans aut propensum perma-<text:line-break/>neat, in medio durae illius .tunicae,. quam: pericardium<text:line-break/>appellamus, suspensum; quae ex capite, ipsius, ampla<text:line-break/>valde exoriens, post autem paulatim .coarctans efesc,<text:line-break/>tuodo, quo cor ipsum.,,-, lu quodam ..coni: acumen et<text:line-break/>ipsa definit, sterno annexa, 'quam non recte ii tunicam<text:line-break/>appellarint, qui vocabulorum proprietates curiosius per-<text:line-break/>sequuntur, fed potius quasi domicilium quoddam aut<text:line-break/>securum vallum cordi circumjectum: distat enim ab ipso-<text:line-break/>undique /plurimum, </text:span><text:span text:style-name="T21">. </text:span><text:span text:style-name="T1">tantum intus luter se </text:span><text:span text:style-name="T16">lusam </text:span><text:span text:style-name="T1">et<text:line-break/>cor-spatii circumscribens,, quantum cordi dilatato susci-<text:line-break/>piendo satis erat; quod fi intervallum id spatiosius fuis-<text:line-break/>, set, thoracis amplitudinem laesisset, ut quam, dum<text:line-break/>respiramus, motibus tum foras tum intro ipsius spiritus<text:line-break/>dicatam esse oportebat Advenit certe tibi aliud rursus<text:line-break/>naturae opus admirabile. </text:span><text:span text:style-name="T21">. </text:span><text:span text:style-name="T1">Haec pericardios, sive tunica,<text:line-break/>sive membrana</text:span><text:span text:style-name="T16">, </text:span><text:span text:style-name="T1">sive domicilium, sive alio quovis no-<text:line-break/>rnlue dicenda sit, figuram lrabet ei visceri, .quod ipsa<text:line-break/>complectitur, similem, atque </text:span><text:span text:style-name="T16">leam </text:span><text:span text:style-name="T1">etiam magnitudinem,</text:span></text:p>
      <text:p text:style-name="P30"><text:span text:style-name="T1">quae neque' thoraci' ipsi' noceat, neque cor 'coarctet:<text:line-break/></text:span><text:span text:style-name="T21">nam </text:span><text:span text:style-name="T1">thorax non plus</text:span><text:span text:style-name="T16">, </text:span><text:span text:style-name="T1">quam conveniebat, de sua am-<text:line-break/>plitudine amittit; et cor satis habet spatii,' in quo,<text:line-break/></text:span><text:span text:style-name="T21">dum </text:span><text:span text:style-name="T1">movetur, circumagi queat. At </text:span><text:span text:style-name="T21">crassitudinis </text:span><text:span text:style-name="T1">ipsius<text:line-break/>ac roboris quis non <text:s/>exactissimum modum ac </text:span><text:span text:style-name="T21">conve-<text:line-break/></text:span><text:span text:style-name="T1">nientiam admiretur? </text:span><text:span text:style-name="T21">, </text:span><text:span text:style-name="T1">Ossa namque </text:span><text:span text:style-name="T21">thoracis, quaesane<text:line-break/>dura sunt, </text:span><text:span text:style-name="T1">et pulmonem, viscus </text:span><text:span text:style-name="T21">omnium, mollissimum,</text:span><text:span text:style-name="T1">ni<text:line-break/></text:span><text:span text:style-name="T21">erat </text:span><text:span text:style-name="T1">contactura,, periculumque </text:span><text:span text:style-name="T21">erat; ne, si durior;<text:line-break/>quam </text:span><text:span text:style-name="T1">nunc est, facta 'suisset, visceri </text:span><text:span text:style-name="T21">negotium exhiberet<text:line-break/></text:span><text:span text:style-name="T1">comprimendo ipsum - ac contundendo</text:span><text:span text:style-name="T21">, sin </text:span><text:span text:style-name="T1">vero </text:span><text:span text:style-name="T21">mollior;<text:line-break/></text:span><text:span text:style-name="T1">ne ipsa dolore aliquo ah Ossibus </text:span><text:span text:style-name="T21">afficeretur. Quas </text:span><text:span text:style-name="T1">ob<text:line-break/></text:span><text:span text:style-name="T21">res, </text:span><text:span text:style-name="T1">ut situm inter duo contraria, </text:span><text:span text:style-name="T21">ita </text:span><text:span text:style-name="T1">corporis etiam<text:line-break/>substantiam inter duo extrema mediam est adepta; tan-<text:line-break/>to enim osse est mollior, quanto .pulmone durior. <text:s/>Ex<text:line-break/>quo efficitur, ut alterius vicinitas alteri nihil noceat,<text:line-break/>quum neque ipsa ab</text:span><text:span text:style-name="T21">, </text:span><text:span text:style-name="T16">ossibus </text:span><text:span text:style-name="T1">vexetur, neque etiam pul-<text:line-break/>mones laedat. </text:span><text:span text:style-name="T16">Plena ergo </text:span><text:span text:style-name="T1">artificii atque </text:span><text:span text:style-name="T21">. </text:span><text:span text:style-name="T1">admirationis<text:line-break/>est pericardios; </text:span><text:span text:style-name="T16">atque ipsa multo </text:span><text:span text:style-name="T1">etiam magis &lt;cordis ori-</text:span></text:p>
      <text:p text:style-name="P18"><text:span text:style-name="T1">ficia artis plena, quanto scilicet haec majoribus sub-<text:line-break/>serviunt actiouibus; </text:span><text:span text:style-name="T21">- </text:span><text:span text:style-name="T1">omnes- enim.‘propemodum ecrdis '<text:line-break/>actiones per ea perficiuntur. Ad ea . igitur reversi definia-<text:line-break/>mus., si quid antea minus distincte proniuiciavimus</text:span><text:span text:style-name="T16">, </text:span><text:span text:style-name="T1">adda-<text:line-break/>musque, si. quid prorsus a nobis fuit praetermissum. Quod<text:line-break/>igitur cor, quo. tempore dilatatur, .membranarum tra-<text:line-break/>hens radices, aperit quidem intromittentium, materias<text:line-break/>vasorum orificia, .claudit autem educentium, dictum an-<text:line-break/>tea nobis est ac demonstratum; nec mluus etiam, quod<text:line-break/>trahentibus </text:span><text:span text:style-name="T21">' </text:span><text:span text:style-name="T1">omnibus feriora expeditius obsequuntur;<text:line-break/>quodque in aliis quidem orificiis membranae tres incu-<text:line-break/>bant; in arteriae autem .venulae orificio non item,. quod'<text:line-break/>eam sudam excrementis fuliginoiis, quae a corde ferun-<text:line-break/>tur ad pulmonem., dare tranfitum oportebat.'. Ex his</text:span></text:p>
      <text:p text:style-name="P81"><text:span text:style-name="T1"><text:s/>ecrte.. quispiam forte existimaris, nihil penitus per tria<text:line-break/>reliqua vasorum orificia retro ferri; </text:span><text:span text:style-name="T21">d,</text:span><text:span text:style-name="T1">at. non ita se- rei<text:line-break/>habet .veritas. . Nam qiio tempore contingit membranas<text:line-break/>slaudi., . eo ipso: prius, sanguinem ac spiritum <text:s/>in <text:s/>cor</text:span></text:p>
      <text:p text:style-name="P30"><text:span text:style-name="T1">trahi </text:span><text:span text:style-name="T16">est </text:span><text:span text:style-name="T1">necesse; atque , etiam quum contrahuntur,<text:line-break/>prius quam clausae suerint, rursus aliquid interea, dum<text:line-break/>clauduntur, remitti. Et quidem clausis his ipfis mem-.<text:line-break/>branis . fieri potest nonnunquam in valentioribus cordis<text:line-break/>motibus, ut aliquid effluat non modo vaporis et spiri-<text:line-break/>tus , sed ipsius etiam sanguinis. Quemadmodum enim<text:line-break/>demonstravimus in ulcera arteria fieri non posse, quo-<text:line-break/>minus, nobis deglutientibus, exiguum quiddam humidum<text:line-break/>transcoletur; ad eundem' modum hic quoque usu venire .<text:line-break/>est putandum, natu jam ipsam invenisse , quomodo multa<text:line-break/></text:span><text:span text:style-name="T16">ipsa </text:span><text:span text:style-name="T1">non effluerent, ut vero prorsus nihil, neve tantil-<text:line-break/>lum quidem efflueret, nullam certe machinam excogitare<text:line-break/>potuisse. Demonsuatum enim nobis alio loco est, omnia<text:line-break/>essi in omnibus, ut monuit Hippocrates; atque arteriae <text:line-break/>quidem tenuem ac purum, et vaporosum participant<text:line-break/>sanguinem, venae autem paucum eundemque caligino-<text:line-break/>sirm- aerem. Similique ratione per stomachum spiritum<text:line-break/>deglutientibus atque inspirantibus nobis permanere ad<text:line-break/>ventriculum ostendimus.; nihllque, ut omnia complectar,.</text:span></text:p>
      <text:p text:style-name="P30"><text:span text:style-name="T1">lu corpore plane esse sincerum, sed omnia ab omnibus<text:line-break/>participari, non tamen aequaliter; sed hoc etiam con-;<text:line-break/>stituto, aliud quidem sanguinis aut arterius cujusdam<text:line-break/>alimenti, aliud vero spiritus esse instrumentmn. Ad<text:line-break/>eundem sane modum ipsius etiam cordis ventriculi pul-<text:line-break/>fare quidem' utrique thorace patefacto videntur, non<text:line-break/>pari tamen mensura utrisque sanguis et spiritus conti-<text:line-break/>nentur; -copiosior enim multu in dextro quidem fangui-<text:line-break/>nis, in finistro autem spiritus substantia.</text:span></text:p>
      <text:h text:style-name="Heading_20_2" text:outline-level="2">Cap. XV<text:span text:style-name="T47">II</text:span>.</text:h>
      <text:p text:style-name="P8"><text:span text:style-name="T1">Quod igitur sanguis per arterias va-<text:line-break/>euetur, si quis earum praecipuas et easdem multas </text:span><text:span text:style-name="T16">si-<text:line-break/></text:span><text:span text:style-name="T1">mul vulnerarii, nemo fere est, qui non assentiatur.<text:line-break/>Quocirca, qui nihil omnino sanguinis arteriis dispartiunt<text:line-break/>(quemadmodum et Erafistratus), ii nihilominus confiten-<text:line-break/>tur, ipsas cum venis habere anastomofinr id est orificiorum<text:line-break/>apertionem: et quum omnia artificiose a natura arbi-<text:line-break/>trentur fuisse constructe, nihilque lactum fuisse temere,<text:line-break/>non sentiunt se, ' exiit isse frustra has anastomoses,, con-<text:line-break/>fiteri. , Quanquam id quidem per se esset exiguum, ip-</text:span></text:p>
      <text:p text:style-name="P30"><text:span text:style-name="T1">sus sine oausu esse institutas, nullamque ex susctpraestare<text:line-break/>animali utilitatem; scd; . quod eo gravius, qnodque non<text:line-break/>amplius .parvum...naturae numeraveris delictum, quod,<text:line-break/>praeterquam quod, nihil juvat, r nocet etiam plurimum, </text:span><text:span text:style-name="T21">'<text:line-break/></text:span><text:span text:style-name="T1">hoc nimirum isti consecutione quadam admittunt:;, docet<text:line-break/>enim .nos 'studiose ipse Erasistratus, generari</text:span><text:span text:style-name="T21">. </text:span><text:span text:style-name="T1">nnnquain<text:line-break/>posse- phlegmonen, nisi sanguine ex venis in arterias<text:line-break/>incidente.: Jam vero, si nulla est alia ratio, .qua' exci-<text:line-break/>tetur phlegmone, </text:span><text:span text:style-name="T16">neque, </text:span><text:span text:style-name="T1">pleuritis amplius facesset ani-<text:line-break/>Hiantibus negotium, neque phrenitis, </text:span><text:span text:style-name="T21">. </text:span><text:span text:style-name="T16">neque </text:span><text:span text:style-name="T1">peripneu—<text:line-break/>moniadetractis his anastomosibus; scd- neque ophthal.nia<text:line-break/>oborietur, ireque synanche 'aut cynanche, sublatis iis-<text:line-break/>dem anastomosibus; -neque hepatis certe, neque-ventri-;<text:line-break/>culi, neque lienis., nequet cujusquam aliarum partium<text:line-break/>erit insiammatic. . Atque, ut.in pauca conseram, plu-</text:span><text:span text:style-name="T10">1<text:line-break/></text:span><text:span text:style-name="T1">rimi ae 'maximi, tollentur morbi , si anastomosies-lias-<text:line-break/>sustuleris, quas provida rerum natura effecit, nihil qui-’<text:line-break/>dem plus animali profuturas, scd folum pernicicfortuni</text:span></text:p>
      <text:p text:style-name="P30"><text:span text:style-name="T1">morborum, excitandorum lustramenta suturas;' siquidem,<text:line-break/>semotis ,iis, vulnera haudquaquam’ utique phlegmonae<text:line-break/>exciperent, neque a <text:s/>plothora quis febricitaret, neque<text:line-break/>ab hepatis palegmone, aut ventriculi,., aut cordis, aut<text:line-break/>aliorum;id genus, propter quas semper b.omlues celerri-’<text:line-break/>me intereunti Sed ale Erafistrati 'qnidein 'rn arteriis<text:line-break/>hypothefi ; atque opinione, quantum adversetur </text:span><text:span text:style-name="T16">ac </text:span><text:span text:style-name="T1">re-<text:line-break/>pugnet iis, </text:span><text:span text:style-name="T21">, </text:span><text:span text:style-name="T1">quae .perspicue omnibus sunt, nota, quum:<text:line-break/>nqn. semel, aut bis </text:span><text:span text:style-name="T21">,</text:span><text:span text:style-name="T1">; scd faepius jam passim' disputave-<text:line-break/>rirnus, supervacaneum arbitror ipsam nunc:- persequi.<text:line-break/>Porro arteriarum ad' venas annstornoses non sine, causa<text:line-break/>neque frustra . paravit natura, sed nit respirationis ac<text:line-break/>pulsuum utilitas non cordi 'soli, a.que arteriis,' sed<text:line-break/>venis etiam distribueretur-.,.</text:span><text:span text:style-name="T21">. </text:span><text:span text:style-name="T1">Scripsimus autem de horum<text:line-break/>emolumento; ..quantum id fit, alibi; ad propositam vero-<text:line-break/>nobis enarrationem haec, nosse sufficiat. Quin etiam,<text:line-break/>quod rron oporteat .eodem alimento partes omnes corpo-<text:line-break/>ris ali, (quod haud ita pridem probavimus), id etiam</text:span></text:p>
      <text:p text:style-name="P30"><text:span text:style-name="T1">discrepantis </text:span><text:span text:style-name="T21">; </text:span><text:span text:style-name="T1">vasorum generationis usnnr declarabit. 'u-Sii,<text:line-break/>enim nnicnin.esset duntaxat sanguinis vas, simili ’ partes<text:line-break/>omnes alerentur nutrimento; quo quid potest dici obtu-”<text:line-break/>sius atque , absurdius, quam ut similem ad sui nutritio-.<text:line-break/>nem postulent sanguinem,, verbi gratia, hepar, viscerum<text:line-break/>omnium gravissimum ac densissununr, et pulmo levissi-<text:line-break/>mus ac rarissimus st Proinde rite a natura factum est,<text:line-break/></text:span><text:span text:style-name="T21">ut </text:span><text:span text:style-name="T1">non arteriae inodo, verum etiam venae lu animalium,<text:line-break/>corporibus iiressent. ' Quo factum est, ut hepar, quidem <text:line-break/>a venis, fere solis et iisdem</text:span><text:span text:style-name="T21">. </text:span><text:span text:style-name="T1">tenuissimis atque rarissi-.<text:line-break/>nnspulmo vero ab arteriis nutriretur; etenim venae<text:line-break/>hujus, nutriendo ipsi destinatae, arteriis..sunt .similes,<text:line-break/>quemadmodum et id, paulo ante docuimus. Admirari<text:line-break/>igitur hcc loco convenit naturae;, providentiam, quae.<text:line-break/>simul duplicem vasorum speciem effecit, simul ipsorum<text:line-break/>fines sibi ipsis vicinos mutuis, inter se orificiis aperuit,<text:line-break/>atque applicuit, et ante haec ipsos cordis ventriculos,.<text:line-break/>quemadmodum- haec etiam demonstravi mus., Nunc anterur</text:span></text:p>
      <text:p text:style-name="P13"><text:span text:style-name="T37">'<text:tab/></text:span><text:span text:style-name="T21">"<text:tab/></text:span><text:span text:style-name="T37">” r ' </text:span><text:span text:style-name="T21">" "</text:span></text:p>
      <text:p text:style-name="P60"><text:span text:style-name="T21">non, </text:span><text:span text:style-name="T1">-quod hoc </text:span><text:span text:style-name="T21">aliquid in </text:span><text:span text:style-name="T1">corpore animalis fiat, 'ostcn-<text:line-break/>dere </text:span><text:span text:style-name="T16">est </text:span><text:span text:style-name="T1">propofitum</text:span><text:span text:style-name="T21">, </text:span><text:span text:style-name="T1">scd propter quid; </text:span><text:span text:style-name="T21">’ </text:span><text:span text:style-name="T1">sed' quia' ipsum<text:line-break/>fieri causam-, cur </text:span><text:span text:style-name="T21">lia </text:span><text:span text:style-name="T1">fiat, necessario praecedit </text:span><text:span text:style-name="T16">(ut </text:span><text:span text:style-name="T1">etiam .<text:line-break/>Aristoteles docebat), fieri non potest, ut prius usus ex-<text:line-break/>ponamus, quam memoriae causa actiones repetierimus.<text:line-break/></text:span><text:span text:style-name="T21">Quae </text:span><text:span text:style-name="T1">igitur in corde- apparent- foramina ad ipfius </text:span><text:span text:style-name="T21">-</text:span><text:span text:style-name="T1">po-<text:line-break/>tissimum medium </text:span><text:span text:style-name="T21">septum </text:span><text:span text:style-name="T1">, ‘ praedictae, communitatis gra-</text:span><text:span text:style-name="T10">;<text:line-break/></text:span><text:span text:style-name="T1">tia</text:span><text:span text:style-name="T10">:</text:span><text:span text:style-name="T1">-extitferunti </text:span><text:span text:style-name="T21">-nam </text:span><text:span text:style-name="T1">alloqui prius in venis conscctum'<text:line-break/>sanguinem arterias transumere </text:span><text:span text:style-name="T21">eiat </text:span><text:span text:style-name="T1">melius,' ut-,' quod<text:line-break/>ventriculus est venis, ' hoc </text:span><text:span text:style-name="T29">:</text:span><text:span text:style-name="T21"> </text:span><text:span text:style-name="T1">venae sint.'arteriis; nam ne'</text:span><text:span text:style-name="T10">;<text:line-break/></text:span><text:span text:style-name="T21">haec </text:span><text:span text:style-name="T1">quideni ratio forte salsa fuerit, quod spiritus </text:span><text:span text:style-name="T21">anis-<text:line-break/>malis </text:span><text:span text:style-name="T1">exhalatio quaedam est sanguinis </text:span><text:span text:style-name="T21">benigni</text:span><text:span text:style-name="T1">, de</text:span><text:span text:style-name="T10">r</text:span><text:span text:style-name="T1"> </text:span><text:span text:style-name="T21">qui--<text:line-break/>luis </text:span><text:span text:style-name="T1">alio loco </text:span><text:span text:style-name="T21">uberius disputavimus.</text:span><text:span text:style-name="T10">:</text:span><text:span text:style-name="T1"> Quod autem ad’<text:line-break/>propsifitnm attinet, </text:span><text:span text:style-name="T31">i </text:span><text:span text:style-name="T1">sui habuerimus memorare usum,-<text:line-break/></text:span><text:span text:style-name="T21">propter: </text:span><text:span text:style-name="T1">quem purum sanguinem ac tenuem' in arteriis<text:line-break/></text:span><text:span text:style-name="T21">contineri oportuit, nempe quod spiritui animali ali-*<text:line-break/>incntum erutu suppeditaturus.<text:tab/>Haec </text:span><text:span text:style-name="T1">certe omnia, magno</text:span></text:p>
      <text:p text:style-name="Standard"><text:span text:style-name="T1">sunt arghnientu;vj.oc'vasorum genus a natura recte factum</text:span></text:p>
      <text:p text:style-name="P30"><text:span text:style-name="T1">luisse duplox. ' Adde eodem, ‘ quod arteriis propter,<text:line-break/>perpetuum motum robore quodam ac forti tunica opus<text:line-break/>erat, qualis sane esse .non poterat, tenuis si fuisset;<text:line-break/>crassa vero fi fuisset, pleraeque animalis partes minus<text:line-break/>commode <text:s/>suissent nutritae. Haec igitur omnia cum in’<text:line-break/>tutu animalis corpore; tum maxime in ipso corde </text:span><text:span text:style-name="T21">' </text:span><text:span text:style-name="T1">a<text:line-break/>natura rectissime fuerunt comparata, ut quae per tenuia<text:line-break/>illa orificia venas cum arteriis commercio ’ quodam<text:line-break/>junxerit. ’ Quan.obrem quae vena in cor inseritur, ma-<text:line-break/>jor est, quam quae ab eodem exoritur, tametsi ea fusum<text:line-break/>jam a cordis calore sanguinem- recipit; sed quoniam<text:line-break/>multus is per medium septum, et quae in ipso <text:s/>sunt<text:line-break/>foramina, in finistimm ventriculum transumitur, factum<text:line-break/>jure est, ut, quae vena in pulmonem inseritur’, ea mi-<text:line-break/>nor esset- vena sanguinem in cor introducente. Ad<text:line-break/>eundem autem modtun arteria etiam, quae er pulmone<text:line-break/>ad cor spiritum perducit, multo minor est, quam arte-<text:line-break/>ria magna (a qua, quae toto corpore sunt fusae, ducunt</text:span></text:p>
      <text:p text:style-name="P30"><text:span text:style-name="T1">originem), propterea, quod arteria magna a dextro<text:line-break/>ventriculo portionem aliquam sanguinis .assumit, tum<text:line-break/>quod etiam omnium,. quae toto animali lusunt, arteria-<text:line-break/>runr </text:span><text:span text:style-name="T21">futura </text:span><text:span text:style-name="T1">erat </text:span><text:span text:style-name="T21">, </text:span><text:span text:style-name="T1">principium. Quod vero corpus ipsius<text:line-break/>cordis, crassum, erat ac densum, ciboque egebat erassi-<text:line-break/>ore, ob id sanguinem ducit </text:span><text:span text:style-name="T16">a </text:span><text:span text:style-name="T1">vena cava, </text:span><text:span text:style-name="T16">quo </text:span><text:span text:style-name="T1">nutria-<text:line-break/></text:span><text:span text:style-name="T21">tur prius, ,-quam </text:span><text:span text:style-name="T1">ad cor immigret; </text:span><text:span text:style-name="T16">eo </text:span><text:span text:style-name="T1">enim quum per-<text:line-break/>venisset, </text:span><text:span text:style-name="T21">calidus,. </text:span><text:span text:style-name="T1">tenuis ac vaporosus futurus erat. Qua<text:line-break/></text:span><text:span text:style-name="T21">in </text:span><text:span text:style-name="T1">re, , quod, nonnullis videtur abstudurn, maxime om-<text:line-break/></text:span><text:span text:style-name="T21">n.um rationi </text:span><text:span text:style-name="T1">congruere est putandum, ut cor </text:span><text:span text:style-name="T21">pulmoni<text:line-break/>praeparet alimentum', </text:span><text:span text:style-name="T1">sibi autem ipsi minimeille enim<text:line-break/>sanguinem postulabat tenuem ac vapidum,?' hoc autem<text:line-break/></text:span><text:span text:style-name="T21">nequaquam. </text:span><text:span text:style-name="T1">Quum enim ex fe moveatur, </text:span><text:span text:style-name="T21">- </text:span><text:span text:style-name="T1">corpus </text:span><text:span text:style-name="T21">vali-<text:line-break/></text:span><text:span text:style-name="T1">dum </text:span><text:span text:style-name="T21">siaberc </text:span><text:span text:style-name="T1">'ipsum oportebat et crassum </text:span><text:span text:style-name="T21">et densum;<text:line-break/>pulmonem-</text:span><text:span text:style-name="T1">vero, ut- qui. a thorace moveatur, neque .gra-<text:line-break/></text:span><text:span text:style-name="T21">vem neque </text:span><text:span text:style-name="T1">denftun, - sed .levem ac rerum esse </text:span><text:span text:style-name="T21">praesti-<text:line-break/>terat</text:span><text:span text:style-name="T1">; - </text:span><text:span text:style-name="T21">quum </text:span><text:span text:style-name="T1">autem,</text:span><text:span text:style-name="T21">. </text:span><text:span text:style-name="T1">quale </text:span><text:span text:style-name="T21">- </text:span><text:span text:style-name="T1">est unumquodque, </text:span><text:span text:style-name="T21">tali ip-<text:line-break/>surn nutriri </text:span><text:span text:style-name="T1">alimentoroporteat, </text:span><text:span text:style-name="T21">jure- </text:span><text:span text:style-name="T1">optimo, cor quidem</text:span><text:span text:style-name="T21">.<text:line-break/>crasso, </text:span><text:span text:style-name="T1">purmo autem-vapoyofo sanguine </text:span><text:span text:style-name="T21">indiguit. Quae</text:span></text:p>
      <text:p text:style-name="P30"><text:span text:style-name="T1">causa est, quare </text:span><text:span text:style-name="T16">cor.</text:span><text:span text:style-name="T55">:</text:span><text:span text:style-name="T16"> </text:span><text:span text:style-name="T1">non alatur, ex se ipso; sed prius,<text:line-break/>quam vena cava dextro ipsius ventriculo inseratur, pars<text:line-break/>ejus tanta, quanta maxime corni nutriendo fatis fit,: se-<text:line-break/>juncta circa cordis caput extrinsecus obvolvitur, . et lu.<text:line-break/>omnes ipsius partes dispergitur. </text:span><text:span text:style-name="T21">' </text:span><text:span text:style-name="T1">Cum hac autem venae,<text:line-break/>portione jure arteria circumfertur ac distribuitur; quae<text:line-break/>rursus ipsius magnae tanta et ipsa est propago, quanta<text:line-break/>praedictam venam maxime erat refrigeratura,., calorisque<text:line-break/>nativi externarum cordis partium temperamentum pro--<text:line-break/>bum conservatura i</text:span><text:span text:style-name="T21">. </text:span><text:span text:style-name="T1">non enim id vas, quod ex pulmone<text:line-break/>in ipsum inseritur, toti ipsius corpori refrigerando esse<text:line-break/>satis poterat, ut quod crassum et densum admodum esu.<text:line-break/>Nam (quemadmodum- in commentariis de facultatibus ,<text:line-break/>naturalibus demonstravimus) <text:s/>licet paulum quiddam, ma-<text:line-break/>teriis in r .corpora ipsa lugredi, altius, vero penetr re,,<text:line-break/>nisi ampla </text:span><text:span text:style-name="T21"><text:s/></text:span><text:span text:style-name="T1">via dimittantur,, ipfis haudquaquam licet:<text:line-break/>quae ratio fuit, cur nor in .corde modo, sed toto etiam</text:span></text:p>
      <text:p text:style-name="P30"><text:span text:style-name="T1">animali </text:span><text:span text:style-name="T16">arteriae </text:span><text:span text:style-name="T1">et venae mediocri intervallo sint loca-<text:line-break/>tae</text:span><text:span text:style-name="T10">!</text:span><text:span text:style-name="T1">:</text:span><text:span text:style-name="T10">;</text:span><text:span text:style-name="T1"> </text:span><text:span text:style-name="T16">quod </text:span><text:span text:style-name="T1">nunquam </text:span><text:span text:style-name="T16">esset factum a </text:span><text:span text:style-name="T1">natura, si ipsa ma-<text:line-break/>terias longissime dimittere sine </text:span><text:span text:style-name="T16">ampla </text:span><text:span text:style-name="T1">via potuisset. .</text:span></text:p>
      <text:h text:style-name="Heading_20_2" text:outline-level="2">Cap. XV<text:span text:style-name="T47">III</text:span>.</text:h>
      <text:p text:style-name="P8"><text:span text:style-name="T1">Arteria igitur </text:span><text:span text:style-name="T16">et </text:span><text:span text:style-name="T1">vena totum cordis<text:line-break/>cojpus in orbent complectuntur. </text:span><text:span text:style-name="T16">At </text:span><text:span text:style-name="T1">nullus nervus lu<text:line-break/>ipsum videtur distribui, quemadmodum neque in hepar,<text:line-break/>vel renes., vel lienem; folum enim ipsius tegumentum<text:line-break/>pericardion tenuium nervorum videtur accipere propa-<text:line-break/>gines, a</text:span><text:span text:style-name="T21">- </text:span><text:span text:style-name="T1">quibus divisis sensibiles aliae ac conspicuae in<text:line-break/>cor ipsum etiam lusuri</text:span><text:span text:style-name="T16">,</text:span><text:span text:style-name="T1">. in majoribus saltem animalibus,<text:line-break/>cernunturquo tamen in ipsum dividantur modo, id<text:line-break/>sensu amplius dignosci'perspicue non potest. ' Sed eadem<text:line-break/>omnino insertionis horum nervorum- est ratio nc' ma-<text:line-break/>gni tudiu is, quae lu hepate*, erat, renibus ac’ liene;<text:line-break/>uam lu illis etiam (ut. supra diximus) in tunicas quidem<text:line-break/>conspicui inseruntur nervi; caeterum' in ipsorum cor-<text:line-break/>pora non amplius cernas, perspicue ipsos dividi. At de<text:line-break/>nervorum in vrscera oinnia ’ difhributione superiore volu-</text:span></text:p>
      <text:p text:style-name="P30"><text:span text:style-name="T1">mine satis mulla prodidimus; quae si studiose expende-;-<text:line-break/>ris, nihil amplius' hic audire desiderabis, quid sit, cur.<text:line-break/>cordi actionem naturalem habenti paucissimis opus fuerit<text:line-break/>nervis. Quemadmodum enim musculis omnibus, </text:span><text:span text:style-name="T21">/ </text:span><text:span text:style-name="T1">quod<text:line-break/>actionis animalis essent instrumenta, magnis nervis opus.<text:line-break/>fuit, ita et cordi nullam actionem annualem habenti<text:line-break/>tantis nervis </text:span><text:span text:style-name="T16">opus </text:span><text:span text:style-name="T1">fuit, quantis praedictis visceribus<text:line-break/>singulis, addam etiam et pulmoni. Communiter enim<text:line-break/>omnia haec, ne fensu omni carerent, neve plantae<text:line-break/>penitus essent, nervos etiam habuerunt; privatim autem<text:line-break/>inter ea- hepar et cor, quod et ipsa facultatum qua—<text:line-break/>rundam essent principia, illud quidem animae concipi-<text:line-break/>scibilis, hoc autem irnscibilis. Ostendimus autem in<text:line-break/>libris de Hippocratis et Platonis dogmatibus, principia<text:line-break/>sibi inter fe obsequi oportere connexaqne esse aliqua<text:line-break/>lu re atque inter se communicare.</text:span></text:p>
      <text:h text:style-name="Heading_20_2" text:outline-level="2">Cap. XIX.</text:h>
      <text:p text:style-name="P8"><text:span text:style-name="T1">Quum autem in magnis animalibus os.<text:line-break/>aliquod ad caput cordis luveniatirr, consentaneum fuerit</text:span></text:p>
      <text:p text:style-name="P30"><text:span text:style-name="T1">illius quoque usum non praeterire. Est quidem certe,<text:line-break/>et quam affert Aristoteles, forte probabilis; stabilimen-<text:line-break/>tum enim quoddam </text:span><text:span text:style-name="T16">et </text:span><text:span text:style-name="T1">quasi sedem cornis ipsum con-<text:line-break/>stituit, ob eamque causam in magnis animalibus ait in-<text:line-break/>veniri , perspicuum enim </text:span><text:span text:style-name="T16">est</text:span><text:span text:style-name="T1">, cor magnum, in thorace<text:line-break/>magno suspensum, merito ejusmodi indiguisse particula;<text:line-break/>at verior haec suerit- Ubi quo natura ligamentorum<text:line-break/>principia ad cartilaginem aut cartilaginosum os annectit ;<text:line-break/>haudquaquam igitur cordis ligamenta (ejus enim generis<text:line-break/>sunt membranae, quae vasorum orificiis insunt) neque<text:line-break/>pericardion tunicam, </text:span><text:span text:style-name="T16">sed </text:span><text:span text:style-name="T1">neque arteriarum tunicam,<text:line-break/>quae corporis substantia ligamento est similis, erat </text:span><text:span text:style-name="T16">ne-<text:line-break/></text:span><text:span text:style-name="T1">glectura, quin horum etiam omnium principia ad hoc<text:line-break/>cartilaginosum os aptaret, .quemadmodum in administra-<text:line-break/>tionibus anatomicis demonstravimus. In magnis igitur<text:line-break/>animalibus os cartilaginosum, in parvis Vero admodum<text:line-break/>corpus quoddam nervoeartilaglueum. Omne igitur cor<text:line-break/>duram qnandam eo loco habet substantiam,- eorundem</text:span></text:p>
      <text:p text:style-name="P30"><text:span text:style-name="T1">usuum gratia in omnibus animalibus institutam. Quod<text:line-break/>autem cor majus ejusmodi substantia duriore eguerit,<text:line-break/>minime mirum id -videri </text:span><text:span text:style-name="T16">debet; </text:span><text:span text:style-name="T1">nam quod durissimum<text:line-break/>est, tum ad ligamentorum principia tutius colliganda,<text:line-break/>tum ad totius cordis firmitatem in corde magno est<text:line-break/>aptius.</text:span></text:p>
      <text:h text:style-name="Heading_20_2" text:outline-level="2">Cap. XX.</text:h>
      <text:p text:style-name="P8"><text:span text:style-name="T1">Hae igitur sunt in perfectis jam anima-<text:line-break/>libus cordis partes; nam in iis, quae utero adhuc ge-<text:line-break/>stanto, anastomoses quaedam vuforunr ipsius cordis cer-<text:line-break/>nuntur, de quibus antea quidem receperam me verba<text:line-break/>facturum, nondum vero </text:span><text:span text:style-name="T16">id </text:span><text:span text:style-name="T1">praestiti, propterea quod,</text:span><text:span text:style-name="T16">ad<text:line-break/></text:span><text:span text:style-name="T1">rem magis pertinere arbitrabar omnem prius </text:span><text:span text:style-name="T16">de </text:span><text:span text:style-name="T1">perfe-<text:line-break/>ctis jam animantibus terminare disputationem. Quae<text:line-break/>quoniam ad finem jam perducta esse videtur, faciendum<text:line-break/>nobis est, quod promisimus, hoc modo scrmonem hinc<text:line-break/>exorsis. Ostendimus antea, pulmonem ipsum , arterias<text:line-break/>quideni habere venofas, venas autem arteriosas,- quo<text:line-break/>convenienti alimento aleretur, ilemque, ut arteriae<text:line-break/>quidem ipsius facile contraherentur, venae vero dissici-</text:span></text:p>
      <text:p text:style-name="P30"><text:span text:style-name="T1">lius; -sed et de membranis cuique cordis orificio adnatis<text:line-break/>probavimus, illas.quidem,- quae intus foras feruntur,<text:line-break/>paratas ob id fuisse, ne materiae remigrarent; quae<text:line-break/>vero suris intro; non ob. eandem modo' causam factas,<text:line-break/>fed ut etiam attrahendi essent instrumenta. Quae sane<text:line-break/>omnia quum lu perfectis animalibus probe- sint cousiituta,<text:line-break/>prave tamen in iis, quae utero adhuc geruntur, habere<text:line-break/>videntur. ' Unde hujus loco occurrunt ii, qui nihil exi-<text:line-break/>stimant a natura factum fuisse artificiose, unumque hoc<text:line-break/>arripiunt ad reprehendendum, rati omnino fe nostram<text:line-break/>sententiam labefacturos: ajunt enim, embryis spiritum<text:line-break/>non ex pulmone lu' cor, fed - ex corde in pulmonem<text:line-break/>ferri. ' Nam quum </text:span><text:span text:style-name="T21">- </text:span><text:span text:style-name="T1">nondum respirent per os, fed a<text:line-break/>matrice adhuc, quemadmodum alimentum, ita et spiri-<text:line-break/>tus per vufa, quae funt ad umbilicum, suppeditetur,<text:line-break/>neque ex corde ad magnam arteriam, quae est ad spi-<text:line-break/>nam, 'scd' ex hac ad </text:span><text:span text:style-name="T16">cor </text:span><text:span text:style-name="T1">probabile est venire spiritum,<text:line-break/>alqtre adeo pulmoni ipsi a corde suppeditari, non cordi</text:span></text:p>
      <text:p text:style-name="P30"><text:span text:style-name="T4">α</text:span><text:span text:style-name="T2"> </text:span><text:span text:style-name="T1">pulmone. Atqui si (inquiunt) membranarum in ar-<text:line-break/>teriae quidem magnae orificio epiphysis eam habet con-<text:line-break/>structionem, ut aut nihil</text:span><text:span text:style-name="T16">, </text:span><text:span text:style-name="T1">aut parum omnino ex ipsa ad<text:line-break/>cor influat, arteriae item venosae orificium ita etiam sit<text:line-break/>comparatum, .ut ex coide ad pulmonem exiguum, quid-<text:line-break/>dam plane perveniat, manifestum- est, quod neque cor<text:line-break/>transumet spiritum., neque pulmo, Pari modo et quae<text:line-break/>de pulmonum vasis dicuntur, delira ac falsa ‘ajunt sibi<text:line-break/>videri, quum eandem ipsa habeant naturam in animali-<text:line-break/>bus adhuc utero gestatis (quanquam ea nondum per os<text:line-break/>resipii-ant), quam et in natis. Quae veru ratio (inqui-<text:line-break/>unt) usnin immutationis ipsorum producit, ea, ceu jam<text:line-break/>per os respirarent, concludebatur. Ex quibus effici isti<text:line-break/>arbitrantur, naturam animalibus non providere,. omnia-<text:line-break/>que haec -nos. probabiliter quidem, 'at </text:span><text:span text:style-name="T16">minus </text:span><text:span text:style-name="T1">vere ver-<text:line-break/>bis effingere. Quibus viris quanquam nos operaque<text:line-break/>naturae ,adeo lufiectantibus</text:span><text:span text:style-name="T16">, </text:span><text:span text:style-name="T1">ignoficendum tamen partim<text:line-break/>est, partim vero 'succensendum</text:span><text:span text:style-name="T16">; </text:span><text:span text:style-name="T1">ignoscendum quidem,</text:span></text:p>
      <text:p text:style-name="P30"><text:span text:style-name="T1">quod hic sophistas non agant, neque (ut plerumque eis<text:line-break/>mos est) lu sermone ipso, qua sermo est, peccent, ac-<text:line-break/>culandi vero , quod lu dissectionibus fuerint’ negligentes,<text:line-break/>cujus imperitia ipsos,- ut haec dicere auderent,, impulit<text:line-break/>Quibus idem accidit, quod illi, qui, quum reliquos<text:line-break/>asinos, praetermisso .eo, cui ipse insidebat,, numerasset,<text:line-break/>fuos vicinos , quod eum asinum essent furati, postmodum<text:line-break/>accusabat, aut ei, qui id requirebat, quod ipsemet<text:line-break/>tenebat. Hujusmodi sane spectaculo quum et ipse ali-<text:line-break/>quando interessern, risum continere uon.potui, couspi-<text:line-break/>catus quendam tumultuantem ac omnia, .quae, lu do-<text:line-break/>luo erant, dimoventem ac miscentem, quum aureos<text:line-break/>vestigaret, quos ipse chartula quadam involutos altera<text:line-break/>manu tenebat. Ut enim his impotenter vociferantibus vir<text:line-break/>quispiam moderatus summisse locutus, llli quidem (opt-<text:line-break/>arer) asinum, in quo sedebat, ostenderit, huic autem<text:line-break/>luam ipsius manum sinistram dextra tangere jusserit';<text:line-break/>eodem, opinor, modo et ego iis’, qui nos ita lusectaii-<text:line-break/>tur, </text:span><text:span text:style-name="T37">' </text:span><text:span text:style-name="T1">si modo - oculo i habent, ostendam, magnae arteriae</text:span></text:p>
      <text:p text:style-name="P30"><text:span text:style-name="T1">propaginem et venae cavae orificruin in iis, quae utero<text:line-break/>adhuc gestantur, ad pulmonem ferri; sin vero </text:span><text:span text:style-name="T21">sunt </text:span><text:span text:style-name="T1">cae-<text:line-break/>ci, vasa in manus sibi imposita contrectare jubebo; nam<text:line-break/>neque exiguum eorum utrumque neque vulgare est, fed-<text:line-break/>amplum admodum commemorabllemque intra sisse ha-<text:line-break/>bet meatum, </text:span><text:span text:style-name="T21">' quem non solum is, </text:span><text:span text:style-name="T1">qui oculos habet,<text:line-break/>non ignoraverit, </text:span><text:span text:style-name="T21">scd </text:span><text:span text:style-name="T1">ne is quidem, cui tangendi erit<text:line-break/>potestas, si folum </text:span><text:span text:style-name="T21">ad </text:span><text:span text:style-name="T1">anatumen velit accedere. Eos igi—<text:line-break/>tur justius </text:span><text:span text:style-name="T21">poena in homines pigros </text:span><text:span text:style-name="T1">constituta multave-<text:line-break/>ris,’ quam naturam. Siquidem </text:span><text:span text:style-name="T21">ipsa </text:span><text:span text:style-name="T1">neque invide, ne-<text:line-break/>que socorditer, sed (quod isti praedicant) prius repu-<text:line-break/>tans atque animadvertens, pulmonem, qui utero etiam-<text:line-break/>num geritur, conformatur ac </text:span><text:span text:style-name="T21">motu omni </text:span><text:span text:style-name="T1">ceret, </text:span><text:span text:style-name="T21">non<text:line-break/></text:span><text:span text:style-name="T1">eandem postulare procurationem atque is, qni perfectus<text:line-break/>est et jam movetur, alterum quidem vas validum, cruf-<text:line-break/>fum ac densum ad arteriam magnam’, imbecillum </text:span><text:span text:style-name="T21">vero<text:line-break/></text:span><text:span text:style-name="T1">et tenue ac rarum alterum ad venam cavam anastomosi<text:line-break/>applicuit. Sed rudes plane sunt hi et in exquirendis<text:line-break/>naturae operibus desidiosi; oportet enim solum ipsia lu-</text:span></text:p>
      <text:p text:style-name="P30"><text:span text:style-name="T1">spicere, nam inspectionem statirn sequetur artis naturae<text:line-break/>admiratio. Quis enim est, qui, quum rationes illas,<text:line-break/>quibus isti naturam oppugnant, audierit , eandem' autem'<text:line-break/>postea naturam viderit parvo adeo commento' tantis ab-<text:line-break/>surditatibus remedium invenisse, </text:span><text:span text:style-name="T16">non </text:span><text:span text:style-name="T1">ejus artem admi-<text:line-break/>retur? At isti vociferantur, omnino fieri a natura inju-<text:line-break/>riam pulmoni, si, qui adhuc in utero est, quomodo'is; '<text:line-break/>qui perlectus est, regatur, aut si, <text:s/>qui perfectus est, ut<text:line-break/>is, qui utero geritur; aliam enim requirere procuratio-<text:line-break/>nem pulmonem respirantem ac motu praeditum, aliam,<text:line-break/>quiescentem. </text:span><text:span text:style-name="T21">At </text:span><text:span text:style-name="T1">natura sine tumultu ac clamore ipsis<text:line-break/>operibus suam indicat aequitatem; quam certo scio' om-<text:line-break/>nes, qui vel audient, admiraturos quidem; at non ae-<text:line-break/>que magnam certe ames praebent admirationem, ac<text:line-break/>oculi; proinde faciendum est, </text:span><text:span text:style-name="T21">' </text:span><text:span text:style-name="T1">ut non haec modo, ' fed<text:line-break/></text:span><text:span text:style-name="T21">quae </text:span><text:span text:style-name="T1">etiam memorantur alia, nostrismet oculis intuentes<text:line-break/>experiamur.</text:span></text:p>
      <text:h text:style-name="Heading_20_2" text:outline-level="2"><text:span text:style-name="T8">Cap. XXI.</text:span></text:h>
      <text:p text:style-name="P8"><text:span text:style-name="T1">Quae igitur ad-pulmonem pertinent, </text:span><text:span text:style-name="T21"><text:line-break/>ea </text:span><text:span text:style-name="T1">naturae aequitate cum in iis, quae jam respirant;</text:span></text:p>
      <text:p text:style-name="P18"><text:span text:style-name="T1">tum iniis, quae adhuc habento in utero, sunt compa-<text:line-break/>rata; quae vero ad cor, quo pacto eadem hac solertia<text:line-break/>correxit, mox enucleabo. Quum enim arteriam ma-<text:line-break/>gnam ad crassum quidem' et densum pulmonis'vas, </text:span><text:span text:style-name="T16">ad<text:line-break/></text:span><text:span text:style-name="T1">tenue vero et. -rarum venam cavam per. anastom</text:span><text:span text:style-name="T16">efin<text:line-break/></text:span><text:span text:style-name="T1">applicuisset, et pulmoni, quidem (ut jam diximus) utras-<text:line-break/>que materias juste dispertivit, et cor nihilominus a pul-<text:line-break/>monis servitute liberavit. Quocirca mirari amplius non<text:line-break/>oportet, si,- quum neque'sanguinent neque spiritum mit-<text:line-break/>tat pulmonibus, neque totius animalis arteriis suppedi-<text:line-break/>tet, ut perfectis-, ad fularn propriam vitam quam pau-<text:line-break/>cissimo fpiritu' indiguerit; quem maxime quidem, ut<text:line-break/>opinor, ex ipsa etiam magna arteria ducere poterat;<text:line-break/>nam membranarum epiphysis (ut antea ostendimus) non<text:line-break/>ut nihil oimiirro, scd ne multum neve repente ac<text:line-break/>simul -in ipsum quippiam immigret, a natura- suit in-<text:line-break/>verita. Quinetiam licuit cordi per </text:span><text:span text:style-name="T16">id <text:s/></text:span><text:span text:style-name="T1">orificium, cui<text:line-break/>soli tunicas- duas foris lutro. pertinentes-diximus lucum-</text:span></text:p>
      <text:p text:style-name="P18"><text:span text:style-name="T1">here, ex pulmone sanguinem ac spiritum mixta tra-<text:line-break/>here; </text:span><text:span text:style-name="T21">' </text:span><text:span text:style-name="T1">vas enim hoc in foetibus ,ex cava/quidem vena<text:line-break/>sanguinem, .per quandam memorandae magnitudinis ana-<text:line-break/>stomosin recipit. Nam antea docuimus,, sanguinem </text:span><text:span text:style-name="T16">in<text:line-break/></text:span><text:span text:style-name="T1">perfectis quidem ex, sanguineis, </text:span><text:span text:style-name="T16">. </text:span><text:span text:style-name="T1">in </text:span><text:span text:style-name="T21"><text:s/></text:span><text:span text:style-name="T1">foetibus </text:span><text:span text:style-name="T16">vero </text:span><text:span text:style-name="T1">ex<text:line-break/></text:span><text:span text:style-name="T21">spiritalibus instrumentis </text:span><text:span text:style-name="T1">transumi;: in persectis, animalibus<text:line-break/>per mullas et eas subtiles -anastomoses nisum effugien-<text:line-break/>tes, </text:span><text:span text:style-name="T21">promptius.vero </text:span><text:span text:style-name="T1">in iis,- quae adhuc </text:span><text:span text:style-name="T21">utero </text:span><text:span text:style-name="T1">geruntur, </text:span><text:span text:style-name="T35">f<text:line-break/></text:span><text:span text:style-name="T1">spiritus </text:span><text:span text:style-name="T21">transumitur</text:span><text:span text:style-name="T1">; id </text:span><text:span text:style-name="T21">, </text:span><text:span text:style-name="T1">enim est adhuc adjiciendum,<text:line-break/>quod in foetibus apparet, quodque argmnentum est. cer-<text:line-break/>tissirnum, haec duo. vafiorum .genera mutuis anastomosibus<text:line-break/>inter fe esse juncta, venasque aliqua ex-parte' spiritus<text:line-break/></text:span><text:span text:style-name="T21">esse </text:span><text:span text:style-name="T1">participes. Nam </text:span><text:span text:style-name="T21">fi, </text:span><text:span text:style-name="T1">suetu adhuc utero matris hae-</text:span></text:p>
      <text:p text:style-name="P81"><text:span text:style-name="T1">_ reute, ejusdem matris epigastrium ac matricem eo<text:line-break/>modo, quo in administrationibus anatomicis praecipimus,<text:line-break/>dividens arterias, quae in umbilico sunt, laqueis ex-<text:line-break/>ceperis, quae in secundis sunt arteriae omnes pulsu de-<text:line-break/>stituentur, quum tamen, quae in embryo ipso </text:span><text:span text:style-name="T21">insunt,-</text:span></text:p>
      <text:p text:style-name="P18"><text:span text:style-name="T1">adhuc pullent; quod </text:span><text:span text:style-name="T16">si </text:span><text:span text:style-name="T1">venas , etiam</text:span><text:span text:style-name="T16">; </text:span><text:span text:style-name="T1">quae sunt in .unr-.<text:line-break/>bilico, laqueis complexus sueris, haudquaquamr.quae.in<text:line-break/>embryo sunt </text:span><text:span text:style-name="T16">arteriae </text:span><text:span text:style-name="T1">amplius pulsaverint. Ex quo per-<text:line-break/>fpicuum est simul quidem,. </text:span><text:span text:style-name="T16">quod </text:span><text:span text:style-name="T1">facultas ea, quae mo-<text:line-break/>vet secundarum arterias, a corde. ipsius foetus, prosiciv<text:line-break/>fcitur, simul autem </text:span><text:span text:style-name="T16">e.t </text:span><text:span text:style-name="T1">quod a venis per anastomoses<text:line-break/>arteriae spiritum.nanciscuntur, a 'quo calor nativus sal-<text:line-break/>tem aliquantisper potest, conservari. Fieri. igitur potest<text:line-break/>in corde, ut ex vase sanguinem continente commodum,<text:line-break/>aliquod calori sinistro <text:s/>ejus ventriculo insito accedat;<text:line-break/>cujus . causa animalia respiratione ac . pulsibus indigere<text:line-break/>ostendimus. Unde quoque .manifestum est simul</text:span><text:span text:style-name="T21">, </text:span><text:span text:style-name="T1">quidem,<text:line-break/>naturam summa providentia. omnia construxisse, simul<text:line-break/>autem, veritatem vere ubique sibi ipsi esse consentaneam..<text:line-break/>Quae vero ab Erasistrato de materiis dicuntur, quod<text:line-break/>omnino non misceantur, </text:span><text:span text:style-name="T21">,</text:span><text:span text:style-name="T1">.neque ipsis evidentibus neque<text:line-break/>sibi ipsa </text:span><text:span text:style-name="T21">. </text:span><text:span text:style-name="T1">consentiunt. Probavimus enim ..ex. iis, </text:span><text:span text:style-name="T21">quae<text:line-break/>sm. </text:span><text:span text:style-name="T1">fiximus, simul quidem, „ arterias </text:span><text:span text:style-name="T21">non </text:span><text:span text:style-name="T1">eo </text:span><text:span text:style-name="T21">dilatari,</text:span></text:p>
      <text:p text:style-name="P18"><text:span text:style-name="T1">quod manante a corde spiritu oppleantur, simul aulem,<text:line-break/>lu singulis distensionibus a venis etiam aliquid trahere;<text:line-break/>praeterea lu foetibus necessarium esse, quum arteria<text:line-break/>venosa sanguinem a vena cava accipiat, trahi ex ea<text:line-break/>'non minimum, corde videlicet dilatato, lu sinistrum<text:line-break/>ventriculum, membranarum certe epiphysi nihil proln-<text:line-break/>bente, quod ipsae foris intro spectare cernantur. Quart.<text:line-break/>non modo in perlectis jam animalibus, scd etiam lu<text:line-break/>foetibus evidenter apparet, arteriis facultatem illam,<text:line-break/>qua ipsae -moventur, cor ipsum suppeditare, non tamen<text:line-break/>ipsas ceu utres quosdam flatu distendens atque implens.<text:line-break/>Demonstratum enim:etiam alio loco est, arterias non ob<text:line-break/>id dilatari, quod impleantur, sed, quod dilatentur, im-<text:line-break/>pleri; quod verum esse ex iis, quae jam diximus, con-<text:line-break/>stare satis arbitror. Quod autem, si, non, quod imple-<text:line-break/>antur, quomodo utres,., dilatantur, fed, quia dilatantur;<text:line-break/>idcirco implentur, ut fabrorum sclles, trahere ipsas ali-<text:line-break/>quid ex venis .necessario, omnes (ut ego arbitror) con-t<text:line-break/>silebuntur; cum. praesertim et' ipse Erasistratus certe</text:span></text:p>
      <text:p text:style-name="P18"><text:span text:style-name="T1">mutuas </text:span><text:span text:style-name="T7">inter.se </text:span><text:span text:style-name="T1">'anastomoses -admittat; sin id minus,<text:line-break/>at ego id quoque alio locodemonstravi. Quocirca .lue<text:line-break/>non est opus pluribus; sestauor ' flns anastomosiii; vaso-<text:line-break/>rum, . quae in- corde sunt, memoratorum usuum causam<text:line-break/>extitisse rentur, testimonium - hujus rei non .parvum ex<text:line-break/>iis quoque, quae alio loco demonstrata sunt, est peten-<text:line-break/>dum </text:span><text:span text:style-name="T21">.- </text:span><text:span text:style-name="T1">Quemadmodum enim multorum aliorum usum di-<text:line-break/>cere Erasistratus non poterat, </text:span><text:span text:style-name="T21">ad: </text:span><text:span text:style-name="T1">eundem, opinor; mo-<text:line-break/>dum neque in praedictis his anastomosibus, essent ipsae,<text:line-break/>riecne,, ratio ei suppetebat.. Nam si'sint, misceantur -in<text:line-break/>sinistro cordis ventriculo materiae necesse est; sin an-<text:line-break/>tum non sint., difficile dictu, est, </text:span><text:span text:style-name="T21">rqno </text:span><text:span text:style-name="T1">paclo cor; spiritum<text:line-break/>transumat. Quc autem pacto pulmo</text:span><text:span text:style-name="T21">' </text:span><text:span text:style-name="T1">cum, lu .-perfectis<text:line-break/>Tum-in foetibus uon- inique </text:span><text:span text:style-name="T21">: </text:span><text:span text:style-name="T1">regatur, multo rid dictu<text:line-break/>est difficilius; fed si quis' rem. vere, aestimaris, neque id,<text:line-break/>neque aliud - quidvis- eorum, quae corporibus: animalium<text:line-break/>insunt, -inventu ..erit, difficile, insedi omnia </text:span><text:span text:style-name="T21">in </text:span><text:span text:style-name="T1">promptu<text:line-break/>admodum funt ,ac -perspicua et.'libi luter, se- consea-</text:span></text:p>
      <text:p text:style-name="P18"><text:span text:style-name="T1">tientia ei certe, qui in actionibus exquirendis initio<text:line-break/>statiiu non' aberravit. Sed de his alius' est dicendi lo-<text:line-break/>cns. .'. Porro'natura</text:span><text:span text:style-name="T16">, </text:span><text:span text:style-name="T1">quemadmodum venam illam</text:span><text:span text:style-name="T16">, quae<text:line-break/></text:span><text:span text:style-name="T1">ali::umbilico pertinet ad jecur, et arterias, quae sunt<text:line-break/>ad spinam, tandem exiccat et velut funiculos quosdam<text:line-break/>tenues efficit, ad - eundem modum et- praedictas vaso-<text:line-break/>rum, quae</text:span><text:span text:style-name="T10">7</text:span><text:span text:style-name="T1">, ad cor pertinent,' anastomoses in animali<text:line-break/>jam itato abolet, quod </text:span><text:span text:style-name="T42">:</text:span><text:span text:style-name="T1">(ut..ego arbitror)-omnium maxi-<text:line-break/>me.. est&lt;-admirabile;::.'quta® enim' nulli omnino usui ani-<text:line-break/></text:span><text:span text:style-name="T31">, </text:span><text:span text:style-name="T1">malibuS jam an lucem..editis .erantfutura, - ea</text:span><text:span text:style-name="T42">:</text:span><text:span text:style-name="T37"> </text:span><text:span text:style-name="T1">nec esse</text:span></text:p>
      <text:p text:style-name="P8"><text:span text:style-name="T1">prorsus patitur: miliique ridetur multo majus esse; na-<text:line-break/>turum, ubi quid plus in embryis, quam lu perfectis,<text:line-break/>effenit,- id'ipsum, quando, nullius amplius-sit'usus-, cor-<text:line-break/>rumpere, <text:s/>quam illud omnino effeciste. Caeterum de<text:line-break/>partibus quidem emum, quae teruntur utero, quae &lt;su<text:line-break/>usus, secundarum matricis a:perfectis animalibus dissident;<text:line-break/>deinceps omnia perscribemus,</text:span><text:span text:style-name="T37"> </text:span><text:span text:style-name="T1">quum primum finem huic<text:line-break/>sermoni,- qui nunc lu manibus est,'' statuerimus. </text:span><text:span text:style-name="T37">- </text:span><text:span text:style-name="T1">Neque<text:line-break/>enim eorum sile .meminissemus, si tremo ealunuriatUi</text:span></text:p>
      <text:p text:style-name="P25"><text:span text:style-name="T1">fuisset ea, quae nunc memoravimus de cordis membra-<text:line-break/>nis et de vnsorum pulmonis varietate.” Porro illuc,<text:line-break/>unde defleximus, -reversi quae restant explicemus.;. Su-<text:line-break/>perest autem eorum, quae ad cor pertinent, ut opijror,<text:line-break/>nihil, eorum v.ero, quae tum ad-pulmonem, tum ai<text:line-break/>thoracem spectant, multa-; de quibns omnibus’ proximo<text:line-break/>libro tractabimps,.. pulmoni aujungentes larynga,-; .qui<text:line-break/>arteriae asperae finis est. superior. </text:span><text:span text:style-name="T37">„ '?..<text:tab/>.<text:tab/>,</text:span></text:p>
      <text:h text:style-name="P2" text:outline-level="1">GALENI DE USU PARTIUM CORPO-<text:line-break/>RIS HUMANI<text:line-break/>LIBER Vll.</text:h>
      <text:h text:style-name="Heading_20_2" text:outline-level="2"><text:span text:style-name="T8">Cap. I.</text:span></text:h>
      <text:p text:style-name="Standard"><text:span text:style-name="T1">Quod vero pulmo respirationis </text:span><text:span text:style-name="T16">ac </text:span><text:span text:style-name="T1">vocis<text:line-break/>sit instrumentum, prius dictum est; cur autem ex tot ac<text:line-break/>talibus constet partibus, quot et quales nunc ejus sint,<text:line-break/>quodque neque plures lus, neque pauciores habere ip-<text:line-break/>. Tum’ praestaret, sed ne corporis quidem mole, aut fi-<text:line-break/>gura, aut consistentia, </text:span><text:span text:style-name="T16">aut </text:span><text:span text:style-name="T1">conformatione discrepantes,<text:line-break/>in praesenti libro dicetur, hic quoque, ut per est, a<text:line-break/>partium ipsius pulmonis historia auspicatis; quam quod</text:span></text:p>
      <text:p text:style-name="P30"><text:span text:style-name="T1">animalibus, dissecandis inspicere oporteat, quodque nulla<text:line-break/>oratio possit aeque ac sensus ipsi omnia, quae hoc </text:span><text:span text:style-name="T16">in<text:line-break/></text:span><text:span text:style-name="T1">viscere visuntur, edocere, omnibus sane </text:span><text:span text:style-name="T16">est </text:span><text:span text:style-name="T1">manifestum.<text:line-break/>Non 'tamen ob di recusandum certe, quo minus oratione<text:line-break/>ejus constructionem. explicemus, iis quidem, qui. corpora<text:line-break/>aliquando dissecuerunt, rnernoriani refricantes, iis vero,,<text:line-break/>qui prorsus ignorarunt, viam munientes.</text:span></text:p>
      <text:h text:style-name="Heading_20_2" text:outline-level="2"><text:span text:style-name="T8">Cap. II.</text:span></text:h>
      <text:p text:style-name="P8"><text:span text:style-name="T1">Hoc itaque viscus, quemadmodum hepar,<text:line-break/>vasis quamplurimis est contextum,, quorum intervalla<text:line-break/>curne molli inster tomenti cujusdam opplentur. Vaso-<text:line-break/>rum porro ipsius proficiscuntur aliud quidem ex sinistro<text:line-break/>cordis ventriculo, aliud vero ex dextro, tertium ex<text:line-break/>pharynge;, deinde illinc procedentia dividuntur eodem<text:line-break/>prorsus modo omnia, bifariam quidem primum, quod et<text:line-break/>pulmonis ipsius alia pars in dextris, alia in sinistris<text:line-break/>au'.malis est partibus, membranis validis utraque disjnn-<text:line-break/>cta-; tum autem utrumque ipsorum rursus in alias partes<text:line-break/>duas dividitur, quod et pulmonis lu utraque parte duo</text:span></text:p>
      <text:p text:style-name="P30"><text:span text:style-name="T1">sunt lobi; eoque modo quatuor jam omnluo partes utri-<text:line-break/></text:span><text:span text:style-name="T16">usque </text:span><text:span text:style-name="T1">praedicturum vuforunr factae dividuntur multipli-<text:line-break/>citer lu quatuor pulmonis lobos. Quintus vero lobus<text:line-break/>qnpm parvus </text:span><text:span text:style-name="T16">sit </text:span><text:span text:style-name="T1">in dextra .thoracis capacitate, </text:span><text:span text:style-name="T16">quem fe-<text:line-break/></text:span><text:span text:style-name="T1">dem quandam </text:span><text:span text:style-name="T16">ac </text:span><text:span text:style-name="T1">velut ' substerniculum venae cavae </text:span><text:span text:style-name="T16">esse<text:line-break/></text:span><text:span text:style-name="T1">diximus, propagines exiguas a vasis lu lobum </text:span><text:span text:style-name="T16">magnum<text:line-break/></text:span><text:span text:style-name="T1">sibi propinquum' distributis in sc totum diffissas' obtinet.<text:line-break/>Ambit autem lobos' cinnes extrinsecus membrana quae-<text:line-break/>dam tenuis, portiones quasdam eorum nervorum, </text:span><text:span text:style-name="T16">qui<text:line-break/></text:span><text:span text:style-name="T1">prope ssemachum inferae ad ventriculum feruntur, ac-<text:line-break/>cipiens? Atque haec sunt pulmonis natura. Quod au-,<text:line-break/>tern melius omnluo fuit venain ejus fieri arteriosam,<text:line-break/>'venosam autem arteriam, quum dc dextro' cordis ven-<text:line-break/>friculo ageremus, dilucide demonstravimus.</text:span></text:p>
      <text:h text:style-name="Heading_20_2" text:outline-level="2"><text:span text:style-name="T8">Cap. III.</text:span></text:h>
      <text:p text:style-name="P8"><text:span text:style-name="T1">Cui autem eis natura tertium vas a<text:line-break/>pharynge prodiens adjunxit, (quod , nonnulli afperarn<text:line-break/>arteriam, alii autemthronchon nominant,) protinus di-</text:span></text:p>
      <text:p text:style-name="P30"><text:span text:style-name="T1">cemus, fi prius, quo dilucidior </text:span><text:span text:style-name="T16">sit </text:span><text:span text:style-name="T1">oratio, omnem ipsius<text:line-break/>.constructionem </text:span><text:span text:style-name="T21">. </text:span><text:span text:style-name="T1">explicuerimus. , Est sane pars quaedam<text:line-break/>simplex lu, animalis,.corpore, (de qua ante </text:span><text:span text:style-name="T16">etiam </text:span><text:span text:style-name="T1">dictum<text:line-break/>est, quum de manu ageremus,) quae aliarum quidem om-<text:line-break/></text:span><text:span text:style-name="T16">trium </text:span><text:span text:style-name="T1">est durissima, </text:span><text:span text:style-name="T16">solo </text:span><text:span text:style-name="T1">autem osse: est mollior, cui<text:line-break/>nomen omnes propemodum medici imposuerunt cartila-<text:line-break/>ginem. </text:span><text:span text:style-name="T21">, </text:span><text:span text:style-name="T1">Hujus autem cartilaginis plurimam portiorein<text:line-break/>natura ad asperae art.eriae constructionem comparavit,<text:line-break/>.totamque in exactam circuli circumferentiam - contorsit,.<text:line-break/>ut ejus </text:span><text:span text:style-name="T16">pars </text:span><text:span text:style-name="T1">convexa (quam sane, et tangimus) extra pro-<text:line-break/>mineat, intus vero sit concava; post autem </text:span><text:span text:style-name="T21">, </text:span><text:span text:style-name="T1">circulis<text:line-break/>iis una serie ac continua lu colli longitudine, inter se<text:line-break/>compositis, atque intervallo eo,-quod-est inter laryngem<text:line-break/>et pulmonem, , interim refertu, ligamentis eos membra-<text:line-break/>nosis validis coiuiexnit, simillimis corvorum ostracis;<text:line-break/>quae .vero eorum pars'erat subjectum stomachum con-<text:line-break/>tactura, eam non,,amplius fecit cartilaginem, scd liac<text:line-break/>sane imperfectus quadantenus’ est circulus,, figuramque<text:line-break/>litterae sigma C unaquaeque refert cartilago; unde, opi-</text:span></text:p>
      <text:p text:style-name="P30"><text:span text:style-name="T1">nor, sigmoides eas quidam appellant. Communiter au-<text:line-break/>tenr his ligamentis et aliis orbicularibus et' praeterea<text:line-break/>cartilaginibus' ipsis alia quaedam -intrinsecus, obtenta est<text:line-break/>tunica , - et ea quidem plane rotunda, quae subungit' om-<text:line-break/>uia, densa-quideni ac foiida , fibras autem habens secun-<text:line-break/>dum longitudinem -rectas, quam antea memini me' </text:span><text:span text:style-name="T16">quo-<text:line-break/></text:span><text:span text:style-name="T1">dam loco'significasse ei esse continuam, quae totum os<text:line-break/>et <text:s/>stomachum ac ventriculum totum’ intrinsecus inungit.<text:line-break/>Atque etiam omnia haec extrinsecus complectitur mem-<text:line-break/>brana'quaedam velut indumentum quoddam atque 'ami-<text:line-break/>culum totius arteriae.- Ea igitur arteriae; quae in collo<text:line-break/>habetur, est natura, per quam .animalia-inspirant et rur-<text:line-break/>-sus expirantf vorem edunt atque <text:s/>efflanti Ubi 'vero<text:line-break/>priinurn claviculas praetergressa in' thoracis capacitatem<text:line-break/>pervenit, ibi dividitur atque an-omnem pulmonis par-<text:line-break/>tem fertur cum vasis; quae-a corde proficiscuntur,- in<text:line-break/>omnes ejus-lobos distributa; non tamen discedit a na-<text:line-break/>tura, quam parte "superna obtinet,' 'Aeque ulla in re</text:span></text:p>
      <text:p text:style-name="P30"><text:span text:style-name="T1">dissident, propagines ejus omnes,'' fed similiter' omnes<text:line-break/>cartilagines multae signioides, membranosis ligamentis<text:line-break/>coercitae; usque ad extremos visceris lobos conteryantur-<text:line-break/>IIoc solum in pulmone vas omnino est vacuum sanguine.<text:line-break/>Eui Erasistratus tamen aliam quoque' arteriam, laevem<text:line-break/>follicet, </text:span><text:span text:style-name="T21"><text:s/></text:span><text:span text:style-name="T1">adnunierat ; non recte id sentiens, quemadmo-<text:line-break/>dum saepe ‘jam dictum esu Siquidem </text:span><text:span text:style-name="T16">haec' </text:span><text:span text:style-name="T1">sanguinem<text:line-break/>continet vaporosum, tenuem ac sincerum non paucum;<text:line-break/>aspera vero arteria sanguinis omnino est expers,-’ quando<text:line-break/>nimirum secundum naturam se habet animal; quando<text:line-break/>vero ruptio aliqua, vel oris apertio, vel vasis erosio<text:line-break/>iii pulmone accidit, tunc effunditur aliquid sanguinis<text:line-break/>etiam in hanc ipsam arteriam, qui spiritui facessit ne-<text:line-break/>gotium, ejus vias occupans; eoque modo tussi quidem<text:line-break/>animal jam infestatur, sanguis vero sursum per pharyn-<text:line-break/>ga ad os fertur.</text:span></text:p>
      <text:h text:style-name="Heading_20_2" text:outline-level="2">Cap. IV.</text:h>
      <text:p text:style-name="P8"><text:span text:style-name="T1">Cur igitur non prorsus arteriam hanc<text:line-break/>aut cartilaginosam totam aut membranosam statura-<text:line-break/>effecerit, sed alternis cartilaginem ae membranam ,cole </text:span><text:span text:style-name="T21">'</text:span></text:p>
      <text:p text:style-name="P30"><text:span text:style-name="T1">locarit; tum autem cur cartilagines ipsas non perfectos<text:line-break/>fecerit circulos, fed ipsarum singulis desit aliquid exi-<text:line-break/>guum,. haec jam persequar. Quorum prlurum est, quod<text:line-break/>cartilagine omnino opus erat vocis instrumento</text:span><text:span text:style-name="T16">; </text:span><text:span text:style-name="T1">demon-<text:line-break/>stravimus enim in iis commentariis, quos de voce con—<text:line-break/>fcripsimus</text:span><text:span text:style-name="T16">, </text:span><text:span text:style-name="T1">non omnem aeris percussionem vocem posse<text:line-break/>efficere, scd oportere lymmctrianr quandam ac conve-<text:line-break/>nientiam esse substantiae rei percutientis simul et ro</text:span><text:span text:style-name="T13">7<text:line-break/></text:span><text:span text:style-name="T1">horis, quo aliquantisper aer resistat; 'neque primo statim<text:line-break/>impetu ac coitione victus, dejiciatur. Hanc autem fym-<text:line-break/>rnetriam cartilago in animalibus adepta est, quum mol-<text:line-break/>liora, quam pro ipsius natura, prae imbecillitate aerem<text:line-break/>ipsum remissius percutiant, duriora autem facile ipsum,<text:line-break/>evertant adeo, ut non maneat amplius neque resistat<text:line-break/>ad percussionem excipiendam, , fed subducat fe atque<text:line-break/>aufugiat, et fluxioni potius quam percussioni similem<text:line-break/>patiatur .affectum. alorum autem demonstrationes nunc<text:line-break/>audire nemo postulet, quemadmodum nullius etiam ah-<text:line-break/>lerius actionis</text:span><text:span text:style-name="T16">; </text:span><text:span text:style-name="T1">postea enim quam seorsum de lingulis</text:span></text:p>
      <text:p text:style-name="P30"><text:span text:style-name="T1">conscripsimus', ad hanc ultimam de partium </text:span><text:span text:style-name="T16">usu </text:span><text:span text:style-name="T1">enar-<text:line-break/>rationem, aggressi, sunnrs-, </text:span><text:span text:style-name="T16">quae, </text:span><text:span text:style-name="T1">notas.jam </text:span><text:span text:style-name="T16">actiones </text:span><text:span text:style-name="T1">omnes<text:line-break/>(quod initio etiam . ostendimus) postulat/ .Asperae igitur<text:line-break/>arteriae carlilago;, quae proprium vocis ipsius est iusiru-<text:line-break/>.mentum</text:span><text:span text:style-name="T16">, </text:span><text:span text:style-name="T1">tota etiam,, cartilago fuisset, nusquam egens<text:line-break/>neque ligamento neque tunica, si nullum motum,, ani-<text:line-break/>mali vel inspirante, <text:s/>vel expirante , .aut exuffiante.,. aut<text:line-break/>loquente, . obitura .fuisset. Jam vero quum in, omnibus<text:line-break/>hujusmodi actionibus eam oporteat longiorem et an-<text:line-break/>gustiorem,, aut rursus breviorem atque ampliorem fieri,<text:line-break/>ratione, optima non ex sula cartilaginosa substantia facta<text:line-break/>est, quae neque dilatari, neque, contrahi potest; sed<text:line-break/>membranosam quoque assumpsit, ut praedictos motus<text:line-break/>.prompte obire posset. Toto erim, dum inspiramus, tho-<text:line-break/>race dilatato, (ut.lu commentariis de ipsius motu est de-<text:line-break/>monstiaturn,) deinde consecutione ad id; quod movetur,<text:line-break/>.pulmonem in omnes partes dilatante, quod lu arteriis<text:line-break/>est membranosum, lu latum et longum facile diducitur,</text:span></text:p>
      <text:p text:style-name="P30"><text:span text:style-name="T1">in partibus quidem sigmoides cartilaginum replentibus<text:line-break/>'in latum, in connectentibus vero cartilagines ipsas lu<text:line-break/>longum. Licet autem tibi </text:span><text:span text:style-name="T16">id </text:span><text:span text:style-name="T1">et mortuo jam animali<text:line-break/>clare inspicere, fi per </text:span><text:span text:style-name="T16">asperam </text:span><text:span text:style-name="T1">arteriam in totum pus-<text:line-break/>Inonem inflaveris, deinde rursus expresseris ac vacua—<text:line-break/>ris; apparebunt enim ligamenta cartilagines colligantia<text:line-break/>in inspirationibus impletionibusque tutius pulmonis ten-<text:line-break/>di, tantumque a se cartilagines diduci, quantum ipsa<text:line-break/>extendi possunt; iir expirationibus vero </text:span><text:span text:style-name="T16">contra </text:span><text:span text:style-name="T1">laxari<text:line-break/>ac duplicari, lu sc ipsaque concidere ita, ut permittant<text:line-break/>cartilaginibus, ut sesc contingant: quae vero vincula<text:line-break/>'ipsarum sigmoides replent, in inspirationibus quidem in-<text:line-break/>flata amplificantur gibbaque extrorsum fiunt; lu expi-<text:line-break/>rationibus vero contra laxantur atque intro concidunt.<text:line-break/>Qua ex re irrtelligi-potest, mutationes ipsius visceris in<text:line-break/>longitudinem ac brevitatem ab iis partibus, quae car-<text:line-break/>tilagines- inter fe connectunt, effici; .incrementum vero</text:span></text:p>
      <text:p text:style-name="P61"><text:span text:style-name="T1">lu latitudinem ac conoidentiarn ab iis, quae cujusqne<text:line-break/>sigmoides. opplenti<text:tab/>. </text:span><text:span text:style-name="T37">.<text:tab/>,<text:tab/>, </text:span></text:p>
      <text:h text:style-name="Heading_20_2" text:outline-level="2">Cap. V.</text:h>
      <text:p text:style-name="P8"><text:span text:style-name="T1"><text:s/>Qqocirca in pulmone desiderare.nihil pos- </text:span><text:span text:style-name="T37">'<text:line-break/></text:span><text:span text:style-name="T1">sis, quo- minus alperarum arteriarum, beneficio vocis<text:line-break/>simul ae respirationis sit iusirurnenturn; quippe quarum<text:line-break/>cartilagines ipsae vocis sirnt .instrumenta, quae vero eas<text:line-break/>jungunt vinoula,. respirationis-. Porro</text:span><text:span text:style-name="T16">, </text:span><text:span text:style-name="T1">quod cartilago<text:line-break/>haec primum sit vocis instrumentum, larynx ipse maxi-<text:line-break/>nro tibi .erit documento, ..(vocatur autem ita pars ea,<text:line-break/>quae cum pharynge asperam arteriam jungit, quae<text:line-break/>etiam in collo extare apparet, tangentibusque. dura fen-<text:line-break/>titur, sursumque nobis deglutientibus fertur,) quem sane<text:line-break/>in libris de vocis generatione demonstravimus primum<text:line-break/>esse et principalissimum vocis instrumentum; quod vero<text:line-break/>-idem totus sit. cartilago, verbis nihil opus est, quum, id<text:line-break/>calvis appareat. </text:span><text:span text:style-name="T37">- </text:span><text:span text:style-name="T1">Demonstratum' quoque in iisdem libris<text:line-break/>est, quod arteria prius vocem concinnat ac; praeparat<text:line-break/>laryngi; quae- quum ad ipsum pervenerit , adaugent: eam</text:span></text:p>
      <text:p text:style-name="P62"><text:span text:style-name="T21">©t. </text:span><text:span text:style-name="T1">palatum veluti echeum’ qucdda.u sen ;vocis resraclo-<text:line-break/>rium praepositum, </text:span><text:span text:style-name="T16">et </text:span><text:span text:style-name="T1">gurgulio quasi plectrum.<text:tab/>A‘que </text:span><text:span text:style-name="T21">.</text:span></text:p>
      <text:p text:style-name="Standard"><text:span text:style-name="T1">etiam ibidem demonstravimus, </text:span><text:span text:style-name="T21"><text:s/></text:span><text:span text:style-name="T16">non </text:span><text:span text:style-name="T1">simpliciter expiranti-<text:line-break/>bus-vocem effici,- sed' propriam vocis materiam efflatio-<text:line-break/>nem:esse, quoque pacto,ipsa ab expiratione differat, ac<text:line-break/>quod musculi thoracis </text:span><text:span text:style-name="T21">eam </text:span><text:span text:style-name="T1">efficiant,.- et quae hunc ipsam<text:line-break/>gignendi ratio, , et..praeterea vocis. Nunc </text:span><text:span text:style-name="T21">:</text:span><text:span text:style-name="T1">autem, ut<text:line-break/>dixi ( nihil horum statui demonstrare</text:span><text:span text:style-name="T21">, <text:s/></text:span><text:span text:style-name="T1">sed utens- iis pro<text:line-break/>.concessis ac - probatis ostendere; ' . nullam fieri potuisse<text:line-break/></text:span><text:span text:style-name="T21">aneliorem </text:span><text:span text:style-name="T1">constructlonern partis respirationi- ae </text:span><text:span text:style-name="T21">voci,<text:line-break/>destinatae... </text:span><text:span text:style-name="T1">Testimonio: autem (ut par est) fuerint et<text:line-break/></text:span><text:span text:style-name="T21">ea,, quae </text:span><text:span text:style-name="T1">nniic a nobis de usu ipsarum sunt demonstrata,<text:line-break/>nos,recte etiam ea,.. quae'ad- actiones pertinent, priuS<text:line-break/>-demonstravisse; cujusmodi est et- quod vox ab arteria<text:line-break/>laryngi praeparatur;- nondum .tamen, </text:span><text:span text:style-name="T16">jam </text:span><text:span text:style-name="T1">in illa absoluta<text:line-break/></text:span><text:span text:style-name="T21">estivox, </text:span><text:span text:style-name="T1">demonstratum enim in illis libris id fuit. </text:span><text:span text:style-name="T21"><text:s/>Por-<text:line-break/></text:span><text:span text:style-name="T1">ro-quod pars ie jus .cartilaginosa est,- quae, prima </text:span><text:span text:style-name="T21">vocem<text:line-break/></text:span><text:span text:style-name="T1">concinnat., ec praeit,- testimonium hinc magnuu. </text:span><text:span text:style-name="T21">psrec .</text:span></text:p>
      <text:p text:style-name="P30"><text:span text:style-name="T1">vimus; laryngi quidem, quod probe demonstratum est,<text:line-break/>iiijinum vocis esse, instrumentum, arteriae vero, quia,<text:line-break/>quod lu ea est cartilaginosum, ut vocis instrumenti, est<text:line-break/>pars, reliquum vero .omne ut respirationis. Perlpicu-<text:line-break/>umque fit, instrumentum unum duabus actionibus sub-<text:line-break/>servire, commodius non potuisse, fi aliter,' ac nunc ha-<text:line-break/>bet, constructum fuisset. Oportebat enim ipsam omnino<text:line-break/>ex immobilibus ac mobilibus compositam esse partibus;<text:line-break/>nam vocis quidem instrumentum dilatari ac comprimi<text:line-break/>non. poterat., quod ipsum durius esse oportebat, quam<text:line-break/>ut vicissim utrumque </text:span><text:span text:style-name="T16">hoc </text:span><text:span text:style-name="T1">..pateretur; respirationis vero<text:line-break/>contra haudquaquam durum, eousque fieri poterat, ut<text:line-break/>vocem modularetur, quod ipsius actio, prima erat mo-<text:line-break/>tio. At nunc quidem, quum mobiles partes atque im-<text:line-break/>mobiles alternatim sint politae, vox quidem per immo-<text:line-break/>biles, respiratio vero per mobiles efficitur; moventur<text:line-break/>tamen 'quodammodo jam secundum accidens </text:span><text:span text:style-name="T16">cum </text:span><text:span text:style-name="T1">mobili-<text:line-break/>bus et immobiles, propter'mutuam connexionem ab illis<text:line-break/>translatae. Pulmonis rnitur -propria pars ess -haec- arte-</text:span></text:p>
      <text:p text:style-name="P30"><text:span text:style-name="T1">na,” </text:span><text:span text:style-name="T16">qua </text:span><text:span text:style-name="T1">pisces merito carueruut; atque etiam pulmone,'<text:line-break/>quod ne voce' 'quidem</text:span><text:span text:style-name="T10">:</text:span><text:span text:style-name="T1"> illis plane opus esset, ut qui<text:line-break/>vitam in aqua degerent. Nam </text:span><text:span text:style-name="T29">?</text:span><text:span text:style-name="T21"> </text:span><text:span text:style-name="T1">quod ad ' ipsius cordis<text:line-break/>caloris refrigerationem attinet (propter quam respiratione<text:line-break/>etiam opus <text:s/>fuit), ‘ 'sola ipsis </text:span><text:span text:style-name="T16">branchiarum </text:span><text:span text:style-name="T1">constructio </text:span><text:span text:style-name="T16">a<text:line-break/></text:span><text:span text:style-name="T1">natura data est; quam antea quidem- aftiginius, ~ scribe-<text:line-break/>-nrus nutem rufsum de ea seorsum uberius, quum de<text:line-break/>omnibus </text:span><text:span text:style-name="T29">;</text:span><text:span text:style-name="T21"> </text:span><text:span text:style-name="T1">animalibus ' sermo a nobis instituetur. </text:span><text:span text:style-name="T21">" </text:span><text:span text:style-name="T1">Ntusc<text:line-break/>autem, quum jam omnia libi ipfis </text:span><text:span text:style-name="T21">"</text:span><text:span text:style-name="T1">consentire veraque<text:line-break/>'esse testari tum ’ ea, quae enarratione </text:span><text:span text:style-name="T16">de </text:span><text:span text:style-name="T1">usibus .prodi-<text:line-break/>dirnus, 'tum quae ante de actionibus docuimus, demon-<text:line-break/>straverimus ; ad reliquas pulmonis partes transeamus. '</text:span></text:p>
      <text:h text:style-name="Heading_20_2" text:outline-level="2">Cap. VI.</text:h>
      <text:p text:style-name="P14"><text:span text:style-name="T21">Vonis quidem instrumentum esse dixi-<text:line-break/></text:span><text:span text:style-name="T1">mus asperae arteriae cartilaginem, respirationis' autem<text:line-break/>viecula. </text:span><text:span text:style-name="T28">i</text:span><text:span text:style-name="T21"> </text:span><text:span text:style-name="T1">membranosa; quod vero. ex ipsis compositum,<text:line-break/>ar teriam</text:span><text:span text:style-name="T21">, </text:span><text:span text:style-name="T1">respirationis simul ac vocis esse ..partem'; quae<text:line-break/>ecusimctionem aliam., meliorem pullam adhuc- -liabere-'<text:line-break/></text:span><text:span text:style-name="T21">-<text:tab/></text:span><text:span text:style-name="T37">'a, v. </text:span><text:span text:style-name="T1">*<text:tab/></text:span><text:span text:style-name="T21">" —</text:span></text:p>
      <text:p text:style-name="P30"><text:span text:style-name="T1">poterat. Siquidem, quae duriora sunt cartilagine aut<text:line-break/>-molliora, ea voci procreandae non erunt aptiora. ' Sed<text:line-break/>ne si aliter quidem, quam ut </text:span><text:span text:style-name="T16">nunc </text:span><text:span text:style-name="T1">connexae sunt, par-<text:line-break/>-tes colligatae fuissent, melius in latum ac longum mo-<text:line-break/>verentur,-- dilatatae in inspirationibus, contractae vero<text:line-break/>in expirationibus; unum enim earum quodvis cogitatio-<text:line-break/>ne auferens, omnem mox actionem cum eo sustuleris.<text:line-break/>Nam si cartilagines exemeris, vocem labefactabis, quan-<text:line-break/>doquidem membranarum et tunicarum substantia et<text:line-break/>omnium similiter mollium, quomodo et furies multo<text:line-break/>madore imbutae, ad vocis generationem est inepta; sin<text:line-break/>vero .vincula mente detraxeris, respirationem utique<text:line-break/>corrumpes, immobilibus eam comittendo instrumentis.<text:line-break/>Quod si ipfoxum quaedam sustuleris, alia autem relique-<text:line-break/>ris, tantum de actione detraxeris', quantum exempta<text:line-break/>vincula habebant; nam vinculis, quae orbes ipfos con-<text:line-break/>jungunt, detractis, arteriae in longum productio peri-<text:line-break/>erit, iis* vero, quae </text:span><text:span text:style-name="T16">sigmoides </text:span><text:span text:style-name="T1">implent, in latum pro-<text:line-break/>ductio..</text:span></text:p>
      <text:h text:style-name="P3" text:outline-level="2"><text:span text:style-name="T8">Cap. </text:span><text:span text:style-name="T9">VII.</text:span></text:h>
      <text:p text:style-name="P8"><text:span text:style-name="T1">Num igitur natura haec quidem sum-<text:line-break/>mae artis fecit opera, situs autem ipsius curam deposuit?<text:line-break/>circularem cartilaginum partem extrinsecus locavit, quae<text:line-break/>vero ipsarum'‘reliquum. contexunt vincula, ea lutus, ad<text:line-break/>.complendam rotunditatem 'abdidit? An id quoque ejus-<text:line-break/>dem artis est specimen; quod, qua parte quidem arteria<text:line-break/>stomachum erat contactura, cartilagines colligantia vin-<text:line-break/>cula supposuerit,. qua'yero externa vis erat, occursura,<text:line-break/>ea cartilagines,, quae ipsam exciperent, opposuerit,, ut<text:line-break/>neque stomachus ab ipsarum duritie comprimatur, neque<text:line-break/>facile arteria laedatur mollioribus suis- partibus injuriis<text:line-break/>externis exposita? Ut vero nunc habet, duris ejus par-<text:line-break/>tibus in partam colli anteriorem desinentibus, mollibus,<text:line-break/>autem stomachum tangentibus, admirabiliter utrique in-<text:line-break/>strUmento natura comparavit dyspathiam, -stomacho qui-<text:line-break/>detn, ne ab arteria, huic autem rursus, ne axi exter-<text:line-break/>na afficeretur. Num igitur solum hoc ex cartilaginum<text:line-break/>arteriae </text:span><text:span text:style-name="T37">- </text:span><text:span text:style-name="T1">situ natura animalibus fabricatu est emolurnen-</text:span></text:p>
      <text:p text:style-name="P30"><text:span text:style-name="T1">tum, an hoc etiam inajus aliquod ad ciborum </text:span><text:span text:style-name="T16">ac' </text:span><text:span text:style-name="T1">potio.-<text:line-break/>num multas simul ac subitas deglutitiones?, mihi qui-<text:line-break/>dem id quoque, mirabiliter ipsi comparatum fuisse vide-<text:line-break/>tur. Nam si cartilagines singulae rotundae .omnino<text:line-break/>fuissent, praeterquam quod stomachum</text:span><text:span text:style-name="T37">. </text:span><text:span text:style-name="T1">ipfum , compri-<text:line-break/>merent in. ipsius convexitatem incidentes, angustiam<text:line-break/>etiam quandanr non mediocrem </text:span><text:span text:style-name="T37">in- </text:span><text:span text:style-name="T1">majorum molium<text:line-break/>deglutitionibus efficerent; 'ut</text:span><text:span text:style-name="T37">. </text:span><text:span text:style-name="T1">autem nunc habet, . quum<text:line-break/>tempus ejusmodi incidit, arteriae, tunica, quae situm<text:line-break/>illic habet, ab iis, quae deglutiuntur, - propulsa atque<text:line-break/>in amplitudinem cartilaginum eversa stomachi rotundi-<text:line-break/>tati celit, ut totus ciborum transitui .subserviat;' tunc<text:line-break/>autem cartilaginum convexitas prius, incidens stomachi<text:line-break/>distensionibus multam partem latitudinis ipsius interce-<text:line-break/>pisset, eoque modo ciborum viam’ effecisset angustanr.<text:line-break/>-At si eodem tempore deglutire ac respicere liceret, non<text:line-break/>solum commodi., nihil .ex ejusmodi situ, cepissemus; sed<text:line-break/>praeter id etiam laederemur*, quantum scilicet stomachi<text:line-break/>convexitas, amplitudinis arteriae occuparet, tanto respi</text:span></text:p>
      <text:p text:style-name="P30"><text:span text:style-name="T1">-rationis meatu strictiore reddito; nunc autem quum<text:line-break/>-alio quidem tempore respiratio, alio autem deglutitio<text:line-break/>-fiat, mutuis vicissim. capacitatibus arteria et stomachus<text:line-break/>simul utuntur, adeo ut pauco tempore plurima per<text:line-break/>nitrosque meatur feratur propria materia. Atque etiam,<text:line-break/>quod rotundum est factum utrumque instrumentum, opti-<text:line-break/>me id comparatum est, tum nt per locum minimum<text:line-break/>plurima pervadat materia, tum etiam ut utrumque ah<text:line-break/>injuriis sit tutius-: </text:span><text:span text:style-name="T21">' </text:span><text:span text:style-name="T1">demonstratum enim'antea fuit, hanc<text:line-break/>figuranf omnium .ab offensionibus esse remotissimam, om-<text:line-break/>hiumque esse maximam, quae ambitus mensuram habent<text:line-break/>aequalem; quod si ita est, per minima mole instru-<text:line-break/>menta plurima materia facilius est permeatura. Quod<text:line-break/>autem per communem quandam ipsis tunicam sibi ipfis<text:line-break/>et -ori conjuncta sint-, quo pacto non est etiam id admi-<text:line-break/>randum? Hanc cnim tunicam stomacho quidem degluti-<text:line-break/>tione opitulari non minimum ostendebamus, in aspera<text:line-break/>vero arteris et cartilagines parte interna fubungere, et<text:line-break/>ipias furtum, dum animal, deglutit, , cum larynge ad</text:span></text:p>
      <text:p text:style-name="P30"><text:span text:style-name="T1">pharynga trahere non aliter, quam in iis instrumentis,.<text:line-break/>quae tollenones appellunt. At cur hac. tunica 'arteriae<text:line-break/>cartilagines subungi melius fuit? quia plerumque lu ip-^<text:line-break/>sam a. capite ferum pituitae haudquaquam benignum<text:line-break/>erat defluxurum; praeterea, dum deglutimus, in eam<text:line-break/>illapsurum erat continenter potionis quiddam, et non-<text:line-break/>nunquam etiam cibi. Adde eodem, quod in inspira-<text:line-break/>tionibus quidem saepennmero </text:span><text:span text:style-name="T37">. </text:span><text:span text:style-name="T1">attrahenda erat acris<text:line-break/>qualitas quaedam aeris, quae fumum, vel cinerem, veI<text:line-break/>carbones, vel aliam quamvis facultatem medicamento- -<text:line-break/>fam haberet admixtam; postremo per tusses aliquando<text:line-break/>evacuandum pus malignum atque erodens, vel aliquis<text:line-break/>alius succus, aut bilis tum flavae tum nigrae, aut<text:line-break/>salsae pituitae intus putrefactae, a quibus omnibus erat<text:line-break/>necesse abradi cartilagines, morderi ac ulcerari. Quod<text:line-break/>aulem insanabiles omnino funt aut sanatu quam dissi-<text:line-break/>cillimi cartilaginum affectus, ex medicis discas licet,<text:line-break/>nisi tu ipse medicinam factitas: ita enim nec illis ad<text:line-break/>haec indiguerit, qni experientiam ad ipsa magistram</text:span></text:p>
      <text:p text:style-name="P30"><text:span text:style-name="T1">prins habuerit. ' Quae igitur’ cartilaginibus subjecta est<text:line-break/>tunica, sanatu est facillima, omnisque qui in ea ortus<text:line-break/></text:span><text:span text:style-name="T21">fuerit affectus facile </text:span><text:span text:style-name="T1">(edatur, nisi forte aliquando a pu-<text:line-break/></text:span><text:span text:style-name="T21">tredine </text:span><text:span text:style-name="T1">aliqua magna, ipsius portio quaedam erosa car-<text:line-break/>tilagincm nudam penitus destituerit; non enim amplius<text:line-break/>affectum ejusmodi' facile, sanaveris, non utique propter<text:line-break/></text:span><text:span text:style-name="T21">tunicam</text:span><text:span text:style-name="T1">, sed quod malum ad cartilaginem pervaserit.<text:line-break/></text:span><text:span text:style-name="T21">Quod igitur raro </text:span><text:span text:style-name="T1">accidit, </text:span><text:span text:style-name="T21">id </text:span><text:span text:style-name="T1">faepenumero usu veniret,<text:line-break/>si a </text:span><text:span text:style-name="T21">’ natura </text:span><text:span text:style-name="T1">cartilago fuisset nudata. Cur autem tenuis<text:line-break/></text:span><text:span text:style-name="T21">simul, </text:span><text:span text:style-name="T1">ac densa sacta est et sicca moderate? quia, si<text:line-break/></text:span><text:span text:style-name="T21">crassior’, quam nunc </text:span><text:span text:style-name="T1">est, </text:span><text:span text:style-name="T21">fuisset, </text:span><text:span text:style-name="T1">praeterquam quod nihil<text:line-break/></text:span><text:span text:style-name="T21">juvaret, </text:span><text:span text:style-name="T1">occuparet etiam totius arteriae amplitudinis non<text:line-break/></text:span><text:span text:style-name="T21">minimum; </text:span><text:span text:style-name="T1">sin vero rara fuisset, prohibere certe non<text:line-break/></text:span><text:span text:style-name="T21">potuisset, </text:span><text:span text:style-name="T1">quo minus defluentes humores ad 'subjectas<text:line-break/></text:span><text:span text:style-name="T21">artilogines.pferringercnt, </text:span><text:span text:style-name="T1">rpsaeque </text:span><text:span text:style-name="T21">levi </text:span><text:span text:style-name="T1">occasione imbutae<text:line-break/></text:span><text:span text:style-name="T21">vocem .efficerent raucam; </text:span><text:span text:style-name="T1">nam ob </text:span><text:span text:style-name="T21">id </text:span><text:span text:style-name="T1">ipsum'sicca medio-<text:line-break/></text:span><text:span text:style-name="T21">criter est; </text:span><text:span text:style-name="T1">melius enim foriant sicciora', </text:span><text:span text:style-name="T21">quam </text:span><text:span text:style-name="T1">madida;<text:line-break/></text:span><text:span text:style-name="T21">quemadmodum certor </text:span><text:span text:style-name="T1">et quae sicca plaiie sunt, vocem</text:span></text:p>
      <text:p text:style-name="P30"><text:span text:style-name="T1">edunt deteriorem moderate siccis. Quandoquidem in<text:line-break/>omnibus febribus ardentibus, partibus, quae tum ad<text:line-break/>pharynga tum ad arteriam pertinent, vehementer exic-<text:line-break/>catis, voces contingit fieri, quas-Hippocrates clangorosas<text:line-break/>appellat; sic vero in omnibus animalibus, quae collum<text:line-break/>habent admodum longum et cartilagines siccas, cujus<text:line-break/>generis sunt grues; </text:span><text:span text:style-name="T16">ob </text:span><text:span text:style-name="T1">id enim de his scripsit'Homerus;</text:span></text:p>
      <text:p text:style-name="P8"><text:span text:style-name="T16">Clangore </text:span><text:span text:style-name="T1">hae </text:span><text:span text:style-name="T16">quidem </text:span><text:span text:style-name="T1">volant supra </text:span><text:span text:style-name="T16">oceani </text:span><text:span text:style-name="T1">fluenta.</text:span></text:p>
      <text:p text:style-name="Standard"><text:span text:style-name="T1">Siccum itaque instrumentum vocem adeo malam' efficit,<text:line-break/>lu catarrhis vero rursus ac gravedinibus vox efficitur<text:line-break/>ranca humoris superflui copia. Quae etiam conditor<text:line-break/>noster providens trmicarn, quae cartilaginibus fubest, </text:span><text:span text:style-name="T21">.<text:line-break/></text:span><text:span text:style-name="T1">siccam effecit moderate, ntiumque excessum declinans.<text:line-break/>Talis quidem pulmonis arteriae est natura, quae ex<text:line-break/>bronchiis conflata est; fic enim appellere ejus cartilagi-<text:line-break/>nes, medici consueverunt, quemadmodum et ipsam<text:line-break/>totam bronehon, et caput, summam ipsius partem, quae .</text:span></text:p>
      <text:p text:style-name="P30"><text:span text:style-name="T1">utique et larynx nominatur. </text:span><text:span text:style-name="T16">Sed de </text:span><text:span text:style-name="T1">horum constructio-<text:line-break/>ne paulo post; verba faciemus.</text:span></text:p>
      <text:h text:style-name="Heading_20_2" text:outline-level="2"><text:span text:style-name="T8">Cap. VIII.</text:span></text:h>
      <text:p text:style-name="P8"><text:span text:style-name="T1">Porro' pulmo, quantum ad praesentem*<text:line-break/>sermonem attinet, iis quidem, qui negIigentius haec con-' </text:span><text:span text:style-name="T37">-<text:line-break/></text:span><text:span text:style-name="T1">siderant, omnia, fortasse, quibus indiget, habere jam<text:line-break/>imius instrumenti, asperae scilicet ar </text:span><text:span text:style-name="T16">terrae</text:span><text:span text:style-name="T1">, beneficio<text:line-break/>videbitur, - siquidem vocem edere per eam </text:span><text:span text:style-name="T16">L efflare</text:span><text:span text:style-name="T1">, in-' </text:span><text:span text:style-name="T21"><text:line-break/></text:span><text:span text:style-name="T1">spirare atque expirare queat:' sed si animum attenderis"<text:line-break/>considerarisque, quod neque' hoc 'ipsum instrunrentumi.<text:line-break/>copiam habet sanguinis, quo alatur; antequam venae ipsi<text:line-break/>quaedam fuerint connexae, neque cor fructum ullum ex<text:line-break/>respiratione percipit prius, quam per aliam arteriam-<text:line-break/>conjunctum huic fuerit, lutelliges certe, nataram alterum<text:line-break/>vasorum genus duplex asperis arteriis recte immiscuisse<text:line-break/>ac complicuisse. Praeterea, si cousideraris, quod fieri'<text:line-break/>sine periculo non poterat, ut vas sublime maneret di-- -<text:line-break/>nisum, nisi substantia quaedam mollis ac spongiosa ih-:<text:line-break/>ster .tomenti in ipsius- divisione poneretur, quo omne id,' </text:span><text:span text:style-name="T21">-<text:line-break/></text:span><text:span text:style-name="T1">quod inter </text:span><text:span text:style-name="T16">vasa </text:span><text:span text:style-name="T1">omnia est inane, repleret, essetque siri</text:span></text:p>
      <text:p text:style-name="P30"><text:span text:style-name="T1">mamentum ac propugnaculum ipsorum imbecillitatis;<text:line-break/>si id</text:span><text:span text:style-name="T16">, </text:span><text:span text:style-name="T1">inquam, consideraveris, intelliges sane, recte </text:span><text:span text:style-name="T16">ac'<text:line-break/></text:span><text:span text:style-name="T1">provide pulmonis carnem faciam fuisse; </text:span><text:span text:style-name="T21">- </text:span><text:span text:style-name="T1">cujus certe "<text:line-break/>quidem alius quoque est- usus non contemnendus, </text:span><text:span text:style-name="T16">de<text:line-break/></text:span><text:span text:style-name="T21">quo </text:span><text:span text:style-name="T1">paulo post disseremus. Porro arteriae laeves, quae<text:line-break/>cordi asperas arterias sunt conjuncturae, saepe jam lu-<text:line-break/>dicatae sunt tenuem ac purum et v aporosum continere<text:line-break/>fanguinenr, </text:span><text:span text:style-name="T21">r</text:span><text:span text:style-name="T1">neque solius spiritus esse instrumenta; cui<text:line-break/>rui praesens etiam haec disputatio fidem facit non mlui-<text:line-break/>manu Nam si et illae, quemadmodum afperae arteriae, </text:span><text:span text:style-name="T21">’<text:line-break/></text:span><text:span text:style-name="T1">sanguinis penitus siint inanes, (in ea enim Erasistratus<text:line-break/>est opinione,) cur non recta ad cor asperae ipsae perti-<text:line-break/>nent? </text:span><text:span text:style-name="T21">&lt; </text:span><text:span text:style-name="T1">cur item venarum propagines parvae ' quidem '<text:line-break/>asperis inseruntur, laevibus autem non inseruntur? Fru-<text:line-break/></text:span><text:span text:style-name="T21">stra </text:span><text:span text:style-name="T1">enim eo modo natura (quae, ut ille etiam profite-<text:line-break/>tur, nihil.temere agit) non modo pulmonis arterias lae-<text:line-break/></text:span><text:span text:style-name="T21">ves, </text:span><text:span text:style-name="T1">sed etiam venas ipsas effecerit; illas quidem, quod,<text:line-break/></text:span><text:span text:style-name="T21">cum </text:span><text:span text:style-name="T1">asperis cor plane conuectere posset, laevium nullus<text:line-break/></text:span><text:span text:style-name="T21">erat </text:span><text:span text:style-name="T1">ulusvenas. aulem, quia ipsarum arteriamm tuui-</text:span></text:p>
      <text:p text:style-name="P30"><text:span text:style-name="T1">eam et omnium </text:span><text:span text:style-name="T16">uno </text:span><text:span text:style-name="T1">verbo animalis partium ex vena,<text:line-break/>arteria </text:span><text:span text:style-name="T16">et </text:span><text:span text:style-name="T1">nervo ait esse, contextam, nutririque unurn-<text:line-break/>quodque a vena </text:span><text:span text:style-name="T16">in se ipso </text:span><text:span text:style-name="T1">contenta, supplici tamen,<text:line-break/>illa, et quae' </text:span><text:span text:style-name="T16">ratione sit </text:span><text:span text:style-name="T1">conspicua, neque </text:span><text:span text:style-name="T16">hac, </text:span><text:span text:style-name="T1">magna<text:line-break/>vena et composita </text:span><text:span text:style-name="T16">qnicquam </text:span><text:span text:style-name="T1">indigere. </text:span><text:span text:style-name="T16">Si </text:span><text:span text:style-name="T1">igitur sinister<text:line-break/>quidem cordis ventriculus spiritum solum lu se ipso<text:line-break/>continet, ut et aspera arteria, ob eamque causam laevi-<text:line-break/>bus pulmoni opus non fuit, . nullaque arteria cibo indi-<text:line-break/>get invectitio, </text:span><text:span text:style-name="T21">' </text:span><text:span text:style-name="T1">consentaneum fuit ex solis asperis <text:s/>pul-<text:line-break/>monem ipsum constare. Neque enim (ut alia omittam)<text:line-break/>est quod dicat, qui Erasistratum defendere conabitur,<text:line-break/>alperas arterias propterea,, quod ex cartilaginibus consta-<text:line-break/>bant, cum corde jungi non potuisse: nam quemadmo-<text:line-break/>dum per' media membranosa corpora inter se conjun-<text:line-break/>guntur; sic et cordi utique poterant conjungi. Cur igi-<text:line-break/>tur non</text:span><text:span text:style-name="T21">' </text:span><text:span text:style-name="T1">genus uuum arteriarum .in pulmone fuit?, cur<text:line-break/>item et venis ipse’indiguit, Lrafistratus quidem haud<text:line-break/>facile dixerit; </text:span><text:span text:style-name="T21">- </text:span><text:span text:style-name="T1">quemadmodum et. cur arteriis quidem</text:span></text:p>
      <text:p text:style-name="P30"><text:span text:style-name="T1">tunica obtigit venosa, venis autem arteriosa:’ nobis vero<text:line-break/>dictu non est diffirile, sed- quae de usibus ratiocinati<text:line-break/>sumus, ea perspicue actionum demonstrationes compro-<text:line-break/>liant. Quum enim caelerae quidem omnes toto corpore<text:line-break/>'diffusae arteriae sanguinis sint participes, quemadmodum<text:line-break/>et sinister cordis ventriculus, solae vero asperae, san-<text:line-break/>guinis vacuae, per medias laeves </text:span><text:span text:style-name="T16">cordi </text:span><text:span text:style-name="T1">sint, connexae,<text:line-break/>Earum orificia a natura nihil temere agente eo comrno-<text:line-break/>"derationis adducta esse necesse est, ut vapori quidem<text:line-break/>ac spiritui sint pervia, sanguini vero et crassis similiter<text:line-break/>substantiis invia. 'Quod si forte aliquo tempore patula<text:line-break/>naturalem amiserint commoderationem, portio aliqua<text:line-break/>sanguinis in asperas arterias ex laevibus effunditur,<text:line-break/>quem casum repente tussis consequitur </text:span><text:span text:style-name="T16">et </text:span><text:span text:style-name="T1">sanguinis-per<text:line-break/>os eductio; quum autem secundum naturam habent, tum,<text:line-break/>qui ex ulperis in laeves transumitur spiritus, paucus om-<text:line-break/>nino est,, et pulmonis“maro cernitur aerea spiritiisque<text:line-break/>plena, indicans plane se, quomodo et curo hepatis ad</text:span></text:p>
      <text:p text:style-name="P30"><text:span text:style-name="T1">cibi, ita ad aeris coctionem </text:span><text:span text:style-name="T16">esse</text:span><text:span text:style-name="T1"> comparatam. Nam<text:line-break/>consentaneum est non confertim' neque repente aerem<text:line-break/>externum ejus spiritus, qui animali inest, fieri nutri-<text:line-break/>mentum, sed paulatim quidem immutari, quemadmodum<text:line-break/>sane' et cibaria, familiarem autem lunato spiritui qua-<text:line-break/>Iitatem diuturniore 'tempore recipere, hujusque altera-<text:line-break/>tinnis pulmonis carnem primum esse instrumentum,<text:line-break/>quemadmodum certe ossendebamus hepatis carnem cibi<text:line-break/>lu sanguinem mutationis esse auctorem. Erasistratum<text:line-break/>porro quum hic quoque causam in qualitatem farniiia-<text:line-break/>rem atque alienam conferre decuisset, confert nescio<text:line-break/>quo pacto in spiritus tenuitatem ac crassitiein; existi-<text:line-break/>mat enim, propterea perire eos, qui in Charonlis sunt<text:line-break/>harathris, tuni eos, qui domos incolunt calce nuper illi-<text:line-break/>tas, aut qui ex quodam carbonum odore et aliis gene-<text:line-break/>xis ejusdem extingnuntur, quod spiritus prae tenuitate<text:line-break/>contineri corpore nequeam. Satius autem suisset, veluti<text:line-break/>in' <text:s/>alimentis familiaris quidem leguminum, </text:span><text:span text:style-name="T16">olerum,<text:line-break/></text:span><text:span text:style-name="T1">panis atque id genus lallorum nobis est qualitas, aliena</text:span></text:p>
      <text:p text:style-name="P30"><text:span text:style-name="T1">vero cantharidis, et leporis marini, atque aliorum ejus-<text:line-break/>modi: ita putare aeris qualitatem quandam aliam qui-<text:line-break/>dem familiarem et amicam spiritui ipsius animalis, ali-<text:line-break/>am vero alienam ac corruptricem. Si enim semel in-<text:line-break/>tellrgere id potuisset, haudquaquam , carbonum fumum<text:line-break/>puro aere tenuiorem pronunciare ausus fuisset, quum<text:line-break/>ille omnibus crassior plane appareat, scd vestigasset, ut<text:line-break/>opinor, partes a natura ad ipsius coctionem compara-<text:line-break/>tas. At certe ridiculum valde est, cui ne de sanguinis<text:line-break/>quidem generatione aliorumque humorum dictum quid-<text:line-break/>quam sit, in eo tantam requirere'physiologiam, ut etiam<text:line-break/>spiritus immutationem et coctionem intelligat. Sed de<text:line-break/>lus quidem alibi adversus eum uberius dictum est. Cae-<text:line-break/>terum spiritus, qui ab asperis arteriis extrinsecus trahis<text:line-break/>tur, in pulmonis quidem carne primam elaborationem<text:line-break/>sortitur, postea vero in corde atque arteriis, et iis<text:line-break/>maxime, quae lu plexu sunt retiformi, ultimam ac per-</text:span></text:p>
      <text:p text:style-name="P30"><text:span text:style-name="T16">fectissimam </text:span><text:span text:style-name="T1">in cerebri ventriculis, ubi utique et </text:span><text:span text:style-name="T16">anima-<text:line-break/>lis </text:span><text:span text:style-name="T1">primum exacte efficitur. Porro quis hujus spiritus<text:line-break/>animalis sit usus, et; cur, quum nos animae fubstan-<text:line-break/>tiam ignorare plane, fateamur, hunc tamen sic appel-<text:line-break/>lare audeamus, non est nunc tlicendi locus. Sed ubi<text:line-break/>admonuerimus, pulmonis carnem sunul quidem vuforum<text:line-break/>divisionem opplere, simul autem externum aerem con-<text:line-break/>coquere; </text:span><text:span text:style-name="T37">’ </text:span><text:span text:style-name="T1">ad haec de venis, quae asperis arteriis in-.</text:span></text:p>
      <text:p text:style-name="P81"><text:span text:style-name="T1">’ feruntur, quarum haud ita pridem meminimus, ubi<text:line-break/>ostenderimus, eas convenienter lusce arteriis parte ex-<text:line-break/>teiua propterea fuisse infixas, quod eae sanguine om-'<text:line-break/>nino carerent, naturamque omnino arteriis, etiam laevi-<text:line-break/>bus fuisse,- quo eae alerentur, prospecturam., nisi san-<text:line-break/>guinenr rn ipsis contineri, exploratum habuisset; atque<text:line-break/>etiam, quod venam quidem esse arteriosam, venosam<text:line-break/>autem arteriam, ut ante indicavimus, melius erat, ubi<text:line-break/>capita in memoriain revocaverimus, tempus sane erit<text:line-break/>ad ea, quae deinceps consequuntur, transire, si illud so-<text:line-break/>lum adhuc adjecerimus, naturam ob ante dicta asperam</text:span></text:p>
      <text:p text:style-name="P30"><text:span text:style-name="T16">arteriam inediam inter laevem et venam constituisse;<text:line-break/>rtrique enim eurum propinquam esse oportuit, laevi<text:line-break/>quidem, quod ufpera per medium eam respirationis usum<text:line-break/>cordi exhibet, venae autem., propterea quod ab ea na-<text:line-break/>triri ipsam est necesse.' Ob eas igitur causas in medio<text:line-break/>fuit locata. At cur ad dorsum pone eam est vena, an-<text:line-break/>teriore vero parte arteria? quia, longius a corde produ-<text:line-break/>cere arteriam, quae tenuem atque imbecillam habet </text:span><text:span text:style-name="T21">tu-<text:line-break/></text:span><text:span text:style-name="T16">nicam, non erat tutum. Convenienter igitur' hoc qui-<text:line-break/>dem vas a corde ortum mox in pulmonem dispersit;<text:line-break/>alterum’ vero, quod erat longius, abduxit pone </text:span><text:span text:style-name="T21">arteriam.<text:line-break/></text:span><text:span text:style-name="T16">Haec utique horum causa fuerit. Tempestivum autem<text:line-break/>jam fuerit ea, quae sequuntur, exponere. Monstratum<text:line-break/>nobis antea fluit, venarum tunicam duram esse factam,<text:line-break/></text:span><text:span text:style-name="T21">tum </text:span><text:span text:style-name="T16">quod eas comprimi facile ac dilatari lu refpira-<text:line-break/>tionibus non oporteret, tum etiam quod sanguine </text:span><text:span text:style-name="T21">pul-<text:line-break/></text:span><text:span text:style-name="T16">mo alitur tenui ac vaporoso, non crasso, neque turbido,<text:line-break/>laeterum quod non -dilatentur -neque ..comprimantur </text:span><text:span text:style-name="T21">.</text:span></text:p>
      <text:p text:style-name="Standard"><text:span text:style-name="T37">/</text:span></text:p>
      <text:p text:style-name="P30"><text:span text:style-name="T1">hae venae, duplici nomine utile id esse docebamus, ut<text:line-break/>tota scilicet thoracis capacitas pateat spiritusque vacet<text:line-break/>instrumentis, et ne sanguis ad cor ex eis violenter re-<text:line-break/>currat; hujus enim natura haud parvam habuit.provi-<text:line-break/>sientiam, quemaduiodum ex membranarum productione<text:line-break/>indicabamus. Quin </text:span><text:span text:style-name="T16">et </text:span><text:span text:style-name="T1">arteriarum tunicam ostendebamus<text:line-break/>factam esse tenuem, ut plurimo sanguine pulmo aleretur<text:line-break/>ab ipsis manante, qui natura est defaecatus, tenuis ac<text:line-break/>vaporosus; praeterea quo facile spiritus cordi, trahenti<text:line-break/>obsequeretur. Horum autem si quis demonstrationes scire<text:line-break/>cupiat, librum legat superiorem.</text:span></text:p>
      <text:h text:style-name="Heading_20_2" text:outline-level="2">Cap. IX.</text:h>
      <text:p text:style-name="Standard"><text:span text:style-name="T1">De reliquis aulem jam me dicere tem-<text:line-break/>pestivum esu Quum enim respirationis usum primum<text:line-break/>esse et maximum eum dixerimus, caloris nativi conser-<text:line-break/>vationem, (propter quem aninralia repente intereunt pri-.<text:line-break/>vata refrigeratione,). secundum vero minorem, nempe<text:line-break/>spiritus, animalis nutritiorrem;, adniirari jam naturam</text:span></text:p>
      <text:p text:style-name="P30"><text:span text:style-name="T1">convenit, quo pacto tum ad haec, tum ad vocis gene-<text:line-break/>rationem pulmonem effecerit accommodatum. Nam quod<text:line-break/>laevium arteriarum omnium ora reseravit ad unum prin-<text:line-break/>cipium , sinistrum cordis ventriculum, in quo caloris<text:line-break/>nativi est principium, in hoc quidem cqu refrigeratio-<text:line-break/>nem continuam cordi praeparavit', celebrare ipsam est<text:line-break/>aequum; qqod vero in </text:span><text:span text:style-name="T16">cordis </text:span><text:span text:style-name="T1">compressionibus id, quod<text:line-break/>velut fuliginosum lii eo est* </text:span><text:span text:style-name="T16">ac </text:span><text:span text:style-name="T1">fumidum, per has ipsas<text:line-break/>arterias laeves effudit; et multo adhuc, magis per ma-<text:line-break/>guam arteriam ad alias, quodque, hic ne quando extin-<text:line-break/>gueretur cordis calor m pervis excrementis suffocatus,<text:line-break/>tuto provi.lit, hymnis extollere ipsam convenit. .Nam<text:line-break/>quod pulmonis carnem mollem, foramiiralertam ac spi-<text:line-break/>rititosam fecit, ni externum aerem concoquat, quem<text:line-break/>familiare spiritui animali alimentum, futurum provideat,<text:line-break/>admirari eam par est: </text:span><text:span text:style-name="T37"><text:s/></text:span><text:span text:style-name="T1">quod vero- et tribus vasis pul-<text:line-break/>rnonem contexentibus, - una quidem, vena-, duabus autem<text:line-break/>arteriis, ad asperas arterias totum spiritum attrahi in-</text:span></text:p>
      <text:p text:style-name="P18"><text:span text:style-name="T1">stituit; et rursus illinc emitti nobis vocem emittentibus,<text:line-break/>ut diutissime loqui possemus continua inspiratione non<text:line-break/>indigentes</text:span><text:span text:style-name="T16">, </text:span><text:span text:style-name="T1">ceu earum qualibet in multum tempus siif-<text:line-break/>sectura, : in hoc rursus eam, 'ceu id quod optimum erat<text:line-break/>providentem, laudare convenit. Rem igitur ipsam osten-<text:line-break/>dam, -causamque ejus verbis explicabo; tuum-autem<text:line-break/>- fuerit' deinceps’ eorum opificem- laudare, si demum lau-<text:line-break/>dnm justarum non es invidiis. </text:span><text:span text:style-name="T37">’ </text:span><text:span text:style-name="T1">Quod itaque pulmo tu-<text:line-break/>tam implevit thoracis capacitatem/trim niuod,-"si dilatetur<text:line-break/>thorax </text:span><text:span text:style-name="T16">atrt </text:span><text:span text:style-name="T1">comprimatur, simul quoque per totum pill-<text:line-break/>mo' dilatatur 'aut comprimitur;-’ ex</text:span><text:span text:style-name="T10">:</text:span><text:span text:style-name="T1"> commentariis; quos<text:line-break/>de motunorum conscripsimus; <text:s/>didicistip praeterea quod<text:line-break/>instrumentis omnibus,' quae attrahunt; consecutione qua-<text:line-break/>dam ad idy quod evacuatur, <text:s/>prius' quidem leve quam<text:line-break/>grave sequatur,' quodque per' ampliora orificia ea com-<text:line-break/>pleri .sit facilius, haec quoque lu -illis didicisti;' et sane<text:line-break/>quod asperorum arteriarum /omnium</text:span><text:span text:style-name="T37">" </text:span><text:span text:style-name="T1">unum est orificium</text:span></text:p>
      <text:p text:style-name="P30"><text:span text:style-name="T1">maximum </text:span><text:span text:style-name="T2">, </text:span><text:span text:style-name="T1">pertinens </text:span><text:span text:style-name="T38"><text:s/></text:span><text:span text:style-name="T1">ad phary ngem;-laevium autem aliti-<text:line-break/>ud unum in ''sinistrum cordis - ventriculum , -ut venarum<text:line-break/>etiam in dextruin: quodque ex pharynge aer'solus ad<text:line-break/>asperas arterias, ex dextro Ventriculo <text:s/>sanguis solus ad<text:line-break/>venas, ex sinistro mixtum quid ex <text:s/>ambobus pervenit<text:line-break/>si horum sane omnium memor sic, . ipsaqne' omnia com-'<text:line-break/>posueris, ' rei' propositae demonstrationem nullo</text:span><text:span text:style-name="T10">;</text:span><text:span text:style-name="T1">. negotio<text:line-break/>invenias. Natu pulmone dilatato primum quidem id-<text:line-break/>sequetur, quod est levissimum (est autem id aer </text:span><text:span text:style-name="T37">-</text:span><text:span text:style-name="T1">externus)<text:line-break/>implebitque asperas arterias; secundum autem id,</text:span><text:span text:style-name="T37"> </text:span><text:span text:style-name="T1">quod<text:line-break/>effertur ex sinistro cordis ventriculo, quod laeves imple-<text:line-break/>bit; postremo vero horum omnium ac tertio sanguis;<text:line-break/>ante vero, quam asperae arteriae aere impleantur, lu<text:line-break/>neutrum aliorum potest quicquam transumi. Quod si ita<text:line-break/>est, hac ratione solum in laeves arterias ac venas in-<text:line-break/>fluere aliquid a corde continget. Si' thorax quidem ad-<text:line-break/>huc dilatetur, asperae autem jam maximam prius dis-<text:line-break/>‘tentlonem habuerint; sin verocsimul quidem thorax hon</text:span></text:p>
      <text:p text:style-name="P30"><text:span text:style-name="T1">amplius dilatetur, simul autem' nsperae maximam habeant<text:line-break/>jam distentionem, nullum utique tempus relinquetur<text:line-break/>rreque laevibus, arteriis neque venis, quo.</text:span><text:span text:style-name="T16">;</text:span><text:span text:style-name="T1">tempore diduci,<text:line-break/>queant: nam pulmone, non,amplius dilatam, quia neque,<text:line-break/>thorax ulterius dilatetur, </text:span><text:span text:style-name="T21">' </text:span><text:span text:style-name="T1">neque pulmonis partium quae-,<text:line-break/>vis' dilatari amplius poterit. Ex quo manifestum est,<text:line-break/>quod, si monstraverimus,</text:span><text:span text:style-name="T21">. </text:span><text:span text:style-name="T1">maximam, pulmonis listentionem.<text:line-break/>asperas stolas distentas .efficere, mox utique demonstratum<text:line-break/>erit, eas solas inspirationibus repleri. Quaenam igitur est<text:line-break/>hujus demonstratio ? nempe si mortuo jam animali per<text:line-break/>laryngem insufflaveris; implebis </text:span><text:span text:style-name="T21">. </text:span><text:span text:style-name="T1">enim _ asperas arterias,<text:line-break/>et .pulmonem distendi quamplurnnnm videbis, 'quum<text:line-break/>int,erim arteriae, laeves ac venae molem sibi ipsis reti-<text:line-break/>neant aequalem. Unde perspicuum fit, </text:span><text:span text:style-name="T21">. </text:span><text:span text:style-name="T1">asperas arterias *<text:line-break/>sic a natura fuisse institutas, -ut pulmonem lu maximam<text:line-break/>distentionem agerent; quo uno. commento id est assecuta,<text:line-break/>ut in inspirationibus aer externus in. has solas necessario<text:line-break/>ingrederetur.. </text:span><text:span text:style-name="T21">. </text:span><text:span text:style-name="T1">Quando igitur spiritus in. oor attrahitur?</text:span></text:p>
      <text:p text:style-name="P30"><text:span text:style-name="T1">nempe' </text:span><text:span text:style-name="T16">eo </text:span><text:span text:style-name="T1">-dilatato, quemadmodum rursus compresse ex-<text:line-break/>cernitur; laeves enim arterias cordis, motibus, asperas<text:line-break/>vero pulmonis servire est necesse. Porro quod'duo sint<text:line-break/>horum motuum principia toto genere discrepantia,' quod-<text:line-break/>que' cordis quidem'motus a natura,- thoracis vero ali<text:line-break/>anima edantur, /monstratum saepeniimero est; nec minus<text:line-break/>etiam, quod melius fuit actionem nostram esse respira-<text:line-break/>tionem voluntati animalis semper. servientem, 'libro<text:line-break/>superiore demonstravimus. Ex quibus' omnibus efficitur,<text:line-break/>ut pulmonis et cordis partes omnes summa j opificis<text:line-break/>providentia atque arte comparatas esse colligamus. Su- </text:span><text:span text:style-name="T28">&lt;</text:span><text:span text:style-name="T21">.<text:line-break/></text:span><text:span text:style-name="T1">pereste jam amplius nihil. arbitror, quod non. possit is.<text:line-break/>ex scsc consequi, qui ea memoriae mandarit, quae di-<text:line-break/>cta a nobis suerunt, quum de nervorum in partes omnes<text:line-break/>distributione ageremus; intelliget enim.ex illis, curet'<text:line-break/>pulmoni melius suerit, ut et cordi e't hepati et lieni<text:line-break/>ac renibus, nervos habere mluimos.</text:span></text:p>
      <text:h text:style-name="P3" text:outline-level="2">Cap. X.</text:h>
      <text:p text:style-name="P8"><text:span text:style-name="T1">Caeterum et, fle ipsius quoque in lobos<text:line-break/>divisiqne dictum est; atque oportet capita eorum, quae<text:line-break/>illi dicta' sunt, hi, memoriam revuogrf. </text:span><text:span text:style-name="T13">:</text:span><text:span text:style-name="T1"> videlicet quod<text:line-break/>lobi hi primum usum iis, qui sunt in jecinore, similem<text:line-break/>habent; nam ut jecur lobis quasi digitis quibusdam yen-<text:line-break/>triculum firmrur complectitur, ita et pulmo cor ipsimi.<text:line-break/>Delude vero, quum </text:span><text:span text:style-name="T16">duo </text:span><text:span text:style-name="T1">sint.iobi in utraque .thoracisparte,<text:line-break/>alter, superiorem thoracis capacitatem, alter inseriorem,</text:span><text:span text:style-name="T10">1<text:line-break/></text:span><text:span text:style-name="T1">quae ad phrenas est, obtinet. Atque etiam, quod quintus<text:line-break/>lobus, qni parvus, qui .dextra lu parte positus, quique trian-<text:line-break/>gulus. est, venae cavae gratia factus est. Praeterea quod, 'ut<text:line-break/>totum' viscus sucinus, simul ad tutius dilatetur, ac contprima-<text:line-break/>tur, in lobos dissectum est; si enim</text:span><text:span text:style-name="T21">.</text:span><text:span text:style-name="T1">continuus sibi ipsi partis<text:line-break/>hus omnibus factus esset,</text:span><text:span text:style-name="T21">. </text:span><text:span text:style-name="T1">fortassis laborasset interdum aliqua<text:line-break/>ejus pars, dum inspirationibus vehem enti oribus totam<text:line-break/>thoracis capacitatem- replere <text:s/>subito cogitur. Ut igitur<text:line-break/>etiam angustas ejus partes facile subeat, pulmonis in</text:span></text:p>
      <text:p text:style-name="P26"><text:span text:style-name="T1">lobos divisio apta magis fuit. At de pulmonis partibus<text:line-break/>hactenus. ,<text:tab/>. </text:span><text:span text:style-name="T37">"<text:tab/></text:span><text:span text:style-name="T21">; . ,<text:tab/></text:span><text:span text:style-name="T37">-<text:tab/>.r-nt,,. </text:span><text:span text:style-name="T21">qo 'i-<text:tab/>— rrp ,</text:span></text:p>
      <text:h text:style-name="Heading_20_2" text:outline-level="2">Cap. XI.</text:h>
      <text:p text:style-name="Standard"><text:span text:style-name="T1">De laryngis aulem partibus deinceps<text:line-break/>dicendum; est enim hic quoque spiritus instrumentum,<text:line-break/>appellaturque. (ut-etiam ..ante docuimus), non hoc folpm<text:line-break/>nuncine,. fdll..- etiam;. brojgphi caput,.propterea quod<text:line-break/>ipsam quoque asperam arteriam bronchon.,. nonlinanf.<text:line-break/>Constat itaque larynx , </text:span><text:span text:style-name="T16">ex</text:span><text:span text:style-name="T21">; </text:span><text:span text:style-name="T1">tribus, magnis cunilaginibus,<text:line-break/>nihil neque figura, neque,magnitudine iis, quae asperae<text:line-break/>insunt, similibus. ... Movetur </text:span><text:span text:style-name="T21"><text:s/></text:span><text:span text:style-name="T1">autem </text:span><text:span text:style-name="T16">a </text:span><text:span text:style-name="T1">musculisrsecundum<text:line-break/>propriam quidem suam- compositionem duodecim;, qua-<text:line-break/>fenus vero comnnrnipnem habet, </text:span><text:span text:style-name="T21">urm </text:span><text:span text:style-name="T1">partibus xicinrs,<text:line-break/></text:span><text:span text:style-name="T21">. ab aliis octo. ; Harum igitur laryngis,curtilaginym,</text:span><text:span text:style-name="T28">(</text:span><text:span text:style-name="T21">maxi-<text:line-break/></text:span><text:span text:style-name="T1">ma.anterior est (quam et tangimus), </text:span><text:span text:style-name="T21">, </text:span><text:span text:style-name="T1">extrinsecus, quidem<text:line-break/>convexa, intqs .autem concava-,., clypeo. maxime similis<text:line-break/>non undique rotundo, scd praelongo, quod scilicet fcn-<text:line-break/></text:span><text:span text:style-name="T21">turn </text:span><text:span text:style-name="T1">appellamus; unde nomen huic cartilagini </text:span><text:span text:style-name="T13">f</text:span><text:span text:style-name="T1"> a scuti<text:line-break/></text:span><text:span text:style-name="T21">hujus. </text:span><text:span text:style-name="T1">similitudine ab anatomicis est impositum, /oca-<text:line-break/></text:span><text:span text:style-name="T21">runtque </text:span><text:span text:style-name="T1">ipsam scutiformem. Secunda, vero cartilago,</text:span></text:p>
      <text:p text:style-name="P30"><text:span text:style-name="T1">quanto minor est prima, tanto major est, quam tertia;<text:line-break/>rnteriris quidem partibus ; qua stomachus est, </text:span><text:span text:style-name="T16">situm </text:span><text:span text:style-name="T1">ha-<text:line-break/>heris. </text:span><text:span text:style-name="T29">J</text:span><text:span text:style-name="T21"> </text:span><text:span text:style-name="T1">Porro q.iautnin maxima' deficit, ut persecte ' iii<text:line-break/>circulum circumferatur, hoc ipsa adjicit; non enim;<text:line-break/>quemadmodum nsperae arteriae totius pars ea </text:span><text:span text:style-name="T16">est </text:span><text:span text:style-name="T1">mem-<text:line-break/>branula', quae stoniaclnim attingit; - ad' eundem modum<text:line-break/>est in</text:span><text:span text:style-name="T21">‘ </text:span><text:span text:style-name="T1">larynge. Caeterum positiones har um superna ac<text:line-break/>inferna sic‘sc habenti' ubi desinit "asperae arteriae car-<text:line-break/>tilago'ultima, ibi prior quidem’, secunda dicta, omni-<text:line-break/></text:span><text:span text:style-name="T21"> </text:span><text:span text:style-name="T1">luis?partibus totam contingit cartilaginem, id est anterio-<text:line-break/>re, 'polleritire 'et </text:span><text:span text:style-name="T21">obliqua; </text:span><text:span text:style-name="T1">paulo vere lupra anteriores<text:line-break/>ejus partes cartilago sctrtisormis incipit; secunda videli—<text:line-break/>icet ietrorsum cedenle. </text:span><text:span text:style-name="T21">' </text:span><text:span text:style-name="T1">Dearticulantur autem et com-<text:line-break/>mittuntur luter se partibus obliquis: atque paulo supe-<text:line-break/>rius etiam ligamenta quaedam membranosa ac nervosa<text:line-break/>ex prima ad secundam perveniunt.'Porro ubi minor,<text:line-break/>quae intus est,i desinit, duae quidem superjacent parvae<text:line-break/>convexitates.- ’ </text:span><text:span text:style-name="T21">Incipit alitem </text:span><text:span text:style-name="T1">illinc tertia cartilago, cone-</text:span></text:p>
      <text:p text:style-name="P18"><text:span text:style-name="T1">venientes ad amussim eminentiis illius habens cavitates;<text:line-break/>adeo ut herum duarum cartilaginum commissio duplicem<text:line-break/>efficiat dearticulationern. Est autem et angustior’fecnir-<text:line-break/>da cartilago, in basi inferior; oh eamque causaris totius<text:line-break/>laryngis ora inferior., qua asperam arteriam attingit, aui-<text:line-break/>plior est superiori orificio, quod lu pharynga definit. Eni<text:line-break/>enim et' tertia car tllago in angustum valde ipsa definit,<text:line-break/>cujus oram superiorem arytaenoidem anatomicorum plu-<text:line-break/>Tinii nominant , quia pars haec figuram situlae ves guf-<text:line-break/>turnli repraesentet, quam etiamnrm aliqui arytaenani'<text:line-break/>appellant. Conversa autem est hujus quoque cartilaginis<text:line-break/>cavitas ad. meatum spiritus, ut velut. fistula quaedam fiat<text:line-break/>. em tribus lis composita, lutra vero in ipso laryngis me-<text:line-break/>atu corpus incumbit, figura quidem linguam fistulae re-<text:line-break/>ferens, proprietate vero substantiae tale, cujusmodi aliud<text:line-break/>nihil est eorum, quae corpori insunt; mentbrariosum<text:line-break/>enim est adiposumque et glandulosum. Atque lea qui-<text:line-break/>dem constructio est proprie lary ngis' substantiae: nani </text:span><text:span text:style-name="T16">tu-</text:span></text:p>
      <text:p text:style-name="P30"><text:span text:style-name="T1">jrica; quae intus ipfam-inungit, communis est arteriae<text:line-break/>ac stomacho. Porro quod primum in larynge vox efficia-<text:line-break/>tur, - quodque dilatetur plurimum ac ccmprimatur, ape-<text:line-break/>riaturque ac claudatur exacte nonnunquam supernum<text:line-break/>ejus orificium, in aliis libris demonstravimus </text:span><text:span text:style-name="T16">; </text:span><text:span text:style-name="T1">quod<text:line-break/>vero ni melior fieri constructio nulla poterat, quam ea,<text:line-break/>quam nunc habet, demonstrare hic. aggrediar. Non<text:line-break/>enim ex alia', sed' ex scia cartilaginosa fubstantia vocis<text:line-break/>instrumentum construere melius fuit, ut, dum de aspera<text:line-break/>arteria ageremus, probavimus: neque, ex cartilaginosa<text:line-break/>quidem, sed una ipsa,' quae nullam in fe ipsa habeat<text:line-break/>dcarticulationem, immobile enim eo modo esset om-<text:line-break/>nino; unde neque clauderetur, neque aperiretur, neque<text:line-break/>omnluo dilataretur ac comprimeretur. Ex quo satis in-<text:line-break/>tellrgitur,- fuisse’ consentaneum, ex pluribus simul et<text:line-break/>sibi mutuo applicatis cartilaginibus laryngem ipsum essi-<text:line-break/>cere, motumque ipsius non naturalem esse, quomodo- et<text:line-break/>arteriarum, sed ab animalis voluntate pendere. Nam si</text:span></text:p>
      <text:p text:style-name="P30"><text:span text:style-name="T1">usum erat habiturus in inspirationibus atque expis-atio-y<text:line-break/>oribus, totinsqne respirationis inhibitionibus, . et </text:span><text:span text:style-name="T37">. </text:span><text:span text:style-name="T1">effia-f<text:line-break/>tionibus, ac vocibus, quae omnia satius fuit a.nostra<text:line-break/>voluntate proficisci, <text:s/>motum quoque ipsi . spontanemn ac<text:line-break/>fecundum animalis voruntatem esse rationabile fuit . sitso<text:line-break/>qui ad omnes, lios motus -mulculi. .sinit, (ut docuimus) a<text:line-break/>natura instituti.. Perspicuum igitur est, quod cartilagi-<text:line-break/>nes has moveri per musculos Oportebat. De quibus<text:line-break/>musculis, qui quotve fint, et unde oriantur, quoque<text:line-break/>modo aperiant claudantque larynga, nunc . disseramus<text:line-break/>a prioribus auspicati, qui. suut. tribjjs cartilaginibus<text:line-break/>communes. lu animantibus .quippe magna voce praedi-<text:line-break/>Jis, inter quae etiam est homq,,. quatuor sunt mulculi<text:line-break/>qui fecundae priirarn carlilaginem adnectunt, alii vero<text:line-break/>quatuor in omnibus animalibus sunt,</text:span><text:span text:style-name="T37">, </text:span><text:span text:style-name="T1">qui secundam ter-<text:line-break/>tiae, et alii duo, qui primam tertiae committunt. De-<text:line-break/></text:span><text:span text:style-name="T37">. </text:span><text:span text:style-name="T1">rivantur aulem ex prima cartilanine scutiformi ad se-<text:line-break/>cundam noc pactu. Secundum finem inferiorem utrius.-</text:span></text:p>
      <text:p text:style-name="P30"><text:span text:style-name="T1">que cartilaginis, ubi asperam arteriam tangrai t et se invicem,<text:line-break/>ex magna cartilagine perveniunt ad fecundam., extrorsum<text:line-break/>quidem duo musculi, introrsum autem duo, utraque parte<text:line-break/>externis externi, internis interni prorsus aequales. Hi igitur<text:line-break/>'exacte angustant oram laryngis inferiorem, primam cartila-<text:line-break/>ginem secundae applicantes ;-alii vero quatuor, qui fecundam<text:line-break/>cum'tertia jungunt, finem laryngis superiorem aperiuntf;<text:line-break/>quoium qui parte sunt posteriore, cartilaginem arytaenoisiem<text:line-break/>retro flectunt; ad .obliqua vero plurimum diducunt, qui<text:line-break/>ibi collocati funt Porro quatuor iis duo reliqui actio-<text:line-break/>nern <text:s/>'contrariam ac positionem habentes 'claudunt exa-<text:line-break/>cte os supernum laryngis, ad internam capacitatem<text:line-break/>primam cartilaginem trahentes similem contractis crume-<text:line-break/>nis ob nervosarum rnembranasum, quibus circumplecti-<text:line-break/>"tur, multitudinem. Decem igitur dicti musculi trium<text:line-break/>cartilaginum sunt communes; alii vero duo sunt in basi<text:line-break/>arytonoideos</text:span><text:span text:style-name="T16">; verum </text:span><text:span text:style-name="T1">hi animalibus voce parva praedi-r<text:line-break/>tis non insunt, </text:span><text:span text:style-name="T16">in </text:span><text:span text:style-name="T1">quibus et simia' numeratur- Caeteriun</text:span></text:p>
      <text:p text:style-name="P30"><text:span text:style-name="T1">alii sunt his multo majores, solique scutisormis pro-<text:line-break/>prii, quorum duo ex inferioribus ossis hyoideos la-<text:line-break/>teribns. habent originem, indeqne- secundum tutam lon-<text:line-break/>gitudinem primae cartilaginis parte anteriore produ-<text:line-break/>cmrtur; alii quoque duo ab ipsa cartilagine exorti,- sed<text:line-break/>ad pectus tendentes, . aliis duobus connniscentur in illis<text:line-break/>solum animalibus,, quibus magna sunt et totus larynx<text:line-break/>nt cartilago scutisormis; reliqui vero </text:span><text:span text:style-name="T16">alii </text:span><text:span text:style-name="T1">duo. musculi<text:line-break/>transversi, ex obliquis scutisormis portibus enati, deinde<text:line-break/>in orbem stomachum complectentes</text:span><text:span text:style-name="T16">, </text:span><text:span text:style-name="T1">simul inter </text:span><text:span text:style-name="T16">se<text:line-break/></text:span><text:span text:style-name="T1">coeunt.</text:span></text:p>
      <text:h text:style-name="Heading_20_2" text:outline-level="2">Cap. XII.</text:h>
      <text:p text:style-name="P8"><text:span text:style-name="T1">Sic itaque se habet ..artilaginum ac<text:line-break/>musculorum- laryngis constructio, de quorum usu dicen-<text:line-break/>dnm deinceps jam erit, ducto a cartilagluibus luitio.<text:line-break/>.Non enim temere eas sine causa natura fecit tot ac<text:line-break/>ales; fed quoniam duplices genere oportebat ipfis inesse<text:line-break/>dearticnlationes atque motus, alios, qui eas dilatarent<text:line-break/>,tt comprimerent, alios,, qui easdem clauderent .atque</text:span></text:p>
      <text:p text:style-name="P63"><text:span text:style-name="T1">aperirent,, ad priorum quidem 'motuum constitutionem<text:line-break/>primae ad fecundam facta est dearticulatio; ad secundo-<text:line-break/>rum vero secundae </text:span><text:span text:style-name="T16">ad </text:span><text:span text:style-name="T1">tertiam.<text:tab/>Caetenim quum- tertio</text:span></text:p>
      <text:p text:style-name="Standard"><text:span text:style-name="T1">motus genere non egeret,' neque articulatione tertia,<text:line-break/>atque idcirco neque parte quarta indiguit. ’ Quamobrem<text:line-break/>et musculi illi trium cartilaginum communes numero<text:line-break/>decem </text:span><text:span text:style-name="T21">extiterunt; </text:span><text:span text:style-name="T1">quorum </text:span><text:span text:style-name="T21">duo </text:span><text:span text:style-name="T1">quidem primi memorati<text:line-break/></text:span><text:span text:style-name="T21">partes </text:span><text:span text:style-name="T1">laryngis anteriores </text:span><text:span text:style-name="T21">conjungunt, </text:span><text:span text:style-name="T1">maximamque clau-<text:line-break/>dunt cartilaginem; ’qui </text:span><text:span text:style-name="T21">vero </text:span><text:span text:style-name="T1">duo hos subsequuntur, eas,<text:line-break/>quae in 'intimis </text:span><text:span text:style-name="T21">suus . </text:span><text:span text:style-name="T1">abditae</text:span><text:span text:style-name="T21">; </text:span><text:span text:style-name="T1">'reliquorum </text:span><text:span text:style-name="T21">vero </text:span><text:span text:style-name="T1">sex<text:line-break/>quatuor quidem aperiunt cartilaginem </text:span><text:span text:style-name="T21">' </text:span><text:span text:style-name="T1">arytaenoidem,<text:line-break/></text:span><text:span text:style-name="T21">claudunt </text:span><text:span text:style-name="T1">'aulem' </text:span><text:span text:style-name="T21">alii </text:span><text:span text:style-name="T1">duo; quibus opitulantur duo musculi </text:span><text:span text:style-name="T21">'<text:line-break/></text:span><text:span text:style-name="T1">transversi, qui in multis animalibus coalescentes basim<text:line-break/>tertiae cartilaginis constringunt. </text:span><text:span text:style-name="T21">. Hi </text:span><text:span text:style-name="T1">igitur omnes </text:span><text:span text:style-name="T21">mufeuli<text:line-break/></text:span><text:span text:style-name="T1">in larynge continentur, cum </text:span><text:span text:style-name="T21">nullo </text:span><text:span text:style-name="T1">adjacentium lustru- </text:span><text:span text:style-name="T21"><text:line-break/>mentorum connexi </text:span><text:span text:style-name="T1">Alii vero octo mnsculi, </text:span><text:span text:style-name="T21">circumfusis<text:line-break/>corporibus ipsum’ </text:span><text:span text:style-name="T1">colligantes, </text:span><text:span text:style-name="T21">alterius </text:span><text:span text:style-name="T1">motus </text:span><text:span text:style-name="T21">sunt duces,<text:line-break/></text:span><text:span text:style-name="T1">qtio motu' </text:span><text:span text:style-name="T21">totus - </text:span><text:span text:style-name="T1">spiritus meatus </text:span><text:span text:style-name="T21">ililatatiir</text:span><text:span text:style-name="T1">' ac </text:span><text:span text:style-name="T21">contrahitur.</text:span></text:p>
      <text:p text:style-name="P30"><text:span text:style-name="T1">Quorum qui ab osse hyoide ad partes anteriores ac<text:line-break/>superiores pertinent,' primam cartilaginem trahentes,- a<text:line-break/>posterioribus eam cartilaginibus abducunt meatumque<text:line-break/>amplificant. Musculi vero obliqui contrariam his actio-<text:line-break/>nem habentes ac positionem, qui ex scutiformi eartila-<text:line-break/>glue deorsum feruntur;' partes cartilaginis inferiores con-<text:line-break/>trahunt,i trahunturque infra ;leniter, cum hoc 'etiam<text:line-break/>nsperam arteriam contrahentes atque constringentes,<text:line-break/>ut neque duplicetur quicquam in ea, neque complice-<text:line-break/>tur, ' neque plurimum amplificetur, quum anluial vult<text:line-break/>loqui. Reliqui vero, qui ex obliquis scutiformis parti-<text:line-break/>bus prodeunt, has partes primae cartilaginis prctrahunt<text:line-break/>.ecundaeque applicant, quo meatus adstringatur. Omnia<text:line-break/>'vero haec an tractatione,, quam de-voce conscripsimus,<text:line-break/>demonstravimus:’ nunc autem (quod saepe jam nictum<text:line-break/>est) non actiones, sed usus' perscqui propositum hostruni<text:line-break/>est lu eorum' gratiam,, qui actiones jam didicerunt.<text:line-break/>Nam partium, quae agunt, repente etiam siniur usus</text:span></text:p>
      <text:p text:style-name="P30"><text:span text:style-name="T1">apparet; oporletque, ut, qui usum exponit, in memoriam<text:line-break/>.solummodo revocet actionem. Partium autem, quae ui-<text:line-break/>hil quidem in loto animanti agunt, quod scilicet utile<text:line-break/>sit, (semper enim ita audire oportet,), scd agentibus sub-<text:line-break/>serviunt, longiorem explicationem .facere in hac tracta-<text:line-break/>Jione oportet; hoc enim ipsius est proprium. Agunt igi-<text:line-break/>.tur musculi et nervi, moventur autem ab lus in </text:span><text:span text:style-name="T16">la-<text:line-break/></text:span><text:span text:style-name="T1">rynge </text:span><text:span text:style-name="T21">. </text:span><text:span text:style-name="T1">aliae omnes partes, proprium usum singulae<text:line-break/>praebentes.</text:span></text:p>
      <text:h text:style-name="Heading_20_2" text:outline-level="2"><text:span text:style-name="T8">Cap. XIII.</text:span></text:h>
      <text:p text:style-name="P8"><text:span text:style-name="T1">Sed de musculis quidem et cartilagini-<text:line-break/>bus laryngis drcnim est;, de aliis vero deinceps dissera-<text:line-break/>mus. In spatio laryngis interno, (per quod intro et<text:line-break/>foras fertur spiritus), corpus quoddam est locatum ‘(de<text:line-break/>quo etiam haud ita pridem sum locutus),,, quod neque<text:line-break/>substantia, neque figura cuiquam eorum, quae in toto '<text:line-break/>sunt animali, est simile. De quo dictum</text:span><text:span text:style-name="T21">, </text:span><text:span text:style-name="T1">est a nobis<text:line-break/>,non nihil in lis, quae de voce conscripsimus, proban-<text:line-break/>tibus, prinrum rd et principalissimum vocis csse instru-<text:line-break/>mentum; dicetur autem et in praesenti, , quantum</text:span></text:p>
      <text:p text:style-name="P30"><text:span text:style-name="T1">praesens haec disputatio postulat. Simile quidem est<text:line-break/>linguae alicujus fistulae, -potissimum si infernam ac<text:line-break/>supernam ejus partem spectes; 'infernam autem dico,<text:line-break/>ubi arteria et- larynx inter fefe conuectuntur; super-<text:line-break/>nam vero, ad orificium, quod sit a finibus,' qui ibi<text:line-break/>funt, arytaenoideos cartilaginis et scutisormis. lvielius<text:line-break/>autem esset non assimllare corpus hoc' fistularum .linguis,- </text:span><text:span text:style-name="T37">'<text:line-break/></text:span><text:span text:style-name="T1">sed eas .huic potius; </text:span><text:span text:style-name="T37"><text:s/></text:span><text:span text:style-name="T1">quandoquidem natura, ut arbitror,<text:line-break/>et prior tempore sit, et in operibus sapiens magis quam<text:line-break/>ars; quare, si'corpus hoc naturae est opus, iilud autem,<text:line-break/>quod in fistulis est, artis inventum, nimirum hoc ad illius<text:line-break/>imitationem effictum erit ab aliquo sapienti viro, qui<text:line-break/>naturae opera et cognoscere <text:s/>et imitari ' potuit. Caete-<text:line-break/>rum quod absque lingua inutilis sit fistula., ipsa per fe<text:line-break/>res indicat; causam vero hrc te exposcere non oportet,<text:line-break/>quum sit in tractatu </text:span><text:span text:style-name="T16">de voce</text:span><text:span text:style-name="T1">'tradita, in quo statim<text:line-break/>et hoc demonstratum est, </text:span><text:span text:style-name="T16">vocem </text:span><text:span text:style-name="T1">fieri non posse, ni<text:line-break/>transitus angustetur. Nam </text:span><text:span text:style-name="T16">si </text:span><text:span text:style-name="T1">amplior </text:span><text:span text:style-name="T6">-omn.no </text:span><text:span text:style-name="T1">tonis</text:span></text:p>
      <text:p text:style-name="P18"><text:span text:style-name="T21">fuerit,. <text:s/></text:span><text:span text:style-name="T1">relaxatis jam primis duabus cartilaginibus et a<text:line-break/>scse distantibus, </text:span><text:span text:style-name="T21">. </text:span><text:span text:style-name="T1">aperta autem tertia., haudquaquam fieri<text:line-break/>vox poterit; quodsi leniter spiritus efferatur, expiratus<text:line-break/>fit. sine </text:span><text:span text:style-name="T21">sono; sin veio </text:span><text:span text:style-name="T1">repente simul ac. vehementer<text:line-break/>spiritus effundatur, </text:span><text:span text:style-name="T21">vocatum </text:span><text:span text:style-name="T1">suspirium esuritur; ut-au-<text:line-break/>tem v cem edat animal, indiget omnino etiam ea spiritus,<text:line-break/>motione,. quae ab </text:span><text:span text:style-name="T21">inseritis.</text:span><text:span text:style-name="T1">-repente, simul erumpat; indi-<text:line-break/></text:span><text:span text:style-name="T21">get </text:span><text:span text:style-name="T1">autem, nihilominus hac transitu, etiam angustiore,<text:line-break/>...qui in larynge est, non' tamen, simpliciter, angustiore,<text:line-break/>sal qni paulatim ex amplo ad strictius tendat, paula-<text:line-break/>timque rursus </text:span><text:span text:style-name="T21">ex </text:span><text:span text:style-name="T1">strictiore amplificetur; id quod penitus<text:line-break/>efficit corpus id, de </text:span><text:span text:style-name="T21">.</text:span><text:span text:style-name="T1">quo nunc agimus, quod lingulam<text:line-break/></text:span><text:span text:style-name="T21">et </text:span><text:span text:style-name="T1">linguam; laryngis nomino. Porro corpus hoc lingulae<text:line-break/>non modo laryngi. </text:span><text:span text:style-name="T13">t</text:span><text:span text:style-name="T1">ad -vocem' est necesiarium, verum-<text:line-break/>etiam ad spiritus cohibitionem, quam vocant; ita. autem<text:line-break/>nominant non solum.,. quando .omnino non respiramus,<text:line-break/>sed quando, praeterquam quod thoracem omni .ex parte<text:line-break/>contrahimrjs, </text:span><text:span text:style-name="T21">musculos </text:span><text:span text:style-name="T1">etiam .o.tnnes,.- qui tum ad hypo-</text:span></text:p>
      <text:p text:style-name="P30"><text:span text:style-name="T1">chondna, tum aci conas </text:span><text:span text:style-name="T16">.tunsi</text:span><text:span text:style-name="T1">, venemenrer intendimus i<text:line-break/>violentissima enim tunc est' actio non modo thoracis<text:line-break/>totius, scd etiam', claudentium larynga musculorum, ob-<text:line-break/>sistunt etenim Hi. violenter pulso spiritui, arytaenoidern<text:line-break/>claudentes cartilaginem; quan. ad actionem </text:span><text:span text:style-name="T21">non </text:span><text:span text:style-name="T1">parum<text:line-break/>etiam confert praedictae lingulae natura: nam partes<text:line-break/>ipsius tum dextrae tum sinistrae in-ilem coeunt, adeo<text:line-break/>ut sibi ipsis . incidant exactuque meatum claudant Quod<text:line-break/>si exiguum quiddam apertum relinquatur, . idque potissi-<text:line-break/>mum in animalibus iis, quae tutum larynga habent am-<text:line-break/>pliorem, (ejusmodi, enim habere ea ostendimus, quae<text:line-break/>magnam edunt vocem,) ne id quidem est a natura im-<text:line-break/>provide factum, quae foramen in utraque lingulae parte<text:line-break/>unum effecit., et foramini ipsi parte interna ventriculum<text:line-break/>supposuit non parvum: in quem, quum aer vias nactus<text:line-break/>amplas in animal ingreditur rursusque exit, nihil in<text:line-break/>ventrem depellito; </text:span><text:span text:style-name="T21">. </text:span><text:span text:style-name="T1">Porro, </text:span><text:span text:style-name="T16">si </text:span><text:span text:style-name="T1">transitus fuerit obstructus,<text:line-break/>ibi tum arctatus aer pellitur violenter in- obliquum et<text:line-break/>lingulae aperit orificium, quod </text:span><text:span text:style-name="T21">amea* </text:span><text:span text:style-name="T1">labiis applicatis</text:span></text:p>
      <text:p text:style-name="P30"><text:span text:style-name="T1">clausum erat. Hoc' enim infum (hoc est, quod labra<text:line-break/> applicentur) in causa est, quod propositum in hoc ser-<text:line-break/>mone foramen priores omnes- anatomicos latuerit. Im-<text:line-break/>pletis autem-spiritu, qui </text:span><text:span text:style-name="T21">lu </text:span><text:span text:style-name="T1">lingua laryngis funt, ven-<text:line-break/>triculis, effundi sane molem in ipsum spiritus meatum<text:line-break/>necesse est, et exacte</text:span><text:span text:style-name="T21">r</text:span><text:span text:style-name="T1">ipsum angustari, etiamsi parum<text:line-break/>antea patebat. Haec igitur naturae fuit in lingua laryn-<text:line-break/>gis folertia, in tota figura, magnitudine,- positione,<text:line-break/>.foramin ibus, ventriculis exactissima.. Quod si majorem<text:line-break/>eam, quam nunc habet, saetam suisse intellexeris,, viae<text:line-break/>spiritus obstruerentur non aliter, quam inflammationibus<text:line-break/>obstrui consueverunt; sin minorem,, si multum.absit a<text:line-break/>commoderata, animal mutum prorsus efficitur; porto<text:line-break/>si partem exiguam apertam -reliquerit, tanto minorem<text:line-break/>vocem efficiet ac deteriorem, quantum, ipsa aberit a<text:line-break/>commoderata. Similique ratione, si positionem ejus irn-<text:line-break/>mutaveris, vel foraminis . aut ventriculi .magnitudinem.</text:span></text:p>
      <text:p text:style-name="P30"><text:span text:style-name="T1">totum linguae hujus </text:span><text:span text:style-name="T16">usum </text:span><text:span text:style-name="T1">sustuleris. Circa principium<text:line-break/>enim foramen utrinque, </text:span><text:span text:style-name="T21">ut </text:span><text:span text:style-name="T1">dictum est,' occurrit, prae-<text:line-break/>lougum superne deorsum’ instar lineae </text:span><text:span text:style-name="T21">cupisdam </text:span><text:span text:style-name="T1">angu-<text:line-break/>stae, tametsi ipsum non est angustum, fed membranosa<text:line-break/>labiorum substantia .velut </text:span><text:span text:style-name="T21">procidit lu </text:span><text:span text:style-name="T1">subjectam cavita-<text:line-break/>tem; quo' fit, ut rima </text:span><text:span text:style-name="T21">ae- </text:span><text:span text:style-name="T1">fissura quaedam </text:span><text:span text:style-name="T21">potius </text:span><text:span text:style-name="T1">quam<text:line-break/>foramen appareat, antequam </text:span><text:span text:style-name="T21">orificia </text:span><text:span text:style-name="T1">sint patefacta;<text:line-break/>quibus adapertis plane et ipsum jam apertum, et sub-<text:line-break/>jecta ipsi cavitas aperta cernitur. Caeterum quum fo~’<text:line-break/>rumen ejusmodi utrinque sit, a dextris ac sinistris </text:span><text:span text:style-name="T21">spiti<text:line-break/></text:span><text:span text:style-name="T1">ritus praeterfluit, qtiurn nullam causam aut aperiendi<text:line-break/>orificium aut opplendi ventriculum habeat. At </text:span><text:span text:style-name="T21">quum<text:line-break/></text:span><text:span text:style-name="T1">pellitur quidem ab infernis violenter </text:span><text:span text:style-name="T21">spiritus</text:span><text:span text:style-name="T1">, scd su-<text:line-break/>perue inhibetur, quippe qui haud </text:span><text:span text:style-name="T21">amplius </text:span><text:span text:style-name="T1">recta </text:span><text:span text:style-name="T21">ferri<text:line-break/></text:span><text:span text:style-name="T1">possit, veluti vertiginem quandam </text:span><text:span text:style-name="T21">perpessus </text:span><text:span text:style-name="T1">ad </text:span><text:span text:style-name="T21">meatus<text:line-break/></text:span><text:span text:style-name="T1">latera convertitur; quibus magna vi </text:span><text:span text:style-name="T21">incidens </text:span><text:span text:style-name="T1">membra--<text:line-break/>nofas utriusque meatus epiphyfes facile </text:span><text:span text:style-name="T21">ad </text:span><text:span text:style-name="T1">subjectas<text:line-break/>cavitates evertit, .ad quas etiam </text:span><text:span text:style-name="T21">suapte natura </text:span><text:span text:style-name="T1">luclintut.</text:span></text:p>
      <text:p text:style-name="P18"><text:span text:style-name="T1">totam autem opplet </text:span><text:span text:style-name="T21"><text:s/></text:span><text:span text:style-name="T1">atque inflat lingulam: qnarn rem<text:line-break/>subsequitur, necessario exacta meatus obturatio. Porro<text:line-break/>lingulae corpus membranosum extitit, ne a spiritu im-<text:line-break/>pletum rumpatur, neve, quum totus larynx alias quidem<text:line-break/>dilatetur, alias </text:span><text:span text:style-name="T21">yero </text:span><text:span text:style-name="T1">contrahatur, </text:span><text:span text:style-name="T16">in </text:span><text:span text:style-name="T1">contrariis ejus-’ con-<text:line-break/>stitutionibus aliquo tempore in stifcrimen ruptionis ad-<text:line-break/></text:span><text:span text:style-name="T21">ducatur. " Humidum </text:span><text:span text:style-name="T1">aulem est </text:span><text:span text:style-name="T21">non </text:span><text:span text:style-name="T1">simpliciter, scd cum<text:line-break/></text:span><text:span text:style-name="T21">hoc </text:span><text:span text:style-name="T1">viscosum quodammodo ac pingue, 'ut propria sua<text:line-break/>humiditate perpetuo madeat, et non, ut fistularum lin-<text:line-break/></text:span><text:span text:style-name="T21">gtiae </text:span><text:span text:style-name="T1">ericcatae novum subinde madorem aliquem postn-</text:span></text:p>
      <text:p text:style-name="P81"><text:span text:style-name="T31">.. </text:span><text:span text:style-name="T21">lant, </text:span><text:span text:style-name="T1">sic </text:span><text:span text:style-name="T21">et-</text:span><text:span text:style-name="T1">corpus hoc auxilio externo indigeat. </text:span><text:span text:style-name="T21">. </text:span><text:span text:style-name="T1">Nam<text:line-break/></text:span><text:span text:style-name="T21">humor </text:span><text:span text:style-name="T1">tenuis ac </text:span><text:span text:style-name="T21">aquosus </text:span><text:span text:style-name="T1">dissipatus in vapores brevi </text:span><text:span text:style-name="T21">'<text:line-break/>tempore digeritur repenteque </text:span><text:span text:style-name="T1">diffluit, idque potissimum,<text:line-break/>quum meatus declivis fuerit; at qui, viscosus simul est<text:line-break/></text:span><text:span text:style-name="T21">atque </text:span><text:span text:style-name="T1">unctuosus, </text:span><text:span text:style-name="T21">in </text:span><text:span text:style-name="T1">tempus multum sufficit</text:span><text:span text:style-name="T16">, </text:span><text:span text:style-name="T1">ut qui ne-<text:line-break/>que </text:span><text:span text:style-name="T21">effluat </text:span><text:span text:style-name="T1">facile, </text:span><text:span text:style-name="T21">neque </text:span><text:span text:style-name="T1">exsucetur- Proinde, si caetera<text:line-break/></text:span><text:span text:style-name="T21">omnia </text:span><text:span text:style-name="T1">in laryngis constructione mire fabricata fuisset<text:line-break/></text:span><text:span text:style-name="T21">natura, </text:span><text:span text:style-name="T1">solius autem humiditatis 'hujus fuisset oblita.</text:span></text:p>
      <text:p text:style-name="P30"><text:span text:style-name="T1">corrumperetur sane nobis vox celeriter, ipsa videlicet<text:line-break/>lingula una </text:span><text:span text:style-name="T21">cum </text:span><text:span text:style-name="T1">omnibus, quae ad. larynga attinent,<text:line-break/>partibus exiccata; quod etiam nunc .accidere aliquando<text:line-break/>folet, </text:span><text:span text:style-name="T16">quum </text:span><text:span text:style-name="T1">a. .causis violentis naturalis gubernatio op-<text:line-break/>primitus; nam neque</text:span><text:span text:style-name="T21">. </text:span><text:span text:style-name="T1">qui febribus ardentissimis confli-<text:line-break/>ctantur,' neque qui per' </text:span><text:span text:style-name="T21">magnos </text:span><text:span text:style-name="T1">aestus iter fecerint;<text:line-break/>loqui prius possunt, quam larynx, eis fuerit perfusus, </text:span><text:span text:style-name="T21">t</text:span></text:p>
      <text:h text:style-name="Heading_20_2" text:outline-level="2">Cap. XIV.</text:h>
      <text:p text:style-name="P8"><text:span text:style-name="T1">Caeterum de </text:span><text:span text:style-name="T21">- </text:span><text:span text:style-name="T1">lingua laryngis haec<text:line-break/>quoque sufficiunt. Rursus autem ad musculos eum' mo- </text:span><text:span text:style-name="T21"><text:line-break/></text:span><text:span text:style-name="T1">ventes redeo, et maxime-ad illos, qui claudunt,, unde<text:line-break/>oratio hactenus deflexit. Omnes enim admirabuntur;<text:line-break/>si huic sermoni animum intenderint,, cogitarintque, </text:span><text:span text:style-name="T21">quan-<text:line-break/></text:span><text:span text:style-name="T1">ta sit magnitudo ac multitudo contrahentium thoracem-<text:line-break/>musculorum; quibus omnibus resistunt duo parvi rnu</text:span><text:span text:style-name="T10">J<text:line-break/></text:span><text:span text:style-name="T1">sculi, qui larynga claudendo' sucum etiam (ut </text:span><text:span text:style-name="T21">dictum .<text:line-break/>est), </text:span><text:span text:style-name="T1">ipsam quoque lingulam comprehendunt; existit </text:span><text:span text:style-name="T21">enim<text:line-break/></text:span><text:span text:style-name="T1">et hic praecipua quaedam, animalium opificis sapientia,<text:line-break/>a .viris anatomicis ignorata, sicut et alia fere omnia,.</text:span></text:p>
      <text:p text:style-name="P30"><text:span text:style-name="T1">quae ad laryngis constructionem spectant. _ Musculi enim,-<text:line-break/>qui ipsum claudunt, ex media quidem basi scutisormis<text:line-break/>emergunt, recti vero'protenduntur tantum retrorsum et<text:line-break/>ad latus inclinantes, nt-prope tertiae cartilaginis.dear-<text:line-break/>ticuh-itionem perveniant; ex quo constat, </text:span><text:span text:style-name="T21">' </text:span><text:span text:style-name="T1">quod caput<text:line-break/>eorum sit extremitas illa,, quae ad lentiformem est,' finis -<text:line-break/>autem et ultimum fit id, quo arytaenoidem' movent<text:line-break/>cartilaginem. Porro musculis omnibus <text:s/>aut in ipsum<text:line-break/>caput nervus infigitur a cerebro vel a spinali medulla<text:line-break/>facultatem sensificam - ac motricem ad ipsos perferens,<text:line-break/>aut cumino in partium aliquam, quae sub capite</text:span><text:span text:style-name="T21"> </text:span><text:span text:style-name="T1">sunt, </text:span><text:span text:style-name="T21">.<text:line-break/>aut </text:span><text:span text:style-name="T1">serte non infra medium corpus, </text:span><text:span text:style-name="T21">" </text:span><text:span text:style-name="T1">ad finem vero<text:line-break/>nunquam; alioqui principium is esset musculi, non finis.<text:line-break/>Qui vero nervi ad medium musculi corpus' inseruntur,<text:line-break/></text:span><text:span text:style-name="T21">ut </text:span><text:span text:style-name="T1">in septo transverso, inde in totum musculi corpus<text:line-break/>disseminati fibras omnes ad medium trahunt, eam<text:line-break/>musculi partem caput efficientes.- </text:span><text:span text:style-name="T16">Quin </text:span><text:span text:style-name="T1">et id' omnibus</text:span></text:p>
      <text:p text:style-name="Standard"><text:span text:style-name="T1">tiam musculis est commune, ut ad eam partem divisi</text:span></text:p>
      <text:p text:style-name="P30"><text:span text:style-name="T1">extendantur, ad quam vergunt ipsorum fibrae.' Si igi-<text:line-break/>tur, quae dicta sunt, omnia accurate colligas, tibi per-’<text:line-break/>suasum fore puto de claudentibus larynga musculis,<text:line-break/>qpod necessarium erat nervum ab inferioribus uartibus<text:line-break/>venientem ipsis lusuri; Necessarium etiam (ut mihi vi-<text:line-break/>detur) nihllominus est reliquis quoque duabus mulculo-<text:line-break/>rum conjugationibus, </text:span><text:span text:style-name="T16">a </text:span><text:span text:style-name="T1">quibus os laryngis aperitur, a<text:line-break/>parte iuferna nervum immitti; nam'hi quoque ah infe-<text:line-break/>riori parte sua habent principia ac capita, superne<text:line-break/>vero finem, quo claudunt arytaenoidem cartilaginem.,<text:line-break/>Non tamen aequales magnitudine vel aeqnipollertes ro-<text:line-break/>bore nervos postulabunt musculi duo, qui laryngem clau-<text:line-break/>dunt, et hi duo, - qui aperiunt. Illi enim sunt, qui<text:line-break/>omnibus thoracis musculis in spiritus cohibitionibus'<text:line-break/> obsistunt; cujusque vero istorum quatuor actio minime<text:line-break/>vanum habet scopum, -fed musculis thoracis obsequium<text:line-break/>praebent, quum spiritui violenter ab illis expresso exi-<text:line-break/>tum facilem praestent; id quod et sine, musculis latio-</text:span></text:p>
      <text:p text:style-name="P30"><text:span text:style-name="T1">xis impetu' fieri accidit, </text:span><text:span text:style-name="T21">. </text:span><text:span text:style-name="T1">tertia scilicet cartilagine ob<text:line-break/>parvitatem facile eversa. , Quocirca .propter actionis ve-<text:line-break/>hementiam. musculis laryngem claudentibus ab infernis<text:line-break/>eorum partibus nervos immitti fuit necesse fecundum<text:line-break/>rectitudinem fui principii, ut per medius musculos ary- </text:span><text:span text:style-name="T29">1<text:line-break/></text:span><text:span text:style-name="T1">tacnoidem cartilaginem attraherent. Si igitur cor ner-<text:line-break/>yormn esset principium (ut nonnulli arbitrantur, omni-<text:line-break/>um,. quae ad anatomen pertinent, .prorsus ignari), facile<text:line-break/>utique praedictos fex musculos nervis fecundum rectitu-<text:line-break/>dinem immistis movisset; eaudernque nobis afferret in<text:line-break/>aliis musculis dubisationem, qui capite superne habentes<text:line-break/>finr fuo inferiore in partes a fele movendas inseruntur.<text:line-break/>Nunc ,vero, quum satis, constet, nervum omnem manare<text:line-break/>vel a cerebro</text:span><text:span text:style-name="T16">, </text:span><text:span text:style-name="T1">vel a. spinali medulla, caeleris quidem<text:line-break/>omnibus musculis, qui ad caput sunt et collum, ino-<text:line-break/>tus est facilis, siquidem in eos, qui superne feruntur<text:line-break/>deorsum, a cerebro nervus manifesto inseritur, lu obli-<text:line-break/>quos voro a spinali medulla colli</text:span><text:span text:style-name="T21">. </text:span><text:span text:style-name="T1">et septima conju-</text:span></text:p>
      <text:p text:style-name="P30"><text:span text:style-name="T16">gatione, quod et ipsa exortum habeat obliquum. </text:span><text:span text:style-name="T21">' </text:span><text:span text:style-name="T16">Reli-<text:line-break/>qui vero praedicti sex musculi neutra lex parte poterant<text:line-break/>nervum recipere; nam cum recti fecundum laryngis lou-<text:line-break/>gitudinem a partibus inferioribus sursum tendunt, obli-<text:line-break/>quis nervis omnino non eguerunt; fecundum rectitudi-<text:line-break/>nem vero a corde quidem non habuerunt, fed a cere-<text:line-break/>bro, per viam sibi contrariam accedentes. Periculum<text:line-break/>igitur Iane haud parvum fuit, ne antedicti musculi soli<text:line-break/>nervis carerent sensum ac. motum sibi suppeditaturisi<text:line-break/>Quanam igitur arte ac maclnna natura id correxerit;<text:line-break/>non' prius equidem exponere vellem, quam Asclepiadem<text:line-break/>et Epicurum interrogassem, quo paeto, si ipsi loco natu-<text:line-break/>rae animalium' opificis fuissent, praedictis musculis ner-<text:line-break/>vos ludidissent. Soleo enim nonnunquam ita facerej<text:line-break/>concedereque eis ad deliberandum non dies modo, scd<text:line-break/>menses etiam, quot ipsi postularint; verum quum facere<text:line-break/>id in scribendo non-liceat, neque illorum sapientiam</text:span></text:p>
      <text:p text:style-name="P30"><text:span text:style-name="T1">naturae ..jmperitiae atque <text:s/>inertiae comparare’ ostendere-<text:line-break/>que, quo pacto natura (quam ipsi ceu inertem calumni-<text:line-break/>antur) tanto ipsorum sapientiam superat lugenio, ut ne<text:line-break/>operum quidem ejus scleriiam possint assequi, eam <text:s/>ar-<text:line-break/>tem mihi .necesse erit-exponere, qua usa nervos <text:s/>ac<text:line-break/>motus propositis hoc sermone musculis impertivit Sed<text:line-break/>quo clarion sit oratio, exponamus prius oportet, qua-<text:line-break/>lisxiam fit is motus translaticius vocatus, quo in machi-<text:line-break/>nis utuntur plurimi, tum architecti, qui mechanici di-<text:line-break/>cuntur, tum medici, qui organici nuncupantur; tali enim<text:line-break/>quodam motu natura ante artes ipsas usa musculis<text:line-break/>actionem conciliavit.' Verisimile porro est, ni quispiam -<text:line-break/>eorum, qui hoc opus lecturi sunt, hujus <text:s/>translatitii<text:line-break/>motus rationem jam teneat, eoque cunctantem oratio-<text:line-break/>nem graviter ferat</text:span><text:span text:style-name="T16">, </text:span><text:span text:style-name="T1">festinans ,ad naturae artificium<text:line-break/>discendum, quo usa nervos ad praesentia ..opportunos<text:line-break/>pomparavit: at fane.non uni, vel duobus, vel tribus,</text:span></text:p>
      <text:p text:style-name="P30"><text:span text:style-name="T1">vel quatuor, vel certis omnino quibusdam hominibus-<text:line-break/>dilucida esse- </text:span><text:span text:style-name="T16">studet </text:span><text:span text:style-name="T1">oratio, </text:span><text:span text:style-name="T16">sed omnes </text:span><text:span text:style-name="T1">deinceps, qui in<text:line-break/>ea versaturi sunt, </text:span><text:span text:style-name="T16">docere </text:span><text:span text:style-name="T1">cupit Ob multos igitur, qui,<text:line-break/>.qualisnam sit motus-iste translatitius, ignorant, necesse est; .<text:line-break/>ut pauci illi parumper expectent mihique concedunt,<text:line-break/>ut ipsius itieam in illa explicem machina, quae, in<text:line-break/>promptu est plurimisque medicorum est cognita, illa,<text:line-break/>-inquam, quae ab ipsis glossocomion appellatur. Prae-<text:line-break/>-longa siquidem est, ut </text:span><text:span text:style-name="T16">et </text:span><text:span text:style-name="T1">alia, ut'totum hominis erus<text:line-break/>comprehendat; id quod in coxis et tibiis fractis fae-<text:line-break/>penumero. facere consueverunt Praecipua vero macbi- .<text:line-break/>nae glossccomio haec insunt: in ima parte axis quidam,<text:line-break/>ad quem vinculorum fines, qui ' membro circumjiciunt-<text:line-break/>tur, perveniunt; in ipsa autem machlua rotulae insunt<text:line-break/>complures, quarum singulis, quum tempus postulat, in-<text:line-break/>terdum uti convenit. Machinae fabrica haec esu Mern-<text:line-break/>brurn igitur ubi diligenter circumligaverint, quomodo<text:line-break/>peritis hac lu re facere mos est, ^utrinque duos laqueos</text:span></text:p>
      <text:p text:style-name="P30"><text:span text:style-name="T1">fracturae </text:span><text:span text:style-name="T21">' </text:span><text:span text:style-name="T1">injiciunt, unum in superiori </text:span><text:span text:style-name="T21"><text:s/></text:span><text:span text:style-name="T1">parte membri,<text:line-break/>alterum in inferiori. Porro aptissimus ad hunc rem est<text:line-break/>laqueus, qui duabus habenis constat, hoc est enim ipsi<text:line-break/>nomen antiquum; nonnulli </text:span><text:span text:style-name="T21">. </text:span><text:span text:style-name="T1">autem lupum appellant,<text:line-break/>ceu quatuor crura hoc laqueo habente. Praestiterit' sa-<text:line-break/>ne duo in dextris membri partibus</text:span><text:span text:style-name="T21">' </text:span><text:span text:style-name="T1">et duo lu sinistris<text:line-break/>faciendo ex inferiori quidem laqueo crura deorsum ad<text:line-break/>axem immediate ducere, axique ea accurate circumji-<text:line-break/>cere, quo fractum membrum inferius trahatur, ex reli-<text:line-break/>quo superiori aulem laqueo crura sursum in oppositam axi<text:line-break/>partem agere; (laqueum enim, hunc, opinor, in con-<text:line-break/>traria priori membrum distendere oportet:) ducunt siqui-<text:line-break/>dem crura laquei sursum necessario, trajiciunt autem ex-<text:line-break/>tra, injiciunt autem rotulis, indeque deorsum deducendo<text:line-break/>ari circumjiciunt, </text:span><text:span text:style-name="T16">eoque </text:span><text:span text:style-name="T1">modo contingit,- ut fines utro-<text:line-break/>rumque laqueorum axem communem habentes justam<text:line-break/>fracti offis drsteusionem efficiant; tenduntur enim utri-<text:line-break/>que similiter ac remittuntur, </text:span><text:span text:style-name="T16">pro </text:span><text:span text:style-name="T1">ipsius aris ciccum-</text:span></text:p>
      <text:p text:style-name="P30"><text:span text:style-name="T1">actionis modo</text:span><text:span text:style-name="T21">. </text:span><text:span text:style-name="T1">moderati. Tensionem </text:span><text:span text:style-name="T16">quidem </text:span><text:span text:style-name="T1">crura laa<text:line-break/>quei inferioris habent simplicem, superioris vero dupli-<text:line-break/>cem , .ceu inseriori quidem latione rectam viam faciente;<text:line-break/>superiori autem diaulum quendam' (reciprocum cursum)<text:line-break/>flectente. </text:span><text:span text:style-name="T37">/ </text:span><text:span text:style-name="T1">Hunc diaulum natura prima omnium nervis,<text:line-break/>qui superne a </text:span><text:span text:style-name="T21">. </text:span><text:span text:style-name="T1">cerebro per collum feruntur, excogitavit,<text:line-break/>transumptivam quendam motum dictis musculis praepa-<text:line-break/>rans. Oportebat enim eos vel </text:span><text:span text:style-name="T21">a </text:span><text:span text:style-name="T1">fpinali medulla colli<text:line-break/></text:span><text:span text:style-name="T21">vel </text:span><text:span text:style-name="T1">ab </text:span><text:span text:style-name="T21">ipfo </text:span><text:span text:style-name="T1">.cerebro nervum accipere; at "qui ex collo<text:line-break/>proficiscebatur,:.quia obliquus erat suturus, maxime qui-<text:line-break/>dem suit repudiandus, eligendus autem ex superno<text:line-break/>principio, qui </text:span><text:span text:style-name="T21">- </text:span><text:span text:style-name="T1">esset commodior. Quum autem duplex<text:line-break/>is-sit, unus quidem exacte rectus, quem sextae nervo-<text:line-break/>rum conjugationi Marinus annumerat, alter non rectus<text:line-break/>e-septima nervorum conjugatione, inutilis quidem mu-<text:line-break/>scalis rectis hic septimus penitus erat, </text:span><text:span text:style-name="T16">sextus </text:span><text:span text:style-name="T1">vero,<text:line-break/>quantum quidem ad rectam lationem spectat," accommo-<text:line-break/>dus, quia vero ex oppositis locis venit</text:span><text:span text:style-name="T16">, </text:span><text:span text:style-name="T1">non modo in-<text:line-break/>utilis est, verum etiam noxius';, nam latione tali prae-</text:span></text:p>
      <text:p text:style-name="P30"><text:span text:style-name="T1">ditus, si de quibus nunc-agimus musculis insereretur,-<text:line-break/>-supra quidem caput eoruni constituisset, finem vero in-<text:line-break/>fra, cujus contrarium </text:span><text:span text:style-name="T16">fieri </text:span><text:span text:style-name="T1">oportere monstravimus. At-<text:line-break/>tentiorem igitur te jam milii </text:span><text:span text:style-name="T16">praebeas, quum </text:span><text:span text:style-name="T1">fi Eleufi-<text:line-break/>niis aut* Samothraciis vel id </text:span><text:span text:style-name="T16">genus </text:span><text:span text:style-name="T1">aliis </text:span><text:span text:style-name="T16">sacris initia-<text:line-break/></text:span><text:span text:style-name="T1">reris, et totus ob ea, quae </text:span><text:span text:style-name="T16">a sacerdotibus </text:span><text:span text:style-name="T1">fiunt ac di-<text:line-break/>cuntur, astares , cogitesque, </text:span><text:span text:style-name="T16">sacra </text:span><text:span text:style-name="T1">haec </text:span><text:span text:style-name="T16">nulla </text:span><text:span text:style-name="T1">in re illis<text:line-break/>esse inferiora, neque. minus conditoris animalium po-<text:line-break/>tentiam, vel sapientium, vel providentiam, ' vel vrrtu-<text:line-break/>tem indicare posse. Attende, inquam, mini ob eam po-<text:line-break/>tissimum causam, quod ego primus omnium sacra haec,<text:line-break/>quae nunc in manibus sunt, inveni; quandoquidem nemo<text:line-break/>anatomicorum neque horum nervorum aliquem; neque<text:line-break/>eorum quicquam, quae in laryngis constructione superius<text:line-break/>dicta fuerunt, perceperat; quae </text:span><text:span text:style-name="T16">causa </text:span><text:span text:style-name="T1">sane fuit, cur<text:line-break/>lu plerisque partium . actionibus quamplurimnm aberra-.<text:line-break/>verlut, neque earum usus partem decimam attigerint.<text:line-break/>Conversus igitur et tu, si minus antea,, at nunc saltem<text:line-break/>ad honestius, dignnsque dicendorum annitor factus,</text:span></text:p>
      <text:p text:style-name="P18"><text:span text:style-name="T1">percipe sermonem admirabilia naturae mysteria expo-<text:line-break/>nentem.- A cerebro'posteriori nervorum productio recta<text:line-break/>per ' totum collum ab utraque" asperae arteriae parte<text:line-break/>descendit, cui parva quaedam alia accedit. Ab </text:span><text:span text:style-name="T16">hae<text:line-break/></text:span><text:span text:style-name="T1">productione et reliqui laryngis musculi praeter hos<text:line-break/>fex, de quibus disserere instituimus, et quidam alii,<text:line-break/>qui in collo sunt recti, distributiones accipiunt, alii<text:line-break/></text:span><text:span text:style-name="T31">_ </text:span><text:span text:style-name="T1">quidem majores-, alii vero minores. Nam quum sexta<text:line-break/>haec nervorum conjugatio sit maxima, etsi in praedictos<text:line-break/>musculos multas mittit propagines, non parva tamen<text:line-break/>collum totum praetergresse in thoracem incidit; ac<text:line-break/>stati m quidem primam nervorum conjugationem producit<text:line-break/>ad ‘thoracem ipsum et ad radicem costarum pertinen-<text:line-break/>tem; alias autem ultra has multas producit, partim ad<text:line-break/>cor, partim ad pulmonem, partim </text:span><text:span text:style-name="T16">ad </text:span><text:span text:style-name="T1">stomachum veni-<text:line-break/>entes. Si vero et eas ipsius distributiones, quas infe-<text:line-break/>rius progressa facit ad ventrem, ad hepar, ad lienem<text:line-break/>et ad renes, percurrero universas, qiias ipsa; tamquam'</text:span></text:p>
      <text:p text:style-name="P30"><text:span text:style-name="T38">/</text:span></text:p>
      <text:p text:style-name="Standard"><text:span text:style-name="T1">vir quidam maxime munificus; partibus omnibus elorgi-<text:line-break/>tur, admiraturum te arbitror, quo pacto nulla ex ea"<text:line-break/>propago ad laryngis musculos sex .distribuatur,, quamvis,<text:line-break/>dum per.collum fertur, prope iplos iter faciat ac qui-<text:line-break/>busdam ipsius musculis nervum quendam praebeat; ve-'<text:line-break/>rum antea monstravimus, non oportuisse eos in ipsa ad<text:line-break/>inferna delatione nervum., recipere. Porro quod opifex<text:line-break/>illorum sex musculorum non fuit oblitus,, scd. a magnis<text:line-break/>illis nervis, qui praeterlapsi funt; portionem eis tantam,<text:line-break/>quanta fat erat ad sensum et motum his musculis sup-<text:line-break/>peditandum, distribuit, nunc ' tibi breviter explicabo.<text:line-break/>Attende vero diligenter huic sermoni, qui rem verbis<text:line-break/>ferme inexplicabilem, et quae vix declarari possit', tibi<text:line-break/>conatur explicare. 'Ignosces autem nonnihil etiam prio-<text:line-break/>ribus anatomicis, si tam difficulter apparens spectacu-/<text:line-break/>lum eorum,visum effugerit. Dum enim nervi hi per'<text:line-break/>thoracem feruntur, propago quaedam utrinque enata<text:line-break/>per eandem revertitur viam, qua prius descenderat.</text:span></text:p>
      <text:p text:style-name="P30"><text:span text:style-name="T1">ceu diaulon quendam, id est cursum reciprocum, pera-<text:line-break/>gens. Revoca; quaeso, in memoriam motum transum-<text:line-break/>p.tivunr, de quo haud ita pridem sumus locuti; recorda-<text:line-break/>re quoque cursorum cursum reciprocum percurrentium; .<text:line-break/>nam utrisqqe motus nervorum similis est . Transumptiva,<text:line-break/>quidem molui, quoniam,. principio eorum ad cerebrum<text:line-break/>appenso, .quando ratio vult tanquam habenis quibusdam<text:line-break/>muscalos laryngis intendere,- motus, qui a principio,<text:line-break/>proficifcitur, e superiori loco per totum collum sertur-<text:line-break/>deorsum ad multam tisque thoracis partem,- <text:s/>ludeque<text:line-break/>rursus sursiim reditusque ad laryngem, ubi. nervis in<text:line-break/>praedictos, musculos insertis, quasi a manibus quibusdam<text:line-break/>lu singuli lex musculi deorsum trahuntur- Quemadmodum<text:line-break/>igitur in ea machina, quam fractis membris adhibemus,,<text:line-break/>motus initium, quod a nostris manibus circum axeni-fit,'<text:line-break/>laquei crma usque ad rotulas trahit, et ab illis rursus<text:line-break/>ad partem tibiae, quae tenditur, motus e fuperiori loco<text:line-break/>deorsum pervenit, ad eundem modum in nentis larvngis</text:span></text:p>
      <text:p text:style-name="P30"><text:span text:style-name="T1">evenit;-</text:span><text:span text:style-name="T22">' </text:span><text:span text:style-name="T1">est quidem ut axis, qui principium motus ha-<text:line-break/>bet, nervorum a cerebro productio;, ut rotula vero,'<text:line-break/>pars ilia thoracis, unde nervi incipiunt reverti. </text:span><text:span text:style-name="T21"><text:s/></text:span><text:span text:style-name="T1">Reci-<text:line-break/>proco autem cursui lationem eorum assinrilans non rotu-<text:line-break/>lam dices partem illam, sed quam metam nominant,<text:line-break/>eirca quam, qui 'reciprocum cursum currunt, in orbem<text:line-break/>fe flectentes rursus feruntur retrorsum </text:span><text:span text:style-name="T21">per </text:span><text:span text:style-name="T1">idem iter, </text:span><text:span text:style-name="T21">_<text:line-break/></text:span><text:span text:style-name="T1">quod prius' confecerant. Haec est tertia causa, </text:span><text:span text:style-name="T21">- </text:span><text:span text:style-name="T1">propter<text:line-break/>quam non prius nervus revertitur, quanquam iter lon-<text:line-break/>gum per totum collum et thoracis adhuc partem non<text:line-break/>mediocrem emetiatur, quia- nihil habebat haec pars,<text:line-break/>quod velut metae cujusdam aut rotulae usum sibi prae-<text:line-break/>beret. </text:span><text:span text:style-name="T37">. </text:span><text:span text:style-name="T1">Firmum enim, esse id' oportebat atque laeve,<text:line-break/>quo sibi ipsi ac nervo tutum praeberet supergressum;<text:line-break/>erat airtem nihil aliud intermedium ejuscemodr prae-<text:line-break/>terquam ipsius claviculae aut primae costae os; cui<text:line-break/>membranosa tunica circumjecta, nervum licebat velut<text:line-break/>per rotulam quaudam per ossium- gibbum duri; scd-ita</text:span></text:p>
      <text:p text:style-name="P64"><text:span text:style-name="T40">-<text:tab/>.<text:tab/>-.<text:tab/></text:span><text:span text:style-name="T37">r. </text:span><text:span text:style-name="T40">-<text:tab/>.<text:tab/></text:span><text:span text:style-name="T37">-r.</text:span></text:p>
      <text:p text:style-name="P15"><text:span text:style-name="T1">jaceret sub cute, extra prominens, facileque a quavis in-<text:line-break/>juria laederetur. .Neque tamen sine .flexu tutum ,erat</text:span><text:span text:style-name="T13">(<text:line-break/></text:span><text:span text:style-name="T1">a magno nervo parvum nervurn <text:s/>ad laryngem' ita per-.<text:line-break/>ducere; ormrino enim-rumperetur hic, -nisi circum ali—,<text:line-break/>quid volveretur.. </text:span><text:span text:style-name="T21">. </text:span><text:span text:style-name="T1">Si igitur circumvolvi quidem erat pe~<text:line-break/>celse, nihil aniem habebat ejusmodi, antequam prope,, cor<text:line-break/>accessisset, jure naturam non piguit nervum longissime<text:line-break/>deducere, - etiamsi rursus iter longum manebat, ,per quod<text:line-break/>reducere ipsum esset nccesse.. Neque enim ex hoc pso<text:line-break/>nervus imbecillior efficiebatur; quin potius </text:span><text:span text:style-name="T28">;</text:span><text:span text:style-name="T21"> </text:span><text:span text:style-name="T1">contra in<text:line-break/>primis quidem productionibus nervi omnes sunt molles<text:line-break/>et cerebro ipsi assimiles, progredientes vero magis ma-<text:line-break/>gisque se ipsis efficiuntur duriores. Itaque nervi ni- ro-<text:line-break/>bur non mediocre ex itineris longitudine sunt adepti,,<text:line-break/>tantum paulo minus iter, dum superire post reflexio-<text:line-break/>rrem revertuntur, emensi, quanto, deducti ante deorsum<text:line-break/>'fuerant.<text:tab/></text:span><text:span text:style-name="T37">,,</text:span></text:p>
      <text:h text:style-name="Heading_20_2" text:outline-level="2">Cap. XV.</text:h>
      <text:p text:style-name="Standard"><text:span text:style-name="T1">Tempestivum sane jam fuerit indicere,<text:line-break/>admirabilem hanc nervorum laryngis, sive rotulam, sive</text:span></text:p>
      <text:p text:style-name="P30"><text:span text:style-name="T1">metam, sive limitem, unde cursus reflectitur, oporteat<text:line-break/>nominare; neque euim' nominum venustatem consectari,<text:line-break/>nunc statuimus, neque lu rebus nihili ac futilibus tem-<text:line-break/>pus terere, quum tautani' ac</text:span><text:span text:style-name="T10">1</text:span><text:span text:style-name="T1"> talem in naturae tSjielibus<text:line-break/>pulchritudinein inveniamus.' Sunt quidem ‘ceite hoc in<text:line-break/>loco venae et arteriae magnae, quae a corde sursum<text:line-break/>ad collum feruntur,' quarum aliae quidem rectam habent<text:line-break/>positionem, aliae vero obliquam, nullae autem transver-'<text:line-break/>fam;</text:span><text:span text:style-name="T10">1</text:span><text:span text:style-name="T1"> cujusmodi nervi hi ad reflectendum sese postula-<text:line-break/>bant Nam quod' ad -rectam attinet, haudquaquani'<text:line-break/>nervi, ' qni superne deo,sum feruntur,- flecti circum<text:line-break/>ipsas poterunt, ceu ex adverso occurrentes;' circa obli-i<text:line-break/>quam autem obvolvi' quidem utcunque aliquid poterit,<text:line-break/>sed" lubricum id adniodiim atque instabile erit, praeser-<text:line-break/>tlur quando id, quod obliquum est,' multum' quidem a<text:line-break/>situ transverso dissidet, accedit autem propemodum'ad<text:line-break/>rectum. ‘Equidem no laudare' quidem satis pro merito<text:line-break/>possum ejus sapientiam ac potentiam, qui animalia fa-<text:line-break/>bricatus est; 'nani ejusmodi opera non laudibus modo,<text:line-break/>verum etiam hymnis sunt majora, quae priusquam in-'</text:span></text:p>
      <text:p text:style-name="P30"><text:span text:style-name="T1">spexissemus quidem, . fieri non 'posse persunsum habeba-<text:line-break/>nrus; conspicati vero' deceptos nos'opinione suisse coni-</text:span><text:span text:style-name="T10">1<text:line-break/></text:span><text:span text:style-name="T1">perimus, putissimum quando sine</text:span><text:span text:style-name="T10">1</text:span><text:span text:style-name="T1"> magno negotio atque<text:line-break/>apparatu conditor nostri, uno usus’.instrumento eoque<text:line-break/>perexiguo, inculpatum prorsus ae persectum opus effe-<text:line-break/>cerit, ut' in horum nervorum flexione videre- est; in<text:line-break/>qua traturain .non piguit sinistruni quidem longissime pro-'<text:line-break/>ductum circum maximam arteriaiu obvolvere ea potissi-<text:line-break/>mum parte, qua primum a corde emergens sese ad spi-<text:line-break/>nam inflectit; quo loco omnia certe, quae requirebat,-<text:line-break/>habiturus erat, positionem transversam, stexionemque et<text:line-break/>laevem et orbicularem,' metam demum validissimam ac<text:line-break/>tutissimam. Dextrum vero, quum nullum haberet in ea-<text:line-break/>thoracis parte, per quam fertur, ascensum similem, ea-<text:line-break/>dem natura coacta fuit tjrcurn ejus partis arter.am qui-<text:line-break/>dem'obvolvere, quae obliqua a corde sursum, ad dex—<text:line-break/>tram axillam fertur; </text:span><text:span text:style-name="T16">sed </text:span><text:span text:style-name="T1">quanto flexio haec.in corde'<text:line-break/>deterior fuit quam transversu, tanto eam part.ar multi-</text:span></text:p>
      <text:p text:style-name="P65"><text:span text:style-name="T1">tudlue productionum 'nervi in utramque partem, partim<text:line-break/>etiam ligamentorum robore correxit; quos </text:span><text:span text:style-name="T16">enim </text:span><text:span text:style-name="T1">in dex-<text:line-break/>tras thoracis partes nervos erat productura, eo in.loro..<text:line-break/>maxime sirnulque. produxit, </text:span><text:span text:style-name="T21">- </text:span><text:span text:style-name="T16">et </text:span><text:span text:style-name="T1">recipientibus cos iustru-<text:line-break/>mentis, inseruit,- nervum propaginibus quasi radicibus lu.<text:line-break/>terrain. desixis stabiliens;<text:tab/>Medium itaque radicum om-</text:span></text:p>
      <text:p text:style-name="Standard"><text:span text:style-name="T1">niurn illum laryngis nervum statuit, ut. ab eis utrinque;<text:line-break/>stipetur, et .par. ligamenta membranosa , ipsi arteriam ac,<text:line-break/>vicinis corporibus connexuit, .ut, quoao fieri potest, ah<text:line-break/>qmnibus circumfeptus. tutam faciat circa dorsum arteriae,<text:line-break/>flexionem, velut ciccum, rotulae orbem quendam involu-<text:line-break/>tus. </text:span><text:span text:style-name="T21">Quum </text:span><text:span text:style-name="T1">vero stalim, post, stexiunem hi nervi ve-<text:line-break/>hemcnter </text:span><text:span text:style-name="T21">attollantur, - </text:span><text:span text:style-name="T1">magnus nervus velut manam quan-<text:line-break/>dam propaginem </text:span><text:span text:style-name="T21">sitam </text:span><text:span text:style-name="T1">porrigens fefe per illam trahit<text:line-break/>sursum et in sublime tollit; inde autem ptrique feruntur<text:line-break/>sursum ad caput </text:span><text:span text:style-name="T21">afperae,. </text:span><text:span text:style-name="T1">arteriae, idem iter, quod prius,<text:line-break/></text:span><text:span text:style-name="T21">conficientes, </text:span><text:span text:style-name="T1">fed <text:s/>nulli amplius; musculo ne minimam</text:span><text:span text:style-name="T13">;<text:line-break/></text:span><text:span text:style-name="T1">quidem £ui portionem distribuentes, quod nullum aliud</text:span></text:p>
      <text:p text:style-name="P30"><text:span text:style-name="T1">motionis principium ex portibus inferioribus necesse eraf<text:line-break/>musculum accipere; sed eorum uterque plane ac jusiq,<text:line-break/>lu laryngis musculos suae pantis est dispersus, .qui dex-<text:line-break/>tra quidem- ex parte', lu eos suae partis, qui autem si-<text:line-break/>nistra, in reliquos- tres, ambo vero in sex, a quibus,<text:line-break/>aperiri ac claudi larynga contingit; quorum sex actio-<text:line-break/>nem in primis (ut probavimus) ii duo habent validissi-<text:line-break/>mam, qui claudunt larynga, ut ne in spiritus, quidem<text:line-break/>cohibitionibus a tot tantisque thoracem contrahentibus,<text:line-break/>musculis superentur. Quo factum est, ut nervorum,<text:line-break/>plurimum in ipsos distribueretur,, nervusque. solidus ad<text:line-break/>fines ipsorum unus secundum:, utrumque musculum,, sii-<text:line-break/>perne deorsum descendens in idem perveniret,, unde,<text:line-break/>etiam, quae laryngi circumfusa sunt corpora portiones,<text:line-break/>quasdam accipiunt; reliquum vero eorum proprio, mu-<text:line-break/>sculi nervo conjunctum ad robur ipsius ac securitatem<text:line-break/>conscrt.</text:span></text:p>
      <text:h text:style-name="Heading_20_2" text:outline-level="2"><text:span text:style-name="T8">Cap. XVI.</text:span></text:h>
      <text:p text:style-name="P8"><text:span text:style-name="T1">Handquaquam igitur mihi videris am-</text:span></text:p>
      <text:p text:style-name="P30"><text:span text:style-name="T1">piius admiraturus, nec rogaturus, quac mirantur sane<text:line-break/>ac requirunt, qui' ante me. fuerunt tum medici</text:span><text:span text:style-name="T10">r</text:span><text:span text:style-name="T1"> omnes,<text:line-break/>tum philosophi; partim quidem quo ,paeto','</text:span><text:span text:style-name="T10">1</text:span><text:span text:style-name="T1"> </text:span><text:span text:style-name="T21">' </text:span><text:span text:style-name="T1">dum bibi-<text:line-break/>mus; humor non in asperam, arteriam, sed in stoma-<text:line-break/>clium illabatur;’ partim autem musculis, qui sunt ad<text:line-break/>radicem linguae, </text:span><text:span text:style-name="T21"><text:s/></text:span><text:span text:style-name="T1">causam hujus rei tribuentes, per eos-<text:line-break/>que recurrere larynga 'ad epiglottida putantes. Nam'<text:line-break/>clauso exacte adeo larynge, ut ne qui'violenter quidem<text:line-break/>a’ thorace exprimitur' spiritus ipsum aperiat, causam<text:line-break/>aliam requirere nullam opoitebat, cur potus' in pulmo-<text:line-break/>nem non feratur. Satius autem fuerat, eos laryngis<text:line-break/>orificium conspicatos, quod'(quemadmodum in commen-<text:line-break/>tariis, qttos de voce conscripsimus, mousiratum nobis est)<text:line-break/>propter </text:span><text:span text:style-name="T21"><text:s/></text:span><text:span text:style-name="T1">ipsius epiglottidis formam ac usuin. necessari-<text:line-break/>am habet cavitatem, cogitare, cibum et potum in eo<text:line-break/>acervari debere, quo tempore nos dcglutimus; ut; quum<text:line-break/>postea larynx esset patefactus,' quarulo videlicet inspira-<text:line-break/>mus, repente in spiritus meatum non potio modo; scd<text:line-break/>cibus etiam incidat, nisi natura provide laryngis orificio</text:span></text:p>
      <text:p text:style-name="P30"><text:span text:style-name="T1">epiglottida velut operculum quoddam adrnoxisset, </text:span><text:span text:style-name="T16">recte<text:line-break/></text:span><text:span text:style-name="T1">quidem omni alio tempore, quo animal respirat, stan-<text:line-break/>tem, -quum autem quidvis deglutit, laryngi accumben-<text:line-break/>tem; ipsum enim quod deglutitur, ineu primum ipsius'<text:line-break/>radrei incidens,' post autem dorso invectum, inclinare<text:line-break/>ipsam cogit et collabi, ut cujus substantia cartilago sit.<text:line-break/>eaque praetenuis. Quod si diligentius omnem epiglotti-;-<text:line-break/>dis constructionem &lt; onfideraveris, ea tibi (certo scio);-<text:line-break/>yidebitur admirabilis; rotunda enim- est et cartilaginea,,<text:line-break/>ad</text:span><text:span text:style-name="T10">c</text:span><text:span text:style-name="T1">' magnitudine paulo major laryngis . orificio; vergit-<text:line-break/>autem ad stomachum, pofitionemque habet tertiae car-<text:line-break/>tilagini arytaenuidi contrariam. Quam politionem cer-<text:line-break/>tum est ipsam non fuisse habituram, nifi ex loco advor—<text:line-break/>su exoriretur; - atque etiam nisi esset cartilaginea, neque:<text:line-break/>aperiretur,, quo tempore respiramus, neque a cibariis<text:line-break/>everteretur: nam quae justo funt molliora, assidue colla-<text:line-break/>lumtur, duriora vero contumacia eversuque difficilia.</text:span></text:p>
      <text:p text:style-name="P66"><text:span text:style-name="T1">perstant;' quorum neutrum inesse ipsi oportet, sed re-<text:line-break/>ctamquideni esse nobis inspirant ibus, </text:span><text:span text:style-name="T21">everti </text:span><text:span text:style-name="T1">autem, de-,<text:line-break/>glutientibus. Jam vero si haec quidem haberet omAa,<text:line-break/>minor autem esset meatu laryngis, nihil ex ipsius col-<text:line-break/>lapsu assequeremur, .quemadmodum </text:span><text:span text:style-name="T21">neque, </text:span><text:span text:style-name="T1">si multo ina-<text:line-break/>jor; nam eo quidem modo stomachum obstrueret. 'Quo.<text:line-break/>autem modo <text:s/>a cibariis epiglottis </text:span><text:span text:style-name="T21">in </text:span><text:span text:style-name="T1">laryngis meatum<text:line-break/></text:span><text:span text:style-name="T21">incumbit, </text:span><text:span text:style-name="T1">ita ab iis, quae evomuntur,, cartilago ary-<text:line-break/></text:span><text:span text:style-name="T3">taenoid.es; </text:span><text:span text:style-name="T21"><text:s/></text:span><text:span text:style-name="T1">vergit enim et illa </text:span><text:span text:style-name="T21">in </text:span><text:span text:style-name="T1">laryngis capacitatem'.;;;<text:line-break/>quo fit, ut impetus eorum, quqe sursum ex stomacho<text:line-break/>feruntur, dorso ipsius incidens totam cartilaginem facile,<text:line-break/>in locum cedentem evertat.<text:tab/></text:span><text:span text:style-name="T21">. , ,</text:span></text:p>
      <text:h text:style-name="Heading_20_2" text:outline-level="2"><text:span text:style-name="T8">Cap. XVII.</text:span></text:h>
      <text:p text:style-name="P8"><text:span text:style-name="T1">Atque tibi et hic rursum consti uctionic<text:line-break/></text:span><text:span text:style-name="T21">hujus </text:span><text:span text:style-name="T1">cartilaginis examinatio' fiat ei similis, quae multo<text:line-break/>ante de </text:span><text:span text:style-name="T21">epiglottide </text:span><text:span text:style-name="T1">facta est. Nam nisi magnitudo ejus-<text:line-break/></text:span><text:span text:style-name="T21">esset tanta, </text:span><text:span text:style-name="T1">quanta nunc est, et figula talis, atque ex.<text:line-break/></text:span><text:span text:style-name="T21">tali substantia,- </text:span><text:span text:style-name="T1">et-sic utique situm haberet, ut sita est,,<text:line-break/></text:span><text:span text:style-name="T21">perspicuum </text:span><text:span text:style-name="T1">est, quod vomentibus, nobis non pauca lu</text:span></text:p>
      <text:p text:style-name="P30"><text:span text:style-name="T1">asperam arteriam deferrentur, quae, ad pharyngis caxi-<text:line-break/>tatem acervantur; nunc’ autem natura duo hic admi rabi-<text:line-break/>lia laryngis opercula comparavit, quae ab his ipsis clau-<text:line-break/>duntur, quae- illabi prohibentur,- sinrile quiddam hio<text:line-break/>quoque machinata ei, quod ante in membranis, quae<text:line-break/>funt </text:span><text:span text:style-name="T16">ad </text:span><text:span text:style-name="T1">cordis orificia, memoravimus. Sed quemadmo-<text:line-break/>dum in illis admonuimus hujusmodi' membranarum pro- </text:span><text:span text:style-name="T10">r<text:line-break/></text:span><text:span text:style-name="T1">ductionem a natura fuisse factam, non quo nihil'pior-<text:line-break/>fus aliquando incideret contrariis orificiis., fed ne' mul-<text:line-break/>tum, neve simul ac subito, sic etiam meminisse hic<text:line-break/>oportet eorum, quae </text:span><text:span text:style-name="T16">in </text:span><text:span text:style-name="T1">libris de placitis Hippocratis<text:line-break/>et </text:span><text:span text:style-name="T16">Platonis </text:span><text:span text:style-name="T1">monstravimus, quod scilicet potionis exigua<text:line-break/>irm quiddam in asperam arteriam deseratur' in orbem<text:line-break/>circum ejus tunicas expressum, non per mediam capa-<text:line-break/>citatem iter faciens, quodque humoris istius ea est copia,-<text:line-break/>quae repente a pulmone arripiatur, - quaeque- ipsum to-<text:line-break/>tum madefaciat. " Quin et glandulae ipsae, quae- laryngi<text:line-break/>adjacent,- idem ipsium indicant; quas- smjper,- -quam</text:span></text:p>
      <text:p text:style-name="P30"><text:span text:style-name="T10">J</text:span><text:span text:style-name="T1"> ♦ /</text:span></text:p>
      <text:p text:style-name="P6"><text:span text:style-name="T1">alias glandulas, reperias laxiores ac fungosiores. At in-<text:line-break/>ter omnes propemodum anatomicos.'convenit, eas lu </text:span><text:span text:style-name="T37">eum<text:line-break/></text:span><text:span text:style-name="T1">usum a natura fuisse factas, ut partes omnes,, quae tum<text:line-break/>ad laryngem, tum ad pharyngem attinent, humore per-,.<text:line-break/>funderent. Itaque mirum est, si has quidem, ut partes<text:line-break/>illas humectent; construxit, pctionem autem, ne prorsus<text:line-break/>in pulmonem ingrederetur, exclusit;’ nam quae dicta jam<text:line-break/>sunt omnia, magno quidem .sunt testimonio, cibos in Ia-<text:line-break/>ryngis meatum labi non posse; ne vero humoris mini-<text:line-break/>nrum iusiuat, haudquaquarn satis probanti Haec igitur<text:line-break/>alibi demonstrata memoriae causa attuli, quo plane,<text:line-break/>quae memorata sunt, lutelligeremus.<text:tab/></text:span><text:span text:style-name="T41">χ</text:span><text:span text:style-name="T38"> </text:span><text:span text:style-name="T1">..</text:span></text:p>
      <text:h text:style-name="Heading_20_2" text:outline-level="2"><text:span text:style-name="T8">Cap. XVIII.</text:span></text:h>
      <text:p text:style-name="P8"><text:span text:style-name="T1"><text:s/>Ad reliquos vero usus eorum, quae.lu<text:line-break/>larynge apparent et fiunt, rursus revertamur. Antea </text:span><text:span text:style-name="T37">.<text:line-break/></text:span><text:span text:style-name="T1">line dicebamus, vinculum membranosum, quod partes<text:line-break/>cartilaginum . figmoides opplet, communionem praebere<text:line-break/>stomachi ac asperae arteriae meatui; quodque etiam, si<text:line-break/>ea parte rotunda ac circulari., esset aspera arteria, iter</text:span></text:p>
      <text:p text:style-name="P30"><text:span text:style-name="T1">cibariorum coarctaret. Haec igitur coarctatio stomacho'<text:line-break/>accidat necesse est secus larynga undiquaque cartilagi-’'<text:line-break/>nosum. Sed qni fit, .ut non arctetur stomachus, nobis<text:line-break/>cibos deglutientibus? Certe fieri admodum, aliter non<text:line-break/>potest, quam si deorsum quidem ipse trahatur, larynx<text:line-break/>vero sursum recurrat:' commutatur enim eo casu eorum<text:line-break/>situs, ut stomachi quidem initium ad asperam sit arteri-<text:line-break/>am, larynx vero sursum ad fauces recurrat.</text:span></text:p>
      <text:h text:style-name="Heading_20_2" text:outline-level="2">Cap. XIX.</text:h>
      <text:p text:style-name="P8"><text:span text:style-name="T1">Haec igitur omnia mirabiliter a natura<text:line-break/>sunt facta; quibus accedit 'os yforme, quod hyoides ap-<text:line-break/>pellatur: nam quamvis sit minimum, maximos tamen<text:line-break/>atque opportunos praebet usus. .Siquidem musculorum<text:line-break/></text:span><text:span text:style-name="T37">' </text:span><text:span text:style-name="T1">linguae bona pars ex hoc osse habet originem, atque.<text:line-break/>adeo musculorum laryngis . anterior conjugatio, de qui-<text:line-break/>bus antea disseruimus, aliique nonnulli, qui ad omopla-<text:line-break/>tas extenduntur angusti ac .longi; praeterea robestus<text:line-break/>alius geminus, qui ad sternum defertur.; postea alii duo<text:line-break/>musculi obliqui, ad genas pertinentes; et reliqui valde</text:span></text:p>
      <text:p text:style-name="P30"><text:span text:style-name="T1">parvi, qui sunt ad </text:span><text:span text:style-name="T16">radices </text:span><text:span text:style-name="T1">propaginum, quos quidam<text:line-break/>gallorum' gallinaceorum calcaribus, alii vero stilorum<text:line-break/>cuspidibus assimilant, nuncupantque barbare </text:span><text:span text:style-name="T16">a </text:span><text:span text:style-name="T1">columnae<text:line-break/>forma styloides, -licet autem </text:span><text:span text:style-name="T16">cuivis </text:span><text:span text:style-name="T1">eos graphordes vel<text:line-break/>belonoides (stylisormes et aculeatos) appellare. Hi igi-<text:line-break/>tnr musculi, quos ultimos numeravimus, et qui adhuc<text:line-break/>ante hos sunt, per quos, hyoides</text:span><text:span text:style-name="T10">7</text:span><text:span text:style-name="T1"> genae, inferiori con-<text:line-break/>nectitur,' proprii sunt hujus partis, moventque eam<text:line-break/>obliquis motibus sibi' oppositis, quasi in partes contrarias<text:line-break/>disterminantes. Aliorum vero nullus' est- proprius ipsius<text:line-break/>hyoidis, fed qui in linguam quidem ab eo inferuntur,<text:line-break/>linguae gratia extiterunt; quibus- oppositus simni est is,<text:line-break/>quem duplicem ad steriimu pertinere diximus, ut deor-<text:line-break/>fnm hyoides detrahat, si forte tum a superioribus<text:line-break/>musculis violentius sursum attollatur, tum a cartilagine<text:line-break/>fcutiformi, simul propugnaculum est, quemadmodum<text:line-break/>et ipsum os hyoides; huc adde quod et asperam arte-<text:line-break/>riam protegit ac dirigit. Quinetiam et qui ad orno-<text:line-break/>platas feruntur musculi, motum ipsorum versus collum</text:span></text:p>
      <text:p text:style-name="P30"><text:span text:style-name="T1">efficiunt. Invectum vero gibbis ipsius laryngis hoc os,<text:line-break/>niultisque musculis,- quos diri, in partes multas divi-<text:line-break/>sum, ab illis ipsis communitur, natura (quae in omni-<text:line-break/>bus est justa) musculos oppositos sibi ipfis aequipollentes<text:line-break/>efficiente. Sed quoniam horum musculorum aliquis ab-<text:line-break/>fcindi aut refolvi poterat, et maxime eorum, qui<text:line-break/>parte anteriore laryngis funt collocati, periculumque<text:line-break/>erat lu .ejusmodi affectionibus, ne ad validum ipfe mu-<text:line-break/>sculum concederet, a medioque laryngis loco devolvere-<text:line-break/>tur, atque ad obliquum plurimum circumageretur, sa-<text:line-break/>tius esse putavit non solis musculis aequabilitatem et<text:line-break/>velut aequilibrium ipsius committere, sed valida quae-<text:line-break/>dam ligamenta construere, non obiter, sed ob id folum,<text:line-break/>ut efficax, non parvum afferrent commodum. Horum<text:line-break/>tamen gratia ligamentorum generatione non videtur<text:line-break/>milii fuisse contenta lu duobus hyoidis lateribus, scd<text:line-break/>alia cartilaginosa produxisse </text:span><text:span text:style-name="T16">ac </text:span><text:span text:style-name="T1">rotunda, eaque utrique<text:line-break/>lateri inseruisse. Connectitur autem nihilominus per</text:span></text:p>
      <text:p text:style-name="P30"><text:span text:style-name="T1">membranas quasdam</text:span><text:span text:style-name="T16">, non modo ad </text:span><text:span text:style-name="T1">'laryngem ac epi-.<text:line-break/>glottideni,- verum etiam’ ad stomachum, a quibus mox<text:line-break/>ipsi, stabilimentum quoddam accedit, . annexum ad caput,<text:line-break/>quibusdam osseum </text:span><text:span text:style-name="T16">magis, </text:span><text:span text:style-name="T1">aliis autem cartilaginosum,'<text:line-break/>musculorum ab eo exorientium analogia comparatum.<text:line-break/>Quae igitur tum ad laryngem, tum asperam arteriam<text:line-break/>pertinent, sic se habenti . . </text:span><text:span text:style-name="T13">z</text:span></text:p>
      <text:h text:style-name="Heading_20_2" text:outline-level="2">Cap. XX.</text:h>
      <text:p text:style-name="P8"><text:span text:style-name="T1">De thorace autem dicendum deinceps<text:line-break/>nobis est,, repetitis hic quoque prius iis, quae in com-<text:line-break/>mentariis, quos de causis respirationis edidimus, obiter<text:line-break/>ostendimus.</text:span><text:span text:style-name="T37">, </text:span><text:span text:style-name="T1">- Postea enim' quam, totius instrumenti actio<text:line-break/>fuerit cognita (quemadmodum . etiam statimi initio totius<text:line-break/>operis admonuimus), ita demum partium, quae ipfis in-<text:line-break/>sunt instrumentis, usus exponere scmper. convenit: om-<text:line-break/>nes enim unum habent constructionis scopuin, <text:s/>totius<text:line-break/>scilicet instrumenti actionem. Ex quo perspicuum est;<text:line-break/>eos errare toto coelo, qui sperant sc aliquid utile, quod,<text:line-break/>ad eum rem pertineat; lu partiam usibus invenisse, prius-<text:line-break/>quam. instrumentorum actionem ad unguem, didicerint.</text:span></text:p>
      <text:p text:style-name="P18"><text:span text:style-name="T1">Monstrata fane in </text:span><text:span text:style-name="T16">illis </text:span><text:span text:style-name="T1">sunt multa et admiranda "naturae<text:line-break/>in thoracis actione artificia; nam et in inspirationibus<text:line-break/>partium ejus alias quidem sursum ferri, alias vero deor-<text:line-break/>sum, et ruisus in expirutionibus, quae prius deorsum fere-'<text:line-break/>bantur, contra sursum tondere, quae veru ante sursum fere-<text:line-break/>. bantur, nunc in fuam pristinam fedem reverti- Mousiratum<text:line-break/>praeterea est, multa esse thoraci motus principia, respiratio-<text:line-break/>nemque aliam esse liberam ac vi' omni carere, aliam autem<text:line-break/>violentam, et utriusque proprios, esse musculos., Post horum<text:line-break/>autem actiones , ipsus quoque usus monstravimusquorum<text:line-break/>jam ipsa duntaxat capita referam. Musculis, qui inter co-<text:line-break/>sses sunt,, non, quomodo caeteris omnibus musculis, fibrae<text:line-break/>. insunt secundum longitudinem, sed contra ab una. costa<text:line-break/>ad aliam perveniunt, non tamen ita simpliciter, ut<text:line-break/>prioribus anatomicis ride turi, scd cum parva ad obli-<text:line-break/>quum declinatione; neque etiam uniformes funt, ut, qui<text:line-break/>haec quoque ignorant, arbitrantur.. Videre enim ’est,<text:line-break/>fibras internas contrarium externis habere situm, quem-</text:span></text:p>
      <text:p text:style-name="P30"><text:span text:style-name="T1">admodum certe et lu sterno eas, quae in partibus co- '<text:line-break/>starum sunt cartilaginosis, contrarias esse iis, quae in<text:line-break/>osseis sunt usque ad vertebras; quas nemo majorum<text:line-break/>nostrorum animadvertit, nedum hujus rei usum, Ex-<text:line-break/>posuimus autem eodem opere hujus quoque rei usum,<text:line-break/>et praeterea articulorum, qui costis insunt. Diximus<text:line-break/>etiam nihilominus et de cartilaginosis ipsarum partibus, </text:span><text:span text:style-name="T37">,<text:line-break/></text:span><text:span text:style-name="T1">cur tales sint, quemve motum habeant (pertinet enim<text:line-break/>hujus quoque rei speculatio ad universum thoracis actio-<text:line-break/>nem); atque etiam nervos </text:span><text:span text:style-name="T16">omnes, </text:span><text:span text:style-name="T1">a quibus musculi rno-<text:line-break/>verrtur, recensuimus, ostendentes statim totius disputatio-.<text:line-break/>nis initio, non fuisse melius eos aliunde habere prin-<text:line-break/>cipia. Disseremus autem rursus quoque de omnibus<text:line-break/>nervis una cum arteriis ac .venis libro decimo sexto. </text:span><text:span text:style-name="T37">i</text:span></text:p>
      <text:h text:style-name="Heading_20_2" text:outline-level="2">Cap. XXI.</text:h>
      <text:p text:style-name="P8"><text:span text:style-name="T1">Caeterum de iis thoracis partibus, quae<text:line-break/>haud ipsae quidem habent actionem, sed aliis hahen-<text:line-break/>tibus iubscrviunt, deinceps tractabimus. Propria qui-<text:line-break/>dem septi transversi substantia musculus est, tunicae</text:span></text:p>
      <text:p text:style-name="P30"><text:span text:style-name="T1">vero ipsi duae sunt,, inferior quidem peritonaei tunicae<text:line-break/>tummitas, super ior vero basis tunicae costas succingentis.<text:line-break/>Subtenditur enim' haec toti interno thoracis surui: quae<text:line-break/>qua parte quidem costarum ossa subungit, propugnaculi-<text:line-break/>vicem praebet pulmoni, ne, dum ipfe respirante animali<text:line-break/>se pandit, nudis ossibus' incidat; <text:s/>qua vero parte sunt,<text:line-break/>quae mesopleuria (partes inter costas mediad) vocantur,<text:line-break/>ibi musculorum, qui illic sunt, ac vasorum gratia com-<text:line-break/>parata, musculis quidem tunicam, qualem phrenibus,<text:line-break/>vasis vero vehiculum quoddam ac </text:span><text:span text:style-name="T21">veluti </text:span><text:span text:style-name="T1">stabilimentum<text:line-break/>praebet. Porro ipsius diaphragmatis obliquitatem antea<text:line-break/>quidem hoc ipso opere monstravimus, <text:s/></text:span><text:span text:style-name="T21">siccarum </text:span><text:span text:style-name="T1">super-<text:line-break/>fluitatum exeretibni conferre; in commentariis vero de'<text:line-break/>respiratione, quod asi hanc quoque, maximum, habet<text:line-break/>momentum, dec|aravimus. Cur autem phrenes a sum-<text:line-break/>mis nothis costis non oriuntur, sed earum portio quae-<text:line-break/>dam velut vallum ad hypochondrion transcendat, qi am<text:line-break/>fepi assirnilant, usum jam reperiinus; munit siquidem '<text:line-break/></text:span><text:span text:style-name="T21">4</text:span></text:p>
      <text:p text:style-name="P30"><text:span text:style-name="T1">vallum hoc tuni venas,' tum hepar, tum autem, quae<text:line-break/>illic sunt, alia pleraque. Sed quam ob causam cartilago<text:line-break/>multa costarum notharum unicuique extremitati est cir-<text:line-break/>cuinfusa? An quo tutiores essent ah injuriis primum ac<text:line-break/>potissimum hae ipsae costae, tum per eas <text:s/>corpora sub-<text:line-break/>jecta? Nam contusa cartilago minime comminuitur aut<text:line-break/>frangitur; ‘ unde satius suit partes ossium prominentiores<text:line-break/>ex ali esse substantia. Ob eam igitur causam et ad<text:line-break/>partem sterni ultimam cartilago</text:span><text:span text:style-name="T16">, </text:span><text:span text:style-name="T1">quam (ensifermem) xi-<text:line-break/>phordem appellant, adhaerescit; quam certum </text:span><text:span text:style-name="T16">est </text:span><text:span text:style-name="T1">pro-<text:line-break/>pugnaculum esse oris ventriculi et partis septi trans-<text:line-break/>versi , quae illic est, jam autem et cordis. Cur vero<text:line-break/>ipsarum costarum septem quidem ad sternum, quinque<text:line-break/>autem ad diaphragma desinant, universae autem duo-<text:line-break/>decim extiterint, tum dicemus, quaesto de vertebris<text:line-break/>dorsi agemus. Porro ipsum sternum cur quidem ex mul-<text:line-break/>tis ossibus factum sit,, ejus recordare, quod de 'summa<text:line-break/>manu luitio secundi horum commentariorum conscripsi-</text:span></text:p>
      <text:p text:style-name="P18"><text:span text:style-name="T1">mus; cur autem ex septem numero? costae ipsi comti-<text:line-break/>culatae sunt causa, nam</text:span><text:span text:style-name="T21">. </text:span><text:span text:style-name="T1">singulis. ipsis singula pectoris<text:line-break/>ossa respondent Jam vero quid aliud nisi admirabile'<text:line-break/>in; primis hoc opus naturae est, quod scilicet neque</text:span></text:p>
      <text:p text:style-name="Standard"><text:span text:style-name="T1">-Osseum totum neque carnosum thoracem effecerit, fed<text:line-break/>os et musculum vicissim posuerit, tametsi totum quidem<text:line-break/>epigastrron ex musculis, cranlon autem osseum factum<text:line-break/>est? Quapropter hocmon obiter est considerandum, quod,<text:line-break/>quum tria essent principia, quae animal ipsum admi-<text:line-break/>nistrant, os quidem immobile sine musculis primo prin-<text:line-break/>cipio circumjecit; solos autem musculos tertio, elargita<text:line-break/>est; at medio inter 'ntrosqne posito et ossa et musculos. <text:line-break/>Cerebrum namque in nullos usus musculis indiguit; ip-<text:line-break/>sum enim in omnibus animalibus motus voluntarii aliis<text:line-break/>partibus est principium ; quo fit,</text:span><text:span text:style-name="T21">' ' </text:span><text:span text:style-name="T1">ut cranion immobile<text:line-break/>quasi, murus ipsi jure sit circumdatum. Quod si hepati<text:line-break/>aut ventriculo septum ejus generis aliquod in orbem<text:line-break/>fuisset circumfusum, ubi cibus et potus exciperetur?</text:span></text:p>
      <text:p text:style-name="P18"><text:span text:style-name="T1">ubi foetuum moles </text:span><text:span text:style-name="T16">reconderetur ?</text:span><text:span text:style-name="T37">' </text:span><text:span text:style-name="T1">quo denique excer-<text:line-break/>nereutur excrementa, si nullus eis ' praeesset mu-<text:line-break/>sculus? Quod autem ad thoracem attinet, motum<text:line-break/>penitus amisisset, si ex solis ossibus factus, suisset;<text:line-break/>sin vero contra ex musculis solis,- inciderent lu pul-<text:line-break/>monem et cor, nulla re </text:span><text:span text:style-name="T16">eos </text:span><text:span text:style-name="T1">impellente. Ut igitur<text:line-break/>simul quidem capacitas quaedam intus esset, simul au-<text:line-break/>tenr totum instrumentum moveretirr, </text:span><text:span text:style-name="T16">musculi </text:span><text:span text:style-name="T1">ossibus</text:span></text:p>
      <text:p text:style-name="P81"><text:span text:style-name="T31">/ </text:span><text:span text:style-name="T1">altenratim fuerunt interpositi. Quae etiam res ad cordis<text:line-break/>ac pulmonis securitatem momentum habet non inedio-<text:line-break/>cre; magis enim nunc muniuntur, quam si soli musculi<text:line-break/>facti fuissent. Quod autem ossium quodque non suerit<text:line-break/>otiosum, sed utrinque, quo facile per ea totus thorax<text:line-break/>moveatur, arti culum habeat, quo pacto non id provi-<text:line-break/>dentiam indicat? At forte quaerat aliquis, </text:span><text:span text:style-name="T16">quid </text:span><text:span text:style-name="T1">tandem<text:line-break/>obfuisset, si venter ita habuisset? Nam si thorax </text:span><text:span text:style-name="T37"><text:s/></text:span><text:span text:style-name="T1">ei<text:line-break/>suisset circumdatus, cujusniodi cordi, etiam est circum-<text:line-break/>jectus, penitus .similiter </text:span><text:span text:style-name="T16">et </text:span><text:span text:style-name="T1">contrahendo et exteu- </text:span><text:span text:style-name="T37">/<text:line-break/></text:span><text:span text:style-name="T1">dendo conservaretur, majorque fecuritas </text:span><text:span text:style-name="T16">ei </text:span><text:span text:style-name="T1">accederet</text:span></text:p>
      <text:p text:style-name="P18"><text:span text:style-name="T1">Qui haec quaerit, docendus </text:span><text:span text:style-name="T16">est, </text:span><text:span text:style-name="T1">fieri non potuisse, ut venter<text:line-break/>plurimum dilataretur </text:span><text:span text:style-name="T16">ac </text:span><text:span text:style-name="T1">comprimeretur, si extrinsecus<text:line-break/>ossa er apposita fuissent. ' Nam si ita fuisset, primum<text:line-break/>neque foeminae concipere, deinde ne scmel quidem asi<text:line-break/>saturitatem comedere homines possent, sed ut respiratio-'<text:line-break/>ne continua, sic esu assiduo indigerent: at illa quidem<text:line-break/>indigere non est adeo absurdum, animali praesertim in<text:line-break/>aere degenti-; ' cibis vero si similiter egeremus, vita no-<text:line-break/>stra a Musis ac philosophia esset admodum aliena, et<text:line-break/>pulcherrimis rebus non vacaret. Atque ut hoc quoque<text:line-break/>caeteris adjiciam, quem ex respiratione fructum percipi-<text:line-break/>mus, is diuturnus esse non potest: at cibo ac potu<text:line-break/>semel impleti diem integrum ac noctem sine molestia<text:line-break/>perduramus, ut eo nomine admiranda etiam fuerit natui<text:line-break/>ra. Mihi haec ad thoracis partium expositionem in<text:line-break/>praesentia satis esse videntur; quod si quid exiguum a<text:line-break/>nobis sit praetermissum, ex iis, quae memoravimus, fa-</text:span></text:p>
      <text:p text:style-name="P18"><text:span text:style-name="T1">nile colligitur, </text:span><text:span text:style-name="T16">si </text:span><text:span text:style-name="T1">quis opus de respiratione tantum ac-<text:line-break/>curate legat.</text:span></text:p>
      <text:h text:style-name="Heading_20_2" text:outline-level="2">Cap. XXII.</text:h>
      <text:p text:style-name="P8"><text:span text:style-name="T16">Sed </text:span><text:span text:style-name="T1">et mammis etiamnum commemo-<text:line-break/>ratis, quum thoraci ipsae adhaereant, tum huic libro<text:line-break/>finem iinponemus. Quum igitur lac utilis alimenti sit<text:line-break/>excrementum, jure optimo, quibus animantibus lu cor-<text:line-break/>nua, ac dentium magnitudinem, jubam, et si quid ali-<text:line-break/>ud ejusdem generis 'est, in partibus superioribus copia<text:line-break/>excrementorum absumebatur, in his quidem ad thoracem<text:line-break/>non poterat aliud acervari utile excrementum; tunde ad<text:line-break/>ventrem eorum natura mammas ex thorace deduxit; qui-<text:line-break/>busdam autem ad imas adeo totius ventris partes, ut<text:line-break/>posterioribus cruribus sint proximae. Ad haec iis qui-<text:line-break/>dem animalibus, quae uno -partu numerosam prolem<text:line-break/>edunt, multas, iis autem, quae haud talia sunt, binas<text:line-break/>effecit. Porro quibus animalibus in partibus supernis<text:line-break/>fuperflui nihil absumitur, lus in pectore ipsas collocavit;<text:line-break/>ei si imum aut duo concipiant, duas; sin vero plura,</text:span></text:p>
      <text:p text:style-name="P30"><text:span text:style-name="T1">duas quidem, in pectore, alias vero inferius constituit,<text:line-break/></text:span><text:span text:style-name="T16">[n </text:span><text:span text:style-name="T1">homine vero (hunc enim exponere nobis jam est<text:line-break/>propositum) mammae .pectori merito inhaerent; primum,<text:line-break/>quod, locus hic ipsis omnium est aptissimus, si aliud</text:span></text:p>
      <text:p text:style-name="Standard"><text:span text:style-name="T1">nihil vetat, deinde vero, quod, quum cor sterno dicto<text:line-break/>subjiciatur, tegumentum quoddam hoc ipsi accedit </text:span><text:span text:style-name="T16">.a<text:line-break/></text:span><text:span text:style-name="T1">mammis utrinque ipsi appositis, postremo, quod lu eo.<text:line-break/>loco copiosissimum benigni alimenti superfluum in ho-.<text:line-break/>minibus potest colligi. Monstrandum in primis sane est<text:line-break/>ex iis, quod primo loco diximus, quod scilicet locus<text:line-break/>hic mammarum generationi est aptissimus. Nam si lactis<text:line-break/>causa extiterunt, eiimque primum ac maximum anima-<text:line-break/>libus praebeut usum, . lac autem est cibus exacte con-<text:line-break/>fectus, in eo potissimum loco constituere eas conveniebat,<text:line-break/>ubi facillime simul et citissime .lactis, copia perfecte<text:line-break/>elaborati potest, consistere. Num' quis locus alius magis<text:line-break/>lusito animantibus calore (cujus cor est fons) frui queat,<text:line-break/>quam is, qui in hominibus mammis est destinatus? Aut</text:span></text:p>
      <text:p text:style-name="P30"><text:span text:style-name="T1">quae pars alila magis, quam mammae, sanguinem in venis<text:line-break/>atque arteriis prius consectum recipit? At non vides,<text:line-break/>quod, quum natura posset ex vena maxima, quae sur-<text:line-break/>fum </text:span><text:span text:style-name="T16">ab </text:span><text:span text:style-name="T1">hepate per plrrenas fertur (quam cavam nomi-<text:line-break/>nant) productionem aliquam ad 'mammas ducere, </text:span><text:span text:style-name="T16">rd<text:line-break/></text:span><text:span text:style-name="T1">non fecit, tametsi ea prope mammas, fed prius sursum<text:line-break/>ad cor duxit, et per totum thoracem traduxit, post<text:line-break/>autem, quum jam prope claves pervenisset, illinc duas<text:line-break/>venarum insignium, duas etiam cum eis arteriarum pro-<text:line-break/>tuctas propagines, quatuor simul eas infra per tutum<text:line-break/>pectus deduxit, eoque modo binas demum utrique mam-<text:line-break/>millae inseruit, in tam longo isse itinere id modo agens,<text:line-break/>ut plurimum in vasis sanguis esset percoctus, qui quum<text:line-break/>fertur sursum, per cor sane iter facit, rursusque deon-<text:line-break/>sium tondens occurrit, exagitaturque femper quidem a<text:line-break/>motu ipsius thoracis, et in his ejusmodi vagationibus<text:line-break/>incalescit, parti motu, perpetuo praeditae immoratus:</text:span></text:p>
      <text:p text:style-name="P30"><text:span text:style-name="T1">quae omnia ad perfectam coctionem ipsi conferunt.<text:line-break/>Quomodo igitur haec non est optima ac maxime pro-<text:line-break/>pria mammis positio? Quo pacto autem non hoc etiam<text:line-break/>omnium naturae operum in primis est admirabile, quae<text:line-break/>instrumentorum quodque ad usum aliquem animali ipsi<text:line-break/>comparatum mox ad aliud quippiam utile, quae ipsius-<text:line-break/>est sclertia, efficit? Nam quid utilius, aut quid jusiius,<text:line-break/>si, quum mammae tantos fructus ex corde percipiant,<text:line-break/>quam ipsae solam cordi possunt referre gratiam, eam<text:line-break/>quanquam exiguam ipsi referunt? . tegere autem id<text:line-break/>possunt extrinsecus; natura enim ipsarum </text:span><text:span text:style-name="T16">est </text:span><text:span text:style-name="T1">glandulosa,<text:line-break/>crassis indumentis non. dissimilis. Quare tum quasi pro-<text:line-break/>pugnaculum quoddam ac tegumentum cordis sunt, tum<text:line-break/>autem ipsum recalefaciunt non aliter, quam operimenta<text:line-break/>alia, quae nobis ipfis extrinsecus injicimus; ut enim ea<text:line-break/>frigida corpori circumposita, deinde ab ipso calefacta,<text:line-break/>paulo post recalefaciunt; ad. eundem modum mamma-<text:line-break/>rum substantia glandulosa operimentum simul cordi est.</text:span></text:p>
      <text:p text:style-name="P30"><text:span text:style-name="T1">calefactaque ab eo ipsum recalefacit. At </text:span><text:span text:style-name="T16">in </text:span><text:span text:style-name="T1">mulieribus<text:line-break/>in magnam molem extuberantes duo haec commoda<text:line-break/>magis,'quam </text:span><text:span text:style-name="T21">in viris, </text:span><text:span text:style-name="T1">cordi suggerunt; quibus accedit,<text:line-break/>quod etiam subjecta ad hypochondricn viscera eaedem<text:line-break/>in mulieribus mammae juvant, quae in eis quidem mi-<text:line-break/>nus sunt calida: monstratum enim 'est, foeminam om-<text:line-break/>nem mure esse </text:span><text:span text:style-name="T21">- </text:span><text:span text:style-name="T1">frigidiorem</text:span><text:span text:style-name="T16">; </text:span><text:span text:style-name="T1">atque etiam (quod-tertium<text:line-break/>erat eorum, </text:span><text:span text:style-name="T21">quae.</text:span><text:span text:style-name="T1">diximus) quia neque in crines, neque<text:line-break/>in dentes aut cornua, neque in </text:span><text:span text:style-name="T21">aliud </text:span><text:span text:style-name="T1">quidquam ejus<text:line-break/>generis superioris thoracis alimentum consumebatur, fu-<text:line-break/>turum erat, ut mulieribus certe plurimum abundaret r<text:line-break/>quae, etiam causa est, cur in homine </text:span><text:span text:style-name="T21">’ </text:span><text:span text:style-name="T1">mammae optimam<text:line-break/>positionem habeant, ln plerisque tamen animalibus me-<text:line-break/>tuens natura, necubi' alimenti inopia laborarent, eas </text:span><text:span text:style-name="T21">.<text:line-break/></text:span><text:span text:style-name="T1">necessario ad hypogastrion transtulit </text:span><text:span text:style-name="T21">Praeterea . </text:span><text:span text:style-name="T1">ani-<text:line-break/>madvertebat, </text:span><text:span text:style-name="T21">- </text:span><text:span text:style-name="T1">lu </text:span><text:span text:style-name="T21">illis </text:span><text:span text:style-name="T1">animalibus </text:span><text:span text:style-name="T21">cor ipsum minus </text:span><text:span text:style-name="T1">indi-<text:line-break/>gere illa ex mammis commoditate; </text:span><text:span text:style-name="T21">non enim, ut homo, '<text:line-break/></text:span><text:span text:style-name="T1">stant duobus cruribus erecta,- scd prona omnia ambulant</text:span></text:p>
      <text:p text:style-name="P30"><text:span text:style-name="T1">similiter ac animalia reptilia; quod sane etiam, dum de <text:line-break/>cruribus ageremus, monstravimus. Ob eam igitur causam<text:line-break/>ipsorum tum spinae, tum corpora omnia spinae viclua-<text:line-break/>externis injuriis sunt opposita, a quibus partes iis con-<text:line-break/>trariae, quae ad pectus videlicet ac. ventrem pertinent,<text:line-break/>communiuntur. Atque etiam quibus animalibus mam-<text:line-break/>mae in pectore sunt, servantur et in masculis; quibus<text:line-break/>vero lu ventre solum insunt, non adhuc servantur; nisi<text:line-break/>partus similitudinem corporis cum matre potius </text:span><text:span text:style-name="T16">quam<text:line-break/></text:span><text:span text:style-name="T1">cum patre obtineat; </text:span><text:span text:style-name="T16">id </text:span><text:span text:style-name="T1">quod etiam Aristoteles in </text:span><text:span text:style-name="T16">equis<text:line-break/></text:span><text:span text:style-name="T1">observavit. Cur autem magnopere mammae in masculis<text:line-break/>non attollantur, quemadmodum in foeminis, physica'<text:line-break/>quaestio est, quare nunc de ea non est dicendi locus,<text:line-break/>fed quod, quemadmodum alia omnia, ita hoc etiam pro-<text:line-break/>vide a natura suit comparatum, praesentis est instituti<text:line-break/>commemorare. Dicetur autem de his omnibus postea,<text:line-break/>quando de partibus genitalibus agemus; nunc vero, quo-<text:line-break/>tiara de spiritus instrumentis sermo arobis restitutus sue-</text:span></text:p>
      <text:p text:style-name="P30"><text:span text:style-name="T39">*</text:span></text:p>
      <text:p text:style-name="Standard"><text:span text:style-name="T1">rat, </text:span><text:span text:style-name="T16">in quibus certe thorax et cor erant, ob id et<text:line-break/>mamillarum meminimus, </text:span><text:span text:style-name="T1">- </text:span><text:span text:style-name="T16">ut quae incumbunt thoraci et<text:line-break/>cor contegunt. Postea autem dicere de iis nobis erit<text:line-break/>necesse cum aliis partibus, quas proprie muliebres ap-<text:line-break/>pellant.</text:span></text:p>
      <text:h text:style-name="P2" text:outline-level="1"><text:bookmark-start text:name="bookmark6"/>GALENI DE USU PARTIUM CORPO-<text:line-break/>RIS HUMANI<text:bookmark-end text:name="bookmark6"/><text:line-break/>LIBER VllI.</text:h>
      <text:h text:style-name="Heading_20_2" text:outline-level="2">Cap. I.</text:h>
      <text:p text:style-name="Standard"><text:span text:style-name="T1">Quum autem, explicatio partrum, quae,<text:line-break/>tum ad, collum, tuin ad caput pertinent;, ante dicta sub-,-<text:line-break/>seqttatur, melius utique fuerit ante particularem earum,<text:line-break/>expositionem de. ipfis universis pari ibus observare,-,. cujus;<text:line-break/>rei-gratia extiterint; idque potissimum, quod multa,sint-<text:line-break/>animalia, quorum aliis quidem <text:s/>neutrum horum inest,<text:line-break/>aliis autem solum caput. Carabis enim, astacis, <text:s/>paguris,-<text:line-break/>cancris hcrurn neutrum adest; piscibus, autem omnibus</text:span></text:p>
      <text:p text:style-name="P30"><text:span text:style-name="T1">caput quidem inest, collum autem minime. Sed colli<text:line-break/>quidem gener alienem non difficile quis inveniat; videtur<text:line-break/>enim semper una cum pulmone luterire; quainobrem<text:line-break/>pilees-omnes, </text:span><text:span text:style-name="T28">r</text:span><text:span text:style-name="T21"> </text:span><text:span text:style-name="T1">quod pulmonem non habeant, collo ca-<text:line-break/>nent; 'contra autem, quibus animalibus inest pulmo, his<text:line-break/>omnino etiam collum adest. Quod isi ita est, ipsarum<text:line-break/>colli partium cum pulmone affinitatem perscrutati, sive<text:line-break/>ea simplex, sive plures suerint, necessitatem generationis<text:line-break/>totius colli inveniemus.</text:span><text:span text:style-name="T21"> </text:span><text:span text:style-name="T1">Sunt-euim—in-ea partes, aliae<text:line-break/>quidem, quae nullam omnino habent ctmr pulmonis sub-<text:line-break/>stantia eommttnioStem, retro quidem vertebrae, 'tat 'quae<text:line-break/>ini ipsis’ - est medulla, </text:span><text:span text:style-name="T21">- </text:span><text:span text:style-name="T1">tum ligamenta quaedam ac tenll<text:line-break/>dones;</text:span><text:span text:style-name="T10">1</text:span><text:span text:style-name="T1"> in toto-vero musculi complures,-nervi, glandu--<text:line-break/>lae ;et- 'ventriculi ' stomachus, <text:s/>quem oesophagum nomi-'<text:line-break/>nant. Aliae vero pulmoni quidem sunt affines,- nt ar--<text:line-break/>teriae et venae; </text:span><text:span text:style-name="T21">' </text:span><text:span text:style-name="T1">fed quum eas a"corde? habeat,- quid-<text:line-break/>insuper cullo' indigebat ? Reliquum igitur adhuc est aspe-'<text:line-break/>rarum arteriarum' genus , collo a’c pulmoni ‘ commune. </text:span><text:span text:style-name="T21">*</text:span></text:p>
      <text:p text:style-name="P30"><text:span text:style-name="T1">Quum </text:span><text:span text:style-name="T16">enim </text:span><text:span text:style-name="T1">vasa tria.ipsmn contexant,-vena,. arteria laevis<text:line-break/>et tertia aspera/ priora </text:span><text:span text:style-name="T16">quidem- </text:span><text:span text:style-name="T1">duo totius etiam </text:span><text:span text:style-name="T16">corporis<text:line-break/></text:span><text:span text:style-name="T1">funt communia adeo, </text:span><text:span text:style-name="T16">ut </text:span><text:span text:style-name="T1">nullam invenias partem, cui -non<text:line-break/>horum utrumque insit ; asperarumrvero arteriarum- genus<text:line-break/>collo et.pulmoni sclis inest, una quidem collo maxima, pul-<text:line-break/>moni autem quamplurimae, 'ipsa videlicet maxima in has<text:line-break/>distributa. Porro animalia cuncta, quibus puimo inest, spiri-<text:line-break/>tum attrahunt per arteriam hanc in pulmonem, et rursus eji-<text:line-break/>ciunt, per eandem-; ad haec efflatio (quam vocis materiam<text:line-break/>esse oileridimus) hujus .est actio, neque vox citra hanc effi-<text:line-break/>citur; atque adeo primum ac principalissimum- vocis<text:line-break/>instrumentum (cui larynx nomen est) sinis est superior<text:line-break/>asperae arteriae; quam utique etiam phaiynga nominant,<text:line-break/>eodem cum ea nomine, quae est ante laryngem. Quo-<text:line-break/>circa muta sunt ea animalia,' quibus colhun deest. <text:s/>Ea<text:line-break/>igitur ratione pharynx pulmoni est affinis, tantosqueaui-<text:line-break/>inalibus praestat <text:s/>usus, ejusque.- gratia collum extitit.<text:line-break/>Quum enim lu thorace- pulmo contineatur, asperaqufe</text:span></text:p>
      <text:p text:style-name="P30"><text:span text:style-name="T1">arteria ex ipso emergat, siniaturque necessario ad bs,<text:line-break/>quae omnia sunt- inter thoracis finem et, oris principi-<text:line-break/>um interjecta, illius (asperae) gratia, extiterunt Quum<text:line-break/>autem os et thorax separata - </text:span><text:span text:style-name="T16">ac </text:span><text:span text:style-name="T1">lisjuncta a sese sint; id<text:line-break/>omne, quod, est in medio, via - extitit eorum,..quae tum<text:line-break/>superne, deorsum, tum autem inscrne sursum feruntur.:<text:line-break/>superne quidem deorsum feruntur nervi, .stomachus,<text:line-break/>musculi, spinalis medulla; inscrne vero lursum venae,<text:line-break/>arteriae, et ipsa .videlicet pharynx. - Ac. spinali quidem<text:line-break/>rnedullae munimento sunt circumpositae vertebrae;. va-<text:line-break/>sorum vero divisiones <text:s/>glandulae </text:span><text:span text:style-name="T37">, </text:span><text:span text:style-name="T1">ipsae </text:span><text:span text:style-name="T37">. </text:span><text:span text:style-name="T1">replent; ment-<text:line-break/>brauae item ac ligamenta quaedam muniunt simul prae-<text:line-break/>dicta ac colligunt; commune vero omnibus o.perimerr-<text:line-break/>tum cutis est circumdata. Habes igitur jam collum,<text:line-break/>pharyngis causa (ut sermo superior ostendit) factum;<text:line-break/>quae vocis simul ac respirationis est instrumentum. At<text:line-break/>quae naturae est soiertia, ut usum ejus, quod propter<text:line-break/>aliud suctum est-, in aliain rem etiam quampiam trans -</text:span></text:p>
      <text:p text:style-name="Standard"><text:span text:style-name="T37"><text:s/>t</text:span></text:p>
      <text:p text:style-name="P30"><text:span text:style-name="T1">ferat,, plerisque animalibus collum manus utilitatem<text:line-break/>praebere instituit; quamobrem animalia; quae alimen- </text:span><text:span text:style-name="T37">.,<text:line-break/></text:span><text:span text:style-name="T1">tum. sibi </text:span><text:span text:style-name="T16">a </text:span><text:span text:style-name="T1">terra ore suppeditant, collum habenti longi-<text:line-break/>tudine cruribus aequale.. At homo certe, et quae simi-<text:line-break/>lia funt ei animalia; collum .quidem propter pharyn-<text:line-break/>gern,. hanc, vocis causia ae' respirationis habuit;, .quare ,<text:line-break/>colli magnitudo ei est tanta,- quanta pharyngi ad. prae- r<text:line-break/>dictas actiones .erat uecestaria. Oportebat autem .utique .<text:line-break/>et partes eas, quae ad humerum ac Jrachlum, <text:s/>tum .<text:line-break/>autum cubitum et nrantim extremam pertinent, </text:span><text:span text:style-name="T37">. </text:span><text:span text:style-name="T1">postre-<text:line-break/>mo etiam (ut postea -probabimus) diaphragma, a spinali<text:line-break/>medulla colli nervos </text:span><text:span text:style-name="T37">, </text:span><text:span text:style-name="T1">accipere; quocirca, et propter-.;<text:line-break/>horum nervorum generationem necessarium suit in spa-<text:line-break/>tio inter caput et thoracem medio alias collocari ver-<text:line-break/>tebras, ex quibus collum est compactum, , Pisces, vero<text:line-break/>quemadmodum asperam arteriam non habent; ita et prae-<text:line-break/>dictis partibus carent; quapropter, eis aut omnino .<text:line-break/>collum non esse dineris,. aut breve omnino, et ex dita-</text:span></text:p>
      <text:p text:style-name="P30"><text:span text:style-name="T1">bus 'suium primis vertebris compositum.. Porro quem- </text:span><text:span text:style-name="T37"><text:line-break/></text:span><text:span text:style-name="T1">admodum his aut parvum aut omnino nullum’est, ita<text:line-break/>illic, animalibus est longum, ' quibus idem manuum mu—<text:line-break/>nla praestat; mediocre autem, quibus quum vocis causa<text:line-break/>esset factum, velut auctarium assumpsit eam nervorum<text:line-break/>generationem, qui 'in anteriores artus feruntur; inter<text:line-break/>quos sane homo etiam- est, cujus constructionem nobis .<text:line-break/>nunc exponere est propositum. At de ’ colli quidem usu </text:span><text:span text:style-name="T37"><text:line-break/></text:span><text:span text:style-name="T1">abunde dictum esu</text:span></text:p>
      <text:h text:style-name="Heading_20_2" text:outline-level="2"><text:span text:style-name="T8">Cap. II.</text:span></text:h>
      <text:p text:style-name="P8"><text:span text:style-name="T1">Caput autem plurimis visum est propter,<text:line-break/>cerebrum factum fuisse; ob eainque causam sentus' om-<text:line-break/>nes in se ipsu continere tanquam fiervos quosdam et<text:line-break/>magi, i regis stipatores. At cancris et aliis molli crusta<text:line-break/>intectis caput quidem non inest; pars, tamen, quae<text:line-break/>sensuum" dux- est ac motus volunlarii,:' omnino cerle </text:span><text:span text:style-name="T37">:<text:line-break/></text:span><text:span text:style-name="T1">illic lu thorace est locata, ubi ’ omnia ipfis insunt scn- </text:span><text:span text:style-name="T37"><text:line-break/></text:span><text:span text:style-name="T1">suum, instrumenta. Itaque quod in nobis est cerebrum, <text:line-break/>id in illis fane animalibus erit pars ea, </text:span><text:span text:style-name="T37">. </text:span><text:span text:style-name="T1">ad quam prae-.</text:span></text:p>
      <text:p text:style-name="P30"><text:span text:style-name="T1">dictorum quodquecrefertur;.. aut, </text:span><text:span text:style-name="T16">si </text:span><text:span text:style-name="T1">non cerebrum., scd<text:line-break/>por: horum omnium est principium , animalibus . quidem<text:line-break/>capitis expertibus recte utique, sensuum, instrumenta circa<text:line-break/>pectoris </text:span><text:span text:style-name="T21">&lt;</text:span><text:span text:style-name="T1">ossa erunt, nempe ad propinquum cor p.ertinen-<text:line-break/>tia, .aliis vero non recte </text:span><text:span text:style-name="T16">ad </text:span><text:span text:style-name="T1">. cerebrum sunt aptata,r sed<text:line-break/>eo magis caput, frustra iis, qui in ea sunt opinione;<text:line-break/>factum esse videbitur, quo minus cerebri usum . dicere<text:line-break/>queunt, aut sensus circum ripsum collocare valent. Exi-<text:line-break/>stimare enim, caloris, qui</text:span><text:span text:style-name="T21">.</text:span><text:span text:style-name="T1">cordi inest, gratia cerebrum<text:line-break/>extitisse, ut eum'scilicet refrigeret, oalorisque ac friga-<text:line-break/>ris medum temperet, omnino <text:s/>est absurdum; Non<text:line-break/>enim cerebrum</text:span><text:span text:style-name="T21">. </text:span><text:span text:style-name="T1">tam .longe a corde natura loeasset, .. fed.<text:line-break/>aut omnino </text:span><text:span text:style-name="T21"><text:s/></text:span><text:span text:style-name="T1">cordi circumdedisset, quemadmodum et<text:line-break/>pulmonem, aut in thorace saltem, omnluo posuisset,, ne-<text:line-break/>que sensuum omnium principia in cerebro suspendisset.</text:span></text:p>
      <text:p text:style-name="Standard"><text:span text:style-name="T21">' </text:span><text:span text:style-name="T1">.Sed si adeo caecutivisset, ut illud longe a corde collo-<text:line-break/>caret sensusque' (quod . minime oportebat) in' eo coapta,-<text:line-break/></text:span><text:span text:style-name="T21">ret, </text:span><text:span text:style-name="T1">non tamen duobus, scptis firmis adeo ac densis, ea</text:span><text:span text:style-name="T21">.</text:span></text:p>
      <text:p text:style-name="P30"><text:span text:style-name="T1">drfemisset, huic quidem cranium tutum; illi autem tbo-<text:line-break/>racem circumponens- </text:span><text:span text:style-name="T21">" </text:span><text:span text:style-name="T1">Aut fi haec <text:s/>quoque non vidit,<text:line-break/>colluir saltem haudquaquanr in medio' utriusque statuisset,<text:line-break/>idqne in calidissimis animalibus, et quae vocantur car-<text:line-break/>bharodonta (dentes serratos .habentiM), longum admodum,<text:line-break/>in volatilibus vero multo adhuc longius, adeo ut cere-<text:line-break/>brum pari cum pedibus intervallo a corde distet. Simile<text:line-break/>enim est hoc dogma an si quis dicat,- calcaneum </text:span><text:span text:style-name="T16">cordis<text:line-break/></text:span><text:span text:style-name="T1">causa extitisse. Ac ne quis me existimet 'risus gratia haec<text:line-break/>dixisse, si rem diligenter inspexeris, citius a calcaneis<text:line-break/>ad cor refrigerium aliquod perveniat, quam a cerebro.<text:line-break/>Quae si remotius' in homine quidem locata esse videan-<text:line-break/>tur, ' non tamen in </text:span><text:span text:style-name="T21">. </text:span><text:span text:style-name="T1">omnibus saltem animalibus; neque<text:line-break/>etiam duobus ossium septis..velut firmis muris dispefcunu<text:line-break/>tur; siquidem in. solis inferioribus partibus thorax non<text:line-break/>est osseus., sed illic corpus membranosum . ac musculo-<text:line-break/>fnm (quod-diaphragma nuncupamus, est locatum, trans-<text:line-break/>mittendo refrigerio paratissimum, Caeterum nihil minus</text:span></text:p>
      <text:p text:style-name="P30"><text:span text:style-name="T1">frigida invenias </text:span><text:span text:style-name="T16">calcanea; quam </text:span><text:span text:style-name="T1">cerebrum; hoc enim,<text:line-break/>etiamsi aliud nihil, <text:s/></text:span><text:span text:style-name="T16">motus saltem </text:span><text:span text:style-name="T1">perpetuus potest cal-<text:line-break/></text:span><text:span text:style-name="T21">facerqe' </text:span><text:span text:style-name="T1">ut interim omittam multitudinem ac magnitu-<text:line-break/></text:span><text:span text:style-name="T21">dinem <text:s/></text:span><text:span text:style-name="T1">venarum- atque arteriarum, quae in ipso sunt,<text:line-break/></text:span><text:span text:style-name="T21">quibus </text:span><text:span text:style-name="T1">nulla pars est alia calidior in corpore animalis:<text:line-break/></text:span><text:span text:style-name="T21">quibus </text:span><text:span text:style-name="T1">etiam, accedit, quod duabus tegatur meningibus,<text:line-break/></text:span><text:span text:style-name="T21">ac post </text:span><text:span text:style-name="T1">haec osse durissimo simul 'ac densissimo et cras-<text:line-break/></text:span><text:span text:style-name="T21">sissimo </text:span><text:span text:style-name="T1">(tale enim eft id, quod" ad basim ipsius est), per<text:line-break/></text:span><text:span text:style-name="T21">quod - </text:span><text:span text:style-name="T1">necesse omnino est ut ad cor -refrigeratio </text:span><text:span text:style-name="T21">pertin-<text:line-break/>gat; -non </text:span><text:span text:style-name="T1">sane </text:span><text:span text:style-name="T21">per </text:span><text:span text:style-name="T1">verticem. Haec' </text:span><text:span text:style-name="T21">igitiir </text:span><text:span text:style-name="T1">calorem, </text:span><text:span text:style-name="T21">qui<text:line-break/>in eo continetur, </text:span><text:span text:style-name="T1">necessario augebunt,- et viam </text:span><text:span text:style-name="T21">refrige-<text:line-break/>ranti frigiditati </text:span><text:span text:style-name="T1">ad cor 'inviam </text:span><text:span text:style-name="T21">planeqne </text:span><text:span text:style-name="T1">difficilem </text:span><text:span text:style-name="T21">effi-<text:line-break/>cient. At- </text:span><text:span text:style-name="T1">quid refrigerationem cordi </text:span><text:span text:style-name="T21">a </text:span><text:span text:style-name="T1">cerebro </text:span><text:span text:style-name="T21">parare<text:line-break/>erat necesse</text:span><text:span text:style-name="T1">, quum respirationem </text:span><text:span text:style-name="T21">’ videamus actionem<text:line-break/>adeo </text:span><text:span text:style-name="T1">continuam ac perpetuam? quae donec </text:span><text:span text:style-name="T21">animali<text:line-break/>suppetet, </text:span><text:span text:style-name="T1">ratione duplici cor refrigerabit, in </text:span><text:span text:style-name="T21">inspiratio-<text:line-break/>nibus </text:span><text:span text:style-name="T1">quidem qualitate frigida suppeditata, lu expira-<text:line-break/></text:span><text:span text:style-name="T21">tionibns </text:span><text:span text:style-name="T1">vero eo,, quod fervet, effusu. Nisi forte aerem</text:span></text:p>
      <text:p text:style-name="P30"><text:span text:style-name="T1">cerebro- calidiorem existimant, ob eamque ' causam cor<text:line-break/>niinus justo ab eo refrigeratum cerebri utpote </text:span><text:span text:style-name="T16">frigidio-<text:line-break/></text:span><text:span text:style-name="T1">ris subsidio indigere. Sed haec quidem aut hominum<text:line-break/>funt. verbis veritatem fuperare conantlum</text:span><text:span text:style-name="T16">, </text:span><text:span text:style-name="T1">aut evidentia<text:line-break/>ipsa ignorantium-,; 'quovis' enim tempore cerebrum mullo<text:line-break/>calidius aere invenitur,, sive fractum alicujus caput ma-<text:line-break/>nlbus curemus, sive-,etiam experiendi gratia animali cni-<text:line-break/>vis cranium.. exciderimus, deinde meningibus discissis<text:line-break/>tangere voluerimus.-.. Adde etiam quod nemo est, qui<text:line-break/>ignoret., nos id maxime agere,' ut quam citissime ossa<text:line-break/>capitis excidamus, ne cerebrum refrigeretur, quodque,<text:line-break/>si refrigeretur, uralorum id ultimum est illi, cui fractum<text:line-break/>caput su; atqui si aer cerebro esset calidior, haudqua-<text:line-break/>quam ab eo-refrigeraretur; nunc autem, etiamsi aestas<text:line-break/>fusrit,. facile refrigeratur'; indigetquc etiam tum foveri<text:line-break/>citissime, tanquam non folum id. non sit frigidum, fed<text:line-break/>ne citra molestiam quidem frigidae substantiae occursum<text:line-break/>sustineat. At .non propter cerebrum , inquiunt, </text:span><text:span text:style-name="T16">fed </text:span><text:span text:style-name="T1">pro-</text:span></text:p>
      <text:p text:style-name="P67"><text:span text:style-name="T1">pter perfrigeratas membranas nocunientum </text:span><text:span text:style-name="T16">id </text:span><text:span text:style-name="T1">accidit, et<text:line-break/>earum maxime oh tenuem, ut quae plurimas in se ipfa<text:line-break/>venas et arterias contineat, semperquc tota pulset; id<text:line-break/>quod nequaquam absque fervente caliditate efficitur. At-<text:line-break/>qui, o generosissimi </text:span><text:span text:style-name="T16">, </text:span><text:span text:style-name="T1">tenuem meninga calidam esse confi-<text:line-break/>tentes,. audetis adhuc cerebrum pronunciare frigidum;<text:line-break/>quod ab ea prorsum </text:span><text:span text:style-name="T16">ita </text:span><text:span text:style-name="T1">intertexitur, ut nulla ipsius in-<text:line-break/>veniatur pars, quae membrana hac careat? An hoc quo-<text:line-break/>que ignoratis existimatisque, cerebrum duntaxat ab 'ea<text:line-break/>contineri, non autem succingi " ac undique intus inter-<text:line-break/>texi? Quanquam, etiamsi contineretur solum, non uti-<text:line-break/>que cor ipsum refrigerare posset, ita longe ab eo' dissi-<text:line-break/>tum, duobusque ossium septis diremptum; a membrana-<text:line-break/>vero nonne calefieri debet sibi: semper contigua? nisi'<text:line-break/>forte frigida quidem pars refrigerare omnia, etiam quae<text:line-break/>non funt contigua, potest, calida vero ne' contigua qui-<text:line-break/>dem calefacere potest. Necesse enim est, opinor, ejus-<text:line-break/>rnodi eos effutire, quibus major cura est, ut opinioni<text:tab/></text:span></text:p>
      <text:p text:style-name="P27"><text:span text:style-name="T24"><text:tab/></text:span><text:span text:style-name="T21">J<text:tab/>'<text:tab/>.<text:tab/>.<text:tab/>-<text:tab/>t ' </text:span><text:span text:style-name="T24">/</text:span><text:span text:style-name="T26">ξ</text:span></text:p>
      <text:p text:style-name="Standard"><text:span text:style-name="T1">bus, quarum ipsi sunt auctores, quam veritati, patroci-<text:line-break/>nerrtur,:-quique non modo sensibus non credunt, neque<text:line-break/>orationis consecutioni, sed ne pugnantia quidem .ipsa,<text:line-break/>verentur.</text:span></text:p>
      <text:h text:style-name="Heading_20_2" text:outline-level="2"><text:span text:style-name="T8">Cap. III.</text:span></text:h>
      <text:p text:style-name="P8"><text:span text:style-name="T1">Atque alios quidem mluns quispiam ad-,<text:line-break/>mirabitur, Aristotelem vero non est quin valde admire-.<text:line-break/>nnir, qui quuin ea, quae ex anatome apparent, . non<text:line-break/>neglexerit, lu eoriunque usu sit exercitus, ipscque tra-<text:line-break/>diderit .problematum alia quidem folutionem postulare,<text:line-break/>alia vero supplicium, alia sensum, invenitur tamen post-;<text:line-break/>ea ipse, neque his, quae sensibus. apparent, credere,,<text:line-break/>neque, sui ipsius memor. Nam tactus noster calidius<text:line-break/>semper invenit cerebrum quam ambientem nos aerem;,<text:line-break/>ille vero cnioris ipsius cordis refrigerandi gratia ipsum<text:line-break/>e-xtitisse confirmat,. sui ipsius inrmemor, qui respirat io-<text:line-break/>nem hujus rei causa -paratam esse dixerit. At hujus </text:span><text:span text:style-name="T21">.<text:line-break/></text:span><text:span text:style-name="T1">equidem, rei gratia jure ipsum laudaverimus, quod ex<text:line-break/>Hippocratis sententia simul</text:span><text:span text:style-name="T21">. </text:span><text:span text:style-name="T1">ac vere do respirationis usu </text:span><text:span text:style-name="T21">,<text:line-break/></text:span><text:span text:style-name="T1">prtinuncia.rit; lu eo sane peccat, quod, nunc. oblitus.t</text:span></text:p>
      <text:p text:style-name="P30"><text:span text:style-name="T1">fit, se alibi aerem calidum esse statuisse.- An hoc qui-<text:line-break/>dem recte, fecit, quod falsarum assertionum sit oblitus?<text:line-break/>in eo autem labitur, qucd cor </text:span><text:span text:style-name="T16">non </text:span><text:span text:style-name="T1">fatis a solo aere<text:line-break/>refrigerari putari t, sed indigere praeterea viscere,, quod<text:line-break/></text:span><text:span text:style-name="T21">non. </text:span><text:span text:style-name="T1">similiter,, ut. aer,, est frigidum, neque si etiam fri-<text:line-break/>gidius esset, attamen praeterea, 'quod magna intercape^<text:line-break/>dlue est dissitum, et quia sc multa, ac densa corpora<text:line-break/>interponunt,; refrigerationem transmittere posset? Nam <text:line-break/></text:span><text:span text:style-name="T21">per </text:span><text:span text:style-name="T1">deos immortales, quis est, qui., .quum aerem ipsum<text:line-break/>habeat per pulmonem ad cor tendentem, aut si minus<text:line-break/>ipsum, at saltem omnino ipsius qualitatem, idque con-<text:line-break/>tinenter' ac sine intermissione fieri videat, alio adhuc<text:line-break/></text:span><text:span text:style-name="T21">putet </text:span><text:span text:style-name="T1">cor indigere, ad refrigerationem auxilio? quo si<text:line-break/></text:span><text:span text:style-name="T21">indiget, </text:span><text:span text:style-name="T1">longe melius este ex pulmone ipsum dicere<text:line-break/>fuppeditari, idque .aut mollitiei visceris attribuere.; ut<text:line-break/></text:span><text:span text:style-name="T21">Plato, </text:span><text:span text:style-name="T1">.aut frigiditati; neque enim iioc etiam dictu erat<text:line-break/></text:span><text:span text:style-name="T21">absurdum </text:span><text:span text:style-name="T1">ei,</text:span><text:span text:style-name="T13">;</text:span><text:span text:style-name="T1"> </text:span><text:span text:style-name="T21">qui </text:span><text:span text:style-name="T1">semel </text:span><text:span text:style-name="T21">. </text:span><text:span text:style-name="T1">sensus ipsos </text:span><text:span text:style-name="T21">aspernari ausus<text:line-break/>fuerat;,. </text:span><text:span text:style-name="T1">huic. </text:span><text:span text:style-name="T21">enim, </text:span><text:span text:style-name="T1">demonstraverit </text:span><text:span text:style-name="T21">aliquis </text:span><text:span text:style-name="T1">..calidum, </text:span><text:span text:style-name="T21">pni-</text:span></text:p>
      <text:p text:style-name="P30"><text:span text:style-name="T1">monem non credens tactui, </text:span><text:span text:style-name="T16">illi </text:span><text:span text:style-name="T1">autem et ipsum cor'<text:line-break/>credideritis Quo pacto autem cerebrum aere .non est<text:line-break/>calidius, cui certe</text:span><text:span text:style-name="T10">:</text:span><text:span text:style-name="T1"> lethale est, ‘si </text:span><text:span text:style-name="T16">aeque </text:span><text:span text:style-name="T1">ac aer refri-<text:line-break/>geretur? Quomodo autem cerebrum cordi refrigerando<text:line-break/>fatis esse potest, cor autem non-multo magis cerebrum<text:line-break/>supra fe positum potest excalfacere, quum calor omnis<text:line-break/>feratur lu sublime?: Aut cur ad cor quidem obscura<text:line-break/>quaedam productio ab ipso pertinet, sensuum vero in-<text:line-break/>strumenta omnia a cerebro permultam portionem eri-<text:line-break/>denter recipiunt? Nam non est quod quis dicat, id ac-<text:line-break/>cidere.' propterea, quod cerebrum quidem cordi <text:s/>refri-<text:line-break/>gerando est comparatum, sensoriis vero ad aliam rem<text:line-break/>quampiam id est utile, siquidem, quod cordi refrigeran-<text:line-break/>do est comparatum, id ceu sons refrigerationis propinqua<text:line-break/>omnia (opinor) refrigeret necesse est. Atque ea ratione<text:line-break/>folum cx omnibus monstrum, quoddam cerebrum fuerit,<text:line-break/>ut quod remotissima quidem ac calidissima et per' mni-<text:line-break/>tos interjectos obices refrigerare queat, quae vero-sunt</text:span></text:p>
      <text:p text:style-name="P30"><text:span text:style-name="T1">proxima ac calida minus </text:span><text:span text:style-name="T16">sibique </text:span><text:span text:style-name="T1">cohaerentia/ ea si-<text:line-break/>militer afficere nequeat. At non omnia (ait) ad ipsum?<text:line-break/>pertinent sensuum instrumenta. Quid hoc dicis, Aristo-<text:line-break/>teles? pudet me certe nunc disputationem hanc refricare.<text:line-break/>Nonne in utramque </text:span><text:span text:style-name="T16">aurem </text:span><text:span text:style-name="T1">nervus insignis una cum<text:line-break/>meningibus ipfis irrumpit? Nonne etiam lu nares utras--<text:line-break/>que portio cerebri prodit multo major </text:span><text:span text:style-name="T16">ea, </text:span><text:span text:style-name="T1">quae ad an-'<text:line-break/>res pervenit? Porro </text:span><text:span text:style-name="T16">in </text:span><text:span text:style-name="T1">utmmque oculum nonne unus-<text:line-break/>quidem mollis nervus, unus item durus, quorum alter<text:line-break/>quidem in radicem ipsius, alter vero in musculos mo-<text:line-break/>ventes inseritur? Ad linguam vero nonne quatuor fe-<text:line-break/>runtur, quorum duo quidem molles per palatum ten-<text:line-break/>dunt, duo autem duri secus utramque anrem descen-'<text:line-break/>dunt? Omnia igitur cum cerebro communicant, modo</text:span><text:span text:style-name="T10">1<text:line-break/></text:span><text:span text:style-name="T1">oculis credere oporteat ridentibus et tangentibus mani;<text:line-break/>b'us.- Quid jam loquar de totius cerebri constructione ?<text:line-break/>quemnam habebunt usum </text:span><text:span text:style-name="T4">χοροειδῆ</text:span><text:span text:style-name="T2"> </text:span><text:span text:style-name="T1">corpora, plexus reti—<text:line-break/>formis, conarion, pyelus seu pelvis, choana, corpus’<text:line-break/>psalliordes (furhieatumj, epiphysis' vermiscrmis,. ventriculo—</text:span></text:p>
      <text:p text:style-name="P30"><text:span text:style-name="T2">. ' </text:span><text:span text:style-name="T22">' </text:span><text:span text:style-name="T31">i</text:span></text:p>
      <text:p text:style-name="Standard"><text:span text:style-name="T21">rmn </text:span><text:span text:style-name="T1">multitudo, communes inter se canales, conforma-<text:line-break/>tionis varietas, </text:span><text:span text:style-name="T21">duae </text:span><text:span text:style-name="T1">meningea, in spinalem medullant<text:line-break/>productiones, nervorum processus non in sensuum modo<text:line-break/>instrumenta, fed etiam in fauces </text:span><text:span text:style-name="T16">ac </text:span><text:span text:style-name="T1">larynga, in flo-<text:line-break/>machum </text:span><text:span text:style-name="T16">ac </text:span><text:span text:style-name="T1">ventriculum, in viscera iet intestina </text:span><text:span text:style-name="T21">. </text:span><text:span text:style-name="T1">om-<text:line-break/>nia, in omnes denique faciei partes? </text:span><text:span text:style-name="T21">Horum enim </text:span><text:span text:style-name="T1">uni-,<text:line-break/>lius usum Aristoteles .dicere est aggressus, quemadmo-<text:line-break/>dum neque eorum rursus, quae corni insunt, illis, apud<text:line-break/>qr.os omnium cerebrum est principium, </text:span><text:span text:style-name="T35">u</text:span><text:span text:style-name="T31"> </text:span><text:span text:style-name="T21">Hoc. </text:span><text:span text:style-name="T1">quidem,,<text:line-break/>si solius refrigerationis gratia extitisset, velut spongiam<text:line-break/>quandam desidem formaeque expertem </text:span><text:span text:style-name="T21">esse </text:span><text:span text:style-name="T1">oportebat,<text:line-break/>nullamque habere artificiosam </text:span><text:span text:style-name="T21">admodum constructionem;<text:line-break/>cor </text:span><text:span text:style-name="T1">auteni, si </text:span><text:span text:style-name="T21">neque arteriarum, neque caloris nativi </text:span><text:span text:style-name="T1">est<text:line-break/>principium, </text:span><text:span text:style-name="T21">non </text:span><text:span text:style-name="T1">solum </text:span><text:span text:style-name="T21">non </text:span><text:span text:style-name="T1">variam </text:span><text:span text:style-name="T21">habere </text:span><text:span text:style-name="T1">figuram,,<text:line-break/>fed ne esse quidem .principium oportuit. Quod autem:<text:line-break/>iiu-utrisque ob eximiam </text:span><text:span text:style-name="T21">. sapientiam videtur. admirandum,,<text:line-break/></text:span><text:span text:style-name="T1">ex </text:span><text:span text:style-name="T21">eo </text:span><text:span text:style-name="T1">matime </text:span><text:span text:style-name="T21">quis deprehendat </text:span><text:span text:style-name="T1">isses non modo </text:span><text:span text:style-name="T21">cerebro';<text:line-break/></text:span><text:span text:style-name="T1">nervorum principium <text:s/>aut cordi arteriasum adimere,.-</text:span></text:p>
      <text:p text:style-name="P30"><text:span text:style-name="T1">verum etiam utrumque omnino inutile decernere; quo-<text:line-break/>rum .alii quidem palam hoc asserunt, ut Phrlotinius, alii<text:line-break/>autem per- ambages, quemadmodum Aristoteles. Nam<text:line-break/>quod omnium minime cerebro, aderat, id solum rnesse<text:line-break/>quum dicat, neque alterius cujusquarn gratia extitisse,<text:line-break/>perspicue ipsum omni utilitate spoliat, quanquam id<text:line-break/>aperte confiteri ipsum pudeat. At non est nunc de. acti- .<text:line-break/>onibus dicendi locus; fed quod initio totius operis dixi-<text:line-break/>mus, re ipsa fit perspicuum, fieri scilicet non posse, - ut<text:line-break/>partis alicujus usum rite exponamus, nisi prius totius<text:line-break/>instrumenti actionem invenerimus.</text:span></text:p>
      <text:h text:style-name="Heading_20_2" text:outline-level="2">Cap. IV.</text:h>
      <text:p text:style-name="P8"><text:span text:style-name="T1">Quae igitur in aliis demonstravimus, ad<text:line-break/>praesentem sermonem nunc, sumamus. Demonstratum<text:line-break/>autem in- libris de placitis Hippocratis et Platonis,<text:line-break/>principium quidem nervorum-</text:span><text:span text:style-name="T10">5</text:span><text:span text:style-name="T1"> et sensus omnis motus-<text:line-break/>que voluntarii esse cerebrum, cor vero arteriarum et<text:line-break/>caloris insiti. Super lus tanquam scrmonis nostri bypo-<text:line-break/>thesibus .quibusdam partium capitis usum exponemus i</text:span></text:p>
      <text:p text:style-name="P30"><text:span text:style-name="T21">ac </text:span><text:span text:style-name="T1">primum totius capitis, </text:span><text:span text:style-name="T21"><text:s/></text:span><text:span text:style-name="T1">quod certe quum initio etiam<text:line-break/>hujus, libri iri vestigare proposuissemus, hactenus progredi<text:line-break/>potuimus, ut inveniremus, neque gratia cerebri caput<text:line-break/>lactum esse</text:span><text:span text:style-name="T16">, </text:span><text:span text:style-name="T1">etiamsi quis cerebrum supponat </text:span><text:span text:style-name="T16">esse </text:span><text:span text:style-name="T1">fen-<text:line-break/>sus . ac-motus voluntarii principium, neque fieri posse-<text:line-break/></text:span><text:span text:style-name="T21">nt, . </text:span><text:span text:style-name="T1">qui cerebro ea ademerint, quorum beneficio ipsum<text:line-break/>contingebat esse praedictorum principium, non lu gene-<text:line-break/>rali. quidem de eo disputatione turpissime hallucinentur,<text:line-break/>in cujnsque autem particularium partium usu inquirendo<text:line-break/>haereant,, cerebrum supponentes sic demum investigare<text:line-break/>oportere, cujus rei causa caput factum est Cancri enim<text:line-break/></text:span><text:span text:style-name="T21">et, </text:span><text:span text:style-name="T1">universum molli crusta intectorum genus, tum autem<text:line-break/></text:span><text:span text:style-name="T21">et </text:span><text:span text:style-name="T1">cicindelae. et alia pleraque </text:span><text:span text:style-name="T21">' </text:span><text:span text:style-name="T1">consimilia, alia quidem<text:line-break/>omnino .caput non habent, .alia vero velut rudem quan-<text:line-break/>dam delineationem et adumbrationem folum. At nihilo-<text:line-break/>minus </text:span><text:span text:style-name="T21">. </text:span><text:span text:style-name="T1">haec quoque animalia sensus omnes </text:span><text:span text:style-name="T16">ad </text:span><text:span text:style-name="T1">pectus<text:line-break/>habent, ipsorum principio videlicet illic necessario collo-<text:line-break/>cato, quod non cerebro proportionale nominare oportet.</text:span></text:p>
      <text:p text:style-name="P30"><text:span text:style-name="T1">ut in ejusmodi, mos est Aristoteli, ' decepto ipsis nomini-.<text:line-break/>bus</text:span><text:span text:style-name="T16">, </text:span><text:span text:style-name="T1">quae nonnunquam non </text:span><text:span text:style-name="T16">ab </text:span><text:span text:style-name="T1">ipsa rei substantia., scd<text:line-break/>ab accidentibus quibusdam imponuntur; quemadmodum.<text:line-break/>nunc in </text:span><text:span text:style-name="T4">εγχεφάλού</text:span><text:span text:style-name="T2"> </text:span><text:span text:style-name="T1">(cerebri) appellatione habet, hoc enim-<text:line-break/>nomen a situ habuit; cujus substantiam Plato cum vellet<text:line-break/>significare (quam putat re vera esse), medullam appellat..<text:line-break/>At etiam si medulla esset, addendum tamen adhuc non-:.'<text:line-break/>nihil esset appellationi; etenim spinalis quaedam est ine-<text:line-break/>dulla., et in singulis ossibus alia, 'non tamen funt hae<text:line-break/>sentus omnis ac motus principia. Prolude multi cere-<text:line-break/>brum medullam cerebralem,, quomodo spinalem, nomi-<text:line-break/>nant; alii vero non cerebralem, scd hoc ipsum niedul-<text:line-break/>lam cerebri volunt nominare. At secundum etiam hos’<text:line-break/>oratione, non nomine, indicatur haec pars, . rnanetque<text:line-break/>adhuc, quod a principio diximus, nulluni nomen sub-<text:line-break/>stantiae proprium </text:span><text:span text:style-name="T16">huic </text:span><text:span text:style-name="T1">adesse, quemadmodum oculis,<text:line-break/>auribus, linguae, cordi, pulmoni aliisque propemodum-<text:line-break/>omnibus. Licet enim in his dicere, quod visorium qni-</text:span></text:p>
      <text:p text:style-name="P30"><text:span text:style-name="T1">dem instrumentum oculus nominatur, auditorium autem<text:line-break/>auris, atque in caeleris similiter’; non tamen id; quod'<text:line-break/>est principiuni sensus et. motus </text:span><text:span text:style-name="T16">, </text:span><text:span text:style-name="T1">itidem possumus dicere,<text:line-break/>quo, ipsum nomine sit appellandum. Non enim mednl--<text:line-break/>lam simpliciter, quod non omnis medulla eam habet-fa-<text:line-break/>cultatem: neque cerebrum simpliciter, nam quibus ani-<text:line-break/>rnalibus non est caput, manifestum est, quodneque ce--<text:line-break/>rebrum esse:potest; non- tamen ob eam causam cerebro .<text:line-break/>proportionale ipsum appellationem verentes nominarer<text:line-break/>debemus nam ne ipfos. quidem oculos, quanquam alibi<text:line-break/>in. cancris constitutos, neque aures proportionale auri--<text:line-break/>bus, aut oculis esse dicimus; neque enim ex situ in-,<text:line-break/>strumentorum quodque hanc aut illam habet substantiam,<text:line-break/>tametsi, a situ nominatus. Ipsum igitur etiam, </text:span><text:span text:style-name="T4">ἐγκέφαλον</text:span><text:span text:style-name="T2"><text:line-break/></text:span><text:span text:style-name="T1">(cerebrum), etsi quam maxime nomen ex positione est<text:line-break/>adeptus, (nominatus- enim. ita,, quod </text:span><text:span text:style-name="T4">ἐν</text:span><text:span text:style-name="T2"> </text:span><text:span text:style-name="T4">τῆ</text:span><text:span text:style-name="T2"> </text:span><text:span text:style-name="T4">κεφαλῆ</text:span><text:span text:style-name="T2">, </text:span><text:span text:style-name="T16">hoc-<text:line-break/></text:span><text:span text:style-name="T1">esi in capite, situm sit), quando in partibus thoracis.<text:line-break/>invenerimus in animalibus capitis expertibus, non aliud<text:line-break/>quippiam et proportionale ipsi esse dicemus, fed eun-.</text:span></text:p>
      <text:p text:style-name="P30"><text:span text:style-name="T1">.demripsum, .vetus tamen nomen illi non convenire. Ut<text:line-break/></text:span><text:span text:style-name="T37">.</text:span><text:span text:style-name="T1">'autem, quod dico, clarius ae evidentius lutclligas, si<text:line-break/>Romano, nomine ipsum appellaris (quod nomen ipsi non<text:line-break/>-a .situ, aut ab alio quopiam accidente inditum fuit;, fed<text:line-break/>.ipsam rei substantiam significat)., scies plane; quod .nihil-<text:line-break/>-velat dicere, hominibus quidem .in capite cerebrurt esse<text:line-break/>(fic </text:span><text:span text:style-name="T16">enim </text:span><text:span text:style-name="T4">ἐγκέφαλον</text:span><text:span text:style-name="T2"> </text:span><text:span text:style-name="T1">nominant),, cancris autem in pectore.<text:line-break/>Sed esto non cerebrum, scd fcindapsus nominetur:-non-<text:line-break/>ne; quemadmodum visorium omne instrumentum,oculum<text:line-break/>tnorniiiarnus,, non si in capite modo,; verum etiam in pe-<text:line-break/>ctore fit locatum, -sic Ginnis in animali pars, quae sen-<text:line-break/>sus ac motus voluntarii aliis dux fit,</text:span><text:span text:style-name="T10">1</text:span><text:span text:style-name="T1"> scindapsus, appel-<text:line-break/>letur? Nam fi </text:span><text:span text:style-name="T37">. </text:span><text:span text:style-name="T1">cerebrum quidem principium est, lensiis<text:line-break/>et motus, sensum aniem habent et motum quendam,<text:line-break/>quae capitis quidem sunt expertia, sed cerebrum habent<text:line-break/>aut cerebro proportionale; perspicuum est, </text:span><text:span text:style-name="T37">- </text:span><text:span text:style-name="T1">quod: non<text:line-break/>propter caput extitit. Num igitur dicere adhuc licebit,<text:line-break/>cancros .proportionale. scludapsq habere? Satis liquet;</text:span></text:p>
      <text:p text:style-name="P28"><text:span text:style-name="T31">t<text:tab/>♦<text:tab/>z </text:span><text:span text:style-name="T37">* s<text:tab/></text:span><text:span text:style-name="T1">-<text:tab/></text:span><text:span text:style-name="T37">.<text:tab/>-<text:tab/>.<text:tab/></text:span><text:span text:style-name="T1">. </text:span><text:span text:style-name="T37">t</text:span></text:p>
      <text:p text:style-name="P8"><text:span text:style-name="T1">quod minime: quandoquidem instrumenta omnia, quae<text:line-break/></text:span><text:span text:style-name="T37">i </text:span><text:span text:style-name="T1">eandem thabent actionem; idem etiam .-par est 'numen<text:line-break/>.habeant; nam quibus vident animalia instrumentis, ea,<text:line-break/>tametsi in. particularibus figuris varient ’ ac discrepent,<text:line-break/>aequum' tamen est oculos nominare ;quibus vero airdi-<text:line-break/>iniit, eadem ratione aures; et .quibus-, olfaciunt mares.<text:line-break/>-Simili igrtur ratione .et quod sensus aci motus, estprin-<text:line-break/>alpium , unum atque adem . est .lu omnibus unirnalibus,<text:line-break/>-etiamsi locis diversis</text:span><text:span text:style-name="T10">:</text:span><text:span text:style-name="T1"> inveniatur, <text:s/>Quemadmodum igitur<text:line-break/>ipraedictis animatibus lu pectore-.est constitutum,:-neque<text:line-break/>-umpllus propter hanc., partem necessaria apparet capitis<text:line-break/>-generatic,. ita quoque non propter .os luit necessaria,<text:line-break/>-alecim hoc iiijioquet iisdem animatibus ipsis in pectore<text:line-break/>test; dt certe i neque propter aures, nam hae quoque<text:line-break/>eandem habent positionem; . puri modo et nares,' et ali-<text:line-break/>oruiu mstrumentdrum quodque in .animalibus 'capite ca-<text:line-break/>treutibus in pectore est collocatum. ’</text:span></text:p>
      <text:h text:style-name="Heading_20_2" text:outline-level="2">Cap. V.</text:h>
      <text:p text:style-name="P8"><text:span text:style-name="T1">Quid igitur causae lit, quod natura in<text:line-break/>plurimis animalibus capUt effecerit, haudquaquam mihi</text:span></text:p>
      <text:p text:style-name="P30"><text:span text:style-name="T1">nos aliter invenire posse videmur, quam quomodo in-,<text:line-break/>quirere instituimus. Nam si invenimus, 'quanam-partium<text:line-break/>in capite; sitarum pectora animalium capitis expertium<text:line-break/>destituuntur.,- non utique ahs^re dixerimus, illius gratia<text:line-break/>caput extitisse.. Hujus quidem inveuienoae, quam quae-<text:line-break/>rimus, ratio ac methodus haec ‘(opinor) fuerit. Oculi<text:line-break/>cancris, cicindelis; scarabaeis .et omnibus animalibus<text:line-break/>capitis expertibus super cervices praelongas funt; non<text:line-break/>enim his licebat esse.imis, ut mi, maribus et auribus J<text:line-break/>jiam illorum actio locum editum pestulabat. Proinde/<text:line-break/>qui hostium, aut .praedonum infestos’ incursus ..a longe<text:line-break/>fpecniantur, muros,, aut turres altas, aut montes quos-<text:line-break/>dam conscendunt; atque ctiarn nautaequi navium ma-<text:line-break/>los nscendunt, terram prius intuentur, quam vectores,<text:line-break/>quanquam ii in. eadem suit nani; nam qui lu excelsum<text:line-break/>aliquem locum ascendit; plura loca prospicit, quam qui<text:line-break/>in -loco est humiliore. Praedictis igitur animalibus, te-<text:line-break/>staceam ac duram cutem habentibus., non </text:span><text:span text:style-name="T16">difficile </text:span><text:span text:style-name="T1">factu’</text:span></text:p>
      <text:p text:style-name="P30"><text:span text:style-name="T1">erat, oculos altis cervicibus tutu imponere, ut qui duri<text:line-break/>esseni futuri, tunicam que. libi ipfis extrinsecus circum-<text:line-break/>datam (quae a cule nascitur) durissimam, fimiliter, ac<text:line-break/>reliquam cutem, habere possent. Homnii vero caeleris-<text:line-break/>que' animalibus ei fim.libus totus, oculos molles necessa-<text:line-break/>rio ob corporis substantiam habituris,., et praeterea ex-<text:line-break/>trinsecns adhaerescentem- ipfis membranam mollem aeque;<text:line-break/>ac reliquam cutem, praelongis cervicibus prominentes<text:line-break/>oculos imponere erat peri culullus, quum ne ipsis qui-<text:line-break/>dem testa .intectis sciuper promineant, sed in concavum<text:line-break/>fele 'abdant; et fi rei alicujus incursum .metuant, aut<text:line-break/>etiam actione ipsorum alloqui non indigeant, oculis in<text:line-break/>pectus reclinatis tutu -conquiescunt, locb scilicet ad </text:span><text:span text:style-name="T21">re-<text:line-break/></text:span><text:span text:style-name="T1">cipiendos oculos ini a natura praeparatu. . Quum igitur<text:line-break/>oculos nostros lu imo constitui e re ipsorum non esset,<text:line-break/>nudis </text:span><text:span text:style-name="T21"><text:s/></text:span><text:span text:style-name="T1">aulem cervicibus imponere non esset tutum: (nole-<text:line-break/>bat porro -natura neque usum ullum impedire,- neque sc-</text:span></text:p>
      <text:p text:style-name="P30"><text:span text:style-name="T1">euritatem tollere-:-) </text:span><text:span text:style-name="T29">if</text:span><text:span text:style-name="T1">Invenit, </text:span><text:span text:style-name="T16">'qua </text:span><text:span text:style-name="T1">arte </text:span><text:span text:style-name="T16">faceret </text:span><text:span text:style-name="T1">ipfis par-<text:line-break/>tem, quae alta-simul </text:span><text:span text:style-name="T16">esset </text:span><text:span text:style-name="T1">et- eos </text:span><text:span text:style-name="T16">tueri </text:span><text:span text:style-name="T1">fatis posset, fu-<text:line-break/>pra quidem supercilia' </text:span><text:span text:style-name="T16">constituens, </text:span><text:span text:style-name="T1">infra vero, quas </text:span><text:span text:style-name="T21">ima»<text:line-break/></text:span><text:span text:style-name="T1">las appellamus</text:span><text:span text:style-name="T16">,</text:span><text:span text:style-name="T49">p</text:span><text:span text:style-name="T1">attollens, internis praeterea partibus</text:span><text:span text:style-name="T21">'ne..<text:line-break/></text:span><text:span text:style-name="T1">sum </text:span><text:span text:style-name="T16">apponens, externis </text:span><text:span text:style-name="T1">processum ossis, quod jugale<text:line-break/>appellant. <text:s/>At nondum horum congeries est caput, </text:span><text:span text:style-name="T21">posi-<text:line-break/></text:span><text:span text:style-name="T1">'suntqne </text:span><text:span text:style-name="T16">esse </text:span><text:span text:style-name="T1">alicubi sine </text:span><text:span text:style-name="T16">capite. </text:span><text:span text:style-name="T1">Cur igitur fuit necesse<text:line-break/>alias quoque hic poni partes, quarum compositio- </text:span><text:span text:style-name="T21">caput<text:line-break/></text:span><text:span text:style-name="T1">nominatur? Sensoria </text:span><text:span text:style-name="T16">omnia </text:span><text:span text:style-name="T1">nervum postulant mollem;<text:line-break/>nervum- quidem, quia is’ sensuum est </text:span><text:span text:style-name="T21">instrumentum;<text:line-break/></text:span><text:span text:style-name="T1">mollem autem; quia; </text:span><text:span text:style-name="T21">ut </text:span><text:span text:style-name="T1">sensus fiat ab extrinsecus </text:span><text:span text:style-name="T21">occur-<text:line-break/></text:span><text:span text:style-name="T1">rente, sensorium ipsum: afficiatur </text:span><text:span text:style-name="T21">quodammodo., ac., p.a-<text:line-break/>tiatur </text:span><text:span text:style-name="T1">necesse' esu <text:s/>Porro quod </text:span><text:span text:style-name="T21">molle quidem est-, ad<text:line-break/></text:span><text:span text:style-name="T1">patiendum, quod autem durum, ad </text:span><text:span text:style-name="T21">agendum est aptius;<text:line-break/></text:span><text:span text:style-name="T1">prolude sensoria-quidem mollibus,: reliquae, </text:span><text:span text:style-name="T21">vero partes<text:line-break/></text:span><text:span text:style-name="T1">motu voiuntazio praeditae duris nervis </text:span><text:span text:style-name="T21">indiguerunt. </text:span><text:span text:style-name="T1">Huc<text:line-break/>accedit etiam-, quod et ipsa senso: ia , </text:span><text:span text:style-name="T21">quae'motu agun-<text:line-break/></text:span><text:span text:style-name="T1">tur volunario (verbi gratia </text:span><text:span text:style-name="T21">oeclus. et -lingua), duplex</text:span></text:p>
      <text:p text:style-name="P18"><text:span text:style-name="T1">habuerunt ..nervinum genus, </text:span><text:span text:style-name="T21">, </text:span><text:span text:style-name="T1">ncn</text:span><text:span text:style-name="T21">, </text:span><text:span text:style-name="T1">ujnuni</text:span><text:span text:style-name="T21">..</text:span><text:span text:style-name="T1">duo taxat molle,<text:line-break/>-qdomodo aures .et. nares:v,quare, </text:span><text:span text:style-name="T21">. </text:span><text:span text:style-name="T1">siquando alterum ec-<text:line-break/>rum laesum fuerit; pars ipsa damiium tantummodo ac-<text:line-break/>cipit in eum usum, quem laesus nervus </text:span><text:span text:style-name="T16">sibi </text:span><text:span text:style-name="T1">praestabat;<text:line-break/>xidere namque saepe est. linguam alias quidem ad rno-<text:line-break/>iuni, alias autem ad saporum, dignotionem apprehensio-<text:line-break/>inemque impeditam. u Quin et productiones, superne ex<text:line-break/>ipso cerebro et vias ad sensoria nervi molles et duri<text:line-break/>norr habent easdem; illi enim ex inollibus ejus partibus,<text:line-break/>hi autem, ex duris producuntur; rursus.illi quidem recta<text:line-break/>ad sensoria, hi vero per circuitum, tendunt. Nervorum<text:line-break/>itaque- </text:span><text:span text:style-name="T16">ad. </text:span><text:span text:style-name="T1">linguam descendentium illi quidem exrin-<text:line-break/>ferioribus et' anterioribus, hi autem, ex posterioribus<text:line-break/>et obliquis emergentes, </text:span><text:span text:style-name="T21">. </text:span><text:span text:style-name="T1">illi quidem in iplarn statim in-<text:line-break/></text:span><text:span text:style-name="T21">- </text:span><text:span text:style-name="T1">feruntur, . </text:span><text:span text:style-name="T21">ii </text:span><text:span text:style-name="T1">autem, . duriores videlicet, prius circum<text:line-break/>collum obvolvuntur. . Caeterum molles quidem in exti-<text:line-break/>tinam linguae superficiem, lu musculos vero duri disse-<text:line-break/>ffiiMantur; nam lingua quidem jartibus extimis sapores</text:span></text:p>
      <text:p text:style-name="P30"><text:span text:style-name="T1">consequitur, movetur vero' a musculis. Recte igitur<text:line-break/>molles, qui sensum saporum habituri erant, ...locis ad<text:line-break/>dignotionem </text:span><text:span text:style-name="T37">: </text:span><text:span text:style-name="T1">aptioribus, duri vero . motus instrumentis,<text:line-break/>id est musculis, "fuerunt insertu </text:span><text:span text:style-name="T31">:</text:span><text:span text:style-name="T1">Eadem porro patio est<text:line-break/>et in nervis oculorum: duri quidem in ipsorum mu-<text:line-break/>sculos lusernntnf, alii vero in primum et principalissi-<text:line-break/>mum visus instrumentum , humorem scilicet crystallinum.<text:line-break/>At neque horum ipsorum mollium nervorum, qui ad<text:line-break/>oculos, neque eorum, qui ad linguam, neque postremo,<text:line-break/>qui ad aures et nares perveniunt, ustum videre queas,<text:line-break/>postquam cranio exciderint,, ulteriuf procedere, quo-<text:line-break/>modo alios omnes </text:span><text:span text:style-name="T37">- </text:span><text:span text:style-name="T1">duros; rumperentur enim inox ac<text:line-break/>contunderentur facile, non .ab extrinsecus incidentibus<text:line-break/>modo, scd etiam multo magis iis, quae corpori insunt,<text:line-break/>partibus, illis quoquornodo occursantibus. Ob hanc igi-<text:line-break/>tur causam, sensoria omnia prope .cerebrum esse opertet.<text:line-break/>Quod sisicc, invenimus jam, quod principio quaereba-<text:line-break/>mus; cousiat eniin jam; cerebrum lu capite locatum esse</text:span></text:p>
      <text:p text:style-name="P30"><text:span text:style-name="T1">propter oculos,, reliqua autem sensoria -omnia propter<text:line-break/></text:span><text:span text:style-name="T21">cerebrum.. Atque </text:span><text:span text:style-name="T1">etiam de ore jam. liquet .fatis, quod,<text:line-break/>hoc quoque adjacere, capiti erat necesse aut potius sin-<text:line-break/>guam ..ipsam- continere; ifleque enim, nudam ipsam et<text:line-break/></text:span><text:span text:style-name="T21">-penitus </text:span><text:span text:style-name="T1">sihe </text:span><text:span text:style-name="T21">operimento </text:span><text:span text:style-name="T1">esse melius surt, neque alio<text:line-break/>potius quovis quam' ore tegi; etenim .sapores ibi locata<text:line-break/>.melius erat dijudicatura, et sermoni accommodatum lu-<text:line-break/>strumentum futura, rriborumque. masticationi </text:span><text:span text:style-name="T16">ac </text:span><text:span text:style-name="T1">deglu-<text:line-break/>titioni non mediocriter opi/ latura.</text:span></text:p>
      <text:h text:style-name="Heading_20_2" text:outline-level="2"><text:span text:style-name="T30">Cap. </text:span><text:span text:style-name="T8">VI.</text:span></text:h>
      <text:p text:style-name="P8"><text:span text:style-name="T1">Oratione quidem -jam totum capitis cor-<text:line-break/>-pus absolvimus. Singularum autem ejus </text:span><text:span text:style-name="T21"><text:s/></text:span><text:span text:style-name="T1">deinceps par-<text:line-break/>tinm usum considerare tempestivum nobis fuerit, .ducto<text:line-break/>ab ipso" cerebro initio.- Hoc namque fissistautia quidem<text:line-break/>mervis est simillimum, quorum </text:span><text:span text:style-name="T21"><text:s/></text:span><text:span text:style-name="T1">ipsum principium erat<text:line-break/></text:span><text:span text:style-name="T21">-futurum., </text:span><text:span text:style-name="T1">nifi quod illis.est mollius; nam id illi etiam<text:line-break/>.conveniebat, ut quod sensus quidem omnes, reripit, om-<text:line-break/></text:span><text:span text:style-name="T21">-nesque </text:span><text:span text:style-name="T1">imaginationes et </text:span><text:span text:style-name="T21">intellectus </text:span><text:span text:style-name="T1">complectitur; quan-<text:line-break/></text:span><text:span text:style-name="T21">doquidem, </text:span><text:span text:style-name="T1">quod facile -immutatur, id’ est in ejusmodi</text:span></text:p>
      <text:p text:style-name="P30"><text:span text:style-name="T1">actionibus atque, affectibus aptissimum. Porro quod,<text:line-break/>mollius est, id facilius </text:span><text:span text:style-name="T16">duro </text:span><text:span text:style-name="T1">immutatur; proinde cere-.<text:line-break/></text:span><text:span text:style-name="T21">brurn </text:span><text:span text:style-name="T1">nervis est mollius. Quia vero illorum nervorum,<text:line-break/></text:span><text:span text:style-name="T21">oportet duplicent esse </text:span><text:span text:style-name="T1">naturam (ut ante etiam docuimus),,<text:line-break/>duplex etiam cerebrum extitit, mollius quidem anterius,,<text:line-break/></text:span><text:span text:style-name="T21">reliquum </text:span><text:span text:style-name="T1">autem durius, quod anatomici cerebellum nun.v<text:line-break/></text:span><text:span text:style-name="T21">cupant; <text:s/></text:span><text:span text:style-name="T1">quae </text:span><text:span text:style-name="T21">dura </text:span><text:span text:style-name="T1">meninge duplicata 'dirimuntur, et,<text:line-break/></text:span><text:span text:style-name="T21">per </text:span><text:span text:style-name="T1">meatum solum, qui sub capitis vertice est, ac cor-,<text:line-break/>pora 'meatum, ipsum ambientia conjunguntur. </text:span><text:span text:style-name="T16">Postquam:<text:line-break/></text:span><text:span text:style-name="T1">enim mollius </text:span><text:span text:style-name="T21">esse </text:span><text:span text:style-name="T1">an terius oportebat, ut quod principi-,<text:line-break/>um mollium nervorum </text:span><text:span text:style-name="T16">ad </text:span><text:span text:style-name="T1">sensus instrumenta pertinen-.<text:line-break/>tium esset futurum, durius vero posterius, principium<text:line-break/>et ipsum nervis duris in corpus universum diffundendis </text:span><text:span text:style-name="T21"><text:line-break/></text:span><text:span text:style-name="T1">futurum, </text:span><text:span text:style-name="T21">mollis </text:span><text:span text:style-name="T1">autem cum duro </text:span><text:span text:style-name="T21">non </text:span><text:span text:style-name="T1">admodum tutus:<text:line-break/>esset contactus, propterea utrumque natura a fele dis-l<text:line-break/>junxit, </text:span><text:span text:style-name="T21">media.-que </text:span><text:span text:style-name="T1">inter ipsa duram meningem inter-t<text:line-break/></text:span><text:span text:style-name="T21">jecit, quae tutum </text:span><text:span text:style-name="T1">cerebrum ex memoratis jam duabus<text:line-break/></text:span><text:span text:style-name="T21">partibus... conipositumo </text:span><text:span text:style-name="T1">erat </text:span><text:span text:style-name="T31">c </text:span><text:span text:style-name="T21">complexura..</text:span><text:span text:style-name="T1">.. Atque ;</text:span><text:span text:style-name="T21">etiam.</text:span></text:p>
      <text:p text:style-name="P30"><text:span text:style-name="T1">ipsius anterioris cerebri quae partes quidem operimen-<text:line-break/>tirrn id .contingunt (quod utique duram ,et crassam me-'<text:line-break/>ningem appellans, duriores quoque,, meritu suut-factae,<text:line-break/>mediae vero,' quae sub his continentur,-’ molliores. Ex-<text:line-break/>teritires namque partes cum ad" patiendi difficultatem<text:line-break/>oportebat esse comparatas, tum aulem ad duriorum ner-. .<text:line-break/>vorum productionem; quae vero sunt in medio, patiendi<text:line-break/>quidem difficultatem a situ ipso habuerunt, principium<text:line-break/>autem hae idoneum nervis mollibus extiterunt; nam ex<text:line-break/>parte cerebri posteriore mollis nervus penitus nullus pro-'<text:line-break/>ducitur, ex anteriori autem duros quosdam nervos pro--<text:line-break/>ducere fuit necesse, quemadmodmn, opinor, qui oculos"<text:line-break/>fnnt moturi. . Quocirca, tametsi hi nerviis mollibus sunt,<text:line-break/>propinqui, non tamen ex profundis partibus, quoinodo<text:line-break/>molles, ortus fui principium duxerunt, fed ex duris ac<text:line-break/>superficiariis. Igitur nervi omnes consistentia cerebro<text:line-break/>funt duriores, non quod ex alio quopiam substantiae<text:line-break/>genere sint ac _ omnino discrepante, sed quod eandem<text:line-break/>quidem cum .cerebro naturam . habeant, siccitate tauren</text:span></text:p>
      <text:p text:style-name="P30"><text:span text:style-name="T1">ac densitate ab' ipso cerebro dissideant. Sensifici porro,<text:line-break/>qui ad oculos pertirient, cerebro quodam certe modo<text:line-break/>funt densiores;-at. duriores magnopere non apparent;<text:line-break/>sed hos quidem ex nervis </text:span><text:span text:style-name="T16">omnibus solos </text:span><text:span text:style-name="T1">ex cerebri sub-<text:line-break/>stantia velut concreta atque adstricta, non tamen exic-,<text:line-break/>cata,- cousiatos esse dixeris. Caeterum apparent quoque<text:line-break/>soli hi. sensibiles meatus in </text:span><text:span text:style-name="T16">sc ipsis </text:span><text:span text:style-name="T1">habere; quae causa<text:line-break/>etiam suit, cur eos plerique anatomici poros appella-<text:line-break/>veriut, in radices quidem oculorum dicentes a cerebro<text:line-break/>duos quosdam poros, in utrumque ipsorum singulos, in—<text:line-break/>seri, quibus, dissolutis atque amplificatis tunicam reti-<text:line-break/>formem generari; ajunt praeterea, ad musculos eorum<text:line-break/>nervos ferri.. Quum igitur in capite, quatuor sint in-<text:line-break/>strumenta' sensoria, oculi, aures, nares,, lingua, omniaque<text:line-break/>haec ex cerebro sensus principium habeant, eaque sal-,,<text:line-break/>lem ratione similia appareant, inest tamen eis secundum<text:line-break/>speciem dissimilitudo non modo in ipsis sentiendi facul-»,<text:line-break/>talibus, .verum etiam in corporibus, </text:span><text:span text:style-name="T21">,</text:span><text:span text:style-name="T1">per quite facultates</text:span></text:p>
      <text:p text:style-name="P30"><text:span text:style-name="T1">ipsae seruntur; quandoquidem facultatum alia odorum,<text:line-break/></text:span><text:span text:style-name="T21">alia </text:span><text:span text:style-name="T1">saporum, alia-sonorum, alia colorum est dijudica-</text:span><text:span text:style-name="T21"><text:line-break/>trrx. </text:span><text:span text:style-name="T1">Viarum: autem ea quidem, quae </text:span><text:span text:style-name="T21">fert </text:span><text:span text:style-name="T1">ab utroque</text:span><text:span text:style-name="T10">1<text:line-break/></text:span><text:span text:style-name="T1">cerebri, ventriculo ad nares, productio est prae longa,<text:line-break/>nihil ab ipsis ventriculis discrepans; quae vero ad ocu-<text:line-break/></text:span><text:span text:style-name="T21">los- </text:span><text:span text:style-name="T1">ducit,- variat quidem jam quoiiamjtrodo ac dissidet,<text:line-break/>non tamen plane certus est nervus; quae'autem ad </text:span><text:span text:style-name="T21">lin-<text:line-break/>guam ' </text:span><text:span text:style-name="T1">descendit, perfecte quidem- nervus </text:span><text:span text:style-name="T21">est</text:span><text:span text:style-name="T1">, fed mollis;<text:line-break/>quae vero ad aures devenit, non similiter quidem est<text:line-break/></text:span><text:span text:style-name="T21">mellis;* </text:span><text:span text:style-name="T1">non tamen jam certe </text:span><text:span text:style-name="T21">est durus; quinia </text:span><text:span text:style-name="T1">vero via-<text:line-break/>rum natura facultatis a cerebro, descendentis validus<text:line-break/></text:span><text:span text:style-name="T21">prorsus: </text:span><text:span text:style-name="T1">ac. durus est nervus;' </text:span><text:span text:style-name="T21">quo </text:span><text:span text:style-name="T1">fit, ut ad motus qui-<text:line-break/>dem et ea, quae cralfarum sunt partium, sensu tactus<text:line-break/></text:span><text:span text:style-name="T21">dignoscenda </text:span><text:span text:style-name="T1">sit accommodus, ad certiorem- autem ali-<text:line-break/></text:span><text:span text:style-name="T21">quam </text:span><text:span text:style-name="T1">dig notionem-, cujusnrodi aliis sensoriis luest, in-<text:line-break/>eptus atque impotens; quandoquidem omnia haec, ut<text:line-break/></text:span><text:span text:style-name="T21">sensus, </text:span><text:span text:style-name="T1">fiat, alterentur omnino est necesse. Alteratur<text:line-break/></text:span><text:span text:style-name="T21">autem </text:span><text:span text:style-name="T1">non </text:span><text:span text:style-name="T16">a </text:span><text:span text:style-name="T1">quovis sensibili omne sensorium, </text:span><text:span text:style-name="T21">. </text:span><text:span text:style-name="T1">sed splen-<text:line-break/></text:span><text:span text:style-name="T21">djdurn </text:span><text:span text:style-name="T1">quidem ac duminosum a coloribus,' aereu.n a</text:span></text:p>
      <text:p text:style-name="P30"><text:span text:style-name="T1">sonis,, vaporosum ab odoribus, et (ut'in'summa dicam)<text:line-break/>simile simili uotum est ac familiare. Neque veio aere-<text:line-break/>um sensorium a coloribus unquam poterit alterari; luci-<text:line-break/>dum enim id sit oportet ac purum et splendidum, si<text:line-break/>quid facile </text:span><text:span text:style-name="T16">ac </text:span><text:span text:style-name="T1">vere a coloribus alterationeni est re-'<text:line-break/>ceptnium, quemadmodum demonstravimus, quum de visu<text:line-break/>ageremus; neque rursum turbidum ac' vaporosum, ne-<text:line-break/>que htunidum atque aquosum, ut neque durum ac ter-<text:line-break/>restre. Igitur nullum sensorium, praeterquam visus, “a.<text:line-break/>coloribus alterabitur'; <text:s/>solus enim visus sensorium habet<text:line-break/>lucidum et purum ac splendens, humorem videlicet<text:line-break/>crystallinum, quemadmodum id quoque in iis, quae de<text:line-break/>nisu scripsimus, ' probavimus. At nihil ex ipsius altera-<text:line-break/>fioue assequeremur, nisi', quae imaginatur, ratiocinatur<text:line-break/>et memorat (princeps animae facultas), ejus alterationem<text:line-break/>sentiat. Producit itaque cerebrum quandam a fefe por-<text:line-break/>tionem ad humorem crystallinum, ut ejus humoris affe-<text:line-break/>ctus cognoscat.; quae productio sola merito meatum ha-</text:span></text:p>
      <text:p text:style-name="P30"><text:span text:style-name="T1">bnit sensibilem, quod fola spiritum animalem </text:span><text:span text:style-name="T21">continet,<text:line-break/></text:span><text:span text:style-name="T1">quamplmimum; de cujus spiritus substantia ac facultate<text:line-break/></text:span><text:span text:style-name="T21">et </text:span><text:span text:style-name="T1">generatione in libris de placitis Hippocratis et Pla-<text:line-break/></text:span><text:span text:style-name="T21">tonis </text:span><text:span text:style-name="T1">disputavimus. Neque .. enim . (quod jam millies<text:line-break/>diximus) de actionibus ullam hic demonstrationem faci-<text:line-break/></text:span><text:span text:style-name="T21">mus, </text:span><text:span text:style-name="T1">fed quia fieri non possit,, ut singularum partium,<text:line-break/>nsurn inveniamus, nisi, prius perceptam habuerimus ea-<text:line-break/>rum </text:span><text:span text:style-name="T21">actionem</text:span><text:span text:style-name="T1">/quod initio statim ostendimus), necesse est<text:line-break/>hic quoque actionum meminisse.. Jam igitur ad propo-i.<text:line-break/></text:span><text:span text:style-name="T21">situm </text:span><text:span text:style-name="T1">nobis est revertendum. Quum splendidum et<text:line-break/></text:span><text:span text:style-name="T21">lucidum visus </text:span><text:span text:style-name="T1">scnforium esset futurum, spiritus ei pluri-<text:line-break/></text:span><text:span text:style-name="T21">mus </text:span><text:span text:style-name="T1">convenienter a principio transmittitur, atque ab,<text:line-break/></text:span><text:span text:style-name="T21">ipfo cerebro </text:span><text:span text:style-name="T1">pura ac . surcera prqpago proficiscitur<text:line-break/>quae </text:span><text:span text:style-name="T21">qsque </text:span><text:span text:style-name="T1">ad viam., quae fert ad..oculum, mollis qui--<text:line-break/></text:span><text:span text:style-name="T21">dem instar, </text:span><text:span text:style-name="T1">cerebri est; quum autem ex cranio est dia-,<text:line-break/>pfura, </text:span><text:span text:style-name="T21">quo </text:span><text:span text:style-name="T1">ab injuriis sit tutior, densior simul ac duri-<text:line-break/></text:span><text:span text:style-name="T21">or </text:span><text:span text:style-name="T1">'atque compactior efficitur. <text:s/>Quum autem primum-<text:line-break/></text:span><text:span text:style-name="T21">in. </text:span><text:span text:style-name="T1">cavitates, quae superciliis subsunt, propago haec in-;</text:span></text:p>
      <text:p text:style-name="P83"><text:span text:style-name="T24">' </text:span><text:span text:style-name="T21">ciderit (quas..sane regiones oculorum appellant), pluri-<text:line-break/></text:span><text:span text:style-name="T1">rnum extenditur, ' amplificatur atque, extenuatur, eoque<text:line-break/>modo pristinam, recipit naturam adeo, ut cerebrum pla-<text:line-break/>ne . appare.at et colore et consistentia et aliis omnibus,<text:line-break/></text:span><text:span text:style-name="T16">de </text:span><text:span text:style-name="T1">quibus fusius postea dicemus,- quando scparatim par-<text:line-break/>tium oculorum usus, exponemus; nunc enim tantum .ocu-<text:line-break/>lorum constructiones memoravimus</text:span><text:span text:style-name="T21">; </text:span><text:span text:style-name="T1">quantum fuit necesse<text:line-break/>ad partium cerebri explicationem; nisi - enim et. ab hoc<text:line-break/>et ad hoc ulteratio, quae in unoquoque sit sensorio,<text:line-break/>pervenerit, nihil amplius animal sentiet. Intelligere id<text:line-break/>possumus ex iis, quos apoplexia insestat, qui quum<text:line-break/>illaesa habeant omnia sensuum instrumenta, nihil tamen<text:line-break/>ex eo ad. sensibilium . dignotionem assequuntur. At in<text:line-break/>oculis quidem, etiamsi quam .maxime, densi undique<text:line-break/>fnnt, facile tamen ad eam, quae ipsis iri est, cerebri<text:line-break/>portionem colorum externorum alteratio pervenit,- tenuis<text:line-break/>enim et alba et pura est cornea, nt neque ipsam alte-<text:line-break/>nationem transitu per.scse prohibeat,.. post ipsam vero</text:span></text:p>
      <text:p text:style-name="P30"><text:span text:style-name="T1">statrm humor crystallinus occurrit ; </text:span><text:span text:style-name="T21">' </text:span><text:span text:style-name="T1">ad pupillam'autem'<text:line-break/>coalescit cerebri pars .ea; </text:span><text:span text:style-name="T16">quae </text:span><text:span text:style-name="T1">oculis inest.- Ex quibus<text:line-break/>fatis jam. intelligitur, cur cerebri' substantia quaedam<text:line-break/>sincera in oculos producatur; cur autem; dum ex-ipso<text:line-break/></text:span><text:span text:style-name="T21">elabitur, </text:span><text:span text:style-name="T1">densetur; cur. rursus in oculorum regionibus<text:line-break/>solvatur atque amplificetur; et cur.- denique ex omnibus<text:line-break/>sula meatum habeat- sensibilem. </text:span><text:span text:style-name="T37">: </text:span><text:span text:style-name="T1">-Ad: aures sane descen-<text:line-break/>dere etiam omnino propaginem quandam a cerebro erat<text:line-break/>necesse, sensibile extrinsecus occursurum excepturam;<text:line-break/>fed quoniam sonus et vox id ipsum erant, sive aer-per-<text:line-break/></text:span><text:span text:style-name="T21">cussus, </text:span><text:span text:style-name="T1">sive aeris quaedam percussio; nihil enim intere!^<text:line-break/>modo unum hoc duntaxat constet; unitum, </text:span><text:span text:style-name="T21">' </text:span><text:span text:style-name="T1">qui pereussial<text:line-break/>ne fit, quasi undam progredi ;oportere atque bdcew-<text:line-break/>brum ascenddpe; c .non igiturr licebat amplius, </text:span><text:span text:style-name="T21"><text:s/></text:span><text:span text:style-name="T1">ut iir-ocli-<text:line-break/></text:span><text:span text:style-name="T21">lis </text:span><text:span text:style-name="T1">, ita et hic nervorum tegumentum 'quoddam apponere j<text:line-break/>id ipsum enim certe </text:span><text:span text:style-name="T21">, </text:span><text:span text:style-name="T1">maxime </text:span><text:span text:style-name="T21">. </text:span><text:span text:style-name="T1">impedivisset ;' -'quo minui<text:line-break/>aer motus ipsi accideret, idque potissimum, rsi parvus<text:line-break/>quidam esset motus, cujnsurodi in-exiguis inest-voeibu </text:span><text:span text:style-name="T21">si</text:span></text:p>
      <text:p text:style-name="P30"><text:span text:style-name="T1">Non tamen nudi penitus nervi lirant relinquendi,- ne<text:line-break/>omnibus externis, injuriis semper essent expositi... Sed<text:line-break/>neque etiam (quod postremum est ac tertium)" rarum<text:line-break/>adeo operimentum, hoc ac tenue fuit faciendum, ut<text:line-break/>aeri. esset .penetrabile ac. pervium : quorduss ita esset,<text:line-break/>.non modo nervi ipsi facile laederentur varie,: verum<text:line-break/>etiam cerebrum- ipsum refrigeraretur. Quare .quum na-<text:line-break/>tura-prospexisset constructionem quidem cum'valido pro-<text:line-break/>pugnaculo ad patiendi difficultatem lore quidem, accom-<text:line-break/>modam,. at sensorium ipsum surdum effecturam; est vero<text:line-break/>constructio nullum haberet munimentum, eam injuriis<text:line-break/>apertissimam futuram; tertium autem, si modo mediocie<text:line-break/>aliquod, ad securitatem adepta esset,, amplius .adjumen-<text:line-break/>tum fatis ipsam habituram). </text:span><text:span text:style-name="T16">os </text:span><text:span text:style-name="T1">durum ac densum- auri-<text:line-break/>bus oppositum, flexibus obliquis instar labyrinthi ipsum<text:line-break/>pertudit, quo frigidi quidem aeris vires inlegras. (quas<text:line-break/>ipsc ex recta irruptione erat habiturus) flexuum varietate<text:line-break/>fensim exdlveret,' aliorum vero omnium corporum exf-<text:line-break/>guotum'impetum longe ante propulsaret. Quandoqui-</text:span></text:p>
      <text:p text:style-name="P30"><text:span text:style-name="T1">dem;.quae meatu ipso 'sunt majora,- </text:span><text:span text:style-name="T16">non </text:span><text:span text:style-name="T1">modo non </text:span><text:span text:style-name="T16">no-<text:line-break/></text:span><text:span text:style-name="T1">citura .erant,, sed ne meatum quidem erant contactura:<text:line-break/>minorum autem quae celeriter ac violenter et .recta<text:line-break/>ferrentur, .maeandris illis prius inciderent erat necesse;<text:line-break/>quae vero, leniter et velut lu ipsis volutata, citra vio-<text:line-break/>lentiam ac mansuete operimentum' erant contactura.<text:line-break/>-Non modo, autem .ex his, quantam maximam licebat,<text:line-break/>-patiendi difficultatem nervis auditoriis comparavit, .ve-<text:line-break/>rnat etiam jrropriae ipsorum constructionis rationem<text:line-break/>.habuit, . duros, utrosque, quoad licebat, efficiens.. Nam si<text:line-break/>duri plane fuissent, minus quidem injuriis obnoxii fuis-<text:line-break/>senf, at sensum haberent apprime obtusum,; quod si, con-<text:line-break/>tra molles fuissent aeque, ac nervi optici, senium qui-<text:line-break/>dem haberent acutum, at injuriis 'essent opportunissimi;<text:line-break/>quam ’ patiendi opportunitatem natura omnium maxime<text:line-break/>fugit, nempe cum qua perire etiam actionem intelligat.<text:line-break/>At de ea quidem re saepe verba jam fecimus. Ob eam<text:line-break/>itaque causam durior, quam ut'actioni </text:span><text:span text:style-name="T16">ipsi </text:span><text:span text:style-name="T1">conveniat,<text:line-break/>nervus aniliturius extititi Ob contrariam ruisus nervus</text:span></text:p>
      <text:p text:style-name="P18"><text:span text:style-name="T1">linguae est mollior, natura enim ibi os ad securitatem<text:line-break/>-illi erat errcumposittuii: (quanquam <text:s/>quartum ordino sen-<text:line-break/>sorium hoc-esse dicebamus, ut quod non modo spten-<text:line-break/>doris qualitates, aut </text:span><text:span text:style-name="T16">meris </text:span><text:span text:style-name="T1">motum, scd ne vaporem qui-<text:line-break/>dem dignoscere.-queat;) caeterum huic, quidem nervus,<text:line-break/></text:span><text:span text:style-name="T16">qualem </text:span><text:span text:style-name="T1">dari oportebat,.. </text:span><text:span text:style-name="T16">est </text:span><text:span text:style-name="T1">tributus propter positionis<text:line-break/>.ipsius/ securitatem,' auditorius vero </text:span><text:span text:style-name="T16">ad</text:span><text:span text:style-name="T1">-patiendi difficul-<text:line-break/>tatem potius quam </text:span><text:span text:style-name="T16">ad </text:span><text:span text:style-name="T1">sentiendi prornptitudluem ob<text:line-break/>. memoratas causas fuit- <text:s/>comparatus. Reliquum; autem<text:line-break/>adhuc nobis olfactrts sensorium' folum <text:s/>ex omnibus intra<text:line-break/>-cranium extitit in ipfis cerebri anterioribus ventriculis,<text:line-break/>;qui etiam vaporosum quendam'spiritum continent; opor-<text:line-break/>tebat enim hujus, quoque sensus proprium sensibile cete-<text:line-break/> bri portionem alterare; oportebat etiam 'ei operimentum<text:line-break/>quoddam' ejusmodi' esse circumjectum, quod tum. con-<text:line-break/>servares ipsum posset, tum transitum ipsorum sensibilium<text:line-break/>interea non impedire. Verum, si impediturum non erat,<text:line-break/>tanto id rarius este oportebat operimento auditus, quan-<text:line-break/>;o sensibile hujus, quam r,unitus </text:span><text:span text:style-name="T28">?</text:span><text:span text:style-name="T21">- </text:span><text:span text:style-name="T1">crassiorum erat pan-</text:span></text:p>
      <text:p text:style-name="P30"><text:span text:style-name="T1">alum; fere enim quantum aen partium tenuitate a luce<text:line-break/>-relinquitur, tantum vapor etiam an aere.. Videre autem<text:line-break/>.est ex ipsis quoque, quae nobis quotidie evidenter ap-<text:line-break/>parent,, quam latus esse oporteat <text:s/>partium illarum ope-<text:line-break/>.riin.enti meatus. Obstructis enim quandoque ab aliquo<text:line-break/>naribus (ut qtiodam loco etiam Plato alt), odoflquideni<text:line-break/>.nullus transcolatur, aer vero sine -odore solus ipse se-<text:line-break/>quitur;-atqui perspicuum jam. est,, quod ree haec, quae<text:line-break/>.apparet, </text:span><text:span text:style-name="T21">- </text:span><text:span text:style-name="T1">satis.indicat; vaporem crassiorum </text:span><text:span text:style-name="T16">esse </text:span><text:span text:style-name="T1">partium,<text:line-break/>quam pro meatuum latitudine,.</text:span><text:span text:style-name="T21">. </text:span><text:span text:style-name="T1">qui lu obstructis insunt<text:line-break/>-rjaribus, quodque sensorii olfactus operimentum rarius<text:line-break/>essenportuit. .Atque etiam tale esse apparet,, si quis, in<text:line-break/>.animali, mortuo .ipsum acceperit, in ornnesque partes<text:line-break/>diftenderit, ad lucem' puram ipsum</text:span><text:span text:style-name="T21">. </text:span><text:span text:style-name="T1">convertens</text:span><text:span text:style-name="T16">;</text:span><text:span text:style-name="T21">, </text:span><text:span text:style-name="T1">quamdiu<text:line-break/>enim rugosum fuerit et. laxum, incidentibus, aliis super<text:line-break/>alia iis,. :quae, circum .uieatus sunt, corporibus, obscura<text:line-break/>ac invisibilia sunt haee, foramina; sejunctis </text:span><text:span text:style-name="T16">vero </text:span><text:span text:style-name="T1">rursus,<text:line-break/>-dum,.tendifur, ...facile deteguntur ae patefiunt, nisi forte</text:span></text:p>
      <text:p text:style-name="P30"><text:span text:style-name="T1">lu corporibus a vehementi </text:span><text:span text:style-name="T16">frigore </text:span><text:span text:style-name="T1">aut </text:span><text:span text:style-name="T16">tempore </text:span><text:span text:style-name="T1">diutur-<text:line-break/>niore, induratis jam atque exiccatis id experiaris’. Quod<text:line-break/>si paulo ante , murtuum etiam fuerit animal, sa- '<text:line-break/>tius; fuerit aqua calida id perfundendo periculum ejus,<text:line-break/>quod dicimus, , facere.. Magnum autem laxitatis hafum<text:line-break/>partium operimenti est .argumentum, quae saepeniimero<text:line-break/>accidit a partibus superioribus iexcrementorurn confertim<text:line-break/>facta vacuatio, quae sane </text:span><text:span text:style-name="T4">βλεννας</text:span><text:span text:style-name="T2"> </text:span><text:span text:style-name="T1">quidem, antiqui, et<text:line-break/></text:span><text:span text:style-name="T2">«</text:span><text:span text:style-name="T4">όρύζαν</text:span><text:span text:style-name="T2"> </text:span><text:span text:style-name="T1">(gravedinem), juniores autem </text:span><text:span text:style-name="T4">μύξας</text:span><text:span text:style-name="T2"> </text:span><text:span text:style-name="T1">(mucores)<text:line-break/>appellant. Ea enim est naturae lolertia, quam fere<text:line-break/>usurpare solet, ut nusquam instrumenti cujusquan. ullam<text:line-break/>praetermittat actionem aut'usum, quum multae ab urro<text:line-break/>probe praestari queant. Prolude hic quoque qumn cere.<text:line-break/>bri ventriculi loco inferiore, sint siti, ex partibusque sibi<text:line-break/>obductis necessario excremeuta affluentia saepe excipiant,<text:line-break/>.animal ipsum apoplexiis frequenter prehenderetur, nisi<text:line-break/>viam quandam horum effiuxui accommodam hic quoque<text:line-break/>natura .secuisset; atqui ne ' melior quidem excogitari<text:line-break/>ulla poterat ea,: quae arapla simul esset ae declivia.</text:span></text:p>
      <text:p text:style-name="P30"><text:span text:style-name="T1">intus igitur foras per narium meatus excrementa feruntur;<text:line-break/>foris autem intro facultatis olfaciendi: scnsibilia; duobus-<text:line-break/>que his usibus instrumentum unicum subservit, alteri<text:line-break/>quidem ad vitam necessario, alteri vero </text:span><text:span text:style-name="T16">ad </text:span><text:span text:style-name="T1">vitam com-<text:line-break/>modiorem. ' Sunt autem praeter haec alii duo canales<text:line-break/>declives, qui per palatum in </text:span><text:span text:style-name="T16">os </text:span><text:span text:style-name="T1">tutius </text:span><text:span text:style-name="T16">cerebri </text:span><text:span text:style-name="T1">excie-<text:line-break/>;menta eructant; qui duo soli purgando cerebro sufficiunt,<text:line-break/>quando animal omnino recte habet alimentum que_ bello<text:line-break/>vincit ac percoquit. —Quo fit, ut primus usus ipforum<text:line-break/>a cerebro in nares foraminum.,' propter quem potissimum<text:line-break/>facta funt, non excrementorum sit excretio, fed ea qui-<text:line-break/>dem ex abundanti cerebro male affecto est subsidium;<text:line-break/>.-ante enim, excrementorum excretionem est ipsa, odorum<text:line-break/></text:span><text:span text:style-name="T37">. </text:span><text:span text:style-name="T1">dignotio; et hae adhuc antiquior ad. vitamque certe<text:line-break/>mecessaria in cerebrum inspiratio; nam ne id quidem,<text:line-break/> quemadmodum neque, aliud, quidquam, -frustra dixit Hip-<text:line-break/>:poerates, Ob haec igitur omnia, .et praeterea, quae<text:line-break/>.dicturus fum, olfactus, praeter aliqs sensusin. cerebro</text:span></text:p>
      <text:p text:style-name="P30"><text:span text:style-name="T1">'ipsu eititit. At quoniam operimentum ' ejus oportebat<text:line-break/>esse' multifore simul - et rarum</text:span><text:span text:style-name="T16">, ut </text:span><text:span text:style-name="T1">ad ce. ebrum <text:s/>quidem<text:line-break/>aerem respirationis causa celeriter deduceret, vaporem<text:line-break/>autem dignotionis odorum, tum autem vacuaret repente</text:span></text:p>
      <text:p text:style-name="Standard"><text:span text:style-name="T1">-ac semel; st quando usus incideret,, excrementorum co-<text:line-break/>piam; <text:s/>magna autem ipsius operimenti ad patiendum fa-<text:line-break/>cilitas constructionem ejusmodi necessario sequebatur,<text:line-break/>magna praeterea visceris principalissimi,' cerebri scilicet,<text:line-break/>offensio, natura os varie pertusum velut sponglarn ipsi<text:line-break/>apposuit, sirnul ne aliud corpus durum quoddam extrin-<text:line-break/>fecus incidat, simul ne viribus integris aer frigidus, in-<text:line-break/>spirantibus nobis; recta in cerebri ventriculos sesc in-</text:span></text:p>
      <text:p text:style-name="Standard"><text:span text:style-name="T1">' sinuet; non enim semper eramus inspiraturi aerem mode-<text:line-break/>rate frigidum-; sed nonnunquam vel frigidissimum, qui,<text:line-break/>si recta in cerebrum incideret, ipsum prosecto immodice'<text:line-break/>refrigeraret omnemque vitam in periculum adduceret. </text:span></text:p>
      <text:h text:style-name="Heading_20_2" text:outline-level="2"><text:span text:style-name="T8">Cap. VII.</text:span></text:h>
      <text:p text:style-name="P8"><text:span text:style-name="T1">Quin et quae sunt ante meningas ossa<text:line-break/>haec admodum foraminibus' pervia et cavernosa, quae-</text:span></text:p>
      <text:p text:style-name="P30"><text:span text:style-name="T1">ab anatomicis a. cribri similitudine vocantur cribrosa; nt<text:line-break/>essent adversus hanc noxam auxilio, fuerunt comparata.<text:line-break/>Satius, aulem fuisset ipsa non magis cribrosa appellasse,<text:line-break/>quam a spongiae similitudine spongiosa, quemadmodum<text:line-break/>Hippocrates ea comparavit. Varia sane </text:span><text:span text:style-name="T16">habent </text:span><text:span text:style-name="T1">foramina,<text:line-break/>quo modo et spongiae, neque ea habent recta, ut cribra;<text:line-break/>nain ipsa dura nieninx, quae cerebrum contegit, <text:s/>instar<text:line-break/>cribri est perforata; at praeposita ipsi ossa i.'agis adhuc<text:line-break/>varie.,/ et quemadmodum spongiae meatus, neque ex ,di-<text:line-break/>recto sibi ipsis respondent, neque recti plane funt omnes;<text:line-break/>et quanquam eorum nonnulli sunt ejusmodi, plurimi<text:line-break/>tamen sunt tortuosi et anfractuosi</text:span><text:span text:style-name="T16">,. </text:span><text:span text:style-name="T1">ut longus error' a.c<text:line-break/>circuitio longa multo prius ei sit confic.enda, quod, per<text:line-break/>'eos </text:span><text:span text:style-name="T16">ad. </text:span><text:span text:style-name="T1">cerebrum perventurum est. Qua .in re videor<text:line-break/>ipse' mihi aliam qnandam ostendere non contemnendam<text:line-break/>opificis animalium sapientiam. Antea enim ipsum Jau-<text:line-break/>dabamus, quod' plerumque instrumentum linum ad .multas<text:line-break/>actiones aptum efficeret.; nunc aulem majus quippialu</text:span></text:p>
      <text:p text:style-name="P18"><text:span text:style-name="T1">possumus ostendere, </text:span><text:span text:style-name="T16">quod </text:span><text:span text:style-name="T1">scilicet </text:span><text:span text:style-name="T16">actionibus his mutuus<text:line-break/></text:span><text:span text:style-name="T1">inter sc isquetinon mediocris est usus. - Postquam enim<text:line-break/>semel propugnacula haee-' spongiis similia securitatis ip-<text:line-break/>siu; cerebri causa extiterunt, prope factum, ut olfactus<text:line-break/>instrumentum mancum ipsa effecerit, nisi respiratio . ipsa<text:line-break/></text:span><text:span text:style-name="T21">* </text:span><text:span text:style-name="T1">accessisset; nam per- corpora haec spongiosa permeare<text:line-break/>nihil facile potest, si </text:span><text:span text:style-name="T16">folo </text:span><text:span text:style-name="T1">corporis impulsu agatur; quum<text:line-break/>aqua' etiam plerumque </text:span><text:span text:style-name="T21">i </text:span><text:span text:style-name="T1">in ipfis conterna, etsi snapte<text:line-break/>natura semper deorsum- tendat et hac' seratur via, non<text:line-break/>possit tamen effluere, quamvis per ipsa ethrnoidea fcoia-.<text:line-break/>toria) instrumenta omnis' excidat repente. Atque etiam, </text:span><text:span text:style-name="T16">si<text:line-break/></text:span><text:span text:style-name="T1">contra vapores supponantur,- hos qnoque nsceusu</text:span><text:span text:style-name="T21">' </text:span><text:span text:style-name="T1">pro-<text:line-break/>hibent sursum spongiosa, quibus tamen ascensum colaturia<text:line-break/>concedunt: haec enim solam-ipsorum' continuitatem di-<text:line-break/>vidunt, spongiosa vero vel proprium luhsbent- an rno-<text:line-break/>rantur impetum. Quocirca,- si</text:span><text:span text:style-name="T21">' </text:span><text:span text:style-name="T1">quid celeriter ex hujus-<text:line-break/>modi </text:span><text:span text:style-name="T21">' </text:span><text:span text:style-name="T1">corpore est elapsurum, </text:span><text:span text:style-name="T21">aut </text:span><text:span text:style-name="T1">comprimatur' corpus<text:line-break/>lioc' uiidique‘opbrtet, sicuti</text:span><text:span text:style-name="T21">' </text:span><text:span text:style-name="T1">spongia' manibus, aut violenter<text:line-break/>trahatur, </text:span><text:span text:style-name="T29">s</text:span><text:span text:style-name="T21">iut </text:span><text:span text:style-name="T1">si,- labiis adhibitis,- vehementer emulgeas,</text:span></text:p>
      <text:p text:style-name="P30"><text:span text:style-name="T1">aut ab aliquo a tergo urgente propellatur, ut quum in<text:line-break/>ejusmodi instrumenta flantes . ea. obstructionibus libera-<text:line-break/>mus. Quod igitur, ad illa ossa spongiosa attinet, . inspi-<text:line-break/>rationis ac expirationis munus belle perficiebatur</text:span><text:span text:style-name="T16">; </text:span><text:span text:style-name="T1">quau-<text:line-break/>doquidem illa cerebro aerem intro trahente, haec, autem<text:line-break/>foras pellente perficituri Neque enim superflua haec<text:line-break/>purgari, nisi tempore . multo paulatim transcolarentur,<text:line-break/>poterant, neque vapores omnino, ascenderent, quippe<text:line-break/>qui propter transitum tardum inter se. coalescerent, con-<text:line-break/>necterentur, concrescerent atque ad pristinam, rursus<text:line-break/>naturam reverterentur, ex qua extenuata facti suerant.<text:line-break/>At.nunc certe mixtis actionibus illapsu inspirationis qnir<text:line-break/>stem odorum fit 'dignotio</text:span><text:span text:style-name="T16">, </text:span><text:span text:style-name="T1">expirationis vero superfluor<text:line-break/>rurn excretio: nam in ejusmodi actionibus motionis<text:line-break/>ipsius spiritus impetus multa, eorum; quae ex sese trans-<text:line-break/>ire nequeunt; una fecum trahit; ipsa vero rursus odor<text:line-break/>rum dignotio non parum juvat totam respirationem,<text:line-break/>non sinens vapores pravos (qui'alloqui nos laterent)</text:span></text:p>
      <text:p text:style-name="P30"><text:span text:style-name="T1">una cum puro spiritu </text:span><text:span text:style-name="T16">ingredi: </text:span><text:span text:style-name="T1">sensus enim ab illis ossen-<text:line-break/>fus ac laesus duorum </text:span><text:span text:style-name="T16">alterum </text:span><text:span text:style-name="T1">mos cogit; aut scilicet<text:line-break/>aufugere quam. celerrime ab illis, aut aliquid naribus<text:line-break/>admovere ejusmodi, quod vapores qnidem arcere queat,,<text:line-break/>aerem autem transmittat. Quin et meatus olfactorios,-<text:line-break/>interdum </text:span><text:span text:style-name="T16">a, </text:span><text:span text:style-name="T1">orastis . ac viscosis cbstructos excrementis,<text:line-break/>purgare non erat commodius, si aliam habuissent con-<text:line-break/>structionem; quum enim non olfactorii modo, verum<text:line-break/>etiain respiratorii extiterint, utroque modo purgantur,<text:line-break/>spiritu nunc quidem intro, nunc autem foras commeante.<text:line-break/>Si quando autem vehementius .obstruantur; quam nt<text:line-break/>medioeribus. ac consuetis motibus purgari ipsi queant,<text:line-break/>quam appellamus efflationem (quae conferta est expiratio)<text:line-break/>efficientes, motus vehementia omne isi,' quod impactum<text:line-break/>erat, amolimur. - Itaque noni parvam hanc gratiam nec<text:line-break/>vulgarem beneficii rnercedem sibi mutuo reserunt actiones<text:line-break/>hae et utilitates, quae in' anteriorum ventriculorum sini-.<text:line-break/>bus complures simni constiterunt; sed earum luter</text:span><text:span text:style-name="T21">-sc;</text:span></text:p>
      <text:p text:style-name="P30"><text:span text:style-name="T1">communionem natura invenit, partim ut animal viveret,-<text:line-break/>partim ut melius viveret. Cui rei lucrum etiam accedit<text:line-break/>haudquaquant exiguum, quod scilicet non tot rnstru--<text:line-break/>mentis, quot usibus, egeamus, sed unicum saepenumero<text:line-break/>instrumentum multis actionibus atque usibus sirfficiat.</text:span></text:p>
      <text:h text:style-name="Heading_20_2" text:outline-level="2"><text:span text:style-name="T8">Cap. VIII.</text:span></text:h>
      <text:p text:style-name="P8"><text:span text:style-name="T1">Verbi gratia, tenuis </text:span><text:span text:style-name="T16">ineninx </text:span><text:span text:style-name="T1">cerebrum<text:line-break/>stabilit ac legit,- et praeterea vasa omnia, quae in ipso<text:line-break/>sunt, <text:s/>colligat; similis enim est chorio foetus atque ani-<text:line-break/>malis rnefaraeo. Nam ut utrumque horum ex' multis<text:line-break/>sum arteriis tum venis sibi ipsis, propinquis, praeterea<text:line-break/>membranu tenui media inter- has spatia contexente est<text:line-break/>conflatum, ad eundem modum et rneninx totius cerebri<text:line-break/>arterias ac venas connectit, ne- alternent </text:span><text:span text:style-name="T16">ac </text:span><text:span text:style-name="T1">cn cnniple-<text:line-break/>ctantur, neve, suo -situ in motibus dimoveantur, quum<text:line-break/>scdem seu basim habeant infirmam, ut quae in corpore<text:line-break/>humido adeo ad molli et propemodum fluxili vehantur.'<text:line-break/>Quo fit, </text:span><text:span text:style-name="T16">ut </text:span><text:span text:style-name="T1">non modo cerebrum complectatur, verum<text:line-break/>etiam lu profundum ejus feste insinuet' et penitus perva</text:span><text:span text:style-name="T10">J</text:span></text:p>
      <text:p text:style-name="P30"><text:span text:style-name="T1">dat, totumqne pertexat, ac quoquo versus sese extendat<text:line-break/>usque ad internam ventriculorum capacitatem. Sed hic,<text:line-break/>nescio quo pacto, somno non deposito plerique anatomici '<text:line-break/>plexus choriordes ac contorfiones portionem hujus me-<text:line-break/>ningis eam appellant, quae ventriculos intrinsecus suc-<text:line-break/>cingit, reliquas vero ejusdem portiones nolunt assirnilare,<text:line-break/>neque similiter nominare. </text:span><text:span text:style-name="T16">At </text:span><text:span text:style-name="T1">nos quidem tum nataram<text:line-break/>ejus tum usum chorio sunilem et mesenterio agnosci-<text:line-break/>mus atque asserimus, in illisque venas atque arterias<text:line-break/>counecti affirmamus, in hac vero tum easdem has, ,<text:line-break/>tum ipsum etiam cerebrum. Argumentum magnum sutis<text:line-break/>esse debet, quod cerebrum </text:span><text:span text:style-name="T16">a </text:span><text:span text:style-name="T1">tenui meninge, contineatur<text:line-break/>ac constringatur, id quod jamjam dicturas sum. Nam<text:line-break/>si cujusvis animalis (satius autem fuerit, si majorum<text:line-break/>horum) cerebrum ceperis, jam undique nudatum quidem,<text:line-break/>constans tainen adhuc et cohaerens ad bafim, ab eoque<text:line-break/>tenuem meningem excoriare aggrediaris, videbis repecte</text:span></text:p>
      <text:p text:style-name="P30"><text:span text:style-name="T1">partes omnes, simul ac nudatae erunt, singulatim effundi<text:line-break/>atque amplificari extrorsum: quum autem nudum jam<text:line-break/>suerit, undique pro rotundo ac orbiculari planunr effici-<text:line-break/>tur, partibus nimirum ipsius superioribus procidentibus<text:line-break/>ac circumfluentibus ad latera; quanquam, dum haec agis<text:line-break/>in mortuo videlicet animali, multus quidem jam spiritus,<text:line-break/>quamplurimus item vapor evacuatus suerit, tutus etiam<text:line-break/>calor nativus affatim. ipsum reliquerit, quicquid praeterea<text:line-break/>sanguinis aut pituitae aut alterius cujusvis; humoris lu<text:line-break/>eo continebatur, id omne </text:span><text:span text:style-name="T16">jam </text:span><text:span text:style-name="T1">..a frigore concreverit 'adeo,<text:line-break/>ut ab his omnibus siccum ac durum fuerit,; attameni<text:line-break/>nunc etiam adhuc aperte indicat, constringi sisse ac con-<text:line-break/>tineri oportere a meninge chorioide. Qui igitur non<text:line-break/>multo magis superstite animali eadem indigeat? Etenim<text:line-break/>quum operimentum habeat innatum hanc meningem, multo<text:line-break/>magis, quando erat hurnidum adhuc et molle, indigebat<text:line-break/>ea, quam quum ita est affectum ac constitutum, nt nunc<text:line-break/>in animali mortuo cernitur’..</text:span></text:p>
      <text:h text:style-name="P3" text:outline-level="2">Cap. IX.</text:h>
      <text:p text:style-name="P8"><text:span text:style-name="T1">Est porro ipsius tegumentum' et crasse,<text:line-break/>ureninx; </text:span><text:span text:style-name="T21">, </text:span><text:span text:style-name="T1">aut. potius non simpliciter iplam tegumentum,<text:line-break/>nominare oportet, scd magis velut-propugnaculum quod-<text:line-break/>.dam propulsandis cranii impressionibus oppositum, <text:s/>At<text:line-break/>tenuis quidem rneninx naturale re vera ejus est operi-<text:line-break/>mentum, nam.crasse </text:span><text:span text:style-name="T16">certe </text:span><text:span text:style-name="T1">ab ipso est sejuncta, excidentibus<text:line-break/>tantum vasis cohaerens. Quod si. natura tenuem menlu-<text:line-break/>gem non interposuisset,, cerebri cum crassa meninge vi-<text:line-break/>cinitas - haudquaquam dolore vacaret. </text:span><text:span text:style-name="T21">' </text:span><text:span text:style-name="T1">Quemadmodum<text:line-break/>igitur dixit Plato, infer terram et ignem, quod natura<text:line-break/>multum essent.inter se dissimilia, deum aquam et aerem<text:line-break/>interposuisse, ita et ego naturam affirmarim in medio<text:line-break/>cerebri'et cranii, quia substantiis multum discrepabant,<text:line-break/>utrasque meningas posuisse non contentam uno .vinculo<text:line-break/>necessitudinis conciliatore. Oportet enim non positione<text:line-break/>folum in medio id locari,, quod vere est medium, sed<text:line-break/>etiam natura: id autem natura' medium est dicendum,<text:line-break/>quod cadem proportione distat ab extremis: ecutra vero</text:span></text:p>
      <text:p text:style-name="P30"><text:span text:style-name="T1">meninx </text:span><text:span text:style-name="T16">ad </text:span><text:span text:style-name="T1">proportionem a 'cranio et cerebro distat,<text:line-break/>fed tenuis quidem plus </text:span><text:span text:style-name="T16">ah </text:span><text:span text:style-name="T1">ossis duritie relinquitur, quam<text:line-break/>cerebri mollitiem superet, contra'autem crassa permultum<text:line-break/>cerebro est durior, osse vero paulo est mollior. Proinde,<text:line-break/>fi tenuem quidem-sclam natura effecisset, fieri-cerle non<text:line-break/>potuisset, nt citra noxam cum cranio ipsa consuesceret;<text:line-break/>sin vero crassam, cerebrum ipsum angeretur. Ut igitur<text:line-break/>neque' cerebrum, neque ejus operimentum quicquam pa-<text:line-break/>terentur, prior quidem tenuis meninx, post ipsam autem<text:line-break/>crassa locata est; quae quanto osse est mollior, tanto tenui<text:line-break/>est durior; quanto autem hac tenuis est mollior, tanto<text:line-break/>tenui cerebrum est mollius-. Duobus igitur mediis usa<text:line-break/>natura (quamvis plurimum qualitatibus discrepantibus)<text:line-break/>cranium et cerebrum pauco intervallo inter se sine offon*<text:line-break/>sione ac tuto junxit. Siquidem' meninx chori, i des in-<text:line-break/>natum est cerebri legumentum, - ut lu animali cutis;<text:line-break/>hujus rursum cralla innatum quidem non etiam, est<text:line-break/>operimentum, multis tamen locis adhaerescit; ipsi rursus<text:line-break/>crassae tegumentum 'est-os extrinsecus circumdatum, quod</text:span></text:p>
      <text:p text:style-name="P30"><text:span text:style-name="T1">sane cranium etiam </text:span><text:span text:style-name="T16">appellant, </text:span><text:span text:style-name="T1">quod quasi galea quaedam<text:line-break/>superjaceat. Neque enim horum quicquam </text:span><text:span text:style-name="T16">a </text:span><text:span text:style-name="T1">natura con-<text:line-break/>temptim ac negligenter factum suit, , fed quemadmodum<text:line-break/>industrii opifices, quum </text:span><text:span text:style-name="T16">galeam </text:span><text:span text:style-name="T1">nativam facefe nequeant,<text:line-break/>oporteat autem caput </text:span><text:span text:style-name="T16">quam </text:span><text:span text:style-name="T1">maxime tuto undique ab illa<text:line-break/>constringi, . vincula </text:span><text:span text:style-name="T16">apta, </text:span><text:span text:style-name="T1">quibus ipsius ambitus locis, est<text:line-break/>commodum, praeparant, eoque modo capiti ipsam ada-<text:line-break/>ptant,. ut nihil putes a nativa differre, ad eundem mo-<text:line-break/>dum natura, quum propter substantiae dissimilitudinem<text:line-break/>connatam, undique et adhaerescentem cranio nreningem<text:line-break/>facere non posset, quanquam id opus esset, quod folum<text:line-break/>adhuc erat reliquum, </text:span><text:span text:style-name="T16">ad </text:span><text:span text:style-name="T1">fecuritatem'machinata est, plura<text:line-break/>vincula inveniens, quam a Vulcano fabricata fuerant;<text:line-break/>Vulcani enim vincula ligare drmtaxat poterant, his autem<text:line-break/>praeter hoc alia quoque pleraque insunt commoda. Quae<text:line-break/>igitur funt haec vincula </text:span><text:span text:style-name="T16">? </text:span><text:span text:style-name="T1">quo modo invoIyuntur circa<text:line-break/>erarrium? quo pactu durae meningi id connectunt? et<text:line-break/>quasnam alias commoditates animalia ab eis percipiunt?<text:line-break/>Vincula quidem ab ipsa meninge enascuntur, tenu»</text:span></text:p>
      <text:p text:style-name="P30"><text:span text:style-name="T1">quaedam membranae; viae autem ipsis, ut foras excidant,<text:line-break/>capitis sunt suturae. Extenduntur enim vincula haec<text:line-break/>singula versus cranii partem sibi directam, unde exorta'<text:line-break/>sunt; inde progressa sibi-mutuo occurrunt; et coaptantur,<text:line-break/>ac coalescunt,'. et exacte uniuntur,., communemque ex su<text:line-break/>ipsis omnibus unam procreant membranam, quam peri-<text:line-break/>cranium appellant; quae quod duram meningem/ cum<text:line-break/>cranio conneclat, antequam vel . per anatomen inspr-<text:line-break/>cias, ratio ipsa satis te decet. Porro quosnam alios<text:line-break/>anluiali praebeat usus, nunc non est dicendi locus, jam<text:line-break/>enim prolixiores justo fuimus; nam ’ quo modo equus<text:line-break/>quidam percitus, sic oratio, . metae oblita, praetergressa<text:line-break/>est. His igitur rursus repetitis orationem rursus ad cere-<text:line-break/>brum reducam, unde a. rerum consecutione abducta<text:line-break/>est, dum tenuis meningis explicationi crassae, ipsi<text:line-break/>autem rursus cranii.' et</text:span><text:span text:style-name="T37">. </text:span><text:span text:style-name="T1">pericranii expositionem coti-<text:line-break/>jungeret;</text:span></text:p>
      <text:h text:style-name="P3" text:outline-level="2">Cap. X.</text:h>
      <text:p text:style-name="P8"><text:span text:style-name="T1">At nunc certe primum quidem ventricu-<text:line-break/>lorum cerebri magnitudinem, situm cujusque, figuram,<text:line-break/>mutuas'inter sese perforationes, omnem denique ipsorum<text:line-break/>numerum explicemus, tum autem et incumbentes' at-<text:line-break/>que adjacentes ipfis partes. Anteriores itaque duo ven-<text:line-break/>triculi inspirationem et ' expirationem efllationemque<text:line-break/>ex , cerebro efficiunt; haec enim’ alibi demonstravimus.<text:line-break/>Nec minus quoque demonstravimus, 'quod prius quidem<text:line-break/>cousiriunt </text:span><text:span text:style-name="T16">ac </text:span><text:span text:style-name="T1">praeparant ipsi cerebro spiritum anima-<text:line-break/>lem; atque etiam , et quod infernis suis'partibus, quae<text:line-break/>spectant </text:span><text:span text:style-name="T16">ad </text:span><text:span text:style-name="T1">nares, simul-quidem olfactorium sunt instiu-<text:line-break/>mentum, simul autem velati ductus quidam ac canalis<text:line-break/>ad superfluorum effluxionem accommodus, paulo ante<text:line-break/>indicavimus... - Duos porro’ ‘praestitit esse ventriculos,<text:line-break/>quam unum, quum canalis ac perforatio inferna’ esset<text:line-break/>duplex, et sensorium omne, et ipsum denique cerebrum<text:line-break/>fit geminum. <text:s/>Porro alius est hujus quoque geminationis<text:line-break/>usus, quem, quuni ad sensuum instrumenta transiverimus.</text:span></text:p>
      <text:p text:style-name="P30"><text:span text:style-name="T1">docebimus. Sed primus certe et maxime communis<text:line-break/>geminorum omnium instrumentorum hic est, ut, si alterum<text:line-break/>ipsorum laesum fuerit, reliquum subserviat. Nam ad-<text:line-break/>mirabile illud spectaculum atque incredibile, quod<text:line-break/>.Smyrnae lu lonia .accidit, aliquando furnus conspicati,<text:line-break/>.adolescentem vulnere in alterum anteriorum ventricu-<text:line-break/>lorun’ accepto, superstitem fuisse, dei (ut videbatur) vo-<text:line-break/>luntate; fed ne temporis quidem momentum vivere po-<text:line-break/>tuisset, si utrumque simul vulnus violasset. Ad eundem<text:line-break/>etiam, opinor, modum, si sine vulnere alius quispiam<text:line-break/>affectus alteri ventriculorum acciderit, reliquo manente<text:line-break/></text:span><text:span text:style-name="T21">fano minorem offensionem </text:span><text:span text:style-name="T1">lu vitam suam animal accipiet,<text:line-break/>quam si uterque simul affectus fuisset; nam perinde est<text:line-break/></text:span><text:span text:style-name="T21">duobus </text:span><text:span text:style-name="T1">ventriculis comparatis ambos simul laedi, ac si,<text:line-break/>unico a principio facto, is unus afficiatur. Itaque tutius<text:line-break/></text:span><text:span text:style-name="T21">est, </text:span><text:span text:style-name="T1">in quibus licet, quod geminum est, quam simplex;<text:line-break/></text:span><text:span text:style-name="T21">licet </text:span><text:span text:style-name="T1">autem non ubique; nam in uno animali duas fa-<text:line-break/></text:span><text:span text:style-name="T21">cere </text:span><text:span text:style-name="T1">spinas omnluo non licuit; </text:span><text:span text:style-name="T21">.</text:span><text:span text:style-name="T1">quod</text:span><text:span text:style-name="T21">, </text:span><text:span text:style-name="T1">si.nan licuit, ne-<text:line-break/></text:span><text:span text:style-name="T21">que duas spinales medullas licuit; </text:span><text:span text:style-name="T1">quod </text:span><text:span text:style-name="T21">si. ita </text:span><text:span text:style-name="T1">est, </text:span><text:span text:style-name="T21">nec</text:span></text:p>
      <text:p text:style-name="P18"><text:span text:style-name="T1">posterioris cerebri ventriculus duplex esse poterat, quum<text:line-break/>certe ex. ipso spinalis medulla producatur.</text:span></text:p>
      <text:h text:style-name="Heading_20_2" text:outline-level="2">Cap. XI.</text:h>
      <text:p text:style-name="P8"><text:span text:style-name="T1">Sed quoniam nervi omnes, 'qui snh capite<text:line-break/>- tolo corpore diffunduntur,. aut ex posteriore cerebro,'<text:line-break/>aut spinali medulla oriuntur, ventriculum hunc oportuit<text:line-break/>insignem habere magnitudinem, spiritumque animalem<text:line-break/>ante in ventriculis anterioribus confectum transumere-<text:line-break/>Qnare ab his duobus lu hunc posteriorem meatus sit<text:line-break/>necesse esu Quocirca magnus quidem ventriculus hic,<text:line-break/>maximus autem et meatus, qui ab anterioribus ventri-<text:line-break/>culis in ipsum prorumpit, conspicitur; per quem meatum<text:line-break/>duntaxat cum . cerebro cerebellum .commune est atque<text:line-break/>connexum, sic enim partem ipsius utramque Hero),nili<text:line-break/>sectatoribus mos est appellare, anteriorem quidem totius<text:line-break/>numine propter magnitudinem; quunr enim sit, ut dixi-<text:line-break/>mus, duplex, parte alterutra tamen multo est majus<text:line-break/>tuto cerebello; posteriori vero parti, quia anterior nomen<text:line-break/>totius prius sibi vendicaverat, aequum fuit nullum am_</text:span></text:p>
      <text:p text:style-name="P30"><text:span text:style-name="T1">plius nomen praeter id quod nunc .habet, cerebellum vi-<text:line-break/>delicet, imponere. Quidam' vero non ita appellant, sed<text:line-break/>encranidem et encranium: quibus viris certe da. .da est<text:line-break/>venia, si clarioris doctrinae gratia multa nomina con-<text:line-break/>finxerunt, quum in omni vita multa per excellentiam<text:line-break/>nominentur, aut propter’ inaguitudluem, aut facultatem,<text:line-break/>vel virtutem, vel dignitatem. Quum igitur cerebrum sit<text:line-break/>a cerebello (ut superius diximus) crassae meningis du-<text:line-break/>plicatione diremptum, ipsurnque oporteat aliqua parte<text:line-break/>illi conjungi, quo praedictum meatum produceret, in<text:line-break/>unum prius locum utrosque ventriculos tcrininavit-; quem<text:line-break/>sane quartum totius cerebri ventriculum nonnulli ana-<text:line-break/>fornici numerant. Sunt et qui' hoc ipsum perforationem<text:line-break/>vocant duorum ventriculorum, nec concedunt alimu<text:line-break/>quendam ventriculum oportere existimare. Ego autem,<text:line-break/>sive communem amborum, sive tertium quendam praeter </text:span><text:span text:style-name="T21">.<text:line-break/></text:span><text:span text:style-name="T1">illos alium</text:span><text:span text:style-name="T21">.</text:span><text:span text:style-name="T1">ventriculum velit quis hinrc existimare, ex<text:line-break/>llis <text:s/>arbitror propositam - hujus sermonis enarrationem</text:span></text:p>
      <text:p text:style-name="P30"><text:span text:style-name="T1">nullum neque commodum neque detrimentum esse ae-s '<text:line-break/>cepturam. Causam vero, cur - anteriores ventriculi in<text:line-break/>unum coeant, velim intelligere. Fuerit autem haec-’ quaesi<text:line-break/>&lt;lam meatus ventriculos ipsos cum cerebello conjungentis<text:line-break/>generatio</text:span><text:span text:style-name="T16">; </text:span><text:span text:style-name="T1">num ex hac; cavitate <text:s/>prosectus </text:span><text:span text:style-name="T16">is </text:span><text:span text:style-name="T1">meatus,<text:line-break/>spiritumque, qui ea eentinetur, excipiens, cerebello transq<text:line-break/>mittit. Pars autem cerebri,' quae supra communem ca-<text:line-break/>vitatem est, velut domus tectum quoddam, in sphaerae<text:line-break/>superficiem concavam circumacta, non abs re videbitur<text:line-break/>appellata testudineata </text:span><text:span text:style-name="T16">et’ </text:span><text:span text:style-name="T1">fornicata, quod ejus generis<text:line-break/>aedificia, qui architecturae sunt peritiores, appellare'<text:line-break/>soleant <text:s/>testudines et forniccs. - Quibus porro quartus<text:line-break/>ventriculus hic est creditus, - omnium totius cerebri ven-<text:line-break/>triculorum' affirmant esse principalissimum. Herophllus<text:line-break/>vero non hunc-ventriculum, sed’-eum, qui posteriori?'<text:line-break/>cerebro ’ inest,' existimare videtur esse </text:span><text:span text:style-name="T10">:</text:span><text:span text:style-name="T1"> principaliorem.<text:line-break/>Nos veto; quidnam sentire de nis'oporteat, lu commen-<text:line-break/>tariis </text:span><text:span text:style-name="T16">de </text:span><text:span text:style-name="T1">Placitis Hippocratis et Platonis abunde prodi-</text:span></text:p>
      <text:p text:style-name="P30"><text:span text:style-name="T16">dimus: hoc autem .loco satis habebimus, si usus solos<text:line-break/>explicaverimus, neque hos quidem omnes cum demon-<text:line-break/>stratione, fed qui dogmata prius iu illo opere .demon-<text:line-break/>strata necessario sequuntur,.sola praecedentium dogmatum<text:line-break/>mentione facta, eos velut probatos ac concessos sume-<text:line-break/>mus. Usus 'sune illius fornicati corporis nullus alius est<text:line-break/>putandus,, quam.fornicum in aedificiis; quemadmodum<text:line-break/>enim fornices, ad incumbentia onera sustinenda funt qua-<text:line-break/>vis alia figura, aptiores, ita et hoc corpus partem cerebri,<text:line-break/>omnem incumbentem citra molestiam sustinet. Undique<text:line-break/>enim fibi ipsi simillimum est, quod, rotundum est .atque<text:line-break/>orbiculare; ob idque omnium figurarum ad patiendum<text:line-break/>est difficillimum, omniumque etiam est capacissimum<text:line-break/>carum, quae aequalem habent dimensionem. Est autem<text:line-break/>eommodum id non mediocre vasis, meatibus, ventriculis,<text:line-break/>omnibus denique , quae ad continendum substantias quas-<text:line-break/>dam suerunt comparata; quandoquidem horum omnium<text:line-break/>ca sunt pracstantistima, quae minima corporis mule pltt-<text:line-break/>rimmn -continere queant. Itaque et in meatus hujus</text:span></text:p>
      <text:p text:style-name="P30"><text:span text:style-name="T1">corpore, qui est inter' ventriculum hunc, qui corpori<text:line-break/>fornicato subjacet, </text:span><text:span text:style-name="T16">et </text:span><text:span text:style-name="T1">cerebelli ventriculum,- eosdem </text:span><text:span text:style-name="T16">fi-<text:line-break/></text:span><text:span text:style-name="T1">gurae huius ustis possis numerare: nani et ab omnibus<text:line-break/>injuriis est remotissimum, et capacissimum,- ferendoque<text:line-break/>oneri accommodatissimum, quod rotundum <text:s/></text:span><text:span text:style-name="T16">esu </text:span><text:span text:style-name="T37">t</text:span><text:span text:style-name="T42">f</text:span><text:span text:style-name="T37"> </text:span><text:span text:style-name="T1">Idem<text:line-break/>autem censendum est et de reliquis tetius corporis mea-<text:line-break/>tibus, de omnibus arteriis ac venis, omnibusque ven-<text:line-break/>triculis. Omnia quidem haec sunt sphaerica, sed propter<text:line-break/>apophyses et epiphyses, propterque illorum, quibus fir-<text:line-break/>mantur, contactum, mntuasque cum vicinis corporibus<text:line-break/>-connexiones et anastomoses sphaerae quidem perfectio<text:line-break/>vitiatur, rotunda tamen figura adhuc-manet. Quin, </text:span><text:span text:style-name="T16">- </text:span><text:span text:style-name="T1">si<text:line-break/>rnediunr ipsum ventriculi cujusqne spectes, omnium id<text:line-break/>oornperies rotundissimum , </text:span><text:span text:style-name="T16">ut </text:span><text:span text:style-name="T1">quod nullis dum vitiatum<text:line-break/>sit apophysibus, sed adhuc germanam retineat figurae<text:line-break/>suae'speciem. - Pari modo, si ab anterioribus ventriculis<text:line-break/>cavi ac medii loci fornicem ademptum 'intellexeris; si<text:line-break/>ablatas etiam, quae-ad nares deferuntur,- apophyses; <text:s/>si<text:line-break/>postremo productiones eas, quae ad obliquas atque in-<text:line-break/>fernas partes pertinent, mente detraxeris, de. quarum</text:span></text:p>
      <text:p text:style-name="P30"><text:span text:style-name="T1">nsu postea disseremus; quod reliquum erit; sphaerae spe-<text:line-break/>niem penitus repraesentabit., Atque etiam ab eo ven-<text:line-break/>triculo, ..qui. in posteriore est cerebro, si tum praedicti<text:line-break/>uncatus insertionem, tum productionem in spinalem me-<text:line-break/>dullam abstuleris, erit et ipse orbicularis.</text:span></text:p>
      <text:h text:style-name="Heading_20_2" text:outline-level="2"><text:span text:style-name="T8">Cap. XII.</text:span></text:h>
      <text:p text:style-name="P8"><text:span text:style-name="T1">De figura itaque ipsorum haec sufficiant.<text:line-break/>De magnitudine autem non hic solum, sed in toto etiam<text:line-break/>corpore, ventriculos quidem, qui materiales magis sub-<text:line-break/>stantias </text:span><text:span text:style-name="T21">. </text:span><text:span text:style-name="T1">recipiunt., consentaneum est esse majores; mi-<text:line-break/>nores vero, qui substantias majorum </text:span><text:span text:style-name="T21">virium </text:span><text:span text:style-name="T1">ac facultatis<text:line-break/>continenta Multum enim quibusque materiis inest excre-<text:line-break/></text:span><text:span text:style-name="T21">mentum</text:span><text:span text:style-name="T1">, quo separatu, atque excreto, et eo, quod utile<text:line-break/></text:span><text:span text:style-name="T21">est </text:span><text:span text:style-name="T1">reliquumy </text:span><text:span text:style-name="T21">. </text:span><text:span text:style-name="T1">convenientem jam, qualitatem adepto, ad<text:line-break/>proposi tum finem- jam pervenisse, opificem recte. dixeris.<text:line-break/></text:span><text:span text:style-name="T21">Quo </text:span><text:span text:style-name="T1">fit, ut posterioris cerebri ventriculus minor merito<text:line-break/></text:span><text:span text:style-name="T21">sit </text:span><text:span text:style-name="T1">anterioribus. Quod si quis etiam communem </text:span><text:span text:style-name="T21">ipsorum<text:line-break/></text:span><text:span text:style-name="T1">locum expendere.seorsum .velit,</text:span><text:span text:style-name="T28">c</text:span><text:span text:style-name="T21"> </text:span><text:span text:style-name="T1">quartum eum cerebri<text:line-break/>ventriculum numerans, hoc . quoque minor est cerebelli</text:span></text:p>
      <text:p text:style-name="P30"><text:span text:style-name="T1">Ventriculus. Quandoquidem meninx </text:span><text:span text:style-name="T21">, </text:span><text:span text:style-name="T16">chorioides </text:span><text:span text:style-name="T1">(quam<text:line-break/>ventriculos parte interna succingere dicebamus) ad hanc<text:line-break/>usque progreditur </text:span><text:span text:style-name="T21"><text:s/></text:span><text:span text:style-name="T1">cavitatem, quae est fornici similis;<text:line-break/>quae enim haec-proxime subsequuntur corpora, suntque<text:line-break/>ciccum meatum, duriore jam consistentia sunt, quam ut<text:line-break/>cingulo indigeant; similiter autem et quae circum totum<text:line-break/>posteriorem sunt ventriculum; diximus enim antea, quod<text:line-break/>totum' cerebellum- duritie multum a cerebro dissidet.<text:line-break/>Quo loco subit mihi admirari Praxagoram et Philo </text:span><text:span text:style-name="T16">l </text:span><text:span text:style-name="T1">i—<text:line-break/>rnurn, non modo propter dogmatum absu ditttem, ve-<text:line-break/>rum etiam propter eorum, quae in dissectionibus appa-<text:line-break/>rent, ignorantiam. Superabundantiam enim quandam<text:line-break/>seu spinalis medullae propaginem existimant esse cere-<text:line-break/>brurn; ob eamque causam longis flexibus atque involu-<text:line-break/>cris constare ipsum affirmant; quanquam posterius qui-<text:line-break/>dem cerebrum, quod spinali medullae est continuum,<text:line-break/>minime ejusmodi compositionis sit particeps, anterius<text:line-break/>vero evidentissime compositionem hunc ac plurirnanr<text:line-break/>prae se serati Ef eo major adhuc est horum virorum</text:span></text:p>
      <text:p text:style-name="P30"><text:span text:style-name="T1">error, quum non intalligant, quod partibus solis cerebri,<text:line-break/>quae ad basim pertinent, spinalis medulla est continua,<text:line-break/>quae solae ex omnibus partibus flexibus carent; durae<text:line-break/>enim quum sint, a </text:span><text:span text:style-name="T16">se </text:span><text:span text:style-name="T1">ipfis habent totam sedis firmitu-<text:line-break/>dinem, tenui meninge, 'quae fefe succingat ac sumet,<text:line-break/>nihil indigentes. Eoque modo optimi viri mullam sub-<text:line-break/>eant turpitudinem est necesse</text:span><text:span text:style-name="T16">, </text:span><text:span text:style-name="T1">quum spreta veritate,<text:line-break/>‘quae initio posuerunt dogmata, sequi volunt ac defen-<text:line-break/>dere. ' Atque etiam qui a cranio cerebrum ajunt con-<text:line-break/>rormari, 'non mihi ridentur animadvertisse, quod cero-<text:line-break/>bium ipsum a dura meninge est sejunctum, neque quod<text:line-break/>eadem meninx cranium quidem contingit, non tamen ei<text:line-break/>adhtierescit. Sed neque, etiam intelligunt, quod illam<text:line-break/>prius oportuisset conformari, neque quod ipsum cranium<text:line-break/>est ejusmodi.</text:span></text:p>
      <text:h text:style-name="Heading_20_2" text:outline-level="2"><text:span text:style-name="T8">Cap. XIII.</text:span></text:h>
      <text:p text:style-name="P8"><text:span text:style-name="T1">Quandoquidem eo orationis sumus de-<text:line-break/>ducti, non oportet formam cerebelli praetermittere in- ’<text:line-break/>discussam. Non enim ex magnis flexibus tenui meninge<text:line-break/>interceptis, ut cerebrum, scd ex inultis quidem et his</text:span></text:p>
      <text:p text:style-name="Standard"><text:span text:style-name="T37">1</text:span></text:p>
      <text:p text:style-name="P30"><text:span text:style-name="T1">admodum parvis corporibus, </text:span><text:span text:style-name="T16">non </text:span><text:span text:style-name="T1">tamen.simili illis modo<text:line-break/>est conflatum. Postea </text:span><text:span text:style-name="T16">vero, </text:span><text:span text:style-name="T1">quam in toto cerebri cor-<text:line-break/>pore, non in solis ejus ventriculis (quemadmodum alibi<text:line-break/>demonstravimus) spiritus animalis multus continetur, eri-<text:line-break/>.stimare oportet, plurimum etiam in cerebro posteriore<text:line-break/></text:span><text:span text:style-name="T21">ipsum </text:span><text:span text:style-name="T1">contineri, ut quod omnium, qui in totum corpus<text:line-break/>distribuuntur, nervorum futurum erat .principium, me-<text:line-break/></text:span><text:span text:style-name="T21">diaque </text:span><text:span text:style-name="T1">illa intervalla, quae partes ejus cormectunt, spiri-<text:line-break/>tus esse vias Porro Erafistratiis, quod ipsa quidem,<text:line-break/>epencranis (sic enim cerebellum nominat) cerebro . magis<text:line-break/>variam habet compositionem, recte pronunciat; quum autem<text:line-break/>magis implexam esse hanc </text:span><text:span text:style-name="T16">in </text:span><text:span text:style-name="T1">horuluibus dicat, quam in<text:line-break/>aliis animalibus, et cum ea etiam cerebrum, propterea.<text:line-break/>quod homines mente </text:span><text:span text:style-name="T16">ac </text:span><text:span text:style-name="T21"><text:s/></text:span><text:span text:style-name="T1">ratiocinatione caetera anirnan-<text:line-break/>tia superant, .non amplius mihi videtur aeque' recte </text:span><text:span text:style-name="T10">!</text:span><text:span text:style-name="T1">fen-<text:line-break/>fire, quum ipsi certe etiam asini cerebrum habeant ad—<text:line-break/>modum multis nexibus implicitum i </text:span><text:span text:style-name="T21">' </text:span><text:span text:style-name="T1">quos oportebat; si<text:line-break/>morum spectes ruditatem ac stuporem,- cerebrum habere<text:line-break/>simplex omnino </text:span><text:span text:style-name="T21">et </text:span><text:span text:style-name="T1">sine ullo plexu ae varietate'. </text:span><text:span text:style-name="T21">. Meliuiu</text:span></text:p>
      <text:p text:style-name="P68"><text:span text:style-name="T11">1</text:span><text:span text:style-name="T2"><text:tab/>' <text:tab/>.<text:tab/>1 ,<text:tab/></text:span><text:span text:style-name="T1">‘ </text:span><text:span text:style-name="T2">' * ' '<text:tab/>' 7*</text:span><text:span text:style-name="T12">τ</text:span><text:span text:style-name="T11"> </text:span><text:span text:style-name="T10">n</text:span><text:span text:style-name="T1">.s'</text:span><text:span text:style-name="T12">τ</text:span><text:span text:style-name="T2"> </text:span><text:span text:style-name="T4">ί</text:span><text:span text:style-name="T2"> </text:span><text:span text:style-name="T50">j'</text:span><text:span text:style-name="T1"> </text:span><text:span text:style-name="T2">’"' </text:span><text:span text:style-name="T1">‘ 't</text:span></text:p>
      <text:p text:style-name="P8"><text:span text:style-name="T1">autem fore fuisset 'existimare, intellectum sequi noncom- </text:span><text:span text:style-name="T31">-<text:line-break/></text:span><text:span text:style-name="T1">positionis varietatem, </text:span><text:span text:style-name="T16">-sed corporis, </text:span><text:span text:style-name="T1">quod cogitat atque<text:line-break/>intelligit, quodcunque id </text:span><text:span text:style-name="T16">fit,</text:span><text:span text:style-name="T1">.'bonam temperiem; neque<text:line-break/>enim ' bonitas acperfectio ‘intellectus' multitudini ‘spiritus<text:line-break/>animalis potius, videtur attribuenda, </text:span><text:span text:style-name="T16">quam </text:span><text:span text:style-name="T1">qualitati.<text:line-break/>Sed nunc quoque, nisi quis'velut fraeno quodam oratio-<text:line-break/>nem inhibuerit, in majora, quam </text:span><text:span text:style-name="T16">p.</text:span><text:span text:style-name="T1">aescnti disputationi<text:line-break/>conveniat, dogmata ingrediens, </text:span><text:span text:style-name="T37">' </text:span><text:span text:style-name="T1">sine modo' vagabitur,<text:line-break/>tametsi fieri non potest, ut is effugiat, quin’animae sub-<text:line-break/>stantiam attingat, qui corporis iplam continentis con-<text:line-break/>structionem explicat. Verum ut hoe fieri sion potest,' ita<text:line-break/>celeriter’ ad iusiitutum reverti possumus, quando tmmo-</text:span></text:p>
      <text:p text:style-name="P16"><text:span text:style-name="T37"><text:s/>1<text:tab/>( j<text:tab/></text:span><text:span text:style-name="T31">p 'J"<text:tab/></text:span><text:span text:style-name="T37">(- </text:span><text:span text:style-name="T31">j</text:span></text:p>
      <text:p text:style-name="P17"><text:span text:style-name="T1">rari non-est necesse. '<text:tab/>' '<text:tab/></text:span><text:span text:style-name="T37">‘<text:tab/><text:tab/><text:tab/> .</text:span></text:p>
      <text:h text:style-name="Heading_20_2" text:outline-level="2"><text:span text:style-name="T8">Cap. XIV.</text:span></text:h>
      <text:p text:style-name="P8"><text:span text:style-name="T1">Rursus igitur est partes, quae post me-,<text:line-break/>dium;sunt ventriculum, reversi consideremus, . cujus, rei.<text:line-break/>causa corpus id, quod ad principium..meatus incumbit,:,<text:line-break/>qui ventriculum. hunc <text:s/>cum cerebro posteriore, conjungit,,<text:line-break/>extiterit; quod ab anatomicis conarium appellatur. Est</text:span><text:span text:style-name="T10">1</text:span><text:span text:style-name="T1">.</text:span></text:p>
      <text:p text:style-name="P30"><text:span text:style-name="T1">. autem corpus hoc substantia quidem glandula, figura<text:line-break/>autem cono .perquam;.simile, unde ei .nomen quoque est<text:line-break/>impositum: usum autem ei eundem-esse existimant aliqui,<text:line-break/></text:span><text:span text:style-name="T31">,</text:span><text:span text:style-name="T36">r</text:span><text:span text:style-name="T31"> </text:span><text:span text:style-name="T1">quae est pyloro ventriculi. Nam. ut hunc ..confirmant<text:line-break/>esse glandulam et prohibere, ne ex ventriculo cibus<text:line-break/>prius, quam coctus sit, in .tenue, intestinum assumatur,<text:line-break/>ad eundem modum et hanc, glandulam, . conarium, in<text:line-break/>_ <text:s/>principio meatus constitutam, qui meatus. spiritum ex<text:line-break/>medio ventriculo in cerebelli, ventriculum .transmittit,<text:line-break/>custodem quendam esse ajunt, et velut oeconomum esse,<text:line-break/>quantum spiritus mitti oporteat. Ego vero ante exposui<text:line-break/>de ventriculi pyloro quid sentire' oporteat. Hanc vero<text:line-break/>glandulam cono assimilem magnaeque venae divisionem<text:line-break/>opplentem (a qua omnes fere, qui anterioribus fuut<text:line-break/>ventriculis, plexus choxioides constantur) in eum usum,<text:line-break/>ni qnem reliquae glandulae venarum divisiones firmantes,<text:line-break/>arbitror fuisse factam. Etenim positio ipsa- venae, eadem<text:line-break/>omnino illi est cum lusce glandulis, quippe' quae fua</text:span></text:p>
      <text:p text:style-name="P30"><text:span text:style-name="T1">ipsarum summitate stabilimento sunt partibus venae, nbi<text:line-break/>primum ipsa dividitur; reliqua vero omnis ipsarum para<text:line-break/>proportione distantiae vnsorum ex divisione productorum<text:line-break/>adaugetur', et 'eousque progreditur; </text:span><text:span text:style-name="T16">quoad </text:span><text:span text:style-name="T1">vasa haec<text:line-break/>sublimia feruntur. Postquam autem * primum venae hae<text:line-break/>corpus ipsius cerebri ingressae suerint, a conario jam<text:line-break/>relinquuntur; firmamentum autem et illi ipsi et venis<text:line-break/>fit cerebri coipus eo loco situm. Opinari autem, transi-<text:line-break/>tui spiritus praeesse id conarium; hominum est epiphy-<text:line-break/>feos vermiformis actionem ignorantium et plus aequo<text:line-break/>glandulae</text:span><text:span text:style-name="T10">1</text:span><text:span text:style-name="T1"> largientium. Nam si cerebri ipsius esset pars</text:span><text:span text:style-name="T10">1</text:span><text:span text:style-name="T1">,<text:line-break/>'quemadmodum pylorus est ventriculi,’ liceret ipsi una<text:line-break/>cum cerebri dilatationibus ac compressionibus ex suo<text:line-break/>opportuno situ dimoto aperire vicissim meatum ac' clau-<text:line-break/>dere; postea vero quam neque omnino cerebri pars est<text:line-break/>glandula haec, neque ab internis partibus ventriculi, sed<text:line-break/>extrinsecus ipsi adhaeret, qui posset tam magna in meatu</text:span></text:p>
      <text:p text:style-name="P30"><text:span text:style-name="T1">efficere, - cum ipsa moveri ex sese nequeat? At .quid<text:line-break/>prohibet (dicet forsan aliquis), quominus ipsa per se'<text:line-break/>moveatur? Quid tandem aliud prohibeat, quam quod, si<text:line-break/>ita sit, glandula quidem (si diis placet) cerebri facultatem<text:line-break/>habebit ac dignitatem, <text:s/>cerebrum vero -ipsum corpus</text:span><text:span text:style-name="T21">.<text:line-break/></text:span><text:span text:style-name="T1">duntaxat erit cerebri meatibus luterceptum, tanqnam in-<text:line-break/>strurnentum idoneum </text:span><text:span text:style-name="T16">ad </text:span><text:span text:style-name="T1">parendum ei, </text:span><text:span text:style-name="T21">. </text:span><text:span text:style-name="T1">quod movere ip-<text:line-break/>sum suapte natura possit? Sed haec quam ignorantiae<text:line-break/>sint plena atque inscitiae, quid opus est commemorare ?<text:line-break/>nam quod somniant, oportere quidem illic alicubi cicca<text:line-break/>meatum cerebri partem esse enismodi, quae spiritus<text:line-break/>transitui praesit-ac dominetur, invenire autem ipsi, ner<text:line-break/>queunt, non est conarion, sed is est processus, qui se-<text:line-break/>cundum totum meatum extenditur, vermi assimilis;.' no-<text:line-break/>minant enim illun', qui magis in anatomis sunt versati,<text:line-break/>a. sola, figura, vermiformem appellantes processum. Ejus<text:line-break/>porro situs et natura et cum partibus vicinis commu-<text:line-break/>nio sic habet.,. Ex utraque meatus parte tenues sunt aq<text:line-break/>praelongae, </text:span><text:span text:style-name="T21">,</text:span><text:span text:style-name="T1">celebri emmentiec, quas parvas nates appel-</text:span></text:p>
      <text:p text:style-name="P69"><text:span text:style-name="T41">Γ</text:span><text:span text:style-name="T39"> </text:span><text:span text:style-name="T5"><text:tab/></text:span><text:span text:style-name="T39">* </text:span><text:span text:style-name="T34">«-<text:tab/>** </text:span><text:span text:style-name="T39"><text:tab/>-<text:tab/></text:span><text:span text:style-name="T1">' <text:s/></text:span><text:span text:style-name="T39">,</text:span></text:p>
      <text:p text:style-name="Standard"><text:span text:style-name="T1">lant; qirarum concursum </text:span><text:span text:style-name="T16">hominum </text:span><text:span text:style-name="T1">conjunctis inter fefe<text:line-break/>femoribus rectissime comparaveris. 'Sunt autem qui di-<text:line-break/>'dyinis, id est testiculis, ea assimilantes malunssvocare testes<text:line-break/>quam nates. Nonnulli vero corpora conario propinqua<text:line-break/>vocaht didymia; 'quae vero </text:span><text:span text:style-name="T16">his sunt </text:span><text:span text:style-name="T1">proxima, glutia.<text:line-break/>Sinistrae igitur ac dextrae meatus partes horum .ipsio-<text:line-break/>rum sunt corpora</text:span><text:span text:style-name="T16">, </text:span><text:span text:style-name="T1">superiores vero tenui quadam mem-<text:line-break/>brana', non tamen imbecilla</text:span><text:span text:style-name="T16">, </text:span><text:span text:style-name="T1">operiuntur, glutiis utrinque<text:line-break/>conjuncta'; quae sane membrana ad posteriorem usque<text:line-break/>ventriculum exporrects finis est inferior epiphyscos ver-<text:line-break/>rniiormis, quae nihil habet didymis simile neque glu-<text:line-break/>tiis; illa enim multipliciter. est dearticulata, haec autem<text:line-break/>ubique sunt similia', ' non tamen ubique composita parti-<text:line-break/>culis per meimbranas. </text:span><text:span text:style-name="T37">’ </text:span><text:span text:style-name="T1">Porro epiphysis haec vermiformis,<text:line-break/>praeterquam quod varie est dearticulata atque ex quam-<text:line-break/>plurimis particulis per membranas tenues connexis conr-<text:line-break/>posita, ' id quoque adhuc habet eximium ac praecipuum::<text:line-break/>convexa quidem ipsius ac tenuis est </text:span><text:span text:style-name="T16">ad </text:span><text:span text:style-name="T1">ventriculum<text:line-break/>posteriorem extremitas,. quo loco lu superjacentem inern-</text:span></text:p>
      <text:p text:style-name="P18"><text:span text:style-name="T1">branam desinere dicebamus; lude autem paulatim' adau-<text:line-break/>cta 'tque amplificata dorsum habet propemodum' distan-<text:line-break/>tiae glutiorum aequabile; ob id longa quidem secundum<text:line-break/>meatum porrecta ' ipsum totum plane obstruit, retro</text:span><text:span text:style-name="T37">' </text:span><text:span text:style-name="T1">an-<text:line-break/>tem in. 'orbes reflexa simul ita membranam abstrahit<text:line-break/>convexis suis particulis connatam; meatum autem totum<text:line-break/>tantum aperit, quantum retrorsum cesserit; quum enim,<text:line-break/>duin reflectitur, 'lu sphaerae modum fiat rotunda in fe<text:line-break/>ipsamque confidat, quantum minuitur longitudo, tantum<text:line-break/>augetur latitudo. . Itaque consentaneum est, paulum qui-<text:line-break/>demin orbes revoluta, ob </text:span><text:span text:style-name="T42">T</text:span><text:span text:style-name="T37"> </text:span><text:span text:style-name="T1">jam que causam paulo magis<text:line-break/>ampliata, in solas meatus partes, quae ad basim sunt,<text:line-break/>strictissimas nequaquam ingredi posse ’ fines ipsius inferi-<text:line-break/>ores; majore vero refractione facta ob idque arnplitu-<text:line-break/>dine magis aucta, plus et de meatu ipso aperitur; sem-<text:line-break/>per autem tantum aperitur, quantum assidue de convexi-<text:line-break/></text:span><text:span text:style-name="T37">’ </text:span><text:span text:style-name="T1">tate ejus minuitur in ipsum ingressura.. Quorum nihil</text:span></text:p>
      <text:p text:style-name="P30"><text:span text:style-name="T1">probe factum fuisset, </text:span><text:span text:style-name="T16">si paulo </text:span><text:span text:style-name="T1">crassiorem -aut tenuiorem,<text:line-break/>quam nunc est, natura fecisset epiphysin; quandoquidem<text:line-break/>a crassiori meatus nunquam claudi exacte potuisset, quod<text:line-break/>nunquam, epiphysis partibus suis .tenuissimis ad meatus<text:line-break/>angustias pervenire potuisset; </text:span><text:span text:style-name="T16">a </text:span><text:span text:style-name="T1">tenuiori autem non modo<text:line-break/>non claudi exacte potuisset., sed. ne probe quidem ape-<text:line-break/>riretur. Nam interea, dum clauderetur, spiritus<text:line-break/>quippiam elaberetur, utpote non tota ipsius amplitudine<text:line-break/>ob epiphyseos tenuitatem occupata; dum autem aperire-:<text:line-break/>tur, multam prius oporteret fieri refractionem,, aut nun-<text:line-break/>quam fines devexi attollerentur a -basique ipfius meatus<text:line-break/>abscederent. -Atqui si paulo crassiore aut .tenuiore<text:line-break/>vermiformi epiphysi meatum ipsum </text:span><text:span text:style-name="T37"><text:s/></text:span><text:span text:style-name="T1">non belle. neque<text:line-break/>moderate aperiri claudi que contingat, quid suturum<text:line-break/>cen femus, si praesentem consistentium plurimum supe-<text:line-break/>raret? nonne ornatum ornrem, qui-omnibus fimul inest,<text:line-break/>funditus conturbatum ac. labefactatum iri? Atqui nullam</text:span></text:p>
      <text:p text:style-name="P30"><text:span text:style-name="T1">sane invenias constructionis bonitatem ad actionis per—<text:line-break/>sectionem meliorem ea, quae eo bonitatis pervenit, </text:span><text:span text:style-name="T21">ut,,<text:line-break/></text:span><text:span text:style-name="T1">si vel tantillum immutetur, tota vitietur. Nam ubi<text:line-break/>multa addere, aut adimere licet eorum, : quae insunt,<text:line-break/>sine ulla ipsius opificii laesione, ibi sapientem admodum<text:line-break/>opificem'nemo requirat; in quibus vero, si quid veI<text:line-break/>tantilium per incuriam suerit praeteritum, totum simul<text:line-break/>cum ipso perit, in lus perfectae artis est specimen. Ve-<text:line-break/>runtamen si, cousiructione reliqua inculpata, tantum in<text:line-break/>epiphyscos mole vitium opificii bonitatem labefactaret,<text:line-break/>quae neque magnopere juvare possit, neque incommodare, .<text:line-break/>nemo fortasse minus in fortunam eam culpam quam<text:line-break/>in artem trausiulerit; at quoniam, quod in vermiformis<text:line-break/>epiphyscos magnitudine, hoc et in aliis etiam omnibus<text:line-break/>accidit, (qui cquid enim transmuta veris, id actioni noces.,<text:line-break/>bit, queinadmodum protinus ostendemus,)- quonam pacto<text:line-break/>non is erit </text:span><text:span text:style-name="T21">‘ </text:span><text:span text:style-name="T1">ridiculus, </text:span><text:span text:style-name="T16">qui </text:span><text:span text:style-name="T1">naturam arte privaverit?-.<text:line-break/>Nates, enim tanto, meatu sunt altiores, ut ipfis </text:span><text:span text:style-name="T21">iuoume</text:span></text:p>
      <text:p text:style-name="P30"><text:span text:style-name="T38">.. </text:span><text:span text:style-name="T1">bat. epiphysis atque <text:s/>invehatur , nam et tutus </text:span><text:span text:style-name="T21">, </text:span><text:span text:style-name="T1">meatus<text:line-break/>ob aliud nihil fuit praelongus , nisi ut motus ipsius<text:line-break/>anullam haberet in quantitate differentiam ; praeterea,<text:line-break/>quae ex multis ac purvis densae sunt compositio-<text:line-break/>nes, eundem praebent usum; ut enim ipsa secundum<text:line-break/>magis et minus in motu differentia permulsa sit, eam<text:line-break/>fabricavit, quae plurimas contortiones et flexlones ha-<text:line-break/> here posset. At quod. ex . lus omnibus motus faci-<text:line-break/>les ac multos </text:span><text:span text:style-name="T21">. </text:span><text:span text:style-name="T1">erat . nabrtura , . periculumque erat<text:line-break/>ipsam </text:span><text:span text:style-name="T21">: </text:span><text:span text:style-name="T1">convenis natium dorsis invehentem ex ipfis<text:line-break/>praecipitatum rri ac . devolutum ipsunique meatum<text:line-break/>destituturam ,</text:span><text:span text:style-name="T21">, </text:span><text:span text:style-name="T1">natura’ </text:span><text:span text:style-name="T21">&lt; </text:span><text:span text:style-name="T1">ligamenta quaedam, ipsi cum<text:line-break/>natibus est machinata, quae dissectionum periti ten-<text:line-break/>dones appellant,, , a quibus utrinque constricta ae<text:line-break/>coercita .continetur,, , ne: vagari possit. Porro duram<text:line-break/>quoque., ipsam, quo' ab", injuriis esset tutior, effecit,<text:line-break/>non tamen eourque duram, l ut pars cerebri amplius non<text:line-break/>esset; sed. hic quoque, aestimato ad. unguein usu, eonsque</text:span></text:p>
      <text:p text:style-name="P30"><text:span text:style-name="T1">duram effecit, ut cerebri pars semper esset. Caeterum<text:line-break/>etiamsi oinnia_haec, quae ei nunc insunt, haberet, flexi-<text:line-break/>ones tamen, quas ex compofitione habet, obliquas aut<text:line-break/>rectas effecisset, non autem, quomodo nunc habent,<text:line-break/>transversas, nulla sane ex eis esset commoditas. <text:s/>Neque<text:line-break/>enim, quo modo diximus, rotunda fieret, nisi retro trans-<text:line-break/>verfis flexibus revolveretur; neque etiam (ut demousira-<text:line-break/>vimus) paulatim meatum aperire ac claudere posset;<text:line-break/>fed uno hoc praeterito, tanta ac talis omnium, quae<text:line-break/>circum meatum hunc sunt, corporum constructio esset<text:line-break/>inutilis. Constat igitur jam satis iis, qui animum ser- </text:span><text:span text:style-name="T21">-<text:line-break/></text:span><text:span text:style-name="T1">mori adhibuerunt, in multis quidem laesum iri duntaxat<text:line-break/>actionem,’ </text:span><text:span text:style-name="T16">in </text:span><text:span text:style-name="T1">quibusdam vero funditus labefactatum iri,<text:line-break/>si aliorum , quorum mentionem fecimus, quippiam im-<text:line-break/>inutatum fuerit. Itaque</text:span><text:span text:style-name="T10">0</text:span><text:span text:style-name="T1"> nullam ego invenire possum<text:line-break/>rationem, qua probare quis possit, haec non summae artis<text:line-break/>esse opera.</text:span></text:p>
      <text:h text:style-name="P2" text:outline-level="1"><text:bookmark-start text:name="bookmark8"/><text:span text:style-name="T8">GALENI </text:span>DE <text:span text:style-name="T8">VSU PARTIUM CORPO-</text:span><text:bookmark-end text:name="bookmark8"/><text:span text:style-name="T8"><text:line-break/></text:span>RIS <text:span text:style-name="T8">HUMANI</text:span><text:span text:style-name="T44"><text:line-break/></text:span><text:span text:style-name="T8">LIBER </text:span>IX.</text:h>
      <text:h text:style-name="Heading_20_2" text:outline-level="2"><text:span text:style-name="T8">Cap.I.</text:span></text:h>
      <text:p text:style-name="P8"><text:span text:style-name="T1">Posteaquam autem </text:span><text:span text:style-name="T16">partes </text:span><text:span text:style-name="T1">omnes, quae ad<text:line-break/>terebrum attinent, exposuimus, multisque locis, quae iis<text:line-break/>funt proxima, consecutione </text:span><text:span text:style-name="T16">quadam </text:span><text:span text:style-name="T1">..naturali, quam in<text:line-break/>eis reperimus, .coacti., oratione attigimus,' ncn alienum<text:line-break/>spexit reliquarum, capitis partium .usum hoc volumine..<text:line-break/>explicare, id denno resumentes, quod in fine libri supe-<text:line-break/>rioris dicebamus. Una autem naturae ex maximis ac<text:line-break/>praecipuis curis ea est, ut nutrimenti excrementa ex</text:span></text:p>
      <text:p text:style-name="P30"><text:span text:style-name="T1">omnibus corporis partibus purget; idque potissimum, si<text:line-break/>principes, quomodo cerebrum, hae fuerint Nam succi<text:line-break/>ejus, qui par(illas' ipsis aflluit, pars quidem utilis est adeo<text:line-break/>'atque benigna,' ut corpori" nutriendo assimiletur;' qui<text:line-break/>siuccus re' vera</text:span><text:span text:style-name="T29">:</text:span><text:span text:style-name="T21"> </text:span><text:span text:style-name="T1">est alimentum; reliqua- vero pars ad<text:line-break/>membrum usque cum benigno pervenit quidem </text:span><text:span text:style-name="T21">' </text:span><text:span text:style-name="T1">et ipsa,</text:span><text:span text:style-name="T21">'<text:line-break/></text:span><text:span text:style-name="T1">at, quum illud, apponitur, secernitur; ad quam excernen-<text:line-break/>dam natura meatus requirit opportunos; quos nisi nacta'<text:line-break/>fuerit, acervata ibi primum quidem</text:span><text:span text:style-name="T10">:</text:span><text:span text:style-name="T1">instar oneris gravat;<text:line-break/>deinde vero prohibet,' quominus succi postea affluant, vias<text:line-break/>ipformn' praeoccupans; quo fit; ut membrum ipsum nu-<text:line-break/>triri non sinat. Sed haec quidem sunt leviora. Majora<text:line-break/>vero his et' jam morborum instrumenta duo haec runt,<text:line-break/>in quae incidere tandem corpora impura est necesse!<text:line-break/>alterum quidem est, quod/quemadmodum animalia esu-<text:line-break/>rientia lutum, aut aliud quidvis ejusdem generis, ita<text:line-break/>partes accommodatu sibi alimento carentes oh ingenuam<text:line-break/>sibi appetentiam coguntur aliquid vel ex ipsis, pravis</text:span></text:p>
      <text:p text:style-name="P30"><text:span text:style-name="T1">fuccis attrahere</text:span><text:span text:style-name="T16">; </text:span><text:span text:style-name="T1">alterum vero, </text:span><text:span text:style-name="T16">quod </text:span><text:span text:style-name="T1">collecta haec ex-<text:line-break/></text:span><text:span text:style-name="T16">jreinenta </text:span><text:span text:style-name="T1">tandem computrescunt;- </text:span><text:span text:style-name="T16">eoque </text:span><text:span text:style-name="T1">modo. acriora<text:line-break/>simul </text:span><text:span text:style-name="T16">ac </text:span><text:span text:style-name="T1">calidiora tandem reddita, iniiammatiories,. ery-<text:line-break/>sip elata, . herpetas, carbunculos, febres innumerabilem-<text:line-break/>que aliorum morborum turbam ex oscitant. Ne qnisi igitur<text:line-break/>ejusmodi accideret, et maxime'in partibus principibus,<text:line-break/>natura magnam'curam adhibuit, ut excrementa excerne-<text:line-break/>rentur. </text:span><text:span text:style-name="T16">Quae </text:span><text:span text:style-name="T1">quum genere sint duplicia,-(alia. enim funt<text:line-break/>vaporosa ac fumosia, alia aulem velut aquosa, ac limosa,'i<text:line-break/>quorum illa quidem, suo impetu naturali in sublime fe-<text:line-break/>runtur , haec autem deorsum. idque .etiam ex sesc suopte<text:line-break/>nutu ac pondere,) . duplices .et ipsorum excretionr </text:span><text:span text:style-name="T3">scci.it<text:line-break/></text:span><text:span text:style-name="T1">meatus. Et eos quidem,- qui levia erant vacuaturi <text:s/>ex-<text:line-break/>crementa, in-altum duxit,, qui vero gravia cet deorsum<text:line-break/>repentia meatus erant vacuaturi, eos</text:span><text:span text:style-name="T10">1</text:span><text:span text:style-name="T1"> natura fecit decli-<text:line-break/>ves ,neque id folum, fed amplos etiam admoduni effecit;<text:line-break/>nt qui multorum certe et eorundem crassorum humorum<text:line-break/>velut rivi quidam et canales erant futuri; alios vero<text:line-break/>contra velut foramina quaedam tepuia perforavit pro -</text:span></text:p>
      <text:p text:style-name="P30"><text:span text:style-name="T1">ratione tenuitatis excrementorum. Caeterum- decIiyes<text:line-break/>cerebri meatus tum per palatum in sis, tuin per corpus<text:line-break/>narium conspicuis </text:span><text:span text:style-name="T16">orificiis ac </text:span><text:span text:style-name="T1">magnis sensibilia ac crassa<text:line-break/>eructant excrementa: vaporosi vero superflui excretiones,<text:line-break/>tprn quae per corpus universum, tum quae per caput.<text:line-break/>fiunt, cernere plane, femper non licet,, ut quae prae<text:line-break/>tenuitate sensum nonnunquam effugiant. Porre ii' humi-<text:line-break/>dis quidem et mollibus corporis, portibus nulla est prae-,<text:line-break/>scripta certa quaedam ejusmodi excretioni via,, quum<text:line-break/>humidum omne ac .anile corpus cedere quidem expedite,<text:line-break/>ac viam dare iis, quae impetu concitatiore per ipsum<text:line-break/>feruntur, praeteritis vero iis rursus coire atque in pri-<text:line-break/>stinam cohaerentiam repente coalescere soleat; in duris<text:line-break/>varo, corporibus, nisi via quaedam prius sit parata,<text:line-break/>transire per ea nihil potest -</text:span><text:span text:style-name="T37">. </text:span><text:span text:style-name="T1">Ob eam igitur causam in,<text:line-break/>ipso quidem cerebro" ac meningibus crrteqne caput cir-<text:line-break/>cumdante meatus vacuandis, vaporibus distinctos, non </text:span><text:span text:style-name="T42">z</text:span></text:p>
      <text:p text:style-name="P30"><text:span text:style-name="T1">fuit necesse constitui',' neque, si constituti quidam fuissent,<text:line-break/>fensu -dignosci potuissent', ut qui ‘facta "vacuatione 'stutirn<text:line-break/>confidant; . in cranio tvero (sic. enim nominatur id os,<text:line-break/>quod lotum ambit cerebium) conspicuas ac sensiles 'vias<text:line-break/>natura vaporosis his- -ac fuligijiosis excrementis secuit, non<text:line-break/>niudd’ propter "causam praedictam,- quae fane partibus<text:line-break/>omnibus' est -communis, verum etiam ob'privatam, quae<text:line-break/>sibi a situ ipso accedit; iram partibus corporis omnibus<text:line-break/>caput, 'velut teetirnr quoddam Salidae ssemuu, est supdri-<text:line-break/>positum. Quo fit,-ut, quum omuia, quae a partibus sub-<text:line-break/>jectis sursirm effeiuntur, fuliginosa ac' vaporosa excre-<text:line-break/>menta eaput excjpiat,- largiore -egeat </text:span><text:span text:style-name="T37">- </text:span><text:span text:style-name="T1">vaeuatiouer </text:span><text:span text:style-name="T37"><text:s/></text:span><text:span text:style-name="T1">At<text:line-break/>quoniam cerebium ipsum septo sorti muniri erat necesse,-<text:line-break/>ob eamque: causam nataa non cuti soli, quo modo<text:line-break/>partes ad ventriculum attinentes, hujus duftodiam con-<text:line-break/>credidit, sed velut tpiandam galeam os ipsi ante cutem<text:line-break/>circumposuit, non' sulum non copiosiorem reliquis parti—<text:line-break/>bus. corporis evacuationem, fed.alt* mediocrem quidem</text:span></text:p>
      <text:p text:style-name="P30"><text:span text:style-name="T1">erat habiturum, nili multas'ipsi transpirationes compa-<text:line-break/>rasset, simul quidem os capitis efficiens cavernosum, - si-<text:line-break/>mul et suturis, quas vocant, varie coarticulatum; quas<text:line-break/></text:span><text:span text:style-name="T21">si </text:span><text:span text:style-name="T1">quis novit, qualesnam sint, jam'rem omnem tenet,<text:line-break/></text:span><text:span text:style-name="T21">quod </text:span><text:span text:style-name="T1">si non novit, ' credat huic orationi. Ossium, quae<text:line-break/></text:span><text:span text:style-name="T21">ad </text:span><text:span text:style-name="T1">suturae generationem adaptantur; </text:span><text:span text:style-name="T21">- </text:span><text:span text:style-name="T1">utrumque eminen-<text:line-break/>tiam’ habet et cavitatem, non una serie, sed situ alter-<text:line-break/>nantes. Est -autem eminentia quidem figura unguibus<text:line-break/>digitorum potissimum assimilis, cavitas vero sedes -est<text:line-break/>hujusmodi figurae commensuram. Utrumque' igitur os<text:line-break/>suis cavitatibus alterius eminentias excipiens totam fi-<text:line-break/>guram dearticulationis efficit duabus serris ex adversu<text:line-break/>in scse </text:span><text:span text:style-name="T16">ad </text:span><text:span text:style-name="T1">dentes exacta</text:span><text:span text:style-name="T21">. </text:span><text:span text:style-name="T1">compositione ingredientibus si- </text:span><text:span text:style-name="T21">.<text:line-break/></text:span><text:span text:style-name="T1">millimam; quem, modum compositionis certum est quod<text:line-break/></text:span><text:span text:style-name="T21">et </text:span><text:span text:style-name="T1">commissurae securitatis causa obtinuerunt, ne quando<text:line-break/>mota vehementer diducantur ac ’ dissiliant Sic certe<text:line-break/></text:span><text:span text:style-name="T21">et </text:span><text:span text:style-name="T1">fabri lignarii crebris claviculis plerumque instru-<text:line-break/></text:span><text:span text:style-name="T21">menta </text:span><text:span text:style-name="T1">quaedam compingentes, .illorum compagem ac<text:line-break/>coagmentationem - solutu, efficiunt . difficillimam. Atque</text:span></text:p>
      <text:p text:style-name="P30"><text:span text:style-name="T1">fecundum </text:span><text:span text:style-name="T16">hoc </text:span><text:span text:style-name="T1">tibi fuerit exemplunraecnstructionis :ip<text:line-break/>surum ossium praeter primum, ..quod attulimus,, de.serris<text:line-break/>in fefe. e .contrario, iugredientibus. Quin et vestimentis-<text:line-break/></text:span><text:span text:style-name="T21">ex </text:span><text:span text:style-name="T1">pluribus pannis laceris .consutis compositionem hanc<text:line-break/>comparans haudquaquam aberraveris; nude . et. veteres<text:line-break/>medici (ut ego arbitror) suturas ipsas appellarunt, </text:span><text:span text:style-name="T21">quod'<text:line-break/></text:span><text:span text:style-name="T1">nomen hunc usque in diem retinent. Quid igitur .natura<text:line-break/></text:span><text:span text:style-name="T21">non, </text:span><text:span text:style-name="T1">nt palati, os, . ita et capitis tenuibus foraminibus*<text:line-break/>quasi, cavernulis quibusdam pertudit? aut cur cavernis<text:line-break/>ipsius solis non fuit contenta? .Quia has quidem </text:span><text:span text:style-name="T21">erat<text:line-break/>necesse </text:span><text:span text:style-name="T1">utrinque in laevem ac. densam ossis squamam,<text:line-break/></text:span><text:span text:style-name="T21">desinere, . </text:span><text:span text:style-name="T1">vicinas .intrinsecus quidem nienlugilsus luturas,<text:line-break/></text:span><text:span text:style-name="T21">extrinsecus vero </text:span><text:span text:style-name="T1">.membranae, quam</text:span><text:span text:style-name="T21">' </text:span><text:span text:style-name="T1">pericranium appel-<text:line-break/></text:span><text:span text:style-name="T21">lant. Porro quod </text:span><text:span text:style-name="T1">alia- etiam causa esset, cur capitis, os<text:line-break/></text:span><text:span text:style-name="T21">lu. multus, partes </text:span><text:span text:style-name="T1">dividi esset necesse-, libro superiore<text:line-break/></text:span><text:span text:style-name="T21">monstravimus.. </text:span><text:span text:style-name="T1">Si igitur cavernae quidem sine tegumento<text:line-break/></text:span><text:span text:style-name="T21">relictae </text:span><text:span text:style-name="T1">.membranas sua asperitate, erant .abrasurae </text:span><text:span text:style-name="T21">ac<text:line-break/>vulneraturae, </text:span><text:span text:style-name="T1">externam aulem eorum squamam perforare<text:line-break/></text:span><text:span text:style-name="T21">erat </text:span><text:span text:style-name="T1">fuperfluum, ut quae capitis os tunc in multa </text:span><text:span text:style-name="T21">erat</text:span></text:p>
      <text:p text:style-name="P70"><text:span text:style-name="T1">'divisura, merito natura </text:span><text:span text:style-name="T16">his </text:span><text:span text:style-name="T1">futuris ad transpiratum est:<text:line-break/>simul 'usa. - , Satius enim est (ut. saepe fuit demonstratum,<text:line-break/></text:span><text:span text:style-name="T21">per pauca </text:span><text:span text:style-name="T1">instrumenta 'actiones atque usus multos perfici,<text:line-break/></text:span><text:span text:style-name="T21">quam </text:span><text:span text:style-name="T1">paucas, </text:span><text:span text:style-name="T21">.per </text:span><text:span text:style-name="T1">plura. , Proinde libro </text:span><text:span text:style-name="T21">quidem </text:span><text:span text:style-name="T1">superiore,,<text:line-break/>ostendimus, pericranium .membranam-, crassae . </text:span><text:span text:style-name="T21">meningi<text:line-break/></text:span><text:span text:style-name="T1">connecti oportere</text:span><text:span text:style-name="T21">, </text:span><text:span text:style-name="T1">ob eamque. causam suturas </text:span><text:span text:style-name="T21">oportuisse;<text:line-break/></text:span><text:span text:style-name="T1">comparari; hoc autem libro;, </text:span><text:span text:style-name="T13">C</text:span><text:span text:style-name="T1">qui nunc est in </text:span><text:span text:style-name="T21">manibus,,<text:line-break/></text:span><text:span text:style-name="T1">fecundum earum explicamus usum. </text:span><text:span text:style-name="T37">: </text:span><text:span text:style-name="T21">Fuerit </text:span><text:span text:style-name="T1">vero ,et </text:span><text:span text:style-name="T21">ter-,<text:line-break/></text:span><text:span text:style-name="T1">tius quidam, </text:span><text:span text:style-name="T21">qui </text:span><text:span text:style-name="T1">ad' vufa tenuis, </text:span><text:span text:style-name="T21">excidentia pertinetqui-,<text:line-break/></text:span><text:span text:style-name="T1">hus et </text:span><text:span text:style-name="T21">ipsis congruentia </text:span><text:span text:style-name="T1">fecisset foramina, </text:span><text:span text:style-name="T21">quemadmodum -<text:line-break/></text:span><text:span text:style-name="T1">et crassis, </text:span><text:span text:style-name="T21">uisi </text:span><text:span text:style-name="T1">.suturarum generationem </text:span><text:span text:style-name="T21">prospiciens neces-<text:line-break/></text:span><text:span text:style-name="T1">sariam, ina, </text:span><text:span text:style-name="T21">ad hanc </text:span><text:span text:style-name="T1">rem simul </text:span><text:span text:style-name="T21">fisa etiam fuisset. Cras-<text:line-break/></text:span><text:span text:style-name="T1">siora </text:span><text:span text:style-name="T21">igitur </text:span><text:span text:style-name="T1">fuliginosorum </text:span><text:span text:style-name="T21">excrementorum per has. solas,<text:line-break/></text:span><text:span text:style-name="T1">suturas </text:span><text:span text:style-name="T21">vacuantur, </text:span><text:span text:style-name="T1">quandoquidem </text:span><text:span text:style-name="T21">tenuioribus </text:span><text:span text:style-name="T1">vel cranium<text:line-break/>ipsum est pervium; esset autem</text:span><text:span text:style-name="T21">r</text:span><text:span text:style-name="T1">et </text:span><text:span text:style-name="T21">crassioribus pervium,<text:line-break/></text:span><text:span text:style-name="T1">quantum ad’ cavermas attinet, nisi laevem (ut diximus),<text:line-break/>ctrinque superficiem. ejus </text:span><text:span text:style-name="T16">esse </text:span><text:span text:style-name="T1">oportuisset.- ’:<text:tab/>' </text:span><text:span text:style-name="T37">, a , -</text:span></text:p>
      <text:h text:style-name="Heading_20_2" text:outline-level="2">Cap. II.</text:h>
      <text:p text:style-name="P8"><text:span text:style-name="T1">At vero. cranium </text:span><text:span text:style-name="T21">quibusdam </text:span><text:span text:style-name="T1">forte </text:span><text:span text:style-name="T21">vide.bi-</text:span></text:p>
      <text:p text:style-name="P30"><text:span text:style-name="T1">tur frustra factum fuisse cavernosum; quum suturae pro-’<text:line-break/>pter -ipsarum multitudinem ac magnitudinem nihil alieno<text:line-break/>auxilio ad transpirationem indigeant. His itaque rursus<text:line-break/>ostendere est necesse, propter alium quendam usum' ejus-<text:line-break/>modii ipfuin esse’ oportuisse,- quanquam properabam jam’<text:line-break/>ad meatuum, - perrquos"excrementa crassa excernuntur,<text:line-break/>expositionem, ne praesens liber ab iis, quae subinde in-<text:line-break/>citlunt; ' fieret prolixiori' Hoc 'itaque solum adhuc cum<text:line-break/>adjecero/ ad propositum revertar.- </text:span><text:span text:style-name="T16">Si </text:span><text:span text:style-name="T1">igitur natura derr-<text:line-break/>sum simul ac tenue totum os superius fecisset, quae<text:line-break/>subsunt partes; nihil plus ex ea constructione’ ad fecurr-'<text:line-break/>tetein fuissent assecutae,' quum ea, quae id "vulnerarii,<text:line-break/>intro facile penetrare potuissent propter viae brevitatem;<text:line-break/>sin vero <text:s/>crassum -fimus ae</text:span><text:span text:style-name="T10">:</text:span><text:span text:style-name="T1"> densum, - oneri fuisset totr<text:line-break/>animali; quemadmodum </text:span><text:span text:style-name="T16">si </text:span><text:span text:style-name="T1">quis nune capiti -suo ornus<text:line-break/>aliquod, alliget; perpetuoque id gestet.</text:span><text:span text:style-name="T2">-</text:span><text:span text:style-name="T4">ῆ</text:span><text:span text:style-name="T2"> </text:span><text:span text:style-name="T1">Reliquum igitiur<text:line-break/>adhuc erat tertium, ut neque tenue, neque densum, scd<text:line-break/>erassum quidem, rarum tamen ac cavernosum esset. E*</text:span></text:p>
      <text:p text:style-name="P30"><text:span text:style-name="T1">enim modo neque gravaturum erat, neque viaiu in ce-,<text:line-break/>rcbrum brevem vulnerantibus sesie erat daturum. Factum<text:line-break/>igitur tale est propter ea, quae nunc sunt dicta, atque<text:line-break/>adeo ob transpirationeni.</text:span></text:p>
      <text:h text:style-name="Heading_20_2" text:outline-level="2">Cap. III.</text:h>
      <text:p text:style-name="P8"><text:span text:style-name="T1">Rursus igitur ad reliquum- genus meatuum<text:line-break/>cerebrum purgantium reversi' naturae in -his artificium<text:line-break/>explicemus. At de duobus quidem, qui ad nares per-<text:line-break/>veniunt, proximo libro tractavimus; .reliquorum vero<text:line-break/>duorum, qui ad palatum descendunt, alter quidem- ex<text:line-break/>fundo medii cerebri </text:span><text:span text:style-name="T21"><text:s/></text:span><text:span text:style-name="T1">ventriculi prosectus fertur- deorsum,<text:line-break/>reliquus vero emergit quidem a meatu, qui cerebrum<text:line-break/>cerebello, connectit, fertur autem obliquus deorsum ver-<text:line-break/>sus alterum: quum vero, primum in. idem </text:span><text:span text:style-name="T21">. </text:span><text:span text:style-name="T1">simul conve-<text:line-break/>nerint, locus quidam communis utrosque excipit cavus<text:line-break/>ac declivis, cujus labrum supernum ablolutus est circulus;<text:line-break/>lude autem semper magis </text:span><text:span text:style-name="T16">ac </text:span><text:span text:style-name="T1">magis arctatus descendens<text:line-break/></text:span><text:span text:style-name="T21">lu </text:span><text:span text:style-name="T1">subjectam glandulam inseritur amplae sphaerae simi-</text:span></text:p>
      <text:p text:style-name="P30"><text:span text:style-name="T1">lem manisestarnque cavitatem </text:span><text:span text:style-name="T16">habentem</text:span><text:span text:style-name="T1">; excipit autem<text:line-break/>hunc </text:span><text:span text:style-name="T16">os </text:span><text:span text:style-name="T1">cribro cuidam simile, in palatum desinens.<text:line-break/>Haec igitur est crassorum superfluorum via. Usus autem<text:line-break/>cujusq.ue instrumentorum, </text:span><text:span text:style-name="T16">quae </text:span><text:span text:style-name="T1">viae ipsi insunt, perspi-<text:line-break/>cuus quidem jam est, etiamsi silentio ipsum praeteream;<text:line-break/>reseram tamen, ne quid hrc desideretur- Cavitas igitur,<text:line-break/>quae meatus’hos excipit, quam nonnulli a figura pelvim,<text:line-break/>alii ab usu infundibulum nominant, . sirpenris quidem<text:line-break/>partibus quasi cisternae cuiusdam habet usum, infernis<text:line-break/>-autem .(ut et nonren ipsum indicat) infundibulum imita-<text:line-break/>tur; parte autem isifema meatum habet sensibilem us-<text:line-break/>que </text:span><text:span text:style-name="T16">ad </text:span><text:span text:style-name="T1">glandulam ventriculi. Quoniam autem hoc in-<text:line-break/>fundibulum cerebro 'ipsi superne conjungi oportebat, in-<text:line-break/>ferne autem in glandulam descendendo inseri, convenienter<text:line-break/>membranosum extitit. Ad haec, quum cerebrum ipsum<text:line-break/>membrana tenuis, meninx scilicet chorioides contineat,<text:line-break/>non erat consentaneum ligamentum aliud choanae cum<text:line-break/>cerebro requirere.Convenienter igitur portio quaedam<text:line-break/>ab hac meninge protensa corpus pelvis hujus constituit.</text:span></text:p>
      <text:p text:style-name="P30"><text:span text:style-name="T1">Porro quod ad usum glandulae infundibulum excipientia<text:line-break/>attinet, fatis liquet, quod excrementa transcolat; quod<text:line-break/>commodum magnum anatomicis est ignoratum. Cur au-<text:line-break/>tem non statim ex choana seu infundibulo' excidant per<text:line-break/>palati foramina, cum requirere esset aequum, hoc piae-<text:line-break/>terrnittuut; quemadmodum et de ossibus.narium, quae<text:line-break/>ethmoidea seu cribrosa appellantur: neque enim, cujus<text:line-break/>rui gratia facta haec sint, ah eis proditum est, sed. id<text:line-break/>tantummodo dixisse, quod transcolant ipsa superflua,<text:line-break/>satis esse putant; quod vero satius' sint ea transcolari,<text:line-break/>'neque protinus excidere, omnino praetermiserunt, id<text:line-break/>quod nos antea sane ostendimus. Ad' haec quod non cri-<text:line-break/>brosa sed spongiosa nomiuare haec ossa melius atque<text:line-break/>aptius esset, quodque hoc modo etiam Hippocrates com-<text:line-break/>parabat, indicavimus. Quum igitur nares promptius lae-<text:line-break/>derentur, magna facta sunt haec propugnacula et ossea<text:line-break/>longissiineque porrecta; in palatum vero, ceu in os<text:line-break/>foramlurbus desinentibus erassaque praeterea membrana</text:span></text:p>
      <text:p text:style-name="P30"><text:span text:style-name="T1">intrinsecus operiendis, non suit opus magnis tegumentis,<text:line-break/>fed tria haec suffecerunt, glandula, os, membrana. </text:span><text:span text:style-name="T16">Quod<text:line-break/></text:span><text:span text:style-name="T1">aulem .extra crassam menlugem fit glandula ista, per-<text:line-break/>fpicuum esse arbitror, etiamfi non addidero. Adde huc,<text:line-break/>quod tantum est intervallum inter os palati et crassam<text:line-break/>menlugem, quanta est glandulae profunditas. Jam vero<text:line-break/>consentaneum certe suerit recensere, quaenam corpora<text:line-break/>hoc in loco natura collocarit. Perspicuum enim est,<text:line-break/>quod omniuin, quae'in tutu funt corpore, locorum hic<text:line-break/>est tutissimus, - qmrni parte quidem superiore cerebrum<text:line-break/>totum </text:span><text:span text:style-name="T16">ac </text:span><text:span text:style-name="T1">cranium superjaceant, inferiore autem os pa-<text:line-break/>lati sit atque os ipsum; ;proinde, si fieri posset, animal<text:line-break/>prius saepe moreretur, quam ab iis, quae extrinsecus<text:line-break/>incidunt, offensio aliqua paries has violaret.</text:span></text:p>
      <text:h text:style-name="Heading_20_2" text:outline-level="2">Cap. IV.</text:h>
      <text:p text:style-name="P8"><text:span text:style-name="T1">Itaque quod anatomici, nuncupant plexum<text:line-break/>retiformem, maxime omnium, quae illic sunt, admira-<text:line-break/>bile, ibi est collocutum, complectens.quidem in orbem<text:line-break/>er ipsam glandulam, pertingens autcin retro longissime.</text:span></text:p>
      <text:p text:style-name="P30"><text:span text:style-name="T1">toti enim propemodum cerebri basi plexus hic subjicitur.<text:line-break/></text:span><text:span text:style-name="T21">Est </text:span><text:span text:style-name="T1">autem non simplex rete, sed ejusmodi, ut </text:span><text:span text:style-name="T16">si </text:span><text:span text:style-name="T1">vulgaria<text:line-break/>_haec piscatorum retia plura alia aliis cumulata superji-<text:line-break/></text:span><text:span text:style-name="T21">pias. </text:span><text:span text:style-name="T1">luest tamen naturali huic'reti id eximium, quod<text:line-break/>alterius replicationes alterius replicationibus sint con-<text:line-break/></text:span><text:span text:style-name="T21">nexae, </text:span><text:span text:style-name="T1">quodque ex ipsis sejunctum nihil omnino </text:span><text:span text:style-name="T21">capere<text:line-break/>queaxi </text:span><text:span text:style-name="T1">quum enim omnia serie continua inter se sint<text:line-break/>connexa, id unum, quod ceperis, alia sequentur. Nec'<text:line-break/>vero, quibus homines uti solent, retia cum lus </text:span><text:span text:style-name="T21">luter </text:span><text:span text:style-name="T1">sc<text:line-break/>compositis tenuitate ac totius compositionis </text:span><text:span text:style-name="T21">densitate<text:line-break/></text:span><text:span text:style-name="T1">contendere queant, Nec certe ex' </text:span><text:span text:style-name="T21">quavis </text:span><text:span text:style-name="T1">materia </text:span><text:span text:style-name="T21">corr-<text:line-break/></text:span><text:span text:style-name="T1">flatum est, fed natura maximam </text:span><text:span text:style-name="T21">portionem </text:span><text:span text:style-name="T1">earujn.arte-<text:line-break/>riarum, quae a corde sursum‘ad </text:span><text:span text:style-name="T21">caput </text:span><text:span text:style-name="T1">feruntur, </text:span><text:span text:style-name="T21">qmate--<text:line-break/></text:span><text:span text:style-name="T1">riam plexni huic mirabili subjecit, ' </text:span><text:span text:style-name="T21">Jiam </text:span><text:span text:style-name="T1">exiguae </text:span><text:span text:style-name="T21">quae-<text:line-break/></text:span><text:span text:style-name="T1">dam ab ipsis propagines in collum ac faciem </text:span><text:span text:style-name="T21">par-tesque<text:line-break/></text:span><text:span text:style-name="T1">capitis externas digressae funt; </text:span><text:span text:style-name="T21">reliquum </text:span><text:span text:style-name="T1">autem </text:span><text:span text:style-name="T21">omne<text:line-break/></text:span><text:span text:style-name="T1">rectum a principio factum est, per </text:span><text:span text:style-name="T21">thoracem </text:span><text:span text:style-name="T1">ac </text:span><text:span text:style-name="T21">collum<text:line-break/></text:span><text:span text:style-name="T1">sublime ad caput tendens, atque excipit quideru. amice</text:span></text:p>
      <text:p text:style-name="P30"><text:span text:style-name="T1">quae ea parte est cranii portio, </text:span><text:span text:style-name="T16">et </text:span><text:span text:style-name="T1">foramine in sesc<text:line-break/>apertio, lutra caput sine molestia deducit; cxcepiliet au-<text:line-break/>tem ' et crassa meninx, et secundum impetus atque<text:line-break/>ascensus illarum rectitudinem jam pertusa erat, opinari-<text:line-break/>que quis. ex his omnibus potuisset, ipsas </text:span><text:span text:style-name="T16">ad </text:span><text:span text:style-name="T1">cerebrum<text:line-break/>properare. At non erat ita; cranium enim praetergressae<text:line-break/>medio inter hoc quidem et crassam' menlugem loco<text:line-break/>primum quidem dividuntur in crebras easque exiguas<text:line-break/>admodum ac tenues -arterias; tum-autem pars ipsarum<text:line-break/>'in capitis anteriora, aliae lu posteriora, aliae ad laevam,<text:line-break/>aliae ad dextram feruntur inter - fefe mutuo complexae,<text:line-break/></text:span><text:span text:style-name="T37">ut </text:span><text:span text:style-name="T1">rursum aliam priori contrariam de se praebeant opi-<text:line-break/>nionem, quod scilicet ire ad cerebrum sint oblisae. At.- -<text:line-break/>non ita ne hoc quidem se habet; ' </text:span><text:span text:style-name="T16">nani </text:span><text:span text:style-name="T1">postea ex multis<text:line-break/>illis arteriis velut radicibus in truncum coalescentibus<text:line-break/>conjugatio alia arteriarum enascitur, ei, quae initio a<text:line-break/>sorde sursum -ferebatur, aequabilis; eoque modo jam<text:line-break/>per crassae meningis foramina cerebrum subit. Caeterum<text:line-break/>quodnam tandem siti </text:span><text:span text:style-name="T16">hoc </text:span><text:span text:style-name="T1">miraculum, et ad quem usum</text:span></text:p>
      <text:p text:style-name="P18"><text:span text:style-name="T1">a natura nihil temere agente factum fit, </text:span><text:span text:style-name="T16">si </text:span><text:span text:style-name="T1">recordaris<text:line-break/>eorum,- quae,- dum Hippocratis ac Platonis dogmata ex-<text:line-break/>plicaremus; diximus atque demonstravimus </text:span><text:span text:style-name="T16">, </text:span><text:span text:style-name="T21">- </text:span><text:span text:style-name="T1">illinc fi-<text:line-break/>dem non mediocrem, ad haec tibi sumpseris, facileque<text:line-break/>usum </text:span><text:span text:style-name="T21">'</text:span><text:span text:style-name="T1">plexus 'hujus repereris. Ubi enim natura exacte<text:line-break/>materiam ruit conficere, diuturnam ei moram in 'co-<text:line-break/>ctionis instrumentis comparati </text:span><text:span text:style-name="T21"><text:s/></text:span><text:span text:style-name="T1">Id ipsum namque 'pluri-<text:line-break/>luis aliis locis demonstravimus </text:span><text:span text:style-name="T21">;"' </text:span><text:span text:style-name="T1">quod autem ad praesens<text:line-break/>institutum attinet, sat erit-flexus variciforinis, 'in quo<text:line-break/>languis ac spiritus ad seminis generationem accommodi<text:line-break/>praeparantur, meminisse, indeque' exemplum quodlam<text:line-break/>ad praesentia explicanda sumere. Nam venae et arte-<text:line-break/>riae in illo flexu multiplici contorquentur, in prinrisqu.o<text:line-break/>flexuum partibus sanguinem sincerum continent,'</text:span><text:span text:style-name="T21">- </text:span><text:span text:style-name="T1">qui<text:line-break/>certe in 'ultimis flexibus ad ipsos-testiculos'non amplius<text:line-break/>ruber plane est, sed jam quodam </text:span><text:span text:style-name="T16">modo </text:span><text:span text:style-name="T1">albicat succus<text:line-break/>'is, qui in ipfis continetur,'exiguum adhuc requirens ad<text:line-break/>perfectam -substantiae seminis generationem, quod' ei si</text:span></text:p>
      <text:p text:style-name="P30"><text:span text:style-name="T1">testiculis ipsis accedit- At quarto spiritus animalis ce-<text:line-break/>rebri exactiorem semine postulabat concoctionem,, tanto<text:line-break/>plexus retiformis flexuosior </text:span><text:span text:style-name="T21">. </text:span><text:span text:style-name="T1">varicisormi extitit. Recte<text:line-break/>igitur in illis commentariis a nobis fuit demonstiatum,<text:line-break/>quod spici! us animalis cerebri generatio materiam pro-<text:line-break/>priam habet spiritum vitalem, qui per arterias sursum<text:line-break/>fertur. Caeterum quod initio etiam totius operis admo-<text:line-break/>nuimus, id nunc quoque repetemus, quod nemo scilicet<text:line-break/>probe.-usum ullum </text:span><text:span text:style-name="T21">cuiusvis </text:span><text:span text:style-name="T1">invenerit, nisi multo prius<text:line-break/>totius instrumenti actionem habuerit exploratissimam.<text:line-break/>Demonstravimus igitur in illis commentariis, animam<text:line-break/>ratiociuat rcem </text:span><text:span text:style-name="T21">in </text:span><text:span text:style-name="T1">cerebro habitare, per eamque partem<text:line-break/>nos ratiocinari, spiritumque animalem in ipsa quam<text:line-break/>plurimum contineri, qualitatis proprietatem ex sui ip-<text:line-break/>sius coctione adeptum. Hic autem cum reliqua ipsius<text:line-break/>constructio, tum autem plexus iste retiformis mirabiliter<text:line-break/>consentire videtur iis, quae recte a ..nobis suerunt-de-<text:line-break/>monstvata. Totum enim cerebrum iis arteriis multipliciter</text:span></text:p>
      <text:p text:style-name="P30"><text:span text:style-name="T1">divisis est pertextum, multacque ipsarum divisiones''lu<text:line-break/>ipsius ventriculos delinunt, quemadmodum et venarum<text:line-break/>ex vertice ipsius descendentium; ex oppositis enim/locis’<text:line-break/>arteriis occurrunt,' et in omnes, quemadmodum arteriae,<text:line-break/>cerebri partes' atque adeo in ipsos ventriculos distri-<text:line-break/>buuntur. Porro quemadmodum in ventriculum atque'<text:line-break/>intestina arteriae et venae quamplurimae perveniunt,<text:line-break/>bllem quidem ac' pituitam reliquosque id genus humores<text:line-break/>in externam capacitatem effundentes, sanguinem auteni<text:line-break/>ac spiritum vitalem intra </text:span><text:span text:style-name="T16">se </text:span><text:span text:style-name="T1">ipsas retinentes, </text:span><text:span text:style-name="T16">pari modo<text:line-break/></text:span><text:span text:style-name="T1">in cerebri ventriculos venae similiter excernunt quidem<text:line-break/>superflua, sanguinem autem retinent, arteriae vero spi-<text:line-break/>ritum maxime omnium respirant; hae namque sursum<text:line-break/>in cerebrum ab infernis partibus seruntur, venae autem<text:line-break/>ex vertice in ipsum descendunt. Quod admirabili pro-<text:line-break/>dam artificio a natura fuit comparatum, ut, quae ex ip-<text:line-break/>sarum orificiis elabuutur substantiae, totum cerebrum<text:line-break/>permeent; quamdiu enim in ipfis vasis continentur, lu</text:span></text:p>
      <text:p text:style-name="P30"><text:span text:style-name="T1">omnes corporis partes una cum .silis feruntur; postquam<text:line-break/>autem semel e.x, ipfis exciderint, fertur utraque fecun-<text:line-break/>dum, proprium impctum, levis quidem ac tenuis fur-<text:line-break/>surn, aleorfum autem crassa ac gravis. Ab illis igitur<text:line-break/>arteriis,- - quae in partes ad ventriculos attinentes ter-<text:line-break/>minamur, fitunt habentibus declivem, nihil spiritus lu<text:line-break/>capacitatem subjectam excidit, nili qui forte ab ipsa va-<text:line-break/>sormn actione pulsus fuerit; ab iis autem, quibus in<text:line-break/>ipsum cerebrum acclinis est politio, estluit femper spiri--<text:line-break/>tus, belle in retiformi plexu confectus, tantum scilicet,<text:line-break/>quantum arteriae, quae lu ' plexu funt, praemiferint;<text:line-break/>neque, enim, lias celeriter potest pervadere,- scd haeret<text:line-break/>errabundus per contortiones ac flexus, qui niulti ac<text:line-break/>yarii spectant in omnes partus, supernam scilicet, in-<text:line-break/>fernam ac obliquas. Proinde in his moratus diutissime<text:line-break/>conficitur, confectus autem statim in cerebri ventriculos </text:span><text:span text:style-name="T37">.<text:line-break/></text:span><text:span text:style-name="T1">incinit; </text:span><text:span text:style-name="T37">... </text:span><text:span text:style-name="T1">neque</text:span><text:span text:style-name="T37">. </text:span><text:span text:style-name="T1">;enim ipsum, amplius, illic morari,, neque<text:line-break/>cum, ..qni nondum sit,.elaboratus, ferri jam otrortebat.</text:span></text:p>
      <text:p text:style-name="P71"><text:span text:style-name="T1">Neque id modo in </text:span><text:span text:style-name="T16">ipfis </text:span><text:span text:style-name="T1">quidem ventriculis fieri ita<text:line-break/>oportebat, in ipso autem toto cerebro mon. .oportebat,.,<text:line-break/>sed et in ipso nihilominus; quandoquidem,, quae ipsius<text:line-break/></text:span><text:span text:style-name="T21">partes </text:span><text:span text:style-name="T1">menlugem succingentem </text:span><text:span text:style-name="T21">- </text:span><text:span text:style-name="T1">contingunt, eae. ex<text:line-break/></text:span><text:span text:style-name="T21">vasis, </text:span><text:span text:style-name="T1">quae </text:span><text:span text:style-name="T21">in </text:span><text:span text:style-name="T1">ea sunt, proprium hauriunt alimentum,<text:line-break/></text:span><text:span text:style-name="T21">quae vero sunt </text:span><text:span text:style-name="T1">reinotiorss, materiarum juvantur mornen-<text:line-break/></text:span><text:span text:style-name="T21">tis</text:span><text:span text:style-name="T1">siquidem partes omnes corporis facultatem habent<text:line-break/>propriam sibi materiam trahendi, scd</text:span><text:span text:style-name="T21">. </text:span><text:span text:style-name="T1">non possunt hanc<text:line-break/></text:span><text:span text:style-name="T21">a. </text:span><text:span text:style-name="T1">longinquo neque magno intervallo attrahere, nisi<text:line-break/>quodpiam .extrinsecus sibi accedat adjumentum. Cujus. </text:span><text:span text:style-name="T21">.<text:line-break/></text:span><text:span text:style-name="T1">sane adjumenti in. cerebro natura maximam habuit ra-<text:line-break/>tionem; </text:span><text:span text:style-name="T21">primum </text:span><text:span text:style-name="T1">quidem, quod id principalissimum erat<text:line-break/></text:span><text:span text:style-name="T21">omnium;' tum autem, . </text:span><text:span text:style-name="T1">quod vasa, quae ipsi </text:span><text:span text:style-name="T21">insunt,<text:line-break/></text:span><text:span text:style-name="T1">magno a sese interstitio dista.banf; postremo, quod pro-<text:line-break/></text:span><text:span text:style-name="T21">pter </text:span><text:span text:style-name="T1">mollitiem .et caloris mediocritatem attrahere </text:span><text:span text:style-name="T21">minus<text:line-break/></text:span><text:span text:style-name="T1">poterat; etenim robore majore.ac calore est </text:span><text:span text:style-name="T21">opus </text:span><text:span text:style-name="T1">par-<text:line-break/></text:span><text:span text:style-name="T21">tibus tractniis..<text:tab/></text:span><text:span text:style-name="T37">...</text:span></text:p>
      <text:h text:style-name="Heading_20_2" text:outline-level="2"><text:span text:style-name="T8">Cap. </text:span><text:span text:style-name="T30">V.</text:span></text:h>
      <text:p text:style-name="P8"><text:span text:style-name="T21">Non </text:span><text:span text:style-name="T1">alienum certe hic quoque fuerit,, </text:span><text:span text:style-name="T21">fer-<text:line-break/>monc </text:span><text:span text:style-name="T1">sio.c </text:span><text:span text:style-name="T21">paulum </text:span><text:span text:style-name="T1">intermisso, .recordari omnium, </text:span><text:span text:style-name="T21">quae</text:span></text:p>
      <text:p text:style-name="P30"><text:span text:style-name="T24">* </text:span><text:span text:style-name="T5">. </text:span><text:span text:style-name="T24">/ *</text:span></text:p>
      <text:p text:style-name="Standard"><text:span text:style-name="T1">corpori insunt, venarum atque arteriarum, quonam<text:line-break/>pactu hae in omnes partes vasis utrisque indigentes<text:line-break/>inserantur, adeoque sibi mutuo sint vicinae ac propin-<text:line-break/>quae plerumque, ut, quae lu ventriculum, jejunum,<text:line-break/>tenue intestinum et colum inferuntur, sese contingant.<text:line-break/>In memoriam quidem revocemus primum horum vasa;<text:line-break/>post illa autem et quae sunt </text:span><text:span text:style-name="T16">in </text:span><text:span text:style-name="T1">hepate, pulmone, re-<text:line-break/>nibus; vesica, utero, liene </text:span><text:span text:style-name="T16">et </text:span><text:span text:style-name="T1">ipso corde; ad ultimum<text:line-break/>autem ea, quae sunt lu omoplatis</text:span><text:span text:style-name="T16">, </text:span><text:span text:style-name="T1">thorace</text:span><text:span text:style-name="T16">, </text:span><text:span text:style-name="T1">manibus<text:line-break/>et cruribus, recordemur, </text:span><text:span text:style-name="T16">'ut </text:span><text:span text:style-name="T1">lu omnibus his non ex lu-<text:line-break/>ferioribus quidem vena, ex superioribus autem arteria,<text:line-break/>neque - ex dextris quidem vas alterum, sinistris autem<text:line-break/>alterum exoritur, neque hoc </text:span><text:span text:style-name="T21">, </text:span><text:span text:style-name="T1">quidem parte anteriore,<text:line-break/>illud autem posteriore, neque ex eisdem quidem partibus,<text:line-break/>multum a-sede distant, scd </text:span><text:span text:style-name="T16">in </text:span><text:span text:style-name="T1">omnibus his propinquae<text:line-break/>funt adeo vena atque arteria, ut et mutuo fele contin-<text:line-break/>gant, - 'et vena semper arteriae incubet. At in cerebro,<text:line-break/>quod satius ellet ex- </text:span><text:span text:style-name="T16">locis </text:span><text:span text:style-name="T1">diversis aut- potius omnino</text:span></text:p>
      <text:p text:style-name="P30"><text:span text:style-name="T1">contrariis vasa in.ipsum </text:span><text:span text:style-name="T16">inserere, </text:span><text:span text:style-name="T1">nonne opificis prori--<text:line-break/>dentiam . admirabimur, qui </text:span><text:span text:style-name="T16">a corde </text:span><text:span text:style-name="T1">sursum per thoracem</text:span><text:span text:style-name="T37">'<text:line-break/></text:span><text:span text:style-name="T1">ac- tofum collum venas atque arterias ad ipsum usque<text:line-break/>caput simul deductas, lude has quidem ad plexum reti--,<text:line-break/>formem, </text:span><text:span text:style-name="T21">. </text:span><text:span text:style-name="T1">illas autem </text:span><text:span text:style-name="T16">ad </text:span><text:span text:style-name="T1">summum capitis verticem pro-<text:line-break/>duxit? idque non quoquo modo, fed magna cum earum<text:line-break/>securitate, ut quod animalium multum intererat; ex di-<text:line-break/>gnitate enim</text:span><text:span text:style-name="T21">. </text:span><text:span text:style-name="T1">partium, </text:span><text:span text:style-name="T16">quae </text:span><text:span text:style-name="T1">nutriuntur, venarum eas-<text:line-break/>alentium praestantia </text:span><text:span text:style-name="T16">aestimatur. </text:span><text:span text:style-name="T1">Has igitur venas si.<text:line-break/>parte cranii externa ad verticem usque duxisset a cute.<text:line-break/>sola tectas, haudquaquanr mihi sic viderer earum agno-<text:line-break/>scere praestantiam. Quod si interna quidem parte eas<text:line-break/>duxisset, protinus autem crassa meninge exciderent, tu-<text:line-break/>tum quidein liac ratione eis ab extentis injuriis iter<text:line-break/>esset, at alia ratione non </text:span><text:span text:style-name="T16">esset </text:span><text:span text:style-name="T1">tutum; neque enim po-<text:line-break/>terant absque ligamento,, </text:span><text:span text:style-name="T16">ipscr </text:span><text:span text:style-name="T1">solo cerebro invectae (cu-<text:line-break/>jus figura est rotunda et consistentia mollis), citra noxiam</text:span></text:p>
      <text:p text:style-name="P30"><text:span text:style-name="T1">ascendere</text:span><text:span text:style-name="T16">, neque </text:span><text:span text:style-name="T1">meninx tenuis </text:span><text:span text:style-name="T16">venis </text:span><text:span text:style-name="T1">ita magnis vin-<text:line-break/>culum erat satis robustum. Sed neque,- quod reliquum<text:line-break/>adhuc est ac tertium, parte quidem' cranii interna per-<text:line-break/>ducere eas oportebat, per_ locum autem inter cranium<text:line-break/>et crassam meningem. .medium ad .verticem capitis du-<text:line-break/>cere; angerentur enim hoc quidem modo, dum move-<text:line-break/>rentur’, in, cranium impingentes; aut hic quoque duram,<text:line-break/>quandam tunicam comparare oportebat inter venas et:<text:line-break/>cranium, cujusmodi in omnibus ossium foraminibus ap-<text:line-break/>paret. Quin, fi omnino nullam saliam natura ipfis in-<text:line-break/>geniofiorem inv eniebat securitatem,', ad id saltem venisset,<text:line-break/>sicut ex lis, quae ipsa in transitu per ossa machinatur,<text:line-break/>indicati At enim mificis industrii maximum est ludid</text:span><text:span text:style-name="T10">1<text:line-break/></text:span><text:span text:style-name="T1">cinm .(quemadmodum, ante saepenuUiero jam diximus),<text:line-break/></text:span><text:span text:style-name="T21">iis, </text:span><text:span text:style-name="T1">quae ad alium usum fuerunt comparata, ad alias<text:line-break/>quoque utilitates, simul uti, neque laborare, ut .singulis</text:span><text:span text:style-name="T10">1<text:line-break/></text:span><text:span text:style-name="T1">utilitatibus singulas faciat ac proprias partes. Quum igi-<text:line-break/>tur ibidem crassa meninx’ esset, </text:span><text:span text:style-name="T21">- </text:span><text:span text:style-name="T1">aliam tunicam non pn-.</text:span></text:p>
      <text:p text:style-name="Standard"><text:span text:style-name="T1"><text:s text:c="2"/>, </text:span><text:span text:style-name="T21">. <text:s/>'</text:span></text:p>
      <text:p text:style-name="P30"><text:span text:style-name="T1">tavit esse comparandam, quum.posset haec certe dupli-,<text:line-break/>curi atque </text:span><text:span text:style-name="T16">in </text:span><text:span text:style-name="T1">se </text:span><text:span text:style-name="T16">ipsam </text:span><text:span text:style-name="T1">mediam venas recipere. <text:s/></text:span><text:span text:style-name="T13">r</text:span><text:span text:style-name="T1"> .Num<text:line-break/>agitur id solum factum ab ipso est. ingeniose </text:span><text:span text:style-name="T16">? </text:span><text:span text:style-name="T1">an hoc<text:line-break/>etiam adhuc artificiosius, . quod duplicationem istam non’<text:line-break/>ad hanc uram rem ferit utilem, scd quum </text:span><text:span text:style-name="T16">a </text:span><text:span text:style-name="T1">cereoello;<text:line-break/>cerebrum sejungi oporteret, ut libro superiore monstravi-'<text:line-break/>mus, lu eo potiffinrumm loco constituit, ubi simul qui-:<text:line-break/>dem yia vasis tuta esset sutura, simul autem utraque sui<text:line-break/>parte, altera quidem cerebrum, altera vero cerebellum<text:line-break/>esset complexura? an tertiam adhuc solertiam audire non.<text:line-break/>pigebit, quam opiscx nostri praeter duplicationem hanc<text:line-break/>excogitavit? Postquam enim crassam hanc membranam,<text:line-break/>cranio conuecti estct necesse,-' quemadmodum id quoque-<text:line-break/>praecedente libro fuit monstratum, est securitatem ma-<text:line-break/>gnopere interfuit non modo </text:span><text:span text:style-name="T21">’ </text:span><text:span text:style-name="T1">meningis ipsius, verum<text:line-break/>etiam subjectarum partium, quo loco crassior -est ac<text:line-break/>duplex, illinc vincula ex ipsa produci. At quoniam per<text:line-break/>suturas emergere ea erat necesse, t (id enim etiam mon-</text:span></text:p>
      <text:p text:style-name="P72"><text:span text:style-name="T1">stravimus,) ratione optima .illic suturam lambdoideam ap-'&lt;<text:line-break/>pellatam adhibuit.<text:tab/></text:span><text:span text:style-name="T21">?</text:span></text:p>
      <text:h text:style-name="Heading_20_2" text:outline-level="2">Cap. VI.</text:h>
      <text:p text:style-name="P8"><text:span text:style-name="T1">Postquam autem facta haec fuerunt;'<text:line-break/>quamplurimis in transitu sanguinis per oraflam menin-<text:line-break/>gem factis foraminibus, .per ea venas alias quideni par-<text:line-break/>vas, alias vero magnas produxit, sursum ’ quidem ad<text:line-break/>cranii diploen sen duplicaturam et in membranam<text:line-break/>pericranium, quae ipsi accubat, inferne autem ad sub-<text:line-break/>jectam tenuem meningem; idque non unius tantum uti-<text:line-break/>litatis gratia, fed quo nutrirent quiuem, quod propria<text:line-break/>ac praecipua venarum omnium est actio, tum autem, -nt<text:line-break/>corpora omnia propinqua cum dura- meninge conuecte-<text:line-break/>rent. Coeuntes autein iu vertice capitis, quae saugui-<text:line-break/>nem'deducunt meningis duplicaturae, in locum quendam<text:line-break/>vacuum quasi cisternam, </text:span><text:span text:style-name="T16">quem </text:span><text:span text:style-name="T1">fane ob id ipsum Hero-<text:line-break/>philus. torcular solet nominare, inde velut ab arce qua-<text:line-break/>dam omnibus subjectis partibus rivos mittunt; </text:span><text:span text:style-name="T21">. </text:span><text:span text:style-name="T1">quorUm<text:line-break/>numerum pemo facile dixerit, quod partium nutrienda-.</text:span></text:p>
      <text:p text:style-name="P30"><text:span text:style-name="T1">rum numerus sit infinitus. Manant autem rivorum mon-<text:line-break/>nulli quidem ex medio, ipfo. loco in totum cerebellum,<text:line-break/>Pecti ac derivati eodem prorsus modo, quo ii, qui lu<text:line-break/>areolis; alii autem</text:span><text:span text:style-name="T37">. </text:span><text:span text:style-name="T1">ex parte anteriore feruntur, ea scili-<text:line-break/>cet, quae, torcular excipit, dixeris utique velut. rivum<text:line-break/>quendam sanguinis,quem et ipsum ex crassa meninge<text:line-break/>admodum ingeniosa fabricata est; partibus enim ipsius<text:line-break/>meningis- quae sanguinem duxerunt ad- torcular appulsis,<text:line-break/>dimjssaque illinc aliqua in partes subjectas, non amplius,<text:line-break/>.quod supererat, uni venae concredidit, sed praeterea ex<text:line-break/>crassae</text:span><text:span text:style-name="T37">, </text:span><text:span text:style-name="T1">meningis partibus anterioribus extensis rivulum<text:line-break/>effecit, ex quo primum multos rivulos, per. totam viam<text:line-break/>produxit. ,</text:span></text:p>
      <text:h text:style-name="Heading_20_2" text:outline-level="2"><text:span text:style-name="T8">Cap. VII.</text:span></text:h>
      <text:p text:style-name="P8"><text:span text:style-name="T1">Postilla vero, quum jam prope medium<text:line-break/>ventriculum accessisset, magnasque venas, quae in plexus,<text:line-break/>chorioides distribuerentur, ab eo produci esset necesse,<text:line-break/>-non amplius tantarum venarum colligationem soli tenui<text:line-break/>meningi commisit, sed glandulam quendam,'quae ei esset</text:span></text:p>
      <text:p text:style-name="P30"><text:span text:style-name="T1">"auxilio, fecit;' quam quum mediam inter venas descen-<text:line-break/>dentes stabilivisset, ita demum in tenuem-meningem in<text:line-break/>orbem inseruit, venasque undique statuit meniugi cohae-<text:line-break/>rentes , ut, quoad sublimes ferantur, glandula quoque<text:line-break/>cum ipfis extendatur'; </text:span><text:span text:style-name="T16">quum </text:span><text:span text:style-name="T1">autem in cerebrum jam<text:line-break/>desaendentes immissae fuerint, tunc; et </text:span><text:span text:style-name="T16">glandula </text:span><text:span text:style-name="T1">suam<text:line-break/>basim rotundam firmat in dorso cerebri. ’ Adeunide-<text:line-break/>mum modum, quae circum glandulam scissae fuerant,<text:line-break/>per medium ventriculum ad anteriores commeant, in<text:line-break/>illis una cum arteriis, quae a parte inferna ulcendunt<text:line-break/>plexusque chorioides constituunt, implicitae; reliqua vero<text:line-break/>crassae meningis pars (quam velut rivum quendam san-<text:line-break/>guinis esse diximus) recta quidem secundum longitudi-<text:line-break/>nem, 'ut initio coeperat, parte anteriori longissime scr-<text:line-break/>tur, multas producens venas, quae in tutum cerebrum<text:line-break/>disperguntur. Ea certe </text:span><text:span text:style-name="T16">est </text:span><text:span text:style-name="T1">naturae in deducendis venis<text:line-break/>folertia. Crassa porro meninx, quae praedictum sangui-<text:line-break/>niis rivum efficit, non utique propter hoc unum duntaxat</text:span></text:p>
      <text:p text:style-name="P30"><text:span text:style-name="T2"><text:s/></text:span><text:span text:style-name="T1">eousque fuit extensa, fed aliam quoque, huic natura ad-<text:line-break/>-didit suturam, quae a vertice recta ad frontem per.<text:line-break/>caput medium fertur; Atque etiam conveniebat, nt supra<text:line-break/>liximus, geminum esse cerebrum; ad eamque rem </text:span><text:span text:style-name="T16">hac<text:line-break/></text:span><text:span text:style-name="T1">meninge simul usa est, portionem ejus quandnm ad fron-<text:line-break/>tem usque extendens, quae cerebrum divideret; at ipsius<text:line-break/>quidem pars, quae ante hanc est, quaeque inter glandu-<text:line-break/>lam ac torcular 'est media, ad perpendiculum incumbit<text:line-break/>tum meatui, qui cerebrum cum cerebello copulat, tum<text:line-break/>vermiformi, quae in eo est, epiphysc Ilaque sursum ad se<text:line-break/></text:span><text:span text:style-name="T37">t </text:span><text:span text:style-name="T1">ipsam corpora propinqua intendens prohibet, quo minus<text:line-break/>epiphysis meatus ab ipfis gravetur; quod quantum com-<text:line-break/>modi afferat, nulla nova opus est probatione, si quis<text:line-break/>eorum, quae libro superiore diximus, meminerit. Pari<text:line-break/>modo et quae in sutura est lan.bdoide meninx, rursum<text:line-break/>trahit corpora posteriori ventriculo incumbentia. Quin<text:line-break/>et tertia sutura, quae coronaria dicitur, quae per me-</text:span></text:p>
      <text:p text:style-name="P30"><text:span text:style-name="T26">ί</text:span></text:p>
      <text:p text:style-name="P8"><text:span text:style-name="T1">dium anteriorum 'ventriculorum fertur transversa, me-<text:line-break/></text:span><text:span text:style-name="T21">- </text:span><text:span text:style-name="T1">dium cerebri locum eundemque quamplurimum in fu-<text:line-break/> blime tollit, ab omnique compressione ventriculos ven-<text:line-break/>dicat; quos omnino comprimi, gravari ac arctari con-<text:line-break/>tigisset, nisi meninx hac capitis parte fuisset locata.<text:line-break/>Neque enim, quemadmodum cordis</text:span><text:span text:style-name="T21">. </text:span><text:span text:style-name="T1">ventriculi propter<text:line-break/>corporis ipsius duritiem nunquam comprimuntur; nullo<text:line-break/>ad id externo egentcs praesidio, ita, qui in cerebro sunt<text:line-break/>adeo molli, ab omni compressione absque ullo externo<text:line-break/>auxilio immunes esse poterant. Sed de. futuris quod<text:line-break/>fuperest jam dicendum, sequentibus libris perfequemur.,</text:span></text:p>
      <text:h text:style-name="Heading_20_2" text:outline-level="2"><text:span text:style-name="T8">Cap. VIII.</text:span></text:h>
      <text:p text:style-name="P8"><text:span text:style-name="T1">Rursus autem ad cerebrum revertamur,<text:line-break/>reliquasque- ejus productiones exponamus, quas ante<text:line-break/>diximus summatim prius repetentes. Maximae igitur<text:line-break/>ipsarum erant, quae ad nares pertinent; quarum' parte<text:line-break/>utraque pori sunt oculorum, prope quos sunt producti-<text:line-break/>ones eae, quae musculos eorum movent; poris autem<text:line-break/>in i dem. coeuntibus prius, quam ex crassa meninge ex-</text:span></text:p>
      <text:p text:style-name="P30"><text:span text:style-name="T1">cidant, atque itu rursus posteriori parte divisis, unionis,<text:line-break/>eorum est pelvis, ex utraque vero parte arteriae ipsam<text:line-break/>tangunt. Haec quidem sunt lu iis, quae ad duram me-<text:line-break/>nlugem pertinent; quibus autem supervehitur tum ipsa,<text:line-break/>tum quod ab ipsa continetur cerebrum, glandula est, </text:span><text:span text:style-name="T16">et<text:line-break/></text:span><text:span text:style-name="T1">plexus retiformis, et ipsa in palatum perforatio. Ex<text:line-break/>quibus liquet non ita aperte audientibus, ut iis, qui<text:line-break/>haec contemplantur, quod neque lu anteriori parte ca-<text:line-break/>pitis </text:span><text:span text:style-name="T16">, </text:span><text:span text:style-name="T1">neque in basi locus ullus adhuc relinquitur vacuus<text:line-break/>ad sensificorum nervorum in linguam productionem: in<text:line-break/>anterioribus enim productiones sunt tum ad nares, tum<text:line-break/>ad oculos, in basi vero glandula est et plexus retiformis.<text:line-break/>Proinde quum parte anteriore cerebrum ipsum ad pro-<text:line-break/>ductiones prius jam <text:s/>esset perforatum, inferiore autem<text:line-break/>nullus amplius locus esset inanis, tertius aliquis, locus<text:line-break/>nervis gustatoriis fuit quaerendus. Ex pcflerioribus qui-<text:line-break/>dem cerebri partibus, quod eae durae sint, nervi ejus-<text:line-break/>modi gigni non poterant; ex superioribus vero, quem-</text:span></text:p>
      <text:p text:style-name="P18"><text:span text:style-name="T1">admodum nullus alius nervus </text:span><text:span text:style-name="T16">in </text:span><text:span text:style-name="T1">partem ullam, ita ne-<text:line-break/>-que .in linguam erat emersurus: demonstratum enim<text:line-break/>nobis id millies fuit, quanta natura cura providit, - ut<text:line-break/>parles maxime principes ah omnibus injuriis essent, re-<text:line-break/>motae; quando vero propter mollitiem facile a quovis<text:line-break/>etant offendendae, ibi tum accuratius ejusmodi partes<text:line-break/>- tegit et undique communit. Quod si ex cerebri lateri-<text:line-break/> bus, quae ad oculos spectant, nervos linguae produxisset,<text:line-break/>ne -sic quidem <text:s/>tuta, eis esset haec via aeque ac eorum,<text:line-break/>. qui a basi enascuntur. Quum igitur ex basi nervos pro-<text:line-break/></text:span><text:span text:style-name="T21">. </text:span><text:span text:style-name="T1">ducere satius esset, tum propter securitatem,, tum quod<text:line-break/>-ea parte lingua esset posita, pars autem anterior omnis<text:line-break/>a praedictis corporibus prius esset occupata, ex reliquis<text:line-break/></text:span><text:span text:style-name="T21">;</text:span><text:span text:style-name="T1">posterioribus ipsus producere erat necesse;. atque etiam<text:line-break/>-factum ita est, quod ea sola ratione probe id fieri lice-<text:line-break/>-liat; dnplexque illic principium nervorum linguae sensi-<text:line-break/></text:span><text:span text:style-name="T21"> </text:span><text:span text:style-name="T1">ficorum fuit. Est porro et hoc sensorium, ut alia om-</text:span></text:p>
      <text:p text:style-name="P30"><text:span text:style-name="T38">—</text:span><text:span text:style-name="T1">nia; duplex, partem omnem dextram sinistrae habens ae-<text:line-break/></text:span><text:span text:style-name="T37">; </text:span><text:span text:style-name="T1">qualem; at quoniam molendo cibo et deglniiendo opi-<text:line-break/>tulatura erat loquendique instrumentum fututa, ob eam<text:line-break/></text:span><text:span text:style-name="T37">, </text:span><text:span text:style-name="T1">causam partes ejus coaluerunt, totaque gemina extitit.<text:line-break/>lu partes igitur utrasque meritu proprium statim a prlu-</text:span></text:p>
      <text:p text:style-name="Standard"><text:span text:style-name="T1"><text:s/>cipio nervum produxit. At quoniam omnibus quoque<text:line-break/>quae in ore -sunt partibus ab iisdem locis sensum gu-<text:line-break/></text:span><text:span text:style-name="T37">i </text:span><text:span text:style-name="T1">statoriuin tribuere esset melius, ad has’ etiam nervos pro-<text:line-break/>duxit ipsoque omnes simul connexuit, eos quidem,- qui<text:line-break/>-dextrarum partium erant proprii, ad partes basis dextras,<text:line-break/></text:span><text:span text:style-name="T37"> </text:span><text:span text:style-name="T1">eos vero, qui sinistrarum, ad sinistras, eosque ' utraque<text:line-break/>parte ita antrorsum produxit, una- cunt eis meninga<text:line-break/>chorioidcm producens, quae illos nutrire simul ac tegere<text:line-break/>posset. Ut autem crassa meninx productiones exciperet,<text:line-break/>iplam perforavit et cavam effecit foraminibus non om-<text:line-break/>nino penetrantibus, fed lu modum fistulae dilatans- us-<text:line-break/>que ad ossa anteriora, ex quibus nervos excidere erat<text:line-break/>tempestivum,</text:span><text:span text:style-name="T10">;</text:span><text:span text:style-name="T1"> produxit; illic autem ct ossa’perforavit,</text:span></text:p>
      <text:p text:style-name="P18"><text:span text:style-name="T1">et cum utraque meninge partem quidem ipsorum lu ip-<text:line-break/>sam linguam, partem autem, lu superiorem, alios in<text:line-break/>luscriorem maxillam inseruit. Ante vero quam hos lu<text:line-break/>paries has distribueret, </text:span><text:span text:style-name="T16">velut </text:span><text:span text:style-name="T1">obiter productum nervum,<text:line-break/>deinde coactum </text:span><text:span text:style-name="T16">ac </text:span><text:span text:style-name="T1">densatum durioreruque effectum iis,<text:line-break/>qui in os desinunt, musculo temporali inseruit, siquidem<text:line-break/>.motu hic, qui autem in ore sunt, gustatoria facultate<text:line-break/>indigebant. At 'quod, qui maxillae inferiori et linguae<text:line-break/>inseruntur, viis declivibus sunt merito usi, positio par-<text:line-break/>tium ipsos excipientium indicat; qui vero in superiorem<text:line-break/>maxillam ferebantur, iis natura viam aliam convenien-<text:line-break/>tem secuit; et primum quidem lu partem anteriorem<text:line-break/>etiam eos traduxit ac prope oculorum regiones deduxit, </text:span><text:span text:style-name="T37">.<text:line-break/></text:span><text:span text:style-name="T1">tum autem illic altero foraminum, quae ipsis insunt,<text:line-break/>simul ufa 'est, per quod scilicet nervi oculorum musculis<text:line-break/>inserebantur; aliam enim viam meliorem ne excogitare<text:line-break/>- quidem possemus, neque per ipsas oculorum regiones,</text:span></text:p>
      <text:p text:style-name="P8"><text:span text:style-name="T1">neque extrorsum. . Loca enim, quae ultra minores ocu-</text:span></text:p>
      <text:p text:style-name="P30"><text:span text:style-name="T1">lorum sunt angulos, temporalibus musculis servabantur,<text:line-break/>praeterea etiam longum’ haberent ac periculosum circui-<text:line-break/>tum; quae vero loca sunt in angulis majoribus, .pori<text:line-break/>narium occuparunt. In ipfis vero, oculorum regionibus<text:line-break/>quum duo quidem essent foramina, </text:span><text:span text:style-name="T16">et </text:span><text:span text:style-name="T1">aliud quoque<text:line-break/>praeterea tertium ad magnum angulum esset futurum,<text:line-break/>quemadrnoduni procedente sermone monstrabo, aliud<text:line-break/>item ultra haec quartum facere opificis esset vitium,<text:line-break/>ossium' securitatem pro nihilo ducentis: quo enim magis<text:line-break/>foraminum cumulaturum numerus angeretur, tantu, quod,<text:line-break/>ossium inler foramina esset, ob tenuitatem laesionibus<text:line-break/>magis esset obnoxiutn. Quas ob causas opifex nostri -<text:line-break/>in nullam etiam aliam partem os id cenfnit quidem per-<text:line-break/>forandum. Quum autem ex iis, quae facta jam erant,<text:line-break/>optio sibi esset data, ad nervorum, qui difficile paterentur,<text:line-break/>viam accessit,.ac per eam nervos superioris maxillae tra-<text:line-break/>jecit; nervi enim oculorum sensifici non modo molliores<text:line-break/>longe motoriis sunt, verum etiam multo principaliores;</text:span></text:p>
      <text:p text:style-name="P30"><text:span text:style-name="T1">propter' illos enim <text:s/>totus oculus factus est, in eisque<text:line-break/>praecipua- visus pars consistit; adde etiam quod foramina<text:line-break/>eorum similiter ac nervi. funt magna. Merito igitur ab<text:line-break/>his-quidem recessit, , ut qui per magna foramina'ferren-<text:line-break/>tur-; principalioresque multo sint ac molliores; cum.du-<text:line-break/>rioribus vero simul ac minns principalibus et per<text:line-break/>foramina angusiiora erumpentibus nervus maxillae .tra- &lt;<text:line-break/>jecit, exploratum habens., vicinitatem, ipsorum, nihil mo- '<text:line-break/>lestiae- habituram, . magnitudineinque foraminis majorem»<text:line-break/>nervorum fenfificorum foraminibus handquaquam- sutu-<text:line-break/>ranr; praelongum-enim est, non exacte teres, ut. illa.-'<text:line-break/>Et <text:s/>quis </text:span><text:span text:style-name="T37"><text:s/></text:span><text:span text:style-name="T1">scrte existimarit, longitudinem hujus majorem<text:line-break/>esse' illius diametro; at totum foramen toti collatum<text:line-break/>haud amplius majus videbitur,: aut certe non multo-<text:line-break/>majus, necessario autem praelongum extitit, non autem,<text:line-break/>quomodo fenfificorum, teres,-'quod duos nervos mutuo'<text:line-break/>fefe. subfequentes,' non nuum , erat contenturum. </text:span><text:span text:style-name="T37">. </text:span><text:span text:style-name="T1">Est<text:line-break/>quidem certe -uterque eorum, ut verum </text:span><text:span text:style-name="T16">dicam, </text:span><text:span text:style-name="T1">multiplex;</text:span></text:p>
      <text:p text:style-name="P30"><text:span text:style-name="T1">disseremusque paulo post </text:span><text:span text:style-name="T16">de' </text:span><text:span text:style-name="T1">nervorum istorum omnnrnv<text:line-break/>natura, accuratius.' </text:span><text:span text:style-name="T16">Porro </text:span><text:span text:style-name="T1">lu praesentia quidem,, quo<text:line-break/>dilucidior sit nostra haec expositio; nihil impedit, quo’-<text:line-break/>minus unum eum dicamus,.. qui in musculos oculorum <text:line-break/>dividitur, alium autem eum., qui ad superiorem rnaxil--<text:line-break/>lam pervenit, quique excidit simul cum altero; quumque<text:line-break/>ad oculorum .cavitatem pervenerit, recta ad nuncupatum-<text:line-break/>malum fertur, .perforatis rursus, illic, quae sub oculis-<text:line-break/>sunt, ossibus</text:span><text:span text:style-name="T37">.</text:span><text:span text:style-name="T1">transittimque </text:span><text:span text:style-name="T16">er </text:span><text:span text:style-name="T1">praebentibus; naudquaquarn <text:line-break/>enim-ita erant praeterituri, - ut musculos contingentes,<text:line-break/>ipsos laederent, aut </text:span><text:span text:style-name="T16">a </text:span><text:span text:style-name="T1">musculis laederentur; nam satius </text:span><text:span text:style-name="T37">-<text:line-break/></text:span><text:span text:style-name="T1">erat, et musculorum motum servare innocuum, <text:s/>et ner-’<text:line-break/>yos cum multa' tranquillitate incedere, - .neque alieno:<text:line-break/>niotu et. ad se nihil pertinente usquam potiri. Haec-<text:line-break/>igitur providens opifex aliud deinceps collocavit subu<text:line-break/>oculos foramen, quod er succedit, quod prius et nervo<text:line-break/>utri que commune,- quod ad cerebrum ipsum termluabatur-i-<text:line-break/>Verum lirc quidem.a tenui fquarna ossis teguntur tum neryr,</text:span></text:p>
      <text:p text:style-name="P18"><text:span text:style-name="T1">tum ipsorum meatus; in iis vero, quae mala appel-<text:line-break/></text:span><text:span text:style-name="T21">, </text:span><text:span text:style-name="T1">Iamus, quippe quae alta' sunt, craflis quidem ossibus<text:line-break/>teguntur, per profundum vero feruntur, contingente eos<text:line-break/>osse tanquarn alio quopiam ipsorum nervorum gratia<text:line-break/>facto. Neque enim a natura quoque fuit praetermissum,<text:line-break/>quin vasis omnibus, quae ab ossibus excidunt, tunicas-<text:line-break/>circumdaret duras, nonnullosque ex ipsis ossibus laeves'<text:line-break/>ac laxos meatus efficeret, idque potissimum' quando ossa<text:line-break/>perforanda dura substantia fuerint. At neque in nervis<text:line-break/>omnibus, neque onrnibus. arteriis, neque omnibus venis</text:span><text:span text:style-name="T21">'<text:line-break/></text:span><text:span text:style-name="T1">ad unguem' adeo id servatur, ut iis quidem, qui negli-.<text:line-break/>genter atque oscitanter haec audiunt, aut potius secus<text:line-break/>' accipiunt,' nonnihil forte natura lapsa videatur; ei vero,<text:line-break/>qui diligentius attendit iis quae dicimus, eorurnque in<text:line-break/>anatome facit accuratum periculum, fusum ostendere lus-'.<text:line-break/>'fecerit opificis providentiam simul ac mirabilem soler-<text:line-break/>tiain. Quonam pacto vero nervi hf, qui subtus oculos<text:line-break/>ad malorum ossa feruntur, tum ii, quorum ante hos</text:span></text:p>
      <text:p text:style-name="P18"><text:span text:style-name="T1">meminimus, tum etiam qui inferne excidunt, linguam<text:line-break/></text:span><text:span text:style-name="T21">et </text:span><text:span text:style-name="T51">os</text:span><text:span text:style-name="T21"> </text:span><text:span text:style-name="T1">et omnes faciei partes pertexuerunt, sermone se-<text:line-break/></text:span><text:span text:style-name="T21">quenti </text:span><text:span text:style-name="T1">explicabimus, quando partiunt oris ae saciei<text:line-break/>eonstiuctionem enarrabimus; praelenti enim sermone </text:span><text:span text:style-name="T16">ip-<text:line-break/></text:span><text:span text:style-name="T1">sarurn tantum </text:span><text:span text:style-name="T16">a cerebro </text:span><text:span text:style-name="T1">productionum usus . recensere<text:line-break/>fumus professi, quarum terminus est os id, quod eas<text:line-break/>continet. Proinde terminum hunc praestituentes, simul<text:line-break/>atque nervum oratione extra ipsum constituerimus, rur-<text:line-break/>sus ad cerebrum revertemur, quo nullam earum, quae<text:line-break/>intra cranium sunt, productionum praetermittamus, </text:span><text:span text:style-name="T16">ne-<text:line-break/></text:span><text:span text:style-name="T1">que iis, quae extra id 'sunt,; diutius insistamus.</text:span></text:p>
      <text:h text:style-name="Heading_20_2" text:outline-level="2">Cap. IX.</text:h>
      <text:p text:style-name="P8"><text:span text:style-name="T1">Id igitur si tenuerimus, praedictoque fer-<text:line-break/>nioni hoc.adjecerimus, quod scilicet ab his nervis pro-<text:line-break/>ductio </text:span><text:span text:style-name="T16">ad </text:span><text:span text:style-name="T1">musculos temporales {pertinet-, per ossa tem-<text:line-break/>porum excidens, ad aliam jam transeamus cerebri pro-_<text:line-break/>.ductionem. </text:span><text:span text:style-name="T21">. </text:span><text:span text:style-name="T1">Quartam autem' nervorum, hanc , numerant-<text:line-break/>corrjugationem anatomicorum penitissimi, , ipsis non;con-<text:line-break/>numerantes eam,- quae, fertur ad nares,;; quod ipsa.jrer-</text:span></text:p>
      <text:p text:style-name="P30"><text:span text:style-name="T1">torum productiones </text:span><text:span text:style-name="T16">non </text:span><text:span text:style-name="T1">habeat</text:span><text:span text:style-name="T16">,</text:span><text:span text:style-name="T29">1</text:span><text:span text:style-name="T21"> </text:span><text:span text:style-name="T1">quomodo reliquae, ne-<text:line-break/></text:span><text:span text:style-name="T21">quq </text:span><text:span text:style-name="T1">extra ossa- excidat. </text:span><text:span text:style-name="T16">Sed </text:span><text:span text:style-name="T1">prima </text:span><text:span text:style-name="T21">- </text:span><text:span text:style-name="T1">quidem ipsarum</text:span><text:span text:style-name="T21">'nu-<text:line-break/></text:span><text:span text:style-name="T1">meratur propagatio nervi molles oculorum; </text:span><text:span text:style-name="T21">-secunda<text:line-break/></text:span><text:span text:style-name="T1">nervi,’ qui oculorum musculos per se, movent ; </text:span><text:span text:style-name="T21">tertia, de -<text:line-break/>qua </text:span><text:span text:style-name="T1">paulo ante loquebamur, . quae oritur, ubi </text:span><text:span text:style-name="T21">pars ce-<text:line-break/>rebri </text:span><text:span text:style-name="T1">anterior cum posteriori- eonnectitur, progreditur<text:line-break/></text:span><text:span text:style-name="T21">autem </text:span><text:span text:style-name="T1">per crassam menlugem, deinde in duo scinditur,<text:line-break/>postremo, quomodo diximus, distribuitur; quarta vero<text:line-break/>nervorum conjugatio paulo posterius his est locata, ma-<text:line-break/>gis quidem</text:span><text:span text:style-name="T16">, </text:span><text:span text:style-name="T1">quam priures, ab ipsa, basi emergens, pro-<text:line-break/>pagines autem ejus omnes sibi ipsis sunt propinquae;<text:line-break/>commiscetur quidem statim nervis tertiae <text:s/>conjugationis,<text:line-break/>post ipsos autem fertur longissime,</text:span><text:span text:style-name="T10">1</text:span><text:span text:style-name="T1"> deinde sejungitur to-<text:line-break/>tique palati tunicae inseritur. Exigui porfo admoduni<text:line-break/>sunt hi nervi, .nervisque tertiae conjugationis paulo du-<text:line-break/>riores;' quo fit,- 'ut et tunica ea, quae </text:span><text:span text:style-name="T16">os </text:span><text:span text:style-name="T1">subungit ac<text:line-break/>illinit;' durior- sit non lingua modo, scd etiam aliis pro-<text:line-break/>pemodum omnibus faciei partibus. </text:span><text:span text:style-name="T10">w</text:span><text:span text:style-name="T1">tiOb eam certe caur</text:span></text:p>
      <text:p text:style-name="P30"><text:span text:style-name="T1">sani, producuntur etiam ex paulo durioribus cerebri para<text:line-break/></text:span><text:span text:style-name="T37">tibiis, </text:span><text:span text:style-name="T1">quam nervi <text:s/>tertiae conjugationis; quanto enim<text:line-break/>magis retro-progrediemur, tanto plus plusque fe ipso<text:line-break/>durum cerebrum inveniemus; <text:s/>atque etiam partes, 'quae<text:line-break/>ad basim ipsius pertinent, <text:s/>aliis' funt duriores. Merito<text:line-break/>iginir et quarta nervorum conjugatio,- ut minus mollis<text:line-break/>sit, * quam tertia, </text:span><text:span text:style-name="T37">* </text:span><text:span text:style-name="T1">non folum ex partibus posterioribus,<text:line-break/>sed a basi cerebri’ magis, quam illa, <text:s/>emergit</text:span></text:p>
      <text:h text:style-name="Heading_20_2" text:outline-level="2"><text:span text:style-name="T8">Cap. X</text:span><text:span text:style-name="T45">.</text:span></text:h>
      <text:p text:style-name="P8"><text:span text:style-name="T1">Post has autem a capitis lateribus versus<text:line-break/>ossa petrosa' sunt productiones, -'-Quinta autem est haec,<text:line-break/>conjugatio nervorum, non ipscrum quidem adhuc duro-<text:line-break/>rum. Dividitur porro </text:span><text:span text:style-name="T16">in </text:span><text:span text:style-name="T1">ipso per ossa transitu in duae<text:line-break/>partes, quarum astera quidem lu meatum auditorium;<text:line-break/>reliqua vero lu caecum nuncupatum foramen luscritur;<text:line-break/>non tamen* re vera est caecum, ut dicitur, fed existimo,<text:line-break/>eos, qui primi-id nomen ei impusuertrnt, <text:s/>in ipsum -de-:<text:line-break/>misisse funiculum aut fetam -porcinam, deinde quu.n</text:span></text:p>
      <text:p text:style-name="P30"><text:span text:style-name="T1">trajicere ipsum non possent, illic alicubi finire </text:span><text:span text:style-name="T21">ipsum<text:line-break/></text:span><text:span text:style-name="T1">putavisse. Causa vero, cur,nihil elabatur, est </text:span><text:span text:style-name="T21">non cae--<text:line-break/></text:span><text:span text:style-name="T1">citas., fed flexuosa meatus obliquitas. Quod fi paulatim<text:line-break/>totum</text:span><text:span text:style-name="T21">' </text:span><text:span text:style-name="T1">os circumcideris nervurnque nudaveris, ipsius<text:line-break/>flexus aco maeandros deprehendes, neryusque tibi extra<text:line-break/>excidere ad- aurem</text:span><text:span text:style-name="T21"> </text:span><text:span text:style-name="T1">apparebit. </text:span><text:span text:style-name="T21">. </text:span><text:span text:style-name="T1">Caeterrnn de:</text:span><text:span text:style-name="T21">nervorum<text:line-break/></text:span><text:span text:style-name="T1">auditoriorum natura prius disputavimus; de iis vero, qui </text:span><text:span text:style-name="T21">.<text:line-break/></text:span><text:span text:style-name="T1">per caecum foramen excidunt, dum de nis, </text:span><text:span text:style-name="T21">- </text:span><text:span text:style-name="T1">qui sunt<text:line-break/>extra cranium, agemus; verba faciemus.</text:span></text:p>
      <text:h text:style-name="Heading_20_2" text:outline-level="2">Cap. XI.</text:h>
      <text:p text:style-name="Standard"><text:span text:style-name="T1">Nunc' autem tempestivum suerit aliam <text:line-break/>subolem nervorum a cerebro proficiscentium, verbis ex-<text:line-break/>promere. </text:span><text:span text:style-name="T21">’ </text:span><text:span text:style-name="T1">Sexta autem quaedam est </text:span><text:span text:style-name="T21">altra has nervorum<text:line-break/></text:span><text:span text:style-name="T1">conjugatio a basi cerebri productorum, qui 'nondum<text:line-break/>etiam funt duri, omnibus tamen praedictis tanto sunt-<text:line-break/>duriores, quanto jam spinali medullae funt propiores:<text:line-break/>haec, enim durorum nervorum est principium, </text:span><text:span text:style-name="T21">quoniam et<text:line-break/>ipfa .cerebro </text:span><text:span text:style-name="T1">multo est durior. Cujus rei ratio </text:span><text:span text:style-name="T21">est </text:span><text:span text:style-name="T1">far<text:line-break/>«illima,, ei saltem, qui tenet meiuoria,. ca, qnae libro</text:span></text:p>
      <text:p text:style-name="P30"><text:span text:style-name="T1">superiore diximus, quod scilicet ad sensum exactiorem<text:line-break/>propagine cerebri molliore; ad motionis vero robur du-<text:line-break/>riore . est opus , quodque ob id ipsum </text:span><text:span text:style-name="T37"><text:s/></text:span><text:span text:style-name="T1">cerebri partium’<text:line-break/>aliae quidem duriores, aliae vero molliores extiterunt-;;'<text:line-break/>postremo etiam diximus, quod cerebrum ipfum partibus<text:line-break/>anterioribus, unde incipit, quum fit molle, semper<text:line-break/>magis </text:span><text:span text:style-name="T16">ac </text:span><text:span text:style-name="T1">magis seipfo durtus efficitur; qua quidem spi-o<text:line-break/>nali medullae- conjungitur, ibi reliquis sui partibus ,est<text:line-break/>durius, quo loco et spinalis medulla, quam aliis sui par-'<text:line-break/>tibus</text:span><text:span text:style-name="T16">, </text:span><text:span text:style-name="T1">est mollior: paulatim autem haec quoque, quo'<text:line-break/>magis deorsum progreditur, eo durior -efficitur; etenim-<text:line-break/>ejus quoque generatio eum praebet animali usum, ut'<text:line-break/>durorum corporis nervorum fit principium, quum cere-<text:line-break/>brum eousque durum fieri nequeat propter causam supra<text:line-break/>a nobis comprehensam. <text:s/>Ostendit autem’ perspicue natura<text:line-break/>maxime - in hac quoque nervorum conjugatione (de. qua<text:line-break/>nunc verba facere est propositum),, quod fieri non .poterat,<text:line-break/>ut per - nervos duros perlectus aliquis fensus efficeretur,</text:span></text:p>
      <text:p text:style-name="Standard"><text:span text:style-name="T31">i</text:span></text:p>
      <text:p text:style-name="P30"><text:span text:style-name="T1">producerenturque a cerebro’ quidem duri, a spinali au-<text:line-break/>tum. molles. Descendunt enim hi usque ad os lati.m, in<text:line-break/>omnia fere intestina ac viscera distributi,. quamvis ho-<text:line-break/>rum maxima pars spinae incumbat; cujus ora ultima est,<text:line-break/>qnod nonnulli os sacrum, alii latum</text:span><text:span text:style-name="T21">' </text:span><text:span text:style-name="T1">.appellant, quo<text:line-break/>nervos desinere diximus. Satiusque fuisset (si </text:span><text:span text:style-name="T21">. </text:span><text:span text:style-name="T1">modo, </text:span><text:span text:style-name="T21">li-i<text:line-break/></text:span><text:span text:style-name="T1">cuisset) a spinali medulla, per viam 'compendiosam ad-<text:line-break/>venrentes nervos partibus, </text:span><text:span text:style-name="T21">. </text:span><text:span text:style-name="T1">quae illic sunt,</text:span><text:span text:style-name="T13">;</text:span><text:span text:style-name="T1"> magna cum<text:line-break/>securitate distribui: al non licuit certe spinali medullae,,<text:line-break/>quum ipsa esset' dura, mollium nervorum esse principium,<text:line-break/>quo modc neque cerebro eorum, qui artubus ipfis in-<text:line-break/>sunt,, qmrrn nervi hi sint durissimi., cerebrum autem sit<text:line-break/>mcllissinrum. Perspicuum .enim est, .quod artus ipsi nervos,<text:line-break/>postulabant durissimos, .ut qui validis ac violentis actio-'<text:line-break/>nibus mutuo subserviunt; non tarnqn aeque liquet, quod<text:line-break/>visceribus ipsis molliores erant tuti;- qnod, ne quid desit<text:line-break/>sermoni, subjiciam. Ac primum, quod nullam viscus<text:line-break/>qjoturn ullum habet, voluntarium, scd duntaxat, ne sensus</text:span></text:p>
      <text:p text:style-name="P30"><text:span text:style-name="T1">essent expertia, nervis eguerunt, satius fuerat illis sensi-<text:line-break/>ficos immittere; secundo autem, quod corporis ipsorum<text:line-break/>substantia mollis esset consistentia, facilius erat unienda<text:line-break/>nervosque ejusmodi undique complicatos </text:span><text:span text:style-name="T21">receptura; </text:span><text:span text:style-name="T1">tertia<text:line-break/>autem, quod ventriculo sensum exactissimum cibi et<text:line-break/></text:span><text:span text:style-name="T21">potus </text:span><text:span text:style-name="T1">deficientis adesse oportebat; </text:span><text:span text:style-name="T21">quocirca </text:span><text:span text:style-name="T1">horum.etiam<text:line-break/>nervorum pars maxima apparet </text:span><text:span text:style-name="T21">- </text:span><text:span text:style-name="T1">esse </text:span><text:span text:style-name="T21">in ipsum </text:span><text:span text:style-name="T1">distributa,<text:line-break/></text:span><text:span text:style-name="T21">et </text:span><text:span text:style-name="T1">potissimum in ejus primam partem, </text:span><text:span text:style-name="T21">quae </text:span><text:span text:style-name="T1">circa os,<text:line-break/></text:span><text:span text:style-name="T21">quod </text:span><text:span text:style-name="T1">vocant, est, deinceps autem et in alias ejus partes<text:line-break/>omnes usque ad fundum. Porro,: quum semel ventriculi<text:line-break/>causa a cerebro nervi essent, demissi, eo sane, aliis quo-<text:line-break/>que omnibus partibus, quae illic sunt, distribui eos erat<text:line-break/>commodius,. etiamsi </text:span><text:span text:style-name="T21">usum </text:span><text:span text:style-name="T1">non </text:span><text:span text:style-name="T21">admodum </text:span><text:span text:style-name="T1">magnum par-<text:line-break/>tibus' illis </text:span><text:span text:style-name="T21">essent allaturi. </text:span><text:span text:style-name="T1">Quod </text:span><text:span text:style-name="T21">autem ad ventriculum<text:line-break/>attinet, omnino .facultate </text:span><text:span text:style-name="T1">aliqua ciborum ac </text:span><text:span text:style-name="T21">potuum </text:span><text:span text:style-name="T1">ap-<text:line-break/></text:span><text:span text:style-name="T21">petitrice is indigebat, </text:span><text:span text:style-name="T1">quam </text:span><text:span text:style-name="T21">necessario praecedebat </text:span><text:span text:style-name="T1">fa-<text:line-break/></text:span><text:span text:style-name="T21">cultas quaedam, </text:span><text:span text:style-name="T1">quae sensum</text:span><text:span text:style-name="T21">-.alimenti </text:span><text:span text:style-name="T1">deficientis exci-<text:line-break/></text:span><text:span text:style-name="T21">taret; aliis .vero, </text:span><text:span text:style-name="T1">partibus, </text:span><text:span text:style-name="T21">quae </text:span><text:span text:style-name="T1">sunt circum ventriculum,</text:span></text:p>
      <text:p text:style-name="P30"><text:span text:style-name="T1">tantunr sensus acutioris eorum, quae desunt, tributum<text:line-break/>fuisse medicis quibusdam visum suit, ut eas nihilo minus,<text:line-break/>quam ventriculus, dicant appetere. Mihi vero videntur<text:line-break/>hae exigtrmn quendam etiam sensum, ventriculus autem<text:line-break/>plurimum habere, atque ipsius </text:span><text:span text:style-name="T16">os, </text:span><text:span text:style-name="T1">in quod et nervi<text:line-break/>maxima sui parte'prorumpere videntur, ob eamqtte cau-<text:line-break/>sam ventriculi pars </text:span><text:span text:style-name="T16">iiaec </text:span><text:span text:style-name="T1">sensu acutissimo 'est praedita,<text:line-break/>et qui. vehementer esuriunt, eam potissimum, sentiunt<text:line-break/>contrahi et veluti convelli ac stomachari; quae sane<text:line-break/>haudquaquam sensilis adeo fuisset, nisi mollium ner-<text:line-break/>vorum fuisset particeps. Quibus omnibus- praedictis in-<text:line-break/>telligi potest, </text:span><text:span text:style-name="T37">„ </text:span><text:span text:style-name="T1">quod cum reliquis omnibus ventris-par-<text:line-break/>tibus,. tum omnium maxime ventriculo nervis a cerebro<text:line-break/>opus fuit. Vrdereque-licet ex ipsis dissectionibus, quatr-<text:line-break/>tam rationem natura securitatis eorum per tutum descen-<text:line-break/>funr habuerit.- Quum enim eos praevideret injuriis fore<text:line-break/>opportunos, tum propter mollitiem, tum etiam quod,<text:line-break/>longo, intervallo deducerentur, membranis saltem fortibus -</text:span></text:p>
      <text:p text:style-name="P30"><text:span text:style-name="T1">eos obducens </text:span><text:span text:style-name="T16">corporibus propluquis </text:span><text:span text:style-name="T1">connexuit, quae<text:line-break/>multa descendentibus </text:span><text:span text:style-name="T16">illis </text:span><text:span text:style-name="T1">occurrunt Plerumque autem-<text:line-break/>et illis ipsis connexio haec commodum affert' non con-<text:line-break/>temnendum , quemadmodum . </text:span><text:span text:style-name="T16">et </text:span><text:span text:style-name="T1">nerxis septimae con-<text:line-break/>jugationis excidentibus;- nam nervis sextae conjugationis<text:line-break/>eos aggregans, simul - atque </text:span><text:span text:style-name="T16">e </text:span><text:span text:style-name="T1">capitis osse’ excesserint,<text:line-break/>rncmbranis validis circumdedit et undique ad unguem<text:line-break/>munivit, commune hoc commodum utrisque machinata.<text:line-break/>Quemadmodum enim funiculi simplices quidem ac te-<text:line-break/>nues patiuntur facillime, qui vero ex pluribus ejusmodi<text:line-break/>funt'- compositi, tantum difficultatis ad patiendam adipi-<text:line-break/>suuntur, quanta est .copia constituentium fefe funicu-<text:line-break/>lorum, ad eundem, modum </text:span><text:span text:style-name="T16">et </text:span><text:span text:style-name="T1">qui nervi conjunguntur<text:line-break/>ac.complicantur vinculisque communibus constringuntur,<text:line-break/>multo, quam simplices,, ab injuriis sunt tutiores. . Quo-,<text:line-break/>cicca,, </text:span><text:span text:style-name="T21"><text:s/></text:span><text:span text:style-name="T1">quum, in plures corporis partes sibi ipsis propin-<text:line-break/>quas nervos complures ferri </text:span><text:span text:style-name="T16">est </text:span><text:span text:style-name="T1">necesse, eosdem omni<text:line-break/>interjecto itinere usque ad partes illos recepturas natura<text:line-break/>dcducjt colligatus. Quam rem qui negligentius, consse.</text:span></text:p>
      <text:p text:style-name="P30"><text:span text:style-name="T1">derant, hos nervos omnes unum esse arbitrautur; </text:span><text:span text:style-name="T21">' </text:span><text:span text:style-name="T1">qui<text:line-break/>tamen haudqnaquam unus sunt, sed jam inde a principio<text:line-break/>tot sunt, quot, et partes, quibus ipsi sunt inserendi ; ap-<text:line-break/>parent tamen unus esse, quod inter se sint complicati<text:line-break/>communiter omnes ac constricti a membranis ipsos con-<text:line-break/>tinentibus. Atque illud est, quod paulo ante de ner-<text:line-break/>vorum natura dicturum me receperam. At enim omnem<text:line-break/>de'eorum compositione disputationem non obiter, quo-<text:line-break/>rnodo nunc, '' sed separarim’ persequeniur atque </text:span><text:span text:style-name="T21">' </text:span><text:span text:style-name="T1">absolve-<text:line-break/>Bius ; de nervis vero, </text:span><text:span text:style-name="T16">qui' </text:span><text:span text:style-name="T1">ad stomachum peftinent (de<text:line-break/>quorum itinere verba facere institueramus), prius exeque-<text:line-break/>mur. Quum vero nervos septimae conjugationis ab ipsis,<text:line-break/>ubi paulum essent cum eis progressi, sejungere ad lin-<text:line-break/>guam naturae opifici esset necesse,. rursus eos cum arte-<text:line-break/>riis carotidibus, quae non longe aberant, conjunxit, per<text:line-break/>totumque collum cum illis traduxit, communibus mem-<text:line-break/>branis cum illis colligans; in thorace porro, cum arte-<text:line-break/>riae ad sinistrum coidis ventriculum essent locatae, eos</text:span></text:p>
      <text:p text:style-name="P30"><text:span text:style-name="T1">rursus divisit, ubi denuo </text:span><text:span text:style-name="T16">stomacho </text:span><text:span text:style-name="T1">utrinque connexuit.<text:line-break/>Et quum ipsos primum natura rn ventriculum esset- </text:span><text:span text:style-name="T16">di-<text:line-break/></text:span><text:span text:style-name="T1">visura</text:span><text:span text:style-name="T21">, </text:span><text:span text:style-name="T1">qui dextra quidem parte erat, ad laevam, qui<text:line-break/>vero </text:span><text:span text:style-name="T21">sinistra erat, </text:span><text:span text:style-name="T1">ad'dextram circumegit, reputans, obli-<text:line-break/>qnos </text:span><text:span text:style-name="T21">prius </text:span><text:span text:style-name="T1">oportere efficere, atque ita demum dividere;<text:line-break/>erat certe' id multo securius ac tutius, quam si recta<text:line-break/>descendentes ita divisi fuissent.' Quin, et alias omnes<text:line-break/>ab</text:span><text:span text:style-name="T21">' </text:span><text:span text:style-name="T1">ipsis divisiones membranis complectens vicinisque<text:line-break/>corporibus stabiliens semper producit, quam propter srinm<text:line-break/>mollitiem patiendi habent facilitatem, externis adjumen-.<text:line-break/>tis corrigens ac conservans. At de ipsorum, quissem<text:line-break/>distributione partim prius quodam loco attigimus, par-<text:line-break/>tim autem in sequentibus etiam dicemus.</text:span></text:p>
      <text:h text:style-name="Heading_20_2" text:outline-level="2"><text:span text:style-name="T8">Cap. XII.</text:span></text:h>
      <text:p text:style-name="P8"><text:span text:style-name="T1">De septima vero conjugatione nervorum<text:line-break/>a cerebro proficiscentium nobis jam est dicendum. Quae<text:line-break/>quod protinus quidem ei conjungitur, quae ipsam prae-<text:line-break/>cedit, dictum haud ita pridem est; nec minus etiam,<text:line-break/>quod natura harum productionum utriusque securitati</text:span></text:p>
      <text:p text:style-name="P30"><text:span text:style-name="T1">consulens connexionem earum luter sc excogitavit Jam'<text:line-break/>veto et unde proficiscatur et quo immittatur, nobis est<text:line-break/>dicendum, id enim adhuc- in ea fuperest explicandum.<text:line-break/>Prosicrscuntur itaque nervi lu illinc, ubi et cerebrum<text:line-break/>definit, et spinalis medulla incipit; progressi.autem qua-<text:line-break/>damtenus una cum nervis sextae conjugationis, </text:span><text:span text:style-name="T16">post </text:span><text:span text:style-name="T1">au-<text:line-break/>tem ab ipsis sejuncti, parte quadam sui eadernque mi-<text:line-break/>nima rectus laryngis -musculos contexunt, majori vero, in<text:line-break/>totam linguam inseruntur. Hi primi inter nervos exquisite<text:line-break/>funt jam duri; nam praedictorum omnium alii minus, alii<text:line-break/>magis sunt molles, durus tamen nullus similiter est, ac'<text:line-break/>hi nervi; quin et illorum quoque qui musculis manifesto<text:line-break/>inseruntur, aliis sunt duriores.-</text:span></text:p>
      <text:h text:style-name="Heading_20_2" text:outline-level="2"><text:span text:style-name="T8">Cap. XIII.</text:span></text:h>
      <text:p text:style-name="P8"><text:span text:style-name="T1">Musculi, autein sunt in facie tum qui<text:line-break/>oculos, tum qui maxillam inferiorem, praeter hos autem<text:line-break/>et qui nasi, alas, labia et buccas movent. In oculorum<text:line-break/>porro musculos, etsi- prorsus minimos, magni </text:span><text:span text:style-name="T16">tamen</text:span></text:p>
      <text:p text:style-name="P30"><text:span text:style-name="T1">corporis mole nervi cernuntur inserti ob id ipsum,<text:line-break/>quod ii consistentia funt molliores, quam motoriis con-<text:line-break/>veniat; quod igitur justae confistentiae propter mollitiem<text:line-break/>deerat, </text:span><text:span text:style-name="T16">id </text:span><text:span text:style-name="T1">magnitudine eorum natura pensavit. Idem<text:line-break/>accidit et </text:span><text:span text:style-name="T16">in </text:span><text:span text:style-name="T1">musculis temporalibus; utrique enim ipsc-<text:line-break/>rum nervi tres inseruntur, duo quidem a tertia conju-<text:line-break/>gatione, de quibus jam locuti sumus., tertius autem du—<text:line-break/>rior, de quo paulo post verba faciemus. Proinde hic<text:line-break/>rursus ex nervorum multitudine robur ad actiones mu-<text:line-break/>sculis accedit. MulcuIi quoque genarum, narium ac<text:line-break/>labiorum, quemadmodum .nervorum productiones mole,<text:line-break/>ita et duritie mediocres recipiunt. Quum enim per.<text:line-break/>cssa longius ferantur, ex viae longitudine durities eis<text:line-break/>accedit: nam quum principium molle non procul absit,<text:line-break/>natura nervum producere durum non poterat, paulatim<text:line-break/>lanien ipsum- promovens atque abducens, idque potissi-<text:line-break/>mnm per ossa, tuni temporis, tum intervalli'longitudine</text:span></text:p>
      <text:p text:style-name="P30"><text:span text:style-name="T1">durum effecit. Ad eundem modum et splualem medul-<text:line-break/>lam et cerebrum ipsum non repente ac scmel, sed<text:line-break/>paulatim fe ipsis duriora effecit. Quod si ita est, cuivis<text:line-break/>jam perspicuum est, nervos, qui linguam movent, neque<text:line-break/>aliunde commodius produci potuisse, neque via uti op-<text:line-break/>portuniore, quam qua ipsi nunc utuntur. Siquidem par-<text:line-break/>tibus anterioribus loci nihil erat reliquum; ob eamque<text:line-break/>ipsum causam tertiam et quartam conjugationes ex.po-<text:line-break/>fterioribus produxit. Unde rursus magnos alios nervos<text:line-break/>producere non poterat, nec, li potuisset, viam tamen;<text:line-break/>qua deduceret, ullum habebat. Si enim per duram<text:line-break/>menlugem eos traduxisset, </text:span><text:span text:style-name="T21">, </text:span><text:span text:style-name="T1">nervis tertiae et quariae<text:line-break/>ccnjugationis admiscens</text:span><text:span text:style-name="T21">, </text:span><text:span text:style-name="T1">aeque</text:span><text:span text:style-name="T16">, </text:span><text:span text:style-name="T1">ac illi</text:span><text:span text:style-name="T16">, </text:span><text:span text:style-name="T1">molles perstitis-</text:span><text:span text:style-name="T10">1<text:line-break/></text:span><text:span text:style-name="T1">senti Per ossa vero capitis ducere quidem ipsos poterat,<text:line-break/>durosque ex hac ejusmodi via moderate efficere; verum<text:line-break/>id quidem' simul erat supervacaneum, quum aliunde<text:line-break/>promptius deduci possent, simul autem ne locus quidem<text:line-break/>ullus in cranio relinquebatur,' quum jam foramina.malta</text:span></text:p>
      <text:p text:style-name="P30"><text:span text:style-name="T21">illic </text:span><text:span text:style-name="T1">ad linguae radicem essent. Convenienter igitur ad<text:line-break/>principium productionis medullae spinalis (qua- potissi-<text:line-break/></text:span><text:span text:style-name="T21">mum </text:span><text:span text:style-name="T1">cerebrum est durius) hunc nervorum conjugationem<text:line-break/>producens, in onmique itinere mnito adhuc magis </text:span><text:span text:style-name="T21">.</text:span><text:span text:style-name="T1">du-<text:line-break/>rum efficiens, </text:span><text:span text:style-name="T21">' </text:span><text:span text:style-name="T1">lu totam demum linguam disseminavit.<text:line-break/></text:span><text:span text:style-name="T21">At </text:span><text:span text:style-name="T1">ne hoc ipsum quovis modo intellexeris, in omnem<text:line-break/>follicet linguae partem nervos hos esse, distributos; id<text:line-break/>enim magnum erit argumentum, quod vera funt ea,<text:line-break/>quae diximus, artemque opificis ostendet maximam. Nam<text:line-break/>nervi sensifici quam primum lu exortu amplificati tuni-<text:line-break/>cam linguae externam pertexunt, subjectos musculos ne<text:line-break/>attingentes quidem; ea enim nervi motorii septimae con-<text:line-break/>jugationis in multas fibras soluti omnes linguae musculos<text:line-break/>pertexunt, idque merito'; neque enim sensificorum par-<text:line-break/>tibus linguae profundis ullus erat usus, quod partibus <text:line-break/>suis externis cum saporibus esset habitura commercium,<text:line-break/>neque etiam externis partibus 'motorum, quum ipsi pro-<text:line-break/>pter duritiem fapornm differentias discernere nequeanfc</text:span></text:p>
      <text:p text:style-name="P30"><text:span text:style-name="T1">Nihil igitur ne horum quidem </text:span><text:span text:style-name="T16">a </text:span><text:span text:style-name="T1">natura frustra factum<text:line-break/>fuit, neque sine causa uorvos quidem'linguae motores<text:line-break/></text:span><text:span text:style-name="T21">tenuiores, </text:span><text:span text:style-name="T1">crassiores vero oculorum effecit, . quanquam<text:line-break/>rninores hi musculos moverent; illi- enim robur ex du-<text:line-break/>ritie habebant satis magnum, </text:span><text:span text:style-name="T21"><text:s/></text:span><text:span text:style-name="T1">lu autem, nisi </text:span><text:span text:style-name="T16">a </text:span><text:span text:style-name="T1">magnitu-<text:line-break/>dine juvarentur; * movere, propter mollitiem omnino non<text:line-break/>possent. Temporales porro musculos multo adhuc mluus<text:line-break/>nervi a tertia conjugatione, ad ipsos pervenientes movere<text:line-break/>poterant; ipsi enim sunt magni, rnaximamque partem<text:line-break/>maxillae inferioris occupant,- maximisque tendonibus in<text:line-break/></text:span><text:span text:style-name="T21">ipsam </text:span><text:span text:style-name="T1">descendentes inseruntur. Tertium igitur ad mu-<text:line-break/>sculos hos nervum- durum utrinque a quinta conjugatione<text:line-break/>immisit </text:span><text:span text:style-name="T3">Proir.de; </text:span><text:span text:style-name="T1">quod oculorum musculis ex nervorum<text:line-break/>magnitudine inest, hoc temporales ex multitudine asse-,<text:line-break/></text:span><text:span text:style-name="T21">quunturr </text:span><text:span text:style-name="T1">Evidentius, autem praedictus nervus cernitur<text:line-break/>in iis animalibus, in quibus temporalis musculus est<text:line-break/></text:span><text:span text:style-name="T21">magnnts... </text:span><text:span text:style-name="T1">Porro, </text:span><text:span text:style-name="T21"><text:s/></text:span><text:span text:style-name="T1">unde- durus hic nervus ad temporales<text:line-break/></text:span><text:span text:style-name="T21">musculos </text:span><text:span text:style-name="T1">perveniat, tempestivum utique fuerit -dicere..<text:line-break/></text:span><text:span text:style-name="T21">Postea </text:span><text:span text:style-name="T1">vero,</text:span><text:span text:style-name="T21">. <text:s/></text:span><text:span text:style-name="T1">quam omnia productionum a- cerebro <text:s/>prlu--</text:span></text:p>
      <text:p text:style-name="P30"><text:span text:style-name="T1">cipia jam sumus executi, quintam vero quandarn ner-<text:line-break/>vornm conjugationem </text:span><text:span text:style-name="T16">ox </text:span><text:span text:style-name="T1">obliquis capitis - partibus cmer-<text:line-break/>gentem ossibus petrosis incidere memorabamus, apsanrque<text:line-break/>bifidam ac- duplicem </text:span><text:span text:style-name="T16">factam </text:span><text:span text:style-name="T1">duobus excipi foraminibus'<text:line-break/>inaequalibus, ferrique </text:span><text:span text:style-name="T16">per ' </text:span><text:span text:style-name="T1">foramen latius majorem ejus<text:line-break/>portionem recta ad aures, in aliud vero angustius fora--<text:line-break/>men (quod sane caecum appellant) reliquam partem illa-<text:line-break/>pfarn .per foramen quoddam, quod est prope aures,<text:line-break/>penetrare, viamque omnem,.' quae est inter nervi prin-<text:line-break/>cipiurn luternurn et </text:span><text:span text:style-name="T16">finem </text:span><text:span text:style-name="T1">ejusdem externum,- varie in-<text:line-break/></text:span><text:span text:style-name="T16">ster </text:span><text:span text:style-name="T1">labyrinthi cujusdam circumvolvi. Hunc, sane laby-t<text:line-break/>rinthum natura non frustra effecit, sed musculis tempo-<text:line-break/>ralibus consulens nervum eis durum immisit'; immisit<text:line-break/>nihilominus et buccis- Otiosum enim hoc loco neque<text:line-break/>perforatum ac durum cum haberet os, eo potissimum ad<text:line-break/>duri nervi generationem est abusu ' Nam si nervi omnes<text:line-break/>quo- longius- a principio digrediuntur, eo duriores ipsos</text:span></text:p>
      <text:p text:style-name="P30"><text:span text:style-name="T1">licet efficere, artificiosissime comperietur via per os pe-<text:line-break/>trosum huic nervo comparasse;' nam tum viae ipsius,<text:line-break/>longitudo,, tum Ioni-siccitas, </text:span><text:span text:style-name="T21">. </text:span><text:span text:style-name="T1">durum ipsum </text:span><text:span text:style-name="T21"><text:s/></text:span><text:span text:style-name="T1">ac siccum-<text:line-break/>facile erat redditura; ubi enim multu humido imbuitur;,<text:line-break/>nullum ei ex via longiore <text:s/>accedit emolumentum; ubi. </text:span><text:span text:style-name="T21">'<text:line-break/></text:span><text:span text:style-name="T1">vero locum durum atque aridum permeat, ibi ericcutiu<text:line-break/>facillime atque obdurescit; .his omnibus accedit et. ex<text:line-break/>opportuno petrosi hujus olfis situ securitatis utilitas; om-</text:span><text:span text:style-name="T13">:<text:line-break/></text:span><text:span text:style-name="T1">niaque videtur, .quibus nervus hic: egebat, ' ex uno.lioe-<text:line-break/>flexu complexa,.securitatem, viae longitudinem, loci sic—,<text:line-break/>citatem. - Hic igitur nervus maxima . quidem sua parte<text:line-break/>latum buccarum aperit musculum,, exiguum autem ipsius.,<text:line-break/>quiddam nervis opitulatur</text:span><text:span text:style-name="T21">. </text:span><text:span text:style-name="T1">a tertia conjugatione ad<text:line-break/>musculos temporales pertinentibus; quantum enim . lilia<text:line-break/>ntpote minus .duris, quam conveniebat,, ad robur motio-r<text:line-break/>nis deerat, , tantum eis a sc rpsc adjungit. - Potissimum<text:line-break/>autem in quibus .animalibus temporales musculi sunt<text:line-break/>magninervus est durior.,. Quid igitur non ex. uno,</text:span></text:p>
      <text:p text:style-name="P30"><text:span text:style-name="T16">magno nervo robur eis, sed ex tribus parvis comparavit?<text:line-break/>aut quid oculorum musculis ex nuo magno nervo? Quo-<text:line-break/>niam. in. regionibus quidem oculorum a ratione erat alie-<text:line-break/>nistinrum multa pro nuo facere foramina; demonstravimus<text:line-break/>enim antea, quod nervis etiam, qui ad superiorem<text:line-break/>maxillam perveniunt, non erat consentaneum foramen<text:line-break/>aliud comparare, sed musculorum simul uti foramine.<text:line-break/>In temporum vero ossibus multo quidem, quam oculo-<text:line-break/>rurn sunt ossa, majoribus, perforationesque non mode<text:line-break/>multas ac crebras,. quemadmodum oculorum cavitates,<text:line-break/>sed ne paucas quidem neque raras habentibus, ‘melius<text:line-break/>fuit foraminibus angustis pertusis nervos a tertia conjn-<text:line-break/>gatione emittere, quum foramen id, quod est ad os pe-<text:line-break/>trosum, latum esse non posset;., hac enim ratione multi<text:line-break/>hi flexus perspicue perirent, osse tuto prius latis, forami-<text:line-break/>nibus absumpto. Si. igitur neque durus nervus poterat<text:line-break/>esse crassus;., neque ex simplicibus produci plures pote-</text:span></text:p>
      <text:p text:style-name="P30"><text:span text:style-name="T1">rant, quum ipsi fane in multas quoque alias partes essent<text:line-break/>distribuendi, perspicuum est, quod jure optimo natura<text:line-break/>altero solo nervorum genere non fuit contenta;- fed quod<text:line-break/>ipsa principia motus haberet complura, ea folum ratione<text:line-break/>res belle successura erat, ut, si aliquo tempore unun.<text:line-break/>quodvis ex- ipsis laesum fuerit, reliquum saltem sub-<text:line-break/>serviat. .</text:span></text:p>
      <text:h text:style-name="Heading_20_2" text:outline-level="2">Cap. XIV.</text:h>
      <text:p text:style-name="P8"><text:span text:style-name="T1">Porro orationis continuatione paulisper<text:line-break/>hoc loco intermissa, pauca de nominibus verba faciam,<text:line-break/>quibus certe- et jam usi fumus, et tota sequente dispu-<text:line-break/>tatione usuri sumus. Duos mihi nervos intellige, alte-<text:line-break/>rum quidem omnium, qui in corpore sunt, durissimum,<text:line-break/>alterum autem mollissimum; tertium milii praeterea in-<text:line-break/>tellige medium luter utrumque, ab utrisque extremis ae-<text:line-break/>qnissiino ad portionem intervallo distantem. Qui inter<text:line-break/>rnedium hunc, sunt et durissimum, omnes simul duros,<text:line-break/>reliqubs vero alios, qui ab eodem medio sunt usque ad<text:line-break/>mollissimum, molles vocites. Ac duros quidem ad motus<text:line-break/>optime esse comparatos^ ad fensus vero existimes esse</text:span></text:p>
      <text:p text:style-name="P30"><text:span text:style-name="T1">ineptissimos; contra vero mollibus inesse aptitudluern </text:span><text:span text:style-name="T16">ad<text:line-break/></text:span><text:span text:style-name="T1">Tensum exactiorem,, imbecillitatem vero’ ad robur mo-<text:line-break/></text:span><text:span text:style-name="T21">tionis. </text:span><text:span text:style-name="T1">Caeterunr qui omnino' sirnt molles, .hos tibi<text:line-break/>persuade nullam prorsus ad motum habere facultatem;<text:line-break/></text:span><text:span text:style-name="T21">qui </text:span><text:span text:style-name="T1">vero his sunt minus molles, quique ad medium<text:line-break/>quodammodo accedunt, motorios quidem ;esse etiam hos,<text:line-break/>scd multum a durorum actione relinqui. Nervorum igi-<text:line-break/></text:span><text:span text:style-name="T21">tur' </text:span><text:span text:style-name="T1">omnium durorum'intellige mihi principiunr- - esse<text:line-break/>spinalem medullam, ejusque extremitatem</text:span><text:span text:style-name="T10">1</text:span><text:span text:style-name="T1"> inferiorem<text:line-break/>durissimorum esse principium; mollibus vero'nervis, om-<text:line-break/>nibus cerebrum., mediasqiie anterioruru ejus partium<text:line-break/>mollissimis esse dicatas; mediorum vero nervorum sub-<text:line-break/>stantiae principium id esse, qua cerebrum et spinalis’<text:line-break/></text:span><text:span text:style-name="T21">medulla conjunguntur. </text:span><text:span text:style-name="T1">Quando igitur </text:span><text:span text:style-name="T21">nervus </text:span><text:span text:style-name="T1">quidam<text:line-break/></text:span><text:span text:style-name="T21">a </text:span><text:span text:style-name="T1">cerebro mollis fuerit enatus, </text:span><text:span text:style-name="T21">repente </text:span><text:span text:style-name="T1">quidem moto-<text:line-break/>rius is </text:span><text:span text:style-name="T16">esse </text:span><text:span text:style-name="T1">non potest, exporrectus tamen ac progressus,<text:line-break/></text:span><text:span text:style-name="T21">si </text:span><text:span text:style-name="T1">fiecior et, durior'se ipso evadat, omnino tandem erit<text:line-break/></text:span><text:span text:style-name="T21">motorius. , </text:span><text:span text:style-name="T1">At quum vel luitio ipso </text:span><text:span text:style-name="T21">alii quidem </text:span><text:span text:style-name="T1">ipsorum<text:line-break/></text:span><text:span text:style-name="T21">magis, </text:span><text:span text:style-name="T1">alii vero </text:span><text:span text:style-name="T21">minus </text:span><text:span text:style-name="T1">sint molles, lu </text:span><text:span text:style-name="T21">ipsi,</text:span><text:span text:style-name="T1">que</text:span><text:span text:style-name="T21"> </text:span><text:span text:style-name="T1">progressui</text:span></text:p>
      <text:p text:style-name="P30"><text:span text:style-name="T1">alii’quidem citius exiccentuf, alii autem 'tardius-, ne-<text:line-break/>cesse 'est et motorios fieri, partim qnidem qui minus,<text:line-break/>partim autem qui magis a pxincrpio secedunt. Quidam<text:line-break/>tamen, nervi retinere videntur longissime naturam, quae<text:line-break/>sibit a principio' inerat; cujus generis sunt illi, qui ad<text:line-break/>ventriei lum feruntur,, -qui quales propemodum erner-<text:line-break/>Gertmt; tales mer totam- viam conservantur; sensificos<text:line-break/>enim ipsos iuanere semper oportebat. Nervorum igitur<text:line-break/>a 'tertia, conjugatione in os pervenientium <text:s/>qui - in lin-<text:line-break/>guam 'quidem inox suerunt inserti, molles adeo erant;<text:line-break/>ut handquaquam essent adhuc motorii ; qui verb ad' ossa<text:line-break/>maxillae 'inferioris, nragnos dentes praetergressi, exiceati<text:line-break/>in’" ipso itinere fuerunt'- et duriores effecti, hi prope<text:line-break/>dentes, quos caninos appellamus, extra.elapsi, lu labiorum<text:line-break/>musculos suerunt dispersi. Ad eundem autem modum<text:line-break/>et qui per' oculorum cavitates ad malorum ossa pertinent; '<text:line-break/>duriores in eo transitu adeo sunt redditi, ut,. quanquam<text:line-break/>sint-'exigui; musculos moveant tum eos, qui in'superiore</text:span></text:p>
      <text:p text:style-name="P30"><text:span text:style-name="T1">maxilla, .tum-qui narium alis iirsunt. Haec igitur omnia </text:span><text:span text:style-name="T21"><text:line-break/></text:span><text:span text:style-name="T1">tum praedictu </text:span><text:span text:style-name="T21">. </text:span><text:span text:style-name="T1">serinoni tum sibi invicem consentiunt,<text:line-break/>durorumque nervorum robur et mollium imbecillitatem<text:line-break/>ostendunt; praeterea, quod illorum, quidem in -agendo,<text:line-break/>horum autem in patiendo usus nobis constat; ' quodque<text:line-break/>consentaneum fuit ex praedictis cerebri partibus quem-<text:line-break/>que enasci; tum quod ne hic qnidem ustus frustra pro-<text:line-break/>ductus sit, sed alicujus instrumenti canfa; et quod'tantus<text:line-break/>est quisque ac talis, quantus</text:span><text:span text:style-name="T21">, <text:s/></text:span><text:span text:style-name="T1">et qualis naturae partis<text:line-break/>sium recepturae' conveniebat </text:span><text:span text:style-name="T21">- </text:span><text:span text:style-name="T1">Demonstratu n simul hoc<text:line-break/>scrmone jam propemodum est, uullani capitis nec. faciei<text:line-break/>partem nervorum esse expertem,; de oculis enim verba<text:line-break/>fecimus, et de auribus,, </text:span><text:span text:style-name="T21">et </text:span><text:span text:style-name="T1">de lingua, et de membrana .os'<text:line-break/>tutum succingente, et de omnibus labiorum et maxillae<text:line-break/>superioris partibus. </text:span><text:span text:style-name="T21">. </text:span><text:span text:style-name="T1">Quod si quid exiguum . est' praeter-<text:line-break/>nnissum,</text:span><text:span text:style-name="T21">. </text:span><text:span text:style-name="T1">quod elucidatione majori indigeat, hoc sermone<text:line-break/>explicabitur. '</text:span></text:p>
      <text:h text:style-name="Heading_20_2" text:outline-level="2">Cap. XV.</text:h>
      <text:p text:style-name="Standard"><text:span text:style-name="T1">Carnes equidem . lu ambitu dentiunt.</text:span></text:p>
      <text:p text:style-name="P30"><text:span text:style-name="T1">quas gingivas nor.nnant, ac ipsi dentes omnes, </text:span><text:span text:style-name="T21">et .tuta<text:line-break/></text:span><text:span text:style-name="T1">cutis faciei, et tunica, quae, narium partem internam-<text:line-break/>fubungit, a tertia nervorum conjugatione propagines re-.<text:line-break/>ciplunt. ..Fer eam quidem maxillae </text:span><text:span text:style-name="T21">- viam,</text:span><text:span text:style-name="T1">(quam paulo,<text:line-break/>ante indicavimus) et. molares ipsi, conspicuas ac magnas;<text:line-break/></text:span><text:span text:style-name="T21">et </text:span><text:span text:style-name="T1">ex glugivis hae quidem magis, hae </text:span><text:span text:style-name="T21">vero </text:span><text:span text:style-name="T1">minus, om--<text:line-break/>nes tamen tenues ac vix conspicuas accipiunt,</text:span><text:span text:style-name="T21">. </text:span><text:span text:style-name="T1">velut<text:line-break/></text:span><text:span text:style-name="T21">et </text:span><text:span text:style-name="T1">longi dentes. Per eam autem viam, quae nervos? ad </text:span><text:span text:style-name="T21">.<text:line-break/></text:span><text:span text:style-name="T1">malum deducit, omnia ferme, quae ad superiorem maxil--<text:line-break/>lam attinent, cum malae ipsae quas vocant, tum supe-<text:line-break/>riores gingivae; ac molae quidem magnas et evidentes-<text:line-break/>propagines accipiunt, parvas aulem et </text:span><text:span text:style-name="T21">vix </text:span><text:span text:style-name="T1">conspicuas<text:line-break/>gingivae et. reliqui dentes. Ah his vero nervis, </text:span><text:span text:style-name="T21">qui.,<text:line-break/>ex- </text:span><text:span text:style-name="T1">regione oculorum ad musculos temporales <text:s/>ascendunt,<text:line-break/></text:span><text:span text:style-name="T21">et </text:span><text:span text:style-name="T1">palpebrae,, et quae - circa supercilia sunt omnia, et,<text:line-break/></text:span><text:span text:style-name="T21">frons, </text:span><text:span text:style-name="T1">tuta, nervos </text:span><text:span text:style-name="T21">.recipit </text:span><text:span text:style-name="T1">A nervo, autem, qui </text:span><text:span text:style-name="T21">ex </text:span><text:span text:style-name="T1">cae-<text:line-break/>cis foraminibus excidit, temporalibusque obscuram quan-<text:line-break/>lam . mittit </text:span><text:span text:style-name="T21">distributionem, feruntur </text:span><text:span text:style-name="T1">quaedam propagines</text:span></text:p>
      <text:p text:style-name="P30"><text:span text:style-name="T1">ad, glandulaa et partes alias,, quae sunt circa aures,<text:line-break/>tum. autem ad partes buccarum tenues. Maxima vero<text:line-break/>ejus</text:span><text:span text:style-name="T21">. </text:span><text:span text:style-name="T1">nervi, pars buccarum motum ad .latura efficit per-<text:line-break/>latum musculum, de.quo postea erit dicendum; ipsa vero-<text:line-break/>cutis pilosa seusus gratia duntaxat, quomodo et reliqua,<text:line-break/>quaerin-toto est animali, propagines paucas, tenues, ra--<text:line-break/>ras,. aegre conspicuas, instar araneae cujusdam filorum,<text:line-break/>ex.omnibus .subjectis partibus recipit. </text:span><text:span text:style-name="T21">. </text:span><text:span text:style-name="T1">At cutis frontis,.,<text:line-break/>quod .motus voluntarii fit particeps, fibras nervorum<text:line-break/>sensibiles ac .conspicuas merito est adepta;, subest enim,<text:line-break/>ei.musculosa quaedam natura ac substantia tenuis, mus-,<text:line-break/>tas nexvorum fibras in se ipsam recipiens, . a qua cutis.<text:line-break/>separarimon potest, quemadmodum cutis reliqui corporis,-<text:line-break/>sed plane cum ea coaluit,-, motusque amborum, est unus,<text:line-break/>qui supercilia scilicet attollit. Atque eo. magis admiranda<text:line-break/>est </text:span><text:span text:style-name="T21">; </text:span><text:span text:style-name="T1">cutis cum labiorum musculis commixtio.; non </text:span><text:span text:style-name="T21">. </text:span><text:span text:style-name="T1">enim<text:line-break/>possis hic .dicere, lms quidem subtendi,</text:span><text:span text:style-name="T21">. </text:span><text:span text:style-name="T1">hanc autem su-<text:line-break/>perne inhaerere,' quemadmodum in-fronte, et multfe.</text:span></text:p>
      <text:p text:style-name="P18"><text:span text:style-name="T1">utriusque maxillae partibus'; et manibus internis -ac pe-<text:line-break/>elibus. Quandoquidem in his limitibus perspicuis divi-<text:line-break/></text:span><text:span text:style-name="T16">dere ac </text:span><text:span text:style-name="T1">disterminare possumus, ubi musculus quidem<text:line-break/>definit, oritur aulem cutis; lu labiis vero per'tota ipsa<text:line-break/>commixtio facta est, abolitis et confusis uirisque inter<text:line-break/>fe, ut neque musculum, neque cutim </text:span><text:span text:style-name="T16">id </text:span><text:span text:style-name="T1">dicere queas,<text:line-break/>quod ex utrisque commune 'est </text:span><text:span text:style-name="T16">ac </text:span><text:span text:style-name="T1">conflatum, </text:span><text:span text:style-name="T16">neque<text:line-break/></text:span><text:span text:style-name="T1">totum, neque si in partes diviseris; sed aut musculos<text:line-break/>fcutaceos aut cutim musculosam labia animalium jure<text:line-break/>iocaveris. Novaque haec </text:span><text:span text:style-name="T21">- </text:span><text:span text:style-name="T1">atque </text:span><text:span text:style-name="T21">' </text:span><text:span text:style-name="T1">insolens compositionis<text:line-break/>ratio propter" actionem peculiarem merito extitit; coh-<text:line-break/>jungienim ad amussim, ' ac rursum diduci., ' et quoquo<text:line-break/>versum circumagi, labiis erat utile: quorum nihil-' valide<text:line-break/></text:span><text:span text:style-name="T31">' </text:span><text:span text:style-name="T1">simul ac commode, ut 'nunc, ageretur, nisi ipsorum talis<text:line-break/>'suisset substantia.</text:span></text:p>
      <text:h text:style-name="Heading_20_2" text:outline-level="2">Cap. XVI.</text:h>
      <text:p text:style-name="P8"><text:span text:style-name="T16">Sed </text:span><text:span text:style-name="T1">quoniam </text:span><text:span text:style-name="T16">et </text:span><text:span text:style-name="T1">tunicam, quae nare-<text:line-break/>intus suhungit, dicebamus ejus nervorum portionis',</text:span><text:span text:style-name="T21">' </text:span><text:span text:style-name="T1">quae<text:line-break/>sid bculorum cavitatem ferlm jesse par.rcipeni, non ta.-</text:span></text:p>
      <text:p text:style-name="P83"><text:span text:style-name="T1">“men viam ipsosum indicavimus, <text:s/>consentaneum’ fasse<text:line-break/>fuerit leam; ne quid sermoni desit, iiuuc quoque adjicere.<text:line-break/>In majoribus irtriusque oculi angulis videre 'est os -rn<text:line-break/>narium capacitates pertusum, quod et nuribus et oculis<text:line-break/>est commune, rferrique per utrumque foramen nervuin<text:line-break/>haudquaqsiam exigimur, ab oculorum caritate scissum ltus<text:line-break/>tim,' ut im eam nervi tertiae conjugationis pervenerint.<text:line-break/>Porro nervus hic cernitur inon' soIum in membranam,<text:line-break/>quae nuribus inest, i dispergi, verum etiam ad -palatum<text:line-break/>usque progredi; communis enim haec una tunica est na-<text:line-break/>ribns et ori ob eam ' communionem ac continuitatem,<text:line-break/>quam .rabet ex communibus foraminibus et in idem de-<text:line-break/>sinentibus, per quae etiam respiramus; </text:span><text:span text:style-name="T16">’ </text:span><text:span text:style-name="T1">cui quidem ge-<text:line-break/>neratio est a crassa meninge, membranosas productiones<text:line-break/>in' neres quidem per foramina ossium cribro similium pro-<text:line-break/>ducente, lu os autem' per foramina glandulae infundi-<text:line-break/>buli ‘ propinqua; Proinde lus quoque partibus crassa me-<text:line-break/>ninx‘"ossi lapitis connectilur, quemadmodum et par</text:span></text:p>
      <text:p text:style-name="P30"><text:span text:style-name="T1">membranas,' quae sursum' per' futuras' 'feruntur, quas<text:line-break/>Supra monuimus pericranium constituere. Atque tempe-<text:line-break/>itivum jam forte fuerit de reliquis ipsius meningis vin-<text:line-break/>cusis disserere, ac docere, quid causae sit-,- cur lu pleris-'<text:line-break/>que locis quidem valide, lu aliis autem invalide, in<text:line-break/>quibusdam mediocriter, </text:span><text:span text:style-name="T21"><text:s/></text:span><text:span text:style-name="T1">in multis autem nihil omnino<text:line-break/>fit adnexa cranio; Quod enim rnillies jam monstravimus,<text:line-break/>id nunc'quoque ostendemus, nihil a natura fuisse prae-<text:line-break/>termissum,- neque supervacaneum quidquam ab eadem<text:line-break/>assumptum. Videtur enim crassam quoque- menlugem<text:line-break/>ossibus connectere, valide quidem per futuras, tum lam-<text:line-break/>hdoideam, tum eam, quae recta secundum cerebri Ion-'<text:line-break/>gitudluem- fertur, non, amplius, autem valide per coro-<text:line-break/>nalem. Jam vero et alia pleraque tenuia ligamenta<text:line-break/>velut fibras </text:span><text:span text:style-name="T21"><text:s/></text:span><text:span text:style-name="T1">quasdam partibus cranii superioribus inserit </text:span><text:span text:style-name="T21">-<text:line-break/></text:span><text:span text:style-name="T1">atque' obliquis, a quibus omnibus et praeterea vasis pe-<text:line-break/>netrantibus crassa meninx, furfum- tenditur, pro.x.maque<text:line-break/>sit- semper- ac contingit ossa; partibus"vero anteriori-"</text:span></text:p>
      <text:p text:style-name="P30"><text:span text:style-name="T1">bus ac posterioribus membrana quidem ab ea nulla ejus-<text:line-break/>modi producitur, qualis partibus superioribus <text:s/>pericra-<text:line-break/>nium membrana, scd propagines has ad neres ac pala-<text:line-break/>tum habet, parta quaedam atque imbecilla haec vinculat<text:line-break/>Merito igitur tenuia* illa </text:span><text:span text:style-name="T16">ac </text:span><text:span text:style-name="T1">multa ligamenta validiora<text:line-break/>in partibus illis adepta est, ut, qttod deest, id ex ipsis<text:line-break/>pensetur; in ipfa porro basi pauca habet eaque imbecilla,<text:line-break/>ut plerisque lu locis deesse omnino videantur; ibi enim<text:line-break/>supervacaneum erat validis vinculis ossibus ipsam con-<text:line-break/>nectere, cum suopte nutu ac pondere deorsum semper<text:line-break/>feratur; in omnibus autem aliis partibus, ut laxitatem<text:line-break/>cerebro dilatando ac comprimendo praebeat spatiofissi-<text:line-break/>inarn, factum jure est, ut plurimum ab eo secederet,'<text:line-break/>sursumque ad cranium extenderetur. Merito etiam crul-<text:line-break/>sior inscrne extitit, ut, quum cerebrum super eam om-<text:line-break/>nluo esset firmandum, mullum ni exhibeat dolorem, pe-<text:line-break/>nitusque ab eo non sentiatur subjacentium ossium duri-<text:line-break/>ties. .At lu. plexu retiformi duriorem.-quoque ipsam.</text:span></text:p>
      <text:p text:style-name="P73"><text:span text:style-name="T1">non .modo crassiosem effecit,., ut-sit yelut os cerebro<text:line-break/>substrata, quod ea parte est confertissimum, neve ponxi<text:line-break/>dere depressa arterias, ibi coarctet, , aut comprimat; nu-<text:line-break/>jua rei propemodum obliti silentio praeterieramus, quod<text:line-break/>scilicet dura meninx portionem quanuam a seipsa pro-,<text:line-break/>ductam, retiformi plexui substravit,, quem haudquaquam<text:line-break/>etiam a subjectis ossibus comprimi oportebat. Quin; et<text:line-break/>id argumcuturn sit non minimum providentiae ipsius<text:line-break/>opificis.<text:tab/></text:span><text:span text:style-name="T21">,<text:tab/>.</text:span></text:p>
      <text:h text:style-name="Heading_20_2" text:outline-level="2">Cap. XVII.</text:h>
      <text:p text:style-name="P8"><text:span text:style-name="T1">Pari modo autem et ad futuras de.iuo<text:line-break/>reverii, quantum adhuc superiori serniorti deest, quum<text:line-break/>adjecerimus, liuic .quoque libro justum modum statuemus.<text:line-break/>Quod igitur </text:span><text:span text:style-name="T16">ad </text:span><text:span text:style-name="T1">fuliginosorum excrementorum tranfpira-<text:line-break/>tum, et ut per eas crassa meninx ossi capitis alligaretur,<text:line-break/>quo. vasa alia quidem intro, alia aulem extra exciderent;<text:line-break/>insuper, quod et ad pericranii generationem, suturae utili-<text:line-break/>ter constructae suerint, dictum ante suit Nunc autem,<text:line-break/>quod adhuc fuperest de ipsar um qsu,. postquam adjunxe-</text:span></text:p>
      <text:p text:style-name="P30"><text:span text:style-name="T24">-- </text:span><text:span text:style-name="T5">- </text:span><text:span text:style-name="T1">su </text:span><text:span text:style-name="T21">- ' </text:span><text:span text:style-name="T10">:</text:span><text:span text:style-name="T1"> </text:span><text:span text:style-name="T21">’ </text:span><text:span text:style-name="T1"><text:s/></text:span><text:span text:style-name="T21">' </text:span><text:span text:style-name="T37">.?<text:line-break/></text:span><text:span text:style-name="T1">rimus, deinceps de, earumdem positione </text:span><text:span text:style-name="T16">ac </text:span><text:span text:style-name="T1">numera<text:line-break/>tractabimus. Fuit </text:span><text:span text:style-name="T21">, </text:span><text:span text:style-name="T1">certe vel ob, </text:span><text:span text:style-name="T16">eam </text:span><text:span text:style-name="T1">causam utile cra-<text:line-break/>nium </text:span><text:span text:style-name="T21">ex </text:span><text:span text:style-name="T1">multis osticus, componi, ut, si quando pcre.usium.<text:line-break/>fractum fuerit, (multa </text:span><text:span text:style-name="T16">enim; </text:span><text:span text:style-name="T1">ejusmodi solent accidere,)<text:line-break/></text:span><text:span text:style-name="T21">ne </text:span><text:span text:style-name="T1">per totum fracturae ejus progrediantur, sed inhibe-<text:line-break/>antur illic ac cessent, ubi et saucium ipsum os cessat.<text:line-break/>Tot, itaque, suturarum, sunt. usus. </text:span><text:span text:style-name="T21">. </text:span><text:span text:style-name="T1">Quod,vero conscnta-<text:line-break/>neum fuit, mnam quidem per medium capitis rectam,<text:line-break/>duas autem esse transversas, si, quae ante dicta fuerunt,<text:line-break/>memcria tenemus, nihil muttis ..verbis nobis opus erit.<text:line-break/>Quum enim, .caput velut sphaera quaedam sit praelonga,<text:line-break/>jure uua quidem recta per medium .ipsius a posterioribus<text:line-break/>in anteriora est extensa, duae autem, .transversae hanq.<text:line-break/>excipiunt, fitque trium futurarum sigma literae H similis;<text:line-break/>Nam quum secundum hanc figuram totum caput sit<text:line-break/>longius, atque ad aurein utramque quasi compressum,<text:line-break/>aequum, fuit suturarum numeram esse inaequalem in.<text:line-break/>longitudine .ac latitudine; alloqui falso Hippocrates, nec</text:span></text:p>
      <text:p text:style-name="P30"><text:span text:style-name="T1">turam assereret jusiam, si . </text:span><text:span text:style-name="T16">ipsa </text:span><text:span text:style-name="T1">inaequalibus aequalia<text:line-break/>tribueret. ' At non' est ita; quemadmodum enim est<text:line-break/>justissima, ita, quae sutura secundum capitis' longitudinem<text:line-break/>reeta extenditur, unam effecit, partibus, quae </text:span><text:span text:style-name="T21">utrinque<text:line-break/></text:span><text:span text:style-name="T1">ipsius funt, dextris scilicet ac sinistris, ita demum la-<text:line-break/>titudinem commoderatan' habituris. Trans versas autem<text:line-break/>duas numero effecit, alteram quidem posteriorem -, ut<text:line-break/>antea quoque diximus, quam lambdoideam appellamus;<text:line-break/>alteram autem anteriorem, coronalem, ut os capitis,<text:line-break/>quod inter, duas has suturas est medium, ossibus utrius-<text:line-break/>que partis mediae suturae sit aequale. ’ Maximum autem<text:line-break/></text:span><text:span text:style-name="T21">jn. <text:s/></text:span><text:span text:style-name="T1">naturae</text:span><text:span text:style-name="T21">' </text:span><text:span text:style-name="T1">operibus aequitatis specimen sunt capitum<text:line-break/>fastrgialorum suturae. Tres enim sunt omnino ipsorum<text:line-break/>figurae: prima ei plane est contraria, quae naturaliter<text:line-break/>fese habet, de qua haud ita pridem sumus locuti, quando<text:line-break/>scilicet caput ambas amiserit emluentias, occipitis sci-<text:line-break/>licet-alteram, reliquam autem frontis, aequale autem'<text:line-break/>sit - undequaque </text:span><text:span text:style-name="T16">et </text:span><text:span text:style-name="T1">quasi perfecta sphaera; duae vero<text:line-break/>aliae; sunt .figurae, quarum altera quidem lu fronte,</text:span></text:p>
      <text:p text:style-name="P30"><text:span text:style-name="T1">altera rursus in occipitio nullam habet eminentiam. Cae-<text:line-break/>terum capitis sphaerici sutuiae literae X sirnt similes,<text:line-break/>duabus tantum suturis sesc in duo intersecantibus, altera<text:line-break/>quidem ab aure una ad alteram transversa, altera, vero<text:line-break/>recta per medium verticem ad frontem mediam extensa;<text:line-break/>quemadmodum enim, 'quum pars capitis altera exuperat,<text:line-break/>altura longior existens, aequum fuit eam partem, quae<text:line-break/>Jongior esset, plures habere suturas, sic, quando pars<text:line-break/>utraque est aequabilis, numerum etiam sutnruum ipsis<text:line-break/>aequabilem natura distribuit.. lu capite vero, quod in<text:line-break/>occipitio non habet eminentiam, suturae quidem manent<text:line-break/>recta et coronalis, perit autem larnbdoides, haec enim<text:line-break/>deperditae eminentiae erat propinqua; unde ex duaous<text:line-break/>his futuris figura fit T literae assimilis': quemadmodum'<text:line-break/>sane' et quum capitis eminentia in fronte perierit, </text:span><text:span text:style-name="T21">. </text:span><text:span text:style-name="T1">si-<text:line-break/>mul quidem cum ipsa perit et coronalis, relinquitur<text:line-break/>vero sola recta cum Iambdoide; rursus etiam figura haec<text:line-break/>compofitionis similis T literae. efficitur. Quarta autem</text:span></text:p>
      <text:p text:style-name="P30"><text:span text:style-name="T1">species acuminati capitis- cogitari quidem potest, sed fieri<text:line-break/>non potest, ut si caput ad utramque amem efficeretur<text:line-break/>prominentius, quam in fronte et occipitio; quae species<text:line-break/>si modo constare posset, haudquaquam sphaerica ei, quae<text:line-break/>est secundum naturam, diceretur contraria, sed solum<text:line-break/>diceretur, quod longitudo tota in latitudinem esset trans-<text:line-break/>mutata/ Nunc autem tantus a naturali figura recessus<text:line-break/>fieri non potest, non enim acuminata amplius hujusmodi<text:line-break/>species, scd jam monstrum esset, nec posset vivere; cu-<text:line-break/>jus causa est perspicua, his.saltem, qui dicta ante non<text:line-break/>omnino negligenter audierunt. Quum enim retro cere-<text:line-break/>bellum, ante vero ad oculos ac nares apophyscs positae<text:line-break/>suit, jure optimo caput, quod secundum naturam se ha-<text:line-break/>hetj praelongae sphaerae fuit assimile; erninentiaque tam<text:line-break/>posterior quam anterior, aut utraeque simul possunt in-<text:line-break/>terdutu deesse, non tamen eo defectus potest progredi;<text:line-break/>ut aliquid etiam de ipso cerebro simul pereat; et sane<text:line-break/>fieri non potest, .ut, quae ad aurem est dimensio, eam,</text:span></text:p>
      <text:p text:style-name="P74"><text:span text:style-name="T16">quae est secundum </text:span><text:span text:style-name="T1">longitudinem,’ superet,- nisi hoc accit-<text:line-break/>dati </text:span><text:span text:style-name="T16">At hoc </text:span><text:span text:style-name="T1">quidem </text:span><text:span text:style-name="T16">fieri </text:span><text:span text:style-name="T1">nequit; proinde et capitis<text:line-break/>figura ejusmodi constare non polelt. . Ob eamque causam<text:line-break/>Hippoerates quatuor omnino' figuras et cuiusque .futuras,<text:line-break/>quo modo paulo ante habere diximus, astruxit</text:span><text:span text:style-name="T16">, </text:span><text:span text:style-name="T1">nusquam<text:line-break/>in suis commentariis quintae capitis figurae mentionem<text:line-break/>faciens.’ Sed hae quidem _ solae capitis . sunt suturae,<text:line-break/>numero ac situ </text:span><text:span text:style-name="T16">juste . </text:span><text:span text:style-name="T1">a natura cuique figurae distri-<text:line-break/>butae.<text:tab/>-<text:tab/></text:span></text:p>
      <text:h text:style-name="Heading_20_2" text:outline-level="2"><text:span text:style-name="T8">Cap. XVIII.</text:span></text:h>
      <text:p text:style-name="P8"><text:span text:style-name="T1">At ossium compositiones non hae solae<text:line-break/>simt, fed nounullae-adhu-c aliae sunt, quas neque Hip-<text:line-break/>poerates, neque alius quivis eorum, qui corporis natu-<text:line-break/>rarn accuratius funt contemplati,'-suturas voluit. appellare.<text:line-break/>Sed quae a media aeque distant, .et ad utramque aurem<text:line-break/>constitutae fecundum ' capitis longitudinem</text:span><text:span text:style-name="T37">. </text:span><text:span text:style-name="T1">scruntur,<text:line-break/>recte mihi videntur squamosae agglutinationes fuisse no-<text:line-break/>minatae, utroque, scilicet applicaturum ossium paulatim<text:line-break/>lu angustam quandam squamam ac. non profundam </text:span><text:span text:style-name="T37">.</text:span><text:span text:style-name="T1">quo-<text:line-break/>dam modo extenuato, tum autem eo quidem; quod</text:span></text:p>
      <text:p text:style-name="P30"><text:span text:style-name="T1">superne descendit, subjecto parte interna, eo autem,<text:line-break/>quod inferne ascendit,, extrinsecus- incumbente; non<text:line-break/>enim:, ut in suturis, ita etiam hic ossa mutuo sese ingre-<text:line-break/>diuntur. Cacterunt ossium in temporibus compositiones<text:line-break/>suturae quidem et ipsae adhuc funt, . sed eas (ut mihi<text:line-break/>videtur) Hippoerates quum coronalis partes esse arbitra-<text:line-break/>retur, eurum non meminit separatim. Reliquae vero,<text:line-break/>quae, in superiore sunt maxilla, <text:s/>ossium compositiones,<text:line-break/>etiamsi capitis suturis penitus non sunt similes, attamen<text:line-break/>et ipsae futurae'quaedam sunt; easque anatomici norni-<text:line-break/>-nare ita consueverunt. Sed de his' quidem, quum de<text:line-break/>-maxilla superiore agemus,' tractabimus; de squamosis<text:line-break/>autem hoc'libro 'explicemus. Quia, igitur cranii partem'<text:line-break/>supernam </text:span><text:span text:style-name="T21">et. </text:span><text:span text:style-name="T1">ad latera, </text:span><text:span text:style-name="T21">, </text:span><text:span text:style-name="T1">quae crassa meninge est circum-<text:line-break/>data, raram quidem-esse oportebat ac cavernosam, reli-<text:line-break/>quam vero omnem, et potissimum quae temporum ossa<text:line-break/>nuncupamus, duram esse ac densam, ob eam causam<text:line-break/>squamosi' horum ossium fincs extiterunt, eo quidem, quod</text:span></text:p>
      <text:p text:style-name="P30"><text:span text:style-name="T1">superne a capito descendit, intus condito, </text:span><text:span text:style-name="T16">quo </text:span><text:span text:style-name="T1">diutius<text:line-break/>cum crassa meninge versaretur propter, causam quam<text:line-break/>mox subjiciam, alio vero, quod inferne ascendit, duro,<text:line-break/>velut propugnaculo quodam </text:span><text:span text:style-name="T16">ipsi </text:span><text:span text:style-name="T1">appositu; omnia, enim<text:line-break/>crassae meningis ad cranium vincula lu ipsius cavernas<text:line-break/>internas desinunt. Proinde si aeque, ac os lusernum,<text:line-break/>tutum esset durum ac densum, haudquaqnarn potuissent<text:line-break/>vincula haec in ipsum inseri, sicut neque lu inferiorem<text:line-break/>ejus partem inseruntur. At illic quidem nullus erat<text:line-break/>vinculorum ejusmodi usus, ut paulo ante docebamus;<text:line-break/>ubi vero est usus, partibus scilicet supernis et obliquis,<text:line-break/>convenienter ibi laxum ac cavernosum extitit. Atqui<text:line-break/>etiam ejusmodi os cum duro ac denso uniri omnino<text:line-break/>non poterat. Dicemus autem uberius in sequentibus de<text:line-break/>hujusmodi ossium coagmentatione. Haec quidem et os-<text:line-break/>sium squamosorum generationis est causa ; alias vero su-<text:line-break/>turas,. per quas caput cum superiore gena conncctitur.</text:span></text:p>
      <text:p text:style-name="P30"><text:span text:style-name="T16">et quae sint genae hujus propriae, postea recensebimus.<text:line-break/>Nunc autem librum: hunc magnitudinem justarn jam con-<text:line-break/>iecutum hic concludemus.</text:span></text:p>
      <text:h text:style-name="P2" text:outline-level="1"><text:bookmark-start text:name="bookmark11"/>GALENI DE USU PARTIUM CORPO=<text:line-break/>RIS HUMANI<text:line-break/>LIBER X.<text:bookmark-end text:name="bookmark11"/></text:h>
      <text:h text:style-name="Heading_20_2" text:outline-level="2">Cap. I.</text:h>
      <text:p text:style-name="P8"><text:span text:style-name="T1">Oculos autem quod loco quidem edito<text:line-break/>constitui stiparique undique satius erat, antea dictum<text:line-break/>est; quod vero et in parte corporis anteriori, in quam<text:line-break/>etiam movemur, melius fuit constitui, ne id quidem est<text:line-break/>obscurum; quemadmodum et quod duos esse, quam unum,<text:line-break/>praestiterit; nam quod sensuum instrumenta gemlua et<text:line-break/>cognata esse oporteret, partim quidem prius diximus,<text:line-break/>partim etiam lu sequentibus dicemus. Atqui si omnia</text:span></text:p>
      <text:p text:style-name="P30"><text:span text:style-name="T1">haec erant servanda, situs eorum sublimis, sectu.itas, si-<text:line-break/>tus anterior </text:span><text:span text:style-name="T16">ac </text:span><text:span text:style-name="T1">duplicitas, commodius eos nusquam<text:line-break/>locaveris.</text:span><text:span text:style-name="T21">- </text:span><text:span text:style-name="T1">Sin vero, objicis</text:span><text:span text:style-name="T2">,</text:span><text:span text:style-name="T1">-.quod non posterioribus<text:line-break/>etiam partibus oculi extiterint, eorum, quae ante fuerunt<text:line-break/></text:span><text:span text:style-name="T21">demonstrata, </text:span><text:span text:style-name="T1">nori recordaris, quod omnia sensus iustru-<text:line-break/>urenta nervos postulant molles, quodque ejusmodi a ce-<text:line-break/>rebellc produci non- poterunt-; atque etiam quod in<text:line-break/>utrumque ipsorum productiones a cerebro immittuntur,<text:line-break/>quae, dum per ipsa quidein ossa transeunt, compinguntur<text:line-break/>ac densantur, </text:span><text:span text:style-name="T21">' </text:span><text:span text:style-name="T1">quo essent ah Injuriis tutiores, quum<text:line-break/></text:span><text:span text:style-name="T21">autem </text:span><text:span text:style-name="T1">ad oculos ipsos pervenerint, solutae denuo atque<text:line-break/>amplificatae in orbemquo inster' tunicae humorem vitreum<text:line-break/>complexae in humorem crystallinum' inseruntur. At </text:span><text:span text:style-name="T21">enim-<text:line-break/></text:span><text:span text:style-name="T1">haec quoque ante diximus; nec minus, quod </text:span><text:span text:style-name="T21">humor'<text:line-break/></text:span><text:span text:style-name="T1">ipse crystallinus primum videndi est instrumentum, <text:s/></text:span><text:span text:style-name="T21">cui<text:line-break/></text:span><text:span text:style-name="T1">rei argumento'sunt certissimo, quae a medicis </text:span><text:span text:style-name="T21">hypoehy-’<text:line-break/></text:span><text:span text:style-name="T1">mata, (justusiones) appellantur, quae interjacent </text:span><text:span text:style-name="T21">quidem<text:line-break/></text:span><text:span text:style-name="T1">inter humorem crystallinum et coiuearn tunicam, </text:span><text:span text:style-name="T21">xi-</text:span><text:span text:style-name="T29">1<text:line-break/></text:span><text:span text:style-name="T1">sionern autem" impediunt, quoad- acu deprimantiir.'</text:span></text:p>
      <text:p text:style-name="P30"><text:span text:style-name="T1">Humori autem crystallino, qui albus .est, clarus ac splen- </text:span><text:span text:style-name="T37">*<text:line-break/></text:span><text:span text:style-name="T1">dens, (hac enim scla ratione erat suturum, ut a colori-,<text:line-break/>hus immutaretur,) <text:s/>nutriri quidem ex ipso sanguine plane<text:line-break/>non licebat; ut qui multum qualitatibus ab eo dissideret;'<text:line-break/>sed alimentum quoddam familiarius postulabat; ac pro-,<text:line-break/>inde ei obtigit comparatumque </text:span><text:span text:style-name="T16">a </text:span><text:span text:style-name="T1">natura fuit alimentum<text:line-break/>accommodatum, lmrnor vitreus, qui quanto crassior est<text:line-break/>sanguine atque albus magis, tanto a crystallino humore<text:line-break/>humidrtate atque albedine relinquitur. Hic enim albus<text:line-break/>est exquisite </text:span><text:span text:style-name="T16">ac </text:span><text:span text:style-name="T1">mediocriter dutus; vitreus vero humidus<text:line-break/>quidem est instar vitri cuiusdam igne liquefacti, albus<text:line-break/>autem tantum, quantum si' intellexeris exiguum nigrum<text:line-break/>multu albo per lotum esse admixtum, albedinisque per-<text:line-break/>fectionem esse . adulteratam. . lu neutro autem humorum<text:line-break/>istorum vena inest; ex quo intelligi potest, utrumque.per<text:line-break/>transsumptionem nutriri, crystallinum quidem a vitreo,<text:line-break/>vitreum autem a corpore .ipsum' ambiente, quod exi</text:span></text:p>
      <text:p text:style-name="P30"><text:span text:style-name="T1">cerebri portione </text:span><text:span text:style-name="T16">superne </text:span><text:span text:style-name="T1">'descendente </text:span><text:span text:style-name="T16">amplificata con-<text:line-break/></text:span><text:span text:style-name="T1">flatum est.</text:span></text:p>
      <text:h text:style-name="Heading_20_2" text:outline-level="2">Cap. <text:span text:style-name="T47">II</text:span>.</text:h>
      <text:p text:style-name="P8"><text:span text:style-name="T1">locantque </text:span><text:span text:style-name="T16">ipsum </text:span><text:span text:style-name="T1">nonnulli proprie tuni-<text:line-break/>cam retiformem, quod figura quidem reti sit. similis.<text:line-break/>Caeterum nullo pacto </text:span><text:span text:style-name="T16">est </text:span><text:span text:style-name="T1">-tunica, neque colore, neque<text:line-break/>substantia, sed si exemptum ipsum seposueris, <text:s/>lu unum<text:line-break/>-acervum conjiciens, tibi plane videbere videre cerebri<text:line-break/>portionem qnandam exemptam. Porro usus est ipsius<text:line-break/>primus quidem ac maximus,, propter quem superne fuit<text:line-break/>demissa, ut, quum crystallinus alteratur, id sentiat, prae-<text:line-break/>terea ut vitreo humori alimentum advehat atque afferat,<text:line-break/>siquidem arteriis ac venis multo crebrioribus ac, quam<text:line-break/>Tuae moli conveniat, majoribus referta conspicitur.<text:line-break/>Nam quum nervis omnibus, qui a cerebro proficiscuntur,<text:line-break/>portio quaedam meningis chorioidis enascitur, quae arte-<text:line-break/>riam fecum affert </text:span><text:span text:style-name="T16">ac </text:span><text:span text:style-name="T1">venam, nulli tamen aliorum ma-<text:line-break/>,gna atleo vasa simul exeunt, natura alimentum proni-<text:line-break/>dente ac praeparante </text:span><text:span text:style-name="T16">non </text:span><text:span text:style-name="T1">nervis. modo,' verum etiam</text:span></text:p>
      <text:p text:style-name="P30"><text:span text:style-name="T1">oculorum humoribus. Quin et ex hac ipsa chorioide tu-<text:line-break/>nica, quae corpus hoc reti simile continet, tenues quae-<text:line-break/>dam productiones et araneae similes ad ipsum extensat<text:line-break/>ligamenta illi simul fiunt, simul etiam alimentum asse-,<text:line-break/>rimt; nam vasa quarnplurima ipsa haec chorioidee tunica<text:line-break/>liabere in tota se ipsa conspicitur, quod et nomen ipsum<text:line-break/>indicat; nunquam enim ita ipsum comparallunt appellas-<text:line-break/>sentve, nisi instar chorii quarnplurima inter se vasa,<text:line-break/>velut colligeret. Hnnc igitur ipsum usum tunica haec<text:line-break/>praestat,' tunicaque praeterea est revera, et corporibus<text:line-break/>subjectis operimentum atque amiculum. Principium au-<text:line-break/>tem huic quoque tunicae meninx est tenuis, quae cere-<text:line-break/>brum ambit, quam paulo ante dicebamus simul cum. ner-<text:line-break/>vis omnibus enatam venam atque arteriam fecum afferre.<text:line-break/>Quo loco admiranda opificis est sapientia, qui quum<text:line-break/>nusquam alibi ab ullo nervo., quae cnm eo producuntur,,<text:line-break/>meningas separasset, sed ut nutriretur simul et undiquq</text:span></text:p>
      <text:p text:style-name="P30"><text:span text:style-name="T1">operiretur, cum </text:span><text:span text:style-name="T16">eo </text:span><text:span text:style-name="T1">ipsas adduxisset, hic duntaxat, ubi<text:line-break/>primum nervus in 'oculum inseritur; 'utrasque ab ipso<text:line-break/>sejungens ac subducens, crassas- ac duras similiter, ac<text:line-break/>crassam menlugem</text:span><text:span text:style-name="T16">, </text:span><text:span text:style-name="T1">quae cerebrum ipsum complectitur,<text:line-break/>aut potius </text:span><text:span text:style-name="T16">ea </text:span><text:span text:style-name="T1">duriorts effecit. Confiderandumque hoc in<text:line-break/>loco accurate est, </text:span><text:span text:style-name="T16">quomodo </text:span><text:span text:style-name="T1">retiformi huic corpori simi-<text:line-break/>liter, ut cerebro, et quomodo diverse providit natoa;<text:line-break/>nam quod aliis apophysibus omnino </text:span><text:span text:style-name="T16">e </text:span><text:span text:style-name="T1">contrario</text:span><text:span text:style-name="T16">, </text:span><text:span text:style-name="T1">per-<text:line-break/>spicue intelligi potest, siquidem ab illis neutram menin-<text:line-break/>gum usquam abduxit nec sejunxit, in oculis vero<text:line-break/>utrasque tum a fefe sejunxit, tum a superne orta apo-<text:line-break/>physi. Cerebro fune hac quidem ratione portio ejus,<text:line-break/>quae oculis inest, similiter </text:span><text:span text:style-name="T16">fe </text:span><text:span text:style-name="T1">habet, quatenus venas ha-<text:line-break/>bet atque arterias totam ipsam pertexentes; quin et<text:line-break/>quod ab </text:span><text:span text:style-name="T16">ea </text:span><text:span text:style-name="T1">dura quidem meninx distat quum plurimum,<text:line-break/>ossa semper contingens et cum eis colligata; hac vero<text:line-break/>ratione non amplius fimiliter se habet; </text:span><text:span text:style-name="T21">' </text:span><text:span text:style-name="T1">quatenus mollis<text:line-break/>et tenuis meninx ipsum vel reliquit, vel superne- venas</text:span></text:p>
      <text:p text:style-name="P30"><text:span text:style-name="T1">atque arterias illi separans attulit. At haec, quae appa-<text:line-break/>rent </text:span><text:span text:style-name="T16">ac </text:span><text:span text:style-name="T1">evidentia sunt, hujus, separationis ulum tibi<text:line-break/>ostendant. Sola enim digreditur vasisque omnino desti-<text:line-break/>tuitur; paulo vero post rursus apparet nihilominus oho-<text:line-break/>rioides ea</text:span><text:span text:style-name="T16">, </text:span><text:span text:style-name="T1">quae in cerebro est a supernis omnibus locis </text:span><text:span text:style-name="T37">-<text:line-break/></text:span><text:span text:style-name="T1">vnsorum immissiones. quamplurimas recipiens, ’ (diceres<text:line-break/>eam velut in alimenti emporium quoddam missam,) exi-<text:line-break/>guum quiddam’, antequam revertatur, mittere per tenuia<text:line-break/>illa vufa,- quasi per servitia quaedam, quorum paulo<text:line-break/>ante meminimus, reliquum vero omne securn una afferre.<text:line-break/>Revertitur enim immensam vasorum tenuium sibi ipsis<text:line-break/>propinquorum copiam quandam afferens; cum qui lura<text:line-break/>omnibus rursum lu superiorem productionem inseritur,<text:line-break/>ut eorum insertio palpebrarum pilis persimilis esse vi~<text:line-break/>deatur; sic .enim comparant, idque .meo quidem judicio<text:line-break/>non absurde, qui naturae opera studiosius perscruta?rtm.<text:line-break/>Ubi </text:span><text:span text:style-name="T16">vero </text:span><text:span text:style-name="T1">primum luseritur, superna haec productio si-<text:line-break/>siitur ibi, neque-progredituralterius,-ea scilicet utilitate.</text:span></text:p>
      <text:p text:style-name="P30"><text:span text:style-name="T1">perfuncta, cujus causa demissa fuerat, inseriturque cor-<text:line-break/>pori .crystallino, cujus affectuum potest cerebro certus<text:line-break/>esse nuncius. </text:span><text:span text:style-name="T21">' </text:span><text:span text:style-name="T1">Absolutus porro circulus insertio </text:span><text:span text:style-name="T21">haec<text:line-break/></text:span><text:span text:style-name="T1">merito fuit; quum enim praedicta insertio in medium<text:line-break/>crystallinum, qui rotundus est, undique facta sit, </text:span><text:span text:style-name="T21">circulus<text:line-break/></text:span><text:span text:style-name="T1">necessario est factus; qui certe maximus est in crystallino,<text:line-break/>ipfumque in duo dividit; omnium enim, quae cor-<text:line-break/>poribus rotundis coniiectuntur, quae ad maximum in<text:line-break/>ipsis circulum connexio est tutissima, ut quae plurimis<text:line-break/>ao certilsirnis' apprehensionibus corpora coalescentia uniat,<text:line-break/></text:span><text:span text:style-name="T21">Per </text:span><text:span text:style-name="T1">emulem </text:span><text:span text:style-name="T21">hunc </text:span><text:span text:style-name="T1">circulum consentaneum erat </text:span><text:span text:style-name="T21">humorem<text:line-break/>vitreum, </text:span><text:span text:style-name="T1">ne lu partem anteriorem progrederetur, </text:span><text:span text:style-name="T21">impe-<text:line-break/></text:span><text:span text:style-name="T1">dire. .Quocirca-medius vehitur in ipso crystallinus, qua-<text:line-break/>si <text:s/>semifacta quaepiam sphaera in aqua. Atque </text:span><text:span text:style-name="T21">etiam<text:line-break/>parte </text:span><text:span text:style-name="T1">alia interna,'quae est velut ipsius </text:span><text:span text:style-name="T21">.</text:span><text:span text:style-name="T1">crystallini, </text:span><text:span text:style-name="T21">hemi-<text:line-break/></text:span><text:span text:style-name="T1">sphaerion, </text:span><text:span text:style-name="T21">. </text:span><text:span text:style-name="T1">securitatis gratia ea conjunxit circulus </text:span><text:span text:style-name="T21">unus,<text:line-break/></text:span><text:span text:style-name="T1">quem, supra maximum csse eorum, qui-in crystallino in-<text:line-break/></text:span><text:span text:style-name="T21">inirt,.. </text:span><text:span text:style-name="T1">diximus, -fferwrinusque utrisque est communis,</text:span></text:p>
      <text:p text:style-name="P30"><text:span text:style-name="T1">ligamentumque his ipsis efficitur, et praeterea corpori<text:line-break/>retiformi , et quarto tunicae choriuidi; nam. tunica liaeo<text:line-break/>inter ea est validissima et quae stabilire ipsa maxime<text:line-break/>ac tegere queat. ‘Verumtamen quemadmodum ad tuenda-<text:line-break/>illa satis vicium habebat, ita ad se ipsam tuendam non<text:line-break/>satis habebat, nec circumjacentium ossium duritiem ferre<text:line-break/>citra noxam poterat. Ut igitur in cerebro, ita hic quoque<text:line-break/>a crassae meningis tunica circumvestitur; distatque certo<text:line-break/>tunica haec ab ea in aliis omnibus partibus,: folisquo<text:line-break/>vnsorunr productionibus ipsi conneetitm, in hoc tamen<text:line-break/>memorato circulo, qui crystallino inest, conjungitur:<text:line-break/>quintaque praeter quatuor praedictas in uno loco est<text:line-break/>haec- conjunctio, quae subjectis omnibus, commoditatem<text:line-break/>praestat haud'levem, tum ne a circumj acentibus ossibus<text:line-break/>afficiantur,</text:span><text:span text:style-name="T10">-</text:span><text:span text:style-name="T1"> tum etiam ne in vehementissirnis motibus<text:line-break/>a sese abrumpantur. Dura igitux meninx tuto chorioidi<text:line-break/>est applicata; haec vero rursus ipsi retiformi; ' relisurum-</text:span></text:p>
      <text:p text:style-name="P30"><text:span text:style-name="T1">corpus nitreo ac </text:span><text:span text:style-name="T21">crystallino </text:span><text:span text:style-name="T1">humoribus, illi quidem per<text:line-break/></text:span><text:span text:style-name="T21">totum </text:span><text:span text:style-name="T1">ipsum, huic autem per solam iridem. itaque per'<text:line-break/></text:span><text:span text:style-name="T21">corpora </text:span><text:span text:style-name="T1">media humor vitreus tunicae omnium extimae<text:line-break/>est unitus, mollissimus durissimae, ac certe id natura ex<text:line-break/></text:span><text:span text:style-name="T21">opportuno </text:span><text:span text:style-name="T1">adeo situ inter haec est machinata. Ad eun-<text:line-break/>dem autem hunc circulum sexta quaedam tunica extrin-<text:line-break/></text:span><text:span text:style-name="T21">secus </text:span><text:span text:style-name="T1">prope accedit, in duram tunicam inserta, ut mu-<text:line-break/>seulornm oculos moventium aponeurosis. Septima autem<text:line-break/></text:span><text:span text:style-name="T21">praeter </text:span><text:span text:style-name="T1">has omnino est alia, periostii scilicet insertio,,<text:line-break/>cuae simul quidem totum oculum- cum ossibus colligat;<text:line-break/></text:span><text:span text:style-name="T21">simul autem et </text:span><text:span text:style-name="T1">moventes ipsum musculos operit. Quin,<text:line-break/>tibi membranam hanc' conspicari </text:span><text:span text:style-name="T21">, </text:span><text:span text:style-name="T1">vel ante anatomen<text:line-break/></text:span><text:span text:style-name="T21">licet, </text:span><text:span text:style-name="T1">album quidem, cujusmodi etiam ccrnitur, desinen-<text:line-break/></text:span><text:span text:style-name="T21">tem' </text:span><text:span text:style-name="T1">vero in circulo;- ubi et'aliae omnes subjectae sunt,<text:line-break/></text:span><text:span text:style-name="T21">et ubi. </text:span><text:span text:style-name="T1">album nigro, conjungitur; <text:s/>appellatur porro </text:span><text:span text:style-name="T21">locus -<text:line-break/></text:span><text:span text:style-name="T1">hic ab hominibus harum rerum peritis iris; nonnulli<text:line-break/></text:span><text:span text:style-name="T21">vero </text:span><text:span text:style-name="T1">coronam’nominant;- Quod st-haec probe dissecueris,<text:line-break/>nihllqtie confuialens. consideraris;. circulos ridebis 'iule</text:span></text:p>
      <text:p text:style-name="P30"><text:span text:style-name="T1">septem sibi ipfis deinceps insidentes, . crassitie tamen ac<text:line-break/>colore discrepantes, </text:span><text:span text:style-name="T16">ut ne si </text:span><text:span text:style-name="T1">.velis quidem totum hunc i<text:line-break/>aliter quam.irim appellare queas..</text:span></text:p>
      <text:h text:style-name="Heading_20_2" text:outline-level="2">Cap. lll.</text:h>
      <text:p text:style-name="P8"><text:span text:style-name="T1">At enim non ea duncaxat sapientiae opi-<text:line-break/>sicis sunt opera, scd iis multo adhuc majora, quae jam-<text:line-break/>jam dicturi sumus. . Nam ad medium usque crystallini<text:line-break/>circulos septem oratione jam perduximus, qui sibi ipsis<text:line-break/>incumbunt illic </text:span><text:span text:style-name="T16">ac </text:span><text:span text:style-name="T1">cohaerent; quod autem id subsequi-<text:line-break/>tur, niaxime admiraberis, </text:span><text:span text:style-name="T16">si, </text:span><text:span text:style-name="T1">antequam a nobis, didiceris,<text:line-break/>ipse solus ejus rei artificium, contemplari aggrediaris.<text:line-break/>Quid tandem poterat effici commodius, ut simul quidem<text:line-break/>humor crystallinus propria seusibilia exacte sentiret, si- -<text:line-break/>mul autem tuto conservaretur, neque ab ullis externis<text:line-break/>violaretur? An omnino nudum ipsum ac' sine muni-<text:line-break/>mento relinquere praestiterat? at sic ne temporis qui-<text:line-break/>dem. momentum durasset, quin statim petiisset ac peni-<text:line-break/>nitus labefactatus fuisset, ut qui prae nativa mollitie<text:line-break/>nulli extrinsecus occurrentium resistere queat. An den-</text:span></text:p>
      <text:p text:style-name="P30"><text:span text:style-name="T1">fum ei propugnaculum quoddam, quod vindicare illum'<text:line-break/>ab externis injuriis posset, praeponere satius erat? at<text:line-break/>periculum fuisset, ne propugnaculum</text:span><text:span text:style-name="T10">1</text:span><text:span text:style-name="T1"> ejusmodi ipsum<text:line-break/>abderet, tenebrasque ei perpetuas offunderet, scnsuque<text:line-break/>omni privaret. Si ea igitur constructio, quae fensum<text:line-break/>perfectum ei conservabat, ' patiendi facilitatem inferebat,<text:line-break/>quae vero patiendi difficultatem suggerebat, eadem ipsa<text:line-break/>sensum perfectum vitiabat, viforiorum instrumentorum<text:line-break/>constructio in magnam redacta -erat difficultatem. At<text:line-break/>natura ne- hrc quidem erat similiter ac nos haesitatura,<text:line-break/>fed primo quidem id, quod erat melius, inventura ac<text:line-break/>provisura, tum autem summo artificio id constructura;<text:line-break/>nam quod operimentum crassum quidem ac durum<text:line-break/>propriam oculorum actionem esset vitiaturum, tenue<text:line-break/>praeterea ac molle injuriis obnoxium esset futurum,<text:line-break/>durum quidem, scd tenuissimum, si album quoque esset<text:line-break/>suctum, commodius fore providit. Ad ipsum igitur fa-<text:line-break/>bricandam converfa, omnino ex aliquo septem iridis cir-.</text:span></text:p>
      <text:p text:style-name="P30"><text:span text:style-name="T1">culorum ipsum cogebatur </text:span><text:span text:style-name="T16">producere; </text:span><text:span text:style-name="T1">ex mollibus tamen,<text:line-break/>quatuor tunicam duram producere non poterat; ex-reli-<text:line-break/>quis vero tribus externis </text:span><text:span text:style-name="T16">qui </text:span><text:span text:style-name="T1">ultimus omnium est peri-<text:line-break/>ostii circulus, tametsi internis quatuor multo est durior,<text:line-break/>usum tamen operimenti praestare non potest; qui autem<text:line-break/>post hunc est secundus, aliis </text:span><text:span text:style-name="T16">a </text:span><text:span text:style-name="T1">suis musculis indigebat<text:line-break/>tegumentis ; reliqua ' igitur erat </text:span><text:span text:style-name="T16">a </text:span><text:span text:style-name="T1">meninge tunica dura,-.<text:line-break/>quae chorioidem tunicam complectitur, ex qua operi-<text:line-break/>mentum hoc gigni polerat. Considera autem hic . quoque<text:line-break/>naturae pfovidentiam simul ac fabricam. Quum enim<text:line-break/>crassa quidem esset admodum haec tunica, scd densa<text:line-break/>minus, quam usus flagitabat, tenuiorem simul ac den-<text:line-break/>siorem coepit producere; post autem paulatim promo-<text:line-break/>vens, partem ejus. maxime mediam longe tenuissimam<text:line-break/>ac densissimam effecit; apte diceres eam cornibus admo-<text:line-break/>dum extenuatis similem; unde ei nomen etiam a cornu<text:line-break/>similitudine periti anotomici congruere rati corneam<text:line-break/>turucam appellarunt, quod nomen ad hanc ac satem man-</text:span></text:p>
      <text:p text:style-name="P18"><text:span text:style-name="T1">sit. Haec igitur cornea tunica facta jam tenuis, dura<text:line-break/>ac densa, protinus utique splendida erat futura, cujus-<text:line-break/>modi ad splendorem transmittendum </text:span><text:span text:style-name="T16">esse </text:span><text:span text:style-name="T1">posset oppor-<text:line-break/>tunissinia non fecus, ac cornua accuratissime derufa at-<text:line-break/>que extenuata. An igitur etiamsi, quemadmodum natura<text:line-break/>haec et ejpsmodi summa ratione ac providentia agere<text:line-break/>potuit; alta et nos imitari aliquando possemus, aliquod<text:line-break/>operum, ejus, quod scilicet construi ipsuut aliter melius<text:line-break/>fuisset, accusare' possemus? ogo vero existimo, multos<text:line-break/>nostrum ne id quidem posse. ‘ Neqtie enim artem na-<text:line-break/>turae exponunt i eo enim modo -omnino eam adnnraren-<text:line-break/>tur;/ sin minus, eam saltem, non vituperarent; tunc<text:line-break/>enim aequum esset eos meliorem aliam, quam, nunc habet,<text:line-break/>constructionem ostendere, aut,, si id minus possent, eam<text:line-break/>admirari. Quum enim septem in iride sint circuli, tu,<text:line-break/>qui naturae'conviciaris, profer'nobis alium ad tunicae<text:line-break/>corneae' generationem accommodatiorem; vel, si id non<text:line-break/>. potes, tibique forte non’ridetur ree lea durissimo om-</text:span></text:p>
      <text:p text:style-name="P30"><text:span text:style-name="T1">nrum enafci, ostende rursus, quid nam melius in tunica<text:line-break/>hac, quae producta est, effecisses, si loco Promethei no-’<text:line-break/>'stri constitutus <text:s/>fuisses. An non. tenuem ipsam et albam,<text:line-break/>ut libere ac sine mora risiones immitteret, duram au-<text:line-break/>temj, ut humorem crystallinum tutu stiparet, effecisses?<text:line-break/>Haudquaquam infitiari id queas, quanquam multo </text:span><text:span text:style-name="T16">sit<text:line-break/></text:span><text:span text:style-name="T1">facilius invenire aliquid, quod animadversum non fuerat<text:line-break/>in iis, quae sacta jam'sunt, ac cavillari atque immu-<text:line-break/>tare, quam inculpate omnia -principio excogitare et ‘<text:line-break/>construere. Sed vel nmrc denique resipiscens denuo re-<text:line-break/>lrqua naturae opera considera. Haec siquidem cornea<text:line-break/>tunica, tenuis ita et densa facta, opportunissimum est<text:line-break/>instrumenti visorii propugnacniurn, ne oculi ab externis<text:line-break/>violentur; at vero tria alia necessario constructioni ejus-<text:line-break/>modi adjunxit incommoda, quae tu quidem, o fapieii-<text:line-break/>tissime calumniator, Promethei facultatem nacius, for-<text:line-break/>iasse’ non animadvertisses, non item</text:span><text:span text:style-name="T21">. </text:span><text:span text:style-name="T1">ipse Prometheus,<text:line-break/></text:span><text:span text:style-name="T16">fed </text:span><text:span text:style-name="T1">plane perspexit, ut qui nosset providere, primo qui-</text:span></text:p>
      <text:p text:style-name="P30"><text:span text:style-name="T1">dem tunicae huic corneae penuriam alimenti futuram.<text:line-break/>ut quae neque</text:span><text:span text:style-name="T21">. </text:span><text:span text:style-name="T1">longo adeo</text:span><text:span text:style-name="T21">» </text:span><text:span text:style-name="T1">intervallo attrahere queat,<text:line-break/>neque in se ipsam venas recipere, quod densa sit, dura<text:line-break/>ac tenuis; secundo aulem adversus externas offeusione»<text:line-break/>humorem crystallinum tueri quidem posse, eandem ta-<text:line-break/>men ipsam sua duritie nihil minus externis illis cry-<text:line-break/>stallino molestiae futuram; tertio immissam oculis superne<text:line-break/>visorium facultatem</text:span><text:span text:style-name="T21">. </text:span><text:span text:style-name="T1">dissipaturam ac discussuram</text:span><text:span text:style-name="T16">; </text:span><text:span text:style-name="T1">cujus<text:line-break/>substantiam tu quidem ignorans esse splendidam, ignorans<text:line-break/>autem et quod corrumpitur ' subito occursu splendoris<text:line-break/>lucidioris ac vehernentioris discussa, non recte malum<text:line-break/>ei domesticum circumposuisses, tunicam adeo splendidani..<text:line-break/>At animalium opifex non item; sed primo quidem pro-<text:line-break/>vidit, quonam pactu cornea nutriretur; secundo, quomodo<text:line-break/>humorem crystallinum </text:span><text:span text:style-name="T16">non </text:span><text:span text:style-name="T1">attingeret; postierno, qua<text:line-break/>ratione splendorem non discuteret; eaque omnia unica<text:line-break/>duntaxat machina correxit; .quam tibi fortasse expone-</text:span></text:p>
      <text:p text:style-name="P75"><text:span text:style-name="T1">rem, naturae calumniatur acutissime, nisi esset mihi ex-<text:line-break/>ploratum </text:span><text:span text:style-name="T16">te </text:span><text:span text:style-name="T1">rationibus</text:span><text:span text:style-name="T16">, </text:span><text:span text:style-name="T1">quae </text:span><text:span text:style-name="T16">de </text:span><text:span text:style-name="T1">visu afferrentur, vehe- <text:line-break/>mentissirne </text:span><text:span text:style-name="T16">repugnaturum.<text:tab/></text:span><text:span text:style-name="T1">Verum tamen pone, illa te</text:span></text:p>
      <text:p text:style-name="Standard"><text:span text:style-name="T1">non audivisse, </text:span><text:span text:style-name="T16">neque </text:span><text:span text:style-name="T1">paulo ante </text:span><text:span text:style-name="T16">nos </text:span><text:span text:style-name="T1">dixisse, ejus substan-<text:line-break/>tiam esse splendidam; </text:span><text:span text:style-name="T16">sed </text:span><text:span text:style-name="T1">eam ncn dictam fuisse neque<text:line-break/>cognitam supponens, </text:span><text:span text:style-name="T16">id </text:span><text:span text:style-name="T1">ipsum operibus ipsis.. demon-<text:line-break/>strandum,. </text:span><text:span text:style-name="T16">si </text:span><text:span text:style-name="T1">lubet; disce, aut potius recordare, quonam<text:line-break/>pactu a splendida ac vehementi luce oculi nostri of-<text:line-break/>fendantur. _ Quantum </text:span><text:span text:style-name="T16">certe </text:span><text:span text:style-name="T1">quidem Xenophontis milites<text:line-break/>laesi oculis fuerint, quod per. multam nivem iter sc-<text:line-break/>cissent, te fortasse praeterit; neque enrnr mirum mihi<text:line-break/>videtur, te'illius quoque historiam nunquam attigisse.<text:line-break/>Arbitror autem, nunquam etiam audivisse, Dionysium Si-<text:line-break/>ciliae tyrannum domum super carcerem construxi fle cla-<text:line-break/>rissimam ac longe splendidissimam, caloe illitam; neque<text:line-break/>quod in eam domum, posteaquam diutissime carcere in-<text:line-break/>fimo suissent conclusi, vinctos ipsus sursum educebat;<text:line-break/>qui ex mulsa ac profunda caligine in splendidam lucem</text:span></text:p>
      <text:p text:style-name="P18"><text:span text:style-name="T1">egressi, lucem quidem eranu cupide intuituri, intuiti.,<text:line-break/>vero occaecabantur, <text:s/>lucis splendidae </text:span><text:span text:style-name="T21"><text:s/></text:span><text:span text:style-name="T1">occursum repenti-<text:line-break/>num ac- confertum non ferentes. Missa igitur haec fa-<text:line-break/>cientes eorum, quae quotidie apparent, memoriam tibi<text:line-break/>reficere conabimur, in primis quidem picturum, et po-<text:line-break/>tissimum quando in albis coriis pingunt; offenditur </text:span><text:span text:style-name="T21">enim<text:line-break/></text:span><text:span text:style-name="T1">facile eorum visus, si omni remedio fuerit </text:span><text:span text:style-name="T21">- </text:span><text:span text:style-name="T1">destitutus;</text:span></text:p>
      <text:p text:style-name="P8"><text:span text:style-name="T1">quod faiie providentes colores caeruleos ac fuscos ap- </text:span><text:span text:style-name="T21">'<text:line-break/></text:span><text:span text:style-name="T1">, ponunt, in quos subinde lutuentes recreant- oculos ac</text:span></text:p>
      <text:p text:style-name="P8"><text:span text:style-name="T1">reficiunt Atque etiam ophthahuia laborantes lux quidem<text:line-break/>redarguit ac laedit; fusca vero ac caerulea sine mo-<text:line-break/>lestia intuentur.- Eodem accedit., quod qui luce clara<text:line-break/>a longinquo percipere qnippiam volunt,, aut manus fu-<text:line-break/></text:span><text:span text:style-name="T21">pra </text:span><text:span text:style-name="T1">oculos ad ipsa supercilia obtendunt, aut aliud quip-<text:line-break/>piam manibus tum majus tum densius. Quin et in ma-<text:line-break/></text:span><text:span text:style-name="T21">gnis </text:span><text:span text:style-name="T1">solis defectibus stellae, ob eandem causam nobis<text:line-break/>apparent; 'quod etiam fuis temporibus accidisse Tbucy-<text:line-break/>dides memoriae prodidit. Sed et ex puteis profundis</text:span></text:p>
      <text:p text:style-name="P18"><text:span text:style-name="T1">stellae conspiciuntur, potissimum quando fol non est in<text:line-break/>meridie. Atque etiam solem ipsum si quis oculis iucon-<text:line-break/>niventibus velit intueri, oculos celeriter perdat,, multi-<text:line-break/>que in solis defectibus, quum euin affectum, qui foli<text:line-break/>acciderat, planius nosse caperent, fixis oculis solem in-<text:line-break/>tuentes,' imprudentes prorsus fuerunt occaecati. At enim<text:line-break/>per, niyem iter facere quam oculis sit perniciosum, si<text:line-break/>- minus Xenoplionti crestis, experientia tibi discere id<text:line-break/>licet; sin vero naturalius' qnippiam audire sustines, .Ubi<text:line-break/>ellychnium ardens, - aut aliam quampiam flammam, lu<text:line-break/>sole luculento' constitueris, cernes eam protinus niar-<text:line-break/>cescere; atque etiam,' si prope quamlibet flammam ma-<text:line-break/>gnam ellychnium posueris, vel- aliam quamvis flammam<text:line-break/>, minorem, repente extluguetur, quum, quae minor" lux</text:span></text:p>
      <text:p text:style-name="P8"><text:span text:style-name="T1">est-, a majore vincatur’ semper ac dissipetur Futurum<text:line-break/>igitur erat, ut non solius crystallini splendor in oculis,<text:line-break/></text:span><text:span text:style-name="T31">, </text:span><text:span text:style-name="T1">fed cam eo nitrei etiam dissiparetur; quod ale acpi-<text:line-break/>deret, fed diligentissime servaretur contentus undique</text:span></text:p>
      <text:p text:style-name="P30"><text:span text:style-name="T1">ac. constrictus, tunica cliorioide a. tenui meninge producta<text:line-break/>natura providit, multis partibus illuni tum nigram, tum.<text:line-break/>fuscam, tum caeruleam .efficiens... Hanc igitur ipsam ab*<text:line-break/>iride una cum cornea promovit, quo praedictos tres _ <text:line-break/>usus praestaret: corneam sibi ricinam situ ipso aleret; </text:span><text:span text:style-name="T37">_<text:line-break/></text:span><text:span text:style-name="T1">eandemqne, ne hurnori crystallino incideret, prohiberet;<text:line-break/>visui denique affecto medicamentosum esset spectaculum;<text:line-break/>quae causa (ut ego.arbitror) est, ut omnes, natura duce,<text:line-break/>quum lucis splendore offendimur, palpebras repente clau-<text:line-break/>damus, ad naturale remedium properantes. Non possum<text:line-break/>equidem caeruleum hunc colorem, quo tunica haec tin- .<text:line-break/></text:span><text:span text:style-name="T16">cta </text:span><text:span text:style-name="T1">est, non admirari. Quum enim neque in ulla alia<text:line-break/>corporis parte, praeterquam in hac sola, inveniatur, ne-<text:line-break/>qne alia quaevis praeter hanc indigere eo videatur,<text:line-break/>perspicuum jam fit, quod totu sermone semper demon-<text:line-break/>stravimus, nihil scilicet neque diminute, neque otiose o.<text:line-break/>natura factum fuisse.</text:span></text:p>
      <text:h text:style-name="Heading_20_2" text:outline-level="2">Cap. IV.</text:h>
      <text:p text:style-name="P8"><text:span text:style-name="T1">Nec minus eo admiror asperitatem, quae</text:span></text:p>
      <text:p text:style-name="P18"><text:span text:style-name="T1">intus tunicae humorem vitreum contenturae inuritur; hn-<text:line-break/>mida enim haec quidem ac mullis instar spongiae<text:line-break/>qUnm sit, humorem crystallinum contingens, totius tuni-<text:line-break/>cae vicinitatem praestat ipsi innoxium. Quo adhuc im-<text:line-break/>pensius externam ejus densitatem demiror, qua corneam '<text:line-break/>tunicam duram contingit; non modo enim humorem cry-<text:line-break/>stallinum nihil oportebat a 'tunica </text:span><text:span text:style-name="T16">hac </text:span><text:span text:style-name="T1"><text:s/>caerulea offendi,<text:line-break/>sed ne ipsam quidem quicqtram a cornea affici. His om-<text:line-break/>nibus admirabilius est tunicae hujus foramen ad pupil-<text:line-break/>lam; nam </text:span><text:span text:style-name="T16">omnia </text:span><text:span text:style-name="T1">funditus pexiissent, quae natura pul-<text:line-break/>chre ante erat fabricata, si id solum ab ea fuisset prae-<text:line-break/>termissum; verum, ut aliud nihil, sic ne id quidem erat<text:line-break/>praeteritura, ibi enim tunicam caeruleam, hanc uveam<text:line-break/>pertudit; appellant autem ipsam ita, acino uvae laevi--<text:line-break/>tatem ejus externam et asperitatem internam, opinor,<text:line-break/>comparantes. Et hoc duntaxat quoad foramen nulla<text:line-break/>tunica alia est inter corneam et crystallinum media,<text:line-break/>sed veluti per tenue admodum </text:span><text:span text:style-name="T16">et </text:span><text:span text:style-name="T1">album cornu splen—</text:span></text:p>
      <text:p text:style-name="P18"><text:span text:style-name="T1">dor internus cum externo communicat ac commiscetur. </text:span><text:span text:style-name="T37">.<text:line-break/></text:span><text:span text:style-name="T1">Ut igitur nec per hoc foramen tunica cornea aliquando<text:line-break/>crystaIlinum -humorem tangeret, opifex nostri ' providit,-<text:line-break/>simul quidem portionem hanc corneae foras longius ab-<text:line-break/>ducens, fimus autem humorem quendam tenuem aa<text:line-break/>sincerum,' cujusmodr in </text:span><text:span text:style-name="T16">oris </text:span><text:span text:style-name="T1">reperitur, crystallino clr-<text:line-break/>cumfundens, ac. tertio praeter haec spiritu aereo ac<text:line-break/>splendido omnem pupillae locum opplens. Sic quidem<text:line-break/>res habet; eget tamen adhuc ratio' haec demonstratione<text:line-break/>potistluntm propter illos, qui neque actionem, neque<text:line-break/>.. usum ullum student invenire, sed omnia cupiunt esse.</text:span></text:p>
      <text:p text:style-name="P8"><text:span text:style-name="T1">occulta, omnino que ignorari. Tunica igitur haec cornea,<text:line-break/>qua parte quidem ab iride enascitur, humori crystallino<text:line-break/>apparebit tibi, proxima, quum omnes oculorum tunicae<text:line-break/>ac humores eo loco cohaereant; exterius vero progre-<text:line-break/>stiens, semper magis magisque digreditur, quoad plnri-<text:line-break/>.pmm, qua est pupilla, secesserit; quod est dissectionibus</text:span></text:p>
      <text:p text:style-name="P30"><text:span text:style-name="T1">ipsis discas licet, nec minus ex suffusorum punctionibus.’<text:line-break/>Nam quum suffusiones omnes loco inter corneam tuni-<text:line-break/>cam et humorem crystallinum medio consistant, . instru-<text:line-break/>mentum,' quod, ut eas educat, immittitur, per amplissi-<text:line-break/>muni spatium sursum, ac deorsum., huc atque illuc, et<text:line-break/>(ut. lu summa dicam) in orbem, et quoquoversum cir- <text:line-break/>cumactum, neutrum praedictorum, corporum attingit,<text:line-break/>tanqnarn. magna a sefe distent intercapedine.</text:span></text:p>
      <text:h text:style-name="Heading_20_2" text:outline-level="2">Cap. V.</text:h>
      <text:p text:style-name="P8"><text:span text:style-name="T1">Quod autem inter crystallinum humorem<text:line-break/>et tunicam meam hurniditas quaedam.tenuis continetur,<text:line-break/>quodque locus is, qui est ad pupillam, spiritu est plenus, </text:span><text:span text:style-name="T21"><text:line-break/></text:span><text:span text:style-name="T1">ex his potissimum potes intelligere. . Primum, quod in<text:line-break/>vivis oculum tensum vehementer et undique plenum<text:line-break/>cernas, uullamque ejus partem. laxam usquam, aut cor-:<text:line-break/>rugatam; quod si mortuo ipso, dissecare oculum volueris,<text:line-break/>jam certe quodammodo rugosiorem, quam pro naturali<text:line-break/>habitu, ipsum comperies vel ante anatomen; postea-<text:line-break/>quarn autem tunicam corneam dissecueris, statim humor:-</text:span></text:p>
      <text:p text:style-name="Standard"><text:span text:style-name="T21">i’</text:span></text:p>
      <text:p text:style-name="P30"><text:span text:style-name="T1">tenuis effusus occurret, </text:span><text:span text:style-name="T16">qui </text:span><text:span text:style-name="T1">saepe etiam in punctionibus<text:line-break/>cernitur per vulnus .-ffluere, statim autem totus oculus<text:line-break/>fit rugosus,’ contractus ac laxus; si vero distenderis, tu-<text:line-break/>nicasqne ‘a erystallino diduxeris, intervallum maximum<text:line-break/>apparebit vacuum. </text:span><text:span text:style-name="T21">. </text:span><text:span text:style-name="T1">Si igituf locus hic </text:span><text:span text:style-name="T21">' </text:span><text:span text:style-name="T1">prius quidem,<text:line-break/>quum animal vivebat, plenus'erat, tunicasque distentas<text:line-break/>habebat, mortuo autem ipso idem quidem vacuus fit,<text:line-break/>Iaxantur autem circumfusae tunicae, perspicuum est,<text:line-break/>quod aut spiritu quodam, aut humore, aut utroque erat<text:line-break/>refertus- Quin et -fi alterum oculorum clauserimus al-<text:line-break/>ferum aperientes, amplificatam ac dilatatam et veluti<text:line-break/>inflatam pupillam intuebimur. Proinde non ratione<text:line-break/>inodo constat, pupillam quidem spiritu refertam sic affici,<text:line-break/>verum etiam artificio maxime experiri hanc rem potes,<text:line-break/>ac probare iis, quae evidenter apparent. Dijstcto enim<text:line-break/>'ctnimcdi si ab internis partibus tunicam uveam infla-<text:line-break/>veris, cernes foramen diduci; itaque experientia fit per-</text:span></text:p>
      <text:p text:style-name="P30"><text:span text:style-name="T1">spicuum’,, pupillam spiritu impletam </text:span><text:span text:style-name="T16">amplificari. </text:span><text:span text:style-name="T1">Caete-<text:line-break/>rum ratio haec aliud </text:span><text:span text:style-name="T16">nihil </text:span><text:span text:style-name="T1">adstruit,' </text:span><text:span text:style-name="T16">quam </text:span><text:span text:style-name="T1">quod impleta<text:line-break/>parte interna uveae plurimum </text:span><text:span text:style-name="T16">protenditur </text:span><text:span text:style-name="T1">ac distendi-<text:line-break/>tur, sitque foramen ipsum </text:span><text:span text:style-name="T16">majus, </text:span><text:span text:style-name="T1">quoniedo et </text:span><text:span text:style-name="T16">alia </text:span><text:span text:style-name="T1">omnia,<text:line-break/>quibus membranosis </text:span><text:span text:style-name="T16">ac tenuibus </text:span><text:span text:style-name="T1">foramina quaedam in-<text:line-break/>sunt ac' perforationes, ut’ concidere in fe ipsa queant. </text:span><text:span text:style-name="T21">,<text:line-break/></text:span><text:span text:style-name="T1">Ad eum sane modum </text:span><text:span text:style-name="T16">et </text:span><text:span text:style-name="T1">ipforum errbrorum tunicas ex- </text:span><text:span text:style-name="T21">.<text:line-break/></text:span><text:span text:style-name="T1">tendi est necesse, alioqni ipsarum .foramina concident.<text:line-break/>Si igitur vivente adhuc animali membranas utrasque<text:line-break/>tensas videre liceat, clauloque altero oculorum alterius<text:line-break/>pupillam amplificatam; mortuo autem eo laxas jam' vel<text:line-break/>ante, quam humor ternus </text:span><text:span text:style-name="T16">sit </text:span><text:span text:style-name="T1">evacuatus, postea vero<text:line-break/>quam vacuatus suerit, </text:span><text:span text:style-name="T16">laxissimas </text:span><text:span text:style-name="T1">fieri, satis liquet, quod<text:line-break/>ab' utrisque, ' humore scilicet ac spiritu, quando animal<text:line-break/>vivebat, eaedem oppletae erant; sed spiritus quidem,<text:line-break/>uspote tenuior ac levior, </text:span><text:span text:style-name="T16">facile </text:span><text:span text:style-name="T1">ante dissectionem evacua-<text:line-break/>tur; humor vero adhuc remanet,. ut qui sensibili va-<text:line-break/>euatione indigeat. Quin et valde senibus cornea tunica</text:span></text:p>
      <text:p text:style-name="P30"><text:span text:style-name="T1">interdum adeo fit rugosa, ut alii quidem prorsus nihil,<text:line-break/>alii vero male </text:span><text:span text:style-name="T16">ac </text:span><text:span text:style-name="T1">vix adhuc videant. Incidentibus<text:line-break/>enim aliis super alias rugis, tunicaque ob eam causam<text:line-break/>duplicata, .eraffitiernque acquisititiam assumente, spiritu<text:line-break/>praeterea superne ad pupillam perci ore affluente, pro-<text:line-break/>portione oculi iis impediuntur; id ipsum enim, quod<text:line-break/>spiritus percior a principio affluat, in causa potissimum<text:line-break/>est, ut pupilla corrugetur. Ex quibus omnibus intelligi<text:line-break/>potest, spatium omne, quod est post humorem crystalli-<text:line-break/>num, spiritu simul et humore tenui assidue repleri;,<text:line-break/>quodque in caeteris partibus humor, in ipsa vero po-<text:line-break/>tissimum pupilla spiritus inest plurimus. Senibus igitur<text:line-break/>cornea- tunica est corrugata; quod vitium eis accidit tum<text:line-break/>ab imbecillitate' senectae, tum etiam spiritus superne<text:line-break/>affluentis inopia. Affectus autem, quem tabem appellant,<text:line-break/>solius est imminutae pupillae, nihil cornea privatirn asse-<text:line-break/>cta; cprocirca et aIteri oculorum magna parte accidit, ut..</text:span></text:p>
      <text:p text:style-name="P30"><text:span text:style-name="T1">tognitu ipse sit </text:span><text:span text:style-name="T16">facilis, </text:span><text:span text:style-name="T1">neminemque medicorum lateat,<text:line-break/>quandoquidem sanus, </text:span><text:span text:style-name="T16">qui-</text:span><text:span text:style-name="T1">in propinquo est, affecti vitium<text:line-break/>prodit; in senibus-vero quum utrique oculo iymptoma<text:line-break/>hoc'sit commtnie,’multos ftllit,.qrtl4 nom modo' corneae<text:line-break/>est corrugatio, verum etiam pupillae angustia. Accidit<text:line-break/>etiam interdum uvea propter tenuis humoris inopiam im-<text:line-break/>penfius laxaia; scd de hoc affectu non est nunc dicendi<text:line-break/>locus. Qui vero affectus accidit propter spiritus inopiam,<text:line-break/>meatibus scilicet superioribus obstructis, aut propter seni-<text:line-break/>lem imbecillitatem, is pupillam spiritu repleri indicat;<text:line-break/>quemadmodum certe </text:span><text:span text:style-name="T16">et </text:span><text:span text:style-name="T1">quod, clauso altero oculorum,<text:line-break/>alterius pupilla dilatatus’. </text:span><text:span text:style-name="T37">- '</text:span></text:p>
      <text:h text:style-name="Heading_20_2" text:outline-level="2">Cap. VI.</text:h>
      <text:p text:style-name="Standard"><text:span text:style-name="T1">Num igitur humor hic tenuis et spiritus,<text:line-break/>qui pupilla’continetur, ‘ ad eam rem duntaxat conferunt,'<text:line-break/>ut scilicet tunica cornea' plurimum ab humore crystal-<text:line-break/>lino sit dissita; neque ipsum unquam contingat, an ad<text:line-break/>alia quaedam adhuc conferunt? At de spiritu quiueni in</text:span></text:p>
      <text:p text:style-name="P30"><text:span text:style-name="T1">commentariis de nisu abunde docuimus, quod scilicet<text:line-break/>est lucidus, maximumque </text:span><text:span text:style-name="T16">ad </text:span><text:span text:style-name="T1">oculorum actionem affert<text:line-break/>momentum. De humore vero ex his intelligere poteris,<text:line-break/>quod non modo, ad spatium vacuum opplendurn, verum<text:line-break/>etiam ne humor ipfe crystallinus ac portio uveae inter-,<text:line-break/>na exiccetur, maxime est necessarius , si primum quidem<text:line-break/>didiceris, in punctionibus </text:span><text:span text:style-name="T16">ex </text:span><text:span text:style-name="T1">largiori ejus vacuatione<text:line-break/>oculos offendi, affecturnque, qui a medicis glaucofis<text:line-break/>(giaucedo) nuncupatur, siccitatem quidem esse ac .con-<text:line-break/>cretionem immodicam humoris crystallini, et caecitatem<text:line-break/>prae omnibus maxime, ,qui oculis, accidunt, morbis in-<text:line-break/>ferre; post aulem si expenderis ac si consideraris tuni-<text:line-break/>cae uveae substantiam, nam pars ejus, quae, humorem<text:line-break/>crystallinum attingit, spongiae madidae est assimilis; porro<text:line-break/>hujusmodi corpora omnia durescunt, .quum exiccantur;<text:line-break/>indicant autem haec spongiae, et his nihilominus acini,<text:line-break/>atque animalium linguae. </text:span><text:span text:style-name="T37">. </text:span><text:span text:style-name="T1">Cauterum si pars ea uveae.<text:line-break/>exiccata fuerit, omnem eo modo perdiderit usum, cujus</text:span></text:p>
      <text:p text:style-name="P30"><text:span text:style-name="T1">gratia facta talis </text:span><text:span text:style-name="T16">fuerat </text:span><text:span text:style-name="T1">Oportet igitur partem eam<text:line-break/>semper madere, ut </text:span><text:span text:style-name="T16">sit </text:span><text:span text:style-name="T1">mollis. <text:s/>Haec itaque omnia ad-<text:line-break/>mirabilem quandam prae </text:span><text:span text:style-name="T16">se ferunt </text:span><text:span text:style-name="T1">providentiam simul<text:line-break/>et artem, et eorum </text:span><text:span text:style-name="T16">maxime </text:span><text:span text:style-name="T1">innatum humoris crystal-<text:line-break/>lini amiculum. Quandoquidem cornea instar propugna-<text:line-break/>culi cujusdam ac muri ipsi comparata est, violentiam<text:line-break/>eorum, quae extrinsecus incidunt,, excipiens; propria vero<text:line-break/>ipsius tunica 'non modo tenui cepae cortici est similis;<text:line-break/>verum etiam araneis tenuibus est tenuior atque albior,<text:line-break/>et, quod his est amplius, non tutum vestit humorem cry-<text:line-break/>stallinum, sed quae ejus pars vitreo humore invehitur,<text:line-break/>prorsus sine inanimento est </text:span><text:span text:style-name="T16">ac </text:span><text:span text:style-name="T1">tunicae expers, ea enim<text:line-break/>parte humores inter sese conjungi praestiterat: quae vero<text:line-break/>ejus pars omnis extra prominet tangitque uveam, tenui<text:line-break/>hae ac lucida - tunica cingitur; atque etiam ipsius pu-<text:line-break/>pillae imago in ea -velut in speculo quodam consistit,<text:line-break/>quandoquidem laevis est haec tunica ac fulgens supra<text:line-break/>omnia specula, Omni igitur parte visus -instrumentum</text:span></text:p>
      <text:p text:style-name="P30"><text:span text:style-name="T21">a </text:span><text:span text:style-name="T1">natura.est excultum,, sive (pectes ipsius in mollitie<text:line-break/>fjnimetriam, sive positionis opportunitatem, sive-cusoris'<text:line-break/>fulgorem., sive vim operimentorum. Nani operimentum<text:line-break/></text:span><text:span text:style-name="T21">id, </text:span><text:span text:style-name="T1">quod</text:span><text:span text:style-name="T21">, </text:span><text:span text:style-name="T1">sibi est naturale, laeve est </text:span><text:span text:style-name="T21">. </text:span><text:span text:style-name="T1">et lucidum ac<text:line-break/>splendens instar speculi;, quod vero huic est, proximum,<text:line-break/>yencsum ,, molle, nigrum</text:span><text:span text:style-name="T21">. </text:span><text:span text:style-name="T1">ac pertaliirn est; venosum </text:span><text:span text:style-name="T21">qui-<text:line-break/>dem, </text:span><text:span text:style-name="T1">quo corneam abunde nutriat; molle autem, ne<text:line-break/></text:span><text:span text:style-name="T21">contactu </text:span><text:span text:style-name="T1">siio humorem crystallinum assiictet; nigrum', </text:span><text:span text:style-name="T21">ut<text:line-break/>splendorem </text:span><text:span text:style-name="T1">colligat atque ad pupillam transmittat/ per-<text:line-break/></text:span><text:span text:style-name="T21">tusum, </text:span><text:span text:style-name="T1">ut, quem splendorem </text:span><text:span text:style-name="T21">transmisit </text:span><text:span text:style-name="T1">cerebrum, </text:span><text:span text:style-name="T21">foras<text:line-break/>emittat. </text:span><text:span text:style-name="T1">Quod autem omnium est extremum operimen-<text:line-break/></text:span><text:span text:style-name="T21">tum </text:span><text:span text:style-name="T1">ac propugnaculum, tenue, </text:span><text:span text:style-name="T21">album </text:span><text:span text:style-name="T1">ac durum est,<text:line-break/></text:span><text:span text:style-name="T21">quasi </text:span><text:span text:style-name="T1">cornu, tenue quidem ,et </text:span><text:span text:style-name="T21">album; ut </text:span><text:span text:style-name="T1">splendores<text:line-break/></text:span><text:span text:style-name="T21">prompte transmittat; </text:span><text:span text:style-name="T1">dmurn,. ut </text:span><text:span text:style-name="T21">tuto conservet. Num<text:line-break/>igitur </text:span><text:span text:style-name="T1">haec </text:span><text:span text:style-name="T21">folum., an </text:span><text:span text:style-name="T1">praeterea figuram quoque </text:span><text:span text:style-name="T21">-crystal-<text:line-break/>lini laudure est aequum? non </text:span><text:span text:style-name="T1">enim </text:span><text:span text:style-name="T21">sphaera est absoluta<text:line-break/>et undique </text:span><text:span text:style-name="T1">aequabilis</text:span><text:span text:style-name="T21">, </text:span><text:span text:style-name="T1">quamvis naturae ea </text:span><text:span text:style-name="T21">figura fit<text:line-break/></text:span><text:span text:style-name="T1">amicissima ac mouvenier.tiffima </text:span><text:span text:style-name="T21">propter </text:span><text:span text:style-name="T1">causas </text:span><text:span text:style-name="T21">saeptus a</text:span></text:p>
      <text:p text:style-name="P30"><text:span text:style-name="T1">nobis commemoratas. Attamen non erat tutum humo-<text:line-break/>rem </text:span><text:span text:style-name="T21">siuuc </text:span><text:span text:style-name="T1">exacte faeere, sphaericum:, neque enimHi-;<text:line-break/>cumbentes circulos ' ac . coalefcentes, </text:span><text:span text:style-name="T21">, </text:span><text:span text:style-name="T1">qui lu spatio funtt<text:line-break/>iridos -turquam; quomodo nunc admisisset; </text:span><text:span text:style-name="T16">ad:.</text:span><text:span text:style-name="T1">haec ini<text:line-break/>vehementi ae- violento motu; aut. plaga; quae oculo</text:span><text:span text:style-name="T10">1<text:line-break/></text:span><text:span text:style-name="T1">nomi unquam accidunt, lu periculum fuisset adductus, </text:span><text:span text:style-name="T21">nes<text:line-break/></text:span><text:span text:style-name="T1">e vitreo humore exturbaretur.. Etenim .connexiones ae<text:line-break/>sudes iu absolute rotundis sunt fallaciores,- quam- </text:span><text:span text:style-name="T21">in</text:span><text:span text:style-name="T29">}<text:line-break/></text:span><text:span text:style-name="T1">planioribus, ceu. super' devexas- et ob </text:span><text:span text:style-name="T21">id ipsum facile'<text:line-break/></text:span><text:span text:style-name="T1">lubricas rotunditates </text:span><text:span text:style-name="T21">vehantur.: </text:span><text:span text:style-name="T1">Haec </text:span><text:span text:style-name="T21">quidem figurae<text:line-break/></text:span><text:span text:style-name="T1">crystallini est causa;- omniaque, </text:span><text:span text:style-name="T37">.' </text:span><text:span text:style-name="T21">quae ad oculum perti-<text:line-break/></text:span><text:span text:style-name="T1">nent, tuto disposita: videntur </text:span><text:span text:style-name="T21">praeter- </text:span><text:span text:style-name="T1">tegentem ea-cor-<text:line-break/></text:span><text:span text:style-name="T21">neam </text:span><text:span text:style-name="T1">tunicam;: </text:span><text:span text:style-name="T21">ipsa </text:span><text:span text:style-name="T1">enim </text:span><text:span text:style-name="T21">prima </text:span><text:span text:style-name="T1">omnium ac scla omni-<text:line-break/>bus </text:span><text:span text:style-name="T21">injuriis </text:span><text:span text:style-name="T1">est expofita, fumique, et pulveris;;' </text:span><text:span text:style-name="T21">etfri-i<text:line-break/></text:span><text:span text:style-name="T1">goris, </text:span><text:span text:style-name="T21">et </text:span><text:span text:style-name="T1">aestus,- </text:span><text:span text:style-name="T21">et contundentium,: atque </text:span><text:span text:style-name="T1">lucidentiumf<text:line-break/></text:span><text:span text:style-name="T21">incursus </text:span><text:span text:style-name="T1">excipit; ut quae a</text:span><text:span text:style-name="T21">-superna </text:span><text:span text:style-name="T1">cralsa meninge </text:span><text:span text:style-name="T21">esset<text:line-break/></text:span><text:span text:style-name="T1">enata. Ob eam igitur 'causaui nostri: </text:span><text:span text:style-name="T21">opifex </text:span><text:span text:style-name="T1">exploratam'<text:line-break/>habens ejus nobilitatem, etsi eam </text:span><text:span text:style-name="T21">aliis </text:span><text:span text:style-name="T1">necessario prae-</text:span></text:p>
      <text:p text:style-name="P29"><text:span text:style-name="T21">e - </text:span><text:span text:style-name="T37">... -r<text:tab/></text:span><text:span text:style-name="T21">„ .<text:tab/></text:span><text:span text:style-name="T1">.<text:tab/></text:span><text:span text:style-name="T21">.<text:tab/></text:span><text:span text:style-name="T37">. '</text:span></text:p>
      <text:p text:style-name="Standard"><text:span text:style-name="T1">posuit, quod aliud nihil, magis aptum haberet, varie ta-'<text:line-break/>mea ipsum munivit, palpebris, cisiis,, circumpositis ossibus,<text:line-break/>atque, etiam cnie. Cilia quidem quasi. vallum quoddam<text:line-break/>corporibus exiguis suia pilis propulsandis, ne facile<text:line-break/>apertis oculis inciderent, primo loco constituit; palpe-<text:line-break/>bras</text:span><text:span text:style-name="T13">t</text:span><text:span text:style-name="T1"> vero ipsas, -ut simul coirent ac complicarentur,,<text:line-break/>ocuinmqtte clauderent; si quid forte corporum, majorum<text:line-break/>in eum incurrat; porro adversus majorum adhuc ,molium,<text:line-break/>incursus </text:span><text:span text:style-name="T21">?</text:span><text:span text:style-name="T1">superne <text:s/>quidem, supercilia constituit, inferne,,<text:line-break/>autem malace ad </text:span><text:span text:style-name="T21">-</text:span><text:span text:style-name="T1">majorem aulem' angulum nasum, </text:span><text:span text:style-name="T16">ad.<text:line-break/></text:span><text:span text:style-name="T1">minorem -ossis jugalis productionem; </text:span><text:span text:style-name="T21"><text:s/></text:span><text:span text:style-name="T1">a qitibus omnibus,<text:line-break/>majorum’ cor, rum occursus prius excipientibus oculus,<text:line-break/>ipse in medio locatus nihil laeditur, cutis motu ad pa-’<text:line-break/>tiendi dllsicullatem non mediocriter ipsi etiam conferente-<text:line-break/>Undique enim haec contracta oculum nitro, comprimit,',<text:line-break/>in. angustissimum ipsum compellens; ' ipsa. vero </text:span><text:span text:style-name="T21">in </text:span><text:span text:style-name="T1">multas,<text:line-break/>sui plicas..corrugata' una cum palpebris, si quid ossium</text:span></text:p>
      <text:p text:style-name="P30"><text:span text:style-name="T1">convexitatem praetergressum intro' lu oculos feratur, pri-<text:line-break/>ma vim omnem excipit, prima patitur, periculum prima<text:line-break/>subit, ac prima labefactatur; secundae vero post ipsam<text:line-break/>palpebrae contunduntur, inciduntur, rumpuntur, </text:span><text:span text:style-name="T16">ac </text:span><text:span text:style-name="T1">modis<text:line-break/>omnibus </text:span><text:span text:style-name="T16">commotae </text:span><text:span text:style-name="T1">patiuntur, velut scuta quaedam ante<text:line-break/>corneam objecta. Ex qua igitur'substantia consentaneum<text:line-break/>erat </text:span><text:span text:style-name="T16">scuta </text:span><text:span text:style-name="T1">haec gignere? utrum ex molli admodum an<text:line-break/>carnosa? at si essent ejusmodi, facilius quam ipfa cornea<text:line-break/>afficerentur,’ essentque quidvis potius, quam propugnacula.'<text:line-break/>An ex dura</text:span><text:span text:style-name="T37">'</text:span><text:span text:style-name="T1">admodum et ossea? at neque moverentur<text:line-break/>facile , neque sine'dolore corneam contingerent. Proinde<text:line-break/>ex dura quidem omnino substantia, sed quae moveri<text:line-break/>facile et cum cornea versuri sine ejus noxa posset,<text:line-break/>palpebras fieri consentaneum fuit</text:span></text:p>
      <text:h text:style-name="Heading_20_2" text:outline-level="2"><text:span text:style-name="T8">Cap. VII.</text:span></text:h>
      <text:p text:style-name="P8"><text:span text:style-name="T1">Quiuetiam connecti eas ossibus oculo<text:line-break/>ipsi fuit melius. Quare quum et hoc ipso constructio-<text:line-break/>nem palpebrarum praeditam esse oporteret, et ante hoc<text:line-break/>motus agilitate, patiendi difficultate, </text:span><text:span text:style-name="T16">et </text:span><text:span text:style-name="T1">ut corneam sua</text:span></text:p>
      <text:p text:style-name="P30"><text:span text:style-name="T1">consuetudine .ac contactu -non offenderet, aequum, est<text:line-break/>naturam admirari,. quae omnia haec tam exquisite inolita<text:line-break/>est, ut neque</text:span><text:span text:style-name="T21">_ </text:span><text:span text:style-name="T1">excogitari queat alia melior, constructio.<text:line-break/>Membrana enim, . quam periostitim appellamus,,</text:span><text:span text:style-name="T21">, </text:span><text:span text:style-name="T1">a, super-<text:line-break/>ciliorum labiis abducens, atque in tantam prouucens<text:line-break/>longitudinem, in quantam palpebras extendi oportebat,<text:line-break/>rursus </text:span><text:span text:style-name="T16">eam </text:span><text:span text:style-name="T1">per partes palpebrarum inferiores </text:span><text:span text:style-name="T21">. </text:span><text:span text:style-name="T1">reduxit,<text:line-break/>non duplicans ipsam- instar scuti cujusdam duplicati, ut<text:line-break/>quibusdam est opinio</text:span><text:span text:style-name="T21">, - </text:span><text:span text:style-name="T1">sed ne usque ad principium, qui-;<text:line-break/>dem,, unde emersit,; redrtpens, fed, subjectis quidemTfdi,<text:line-break/>oculum vero continentibus niusculis annexuit,</text:span><text:span text:style-name="T21">, </text:span><text:span text:style-name="T1">indeque<text:line-break/>ad iridem, .usque produxit, ubi, ipsam in, corneam </text:span><text:span text:style-name="T21">tuni-<text:line-break/></text:span><text:span text:style-name="T1">eam inscruiti Spatium vero inter duas portiones perio-<text:line-break/>stii corporis medium viscosa atque unctuola occuparunt<text:line-break/>cum membranis, quibusdam a musculis extensis, quo loco<text:line-break/>etiam, quas siydatidas {vesiculas aqua plenas</text:span><text:span text:style-name="T21">j </text:span><text:span text:style-name="T1">vo.cant, gigni<text:line-break/>contingit, unctuosis his .corporibus, </text:span><text:span text:style-name="T16">quae </text:span><text:span text:style-name="T1">molliendarum<text:line-break/>sua pinguedine paipebraruur gratia a natura fuerunt</text:span></text:p>
      <text:p text:style-name="P30"><text:span text:style-name="T1">comparata, </text:span><text:span text:style-name="T16">supra </text:span><text:span text:style-name="T1">modum naturalem aliquando auctis.<text:line-break/></text:span><text:span text:style-name="T21">Ad </text:span><text:span text:style-name="T1">proportionem autem hujus coiulructionis palpebrae<text:line-break/>juferiaecs ealilerfc&amp;t, a’ malastu* periustio.iiijijtadamtei^s<text:line-break/>quidem - extenso,,, revertente' autem rursus, ad corneam.<text:line-break/>Qua, parte vero haec periost-ios remeare incipit, substantia </text:span><text:span text:style-name="T21"><text:line-break/></text:span><text:span text:style-name="T1">quaedam membrana durior adtensa est,, quam tarsum<text:line-break/>nominant, <text:s/>claudens;. ac comprehendens et constringens,<text:line-break/>quod convexum efficitur--ex ejus- duplicatione; ad eum-<text:line-break/>quo ipsum usum </text:span><text:span text:style-name="T21">esu instituta,- </text:span><text:span text:style-name="T1">et </text:span><text:span text:style-name="T21">alios </text:span><text:span text:style-name="T1">duos' praeter hunc,<text:line-break/>quorum majorem </text:span><text:span text:style-name="T21">quidem- </text:span><text:span text:style-name="T1">ac </text:span><text:span text:style-name="T21">artificiosiorem paule, post<text:line-break/></text:span><text:span text:style-name="T1">explicabo, ‘ </text:span><text:span text:style-name="T21">minorem, autem', </text:span><text:span text:style-name="T1">mmc </text:span><text:span text:style-name="T21">exequar. Tarsus, </text:span><text:span text:style-name="T1">iste<text:line-break/>tenuibus, quibusdam pertusus eft </text:span><text:span text:style-name="T21">ioraminibus; . </text:span><text:span text:style-name="T1">ex quibus<text:line-break/>.palpebrarum pili emicant, tarsii </text:span><text:span text:style-name="T21">ipso </text:span><text:span text:style-name="T1">sedem, </text:span><text:span text:style-name="T21">atquer </text:span><text:span text:style-name="T1">ex-<text:line-break/>tensionis: rectitudinem propter duritiem' -suppeditante.<text:line-break/>Quemadmodum enim superciliorum pilos sibi </text:span><text:span text:style-name="T21">ipsis </text:span><text:span text:style-name="T1">mutuo<text:line-break/>concidere praestiterat; ita hos e.t rectus et tensos sem-<text:line-break/>per-coalertari; ujnin .utwmiqueq„quorrim, </text:span><text:span text:style-name="T21">causa </text:span><text:span text:style-name="T1">exsilerant,</text:span></text:p>
      <text:p text:style-name="P18"><text:span text:style-name="T1">potissimum praesentis constructionis beneficio erant prae-<text:line-break/>ftituri; qui superciliis ' quidem insunt; id omne, quod<text:line-break/>a Tionte atque adeo . </text:span><text:span text:style-name="T16">a capite, </text:span><text:span text:style-name="T1">defluit, 'priusquam in<text:line-break/>oculos lucidat; excipientes; qui vero' palpebris insunt,<text:line-break/>arenam, pulverem; parva animalia volitantia intro in<text:line-break/></text:span><text:span text:style-name="T37"> </text:span><text:span text:style-name="T1">oculos incidere, aut 'quicquam deninm eos offendere<text:line-break/>prohibentes. Atque etiam id opus naturae maxime quis<text:line-break/>admirabitur, quod neque sursum- ad'supercilia spectantes,<text:line-break/>neque deorsum ad malas pilos palpebrarum fecerit, ne-<text:line-break/>qUe intro lu ipsos oculos nutantes; quandoquidem primi<text:line-break/>usum, cujus gratia extiterani, lahefaciassent; fecundi<text:line-break/>vero oculis ipsis lucommodassent, - continuitatem objecto-<text:line-break/>rum spectandorum intercidentes. </text:span><text:span text:style-name="T37"><text:s/></text:span><text:span text:style-name="T1">Quid jam</text:span><text:span text:style-name="T37">. </text:span><text:span text:style-name="T1">loquar de<text:line-break/>commensurato - ipsorum inter se intervallo?., an non ad-<text:line-break/>jnirahlle id "videtur? nam'si longius a sese “ dissiti'fuissent,<text:line-break/>multa in oculos incidere potuissent, a quibus nunc arcen-<text:line-break/>turi; sin vero sesc-contingerent, tenebras quodammodo<text:line-break/>ecuris..-offunderent; .atqui neque tenebras offundere</text:span></text:p>
      <text:p text:style-name="P30"><text:span text:style-name="T21">oportebat, </text:span><text:span text:style-name="T16">neque usum </text:span><text:span text:style-name="T21">evertere, cujus gratia facti<text:line-break/>fuerant.</text:span></text:p>
      <text:h text:style-name="Heading_20_2" text:outline-level="2"><text:span text:style-name="T30">Cap. VIII.</text:span></text:h>
      <text:p text:style-name="P8"><text:span text:style-name="T21">At posteaquarn palpebras oratione jam<text:line-break/>sumus executi, totumque oculum absolvimus, tempesti-,<text:line-break/>vurn fuerit..exponere, undenam motum- ei suppeditabimus,<text:line-break/>quandoquidem desidem ipsum penitus , atque immobilem<text:line-break/>relinquere opificis est aut causas visionis <text:s/>ignorantis,<text:line-break/>aut. ejus, quod in singulis, </text:span><text:span text:style-name="T16">est </text:span><text:span text:style-name="T21">melius, nihil curantis. At<text:line-break/>neque id ignorare , ei convenit, qui tantam certe tapien-<text:line-break/>tiarn simul ac.providentiarn in 'tuta animalis fabricatione '<text:line-break/>adhiouerit, neque flocci facere. . Quasnam igitur, visionis<text:line-break/>causas esse dicimus,, quas oportet .eum intelligere,. - et<text:line-break/>quo pacto, quod est rneiius; prospicere oportet? . . Non<text:line-break/>ex-.quovis situ ivtsibilia omnia cernere possunt oculi,' quem-<text:line-break/>admodum aures ex omni situ audibilia polsuut.. au-<text:line-break/>stire, quum 'neque ex lateribus,' .neque ex posterioribus,<text:line-break/>neque ex superioribus veI inferioribus, neque (ut-. sum-<text:line-break/>matim . dicam).-aliud quidpianr, ,nisi , quod pupillae, est<text:line-break/>lirectum, ; queant cernere.... . .Si igitur immobiles, penitus</text:span></text:p>
      <text:p text:style-name="P30"><text:span text:style-name="T1">oculi extitissent, quod sibi ex directo oppositum esset<text:line-break/>duntaxat videntes, paucissima prorsus cerneremus; ob<text:line-break/>eam sat-e causam eos -sic disposuit, ut-possent plurimum<text:line-break/>circumagi, et cum ipfis totum etiam collum ad motus<text:line-break/>fecit lrabile;' ob </text:span><text:span text:style-name="T16">eam </text:span><text:span text:style-name="T1">etiam potissimum causam duo </text:span><text:span text:style-name="T16">ex-<text:line-break/></text:span><text:span text:style-name="T1">titerunt, </text:span><text:span text:style-name="T16">a </text:span><text:span text:style-name="T1">sese insigni intervallo distantes. Qui igitur<text:line-break/>altero sunt caeci, non vident ea, quae spectant ad illum<text:line-break/>oculum, etiamsi propinqua fuerint; Si igitur eos motu<text:line-break/>voluntario oportebat esse praeditos, omnes autem'hujus- .<text:line-break/>modi motus fiunt per musculos, perspicuum est, quod-et<text:line-break/>opificem oculis musculos circumponere conveniebat, et<text:line-break/>nos non simpliciter ita ipsorum usum referre, sed nu-<text:line-break/>merum quoque et magnitudinem ac situm explicare;<text:line-break/>Postquam igitur oculorum motus sunt quatuor', unus qui-<text:line-break/>dem, quo intro versus nasum adducuntur; alter'autem,<text:line-break/>quo extra ad parvum angulum abducuntur; tertius, quo<text:line-break/>fursum versus supercilia tolluntur; quarius, quo deorsum<text:line-break/>versus .malas trahuntur: consentaneum fuit, et musculos,</text:span></text:p>
      <text:p text:style-name="P76"><text:span text:style-name="T38">— </text:span><text:span text:style-name="T37">t </text:span><text:span text:style-name="T41">ί</text:span><text:span text:style-name="T38"> '<text:tab/></text:span><text:span text:style-name="T21">.</text:span></text:p>
      <text:p text:style-name="Standard"><text:span text:style-name="T1">qui motuum illorum duces essent, totidem.esse numero,<text:line-break/>duos quidem a lateribus, alterum scilicet in assero, an-<text:line-break/></text:span><text:span text:style-name="T21">gulo; </text:span><text:span text:style-name="T1">alios autem, duos, quorum unus est infernus, alter<text:line-break/></text:span><text:span text:style-name="T21">sirperuus. </text:span><text:span text:style-name="T1">Degenerantes autem omnes in aponeuroses<text:line-break/>circulum unum efficiunt lati tendonis in iridem desi-<text:line-break/>nentis. Quum vero oculum circumagi etiam esset nie-,<text:line-break/></text:span><text:span text:style-name="T21">lins, </text:span><text:span text:style-name="T1">natura alios duos musculos positione obliquos effecit,<text:line-break/>singulos in singulis palpebris versus mluorem </text:span><text:span text:style-name="T21">angulum<text:line-break/></text:span><text:span text:style-name="T1">supra ac infra extensos; proinde horum etiam muleu-<text:line-break/>lorum beneficio oculum, maxime quoquoversus </text:span><text:span text:style-name="T21">prompte<text:line-break/></text:span><text:span text:style-name="T1">circumvertimus ac circumagimus. Est porro et alius </text:span><text:span text:style-name="T21">.<text:line-break/></text:span><text:span text:style-name="T1">quidam musculus magnus cicca eorum radicem, con-<text:line-break/>stringens quidem ae muniens nervi illius mollis infer-<text:line-break/>tionem, oculum veru sursum attollens et elevans, ac<text:line-break/>non nihil </text:span><text:span text:style-name="T21">etiam </text:span><text:span text:style-name="T1">simul convertens; facile enim rumpere-'<text:line-break/></text:span><text:span text:style-name="T21">tur </text:span><text:span text:style-name="T1">mollis ille, </text:span><text:span text:style-name="T21">nervus, in </text:span><text:span text:style-name="T1">vehementibus iir caput lapsi-<text:line-break/></text:span><text:span text:style-name="T21">bus violenter concussus, </text:span><text:span text:style-name="T1">nisi </text:span><text:span text:style-name="T21">undique </text:span><text:span text:style-name="T1">stabiliretur ac in-<text:line-break/></text:span><text:span text:style-name="T21">lerciperetur; modisque </text:span><text:span text:style-name="T1">omnibus </text:span><text:span text:style-name="T21">stiparetur. </text:span><text:span text:style-name="T1">Quod, si un-</text:span></text:p>
      <text:p text:style-name="P30"><text:span text:style-name="T1">quam alicujus. oculum alterum totum vidisti prominen-<text:line-break/>tiorem, siquidem videt adhuc, rccideritque absque per-<text:line-break/>cussione hic affectus, scitu, nervum hunc mollem este ex-<text:line-break/>tensum, propterea quod resolutus niulculus non potest<text:line-break/>amplius ei-obsistere, neque continere ac constringere;<text:line-break/>sin vero amplius non videt, nervus etiam ipse est jam<text:line-break/>affectus. - Quod fi propter vehementem percussionem<text:line-break/>prominere oculum contigerit, fiquidcm adhuc videt;.<text:line-break/>musculus ipse solus, sin vero rnluns, nervus quoque est<text:line-break/>ruptus. Ad hunc igitur usum musculus hic factus, lu<text:line-break/>orbemque totam oculi radicem complectens, quibusdam<text:line-break/>anatomicis triplex, aliis duplex esse videtur, nonnullis'<text:line-break/>vero simplex, quem per quasdam fibras sibi ipsis-appli--<text:line-break/>ca.as ac- commistas et earum productiones ipsum ita<text:line-break/>distinguunt. At sive unum quis ipsum ex pluribus com-<text:line-break/>positum, sive duos, sive tres velit dicere, unus omnium<text:line-break/>eorum est usus, de quo ante locutifurnus.</text:span></text:p>
      <text:h text:style-name="Heading_20_2" text:outline-level="2">Cap. IX.</text:h>
      <text:p text:style-name="P8"><text:span text:style-name="T1">Haec quidem tot ac tanta naturae sunt<text:line-break/>in oculorum constructione opera; quod autern nihllomi-</text:span></text:p>
      <text:p text:style-name="P30"><text:span text:style-name="T1">nus iis atque aliis ante dictis omnibus quis admirari<text:line-break/>possit, nondum id diximus. Palpebras namque omnino-<text:line-break/>oportebat motu voluntario ctiam esse praeditas; alioqui<text:line-break/>nullus ipsarum- erat usus. Omnibus porro-* voluntariis<text:line-break/>motibus natura instrumenta quaedam comparavit, quos<text:line-break/>vocamus muscidos,: qui partes per quosdam tendones’<text:line-break/>in ipsas insitos moventi Demonstratum autem est a nobis-<text:line-break/>in libro de motu musculorum, quod partes omnes, quae<text:line-break/>motu voluntarie sunt praeditae, duobus ut minimum in-i<text:line-break/>digent. musculis sibi ipfis oppositis, altero extendente,»<text:line-break/>et altero flectente'; nec mluus sane demonstravimus, quod<text:line-break/>nullus musculus motus utrosque potest efficere,- propterea<text:line-break/>quod partem, quam moturus est; omnino trahit ad fe.<text:line-break/>ipsum, et quod etiam unicus est situs, cum sit unicus,<text:line-break/>musculus. Quod si ita est, quonam pacto palpebrae mo-&lt;<text:line-break/>vebuntur? nam quod ad inferiorem attinet, ea prorsus<text:line-break/>est immobilis; superior autem moveri quidem cernitur,<text:line-break/>tamen sophistarum nonnulli, quum neque moventes eam:</text:span></text:p>
      <text:p text:style-name="P30"><text:span text:style-name="T1">musculos, neque motus rationem invenirent; eo liinpu-<text:line-break/>deutiae sunt progressi, ut'ipsarum motum a. nostra volun-<text:line-break/>tate pendere negarent, sed naturalem esse,: quomodo<text:line-break/>ventriculo, intestinis, 'arteriis, . cordi ac multis’ </text:span><text:span text:style-name="T21">aliis in~.<text:line-break/></text:span><text:span text:style-name="T1">strumentis praeter :voluntatem atque institutum motus<text:line-break/>insunt; arbitrantur: enim satius esse mentiri, quam suam<text:line-break/>ipsorum ignorantiam confiteri. </text:span><text:span text:style-name="T16">.At.</text:span><text:span text:style-name="T1">in quibusdam quidem,<text:line-break/>etiamsi vulgus ipsum </text:span><text:span text:style-name="T21">’ </text:span><text:span text:style-name="T1">mendacium non. deprehendat: </text:span><text:span text:style-name="T21">. </text:span><text:span text:style-name="T1">si<text:line-break/>quis tamen solem supra terram ac lucem et omnluo<text:line-break/>diem esse neget, quum ea omnes videant, is furere<text:line-break/>judicabitur.. Quid si quis dicat, quum gradimur, non<text:line-break/>nostra voluntate crura ciccumferre, scd contra volunta-'<text:line-break/>tem ac naturaliter?' mihi quidem et hic nihilominus<text:line-break/>quam prior infanirc videbitur. Quum eniin nobis liceat<text:line-break/>er velocius ea, movere</text:span><text:span text:style-name="T16">, </text:span><text:span text:style-name="T1">et tardius, aut frequentius ac<text:line-break/>rarius, aut penitus continere, et rursus ad motum exci-<text:line-break/>tare , quo pacto non is desipiat, </text:span><text:span text:style-name="T21">qui </text:span><text:span text:style-name="T1">actionem </text:span><text:span text:style-name="T21">hanc </text:span><text:span text:style-name="T1">na-<text:line-break/>tnralem ac. praeter- nostram voluntatem esse dixerit?</text:span></text:p>
      <text:p text:style-name="P30"><text:span text:style-name="T1">Si enim oculos, ubi clauserimus, quam diu </text:span><text:span text:style-name="T16">vellemus, </text:span><text:span text:style-name="T1">con-<text:line-break/>tinere ita non possemus, et rursus, ubi vellemus, reserare,<text:line-break/>ac similiter postea deinceps claudere, idque vicissirn<text:line-break/>ntrumque, quamdiu vellemus, facere, palpebrarum motus<text:line-break/>non esset nostra actio; sin vero haec efficere possumus<text:line-break/>libere, ut volumus, et quamdiu volumus, si modo sccun-<text:line-break/>dum naturam palpebrae </text:span><text:span text:style-name="T16">sc </text:span><text:span text:style-name="T1">habent, perspicuum est, quod<text:line-break/>a nostra voluntate superiorum palpebrarum motus pen-<text:line-break/>det; alloqui frustra nobis essent a natura datae, si, quum<text:line-break/>vis quaedam extrinsecus in oculos irruit, </text:span><text:span text:style-name="T16">quae </text:span><text:span text:style-name="T1">laesura<text:line-break/>ipsos ac percussura esset, claudere volentes non posse-<text:line-break/>mus. At nihil mirum est ejusmodi a sophistis effutiri,<text:line-break/>quibus solius gloriae, nulla veritatis est cura. Haec sane<text:line-break/>eorum impudentia argumentum est non aspernandum<text:line-break/>artificii naturae. Quum enim palpebrae superioris mo-<text:line-break/>tum cernamus perspicue, modum tamen, quo is fiat, di-<text:line-break/>cere non possimus, neque musculos, per </text:span><text:span text:style-name="T16">quos </text:span><text:span text:style-name="T1">efficitur,<text:line-break/>invenire, quid tandem, si ipla animalia effingeremus,</text:span></text:p>
      <text:p text:style-name="P30"><text:span text:style-name="T1">quod de Prometheo poetarum fabulis est proditum, fer<text:line-break/>cissemus?. esiallejmqi saltem»ecnstat, -qimd palpebra supec<text:line-break/>rior immcbilii; nohis : omnino, opinor,.relicta suisset. Ae<text:line-break/>forsitan dicent , ..quod a supercilio ..productosmusculos<text:line-break/>tcti.palpebra.e. tersq.fnferuissent. At siq quissem, o fapien-<text:line-break/>tistmri, .tuta palpebra everteretur ac contorqueretur at-<text:line-break/>qtte ad sirperrilinm reflecteretur.. Caelentur,lloe .etiam<text:line-break/>condonemus,. .probeque aperiatur; exponant deinceps,<text:line-break/>quonam pacto claudetur. Neque , enim, a palpebra, infe-<text:line-break/>riore productum alium muscnlnni tarsc inserere poterunt,-<text:line-break/>id enim .esset .absurdissimum, neque partibus internis<text:line-break/>ipsum palpebrae superiori subfigere. Primo enim. n,e<text:line-break/>sic-quidem claudi, sed retrahi ac. duplicari - complicari.-<text:line-break/>que palpebram hanc continget ab huiusmodi . musculo<text:line-break/>tensam; praeterea vero, et musculus ipse positionem ha-<text:line-break/>bebit absurdissimam ab opulo, toto, compressus, ac totum<text:line-break/>ipsum comprimens, arctatus praeterea atque ad motum<text:line-break/>impeditus. Accusandi sane mea sententia suntfopnistae,</text:span></text:p>
      <text:p text:style-name="P7"><text:span text:style-name="T37">lu J - _<text:tab/>- </text:span><text:span text:style-name="T31">si<text:tab/></text:span><text:span text:style-name="T37">t- <text:s/>‘</text:span></text:p>
      <text:p text:style-name="P30"><text:span text:style-name="T1">qui quum nondum </text:span><text:span text:style-name="T16">invenire</text:span><text:span text:style-name="T1">, neque exponere </text:span><text:span text:style-name="T16">opera<text:line-break/></text:span><text:span text:style-name="T1">naturae queant, eam tamen lusciiiae condemnant. Conve'-.<text:line-break/>niebat enim, uVmihi videtur, eos demonstrare</text:span><text:span text:style-name="T16">, </text:span><text:span text:style-name="T1">non fuisse<text:line-break/>melius,- oculos palpebris esse praeditos, aut praestitos<text:line-break/>quidem esse,' at immobilibus</text:span><text:span text:style-name="T16">,. </text:span><text:span text:style-name="T1">aut mobilibus quidem, at<text:line-break/>non fecundum voluntatem, 'aut </text:span><text:span text:style-name="T16">fecundum </text:span><text:span text:style-name="T1">voluntatem<text:line-break/>quidem</text:span><text:span text:style-name="T16">, </text:span><text:span text:style-name="T1">verum. - musculis </text:span><text:span text:style-name="T21">' </text:span><text:span text:style-name="T1">sic quodammodo dispositis.<text:line-break/>Hi autem adeo funt </text:span><text:span text:style-name="T16">acuti, </text:span><text:span text:style-name="T1">ut, quum palpebrae evidenter<text:line-break/>moveantur, neque,' quo pactu id fiat,' intelligant, neque<text:line-break/>alimus- quempiam- motum inveniant; eo vero amentiae<text:line-break/>progrediuntur, ni eum, qui tot ac ejusmodi formavit</text:span><text:span text:style-name="T21">-<text:line-break/></text:span><text:span text:style-name="T1">ac construxit partes, nondum artificem esse fateantur-’<text:line-break/>Et fi de domus quidem, aut januae, </text:span><text:span text:style-name="T21">- </text:span><text:span text:style-name="T1">aut tecti,' aut id<text:line-break/>genus cuiuspiam constructione inter opifices esset con-<text:line-break/>troversia, quo paeto ad eum usum, cujus gratia institui-<text:line-break/>tur, pulcherrime .compararetur,: tum autem caeteris quidem </text:span><text:span text:style-name="T21">'<text:line-break/></text:span><text:span text:style-name="T1">explicatu id' esset difficile, unus autem inter eos,- id si<text:line-break/>explicaret, </text:span><text:span text:style-name="T21">' </text:span><text:span text:style-name="T1">ab omnibus jure celebraretur, peritusque-<text:line-break/>artifex haberetur naturae vero opera quum non dice</text:span></text:p>
      <text:p text:style-name="P30"><text:span text:style-name="T1">providere, sed ne facta quidem lutuiti, ingenio assequi<text:line-break/>possumus, an non ea hominum opificiis majora mirabi-<text:line-break/>mur? Verum hos jam missos faciamus: id autem confi-<text:line-break/>deremus, quidnam tandem in palpebrae superioris mo-<text:line-break/>tu admirabile id sit, quae </text:span><text:span text:style-name="T16">a </text:span><text:span text:style-name="T1">majorum nostrorum doctis-<text:line-break/>simis excogitata suerunt, prius explicantes. Dictum qui-<text:line-break/>dem jam prius quodam loco fuit, quod sub cute pal-<text:line-break/>pebras contegente membranae sunt tenues; hlue autem<text:line-break/>hujus quoque explicationis sumam nunc initium. Mem-<text:line-break/>branae enim hae musculos quidem palpebram moventes<text:line-break/>et ipsae tegunt, qui parvi plane sunt; extenduntur au-<text:line-break/>tem ipsae ab aponeurosibus, quae in tarsum inseruntur.<text:line-break/>Ante autem docuimus, tarsum hunc esse cartilaginosum,<text:line-break/>instar -vinculi cujusdam corpori membranoso palpebram<text:line-break/>gignenti subjectum; at quod illorum parvorum musculo-<text:line-break/>rum ' dilatatas productiones atque extenuatas recipit,<text:line-break/>hactenus planissime non docuimus. Nunc , igitur tum <text:line-break/>hoc ipsum disce, tum, autem quod alter quidem mulcuA </text:span><text:span text:style-name="T37">-</text:span></text:p>
      <text:p text:style-name="P18"><text:span text:style-name="T1">t</text:span></text:p>
      <text:p text:style-name="Standard"><text:span text:style-name="T1">lorum in majore </text:span><text:span text:style-name="T16">angulo oculi ad </text:span><text:span text:style-name="T1">nnsunr obliquus con-<text:line-break/>stitutus, ad tarsi partem dimidiam, quae illic est,, per-<text:line-break/>veniat; alter vero totus et ipse quoque obliquus, et ad<text:line-break/>minorem. angulum extensus, ad reliquam tarsi partem di-,<text:line-break/>rnidiam . sibi propinquam prorumpit. Quando igitur<text:line-break/>musculus prior dictus agit partem palpebrae sibi con-<text:line-break/>tinuam, qnae est ad uusum, deorsum - tralit; quum vero,<text:line-break/>aller, reliquam sursum trahit. Prioris porro caput quum,<text:line-break/>ad inajorem angulum sit constitutum, secundi autem ad<text:line-break/>siipercilium, quumque musculi omnes versus proprium<text:line-break/>principium tendantur, necesse est parti palpebrae alteri,,<text:line-break/>quae </text:span><text:span text:style-name="T16">ad </text:span><text:span text:style-name="T1">insum est, motus deorsum sit, alteri vero, quae<text:line-break/>est ad minorem angulum, sursum. Quod si uterque eo-<text:line-break/>dem tempore tendant juxta. palpebram, sursum quidem<text:line-break/>ea ipsius pars, quae est ad minorem angulum, trahetur,-<text:line-break/>quae vero est ad majorem, ea deorsum trahetur; quare<text:line-break/>accidet, ut oculus non.magis sit apertus, quam clausus;<text:line-break/>«aque palpebrae figura est, quam Hippocrates curvam ac</text:span></text:p>
      <text:p text:style-name="P30"><text:span text:style-name="T1">restesam appellavit, quam lu morbis magni mali'signum<text:line-break/>statuit; palpebraeque eversionem hanc alicubi nominat il-<text:line-break/>losirr (nictationem); fitque 'assectns- is, utroque musculorum<text:line-break/>convulsu, partemque .tarsi sibi continuam ad fe ipsum<text:line-break/>trahente. Quod si alter qnidem musculus agat, . ad.fe<text:line-break/>ipsumqhe palpebram trahat, alter autem prorsus ceffet,<text:line-break/>aperiri . tunc ac claudi'totam palpebram contingit; trahit<text:line-break/>enim </text:span><text:span text:style-name="T37">j </text:span><text:span text:style-name="T1">semper pars altera tarsi, quae movetur, una sccum<text:line-break/>et reliquam. Causa autem hujus .rei est durities; si<text:line-break/>enim membranosa esset pars ea, aut carnosa, aut quovis<text:line-break/>alio modo mollis, non utique partem motam altera sc-'<text:line-break/>queretur; id quod praevidens natura, durum ac cartila-<text:line-break/>ginosum'tarsum ipsi palpebrae apponens; utriusque mu-<text:line-break/>sculi fines, in ipsum immisit. Quemadmodum sane, </text:span><text:span text:style-name="T37">. </text:span><text:span text:style-name="T1">si<text:line-break/>virgam quandam curvam ac reflexam utravis- parte ac-<text:line-break/>cipiens traxeris, tota sequitur, ad eundem modum et<text:line-break/>tarsus totus utriusvis musculi tractum sequitur; atque<text:line-break/>tertius hic et maximus generationis tarsi est usus, quem</text:span></text:p>
      <text:p text:style-name="P30"><text:span text:style-name="T1">paulo ante in aliud tempus rejeceram; Quae itaque ad<text:line-break/>palpebram super i oreni pertinent; sic habenti</text:span></text:p>
      <text:h text:style-name="Heading_20_2" text:outline-level="2">Cap. X.</text:h>
      <text:p text:style-name="P8"><text:span text:style-name="T1">Cur vero nion et palpebra inferior’motus<text:line-break/>fuit particeps, </text:span><text:span text:style-name="T21">quum </text:span><text:span text:style-name="T1">ad eundem usum facta fuisset; ‘lo-<text:line-break/>cumque recipiendis </text:span><text:span text:style-name="T21"><text:s/></text:span><text:span text:style-name="T1">musculis non minus heberet acicoin-<text:line-break/>modum? </text:span><text:span text:style-name="T21">Natura </text:span><text:span text:style-name="T1">certe videri hic possit injusta; si, quum<text:line-break/>utrique palpebrae totius motus partem </text:span><text:span text:style-name="T21">dimidiam</text:span><text:span text:style-name="T29">1K</text:span><text:span text:style-name="T21">posset<text:line-break/></text:span><text:span text:style-name="T1">tribuere, ipsa </text:span><text:span text:style-name="T21">totum </text:span><text:span text:style-name="T1">eum alteri esset gratisicata. </text:span><text:span text:style-name="T21">"Neque<text:line-break/></text:span><text:span text:style-name="T1">in hoc' solum, veruin etiam lu eo nihilominus videri<text:line-break/></text:span><text:span text:style-name="T21">possit injusta, </text:span><text:span text:style-name="T1">quod iuferiorem multo minorem effecerit;<text:line-break/>oportebat </text:span><text:span text:style-name="T21">enisu</text:span><text:span text:style-name="T1">,' quemadmodum auribus ac labiis </text:span><text:span text:style-name="T21">et </text:span><text:span text:style-name="T1">nasi<text:line-break/>alis, ita palpebris' utrisque magnitudinem ae </text:span><text:span text:style-name="T21">motum<text:line-break/></text:span><text:span text:style-name="T1">tribuere </text:span><text:span text:style-name="T21">aequalem. alAt </text:span><text:span text:style-name="T1">situs</text:span><text:span text:style-name="T10">:</text:span><text:span text:style-name="T1">hujus''discriminis est causa;<text:line-break/>si enim palpebri inferior' longior, quam nunc 'est, ex-<text:line-break/>titisset, noir fuisset fimlliter constans, scd in fe ipfam de-<text:line-break/></text:span><text:span text:style-name="T21">fluens </text:span><text:span text:style-name="T1">corrugaretur; laxaque fieret, ab oculoque'disce-<text:line-break/></text:span><text:span text:style-name="T21">deret; </text:span><text:span text:style-name="T1">et quosi his adhuc est majus, ‘colligeretur iir </text:span><text:span text:style-name="T21">ea-*<text:line-break/>lippitudo, </text:span><text:span text:style-name="T1">ac lacrynia, et ejusdem generis </text:span><text:span text:style-name="T21">omnia, </text:span><text:span text:style-name="T1">qude</text:span></text:p>
      <text:p text:style-name="P30"><text:span text:style-name="T24">£ -</text:span></text:p>
      <text:p text:style-name="Standard"><text:span text:style-name="T16">in excernendo difficultatem haberent. Ex quo intelligitur,<text:line-break/>satius fuisse parvam ipsam fieri, talis enim oculo semper<text:line-break/>astricta atque appressa et ad unguem circumplectens<text:line-break/>excrementa omnia facile exprimit; quae quum esset hu-<text:line-break/>jusmodi , perspicuum est, quod motu etiam non indige-<text:line-break/>bat. Anatomicorum quidem certe praestantissimi naturae<text:line-break/>in palpebris, artificium, luvenisse ac pulchre exposuisse<text:line-break/>videntur, ut jam diximus; ego vero ipsis omnino jam<text:line-break/>assentirer, si mini persuadere possem, vidisse me perspicue<text:line-break/>eum musculum, qui est ad majorem angulum. Nunc<text:line-break/>autem neque illum aperte nidi unquam; et in aegilopum<text:line-break/>.curatione chirurgica non modo abscinditur plerumque,<text:line-break/>verum etiam locus ille totus sic aduritur, ut nonnunquam<text:line-break/>'squamae a subjectis ossibus abscedant, quum interea<text:line-break/>palpebra ad motum nihil impediatur; ob eam causam -<text:line-break/>videtur mihi indigere animadversione. Quod si mihi<text:line-break/>ipse olim persuasero rem omnem, pulchre invenisse, in<text:line-break/>libro de dubiis motibus (quem ego scribere constitui) id</text:span></text:p>
      <text:p text:style-name="P77"><text:span text:style-name="T1">indicabo; nunc autem de </text:span><text:span text:style-name="T16">eo </text:span><text:span text:style-name="T1">id solum dixisse mihi sus--<text:line-break/>fecerit, naturae solertiam </text:span><text:span text:style-name="T16">esse </text:span><text:span text:style-name="T1">tantam, ut, quum eam<text:line-break/>tanti viri tamdiu conquisiverint, omnem tamen non in-<text:line-break/>venerint.<text:tab/>/</text:span></text:p>
      <text:h text:style-name="Heading_20_2" text:outline-level="2">Cap. XI.</text:h>
      <text:p text:style-name="P8"><text:span text:style-name="T1">Deinceps autem, quae ad oculorum<text:line-break/>angulos pertinent, sunt vestiganda. Nam si corpus id<text:line-break/>carneum, quod majori ungulo incubat, est utile, inluori<text:line-break/>certe nocere natura videri queat, quod eum operimento<text:line-break/>utili privaverit; sin'vero est luutile, majori rursus in-<text:line-break/>commodat, onere superfluo eam gravans. Qui igitur ex-<text:line-break/>plicari </text:span><text:span text:style-name="T16">id </text:span><text:span text:style-name="T1">poterit? et quomodo neutri natura incommo-<text:line-break/>dat? Operimentum foramini, quod est ad umes, corpus<text:line-break/>hoc carnosum, quod est ad ungulum majorem, natura<text:line-break/>imposuit. Usus autem illius foraminis animali est du-<text:line-break/>plex; unus quidem, quem supra memoravimus, quum<text:line-break/>de nervis a cerebro ortis ageremus</text:span><text:span text:style-name="T16">; </text:span><text:span text:style-name="T1">alius vero, quem<text:line-break/>nunc tempestive referemus. Confluunt per foramina<text:line-break/>haec in neres oinuia oculorum excrementa; et medica-</text:span></text:p>
      <text:p text:style-name="P30"><text:span text:style-name="T1">menta quidem ocularia multi plerumque non mnito<text:line-break/>post inunctionem expuerunt, . alii vero emunxerunt,'* ad<text:line-break/>eundem' enim usum meatus hic ab angulo in nasum est<text:line-break/>perforatus, ad quem et nasus </text:span><text:span text:style-name="T16">ipse </text:span><text:span text:style-name="T1">in os,' quandoquidem<text:line-break/>emungentibus per nnsum, quod cousiuit, excidit, ex-<text:line-break/>creantibus vero per os.Ne igitur per angulos excre- </text:span><text:span text:style-name="T21">,<text:line-break/></text:span><text:span text:style-name="T1">mentum effluat, neve assidue lacrymemus, praedictis<text:line-break/>meatibus corpora haec carnosa fuerunt apposita, quae<text:line-break/>prohiberent quidem, ne oculorum' excrementa per an-<text:line-break/>gulos vacuarentur, ad proprios autem meattis impelle-<text:line-break/>rent. Demonstratio vero- ejus, quod dicimus, suerit<text:line-break/>maxima errores, in quos faeponumero lucidunt ii, qur<text:line-break/>medicos ocularios sc ipsos nominant. Nonnulli' enim<text:line-break/>eorum, quae vocant ungues, et magnas afperitates, fi-<text:line-break/>cationes; et callos palpebrarum, pharirAis' acribus col-<text:line-break/>liquantes simni et carunculam nervofam, quae est ad<text:line-break/>majorem angulum, imprudentes colliquarunt. Alii vero<text:line-break/>in encantiiidum (id est carnis </text:span><text:span text:style-name="T16">iri </text:span><text:span text:style-name="T1">iriajore angulo excre-<text:line-break/>Jcentiad) curatione chirurgica plus 'aequo de caruncula</text:span></text:p>
      <text:p text:style-name="P18"><text:span text:style-name="T1">rescindentes, effluxum excrementis ex parte, aperuerunt,<text:line-break/>quem affectum rhyadem quidajn appellarunt; de cujus<text:line-break/>absurditate quorsum' attinet me hic verba facere? At<text:line-break/>haec quidem accmale a- natura fuerunt provisa, et prae--<text:line-break/>ter haec adhuc ilia quae in palpebris sunt tenuia ad--<text:line-break/>modurn foramina,' quae paulo sunt extra majorem, angu-<text:line-break/>lum;. ad nasum enim usque pertinent, tenuenique hu-<text:line-break/>morem dant ricissim, 'atque accipiunt. Usus-porro est<text:line-break/></text:span><text:span text:style-name="T37">i </text:span><text:span text:style-name="T1">non parvus lu eo dando’, quod abundat, accipiendo au-<text:line-break/>tem, quod, destcit, quo ipsorum .naturalis symmetria con-<text:line-break/>fervetur ad motuum agilitatem, quandoquidem siccitas<text:line-break/>earum exuperans propter duritiem flectendi </text:span><text:span text:style-name="T16">ac </text:span><text:span text:style-name="T1">movendi<text:line-break/>difficultatem illis lugenerat; liumiditatis autem copia rn-<text:line-break/>firma reddit ac mollia; sola autem media constitutio .<text:line-break/>ad naturales omnes actiones est praestantissima. Ad rno-;<text:line-break/>tuum etiam facilitatem duae .quoque glandulae in utro-<text:line-break/>que oculo extiterunt, altera partibus: infernis,. altera-<text:line-break/>supernis;</text:span><text:span text:style-name="T37">. </text:span><text:span text:style-name="T1">quae meatibus non obfcuris humidurn in ocu-</text:span></text:p>
      <text:p text:style-name="P30"><text:span text:style-name="T1">los effundunt, similiter ac glandulae, quae linguae radi-<text:line-break/>ci adjunctae salivam in os derivant. Quod aulem cir-<text:line-break/>cumfufam oculis pinguedluem nullius alterius gratia<text:line-break/>natura comparavit, ipsius etiam durities ludicat; cujus<text:line-break/>beneficio quum non facile colliquetur, perpetuo eos te-<text:line-break/>git, </text:span><text:span text:style-name="T16">quod </text:span><text:span text:style-name="T1">unctuofa sit </text:span><text:span text:style-name="T16">ac </text:span><text:span text:style-name="T1">pinguis.</text:span></text:p>
      <text:h text:style-name="Heading_20_2" text:outline-level="2"><text:span text:style-name="T8">Cap. XII.</text:span></text:h>
      <text:p text:style-name="Standard"><text:span text:style-name="T1">Absoluta nobis propemodum sunt omnia;<text:line-break/>quae ad oculos pertinent, praeter unum, quod propo- ,<text:line-break/>sueram' quidem praetermittere, ne multi aversarentur<text:line-break/>tum disputationis obscuritatem, tum etiam rei prolixita-<text:line-break/>tem. Postquam enim in eo explicando mathematicam<text:line-break/>speculationem attingere esset necesse, cujus non modo<text:line-break/>funt ignari eorum plerique, qui sese doctos profitentur,<text:line-break/>verum etiam ejus peritus aversantur atque oderunt, ob<text:line-break/>eam causam fatius mini visum erat id omnino missum<text:line-break/>facere, interea autem quum in somnis fuissem accusatus,<text:line-break/>quod in divinissimum quidem instrumentum essem iniquus,<text:line-break/>in opificem autem ipsum impius, nisi magnum opus<text:line-break/>ipsius in animalibus providentiae explicarent, somnio</text:span></text:p>
      <text:p text:style-name="P30"><text:span text:style-name="T1">sum perpulsus, ut, quod praetermiseram, resumerem,<text:line-break/>lu fineque libri hujus apponerem. Quemadmodum enim.,<text:line-break/>in nervis sensificis a cerebro ad oculos descendentibus,<text:line-break/>quos certe et poros Heroplnlus nuncupavit, quod solis<text:line-break/>ipfis viae spiritus sint conspicuae ac sensibiles, quemad-<text:line-break/>modum, inquam, hoc ipsum est admirabile </text:span><text:span text:style-name="T16">ac </text:span><text:span text:style-name="T1">supra id,<text:line-break/>quod in nervis reliquis habet, ita et </text:span><text:span text:style-name="T16">quod </text:span><text:span text:style-name="T1">ex diversis<text:line-break/>quidem locis proficiscuntur, progressi vero sibi mutuo'<text:line-break/>cohaerent, ’ post autem rursus a sese digrediuntur ac<text:line-break/>separantur/ Quid igitur causae est, cur natura non ex<text:line-break/>eodem loco initium supernae ipsorum productionis duxit,<text:line-break/>neque, postquam alterum quidem a dextris, alterum autem<text:line-break/>a sutistiis produxit, recta ad oculorum regiones adduxit,<text:line-break/>fed introrsum prius reflectens, </text:span><text:span text:style-name="T16">ac </text:span><text:span text:style-name="T1">conjungens, ipsorum-<text:line-break/>qne poros uniens, post illa utrumque rursus ad oculum<text:line-break/>secundum rectitudluem supernae productionis produxit?<text:line-break/>Non enim eos commutavit, illum quidem, qui ex dex-<text:line-break/>tris emergit, ad oculum suristruui, eum vero, qui ex sini-</text:span></text:p>
      <text:p text:style-name="P30"><text:span text:style-name="T1">strisoritur, ad dextrum ducens, </text:span><text:span text:style-name="T16">sed </text:span><text:span text:style-name="T1">horum nervorum<text:line-break/>figura X litterae est .simillima. Quos si quis negligentius<text:line-break/>dissecuerit, alternare eos forte putaverit, et fesc mutuo,<text:line-break/>conscendere; at non est ita; quum enim sibi ipsi mutuo<text:line-break/>intra cranium occurrerint, meatusque sitos unierint, pro-<text:line-break/>tinus denuo separantur, aperte indicantes, se ob' aliud<text:line-break/>nihil convenisse, nisi ut meatus suos conjungerent.<text:line-break/>Quod cui rei sit utile,,.' quantumque visus instrumentis<text:line-break/>praebeat usum, posteaquam daerron aliquis imperavit;<text:line-break/>ei obsecutus expediam, </text:span><text:span text:style-name="T16">eos, </text:span><text:span text:style-name="T1">qui libros hos evolvent, .prius<text:line-break/>cohortatus, qui rectu tum aliis disciplinis, tum autem -<text:line-break/>geometria sunt instituti,. tenentque, quid circulus, quid<text:line-break/>conus, quid axis, atque ejusdem generis..omnia, expe-'<text:line-break/>ctent parumper, .concedantque mihi, ut propter ignaros<text:line-break/>(qui sun t plurimi) , , quid nam nominibus his significetur,<text:line-break/>quam potero . brevissime exponam.. Neque enim ne illis<text:line-break/>quidem ipsis disputatio haec omnino, erit..inutilis, fed.</text:span></text:p>
      <text:p text:style-name="P30"><text:span text:style-name="T1">si animum ei attenderint, </text:span><text:span text:style-name="T16">discent, </text:span><text:span text:style-name="T1">quonam pacto ho-<text:line-break/>nrines ignaros docere , haec conveniat. Ubi primum au-<text:line-break/>tem haec .sciverint,, visurias quoque rationes eis con-<text:line-break/>jungemus, quo- propositum citius absolvamus. Sit itaque<text:line-break/>circulus, quidam, qui ab altero oculorum cernatur, </text:span><text:span text:style-name="T21">clauso<text:line-break/></text:span><text:span text:style-name="T1">adhuc, altero; - circinum autem voco figuram, </text:span><text:span text:style-name="T21">quae </text:span><text:span text:style-name="T1">a<text:line-break/>medio undique distat aequaliter; ab hujus autem circuli<text:line-break/>medio puncto (quod sane et centrum ejus </text:span><text:span text:style-name="T21">vocatur) </text:span><text:span text:style-name="T1">us-<text:line-break/>que, ad pupillam centrum videntem rectam </text:span><text:span text:style-name="T21">nnhi lineam<text:line-break/></text:span><text:span text:style-name="T1">intellige, quae nusquam sese. inflectat, . neque </text:span><text:span text:style-name="T21">a recto<text:line-break/>cursu, aberret, </text:span><text:span text:style-name="T1">sed quemadmodum si aut pilum </text:span><text:span text:style-name="T21">tenuem,<text:line-break/>aut; araneam- ad </text:span><text:span text:style-name="T1">perpendiculum a pupilla ad </text:span><text:span text:style-name="T21">centrum<text:line-break/>circuli extensam </text:span><text:span text:style-name="T1">intelligeres, sic et rectam </text:span><text:span text:style-name="T21"><text:s/></text:span><text:span text:style-name="T1">illam </text:span><text:span text:style-name="T21">llueam.<text:line-break/>Intellige rursus </text:span><text:span text:style-name="T1">mihi a pupilla ad lineam' circulum cir-<text:line-break/></text:span><text:span text:style-name="T21">cumscribentem (quam </text:span><text:span text:style-name="T1">utique circumferentiam </text:span><text:span text:style-name="T21">ipsius </text:span><text:span text:style-name="T1">vo-<text:line-break/></text:span><text:span text:style-name="T21">cant), rectas lineas </text:span><text:span text:style-name="T1">alias </text:span><text:span text:style-name="T21">quamplurimas quasi araneas </text:span><text:span text:style-name="T1">quas-<text:line-break/></text:span><text:span text:style-name="T21">dam tenues </text:span><text:span text:style-name="T1">oruine extensas; </text:span><text:span text:style-name="T21">figuramque, . quae ab his<text:line-break/>omnibus </text:span><text:span text:style-name="T1">rectis lineis circuli circumscribatur, conum </text:span><text:span text:style-name="T21">uo.</text:span></text:p>
      <text:p text:style-name="P30"><text:span text:style-name="T16">mina; </text:span><text:span text:style-name="T1">ejusque </text:span><text:span text:style-name="T16">verticem intellige </text:span><text:span text:style-name="T1">pupillam, </text:span><text:span text:style-name="T16">et basim cir-<text:line-break/></text:span><text:span text:style-name="T1">culum; lineam vero rectam, </text:span><text:span text:style-name="T16">quae </text:span><text:span text:style-name="T1">a pupilla </text:span><text:span text:style-name="T16">ad </text:span><text:span text:style-name="T1">centrum<text:line-break/>circuli extensa est, tum omnium aliarum rectarum, tum<text:line-break/>coni totius mediam, axem appella Quum vero devexum<text:line-break/>quoddam ac convexum solum nominas et intelligis,<text:line-break/>intelligis utique omnino et amborum medium, laeve<text:line-break/>scilicet ac planum, cui nihil usquam inest neque de-<text:line-break/>vexitatis, neque convexitatis; planam vero superficiem<text:line-break/>mini voca partem spatii hujus superiorem. </text:span><text:span text:style-name="T16">Post haec<text:line-break/></text:span><text:span text:style-name="T1">autem intellige in axe ipsius coni, qui a pupilla </text:span><text:span text:style-name="T16">ad cen-<text:line-break/></text:span><text:span text:style-name="T1">trum circuli per </text:span><text:span text:style-name="T16">aerem </text:span><text:span text:style-name="T1">protenditur, granum </text:span><text:span text:style-name="T16">aliquod<text:line-break/></text:span><text:span text:style-name="T1">milii aut id genus exiguum quiddam sublime </text:span><text:span text:style-name="T16">pendere</text:span><text:span text:style-name="T1">; ,<text:line-break/>centrum utique circuli obscurabit, ipsiusque conspectum<text:line-break/>pupillae eripiet Jam vero, si haec intellexisti, deinceps<text:line-break/>facillimum tibi suerit intelligere corpus quodvis, quod<text:line-break/>in medio ejus, quod extrinsecus conspicitur, et visus id<text:line-break/>conspicientis positum suerit, luminibus viam obstructurum,<text:line-break/>prohibiturum que, quo minus id, quod ante oculos est<text:line-break/>locatum, amplius cernatur, quo corpore funditus sublato.</text:span></text:p>
      <text:p text:style-name="P30"><text:span text:style-name="T1">aut secus medium </text:span><text:span text:style-name="T16">ad latera subducto </text:span><text:span text:style-name="T1">objectum id rursus<text:line-break/>videri contingit. Quod </text:span><text:span text:style-name="T16">si id quoque jam </text:span><text:span text:style-name="T1">intellexisti,<text:line-break/>colligas nunc oportet, </text:span><text:span text:style-name="T16">rem </text:span><text:span text:style-name="T1">videndam omni caligine ca-<text:line-break/>rere, neque quicquam medium in linea, quae recta ab'<text:line-break/>oculo'ad ipsaiu est extensa, constitui oportere. Quod si<text:line-break/>id quoque planum tibi est, haudquaquarn temere a ma-<text:line-break/>thematicis pronmrciatum esse tibi videatur, quae cernun-<text:line-break/>tur, ea per rectas lineas cerni. Voca utique mihi rectas<text:line-break/>has lineas visiones, tenuesque illas araneas, quae a pn~<text:line-break/>pilla ad circuli circumferentiam extenduntur, non am-‘<text:line-break/>plius araneas, scd visiones;' circulique circumferentiam<text:line-break/>nic per visiones illas videri,'ipsiusque centrum per aliam<text:line-break/>visionem in axe coni locatam, omnernque circuli plani; </text:span><text:span text:style-name="T37">-<text:line-break/></text:span><text:span text:style-name="T1">tiem per multas quasdam visiones ad ipsam pervenientes.</text:span><text:span text:style-name="T10">1<text:line-break/></text:span><text:span text:style-name="T1">Herum autem visionum, quae aequaliter ab axe absunt,<text:line-break/>in quavis planitiei parte fuerint,- eas ejusdem’ stationis<text:line-break/>ac loci nomina; quae vero fecus, stationis dissimilis.</text:span></text:p>
      <text:p text:style-name="P30"><text:span text:style-name="T1">Existimo autem, te aliquando vidisse solis radios per<text:line-break/>foramen;angustum excidentes ac- in partem anteriorem<text:line-break/>tendentes nusquam deflectentes, scd recta omnino via<text:line-break/>ac iusiexibili vadentes: talem mihi intellige et visus<text:line-break/>viam. Quae postquam plane lutelligis; </text:span><text:span text:style-name="T16">fi </text:span><text:span text:style-name="T1">quidem ea<text:line-break/>intelligis, fin antern minus, illa iterum </text:span><text:span text:style-name="T16">ac </text:span><text:span text:style-name="T1">saepius re-<text:line-break/>pete; et ubi exacte perdidiceris, ad ea quae postea<text:line-break/>funt scripta aggressus, unum quidem hoc ac primum<text:line-break/>mihi praediscas, quod eorum corporum, quae videntur,<text:line-break/>quodque non videtur neque solum, neque nudum, sed<text:line-break/>quidpiam circum ipsum, omnino'apparet, quum visiones,<text:line-break/>quae corpus id complectuntur, accidant interdum quidem<text:line-break/>cuipiam eorum, quae ultra corpus videndum sunt, alias<text:line-break/>autem cuidam, quod ad ipsmn esu Secundum autem<text:line-break/>disce, quod corpus, quod a solo dextro, oculo cernitur,<text:line-break/>id si propius est, in sinistris magis partibus esse putatur,<text:line-break/>sin. longius abest, magis quodammodo in dextris; quod<text:line-break/>vero .a sinistro Polo conspicitur, lu dextris situm esse,</text:span></text:p>
      <text:p text:style-name="P30"><text:span text:style-name="T16">id si propinquius fuerit, magis autem in sinistris, si<text:line-break/>remotius; quod autem ab utroque, in medio. Tertium<text:line-break/>praeter haec edisce, quod, alterius oculorum pupilla<text:line-break/>compressa, aut certe sursum aut deorsum adducta-, ap-<text:line-break/>parent duplicia, quae antea simplicia apparebant. Haec<text:line-break/>autem ipsa quanquam mathematici intelligunt, conce-<text:line-break/>dant tamen milii in multorum gratiam de singulis<text:line-break/>pauca dicere. Ac primum quidem, de primo dicemus,<text:line-break/>quod scilicet aliud quippiam cum eo, quod videtur,<text:line-break/>simul apparet, quodque juxta alia videntur omnia.</text:span></text:p>
      <text:p text:style-name="P30"><text:span text:style-name="T1">lnrelligatur enim pupilla esse<text:line-break/>a; magnitudo aulem, quae<text:line-break/>videtur, esto b c; et inci-<text:line-break/>dant visiones ab. a pupilla in<text:line-break/>utrum que ipsorum b c. Esto<text:line-break/>autem ultra b c magnitudo d<text:line-break/>e; et projiciantur visiones a<text:line-break/>b et a c</text:span><text:span text:style-name="T16">; </text:span><text:span text:style-name="T1">incidantque d e,<text:line-break/>quae 'sunt juxta f g; per-<text:line-break/>spicuum certe' erit, quod ma-<text:line-break/>gnitudo b c videbitur, non<text:line-break/>autem magnitudo f g; ob<text:line-break/>eamque causam abscondetur<text:line-break/>ita magnitudo f g, ut om-<text:line-break/>nino non appareat; magnitu-<text:line-break/>dines vero, quae ab utraque<text:line-break/>ejus parte sunt, d f scilicet</text:span></text:p>
      <text:p text:style-name="P30"><text:span text:style-name="T16">et e g, juxta b c conspiciuntur; atque etiam ipsum li c<text:line-break/>alio modo dicemus juxta illorum utrumque videri. Ratio</text:span></text:p>
      <text:p text:style-name="Standard"><text:span text:style-name="T1">igitur ejus, quod primum<text:line-break/>propositum fuerat, est hujus-<text:line-break/>modi. Secundi vero ratio-<text:line-break/>nem, quod scilicet id, quod<text:line-break/>altero inspicitur oculo, non<text:line-break/>eodem loco apparet, quo<text:line-break/>quando alio oculo lufpiritur;<text:line-break/>neque, quum ambobus simul<text:line-break/>oculis spectatur, eodem loco<text:line-break/>cernitur,' quo quando altero<text:line-break/>solo, sed lu alio quidem<text:line-break/>loco a dextro oculo, in alio<text:line-break/>autem a sinistro, lu alio<text:line-break/>ab utrisque ridetur, dicturi<text:line-break/>nunc sumus. Dextra ita-<text:line-break/>que. pupilla sit a, snistra</text:span></text:p>
      <text:p text:style-name="P30"><text:span text:style-name="T1">vero b</text:span><text:span text:style-name="T2">; </text:span><text:span text:style-name="T1">magnitudo </text:span><text:span text:style-name="T16">autem, </text:span><text:span text:style-name="T1">quae videtur, </text:span><text:span text:style-name="T16">c </text:span><text:span text:style-name="T1">d; visionesque<text:line-break/>incidant ab utraque pupilla ad c d, et allapsae projiciun-<text:line-break/>tur. -Videbitur itaque magnitudo c <text:s/>d a dextra qui-<text:line-break/>dem pupilla secundum rectitudinem magnitudinis e f, a<text:line-break/>sinistra vero secundum rectitudinem g h, ab utrisque<text:line-break/>vero simul secundum rectitudinem c d. Quare non eo-<text:line-break/>dem inlcco esse vrdctur, quod seorsum visio altera ri-<text:line-break/>det, et quod reliqua,, neque quod ambae simul, et quod '<text:line-break/>tantum altera. Quod si quis demonstrationes has, quae<text:line-break/>lineis traduntur, non assequitur, ipse rationem hanc ex-<text:line-break/>pertus demum assentietur. Stans enim juxta columnam<text:line-break/>aliquam, deinde utrumque oculorum vicissim claudens,<text:line-break/>cum dextrum quidem oculum clauserit, quaedam eorum,<text:line-break/>quae prius a dextro in dextris columnae partibus cerne-<text:line-break/>bantur, sinistro non videbit; quum vero sinistrum clau-<text:line-break/>serit, quaedam eorum, quae a sinistro ante videbantur<text:line-break/>in partibus sinistris columnae, rursus dextro non vide-<text:line-break/>bit; quando autem utrosque simul oculos aperuerit, utra-<text:line-break/>que videbit, major enim pars occultatur, quum altero</text:span></text:p>
      <text:p text:style-name="P30"><text:span text:style-name="T1">oculorum intuemur, quam quum simul utrisque. Seciin-<text:line-break/>dum rectitudinem autem illorum esse putatur id omne,<text:line-break/>quod cernitur, ut et quod omnino occultat; nam quae,<text:line-break/>juxta id cernuntur omnia, alia quidem in dextris ejus<text:line-break/>partibus, alia vero in sinistris videntur esse locata; sola<text:line-break/>igitur ea, </text:span><text:span text:style-name="T16">quae </text:span><text:span text:style-name="T1">non videntur, secundum rectitudinem<text:line-break/>ejus, quod videtur, erunt sita; sed alia quidem suerint<text:line-break/>dextro oculo 'visibilia, alia vero sinistro. - Quocirca et<text:line-break/>positio magnitudinis videndae utrique oculorum peculiaris<text:line-break/>apprehendetur; ambobus autem, quae neuter videbat;<text:line-break/>omnino fiunt conspicua. Quapropter minus obscurum<text:line-break/>est, quod ambobus oculis simul videtur, quam si altero<text:line-break/>duntaxat, uterlibet eorum is sit, spectes. Quin et si a<text:line-break/>columna plusculum digressus utrumque oculum aperire<text:line-break/>ac claudere vicissim intuens in columnam volueris, illa<text:line-break/>tibi repente </text:span><text:span text:style-name="T21"><text:s/></text:span><text:span text:style-name="T1">ac semel transilire videbitur, si dextrum<text:line-break/>clauseris; versus dextram partem, sin autem sinistrum,<text:line-break/>lu alteram; atque etiam aperienti tibi dextrum ad lac-</text:span></text:p>
      <text:p text:style-name="P30"><text:span text:style-name="T1">vam columna transilire putabitur, sinistrum autem ad<text:line-break/>dextram;, dextro enim oculo in sinistris jnagis partibus<text:line-break/>columna esse videtur,</text:span><text:span text:style-name="T21">. </text:span><text:span text:style-name="T1">sinistro vero in dextris magis; si-<text:line-break/>mul. vero utrisque aspicienti medium locum obtinere<text:line-break/>pniabitur ejus, qui seorsum utrique videbatur. Quod si<text:line-break/>stellam aliquam eodem -modo vis inspicere, aut, etiam<text:line-break/>lunam, et potissimum quando plena fuerit ac undique<text:line-break/>aequabilis, repente ac confertim tibi transilire putabitur,<text:line-break/>in dextram quidem partem sinistrum oculum aperienti,<text:line-break/>claudenti autem simni dextrum, in finlltram autem con-<text:line-break/>tra agenti. Perspicuum igitur est. cuivis experto haec ita<text:line-break/>apparere. Quaenam autem eorum sit causa ac necessitas,<text:line-break/>paulo ante per lineas indicavimus.. Quin et quod alte-<text:line-break/>rum oculum si perverteris, si deorsum quidem pupilla<text:line-break/>fuerit detracta, humilius ac depressius id apparebit, quod<text:line-break/>intuebere, sin autem, sursum tracta fuerit, contrarium,<text:line-break/>licet tibi id experientia comprobare. Quae autem sit<text:line-break/>horum etiam causa, absque praedictis rationibus nuu-</text:span></text:p>
      <text:p text:style-name="P18"><text:span text:style-name="T1">quam didiceris.' Nam nisi </text:span><text:span text:style-name="T16">in </text:span><text:span text:style-name="T1">una superficie plana <text:s/>vi-<text:line-break/>soriorunr conorum axes suerint constituti</text:span><text:span text:style-name="T16">, </text:span><text:span text:style-name="T1">necesse omnino<text:line-break/>erit alteri quidem oculorum altius, alteri autem depres-<text:line-break/>sius, quod spectatur, videri. Cujus enim </text:span><text:span text:style-name="T16">rei </text:span><text:span text:style-name="T1">axis ipse<text:line-break/>altior cono fuerit, hac et conus ipse tutus est altior; sed<text:line-break/>conus, qui ab humiliori </text:span><text:span text:style-name="T16">loco </text:span><text:span text:style-name="T1">iis, quae videntur, accidit,<text:line-break/>omnes ipsas visiones </text:span><text:span text:style-name="T16">ejusdem </text:span><text:span text:style-name="T1">stationis habet humiliores;<text:line-break/>qui ab altiori loco, </text:span><text:span text:style-name="T16">easdem </text:span><text:span text:style-name="T1">habet contrarias. Quoniam<text:line-break/>autem, quod altioribus vifionibus cernitur, altius esse<text:line-break/>putatur, quod autem humilioribus, humilius, per est, ut<text:line-break/>altius quidem </text:span><text:span text:style-name="T16">cono </text:span><text:span text:style-name="T1">altiori, humilius autem humiliori,<text:line-break/>quod cernitur, appareat. Ejus aurem argumentum tibi<text:line-break/>fuerit evidens, 'si id,, quod altero oculorum compresso du-<text:line-break/>. plex falso apparet, illo-oculo clauso, altero intueri vo-<text:line-break/>lueris; </text:span><text:span text:style-name="T16">una </text:span><text:span text:style-name="T1">enim prorsus efficitur imaginatio positionis<text:line-break/>ejus, quod videtur, quam habebat clausus nunc-oculus,<text:line-break/>quando patefactus erat; reliqua vero manet immutabilis,<text:line-break/></text:span><text:span text:style-name="T33">ϋ</text:span></text:p>
      <text:p text:style-name="P30"><text:span text:style-name="T1">quem a principio habebat locum servans- .Quanquam,<text:line-break/>quuin uterque secundum naturam haberent; unum cerne-<text:line-break/>batur objectum; clauso altero, positionis ipsius appre-<text:line-break/>hensio immutabatur, ipsumque objectum transilire vide-<text:line-break/>batur; post autem rursus alterum oculum aperientibus,<text:line-break/>rursus transferebatur, neque unquam eodem in loco clau-<text:line-break/>dentibus -et aperientibus utrumvis manebat. Postquam<text:line-break/>vero iis, qui altius aut inlerius pupillam compulerunt,<text:line-break/>altera quidem positionis imaginatio perit omnino, reii-<text:line-break/>qua vero firma atque immutabilis perstat, ubi scilicet<text:line-break/>alterum oculum clauserimus, propterea -neque omnis pu-<text:line-break/>pillae inverfio duplicem rei videndae affert imaginatio-<text:line-break/>nem, Ied quae ipfarn altiorem aut humiliorem habitu<text:line-break/>naturali fecerit. - Caeterum quum pupillam ad majorem,<text:line-break/>aut minorem angulum adducimus, facimus, ut, quod cer- -<text:line-break/>nitur, finistrum magis aut dextrum appareat, non ta-<text:line-break/>nren duplex efficimus, manent namque in uno plano<text:line-break/>conorum axes. Quibus vero inyerli suerint oculi sive</text:span></text:p>
      <text:p text:style-name="P30"><text:span text:style-name="T1">statim ab initio, </text:span><text:span text:style-name="T16">in ipso scilicet </text:span><text:span text:style-name="T1">utero, sive postea, </text:span><text:span text:style-name="T16">si </text:span><text:span text:style-name="T1">neti-<text:line-break/>ira quidem pupilla altior </text:span><text:span text:style-name="T16">etiam </text:span><text:span text:style-name="T1">fuerit, </text:span><text:span text:style-name="T16">sed </text:span><text:span text:style-name="T1">in </text:span><text:span text:style-name="T16">eo </text:span><text:span text:style-name="T1">solum’<text:line-break/>laesi sunt oculi, quod </text:span><text:span text:style-name="T16">eorum alter </text:span><text:span text:style-name="T1">adductus est versus<text:line-break/>nasum, aut abductus, nihil in rorum videndarum digno-<text:line-break/>tione hallucinantur; quibus vero pupilla inserius -aut.<text:line-break/>altius est traducta, hi gravissime offenduntur plurimum-<text:line-break/>que laborant, dum nituntur pupillas ipsas convertere,<text:line-break/>easque aequales constituere, </text:span><text:span text:style-name="T16">ut </text:span><text:span text:style-name="T1">exacte videant. Quod,<text:line-break/>au.tem singula suis locis exacte videantur, argumentum<text:line-break/>id suerit, quod tactus ipse </text:span><text:span text:style-name="T16">a </text:span><text:span text:style-name="T1">visu deductus non fallatur,<text:line-break/>neque a visis aberret. Praeterea et per tenuissimas acus<text:line-break/>fila ac pilos facile dividunt et qui altero oculo carent,<text:line-break/>et qui utrisque simul vident; quod certe nunquam fieri<text:line-break/>posset sine certa visorum dignotione. Quoniam autem<text:line-break/>(ut dictum est) omne, quod videtur, juxta aliud quip-<text:line-break/>piam videtur, consentaneum </text:span><text:span text:style-name="T16">jam </text:span><text:span text:style-name="T1">est, ut eorum, quae<text:line-break/>ciccum se ipsum sunt, alias quidem dextrum ipsum, alias<text:line-break/>vero sinistrum, alias secundum rectitudinem esse imagi-<text:line-break/>nemur; </text:span><text:span text:style-name="T16">eoqne modo </text:span><text:span text:style-name="T1">rationes </text:span><text:span text:style-name="T16">sibi </text:span><text:span text:style-name="T1">ipsis non pngnanfc</text:span></text:p>
      <text:p text:style-name="P30"><text:span text:style-name="T1">infinitae porro </text:span><text:span text:style-name="T16">aliae </text:span><text:span text:style-name="T1">sunt </text:span><text:span text:style-name="T16">visoriarum </text:span><text:span text:style-name="T1">hypothescon proba-<text:line-break/>tiones, quas nunc </text:span><text:span text:style-name="T16">recensere </text:span><text:span text:style-name="T1">non licet: neque enim ne<text:line-break/>haec quidem nostra sponte scripsimus, sed jussu daerno-<text:line-break/>nis cujusdam, ut </text:span><text:span text:style-name="T16">dixi, . an </text:span><text:span text:style-name="T1">vero modum orationis huic<text:line-break/>operi convenientem </text:span><text:span text:style-name="T16">assecuti </text:span><text:span text:style-name="T1">simus, </text:span><text:span text:style-name="T16">ille </text:span><text:span text:style-name="T1">ipse viderit.</text:span></text:p>
      <text:h text:style-name="Heading_20_2" text:outline-level="2">Cap. XIII.</text:h>
      <text:p text:style-name="P8"><text:span text:style-name="T1">Nos autem finem huic libro stajuamus,<text:line-break/>rursus admonentes, necesse esse axes conorum visoriorum<text:line-break/>in uno eodemque plano habere, politionem</text:span><text:span text:style-name="T16">, </text:span><text:span text:style-name="T1">ne, quod est<text:line-break/>unum, duplex appareat. </text:span><text:span text:style-name="T43">z</text:span><text:span text:style-name="T37"> </text:span><text:span text:style-name="T1">Axes vero hi in nobis princi-<text:line-break/>pium habent meatus ipsus a cerebro proficiscentes. Opor-<text:line-break/>tebat igitur, quum adhuc animi.l utero. gereretur ac<text:line-break/>conformaretur, in una quadam plana superficie eos lo-.<text:line-break/>cari. . Quaenam tandem futura erat plana haec atque<text:line-break/>aequalis superficies,. in qua natura meatus hos, quum<text:line-break/>animal conformaret, collocavit? an dura quaedam rnern-<text:line-break/>brana, aut tunica, aut cartilago, aut.os. suit? haud-<text:line-break/>quaquam enim molle instrumentum cedensque tangenti-<text:line-break/>bus rectum servari poterat. At ubi ipsam tandem po-</text:span></text:p>
      <text:p text:style-name="P30"><text:span text:style-name="T1">suisset, aut quonam pacto tuto simul ac sine compref-<text:line-break/>sione utrisque meatibus subtendisset? quod enim in eo<text:line-break/>loco factu haec erant difficilia, compertissimum ii habent,<text:line-break/>qui in dissectionibus sunt versati. Neque hoc nunc dico,<text:line-break/>quod natura machinam aliquam generationis ejus ac<text:line-break/>positionis invenire non potuisset, quo neque laederet<text:line-break/>quidquam propinquorum, neque ipsa laederetur, si oin-<text:line-break/>nluo efficere eam fuisset necesse, neque per aliud facili-<text:line-break/>limum ac promptum positionem duorum pororum in<text:line-break/>uno plano suppeditare potuisset Quid igitur est hoc<text:line-break/>facillimum ac promptum, quod a principio explicare est<text:line-break/>propositum? mutua pororum inter se coitio.- Duae enim<text:line-break/>lineae rectae sibi ipsae in conmiune quoddam punctum<text:line-break/>occurrentes velut extremitatem earum in uno penitus<text:line-break/>sunt plano, etiamsi inde in immensam quandam longi- -<text:line-break/>tudinem in utramque partem producantur; et lineae<text:line-break/>rectae, quae duas has quantumvis protractas conjungunt<text:line-break/>quocunque loco, idem planum habent cum illis duabus.</text:span></text:p>
      <text:p text:style-name="P30"><text:span text:style-name="T1">quod omnis triangulus- in uno omnino fit plano. Sin<text:line-break/>autem aliquis non assequitur ea, quae dicuntur, palam<text:line-break/>est, quod ne elementa quidem geometriae intelligit.<text:line-break/>Mihi autem longum fuerit horum etiam demonstrationes<text:line-break/>scribere, etenim ne eas quidem intelligerent,. nisi prius<text:line-break/>multa perdidicissent. Euclides certe libro undecimo Ele-<text:line-break/>rnentorum id ipsum; quod nunc dicitur,, demonstravit;<text:line-break/>estque id secundum ejus libri theorema, cujus propositio<text:line-break/>sic fe habet: Si duae lineae rectae sese secent, in uno<text:line-break/>sunt plano, omnis que trsangulus in uno esi plano. De-<text:line-break/>monstrationem igitur ab Euclide ediscequam . sunulat-<text:line-break/>que didiceris, ad nos revertere;, tum autem in animali<text:line-break/>lias duas lineas rectas, poros scilicet, qui sunt a cerebro,<text:line-break/>tibi ostendemus. Quorum uterque in oculum suae partis<text:line-break/>perveniens (ut ante dictum est) instar retis involvitur<text:line-break/>in orbem usque ad humorem crystallinum, . intra fele<text:line-break/>humorem vitreum complectens, ut in uno plano fit puv</text:span></text:p>
      <text:p text:style-name="P30"><text:span text:style-name="T1">pilla ac totius oculi -radix, ad quam nervus solui inci-<text:line-break/>pit. Tertiumque praeter haec ostendemus, ipsum scilicet<text:line-break/>nervorum visoriorum in partibus cerebri anterioribus<text:line-break/>concursum (a quo permeare per unum planum auspican-<text:line-break/>tur) totos oculos in jusse positione effecisse, ac pupilia-<text:line-break/>rum, quae ipfis insunt, neutram reddidisse altiorem.<text:line-break/>Ob eam certe causam satius fuit nervos sensum videndi<text:line-break/>oculis exhibituros ab uno principio proficisci.</text:span></text:p>
      <text:h text:style-name="Heading_20_2" text:outline-level="2">Cap. XIV.</text:h>
      <text:p text:style-name="P8"><text:span text:style-name="T1">Cur vero non protinus superne </text:span><text:span text:style-name="T16">ab </text:span><text:span text:style-name="T1">ipso<text:line-break/>cerebro unum utrisque principium natura fecerit, sed<text:line-break/>alterum quidem a dextris ejps partibus, alterum a si-<text:line-break/>nistris productum, ita in medio loco ipsos inter fe coe-<text:line-break/>git ac conjunxit, dicendum deinceps fuerit. Fieri non<text:line-break/>poterat, ut ex hoc loco producerentur non dico magni<text:line-break/>adeo nervi, quantus uterque horum est, fed ne' multo<text:line-break/>quidem minores, quandoquidem pelvis (quam’ superiori<text:line-break/>sermone exposuimus), quae meatum illic, qui cerebrum<text:line-break/>purgat, lu se ipsa continet, eo, in loco est lita; neque</text:span></text:p>
      <text:p text:style-name="P30"><text:span text:style-name="T1">alibi poterat locari, ut quae' excrementum omne in pa-<text:line-break/>latum </text:span><text:span text:style-name="T16">erat </text:span><text:span text:style-name="T1">eructatura. Eadem autem ratione neque<text:line-break/>pori, qui ad neres a cerebro perveniunt, in alio loco<text:line-break/>locari poterunt, neque ex estis partibus cerebri primam<text:line-break/>ducere originem. Quum enim </text:span><text:span text:style-name="T16">in </text:span><text:span text:style-name="T1">facie media nasus esset,<text:line-break/>poros certe, qui ad ipsam pertinerent, mediam partem<text:line-break/>cerebri anterioris occupare oportebat. Si igitur ' alibi<text:line-break/>non erat melius neque poros hos locare, neque pelvim,<text:line-break/>eo autem loco, ubi nunc sunt, constitutis, nervi a medio<text:line-break/>loco'produci non poterunt, quod reliquum est, id satis<text:line-break/>liquet, quod utrinque quidem produci praestiterat, pro-<text:line-break/>gressos vero aliquantum in idem sibi 'convenire. Porro<text:line-break/>admirabilius quoddam opus naturae cognosces in horum'<text:line-break/>nervorum productione, quod milii visum est satius libro<text:line-break/>decimo sexto in anatome nervorum explicare; nunc<text:line-break/>quidem certe daemonis imperium sum executus. Quod<text:line-break/>si. non supervacanea, sed cuipiam utilis futura est oratio,</text:span></text:p>
      <text:p text:style-name="P30"><text:span text:style-name="T1">quuin . jam tandem homines socordiam circa pulcherrima,<text:line-break/>quae eos devinctos habebat, excusserint, nihil forte obe-<text:line-break/>rit, quae a majoribus de horum nervorum coitione dicta<text:line-break/>fuerunt, ea recensere. Quidam enim ajunt iplbs ob </text:span><text:span text:style-name="T16">id<text:line-break/></text:span><text:span text:style-name="T1">prius lutro deflectere, postea autem foras egredi, ne, si<text:line-break/>recta essent siti, aliquid paterentur. Alii vero dicunt<text:line-break/>factum fuisse, ut suos affectus inter fe communicarent,<text:line-break/>malumque alterius in utrosque divideretur. Quidam<text:line-break/>autem dicunt sensuum omnium principia ad unum reduci </text:span><text:span text:style-name="T37">*<text:line-break/></text:span><text:span text:style-name="T1">principiuni oportere. At hi quidem, si vifurn ad unum<text:line-break/>principium reduci debere solum dicerent, -noxae magni-<text:line-break/>tudinem, nisi id fieret, ostendentes, certum est, quod<text:line-break/>eo modo verum dicerent, neque praedictae rationes a<text:line-break/>nobis essent inventae; nunc autem, quum primum senso-<text:line-break/>riurn, quod sensus omnes excipit, unum esse oportere<text:line-break/>dicant, recte id sentientes, oh idque ipsum molles hos<text:line-break/>nervos in idem existiment convenire, in eo certe pluri-<text:line-break/>mum hallucinantur; nam quod lensus omnes cerebrum</text:span></text:p>
      <text:p text:style-name="P30"><text:span text:style-name="T1">excipiat, confiteri est necesse, alloqui neque aurium<text:line-break/>neque linguae nervi, neque etiam aliarum omnium ani-<text:line-break/>malis partium ad unum principium videbuntur reduci.<text:line-break/>Puri modo autem</text:span><text:span text:style-name="T16">, </text:span><text:span text:style-name="T1">quod etiam existimant nervos con-<text:line-break/>gredi inter se, nt affectus communicent, id contra na-'<text:line-break/>turae providentiam asserunt, quum ipsa longe aliud ma-<text:line-break/>chinetur, ut jam in multis ante ostendimus; satius enim<text:line-break/>esset, si fieri posset, alterum alteri non compati. Si cui<text:line-break/>vero ratio haec probabilis esse videbitur, ea etiam uti<text:line-break/>licebit, quemadmodum et ea, quae confirmat, navos<text:line-break/>ruptum'iri; si secundum rectitudinem suissent locati.<text:line-break/>Mihi vero ne haec quidem probantur: nervi enim, qni<text:line-break/>ad ventriculum perveniunt, ab ipsius-</text:span><text:span text:style-name="T10">4</text:span><text:span text:style-name="T1">pondere depressi<text:line-break/>saepenumero rumperentur, nisi prius circum stomachum<text:line-break/>involverentur</text:span><text:span text:style-name="T16">:</text:span><text:span text:style-name="T10">1</text:span><text:span text:style-name="T1"> pori vero, </text:span><text:span text:style-name="T16">qui </text:span><text:span text:style-name="T1">ad oculos perveniunt, nil<text:line-break/>tale erant pasturi, quum neque pondus ad oculos tan-‘<text:line-break/>tum unquam accederet, quantum, ventriculo, cibo et po-<text:line-break/>tu refecto; qui neque declivem habent positionem, </text:span><text:span text:style-name="T21"><text:s/></text:span><text:span text:style-name="T1">ne-</text:span></text:p>
      <text:p text:style-name="P30"><text:span text:style-name="T1">que longe a principio absunt Quod' si quid horum etiam<text:line-break/>adesset, at musculi saltem, qui nervos hos complectun-<text:line-break/>tur, et ante musculos crassae meningis productio, quae<text:line-break/>in nullo alio nervo tantam habet crassitiem, aut duri-<text:line-break/>tiem , ab hoc periculo hos ‘nervos poterant vindicare</text:span><text:span text:style-name="T16">;<text:line-break/></text:span><text:span text:style-name="T1">ante enim quam nervi extra cranium excidunt, haudqua-<text:line-break/>quanr laedi queunt, quomodo neque cerebrum ipsum,<text:line-break/>tametsi assidue concutiatur: neque productiones, quae ad<text:line-break/>neres usque pertinent, licet sint tenues admodum, mol-<text:line-break/>les , ac praelongae. His certe rationibus , ut dixi, cuivis<text:line-break/>uti licet. Ego vero quod non admodum illis crederem,<text:line-break/>essemque persuasus, nihil a natura frustra fieri, causam<text:line-break/>hujusmodi positionis nervorum diutissime scrutatus in-<text:line-break/>venisse me arbitror, eoque magis, cum alicui deorum<text:line-break/>digna esse qnae scriberetur est visa. Prius enim, quam<text:line-break/>ille jnssllet, (oportet enim eum, qui deos est testatus,<text:line-break/>vera dicere,) ne hunc quidem sermonem eram proditurus,<text:line-break/>ne mullorum subirem invidiam, qui quidvis potius serant,</text:span></text:p>
      <text:p text:style-name="P30"><text:span text:style-name="T1">quam animum inducunt geometriam attingere; con-<text:line-break/>stituerarnque, praedictis tribus opinionibus recitatis, eam<text:line-break/>quidem ex </text:span><text:span text:style-name="T16">eis nt </text:span><text:span text:style-name="T1">vero proximam comprobare quae<text:line-break/>meatus astruxit ob id extaisse obliquos, ne difrumperen-<text:line-break/>tur; ipse autem id tauquam verum ei adjungere, quod<text:line-break/>fatius erat spiritum, qui a cerebro ad utrum que oculum<text:line-break/>proficiscitur, si quando alter eorum clausus fuerit aut<text:line-break/>omnluo mutilus, in. reliquum -commeare. Visoria enim<text:line-break/>facultate eo modo duplicata visus acutior erat futurus.<text:line-break/>Quod etiain manifeste accidit. Si enim volueris aliquid<text:line-break/>inter oculos in naso secundum longitudinem extendere,<text:line-break/>aut asserculum, aut tuam ipsius manum, aut aliud quid-<text:line-break/>vis, quod prohibere queat, quominus ab ambobus oculis<text:line-break/>unumquodque’ eorum, </text:span><text:span text:style-name="T16">quae </text:span><text:span text:style-name="T1">extrinsecus sunt objecta,<text:line-break/>cernatur, utroque obscure videbis; sin tamen alterum<text:line-break/>clauseris, multo clarius intueberis, utpole facultate, quae<text:line-break/>in utrosque antea dividebatur, in alterum jam comme-<text:line-break/>ante. Hunc igitur duntaxat usum, cur meatus ni luerint<text:line-break/>conjuncti, eram memoraturus, qui et ipse quidem erat</text:span></text:p>
      <text:p text:style-name="P30"><text:span text:style-name="T1">verus. Scd, quemadmodum sexcentis exemplis jam com-<text:line-break/>probavimus, naturam alia quidem prima ratione facere,<text:line-break/></text:span><text:span text:style-name="T21">alia </text:span><text:span text:style-name="T1">autem ex abundanti, ita hic quoque primus quidem<text:line-break/></text:span><text:span text:style-name="T21">et </text:span><text:span text:style-name="T1">maxime necessarius usus est; ne, quod extra intuemur,<text:line-break/></text:span><text:span text:style-name="T21">duplex </text:span><text:span text:style-name="T1">appareat; fecundus vero is, qui nunc nictus est/<text:line-break/></text:span><text:span text:style-name="T21">Deus, </text:span><text:span text:style-name="T1">autem aliquis</text:span><text:span text:style-name="T16">, </text:span><text:span text:style-name="T1">ut dixi, primam mihi imposuit<text:line-break/>scriptionem, testisque misti ille ipsis fuerit, me ipsius<text:line-break/>obscuritatem subterfugisse, .flestis etiam est, me non hic<text:line-break/>modo, verum etiam in multis </text:span><text:span text:style-name="T21">aliis </text:span><text:span text:style-name="T1">horum commentario-<text:line-break/></text:span><text:span text:style-name="T21">ium </text:span><text:span text:style-name="T1">locis sponte nonnullas demonstrationes omisisse aut<text:line-break/>astronomiae, rnt’ geometriae</text:span><text:span text:style-name="T16">, </text:span><text:span text:style-name="T1">aut musicae, -aut alterius<text:line-break/>cujusdam logicae speculationis</text:span><text:span text:style-name="T16">, </text:span><text:span text:style-name="T1">ne </text:span><text:span text:style-name="T21">‘ medici </text:span><text:span text:style-name="T1">ilibros meos<text:line-break/>penitus aversarentur. Quin </text:span><text:span text:style-name="T16">et </text:span><text:span text:style-name="T1">lu omni </text:span><text:span text:style-name="T21">vita </text:span><text:span text:style-name="T1">millies id<text:line-break/>mihi contigisse sum expertus, ut, qui jucunde et libenter<text:line-break/>mea consuetudine uterentur propter mea nonnulla in ae-<text:line-break/>grotis opera, in quibus illis ridebar exercitatissimus, post-<text:line-break/>quam me in mathematicis quoque versatum esse cogno-<text:line-break/>verunt, saepe mihi insultabunt, neque </text:span><text:span text:style-name="T21">admodum </text:span><text:span text:style-name="T1">dele-<text:line-break/></text:span><text:span text:style-name="T21">ctabantur </text:span><text:span text:style-name="T1">amplius meo consortio. </text:span><text:span text:style-name="T21">Ob eam igitur </text:span><text:span text:style-name="T1">cau-<text:line-break/></text:span><text:span text:style-name="T21">sam </text:span><text:span text:style-name="T1">nunquam Iubens hujusmodi sermones attigi. Hic</text:span></text:p>
      <text:p text:style-name="P30"><text:span text:style-name="T1">autem, quemadmodum diri, solum ut dei jussis satis-<text:line-break/>facerem, mathematicis theorematibus sum usus.</text:span></text:p>
      <text:h text:style-name="Heading_20_2" text:outline-level="2"><text:span text:style-name="T8">Cap. XV.</text:span></text:h>
      <text:p text:style-name="P8"><text:span text:style-name="T1">At sorte quis interfatus interrogaverit, quo-<text:line-break/>nam pacto, </text:span><text:span text:style-name="T16">si </text:span><text:span text:style-name="T1">meapte- sponte.multa praetermisi, plenum est<text:line-break/>hoc opus 'ac perfectum</text:span><text:span text:style-name="T16">, </text:span><text:span text:style-name="T1">ut nullius partis omissus sit usus,<text:line-break/>sed quarundam ne .unum quidem solum, aliarum plures<text:line-break/>recensuerim? Cui respondere promptum est, simulque.<text:line-break/>responsionem ex iis, quae </text:span><text:span text:style-name="T16">ipse </text:span><text:span text:style-name="T1">objecit, confirmare. Post-<text:line-break/>quam enim .opifex noster fuit adeo sapiens, nt singula<text:line-break/>ipsius opera non unum dun taxat haberent usum, verum<text:line-break/>etiam duos, aut tres, aut plerumque plures, in eo fa-<text:line-break/>cillimum est nonnullos eorum, qui vulgo sunt obscuriores,<text:line-break/>praetermittere; verbi gratia, superiore sermone usum<text:line-break/>quendam scripsi figurae humoris </text:span><text:span text:style-name="T21"><text:s/></text:span><text:span text:style-name="T1">crystallini; at ibi etiam<text:line-break/>primum </text:span><text:span text:style-name="T16">ac </text:span><text:span text:style-name="T1">principalissimum omisi, propterea quod ad<text:line-break/>demonstrationem lineis opus erat, quam </text:span><text:span text:style-name="T16">certe </text:span><text:span text:style-name="T1">nunc exe-<text:line-break/>quemur: postquam</text:span><text:span text:style-name="T21">' </text:span><text:span text:style-name="T1">enim semel principia risoria attingere<text:line-break/>sum coactus, haudquaquam amplius obscura fuerit oratio,<text:line-break/>quae est hujusmodi. </text:span><text:span text:style-name="T21">- </text:span><text:span text:style-name="T1">Posteaquam quae videntur secun-</text:span></text:p>
      <text:p text:style-name="P30"><text:span text:style-name="T1">dum rectas lineas videntur, ante humorem autem , cry-<text:line-break/>stallinum foramen uveae </text:span><text:span text:style-name="T16">est </text:span><text:span text:style-name="T1">litum, per quod cum suis<text:line-break/>objectis communionem erat habiturus; perspicuum jam<text:line-break/>est ei, qui memoria tenet ea, </text:span><text:span text:style-name="T16">quae </text:span><text:span text:style-name="T1">ante diximus, quod figura</text:span></text:p>
      <text:p text:style-name="Standard"><text:span text:style-name="T1">exacte rotunda paucioribus </text:span><text:span text:style-name="T16">sui </text:span><text:span text:style-name="T1">par-<text:line-break/>tibus, plana autem pluribus cum<text:line-break/>suis objectis communicabit. Quod si<text:line-break/>nondum intelligis, id quoque per, *<text:line-break/>lineas explicabo. Esto igitur pupillae,<text:line-break/></text:span><text:span text:style-name="T31">- </text:span><text:span text:style-name="T1">quae perfectus est circulus, diameter</text:span></text:p>
      <text:p text:style-name="Standard"><text:span text:style-name="T1">a b; humoris vero crystallini diameter<text:line-break/>quidem c d, pars vero, ejus, quae </text:span><text:span text:style-name="T21"><text:line-break/></text:span><text:span text:style-name="T1">est ad pupillam conversa, sit </text:span><text:span text:style-name="T16">c </text:span><text:span text:style-name="T1">e f </text:span><text:span text:style-name="T16">d</text:span><text:span text:style-name="T1">:<text:line-break/>et ducantur a pupilla humorem cry-.<text:line-break/>stallinum tangentes lineae b e, a f;<text:line-break/>liquet sane, quod e f pars ejus cum<text:line-break/>objectis communicabit; quae vero ex<text:line-break/>utraque parte sunt, scilicet c e, d f.</text:span></text:p>
      <text:p text:style-name="P30"><text:span text:style-name="T1">quae contingunt, </text:span><text:span text:style-name="T16">minorem </text:span><text:span text:style-name="T1">quidem<text:line-break/>partem eorum, quae multum sunt<text:line-break/>devexa, majorem autem eorum, <text:s/>quae<text:line-break/>plana sunt, complectantur. Suppo-<text:line-break/>natur igitur crystallini facti latioris<text:line-break/>pars quae ad pupillam conversa est<text:line-break/>c g h d</text:span><text:span text:style-name="T16">; </text:span><text:span text:style-name="T1">ducanturque rursus </text:span><text:span text:style-name="T16">a </text:span><text:span text:style-name="T1">termi-<text:line-break/>nis pupillae contingentes lineae b g,<text:line-break/>a h; ipsius igitur pars g h cum ob-<text:line-break/>jectis communicabit, pauca omnino<text:line-break/>parte ah utrinque contingentibus cir-.<text:line-break/>cumscripta; quae communicatione est<text:line-break/>privata ; </text:span><text:span text:style-name="T16">si </text:span><text:span text:style-name="T1">enim planus omnino esset,<text:line-break/>totus ita communicaret. Nunc autem.</text:span></text:p>
      <text:p text:style-name="Standard"><text:span text:style-name="T1">ne una quidem sui parte communionem cum ullo visibili<text:line-break/>habebunt. Si vero minus esset devexus humor crystallinus,<text:line-break/>major utique ejus pars communicasset, quod lineae rectae.</text:span></text:p>
      <text:p text:style-name="P78"><text:span text:style-name="T16">quum demonstraverimus, ipsum oportere esse rotundum,<text:line-break/>quo fit ab injuriis tutior, fuerit et hoc opus naturae<text:line-break/>admirabile, quae fimus quidem rotundum ipsum, simul<text:line-break/>autem pluribus sui partibus objectis communicaturam<text:line-break/>effecit. Sic quidem sc habent, quae ad oculos perti-<text:line-break/>nent; de reliquis vero tutius faciei partibus deinceps<text:line-break/>tractabimus. <text:tab/>,</text:span></text:p>
      <text:h text:style-name="P2" text:outline-level="1"><text:bookmark-start text:name="bookmark13"/>GALENI DE USU PARTIUM CORPO-<text:line-break/>RIS HUMANI<text:line-break/>LIBER XI.<text:bookmark-end text:name="bookmark13"/></text:h>
      <text:h text:style-name="Heading_20_2" text:outline-level="2">Cap. I.</text:h>
      <text:p text:style-name="P8"><text:span text:style-name="T1">Quod igitur in toto capite adhuc est reli-<text:line-break/>quum, quod expositione indigeat, hoc libro explicabimus.<text:line-break/>Superest autem, ut ridetur, universa propemodum<text:line-break/>facies, et superiorum nonnulla, cujusmodi sunt musculi,<text:line-break/>qnos temporales appellamus, atque, aurium natura, quae<text:line-break/>extrinsecus adjacet, quandoquidem </text:span><text:span text:style-name="T16">de </text:span><text:span text:style-name="T1">ipsarum basi in-<text:line-break/>terna, ubi primum vocis sensus fit, prius tractavimus.<text:line-break/>Atone etiam de musculis temporalibus tantum certe diri-</text:span></text:p>
      <text:p text:style-name="P30"><text:span text:style-name="T1">mus, quod scilicet unus utrinque in quandam coronen<text:line-break/>praelongam marillae inferioris inseritur; quodque prin-<text:line-break/>cipia nervorum uterque eorum habet plura propter usus<text:line-break/>necessitatem, ut, si quando unum ex ipsis vel duo affecta<text:line-break/>fuerint, motus maxillae inferiori per reliquum saltem<text:line-break/>suppeditetur.</text:span></text:p>
      <text:h text:style-name="Heading_20_2" text:outline-level="2">Cap. ll.</text:h>
      <text:p text:style-name="P8"><text:span text:style-name="T1">Cur autem natura musculos hos propemo-<text:line-break/>bum totos lu capitis ossibus abdiderit,lea ossa, quibus in-<text:line-break/>cubant, excavans admodum atque exculpens, plurimum<text:line-break/>autem circumjacentia omnia attollens, </text:span><text:span text:style-name="T16">ceu </text:span><text:span text:style-name="T1">tegumentum<text:line-break/>quoddam pileaturn, quum alios quidem simpliciter ossibus<text:line-break/>imponat, nunc quidem exponere suerit tempestivum.<text:line-break/>Ad eundem autem modum et cur aliorum fere omnium<text:line-break/>musculorum moles, ut cujnique animalium magnitudinis<text:line-break/>ratio fert, fecerit, praeter solos musculos temporales,<text:line-break/>plurimum enim praeter totius corporis analogium </text:span><text:span text:style-name="T29">1</text:span><text:span text:style-name="T21"> </text:span><text:span text:style-name="T1">lu<text:line-break/>animalium generibus magnitudine ac parvitate variant.<text:line-break/>Ne longe abeamus, in hominibus quidem sunt minimi</text:span></text:p>
      <text:p text:style-name="P30"><text:span text:style-name="T1">ac. minimum nervosi, maximi -vero et nervosissimi leoni-<text:line-break/>bus, lupis, canibus, et (ut summatim dicam) omnibus,<text:line-break/>quae carcharodonta' (dentes serratos .habentia} appellamus.<text:line-break/>Aliorum autem animalium </text:span><text:span text:style-name="T16">porcis </text:span><text:span text:style-name="T1">quidem et asinis sunt<text:line-break/>maximi, non tamen aeque </text:span><text:span text:style-name="T16">nervosi; </text:span><text:span text:style-name="T1">proximi vero iis sunt<text:line-break/>boves, deinde equi. Debiles autem ac exiles similiter<text:line-break/>habent homo, simia, et lynces, ac cebi </text:span><text:span text:style-name="T16">; </text:span><text:span text:style-name="T1">postea autem<text:line-break/>caprae, oves, et' cervi. Simiarum autem ipsarum quae<text:line-break/>maxime homini sunt similes, musculos temporales habent<text:line-break/>simillimos; quae vero sunt dissimiles ad cynocephalorum-<text:line-break/>que formam digrediuntur, eae robustiores ac majores<text:line-break/>dentes habent, quomodo et ipse cynocephalus, qui na-<text:line-break/>tura est inter simiam et canem medius; proinde rnuscu-;<text:line-break/>Ius temporalis tanto ei est ; robustior ac major quam fi-<text:line-break/>miis, quanto, minor-atque imbecillior quam canibus. Est<text:line-break/>autem simillima homini simia, ut quae rotundam prae-<text:line-break/>cipue habet faciem, dentes caninos parvos, latum pectus,<text:line-break/>claviculas longiores, minimum pilosu, quae recta etiam</text:span></text:p>
      <text:p text:style-name="P79"><text:span text:style-name="T38">,<text:tab/></text:span><text:span text:style-name="T37">t</text:span></text:p>
      <text:p text:style-name="Standard"><text:span text:style-name="T1">stat belle, ut et incedere sine errore et currere velociler<text:line-break/>possit, hr hac igitur simia, quemadmodum homlue, exi-<text:line-break/>guum quiddam partis capitis pilosae musculus temporalis<text:line-break/>occupat; reliquum vero, ut et cynocephalis, plurimum<text:line-break/>sursum ad caput extenditur, aures autem supergreditur<text:line-break/>versus posteriora, secundum caput-totum extensus, in<text:line-break/>omnibus dentes serratos habentibus; lus namque non<text:line-break/>modo est marinius pro corporis mole, verum etiam ro-<text:line-break/>bustior. Asinis vero ac bobus, et suibus, , et (ut simp li-<text:line-break/>citer dicam) quibus maxilla </text:span><text:span text:style-name="T16">est </text:span><text:span text:style-name="T1">magna, solus temporalis<text:line-break/>musculus est maximus pro proportione magnitudinis<text:line-break/>ipsius maxillae,, non tamen robustus quidem, 'quemad-<text:line-break/>modum fortibus ac ferocibus. Nam propter duo haeo<text:line-break/>temporales musculos natura magnos efficit, ob actionis<text:line-break/>in mordendo fobur et magnitudinem maxillae inferioris;<text:line-break/>cujus gratia quum essent facti, istius tum actioni, tum<text:line-break/>constructioni jure fuerunt consentanei. Quum igitur<text:line-break/>dentes serratos habentibus robur in mordendo lusit,, ma-</text:span></text:p>
      <text:p text:style-name="P30"><text:span text:style-name="T1">ximus </text:span><text:span text:style-name="T16">simul </text:span><text:span text:style-name="T1">ac </text:span><text:span text:style-name="T16">fortissimus' musculus' </text:span><text:span text:style-name="T1">ipfis extitit; </text:span><text:span text:style-name="T16">verum<text:line-break/></text:span><text:span text:style-name="T1">maximus tantum, </text:span><text:span text:style-name="T16">non </text:span><text:span text:style-name="T1">etiam </text:span><text:span text:style-name="T16">nervosus, neque </text:span><text:span text:style-name="T1">robustus,<text:line-break/>neque </text:span><text:span text:style-name="T16">in agendo praepotens in </text:span><text:span text:style-name="T1">asinis est, bobus, </text:span><text:span text:style-name="T16">ac </text:span><text:span text:style-name="T1">sui-<text:line-break/>bus, ‘atque </text:span><text:span text:style-name="T16">aliis </text:span><text:span text:style-name="T1">animalibus, </text:span><text:span text:style-name="T16">quae </text:span><text:span text:style-name="T1">maxillam quidem in-<text:line-break/>feriorem </text:span><text:span text:style-name="T16">habent magnam</text:span><text:span text:style-name="T1">, in mordendc tamen milium<text:line-break/>eis adest </text:span><text:span text:style-name="T16">robur; satius </text:span><text:span text:style-name="T1">enim fuit </text:span><text:span text:style-name="T16">magnam </text:span><text:span text:style-name="T1">maxillam </text:span><text:span text:style-name="T16">a<text:line-break/></text:span><text:span text:style-name="T1">magno musculo moveri. Homini </text:span><text:span text:style-name="T16">autem, </text:span><text:span text:style-name="T1">eeu maxillam<text:line-break/>parvam habenti' dentesque </text:span><text:span text:style-name="T16">ad </text:span><text:span text:style-name="T1">solum esum idoneos, mu-<text:line-break/>sculus temporalis merito parvus extitit; neque enim<text:line-break/>conveniebat superflua magnitudine eum onerare muscu-<text:line-break/>lum, qui neque maxillam magnam vecturus erat, neque<text:line-break/>actionem vehementem obiturus, qdalein leones ac canes<text:line-break/>obeunt, non enim in morsu fortitudo hominis consistit<text:line-break/>ac vices, neque eo caetera animantia domat, sed<text:line-break/>(quemadmodum jam inde ab initio ostendimus) ratione<text:line-break/>ac manibus. Naturaeque sosertiam admirari quis possit,<text:line-break/>quemadmodum Hippocrates admirans assiuue justam no-<text:line-break/>minabat, ut quae, non quod prima imaginatione apparet;<text:line-break/>fed quod viribus atque usu est aequabile, eligat. Quod</text:span></text:p>
      <text:p text:style-name="P30"><text:span text:style-name="T1">(ut misti videtur) divinae justitiae est proprium, </text:span><text:span text:style-name="T16">non<text:line-break/></text:span><text:span text:style-name="T1">modo invenire' quae </text:span><text:span text:style-name="T16">oportet, </text:span><text:span text:style-name="T1">verum etiam tribuere cui-<text:line-break/>que pro merito ac dignitate</text:span><text:span text:style-name="T16">, </text:span><text:span text:style-name="T1">neque superfluum </text:span><text:span text:style-name="T16">quidquam<text:line-break/></text:span><text:span text:style-name="T1">neque mancum efficere eorum, quae facere convenit. .Es-<text:line-break/>set autem (ut ego arbitror) </text:span><text:span text:style-name="T16">superfluum, </text:span><text:span text:style-name="T1">si magnus qui-<text:line-break/>dem extitisset temporalis musculus, parvam autem maxil-<text:line-break/>lam moturus esset; mancum vero, nisi magnus esset, ubi<text:line-break/>magnam maxillam movet. . </text:span><text:span text:style-name="T16">Atqui </text:span><text:span text:style-name="T1">nullum animal mino-<text:line-break/>rem, quam homo, aut majorem, quam asinus aut equus,<text:line-break/>est sortitum; convenienter igitur et moturi ipfiim mu—<text:line-break/>simii ut hominibus sunt minimi, ita illis fuerunt maxi-<text:line-break/>mi. Cur autem maxima omnino maxilla iuferior porcis,<text:line-break/>asinis, bobus-, et equis fuit,‘ minima autem hominibus,<text:line-break/>simiis, cebis, lyncibus, media vero magnitudine inter<text:line-break/>utramque aliorum animalium fuit, antea diximus, quum<text:line-break/>ostenderemus, eis animalibus nihil opus esse, ut prona<text:line-break/>cibum ore sumerent, quibus aut manus essent, quomodo<text:line-break/>hominibus, aut velut manus, quomodo simiis; quibus<text:line-break/>vero hae non .essent, ut equis, ea et collum majus, ob</text:span></text:p>
      <text:p text:style-name="P30"><text:span text:style-name="T1">idque ipsum maxillam etiam habere majorem; praeterea<text:line-break/>avibus, quae longa habent erura, ,ob eandem causam<text:line-break/>collum longius ac rostrum produxisse, quod lus sane<text:line-break/>partibus pro manibus ad suppeditandum alimentum es-<text:line-break/>sent usurae. At quonlanr paulatim natura in animalium<text:line-break/>generibus ab extremis discedere consuevit, (quemadmo-<text:line-break/>dum id quoque recte ab Aristotele est demonstratum;, ob<text:line-break/>eam causam primae quidem simiae post homines maxil-<text:line-break/>lam adeptae sunt longiorehr (monstravimus enim antea<text:line-break/>faepenilnrero</text:span><text:span text:style-name="T16">, </text:span><text:span text:style-name="T1">eas ridiculam esse hominis imitationem);<text:line-break/>secunda autem et tertia et alia deinceps universa se-'<text:line-break/>cundum proprium ordluem. Proinde consentaneum fuit,<text:line-break/>ni, quae inter ea, quae manus habent et quae omnluo<text:line-break/>non-habent, sunt media </text:span><text:span text:style-name="T50">(cujus</text:span><text:span text:style-name="T1"> genetis sunt qvae dentes<text:line-break/>serratos et pedes fissos habent), ea longitudine instrumen-<text:line-break/>torum colli </text:span><text:span text:style-name="T16">et </text:span><text:span text:style-name="T1">maxillarunr medium inter extrema locum<text:line-break/>obtinerent; comedentia siquidem pedibus utuntur quo-<text:line-break/>dammodo similiter ac manibus. Ob eam quide </text:span><text:span text:style-name="T37">u </text:span><text:span text:style-name="T1">certe<text:line-break/>paulam homo - omnium </text:span><text:span text:style-name="T16">animalium </text:span><text:span text:style-name="T1">temporalem musculum</text:span></text:p>
      <text:p text:style-name="P30"><text:span text:style-name="T1">habet minimum, quod </text:span><text:span text:style-name="T16">et </text:span><text:span text:style-name="T1">maxillam, quam </text:span><text:span text:style-name="T16">hic </text:span><text:span text:style-name="T1">movet;<text:line-break/>tum minimam</text:span><text:span text:style-name="T16">, </text:span><text:span text:style-name="T1">tum ad actionem habet imbecillam.</text:span></text:p>
      <text:h text:style-name="Heading_20_2" text:outline-level="2"><text:span text:style-name="T8">Cap. III.</text:span></text:h>
      <text:p text:style-name="P8"><text:span text:style-name="T1">Cur tandem solus hic musculus in capitiis<text:line-break/>ossibus est abditus</text:span><text:span text:style-name="T16">, </text:span><text:span text:style-name="T1">quum alia quidem, ossa, ipsum exci-<text:line-break/>piant, </text:span><text:span text:style-name="T16">alia </text:span><text:span text:style-name="T1">autem in orbem complectantur, adeo ut exi-<text:line-break/>gua, ejus pars ad finem frontis emineat? an non huic<text:line-break/>soli , </text:span><text:span text:style-name="T16">sed </text:span><text:span text:style-name="T1">etiam oculorum musculis hic usus est commu-<text:line-break/>nis? nam inter omnes musculos potissimum hi, fi laesi<text:line-break/>fuerint, convulsiones, ' febres, stuporem, et deliria lu-<text:line-break/>ferunt. Ut igitur minime afficerentur ab extrinsecus ip-<text:line-break/>sis incidentibus, quae contundere scilicet atque incidere<text:line-break/>(olent, natura ossa dura in orbem quasi septum quod-<text:line-break/>larn circumjecit. At cm laesi noxam maximam inse-<text:line-break/>runt? quia nervorum principio sunt proximi, solumque<text:line-break/>ipsos os prohibet, quominus cerebrum ipsum contingant,<text:line-break/>Porro musculi temporales, propterea quia sunt majores<text:line-break/>quam oculorum musculi, nocere cerebro possunt, sed et<text:line-break/>quia etiam nervorum, qui ad oculorum muscuios feruntur.</text:span></text:p>
      <text:p text:style-name="P30"><text:span text:style-name="T1">principium est unicum, plures vero eorum in temporales<text:line-break/></text:span><text:span text:style-name="T21">inseruntur. </text:span><text:span text:style-name="T1">Si igitur, </text:span><text:span text:style-name="T21">- </text:span><text:span text:style-name="T1">quemadmodum Hippocrates </text:span><text:span text:style-name="T21">dixit,<text:line-break/></text:span><text:span text:style-name="T1">quae propinqua, quae communia</text:span><text:span text:style-name="T16">, </text:span><text:span text:style-name="T1">et quae prima sunt,<text:line-break/>maxime taeduntur</text:span><text:span text:style-name="T16">, </text:span><text:span text:style-name="T1">nihil autempropinquius cerebro<text:line-break/>quam temporales musculi, neque quivis alius musculus<text:line-break/></text:span><text:span text:style-name="T21">per </text:span><text:span text:style-name="T1">plures nervos cerebro conuuunicat, consentaneum -<text:line-break/>est principium quam ce.errime sentire ipsorum affectus.<text:line-break/>Ob eam </text:span><text:span text:style-name="T21">igitur </text:span><text:span text:style-name="T1">causam Hippocrates etiam recte dixit,.</text:span><text:span text:style-name="T21">pla-<text:line-break/></text:span><text:span text:style-name="T1">gas ternpontm lethales ejso ac cdrum concitare. Et </text:span><text:span text:style-name="T21">ante<text:line-break/></text:span><text:span text:style-name="T1">Hippocratem natura quoque praevidit; maximam fore </text:span><text:span text:style-name="T21">ani-<text:line-break/></text:span><text:span text:style-name="T1">malibus perniciem, nisi securitati musculorum tempora-<text:line-break/></text:span><text:span text:style-name="T21">‘lium </text:span><text:span text:style-name="T29">;</text:span><text:span text:style-name="T21"> </text:span><text:span text:style-name="T1">prospexisset; proinde </text:span><text:span text:style-name="T21">locum'’</text:span><text:span text:style-name="T1">quam potuit muni-<text:line-break/>tissimum effecit, <text:s/>primum quidem' </text:span><text:span text:style-name="T21">cavum </text:span><text:span text:style-name="T1">ipfis receptacu-<text:line-break/></text:span><text:span text:style-name="T21">lum - velut antrum </text:span><text:span text:style-name="T1">quoddam comparans, ossium vero ad-<text:line-break/></text:span><text:span text:style-name="T21">jacentium externas </text:span><text:span text:style-name="T1">superficies simas velut thalamos quos-<text:line-break/>dam </text:span><text:span text:style-name="T21">efficiens, superioribus autem - eorum </text:span><text:span text:style-name="T1">oris margines<text:line-break/></text:span><text:span text:style-name="T21">imponens ad musculos spectantes, ut omni </text:span><text:span text:style-name="T1">ratione,- </text:span><text:span text:style-name="T21">quo-<text:line-break/></text:span><text:span text:style-name="T1">ad </text:span><text:span text:style-name="T21">maxime liceret, cordervarentur, exiguaque, ipsorum<text:line-break/>pars supra ossium septum </text:span><text:span text:style-name="T1">extaret. Quam tamen et </text:span><text:span text:style-name="T21">ipsam</text:span></text:p>
      <text:p text:style-name="P30"><text:span text:style-name="T1">sine munimento omnino non destituit, sed partim ex su-<text:line-break/>perjacentibus capitis ossibus, </text:span><text:span text:style-name="T21">].</text:span><text:span text:style-name="T1">artim ex eis, quae sunt<text:line-break/>ad fines superciliorum, praelongum os utrinque produ-<text:line-break/>ctum , foris quidem devexum,</text:span><text:span text:style-name="T21">. </text:span><text:span text:style-name="T1">cavum vero verius mu-<text:line-break/>'fculum efficiens, utrinque circumposuit: quorum hoc<text:line-break/>'quidem a partibus superioribus versus supercilium dedu-<text:line-break/>cens, illud autem ex inferioribus in satis magnam alti-<text:line-break/>tudinem attollens, post auteur ad medium viae ipsa inter<text:line-break/>sese conjungens , fornicem quendam hunc osseum utrique<text:line-break/>inusculorum praetendit; qui, si quid durum aut violentum<text:line-break/>musculis extrinsecus incideret,, ante, musculos vulnera,<text:line-break/>contusiones,. omnesque molestias esset excepturus. Haud-<text:line-break/>quaquam igitrxr os quodxis est hoc jugale , (fic enim ana-<text:line-break/>tomici appellunt,) sed medullae est expers, densum, at-<text:line-break/>que instar lapidis durum, natura id maxiine agente, ne-<text:line-break/>quid pateretur id propugnaculum, quod his musculis erat<text:line-break/>praetentura.</text:span></text:p>
      <text:h text:style-name="Heading_20_2" text:outline-level="2">Cap. IV.</text:h>
      <text:p text:style-name="P8"><text:span text:style-name="T1">Hanc itaque constructionis securitatem<text:line-break/>musculi temporales habuerunt. Desinens porro uterque</text:span></text:p>
      <text:p text:style-name="P30"><text:span text:style-name="T1">in magnum unum tendouem coronae maxillae inserioris </text:span><text:span text:style-name="T21"><text:line-break/></text:span><text:span text:style-name="T1">infigitur; </text:span><text:span text:style-name="T21">qui </text:span><text:span text:style-name="T1">si tensus suerit,- sursum eam trahit;' quod<text:line-break/>quum’ </text:span><text:span text:style-name="T21">accidit, </text:span><text:span text:style-name="T1">animalis os clauditur; oportet igitur quos-<text:line-break/>dam esse musculos aperientes, in contrarium ipsum<text:line-break/>trahentes, eosque musculos lu </text:span><text:span text:style-name="T21">partibus </text:span><text:span text:style-name="T1">maxillae inscrio-<text:line-break/>ribus esse constitutos; siquidem recte demonstratum </text:span><text:span text:style-name="T21">nobis'<text:line-break/></text:span><text:span text:style-name="T1">fuit </text:span><text:span text:style-name="T21">., </text:span><text:span text:style-name="T1">musculum omnem partem, in quam inseritur- ad </text:span><text:span text:style-name="T21">se<text:line-break/></text:span><text:span text:style-name="T1">ipsum trahere. Quinam igitur hi funt, </text:span><text:span text:style-name="T21">et </text:span><text:span text:style-name="T1">quot, et </text:span><text:span text:style-name="T21">unde<text:line-break/></text:span><text:span text:style-name="T1">producti, et quodnam </text:span><text:span text:style-name="T16">eis </text:span><text:span text:style-name="T1">motus est principium? Musculi<text:line-break/>quidem ipsi</text:span><text:span text:style-name="T21">‘</text:span><text:span text:style-name="T1">numero funt duo, quot etiam sirnt tempo-<text:line-break/>rales, inferiores utrique utrisque superioribus, parte<text:line-break/>maxillae inferioris altera </text:span><text:span text:style-name="T21">oppositi. </text:span><text:span text:style-name="T1">Principium autem<text:line-break/>generationis ei posterioribus capitis partibus habent, </text:span><text:span text:style-name="T21">quo .<text:line-break/></text:span><text:span text:style-name="T1">loco sunt </text:span><text:span text:style-name="T21">processus </text:span><text:span text:style-name="T1">styloides: sic enim anatomici, </text:span><text:span text:style-name="T21">qui<text:line-break/></text:span><text:span text:style-name="T1">partibus his sunt tenues ossium capitis processus, appel-<text:line-break/>litant; potes autem, si vis, vocare eos </text:span><text:span text:style-name="T6">grapbier0.es </text:span><text:span text:style-name="T1">aut<text:line-break/>helonnides; nu.xiliae artem inferiori inferuntur statim<text:line-break/>post flexionem ad eum usque locum, qui est ad mentum.</text:span></text:p>
      <text:p text:style-name="P30"><text:span text:style-name="T1">unus utrinque ex internis partibus adhaerens: qui certe,<text:line-break/>si tensi suerint, ' </text:span><text:span text:style-name="T50">os</text:span><text:span text:style-name="T1"> ipsum aperiunt, quemadmodum tem-<text:line-break/>porales claudunt. Alii autem quidam duo musculi ad<text:line-break/>mandibulae in masticationibus circumactionem a natura<text:line-break/>fuerunt comparati,- qui carnosam quoque </text:span><text:span text:style-name="T21">maxillarum<text:line-break/></text:span><text:span text:style-name="T1">partem constituunt, quos nonnulli utrumque non sim-<text:line-break/></text:span><text:span text:style-name="T21">plicem </text:span><text:span text:style-name="T1">musculum, sed triplicem esse existimant, quod<text:line-break/></text:span><text:span text:style-name="T21">.tres </text:span><text:span text:style-name="T1">-ipsiorum sint aponeuroses, aut tendones, aut in </text:span><text:span text:style-name="T21">ma-<text:line-break/>xillas </text:span><text:span text:style-name="T1">insertiones infler principiorum quorundam; </text:span><text:span text:style-name="T21">vocant<text:line-break/></text:span><text:span text:style-name="T1">enim nonnulli hoc quidem modo, alii autem alio; </text:span><text:span text:style-name="T21">qui<text:line-break/></text:span><text:span text:style-name="T1">quum perspicuo eorum speciem student indicare </text:span><text:span text:style-name="T21">(quae<text:line-break/></text:span><text:span text:style-name="T1">uliis omnibus est dissimilis), suspicionem cuipiam </text:span><text:span text:style-name="T21">praebere<text:line-break/></text:span><text:span text:style-name="T1">queant, de ipfis inter sc non convenire, siquidem hic ait,<text:line-break/></text:span><text:span text:style-name="T21">-tria </text:span><text:span text:style-name="T1">utrique </text:span><text:span text:style-name="T21">musculo </text:span><text:span text:style-name="T1">adesse principia, ille vero </text:span><text:span text:style-name="T21">fines, aut<text:line-break/>capita, </text:span><text:span text:style-name="T1">aut </text:span><text:span text:style-name="T21">aponeuroses, </text:span><text:span text:style-name="T1">aut tendones, aut </text:span><text:span text:style-name="T21">insertiones.<text:line-break/>Est. </text:span><text:span text:style-name="T1">autem nulla, quod ad hanc saltem </text:span><text:span text:style-name="T21">rem pertinet,<text:line-break/>viris </text:span><text:span text:style-name="T1">anatomicis in re controversia, scd </text:span><text:span text:style-name="T21">in docendi ra-<text:line-break/>tione. </text:span><text:span text:style-name="T1">Triangularis enim quodammodo </text:span><text:span text:style-name="T21">musculorum uter-<text:line-break/></text:span><text:span text:style-name="T1">que est, velut verticem quendam trianguli </text:span><text:span text:style-name="T21">atque </text:span><text:span text:style-name="T1">acutiem</text:span></text:p>
      <text:p text:style-name="P30"><text:span text:style-name="T1">juxta vocatam malam habens; hluc autem unum tiian-<text:line-break/>guli latus versus zygomatis extremitatem porrigitur; aliud<text:line-break/></text:span><text:span text:style-name="T21">vero </text:span><text:span text:style-name="T1">versus inferiorem mandibulam; reliquum vero ac<text:line-break/>tertium, velut basis quaedam, praedictum utrumque latus<text:line-break/>omnibus maxillae inferioris memoratis partibus conjun-<text:line-break/>gens, fecundum ipsiirs longitndluem extenditur. Porro<text:line-break/>musculus hic quam alibi' est nervosior in </text:span><text:span text:style-name="T16">loco, </text:span><text:span text:style-name="T1">qui est<text:line-break/>subter mal.is; 'quo loco habet velut <text:s/>erticem. Movetur<text:line-break/>autem et maxillam circumagit pro varia fibrarum atque<text:line-break/>insertionum actione,' natura provide et hoc moliente, ut<text:line-break/>motibus aliis alios vicissim excipientibus multiplices fiant<text:line-break/>in masticationibus actiones. Convenienter'itaque muscu-<text:line-break/>los hos masseteras (masiicatored') nuncupant, tametsi ad<text:line-break/>musculos quoque temporales non minime appellatio haec<text:line-break/>pertineat;' illi enim unam eam</text:span><text:span text:style-name="T21">' </text:span><text:span text:style-name="T1">actionem ‘in masticationi-<text:line-break/>luis duntaxat obeunt, ut dentes' vehementer inter sc com-<text:line-break/>mittant, quam rem consequitur, ut, si quid inter eos fue-<text:line-break/>rit, id comminuatur: porro cibum laevigari atque .in<text:line-break/>partes minimas conteri a molaribus,’ quasi molis, mestle</text:span></text:p>
      <text:p text:style-name="P30"><text:span text:style-name="T1">calorum musculorum est actio, hi euim ipsi et cibos mu-<text:line-break/>tant, </text:span><text:span text:style-name="T21">. </text:span><text:span text:style-name="T1">et qui a dentibus exciderunt, rursus iisdem coni-,<text:line-break/>missis atque applicatis adducunt tensi </text:span><text:span text:style-name="T16">ac </text:span><text:span text:style-name="T1">contracti, tem-<text:line-break/>poralibus musculis nihil</text:span><text:span text:style-name="T21">. </text:span><text:span text:style-name="T1">ad id conferentibus. Lingua<text:line-break/>vero adactionem hanc confert non'minimum; ut quae<text:line-break/>instar manus cuji-rsdam cibos in ore assidue trausiert ac<text:line-break/>volvit, quo pars ipsorum omnis itidem conteratur; ex-<text:line-break/>trinfecus autem unus utrinque masticator hic musculus,<text:line-break/>velut secunda quaedam manus, linguae adjutor est corn-<text:line-break/>peratus.. Maximo autem ad eam rem ei sunt auxilio fi-<text:line-break/>ues buccarum inferiores, qui cutanei sunt; </text:span><text:span text:style-name="T21">. </text:span><text:span text:style-name="T1">spectantque<text:line-break/>ad labia; ad quos perveniunt tenues ac lati musculi,<text:line-break/>uti aque parte unus, toti collo circumjecti; moventur<text:line-break/>enim ab his buccae cum labiis, etiamsi maxilla immo-<text:line-break/>bilis omnino‘suerit; musculique omnes ipsam moventes-<text:line-break/>peculiare quippiam quodammodo, cujusmodi alius nul-<text:line-break/>lus , habuerunt- Sed de masticatoribus dicendi finem<text:line-break/>faciamus.</text:span></text:p>
      <text:h text:style-name="P3" text:outline-level="2">Cap. V.</text:h>
      <text:p text:style-name="P8"><text:span text:style-name="T1">Temporales porro musculi, quique eis in-'<text:line-break/>fra sunt oppositi os </text:span><text:span text:style-name="T3">aperient.es, </text:span><text:span text:style-name="T1">alia ratione et ipsi omni-<text:line-break/>bus aliis musculis' sunt dissimiles; quandoquidem ex me-<text:line-break/>diis temporalibus tendo emersit, qucin lu maxillae lu-<text:line-break/>ferioris coronen subliinem inferi diximus; neque </text:span><text:span text:style-name="T16">enim<text:line-break/></text:span><text:span text:style-name="T1">in ullo alio musculo tendonis productionem ejusmodi<text:line-break/>reperias. Eorum autem uterque, qui . ipsis sunt oppositi,<text:line-break/>a parle capitis posteriore enatus, quando ad nuncupatas<text:line-break/>tonsillas ae maxillae inferioris flexionem pervenit, non<text:line-break/>amplius est musculus, sed tendo plane est, carnosa omni<text:line-break/>fubstantia 'nudatus. Hoc quidem et aliis inest musculis,<text:line-break/>in tendonem' scilicet desinere; quod autcrn horum utrique.<text:line-break/>est proprium atque eximium, quodque in nullo alio in-<text:line-break/>est musculo; id mox dicam. Tendonum horum uterque<text:line-break/>paulum progressus non amplius est tendo, sed rursus fit<text:line-break/>musculus, maxillaeqrfe inferiori inseritur, ut supra do-<text:line-break/>euimus; ex quo intelligitur, <text:s/>partes- horum musculorum<text:line-break/>carnosas in principio ac fine esse, nervosas autem in</text:span></text:p>
      <text:p text:style-name="P30"><text:span text:style-name="T1">mediis; quod </text:span><text:span text:style-name="T16">in </text:span><text:span text:style-name="T1">nullis aliis musculis reperias, .quemad-<text:line-break/>modum neque ex mediis (temporalibus tendonenr enasci/<text:line-break/>Causam vero horum si cupis discere, (frustra enim a na-<text:line-break/>tura nil fit,) partim quidem eorum, quae prius diximus,<text:line-break/>meminisse'te oportet, -partim autem alia nunc adhuc<text:line-break/>discere; meminisse quidem eorum, quae geiieratim de<text:line-break/>musculis luerunt dicta, quas ob causas alii quidem in '<text:line-break/>tendones desinant, alii autem nequaquam; discere vero<text:line-break/>nunc adhuc, quae de his audire oporteat. Causam ita-<text:line-break/>que, cur utrumque musculum temporalem in magnum<text:line-break/>nnum- tendonem desinere oportebat, ac per ilium coronae<text:line-break/>ipsius maxillae inseri, quae tenuis quidem ac-dura suapte<text:line-break/>natura.est, et praelonga ac in sublime extensa, invenire<text:line-break/>tibi; etiamsi alon .doceamus, est promptissimum, nisi<text:line-break/>oscitanter omnino sermones illos audivisti, quos tamen<text:line-break/>ego reficiendae memoriae, gratia paucis repetam. Nam<text:line-break/>nisi per tendones adeo magnos maxilla sursum attollere;<text:line-break/>tur, primum quidem millies abrupia fuisset, si tantum<text:line-break/>pondus . a corporibus imbecillis gestaretur; praeterea</text:span></text:p>
      <text:p text:style-name="P18"><text:span text:style-name="T1">haudquaquam facile moveretur, neque enim sursum tra-<text:line-break/>here ipsam minor alius tendo, neque substantia carnosa<text:line-break/>potuissent Quamobrem autem tendo iste ex mediis mu-<text:line-break/>' fculis existat, protinus dicam, ubi priu.s paucis memoriae<text:line-break/>causa id repetiero</text:span><text:span text:style-name="T16">, </text:span><text:span text:style-name="T1">quod jam inde ab initio libri hujus<text:line-break/>demonstravimus; cujus summa haec suit, musculos tem-<text:line-break/>porales, quum multa egerent securitate, ossium undique<text:line-break/>corona cinctos fuisse adeo, ut eorum pars exigua dunta-<text:line-break/>Xat ossium cavitatem exuperet. Si enim id tenes .me-<text:line-break/>moria , partesque cupitis habes cognitas, potes jam in-<text:line-break/>telligere, cur, si natura longos fecundum capitis lopgiiu-<text:line-break/>dinem recta ad coronas tendentes musculos hos impositis-<text:line-break/>sct, haudquaquam operimentum ullum invenisset, quod<text:line-break/>eis fabricari potuisset, praeterquam quod tumorem qui-<text:line-break/>dem immensum illic excitasset, inania vero </text:span><text:span text:style-name="T16">ac </text:span><text:span text:style-name="T1">strigosa<text:line-break/>omnino loca ea reliquisset, in quibus nunc insunt: ne-<text:line-break/>que enim ulla alia pars positionem ibi habuisset cpmmo-<text:line-break/>'dissiniam, non oculi, non nasus, non aures, jam.eHim</text:span></text:p>
      <text:p text:style-name="P30"><text:span text:style-name="T1">causam positionis eorum ante memoravimus. Quodnam<text:line-break/>vero jugale natura ante iplos opposuisset, cujusmodi est<text:line-break/>id, quod nunc ante eos'est oppositum, si secundum ca-<text:line-break/>pitis longitudinem eos extendisset, aut quaenam ossium<text:line-break/>supercilia seu labia excitasset, non reperio.' Si igitur<text:line-break/>positio eorum secundum longitudinem musculos ipsos red-<text:line-break/>debat prominentes, praefidioque spoliabat, eminentiasque<text:line-break/>ac cavitates iniquas in totu capite faciebat; quae vero<text:line-break/>praescnti loco est positio, tum ipsis fecuritateni praebebat<text:line-break/>musculis, tum capiti toti.aequalitatem, non erat commo-<text:line-break/>dius alibi eos constituere. Quod fi ita est, constat, quod<text:line-break/>ipsorum medium lactum est fecundum rectitudinem co-<text:line-break/>ronae, quae motu indigebat, adeo ut hinc tendonem<text:line-break/>'emergere suerit necesse. Quod vero ad eos attinet, qui<text:line-break/>ipsis funt oppositi, quique in medio lui tendonem habent,<text:line-break/>multo majus artificium ostendunt, niaximeque his nos<text:line-break/>'attentus esse oportet; ubi pars aliqua admirabilis atque<text:line-break/>'infolens 'ab .aliisque generis ejusdem discrepans perfpici-<text:line-break/>tur, lu his’ enim natura aut analogiae est oblita, aut</text:span></text:p>
      <text:p text:style-name="P30"><text:span text:style-name="T1">artificiosum quippiam excogitans nas a communi aliarum<text:line-break/></text:span><text:span text:style-name="T21">captu </text:span><text:span text:style-name="T1">ac fabrica 'deduxit In toto tamen hoc opere osten-<text:line-break/></text:span><text:span text:style-name="T21">disse </text:span><text:span text:style-name="T1">jam mihi videor, naturam nusquam frusira multum.<text:line-break/>ab analogia discedere, </text:span><text:span text:style-name="T16">sed </text:span><text:span text:style-name="T1">vel propter eximium quendam<text:line-break/></text:span><text:span text:style-name="T21">usurn. </text:span><text:span text:style-name="T1">peculiarem praeter caeteras partem efficere, vel<text:line-break/></text:span><text:span text:style-name="T21">propter </text:span><text:span text:style-name="T1">magnam necessitatem, </text:span><text:span text:style-name="T21">. </text:span><text:span text:style-name="T1">prima ipsius ac principa-.<text:line-break/></text:span><text:span text:style-name="T21">Iissima </text:span><text:span text:style-name="T1">constiuctione excidentem , ad secundam accedere; <text:line-break/>quemadmodum certe in his etiam musculis fecit. Quo-<text:line-break/></text:span><text:span text:style-name="T21">rum </text:span><text:span text:style-name="T1">productionis locus proprius non erat retro, unde<text:line-break/>jjuuomxtiteruiit, fed </text:span><text:span text:style-name="T21">partes </text:span><text:span text:style-name="T1">colli anteriores, fic enim se-<text:line-break/></text:span><text:span text:style-name="T21">cundum </text:span><text:span text:style-name="T1">rectitudinem proprii principii potissimum </text:span><text:span text:style-name="T21">liter-<text:line-break/>que </text:span><text:span text:style-name="T1">..maxillam deorsum attraheret; verum .si hic .locati<text:line-break/>suissent, equidem ab ipsis colli vertebris enati in qrrimis<text:line-break/>ipsi arctati fuissent, non minimum, aliasque partes omnes,<text:line-break/></text:span><text:span text:style-name="T21">quac </text:span><text:span text:style-name="T1">illic, </text:span><text:span text:style-name="T21">fiunt, </text:span><text:span text:style-name="T1">arctassent. Nusquam enim propemodum<text:line-break/></text:span><text:span text:style-name="T21">in . talo </text:span><text:span text:style-name="T1">corpore </text:span><text:span text:style-name="T21">alibi </text:span><text:span text:style-name="T1">in loco tam exiguo tantam in-<text:line-break/></text:span><text:span text:style-name="T21">strumentorum cernas multitudinem, </text:span><text:span text:style-name="T1">quorum tamen nul-<text:line-break/></text:span><text:span text:style-name="T21">lum </text:span><text:span text:style-name="T1">transferre </text:span><text:span text:style-name="T21">erat </text:span><text:span text:style-name="T1">integrem, </text:span><text:span text:style-name="T21">non </text:span><text:span text:style-name="T1">stomacnum, non aspe-</text:span></text:p>
      <text:p text:style-name="P30"><text:span text:style-name="T1">ram arteriam, non laryngem, multo autem minus cir-<text:line-break/>cumjectos. eis musculos, non venas, non arterias, non<text:line-break/>glandulas, non nervos; alia enim ab infernis sursum,<text:line-break/>alia autem a supernis deorsum feni oportebat, alloqui<text:line-break/>neque caput venarum arrt arteriarum, neque partes in-<text:line-break/>fernae nervorum aut nnrsculoruin fuissent participes.<text:line-break/>Perspicuum praeterea est, quod cibum, potum, ac spi-<text:line-break/>ritunr per hunc viam commeare oportebat, ascendere<text:line-break/>vero rursus efflationem et vocem ad multas auluialis<text:line-break/>commoditates. Nec minus etiam cuivis est perspicuum,<text:line-break/>quod erat necesse arterias ac. venas ibidem lu utrasque<text:line-break/>maxillas, linguam, os, capitis anteriora ac posteriora,<text:line-break/>collum totum, et simul ipsius spinalem medullam distri-<text:line-break/>bui. Necesse autem nihilominus praedictis erat vasorum<text:line-break/>divisionibus incumbere glandulas, necubi laederentur,<text:line-break/>sc sede ac stabilimento essent destituta. Quin et alias<text:line-break/>quasdam glandulas ibidem (quarum antea memini; ipsius<text:line-break/>asperae arteriae gratia natura comparavit. Tanta igitur</text:span></text:p>
      <text:p text:style-name="P30"><text:span text:style-name="T1">instrumentorum copia, quae transferri nusquam sine<text:line-break/>maximo animalis detrimento queat, locum omnem illic<text:line-break/>jam occuparat. Quo factum est, ut jure musculi maxil-<text:line-break/>lam inferiorem aperientes non a colli ossibus sint pro-<text:line-break/>ducti, </text:span><text:span text:style-name="T16">sed </text:span><text:span text:style-name="T1">unde jam diximus; et ubi potissimum lccus<text:line-break/>multis .instrumentis est refertus, partibus ad. tonsillas<text:line-break/>.attinentibus, tendo eorum uterque excarnis est ac te-<text:line-break/>.nuis; quandoquidem, si crassiores essent., transire prae<text:line-break/>locorum angustia non possent, tenues autem si amplius<text:line-break/>fuissent aeque, </text:span><text:span text:style-name="T16">ac </text:span><text:span text:style-name="T1">nune sunt facti, imbecilli admodum<text:line-break/>extitissent. Quocirca quum simul ab injuriis tutos esse<text:line-break/>eos oporteret et simul angustos, jure optimo natura to-<text:line-break/>tam eorum carnem locis illis subtraxit; solos autem ac<text:line-break/>rnudos tendones producens,, quum vero, primum extra<text:line-break/>angustias </text:span><text:span text:style-name="T16">eos </text:span><text:span text:style-name="T1">constituit, tunc jam paulatim eos carne cir-<text:line-break/>cumvestiens, musculos rursus ipsos effecit. Tria itaque<text:line-break/>haec musculorum-, genera </text:span><text:span text:style-name="T16">ad </text:span><text:span text:style-name="T1">movendum os natura adhi-<text:line-break/>hnit; quorum alii quidem aperiunt, alii vero claudunt,</text:span></text:p>
      <text:p text:style-name="P18"><text:span text:style-name="T1">alii varie circumagunt, nihil usquam neque in positio-<text:line-break/>nibus,- neqre in turmis, neque in commodis insertioni-<text:line-break/>bus hallucinata. Apparet enim ipsorum quisque lu illam<text:line-break/>maximae, maxillae partem prorumpere, qua simul facil-<text:line-break/>lime apprehendi ipsa poterat, et ad </text:span><text:span text:style-name="T16">motum, </text:span><text:span text:style-name="T1">cujus gratia<text:line-break/>musculus extitit, accommodatissima</text:span></text:p>
      <text:h text:style-name="Heading_20_2" text:outline-level="2">Cap. VI.</text:h>
      <text:p text:style-name="Standard"><text:span text:style-name="T1">Differentiam vero ipsorum in magnitu-<text:line-break/>dine ac. nervorum moventium principium si considerare<text:line-break/>volueris, mirabilem hic quoque maturae aequitatem re-<text:line-break/>peries. Siquidem eos, qui velut pendentem a feste totam<text:line-break/>.maxillam* inferiorem attollunt </text:span><text:span text:style-name="T37">, </text:span><text:span text:style-name="T1">ac sustinent, consenta-<text:line-break/>neum erat ordine etiam esse maximos; oppositos vero<text:line-break/>ais inferne versus .illa moventes,, ad quae natura etiam<text:line-break/>gravia omnia feruntur, multo.urinores; inedios vero .am-<text:line-break/>borum magnitudine esse reliquos, quemadmodum .et post-<text:line-break/>pone funt medii. Alii vero musculi duo ex internis<text:line-break/>maxillae inferioris partibus, qua </text:span><text:span text:style-name="T37">. </text:span><text:span text:style-name="T1">ipfa est maxime cava,<text:line-break/>situm habentes, sursum extrusi versus, os capitis musculis</text:span></text:p>
      <text:p text:style-name="P30"><text:span text:style-name="T1">temporalibus adjutores sunt dati, ut qui etiam maxillam<text:line-break/>sursum trahere queant.; qua enim ratione plura nervorum<text:line-break/>musculos moventium principia extiterunt, eadem ratione<text:line-break/>et ab internis musculis subsidium hoc affuit.</text:span></text:p>
      <text:h text:style-name="Heading_20_2" text:outline-level="2"><text:span text:style-name="T8">Cap. VII.</text:span></text:h>
      <text:p text:style-name="P8"><text:span text:style-name="T1">Porro nervorum principium omnibus </text:span><text:span text:style-name="T16">fa-<text:line-break/></text:span><text:span text:style-name="T1">ciei musculis tertia nervorum est conjugatio, qui a cere-<text:line-break/>bro proficiscuntur atque etiam aliis propemodum omnibus<text:line-break/>ipsius partibus. Nam in temporales ac masticatorios<text:line-break/>musculos, et hos certe internos in ore ipso, tum in<text:line-break/>dentes omnes, in labia, in nares atque faciei cutim<text:line-break/>universam nervi praedicti sunt distributi, perforatis in<text:line-break/>ipsorum gratiam ossibus, et in quamcunque partem sin-<text:line-break/>gulae propagines iter intenderint, transitum praebentibus.<text:line-break/>Feruntur vero semper ad partem, quae scnsiim aut mo-<text:line-break/>turn postulet, ut nulli parti nervi portio neque superfit,<text:line-break/>neque deficlat,' scd aequalis femper partis moli atque<text:line-break/>usui ad unguem sit. Oportebat autem (ut ego arbitror)</text:span></text:p>
      <text:p text:style-name="P30"><text:span text:style-name="T1">os adeo durum (si modo sine artificio omnia hujusmodi<text:line-break/>linit c0nstfucta) potissimum ne pertusum quidem omnino<text:line-break/>esse multis ac crebris foraminibus, quod si pertusum<text:line-break/>esset, scd casu quodam, aliquod inveniri, quod frustra<text:line-break/>pertusum foret, quippe per quod iiullum pertransuet<text:line-break/>instrumentum. Quin et ad quasdam partium oris inter-<text:line-break/>narum, et faciei e.vternasum, nervos accedere prorsus<text:line-break/>non oportebat, quibusdam autem non unum, sed plmes<text:line-break/>distribui, haec enim fortunae funt opera; caeterum tum<text:line-break/>omnibus immitti, tantaque esse singulos magnitudine,<text:line-break/>quanta parti erat necesse, haud scio' an sseminum sit<text:line-break/>sapientium ad fortunam opificem id revocare; alioqui<text:line-break/>quid tandem erit, quod providentia atque arte efficitur?<text:line-break/>omnino enim contrarium est, quod fortuito fit. Itaque<text:line-break/>primum quidem aut intrinsecus per os, aut extrinsccus"<text:line-break/>per ossa faciei nervos omnes ferri oportebat,</text:span><text:span text:style-name="T10">1</text:span><text:span text:style-name="T1"> Ut vide-'<text:line-break/>licet illi quidem a duris 'cibariis , hi vero </text:span><text:span text:style-name="T21">’</text:span><text:span text:style-name="T1">ab extrinsecus'<text:line-break/>irruentibus laederentur. Secundo autem dentium radices’</text:span></text:p>
      <text:p text:style-name="P30"><text:span text:style-name="T1">alias </text:span><text:span text:style-name="T16">quidem nervos </text:span><text:span text:style-name="T1">habere, alias autem minime; tum<text:line-break/>radices quidem molarium, quodlii magni sint, exiguos,<text:line-break/>reliquorum vero dentium, quod ii sint exiles, magnos<text:line-break/>habere. Esse praeterea musculorum mesticatoriorum par-<text:line-break/>tenr aliquam nervi expertem erat necesse, qnid enim opus<text:line-break/>csset omnes eorum fibras moveri? ad haec cutis etiam<text:line-break/>hanc quidem partem nervorum habere insertiones, aliam<text:line-break/>autem minime, nam ne id quidem erat necesse tutam<text:line-break/>ipsam sensu praeditam effici. Haec quidem atque lrujus-<text:line-break/>niodi artis, scilicet ac sapientiae opera esse dicemus, si<text:line-break/>modo fortunae tribuenda sunt, quae sunt contraria; fiet-<text:line-break/>que jam, quod in proverbiis dici solet, fluvii sursum<text:line-break/>scilicet fluent, fi opera, quae nullum habent neque orna-<text:line-break/>mentum, neque rationem, neque modum, artis esse, con-<text:line-break/>traria vero fortunae duxerimus. Equidem de nominibus<text:line-break/>nunquam laborari, fed fi vis fortunam id nominare,<text:line-break/>quod ita juste partes omnes animalis conformat, modo<text:line-break/>id intelligas, 'ac concedas,- te non jusse hanc in verbis<text:line-break/>novationem consectari, liceat tibi etiam folem supra ter-</text:span></text:p>
      <text:p text:style-name="P30"><text:span text:style-name="T1">ram intuenti ' ejusmodi constitutionem noctem nominare,<text:line-break/>atque ipsum </text:span><text:span text:style-name="T16">etiam </text:span><text:span text:style-name="T1">rolenr non lucem, sed, si lubet, tene-<text:line-break/>bras; liceat praeterea tibi nunquam a tali sapientia de-<text:line-break/>sistere, quemadmodum ne nobis quidem a nostra inscitia,<text:line-break/>ut, quando partes omnes convenienti sibi constructione<text:line-break/>jeste praeditas esse cornpererimus, causam bonum non<text:line-break/>fortunam, fed artem esse pronunciemus. At per deos<text:line-break/>immortales (illorum enim insaniae me rniferet) cur om-<text:line-break/>nibus quidem faciei partibus a nervis superioribus pro-<text:line-break/>pagines perforatis ossibus inferuntur, os vero aperienti-<text:line-break/>bus, quanquain propinquis, nullus tamen ab his nervis<text:line-break/>iigressus <text:s/>est infertus, fed neque ‘ ad temporales ex his<text:line-break/>ascendit, quemadmodum neque ex illis ad hos musculos<text:line-break/>uescendit? cur autem omnino cutis fuit divisa ad oris<text:line-break/>generationem? jam -enim ad id transue milii est tempe-<text:line-break/>stivum: quo pacto non in spina vel capite vel aliqua<text:line-break/>alia corporis parte divisa repetitur? fortunae enim haec<text:line-break/>sunt'opera. QUomodo vero, siquidem calor fuit, qui</text:span></text:p>
      <text:p text:style-name="P80"><text:span text:style-name="T1">contineri amplius non poterat, aut spiritus (ejusmodi<text:line-break/>enim effutiunt) cutim oris dirupit, non autem lu capitis<text:line-break/>vertice rd effecit, neque hic dirupit; neque expiravit,<text:line-break/>quum calor ac spiritus suopte impetu in sublime atque<text:line-break/>ad superiora ferantur? Quo paeto autem, si atomorum<text:line-break/>concursu quodam ac colligatione corpora nostra sunt<text:line-break/>conflata, pon </text:span><text:span text:style-name="T16">ab </text:span><text:span text:style-name="T1">iis caput potius, aut pars alia corporis<text:line-break/>quaeris perrupta suit, ut os ibi efficeretur? Qui autem,<text:line-break/>si fortuito difruptum suit, dentes protinus in fe ipso<text:line-break/>ac linguam habuit? aut quo pacto nasi ac palati meatus<text:line-break/>cerebrum purgantes mutuis foraminibus quidem in idem<text:line-break/>conveniunt? neque enim erat necesse in ruptis, corporis<text:line-break/>partibus dentes enasci, quandoquidem in uno ac puden-<text:line-break/>dis, praefertim mulieribus, nihilo minor est ruptio, at--<text:line-break/>tamen in ipsis nullus inest dens, neque os omnino fub-<text:line-break/>jacet ne minimum quidem.<text:tab/>.</text:span></text:p>
      <text:h text:style-name="Heading_20_2" text:outline-level="2"><text:span text:style-name="T8">Cap. VIII.</text:span></text:h>
      <text:p text:style-name="P8"><text:span text:style-name="T1"><text:s/>Visne haec quoque .belle </text:span><text:span text:style-name="T37">- </text:span><text:span text:style-name="T1">atomis ipsis<text:line-break/>-contigisse?, cur , duos et triginta omnino- dentes habe-</text:span></text:p>
      <text:p text:style-name="P30"><text:span text:style-name="T1">mus; uno ordine in utraque maxilla sexdecim eollocatos?<text:line-break/>parte quidem anteriore, quos 'ihcisures </text:span><text:span text:style-name="T21">appellant,, acutos-<text:line-break/></text:span><text:span text:style-name="T1">ac latos, qui </text:span><text:span text:style-name="T21">morsu </text:span><text:span text:style-name="T1">possunt incidere; </text:span><text:span text:style-name="T21">proximos airtem-<text:line-break/></text:span><text:span text:style-name="T1">his dentes caninos, inferiore. quidem basi latus, </text:span><text:span text:style-name="T21">parte<text:line-break/></text:span><text:span text:style-name="T1">autem superna acutos, qui, si quid propter duritiem </text:span><text:span text:style-name="T21">ab.<text:line-break/></text:span><text:span text:style-name="T1">lucisoribus scindi minus, potuit, </text:span><text:span text:style-name="T37">t </text:span><text:span text:style-name="T1">id frangere ipsi queant.;,<text:line-break/>hos maxillares sequuntur (quos certe etiam molares </text:span><text:span text:style-name="T21">ape</text:span><text:span text:style-name="T37"><text:line-break/></text:span><text:span text:style-name="T1">pellant) ufperi ac </text:span><text:span text:style-name="T21">lati, </text:span><text:span text:style-name="T1">duri ac magni, qui </text:span><text:span text:style-name="T21">incisa ab<text:line-break/></text:span><text:span text:style-name="T1">incisoriis, aut fracta a caninis,: laevigare.: </text:span><text:span text:style-name="T21">plane ac<text:line-break/></text:span><text:span text:style-name="T1">terere queant Quorum si nnum quodvis .mente </text:span><text:span text:style-name="T21">irnmu-<text:line-break/></text:span><text:span text:style-name="T1">laris, usum repente cernes labefactatum, quandoquidem,<text:line-break/>si laeves .omnino fuissent, haudquaquam munus suum<text:line-break/>obire commode possent, nam omnia ab inaequalibus at-<text:line-break/>que asperis </text:span><text:span text:style-name="T21">comminuuntur </text:span><text:span text:style-name="T1">commodius. Ob id </text:span><text:span text:style-name="T21">ipsum<text:line-break/></text:span><text:span text:style-name="T1">certe et molas, </text:span><text:span text:style-name="T21">in. quibus,triticum molunt, </text:span><text:span text:style-name="T1">cum </text:span><text:span text:style-name="T21">tandem<text:line-break/></text:span><text:span text:style-name="T1">contritae ac - laevigatae fuerint,- </text:span><text:span text:style-name="T21">rursus </text:span><text:span text:style-name="T1">excidunt </text:span><text:span text:style-name="T21">atque,<text:line-break/></text:span><text:span text:style-name="T1">exasperant.; Neque, fi asperi quidem essent, non </text:span><text:span text:style-name="T21">autem<text:line-break/></text:span><text:span text:style-name="T1">etiam duri, quicquam ex eis assequeremur,, ut, qui </text:span><text:span text:style-name="T21">prine</text:span></text:p>
      <text:p text:style-name="P30"><text:span text:style-name="T1">contererentur; quam </text:span><text:span text:style-name="T16">cibos </text:span><text:span text:style-name="T1">comminuerint. Jam vero,- si<text:line-break/>asperi ac duri quidem essent, lati aulem non essent,<text:line-break/>nec sic quidem plus assequeremur; siquidem, </text:span><text:span text:style-name="T16">quae </text:span><text:span text:style-name="T1">lae-:<text:line-break/>viganda sunt, ea latis basibus affirmata esse oportet;-quae<text:line-break/>sane causa est, cur in caninis atque in cisoriis laevigari<text:line-break/>nihil queat, quod ii sict angusti. Quid </text:span><text:span text:style-name="T16">si omnia </text:span><text:span text:style-name="T1">haec<text:line-break/>quidem haberent, essent autem exigui-, nonne lu co solo<text:line-break/>reliquus </text:span><text:span text:style-name="T16">quoque </text:span><text:span text:style-name="T1">usus simul labefactaretur, </text:span><text:span text:style-name="T16">quod </text:span><text:span text:style-name="T1">tempore<text:line-break/>longissimo ad ciborum, laevigationem nobis opus esset?'<text:line-break/>Idem porro et de inriforiis, et qui post hos sunt acuti,<text:line-break/>esto judicium, in quibus mente invenies labefactatum<text:line-break/>usum, si quidvis eoium-, quae ipsis insunt, immutaris.<text:line-break/>Sed demus, haec quoque omnia sapienter fausta quapiam<text:line-break/>fortuna sic fuisse constituta': si solam eorum positionem<text:line-break/>immutaris, vide, quid suturum sit. Finge </text:span><text:span text:style-name="T16">nulli </text:span><text:span text:style-name="T1">animo,-<text:line-break/>molares quidem parte externa, interna vero iuciscres<text:line-break/>atque acutos esse sitos; <text:s/>tum considera, quinam horum<text:line-break/>dentium adhuc esse posset usus, et quinam latorum; non-</text:span></text:p>
      <text:p text:style-name="P30"><text:span text:style-name="T1">ne confunderentur reliqua alia, quanquam pulcherrime<text:line-break/>a prudentissinns atomis provisa, si in sola ipsorum dispo-<text:line-break/>sitione lapsae essent? At si quis chorum hominum duo-<text:line-break/>rum et triginta ordine disposuerit, eum ut hominem in-<text:line-break/>dustrium laudaremus; quum vero dentium chorum na~.<text:line-break/>tura tam belle exonrarrt, ironue ipsam quoque lauda-<text:line-break/>bimus? Quod si vis, haec quoque ad fortuitum atomorum<text:line-break/>concursum referamus, ut non modo alentium alii quidem<text:line-break/>facti sit acuti, alii autem obtusi; tum autem alii quidem<text:line-break/>laeves, alii autem afperi; praeterea alii parvi, alii ma-<text:line-break/>gni; verum etiam positionem ipfonnn feliciter adeo sine<text:line-break/>arte extitisse existimemus: id quoque tibi donabimus;<text:line-break/>verum quid de radicibus dicemus, quamobrem parvis<text:line-break/>quidem una, duae vero majoribus, aut tres, quatuor<text:line-break/>maximis sint? Rurfus enim hic quoque admirabiliter- for-<text:line-break/>te quadam opus artificiosum concurtas atomorum effecit<text:line-break/>perinde, ac si opifex quidam aequissimus ipsis praefuisset<text:line-break/>Porro quod et molarium' medii quidem maximi, qui</text:span></text:p>
      <text:p text:style-name="P30"><text:span text:style-name="T1">vero .in utraque. parte ipsorum sunt, minores extiterint,<text:line-break/>quo pacto non hoc atomorum opus est admirabile ? non<text:line-break/>enim (si quid judico) conveniebat internam oris capaci-<text:line-break/>tatem, quae certe, quomodo antericr, est angustior, ma-<text:line-break/>gnos aeque habere dentes, ac mediam, quae est ad buc-<text:line-break/>cas, quaeque est amplissima; iniquum enim hoc quoque<text:line-break/>fuisset, angustis oris partibus dentes magnos indere, arn-<text:line-break/>plis vero exiguos. Quin etiam, cum linguam ad radi-<text:line-break/>cem esse oporteret ampliorem (quemadmodum id quoque<text:line-break/>comprobavimus), magnos illic dentes adjacere non prae-<text:line-break/>stiterat. Ad haec, quod natura ossium maxillae utrius-<text:line-break/>que processus fecerit tenues (quos praefepiola appellant<text:line-break/>a. praefepium similitudine, quibus pecudes utuntur), quo<text:line-break/>pacto non id quoque opus erit fortunae admirabile? sin-<text:line-break/>gulis enim dentibus praefepia </text:span><text:span text:style-name="T16">haec </text:span><text:span text:style-name="T1">sunt circumdata, quos<text:line-break/>co.nstriiiijtmt ac continent, adeo valide, ut uon facile<text:line-break/>con ut.antur. Jam vero, quod et radicibus ipscrurn loca<text:line-break/>effecerit convenientia, magnis quidem magna, parvis</text:span></text:p>
      <text:p text:style-name="P30"><text:span text:style-name="T1">autem parva, mihi quidem id </text:span><text:span text:style-name="T16">quoque </text:span><text:span text:style-name="T1">mirabilis cujusdam<text:line-break/>aequitatis opus esse vidctur. . Nemo sane homo artifex,<text:line-break/>neque eorum, qui ligna clavis luter se adaptant, ineque<text:line-break/>eorum, qui tractant lapides, caritates excipientes aequa-<text:line-break/>les ad amussim compactorum eminentiis adeo fecerit, ut<text:line-break/>dentium radicibus fclicissimus atomorum concursus com-<text:line-break/>paravit. Sciebat enim, ut- opinor, tametsi mcntem non<text:line-break/>habebat, cavitates quidem latiores ossium harmoniam<text:line-break/>laxiorem effecturas, angustiores vero non permissuras<text:line-break/>dentium radices ad fuudtnn- usque pertingere. Atque<text:line-break/>etiam-, quod ligamentis ipfis fortibus praefepibus sint<text:line-break/>alligati, et potissimum ad radices, ubi et nervi inserun-<text:line-break/>tur, quo pacto non id quispiam admiretur, mulloque<text:line-break/>magis, si fortunae, non artis, id est opus? Quod autem<text:line-break/>omnium maxime quis admiretur, quodque, etiamsi supra<text:line-break/>dictam bonam fortunam’ omnibus atomis Epicuri et rno-<text:line-break/>lihus Asclepiadis conccssesit, non amplius tamen 'con-<text:line-break/>cedet,' sed illis non assentietur, affirmabitque aequi cujusi-</text:span></text:p>
      <text:p text:style-name="P30"><text:span text:style-name="T1">dam praesulis potius, quam felicis motus opus esse den-<text:line-break/>tiuni aequabilitatem. Nam quod inferni supernis om-<text:line-break/>nino sint aequabiles,, etiamsi utraeque maxillae non ita<text:line-break/>habeant, summae aequitatis'est specimen. Porro, quod<text:line-break/>et dextri sinistris sint aequales,, tum autem praefepia<text:line-break/>praesiepibus, radices radicibus, nervi nervis, ligamenta<text:line-break/>ligamentis, arteriae arteriis, venae venis factae fuerint<text:line-break/>aequales, quomodo adhuc credere possim, fortunae, non<text:line-break/>artis esse opus? Caelorum quod et numerus utrorum-<text:line-break/>que sit idem dextris ac sinistris utriusque maxillae par-<text:line-break/>tibus, nonne id quoque aequitatis cuiusdam est -speci-<text:line-break/>men? Deinus tamen haec quoque felicissimis atomis, quas<text:line-break/>tamen illi temere nullaque ratione ajunt moveri, scd<text:line-break/>parvum abest, quin illae majori ratione, quam Epicurus<text:line-break/>et Asclepiades, omnia efficiant; quum alia enim omnia,<text:line-break/>tum hoc quoque in ipsis est admirabile, quod follicet<text:line-break/>non folum in hominibus, verum etiam in aliis ani-<text:line-break/>rnalibus r- intus molares, extra vero incisores constitit-</text:span></text:p>
      <text:p text:style-name="P30"><text:span text:style-name="T1">erint; quandoquidem in uno animalium genere fieri po-<text:line-break/>lerat, ut illae feliciter moverentur, sed in omnibus fi-<text:line-break/>militer id effecisse, non caret prudentia, neque ratione.<text:line-break/>Quod autem fortibus animalibus acuti multi dentes ae<text:line-break/>fortes sint comparati, ne id quidem possum reperire, cur<text:line-break/>motus temerarii opns sit habendum. Quod si oris et le—<text:line-break/>onis dentes unquam vidisti, difcrimen, ut arbitror, agno-<text:line-break/>visti; verum quod caprarum dentes ovium dentibus sint<text:line-break/>similes, pardorum vero et canum leoninis, quo pacto id<text:line-break/>'non est admirandum? Porro, quod et ungues ipsis niam.<text:line-break/>sint similes, fortibus quidem acuti ao validi; ceu gladii<text:line-break/>quidam lunati i nulla autem timidis sint ejusmodi, id<text:line-break/>adhuc magis est admirandum; quandoquidem, quod par-<text:line-break/>tes circumfusae ac propinquae jusie sint conformatae,<text:line-break/>mirificae huic atomorum felicitati acceptum fortasse re-<text:line-break/>lerre quis possit; quod tamen nulli animali ungues qui-<text:line-break/>dem fuerunt robusti, dentes aulem imbecilli, opificis est<text:line-break/>cujusque partis usum memoria tenentis. Atque etiam,</text:span></text:p>
      <text:p text:style-name="P18"><text:span text:style-name="T1">quod iis animalibus, quae pedes habent fissos in digitos,<text:line-break/>collum brevius sit factum, quam ut per ipsum cibum ori<text:line-break/>admovere queant; iis vero, quae.ungulas habent solidas,<text:line-break/>aut bifidas, longius, ut prona atque inclinantia pufcr<text:line-break/>queant, quomodo et hoc non est opus opificis partium<text:line-break/>usus memoris? Ad haec, quod grues quidem ac ciconiae,<text:line-break/>quum erura haberent longiora, ob eam causam rostrum<text:line-break/>etiam magnum et collum longius habuerint, pisces au-<text:line-break/>tem neque collum penitus, neque crura, quo pacto non<text:line-break/>id etiam est admirandum ? quid enim pisces pedibus aut<text:line-break/>eo lio indigebant, quum neque ambulare ipsos esset opus,<text:line-break/>neque vocem edere? Caelorum quod in tam numeroso<text:line-break/>piscium genere ne in nuo. quidem ipsorum atomi me-<text:line-break/>. moria lapsae pedes cuiquam aut collum fecerint, me-<text:line-break/>nroriae fidelissimae est’ opus. Nam in homine folo aut<text:line-break/>uno quovis animalium genere atomorum concursus credi<text:line-break/>forte possit esse felix; quod vero in omnibus similiter<text:line-break/>felices, id omnino est incredibile, nisi illis mentem<text:line-break/>quoque trjbuamus.</text:span></text:p>
      <text:h text:style-name="P3" text:outline-level="2"><text:span text:style-name="T8">Cap. IX.</text:span></text:h>
      <text:p text:style-name="P8"><text:span text:style-name="T1">Caeterum </text:span><text:span text:style-name="T16">de </text:span><text:span text:style-name="T1">aliis quidem animantibus ,<text:line-break/>alius aliquando nobis explicandi locus fuerit, homo vero<text:line-break/>(ad eum enim nobis est revertendum) unum parte utra-<text:line-break/>que dentem caninum produxit, quum leones, lupi a</text:span><text:span text:style-name="T13">C<text:line-break/></text:span><text:span text:style-name="T1">canes multos utrinque habeant. Verurntamen hic rursus<text:line-break/>natura certo sciebat, . sc animal mansuetum </text:span><text:span text:style-name="T16">ac </text:span><text:span text:style-name="T1">civile ef-,<text:line-break/>fingere, cui robur ac vires essent ex sapientia, non ex<text:line-break/>corporis robore. Quantum igitur ad frangendum quip-<text:line-break/>piam duriorum erat necesse, id ipsum cluo satis erant<text:line-break/>praestituri. Proinde, inciscres jure numero duplo plures<text:line-break/>effecit, quod ipsorum </text:span><text:span text:style-name="T16">usus </text:span><text:span text:style-name="T1">latius patebat, et his adhuc<text:line-break/>plures molares, quod ipsorum usus pateret latissime.<text:line-break/>Horum autem dentium numerus non est definitus, sed<text:line-break/>qui longiores quidem habent maxillas, iis quinque sunt<text:line-break/>utrinque; qui vero minores, quatuor; maxima tamen ex<text:line-break/>parte sunt quinque; neque unquam reperias quatuor qui-,<text:line-break/>dem in sinistris, quinque autem in dextris; aut contra in<text:line-break/>sinistris quinque ; in; dextris quatuor; aut lu maxilla in-</text:span></text:p>
      <text:p text:style-name="P30"><text:span text:style-name="T1">feriori quatuor, superiori autem quinque; quanquam ato-<text:line-break/>rnos semel saltem aliquando numeri paris, oblivisci opor-<text:line-break/>tebat. Proinde,- tametsi millies atomis faverim, quo pa-<text:line-break/>cto possem ipsis memoriae opera tribuere? mentem enim<text:line-break/>atque intellectum ipsis ne ipsarum quidem auctores au-<text:line-break/>dent largiri. Quomodo enim lu re hujusmodi memoria "<text:line-break/>quaedam aequabilitatis au.t analogiae demousirari queat?<text:line-break/>Quo pactu autem homo parvum os haberet, leones au-<text:line-break/></text:span><text:span text:style-name="T16">tem , </text:span><text:span text:style-name="T1">ac lupi, atque omnia (ut lu summa dicam) quae<text:line-break/>serratos dentes habentia appellant, longissime haberent<text:line-break/>fissum, nisi hic quoque usus partium nostri opifex memor<text:line-break/>fuisset? ad proportionem enim unguium et dentium ro-<text:line-break/>bur confenteneum fuit oris quoque esse magnitudinem.<text:line-break/>Quaenam.enim illorum commoditas cum parvo ore suif-<text:line-break/>fet? aut. quid homo assequeretur, si multos quidem ha-<text:line-break/>beret molares, adapertum autem os esset plurimum? Quae<text:line-break/>enim de masticatoriis musculis paulo ante fuerunt dicta,<text:line-break/>abunde docere possunt, quantum pars ea, quae est ad</text:span></text:p>
      <text:p text:style-name="P30"><text:span text:style-name="T1">eris scissuram, ad exactam cibi connninutionem conferat.<text:line-break/>Id enim si amplius in hominibus, quemadmodum in lu-<text:line-break/>pis, esset adapertum, neque cibos exacte contererent,<text:line-break/>neque ex niagnitudine quicquam ad vires eis accederet,<text:line-break/>ut qui dentes multos acutos non habeant; sin vero rur-<text:line-break/>sum animalibus illis in arctissimum os esset redactum,<text:line-break/>quomodo et hominibus, periret utique eis acutorum<text:line-break/>actio. In universum igitur, </text:span><text:span text:style-name="T16">si </text:span><text:span text:style-name="T1">omnia animalia expende-<text:line-break/>ris, comperies, quae in mordendo viribus pollent, iis<text:line-break/>non modo os esse maximum, verum etiam dentibus </text:span><text:span text:style-name="T21">ejus-<text:line-break/></text:span><text:span text:style-name="T1">modi refertum; quilins nutem potissimum in cibis masti-<text:line-break/>candis et iisdem plane laevigandis dentium</text:span><text:span text:style-name="T21">' </text:span><text:span text:style-name="T1">constat<text:line-break/></text:span><text:span text:style-name="T21">usus</text:span><text:span text:style-name="T1">, eis os esse exiguum, et in eo multos quidem mo-<text:line-break/>lares, acutos autem aut prorsus nullos, aut singulis ma-<text:line-break/>xillae partibus singulos. Porro quemadmodum partes hae<text:line-break/>proportione luter se suerunt comparatae, ad </text:span><text:span text:style-name="T21">eundem<text:line-break/></text:span><text:span text:style-name="T1">plane modum et ungues: in animalibus quidem rnansiie-<text:line-break/></text:span><text:span text:style-name="T21">tis </text:span><text:span text:style-name="T1">aut timidis lati,</text:span><text:span text:style-name="T10">-</text:span><text:span text:style-name="T1"> molles atque obtusi, agrestibus </text:span><text:span text:style-name="T21">auv</text:span></text:p>
      <text:p text:style-name="P30"><text:span text:style-name="T1">tem aut fortibus acuti, magni, fortes </text:span><text:span text:style-name="T16">ae </text:span><text:span text:style-name="T1">rotundi; quod<text:line-break/>ab ipsis atomis praetermitti (ut mihi videtur) minime<text:line-break/>oportebat, sed fortibus quidenr ungues </text:span><text:span text:style-name="T21"><text:s/></text:span><text:span text:style-name="T1">ad incidendum<text:line-break/>ac retinendum accommodos efficere. </text:span><text:span text:style-name="T21">,</text:span></text:p>
      <text:h text:style-name="Heading_20_2" text:outline-level="2">Cap. X.</text:h>
      <text:p text:style-name="P8"><text:span text:style-name="T1">Quin et linguae molem ori ad amussim<text:line-break/>adaptatam </text:span><text:span text:style-name="T21">esse </text:span><text:span text:style-name="T1">oportuit, quo in omnem ejus, partem<text:line-break/>pertingat; quod sane, si mluor esset, haudquaquam obti-<text:line-break/>neret; nusquam autem </text:span><text:span text:style-name="T16">a </text:span><text:span text:style-name="T1">loci angustia impeditur,- </text:span><text:span text:style-name="T21">quod<text:line-break/></text:span><text:span text:style-name="T1">facillime ' </text:span><text:span text:style-name="T21">(ut </text:span><text:span text:style-name="T1">arbitror) ei accideret </text:span><text:span text:style-name="T21">ab </text:span><text:span text:style-name="T1">nmoderata </text:span><text:span text:style-name="T21">ma-<text:line-break/></text:span><text:span text:style-name="T1">gnitudine : quod vero in omnem </text:span><text:span text:style-name="T21">partem </text:span><text:span text:style-name="T1">ipsa </text:span><text:span text:style-name="T21">prompte<text:line-break/></text:span><text:span text:style-name="T1">moveatur, </text:span><text:span text:style-name="T21">quo </text:span><text:span text:style-name="T1">pactu id non est admirabile? nec </text:span><text:span text:style-name="T21">minus<text:line-break/></text:span><text:span text:style-name="T1">eo quod ex animalis voluntate, non ipso invito, quo-<text:line-break/>rnodo arteriae; quod si non nostra voluntate ipsa rno-<text:line-break/>veretur, qui fieri posset', ut masticatio, deglutitio ac<text:line-break/></text:span><text:span text:style-name="T16">fermo </text:span><text:span text:style-name="T1">nostra esset actio? Porro quod ea ab animalis<text:line-break/>voluntate proficisci esset melius, ob ea.u causam </text:span><text:span text:style-name="T21">motus<text:line-break/></text:span><text:span text:style-name="T1">ei a natura per musculos' fuisse tributos, quis </text:span><text:span text:style-name="T21">eft qui<text:line-break/></text:span><text:span text:style-name="T1">non id etiam juste laudaverit? <text:s/>Caeternin, </text:span><text:span text:style-name="T21">quumipsant</text:span></text:p>
      <text:p text:style-name="P83"><text:span text:style-name="T2"><text:s/></text:span><text:span text:style-name="T1">sursum ad palatum attolli oportet, atque deorsum ferri,<text:line-break/>et ad latera circumagi, ob </text:span><text:span text:style-name="T16">idque </text:span><text:span text:style-name="T1">ipsum multos habuerit<text:line-break/>musculos, alium motionem aliam praestantem, qui id<text:line-break/>mirum non est? Quod si ipsa est gemina,- quo modo </text:span><text:span text:style-name="T16">et<text:line-break/></text:span><text:span text:style-name="T1">reliqua omnia sensuum instrumenta,, ut ante -docuimus,<text:line-break/>non alienum fuit utraque ipsius parle numero ac rna-<text:line-break/>gnitudine musculos esse aequabiles. Peri modo enim </text:span><text:span text:style-name="T16">et<text:line-break/></text:span><text:span text:style-name="T1">duas habuit in sc ipsam insertas arterias, utrinque vrde-<text:line-break/>licet unam, duas itidem etiam venas, ac nervorum con-<text:line-break/>jugationes duas, alteram quidem mollem, alteram vero<text:line-break/>duram; illam quidem in extremam ipsius tunicam distri-<text:line-break/>butam , hanc autem in musculos dispersam; quod illa<text:line-break/>quidem conjugatione sapores discernere, hac autem motu<text:line-break/>voluntario moveri ipsam oportebat;. quemadmodum prius<text:line-break/>a nobis dictum est, nervorum a cerebro productiones<text:line-break/>exponentibus. Quibusdam tamen animalibus, ut serpen-<text:line-break/>tibus, lingua est divisa; hominibus vero quum non. esset<text:line-break/>melius, neque ad. comestionem, neque ad sermonenr,'lin-</text:span></text:p>
      <text:p text:style-name="P30"><text:span text:style-name="T1">guam esse fissam, </text:span><text:span text:style-name="T16">merito </text:span><text:span text:style-name="T1">partes ejus suerunt unitae ac<text:line-break/>connexae; perspicue tamen </text:span><text:span text:style-name="T16">his </text:span><text:span text:style-name="T21">। </text:span><text:span text:style-name="T1">quoque est duplex, quum’ '<text:line-break/>neque, a. dextris ad sinistra musculus ullus-, aut vena, </text:span><text:span text:style-name="T37">' </text:span><text:span text:style-name="T21">-<text:line-break/></text:span><text:span text:style-name="T1">aut- arteria, aut nervus </text:span><text:span text:style-name="T16">transeat, </text:span><text:span text:style-name="T1">meque ex sinistris ad<text:line-break/>dextra Quod autem </text:span><text:span text:style-name="T16">sedis </text:span><text:span text:style-name="T1">ac firmitudinis gratia magna<text:line-break/>ad basim </text:span><text:span text:style-name="T16">ac </text:span><text:span text:style-name="T1">fortis fuit, celeris vero-motus causa ad<text:line-break/>extremitatem tenuis, .mihi quidem haec quoque non<text:line-break/>cujusvis providentiae esse videntur. Porro quod muscu-<text:line-break/>lorum- alios quidem ad palatum ipsam linguam tollere<text:line-break/>sursum oporteret, alios autem deorsum deprimere, alios<text:line-break/>ad latera circumagere,, ob eam causam alios ex superio-<text:line-break/>ribus. partibus,- alios ab infernis, alios a lateribus </text:span><text:span text:style-name="T21">in<text:line-break/></text:span><text:span text:style-name="T1">ipsam fuisse infertos, quis neget id summae providentiae<text:line-break/>esse opus? demonstravimus enim lu’ commentariis </text:span><text:span text:style-name="T21">de<text:line-break/></text:span><text:span text:style-name="T1">motu musculorum, musculos omnes partes ipsas </text:span><text:span text:style-name="T21">versus<text:line-break/></text:span><text:span text:style-name="T1">proprium principium retrahere. Prolude </text:span><text:span text:style-name="T21">qui superne<text:line-break/></text:span><text:span text:style-name="T1">inseruntur musculi, necesiario ipsam, </text:span><text:span text:style-name="T21">sursum erant rno-<text:line-break/>turi'</text:span><text:span text:style-name="T37">' </text:span><text:span text:style-name="T21">qui vero </text:span><text:span text:style-name="T1">ab. infernis, proficiscuntur, -- </text:span><text:span text:style-name="T21">deorsum fe ad</text:span></text:p>
      <text:p text:style-name="P30"><text:span text:style-name="T1">eundem modum et obliqui motus in utrumque latus<text:line-break/>erant edituri. Sed quoniam exiccata ipsa ad motus<text:line-break/>tardior efficitur, (quod sane indicant ii, qui siti immodica<text:line-break/>infestantur, tum li, quibus in sebribus ardentibus humor<text:line-break/>omnis, oris est exhanitns,) huic quoque rei natura miri-<text:line-break/>fice providit, ‘ne ipsa tali affectu facile prehenderetur.<text:line-break/>Admonuimus enim antea in larynge, quod propter hunc<text:line-break/>ejus usum glandulas spongiis similes (carnosas) unam<text:line-break/>utrinque apposuit; quod ipsum in lingua etiam fecial </text:span><text:span text:style-name="T16">ab<text:line-break/></text:span><text:span text:style-name="T1">eisque' meatus per obliquas partes atque inferiores hu-<text:line-break/>morem pituitosum in ipsam eructant liquidum, linguam<text:line-break/>ipsam, atque inferiora, lateraque et omnia, quae in oris<text:line-break/>sunt circuitu, humectantes; superiora enim meatus a<text:line-break/>cerebro descendentes habebant, de quibus antea sum<text:line-break/>locutus. Proinde omnia, quae ad linguam pertinent, a<text:line-break/>natura comparata sunt plenissime ac perfectissime. Nam<text:line-break/>quum alia- omnia, tum etiam vinculum id, quod partibus<text:line-break/>ipsius infernis est'-, non mediocrem prae fe fert providen-</text:span></text:p>
      <text:p text:style-name="P30"><text:span text:style-name="T1">tiam. Quum enim musculus omnis adjpioprium prlu-<text:line-break/>cipium suapte natura retrahatur, necesse utique erat lin-<text:line-break/>guarn a musculis ipsi ad radicem insertis tractam in se<text:line-break/>ipsam contrahi, ac instar sphaerae rotundam fieri, ab<text:line-break/>ipsis tensam; quare suturum erat, ut non itidem ad den-<text:line-break/>tes anteriores ac labia pertingeret, neque sedem habe-<text:line-break/>ret securam</text:span><text:span text:style-name="T21">, </text:span><text:span text:style-name="T1">undique </text:span><text:span text:style-name="T21">soluta. </text:span><text:span text:style-name="T1">Ob haec itaque omnia mi-<text:line-break/>rabili quodam artificio </text:span><text:span text:style-name="T21">natura </text:span><text:span text:style-name="T1">vinculum comparavit </text:span><text:span text:style-name="T21">tan-<text:line-break/></text:span><text:span text:style-name="T1">tum, quantum accommodatissimum erat futurum: </text:span><text:span text:style-name="T21">non<text:line-break/></text:span><text:span text:style-name="T1">enim simpliciter, nec quovis </text:span><text:span text:style-name="T21">modo-ipsum </text:span><text:span text:style-name="T1">effecit, </text:span><text:span text:style-name="T21">sed<text:line-break/></text:span><text:span text:style-name="T1">cum admirabili quadam commoder</text:span><text:span text:style-name="T21">atione. Quandoquidem,<text:line-break/></text:span><text:span text:style-name="T1">si longius in lingua progrederetur, aut </text:span><text:span text:style-name="T21">citius </text:span><text:span text:style-name="T1">aequo </text:span><text:span text:style-name="T21">subsi-<text:line-break/></text:span><text:span text:style-name="T1">steret </text:span><text:span text:style-name="T16">, </text:span><text:span text:style-name="T1">deterius eo </text:span><text:span text:style-name="T21">quidem modo ad vocis </text:span><text:span text:style-name="T1">dearticulatio-<text:line-break/>nem esset comparata, neque minus ad motum in xnesti-<text:line-break/>cationibus esset impedita; ad duo enim haec </text:span><text:span text:style-name="T21">confert,<text:line-break/></text:span><text:span text:style-name="T1">tum ut basis ejus </text:span><text:span text:style-name="T21">sit </text:span><text:span text:style-name="T1">firma, tum ut extremitas facile </text:span><text:span text:style-name="T21">quo- .<text:line-break/></text:span><text:span text:style-name="T1">quo versum pertineat. Atqui, si vinculum hoc paulum<text:line-break/>progrederetur, minus quidem, ac si factum </text:span><text:span text:style-name="T21">omnluo non</text:span></text:p>
      <text:p text:style-name="P18"><text:span text:style-name="T1">fuisset, sed propemodum similiter linguae </text:span><text:span text:style-name="T16">ita </text:span><text:span text:style-name="T1">incornmo-<text:line-break/></text:span><text:span text:style-name="T31">.. </text:span><text:span text:style-name="T1">daret; sin vero idem longissime progrederetur, haudqua-</text:span></text:p>
      <text:p text:style-name="Standard"><text:span text:style-name="T1">quam ad palati.m, aut ad dentes superiores, aut ad alias<text:line-break/>mullas oris partes linguam extendi sineret. Adeo igitur<text:line-break/>perlecta est ipsius conncxionis symmetria, ut, si vel tan-<text:line-break/>tilium adjeceris, aut ademeris, totius instrumenti actio-<text:line-break/>nem vitiaveris. Estque in primis admiranda natura, si<text:line-break/>res adeo parvas semper recte efficit, raro autem labitur;<text:line-break/>quanquam, quantum in iis est, qui nos procrearunt ac<text:line-break/>utero gestarunt, non lapsus, sed'rectus successus inventu<text:line-break/>rarus est. Ebrii enim cum ebriis coeunt, et qui prae<text:line-break/>crapula, ubi terrarum sint,, nesciunt, cuin mulieribus ita<text:line-break/>affectis consuescunt-, quo fit,.ut geniturae principium .sta-<text:line-break/>tim.eo modo sit vitiosum; quod et mulieris utero gestan-<text:line-break/>tis peccata sequuntur, cujus generis est in corpore me-<text:line-break/>diocriter exercendo desidia, . cibi immoderate sumpti,<text:line-break/>irae, ebrietates, balneae, venereorum usus intempestivj. .<text:line-break/>quae nemo facile'numeraris; attamen adversus tot inju-</text:span></text:p>
      <text:p text:style-name="P18"><text:span text:style-name="T1">rias natura obsistit, ac plerumque voti compos efficitur.<text:line-break/>Dum tamen neque, frumenta,.neque hordea', neqne vites,<text:line-break/>neque </text:span><text:span text:style-name="T21">- </text:span><text:span text:style-name="T1">olivas ita seminent ac cou Gerant agricolae;</text:span><text:span text:style-name="T21">. </text:span><text:span text:style-name="T1">sed<text:line-break/>primum quidem,. cujusrnodi </text:span><text:span text:style-name="T16">terrae </text:span><text:span text:style-name="T1">sua committant semi-<text:line-break/>na, multum diuque provident; post autem magnam curam<text:line-break/>adhibent, ..ne multo ..uvido demersa, putrescant,, neve<text:line-break/>squaliore exarescant, aut frigore extinguantur. In ho-<text:line-break/>mine vero vel seminando, vel,, dum utero geritur, nutri-<text:line-break/>endo nullus eam adhibuit diligentiam: sed quemadmodum<text:line-break/>in omni vita aliis omnibus</text:span><text:span text:style-name="T21">. </text:span><text:span text:style-name="T1">se ipsos ducunt posteriores,<text:line-break/>alii quidem insatiabilibus voluptatibus atque .abdomini<text:line-break/>servientes, alii divitias, aut, dominationem, aut magi-<text:line-break/>stratus omnluo ambientes; ad eundem modum et ipsam<text:line-break/>primam generationem posthabuerunt. Sed illos jam. mis-<text:line-break/>fos faciamus, ad reliquaque; quae-lis sunt, proxima, trans-<text:line-break/>eamus.-</text:span></text:p>
      <text:h text:style-name="Heading_20_2" text:outline-level="2"><text:span text:style-name="T8">Ca</text:span><text:span text:style-name="T15">p</text:span><text:span text:style-name="T9">. </text:span><text:span text:style-name="T8">XI.</text:span></text:h>
      <text:p text:style-name="P8"><text:span text:style-name="T1">Quae igitur natura machinata, est tum<text:line-break/>in.epiglottide, tum larynge, et (ut fummatim dicam) in</text:span></text:p>
      <text:p text:style-name="P18"><text:span text:style-name="T1">dvglutiendo ac voce, </text:span><text:span text:style-name="T16">edenda, </text:span><text:span text:style-name="T1">omnia ante recensuimus.;<text:line-break/>quorum si quis, meminerit,, spero ipsum admiraturum<text:line-break/>usus partium concentum, crediturumque perspicue, non<text:line-break/>caloris cujusdar. aut. spiritus motum temere os fregisse;<text:line-break/>omnino enim una quaevis partium ejus internarum aut<text:line-break/>manca esset, aut,, superflua, aut prorsus inanem-usum<text:line-break/>habere deprehenderetur. Verum cum omnes ad esum<text:line-break/>ac deglutitionem,. vocem ac respirationem paratae esse<text:line-break/>comperiantur, nullaque sit otiosa, aut inchoata., aut me-<text:line-break/>lius aliter habere queat, . magnum (ut et ego arbitror)<text:line-break/>est argumentum; non modo os ipsum, verum etiam om-<text:line-break/>nia, quae ad ipsum pertinent, fuisse artificiose constru-<text:line-break/>cta. Atque etiam de tunica ea omnia subungente prius<text:line-break/>locuti sumus, quod ipsa a cerebro nervorum mollium<text:line-break/>. portionem haud aspernandam recipit, ut, quo modo lin- .</text:span></text:p>
      <text:p text:style-name="P8"><text:span text:style-name="T1">gua, ipsa etiam (opluor) saporum sit dijudicatrix; quod-<text:line-break/>que molsitiem ac duritiem habet moderatam, ut neque<text:line-break/>sensus expers sito neque aegre sentiat plus justo exiccata<text:line-break/></text:span><text:span text:style-name="T37">*</text:span></text:p>
      <text:p text:style-name="P30"><text:span text:style-name="T21">atque </text:span><text:span text:style-name="T1">indurata instar' ossium, neque farile patiatur vul-<text:line-break/>nerata vel- contusa a cibis acrioribus aut .durioribus.<text:line-break/>Locuti-fumus et de 'gurgulione in commentariis, quos de<text:line-break/>voce conscripsimus, quod ipse voci ad magnituuinem<text:line-break/>atque-elegantiam conferat, et ut aer ingredi ens ab </text:span><text:span text:style-name="T21">eo<text:line-break/></text:span><text:span text:style-name="T1">prius incidatur, inipeh.sque ipsius violentia frangatur, ob<text:line-break/>idque ipsum- et frigidi latis; tum quod nonnulli, quibus<text:line-break/>ille ad basim usque esset amputatus, non modo deterius <text:line-break/>peripicue sunt locuti, verum etiam frigidiorem senserunt<text:line-break/>inspirationem. Quin etiam ibidem admonuimus, quod<text:line-break/></text:span><text:span text:style-name="T21">pleri </text:span><text:span text:style-name="T1">que ejusmodi </text:span><text:span text:style-name="T21">. </text:span><text:span text:style-name="T1">pulmone ac- thorace refrigerato per-<text:line-break/></text:span><text:span text:style-name="T21">i</text:span><text:span text:style-name="T1">erunt; quodque </text:span><text:span text:style-name="T21">gurgulio </text:span><text:span text:style-name="T1">non temere est abscindendus,<text:line-break/></text:span><text:span text:style-name="T21">sed </text:span><text:span text:style-name="T1">pars quaedam basis ipsius est relinquenda. Proinde<text:line-break/>ne de his' quidem plura hic commemorare est opus, sed<text:line-break/>capita rerum duntaxat recensere suffecerit. Scripsimus </text:span><text:span text:style-name="T21"><text:line-break/></text:span><text:span text:style-name="T1">aulem . prius et </text:span><text:span text:style-name="T21">. </text:span><text:span text:style-name="T1">de narium </text:span><text:span text:style-name="T21">foraminibus</text:span><text:span text:style-name="T1">, quo pacto </text:span><text:span text:style-name="T21">ea<text:line-break/></text:span><text:span text:style-name="T1">mirifice'excipit os, veniri culis, cerebri praelocatum, quod<text:line-break/>spongiae est assimile; tum et de ipsorum in,os </text:span><text:span text:style-name="T21">perfora-</text:span></text:p>
      <text:p text:style-name="P30"><text:span text:style-name="T1">tione, quae est in palato, quod ipsa scilicet extitit, ne<text:line-break/>inspirationis initium sit secundum rectitudinem asperae<text:line-break/>arteriae, sed deflexio quaedam sit ac velut ambages,<text:line-break/>priusquam spiritus ad arteriam perveniat. </text:span><text:span text:style-name="T21">- </text:span><text:span text:style-name="T1">Quum rem<text:line-break/>duplex (ut mihi videtur) commodum sequebatur, ne sci-<text:line-break/>licet, quum aer nos ambiens nonnunquarn valde sit fri-<text:line-break/>gidus, pulmones aliquo tempore refrigerentur; tum ne<text:line-break/>exiguae moles pulveris</text:span><text:span text:style-name="T16">, </text:span><text:span text:style-name="T1">aut cineris, aut id genus cu-<text:line-break/>juspiam ad arteriam usque perveniant. In hoc enim<text:line-break/>flexu spiritus quidem ferri ulterius potest, ejusmodi vero<text:line-break/>corpuscula inhibentur, ut quae prius irr ipso flexu cor-<text:line-break/>poribus incidunt hmnidis, ac mollibus, ac viscosum quid-<text:line-break/>piam habentibus, quorum omnium beneficio possunt re-'<text:line-break/>tinere, quae incidunt. Quod </text:span><text:span text:style-name="T29">:</text:span><text:span text:style-name="T21"> </text:span><text:span text:style-name="T1">si quid ad os usque per-<text:line-break/>imearit, ibi haerebit ad palatum ac columellam, fic<text:line-break/>enim et gurgulionem hanc appellant. Cujus rei argu-<text:line-break/>mentum est maximum id, quod quotidie accidit tunr iis,<text:line-break/>qui iu pulvere inulto luctantur, </text:span><text:span text:style-name="T21">tum </text:span><text:span text:style-name="T1">lis, qyi iter .ejus-</text:span></text:p>
      <text:p text:style-name="P30"><text:span text:style-name="T1">modi permeant; emungunt </text:span><text:span text:style-name="T16">enim </text:span><text:span text:style-name="T1">hi paulo post atque<text:line-break/>expuunt pulverem excreantes. </text:span><text:span text:style-name="T21">, </text:span><text:span text:style-name="T1">At </text:span><text:span text:style-name="T21">' </text:span><text:span text:style-name="T1">nisi prius quidem<text:line-break/>narium pori recta ad caput sursum ferrentur, post haec<text:line-break/>autem obliqui ad palatum reverterentur,- gurgulionemque<text:line-break/>sese excipientem ibi haberent, perspicuum est, quod nihil<text:line-break/>prohiberet, quo minus ejusmodi omnia in arteriam in- </text:span><text:span text:style-name="T21">,<text:line-break/></text:span><text:span text:style-name="T1">ciderent; nam id etiam accidet ita, si quis per. os respi-<text:line-break/>rarit. Vidi equidem plerosqne athletas in eo potissimum<text:line-break/>victos, quod pulvere per os luspirato suffocari ab eo<text:line-break/>periclitarentur; in id autem- periculi fuerant adducti,<text:line-break/>quod magna ac subita inspiratione indiguerant, nam hoc<text:line-break/>duntaxat tempore animalia per os inspirant, ea saltem,<text:line-break/>quae secundum naturam se habent. </text:span><text:span text:style-name="T21"><text:s/></text:span><text:span text:style-name="T1">Quandoquidem<text:line-break/>phlegmone aut scirrho orto, aut alio quopiam affectu<text:line-break/>meatus narium obstruente, coguntur tum quidem etiam<text:line-break/>per os,inspirare: verum id fit, propterea, quod narium<text:line-break/>ure.atus.non sc habent secundum naturam; alloqui, quum </text:span></text:p>
      <text:p text:style-name="P30"><text:span text:style-name="T1">sani hi plane sunt, ore nihil est opus, nisi quis asthmate<text:line-break/>multo, ac vehementi urgeatur. . Qua ex re iutelligi po--<text:line-break/>test id, quod jam antea dixeramus, nasum scilicet pri-<text:line-break/>nium ordine respirandi' esse' instrumentum, os vero, si </text:span><text:span text:style-name="T21">.<text:line-break/></text:span><text:span text:style-name="T1">nullus ‘ affectus, animal insestat, nullo pacto respirandi<text:line-break/>esse instrumentum, sed in memoratis jani casibus ani-<text:line-break/>mali qnippiam ad respirationem auxiliari.. Liquet autem,<text:line-break/>quod et columella non mediocriter confert, ne pulvis<text:line-break/>aut e;usdem. generis substantia quaedam .lu laryngem in-<text:line-break/>cidat; quem, tertium hujus partis usum praeter duos .ante<text:line-break/>dictos numerabis. Partium igitur,, quae ad os pertinent,</text:span><text:span text:style-name="T21">-<text:line-break/></text:span><text:span text:style-name="T1">fatis,jam probavimus nullam frustra- neque inchoate fu-<text:line-break/>isse factam, sed omnes mole corporis, consistentia, con-<text:line-break/>formatione </text:span><text:span text:style-name="T16">ac </text:span><text:span text:style-name="T1">positione bellissime fuisse comparatas.<text:line-break/>Quod </text:span><text:span text:style-name="T16">si </text:span><text:span text:style-name="T1">quid horum </text:span><text:span text:style-name="T21">. </text:span><text:span text:style-name="T1">non . expofuimus, ex praedictis<text:line-break/>agnosci id. potest;, abunde est enim in una aut duabus<text:line-break/>partibus omnium, quae ipsis insunt, .usum commeto-<text:line-break/>rasse, quemadmodum in lingua fecimus. Quae, enim frq.</text:span></text:p>
      <text:p text:style-name="P30"><text:span text:style-name="T1">illa diximus, quum ipsius in magnitudine symmetriam<text:line-break/>laudabamus, si partes.singulas excusseris, itidem in om- -<text:line-break/>nibus reperias; nulla enim earum adeo est exigua, quae<text:line-break/>non munus suum expleat; nulla contra magnitudine adeo<text:line-break/>exnperat, ut partes </text:span><text:span text:style-name="T16">alias </text:span><text:span text:style-name="T1">comprimat, aut ipsa ab eis<text:line-break/>coarctetur. Caelorum nasi quidem forainlua inspirationi,<text:line-break/>columcllae vero magnitudo tribus utilitatibus abunde<text:line-break/>lnfficiu Epiglottis autem talem ac tantam corporis ha-<text:line-break/>bet molem, quanta est pars ea, quam ipsa erat clausura.<text:line-break/>Ad eundem modum tum laryngis, .tum stomachi meatus,,<text:line-break/>ille quidem respirationi ac voci, hic autem ciborum<text:line-break/>transitui, magnitudinem habet, quanta maxime est opus..<text:line-break/>Item et dentes singuli reliquaque omnia mirabilem quan-<text:line-break/>stam proportionem </text:span><text:span text:style-name="T16">ac </text:span><text:span text:style-name="T1">symmetriam inter sese habent;<text:line-break/>quae omnia indicant perspicue, quod initio tutius dispu-<text:line-break/>tationis admonuimus, quod scilicet nostri opifex unicum<text:line-break/>fabricae suae finem' spectans omnia liaec constiuxit</text:span></text:p>
      <text:h text:style-name="P3" text:outline-level="2">Cap. XII.</text:h>
      <text:p text:style-name="P8"><text:span text:style-name="T1">A musculis itaque temporalibus sum<text:line-break/>auspicatus, ut ordine ipso impulsus dicerem aliquid de<text:line-break/>fronte atque auribus, quod ea ex capitis partibus su-<text:line-break/>pererant; verum oratio nostra ipsa rerum consecutione<text:line-break/>impulsa post temporales </text:span><text:span text:style-name="T21">, </text:span><text:span text:style-name="T1">musculos alios quoque luferio-<text:line-break/>ris maxillae musculos attigit; post autem tum os, tum<text:line-break/>partes ad ipsum attineutes explicuit. Ad </text:span><text:span text:style-name="T16">ea </text:span><text:span text:style-name="T1">igitur, quae<text:line-break/>restant, revertetur, communiter de auribus et alis nasi<text:line-break/>(fic enim fines ejus infernos, qui moventur, appellant)<text:line-break/>praecipiens. Subjungam autem et speciem eorum,-quae<text:line-break/>nondum suere pertractata. Diximus jam antea, quod<text:line-break/>nudae ac emluentes partes, quaeque externis injuriis<text:line-break/>funt expositae, ex ea oportebat esse substantia, quae ne-<text:line-break/>que contundi, neque frangi facile queat; cujus rei repe-<text:line-break/>tendae tempus jam incinit; quum enim partium ustis sit<text:line-break/>communis, oratio, quae de ipfis habetur, communis etiam<text:line-break/>sit, est necesse. Aures certe complicari perspicue cer-<text:line-break/>nuntur, quum nihil interea patiantur; et st quando quis</text:span></text:p>
      <text:p text:style-name="P30"><text:span text:style-name="T1">pileum aut galeam’capiti circumposuerit, nihil ex au-<text:line-break/>rium compressione offendi cernitur; molles enim quum<text:line-break/>mediocriter sint, </text:span><text:span text:style-name="T16">eoque </text:span><text:span text:style-name="T1">facile incidentibus cedunt, eorum<text:line-break/>vim exolvunt. Nam fi durae penitus aeque ac ossa es-<text:line-break/>sent, aut molles ut carnes, ductum alterum necessario<text:line-break/>accideret, aut enim rumperentur' facile, aut onmino con-<text:line-break/>tunderentur. Ob eam sane causam cartilaginosae exti-<text:line-break/>terunt. Cur autem omnino promineant, id protinus di-<text:line-break/>cam. Natura omnibus sensuum instrumentis operimen-<text:line-break/>tum fabricatur, aliis quidem, ne cerebrum, quod eis<text:line-break/>est propinquum, laedatur, nonnullis autem propter se-<text:line-break/>curitatem propriam. Ejus generis esse ostendimus, os<text:line-break/>olfactus instrumeuto praepositum, quod ethmoides nun-<text:line-break/>cupatur; atque etiam nasus totus ejus generis est propu-<text:line-break/>gnaculum. In oculis praeterea ostendebamus palpebras,<text:line-break/>nasum, tum quas malas vocitamus, superciliaque et cutis<text:line-break/>circumfusae motionem tutandorum ipsorum gratia exli-<text:line-break/>tiste. De "lingua vero nihil (opinor)' attinet dicere, ut</text:span></text:p>
      <text:p text:style-name="P30"><text:span text:style-name="T1">quae in ore; quasi specu quodam, est conclusa. Srrperest;<text:line-break/>igitur auditus lustrum </text:span><text:span text:style-name="T16">en </text:span><text:span text:style-name="T1">tum., in quo et ipso primum qui-<text:line-break/>dem meatus, qui est in osse petroso, involucrum effecit,<text:line-break/>ne quid eorum, quae extrinsecus incidunt, ipsi noceret,<text:line-break/>de quo flexu abunde antea tractavimus; postea vero,<text:line-break/>quemadmodum superciliorum pilos supra oculos constituit,<text:line-break/>qui priores, si quid a capite in ipsos deflueret, excipe-<text:line-break/>rent, ad eundem modum voluit auribus quidpiam ap-<text:line-break/>ponere. Verum in oculis quidem, quos loco sublimi sitos<text:line-break/>esse oportenat (id enim probavimus), magnum adeo pro-<text:line-break/>pugnaculum non efficere, ut ipsus obscuraret, ad rem<text:line-break/>magnopere pertinebat'; lu auribus vero contra se res<text:line-break/>habet, quae enim ipsis erant astruenda, non modo sonum<text:line-break/>illabi prohibere non debebant, sed insuper sonum ali-<text:line-break/>quem et ipsa fundere. Cujus rei Hadrianus Romanorum<text:line-break/>consul testis est locupletissimus</text:span><text:span text:style-name="T16">, </text:span><text:span text:style-name="T1">qui, quum sensum hunc<text:line-break/>laesum haberet, manus cavas, quo audiret facilius; a<text:line-break/>posterioribus' ad anteriora spectantes auribus obtendebat.</text:span></text:p>
      <text:p text:style-name="P30"><text:span text:style-name="T1">Huc accedit, quod et Aristoteles dicebat, equos, asinos,<text:line-break/>canes et reliqua animalia omnia, 'quae magnas habent<text:line-break/>aures, eas semper circumagere ac vertere.ad sonos ac<text:line-break/>voces, usum partium a natura edocta. At hominibus<text:line-break/>magnitudo tanta esset incommoda, dum caput pileis, aut<text:line-break/>galeis, aut aliis id genus tegere vellent, quod </text:span><text:span text:style-name="T2">,</text:span><text:span text:style-name="T4">ηοη</text:span><text:span text:style-name="T2"> </text:span><text:span text:style-name="T1">raro<text:line-break/>erant facturi; quandoquidem in .equis etiam bellicosis<text:line-break/>(quanquam asinis multo minores aures habeant) ea ma-<text:line-break/>gnitudo esset molesta, .quando caput eorum </text:span><text:span text:style-name="T16">esset </text:span><text:span text:style-name="T1">tegen-<text:line-break/>dum. Tantum autem sursum'eas extendi, meatibusque<text:line-break/>extare, quantum nunc extensae funt, praestiterat; ita<text:line-break/>enim simul adlcinant, meatumque operiunt, simul autem'<text:line-break/>nihil impediunt, quo minus quidvis capiti injiciatur.<text:line-break/>Merito igitur aut nihil omnino in hominibus moventur,'<text:line-break/>aut exiguum quendam atque obscurum habent motum;<text:line-break/>quum enim parvae sint, parum omnino aut prorsus<text:line-break/>nihil erat, quod nos juvissent, si mobiles ac versatiles<text:line-break/>essect. Porro,. quod extrinsecus quidem gibbae, intrlu-</text:span></text:p>
      <text:p text:style-name="P30"><text:span text:style-name="T1">secus </text:span><text:span text:style-name="T16">autem convexae </text:span><text:span text:style-name="T1">extiterlut, factum 'id propterea<text:line-break/>est, ne quid </text:span><text:span text:style-name="T16">in </text:span><text:span text:style-name="T1">meatum incideret, neve ipsae facile affi-<text:line-break/>cerentur; docuimus enim jam saepenurnero, quod rotun-<text:line-break/>dum est, omnium ab injuriis esse remotissimum. Ad<text:line-break/>eundem etiam usum utraque ipsarum multos habuit fle-<text:line-break/></text:span><text:span text:style-name="T16">xus; </text:span><text:span text:style-name="T1">magis </text:span><text:span text:style-name="T16">enim eo </text:span><text:span text:style-name="T1">modo complicari possunt atque </text:span><text:span text:style-name="T16">in<text:line-break/></text:span><text:span text:style-name="T1">sc </text:span><text:span text:style-name="T16">ipsas </text:span><text:span text:style-name="T1">duplicari, quam </text:span><text:span text:style-name="T16">si </text:span><text:span text:style-name="T1">simplex tota uniusque figurae<text:line-break/>utraque fuisset.</text:span></text:p>
      <text:h text:style-name="Heading_20_2" text:outline-level="2">Cap. XIII.</text:h>
      <text:p text:style-name="P8"><text:span text:style-name="T1">Caeterurn, quo pacto natura earum<text:line-break/>etiam pulchritudini providit, (nam id quoque ex abun-<text:line-break/>danti facere consuevit, nullam partem impolitam, neque<text:line-break/>illaboratam, aut sine rhythmo (iepore) relinqueiTs,) id jam<text:line-break/>confideres </text:span><text:span text:style-name="T16">licet. </text:span><text:span text:style-name="T1">Quemadmodum enim boni artifices<text:line-break/>praeter opus institutum artem suam ostentant, verbi<text:line-break/>gratia in claustiis, clypeis, et plerumque in ensium ca-<text:line-break/>pulis, ac nonnunquam etiam in phialis ornamentum<text:line-break/>quoddam ac statuarium opus aliquod, quod ad usum<text:line-break/>partis nihil pertineat, aut hederam quandam , aut vites<text:line-break/>flexuosas, aut cyparissum, aut id genus quidvis luscul-</text:span></text:p>
      <text:p text:style-name="P18"><text:span text:style-name="T1">pentes, </text:span><text:span text:style-name="T16">sic et </text:span><text:span text:style-name="T1">natura </text:span><text:span text:style-name="T16">ex abundanti </text:span><text:span text:style-name="T1">omnia membra, ea-<text:line-break/>que potissimum hominum exornavit. Quae. ornamenta<text:line-break/>multis in partibus clere apparent, obscurantur tamen<text:line-break/>aliquando ab ipsius usus splendore. In auribus certe<text:line-break/> manifeste apparent; quemadmodum (ni. fallor) et in cute<text:line-break/>extremi pudendi, quam praeputium appellant; item et<text:line-break/>in ipsis natium carnibus, evidenter autem partis ipsius<text:line-break/>turpitudinem, si nuda </text:span><text:span text:style-name="T16">fuisset, </text:span><text:span text:style-name="T1">simiam conspicatus agno-<text:line-break/>fces. In oculo porro, tametsi omnibus lus longe sit prae-<text:line-break/>stantior, pro nihilo ducitur pulchritudo, quod ipsius<text:line-break/>usus valde est admirabilis. Contemnitur et nest orna-<text:line-break/>tus, et labiorum, et aliorum sexcentorum, quod ipsa<text:line-break/>usus pulchritudo aspectus voluptatem multum superat.<text:line-break/>Quod si exiguum quiddam de labiis aut nasi alis fuerit<text:line-break/>abscissum, dictu difficile fuerit, quam deformis facies<text:line-break/>tota sit futura. Sed haec omnia (ut dixi) </text:span><text:span text:style-name="T16">a </text:span><text:span text:style-name="T1">natura non<text:line-break/>primo scopo, scd velut operis additamenta ac ludicra<text:line-break/>suerunt facta; quibus vero ipfa maxime incumbit, et in</text:span></text:p>
      <text:p text:style-name="P30"><text:span text:style-name="T1">quae semper intuetur, sunt ea, quae ad actiones atque<text:line-break/>usus pertinent Diximus enim antea, qua ratione actio<text:line-break/>ab usu differret; tum quod constructione quidem ac ge-<text:line-break/>neratione prior est partis actio, dignitate vero prior qui-<text:line-break/>dem est usus, actio autem posterior. Monstravimus au-<text:line-break/>tem et quod vera pulchritudo </text:span><text:span text:style-name="T16">ad </text:span><text:span text:style-name="T1">usus successum ac bo-<text:line-break/>nitatem </text:span><text:span text:style-name="T16">refertur; </text:span><text:span text:style-name="T1">tum quod primus partium omnium con-<text:line-break/>structionis scopus est usus.</text:span></text:p>
      <text:h text:style-name="Heading_20_2" text:outline-level="2"><text:span text:style-name="T8">Cap. XIV.</text:span></text:h>
      <text:p text:style-name="P8"><text:span text:style-name="T1">Porro, quod necesse fit naturam ex<text:line-break/>abundanti nonnunquam pulcluitudinem assequi, intelli-<text:line-break/>gunt ii, qui naturae opera perscrutantur; quod quum<text:line-break/>nusquam superiori sermone docuerim, de </text:span><text:span text:style-name="T16">eo </text:span><text:span text:style-name="T1">dicendum<text:line-break/>nunc mihi maxime putavi. Num pili, qui ad genas pro-<text:line-break/>veniunt , noh modo maxillas operiunt, verum etiam de-<text:line-break/>cus atque ornamentum afferunt. Venerandus enim ma-<text:line-break/>gis mas. apparet, idque potissimam, si aetatis progressu<text:line-break/>pili undique ei pulchre circumdantur; quae causa etiam<text:line-break/>fuit, cur malas , quas vocant, et nasum natura pilorum<text:line-break/>expertia ac nuda reliquent; fylvestris enim eo modo</text:span></text:p>
      <text:p text:style-name="P30"><text:span text:style-name="T1">ac fera facies tuta fuisset, haudquaquam animali man-<text:line-break/>sueto ac politico conveniens. Sed ad operimentum cerle<text:line-break/>malis ipsa ossium crassitias.’ confert, naso autem expira-<text:line-break/>tionis caliditas; proinde' ne haec quidem omnino sunt<text:line-break/>nuda.' Atque etiam oculos tangas licet, idque potissi-<text:line-break/>mum in frigore; tunc enim calidos evidentissime cogno-<text:line-break/>scas ; ' non initui ne'ipsi quidem nudi omnino, neque<text:line-break/>sine munimento, sunt adversus frigus, ut quibus calor in-<text:line-break/>situs opituletur, qui nullis operimentis externis indiget.<text:line-break/>Verumtamen mulieri totum corpus molle . lustar puero-<text:line-break/>rum semper ae' glabrum habenti ne faciei quidem gla-<text:line-break/>brities ornamenti expers erat futura, alloqui etiam ani-<text:line-break/>mal hoc mores non habet aeque venerandos, ac mascu-<text:line-break/>lus, proinde ne forma quidem ei erat opus veneranda;<text:line-break/>saepe enim jam, ne dicam per totum sermonem, osten-<text:line-break/>dimus, ’ naturam’ animae moribus corporis formam fecisse<text:line-break/>convenientem. Sed ne operimento quidem muliebre<text:line-break/>enns eximio indigebat, quo frigus propelleret, ut quod</text:span></text:p>
      <text:p text:style-name="P30"><text:span text:style-name="T1">domi partem maximam sese contineat; capite tamen<text:line-break/>comato tegumenti- gratia et', ornatus egebat, quod:ipfis<text:line-break/>cum viris jam est commune..- <text:s/>Quin et propter usum<text:line-break/>alium, necessarium tum genarum' tnm capitis pili nobis<text:line-break/>insunt Quum enim ex humoribus halitus, sursum ad ca-<text:line-break/></text:span><text:span text:style-name="T21">put </text:span><text:span text:style-name="T1">efferatur;- crassioribus ejus excrementis potissimum </text:span><text:span text:style-name="T21">ad '<text:line-break/></text:span><text:span text:style-name="T1">pilorum <text:s/>alimentum </text:span><text:span text:style-name="T21">’ </text:span><text:span text:style-name="T1">natura abutitur. In viris autem,<text:line-break/></text:span><text:span text:style-name="T21">quanto </text:span><text:span text:style-name="T1">hi mulieribus sunt calidiores, tanto haec quoque<text:line-break/>excrementa sinit 'plura</text:span><text:span text:style-name="T16">; </text:span><text:span text:style-name="T1">proinde, duplicem iis natura lu-<text:line-break/></text:span><text:span text:style-name="T21">venit </text:span><text:span text:style-name="T1">vacnationem,;alteram ex capitis, alteram ex gena-<text:line-break/>rum </text:span><text:span text:style-name="T21">pilis. . </text:span><text:span text:style-name="T1">At de his'quidem </text:span><text:span text:style-name="T16">haec </text:span><text:span text:style-name="T1">sufficiant. Cur autem<text:line-break/>frons quoque pilos non habeat, quomodo et caput totum,<text:line-break/>tum- </text:span><text:span text:style-name="T21">cur </text:span><text:span text:style-name="T1">sola </text:span><text:span text:style-name="T21">cutis' </text:span><text:span text:style-name="T1">frontis motu voluntario sit praedita,<text:line-break/>dicenduui' deinceps suerit. . Tegitur siquidem certe et<text:line-break/>frons a pilis capitis; -quantum volumus; ut. ea certe<text:line-break/>ratione pilis propriis-ipsi non sit opus. Quod si pilos-<text:line-break/></text:span><text:span text:style-name="T21">produxisset,</text:span><text:span text:style-name="T1">tundere ipsam assidue nobis fuisset necesse,-</text:span></text:p>
      <text:p text:style-name="P30"><text:span text:style-name="T1">quod ipsa oculis incumberet. </text:span><text:span text:style-name="T16">Porro </text:span><text:span text:style-name="T1">tum </text:span><text:span text:style-name="T16">alibi tum </text:span><text:span text:style-name="T1">etiam<text:line-break/>in instrumentis alimento </text:span><text:span text:style-name="T16">dicatis </text:span><text:span text:style-name="T1">demonstravimus natu-<text:line-break/>ram magna cura providisse,”</text:span><text:span text:style-name="T16">ne corpus </text:span><text:span text:style-name="T1">homini negotium<text:line-break/>subinde facesseret,, neve illum sibimecessario- serviendo<text:line-break/>instar mancipii semper haberet addictum. Conveniebat<text:line-break/>enim (opinor)-animali sapienti </text:span><text:span text:style-name="T16">ac </text:span><text:span text:style-name="T1">civili corporis curam<text:line-break/>habere mediocrem,, non quo modo nunc vulgo homines<text:line-break/>solent; qui amicum, quempiam illorum operam impio-<text:line-break/>rantern subterfugiunt, sibi ipfis negotium este excusantes;<text:line-break/>post- autem aliquo fecedentes picantur ac comuntur,<text:line-break/>vitamque omnem in cultu corporis, non necessario con-<text:line-break/>fumunt prorsus, an corpore quippiam habeant praestan-<text:line-break/>tius, . ignorantes. Sed horum quidem</text:span><text:span text:style-name="T10">1</text:span><text:span text:style-name="T1"> misereri oportet,<text:line-break/>nos aulem quae sunt proposita inquirere atque ostendere,<text:line-break/>non modo propter oculos frontis cutem glabram merito<text:line-break/>extitisse, scd etiam ob </text:span><text:span text:style-name="T16">eos </text:span><text:span text:style-name="T1">ipsus-motu voluntario esse<text:line-break/>praeditam.. Oportebat enim eos multum posse .aperiri,<text:line-break/>quum externa multa uno tempore lutueri conarentur, ac<text:line-break/>rursiis, dum clauduntur', cogi' ac constringi,ad unguem</text:span></text:p>
      <text:p text:style-name="P30"><text:span text:style-name="T1">ab omnibus circumjacentibus</text:span><text:span text:style-name="T16">,' </text:span><text:span text:style-name="T1">quum alicujus incursum<text:line-break/>contra sese metuunt. Ad utrosqne igitur usus natura<text:line-break/>cuti omni ipfis circumfusae, tum ei, quae supra in<text:line-break/>fronte est, tum ei, quae infra est ad malas, motum vo-<text:line-break/>luntarium adhibuit, ut alternarim tum extensa tum<text:line-break/>rursus in </text:span><text:span text:style-name="T16">se </text:span><text:span text:style-name="T1">ipsam replicata aperire oculos ac claudere<text:line-break/>queat. Caeterum ne superciliorum quidem pilos neglexit,<text:line-break/>sed solos certe hos, tuar </text:span><text:span text:style-name="T16">eos, </text:span><text:span text:style-name="T1">qui in palpebris insunt, ae-<text:line-break/>qualem semper servare magnitudinem instituit; quanquam<text:line-break/>capitis quidem ac maxillarum plurimum augeri possint,<text:line-break/>quandoquidem in iis usus erat duplex, alius quidem,<text:line-break/>qui ad partes operiendas pertineret, alius autem ad craf-<text:line-break/>siora excrementa consumenda. Quorum prior admodum<text:line-break/>est multiplex, quum neque per-omnes aetates operimento<text:line-break/>itidem egeamus, neque per anui tempora, aut regiones,<text:line-break/>aut corporis constitutiones; non enim capilli conveniunt<text:line-break/>itidem viro, puero et seni, neque etiam mulieri, neque</text:span></text:p>
      <text:p text:style-name="P18"><text:span text:style-name="T1">aestate aut hieme, neque in loco calido aut frigido,<text:line-break/>quemadmodum neque ei, qui ophthalmia aut capite alio-<text:line-break/>qui laboravit, et sanissimo. Satius itaque fuit nos, tem-<text:line-break/>poris mutationi servientes, capillos alias </text:span><text:span text:style-name="T16">magnos, </text:span><text:span text:style-name="T1">alias<text:line-break/>minores facere. Oculorum porro pilis </text:span><text:span text:style-name="T16">ac </text:span><text:span text:style-name="T1">superciliorum<text:line-break/>si quid addideris aut abstuleris, illorunf usum corrum-<text:line-break/>pas,; illi enim, ne quod corporum exiguorum oculis pate-<text:line-break/>factis lucideret, velut vallum 'quoddam ipsis funt praepo-<text:line-break/>siti, Eos autcrn instar muri cujusdam propulsare oporte-<text:line-break/>bat, ac primos omnia, quae a capite defluerent, exci-<text:line-break/>pere. Si igitur eos quam oporteat minores aut rariores<text:line-break/>effeceris, tantum etiam usum vitiaveris, siquidem illi in-<text:line-break/>cidere in ipsos, lii vero influere permittent, quae prius<text:line-break/>coercebant; sin vero majores eos aut densiores effeceris,<text:line-break/>non amplius vallum aut murus oculis, scd carceri cui-<text:line-break/>dair simile fuerit id operimentum; pupillas enim occul-<text:line-break/>tabunt atque obscurabunt, quas tamen omnium instru-,<text:line-break/>ineiiiorum minime obscurari oportebat. Num igitur, no-</text:span></text:p>
      <text:p text:style-name="P18"><text:span text:style-name="T1">siri opifex solis his pilis aequalem semper servare magni-<text:line-break/>tudinem praescripsit; hi autem sive imperium praescri-<text:line-break/>bentis metuentes, sive Deum ipsum praecipientem reve-<text:line-break/>riti, sive melius esse hoc facere persuasi, observant id,<text:line-break/>ut mandatum sibi fuerat? An Moses quidem ita de na-<text:line-break/>tura ratiocinabatur, et melius hic quam Epicurus? Opti-<text:line-break/>mum tamen est,' neutro modo dicere, sed generationis<text:line-break/>principium, quod a Creatore ducitur, quo modo Moses,<text:line-break/>in omnibus generandis servantes, quod ad materiam at-<text:line-break/>tinet, ei adjicere. Ob </text:span><text:span text:style-name="T16">eam </text:span><text:span text:style-name="T1">namque causam conditor<text:line-break/>nostri aequalem semper magnitudinem ser-andi necessita-<text:line-break/>tem ipsis imposuit, quod id erat melius; postea vero<text:line-break/>quam ejusmodi efficere pilos constituit, his quidem dn~.<text:line-break/>rnm corpus instar cartilaginis cujusdam subjecit, - aliis<text:line-break/></text:span><text:span text:style-name="T43">z</text:span><text:span text:style-name="T37"> </text:span><text:span text:style-name="T1">autem cutem duram cartilagini per supercilia connexam.</text:span></text:p>
      <text:p text:style-name="Standard"><text:span text:style-name="T1">Non enim fat erat eos duntaxat velle tales esse;.neque<text:line-break/>enim, si lapidem repente velit facere hominem, efficere id<text:line-break/>poterit; atque id est, lu quo opinio nostra ae Platonis,.</text:span></text:p>
      <text:p text:style-name="P30"><text:span text:style-name="T1">tum </text:span><text:span text:style-name="T16">aliorum, qui </text:span><text:span text:style-name="T1">apud.'Graecos de rerum natura recte<text:line-break/>conscripserunt, 'a.Mose dissidet. </text:span><text:span text:style-name="T16">Satis </text:span><text:span text:style-name="T1">enim habet </text:span><text:span text:style-name="T16">is,<text:line-break/></text:span><text:span text:style-name="T1">si Deus </text:span><text:span text:style-name="T16">materiam </text:span><text:span text:style-name="T1">exornare ’ velit, </text:span><text:span text:style-name="T16">ea </text:span><text:span text:style-name="T1">autem repente pa-<text:line-break/>ret, </text:span><text:span text:style-name="T16">est </text:span><text:span text:style-name="T1">exornata; </text:span><text:span text:style-name="T16">omnia </text:span><text:span text:style-name="T1">enim Deum </text:span><text:span text:style-name="T16">facere </text:span><text:span text:style-name="T1">posse ar--<text:line-break/>bitrabatur, </text:span><text:span text:style-name="T16">etiamsi </text:span><text:span text:style-name="T1">ex </text:span><text:span text:style-name="T16">cinere </text:span><text:span text:style-name="T1">equum </text:span><text:span text:style-name="T16">aut </text:span><text:span text:style-name="T1">bovem facere<text:line-break/>velit Nos autem non ita ientimus, </text:span><text:span text:style-name="T16">scd </text:span><text:span text:style-name="T1">confirmamus,<text:line-break/>quaedam naturam facere non </text:span><text:span text:style-name="T16">posse, eaque </text:span><text:span text:style-name="T1">Deum ne' ag-<text:line-break/>gredi quidemOmnino, </text:span><text:span text:style-name="T16">scd ex </text:span><text:span text:style-name="T1">iis, </text:span><text:span text:style-name="T16">quae </text:span><text:span text:style-name="T1">facere potest,<text:line-break/>quod melius est, eligere. Jam </text:span><text:span text:style-name="T16">vero </text:span><text:span text:style-name="T1">cum pilos in palpe-<text:line-break/>bris satius esset aequales semper esse magnitudine </text:span><text:span text:style-name="T16">ac<text:line-break/></text:span><text:span text:style-name="T1">numero, non ipsum quidem id voluisse affirmamus,''illos<text:line-break/>autem mox factos fuisse, neque enim id facere potuisset;<text:line-break/>affirmamusque. eos, etiamsi millies voluisset,^ nunquam<text:line-break/>tamen </text:span><text:span text:style-name="T16">tales </text:span><text:span text:style-name="T1">futuros, </text:span><text:span text:style-name="T16">si </text:span><text:span text:style-name="T1">ex cute molli producti fuissent;<text:line-break/>nam (ut alia omittam) recti </text:span><text:span text:style-name="T16">stare omnluo non </text:span><text:span text:style-name="T1">pottiif-<text:line-break/>sieut, nisi in </text:span><text:span text:style-name="T16">duro </text:span><text:span text:style-name="T1">siri fuissent. Utraque sane Deo attri-<text:line-break/>buimus, tum ejus quod'est melius in ipsis opificiis ele-<text:line-break/>ctionem , tum etiam materiae delectum; quum- enim simul</text:span></text:p>
      <text:p text:style-name="P30"><text:span text:style-name="T1">rectos stare in palpebris pllos oporteret, simul autem<text:line-break/>aequales magnitudine semper conservari </text:span><text:span text:style-name="T16">ac </text:span><text:span text:style-name="T1">numero,<text:line-break/>corpori cartilaginoso, eos affixit; quos si substantiae cui-<text:line-break/>piam molli ac carnosae iusixisset, non Mose modo, ve-<text:line-break/>iurn etiam .malo,-imperatore esset inertior, qui murum lu<text:line-break/>palude aut </text:span><text:span text:style-name="T21">vallum </text:span><text:span text:style-name="T1">jaceret. Quod autem superciliorum<text:line-break/>etiam pili iidem </text:span><text:span text:style-name="T21">. </text:span><text:span text:style-name="T1">semper confer ventus, ad eandem id<text:line-break/>materia electionem pertinet. Quemadmodum enim here<text:line-break/>bae </text:span><text:span text:style-name="T16">ac </text:span><text:span text:style-name="T1">plantae,, quae ex terra hurnida ac pingui pro-<text:line-break/>veniunt, altissime crescunt, quae vero ex petrosa" ac<text:line-break/>squallente, parvae ac durae, nulliusque incrementi per-<text:line-break/>manent; ad eundem, opinor, modum et pili, qui esc<text:line-break/>humidrs ac mollibus. partibus emergunt, plurimi sunt<text:line-break/>incrementi, cujusmodi sunt in capite, axillis ac puden-<text:line-break/></text:span><text:span text:style-name="T21">dis, . </text:span><text:span text:style-name="T1">qui vero ex duris atque aridis, exiles sunt ac nul,<text:line-break/>lius incrementi.:: Quocirca duplex ipsis est origo, quem-<text:line-break/></text:span><text:span text:style-name="T21">admodum herbis </text:span><text:span text:style-name="T1">ac plantis, ulia quidem a conditoris<text:line-break/></text:span><text:span text:style-name="T21">providentia, </text:span><text:span text:style-name="T1">alia </text:span><text:span text:style-name="T21">vero a </text:span><text:span text:style-name="T1">loci natura. Quandoquidem</text:span></text:p>
      <text:p text:style-name="P30"><text:span text:style-name="T1">agrum videre saepe est, quum 'triticum aut hordeum<text:line-break/>adhuc quasi herbae quaedam tenerae ac parvae emer-<text:line-break/>gunt, </text:span><text:span text:style-name="T16">iis </text:span><text:span text:style-name="T1">esse refertum,- ac praedium quoddam aliud<text:line-break/>non aliter quam agrum densum et 'verae herbae plenum;<text:line-break/>verum hoc quidem humor innatus, arvum autem agri-<text:line-break/>colae providentia refersit- Quod si qui sint; qui-formam<text:line-break/>feminum nuper e </text:span><text:span text:style-name="T16">terra </text:span><text:span text:style-name="T1">natorum ab alia herba discernere<text:line-break/>nequeant,, solus ordo enatorum 'indicare ipsam potest;<text:line-break/>ortus enim ipsorum aequabilitas, tum externae circuin-<text:line-break/>fcriptiones lineis duqtae.falis ostendunt, praedium' arti-<text:line-break/>ficio quodam ac providentia agricolae fuisse densatum; </text:span><text:span text:style-name="T21"><text:line-break/></text:span><text:span text:style-name="T1">lu spontaneis vero densitatibus contra omnino accidit,<text:line-break/>neque enim aequalis est proventus,' neque</text:span><text:span text:style-name="T21">.</text:span><text:span text:style-name="T1">certis quibus-<text:line-break/>tam limitibus distinctus. Ejus' generis funt pui tum<text:line-break/>axillarum, tum -aliorum membrorumynullis certis'lineis<text:line-break/>descripti, quemadmodum, funt </text:span><text:span text:style-name="T21">ii,. </text:span><text:span text:style-name="T1">qui in.palpebris, </text:span><text:span text:style-name="T21">su-<text:line-break/></text:span><text:span text:style-name="T1">perciliis <text:s/>ae </text:span><text:span text:style-name="T21">.capite -</text:span><text:span text:style-name="T1">sunt, . scd inaequales habentes </text:span><text:span text:style-name="T21">ter-<text:line-break/></text:span><text:span text:style-name="T1">ininos, nullo que . ordine projecti,., quandoquiuem a loci</text:span></text:p>
      <text:p text:style-name="P30"><text:span text:style-name="T1">humore provenerunt, neque ipsius opificis sunt opera;<text:line-break/>quo fit, </text:span><text:span text:style-name="T21">nt. </text:span><text:span text:style-name="T1">calidis naturis sint plurimi, frigidis autem<text:line-break/>nulli omnino, aut paucissimi gignantur. Quorum autem<text:line-break/>opifex ipfe curam habet, quemadmodum arvi agricola,<text:line-break/>ii in omnibus naturis insunt, calidis, frigidis, humidis,<text:line-break/>siccis; nisi si quando prorsus supra modum fuerint lu-<text:line-break/>temperatae, cujusmodi est . petrosa atque arenosa terra.<text:line-break/>Ut igitur terra omnis folertiam agricolae recipit praeter<text:line-break/>eam, quae adeo est prava, ita etiam omnis temperatura<text:line-break/>corporis fana artem opificis animalium admittit. Nec<text:line-break/>defluunt hi palpebrarum aut superciliorum pili, nisi<text:line-break/>in magnis partis affectibus; quemadmodum nec a capite<text:line-break/>etiam defluunt, nisi in ejus affectibus quidem, fed quam<text:line-break/>praedictorum minoribus. </text:span><text:span text:style-name="T21">. </text:span><text:span text:style-name="T1">Nam plantae, quae in terra,<text:line-break/>dura atque arida proveniunt, quemadmodum generatio-<text:line-break/>nem habent difficilem, multamque postulant providen-.<text:line-break/>tiam, ita interitum habent difficilem; fortiter enim radi-<text:line-break/>cibus funt fixae, continenturque undique ac constrlugun-.<text:line-break/>tur. Ad eundem utique modum, et Aethiopum capita</text:span></text:p>
      <text:p text:style-name="P30"><text:span text:style-name="T1">parvos quidem nulliusque incrementi habent capillos prae-<text:line-break/>cutis siccitate, verum non facile calvescunt. Quae orn-<text:line-break/>uia quum opifex provideret, lu palpebris quidem et<text:line-break/>superciliis satius esse ratus exiguos quidem et nullius<text:line-break/>incrementi, verum stabiles pilos efficere, in cute dura<text:line-break/>ac cartilaginosa radices eorum, quasi in lapidosa quadam<text:line-break/>atque argillacea terra, fixit; . in lapidem enim plautae<text:line-break/>principium inseri omnluo non poterat, quemadmodum<text:line-break/>certe nec in os pili radix. lu capite vero (locus enim<text:line-break/>iste erat jam temperatus) velut arvum ipsorum fecit,<text:line-break/>quod partim affluentis humiditatis quidpiam ebiberet, ne<text:line-break/>ea partibus subjectis esset perniciosa-, partim autem et<text:line-break/>caput ipsum nonnihil operiret. Jam vero et circum<text:line-break/>pudenda pili quoque necessario provenerunt (calida enim<text:line-break/>ac humida sunt </text:span><text:span text:style-name="T16">haec </text:span><text:span text:style-name="T1">loca) operimentumque' </text:span><text:span text:style-name="T16">ac </text:span><text:span text:style-name="T1">ornamen-<text:line-break/>tum ejus loci partibus praebent, <text:s/>non aliter quam nates </text:span><text:span text:style-name="T37">-<text:line-break/></text:span><text:span text:style-name="T1">quidem ano, praeputium autem pudendo; his enim, quae<text:line-break/>necessariam habent generationem^ opifex passim belle</text:span></text:p>
      <text:p text:style-name="P30"><text:span text:style-name="T1">abutitur, ut qui in omnibus excellit, atque in melioris<text:line-break/>electione et eo efficiendo admodum est ingeniosus.</text:span></text:p>
      <text:h text:style-name="Heading_20_2" text:outline-level="2">Cap. XV.</text:h>
      <text:p text:style-name="P8"><text:span text:style-name="T1">Quum igitur partes omnes eo modo<text:line-break/>exornaret, eas, quae ad supercilia pertinent, non prae-<text:line-break/>teriit, neque aliam quamvis, sed (quod nuper diximus)<text:line-break/>convenientem cuique eorum, quae facturus est, materiam<text:line-break/>prius subjicit, tum autem ex ea, quod convenit, efficit.<text:line-break/>Nam quod frontis cutim moveri praestiterat, supra corn-<text:line-break/>prehensum fuit; quod autem fieri non potest,' ut sine'<text:line-break/>musculo pare quaeris motu voluntario agatur, quum<text:line-break/>exploratum ei esset, musculosam quandarn substantiam<text:line-break/>ac tenuem ipsi subjecit; nam musculorum moles semper<text:line-break/>efficit, ut cuiusque partis movendae magnitudo postulat.<text:line-break/>Atque in hoc solo cutis substantiae musculosae est unita,<text:line-break/>quemadmodum partes manuum internae et plantae pe-<text:line-break/>dum cum tendone coalescunt. Quod autem non de no-<text:line-break/>mluibus nimium anxius, sed eorum discrimen volens<text:line-break/>ostendere, verbo uniri in fronte sum usus, in pedibus'</text:span></text:p>
      <text:p text:style-name="P30"><text:span text:style-name="T1">vero ac manibus coalescere, intelliges aperte, si accu-<text:line-break/>rate partes ipsas voles dissecare. Nam tendones (ut, dum<text:line-break/>sie. ipfis ageremus,- docebamus) a musculis superioribus<text:line-break/>lu cutim manus internam et pedis imam descendentes<text:line-break/>eas scnsiles magis et glabras minusque circumversatiles,<text:line-break/>quam alias cutes, efficiunt; in fronte vero substantiae<text:line-break/>subjectae, quae‘musculosa est, pars superficiaria ipfi cu-<text:line-break/>tis efficitur; <text:s/>tertia vero alia cutis est differentia, -quae<text:line-break/>in tuto inest animali, </text:span><text:span text:style-name="T16">quaeque </text:span><text:span text:style-name="T1">cunr subjecta musculosa<text:line-break/>substantia haeret appensa, non autem coaluit; quarta<text:line-break/>deinde est labiorum, cum qua muscnsi fimus (ut ita di-<text:line-break/>cam.) pereunt, cutique per totum commiscentur; quorum<text:line-break/>nihil temere, neque scusira factum fuit.- Caeterum par-<text:line-break/>tes quidem eas supra expofiimus, diximusque, quod eae<text:line-break/>melius aliter habere non poterant; de cute vero omni,<text:line-break/>quae est ad oculos, hoc sermone, qui nunc est in mani-<text:line-break/>bus, <text:s/>dicere institueramus, cum ostenderemus, quod a<text:line-break/>partibus subjectis excoriari non poterat, tum quod idem</text:span></text:p>
      <text:p text:style-name="P30"><text:span text:style-name="T1">ipsum partibus manuum internis ac pedibus imis inerat;<text:line-break/>at neutra harum, quo modo </text:span><text:span text:style-name="T16">ea, </text:span><text:span text:style-name="T1">quae est in fronte, est<text:line-break/>laxa, neque motum habet sensibilem, ut quae neque ad<text:line-break/>eundem ulum ejusmodi sit comparata; hic vero in<text:line-break/>fronte, nisi laxa esset, moveri motu voluntario non pos-<text:line-break/>siet. Quomodo autem id ei insit, protinus subjiciam.<text:line-break/>Subjectae quidem musculosae substantiae ubique est, unita<text:line-break/>ipsius superficialia pars, a subjectis tamen ossibus est<text:line-break/>folusa; distinguitur enim ab eis per periollium membra-<text:line-break/>nam, quae et ipsa tota laxa ossibus incumbit, nulla<text:line-break/>membrana illis coalescente, scd per tenues quasdam fi-.<text:line-break/>bras eis appensa. Nusquam igitur alibi ejusmodi cutis<text:line-break/>fubstantium reperias, qucd ejus nullus erat usus. In<text:line-break/>malarum autem partibus, quae ad oculos pertinent, mu-<text:line-break/>sculorum quidem subjectam substantiam haudquaquam-<text:line-break/>reperias, sed quo modo cutem totam laxam adhuc ha-<text:line-break/>bentem subjectam periostium membranam. Quod aulem<text:line-break/>pars ejus inferior buccis coalescat, superior vero, subje-<text:line-break/>ctae in fronte musculosae substantiae sit.unitu, simul cum</text:span></text:p>
      <text:p text:style-name="P30"><text:span text:style-name="T1">his moveri potuit; quintamque hanc, si vis, praedictis qua-,<text:line-break/>tuor speciem cutis annumera, verum secundum propriam<text:line-break/>speciem nihil a totius animalis cute discrepat. Quod vero<text:line-break/>sola a duabus cutibus., iisque mobilibus contineatur, cum<text:line-break/>ipfis unita ac coalescens, ea ratione . motu voluntario,<text:line-break/>fuit praedita, lu eoque jam a reliqua totius animalis<text:line-break/>cute dissidet. Ab eadem opificis industria labiorum quo-<text:line-break/>que substantia fola ejusmodi extitit, ut eam aut muscu-..<text:line-break/>lum pro cute, aut cutem musculosam .juste vocites; nam<text:line-break/>et moveri ipsam motu voluntario oportebat, multoque<text:line-break/>aliis musculis esse duriorem: unde ex cute ac musculo<text:line-break/>ipsam temperavit.</text:span></text:p>
      <text:h text:style-name="Heading_20_2" text:outline-level="2">Cap. XVI.</text:h>
      <text:p text:style-name="P8"><text:span text:style-name="T1">Quatuor autem sunt musculorum ad<text:line-break/>labra pervenientium principia, perspicua quidem ac ma-<text:line-break/>nifesta ante, quam cuti permisceantur, cum ea vero ad-<text:line-break/>mixta amplius omnino non apparent, ab illiusque fub-e<text:line-break/>flentia separari nequeunt; nam (quemadmodum ante do-<text:line-break/>cuimus) ex tota cutis substantia toti musculosae subsunt-</text:span></text:p>
      <text:p text:style-name="P30"><text:span text:style-name="T1">tiae admixta animalium </text:span><text:span text:style-name="T16">labia </text:span><text:span text:style-name="T1">sunt constata. Cur’ autem<text:line-break/>quatuor lu ipsa musculi prorumpant, et cur duo quidem<text:line-break/>ab </text:span><text:span text:style-name="T16">ora </text:span><text:span text:style-name="T1">ultima maxillae inferioris oriantur, reliqui vero<text:line-break/>duo purum sub malis, postremo cur neque plures eos<text:line-break/>esse oportebat, neque pauciores, neque majores, neque<text:line-break/>minores, neque aliunde ortos, ea jam explicabo. Qua-,<text:line-break/>tuor quidem sunt musculi, quod motuum principia qua-<text:line-break/>tuor labiis esse 'oportebat</text:span><text:span text:style-name="T16">, </text:span><text:span text:style-name="T1">utrique scilicet duo; unum<text:line-break/>quidem, quod ad laevam, alterum aulem, quod ad dex-<text:line-break/>tram ipsa circumageret; quibus movendorum instrumen-<text:line-break/>torum magnitudines proportione respondenti Capita au-<text:line-break/>tem sunt appensa aliis quidem superne versus malas,<text:line-break/></text:span><text:span text:style-name="T21">motus </text:span><text:span text:style-name="T1">enim obliquos utrique labii </text:span><text:span text:style-name="T21">parti </text:span><text:span text:style-name="T1">erant praebituri</text:span><text:span text:style-name="T21">; .<text:line-break/></text:span><text:span text:style-name="T1">inseriormn rursus obliqua quidem omnis etiam </text:span><text:span text:style-name="T21">est </text:span><text:span text:style-name="T1">positio,<text:line-break/></text:span><text:span text:style-name="T21">obliqui </text:span><text:span text:style-name="T1">vero sunt et motus. Opificis autem solertia si-<text:line-break/>milis </text:span><text:span text:style-name="T21">hic </text:span><text:span text:style-name="T1">quoque est ei, quam millies jam monfcavimus.<text:line-break/>Quandoquidem per quatuor musculos motus octo effecit,</text:span><text:span text:style-name="T21">.<text:line-break/></text:span><text:span text:style-name="T1">quatuor quidem obliquos, in utroque labio duos; praeter<text:line-break/></text:span><text:span text:style-name="T21">eos </text:span><text:span text:style-name="T1">autem alios rectos quatuor, </text:span><text:span text:style-name="T21">duos quidem </text:span><text:span text:style-name="T1">omnino</text:span></text:p>
      <text:p text:style-name="P30"><text:span text:style-name="T1">rectos, quun. scilicet labia plurimum a sese distant, al- </text:span><text:span text:style-name="T37"><text:line-break/></text:span><text:span text:style-name="T1">lerum quidem sursum ad nufum prolensum, alterum<text:line-break/>deorsum ad mentum detractum;, tum quando inter sc'<text:line-break/>committuntur, <text:s/>superao scilicet deorsum, luseruo autem<text:line-break/>sursum tracto. . Quemadmodum enim in carpo ac bra-<text:line-break/>chio ostendimus ex obliquis motibus rectos fieri, sic et<text:line-break/>in labiis accidit; si enim musculus solus utriusvis labii,<text:line-break/>agat, motus </text:span><text:span text:style-name="T16">fit </text:span><text:span text:style-name="T1">ad obliquum,, sin vero tensi utrique sue-;<text:line-break/>rint, eo. modo jam totum simul labrum sursum quidem<text:line-break/>a musculis superi oribus trahitur, deorsum autem ab in-<text:line-break/>ferioribus. Atque etiam tensis fibris externis labia foras<text:line-break/>deflectere, intro autem cedere ac complicari ab internis<text:line-break/>accidit; ut, fi duos hos motus iis, qui plane sunt recti,<text:line-break/>annumeres, quatuor quidem ex abundanti accedentes,<text:line-break/>octu autem .omnino labrorum motus reperias. Quatuor<text:line-break/>enim sunt obliqui; eorum vero, qui extrinsecus eis ac-<text:line-break/>cedunt, quos nunc recensuimus, primus quidem, dum<text:line-break/>labia diducuntur, efficitur; secundus vero,, cum coeunt;</text:span></text:p>
      <text:p text:style-name="P30"><text:span text:style-name="T1">tertius autem, cum suras digrediuntur; quartus, cum<text:line-break/>complicantur. Ut autem </text:span><text:span text:style-name="T16">maximi </text:span><text:span text:style-name="T1">non hi soli, sed cum<text:line-break/>eis lii etiam,. qui lu buccis sunt, efficerentur, musculunr,<text:line-break/>latuiu , ac tenuem natura extrinsecus subjecit, unum in<text:line-break/>parte </text:span><text:span text:style-name="T21">, </text:span><text:span text:style-name="T1">utraque usque ad colli, spinam pertinentem. Fe-<text:line-break/>runtur autem fibrae ipsorum, fursum, .aliae quidem a<text:line-break/>sterno et a clavium utraque., qua sterno est continua,<text:line-break/>rectae versus labrum inferius, aliae vero a reliqua cla-.<text:line-break/>viurn parte, obliquae jam ad clavium latera; quibus aliae<text:line-break/>magis adhuc obliquae sunt, quae ab omoplatis sursum<text:line-break/>et ad labiorum latera ascendunt, ac quicquid buccarum his </text:span><text:span text:style-name="T21">'<text:line-break/></text:span><text:span text:style-name="T1">est propinquum; nam quod buccarum est reliquum, id omne<text:line-break/>retro aliae quaedam fibrae' ad aures trahunt. Porro mu-<text:line-break/>sculus is anatomicis viris erat ignotus, tametsi ex omni-<text:line-break/>bus propemodum colli partibus nervorum vim immensam<text:line-break/>recipit; verum motus ejus perspicue tibi' apparebit, si,<text:line-break/>clausa exacte maxilla, labia et buccas longissime ad</text:span></text:p>
      <text:p text:style-name="P30"><text:span text:style-name="T1">partes omnes, quas dixi, velis abducere. Hujus autem<text:line-break/>musculi actione inventa; statim et usus cognoscitur, quod-<text:line-break/>ad sermonem scilicet </text:span><text:span text:style-name="T16">ac </text:span><text:span text:style-name="T1">masticationem valde confert..<text:line-break/>Quod- autem praestiterat nervos quoque ad.labrum infe-<text:line-break/>rius ab iis, qui per- marillam inferiorem feruntur, de-<text:line-break/>ducere, </text:span><text:span text:style-name="T16">ad </text:span><text:span text:style-name="T1">alterum- vero </text:span><text:span text:style-name="T16">ab </text:span><text:span text:style-name="T1">iis, qui feruntur per su-<text:line-break/>periorern, id quoque arbitror esse perspicuum. Ad eun-<text:line-break/>dem modum et arterias </text:span><text:span text:style-name="T16">ac </text:span><text:span text:style-name="T1">venas a propluqurs in ipsu-.<text:line-break/>rum utrumque producere multo praestiterat, quam a locis<text:line-break/>quibusdam remotioribus inducere ac requirere. Verum<text:line-break/>de jusia arteriarum, venarum </text:span><text:span text:style-name="T16">ac </text:span><text:span text:style-name="T1">nervdrum in membra<text:line-break/>omnia distributione procedente sermone exequemur.</text:span></text:p>
      <text:h text:style-name="Heading_20_2" text:outline-level="2"><text:span text:style-name="T8">Cap. XVII.</text:span></text:h>
      <text:p text:style-name="P8"><text:span text:style-name="T1">Quod’ autem nasi alas cartilaginosas si-<text:line-break/>rnul esse atqueanimalis, arbitratu moveri oportebat;<text:line-break/>partim quidem ante decuimus, partim vero et nunc ad-<text:line-break/>monebimus. In. inspirationibus paulo majoribus et su-.<text:line-break/>bitis, item et efflationibus motus earum non parum.<text:line-break/>confert; quae causa sane fuit, cur mobiles exsilerint</text:span></text:p>
      <text:p text:style-name="P30"><text:span text:style-name="T1">Cartilaginosae vero fuerunt, quod ea substantia non facile<text:line-break/>contundatur, nec rumpatur. Ex animalis porro volun-<text:line-break/>tate moventur, quod ita fieri praestiterat, quam sine vo-<text:line-break/>luntate , quo modo arterias, moveri; qubd nisi quis jam<text:line-break/>intelligere </text:span><text:span text:style-name="T16">per </text:span><text:span text:style-name="T1">fe queat, </text:span><text:span text:style-name="T16">quae </text:span><text:span text:style-name="T1">passim antea inculcavimus,<text:line-break/>non fatis attente perlegit. Quin et quod musculos eis<text:line-break/>inferi fuit necesse, si quidem motum erant habituri:, id<text:line-break/>quoque cuivis arbitror esse perspicuum, cum jam millies<text:line-break/>de musculorum motu ac natura audierit. Sed funt for-<text:line-break/>lassis, qui discere a nobis cupiant, quinam sint hi mu-<text:line-break/>sculi, et quanti; tum autem, quaenam eorum sit positio,<text:line-break/>et turde profecti ad nasi alas perveniant; non enim am-<text:line-break/>plius haec ratione, fed ex anatome inveniuntur. Docea-»<text:line-break/>mus igitur jam primum, eos fubtus malas enasci juxta<text:line-break/>principia musculorum ad labia descendentium; . deinceps<text:line-break/>autem et positionem, quod scilicet quadamtenus cum his<text:line-break/>conjuncti, semper magis magisqne obliqui ad nasum dis<text:line-break/>grediuntur. Exigui (ane sunt, ut partium ab eis moven-</text:span></text:p>
      <text:p text:style-name="P30"><text:span text:style-name="T1">darum </text:span><text:span text:style-name="T16">ratio </text:span><text:span text:style-name="T1">postulabat; </text:span><text:span text:style-name="T16">quod certe </text:span><text:span text:style-name="T1">commemorare </text:span><text:span text:style-name="T16">est<text:line-break/></text:span><text:span text:style-name="T1">superfluum, 'potissimum quum.ii, qui libros </text:span><text:span text:style-name="T16">hos legunt,<text:line-break/></text:span><text:span text:style-name="T1">exploratam jam habeant opificis providentiam. Nec mi-,<text:line-break/>nus, quod a nervis, qui per maxillam superiorem ferun-<text:line-break/>tur, propagines quaedam exiguae ad eos derivantur, re-<text:line-break/>censere erat supervacaneum; sed tamen, ne quid sermoni<text:line-break/>desit, id quoque subjiciamus. Pari modo aulem et tuni-<text:line-break/>cam nasi meatus suburgentem fortasse nihil hic attinuerit<text:line-break/>memori auditori explicare; dicamus tamen hanc quoque,<text:line-break/>propter usum duplicem animalibus extitisse, priorem<text:line-break/>quidem, cujusmodi est tunicae illius usus, quae laryn-<text:line-break/>gem ac asperam arteriam totam intus succingit, poste-<text:line-break/>riorem autem, </text:span><text:span text:style-name="T21">ut </text:span><text:span text:style-name="T1">instrumentum omne sensus sit particeps;<text:line-break/>haudquaquam </text:span><text:span text:style-name="T21">enim </text:span><text:span text:style-name="T1">nasi quidem os aut cartilago sensum<text:line-break/>habere </text:span><text:span text:style-name="T21">poterat. . </text:span><text:span text:style-name="T1">Quod vero ad </text:span><text:span text:style-name="T21">nervos </text:span><text:span text:style-name="T1">attinet, </text:span><text:span text:style-name="T21">qui </text:span><text:span text:style-name="T1">in<text:line-break/>tunicam hanc inseruntur, nihil</text:span><text:span text:style-name="T10">1</text:span><text:span text:style-name="T1"> est, quod amplius hic<text:line-break/>dicam; diximus enim de ipfis autea satis multa, cum<text:line-break/>conjugationum </text:span><text:span text:style-name="T21">ex </text:span><text:span text:style-name="T1">cerebro productiones oratione recen-<text:line-break/>seremus. Atque etiam de nasi foraminibus, </text:span><text:span text:style-name="T3">quae.com-</text:span></text:p>
      <text:p text:style-name="P30"><text:span text:style-name="T1">munia 'ipsi cum oculis sunt, quaeque parte utraque ad<text:line-break/>majorem usque angulum perveniunt, in aliarum oculorum .<text:line-break/>partium expositione ante disseruimus; neque convenit<text:line-break/>eorum, quae ante dixluius, quidquam denuo a nobis<text:line-break/>velle audire. Et si quid exiguum a nobis est praeter-<text:line-break/>missum, quod ab iis, qui diligenter hosce libros evol-<text:line-break/>verunt, intelligi queat, id existimare oportet nos dedita<text:line-break/>opera praeteriisse; quum enim, quae cum eis proportio-<text:line-break/>nem habent, millies jam exposuerimus, facillimum esse<text:line-break/>arbitramur ea, quae relicta sunt, invenire.</text:span></text:p>
      <text:h text:style-name="Heading_20_2" text:outline-level="2"><text:span text:style-name="T8">Cap. XVIII.</text:span></text:h>
      <text:p text:style-name="P8"><text:span text:style-name="T1">Ad, ea igitur, quae in eis, quae ad ca-<text:line-break/>put pertinent, supersunt explicanda, rursus revertamur,<text:line-break/>agamusque quam brevissime poterimus, rursus ab ostium<text:line-break/>multitudine ac situ auspicati. Nam ciir septem quidem </text:span><text:span text:style-name="T21">-<text:line-break/></text:span><text:span text:style-name="T1">ipsius capitis sint, novem autem maxillae superioris, duo<text:line-break/>inferioris, eum, scire est aequum, qui. nullum iiaturae-<text:line-break/>operum ignotum velit- relinquere, qui certe </text:span><text:span text:style-name="T21">’ </text:span><text:span text:style-name="T1">solus jure </text:span></text:p>
      <text:p text:style-name="P30"><text:span text:style-name="T16">physicus est habendus. Recordari autem hic quoque<text:line-break/>oportet eorum, quae antea- de omni ossium compositione<text:line-break/>diximus. 'Aut enim motus ..gratia, aut per spiratus, .aut<text:line-break/>transitus cujusdarn, aut partium discriminis, aut securi-<text:line-break/>tatis, ac patiendi difficultatis ipsorum constructio extitit.<text:line-break/>Motus quidem gratia in digitis, carpis, gibbis cubitorum,<text:line-break/>humeris, coxis, genibus, astragalis, collis, spondylis et<text:line-break/>(ut summatim dicam) in , omnibus dearticulationibus.<text:line-break/>Perspiratus aulem (quemadmodum in capitis- suturi</text:span><text:span text:style-name="T52">l</text:span><text:span text:style-name="T16"> .com-<text:line-break/>memorabamus) causa, ac pericranii generationis-simul ac<text:line-break/>transitus, et quorundam vasorum, quae partim extra,<text:line-break/>partim intro feruntur, capitis futuras factas suisse demon-<text:line-break/>stravimus. Quin etiam et patiendi difficultatem quan-<text:line-break/>dam ac <text:s/>securitatem omnibus iis adesse , quae ex multis,<text:line-break/>conflantur; tum in iis, quae de futuris capitis..prodidi-<text:line-break/>rnus, tum etiam, dum de manibus ageremus, maxime<text:line-break/>demonstravimus. Ob discrimen vero partium in ossibus<text:line-break/>compositiones quoque lu squamosi, tssibus luisse memo- </text:span><text:span text:style-name="T21">-</text:span></text:p>
      <text:p text:style-name="P30"><text:span text:style-name="T1">ravimus. Atque etiam artuum capita (quae utique api-,<text:line-break/>plryfes ac condylos appellant) ob eandem causam exti-<text:line-break/>terunt; ubi enim os medullam habet, ejus finibus utrim-<text:line-break/>que caput inster operculi cujusdam ut plurimum videas<text:line-break/>adnasci. Mihique ah hac ipsa oratione, quae nunc funt<text:line-break/>proposita, videntur esse auspicanda, ostendendumqne<text:line-break/>primum quidem, cur, cum maxilla luferior medullam<text:line-break/>habeat, ejusmodi substantiae superior sit expers; post<text:line-break/>autem, cur, quum inferior medullam habeat, lu neutro<text:line-break/>tamen ipsius fine epiphyfim reperias, ut in brachio, cu-<text:line-break/>bito, radio, femore, tibia*, fibula, ac omnino iis, quae<text:line-break/>medullam habent. Protinus vero simul cum iis demon-<text:line-break/>strabitur, <text:s/>quamobrem in quibusdam animalium generibus-<text:line-break/>maxillae superioris'os med llarn non habeat, quetnad-<text:line-break/>modum inferioris. ‘ Quod si haec ostenderimus, ita de-<text:line-break/>mum ad-multitudinem ipsorum ac positionem reverte—<text:line-break/>mur. - Ordiendum igitur nobis ab eo est, quod eviden-<text:line-break/>tissime in omnibus animalibus conspicitur, quod nullur.</text:span></text:p>
      <text:p text:style-name="P18"><text:span text:style-name="T1">parvum os .medullam habet, quod sinum nullum habeat<text:line-break/>iirsignem ac magnum , scd cavernulas duntaxat, easque;<text:line-break/>exiles atque angustas: quandoquidem </text:span><text:span text:style-name="T16">si</text:span><text:span text:style-name="T1">, praeterquam<text:line-break/>quod est exiguum, cavum etiam extitisset, imbecillum<text:line-break/>omnluo fuisset, quemadmodum, </text:span><text:span text:style-name="T16">si </text:span><text:span text:style-name="T1">quodvis magnorum-<text:line-break/>densum fuisset ac fine sinu,- grave foret ac ..gestatu, .dif-<text:line-break/>ficile. Quum enim nunc quoque tibia, femur, brachium<text:line-break/>ac reliqua, quae ejtrsdem sunt generis, maximis ad mo-<text:line-break/>tum indiguerint musculis, quid eventurum putamus, si.<text:line-break/>neque sinum magnum adeo habuissent, neque.consistentiis</text:span><text:span text:style-name="T21">.<text:line-break/></text:span><text:span text:style-name="T1">rariora fuissent? Cuius rei maximum est argumentum,<text:line-break/>quod cmnilurs imbecillioribus animantibus ossa funt laxi-</text:span><text:span text:style-name="T21">'<text:line-break/></text:span><text:span text:style-name="T1">ora ac cava magis, fortioribus vero densiora ac pleniora<text:line-break/>magis fuerunt,, natura, opinor, </text:span><text:span text:style-name="T16">id </text:span><text:span text:style-name="T1">observante, ne in--<text:line-break/>sirum entis imbecillis magna appenderet pondera; Proin-<text:line-break/>de canis, lupus, pardalis </text:span><text:span text:style-name="T16">reliquaque </text:span><text:span text:style-name="T1">omnia,. quae, mn-<text:line-break/>fculis. ac nervis sunt robusta, suibus, ovibus ac capris<text:line-break/>densiorem multo ac. duriorem ossium habent substantiam.</text:span></text:p>
      <text:p text:style-name="Standard"><text:span text:style-name="T21">-Qplu </text:span><text:span text:style-name="T1">et leo, qur omnium est ferocissimus ac fortissimus,</text:span></text:p>
      <text:p text:style-name="P18"><text:span text:style-name="T1">ossa omnia medullae expertia habere creditur; re enim<text:line-break/>vera caetera ejus membra omnia talem evidentissime os-<text:line-break/>sium habent substantiam, in femoribus vero, et si quis<text:line-break/>alius id genus est artus, obscuram ' ac tenuem per me-<text:line-break/>dium ipfiirum pervadentem cernes caritatem. Proinde<text:line-break/>si quid aliud, id quoque ex eorum </text:span><text:span text:style-name="T16">est </text:span><text:span text:style-name="T1">numero, quae<text:line-break/>evidentissima sunt, naturam musculorum imbecillitatem<text:line-break/>ac robur intuitam ipsorum proportione ossium pondera<text:line-break/>effecisse. Quum enim duplex </text:span><text:span text:style-name="T16">ei </text:span><text:span text:style-name="T1">esset totius ipsorum<text:line-break/>constructionis scopus, ad propriam scilicet securitatem<text:line-break/>durities, ad animalis </text:span><text:span text:style-name="T16">vero </text:span><text:span text:style-name="T1">motum levitas, neque adesse<text:line-break/>simul duo haec esset facile, (illa enim ex densitate ac<text:line-break/>duritie, haec vero ex contrariis constabat,) fatis liquet,<text:line-break/>quod id eligere praestiterat, quod esset commodius. Com-<text:line-break/>modior porro animalibus est motus, ut qui etiam ex<text:line-break/>ipsorum est substantia; non enim quatenus est animal,-<text:line-break/>aegre omnino patitur, sed ex se ipso nrovetur. In qni-</text:span></text:p>
      <text:p text:style-name="P18"><text:span text:style-name="T1">bus’tamen propter musculorum robur </text:span><text:span text:style-name="T16">ac </text:span><text:span text:style-name="T1">totius corporis<text:line-break/>fortitudinem utrumque comparare erat licitum, his om-,<text:line-break/>nibus densa ac dura instar lapidum quorundam ossa<text:line-break/>effecit. Quod in omnibus animantibus adeo servat, ut<text:line-break/>non modo gressile nullum, sed </text:span><text:span text:style-name="T16">ne volucre </text:span><text:span text:style-name="T1">quidem aut <text:line-break/>aquatile aliter habeat. Quandoquidem aquilis densissima<text:line-break/>est ac durissima ossium concretio; post ipsas autem et<text:line-break/>ferocibus accipitribus, cicco, et palumbario, ac similibus;,<text:line-break/>post autem et aliis, ut gallis gallinaceis, anatibus . at-<text:line-break/>que anseribus, laxa simul ac cava ct levis ossium est ,<text:line-break/>consistentia.- Si igitur homo non- est aeque fortis, ac<text:line-break/></text:span><text:span text:style-name="T56">. </text:span><text:span text:style-name="T1">leo, neque musculis, neque toto corpore, jure optimo,<text:line-break/>ipsi ossa maxima, non cava modo, verum et laxa exii-<text:line-break/>terunt. Jam vero, si cava jure fuerunt, (superiori porra<text:line-break/>sermone millies jam demonstravimus, naturam omnibus,<text:line-break/>qhae gratia alicujus parata suerunt, ad alium quoque<text:line-break/>quempiam usum probe uti,) haudquaquam ea relictura<text:line-break/>erat -inania, cuin ipsia penum quandam alimenti familia-</text:span></text:p>
      <text:p text:style-name="P18"><text:span text:style-name="T1">ris in ipsis posset reponere. Nam in commentariis de<text:line-break/>facultatibus naturalibus demonstravimus, medullam ossi-,<text:line-break/>bns proprium esse alimentum; et ossibus cavitate carenti-<text:line-break/>bus tale quiddam in eorum cavernulis contineri; postre-<text:line-break/>mo neminem admirari oportere, fi medulla est crassior<text:line-break/>eo succo, qui lu cavernulis habetur, quanquam ejusdem<text:line-break/>usus gratia hic extiterit. Ea igitur est causa, cur, quae<text:line-break/>ossa sunt cava, medullam habuerint. Porro capitum<text:line-break/>epiphyses non protinus omnia, quae medullam habent,<text:line-break/>sunt adepta, quandoquidem maxilla inferior, medullae<text:line-break/>quidpiam in se ipsa habet, epiphysim tamen nullam ha-<text:line-break/>bet, deusior enim est, quam ut epiphysi ludigeat. Nam<text:line-break/>quum laxitas simul ac caritas adsunt, protinus videre<text:line-break/>est caput quoddam ad finem ei adnatum, tum quod.oper-.<text:line-break/>culo quodam ludiget, tum quod densum id esse oportet<text:line-break/>ac solidum, et maxime qua parte in dearticulationern<text:line-break/>desinit; quae enim dearticulantur ossa, dura postulant, ut<text:line-break/>quae, assidue erant movenda atque luter sese atterenda.'</text:span></text:p>
      <text:p text:style-name="P18"><text:span text:style-name="T1">Rursus igitur revocare in memoriam oportet usum quen-t-<text:line-break/>dam, quem haud ita pridem docuimus, quinam is esset<text:line-break/>in ossium compositionibus. Fieri enim non’ potest, nt<text:line-break/>paries natura contrariae belle inter </text:span><text:span text:style-name="T16">sc </text:span><text:span text:style-name="T1">uniantur: quo<text:line-break/>pacto enim deusum cum raro, aut laxum cum duro<text:line-break/>societatem amicam habere queant atque inseparabilem?<text:line-break/>Ob eam rerte causam ossa capitis </text:span><text:span text:style-name="T16">squamosa </text:span><text:span text:style-name="T1">ingeniosissime<text:line-break/>a' natura inventa fuisse memorabamus, </text:span><text:span text:style-name="T16">ut </text:span><text:span text:style-name="T1">quae deusis<text:line-break/>temporum ossibus’ ac duris bregmatis seu surcipitis ossa<text:line-break/>laxa- ac cavernosa conjungerent Ad eundem sane usum<text:line-break/>artuuin quoque capita omnia densa ac dura fuerunt<text:line-break/>ossibus laxis ac raris adnata. Quomodo- igitur et hic<text:line-break/>natura fecit? unire quidem inter fe contraria despexit,-<text:line-break/>amicitiam autem ipfis inter’ fe quandam ac constem-<text:line-break/>dinem innoxiam ex insertionis modo est machinata, car-<text:line-break/>tilaginem iusiar’ glutinis cuiusdam utrisque adlinens,' ca-<text:line-break/>vernulas quidem ossis lari, quae sunt in finibus, refar-<text:line-break/>elens, asperitates- vero laevigans; quae cartilago duro</text:span></text:p>
      <text:p text:style-name="P30"><text:span text:style-name="T1">extrinsecus cireumfusa adeo valide suo ipsius interventu<text:line-break/>ipsa 'lutef sc eolligavit ac eonjunxit, ut, nisi quis ea<text:line-break/>eoxerit aut siccaverit, eompositionem deprehendere ne-<text:line-break/>queat. Ubi vero non magnum ossium est discrimen, sed<text:line-break/>extremitas, quae eavitatem elaudit, exiguum quiddam<text:line-break/>ambiente ipsam osse est densior, ibi naturam studiosius<text:line-break/>epiphysim maehinari est superfluunt, t quemadmodum lu<text:line-break/>osse maxillae inferioris ; non enim brachio, femore atque<text:line-break/>aliis id genus ossibus paulo est densius,, fed totum om-<text:line-break/>nino ab illis discrepat, potestque ipsum per fe medullani<text:line-break/>sine ulla externa epiphysi sibi claudere. Causa vero, cur<text:line-break/>multo illis sit durius,</text:span><text:span text:style-name="T10">r</text:span><text:span text:style-name="T1"> ob </text:span><text:span text:style-name="T16">idque </text:span><text:span text:style-name="T1">cavitatem habeat exi-<text:line-break/>guam, est nuditas; nisi enim ex propria sua substantia<text:line-break/>patiendi difficultatem esset adeptum; facile utique pro-<text:line-break/>minens adeo ac nudum' expositum contunderetur ac comi<text:line-break/>primereturr Quod autem cavitatem omnino habeat, quum<text:line-break/>ipsum duram esse" oporteat,' in causa' fuerunt musculi<text:line-break/>tenipbfales , qui nobis' non sunt fortes' adeo ac leonibus.</text:span></text:p>
      <text:p text:style-name="P30"><text:span text:style-name="T1">ut densum ac durum et plenu-u sine molestia osaltoI-<text:line-break/>tanti,, Et sane quum-leonis in mordendo vices potissi-<text:line-break/>jnum consisturt, fortcm habeat </text:span><text:span text:style-name="T21">,</text:span><text:span text:style-name="T1">maxillam, est necesse:<text:line-break/>non enim in ea dentes validos natura fixisset, nisi talem<text:line-break/>iplam prius effecisset Pari modo et collum totum<text:line-break/>validum ei effecit, ipsius spondylos per fortia ligamenta<text:line-break/>inter se coaptans. At homo, </text:span><text:span text:style-name="T21">. </text:span><text:span text:style-name="T1">qui politicum est an.rnal<text:line-break/></text:span><text:span text:style-name="T21">ac </text:span><text:span text:style-name="T1">ninsuetum, maxillam «deo fortem non requirebat;<text:line-break/>jaum tamen eam, quum, os brachii</text:span><text:span text:style-name="T21">. </text:span><text:span text:style-name="T1">ac senioris, ab in-<text:line-break/>juriis. tutiorem;, simul autem propter musculos temporales<text:line-break/>levem postularet, utri que- usui convenientem plane est<text:line-break/>adeptus. <text:s/>Eandem certe, providentiaiu in .superiori . etiam<text:line-break/>maxilla</text:span><text:span text:style-name="T21">. </text:span><text:span text:style-name="T1">reperias,. quae</text:span><text:span text:style-name="T21">. </text:span><text:span text:style-name="T1">omnrnc medullae fuit expers,<text:line-break/>quod prorsus non, moveretur-; .altero enim usu detracto,<text:line-break/>ad solam patiendi difficultatem fnit comparata, quam ex<text:line-break/>ossium..multitudine, </text:span><text:span text:style-name="T16">accidere </text:span><text:span text:style-name="T1">ostendimus. </text:span><text:span text:style-name="T21">... </text:span><text:span text:style-name="T1">„.</text:span></text:p>
      <text:h text:style-name="Heading_20_2" text:outline-level="2">Cap. XIX.</text:h>
      <text:p text:style-name="P82"><text:span text:style-name="T1">Atque, etiam iplorum discrimina linei*<text:line-break/>'<text:tab/><text:tab/></text:span><text:span text:style-name="T31">-Uri </text:span><text:span text:style-name="T21">'</text:span></text:p>
      <text:p text:style-name="P30"><text:span text:style-name="T1">a sefe distingui, 'quod ipsa uniri rite non possent, satius -<text:line-break/>fuisse ostendimus. . Inest autem id quoque non minime<text:line-break/></text:span><text:span text:style-name="T16">maxillae </text:span><text:span text:style-name="T1">superiori; quum enim ipsa usus haberet diver-<text:line-break/>sos., ex diversis -quoque substantia ossibus est conflata.<text:line-break/>Malarum itaque <text:s/>ossa sunt crassissima, nasi tenuissima,<text:line-break/>reliqua vero durissima; nam patiendi difficultatem’ malis<text:line-break/>crassities, illis vero durities suppeditat; reliquus autem<text:line-break/>nasus imbecillior extitit propterea,. quod, ipsius offensio<text:line-break/>animali nocere magnopere non poterat., perinde ae <text:s/>si <text:line-break/>qua aliarum maxillae superioris partium esset affecta..<text:line-break/>Nam aut in nervos., qui per eam feruntur, aut </text:span><text:span text:style-name="T16">in </text:span><text:span text:style-name="T1">masti-<text:line-break/>catorius musculos finire offensionem est necesse,' aliis<text:line-break/>maxillae partibus affectis; nonnunquam vero et. partes<text:line-break/>ad caput pertinentes attingere, si propinqua illis ossa<text:line-break/>fuerint affecta. Si igitur nasi ossa laesa suerint, -mini-<text:line-break/>mam animali afferent noxam, quo fit, ut multum a prin-<text:line-break/>cipalioribus duritie ac crassitie vincantur. Ob. hanc igi-<text:line-break/>tur ipsorum dissimilitudinem non immerito malarum ossa</text:span></text:p>
      <text:p text:style-name="P30"><text:span text:style-name="T1">propriam habent circumscriptionem, nasi autem rursum,<text:line-break/></text:span><text:span text:style-name="T21">aliam </text:span><text:span text:style-name="T1">quoque propriam; ad eundem aulem modum et<text:line-break/>reliqua, quae sunt supra- malas, et quod in summa est<text:line-break/>maxilla, et-ea, quae sunt in nasi in os perforatione.<text:line-break/>Quae vero secundum longitudinem in utraque maxilla<text:line-break/>est sutura,' eo parata, fuit, 'quod corpus- est geminum,<text:line-break/>dextris scilicet ac sinistris</text:span><text:span text:style-name="T16">; </text:span><text:span text:style-name="T1">de cujus usu faepenunrero </text:span><text:span text:style-name="T21"><text:line-break/></text:span><text:span text:style-name="T1">admonuimus. Obscura aulem est ea in ossibus densissimis,<text:line-break/>cttjusmodi est occipitis, frontis, palati et summae maxil-<text:line-break/>lae; unde, opinor, et controversia de-iis inter anatunii-'<text:line-break/>cos </text:span><text:span text:style-name="T21">-</text:span><text:span text:style-name="T1">suit; quum alii quidem ' carere .futuris <text:s/>ea omnino<text:line-break/>affirmarent, alii autem ob compositionem densam atque’<text:line-break/>exactam </text:span><text:span text:style-name="T21"><text:s/></text:span><text:span text:style-name="T1">futuras' apparere negarent, </text:span><text:span text:style-name="T16">si </text:span><text:span text:style-name="T1">tamen diutius co-<text:line-break/></text:span><text:span text:style-name="T21">querentur aut exiccareutur-, </text:span><text:span text:style-name="T1">eas tandem apparituras esse.»<text:line-break/></text:span><text:span text:style-name="T21">At </text:span><text:span text:style-name="T1">de'iis quietem, quae ita in </text:span><text:span text:style-name="T16">controversia </text:span><text:span text:style-name="T1">posita sunt,<text:line-break/></text:span><text:span text:style-name="T21">in aliis uberius "disputavimus. </text:span><text:span text:style-name="T1">Quod vero inter utrosque</text:span><text:span text:style-name="T21">-<text:line-break/></text:span><text:span text:style-name="T1">convenit-, praesenti proposito sufficit, </text:span><text:span text:style-name="T16">quod </text:span><text:span text:style-name="T1">scilicet prae-<text:line-break/></text:span><text:span text:style-name="T21">dicturum -ossium--quod que durum </text:span><text:span text:style-name="T1">est admodum. <text:s/>Cujus*'</text:span></text:p>
      <text:p text:style-name="P18"><text:span text:style-name="T1">certe si usum invenerimus, non erit amplius factu </text:span><text:span text:style-name="T16">dissi-<text:line-break/></text:span><text:span text:style-name="T1">cile, ut causam quoque multitudinis ossium repcriamus.<text:line-break/>Sunt sane haec durissima, quod ad patiendi difficultatem<text:line-break/>-sunt comparata, ut quae ante alia omnia sint exposita,<text:line-break/>quodque nullain habent causam, cur rara ac cavernosa<text:line-break/>.esse debeant, quomodo summi capitis ossa. Maxima<text:line-break/>-enim vaporum yis ex toto corpore furfurn ad illa fertur,<text:line-break/>'ut quae loco cesto sint constituta, ob eainque causam<text:line-break/> (quemadmodum apte monstravimus) multiplicem ipsis na-<text:line-break/>tura per ea vacuationem comparavit. </text:span><text:span text:style-name="T21">Quae </text:span><text:span text:style-name="T1">vero, ad<text:line-break/>latera situm liabeut, praeterquam quod ea causa </text:span><text:span text:style-name="T21">eis non<text:line-break/></text:span><text:span text:style-name="T1">adest, nobis; etiam cadentibus, aut percussis, aut quavis<text:line-break/>alia ratione, saepe crant ostendenda; neque enim quis<text:line-break/>facile in capitis verticem ceciderit, aut ea </text:span><text:span text:style-name="T21">parte </text:span><text:span text:style-name="T1">plagam<text:line-break/>prompte acceperit, reliqua vero ossa omnia, </text:span><text:span text:style-name="T21">tum </text:span><text:span text:style-name="T1">occipi-<text:line-break/>tii, tum frontis, tum aurium, plagas- </text:span><text:span text:style-name="T21">iion, ruro excipiunt,<text:line-break/>et </text:span><text:span text:style-name="T1">lapsibus frequenter offenduntur. </text:span><text:span text:style-name="T21">-.Qtiando </text:span><text:span text:style-name="T1">igitur illa<text:line-break/>quidem neque,similiter plagis erant </text:span><text:span text:style-name="T21">obnoxia, c.vacuatio-</text:span></text:p>
      <text:p text:style-name="P18"><text:span text:style-name="T1">peque indigebant; haec autem plagas saepeirumero erant<text:line-break/>exceptura, vacuationeque unii- indigebant, non immerito<text:line-break/>fane rara quidem </text:span><text:span text:style-name="T16">illa </text:span><text:span text:style-name="T1">ani cavernofa, densa vero ac<text:line-break/>dura haec extiterunt. Palati vero os contra, velut cu-<text:line-break/>neus quidam, medium inter </text:span><text:span text:style-name="T16">caput </text:span><text:span text:style-name="T1">ac maxillam superio-<text:line-break/>renr incumbit, continens jam in sese 'meatuum cerebrum<text:line-break/>purgantium foramina; 'praeterea autem et ad .basim to-<text:line-break/>tius capitis subjacet,' quemadmodum et ipsius pars ossi<text:line-break/>occipitii continua; ob haec igitur omnia densum ac<text:line-break/>durum extitit Fortassis autem vel propter unum eorum<text:line-break/>quodvis tale jure extitit; quia enim ex iis est, quae ex<text:line-break/>basi capitis funt, quae fane dura esse debebant, et quia<text:line-break/>ab excrementis, quae a docis superioribus; pronranant,<text:line-break/>per ipsum perlapsuris brevi eKtahuisset' ae computruisset,<text:line-break/>si laxum suisset, ob eam causam durum ac densum est<text:line-break/>factum; huc accedit etiam, quod medium inter caput<text:line-break/>ac maxillam superiorem est situm, eoque validum esse<text:line-break/> oportet; ossium porro alis similium productio ex ipsu est</text:span></text:p>
      <text:p text:style-name="P30"><text:span text:style-name="T1">facta, </text:span><text:span text:style-name="T16">sedem simul atque operimentum musculis, qui </text:span><text:span text:style-name="T1">in<text:line-break/>ore sunt, </text:span><text:span text:style-name="T16">a lateribus exhibitura, </text:span><text:span text:style-name="T1">in caritatibus enim ab<text:line-break/></text:span><text:span text:style-name="T16">ipfis circumscriptis horum musculorum </text:span><text:span text:style-name="T1">capita </text:span><text:span text:style-name="T16">sunt </text:span><text:span text:style-name="T1">appen-<text:line-break/>sa. </text:span><text:span text:style-name="T16">Quae </text:span><text:span text:style-name="T1">quum ita </text:span><text:span text:style-name="T16">habeant, </text:span><text:span text:style-name="T1">sive praedictae ossium par-<text:line-break/>tes </text:span><text:span text:style-name="T16">suturis </text:span><text:span text:style-name="T1">revera </text:span><text:span text:style-name="T16">carent, sive propter exactam </text:span><text:span text:style-name="T1">compo-<text:line-break/></text:span><text:span text:style-name="T16">sitionem non </text:span><text:span text:style-name="T1">cernuntur, </text:span><text:span text:style-name="T16">quod </text:span><text:span text:style-name="T1">tamen </text:span><text:span text:style-name="T16">ea </text:span><text:span text:style-name="T1">dura esse ac<text:line-break/>densa </text:span><text:span text:style-name="T16">oporteat, </text:span><text:span text:style-name="T1">aperte monstravimus. Non ergo cum<text:line-break/>propinquis uniri belle poterunt', quod </text:span><text:span text:style-name="T16">ea </text:span><text:span text:style-name="T1">rara, sunt</text:span><text:span text:style-name="T16">; </text:span><text:span text:style-name="T1">quo<text:line-break/>factum, ut eorum compositio sit perspicua, praeterquam<text:line-break/>quod alios plerosque usus exhibet, quos ante diximus,<text:line-break/>transitum scilicet instrumentis quibusdam per sese, aut<text:line-break/>connexionem, aut excrementis perspiratum, aut denique<text:line-break/>patiendi .difficultatem.</text:span></text:p>
      <text:h text:style-name="Heading_20_2" text:outline-level="2">Cap. XX.</text:h>
      <text:p text:style-name="P8"><text:span text:style-name="T1">Quae porro bregmatis ossa appellant,<text:line-break/>quae duo sunt, et eadem laxa, et propterea capiti, desu-.<text:line-break/>per incumbentia, ac-undique a duris ac densis ossibus<text:line-break/>cireunrdata, partu quidem posteriore ab osse - occipitii.</text:span></text:p>
      <text:p text:style-name="P30"><text:span text:style-name="T1">anteriore vero frontis, utrinque vero ab ossibus temporum<text:line-break/>meritistlmo jbre lineis fuerunt distincta. Septimum autem<text:line-break/>ad haec est os palati, quod nonnulli quidem maxillae fu-<text:line-break/>perioris, alii vero capitis este autumant; utrisque instar<text:line-break/>cunei incumbit. Reliqua"vero omnia maxillae superioris<text:line-break/>novem funt numero, duo quidem nasi; ante haec vero<text:line-break/>tertium, in quo dentes iuciscres contineri dicebamus;<text:line-break/>utrinque autem duo, molarium scilicet, in quibus reliqui<text:line-break/>sientes omnes insident, supra quae alia sunt duo, quae<text:line-break/>funt ad anteriorem zygomatis productionem atque ocu-<text:line-break/>lorum cavitatem inferna; duo vero reliqua sunt juxta<text:line-break/>nasi rn os meatus.' Porro,, quum </text:span><text:span text:style-name="T16">in </text:span><text:span text:style-name="T1">anatomicis commen-<text:line-break/>tariis lineas ossium praedicturum quodque circumscriben-<text:line-break/>tes praedixerimus, supervacaneum hic fuerit ea repetere;<text:line-break/>tanq.tarn enim jam omnes sciant ea, quae in dissectioni-<text:line-break/>bus apparent, 'ita hujus- sermonis enarrationem omnem<text:line-break/>instituimus. Quod vero ad os maxillae rnserioris attinet.</text:span></text:p>
      <text:p text:style-name="P30"><text:span text:style-name="T1">unicam dnntaxat </text:span><text:span text:style-name="T16">in </text:span><text:span text:style-name="T1">se ipso habet</text:span><text:span text:style-name="T21">. </text:span><text:span text:style-name="T1">divisionem, et eam<text:line-break/>non plane</text:span><text:span text:style-name="T28">;</text:span><text:span text:style-name="T21"> </text:span><text:span text:style-name="T1">perspicuam in extremo mento; quam pro-<text:line-break/>pterea, quod coipus est geminum, ei factam fuisse dixi-<text:line-break/></text:span><text:span text:style-name="T21">mus; </text:span><text:span text:style-name="T1">reliqua </text:span><text:span text:style-name="T21">vero ejus </text:span><text:span text:style-name="T1">utrinque pars omnis nullam ha-<text:line-break/>bet divisionem, quod natura (ni fallor) metuerit .maxil-<text:line-break/>lam inferiorem in mulla ossa dividere,, ne- </text:span><text:span text:style-name="T16">in </text:span><text:span text:style-name="T1">vehemen-.<text:line-break/></text:span><text:span text:style-name="T21">tissirnis </text:span><text:span text:style-name="T1">motibus dissolvatur facile ac conteratur.</text:span><text:span text:style-name="T21">. </text:span><text:span text:style-name="T1">Magni<text:line-break/>autem ac fortes erant futuri maxillae hujus in rnorden-<text:line-break/>d'o ac corpora dura comminuendo motus.; ob idque artis<text:line-break/>culis ejus accurate prospexit, alteri quidem, qui corone<text:line-break/>nuncupatur-, os jugale circumponens, maxirnumque mu-<text:line-break/></text:span><text:span text:style-name="T21">sculi </text:span><text:span text:style-name="T1">temporalis tendonem inferens, alteri vero,- quas<text:line-break/>mamillares capitis appellant apophyses, tutum circum-<text:line-break/></text:span><text:span text:style-name="T21">porrens </text:span><text:span text:style-name="T1">praesidium,'ne quando in violentis motibus a sub-<text:line-break/></text:span><text:span text:style-name="T21">jecta cavitate </text:span><text:span text:style-name="T1">prolabatur. <text:s/>Merito nutem hunc articulum<text:line-break/></text:span><text:span text:style-name="T21">ex posterioribus partibus </text:span><text:span text:style-name="T1">habnijt corone,- ipsa- autem</text:span><text:span text:style-name="T21">- </text:span><text:span text:style-name="T1">recta<text:line-break/>furfttm </text:span><text:span text:style-name="T21">tenditur. Nam </text:span><text:span text:style-name="T1">quod </text:span><text:span text:style-name="T21">os </text:span><text:span text:style-name="T1">claudatur, soli huic co-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Lohit Devanagari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la" fo:country="none" style:letter-kerning="false" style:font-name-asian="Microsoft Sans Serif1" style:font-size-asian="12pt" style:language-asian="la" style:country-asian="none" style:font-name-complex="Microsoft Sans Serif1" style:font-size-complex="12pt" style:language-complex="la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Microsoft Sans Serif" fo:font-size="12pt" fo:language="la" fo:country="none" style:letter-kerning="false" style:font-name-asian="Microsoft Sans Serif1" style:font-size-asian="12pt" style:language-asian="la" style:country-asian="none" style:font-name-complex="Microsoft Sans Serif1" style:font-size-complex="12pt" style:language-complex="la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6pt" fo:language="la" fo:country="none" style:letter-kerning="false" style:font-name-asian="Microsoft Sans Serif1" style:font-family-asian="'Microsoft Sans Serif'" style:font-family-generic-asian="system" style:font-pitch-asian="variable" style:font-size-asian="16pt" style:language-asian="la" style:country-asian="none" style:font-name-complex="Microsoft Sans Serif1" style:font-family-complex="'Microsoft Sans Serif'" style:font-family-generic-complex="system" style:font-pitch-complex="variable" style:font-size-complex="12pt" style:language-complex="la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99cm" style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56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08:15:00</meta:creation-date>
    <meta:initial-creator>Galien</meta:initial-creator>
    <dc:language>fr-FR</dc:language>
    <dc:date>2021-10-21T17:16:01</dc:date>
    <meta:editing-cycles>7</meta:editing-cycles>
    <dc:title>Galeni opera omnia / vol. 3</dc:title>
    <meta:editing-duration>PT1H</meta:editing-duration>
    <meta:generator>LibreOffice/7.1.6.2$Linux_X86_64 LibreOffice_project/10$Build-2</meta:generator>
    <meta:document-statistic meta:table-count="0" meta:image-count="0" meta:object-count="0" meta:page-count="937" meta:paragraph-count="1435" meta:word-count="131892" meta:character-count="911694" meta:non-whitespace-character-count="780494"/>
    <meta:user-defined meta:name="AppVersion">15.0000</meta:user-defined>
    <meta:template xlink:type="simple" xlink:actuate="onRequest" xlink:title="Normal.dotm" xlink:href=""/>
  </office:meta>
</office:document-meta>
</file>